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2/Pictures/2000000A000000FD000000FD245BE18F0D847CFC.svm" manifest:media-type="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5.01pt"/>
    </style:style>
    <style:style style:name="co31" style:family="table-column">
      <style:table-column-properties fo:break-before="auto" style:column-width="200.95pt"/>
    </style:style>
    <style:style style:name="co32" style:family="table-column">
      <style:table-column-properties fo:break-before="auto" style:column-width="110.61pt"/>
    </style:style>
    <style:style style:name="co6" style:family="table-column">
      <style:table-column-properties fo:break-before="auto" style:column-width="85.89pt"/>
    </style:style>
    <style:style style:name="co7" style:family="table-column">
      <style:table-column-properties fo:break-before="auto" style:column-width="67.41pt"/>
    </style:style>
    <style:style style:name="co8" style:family="table-column">
      <style:table-column-properties fo:break-before="auto" style:column-width="43.46pt"/>
    </style:style>
    <style:style style:name="co9" style:family="table-column">
      <style:table-column-properties fo:break-before="auto" style:column-width="77.16pt"/>
    </style:style>
    <style:style style:name="co10" style:family="table-column">
      <style:table-column-properties fo:break-before="auto" style:column-width="67.89pt"/>
    </style:style>
    <style:style style:name="co11" style:family="table-column">
      <style:table-column-properties fo:break-before="auto" style:column-width="60.21pt"/>
    </style:style>
    <style:style style:name="co12" style:family="table-column">
      <style:table-column-properties fo:break-before="auto" style:column-width="79.51pt"/>
    </style:style>
    <style:style style:name="co13" style:family="table-column">
      <style:table-column-properties fo:break-before="auto" style:column-width="72.54pt"/>
    </style:style>
    <style:style style:name="co14" style:family="table-column">
      <style:table-column-properties fo:break-before="auto" style:column-width="64.06pt"/>
    </style:style>
    <style:style style:name="co15" style:family="table-column">
      <style:table-column-properties fo:break-before="auto" style:column-width="105.19pt"/>
    </style:style>
    <style:style style:name="co16" style:family="table-column">
      <style:table-column-properties fo:break-before="auto" style:column-width="126.85pt"/>
    </style:style>
    <style:style style:name="co17" style:family="table-column">
      <style:table-column-properties fo:break-before="auto" style:column-width="92.86pt"/>
    </style:style>
    <style:style style:name="co18" style:family="table-column">
      <style:table-column-properties fo:break-before="auto" style:column-width="115.26pt"/>
    </style:style>
    <style:style style:name="co19" style:family="table-column">
      <style:table-column-properties fo:break-before="auto" style:column-width="59.41pt"/>
    </style:style>
    <style:style style:name="co20" style:family="table-column">
      <style:table-column-properties fo:break-before="auto" style:column-width="67.15pt"/>
    </style:style>
    <style:style style:name="co21" style:family="table-column">
      <style:table-column-properties fo:break-before="auto" style:column-width="38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64.8pt"/>
    </style:style>
    <style:style style:name="co24" style:family="table-column">
      <style:table-column-properties fo:break-before="auto" style:column-width="73.3pt"/>
    </style:style>
    <style:style style:name="co25" style:family="table-column">
      <style:table-column-properties fo:break-before="auto" style:column-width="61.74pt"/>
    </style:style>
    <style:style style:name="co26" style:family="table-column">
      <style:table-column-properties fo:break-before="auto" style:column-width="77.41pt"/>
    </style:style>
    <style:style style:name="co27" style:family="table-column">
      <style:table-column-properties fo:break-before="auto" style:column-width="95.16pt"/>
    </style:style>
    <style:style style:name="co28" style:family="table-column">
      <style:table-column-properties fo:break-before="auto" style:column-width="94.39pt"/>
    </style:style>
    <style:style style:name="co29" style:family="table-column">
      <style:table-column-properties fo:break-before="auto" style:column-width="101.34pt"/>
    </style:style>
    <style:style style:name="co30" style:family="table-column">
      <style:table-column-properties fo:break-before="auto" style:column-width="92.1pt"/>
    </style:style>
    <style:style style:name="co33" style:family="table-column">
      <style:table-column-properties fo:break-before="auto" style:column-width="82.8pt"/>
    </style:style>
    <style:style style:name="co34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transparent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/>
    </style:style>
    <style:style style:name="ce5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6" style:family="table-cell" style:parent-style-name="Default" style:data-style-name="N122">
      <style:table-cell-properties fo:border="0.06pt solid #000000"/>
      <style:text-properties style:text-position=""/>
    </style:style>
    <style:style style:name="ce7" style:family="table-cell" style:parent-style-name="Default" style:data-style-name="N122">
      <style:table-cell-properties fo:background-color="transparent" fo:border="0.06pt solid #000000"/>
      <style:text-properties style:text-position=""/>
    </style:style>
    <style:style style:name="ce8" style:family="table-cell" style:parent-style-name="Default" style:data-style-name="N122">
      <style:text-properties style:text-position="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ackground-color="transparent" fo:border="0.06pt solid #000000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6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7" style:family="table-cell" style:parent-style-name="Default" style:data-style-name="N122">
      <style:table-cell-properties fo:border="0.06pt solid #000000"/>
    </style:style>
    <style:style style:name="ce18" style:family="table-cell" style:parent-style-name="Default" style:data-style-name="N122">
      <style:table-cell-properties fo:background-color="transparent" fo:border="0.06pt solid #000000"/>
    </style:style>
    <style:style style:name="ce19" style:family="table-cell" style:parent-style-name="Default" style:data-style-name="N122"/>
    <style:style style:name="ce20" style:family="table-cell" style:parent-style-name="Default" style:data-style-name="N122">
      <style:table-cell-properties style:text-align-source="fix" style:repeat-content="false"/>
      <style:paragraph-properties fo:text-align="start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 style:data-style-name="N125"/>
    <style:style style:name="ce24" style:family="table-cell" style:parent-style-name="Default" style:data-style-name="N2"/>
    <style:style style:name="ce25" style:family="table-cell" style:parent-style-name="Default" style:data-style-name="N122">
      <style:table-cell-properties fo:wrap-option="wrap"/>
    </style:style>
    <style:style style:name="ce26" style:family="table-cell" style:parent-style-name="Default" style:data-style-name="N2">
      <style:table-cell-properties fo:wrap-option="wrap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9" style:family="table-cell" style:parent-style-name="Default" style:data-style-name="N122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 style:data-style-name="N122">
      <style:table-cell-properties fo:background-color="#ffff00"/>
    </style:style>
    <style:style style:name="ce32" style:family="table-cell" style:parent-style-name="Default" style:data-style-name="N2">
      <style:table-cell-properties fo:background-color="#ffff00"/>
    </style:style>
    <style:style style:name="ce3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 Summary" table:style-name="ta1">
        <table:table-column table:style-name="co1" table:default-cell-style-name="Default"/>
        <table:table-column table:style-name="co2" table:number-columns-repeated="4" table:default-cell-style-name="ce8"/>
        <table:table-column table:style-name="co3" table:default-cell-style-name="ce8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RESULTS SUMMARY</text:p>
          </table:table-cell>
          <table:covered-table-cell table:number-columns-repeated="5" table:style-name="ce6"/>
          <table:table-cell/>
        </table:table-row>
        <table:table-row table:style-name="ro1">
          <table:table-cell table:style-name="ce2"/>
          <table:table-cell table:style-name="ce6" office:value-type="string" calcext:value-type="string">
            <text:p>10 [MHz]</text:p>
          </table:table-cell>
          <table:table-cell table:style-name="ce6" office:value-type="string" calcext:value-type="string">
            <text:p>20 [MHz]</text:p>
          </table:table-cell>
          <table:table-cell table:style-name="ce6" office:value-type="string" calcext:value-type="string">
            <text:p>30 [MHz]</text:p>
          </table:table-cell>
          <table:table-cell table:style-name="ce6" office:value-type="string" calcext:value-type="string">
            <text:p>40 [MHz]</text:p>
          </table:table-cell>
          <table:table-cell table:style-name="ce6" office:value-type="string" calcext:value-type="string">
            <text:p>Average</text:p>
          </table:table-cell>
          <table:table-cell/>
        </table:table-row>
        <table:table-row table:style-name="ro1">
          <table:table-cell table:style-name="ce2" office:value-type="string" calcext:value-type="string">
            <text:p>Gain [dB]</text:p>
          </table:table-cell>
          <table:table-cell table:style-name="ce6" office:value-type="float" office:value="36.8855541041877" calcext:value-type="float">
            <text:p>36.886</text:p>
          </table:table-cell>
          <table:table-cell table:style-name="ce6" office:value-type="float" office:value="37.2076607631014" calcext:value-type="float">
            <text:p>37.208</text:p>
          </table:table-cell>
          <table:table-cell table:style-name="ce6" office:value-type="float" office:value="37.0012693290445" calcext:value-type="float">
            <text:p>37.001</text:p>
          </table:table-cell>
          <table:table-cell table:style-name="ce6" office:value-type="float" office:value="36.4232814670615" calcext:value-type="float">
            <text:p>36.423</text:p>
          </table:table-cell>
          <table:table-cell table:style-name="ce6" table:formula="of:=AVERAGE([.B3:.E3])" office:value-type="float" office:value="36.8794414158488" calcext:value-type="float">
            <text:p>36.879</text:p>
          </table:table-cell>
          <table:table-cell/>
        </table:table-row>
        <table:table-row table:style-name="ro1">
          <table:table-cell table:style-name="ce2" office:value-type="string" calcext:value-type="string">
            <text:p>Input P1dB [dBm], w/ diodes</text:p>
          </table:table-cell>
          <table:table-cell table:style-name="ce6" table:number-columns-repeated="5"/>
          <table:table-cell/>
        </table:table-row>
        <table:table-row table:style-name="ro1">
          <table:table-cell table:style-name="ce2" office:value-type="string" calcext:value-type="string">
            <text:p>Output P1dB [dBm], w/ diodes</text:p>
          </table:table-cell>
          <table:table-cell table:style-name="ce6" table:number-columns-repeated="5"/>
          <table:table-cell/>
        </table:table-row>
        <table:table-row table:style-name="ro1">
          <table:table-cell table:style-name="ce2" office:value-type="string" calcext:value-type="string">
            <text:p>Input P1dB [dBm], w/o diodes</text:p>
          </table:table-cell>
          <table:table-cell table:number-columns-repeated="2" table:style-name="ce6" office:value-type="float" office:value="-18.91" calcext:value-type="float">
            <text:p>-18.910</text:p>
          </table:table-cell>
          <table:table-cell table:style-name="ce6" office:value-type="float" office:value="-18.41" calcext:value-type="float">
            <text:p>-18.410</text:p>
          </table:table-cell>
          <table:table-cell table:style-name="ce6" office:value-type="float" office:value="-17.41" calcext:value-type="float">
            <text:p>-17.410</text:p>
          </table:table-cell>
          <table:table-cell table:style-name="ce6" table:formula="of:=AVERAGE([.B6:.E6])" office:value-type="float" office:value="-18.41" calcext:value-type="float">
            <text:p>-18.410</text:p>
          </table:table-cell>
          <table:table-cell/>
        </table:table-row>
        <table:table-row table:style-name="ro1">
          <table:table-cell table:style-name="ce2" office:value-type="string" calcext:value-type="string">
            <text:p>Output P1dB [dBm], w/o diodes</text:p>
          </table:table-cell>
          <table:table-cell table:style-name="ce6" office:value-type="float" office:value="16.065" calcext:value-type="float">
            <text:p>16.065</text:p>
          </table:table-cell>
          <table:table-cell table:style-name="ce6" office:value-type="float" office:value="16.095" calcext:value-type="float">
            <text:p>16.095</text:p>
          </table:table-cell>
          <table:table-cell table:style-name="ce6" office:value-type="float" office:value="16.36" calcext:value-type="float">
            <text:p>16.360</text:p>
          </table:table-cell>
          <table:table-cell table:style-name="ce6" office:value-type="float" office:value="16.93" calcext:value-type="float">
            <text:p>16.930</text:p>
          </table:table-cell>
          <table:table-cell table:style-name="ce6" table:formula="of:=AVERAGE([.B7:.E7])" office:value-type="float" office:value="16.3625" calcext:value-type="float">
            <text:p>16.363</text:p>
          </table:table-cell>
          <table:table-cell/>
        </table:table-row>
        <table:table-row table:style-name="ro1">
          <table:table-cell table:style-name="ce2" office:value-type="string" calcext:value-type="string">
            <text:p>IIP3 [dBm]</text:p>
          </table:table-cell>
          <table:table-cell table:style-name="ce6" office:value-type="float" office:value="-5.3631715054126" calcext:value-type="float">
            <text:p>-5.363</text:p>
          </table:table-cell>
          <table:table-cell table:style-name="ce6" office:value-type="float" office:value="-5.10102498776787" calcext:value-type="float">
            <text:p>-5.101</text:p>
          </table:table-cell>
          <table:table-cell table:style-name="ce6" office:value-type="float" office:value="-5.06767885006547" calcext:value-type="float">
            <text:p>-5.068</text:p>
          </table:table-cell>
          <table:table-cell table:style-name="ce6" office:value-type="float" office:value="-4.20276824723365" calcext:value-type="float">
            <text:p>-4.203</text:p>
          </table:table-cell>
          <table:table-cell table:style-name="ce6" table:formula="of:=AVERAGE([.B8:.E8])" office:value-type="float" office:value="-4.9336608976199" calcext:value-type="float">
            <text:p>-4.934</text:p>
          </table:table-cell>
          <table:table-cell/>
        </table:table-row>
        <table:table-row table:style-name="ro1">
          <table:table-cell table:style-name="ce2" office:value-type="string" calcext:value-type="string">
            <text:p>OIP3 [dBm]</text:p>
          </table:table-cell>
          <table:table-cell table:style-name="ce6" table:formula="of:=[.B8]+[.B3]" office:value-type="float" office:value="31.5223825987751" calcext:value-type="float">
            <text:p>31.522</text:p>
          </table:table-cell>
          <table:table-cell table:style-name="ce6" table:formula="of:=[.C8]+[.C3]" office:value-type="float" office:value="32.1066357753335" calcext:value-type="float">
            <text:p>32.107</text:p>
          </table:table-cell>
          <table:table-cell table:style-name="ce6" table:formula="of:=[.D8]+[.D3]" office:value-type="float" office:value="31.933590478979" calcext:value-type="float">
            <text:p>31.934</text:p>
          </table:table-cell>
          <table:table-cell table:style-name="ce6" table:formula="of:=[.E3]+[.E8]" office:value-type="float" office:value="32.2205132198278" calcext:value-type="float">
            <text:p>32.221</text:p>
          </table:table-cell>
          <table:table-cell table:style-name="ce6" table:formula="of:=AVERAGE([.B9:.E9])" office:value-type="float" office:value="31.9457805182289" calcext:value-type="float">
            <text:p>31.946</text:p>
          </table:table-cell>
          <table:table-cell/>
        </table:table-row>
        <table:table-row table:style-name="ro1">
          <table:table-cell table:style-name="ce3" office:value-type="string" calcext:value-type="string">
            <text:p>Input VSWR</text:p>
          </table:table-cell>
          <table:table-cell table:style-name="ce7" office:value-type="float" office:value="1.29974597777809" calcext:value-type="float">
            <text:p>1.300</text:p>
          </table:table-cell>
          <table:table-cell table:style-name="ce7" office:value-type="float" office:value="1.21462227644831" calcext:value-type="float">
            <text:p>1.215</text:p>
          </table:table-cell>
          <table:table-cell table:style-name="ce7" office:value-type="float" office:value="1.08750528624855" calcext:value-type="float">
            <text:p>1.088</text:p>
          </table:table-cell>
          <table:table-cell table:style-name="ce7" office:value-type="float" office:value="1.42770981443329" calcext:value-type="float">
            <text:p>1.428</text:p>
          </table:table-cell>
          <table:table-cell table:style-name="ce7" table:formula="of:=AVERAGE([.B10:.E10])" office:value-type="float" office:value="1.25739583872706" calcext:value-type="float">
            <text:p>1.257</text:p>
          </table:table-cell>
          <table:table-cell/>
        </table:table-row>
        <table:table-row table:style-name="ro1">
          <table:table-cell table:style-name="ce3" office:value-type="string" calcext:value-type="string">
            <text:p>Output VSWR</text:p>
          </table:table-cell>
          <table:table-cell table:style-name="ce7" office:value-type="float" office:value="1.21334558413835" calcext:value-type="float">
            <text:p>1.213</text:p>
          </table:table-cell>
          <table:table-cell table:style-name="ce7" office:value-type="float" office:value="1.37747308473687" calcext:value-type="float">
            <text:p>1.377</text:p>
          </table:table-cell>
          <table:table-cell table:style-name="ce7" office:value-type="float" office:value="1.09180193271631" calcext:value-type="float">
            <text:p>1.092</text:p>
          </table:table-cell>
          <table:table-cell table:style-name="ce7" office:value-type="float" office:value="1.39155172201685" calcext:value-type="float">
            <text:p>1.392</text:p>
          </table:table-cell>
          <table:table-cell table:style-name="ce7" table:formula="of:=AVERAGE([.B11:.E11])" office:value-type="float" office:value="1.2685430809021" calcext:value-type="float">
            <text:p>1.269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4" office:value-type="string" calcext:value-type="string" table:number-columns-spanned="5" table:number-rows-spanned="1">
            <text:p>Supply Voltage: 13.8V, 0.240 A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5" table:number-rows-spanned="1">
            <text:p>Gali-74 Bias Resistor, 39 Ohms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5" table:number-rows-spanned="1">
            <text:p>Gali-6 Bias Resistor, 39 Ohms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7" table:number-rows-spanned="1">
            <text:p>Spec A – +20dBm Ref Level, 40.00 dB attenuation, 100 Average, RBW 100 Hz, VBW 100 Hz, Span 100 kHz</text:p>
          </table:table-cell>
          <table:covered-table-cell table:number-columns-repeated="5" table:style-name="ce9"/>
          <table:covered-table-cell table:style-name="ce10"/>
        </table:table-row>
        <table:table-row table:style-name="ro1">
          <table:table-cell table:style-name="ce4" office:value-type="string" calcext:value-type="string" table:number-columns-spanned="5" table:number-rows-spanned="1">
            <text:p>Two-Tone test conducted at 20 kHz spacing, 10 MHz example Below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5" table:number-rows-spanned="1">
            <text:p>M1 – 9.970 MHz, M2 – 9.990 MHz, M3 – 10.01 MHz, M4 – 10.03 MHz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5" table:number-rows-spanned="1">
            <text:p>ZMSCJ-2-1 AVG IL [dB] – 0.600 dB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5" table:number-rows-spanned="1">
            <text:p>Fixed Attenuator, FW-10+, 10.01 dB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5" table:number-rows-spanned="1">
            <text:p>Assumption is that the R&amp;S SML01 Signal Generator is accurate output power</text:p>
          </table:table-cell>
          <table:covered-table-cell table:number-columns-repeated="4"/>
          <table:table-cell table:number-columns-repeated="2"/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oise" table:style-name="ta1">
        <table:shapes>
          <draw:frame draw:z-index="0" draw:style-name="gr1" draw:text-style-name="P1" svg:width="453.63pt" svg:height="255.23pt" svg:x="495.69pt" svg:y="37.64pt">
            <loext:p draw:notify-on-update-of-ranges="Noise.A3:Noise.A11 Noise.F2:Noise.F2 Noise.F3:Noise.F11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6" table:default-cell-style-name="ce23"/>
        <table:table-column table:style-name="co7" table:default-cell-style-name="ce24"/>
        <table:table-column table:style-name="co8" table:number-columns-repeated="2" table:default-cell-style-name="ce19"/>
        <table:table-column table:style-name="co2" table:default-cell-style-name="ce19"/>
        <table:table-column table:style-name="co2" table:default-cell-style-name="Default"/>
        <table:table-row table:style-name="ro1">
          <table:table-cell table:style-name="Default" table:number-columns-repeated="5"/>
          <table:table-cell/>
        </table:table-row>
        <table:table-row table:style-name="ro2">
          <table:table-cell table:style-name="ce22" office:value-type="string" calcext:value-type="string">
            <text:p>Frequency [MHz]</text:p>
          </table:table-cell>
          <table:table-cell table:style-name="ce22" office:value-type="string" calcext:value-type="string">
            <text:p>Y-Factor [dB]</text:p>
          </table:table-cell>
          <table:table-cell table:number-columns-repeated="2" table:style-name="ce22" office:value-type="string" calcext:value-type="string">
            <text:p>NF [dB]</text:p>
          </table:table-cell>
          <table:table-cell table:style-name="ce25" office:value-type="string" calcext:value-type="string">
            <text:p>ZMSCJ-2-1 AVG IL [dB]</text:p>
          </table:table-cell>
          <table:table-cell table:style-name="ce22" office:value-type="string" calcext:value-type="string">
            <text:p>NF Corrected [dB]</text:p>
          </table:table-cell>
        </table:table-row>
        <table:table-row table:style-name="ro1">
          <table:table-cell office:value-type="float" office:value="5" calcext:value-type="float">
            <text:p>5.0</text:p>
          </table:table-cell>
          <table:table-cell office:value-type="float" office:value="10.3" calcext:value-type="float">
            <text:p>10.30</text:p>
          </table:table-cell>
          <table:table-cell table:formula="of:=10*LOG10((POWER(10;15.12/10))/(POWER(10;[.B3]/10)-1))" office:value-type="float" office:value="5.2454856503346" calcext:value-type="float">
            <text:p>5.245</text:p>
          </table:table-cell>
          <table:table-cell table:formula="of:=15.12-10*LOG10(POWER(10;[.B3]/10)-1)" office:value-type="float" office:value="5.2454856503346" calcext:value-type="float">
            <text:p>5.245</text:p>
          </table:table-cell>
          <table:table-cell office:value-type="float" office:value="0.6" calcext:value-type="float">
            <text:p>0.600</text:p>
          </table:table-cell>
          <table:table-cell table:formula="of:=[.D3]-[.E3]" office:value-type="float" office:value="4.6454856503346" calcext:value-type="float">
            <text:p>4.6454856503</text:p>
          </table:table-cell>
        </table:table-row>
        <table:table-row table:style-name="ro1">
          <table:table-cell office:value-type="float" office:value="10" calcext:value-type="float">
            <text:p>10.0</text:p>
          </table:table-cell>
          <table:table-cell office:value-type="float" office:value="8.2" calcext:value-type="float">
            <text:p>8.20</text:p>
          </table:table-cell>
          <table:table-cell table:formula="of:=10*LOG10((POWER(10;15.12/10))/(POWER(10;[.B4]/10)-1))" office:value-type="float" office:value="7.63274518827084" calcext:value-type="float">
            <text:p>7.633</text:p>
          </table:table-cell>
          <table:table-cell table:formula="of:=15.12-10*LOG10(POWER(10;[.B4]/10)-1)" office:value-type="float" office:value="7.63274518827084" calcext:value-type="float">
            <text:p>7.633</text:p>
          </table:table-cell>
          <table:table-cell office:value-type="float" office:value="0.6" calcext:value-type="float">
            <text:p>0.600</text:p>
          </table:table-cell>
          <table:table-cell table:formula="of:=[.D4]-[.E4]" office:value-type="float" office:value="7.03274518827084" calcext:value-type="float">
            <text:p>7.0327451883</text:p>
          </table:table-cell>
        </table:table-row>
        <table:table-row table:style-name="ro1">
          <table:table-cell office:value-type="float" office:value="12" calcext:value-type="float">
            <text:p>12.0</text:p>
          </table:table-cell>
          <table:table-cell office:value-type="float" office:value="9.3" calcext:value-type="float">
            <text:p>9.30</text:p>
          </table:table-cell>
          <table:table-cell table:formula="of:=10*LOG10((POWER(10;15.12/10))/(POWER(10;[.B5]/10)-1))" office:value-type="float" office:value="6.36280244459548" calcext:value-type="float">
            <text:p>6.363</text:p>
          </table:table-cell>
          <table:table-cell table:formula="of:=15.12-10*LOG10(POWER(10;[.B5]/10)-1)" office:value-type="float" office:value="6.36280244459548" calcext:value-type="float">
            <text:p>6.363</text:p>
          </table:table-cell>
          <table:table-cell office:value-type="float" office:value="0.6" calcext:value-type="float">
            <text:p>0.600</text:p>
          </table:table-cell>
          <table:table-cell table:formula="of:=[.D5]-[.E5]" office:value-type="float" office:value="5.76280244459548" calcext:value-type="float">
            <text:p>5.7628024446</text:p>
          </table:table-cell>
        </table:table-row>
        <table:table-row table:style-name="ro1">
          <table:table-cell office:value-type="float" office:value="15" calcext:value-type="float">
            <text:p>15.0</text:p>
          </table:table-cell>
          <table:table-cell office:value-type="float" office:value="10.43" calcext:value-type="float">
            <text:p>10.43</text:p>
          </table:table-cell>
          <table:table-cell table:formula="of:=10*LOG10((POWER(10;15.12/10))/(POWER(10;[.B6]/10)-1))" office:value-type="float" office:value="5.10232280365453" calcext:value-type="float">
            <text:p>5.102</text:p>
          </table:table-cell>
          <table:table-cell table:formula="of:=15.12-10*LOG10(POWER(10;[.B6]/10)-1)" office:value-type="float" office:value="5.10232280365453" calcext:value-type="float">
            <text:p>5.102</text:p>
          </table:table-cell>
          <table:table-cell office:value-type="float" office:value="0.6" calcext:value-type="float">
            <text:p>0.600</text:p>
          </table:table-cell>
          <table:table-cell table:formula="of:=[.D6]-[.E6]" office:value-type="float" office:value="4.50232280365453" calcext:value-type="float">
            <text:p>4.5023228037</text:p>
          </table:table-cell>
        </table:table-row>
        <table:table-row table:style-name="ro1">
          <table:table-cell office:value-type="float" office:value="20" calcext:value-type="float">
            <text:p>20.0</text:p>
          </table:table-cell>
          <table:table-cell office:value-type="float" office:value="7.31" calcext:value-type="float">
            <text:p>7.31</text:p>
          </table:table-cell>
          <table:table-cell table:formula="of:=10*LOG10((POWER(10;15.12/10))/(POWER(10;[.B7]/10)-1))" office:value-type="float" office:value="8.70258471711612" calcext:value-type="float">
            <text:p>8.703</text:p>
          </table:table-cell>
          <table:table-cell table:formula="of:=15.12-10*LOG10(POWER(10;[.B7]/10)-1)" office:value-type="float" office:value="8.70258471711611" calcext:value-type="float">
            <text:p>8.703</text:p>
          </table:table-cell>
          <table:table-cell office:value-type="float" office:value="0.6" calcext:value-type="float">
            <text:p>0.600</text:p>
          </table:table-cell>
          <table:table-cell table:formula="of:=[.D7]-[.E7]" office:value-type="float" office:value="8.10258471711611" calcext:value-type="float">
            <text:p>8.1025847171</text:p>
          </table:table-cell>
        </table:table-row>
        <table:table-row table:style-name="ro1">
          <table:table-cell office:value-type="float" office:value="25" calcext:value-type="float">
            <text:p>25.0</text:p>
          </table:table-cell>
          <table:table-cell office:value-type="float" office:value="8.43" calcext:value-type="float">
            <text:p>8.43</text:p>
          </table:table-cell>
          <table:table-cell table:formula="of:=10*LOG10((POWER(10;15.12/10))/(POWER(10;[.B8]/10)-1))" office:value-type="float" office:value="7.36297450477587" calcext:value-type="float">
            <text:p>7.363</text:p>
          </table:table-cell>
          <table:table-cell table:formula="of:=15.12-10*LOG10(POWER(10;[.B8]/10)-1)" office:value-type="float" office:value="7.36297450477587" calcext:value-type="float">
            <text:p>7.363</text:p>
          </table:table-cell>
          <table:table-cell office:value-type="float" office:value="0.6" calcext:value-type="float">
            <text:p>0.600</text:p>
          </table:table-cell>
          <table:table-cell table:formula="of:=[.D8]-[.E8]" office:value-type="float" office:value="6.76297450477587" calcext:value-type="float">
            <text:p>6.7629745048</text:p>
          </table:table-cell>
        </table:table-row>
        <table:table-row table:style-name="ro1">
          <table:table-cell office:value-type="float" office:value="30" calcext:value-type="float">
            <text:p>30.0</text:p>
          </table:table-cell>
          <table:table-cell/>
          <table:table-cell table:formula="of:=10*LOG10((POWER(10;15.12/10))/(POWER(10;[.B9]/10)-1))" office:value-type="string" office:string-value="" calcext:value-type="error">
            <text:p>#DIV/0!</text:p>
          </table:table-cell>
          <table:table-cell table:formula="of:=15.12-10*LOG10(POWER(10;[.B9]/10)-1)" office:value-type="string" office:string-value="" calcext:value-type="error">
            <text:p>Err:502</text:p>
          </table:table-cell>
          <table:table-cell office:value-type="float" office:value="0.6" calcext:value-type="float">
            <text:p>0.600</text:p>
          </table:table-cell>
          <table:table-cell table:formula="of:=[.D9]-[.E9]" office:value-type="string" office:string-value="" calcext:value-type="error">
            <text:p>Err:502</text:p>
          </table:table-cell>
        </table:table-row>
        <table:table-row table:style-name="ro1">
          <table:table-cell office:value-type="float" office:value="40" calcext:value-type="float">
            <text:p>40.0</text:p>
          </table:table-cell>
          <table:table-cell/>
          <table:table-cell table:formula="of:=10*LOG10((POWER(10;15.12/10))/(POWER(10;[.B10]/10)-1))" office:value-type="string" office:string-value="" calcext:value-type="error">
            <text:p>#DIV/0!</text:p>
          </table:table-cell>
          <table:table-cell table:formula="of:=15.12-10*LOG10(POWER(10;[.B10]/10)-1)" office:value-type="string" office:string-value="" calcext:value-type="error">
            <text:p>Err:502</text:p>
          </table:table-cell>
          <table:table-cell office:value-type="float" office:value="0.6" calcext:value-type="float">
            <text:p>0.600</text:p>
          </table:table-cell>
          <table:table-cell table:formula="of:=[.D10]-[.E10]" office:value-type="string" office:string-value="" calcext:value-type="error">
            <text:p>Err:502</text:p>
          </table:table-cell>
        </table:table-row>
        <table:table-row table:style-name="ro1">
          <table:table-cell office:value-type="float" office:value="50" calcext:value-type="float">
            <text:p>50.0</text:p>
          </table:table-cell>
          <table:table-cell/>
          <table:table-cell table:formula="of:=10*LOG10((POWER(10;15.12/10))/(POWER(10;[.B11]/10)-1))" office:value-type="string" office:string-value="" calcext:value-type="error">
            <text:p>#DIV/0!</text:p>
          </table:table-cell>
          <table:table-cell table:formula="of:=15.12-10*LOG10(POWER(10;[.B11]/10)-1)" office:value-type="string" office:string-value="" calcext:value-type="error">
            <text:p>Err:502</text:p>
          </table:table-cell>
          <table:table-cell office:value-type="float" office:value="0.6" calcext:value-type="float">
            <text:p>0.600</text:p>
          </table:table-cell>
          <table:table-cell table:formula="of:=[.D11]-[.E11]" office:value-type="string" office:string-value="" calcext:value-type="error">
            <text:p>Err:502</text:p>
          </table:table-cell>
        </table:table-row>
        <table:table-row table:style-name="ro1">
          <table:table-cell table:style-name="Default" table:number-columns-repeated="5"/>
          <table:table-cell table:formula="of:=AVERAGE([.F4:.F11])" office:value-type="string" office:string-value="" calcext:value-type="error">
            <text:p>Err:502</text:p>
          </table:table-cell>
        </table:table-row>
        <table:table-row table:style-name="ro1">
          <table:table-cell table:style-name="ce15" office:value-type="string" calcext:value-type="string" table:number-columns-spanned="6" table:number-rows-spanned="1">
            <text:p>Noise Source HP 346B, ENR = 15.12 dB</text:p>
          </table:table-cell>
          <table:covered-table-cell table:number-columns-repeated="4" table:style-name="Default"/>
          <table:covered-table-cell/>
        </table:table-row>
        <table:table-row table:style-name="ro1">
          <table:table-cell table:style-name="ce15" office:value-type="string" calcext:value-type="string" table:number-columns-spanned="6" table:number-rows-spanned="1">
            <text:p>Spec A – Keysight N9343C</text:p>
          </table:table-cell>
          <table:covered-table-cell table:style-name="Default" office:value-type="float" office:value="15.12" calcext:value-type="float">
            <text:p>15.12</text:p>
          </table:covered-table-cell>
          <table:covered-table-cell table:number-columns-repeated="3" table:style-name="Default"/>
          <table:covered-table-cell/>
        </table:table-row>
        <table:table-row table:style-name="ro1">
          <table:table-cell table:style-name="ce15" office:value-type="string" calcext:value-type="string" table:number-columns-spanned="6" table:number-rows-spanned="1">
            <text:p>RBW = VBW = 1.0 MHz, Sweep = 1.985 sec, AVG = 20</text:p>
          </table:table-cell>
          <table:covered-table-cell table:number-columns-repeated="4" table:style-name="Default"/>
          <table:covered-table-cell/>
        </table:table-row>
        <table:table-row table:style-name="ro1">
          <table:table-cell table:style-name="ce15" office:value-type="string" calcext:value-type="string" table:number-columns-spanned="6" table:number-rows-spanned="1">
            <text:p>Delta Markers to directly measure log scale Y-Factor</text:p>
          </table:table-cell>
          <table:covered-table-cell table:number-columns-repeated="4" table:style-name="Default"/>
          <table:covered-table-cell/>
        </table:table-row>
        <table:table-row table:style-name="ro1">
          <table:table-cell table:style-name="ce15" office:value-type="string" calcext:value-type="string" table:number-columns-spanned="6" table:number-rows-spanned="1">
            <text:p>Y factor measured with Noise Source Off, set delta, Noise Source On</text:p>
          </table:table-cell>
          <table:covered-table-cell table:number-columns-repeated="4" table:style-name="Default"/>
          <table:covered-table-cell/>
        </table:table-row>
        <table:table-row table:style-name="ro1">
          <table:table-cell table:style-name="ce15" table:number-columns-spanned="6" table:number-rows-spanned="1"/>
          <table:covered-table-cell table:number-columns-repeated="4" table:style-name="Default"/>
          <table:covered-table-cell/>
        </table:table-row>
        <table:table-row table:style-name="ro1">
          <table:table-cell table:style-name="ce15" table:number-columns-spanned="6" table:number-rows-spanned="1"/>
          <table:covered-table-cell table:number-columns-repeated="4" table:style-name="Default"/>
          <table:covered-table-cell/>
        </table:table-row>
      </table:table>
      <table:table table:name="P1dB_10MHz" table:style-name="ta1">
        <table:shapes>
          <draw:frame draw:z-index="0" draw:style-name="gr1" draw:text-style-name="P1" svg:width="785.4pt" svg:height="537.96pt" svg:x="624.73pt" svg:y="33.9pt">
            <loext:p draw:notify-on-update-of-ranges="P1dB_10MHz.D2:P1dB_10MHz.D52 P1dB_10MHz.E1:P1dB_10MHz.E1 P1dB_10MHz.E2:P1dB_10MHz.E52 P1dB_10MHz.D1:P1dB_10MHz.D21 P1dB_10MHz.A1:P1dB_10MHz.A1 P1dB_10MHz.E1:P1dB_10MHz.E2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2" table:default-cell-style-name="ce24"/>
        <table:table-column table:style-name="co2" table:default-cell-style-name="Default"/>
        <table:table-column table:style-name="co11" table:default-cell-style-name="Default"/>
        <table:table-column table:style-name="co2" table:number-columns-repeated="1017" table:default-cell-style-name="Default"/>
        <table:table-row table:style-name="ro2">
          <table:table-cell table:style-name="ce22" office:value-type="string" calcext:value-type="string">
            <text:p>Generator Power [dBm]</text:p>
          </table:table-cell>
          <table:table-cell table:style-name="ce22" office:value-type="string" calcext:value-type="string">
            <text:p>Fixed Attenuator [dB]</text:p>
          </table:table-cell>
          <table:table-cell table:style-name="ce25" office:value-type="string" calcext:value-type="string">
            <text:p>ZMSCJ-2-1 AVG IL [dB]</text:p>
          </table:table-cell>
          <table:table-cell table:style-name="ce22" office:value-type="string" calcext:value-type="string">
            <text:p>Input Power [dBm]</text:p>
          </table:table-cell>
          <table:table-cell table:style-name="ce26" office:value-type="string" calcext:value-type="string">
            <text:p>Output Power [dBm]</text:p>
          </table:table-cell>
          <table:table-cell table:style-name="ce22" office:value-type="string" calcext:value-type="string">
            <text:p>Gain</text:p>
          </table:table-cell>
          <table:table-cell table:style-name="ce22" office:value-type="string" calcext:value-type="string">
            <text:p>Linear Trend [dBm]</text:p>
          </table:table-cell>
          <table:table-cell table:style-name="ce22" office:value-type="string" calcext:value-type="string">
            <text:p>Linear Delta [dB]</text:p>
          </table:table-cell>
          <table:table-cell table:style-name="ce22" table:number-columns-repeated="1016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2]-[.B2]+[.C2]" office:value-type="float" office:value="-99.41" calcext:value-type="float">
            <text:p>-99.41</text:p>
          </table:table-cell>
          <table:table-cell office:value-type="float" office:value="-63.72" calcext:value-type="float">
            <text:p>-63.72</text:p>
          </table:table-cell>
          <table:table-cell table:formula="of:=[.E2]-[.D2]" office:value-type="float" office:value="35.69" calcext:value-type="float">
            <text:p>35.69</text:p>
          </table:table-cell>
          <table:table-cell table:formula="of:=1.0020818554*[.D2]+36.0820486494" office:value-type="float" office:value="-63.534908595914" calcext:value-type="float">
            <text:p>-63.5349085959</text:p>
          </table:table-cell>
          <table:table-cell table:formula="of:=[.G2]-[.E2]" office:value-type="float" office:value="0.185091404085988" calcext:value-type="float">
            <text:p>0.1850914041</text:p>
          </table:table-cell>
          <table:table-cell table:number-columns-repeated="1016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3]-[.B3]+[.C3]" office:value-type="float" office:value="-89.41" calcext:value-type="float">
            <text:p>-89.41</text:p>
          </table:table-cell>
          <table:table-cell office:value-type="float" office:value="-53.67" calcext:value-type="float">
            <text:p>-53.67</text:p>
          </table:table-cell>
          <table:table-cell table:formula="of:=[.E3]-[.D3]" office:value-type="float" office:value="35.74" calcext:value-type="float">
            <text:p>35.74</text:p>
          </table:table-cell>
          <table:table-cell table:formula="of:=1.0020818554*[.D3]+36.0820486494" office:value-type="float" office:value="-53.514090041914" calcext:value-type="float">
            <text:p>-53.5140900419</text:p>
          </table:table-cell>
          <table:table-cell table:formula="of:=[.G3]-[.E3]" office:value-type="float" office:value="0.155909958085992" calcext:value-type="float">
            <text:p>0.1559099581</text:p>
          </table:table-cell>
          <table:table-cell table:number-columns-repeated="1016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4]-[.B4]+[.C4]" office:value-type="float" office:value="-79.41" calcext:value-type="float">
            <text:p>-79.41</text:p>
          </table:table-cell>
          <table:table-cell office:value-type="float" office:value="-43.71" calcext:value-type="float">
            <text:p>-43.71</text:p>
          </table:table-cell>
          <table:table-cell table:formula="of:=[.E4]-[.D4]" office:value-type="float" office:value="35.7" calcext:value-type="float">
            <text:p>35.7</text:p>
          </table:table-cell>
          <table:table-cell table:formula="of:=1.0020818554*[.D4]+36.0820486494" office:value-type="float" office:value="-43.493271487914" calcext:value-type="float">
            <text:p>-43.4932714879</text:p>
          </table:table-cell>
          <table:table-cell table:formula="of:=[.G4]-[.E4]" office:value-type="float" office:value="0.216728512085993" calcext:value-type="float">
            <text:p>0.2167285121</text:p>
          </table:table-cell>
          <table:table-cell table:number-columns-repeated="1016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5]-[.B5]+[.C5]" office:value-type="float" office:value="-69.41" calcext:value-type="float">
            <text:p>-69.41</text:p>
          </table:table-cell>
          <table:table-cell office:value-type="float" office:value="-33.71" calcext:value-type="float">
            <text:p>-33.71</text:p>
          </table:table-cell>
          <table:table-cell table:formula="of:=[.E5]-[.D5]" office:value-type="float" office:value="35.7" calcext:value-type="float">
            <text:p>35.7</text:p>
          </table:table-cell>
          <table:table-cell table:formula="of:=1.0020818554*[.D5]+36.0820486494" office:value-type="float" office:value="-33.472452933914" calcext:value-type="float">
            <text:p>-33.4724529339</text:p>
          </table:table-cell>
          <table:table-cell table:formula="of:=[.G5]-[.E5]" office:value-type="float" office:value="0.237547066085995" calcext:value-type="float">
            <text:p>0.2375470661</text:p>
          </table:table-cell>
          <table:table-cell table:number-columns-repeated="1016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6]-[.B6]+[.C6]" office:value-type="float" office:value="-59.41" calcext:value-type="float">
            <text:p>-59.41</text:p>
          </table:table-cell>
          <table:table-cell office:value-type="float" office:value="-23.72" calcext:value-type="float">
            <text:p>-23.72</text:p>
          </table:table-cell>
          <table:table-cell table:formula="of:=[.E6]-[.D6]" office:value-type="float" office:value="35.69" calcext:value-type="float">
            <text:p>35.69</text:p>
          </table:table-cell>
          <table:table-cell table:formula="of:=1.0020818554*[.D6]+36.0820486494" office:value-type="float" office:value="-23.451634379914" calcext:value-type="float">
            <text:p>-23.4516343799</text:p>
          </table:table-cell>
          <table:table-cell table:formula="of:=[.G6]-[.E6]" office:value-type="float" office:value="0.268365620086008" calcext:value-type="float">
            <text:p>0.2683656201</text:p>
          </table:table-cell>
          <table:table-cell table:number-columns-repeated="1016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7]-[.B7]+[.C7]" office:value-type="float" office:value="-49.41" calcext:value-type="float">
            <text:p>-49.41</text:p>
          </table:table-cell>
          <table:table-cell office:value-type="float" office:value="-13.66" calcext:value-type="float">
            <text:p>-13.66</text:p>
          </table:table-cell>
          <table:table-cell table:formula="of:=[.E7]-[.D7]" office:value-type="float" office:value="35.75" calcext:value-type="float">
            <text:p>35.75</text:p>
          </table:table-cell>
          <table:table-cell table:formula="of:=1.0020818554*[.D7]+36.0820486494" office:value-type="float" office:value="-13.430815825914" calcext:value-type="float">
            <text:p>-13.4308158259</text:p>
          </table:table-cell>
          <table:table-cell table:formula="of:=[.G7]-[.E7]" office:value-type="float" office:value="0.229184174086004" calcext:value-type="float">
            <text:p>0.2291841741</text:p>
          </table:table-cell>
          <table:table-cell table:number-columns-repeated="1016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8]-[.B8]+[.C8]" office:value-type="float" office:value="-48.41" calcext:value-type="float">
            <text:p>-48.41</text:p>
          </table:table-cell>
          <table:table-cell office:value-type="float" office:value="-12.59" calcext:value-type="float">
            <text:p>-12.59</text:p>
          </table:table-cell>
          <table:table-cell table:formula="of:=[.E8]-[.D8]" office:value-type="float" office:value="35.82" calcext:value-type="float">
            <text:p>35.82</text:p>
          </table:table-cell>
          <table:table-cell table:formula="of:=1.0020818554*[.D8]+36.0820486494" office:value-type="float" office:value="-12.428733970514" calcext:value-type="float">
            <text:p>-12.4287339705</text:p>
          </table:table-cell>
          <table:table-cell table:formula="of:=[.G8]-[.E8]" office:value-type="float" office:value="0.161266029486004" calcext:value-type="float">
            <text:p>0.1612660295</text:p>
          </table:table-cell>
          <table:table-cell table:number-columns-repeated="1016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9]-[.B9]+[.C9]" office:value-type="float" office:value="-47.41" calcext:value-type="float">
            <text:p>-47.41</text:p>
          </table:table-cell>
          <table:table-cell office:value-type="float" office:value="-11.57" calcext:value-type="float">
            <text:p>-11.57</text:p>
          </table:table-cell>
          <table:table-cell table:formula="of:=[.E9]-[.D9]" office:value-type="float" office:value="35.84" calcext:value-type="float">
            <text:p>35.84</text:p>
          </table:table-cell>
          <table:table-cell table:formula="of:=1.0020818554*[.D9]+36.0820486494" office:value-type="float" office:value="-11.426652115114" calcext:value-type="float">
            <text:p>-11.4266521151</text:p>
          </table:table-cell>
          <table:table-cell table:formula="of:=[.G9]-[.E9]" office:value-type="float" office:value="0.143347884886005" calcext:value-type="float">
            <text:p>0.1433478849</text:p>
          </table:table-cell>
          <table:table-cell table:number-columns-repeated="1016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10]-[.B10]+[.C10]" office:value-type="float" office:value="-46.41" calcext:value-type="float">
            <text:p>-46.41</text:p>
          </table:table-cell>
          <table:table-cell office:value-type="float" office:value="-10.56" calcext:value-type="float">
            <text:p>-10.56</text:p>
          </table:table-cell>
          <table:table-cell table:formula="of:=[.E10]-[.D10]" office:value-type="float" office:value="35.85" calcext:value-type="float">
            <text:p>35.85</text:p>
          </table:table-cell>
          <table:table-cell table:formula="of:=1.0020818554*[.D10]+36.0820486494" office:value-type="float" office:value="-10.424570259714" calcext:value-type="float">
            <text:p>-10.4245702597</text:p>
          </table:table-cell>
          <table:table-cell table:formula="of:=[.G10]-[.E10]" office:value-type="float" office:value="0.135429740286005" calcext:value-type="float">
            <text:p>0.1354297403</text:p>
          </table:table-cell>
          <table:table-cell table:number-columns-repeated="1016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11]-[.B11]+[.C11]" office:value-type="float" office:value="-45.41" calcext:value-type="float">
            <text:p>-45.41</text:p>
          </table:table-cell>
          <table:table-cell office:value-type="float" office:value="-9.56" calcext:value-type="float">
            <text:p>-9.56</text:p>
          </table:table-cell>
          <table:table-cell table:formula="of:=[.E11]-[.D11]" office:value-type="float" office:value="35.85" calcext:value-type="float">
            <text:p>35.85</text:p>
          </table:table-cell>
          <table:table-cell table:formula="of:=1.0020818554*[.D11]+36.0820486494" office:value-type="float" office:value="-9.422488404314" calcext:value-type="float">
            <text:p>-9.4224884043</text:p>
          </table:table-cell>
          <table:table-cell table:formula="of:=[.G11]-[.E11]" office:value-type="float" office:value="0.137511595686005" calcext:value-type="float">
            <text:p>0.1375115957</text:p>
          </table:table-cell>
          <table:table-cell table:number-columns-repeated="1016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12]-[.B12]+[.C12]" office:value-type="float" office:value="-44.41" calcext:value-type="float">
            <text:p>-44.41</text:p>
          </table:table-cell>
          <table:table-cell office:value-type="float" office:value="-8.55" calcext:value-type="float">
            <text:p>-8.55</text:p>
          </table:table-cell>
          <table:table-cell table:formula="of:=[.E12]-[.D12]" office:value-type="float" office:value="35.86" calcext:value-type="float">
            <text:p>35.86</text:p>
          </table:table-cell>
          <table:table-cell table:formula="of:=1.0020818554*[.D12]+36.0820486494" office:value-type="float" office:value="-8.420406548914" calcext:value-type="float">
            <text:p>-8.4204065489</text:p>
          </table:table-cell>
          <table:table-cell table:formula="of:=[.G12]-[.E12]" office:value-type="float" office:value="0.129593451086006" calcext:value-type="float">
            <text:p>0.1295934511</text:p>
          </table:table-cell>
          <table:table-cell table:number-columns-repeated="1016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13]-[.B13]+[.C13]" office:value-type="float" office:value="-43.41" calcext:value-type="float">
            <text:p>-43.41</text:p>
          </table:table-cell>
          <table:table-cell office:value-type="float" office:value="-7.6" calcext:value-type="float">
            <text:p>-7.60</text:p>
          </table:table-cell>
          <table:table-cell table:formula="of:=[.E13]-[.D13]" office:value-type="float" office:value="35.81" calcext:value-type="float">
            <text:p>35.81</text:p>
          </table:table-cell>
          <table:table-cell table:formula="of:=1.0020818554*[.D13]+36.0820486494" office:value-type="float" office:value="-7.418324693514" calcext:value-type="float">
            <text:p>-7.4183246935</text:p>
          </table:table-cell>
          <table:table-cell table:formula="of:=[.G13]-[.E13]" office:value-type="float" office:value="0.181675306486005" calcext:value-type="float">
            <text:p>0.1816753065</text:p>
          </table:table-cell>
          <table:table-cell table:number-columns-repeated="1016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14]-[.B14]+[.C14]" office:value-type="float" office:value="-42.41" calcext:value-type="float">
            <text:p>-42.41</text:p>
          </table:table-cell>
          <table:table-cell office:value-type="float" office:value="-6.58" calcext:value-type="float">
            <text:p>-6.58</text:p>
          </table:table-cell>
          <table:table-cell table:formula="of:=[.E14]-[.D14]" office:value-type="float" office:value="35.83" calcext:value-type="float">
            <text:p>35.83</text:p>
          </table:table-cell>
          <table:table-cell table:formula="of:=1.0020818554*[.D14]+36.0820486494" office:value-type="float" office:value="-6.41624283811399" calcext:value-type="float">
            <text:p>-6.4162428381</text:p>
          </table:table-cell>
          <table:table-cell table:formula="of:=[.G14]-[.E14]" office:value-type="float" office:value="0.163757161886005" calcext:value-type="float">
            <text:p>0.1637571619</text:p>
          </table:table-cell>
          <table:table-cell table:number-columns-repeated="1016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15]-[.B15]+[.C15]" office:value-type="float" office:value="-41.41" calcext:value-type="float">
            <text:p>-41.41</text:p>
          </table:table-cell>
          <table:table-cell office:value-type="float" office:value="-5.58" calcext:value-type="float">
            <text:p>-5.58</text:p>
          </table:table-cell>
          <table:table-cell table:formula="of:=[.E15]-[.D15]" office:value-type="float" office:value="35.83" calcext:value-type="float">
            <text:p>35.83</text:p>
          </table:table-cell>
          <table:table-cell table:formula="of:=1.0020818554*[.D15]+36.0820486494" office:value-type="float" office:value="-5.41416098271399" calcext:value-type="float">
            <text:p>-5.4141609827</text:p>
          </table:table-cell>
          <table:table-cell table:formula="of:=[.G15]-[.E15]" office:value-type="float" office:value="0.165839017286006" calcext:value-type="float">
            <text:p>0.1658390173</text:p>
          </table:table-cell>
          <table:table-cell table:number-columns-repeated="1016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16]-[.B16]+[.C16]" office:value-type="float" office:value="-40.41" calcext:value-type="float">
            <text:p>-40.41</text:p>
          </table:table-cell>
          <table:table-cell office:value-type="float" office:value="-4.57" calcext:value-type="float">
            <text:p>-4.57</text:p>
          </table:table-cell>
          <table:table-cell table:formula="of:=[.E16]-[.D16]" office:value-type="float" office:value="35.84" calcext:value-type="float">
            <text:p>35.84</text:p>
          </table:table-cell>
          <table:table-cell table:formula="of:=1.0020818554*[.D16]+36.0820486494" office:value-type="float" office:value="-4.41207912731399" calcext:value-type="float">
            <text:p>-4.4120791273</text:p>
          </table:table-cell>
          <table:table-cell table:formula="of:=[.G16]-[.E16]" office:value-type="float" office:value="0.157920872686006" calcext:value-type="float">
            <text:p>0.1579208727</text:p>
          </table:table-cell>
          <table:table-cell table:number-columns-repeated="1016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17]-[.B17]+[.C17]" office:value-type="float" office:value="-39.41" calcext:value-type="float">
            <text:p>-39.41</text:p>
          </table:table-cell>
          <table:table-cell office:value-type="float" office:value="-3.56" calcext:value-type="float">
            <text:p>-3.56</text:p>
          </table:table-cell>
          <table:table-cell table:formula="of:=[.E17]-[.D17]" office:value-type="float" office:value="35.85" calcext:value-type="float">
            <text:p>35.85</text:p>
          </table:table-cell>
          <table:table-cell table:formula="of:=1.0020818554*[.D17]+36.0820486494" office:value-type="float" office:value="-3.40999727191399" calcext:value-type="float">
            <text:p>-3.4099972719</text:p>
          </table:table-cell>
          <table:table-cell table:formula="of:=[.G17]-[.E17]" office:value-type="float" office:value="0.150002728086006" calcext:value-type="float">
            <text:p>0.1500027281</text:p>
          </table:table-cell>
          <table:table-cell table:number-columns-repeated="1016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18]-[.B18]+[.C18]" office:value-type="float" office:value="-38.41" calcext:value-type="float">
            <text:p>-38.41</text:p>
          </table:table-cell>
          <table:table-cell office:value-type="float" office:value="-2.63" calcext:value-type="float">
            <text:p>-2.63</text:p>
          </table:table-cell>
          <table:table-cell table:formula="of:=[.E18]-[.D18]" office:value-type="float" office:value="35.78" calcext:value-type="float">
            <text:p>35.78</text:p>
          </table:table-cell>
          <table:table-cell table:formula="of:=1.0020818554*[.D18]+36.0820486494" office:value-type="float" office:value="-2.40791541651399" calcext:value-type="float">
            <text:p>-2.4079154165</text:p>
          </table:table-cell>
          <table:table-cell table:formula="of:=[.G18]-[.E18]" office:value-type="float" office:value="0.222084583486006" calcext:value-type="float">
            <text:p>0.2220845835</text:p>
          </table:table-cell>
          <table:table-cell table:number-columns-repeated="1016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19]-[.B19]+[.C19]" office:value-type="float" office:value="-37.41" calcext:value-type="float">
            <text:p>-37.41</text:p>
          </table:table-cell>
          <table:table-cell office:value-type="float" office:value="-1.61" calcext:value-type="float">
            <text:p>-1.61</text:p>
          </table:table-cell>
          <table:table-cell table:formula="of:=[.E19]-[.D19]" office:value-type="float" office:value="35.8" calcext:value-type="float">
            <text:p>35.8</text:p>
          </table:table-cell>
          <table:table-cell table:formula="of:=1.0020818554*[.D19]+36.0820486494" office:value-type="float" office:value="-1.40583356111399" calcext:value-type="float">
            <text:p>-1.4058335611</text:p>
          </table:table-cell>
          <table:table-cell table:formula="of:=[.G19]-[.E19]" office:value-type="float" office:value="0.204166438886006" calcext:value-type="float">
            <text:p>0.2041664389</text:p>
          </table:table-cell>
          <table:table-cell table:number-columns-repeated="1016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20]-[.B20]+[.C20]" office:value-type="float" office:value="-36.41" calcext:value-type="float">
            <text:p>-36.41</text:p>
          </table:table-cell>
          <table:table-cell office:value-type="float" office:value="-0.6" calcext:value-type="float">
            <text:p>-0.60</text:p>
          </table:table-cell>
          <table:table-cell table:formula="of:=[.E20]-[.D20]" office:value-type="float" office:value="35.81" calcext:value-type="float">
            <text:p>35.81</text:p>
          </table:table-cell>
          <table:table-cell table:formula="of:=1.0020818554*[.D20]+36.0820486494" office:value-type="float" office:value="-0.403751705713994" calcext:value-type="float">
            <text:p>-0.4037517057</text:p>
          </table:table-cell>
          <table:table-cell table:formula="of:=[.G20]-[.E20]" office:value-type="float" office:value="0.196248294286006" calcext:value-type="float">
            <text:p>0.1962482943</text:p>
          </table:table-cell>
          <table:table-cell table:number-columns-repeated="1016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21]-[.B21]+[.C21]" office:value-type="float" office:value="-35.41" calcext:value-type="float">
            <text:p>-35.41</text:p>
          </table:table-cell>
          <table:table-cell office:value-type="float" office:value="0.4" calcext:value-type="float">
            <text:p>0.40</text:p>
          </table:table-cell>
          <table:table-cell table:formula="of:=[.E21]-[.D21]" office:value-type="float" office:value="35.81" calcext:value-type="float">
            <text:p>35.81</text:p>
          </table:table-cell>
          <table:table-cell table:formula="of:=1.0020818554*[.D21]+36.0820486494" office:value-type="float" office:value="0.598330149686007" calcext:value-type="float">
            <text:p>0.5983301497</text:p>
          </table:table-cell>
          <table:table-cell table:formula="of:=[.G21]-[.E21]" office:value-type="float" office:value="0.198330149686007" calcext:value-type="float">
            <text:p>0.1983301497</text:p>
          </table:table-cell>
          <table:table-cell table:number-columns-repeated="1016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22]-[.B22]+[.C22]" office:value-type="float" office:value="-34.41" calcext:value-type="float">
            <text:p>-34.41</text:p>
          </table:table-cell>
          <table:table-cell office:value-type="float" office:value="1.41" calcext:value-type="float">
            <text:p>1.41</text:p>
          </table:table-cell>
          <table:table-cell table:formula="of:=[.E22]-[.D22]" office:value-type="float" office:value="35.82" calcext:value-type="float">
            <text:p>35.82</text:p>
          </table:table-cell>
          <table:table-cell table:formula="of:=1.0020818554*[.D22]+36.0820486494" office:value-type="float" office:value="1.60041200508601" calcext:value-type="float">
            <text:p>1.6004120051</text:p>
          </table:table-cell>
          <table:table-cell table:formula="of:=[.G22]-[.E22]" office:value-type="float" office:value="0.190412005086007" calcext:value-type="float">
            <text:p>0.1904120051</text:p>
          </table:table-cell>
          <table:table-cell table:number-columns-repeated="1016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23]-[.B23]+[.C23]" office:value-type="float" office:value="-33.41" calcext:value-type="float">
            <text:p>-33.41</text:p>
          </table:table-cell>
          <table:table-cell office:value-type="float" office:value="2.36" calcext:value-type="float">
            <text:p>2.36</text:p>
          </table:table-cell>
          <table:table-cell table:formula="of:=[.E23]-[.D23]" office:value-type="float" office:value="35.77" calcext:value-type="float">
            <text:p>35.77</text:p>
          </table:table-cell>
          <table:table-cell table:formula="of:=1.0020818554*[.D23]+36.0820486494" office:value-type="float" office:value="2.60249386048601" calcext:value-type="float">
            <text:p>2.6024938605</text:p>
          </table:table-cell>
          <table:table-cell table:formula="of:=[.G23]-[.E23]" office:value-type="float" office:value="0.242493860486007" calcext:value-type="float">
            <text:p>0.2424938605</text:p>
          </table:table-cell>
          <table:table-cell table:number-columns-repeated="1016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24]-[.B24]+[.C24]" office:value-type="float" office:value="-32.41" calcext:value-type="float">
            <text:p>-32.41</text:p>
          </table:table-cell>
          <table:table-cell office:value-type="float" office:value="3.36" calcext:value-type="float">
            <text:p>3.36</text:p>
          </table:table-cell>
          <table:table-cell table:formula="of:=[.E24]-[.D24]" office:value-type="float" office:value="35.77" calcext:value-type="float">
            <text:p>35.77</text:p>
          </table:table-cell>
          <table:table-cell table:formula="of:=1.0020818554*[.D24]+36.0820486494" office:value-type="float" office:value="3.60457571588601" calcext:value-type="float">
            <text:p>3.6045757159</text:p>
          </table:table-cell>
          <table:table-cell table:formula="of:=[.G24]-[.E24]" office:value-type="float" office:value="0.244575715886007" calcext:value-type="float">
            <text:p>0.2445757159</text:p>
          </table:table-cell>
          <table:table-cell table:number-columns-repeated="1016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25]-[.B25]+[.C25]" office:value-type="float" office:value="-31.41" calcext:value-type="float">
            <text:p>-31.41</text:p>
          </table:table-cell>
          <table:table-cell office:value-type="float" office:value="4.38" calcext:value-type="float">
            <text:p>4.38</text:p>
          </table:table-cell>
          <table:table-cell table:formula="of:=[.E25]-[.D25]" office:value-type="float" office:value="35.79" calcext:value-type="float">
            <text:p>35.79</text:p>
          </table:table-cell>
          <table:table-cell table:formula="of:=1.0020818554*[.D25]+36.0820486494" office:value-type="float" office:value="4.60665757128601" calcext:value-type="float">
            <text:p>4.6066575713</text:p>
          </table:table-cell>
          <table:table-cell table:formula="of:=[.G25]-[.E25]" office:value-type="float" office:value="0.226657571286007" calcext:value-type="float">
            <text:p>0.2266575713</text:p>
          </table:table-cell>
          <table:table-cell table:number-columns-repeated="1016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26]-[.B26]+[.C26]" office:value-type="float" office:value="-30.41" calcext:value-type="float">
            <text:p>-30.41</text:p>
          </table:table-cell>
          <table:table-cell office:value-type="float" office:value="5.37" calcext:value-type="float">
            <text:p>5.37</text:p>
          </table:table-cell>
          <table:table-cell table:formula="of:=[.E26]-[.D26]" office:value-type="float" office:value="35.78" calcext:value-type="float">
            <text:p>35.78</text:p>
          </table:table-cell>
          <table:table-cell table:formula="of:=1.0020818554*[.D26]+36.0820486494" office:value-type="float" office:value="5.60873942668601" calcext:value-type="float">
            <text:p>5.6087394267</text:p>
          </table:table-cell>
          <table:table-cell table:formula="of:=[.G26]-[.E26]" office:value-type="float" office:value="0.238739426686007" calcext:value-type="float">
            <text:p>0.2387394267</text:p>
          </table:table-cell>
          <table:table-cell table:number-columns-repeated="1016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27]-[.B27]+[.C27]" office:value-type="float" office:value="-29.41" calcext:value-type="float">
            <text:p>-29.41</text:p>
          </table:table-cell>
          <table:table-cell office:value-type="float" office:value="6.38" calcext:value-type="float">
            <text:p>6.38</text:p>
          </table:table-cell>
          <table:table-cell table:formula="of:=[.E27]-[.D27]" office:value-type="float" office:value="35.79" calcext:value-type="float">
            <text:p>35.79</text:p>
          </table:table-cell>
          <table:table-cell table:formula="of:=1.0020818554*[.D27]+36.0820486494" office:value-type="float" office:value="6.61082128208601" calcext:value-type="float">
            <text:p>6.6108212821</text:p>
          </table:table-cell>
          <table:table-cell table:formula="of:=[.G27]-[.E27]" office:value-type="float" office:value="0.230821282086008" calcext:value-type="float">
            <text:p>0.2308212821</text:p>
          </table:table-cell>
          <table:table-cell table:number-columns-repeated="1016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28]-[.B28]+[.C28]" office:value-type="float" office:value="-28.41" calcext:value-type="float">
            <text:p>-28.41</text:p>
          </table:table-cell>
          <table:table-cell office:value-type="float" office:value="7.31" calcext:value-type="float">
            <text:p>7.31</text:p>
          </table:table-cell>
          <table:table-cell table:formula="of:=[.E28]-[.D28]" office:value-type="float" office:value="35.72" calcext:value-type="float">
            <text:p>35.72</text:p>
          </table:table-cell>
          <table:table-cell table:formula="of:=1.0020818554*[.D28]+36.0820486494" office:value-type="float" office:value="7.612903137486" calcext:value-type="float">
            <text:p>7.6129031375</text:p>
          </table:table-cell>
          <table:table-cell table:formula="of:=[.G28]-[.E28]" office:value-type="float" office:value="0.302903137486004" calcext:value-type="float">
            <text:p>0.3029031375</text:p>
          </table:table-cell>
          <table:table-cell table:number-columns-repeated="1016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29]-[.B29]+[.C29]" office:value-type="float" office:value="-27.41" calcext:value-type="float">
            <text:p>-27.41</text:p>
          </table:table-cell>
          <table:table-cell office:value-type="float" office:value="8.32" calcext:value-type="float">
            <text:p>8.32</text:p>
          </table:table-cell>
          <table:table-cell table:formula="of:=[.E29]-[.D29]" office:value-type="float" office:value="35.73" calcext:value-type="float">
            <text:p>35.73</text:p>
          </table:table-cell>
          <table:table-cell table:formula="of:=1.0020818554*[.D29]+36.0820486494" office:value-type="float" office:value="8.614984992886" calcext:value-type="float">
            <text:p>8.6149849929</text:p>
          </table:table-cell>
          <table:table-cell table:formula="of:=[.G29]-[.E29]" office:value-type="float" office:value="0.294984992886004" calcext:value-type="float">
            <text:p>0.2949849929</text:p>
          </table:table-cell>
          <table:table-cell table:number-columns-repeated="1016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30]-[.B30]+[.C30]" office:value-type="float" office:value="-26.41" calcext:value-type="float">
            <text:p>-26.41</text:p>
          </table:table-cell>
          <table:table-cell office:value-type="float" office:value="9.31" calcext:value-type="float">
            <text:p>9.31</text:p>
          </table:table-cell>
          <table:table-cell table:formula="of:=[.E30]-[.D30]" office:value-type="float" office:value="35.72" calcext:value-type="float">
            <text:p>35.72</text:p>
          </table:table-cell>
          <table:table-cell table:formula="of:=1.0020818554*[.D30]+36.0820486494" office:value-type="float" office:value="9.617066848286" calcext:value-type="float">
            <text:p>9.6170668483</text:p>
          </table:table-cell>
          <table:table-cell table:formula="of:=[.G30]-[.E30]" office:value-type="float" office:value="0.307066848286004" calcext:value-type="float">
            <text:p>0.3070668483</text:p>
          </table:table-cell>
          <table:table-cell table:number-columns-repeated="1016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31]-[.B31]+[.C31]" office:value-type="float" office:value="-25.41" calcext:value-type="float">
            <text:p>-25.41</text:p>
          </table:table-cell>
          <table:table-cell office:value-type="float" office:value="10.3" calcext:value-type="float">
            <text:p>10.30</text:p>
          </table:table-cell>
          <table:table-cell table:formula="of:=[.E31]-[.D31]" office:value-type="float" office:value="35.71" calcext:value-type="float">
            <text:p>35.71</text:p>
          </table:table-cell>
          <table:table-cell table:formula="of:=1.0020818554*[.D31]+36.0820486494" office:value-type="float" office:value="10.619148703686" calcext:value-type="float">
            <text:p>10.6191487037</text:p>
          </table:table-cell>
          <table:table-cell table:formula="of:=[.G31]-[.E31]" office:value-type="float" office:value="0.319148703686004" calcext:value-type="float">
            <text:p>0.3191487037</text:p>
          </table:table-cell>
          <table:table-cell table:number-columns-repeated="1016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32]-[.B32]+[.C32]" office:value-type="float" office:value="-24.41" calcext:value-type="float">
            <text:p>-24.41</text:p>
          </table:table-cell>
          <table:table-cell office:value-type="float" office:value="11.28" calcext:value-type="float">
            <text:p>11.28</text:p>
          </table:table-cell>
          <table:table-cell table:formula="of:=[.E32]-[.D32]" office:value-type="float" office:value="35.69" calcext:value-type="float">
            <text:p>35.69</text:p>
          </table:table-cell>
          <table:table-cell table:formula="of:=1.0020818554*[.D32]+36.0820486494" office:value-type="float" office:value="11.621230559086" calcext:value-type="float">
            <text:p>11.6212305591</text:p>
          </table:table-cell>
          <table:table-cell table:formula="of:=[.G32]-[.E32]" office:value-type="float" office:value="0.341230559086005" calcext:value-type="float">
            <text:p>0.3412305591</text:p>
          </table:table-cell>
          <table:table-cell table:number-columns-repeated="1016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33]-[.B33]+[.C33]" office:value-type="float" office:value="-23.41" calcext:value-type="float">
            <text:p>-23.41</text:p>
          </table:table-cell>
          <table:table-cell office:value-type="float" office:value="12.22" calcext:value-type="float">
            <text:p>12.22</text:p>
          </table:table-cell>
          <table:table-cell table:formula="of:=[.E33]-[.D33]" office:value-type="float" office:value="35.63" calcext:value-type="float">
            <text:p>35.63</text:p>
          </table:table-cell>
          <table:table-cell table:formula="of:=1.0020818554*[.D33]+36.0820486494" office:value-type="float" office:value="12.623312414486" calcext:value-type="float">
            <text:p>12.6233124145</text:p>
          </table:table-cell>
          <table:table-cell table:formula="of:=[.G33]-[.E33]" office:value-type="float" office:value="0.403312414486004" calcext:value-type="float">
            <text:p>0.4033124145</text:p>
          </table:table-cell>
          <table:table-cell table:number-columns-repeated="1016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34]-[.B34]+[.C34]" office:value-type="float" office:value="-22.41" calcext:value-type="float">
            <text:p>-22.41</text:p>
          </table:table-cell>
          <table:table-cell office:value-type="float" office:value="13.21" calcext:value-type="float">
            <text:p>13.21</text:p>
          </table:table-cell>
          <table:table-cell table:formula="of:=[.E34]-[.D34]" office:value-type="float" office:value="35.62" calcext:value-type="float">
            <text:p>35.62</text:p>
          </table:table-cell>
          <table:table-cell table:formula="of:=1.0020818554*[.D34]+36.0820486494" office:value-type="float" office:value="13.625394269886" calcext:value-type="float">
            <text:p>13.6253942699</text:p>
          </table:table-cell>
          <table:table-cell table:formula="of:=[.G34]-[.E34]" office:value-type="float" office:value="0.415394269886004" calcext:value-type="float">
            <text:p>0.4153942699</text:p>
          </table:table-cell>
          <table:table-cell table:number-columns-repeated="1016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35]-[.B35]+[.C35]" office:value-type="float" office:value="-21.41" calcext:value-type="float">
            <text:p>-21.41</text:p>
          </table:table-cell>
          <table:table-cell office:value-type="float" office:value="14.17" calcext:value-type="float">
            <text:p>14.17</text:p>
          </table:table-cell>
          <table:table-cell table:formula="of:=[.E35]-[.D35]" office:value-type="float" office:value="35.58" calcext:value-type="float">
            <text:p>35.58</text:p>
          </table:table-cell>
          <table:table-cell table:formula="of:=1.0020818554*[.D35]+36.0820486494" office:value-type="float" office:value="14.627476125286" calcext:value-type="float">
            <text:p>14.6274761253</text:p>
          </table:table-cell>
          <table:table-cell table:formula="of:=[.G35]-[.E35]" office:value-type="float" office:value="0.457476125286005" calcext:value-type="float">
            <text:p>0.4574761253</text:p>
          </table:table-cell>
          <table:table-cell table:number-columns-repeated="1016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36]-[.B36]+[.C36]" office:value-type="float" office:value="-20.41" calcext:value-type="float">
            <text:p>-20.41</text:p>
          </table:table-cell>
          <table:table-cell office:value-type="float" office:value="15.11" calcext:value-type="float">
            <text:p>15.11</text:p>
          </table:table-cell>
          <table:table-cell table:formula="of:=[.E36]-[.D36]" office:value-type="float" office:value="35.52" calcext:value-type="float">
            <text:p>35.52</text:p>
          </table:table-cell>
          <table:table-cell table:formula="of:=1.0020818554*[.D36]+36.0820486494" office:value-type="float" office:value="15.629557980686" calcext:value-type="float">
            <text:p>15.6295579807</text:p>
          </table:table-cell>
          <table:table-cell table:formula="of:=[.G36]-[.E36]" office:value-type="float" office:value="0.519557980686006" calcext:value-type="float">
            <text:p>0.5195579807</text:p>
          </table:table-cell>
          <table:table-cell table:number-columns-repeated="1016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37]-[.B37]+[.C37]" office:value-type="float" office:value="-19.41" calcext:value-type="float">
            <text:p>-19.41</text:p>
          </table:table-cell>
          <table:table-cell office:value-type="float" office:value="15.82" calcext:value-type="float">
            <text:p>15.82</text:p>
          </table:table-cell>
          <table:table-cell table:formula="of:=[.E37]-[.D37]" office:value-type="float" office:value="35.23" calcext:value-type="float">
            <text:p>35.23</text:p>
          </table:table-cell>
          <table:table-cell table:formula="of:=1.0020818554*[.D37]+36.0820486494" office:value-type="float" office:value="16.631639836086" calcext:value-type="float">
            <text:p>16.6316398361</text:p>
          </table:table-cell>
          <table:table-cell table:formula="of:=[.G37]-[.E37]" office:value-type="float" office:value="0.811639836086005" calcext:value-type="float">
            <text:p>0.8116398361</text:p>
          </table:table-cell>
          <table:table-cell table:formula="of:=([.H37]+[.H38])/2" office:value-type="float" office:value="1.06768076378601" calcext:value-type="float">
            <text:p>1.0676807638</text:p>
          </table:table-cell>
          <table:table-cell table:number-columns-repeated="1015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38]-[.B38]+[.C38]" office:value-type="float" office:value="-18.41" calcext:value-type="float">
            <text:p>-18.41</text:p>
          </table:table-cell>
          <table:table-cell office:value-type="float" office:value="16.31" calcext:value-type="float">
            <text:p>16.31</text:p>
          </table:table-cell>
          <table:table-cell table:formula="of:=[.E38]-[.D38]" office:value-type="float" office:value="34.72" calcext:value-type="float">
            <text:p>34.72</text:p>
          </table:table-cell>
          <table:table-cell table:formula="of:=1.0020818554*[.D38]+36.0820486494" office:value-type="float" office:value="17.633721691486" calcext:value-type="float">
            <text:p>17.6337216915</text:p>
          </table:table-cell>
          <table:table-cell table:formula="of:=[.G38]-[.E38]" office:value-type="float" office:value="1.32372169148601" calcext:value-type="float">
            <text:p>1.3237216915</text:p>
          </table:table-cell>
          <table:table-cell table:formula="of:=([.D37]+[.D38])/2" office:value-type="float" office:value="-18.91" calcext:value-type="float">
            <text:p>-18.91</text:p>
          </table:table-cell>
          <table:table-cell table:number-columns-repeated="1015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39]-[.B39]+[.C39]" office:value-type="float" office:value="-17.41" calcext:value-type="float">
            <text:p>-17.41</text:p>
          </table:table-cell>
          <table:table-cell office:value-type="float" office:value="16.7" calcext:value-type="float">
            <text:p>16.70</text:p>
          </table:table-cell>
          <table:table-cell table:formula="of:=[.E39]-[.D39]" office:value-type="float" office:value="34.11" calcext:value-type="float">
            <text:p>34.11</text:p>
          </table:table-cell>
          <table:table-cell table:formula="of:=1.0020818554*[.D39]+36.0820486494" office:value-type="float" office:value="18.635803546886" calcext:value-type="float">
            <text:p>18.6358035469</text:p>
          </table:table-cell>
          <table:table-cell table:formula="of:=[.G39]-[.E39]" office:value-type="float" office:value="1.93580354688601" calcext:value-type="float">
            <text:p>1.9358035469</text:p>
          </table:table-cell>
          <table:table-cell table:formula="of:=([.E37]+[.E38])/2" office:value-type="float" office:value="16.065" calcext:value-type="float">
            <text:p>16.065</text:p>
          </table:table-cell>
          <table:table-cell table:number-columns-repeated="1015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40]-[.B40]+[.C40]" office:value-type="float" office:value="-16.41" calcext:value-type="float">
            <text:p>-16.41</text:p>
          </table:table-cell>
          <table:table-cell office:value-type="float" office:value="17.02" calcext:value-type="float">
            <text:p>17.02</text:p>
          </table:table-cell>
          <table:table-cell table:formula="of:=[.E40]-[.D40]" office:value-type="float" office:value="33.43" calcext:value-type="float">
            <text:p>33.43</text:p>
          </table:table-cell>
          <table:table-cell table:formula="of:=1.0020818554*[.D40]+36.0820486494" office:value-type="float" office:value="19.637885402286" calcext:value-type="float">
            <text:p>19.6378854023</text:p>
          </table:table-cell>
          <table:table-cell table:formula="of:=[.G40]-[.E40]" office:value-type="float" office:value="2.61788540228601" calcext:value-type="float">
            <text:p>2.6178854023</text:p>
          </table:table-cell>
          <table:table-cell table:number-columns-repeated="1016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41]-[.B41]+[.C41]" office:value-type="float" office:value="-15.41" calcext:value-type="float">
            <text:p>-15.41</text:p>
          </table:table-cell>
          <table:table-cell office:value-type="float" office:value="17.27" calcext:value-type="float">
            <text:p>17.27</text:p>
          </table:table-cell>
          <table:table-cell table:formula="of:=[.E41]-[.D41]" office:value-type="float" office:value="32.68" calcext:value-type="float">
            <text:p>32.68</text:p>
          </table:table-cell>
          <table:table-cell table:formula="of:=1.0020818554*[.D41]+36.0820486494" office:value-type="float" office:value="20.639967257686" calcext:value-type="float">
            <text:p>20.6399672577</text:p>
          </table:table-cell>
          <table:table-cell table:formula="of:=[.G41]-[.E41]" office:value-type="float" office:value="3.369967257686" calcext:value-type="float">
            <text:p>3.3699672577</text:p>
          </table:table-cell>
          <table:table-cell table:number-columns-repeated="101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42]-[.B42]+[.C42]" office:value-type="float" office:value="-14.41" calcext:value-type="float">
            <text:p>-14.41</text:p>
          </table:table-cell>
          <table:table-cell office:value-type="float" office:value="17.5" calcext:value-type="float">
            <text:p>17.50</text:p>
          </table:table-cell>
          <table:table-cell table:formula="of:=[.E42]-[.D42]" office:value-type="float" office:value="31.91" calcext:value-type="float">
            <text:p>31.91</text:p>
          </table:table-cell>
          <table:table-cell table:formula="of:=1.0020818554*[.D42]+36.0820486494" office:value-type="float" office:value="21.642049113086" calcext:value-type="float">
            <text:p>21.6420491131</text:p>
          </table:table-cell>
          <table:table-cell table:formula="of:=[.G42]-[.E42]" office:value-type="float" office:value="4.142049113086" calcext:value-type="float">
            <text:p>4.1420491131</text:p>
          </table:table-cell>
          <table:table-cell table:number-columns-repeated="1016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43]-[.B43]+[.C43]" office:value-type="float" office:value="-13.41" calcext:value-type="float">
            <text:p>-13.41</text:p>
          </table:table-cell>
          <table:table-cell office:value-type="float" office:value="17.67" calcext:value-type="float">
            <text:p>17.67</text:p>
          </table:table-cell>
          <table:table-cell table:formula="of:=[.E43]-[.D43]" office:value-type="float" office:value="31.08" calcext:value-type="float">
            <text:p>31.08</text:p>
          </table:table-cell>
          <table:table-cell table:formula="of:=1.0020818554*[.D43]+36.0820486494" office:value-type="float" office:value="22.644130968486" calcext:value-type="float">
            <text:p>22.6441309685</text:p>
          </table:table-cell>
          <table:table-cell table:formula="of:=[.G43]-[.E43]" office:value-type="float" office:value="4.974130968486" calcext:value-type="float">
            <text:p>4.9741309685</text:p>
          </table:table-cell>
          <table:table-cell table:number-columns-repeated="1016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44]-[.B44]+[.C44]" office:value-type="float" office:value="-12.41" calcext:value-type="float">
            <text:p>-12.41</text:p>
          </table:table-cell>
          <table:table-cell office:value-type="float" office:value="17.84" calcext:value-type="float">
            <text:p>17.84</text:p>
          </table:table-cell>
          <table:table-cell table:formula="of:=[.E44]-[.D44]" office:value-type="float" office:value="30.25" calcext:value-type="float">
            <text:p>30.25</text:p>
          </table:table-cell>
          <table:table-cell table:formula="of:=1.0020818554*[.D44]+36.0820486494" office:value-type="float" office:value="23.646212823886" calcext:value-type="float">
            <text:p>23.6462128239</text:p>
          </table:table-cell>
          <table:table-cell table:formula="of:=[.G44]-[.E44]" office:value-type="float" office:value="5.806212823886" calcext:value-type="float">
            <text:p>5.8062128239</text:p>
          </table:table-cell>
          <table:table-cell table:number-columns-repeated="1016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45]-[.B45]+[.C45]" office:value-type="float" office:value="-11.41" calcext:value-type="float">
            <text:p>-11.41</text:p>
          </table:table-cell>
          <table:table-cell office:value-type="float" office:value="17.94" calcext:value-type="float">
            <text:p>17.94</text:p>
          </table:table-cell>
          <table:table-cell table:formula="of:=[.E45]-[.D45]" office:value-type="float" office:value="29.35" calcext:value-type="float">
            <text:p>29.35</text:p>
          </table:table-cell>
          <table:table-cell table:formula="of:=1.0020818554*[.D45]+36.0820486494" office:value-type="float" office:value="24.648294679286" calcext:value-type="float">
            <text:p>24.6482946793</text:p>
          </table:table-cell>
          <table:table-cell table:formula="of:=[.G45]-[.E45]" office:value-type="float" office:value="6.708294679286" calcext:value-type="float">
            <text:p>6.7082946793</text:p>
          </table:table-cell>
          <table:table-cell table:number-columns-repeated="1016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46]-[.B46]+[.C46]" office:value-type="float" office:value="-10.41" calcext:value-type="float">
            <text:p>-10.41</text:p>
          </table:table-cell>
          <table:table-cell office:value-type="float" office:value="18" calcext:value-type="float">
            <text:p>18.00</text:p>
          </table:table-cell>
          <table:table-cell table:formula="of:=[.E46]-[.D46]" office:value-type="float" office:value="28.41" calcext:value-type="float">
            <text:p>28.41</text:p>
          </table:table-cell>
          <table:table-cell table:formula="of:=1.0020818554*[.D46]+36.0820486494" office:value-type="float" office:value="25.650376534686" calcext:value-type="float">
            <text:p>25.6503765347</text:p>
          </table:table-cell>
          <table:table-cell table:formula="of:=[.G46]-[.E46]" office:value-type="float" office:value="7.650376534686" calcext:value-type="float">
            <text:p>7.6503765347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47]-[.B47]+[.C47]" office:value-type="float" office:value="-9.41" calcext:value-type="float">
            <text:p>-9.41</text:p>
          </table:table-cell>
          <table:table-cell office:value-type="float" office:value="18.02" calcext:value-type="float">
            <text:p>18.02</text:p>
          </table:table-cell>
          <table:table-cell table:formula="of:=[.E47]-[.D47]" office:value-type="float" office:value="27.43" calcext:value-type="float">
            <text:p>27.43</text:p>
          </table:table-cell>
          <table:table-cell table:formula="of:=1.0020818554*[.D47]+36.0820486494" office:value-type="float" office:value="26.652458390086" calcext:value-type="float">
            <text:p>26.6524583901</text:p>
          </table:table-cell>
          <table:table-cell table:formula="of:=[.G47]-[.E47]" office:value-type="float" office:value="8.632458390086" calcext:value-type="float">
            <text:p>8.632458390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48]-[.B48]+[.C48]" office:value-type="float" office:value="-8.41" calcext:value-type="float">
            <text:p>-8.41</text:p>
          </table:table-cell>
          <table:table-cell office:value-type="float" office:value="18" calcext:value-type="float">
            <text:p>18.00</text:p>
          </table:table-cell>
          <table:table-cell table:formula="of:=[.E48]-[.D48]" office:value-type="float" office:value="26.41" calcext:value-type="float">
            <text:p>26.41</text:p>
          </table:table-cell>
          <table:table-cell table:formula="of:=1.0020818554*[.D48]+36.0820486494" office:value-type="float" office:value="27.654540245486" calcext:value-type="float">
            <text:p>27.6545402455</text:p>
          </table:table-cell>
          <table:table-cell table:formula="of:=[.G48]-[.E48]" office:value-type="float" office:value="9.654540245486" calcext:value-type="float">
            <text:p>9.654540245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49]-[.B49]+[.C49]" office:value-type="float" office:value="-7.41" calcext:value-type="float">
            <text:p>-7.41</text:p>
          </table:table-cell>
          <table:table-cell office:value-type="float" office:value="17.96" calcext:value-type="float">
            <text:p>17.96</text:p>
          </table:table-cell>
          <table:table-cell table:formula="of:=[.E49]-[.D49]" office:value-type="float" office:value="25.37" calcext:value-type="float">
            <text:p>25.37</text:p>
          </table:table-cell>
          <table:table-cell table:formula="of:=1.0020818554*[.D49]+36.0820486494" office:value-type="float" office:value="28.656622100886" calcext:value-type="float">
            <text:p>28.6566221009</text:p>
          </table:table-cell>
          <table:table-cell table:formula="of:=[.G49]-[.E49]" office:value-type="float" office:value="10.696622100886" calcext:value-type="float">
            <text:p>10.6966221009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50]-[.B50]+[.C50]" office:value-type="float" office:value="-6.41" calcext:value-type="float">
            <text:p>-6.41</text:p>
          </table:table-cell>
          <table:table-cell office:value-type="float" office:value="17.9" calcext:value-type="float">
            <text:p>17.90</text:p>
          </table:table-cell>
          <table:table-cell table:formula="of:=[.E50]-[.D50]" office:value-type="float" office:value="24.31" calcext:value-type="float">
            <text:p>24.31</text:p>
          </table:table-cell>
          <table:table-cell table:formula="of:=1.0020818554*[.D50]+36.0820486494" office:value-type="float" office:value="29.658703956286" calcext:value-type="float">
            <text:p>29.6587039563</text:p>
          </table:table-cell>
          <table:table-cell table:formula="of:=[.G50]-[.E50]" office:value-type="float" office:value="11.758703956286" calcext:value-type="float">
            <text:p>11.758703956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51]-[.B51]+[.C51]" office:value-type="float" office:value="-5.41" calcext:value-type="float">
            <text:p>-5.41</text:p>
          </table:table-cell>
          <table:table-cell office:value-type="float" office:value="17.8" calcext:value-type="float">
            <text:p>17.80</text:p>
          </table:table-cell>
          <table:table-cell table:formula="of:=[.E51]-[.D51]" office:value-type="float" office:value="23.21" calcext:value-type="float">
            <text:p>23.21</text:p>
          </table:table-cell>
          <table:table-cell table:formula="of:=1.0020818554*[.D51]+36.0820486494" office:value-type="float" office:value="30.660785811686" calcext:value-type="float">
            <text:p>30.6607858117</text:p>
          </table:table-cell>
          <table:table-cell table:formula="of:=[.G51]-[.E51]" office:value-type="float" office:value="12.860785811686" calcext:value-type="float">
            <text:p>12.860785811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52]-[.B52]+[.C52]" office:value-type="float" office:value="-4.41" calcext:value-type="float">
            <text:p>-4.41</text:p>
          </table:table-cell>
          <table:table-cell office:value-type="float" office:value="17.67" calcext:value-type="float">
            <text:p>17.67</text:p>
          </table:table-cell>
          <table:table-cell table:formula="of:=[.E52]-[.D52]" office:value-type="float" office:value="22.08" calcext:value-type="float">
            <text:p>22.08</text:p>
          </table:table-cell>
          <table:table-cell table:formula="of:=1.0020818554*[.D52]+36.0820486494" office:value-type="float" office:value="31.662867667086" calcext:value-type="float">
            <text:p>31.6628676671</text:p>
          </table:table-cell>
          <table:table-cell table:formula="of:=[.G52]-[.E52]" office:value-type="float" office:value="13.992867667086" calcext:value-type="float">
            <text:p>13.9928676671</text:p>
          </table:table-cell>
          <table:table-cell table:number-columns-repeated="1016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D-10MHz" table:style-name="ta1">
        <table:shapes>
          <draw:frame draw:z-index="0" draw:style-name="gr1" draw:text-style-name="P1" svg:width="457.74pt" svg:height="259.26pt" svg:x="7.8pt" svg:y="307.13pt">
            <loext:p draw:notify-on-update-of-ranges="'IMD-10MHz'.J11:'IMD-10MHz'.J17 P1dB_10MHz.A1:P1dB_10MHz.A1 'IMD-10MHz'.L11:'IMD-10MHz'.L17 'IMD-10MHz'.J11:'IMD-10MHz'.J21 'IMD-10MHz'.K1:'IMD-10MHz'.K1 'IMD-10MHz'.K11:'IMD-10MHz'.K21 'IMD-10MHz'.J2:'IMD-10MHz'.J21 'IMD-10MHz'.L1:'IMD-10MHz'.L1 'IMD-10MHz'.L2:'IMD-10MHz'.L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2" table:number-columns-repeated="4" table:default-cell-style-name="ce24"/>
        <table:table-column table:style-name="co15" table:default-cell-style-name="ce19"/>
        <table:table-column table:style-name="co16" table:default-cell-style-name="Default"/>
        <table:table-column table:style-name="co17" table:default-cell-style-name="Default"/>
        <table:table-column table:style-name="co2" table:number-columns-repeated="1012" table:default-cell-style-name="Default"/>
        <table:table-row table:style-name="ro2">
          <table:table-cell table:style-name="ce22" office:value-type="string" calcext:value-type="string">
            <text:p>Siggen Power [dBm]</text:p>
          </table:table-cell>
          <table:table-cell table:style-name="ce22" office:value-type="string" calcext:value-type="string">
            <text:p>Fixed Attenuator [dB]</text:p>
          </table:table-cell>
          <table:table-cell table:style-name="ce22" office:value-type="string" calcext:value-type="string">
            <text:p>Attenuator Setting [dB]</text:p>
          </table:table-cell>
          <table:table-cell table:style-name="ce25" office:value-type="string" calcext:value-type="string">
            <text:p>ZMSCJ-2-1 AVG IL [dB]</text:p>
          </table:table-cell>
          <table:table-cell table:style-name="ce25" office:value-type="string" calcext:value-type="string">
            <text:p>ZFSC-2-4-S+ AVG IL [dB]</text:p>
          </table:table-cell>
          <table:table-cell table:style-name="ce26" office:value-type="string" calcext:value-type="string">
            <text:p>M1 [dB]</text:p>
          </table:table-cell>
          <table:table-cell table:style-name="ce26" office:value-type="string" calcext:value-type="string">
            <text:p>M2 [dB]</text:p>
          </table:table-cell>
          <table:table-cell table:style-name="ce26" office:value-type="string" calcext:value-type="string">
            <text:p>M3 [dB]</text:p>
          </table:table-cell>
          <table:table-cell table:style-name="ce26" office:value-type="string" calcext:value-type="string">
            <text:p>M4 [dB]</text:p>
          </table:table-cell>
          <table:table-cell table:style-name="ce25" office:value-type="string" calcext:value-type="string">
            <text:p>Input Power [dBm]</text:p>
          </table:table-cell>
          <table:table-cell table:style-name="ce22" office:value-type="string" calcext:value-type="string">
            <text:p>Fundamental Average [dBm]</text:p>
          </table:table-cell>
          <table:table-cell table:style-name="ce22" office:value-type="string" calcext:value-type="string">
            <text:p>IM3 Average [dBm]</text:p>
          </table:table-cell>
          <table:table-cell table:style-name="ce22" office:value-type="string" calcext:value-type="string">
            <text:p>IMD [dB]</text:p>
          </table:table-cell>
          <table:table-cell table:style-name="ce22" office:value-type="string" calcext:value-type="string">
            <text:p>IP3 low</text:p>
          </table:table-cell>
          <table:table-cell table:style-name="ce22" office:value-type="string" calcext:value-type="string">
            <text:p>IP3 hi</text:p>
          </table:table-cell>
          <table:table-cell table:style-name="ce28" office:value-type="string" calcext:value-type="string">
            <text:p>IIP3</text:p>
          </table:table-cell>
          <table:table-cell table:style-name="ce22" office:value-type="string" calcext:value-type="string">
            <text:p>OIP3</text:p>
          </table:table-cell>
          <table:table-cell table:style-name="ce22" office:value-type="string" calcext:value-type="string">
            <text:p>GAIN</text:p>
          </table:table-cell>
          <table:table-cell table:style-name="ce22" table:number-columns-repeated="100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3444215054126" calcext:value-type="float">
            <text:p>3.344</text:p>
          </table:table-cell>
          <table:table-cell office:value-type="float" office:value="-0.73" calcext:value-type="float">
            <text:p>-0.73</text:p>
          </table:table-cell>
          <table:table-cell office:value-type="float" office:value="13.31" calcext:value-type="float">
            <text:p>13.31</text:p>
          </table:table-cell>
          <table:table-cell office:value-type="float" office:value="13.22" calcext:value-type="float">
            <text:p>13.22</text:p>
          </table:table-cell>
          <table:table-cell office:value-type="float" office:value="-0.85" calcext:value-type="float">
            <text:p>-0.85</text:p>
          </table:table-cell>
          <table:table-cell table:formula="of:=[.A2]-[.B2]-[.C2]-[.D2]-[.E2]" office:value-type="float" office:value="-18.9544215054126" calcext:value-type="float">
            <text:p>-18.954</text:p>
          </table:table-cell>
          <table:table-cell table:style-name="ce19" table:formula="of:=([.G2]+[.H2])/2" office:value-type="float" office:value="13.265" calcext:value-type="float">
            <text:p>13.265</text:p>
          </table:table-cell>
          <table:table-cell table:style-name="ce19" table:formula="of:=([.F2]+[.I2])/2" office:value-type="float" office:value="-0.79" calcext:value-type="float">
            <text:p>-0.790</text:p>
          </table:table-cell>
          <table:table-cell table:formula="of:=[.K2]-[.L2]" office:value-type="float" office:value="14.055" calcext:value-type="float">
            <text:p>14.055</text:p>
          </table:table-cell>
          <table:table-cell table:formula="of:=[.G2]+([.H2]-[.F2])/2" office:value-type="float" office:value="20.285" calcext:value-type="float">
            <text:p>20.285</text:p>
          </table:table-cell>
          <table:table-cell table:formula="of:=[.H2]+([.G2]-[.I2])/2" office:value-type="float" office:value="20.3" calcext:value-type="float">
            <text:p>20.3</text:p>
          </table:table-cell>
          <table:table-cell table:formula="of:=[.J2]+[.M2]/2" office:value-type="float" office:value="-11.9269215054126" calcext:value-type="float">
            <text:p>-11.9269215054</text:p>
          </table:table-cell>
          <table:table-cell table:formula="of:=[.K2]+[.M2]/2" office:value-type="float" office:value="20.2925" calcext:value-type="float">
            <text:p>20.2925</text:p>
          </table:table-cell>
          <table:table-cell table:formula="of:=[.Q2]-[.P2]" office:value-type="float" office:value="32.2194215054126" calcext:value-type="float">
            <text:p>32.2194215054</text:p>
          </table:table-cell>
          <table:table-cell table:number-columns-repeated="100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3444215054126" calcext:value-type="float">
            <text:p>3.344</text:p>
          </table:table-cell>
          <table:table-cell office:value-type="float" office:value="-1.76" calcext:value-type="float">
            <text:p>-1.76</text:p>
          </table:table-cell>
          <table:table-cell office:value-type="float" office:value="13.09" calcext:value-type="float">
            <text:p>13.09</text:p>
          </table:table-cell>
          <table:table-cell office:value-type="float" office:value="13.01" calcext:value-type="float">
            <text:p>13.01</text:p>
          </table:table-cell>
          <table:table-cell office:value-type="float" office:value="-1.85" calcext:value-type="float">
            <text:p>-1.85</text:p>
          </table:table-cell>
          <table:table-cell table:formula="of:=[.A3]-[.B3]-[.C3]-[.D3]-[.E3]" office:value-type="float" office:value="-19.9544215054126" calcext:value-type="float">
            <text:p>-19.954</text:p>
          </table:table-cell>
          <table:table-cell table:style-name="ce19" table:formula="of:=([.G3]+[.H3])/2" office:value-type="float" office:value="13.05" calcext:value-type="float">
            <text:p>13.050</text:p>
          </table:table-cell>
          <table:table-cell table:style-name="ce19" table:formula="of:=([.F3]+[.I3])/2" office:value-type="float" office:value="-1.805" calcext:value-type="float">
            <text:p>-1.805</text:p>
          </table:table-cell>
          <table:table-cell table:formula="of:=[.K3]-[.L3]" office:value-type="float" office:value="14.855" calcext:value-type="float">
            <text:p>14.855</text:p>
          </table:table-cell>
          <table:table-cell table:formula="of:=[.G3]+([.H3]-[.F3])/2" office:value-type="float" office:value="20.475" calcext:value-type="float">
            <text:p>20.475</text:p>
          </table:table-cell>
          <table:table-cell table:formula="of:=[.H3]+([.G3]-[.I3])/2" office:value-type="float" office:value="20.48" calcext:value-type="float">
            <text:p>20.48</text:p>
          </table:table-cell>
          <table:table-cell table:formula="of:=[.J3]+[.M3]/2" office:value-type="float" office:value="-12.5269215054126" calcext:value-type="float">
            <text:p>-12.5269215054</text:p>
          </table:table-cell>
          <table:table-cell table:formula="of:=[.K3]+[.M3]/2" office:value-type="float" office:value="20.4775" calcext:value-type="float">
            <text:p>20.4775</text:p>
          </table:table-cell>
          <table:table-cell table:formula="of:=[.Q3]-[.P3]" office:value-type="float" office:value="33.0044215054126" calcext:value-type="float">
            <text:p>33.0044215054</text:p>
          </table:table-cell>
          <table:table-cell table:number-columns-repeated="100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3444215054126" calcext:value-type="float">
            <text:p>3.344</text:p>
          </table:table-cell>
          <table:table-cell office:value-type="float" office:value="-3.07" calcext:value-type="float">
            <text:p>-3.07</text:p>
          </table:table-cell>
          <table:table-cell office:value-type="float" office:value="12.81" calcext:value-type="float">
            <text:p>12.81</text:p>
          </table:table-cell>
          <table:table-cell office:value-type="float" office:value="12.74" calcext:value-type="float">
            <text:p>12.74</text:p>
          </table:table-cell>
          <table:table-cell office:value-type="float" office:value="-3.16" calcext:value-type="float">
            <text:p>-3.16</text:p>
          </table:table-cell>
          <table:table-cell table:formula="of:=[.A4]-[.B4]-[.C4]-[.D4]-[.E4]" office:value-type="float" office:value="-20.9544215054126" calcext:value-type="float">
            <text:p>-20.954</text:p>
          </table:table-cell>
          <table:table-cell table:style-name="ce19" table:formula="of:=([.G4]+[.H4])/2" office:value-type="float" office:value="12.775" calcext:value-type="float">
            <text:p>12.775</text:p>
          </table:table-cell>
          <table:table-cell table:style-name="ce19" table:formula="of:=([.F4]+[.I4])/2" office:value-type="float" office:value="-3.115" calcext:value-type="float">
            <text:p>-3.115</text:p>
          </table:table-cell>
          <table:table-cell table:formula="of:=[.K4]-[.L4]" office:value-type="float" office:value="15.89" calcext:value-type="float">
            <text:p>15.89</text:p>
          </table:table-cell>
          <table:table-cell table:formula="of:=[.G4]+([.H4]-[.F4])/2" office:value-type="float" office:value="20.715" calcext:value-type="float">
            <text:p>20.715</text:p>
          </table:table-cell>
          <table:table-cell table:formula="of:=[.H4]+([.G4]-[.I4])/2" office:value-type="float" office:value="20.725" calcext:value-type="float">
            <text:p>20.725</text:p>
          </table:table-cell>
          <table:table-cell table:formula="of:=[.J4]+[.M4]/2" office:value-type="float" office:value="-13.0094215054126" calcext:value-type="float">
            <text:p>-13.0094215054</text:p>
          </table:table-cell>
          <table:table-cell table:formula="of:=[.K4]+[.M4]/2" office:value-type="float" office:value="20.72" calcext:value-type="float">
            <text:p>20.72</text:p>
          </table:table-cell>
          <table:table-cell table:formula="of:=[.Q4]-[.P4]" office:value-type="float" office:value="33.7294215054126" calcext:value-type="float">
            <text:p>33.7294215054</text:p>
          </table:table-cell>
          <table:table-cell table:number-columns-repeated="100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3444215054126" calcext:value-type="float">
            <text:p>3.344</text:p>
          </table:table-cell>
          <table:table-cell office:value-type="float" office:value="-4.69" calcext:value-type="float">
            <text:p>-4.69</text:p>
          </table:table-cell>
          <table:table-cell office:value-type="float" office:value="12.49" calcext:value-type="float">
            <text:p>12.49</text:p>
          </table:table-cell>
          <table:table-cell office:value-type="float" office:value="12.44" calcext:value-type="float">
            <text:p>12.44</text:p>
          </table:table-cell>
          <table:table-cell office:value-type="float" office:value="-4.77" calcext:value-type="float">
            <text:p>-4.77</text:p>
          </table:table-cell>
          <table:table-cell table:formula="of:=[.A5]-[.B5]-[.C5]-[.D5]-[.E5]" office:value-type="float" office:value="-21.9544215054126" calcext:value-type="float">
            <text:p>-21.954</text:p>
          </table:table-cell>
          <table:table-cell table:style-name="ce19" table:formula="of:=([.G5]+[.H5])/2" office:value-type="float" office:value="12.465" calcext:value-type="float">
            <text:p>12.465</text:p>
          </table:table-cell>
          <table:table-cell table:style-name="ce19" table:formula="of:=([.F5]+[.I5])/2" office:value-type="float" office:value="-4.73" calcext:value-type="float">
            <text:p>-4.730</text:p>
          </table:table-cell>
          <table:table-cell table:formula="of:=[.K5]-[.L5]" office:value-type="float" office:value="17.195" calcext:value-type="float">
            <text:p>17.195</text:p>
          </table:table-cell>
          <table:table-cell table:formula="of:=[.G5]+([.H5]-[.F5])/2" office:value-type="float" office:value="21.055" calcext:value-type="float">
            <text:p>21.055</text:p>
          </table:table-cell>
          <table:table-cell table:formula="of:=[.H5]+([.G5]-[.I5])/2" office:value-type="float" office:value="21.07" calcext:value-type="float">
            <text:p>21.07</text:p>
          </table:table-cell>
          <table:table-cell table:formula="of:=[.J5]+[.M5]/2" office:value-type="float" office:value="-13.3569215054126" calcext:value-type="float">
            <text:p>-13.3569215054</text:p>
          </table:table-cell>
          <table:table-cell table:formula="of:=[.K5]+[.M5]/2" office:value-type="float" office:value="21.0625" calcext:value-type="float">
            <text:p>21.0625</text:p>
          </table:table-cell>
          <table:table-cell table:formula="of:=[.Q5]-[.P5]" office:value-type="float" office:value="34.4194215054126" calcext:value-type="float">
            <text:p>34.4194215054</text:p>
          </table:table-cell>
          <table:table-cell table:number-columns-repeated="100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3444215054126" calcext:value-type="float">
            <text:p>3.344</text:p>
          </table:table-cell>
          <table:table-cell office:value-type="float" office:value="-6.78" calcext:value-type="float">
            <text:p>-6.78</text:p>
          </table:table-cell>
          <table:table-cell office:value-type="float" office:value="12.13" calcext:value-type="float">
            <text:p>12.13</text:p>
          </table:table-cell>
          <table:table-cell office:value-type="float" office:value="12.08" calcext:value-type="float">
            <text:p>12.08</text:p>
          </table:table-cell>
          <table:table-cell office:value-type="float" office:value="-6.85" calcext:value-type="float">
            <text:p>-6.85</text:p>
          </table:table-cell>
          <table:table-cell table:formula="of:=[.A6]-[.B6]-[.C6]-[.D6]-[.E6]" office:value-type="float" office:value="-22.9544215054126" calcext:value-type="float">
            <text:p>-22.954</text:p>
          </table:table-cell>
          <table:table-cell table:style-name="ce19" table:formula="of:=([.G6]+[.H6])/2" office:value-type="float" office:value="12.105" calcext:value-type="float">
            <text:p>12.105</text:p>
          </table:table-cell>
          <table:table-cell table:style-name="ce19" table:formula="of:=([.F6]+[.I6])/2" office:value-type="float" office:value="-6.815" calcext:value-type="float">
            <text:p>-6.815</text:p>
          </table:table-cell>
          <table:table-cell table:formula="of:=[.K6]-[.L6]" office:value-type="float" office:value="18.92" calcext:value-type="float">
            <text:p>18.92</text:p>
          </table:table-cell>
          <table:table-cell table:formula="of:=[.G6]+([.H6]-[.F6])/2" office:value-type="float" office:value="21.56" calcext:value-type="float">
            <text:p>21.56</text:p>
          </table:table-cell>
          <table:table-cell table:formula="of:=[.H6]+([.G6]-[.I6])/2" office:value-type="float" office:value="21.57" calcext:value-type="float">
            <text:p>21.57</text:p>
          </table:table-cell>
          <table:table-cell table:formula="of:=[.J6]+[.M6]/2" office:value-type="float" office:value="-13.4944215054126" calcext:value-type="float">
            <text:p>-13.4944215054</text:p>
          </table:table-cell>
          <table:table-cell table:formula="of:=[.K6]+[.M6]/2" office:value-type="float" office:value="21.565" calcext:value-type="float">
            <text:p>21.565</text:p>
          </table:table-cell>
          <table:table-cell table:formula="of:=[.Q6]-[.P6]" office:value-type="float" office:value="35.0594215054126" calcext:value-type="float">
            <text:p>35.0594215054</text:p>
          </table:table-cell>
          <table:table-cell table:number-columns-repeated="100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3444215054126" calcext:value-type="float">
            <text:p>3.344</text:p>
          </table:table-cell>
          <table:table-cell office:value-type="float" office:value="-9.62" calcext:value-type="float">
            <text:p>-9.62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5" calcext:value-type="float">
            <text:p>11.65</text:p>
          </table:table-cell>
          <table:table-cell office:value-type="float" office:value="-9.7" calcext:value-type="float">
            <text:p>-9.70</text:p>
          </table:table-cell>
          <table:table-cell table:formula="of:=[.A7]-[.B7]-[.C7]-[.D7]-[.E7]" office:value-type="float" office:value="-23.9544215054126" calcext:value-type="float">
            <text:p>-23.954</text:p>
          </table:table-cell>
          <table:table-cell table:style-name="ce19" table:formula="of:=([.G7]+[.H7])/2" office:value-type="float" office:value="11.67" calcext:value-type="float">
            <text:p>11.670</text:p>
          </table:table-cell>
          <table:table-cell table:style-name="ce19" table:formula="of:=([.F7]+[.I7])/2" office:value-type="float" office:value="-9.66" calcext:value-type="float">
            <text:p>-9.660</text:p>
          </table:table-cell>
          <table:table-cell table:formula="of:=[.K7]-[.L7]" office:value-type="float" office:value="21.33" calcext:value-type="float">
            <text:p>21.33</text:p>
          </table:table-cell>
          <table:table-cell table:formula="of:=[.G7]+([.H7]-[.F7])/2" office:value-type="float" office:value="22.325" calcext:value-type="float">
            <text:p>22.325</text:p>
          </table:table-cell>
          <table:table-cell table:formula="of:=[.H7]+([.G7]-[.I7])/2" office:value-type="float" office:value="22.345" calcext:value-type="float">
            <text:p>22.345</text:p>
          </table:table-cell>
          <table:table-cell table:formula="of:=[.J7]+[.M7]/2" office:value-type="float" office:value="-13.2894215054126" calcext:value-type="float">
            <text:p>-13.2894215054</text:p>
          </table:table-cell>
          <table:table-cell table:formula="of:=[.K7]+[.M7]/2" office:value-type="float" office:value="22.335" calcext:value-type="float">
            <text:p>22.335</text:p>
          </table:table-cell>
          <table:table-cell table:formula="of:=[.Q7]-[.P7]" office:value-type="float" office:value="35.6244215054126" calcext:value-type="float">
            <text:p>35.6244215054</text:p>
          </table:table-cell>
          <table:table-cell table:number-columns-repeated="100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3444215054126" calcext:value-type="float">
            <text:p>3.344</text:p>
          </table:table-cell>
          <table:table-cell office:value-type="float" office:value="-13.51" calcext:value-type="float">
            <text:p>-13.51</text:p>
          </table:table-cell>
          <table:table-cell office:value-type="float" office:value="11.17" calcext:value-type="float">
            <text:p>11.17</text:p>
          </table:table-cell>
          <table:table-cell office:value-type="float" office:value="11.13" calcext:value-type="float">
            <text:p>11.13</text:p>
          </table:table-cell>
          <table:table-cell office:value-type="float" office:value="-13.59" calcext:value-type="float">
            <text:p>-13.59</text:p>
          </table:table-cell>
          <table:table-cell table:formula="of:=[.A8]-[.B8]-[.C8]-[.D8]-[.E8]" office:value-type="float" office:value="-24.9544215054126" calcext:value-type="float">
            <text:p>-24.954</text:p>
          </table:table-cell>
          <table:table-cell table:style-name="ce19" table:formula="of:=([.G8]+[.H8])/2" office:value-type="float" office:value="11.15" calcext:value-type="float">
            <text:p>11.150</text:p>
          </table:table-cell>
          <table:table-cell table:style-name="ce19" table:formula="of:=([.F8]+[.I8])/2" office:value-type="float" office:value="-13.55" calcext:value-type="float">
            <text:p>-13.550</text:p>
          </table:table-cell>
          <table:table-cell table:formula="of:=[.K8]-[.L8]" office:value-type="float" office:value="24.7" calcext:value-type="float">
            <text:p>24.7</text:p>
          </table:table-cell>
          <table:table-cell table:formula="of:=[.G8]+([.H8]-[.F8])/2" office:value-type="float" office:value="23.49" calcext:value-type="float">
            <text:p>23.49</text:p>
          </table:table-cell>
          <table:table-cell table:formula="of:=[.H8]+([.G8]-[.I8])/2" office:value-type="float" office:value="23.51" calcext:value-type="float">
            <text:p>23.51</text:p>
          </table:table-cell>
          <table:table-cell table:formula="of:=[.J8]+[.M8]/2" office:value-type="float" office:value="-12.6044215054126" calcext:value-type="float">
            <text:p>-12.6044215054</text:p>
          </table:table-cell>
          <table:table-cell table:formula="of:=[.K8]+[.M8]/2" office:value-type="float" office:value="23.5" calcext:value-type="float">
            <text:p>23.5</text:p>
          </table:table-cell>
          <table:table-cell table:formula="of:=[.Q8]-[.P8]" office:value-type="float" office:value="36.1044215054126" calcext:value-type="float">
            <text:p>36.1044215054</text:p>
          </table:table-cell>
          <table:table-cell table:number-columns-repeated="100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3444215054126" calcext:value-type="float">
            <text:p>3.344</text:p>
          </table:table-cell>
          <table:table-cell office:value-type="float" office:value="-18.76" calcext:value-type="float">
            <text:p>-18.76</text:p>
          </table:table-cell>
          <table:table-cell office:value-type="float" office:value="10.57" calcext:value-type="float">
            <text:p>10.57</text:p>
          </table:table-cell>
          <table:table-cell office:value-type="float" office:value="10.53" calcext:value-type="float">
            <text:p>10.53</text:p>
          </table:table-cell>
          <table:table-cell office:value-type="float" office:value="-18.89" calcext:value-type="float">
            <text:p>-18.89</text:p>
          </table:table-cell>
          <table:table-cell table:formula="of:=[.A9]-[.B9]-[.C9]-[.D9]-[.E9]" office:value-type="float" office:value="-25.9544215054126" calcext:value-type="float">
            <text:p>-25.954</text:p>
          </table:table-cell>
          <table:table-cell table:style-name="ce19" table:formula="of:=([.G9]+[.H9])/2" office:value-type="float" office:value="10.55" calcext:value-type="float">
            <text:p>10.550</text:p>
          </table:table-cell>
          <table:table-cell table:style-name="ce19" table:formula="of:=([.F9]+[.I9])/2" office:value-type="float" office:value="-18.825" calcext:value-type="float">
            <text:p>-18.825</text:p>
          </table:table-cell>
          <table:table-cell table:formula="of:=[.K9]-[.L9]" office:value-type="float" office:value="29.375" calcext:value-type="float">
            <text:p>29.375</text:p>
          </table:table-cell>
          <table:table-cell table:formula="of:=[.G9]+([.H9]-[.F9])/2" office:value-type="float" office:value="25.215" calcext:value-type="float">
            <text:p>25.215</text:p>
          </table:table-cell>
          <table:table-cell table:formula="of:=[.H9]+([.G9]-[.I9])/2" office:value-type="float" office:value="25.26" calcext:value-type="float">
            <text:p>25.26</text:p>
          </table:table-cell>
          <table:table-cell table:formula="of:=[.J9]+[.M9]/2" office:value-type="float" office:value="-11.2669215054126" calcext:value-type="float">
            <text:p>-11.2669215054</text:p>
          </table:table-cell>
          <table:table-cell table:formula="of:=[.K9]+[.M9]/2" office:value-type="float" office:value="25.2375" calcext:value-type="float">
            <text:p>25.2375</text:p>
          </table:table-cell>
          <table:table-cell table:formula="of:=[.Q9]-[.P9]" office:value-type="float" office:value="36.5044215054126" calcext:value-type="float">
            <text:p>36.5044215054</text:p>
          </table:table-cell>
          <table:table-cell table:number-columns-repeated="100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3444215054126" calcext:value-type="float">
            <text:p>3.344</text:p>
          </table:table-cell>
          <table:table-cell office:value-type="float" office:value="-26.85" calcext:value-type="float">
            <text:p>-26.85</text:p>
          </table:table-cell>
          <table:table-cell office:value-type="float" office:value="9.81" calcext:value-type="float">
            <text:p>9.81</text:p>
          </table:table-cell>
          <table:table-cell office:value-type="float" office:value="9.77" calcext:value-type="float">
            <text:p>9.77</text:p>
          </table:table-cell>
          <table:table-cell office:value-type="float" office:value="-27.02" calcext:value-type="float">
            <text:p>-27.02</text:p>
          </table:table-cell>
          <table:table-cell table:formula="of:=[.A10]-[.B10]-[.C10]-[.D10]-[.E10]" office:value-type="float" office:value="-26.9544215054126" calcext:value-type="float">
            <text:p>-26.954</text:p>
          </table:table-cell>
          <table:table-cell table:style-name="ce19" table:formula="of:=([.G10]+[.H10])/2" office:value-type="float" office:value="9.79" calcext:value-type="float">
            <text:p>9.790</text:p>
          </table:table-cell>
          <table:table-cell table:style-name="ce19" table:formula="of:=([.F10]+[.I10])/2" office:value-type="float" office:value="-26.935" calcext:value-type="float">
            <text:p>-26.935</text:p>
          </table:table-cell>
          <table:table-cell table:formula="of:=[.K10]-[.L10]" office:value-type="float" office:value="36.725" calcext:value-type="float">
            <text:p>36.725</text:p>
          </table:table-cell>
          <table:table-cell table:formula="of:=[.G10]+([.H10]-[.F10])/2" office:value-type="float" office:value="28.12" calcext:value-type="float">
            <text:p>28.12</text:p>
          </table:table-cell>
          <table:table-cell table:formula="of:=[.H10]+([.G10]-[.I10])/2" office:value-type="float" office:value="28.185" calcext:value-type="float">
            <text:p>28.185</text:p>
          </table:table-cell>
          <table:table-cell table:formula="of:=[.J10]+[.M10]/2" office:value-type="float" office:value="-8.5919215054126" calcext:value-type="float">
            <text:p>-8.5919215054</text:p>
          </table:table-cell>
          <table:table-cell table:formula="of:=[.K10]+[.M10]/2" office:value-type="float" office:value="28.1525" calcext:value-type="float">
            <text:p>28.1525</text:p>
          </table:table-cell>
          <table:table-cell table:formula="of:=[.Q10]-[.P10]" office:value-type="float" office:value="36.7444215054126" calcext:value-type="float">
            <text:p>36.7444215054</text:p>
          </table:table-cell>
          <table:table-cell table:number-columns-repeated="100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3444215054126" calcext:value-type="float">
            <text:p>3.344</text:p>
          </table:table-cell>
          <table:table-cell office:value-type="float" office:value="-35.1" calcext:value-type="float">
            <text:p>-35.10</text:p>
          </table:table-cell>
          <table:table-cell office:value-type="float" office:value="8.91" calcext:value-type="float">
            <text:p>8.91</text:p>
          </table:table-cell>
          <table:table-cell office:value-type="float" office:value="8.87" calcext:value-type="float">
            <text:p>8.87</text:p>
          </table:table-cell>
          <table:table-cell office:value-type="float" office:value="-35.4" calcext:value-type="float">
            <text:p>-35.40</text:p>
          </table:table-cell>
          <table:table-cell table:formula="of:=[.A11]-[.B11]-[.C11]-[.D11]-[.E11]" office:value-type="float" office:value="-27.9544215054126" calcext:value-type="float">
            <text:p>-27.954</text:p>
          </table:table-cell>
          <table:table-cell table:style-name="ce19" table:formula="of:=([.G11]+[.H11])/2" office:value-type="float" office:value="8.89" calcext:value-type="float">
            <text:p>8.890</text:p>
          </table:table-cell>
          <table:table-cell table:style-name="ce19" table:formula="of:=([.F11]+[.I11])/2" office:value-type="float" office:value="-35.25" calcext:value-type="float">
            <text:p>-35.250</text:p>
          </table:table-cell>
          <table:table-cell table:formula="of:=[.K11]-[.L11]" office:value-type="float" office:value="44.14" calcext:value-type="float">
            <text:p>44.14</text:p>
          </table:table-cell>
          <table:table-cell table:formula="of:=[.G11]+([.H11]-[.F11])/2" office:value-type="float" office:value="30.895" calcext:value-type="float">
            <text:p>30.895</text:p>
          </table:table-cell>
          <table:table-cell table:formula="of:=[.H11]+([.G11]-[.I11])/2" office:value-type="float" office:value="31.025" calcext:value-type="float">
            <text:p>31.025</text:p>
          </table:table-cell>
          <table:table-cell table:formula="of:=[.J11]+[.M11]/2" office:value-type="float" office:value="-5.8844215054126" calcext:value-type="float">
            <text:p>-5.8844215054</text:p>
          </table:table-cell>
          <table:table-cell table:formula="of:=[.K11]+[.M11]/2" office:value-type="float" office:value="30.96" calcext:value-type="float">
            <text:p>30.96</text:p>
          </table:table-cell>
          <table:table-cell table:formula="of:=[.Q11]-[.P11]" office:value-type="float" office:value="36.8444215054126" calcext:value-type="float">
            <text:p>36.8444215054</text:p>
          </table:table-cell>
          <table:table-cell table:number-columns-repeated="100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3444215054126" calcext:value-type="float">
            <text:p>3.344</text:p>
          </table:table-cell>
          <table:table-cell office:value-type="float" office:value="-38.23" calcext:value-type="float">
            <text:p>-38.23</text:p>
          </table:table-cell>
          <table:table-cell office:value-type="float" office:value="7.96" calcext:value-type="float">
            <text:p>7.96</text:p>
          </table:table-cell>
          <table:table-cell office:value-type="float" office:value="7.93" calcext:value-type="float">
            <text:p>7.93</text:p>
          </table:table-cell>
          <table:table-cell office:value-type="float" office:value="-38.61" calcext:value-type="float">
            <text:p>-38.61</text:p>
          </table:table-cell>
          <table:table-cell table:formula="of:=[.A12]-[.B12]-[.C12]-[.D12]-[.E12]" office:value-type="float" office:value="-28.9544215054126" calcext:value-type="float">
            <text:p>-28.954</text:p>
          </table:table-cell>
          <table:table-cell table:style-name="ce19" table:formula="of:=([.G12]+[.H12])/2" office:value-type="float" office:value="7.945" calcext:value-type="float">
            <text:p>7.945</text:p>
          </table:table-cell>
          <table:table-cell table:style-name="ce19" table:formula="of:=([.F12]+[.I12])/2" office:value-type="float" office:value="-38.42" calcext:value-type="float">
            <text:p>-38.420</text:p>
          </table:table-cell>
          <table:table-cell table:formula="of:=[.K12]-[.L12]" office:value-type="float" office:value="46.365" calcext:value-type="float">
            <text:p>46.365</text:p>
          </table:table-cell>
          <table:table-cell table:formula="of:=[.G12]+([.H12]-[.F12])/2" office:value-type="float" office:value="31.04" calcext:value-type="float">
            <text:p>31.04</text:p>
          </table:table-cell>
          <table:table-cell table:formula="of:=[.H12]+([.G12]-[.I12])/2" office:value-type="float" office:value="31.215" calcext:value-type="float">
            <text:p>31.215</text:p>
          </table:table-cell>
          <table:table-cell table:formula="of:=[.J12]+[.M12]/2" office:value-type="float" office:value="-5.7719215054126" calcext:value-type="float">
            <text:p>-5.7719215054</text:p>
          </table:table-cell>
          <table:table-cell table:formula="of:=[.K12]+[.M12]/2" office:value-type="float" office:value="31.1275" calcext:value-type="float">
            <text:p>31.1275</text:p>
          </table:table-cell>
          <table:table-cell table:formula="of:=[.Q12]-[.P12]" office:value-type="float" office:value="36.8994215054126" calcext:value-type="float">
            <text:p>36.8994215054</text:p>
          </table:table-cell>
          <table:table-cell table:number-columns-repeated="100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3444215054126" calcext:value-type="float">
            <text:p>3.344</text:p>
          </table:table-cell>
          <table:table-cell office:value-type="float" office:value="-40.65" calcext:value-type="float">
            <text:p>-40.65</text:p>
          </table:table-cell>
          <table:table-cell office:value-type="float" office:value="7.06" calcext:value-type="float">
            <text:p>7.06</text:p>
          </table:table-cell>
          <table:table-cell office:value-type="float" office:value="7.03" calcext:value-type="float">
            <text:p>7.03</text:p>
          </table:table-cell>
          <table:table-cell office:value-type="float" office:value="-41.14" calcext:value-type="float">
            <text:p>-41.14</text:p>
          </table:table-cell>
          <table:table-cell table:formula="of:=[.A13]-[.B13]-[.C13]-[.D13]-[.E13]" office:value-type="float" office:value="-29.9544215054126" calcext:value-type="float">
            <text:p>-29.954</text:p>
          </table:table-cell>
          <table:table-cell table:style-name="ce19" table:formula="of:=([.G13]+[.H13])/2" office:value-type="float" office:value="7.045" calcext:value-type="float">
            <text:p>7.045</text:p>
          </table:table-cell>
          <table:table-cell table:style-name="ce19" table:formula="of:=([.F13]+[.I13])/2" office:value-type="float" office:value="-40.895" calcext:value-type="float">
            <text:p>-40.895</text:p>
          </table:table-cell>
          <table:table-cell table:formula="of:=[.K13]-[.L13]" office:value-type="float" office:value="47.94" calcext:value-type="float">
            <text:p>47.94</text:p>
          </table:table-cell>
          <table:table-cell table:formula="of:=[.G13]+([.H13]-[.F13])/2" office:value-type="float" office:value="30.9" calcext:value-type="float">
            <text:p>30.9</text:p>
          </table:table-cell>
          <table:table-cell table:formula="of:=[.H13]+([.G13]-[.I13])/2" office:value-type="float" office:value="31.13" calcext:value-type="float">
            <text:p>31.13</text:p>
          </table:table-cell>
          <table:table-cell table:formula="of:=[.J13]+[.M13]/2" office:value-type="float" office:value="-5.9844215054126" calcext:value-type="float">
            <text:p>-5.9844215054</text:p>
          </table:table-cell>
          <table:table-cell table:formula="of:=[.K13]+[.M13]/2" office:value-type="float" office:value="31.015" calcext:value-type="float">
            <text:p>31.015</text:p>
          </table:table-cell>
          <table:table-cell table:formula="of:=[.Q13]-[.P13]" office:value-type="float" office:value="36.9994215054126" calcext:value-type="float">
            <text:p>36.9994215054</text:p>
          </table:table-cell>
          <table:table-cell table:number-columns-repeated="100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2" calcext:value-type="float">
            <text:p>12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3444215054126" calcext:value-type="float">
            <text:p>3.344</text:p>
          </table:table-cell>
          <table:table-cell office:value-type="float" office:value="-43.35" calcext:value-type="float">
            <text:p>-43.35</text:p>
          </table:table-cell>
          <table:table-cell office:value-type="float" office:value="6.08" calcext:value-type="float">
            <text:p>6.08</text:p>
          </table:table-cell>
          <table:table-cell office:value-type="float" office:value="6.04" calcext:value-type="float">
            <text:p>6.04</text:p>
          </table:table-cell>
          <table:table-cell office:value-type="float" office:value="-43.91" calcext:value-type="float">
            <text:p>-43.91</text:p>
          </table:table-cell>
          <table:table-cell table:formula="of:=[.A14]-[.B14]-[.C14]-[.D14]-[.E14]" office:value-type="float" office:value="-30.9544215054126" calcext:value-type="float">
            <text:p>-30.954</text:p>
          </table:table-cell>
          <table:table-cell table:style-name="ce19" table:formula="of:=([.G14]+[.H14])/2" office:value-type="float" office:value="6.06" calcext:value-type="float">
            <text:p>6.060</text:p>
          </table:table-cell>
          <table:table-cell table:style-name="ce19" table:formula="of:=([.F14]+[.I14])/2" office:value-type="float" office:value="-43.63" calcext:value-type="float">
            <text:p>-43.630</text:p>
          </table:table-cell>
          <table:table-cell table:formula="of:=[.K14]-[.L14]" office:value-type="float" office:value="49.69" calcext:value-type="float">
            <text:p>49.69</text:p>
          </table:table-cell>
          <table:table-cell table:formula="of:=[.G14]+([.H14]-[.F14])/2" office:value-type="float" office:value="30.775" calcext:value-type="float">
            <text:p>30.775</text:p>
          </table:table-cell>
          <table:table-cell table:formula="of:=[.H14]+([.G14]-[.I14])/2" office:value-type="float" office:value="31.035" calcext:value-type="float">
            <text:p>31.035</text:p>
          </table:table-cell>
          <table:table-cell table:formula="of:=[.J14]+[.M14]/2" office:value-type="float" office:value="-6.1094215054126" calcext:value-type="float">
            <text:p>-6.1094215054</text:p>
          </table:table-cell>
          <table:table-cell table:formula="of:=[.K14]+[.M14]/2" office:value-type="float" office:value="30.905" calcext:value-type="float">
            <text:p>30.905</text:p>
          </table:table-cell>
          <table:table-cell table:formula="of:=[.Q14]-[.P14]" office:value-type="float" office:value="37.0144215054126" calcext:value-type="float">
            <text:p>37.0144215054</text:p>
          </table:table-cell>
          <table:table-cell table:number-columns-repeated="100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3" calcext:value-type="float">
            <text:p>13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3444215054126" calcext:value-type="float">
            <text:p>3.344</text:p>
          </table:table-cell>
          <table:table-cell office:value-type="float" office:value="-46.27" calcext:value-type="float">
            <text:p>-46.27</text:p>
          </table:table-cell>
          <table:table-cell office:value-type="float" office:value="5.11" calcext:value-type="float">
            <text:p>5.11</text:p>
          </table:table-cell>
          <table:table-cell office:value-type="float" office:value="5.07" calcext:value-type="float">
            <text:p>5.07</text:p>
          </table:table-cell>
          <table:table-cell office:value-type="float" office:value="-46.7" calcext:value-type="float">
            <text:p>-46.70</text:p>
          </table:table-cell>
          <table:table-cell table:formula="of:=[.A15]-[.B15]-[.C15]-[.D15]-[.E15]" office:value-type="float" office:value="-31.9544215054126" calcext:value-type="float">
            <text:p>-31.954</text:p>
          </table:table-cell>
          <table:table-cell table:style-name="ce19" table:formula="of:=([.G15]+[.H15])/2" office:value-type="float" office:value="5.09" calcext:value-type="float">
            <text:p>5.090</text:p>
          </table:table-cell>
          <table:table-cell table:style-name="ce19" table:formula="of:=([.F15]+[.I15])/2" office:value-type="float" office:value="-46.485" calcext:value-type="float">
            <text:p>-46.485</text:p>
          </table:table-cell>
          <table:table-cell table:formula="of:=[.K15]-[.L15]" office:value-type="float" office:value="51.575" calcext:value-type="float">
            <text:p>51.575</text:p>
          </table:table-cell>
          <table:table-cell table:formula="of:=[.G15]+([.H15]-[.F15])/2" office:value-type="float" office:value="30.78" calcext:value-type="float">
            <text:p>30.78</text:p>
          </table:table-cell>
          <table:table-cell table:formula="of:=[.H15]+([.G15]-[.I15])/2" office:value-type="float" office:value="30.975" calcext:value-type="float">
            <text:p>30.975</text:p>
          </table:table-cell>
          <table:table-cell table:formula="of:=[.J15]+[.M15]/2" office:value-type="float" office:value="-6.1669215054126" calcext:value-type="float">
            <text:p>-6.1669215054</text:p>
          </table:table-cell>
          <table:table-cell table:formula="of:=[.K15]+[.M15]/2" office:value-type="float" office:value="30.8775" calcext:value-type="float">
            <text:p>30.8775</text:p>
          </table:table-cell>
          <table:table-cell table:formula="of:=[.Q15]-[.P15]" office:value-type="float" office:value="37.0444215054126" calcext:value-type="float">
            <text:p>37.0444215054</text:p>
          </table:table-cell>
          <table:table-cell table:number-columns-repeated="100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4" calcext:value-type="float">
            <text:p>14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3444215054126" calcext:value-type="float">
            <text:p>3.344</text:p>
          </table:table-cell>
          <table:table-cell office:value-type="float" office:value="-49.6" calcext:value-type="float">
            <text:p>-49.60</text:p>
          </table:table-cell>
          <table:table-cell office:value-type="float" office:value="4.13" calcext:value-type="float">
            <text:p>4.13</text:p>
          </table:table-cell>
          <table:table-cell office:value-type="float" office:value="4.1" calcext:value-type="float">
            <text:p>4.10</text:p>
          </table:table-cell>
          <table:table-cell office:value-type="float" office:value="-50.2" calcext:value-type="float">
            <text:p>-50.20</text:p>
          </table:table-cell>
          <table:table-cell table:formula="of:=[.A16]-[.B16]-[.C16]-[.D16]-[.E16]" office:value-type="float" office:value="-32.9544215054126" calcext:value-type="float">
            <text:p>-32.954</text:p>
          </table:table-cell>
          <table:table-cell table:style-name="ce19" table:formula="of:=([.G16]+[.H16])/2" office:value-type="float" office:value="4.115" calcext:value-type="float">
            <text:p>4.115</text:p>
          </table:table-cell>
          <table:table-cell table:style-name="ce19" table:formula="of:=([.F16]+[.I16])/2" office:value-type="float" office:value="-49.9" calcext:value-type="float">
            <text:p>-49.900</text:p>
          </table:table-cell>
          <table:table-cell table:formula="of:=[.K16]-[.L16]" office:value-type="float" office:value="54.015" calcext:value-type="float">
            <text:p>54.015</text:p>
          </table:table-cell>
          <table:table-cell table:formula="of:=[.G16]+([.H16]-[.F16])/2" office:value-type="float" office:value="30.98" calcext:value-type="float">
            <text:p>30.98</text:p>
          </table:table-cell>
          <table:table-cell table:formula="of:=[.H16]+([.G16]-[.I16])/2" office:value-type="float" office:value="31.265" calcext:value-type="float">
            <text:p>31.265</text:p>
          </table:table-cell>
          <table:table-cell table:formula="of:=[.J16]+[.M16]/2" office:value-type="float" office:value="-5.9469215054126" calcext:value-type="float">
            <text:p>-5.9469215054</text:p>
          </table:table-cell>
          <table:table-cell table:formula="of:=[.K16]+[.M16]/2" office:value-type="float" office:value="31.1225" calcext:value-type="float">
            <text:p>31.1225</text:p>
          </table:table-cell>
          <table:table-cell table:formula="of:=[.Q16]-[.P16]" office:value-type="float" office:value="37.0694215054126" calcext:value-type="float">
            <text:p>37.0694215054</text:p>
          </table:table-cell>
          <table:table-cell table:number-columns-repeated="100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3444215054126" calcext:value-type="float">
            <text:p>3.344</text:p>
          </table:table-cell>
          <table:table-cell office:value-type="float" office:value="-53.15" calcext:value-type="float">
            <text:p>-53.15</text:p>
          </table:table-cell>
          <table:table-cell office:value-type="float" office:value="3.13" calcext:value-type="float">
            <text:p>3.13</text:p>
          </table:table-cell>
          <table:table-cell office:value-type="float" office:value="3.1" calcext:value-type="float">
            <text:p>3.10</text:p>
          </table:table-cell>
          <table:table-cell office:value-type="float" office:value="-54.05" calcext:value-type="float">
            <text:p>-54.05</text:p>
          </table:table-cell>
          <table:table-cell table:formula="of:=[.A17]-[.B17]-[.C17]-[.D17]-[.E17]" office:value-type="float" office:value="-33.9544215054126" calcext:value-type="float">
            <text:p>-33.954</text:p>
          </table:table-cell>
          <table:table-cell table:style-name="ce19" table:formula="of:=([.G17]+[.H17])/2" office:value-type="float" office:value="3.115" calcext:value-type="float">
            <text:p>3.115</text:p>
          </table:table-cell>
          <table:table-cell table:style-name="ce19" table:formula="of:=([.F17]+[.I17])/2" office:value-type="float" office:value="-53.6" calcext:value-type="float">
            <text:p>-53.600</text:p>
          </table:table-cell>
          <table:table-cell table:formula="of:=[.K17]-[.L17]" office:value-type="float" office:value="56.715" calcext:value-type="float">
            <text:p>56.715</text:p>
          </table:table-cell>
          <table:table-cell table:formula="of:=[.G17]+([.H17]-[.F17])/2" office:value-type="float" office:value="31.255" calcext:value-type="float">
            <text:p>31.255</text:p>
          </table:table-cell>
          <table:table-cell table:formula="of:=[.H17]+([.G17]-[.I17])/2" office:value-type="float" office:value="31.69" calcext:value-type="float">
            <text:p>31.69</text:p>
          </table:table-cell>
          <table:table-cell table:formula="of:=[.J17]+[.M17]/2" office:value-type="float" office:value="-5.5969215054126" calcext:value-type="float">
            <text:p>-5.5969215054</text:p>
          </table:table-cell>
          <table:table-cell table:formula="of:=[.K17]+[.M17]/2" office:value-type="float" office:value="31.4725" calcext:value-type="float">
            <text:p>31.4725</text:p>
          </table:table-cell>
          <table:table-cell table:formula="of:=[.Q17]-[.P17]" office:value-type="float" office:value="37.0694215054126" calcext:value-type="float">
            <text:p>37.0694215054</text:p>
          </table:table-cell>
          <table:table-cell table:number-columns-repeated="100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6" calcext:value-type="float">
            <text:p>16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3444215054126" calcext:value-type="float">
            <text:p>3.344</text:p>
          </table:table-cell>
          <table:table-cell office:value-type="float" office:value="-56.95" calcext:value-type="float">
            <text:p>-56.95</text:p>
          </table:table-cell>
          <table:table-cell office:value-type="float" office:value="2.13" calcext:value-type="float">
            <text:p>2.13</text:p>
          </table:table-cell>
          <table:table-cell office:value-type="float" office:value="2.1" calcext:value-type="float">
            <text:p>2.10</text:p>
          </table:table-cell>
          <table:table-cell office:value-type="float" office:value="-58.55" calcext:value-type="float">
            <text:p>-58.55</text:p>
          </table:table-cell>
          <table:table-cell table:formula="of:=[.A18]-[.B18]-[.C18]-[.D18]-[.E18]" office:value-type="float" office:value="-34.9544215054126" calcext:value-type="float">
            <text:p>-34.954</text:p>
          </table:table-cell>
          <table:table-cell table:style-name="ce19" table:formula="of:=([.G18]+[.H18])/2" office:value-type="float" office:value="2.115" calcext:value-type="float">
            <text:p>2.115</text:p>
          </table:table-cell>
          <table:table-cell table:style-name="ce19" table:formula="of:=([.F18]+[.I18])/2" office:value-type="float" office:value="-57.75" calcext:value-type="float">
            <text:p>-57.750</text:p>
          </table:table-cell>
          <table:table-cell table:formula="of:=[.K18]-[.L18]" office:value-type="float" office:value="59.865" calcext:value-type="float">
            <text:p>59.865</text:p>
          </table:table-cell>
          <table:table-cell table:formula="of:=[.G18]+([.H18]-[.F18])/2" office:value-type="float" office:value="31.655" calcext:value-type="float">
            <text:p>31.655</text:p>
          </table:table-cell>
          <table:table-cell table:formula="of:=[.H18]+([.G18]-[.I18])/2" office:value-type="float" office:value="32.44" calcext:value-type="float">
            <text:p>32.44</text:p>
          </table:table-cell>
          <table:table-cell table:formula="of:=[.J18]+[.M18]/2" office:value-type="float" office:value="-5.0219215054126" calcext:value-type="float">
            <text:p>-5.0219215054</text:p>
          </table:table-cell>
          <table:table-cell table:formula="of:=[.K18]+[.M18]/2" office:value-type="float" office:value="32.0475" calcext:value-type="float">
            <text:p>32.0475</text:p>
          </table:table-cell>
          <table:table-cell table:formula="of:=[.Q18]-[.P18]" office:value-type="float" office:value="37.0694215054126" calcext:value-type="float">
            <text:p>37.0694215054</text:p>
          </table:table-cell>
          <table:table-cell table:number-columns-repeated="100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7" calcext:value-type="float">
            <text:p>17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3444215054126" calcext:value-type="float">
            <text:p>3.344</text:p>
          </table:table-cell>
          <table:table-cell office:value-type="float" office:value="-61.05" calcext:value-type="float">
            <text:p>-61.05</text:p>
          </table:table-cell>
          <table:table-cell office:value-type="float" office:value="1.17" calcext:value-type="float">
            <text:p>1.17</text:p>
          </table:table-cell>
          <table:table-cell office:value-type="float" office:value="1.14" calcext:value-type="float">
            <text:p>1.14</text:p>
          </table:table-cell>
          <table:table-cell office:value-type="float" office:value="-63.15" calcext:value-type="float">
            <text:p>-63.15</text:p>
          </table:table-cell>
          <table:table-cell table:formula="of:=[.A19]-[.B19]-[.C19]-[.D19]-[.E19]" office:value-type="float" office:value="-35.9544215054126" calcext:value-type="float">
            <text:p>-35.954</text:p>
          </table:table-cell>
          <table:table-cell table:style-name="ce19" table:formula="of:=([.G19]+[.H19])/2" office:value-type="float" office:value="1.155" calcext:value-type="float">
            <text:p>1.155</text:p>
          </table:table-cell>
          <table:table-cell table:style-name="ce19" table:formula="of:=([.F19]+[.I19])/2" office:value-type="float" office:value="-62.1" calcext:value-type="float">
            <text:p>-62.100</text:p>
          </table:table-cell>
          <table:table-cell table:formula="of:=[.K19]-[.L19]" office:value-type="float" office:value="63.255" calcext:value-type="float">
            <text:p>63.255</text:p>
          </table:table-cell>
          <table:table-cell table:formula="of:=[.G19]+([.H19]-[.F19])/2" office:value-type="float" office:value="32.265" calcext:value-type="float">
            <text:p>32.265</text:p>
          </table:table-cell>
          <table:table-cell table:formula="of:=[.H19]+([.G19]-[.I19])/2" office:value-type="float" office:value="33.3" calcext:value-type="float">
            <text:p>33.3</text:p>
          </table:table-cell>
          <table:table-cell table:formula="of:=[.J19]+[.M19]/2" office:value-type="float" office:value="-4.3269215054126" calcext:value-type="float">
            <text:p>-4.3269215054</text:p>
          </table:table-cell>
          <table:table-cell table:formula="of:=[.K19]+[.M19]/2" office:value-type="float" office:value="32.7825" calcext:value-type="float">
            <text:p>32.7825</text:p>
          </table:table-cell>
          <table:table-cell table:formula="of:=[.Q19]-[.P19]" office:value-type="float" office:value="37.1094215054126" calcext:value-type="float">
            <text:p>37.1094215054</text:p>
          </table:table-cell>
          <table:table-cell table:number-columns-repeated="100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8" calcext:value-type="float">
            <text:p>18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3444215054126" calcext:value-type="float">
            <text:p>3.344</text:p>
          </table:table-cell>
          <table:table-cell office:value-type="float" office:value="-64.65" calcext:value-type="float">
            <text:p>-64.65</text:p>
          </table:table-cell>
          <table:table-cell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  <table:table-cell office:value-type="float" office:value="-66.2" calcext:value-type="float">
            <text:p>-66.20</text:p>
          </table:table-cell>
          <table:table-cell table:formula="of:=[.A20]-[.B20]-[.C20]-[.D20]-[.E20]" office:value-type="float" office:value="-36.9544215054126" calcext:value-type="float">
            <text:p>-36.954</text:p>
          </table:table-cell>
          <table:table-cell table:style-name="ce19" table:formula="of:=([.G20]+[.H20])/2" office:value-type="float" office:value="0.145" calcext:value-type="float">
            <text:p>0.145</text:p>
          </table:table-cell>
          <table:table-cell table:style-name="ce19" table:formula="of:=([.F20]+[.I20])/2" office:value-type="float" office:value="-65.425" calcext:value-type="float">
            <text:p>-65.425</text:p>
          </table:table-cell>
          <table:table-cell table:formula="of:=[.K20]-[.L20]" office:value-type="float" office:value="65.57" calcext:value-type="float">
            <text:p>65.57</text:p>
          </table:table-cell>
          <table:table-cell table:formula="of:=[.G20]+([.H20]-[.F20])/2" office:value-type="float" office:value="32.55" calcext:value-type="float">
            <text:p>32.55</text:p>
          </table:table-cell>
          <table:table-cell table:formula="of:=[.H20]+([.G20]-[.I20])/2" office:value-type="float" office:value="33.31" calcext:value-type="float">
            <text:p>33.31</text:p>
          </table:table-cell>
          <table:table-cell table:formula="of:=[.J20]+[.M20]/2" office:value-type="float" office:value="-4.1694215054126" calcext:value-type="float">
            <text:p>-4.1694215054</text:p>
          </table:table-cell>
          <table:table-cell table:formula="of:=[.K20]+[.M20]/2" office:value-type="float" office:value="32.93" calcext:value-type="float">
            <text:p>32.93</text:p>
          </table:table-cell>
          <table:table-cell table:formula="of:=[.Q20]-[.P20]" office:value-type="float" office:value="37.0994215054126" calcext:value-type="float">
            <text:p>37.0994215054</text:p>
          </table:table-cell>
          <table:table-cell table:number-columns-repeated="100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9" calcext:value-type="float">
            <text:p>19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3444215054126" calcext:value-type="float">
            <text:p>3.344</text:p>
          </table:table-cell>
          <table:table-cell office:value-type="float" office:value="-67.2" calcext:value-type="float">
            <text:p>-67.20</text:p>
          </table:table-cell>
          <table:table-cell office:value-type="float" office:value="-0.85" calcext:value-type="float">
            <text:p>-0.85</text:p>
          </table:table-cell>
          <table:table-cell office:value-type="float" office:value="-0.88" calcext:value-type="float">
            <text:p>-0.88</text:p>
          </table:table-cell>
          <table:table-cell office:value-type="float" office:value="-68.2" calcext:value-type="float">
            <text:p>-68.20</text:p>
          </table:table-cell>
          <table:table-cell table:formula="of:=[.A21]-[.B21]-[.C21]-[.D21]-[.E21]" office:value-type="float" office:value="-37.9544215054126" calcext:value-type="float">
            <text:p>-37.954</text:p>
          </table:table-cell>
          <table:table-cell table:style-name="ce19" table:formula="of:=([.G21]+[.H21])/2" office:value-type="float" office:value="-0.865" calcext:value-type="float">
            <text:p>-0.865</text:p>
          </table:table-cell>
          <table:table-cell table:style-name="ce19" table:formula="of:=([.F21]+[.I21])/2" office:value-type="float" office:value="-67.7" calcext:value-type="float">
            <text:p>-67.700</text:p>
          </table:table-cell>
          <table:table-cell table:formula="of:=[.K21]-[.L21]" office:value-type="float" office:value="66.835" calcext:value-type="float">
            <text:p>66.835</text:p>
          </table:table-cell>
          <table:table-cell table:formula="of:=[.G21]+([.H21]-[.F21])/2" office:value-type="float" office:value="32.31" calcext:value-type="float">
            <text:p>32.31</text:p>
          </table:table-cell>
          <table:table-cell table:formula="of:=[.H21]+([.G21]-[.I21])/2" office:value-type="float" office:value="32.795" calcext:value-type="float">
            <text:p>32.795</text:p>
          </table:table-cell>
          <table:table-cell table:formula="of:=[.J21]+[.M21]/2" office:value-type="float" office:value="-4.53692150541259" calcext:value-type="float">
            <text:p>-4.5369215054</text:p>
          </table:table-cell>
          <table:table-cell table:formula="of:=[.K21]+[.M21]/2" office:value-type="float" office:value="32.5525" calcext:value-type="float">
            <text:p>32.5525</text:p>
          </table:table-cell>
          <table:table-cell table:formula="of:=[.Q21]-[.P21]" office:value-type="float" office:value="37.0894215054126" calcext:value-type="float">
            <text:p>37.0894215054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4"/>
          <table:table-cell table:style-name="ce27" office:value-type="string" calcext:value-type="string">
            <text:p>IIP3</text:p>
          </table:table-cell>
          <table:table-cell table:style-name="ce29" table:formula="of:=AVERAGE([.P12:.P21])" office:value-type="float" office:value="-5.3631715054126" calcext:value-type="float">
            <text:p>-5.363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style-name="ce27" office:value-type="string" calcext:value-type="string">
            <text:p>OIP3</text:p>
          </table:table-cell>
          <table:table-cell table:style-name="ce29" table:formula="of:=[.P24]+37.1404192248564" office:value-type="float" office:value="31.7772477194438" calcext:value-type="float">
            <text:p>31.777</text:p>
          </table:table-cell>
          <table:table-cell table:number-columns-repeated="100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1dB_20MHz" table:style-name="ta1">
        <table:shapes>
          <draw:frame draw:z-index="0" draw:style-name="gr1" draw:text-style-name="P1" svg:width="785.4pt" svg:height="537.96pt" svg:x="624.73pt" svg:y="33.9pt">
            <loext:p draw:notify-on-update-of-ranges="P1dB_20MHz.D2:P1dB_20MHz.D52 P1dB_20MHz.E1:P1dB_20MHz.E1 P1dB_20MHz.E2:P1dB_20MHz.E52 P1dB_20MHz.D1:P1dB_20MHz.D21 P1dB_20MHz.E1:P1dB_20MHz.E2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2" table:default-cell-style-name="Default"/>
        <table:table-column table:style-name="co2" table:default-cell-style-name="ce24"/>
        <table:table-column table:style-name="co2" table:number-columns-repeated="1019" table:default-cell-style-name="Default"/>
        <table:table-row table:style-name="ro3">
          <table:table-cell table:style-name="ce22" office:value-type="string" calcext:value-type="string">
            <text:p>Generator Power [dBm]</text:p>
          </table:table-cell>
          <table:table-cell table:style-name="ce22" office:value-type="string" calcext:value-type="string">
            <text:p>Fixed Attenuator [dB]</text:p>
          </table:table-cell>
          <table:table-cell table:style-name="ce25" office:value-type="string" calcext:value-type="string">
            <text:p>ZMSCJ-2-1 AVG IL [dB]</text:p>
          </table:table-cell>
          <table:table-cell table:style-name="ce22" office:value-type="string" calcext:value-type="string">
            <text:p>Input Power [dBm]</text:p>
          </table:table-cell>
          <table:table-cell table:style-name="ce26" office:value-type="string" calcext:value-type="string">
            <text:p>Output Power [dBm]</text:p>
          </table:table-cell>
          <table:table-cell table:style-name="ce22" office:value-type="string" calcext:value-type="string">
            <text:p>Gain</text:p>
          </table:table-cell>
          <table:table-cell table:style-name="ce22" office:value-type="string" calcext:value-type="string">
            <text:p>Linear Trend [dBm]</text:p>
          </table:table-cell>
          <table:table-cell table:style-name="ce22" office:value-type="string" calcext:value-type="string">
            <text:p>Linear Delta [dB]</text:p>
          </table:table-cell>
          <table:table-cell table:style-name="ce22" table:number-columns-repeated="1016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2]-[.B2]+[.C2]" office:value-type="float" office:value="-99.41" calcext:value-type="float">
            <text:p>-99.41</text:p>
          </table:table-cell>
          <table:table-cell office:value-type="float" office:value="-63.65" calcext:value-type="float">
            <text:p>-63.65</text:p>
          </table:table-cell>
          <table:table-cell table:formula="of:=[.E2]-[.D2]" office:value-type="float" office:value="35.76" calcext:value-type="float">
            <text:p>35.76</text:p>
          </table:table-cell>
          <table:table-cell table:formula="of:=1.002025726*[.D2]+35.9911490041" office:value-type="float" office:value="-63.62022841756" calcext:value-type="float">
            <text:p>-63.6202284176</text:p>
          </table:table-cell>
          <table:table-cell table:formula="of:=[.G2]-[.E2]" office:value-type="float" office:value="0.0297715824399774" calcext:value-type="float">
            <text:p>0.0297715824</text:p>
          </table:table-cell>
          <table:table-cell table:number-columns-repeated="1016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3]-[.B3]+[.C3]" office:value-type="float" office:value="-89.41" calcext:value-type="float">
            <text:p>-89.41</text:p>
          </table:table-cell>
          <table:table-cell office:value-type="float" office:value="-53.6" calcext:value-type="float">
            <text:p>-53.60</text:p>
          </table:table-cell>
          <table:table-cell table:formula="of:=[.E3]-[.D3]" office:value-type="float" office:value="35.81" calcext:value-type="float">
            <text:p>35.81</text:p>
          </table:table-cell>
          <table:table-cell table:formula="of:=1.002025726*[.D3]+35.9911490041" office:value-type="float" office:value="-53.59997115756" calcext:value-type="float">
            <text:p>-53.5999711576</text:p>
          </table:table-cell>
          <table:table-cell table:formula="of:=[.G3]-[.E3]" office:value-type="float" office:value="0.0000288424399883524" calcext:value-type="float">
            <text:p>2.88424399883524E-05</text:p>
          </table:table-cell>
          <table:table-cell table:number-columns-repeated="1016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4]-[.B4]+[.C4]" office:value-type="float" office:value="-79.41" calcext:value-type="float">
            <text:p>-79.41</text:p>
          </table:table-cell>
          <table:table-cell office:value-type="float" office:value="-43.6" calcext:value-type="float">
            <text:p>-43.60</text:p>
          </table:table-cell>
          <table:table-cell table:formula="of:=[.E4]-[.D4]" office:value-type="float" office:value="35.81" calcext:value-type="float">
            <text:p>35.81</text:p>
          </table:table-cell>
          <table:table-cell table:formula="of:=1.002025726*[.D4]+35.9911490041" office:value-type="float" office:value="-43.57971389756" calcext:value-type="float">
            <text:p>-43.5797138976</text:p>
          </table:table-cell>
          <table:table-cell table:formula="of:=[.G4]-[.E4]" office:value-type="float" office:value="0.0202861024399823" calcext:value-type="float">
            <text:p>0.0202861024</text:p>
          </table:table-cell>
          <table:table-cell table:number-columns-repeated="1016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5]-[.B5]+[.C5]" office:value-type="float" office:value="-69.41" calcext:value-type="float">
            <text:p>-69.41</text:p>
          </table:table-cell>
          <table:table-cell office:value-type="float" office:value="-33.64" calcext:value-type="float">
            <text:p>-33.64</text:p>
          </table:table-cell>
          <table:table-cell table:formula="of:=[.E5]-[.D5]" office:value-type="float" office:value="35.77" calcext:value-type="float">
            <text:p>35.77</text:p>
          </table:table-cell>
          <table:table-cell table:formula="of:=1.002025726*[.D5]+35.9911490041" office:value-type="float" office:value="-33.55945663756" calcext:value-type="float">
            <text:p>-33.5594566376</text:p>
          </table:table-cell>
          <table:table-cell table:formula="of:=[.G5]-[.E5]" office:value-type="float" office:value="0.0805433624399896" calcext:value-type="float">
            <text:p>0.0805433624</text:p>
          </table:table-cell>
          <table:table-cell table:number-columns-repeated="1016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6]-[.B6]+[.C6]" office:value-type="float" office:value="-59.41" calcext:value-type="float">
            <text:p>-59.41</text:p>
          </table:table-cell>
          <table:table-cell office:value-type="float" office:value="-23.65" calcext:value-type="float">
            <text:p>-23.65</text:p>
          </table:table-cell>
          <table:table-cell table:formula="of:=[.E6]-[.D6]" office:value-type="float" office:value="35.76" calcext:value-type="float">
            <text:p>35.76</text:p>
          </table:table-cell>
          <table:table-cell table:formula="of:=1.002025726*[.D6]+35.9911490041" office:value-type="float" office:value="-23.53919937756" calcext:value-type="float">
            <text:p>-23.5391993776</text:p>
          </table:table-cell>
          <table:table-cell table:formula="of:=[.G6]-[.E6]" office:value-type="float" office:value="0.110800622440003" calcext:value-type="float">
            <text:p>0.1108006224</text:p>
          </table:table-cell>
          <table:table-cell table:number-columns-repeated="1016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7]-[.B7]+[.C7]" office:value-type="float" office:value="-49.41" calcext:value-type="float">
            <text:p>-49.41</text:p>
          </table:table-cell>
          <table:table-cell office:value-type="float" office:value="-13.57" calcext:value-type="float">
            <text:p>-13.57</text:p>
          </table:table-cell>
          <table:table-cell table:formula="of:=[.E7]-[.D7]" office:value-type="float" office:value="35.84" calcext:value-type="float">
            <text:p>35.84</text:p>
          </table:table-cell>
          <table:table-cell table:formula="of:=1.002025726*[.D7]+35.9911490041" office:value-type="float" office:value="-13.51894211756" calcext:value-type="float">
            <text:p>-13.5189421176</text:p>
          </table:table-cell>
          <table:table-cell table:formula="of:=[.G7]-[.E7]" office:value-type="float" office:value="0.0510578824400056" calcext:value-type="float">
            <text:p>0.0510578824</text:p>
          </table:table-cell>
          <table:table-cell table:number-columns-repeated="1016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8]-[.B8]+[.C8]" office:value-type="float" office:value="-48.41" calcext:value-type="float">
            <text:p>-48.41</text:p>
          </table:table-cell>
          <table:table-cell office:value-type="float" office:value="-12.49" calcext:value-type="float">
            <text:p>-12.49</text:p>
          </table:table-cell>
          <table:table-cell table:formula="of:=[.E8]-[.D8]" office:value-type="float" office:value="35.92" calcext:value-type="float">
            <text:p>35.92</text:p>
          </table:table-cell>
          <table:table-cell table:formula="of:=1.002025726*[.D8]+35.9911490041" office:value-type="float" office:value="-12.51691639156" calcext:value-type="float">
            <text:p>-12.5169163916</text:p>
          </table:table-cell>
          <table:table-cell table:formula="of:=[.G8]-[.E8]" office:value-type="float" office:value="-0.026916391559995" calcext:value-type="float">
            <text:p>-0.0269163916</text:p>
          </table:table-cell>
          <table:table-cell table:number-columns-repeated="1016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9]-[.B9]+[.C9]" office:value-type="float" office:value="-47.41" calcext:value-type="float">
            <text:p>-47.41</text:p>
          </table:table-cell>
          <table:table-cell office:value-type="float" office:value="-11.49" calcext:value-type="float">
            <text:p>-11.49</text:p>
          </table:table-cell>
          <table:table-cell table:formula="of:=[.E9]-[.D9]" office:value-type="float" office:value="35.92" calcext:value-type="float">
            <text:p>35.92</text:p>
          </table:table-cell>
          <table:table-cell table:formula="of:=1.002025726*[.D9]+35.9911490041" office:value-type="float" office:value="-11.51489066556" calcext:value-type="float">
            <text:p>-11.5148906656</text:p>
          </table:table-cell>
          <table:table-cell table:formula="of:=[.G9]-[.E9]" office:value-type="float" office:value="-0.0248906655599956" calcext:value-type="float">
            <text:p>-0.0248906656</text:p>
          </table:table-cell>
          <table:table-cell table:number-columns-repeated="1016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10]-[.B10]+[.C10]" office:value-type="float" office:value="-46.41" calcext:value-type="float">
            <text:p>-46.41</text:p>
          </table:table-cell>
          <table:table-cell office:value-type="float" office:value="-10.48" calcext:value-type="float">
            <text:p>-10.48</text:p>
          </table:table-cell>
          <table:table-cell table:formula="of:=[.E10]-[.D10]" office:value-type="float" office:value="35.93" calcext:value-type="float">
            <text:p>35.93</text:p>
          </table:table-cell>
          <table:table-cell table:formula="of:=1.002025726*[.D10]+35.9911490041" office:value-type="float" office:value="-10.51286493956" calcext:value-type="float">
            <text:p>-10.5128649396</text:p>
          </table:table-cell>
          <table:table-cell table:formula="of:=[.G10]-[.E10]" office:value-type="float" office:value="-0.032864939559996" calcext:value-type="float">
            <text:p>-0.0328649396</text:p>
          </table:table-cell>
          <table:table-cell table:number-columns-repeated="1016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11]-[.B11]+[.C11]" office:value-type="float" office:value="-45.41" calcext:value-type="float">
            <text:p>-45.41</text:p>
          </table:table-cell>
          <table:table-cell office:value-type="float" office:value="-9.47" calcext:value-type="float">
            <text:p>-9.47</text:p>
          </table:table-cell>
          <table:table-cell table:formula="of:=[.E11]-[.D11]" office:value-type="float" office:value="35.94" calcext:value-type="float">
            <text:p>35.94</text:p>
          </table:table-cell>
          <table:table-cell table:formula="of:=1.002025726*[.D11]+35.9911490041" office:value-type="float" office:value="-9.51083921356" calcext:value-type="float">
            <text:p>-9.5108392136</text:p>
          </table:table-cell>
          <table:table-cell table:formula="of:=[.G11]-[.E11]" office:value-type="float" office:value="-0.0408392135599964" calcext:value-type="float">
            <text:p>-0.0408392136</text:p>
          </table:table-cell>
          <table:table-cell table:number-columns-repeated="1016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12]-[.B12]+[.C12]" office:value-type="float" office:value="-44.41" calcext:value-type="float">
            <text:p>-44.41</text:p>
          </table:table-cell>
          <table:table-cell office:value-type="float" office:value="-8.47" calcext:value-type="float">
            <text:p>-8.47</text:p>
          </table:table-cell>
          <table:table-cell table:formula="of:=[.E12]-[.D12]" office:value-type="float" office:value="35.94" calcext:value-type="float">
            <text:p>35.94</text:p>
          </table:table-cell>
          <table:table-cell table:formula="of:=1.002025726*[.D12]+35.9911490041" office:value-type="float" office:value="-8.50881348756" calcext:value-type="float">
            <text:p>-8.5088134876</text:p>
          </table:table-cell>
          <table:table-cell table:formula="of:=[.G12]-[.E12]" office:value-type="float" office:value="-0.038813487559997" calcext:value-type="float">
            <text:p>-0.0388134876</text:p>
          </table:table-cell>
          <table:table-cell table:number-columns-repeated="1016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13]-[.B13]+[.C13]" office:value-type="float" office:value="-43.41" calcext:value-type="float">
            <text:p>-43.41</text:p>
          </table:table-cell>
          <table:table-cell office:value-type="float" office:value="-7.51" calcext:value-type="float">
            <text:p>-7.51</text:p>
          </table:table-cell>
          <table:table-cell table:formula="of:=[.E13]-[.D13]" office:value-type="float" office:value="35.9" calcext:value-type="float">
            <text:p>35.9</text:p>
          </table:table-cell>
          <table:table-cell table:formula="of:=1.002025726*[.D13]+35.9911490041" office:value-type="float" office:value="-7.50678776156" calcext:value-type="float">
            <text:p>-7.5067877616</text:p>
          </table:table-cell>
          <table:table-cell table:formula="of:=[.G13]-[.E13]" office:value-type="float" office:value="0.00321223844000151" calcext:value-type="float">
            <text:p>0.0032122384</text:p>
          </table:table-cell>
          <table:table-cell table:number-columns-repeated="1016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14]-[.B14]+[.C14]" office:value-type="float" office:value="-42.41" calcext:value-type="float">
            <text:p>-42.41</text:p>
          </table:table-cell>
          <table:table-cell office:value-type="float" office:value="-6.5" calcext:value-type="float">
            <text:p>-6.50</text:p>
          </table:table-cell>
          <table:table-cell table:formula="of:=[.E14]-[.D14]" office:value-type="float" office:value="35.91" calcext:value-type="float">
            <text:p>35.91</text:p>
          </table:table-cell>
          <table:table-cell table:formula="of:=1.002025726*[.D14]+35.9911490041" office:value-type="float" office:value="-6.50476203556" calcext:value-type="float">
            <text:p>-6.5047620356</text:p>
          </table:table-cell>
          <table:table-cell table:formula="of:=[.G14]-[.E14]" office:value-type="float" office:value="-0.00476203555999888" calcext:value-type="float">
            <text:p>-0.0047620356</text:p>
          </table:table-cell>
          <table:table-cell table:number-columns-repeated="1016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15]-[.B15]+[.C15]" office:value-type="float" office:value="-41.41" calcext:value-type="float">
            <text:p>-41.41</text:p>
          </table:table-cell>
          <table:table-cell office:value-type="float" office:value="-5.49" calcext:value-type="float">
            <text:p>-5.49</text:p>
          </table:table-cell>
          <table:table-cell table:formula="of:=[.E15]-[.D15]" office:value-type="float" office:value="35.92" calcext:value-type="float">
            <text:p>35.92</text:p>
          </table:table-cell>
          <table:table-cell table:formula="of:=1.002025726*[.D15]+35.9911490041" office:value-type="float" office:value="-5.50273630956" calcext:value-type="float">
            <text:p>-5.5027363096</text:p>
          </table:table-cell>
          <table:table-cell table:formula="of:=[.G15]-[.E15]" office:value-type="float" office:value="-0.0127363095599993" calcext:value-type="float">
            <text:p>-0.0127363096</text:p>
          </table:table-cell>
          <table:table-cell table:number-columns-repeated="1016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16]-[.B16]+[.C16]" office:value-type="float" office:value="-40.41" calcext:value-type="float">
            <text:p>-40.41</text:p>
          </table:table-cell>
          <table:table-cell office:value-type="float" office:value="-4.49" calcext:value-type="float">
            <text:p>-4.49</text:p>
          </table:table-cell>
          <table:table-cell table:formula="of:=[.E16]-[.D16]" office:value-type="float" office:value="35.92" calcext:value-type="float">
            <text:p>35.92</text:p>
          </table:table-cell>
          <table:table-cell table:formula="of:=1.002025726*[.D16]+35.9911490041" office:value-type="float" office:value="-4.50071058356" calcext:value-type="float">
            <text:p>-4.5007105836</text:p>
          </table:table-cell>
          <table:table-cell table:formula="of:=[.G16]-[.E16]" office:value-type="float" office:value="-0.0107105835599999" calcext:value-type="float">
            <text:p>-0.0107105836</text:p>
          </table:table-cell>
          <table:table-cell table:number-columns-repeated="1016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17]-[.B17]+[.C17]" office:value-type="float" office:value="-39.41" calcext:value-type="float">
            <text:p>-39.41</text:p>
          </table:table-cell>
          <table:table-cell office:value-type="float" office:value="-3.49" calcext:value-type="float">
            <text:p>-3.49</text:p>
          </table:table-cell>
          <table:table-cell table:formula="of:=[.E17]-[.D17]" office:value-type="float" office:value="35.92" calcext:value-type="float">
            <text:p>35.92</text:p>
          </table:table-cell>
          <table:table-cell table:formula="of:=1.002025726*[.D17]+35.9911490041" office:value-type="float" office:value="-3.49868485755999" calcext:value-type="float">
            <text:p>-3.4986848576</text:p>
          </table:table-cell>
          <table:table-cell table:formula="of:=[.G17]-[.E17]" office:value-type="float" office:value="-0.00868485755999338" calcext:value-type="float">
            <text:p>-0.0086848576</text:p>
          </table:table-cell>
          <table:table-cell table:number-columns-repeated="1016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18]-[.B18]+[.C18]" office:value-type="float" office:value="-38.41" calcext:value-type="float">
            <text:p>-38.41</text:p>
          </table:table-cell>
          <table:table-cell office:value-type="float" office:value="-2.54" calcext:value-type="float">
            <text:p>-2.54</text:p>
          </table:table-cell>
          <table:table-cell table:formula="of:=[.E18]-[.D18]" office:value-type="float" office:value="35.87" calcext:value-type="float">
            <text:p>35.87</text:p>
          </table:table-cell>
          <table:table-cell table:formula="of:=1.002025726*[.D18]+35.9911490041" office:value-type="float" office:value="-2.49665913155999" calcext:value-type="float">
            <text:p>-2.4966591316</text:p>
          </table:table-cell>
          <table:table-cell table:formula="of:=[.G18]-[.E18]" office:value-type="float" office:value="0.0433408684400058" calcext:value-type="float">
            <text:p>0.0433408684</text:p>
          </table:table-cell>
          <table:table-cell table:number-columns-repeated="1016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19]-[.B19]+[.C19]" office:value-type="float" office:value="-37.41" calcext:value-type="float">
            <text:p>-37.41</text:p>
          </table:table-cell>
          <table:table-cell office:value-type="float" office:value="-1.53" calcext:value-type="float">
            <text:p>-1.53</text:p>
          </table:table-cell>
          <table:table-cell table:formula="of:=[.E19]-[.D19]" office:value-type="float" office:value="35.88" calcext:value-type="float">
            <text:p>35.88</text:p>
          </table:table-cell>
          <table:table-cell table:formula="of:=1.002025726*[.D19]+35.9911490041" office:value-type="float" office:value="-1.49463340555999" calcext:value-type="float">
            <text:p>-1.4946334056</text:p>
          </table:table-cell>
          <table:table-cell table:formula="of:=[.G19]-[.E19]" office:value-type="float" office:value="0.0353665944400052" calcext:value-type="float">
            <text:p>0.0353665944</text:p>
          </table:table-cell>
          <table:table-cell table:number-columns-repeated="1016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20]-[.B20]+[.C20]" office:value-type="float" office:value="-36.41" calcext:value-type="float">
            <text:p>-36.41</text:p>
          </table:table-cell>
          <table:table-cell office:value-type="float" office:value="-0.52" calcext:value-type="float">
            <text:p>-0.52</text:p>
          </table:table-cell>
          <table:table-cell table:formula="of:=[.E20]-[.D20]" office:value-type="float" office:value="35.89" calcext:value-type="float">
            <text:p>35.89</text:p>
          </table:table-cell>
          <table:table-cell table:formula="of:=1.002025726*[.D20]+35.9911490041" office:value-type="float" office:value="-0.492607679559995" calcext:value-type="float">
            <text:p>-0.4926076796</text:p>
          </table:table-cell>
          <table:table-cell table:formula="of:=[.G20]-[.E20]" office:value-type="float" office:value="0.0273923204400046" calcext:value-type="float">
            <text:p>0.0273923204</text:p>
          </table:table-cell>
          <table:table-cell table:number-columns-repeated="1016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21]-[.B21]+[.C21]" office:value-type="float" office:value="-35.41" calcext:value-type="float">
            <text:p>-35.41</text:p>
          </table:table-cell>
          <table:table-cell office:value-type="float" office:value="0.48" calcext:value-type="float">
            <text:p>0.48</text:p>
          </table:table-cell>
          <table:table-cell table:formula="of:=[.E21]-[.D21]" office:value-type="float" office:value="35.89" calcext:value-type="float">
            <text:p>35.89</text:p>
          </table:table-cell>
          <table:table-cell table:formula="of:=1.002025726*[.D21]+35.9911490041" office:value-type="float" office:value="0.509418046440004" calcext:value-type="float">
            <text:p>0.5094180464</text:p>
          </table:table-cell>
          <table:table-cell table:formula="of:=[.G21]-[.E21]" office:value-type="float" office:value="0.029418046440004" calcext:value-type="float">
            <text:p>0.0294180464</text:p>
          </table:table-cell>
          <table:table-cell table:number-columns-repeated="1016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22]-[.B22]+[.C22]" office:value-type="float" office:value="-34.41" calcext:value-type="float">
            <text:p>-34.41</text:p>
          </table:table-cell>
          <table:table-cell office:value-type="float" office:value="1.49" calcext:value-type="float">
            <text:p>1.49</text:p>
          </table:table-cell>
          <table:table-cell table:formula="of:=[.E22]-[.D22]" office:value-type="float" office:value="35.9" calcext:value-type="float">
            <text:p>35.9</text:p>
          </table:table-cell>
          <table:table-cell table:formula="of:=1.002025726*[.D22]+35.9911490041" office:value-type="float" office:value="1.51144377244" calcext:value-type="float">
            <text:p>1.5114437724</text:p>
          </table:table-cell>
          <table:table-cell table:formula="of:=[.G22]-[.E22]" office:value-type="float" office:value="0.0214437724400034" calcext:value-type="float">
            <text:p>0.0214437724</text:p>
          </table:table-cell>
          <table:table-cell table:number-columns-repeated="1016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23]-[.B23]+[.C23]" office:value-type="float" office:value="-33.41" calcext:value-type="float">
            <text:p>-33.41</text:p>
          </table:table-cell>
          <table:table-cell office:value-type="float" office:value="2.42" calcext:value-type="float">
            <text:p>2.42</text:p>
          </table:table-cell>
          <table:table-cell table:formula="of:=[.E23]-[.D23]" office:value-type="float" office:value="35.83" calcext:value-type="float">
            <text:p>35.83</text:p>
          </table:table-cell>
          <table:table-cell table:formula="of:=1.002025726*[.D23]+35.9911490041" office:value-type="float" office:value="2.51346949844" calcext:value-type="float">
            <text:p>2.5134694984</text:p>
          </table:table-cell>
          <table:table-cell table:formula="of:=[.G23]-[.E23]" office:value-type="float" office:value="0.0934694984400029" calcext:value-type="float">
            <text:p>0.0934694984</text:p>
          </table:table-cell>
          <table:table-cell table:number-columns-repeated="1016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24]-[.B24]+[.C24]" office:value-type="float" office:value="-32.41" calcext:value-type="float">
            <text:p>-32.41</text:p>
          </table:table-cell>
          <table:table-cell office:value-type="float" office:value="3.43" calcext:value-type="float">
            <text:p>3.43</text:p>
          </table:table-cell>
          <table:table-cell table:formula="of:=[.E24]-[.D24]" office:value-type="float" office:value="35.84" calcext:value-type="float">
            <text:p>35.84</text:p>
          </table:table-cell>
          <table:table-cell table:formula="of:=1.002025726*[.D24]+35.9911490041" office:value-type="float" office:value="3.51549522444" calcext:value-type="float">
            <text:p>3.5154952244</text:p>
          </table:table-cell>
          <table:table-cell table:formula="of:=[.G24]-[.E24]" office:value-type="float" office:value="0.085495224440002" calcext:value-type="float">
            <text:p>0.0854952244</text:p>
          </table:table-cell>
          <table:table-cell table:number-columns-repeated="1016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25]-[.B25]+[.C25]" office:value-type="float" office:value="-31.41" calcext:value-type="float">
            <text:p>-31.41</text:p>
          </table:table-cell>
          <table:table-cell office:value-type="float" office:value="4.44" calcext:value-type="float">
            <text:p>4.44</text:p>
          </table:table-cell>
          <table:table-cell table:formula="of:=[.E25]-[.D25]" office:value-type="float" office:value="35.85" calcext:value-type="float">
            <text:p>35.85</text:p>
          </table:table-cell>
          <table:table-cell table:formula="of:=1.002025726*[.D25]+35.9911490041" office:value-type="float" office:value="4.51752095044001" calcext:value-type="float">
            <text:p>4.5175209504</text:p>
          </table:table-cell>
          <table:table-cell table:formula="of:=[.G25]-[.E25]" office:value-type="float" office:value="0.0775209504400047" calcext:value-type="float">
            <text:p>0.0775209504</text:p>
          </table:table-cell>
          <table:table-cell table:number-columns-repeated="1016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26]-[.B26]+[.C26]" office:value-type="float" office:value="-30.41" calcext:value-type="float">
            <text:p>-30.41</text:p>
          </table:table-cell>
          <table:table-cell office:value-type="float" office:value="5.44" calcext:value-type="float">
            <text:p>5.44</text:p>
          </table:table-cell>
          <table:table-cell table:formula="of:=[.E26]-[.D26]" office:value-type="float" office:value="35.85" calcext:value-type="float">
            <text:p>35.85</text:p>
          </table:table-cell>
          <table:table-cell table:formula="of:=1.002025726*[.D26]+35.9911490041" office:value-type="float" office:value="5.51954667644" calcext:value-type="float">
            <text:p>5.5195466764</text:p>
          </table:table-cell>
          <table:table-cell table:formula="of:=[.G26]-[.E26]" office:value-type="float" office:value="0.0795466764400041" calcext:value-type="float">
            <text:p>0.0795466764</text:p>
          </table:table-cell>
          <table:table-cell table:number-columns-repeated="1016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27]-[.B27]+[.C27]" office:value-type="float" office:value="-29.41" calcext:value-type="float">
            <text:p>-29.41</text:p>
          </table:table-cell>
          <table:table-cell office:value-type="float" office:value="6.43" calcext:value-type="float">
            <text:p>6.43</text:p>
          </table:table-cell>
          <table:table-cell table:formula="of:=[.E27]-[.D27]" office:value-type="float" office:value="35.84" calcext:value-type="float">
            <text:p>35.84</text:p>
          </table:table-cell>
          <table:table-cell table:formula="of:=1.002025726*[.D27]+35.9911490041" office:value-type="float" office:value="6.52157240244" calcext:value-type="float">
            <text:p>6.5215724024</text:p>
          </table:table-cell>
          <table:table-cell table:formula="of:=[.G27]-[.E27]" office:value-type="float" office:value="0.0915724024400042" calcext:value-type="float">
            <text:p>0.0915724024</text:p>
          </table:table-cell>
          <table:table-cell table:number-columns-repeated="1016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28]-[.B28]+[.C28]" office:value-type="float" office:value="-28.41" calcext:value-type="float">
            <text:p>-28.41</text:p>
          </table:table-cell>
          <table:table-cell office:value-type="float" office:value="7.4" calcext:value-type="float">
            <text:p>7.40</text:p>
          </table:table-cell>
          <table:table-cell table:formula="of:=[.E28]-[.D28]" office:value-type="float" office:value="35.81" calcext:value-type="float">
            <text:p>35.81</text:p>
          </table:table-cell>
          <table:table-cell table:formula="of:=1.002025726*[.D28]+35.9911490041" office:value-type="float" office:value="7.52359812844" calcext:value-type="float">
            <text:p>7.5235981284</text:p>
          </table:table-cell>
          <table:table-cell table:formula="of:=[.G28]-[.E28]" office:value-type="float" office:value="0.123598128440003" calcext:value-type="float">
            <text:p>0.1235981284</text:p>
          </table:table-cell>
          <table:table-cell table:number-columns-repeated="1016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29]-[.B29]+[.C29]" office:value-type="float" office:value="-27.41" calcext:value-type="float">
            <text:p>-27.41</text:p>
          </table:table-cell>
          <table:table-cell office:value-type="float" office:value="8.4" calcext:value-type="float">
            <text:p>8.40</text:p>
          </table:table-cell>
          <table:table-cell table:formula="of:=[.E29]-[.D29]" office:value-type="float" office:value="35.81" calcext:value-type="float">
            <text:p>35.81</text:p>
          </table:table-cell>
          <table:table-cell table:formula="of:=1.002025726*[.D29]+35.9911490041" office:value-type="float" office:value="8.52562385444" calcext:value-type="float">
            <text:p>8.5256238544</text:p>
          </table:table-cell>
          <table:table-cell table:formula="of:=[.G29]-[.E29]" office:value-type="float" office:value="0.125623854440002" calcext:value-type="float">
            <text:p>0.1256238544</text:p>
          </table:table-cell>
          <table:table-cell table:number-columns-repeated="1016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30]-[.B30]+[.C30]" office:value-type="float" office:value="-26.41" calcext:value-type="float">
            <text:p>-26.41</text:p>
          </table:table-cell>
          <table:table-cell office:value-type="float" office:value="9.39" calcext:value-type="float">
            <text:p>9.39</text:p>
          </table:table-cell>
          <table:table-cell table:formula="of:=[.E30]-[.D30]" office:value-type="float" office:value="35.8" calcext:value-type="float">
            <text:p>35.8</text:p>
          </table:table-cell>
          <table:table-cell table:formula="of:=1.002025726*[.D30]+35.9911490041" office:value-type="float" office:value="9.52764958044001" calcext:value-type="float">
            <text:p>9.5276495804</text:p>
          </table:table-cell>
          <table:table-cell table:formula="of:=[.G30]-[.E30]" office:value-type="float" office:value="0.137649580440005" calcext:value-type="float">
            <text:p>0.1376495804</text:p>
          </table:table-cell>
          <table:table-cell table:number-columns-repeated="1016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31]-[.B31]+[.C31]" office:value-type="float" office:value="-25.41" calcext:value-type="float">
            <text:p>-25.41</text:p>
          </table:table-cell>
          <table:table-cell office:value-type="float" office:value="10.37" calcext:value-type="float">
            <text:p>10.37</text:p>
          </table:table-cell>
          <table:table-cell table:formula="of:=[.E31]-[.D31]" office:value-type="float" office:value="35.78" calcext:value-type="float">
            <text:p>35.78</text:p>
          </table:table-cell>
          <table:table-cell table:formula="of:=1.002025726*[.D31]+35.9911490041" office:value-type="float" office:value="10.52967530644" calcext:value-type="float">
            <text:p>10.5296753064</text:p>
          </table:table-cell>
          <table:table-cell table:formula="of:=[.G31]-[.E31]" office:value-type="float" office:value="0.159675306440006" calcext:value-type="float">
            <text:p>0.1596753064</text:p>
          </table:table-cell>
          <table:table-cell table:number-columns-repeated="1016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32]-[.B32]+[.C32]" office:value-type="float" office:value="-24.41" calcext:value-type="float">
            <text:p>-24.41</text:p>
          </table:table-cell>
          <table:table-cell office:value-type="float" office:value="11.36" calcext:value-type="float">
            <text:p>11.36</text:p>
          </table:table-cell>
          <table:table-cell table:formula="of:=[.E32]-[.D32]" office:value-type="float" office:value="35.77" calcext:value-type="float">
            <text:p>35.77</text:p>
          </table:table-cell>
          <table:table-cell table:formula="of:=1.002025726*[.D32]+35.9911490041" office:value-type="float" office:value="11.53170103244" calcext:value-type="float">
            <text:p>11.5317010324</text:p>
          </table:table-cell>
          <table:table-cell table:formula="of:=[.G32]-[.E32]" office:value-type="float" office:value="0.171701032440005" calcext:value-type="float">
            <text:p>0.1717010324</text:p>
          </table:table-cell>
          <table:table-cell table:number-columns-repeated="1016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33]-[.B33]+[.C33]" office:value-type="float" office:value="-23.41" calcext:value-type="float">
            <text:p>-23.41</text:p>
          </table:table-cell>
          <table:table-cell office:value-type="float" office:value="12.32" calcext:value-type="float">
            <text:p>12.32</text:p>
          </table:table-cell>
          <table:table-cell table:formula="of:=[.E33]-[.D33]" office:value-type="float" office:value="35.73" calcext:value-type="float">
            <text:p>35.73</text:p>
          </table:table-cell>
          <table:table-cell table:formula="of:=1.002025726*[.D33]+35.9911490041" office:value-type="float" office:value="12.53372675844" calcext:value-type="float">
            <text:p>12.5337267584</text:p>
          </table:table-cell>
          <table:table-cell table:formula="of:=[.G33]-[.E33]" office:value-type="float" office:value="0.213726758440004" calcext:value-type="float">
            <text:p>0.2137267584</text:p>
          </table:table-cell>
          <table:table-cell table:number-columns-repeated="1016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34]-[.B34]+[.C34]" office:value-type="float" office:value="-22.41" calcext:value-type="float">
            <text:p>-22.41</text:p>
          </table:table-cell>
          <table:table-cell office:value-type="float" office:value="13.29" calcext:value-type="float">
            <text:p>13.29</text:p>
          </table:table-cell>
          <table:table-cell table:formula="of:=[.E34]-[.D34]" office:value-type="float" office:value="35.7" calcext:value-type="float">
            <text:p>35.7</text:p>
          </table:table-cell>
          <table:table-cell table:formula="of:=1.002025726*[.D34]+35.9911490041" office:value-type="float" office:value="13.53575248444" calcext:value-type="float">
            <text:p>13.5357524844</text:p>
          </table:table-cell>
          <table:table-cell table:formula="of:=[.G34]-[.E34]" office:value-type="float" office:value="0.245752484440004" calcext:value-type="float">
            <text:p>0.2457524844</text:p>
          </table:table-cell>
          <table:table-cell table:number-columns-repeated="1016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35]-[.B35]+[.C35]" office:value-type="float" office:value="-21.41" calcext:value-type="float">
            <text:p>-21.41</text:p>
          </table:table-cell>
          <table:table-cell office:value-type="float" office:value="14.27" calcext:value-type="float">
            <text:p>14.27</text:p>
          </table:table-cell>
          <table:table-cell table:formula="of:=[.E35]-[.D35]" office:value-type="float" office:value="35.68" calcext:value-type="float">
            <text:p>35.68</text:p>
          </table:table-cell>
          <table:table-cell table:formula="of:=1.002025726*[.D35]+35.9911490041" office:value-type="float" office:value="14.53777821044" calcext:value-type="float">
            <text:p>14.5377782104</text:p>
          </table:table-cell>
          <table:table-cell table:formula="of:=[.G35]-[.E35]" office:value-type="float" office:value="0.267778210440003" calcext:value-type="float">
            <text:p>0.2677782104</text:p>
          </table:table-cell>
          <table:table-cell table:number-columns-repeated="1016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36]-[.B36]+[.C36]" office:value-type="float" office:value="-20.41" calcext:value-type="float">
            <text:p>-20.41</text:p>
          </table:table-cell>
          <table:table-cell office:value-type="float" office:value="15.19" calcext:value-type="float">
            <text:p>15.19</text:p>
          </table:table-cell>
          <table:table-cell table:formula="of:=[.E36]-[.D36]" office:value-type="float" office:value="35.6" calcext:value-type="float">
            <text:p>35.6</text:p>
          </table:table-cell>
          <table:table-cell table:formula="of:=1.002025726*[.D36]+35.9911490041" office:value-type="float" office:value="15.53980393644" calcext:value-type="float">
            <text:p>15.5398039364</text:p>
          </table:table-cell>
          <table:table-cell table:formula="of:=[.G36]-[.E36]" office:value-type="float" office:value="0.349803936440006" calcext:value-type="float">
            <text:p>0.3498039364</text:p>
          </table:table-cell>
          <table:table-cell table:number-columns-repeated="1016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37]-[.B37]+[.C37]" office:value-type="float" office:value="-19.41" calcext:value-type="float">
            <text:p>-19.41</text:p>
          </table:table-cell>
          <table:table-cell office:value-type="float" office:value="15.88" calcext:value-type="float">
            <text:p>15.88</text:p>
          </table:table-cell>
          <table:table-cell table:formula="of:=[.E37]-[.D37]" office:value-type="float" office:value="35.29" calcext:value-type="float">
            <text:p>35.29</text:p>
          </table:table-cell>
          <table:table-cell table:formula="of:=1.002025726*[.D37]+35.9911490041" office:value-type="float" office:value="16.54182966244" calcext:value-type="float">
            <text:p>16.5418296624</text:p>
          </table:table-cell>
          <table:table-cell table:formula="of:=[.G37]-[.E37]" office:value-type="float" office:value="0.661829662440004" calcext:value-type="float">
            <text:p>0.6618296624</text:p>
          </table:table-cell>
          <table:table-cell table:formula="of:=([.H37]+[.H38])/2" office:value-type="float" office:value="0.947842525440005" calcext:value-type="float">
            <text:p>0.9478425254</text:p>
          </table:table-cell>
          <table:table-cell table:number-columns-repeated="1015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38]-[.B38]+[.C38]" office:value-type="float" office:value="-18.41" calcext:value-type="float">
            <text:p>-18.41</text:p>
          </table:table-cell>
          <table:table-cell office:value-type="float" office:value="16.31" calcext:value-type="float">
            <text:p>16.31</text:p>
          </table:table-cell>
          <table:table-cell table:formula="of:=[.E38]-[.D38]" office:value-type="float" office:value="34.72" calcext:value-type="float">
            <text:p>34.72</text:p>
          </table:table-cell>
          <table:table-cell table:formula="of:=1.002025726*[.D38]+35.9911490041" office:value-type="float" office:value="17.54385538844" calcext:value-type="float">
            <text:p>17.5438553884</text:p>
          </table:table-cell>
          <table:table-cell table:formula="of:=[.G38]-[.E38]" office:value-type="float" office:value="1.23385538844001" calcext:value-type="float">
            <text:p>1.2338553884</text:p>
          </table:table-cell>
          <table:table-cell table:formula="of:=([.D37]+[.D38])/2" office:value-type="float" office:value="-18.91" calcext:value-type="float">
            <text:p>-18.91</text:p>
          </table:table-cell>
          <table:table-cell table:number-columns-repeated="1015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39]-[.B39]+[.C39]" office:value-type="float" office:value="-17.41" calcext:value-type="float">
            <text:p>-17.41</text:p>
          </table:table-cell>
          <table:table-cell office:value-type="float" office:value="16.65" calcext:value-type="float">
            <text:p>16.65</text:p>
          </table:table-cell>
          <table:table-cell table:formula="of:=[.E39]-[.D39]" office:value-type="float" office:value="34.06" calcext:value-type="float">
            <text:p>34.06</text:p>
          </table:table-cell>
          <table:table-cell table:formula="of:=1.002025726*[.D39]+35.9911490041" office:value-type="float" office:value="18.54588111444" calcext:value-type="float">
            <text:p>18.5458811144</text:p>
          </table:table-cell>
          <table:table-cell table:formula="of:=[.G39]-[.E39]" office:value-type="float" office:value="1.89588111444001" calcext:value-type="float">
            <text:p>1.8958811144</text:p>
          </table:table-cell>
          <table:table-cell table:formula="of:=([.E37]+[.E38])/2" office:value-type="float" office:value="16.095" calcext:value-type="float">
            <text:p>16.095</text:p>
          </table:table-cell>
          <table:table-cell table:number-columns-repeated="1015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40]-[.B40]+[.C40]" office:value-type="float" office:value="-16.41" calcext:value-type="float">
            <text:p>-16.41</text:p>
          </table:table-cell>
          <table:table-cell office:value-type="float" office:value="16.93" calcext:value-type="float">
            <text:p>16.93</text:p>
          </table:table-cell>
          <table:table-cell table:formula="of:=[.E40]-[.D40]" office:value-type="float" office:value="33.34" calcext:value-type="float">
            <text:p>33.34</text:p>
          </table:table-cell>
          <table:table-cell table:formula="of:=1.002025726*[.D40]+35.9911490041" office:value-type="float" office:value="19.54790684044" calcext:value-type="float">
            <text:p>19.5479068404</text:p>
          </table:table-cell>
          <table:table-cell table:formula="of:=[.G40]-[.E40]" office:value-type="float" office:value="2.61790684044" calcext:value-type="float">
            <text:p>2.6179068404</text:p>
          </table:table-cell>
          <table:table-cell table:number-columns-repeated="1016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41]-[.B41]+[.C41]" office:value-type="float" office:value="-15.41" calcext:value-type="float">
            <text:p>-15.41</text:p>
          </table:table-cell>
          <table:table-cell office:value-type="float" office:value="17.18" calcext:value-type="float">
            <text:p>17.18</text:p>
          </table:table-cell>
          <table:table-cell table:formula="of:=[.E41]-[.D41]" office:value-type="float" office:value="32.59" calcext:value-type="float">
            <text:p>32.59</text:p>
          </table:table-cell>
          <table:table-cell table:formula="of:=1.002025726*[.D41]+35.9911490041" office:value-type="float" office:value="20.54993256644" calcext:value-type="float">
            <text:p>20.5499325664</text:p>
          </table:table-cell>
          <table:table-cell table:formula="of:=[.G41]-[.E41]" office:value-type="float" office:value="3.36993256644" calcext:value-type="float">
            <text:p>3.3699325664</text:p>
          </table:table-cell>
          <table:table-cell table:number-columns-repeated="101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42]-[.B42]+[.C42]" office:value-type="float" office:value="-14.41" calcext:value-type="float">
            <text:p>-14.41</text:p>
          </table:table-cell>
          <table:table-cell office:value-type="float" office:value="17.41" calcext:value-type="float">
            <text:p>17.41</text:p>
          </table:table-cell>
          <table:table-cell table:formula="of:=[.E42]-[.D42]" office:value-type="float" office:value="31.82" calcext:value-type="float">
            <text:p>31.82</text:p>
          </table:table-cell>
          <table:table-cell table:formula="of:=1.002025726*[.D42]+35.9911490041" office:value-type="float" office:value="21.55195829244" calcext:value-type="float">
            <text:p>21.5519582924</text:p>
          </table:table-cell>
          <table:table-cell table:formula="of:=[.G42]-[.E42]" office:value-type="float" office:value="4.14195829244" calcext:value-type="float">
            <text:p>4.1419582924</text:p>
          </table:table-cell>
          <table:table-cell table:number-columns-repeated="1016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43]-[.B43]+[.C43]" office:value-type="float" office:value="-13.41" calcext:value-type="float">
            <text:p>-13.41</text:p>
          </table:table-cell>
          <table:table-cell office:value-type="float" office:value="17.61" calcext:value-type="float">
            <text:p>17.61</text:p>
          </table:table-cell>
          <table:table-cell table:formula="of:=[.E43]-[.D43]" office:value-type="float" office:value="31.02" calcext:value-type="float">
            <text:p>31.02</text:p>
          </table:table-cell>
          <table:table-cell table:formula="of:=1.002025726*[.D43]+35.9911490041" office:value-type="float" office:value="22.55398401844" calcext:value-type="float">
            <text:p>22.5539840184</text:p>
          </table:table-cell>
          <table:table-cell table:formula="of:=[.G43]-[.E43]" office:value-type="float" office:value="4.94398401844" calcext:value-type="float">
            <text:p>4.9439840184</text:p>
          </table:table-cell>
          <table:table-cell table:number-columns-repeated="1016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44]-[.B44]+[.C44]" office:value-type="float" office:value="-12.41" calcext:value-type="float">
            <text:p>-12.41</text:p>
          </table:table-cell>
          <table:table-cell office:value-type="float" office:value="17.79" calcext:value-type="float">
            <text:p>17.79</text:p>
          </table:table-cell>
          <table:table-cell table:formula="of:=[.E44]-[.D44]" office:value-type="float" office:value="30.2" calcext:value-type="float">
            <text:p>30.2</text:p>
          </table:table-cell>
          <table:table-cell table:formula="of:=1.002025726*[.D44]+35.9911490041" office:value-type="float" office:value="23.55600974444" calcext:value-type="float">
            <text:p>23.5560097444</text:p>
          </table:table-cell>
          <table:table-cell table:formula="of:=[.G44]-[.E44]" office:value-type="float" office:value="5.76600974444" calcext:value-type="float">
            <text:p>5.7660097444</text:p>
          </table:table-cell>
          <table:table-cell table:number-columns-repeated="1016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45]-[.B45]+[.C45]" office:value-type="float" office:value="-11.41" calcext:value-type="float">
            <text:p>-11.41</text:p>
          </table:table-cell>
          <table:table-cell office:value-type="float" office:value="17.93" calcext:value-type="float">
            <text:p>17.93</text:p>
          </table:table-cell>
          <table:table-cell table:formula="of:=[.E45]-[.D45]" office:value-type="float" office:value="29.34" calcext:value-type="float">
            <text:p>29.34</text:p>
          </table:table-cell>
          <table:table-cell table:formula="of:=1.002025726*[.D45]+35.9911490041" office:value-type="float" office:value="24.55803547044" calcext:value-type="float">
            <text:p>24.5580354704</text:p>
          </table:table-cell>
          <table:table-cell table:formula="of:=[.G45]-[.E45]" office:value-type="float" office:value="6.62803547044" calcext:value-type="float">
            <text:p>6.6280354704</text:p>
          </table:table-cell>
          <table:table-cell table:number-columns-repeated="1016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46]-[.B46]+[.C46]" office:value-type="float" office:value="-10.41" calcext:value-type="float">
            <text:p>-10.41</text:p>
          </table:table-cell>
          <table:table-cell office:value-type="float" office:value="18.03" calcext:value-type="float">
            <text:p>18.03</text:p>
          </table:table-cell>
          <table:table-cell table:formula="of:=[.E46]-[.D46]" office:value-type="float" office:value="28.44" calcext:value-type="float">
            <text:p>28.44</text:p>
          </table:table-cell>
          <table:table-cell table:formula="of:=1.002025726*[.D46]+35.9911490041" office:value-type="float" office:value="25.56006119644" calcext:value-type="float">
            <text:p>25.5600611964</text:p>
          </table:table-cell>
          <table:table-cell table:formula="of:=[.G46]-[.E46]" office:value-type="float" office:value="7.53006119644" calcext:value-type="float">
            <text:p>7.5300611964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47]-[.B47]+[.C47]" office:value-type="float" office:value="-9.41" calcext:value-type="float">
            <text:p>-9.41</text:p>
          </table:table-cell>
          <table:table-cell office:value-type="float" office:value="18.07" calcext:value-type="float">
            <text:p>18.07</text:p>
          </table:table-cell>
          <table:table-cell table:formula="of:=[.E47]-[.D47]" office:value-type="float" office:value="27.48" calcext:value-type="float">
            <text:p>27.48</text:p>
          </table:table-cell>
          <table:table-cell table:formula="of:=1.002025726*[.D47]+35.9911490041" office:value-type="float" office:value="26.56208692244" calcext:value-type="float">
            <text:p>26.5620869224</text:p>
          </table:table-cell>
          <table:table-cell table:formula="of:=[.G47]-[.E47]" office:value-type="float" office:value="8.49208692244" calcext:value-type="float">
            <text:p>8.4920869224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48]-[.B48]+[.C48]" office:value-type="float" office:value="-8.41" calcext:value-type="float">
            <text:p>-8.41</text:p>
          </table:table-cell>
          <table:table-cell office:value-type="float" office:value="18.07" calcext:value-type="float">
            <text:p>18.07</text:p>
          </table:table-cell>
          <table:table-cell table:formula="of:=[.E48]-[.D48]" office:value-type="float" office:value="26.48" calcext:value-type="float">
            <text:p>26.48</text:p>
          </table:table-cell>
          <table:table-cell table:formula="of:=1.002025726*[.D48]+35.9911490041" office:value-type="float" office:value="27.56411264844" calcext:value-type="float">
            <text:p>27.5641126484</text:p>
          </table:table-cell>
          <table:table-cell table:formula="of:=[.G48]-[.E48]" office:value-type="float" office:value="9.49411264844" calcext:value-type="float">
            <text:p>9.494112648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49]-[.B49]+[.C49]" office:value-type="float" office:value="-7.41" calcext:value-type="float">
            <text:p>-7.41</text:p>
          </table:table-cell>
          <table:table-cell office:value-type="float" office:value="18.05" calcext:value-type="float">
            <text:p>18.05</text:p>
          </table:table-cell>
          <table:table-cell table:formula="of:=[.E49]-[.D49]" office:value-type="float" office:value="25.46" calcext:value-type="float">
            <text:p>25.46</text:p>
          </table:table-cell>
          <table:table-cell table:formula="of:=1.002025726*[.D49]+35.9911490041" office:value-type="float" office:value="28.56613837444" calcext:value-type="float">
            <text:p>28.5661383744</text:p>
          </table:table-cell>
          <table:table-cell table:formula="of:=[.G49]-[.E49]" office:value-type="float" office:value="10.51613837444" calcext:value-type="float">
            <text:p>10.516138374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50]-[.B50]+[.C50]" office:value-type="float" office:value="-6.41" calcext:value-type="float">
            <text:p>-6.41</text:p>
          </table:table-cell>
          <table:table-cell office:value-type="float" office:value="18" calcext:value-type="float">
            <text:p>18.00</text:p>
          </table:table-cell>
          <table:table-cell table:formula="of:=[.E50]-[.D50]" office:value-type="float" office:value="24.41" calcext:value-type="float">
            <text:p>24.41</text:p>
          </table:table-cell>
          <table:table-cell table:formula="of:=1.002025726*[.D50]+35.9911490041" office:value-type="float" office:value="29.56816410044" calcext:value-type="float">
            <text:p>29.5681641004</text:p>
          </table:table-cell>
          <table:table-cell table:formula="of:=[.G50]-[.E50]" office:value-type="float" office:value="11.56816410044" calcext:value-type="float">
            <text:p>11.5681641004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51]-[.B51]+[.C51]" office:value-type="float" office:value="-5.41" calcext:value-type="float">
            <text:p>-5.41</text:p>
          </table:table-cell>
          <table:table-cell office:value-type="float" office:value="17.92" calcext:value-type="float">
            <text:p>17.92</text:p>
          </table:table-cell>
          <table:table-cell table:formula="of:=[.E51]-[.D51]" office:value-type="float" office:value="23.33" calcext:value-type="float">
            <text:p>23.33</text:p>
          </table:table-cell>
          <table:table-cell table:formula="of:=1.002025726*[.D51]+35.9911490041" office:value-type="float" office:value="30.57018982644" calcext:value-type="float">
            <text:p>30.5701898264</text:p>
          </table:table-cell>
          <table:table-cell table:formula="of:=[.G51]-[.E51]" office:value-type="float" office:value="12.65018982644" calcext:value-type="float">
            <text:p>12.650189826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52]-[.B52]+[.C52]" office:value-type="float" office:value="-4.41" calcext:value-type="float">
            <text:p>-4.41</text:p>
          </table:table-cell>
          <table:table-cell office:value-type="float" office:value="17.81" calcext:value-type="float">
            <text:p>17.81</text:p>
          </table:table-cell>
          <table:table-cell table:formula="of:=[.E52]-[.D52]" office:value-type="float" office:value="22.22" calcext:value-type="float">
            <text:p>22.22</text:p>
          </table:table-cell>
          <table:table-cell table:formula="of:=1.002025726*[.D52]+35.9911490041" office:value-type="float" office:value="31.57221555244" calcext:value-type="float">
            <text:p>31.5722155524</text:p>
          </table:table-cell>
          <table:table-cell table:formula="of:=[.G52]-[.E52]" office:value-type="float" office:value="13.76221555244" calcext:value-type="float">
            <text:p>13.7622155524</text:p>
          </table:table-cell>
          <table:table-cell table:number-columns-repeated="1016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D-20MHz" table:style-name="ta1">
        <table:shapes>
          <draw:frame draw:z-index="0" draw:style-name="gr1" draw:text-style-name="P1" svg:width="457.74pt" svg:height="259.26pt" svg:x="7.8pt" svg:y="307.13pt">
            <loext:p draw:notify-on-update-of-ranges="'IMD-20MHz'.J11:'IMD-20MHz'.J17 'IMD-20MHz'.L11:'IMD-20MHz'.L17 'IMD-20MHz'.J11:'IMD-20MHz'.J21 'IMD-20MHz'.K1:'IMD-20MHz'.K1 'IMD-20MHz'.K11:'IMD-20MHz'.K21 'IMD-20MHz'.J2:'IMD-20MHz'.J21 'IMD-20MHz'.L1:'IMD-20MHz'.L1 'IMD-20MHz'.L2:'IMD-20MHz'.L2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2" table:number-columns-repeated="4" table:default-cell-style-name="ce24"/>
        <table:table-column table:style-name="co19" table:default-cell-style-name="ce19"/>
        <table:table-column table:style-name="co12" table:default-cell-style-name="Default"/>
        <table:table-column table:style-name="co17" table:default-cell-style-name="Default"/>
        <table:table-column table:style-name="co2" table:number-columns-repeated="1011" table:default-cell-style-name="Default"/>
        <table:table-row table:style-name="ro2">
          <table:table-cell table:style-name="ce22" office:value-type="string" calcext:value-type="string">
            <text:p>Siggen Power [dBm]</text:p>
          </table:table-cell>
          <table:table-cell table:style-name="ce22" office:value-type="string" calcext:value-type="string">
            <text:p>Fixed Attenuator [dB]</text:p>
          </table:table-cell>
          <table:table-cell table:style-name="ce22" office:value-type="string" calcext:value-type="string">
            <text:p>Attenuator Setting [dB]</text:p>
          </table:table-cell>
          <table:table-cell table:style-name="ce25" office:value-type="string" calcext:value-type="string">
            <text:p>ZMSCJ-2-1 AVG IL [dB]</text:p>
          </table:table-cell>
          <table:table-cell table:style-name="ce25" office:value-type="string" calcext:value-type="string">
            <text:p>ZFSC-2-4-S+ AVG IL [dB]</text:p>
          </table:table-cell>
          <table:table-cell table:style-name="ce26" office:value-type="string" calcext:value-type="string">
            <text:p>M1 [dB]</text:p>
          </table:table-cell>
          <table:table-cell table:style-name="ce26" office:value-type="string" calcext:value-type="string">
            <text:p>M2 [dB]</text:p>
          </table:table-cell>
          <table:table-cell table:style-name="ce26" office:value-type="string" calcext:value-type="string">
            <text:p>M3 [dB]</text:p>
          </table:table-cell>
          <table:table-cell table:style-name="ce26" office:value-type="string" calcext:value-type="string">
            <text:p>M4 [dB]</text:p>
          </table:table-cell>
          <table:table-cell table:style-name="ce25" office:value-type="string" calcext:value-type="string">
            <text:p>Input Power [dBm]</text:p>
          </table:table-cell>
          <table:table-cell table:style-name="ce22" office:value-type="string" calcext:value-type="string">
            <text:p>Fundamental Average [dBm]</text:p>
          </table:table-cell>
          <table:table-cell table:style-name="ce22" office:value-type="string" calcext:value-type="string">
            <text:p>IM3 Average [dBm]</text:p>
          </table:table-cell>
          <table:table-cell table:style-name="ce22" office:value-type="string" calcext:value-type="string">
            <text:p>IMD [dB]</text:p>
          </table:table-cell>
          <table:table-cell table:style-name="ce22" office:value-type="string" calcext:value-type="string">
            <text:p>IP3 low</text:p>
          </table:table-cell>
          <table:table-cell table:style-name="ce22" office:value-type="string" calcext:value-type="string">
            <text:p>IP3 hi</text:p>
          </table:table-cell>
          <table:table-cell table:style-name="ce22" office:value-type="string" calcext:value-type="string">
            <text:p>IIP3</text:p>
          </table:table-cell>
          <table:table-cell table:style-name="ce22" office:value-type="string" calcext:value-type="string">
            <text:p>OIP3</text:p>
          </table:table-cell>
          <table:table-cell table:style-name="ce22" office:value-type="string" calcext:value-type="string">
            <text:p>GAIN</text:p>
          </table:table-cell>
          <table:table-cell table:style-name="ce22"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19963609887898" calcext:value-type="float">
            <text:p>3.200</text:p>
          </table:table-cell>
          <table:table-cell office:value-type="float" office:value="-0.84" calcext:value-type="float">
            <text:p>-0.84</text:p>
          </table:table-cell>
          <table:table-cell office:value-type="float" office:value="13.24" calcext:value-type="float">
            <text:p>13.24</text:p>
          </table:table-cell>
          <table:table-cell office:value-type="float" office:value="13.25" calcext:value-type="float">
            <text:p>13.25</text:p>
          </table:table-cell>
          <table:table-cell office:value-type="float" office:value="-0.94" calcext:value-type="float">
            <text:p>-0.94</text:p>
          </table:table-cell>
          <table:table-cell table:formula="of:=[.A2]-[.B2]-[.C2]-[.D2]-[.E2]" office:value-type="float" office:value="-18.809636098879" calcext:value-type="float">
            <text:p>-18.810</text:p>
          </table:table-cell>
          <table:table-cell table:style-name="ce19" table:formula="of:=([.G2]+[.H2])/2" office:value-type="float" office:value="13.245" calcext:value-type="float">
            <text:p>13.245</text:p>
          </table:table-cell>
          <table:table-cell table:style-name="ce19" table:formula="of:=([.F2]+[.I2])/2" office:value-type="float" office:value="-0.89" calcext:value-type="float">
            <text:p>-0.890</text:p>
          </table:table-cell>
          <table:table-cell table:formula="of:=[.K2]-[.L2]" office:value-type="float" office:value="14.135" calcext:value-type="float">
            <text:p>14.135</text:p>
          </table:table-cell>
          <table:table-cell table:formula="of:=[.G2]+([.H2]-[.F2])/2" office:value-type="float" office:value="20.285" calcext:value-type="float">
            <text:p>20.285</text:p>
          </table:table-cell>
          <table:table-cell table:formula="of:=[.H2]+([.G2]-[.I2])/2" office:value-type="float" office:value="20.34" calcext:value-type="float">
            <text:p>20.34</text:p>
          </table:table-cell>
          <table:table-cell table:formula="of:=[.J2]+[.M2]/2" office:value-type="float" office:value="-11.742136098879" calcext:value-type="float">
            <text:p>-11.7421360989</text:p>
          </table:table-cell>
          <table:table-cell table:formula="of:=[.K2]+[.M2]/2" office:value-type="float" office:value="20.3125" calcext:value-type="float">
            <text:p>20.3125</text:p>
          </table:table-cell>
          <table:table-cell table:formula="of:=[.Q2]-[.P2]" office:value-type="float" office:value="32.054636098879" calcext:value-type="float">
            <text:p>32.0546360989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19963609887898" calcext:value-type="float">
            <text:p>3.200</text:p>
          </table:table-cell>
          <table:table-cell office:value-type="float" office:value="-1.77" calcext:value-type="float">
            <text:p>-1.77</text:p>
          </table:table-cell>
          <table:table-cell office:value-type="float" office:value="13.01" calcext:value-type="float">
            <text:p>13.01</text:p>
          </table:table-cell>
          <table:table-cell office:value-type="float" office:value="13.02" calcext:value-type="float">
            <text:p>13.02</text:p>
          </table:table-cell>
          <table:table-cell office:value-type="float" office:value="-1.87" calcext:value-type="float">
            <text:p>-1.87</text:p>
          </table:table-cell>
          <table:table-cell table:formula="of:=[.A3]-[.B3]-[.C3]-[.D3]-[.E3]" office:value-type="float" office:value="-19.809636098879" calcext:value-type="float">
            <text:p>-19.810</text:p>
          </table:table-cell>
          <table:table-cell table:style-name="ce19" table:formula="of:=([.G3]+[.H3])/2" office:value-type="float" office:value="13.015" calcext:value-type="float">
            <text:p>13.015</text:p>
          </table:table-cell>
          <table:table-cell table:style-name="ce19" table:formula="of:=([.F3]+[.I3])/2" office:value-type="float" office:value="-1.82" calcext:value-type="float">
            <text:p>-1.820</text:p>
          </table:table-cell>
          <table:table-cell table:formula="of:=[.K3]-[.L3]" office:value-type="float" office:value="14.835" calcext:value-type="float">
            <text:p>14.835</text:p>
          </table:table-cell>
          <table:table-cell table:formula="of:=[.G3]+([.H3]-[.F3])/2" office:value-type="float" office:value="20.405" calcext:value-type="float">
            <text:p>20.405</text:p>
          </table:table-cell>
          <table:table-cell table:formula="of:=[.H3]+([.G3]-[.I3])/2" office:value-type="float" office:value="20.46" calcext:value-type="float">
            <text:p>20.46</text:p>
          </table:table-cell>
          <table:table-cell table:formula="of:=[.J3]+[.M3]/2" office:value-type="float" office:value="-12.392136098879" calcext:value-type="float">
            <text:p>-12.3921360989</text:p>
          </table:table-cell>
          <table:table-cell table:formula="of:=[.K3]+[.M3]/2" office:value-type="float" office:value="20.4325" calcext:value-type="float">
            <text:p>20.4325</text:p>
          </table:table-cell>
          <table:table-cell table:formula="of:=[.Q3]-[.P3]" office:value-type="float" office:value="32.824636098879" calcext:value-type="float">
            <text:p>32.8246360989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19963609887898" calcext:value-type="float">
            <text:p>3.200</text:p>
          </table:table-cell>
          <table:table-cell office:value-type="float" office:value="-2.96" calcext:value-type="float">
            <text:p>-2.96</text:p>
          </table:table-cell>
          <table:table-cell office:value-type="float" office:value="12.73" calcext:value-type="float">
            <text:p>12.73</text:p>
          </table:table-cell>
          <table:table-cell office:value-type="float" office:value="12.74" calcext:value-type="float">
            <text:p>12.74</text:p>
          </table:table-cell>
          <table:table-cell office:value-type="float" office:value="-3.06" calcext:value-type="float">
            <text:p>-3.06</text:p>
          </table:table-cell>
          <table:table-cell table:formula="of:=[.A4]-[.B4]-[.C4]-[.D4]-[.E4]" office:value-type="float" office:value="-20.809636098879" calcext:value-type="float">
            <text:p>-20.810</text:p>
          </table:table-cell>
          <table:table-cell table:style-name="ce19" table:formula="of:=([.G4]+[.H4])/2" office:value-type="float" office:value="12.735" calcext:value-type="float">
            <text:p>12.735</text:p>
          </table:table-cell>
          <table:table-cell table:style-name="ce19" table:formula="of:=([.F4]+[.I4])/2" office:value-type="float" office:value="-3.01" calcext:value-type="float">
            <text:p>-3.010</text:p>
          </table:table-cell>
          <table:table-cell table:formula="of:=[.K4]-[.L4]" office:value-type="float" office:value="15.745" calcext:value-type="float">
            <text:p>15.745</text:p>
          </table:table-cell>
          <table:table-cell table:formula="of:=[.G4]+([.H4]-[.F4])/2" office:value-type="float" office:value="20.58" calcext:value-type="float">
            <text:p>20.58</text:p>
          </table:table-cell>
          <table:table-cell table:formula="of:=[.H4]+([.G4]-[.I4])/2" office:value-type="float" office:value="20.635" calcext:value-type="float">
            <text:p>20.635</text:p>
          </table:table-cell>
          <table:table-cell table:formula="of:=[.J4]+[.M4]/2" office:value-type="float" office:value="-12.937136098879" calcext:value-type="float">
            <text:p>-12.9371360989</text:p>
          </table:table-cell>
          <table:table-cell table:formula="of:=[.K4]+[.M4]/2" office:value-type="float" office:value="20.6075" calcext:value-type="float">
            <text:p>20.6075</text:p>
          </table:table-cell>
          <table:table-cell table:formula="of:=[.Q4]-[.P4]" office:value-type="float" office:value="33.544636098879" calcext:value-type="float">
            <text:p>33.5446360989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19963609887898" calcext:value-type="float">
            <text:p>3.200</text:p>
          </table:table-cell>
          <table:table-cell office:value-type="float" office:value="-4.44" calcext:value-type="float">
            <text:p>-4.44</text:p>
          </table:table-cell>
          <table:table-cell table:number-columns-repeated="2" office:value-type="float" office:value="12.43" calcext:value-type="float">
            <text:p>12.43</text:p>
          </table:table-cell>
          <table:table-cell office:value-type="float" office:value="-4.54" calcext:value-type="float">
            <text:p>-4.54</text:p>
          </table:table-cell>
          <table:table-cell table:formula="of:=[.A5]-[.B5]-[.C5]-[.D5]-[.E5]" office:value-type="float" office:value="-21.809636098879" calcext:value-type="float">
            <text:p>-21.810</text:p>
          </table:table-cell>
          <table:table-cell table:style-name="ce19" table:formula="of:=([.G5]+[.H5])/2" office:value-type="float" office:value="12.43" calcext:value-type="float">
            <text:p>12.430</text:p>
          </table:table-cell>
          <table:table-cell table:style-name="ce19" table:formula="of:=([.F5]+[.I5])/2" office:value-type="float" office:value="-4.49" calcext:value-type="float">
            <text:p>-4.490</text:p>
          </table:table-cell>
          <table:table-cell table:formula="of:=[.K5]-[.L5]" office:value-type="float" office:value="16.92" calcext:value-type="float">
            <text:p>16.92</text:p>
          </table:table-cell>
          <table:table-cell table:formula="of:=[.G5]+([.H5]-[.F5])/2" office:value-type="float" office:value="20.865" calcext:value-type="float">
            <text:p>20.865</text:p>
          </table:table-cell>
          <table:table-cell table:formula="of:=[.H5]+([.G5]-[.I5])/2" office:value-type="float" office:value="20.915" calcext:value-type="float">
            <text:p>20.915</text:p>
          </table:table-cell>
          <table:table-cell table:formula="of:=[.J5]+[.M5]/2" office:value-type="float" office:value="-13.349636098879" calcext:value-type="float">
            <text:p>-13.3496360989</text:p>
          </table:table-cell>
          <table:table-cell table:formula="of:=[.K5]+[.M5]/2" office:value-type="float" office:value="20.89" calcext:value-type="float">
            <text:p>20.89</text:p>
          </table:table-cell>
          <table:table-cell table:formula="of:=[.Q5]-[.P5]" office:value-type="float" office:value="34.239636098879" calcext:value-type="float">
            <text:p>34.2396360989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19963609887898" calcext:value-type="float">
            <text:p>3.200</text:p>
          </table:table-cell>
          <table:table-cell office:value-type="float" office:value="-6.36" calcext:value-type="float">
            <text:p>-6.36</text:p>
          </table:table-cell>
          <table:table-cell table:number-columns-repeated="2" office:value-type="float" office:value="12.08" calcext:value-type="float">
            <text:p>12.08</text:p>
          </table:table-cell>
          <table:table-cell office:value-type="float" office:value="-6.45" calcext:value-type="float">
            <text:p>-6.45</text:p>
          </table:table-cell>
          <table:table-cell table:formula="of:=[.A6]-[.B6]-[.C6]-[.D6]-[.E6]" office:value-type="float" office:value="-22.809636098879" calcext:value-type="float">
            <text:p>-22.810</text:p>
          </table:table-cell>
          <table:table-cell table:style-name="ce19" table:formula="of:=([.G6]+[.H6])/2" office:value-type="float" office:value="12.08" calcext:value-type="float">
            <text:p>12.080</text:p>
          </table:table-cell>
          <table:table-cell table:style-name="ce19" table:formula="of:=([.F6]+[.I6])/2" office:value-type="float" office:value="-6.405" calcext:value-type="float">
            <text:p>-6.405</text:p>
          </table:table-cell>
          <table:table-cell table:formula="of:=[.K6]-[.L6]" office:value-type="float" office:value="18.485" calcext:value-type="float">
            <text:p>18.485</text:p>
          </table:table-cell>
          <table:table-cell table:formula="of:=[.G6]+([.H6]-[.F6])/2" office:value-type="float" office:value="21.3" calcext:value-type="float">
            <text:p>21.3</text:p>
          </table:table-cell>
          <table:table-cell table:formula="of:=[.H6]+([.G6]-[.I6])/2" office:value-type="float" office:value="21.345" calcext:value-type="float">
            <text:p>21.345</text:p>
          </table:table-cell>
          <table:table-cell table:formula="of:=[.J6]+[.M6]/2" office:value-type="float" office:value="-13.567136098879" calcext:value-type="float">
            <text:p>-13.5671360989</text:p>
          </table:table-cell>
          <table:table-cell table:formula="of:=[.K6]+[.M6]/2" office:value-type="float" office:value="21.3225" calcext:value-type="float">
            <text:p>21.3225</text:p>
          </table:table-cell>
          <table:table-cell table:formula="of:=[.Q6]-[.P6]" office:value-type="float" office:value="34.889636098879" calcext:value-type="float">
            <text:p>34.8896360989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19963609887898" calcext:value-type="float">
            <text:p>3.200</text:p>
          </table:table-cell>
          <table:table-cell office:value-type="float" office:value="-9.03" calcext:value-type="float">
            <text:p>-9.03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7" calcext:value-type="float">
            <text:p>11.67</text:p>
          </table:table-cell>
          <table:table-cell office:value-type="float" office:value="-9.11" calcext:value-type="float">
            <text:p>-9.11</text:p>
          </table:table-cell>
          <table:table-cell table:formula="of:=[.A7]-[.B7]-[.C7]-[.D7]-[.E7]" office:value-type="float" office:value="-23.809636098879" calcext:value-type="float">
            <text:p>-23.810</text:p>
          </table:table-cell>
          <table:table-cell table:style-name="ce19" table:formula="of:=([.G7]+[.H7])/2" office:value-type="float" office:value="11.665" calcext:value-type="float">
            <text:p>11.665</text:p>
          </table:table-cell>
          <table:table-cell table:style-name="ce19" table:formula="of:=([.F7]+[.I7])/2" office:value-type="float" office:value="-9.07" calcext:value-type="float">
            <text:p>-9.070</text:p>
          </table:table-cell>
          <table:table-cell table:formula="of:=[.K7]-[.L7]" office:value-type="float" office:value="20.735" calcext:value-type="float">
            <text:p>20.735</text:p>
          </table:table-cell>
          <table:table-cell table:formula="of:=[.G7]+([.H7]-[.F7])/2" office:value-type="float" office:value="22.01" calcext:value-type="float">
            <text:p>22.01</text:p>
          </table:table-cell>
          <table:table-cell table:formula="of:=[.H7]+([.G7]-[.I7])/2" office:value-type="float" office:value="22.055" calcext:value-type="float">
            <text:p>22.055</text:p>
          </table:table-cell>
          <table:table-cell table:formula="of:=[.J7]+[.M7]/2" office:value-type="float" office:value="-13.442136098879" calcext:value-type="float">
            <text:p>-13.4421360989</text:p>
          </table:table-cell>
          <table:table-cell table:formula="of:=[.K7]+[.M7]/2" office:value-type="float" office:value="22.0325" calcext:value-type="float">
            <text:p>22.0325</text:p>
          </table:table-cell>
          <table:table-cell table:formula="of:=[.Q7]-[.P7]" office:value-type="float" office:value="35.474636098879" calcext:value-type="float">
            <text:p>35.4746360989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19963609887898" calcext:value-type="float">
            <text:p>3.200</text:p>
          </table:table-cell>
          <table:table-cell office:value-type="float" office:value="-12.78" calcext:value-type="float">
            <text:p>-12.78</text:p>
          </table:table-cell>
          <table:table-cell office:value-type="float" office:value="11.18" calcext:value-type="float">
            <text:p>11.18</text:p>
          </table:table-cell>
          <table:table-cell office:value-type="float" office:value="11.19" calcext:value-type="float">
            <text:p>11.19</text:p>
          </table:table-cell>
          <table:table-cell office:value-type="float" office:value="-12.87" calcext:value-type="float">
            <text:p>-12.87</text:p>
          </table:table-cell>
          <table:table-cell table:formula="of:=[.A8]-[.B8]-[.C8]-[.D8]-[.E8]" office:value-type="float" office:value="-24.809636098879" calcext:value-type="float">
            <text:p>-24.810</text:p>
          </table:table-cell>
          <table:table-cell table:style-name="ce19" table:formula="of:=([.G8]+[.H8])/2" office:value-type="float" office:value="11.185" calcext:value-type="float">
            <text:p>11.185</text:p>
          </table:table-cell>
          <table:table-cell table:style-name="ce19" table:formula="of:=([.F8]+[.I8])/2" office:value-type="float" office:value="-12.825" calcext:value-type="float">
            <text:p>-12.825</text:p>
          </table:table-cell>
          <table:table-cell table:formula="of:=[.K8]-[.L8]" office:value-type="float" office:value="24.01" calcext:value-type="float">
            <text:p>24.01</text:p>
          </table:table-cell>
          <table:table-cell table:formula="of:=[.G8]+([.H8]-[.F8])/2" office:value-type="float" office:value="23.165" calcext:value-type="float">
            <text:p>23.165</text:p>
          </table:table-cell>
          <table:table-cell table:formula="of:=[.H8]+([.G8]-[.I8])/2" office:value-type="float" office:value="23.215" calcext:value-type="float">
            <text:p>23.215</text:p>
          </table:table-cell>
          <table:table-cell table:formula="of:=[.J8]+[.M8]/2" office:value-type="float" office:value="-12.804636098879" calcext:value-type="float">
            <text:p>-12.8046360989</text:p>
          </table:table-cell>
          <table:table-cell table:formula="of:=[.K8]+[.M8]/2" office:value-type="float" office:value="23.19" calcext:value-type="float">
            <text:p>23.19</text:p>
          </table:table-cell>
          <table:table-cell table:formula="of:=[.Q8]-[.P8]" office:value-type="float" office:value="35.994636098879" calcext:value-type="float">
            <text:p>35.9946360989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19963609887898" calcext:value-type="float">
            <text:p>3.200</text:p>
          </table:table-cell>
          <table:table-cell office:value-type="float" office:value="-18.11" calcext:value-type="float">
            <text:p>-18.11</text:p>
          </table:table-cell>
          <table:table-cell office:value-type="float" office:value="10.62" calcext:value-type="float">
            <text:p>10.62</text:p>
          </table:table-cell>
          <table:table-cell office:value-type="float" office:value="10.63" calcext:value-type="float">
            <text:p>10.63</text:p>
          </table:table-cell>
          <table:table-cell office:value-type="float" office:value="-18.25" calcext:value-type="float">
            <text:p>-18.25</text:p>
          </table:table-cell>
          <table:table-cell table:formula="of:=[.A9]-[.B9]-[.C9]-[.D9]-[.E9]" office:value-type="float" office:value="-25.809636098879" calcext:value-type="float">
            <text:p>-25.810</text:p>
          </table:table-cell>
          <table:table-cell table:style-name="ce19" table:formula="of:=([.G9]+[.H9])/2" office:value-type="float" office:value="10.625" calcext:value-type="float">
            <text:p>10.625</text:p>
          </table:table-cell>
          <table:table-cell table:style-name="ce19" table:formula="of:=([.F9]+[.I9])/2" office:value-type="float" office:value="-18.18" calcext:value-type="float">
            <text:p>-18.180</text:p>
          </table:table-cell>
          <table:table-cell table:formula="of:=[.K9]-[.L9]" office:value-type="float" office:value="28.805" calcext:value-type="float">
            <text:p>28.805</text:p>
          </table:table-cell>
          <table:table-cell table:formula="of:=[.G9]+([.H9]-[.F9])/2" office:value-type="float" office:value="24.99" calcext:value-type="float">
            <text:p>24.99</text:p>
          </table:table-cell>
          <table:table-cell table:formula="of:=[.H9]+([.G9]-[.I9])/2" office:value-type="float" office:value="25.065" calcext:value-type="float">
            <text:p>25.065</text:p>
          </table:table-cell>
          <table:table-cell table:formula="of:=[.J9]+[.M9]/2" office:value-type="float" office:value="-11.407136098879" calcext:value-type="float">
            <text:p>-11.4071360989</text:p>
          </table:table-cell>
          <table:table-cell table:formula="of:=[.K9]+[.M9]/2" office:value-type="float" office:value="25.0275" calcext:value-type="float">
            <text:p>25.0275</text:p>
          </table:table-cell>
          <table:table-cell table:formula="of:=[.Q9]-[.P9]" office:value-type="float" office:value="36.434636098879" calcext:value-type="float">
            <text:p>36.4346360989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19963609887898" calcext:value-type="float">
            <text:p>3.200</text:p>
          </table:table-cell>
          <table:table-cell office:value-type="float" office:value="-26.72" calcext:value-type="float">
            <text:p>-26.72</text:p>
          </table:table-cell>
          <table:table-cell office:value-type="float" office:value="9.89" calcext:value-type="float">
            <text:p>9.89</text:p>
          </table:table-cell>
          <table:table-cell office:value-type="float" office:value="9.9" calcext:value-type="float">
            <text:p>9.90</text:p>
          </table:table-cell>
          <table:table-cell office:value-type="float" office:value="-26.94" calcext:value-type="float">
            <text:p>-26.94</text:p>
          </table:table-cell>
          <table:table-cell table:formula="of:=[.A10]-[.B10]-[.C10]-[.D10]-[.E10]" office:value-type="float" office:value="-26.809636098879" calcext:value-type="float">
            <text:p>-26.810</text:p>
          </table:table-cell>
          <table:table-cell table:style-name="ce19" table:formula="of:=([.G10]+[.H10])/2" office:value-type="float" office:value="9.895" calcext:value-type="float">
            <text:p>9.895</text:p>
          </table:table-cell>
          <table:table-cell table:style-name="ce19" table:formula="of:=([.F10]+[.I10])/2" office:value-type="float" office:value="-26.83" calcext:value-type="float">
            <text:p>-26.830</text:p>
          </table:table-cell>
          <table:table-cell table:formula="of:=[.K10]-[.L10]" office:value-type="float" office:value="36.725" calcext:value-type="float">
            <text:p>36.725</text:p>
          </table:table-cell>
          <table:table-cell table:formula="of:=[.G10]+([.H10]-[.F10])/2" office:value-type="float" office:value="28.2" calcext:value-type="float">
            <text:p>28.2</text:p>
          </table:table-cell>
          <table:table-cell table:formula="of:=[.H10]+([.G10]-[.I10])/2" office:value-type="float" office:value="28.315" calcext:value-type="float">
            <text:p>28.315</text:p>
          </table:table-cell>
          <table:table-cell table:formula="of:=[.J10]+[.M10]/2" office:value-type="float" office:value="-8.447136098879" calcext:value-type="float">
            <text:p>-8.4471360989</text:p>
          </table:table-cell>
          <table:table-cell table:formula="of:=[.K10]+[.M10]/2" office:value-type="float" office:value="28.2575" calcext:value-type="float">
            <text:p>28.2575</text:p>
          </table:table-cell>
          <table:table-cell table:formula="of:=[.Q10]-[.P10]" office:value-type="float" office:value="36.704636098879" calcext:value-type="float">
            <text:p>36.7046360989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19963609887898" calcext:value-type="float">
            <text:p>3.200</text:p>
          </table:table-cell>
          <table:table-cell office:value-type="float" office:value="-34.98" calcext:value-type="float">
            <text:p>-34.98</text:p>
          </table:table-cell>
          <table:table-cell office:value-type="float" office:value="8.99" calcext:value-type="float">
            <text:p>8.99</text:p>
          </table:table-cell>
          <table:table-cell office:value-type="float" office:value="9" calcext:value-type="float">
            <text:p>9.00</text:p>
          </table:table-cell>
          <table:table-cell office:value-type="float" office:value="-35.45" calcext:value-type="float">
            <text:p>-35.45</text:p>
          </table:table-cell>
          <table:table-cell table:formula="of:=[.A11]-[.B11]-[.C11]-[.D11]-[.E11]" office:value-type="float" office:value="-27.809636098879" calcext:value-type="float">
            <text:p>-27.810</text:p>
          </table:table-cell>
          <table:table-cell table:style-name="ce19" table:formula="of:=([.G11]+[.H11])/2" office:value-type="float" office:value="8.995" calcext:value-type="float">
            <text:p>8.995</text:p>
          </table:table-cell>
          <table:table-cell table:style-name="ce19" table:formula="of:=([.F11]+[.I11])/2" office:value-type="float" office:value="-35.215" calcext:value-type="float">
            <text:p>-35.215</text:p>
          </table:table-cell>
          <table:table-cell table:formula="of:=[.K11]-[.L11]" office:value-type="float" office:value="44.21" calcext:value-type="float">
            <text:p>44.21</text:p>
          </table:table-cell>
          <table:table-cell table:formula="of:=[.G11]+([.H11]-[.F11])/2" office:value-type="float" office:value="30.98" calcext:value-type="float">
            <text:p>30.98</text:p>
          </table:table-cell>
          <table:table-cell table:formula="of:=[.H11]+([.G11]-[.I11])/2" office:value-type="float" office:value="31.22" calcext:value-type="float">
            <text:p>31.22</text:p>
          </table:table-cell>
          <table:table-cell table:formula="of:=[.J11]+[.M11]/2" office:value-type="float" office:value="-5.704636098879" calcext:value-type="float">
            <text:p>-5.7046360989</text:p>
          </table:table-cell>
          <table:table-cell table:formula="of:=[.K11]+[.M11]/2" office:value-type="float" office:value="31.1" calcext:value-type="float">
            <text:p>31.1</text:p>
          </table:table-cell>
          <table:table-cell table:formula="of:=[.Q11]-[.P11]" office:value-type="float" office:value="36.804636098879" calcext:value-type="float">
            <text:p>36.8046360989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19963609887898" calcext:value-type="float">
            <text:p>3.200</text:p>
          </table:table-cell>
          <table:table-cell office:value-type="float" office:value="-38.06" calcext:value-type="float">
            <text:p>-38.06</text:p>
          </table:table-cell>
          <table:table-cell office:value-type="float" office:value="8.05" calcext:value-type="float">
            <text:p>8.05</text:p>
          </table:table-cell>
          <table:table-cell office:value-type="float" office:value="8.06" calcext:value-type="float">
            <text:p>8.06</text:p>
          </table:table-cell>
          <table:table-cell office:value-type="float" office:value="-38.52" calcext:value-type="float">
            <text:p>-38.52</text:p>
          </table:table-cell>
          <table:table-cell table:formula="of:=[.A12]-[.B12]-[.C12]-[.D12]-[.E12]" office:value-type="float" office:value="-28.809636098879" calcext:value-type="float">
            <text:p>-28.810</text:p>
          </table:table-cell>
          <table:table-cell table:style-name="ce19" table:formula="of:=([.G12]+[.H12])/2" office:value-type="float" office:value="8.055" calcext:value-type="float">
            <text:p>8.055</text:p>
          </table:table-cell>
          <table:table-cell table:style-name="ce19" table:formula="of:=([.F12]+[.I12])/2" office:value-type="float" office:value="-38.29" calcext:value-type="float">
            <text:p>-38.290</text:p>
          </table:table-cell>
          <table:table-cell table:formula="of:=[.K12]-[.L12]" office:value-type="float" office:value="46.345" calcext:value-type="float">
            <text:p>46.345</text:p>
          </table:table-cell>
          <table:table-cell table:formula="of:=[.G12]+([.H12]-[.F12])/2" office:value-type="float" office:value="31.11" calcext:value-type="float">
            <text:p>31.11</text:p>
          </table:table-cell>
          <table:table-cell table:formula="of:=[.H12]+([.G12]-[.I12])/2" office:value-type="float" office:value="31.345" calcext:value-type="float">
            <text:p>31.345</text:p>
          </table:table-cell>
          <table:table-cell table:formula="of:=[.J12]+[.M12]/2" office:value-type="float" office:value="-5.637136098879" calcext:value-type="float">
            <text:p>-5.6371360989</text:p>
          </table:table-cell>
          <table:table-cell table:formula="of:=[.K12]+[.M12]/2" office:value-type="float" office:value="31.2275" calcext:value-type="float">
            <text:p>31.2275</text:p>
          </table:table-cell>
          <table:table-cell table:formula="of:=[.Q12]-[.P12]" office:value-type="float" office:value="36.864636098879" calcext:value-type="float">
            <text:p>36.8646360989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19963609887898" calcext:value-type="float">
            <text:p>3.200</text:p>
          </table:table-cell>
          <table:table-cell office:value-type="float" office:value="-40.54" calcext:value-type="float">
            <text:p>-40.54</text:p>
          </table:table-cell>
          <table:table-cell office:value-type="float" office:value="7.14" calcext:value-type="float">
            <text:p>7.14</text:p>
          </table:table-cell>
          <table:table-cell office:value-type="float" office:value="7.15" calcext:value-type="float">
            <text:p>7.15</text:p>
          </table:table-cell>
          <table:table-cell office:value-type="float" office:value="-41.05" calcext:value-type="float">
            <text:p>-41.05</text:p>
          </table:table-cell>
          <table:table-cell table:formula="of:=[.A13]-[.B13]-[.C13]-[.D13]-[.E13]" office:value-type="float" office:value="-29.809636098879" calcext:value-type="float">
            <text:p>-29.810</text:p>
          </table:table-cell>
          <table:table-cell table:style-name="ce19" table:formula="of:=([.G13]+[.H13])/2" office:value-type="float" office:value="7.145" calcext:value-type="float">
            <text:p>7.145</text:p>
          </table:table-cell>
          <table:table-cell table:style-name="ce19" table:formula="of:=([.F13]+[.I13])/2" office:value-type="float" office:value="-40.795" calcext:value-type="float">
            <text:p>-40.795</text:p>
          </table:table-cell>
          <table:table-cell table:formula="of:=[.K13]-[.L13]" office:value-type="float" office:value="47.94" calcext:value-type="float">
            <text:p>47.94</text:p>
          </table:table-cell>
          <table:table-cell table:formula="of:=[.G13]+([.H13]-[.F13])/2" office:value-type="float" office:value="30.985" calcext:value-type="float">
            <text:p>30.985</text:p>
          </table:table-cell>
          <table:table-cell table:formula="of:=[.H13]+([.G13]-[.I13])/2" office:value-type="float" office:value="31.245" calcext:value-type="float">
            <text:p>31.245</text:p>
          </table:table-cell>
          <table:table-cell table:formula="of:=[.J13]+[.M13]/2" office:value-type="float" office:value="-5.839636098879" calcext:value-type="float">
            <text:p>-5.8396360989</text:p>
          </table:table-cell>
          <table:table-cell table:formula="of:=[.K13]+[.M13]/2" office:value-type="float" office:value="31.115" calcext:value-type="float">
            <text:p>31.115</text:p>
          </table:table-cell>
          <table:table-cell table:formula="of:=[.Q13]-[.P13]" office:value-type="float" office:value="36.954636098879" calcext:value-type="float">
            <text:p>36.9546360989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2" calcext:value-type="float">
            <text:p>12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19963609887898" calcext:value-type="float">
            <text:p>3.200</text:p>
          </table:table-cell>
          <table:table-cell office:value-type="float" office:value="-43.29" calcext:value-type="float">
            <text:p>-43.29</text:p>
          </table:table-cell>
          <table:table-cell office:value-type="float" office:value="6.16" calcext:value-type="float">
            <text:p>6.16</text:p>
          </table:table-cell>
          <table:table-cell office:value-type="float" office:value="6.17" calcext:value-type="float">
            <text:p>6.17</text:p>
          </table:table-cell>
          <table:table-cell office:value-type="float" office:value="-43.91" calcext:value-type="float">
            <text:p>-43.91</text:p>
          </table:table-cell>
          <table:table-cell table:formula="of:=[.A14]-[.B14]-[.C14]-[.D14]-[.E14]" office:value-type="float" office:value="-30.809636098879" calcext:value-type="float">
            <text:p>-30.810</text:p>
          </table:table-cell>
          <table:table-cell table:style-name="ce19" table:formula="of:=([.G14]+[.H14])/2" office:value-type="float" office:value="6.165" calcext:value-type="float">
            <text:p>6.165</text:p>
          </table:table-cell>
          <table:table-cell table:style-name="ce19" table:formula="of:=([.F14]+[.I14])/2" office:value-type="float" office:value="-43.6" calcext:value-type="float">
            <text:p>-43.600</text:p>
          </table:table-cell>
          <table:table-cell table:formula="of:=[.K14]-[.L14]" office:value-type="float" office:value="49.765" calcext:value-type="float">
            <text:p>49.765</text:p>
          </table:table-cell>
          <table:table-cell table:formula="of:=[.G14]+([.H14]-[.F14])/2" office:value-type="float" office:value="30.89" calcext:value-type="float">
            <text:p>30.89</text:p>
          </table:table-cell>
          <table:table-cell table:formula="of:=[.H14]+([.G14]-[.I14])/2" office:value-type="float" office:value="31.205" calcext:value-type="float">
            <text:p>31.205</text:p>
          </table:table-cell>
          <table:table-cell table:formula="of:=[.J14]+[.M14]/2" office:value-type="float" office:value="-5.927136098879" calcext:value-type="float">
            <text:p>-5.9271360989</text:p>
          </table:table-cell>
          <table:table-cell table:formula="of:=[.K14]+[.M14]/2" office:value-type="float" office:value="31.0475" calcext:value-type="float">
            <text:p>31.0475</text:p>
          </table:table-cell>
          <table:table-cell table:formula="of:=[.Q14]-[.P14]" office:value-type="float" office:value="36.974636098879" calcext:value-type="float">
            <text:p>36.9746360989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3" calcext:value-type="float">
            <text:p>13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19963609887898" calcext:value-type="float">
            <text:p>3.200</text:p>
          </table:table-cell>
          <table:table-cell office:value-type="float" office:value="-46.2" calcext:value-type="float">
            <text:p>-46.20</text:p>
          </table:table-cell>
          <table:table-cell office:value-type="float" office:value="5.19" calcext:value-type="float">
            <text:p>5.19</text:p>
          </table:table-cell>
          <table:table-cell office:value-type="float" office:value="5.2" calcext:value-type="float">
            <text:p>5.20</text:p>
          </table:table-cell>
          <table:table-cell office:value-type="float" office:value="-46.97" calcext:value-type="float">
            <text:p>-46.97</text:p>
          </table:table-cell>
          <table:table-cell table:formula="of:=[.A15]-[.B15]-[.C15]-[.D15]-[.E15]" office:value-type="float" office:value="-31.809636098879" calcext:value-type="float">
            <text:p>-31.810</text:p>
          </table:table-cell>
          <table:table-cell table:style-name="ce19" table:formula="of:=([.G15]+[.H15])/2" office:value-type="float" office:value="5.195" calcext:value-type="float">
            <text:p>5.195</text:p>
          </table:table-cell>
          <table:table-cell table:style-name="ce19" table:formula="of:=([.F15]+[.I15])/2" office:value-type="float" office:value="-46.585" calcext:value-type="float">
            <text:p>-46.585</text:p>
          </table:table-cell>
          <table:table-cell table:formula="of:=[.K15]-[.L15]" office:value-type="float" office:value="51.78" calcext:value-type="float">
            <text:p>51.78</text:p>
          </table:table-cell>
          <table:table-cell table:formula="of:=[.G15]+([.H15]-[.F15])/2" office:value-type="float" office:value="30.89" calcext:value-type="float">
            <text:p>30.89</text:p>
          </table:table-cell>
          <table:table-cell table:formula="of:=[.H15]+([.G15]-[.I15])/2" office:value-type="float" office:value="31.28" calcext:value-type="float">
            <text:p>31.28</text:p>
          </table:table-cell>
          <table:table-cell table:formula="of:=[.J15]+[.M15]/2" office:value-type="float" office:value="-5.919636098879" calcext:value-type="float">
            <text:p>-5.9196360989</text:p>
          </table:table-cell>
          <table:table-cell table:formula="of:=[.K15]+[.M15]/2" office:value-type="float" office:value="31.085" calcext:value-type="float">
            <text:p>31.085</text:p>
          </table:table-cell>
          <table:table-cell table:formula="of:=[.Q15]-[.P15]" office:value-type="float" office:value="37.004636098879" calcext:value-type="float">
            <text:p>37.0046360989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4" calcext:value-type="float">
            <text:p>14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19963609887898" calcext:value-type="float">
            <text:p>3.200</text:p>
          </table:table-cell>
          <table:table-cell office:value-type="float" office:value="-49.5" calcext:value-type="float">
            <text:p>-49.50</text:p>
          </table:table-cell>
          <table:table-cell office:value-type="float" office:value="4.21" calcext:value-type="float">
            <text:p>4.21</text:p>
          </table:table-cell>
          <table:table-cell office:value-type="float" office:value="4.22" calcext:value-type="float">
            <text:p>4.22</text:p>
          </table:table-cell>
          <table:table-cell office:value-type="float" office:value="-50.22" calcext:value-type="float">
            <text:p>-50.22</text:p>
          </table:table-cell>
          <table:table-cell table:formula="of:=[.A16]-[.B16]-[.C16]-[.D16]-[.E16]" office:value-type="float" office:value="-32.809636098879" calcext:value-type="float">
            <text:p>-32.810</text:p>
          </table:table-cell>
          <table:table-cell table:style-name="ce19" table:formula="of:=([.G16]+[.H16])/2" office:value-type="float" office:value="4.215" calcext:value-type="float">
            <text:p>4.215</text:p>
          </table:table-cell>
          <table:table-cell table:style-name="ce19" table:formula="of:=([.F16]+[.I16])/2" office:value-type="float" office:value="-49.86" calcext:value-type="float">
            <text:p>-49.860</text:p>
          </table:table-cell>
          <table:table-cell table:formula="of:=[.K16]-[.L16]" office:value-type="float" office:value="54.075" calcext:value-type="float">
            <text:p>54.075</text:p>
          </table:table-cell>
          <table:table-cell table:formula="of:=[.G16]+([.H16]-[.F16])/2" office:value-type="float" office:value="31.07" calcext:value-type="float">
            <text:p>31.07</text:p>
          </table:table-cell>
          <table:table-cell table:formula="of:=[.H16]+([.G16]-[.I16])/2" office:value-type="float" office:value="31.435" calcext:value-type="float">
            <text:p>31.435</text:p>
          </table:table-cell>
          <table:table-cell table:formula="of:=[.J16]+[.M16]/2" office:value-type="float" office:value="-5.772136098879" calcext:value-type="float">
            <text:p>-5.7721360989</text:p>
          </table:table-cell>
          <table:table-cell table:formula="of:=[.K16]+[.M16]/2" office:value-type="float" office:value="31.2525" calcext:value-type="float">
            <text:p>31.2525</text:p>
          </table:table-cell>
          <table:table-cell table:formula="of:=[.Q16]-[.P16]" office:value-type="float" office:value="37.024636098879" calcext:value-type="float">
            <text:p>37.0246360989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19963609887898" calcext:value-type="float">
            <text:p>3.200</text:p>
          </table:table-cell>
          <table:table-cell office:value-type="float" office:value="-53.2" calcext:value-type="float">
            <text:p>-53.20</text:p>
          </table:table-cell>
          <table:table-cell office:value-type="float" office:value="3.21" calcext:value-type="float">
            <text:p>3.21</text:p>
          </table:table-cell>
          <table:table-cell office:value-type="float" office:value="3.22" calcext:value-type="float">
            <text:p>3.22</text:p>
          </table:table-cell>
          <table:table-cell office:value-type="float" office:value="-54.21" calcext:value-type="float">
            <text:p>-54.21</text:p>
          </table:table-cell>
          <table:table-cell table:formula="of:=[.A17]-[.B17]-[.C17]-[.D17]-[.E17]" office:value-type="float" office:value="-33.809636098879" calcext:value-type="float">
            <text:p>-33.810</text:p>
          </table:table-cell>
          <table:table-cell table:style-name="ce19" table:formula="of:=([.G17]+[.H17])/2" office:value-type="float" office:value="3.215" calcext:value-type="float">
            <text:p>3.215</text:p>
          </table:table-cell>
          <table:table-cell table:style-name="ce19" table:formula="of:=([.F17]+[.I17])/2" office:value-type="float" office:value="-53.705" calcext:value-type="float">
            <text:p>-53.705</text:p>
          </table:table-cell>
          <table:table-cell table:formula="of:=[.K17]-[.L17]" office:value-type="float" office:value="56.92" calcext:value-type="float">
            <text:p>56.92</text:p>
          </table:table-cell>
          <table:table-cell table:formula="of:=[.G17]+([.H17]-[.F17])/2" office:value-type="float" office:value="31.42" calcext:value-type="float">
            <text:p>31.42</text:p>
          </table:table-cell>
          <table:table-cell table:formula="of:=[.H17]+([.G17]-[.I17])/2" office:value-type="float" office:value="31.93" calcext:value-type="float">
            <text:p>31.93</text:p>
          </table:table-cell>
          <table:table-cell table:formula="of:=[.J17]+[.M17]/2" office:value-type="float" office:value="-5.349636098879" calcext:value-type="float">
            <text:p>-5.3496360989</text:p>
          </table:table-cell>
          <table:table-cell table:formula="of:=[.K17]+[.M17]/2" office:value-type="float" office:value="31.675" calcext:value-type="float">
            <text:p>31.675</text:p>
          </table:table-cell>
          <table:table-cell table:formula="of:=[.Q17]-[.P17]" office:value-type="float" office:value="37.024636098879" calcext:value-type="float">
            <text:p>37.0246360989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6" calcext:value-type="float">
            <text:p>16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19963609887898" calcext:value-type="float">
            <text:p>3.200</text:p>
          </table:table-cell>
          <table:table-cell office:value-type="float" office:value="-57.1" calcext:value-type="float">
            <text:p>-57.10</text:p>
          </table:table-cell>
          <table:table-cell office:value-type="float" office:value="2.22" calcext:value-type="float">
            <text:p>2.22</text:p>
          </table:table-cell>
          <table:table-cell office:value-type="float" office:value="2.23" calcext:value-type="float">
            <text:p>2.23</text:p>
          </table:table-cell>
          <table:table-cell office:value-type="float" office:value="-58.31" calcext:value-type="float">
            <text:p>-58.31</text:p>
          </table:table-cell>
          <table:table-cell table:formula="of:=[.A18]-[.B18]-[.C18]-[.D18]-[.E18]" office:value-type="float" office:value="-34.809636098879" calcext:value-type="float">
            <text:p>-34.810</text:p>
          </table:table-cell>
          <table:table-cell table:style-name="ce19" table:formula="of:=([.G18]+[.H18])/2" office:value-type="float" office:value="2.225" calcext:value-type="float">
            <text:p>2.225</text:p>
          </table:table-cell>
          <table:table-cell table:style-name="ce19" table:formula="of:=([.F18]+[.I18])/2" office:value-type="float" office:value="-57.705" calcext:value-type="float">
            <text:p>-57.705</text:p>
          </table:table-cell>
          <table:table-cell table:formula="of:=[.K18]-[.L18]" office:value-type="float" office:value="59.93" calcext:value-type="float">
            <text:p>59.93</text:p>
          </table:table-cell>
          <table:table-cell table:formula="of:=[.G18]+([.H18]-[.F18])/2" office:value-type="float" office:value="31.885" calcext:value-type="float">
            <text:p>31.885</text:p>
          </table:table-cell>
          <table:table-cell table:formula="of:=[.H18]+([.G18]-[.I18])/2" office:value-type="float" office:value="32.495" calcext:value-type="float">
            <text:p>32.495</text:p>
          </table:table-cell>
          <table:table-cell table:formula="of:=[.J18]+[.M18]/2" office:value-type="float" office:value="-4.844636098879" calcext:value-type="float">
            <text:p>-4.8446360989</text:p>
          </table:table-cell>
          <table:table-cell table:formula="of:=[.K18]+[.M18]/2" office:value-type="float" office:value="32.19" calcext:value-type="float">
            <text:p>32.19</text:p>
          </table:table-cell>
          <table:table-cell table:formula="of:=[.Q18]-[.P18]" office:value-type="float" office:value="37.034636098879" calcext:value-type="float">
            <text:p>37.0346360989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7" calcext:value-type="float">
            <text:p>17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19963609887898" calcext:value-type="float">
            <text:p>3.200</text:p>
          </table:table-cell>
          <table:table-cell office:value-type="float" office:value="-61.1" calcext:value-type="float">
            <text:p>-61.10</text:p>
          </table:table-cell>
          <table:table-cell office:value-type="float" office:value="1.25" calcext:value-type="float">
            <text:p>1.25</text:p>
          </table:table-cell>
          <table:table-cell office:value-type="float" office:value="1.27" calcext:value-type="float">
            <text:p>1.27</text:p>
          </table:table-cell>
          <table:table-cell office:value-type="float" office:value="-63" calcext:value-type="float">
            <text:p>-63.00</text:p>
          </table:table-cell>
          <table:table-cell table:formula="of:=[.A19]-[.B19]-[.C19]-[.D19]-[.E19]" office:value-type="float" office:value="-35.809636098879" calcext:value-type="float">
            <text:p>-35.810</text:p>
          </table:table-cell>
          <table:table-cell table:style-name="ce19" table:formula="of:=([.G19]+[.H19])/2" office:value-type="float" office:value="1.26" calcext:value-type="float">
            <text:p>1.260</text:p>
          </table:table-cell>
          <table:table-cell table:style-name="ce19" table:formula="of:=([.F19]+[.I19])/2" office:value-type="float" office:value="-62.05" calcext:value-type="float">
            <text:p>-62.050</text:p>
          </table:table-cell>
          <table:table-cell table:formula="of:=[.K19]-[.L19]" office:value-type="float" office:value="63.31" calcext:value-type="float">
            <text:p>63.31</text:p>
          </table:table-cell>
          <table:table-cell table:formula="of:=[.G19]+([.H19]-[.F19])/2" office:value-type="float" office:value="32.435" calcext:value-type="float">
            <text:p>32.435</text:p>
          </table:table-cell>
          <table:table-cell table:formula="of:=[.H19]+([.G19]-[.I19])/2" office:value-type="float" office:value="33.395" calcext:value-type="float">
            <text:p>33.395</text:p>
          </table:table-cell>
          <table:table-cell table:formula="of:=[.J19]+[.M19]/2" office:value-type="float" office:value="-4.154636098879" calcext:value-type="float">
            <text:p>-4.1546360989</text:p>
          </table:table-cell>
          <table:table-cell table:formula="of:=[.K19]+[.M19]/2" office:value-type="float" office:value="32.915" calcext:value-type="float">
            <text:p>32.915</text:p>
          </table:table-cell>
          <table:table-cell table:formula="of:=[.Q19]-[.P19]" office:value-type="float" office:value="37.069636098879" calcext:value-type="float">
            <text:p>37.0696360989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8" calcext:value-type="float">
            <text:p>18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19963609887898" calcext:value-type="float">
            <text:p>3.200</text:p>
          </table:table-cell>
          <table:table-cell office:value-type="float" office:value="-64.81" calcext:value-type="float">
            <text:p>-64.81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-66.75" calcext:value-type="float">
            <text:p>-66.75</text:p>
          </table:table-cell>
          <table:table-cell table:formula="of:=[.A20]-[.B20]-[.C20]-[.D20]-[.E20]" office:value-type="float" office:value="-36.809636098879" calcext:value-type="float">
            <text:p>-36.810</text:p>
          </table:table-cell>
          <table:table-cell table:style-name="ce19" table:formula="of:=([.G20]+[.H20])/2" office:value-type="float" office:value="0.255" calcext:value-type="float">
            <text:p>0.255</text:p>
          </table:table-cell>
          <table:table-cell table:style-name="ce19" table:formula="of:=([.F20]+[.I20])/2" office:value-type="float" office:value="-65.78" calcext:value-type="float">
            <text:p>-65.780</text:p>
          </table:table-cell>
          <table:table-cell table:formula="of:=[.K20]-[.L20]" office:value-type="float" office:value="66.035" calcext:value-type="float">
            <text:p>66.035</text:p>
          </table:table-cell>
          <table:table-cell table:formula="of:=[.G20]+([.H20]-[.F20])/2" office:value-type="float" office:value="32.785" calcext:value-type="float">
            <text:p>32.785</text:p>
          </table:table-cell>
          <table:table-cell table:formula="of:=[.H20]+([.G20]-[.I20])/2" office:value-type="float" office:value="33.76" calcext:value-type="float">
            <text:p>33.76</text:p>
          </table:table-cell>
          <table:table-cell table:formula="of:=[.J20]+[.M20]/2" office:value-type="float" office:value="-3.792136098879" calcext:value-type="float">
            <text:p>-3.7921360989</text:p>
          </table:table-cell>
          <table:table-cell table:formula="of:=[.K20]+[.M20]/2" office:value-type="float" office:value="33.2725" calcext:value-type="float">
            <text:p>33.2725</text:p>
          </table:table-cell>
          <table:table-cell table:formula="of:=[.Q20]-[.P20]" office:value-type="float" office:value="37.064636098879" calcext:value-type="float">
            <text:p>37.0646360989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9" calcext:value-type="float">
            <text:p>19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19963609887898" calcext:value-type="float">
            <text:p>3.200</text:p>
          </table:table-cell>
          <table:table-cell office:value-type="float" office:value="-67.2" calcext:value-type="float">
            <text:p>-67.20</text:p>
          </table:table-cell>
          <table:table-cell office:value-type="float" office:value="-0.76" calcext:value-type="float">
            <text:p>-0.76</text:p>
          </table:table-cell>
          <table:table-cell office:value-type="float" office:value="-0.75" calcext:value-type="float">
            <text:p>-0.75</text:p>
          </table:table-cell>
          <table:table-cell office:value-type="float" office:value="-68.31" calcext:value-type="float">
            <text:p>-68.31</text:p>
          </table:table-cell>
          <table:table-cell table:formula="of:=[.A21]-[.B21]-[.C21]-[.D21]-[.E21]" office:value-type="float" office:value="-37.809636098879" calcext:value-type="float">
            <text:p>-37.810</text:p>
          </table:table-cell>
          <table:table-cell table:style-name="ce19" table:formula="of:=([.G21]+[.H21])/2" office:value-type="float" office:value="-0.755" calcext:value-type="float">
            <text:p>-0.755</text:p>
          </table:table-cell>
          <table:table-cell table:style-name="ce19" table:formula="of:=([.F21]+[.I21])/2" office:value-type="float" office:value="-67.755" calcext:value-type="float">
            <text:p>-67.755</text:p>
          </table:table-cell>
          <table:table-cell table:formula="of:=[.K21]-[.L21]" office:value-type="float" office:value="67" calcext:value-type="float">
            <text:p>67</text:p>
          </table:table-cell>
          <table:table-cell table:formula="of:=[.G21]+([.H21]-[.F21])/2" office:value-type="float" office:value="32.465" calcext:value-type="float">
            <text:p>32.465</text:p>
          </table:table-cell>
          <table:table-cell table:formula="of:=[.H21]+([.G21]-[.I21])/2" office:value-type="float" office:value="33.025" calcext:value-type="float">
            <text:p>33.025</text:p>
          </table:table-cell>
          <table:table-cell table:formula="of:=[.J21]+[.M21]/2" office:value-type="float" office:value="-4.309636098879" calcext:value-type="float">
            <text:p>-4.3096360989</text:p>
          </table:table-cell>
          <table:table-cell table:formula="of:=[.K21]+[.M21]/2" office:value-type="float" office:value="32.745" calcext:value-type="float">
            <text:p>32.745</text:p>
          </table:table-cell>
          <table:table-cell table:formula="of:=[.Q21]-[.P21]" office:value-type="float" office:value="37.054636098879" calcext:value-type="float">
            <text:p>37.0546360989</text:p>
          </table:table-cell>
          <table:table-cell table:number-columns-repeated="100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4"/>
          <table:table-cell table:style-name="ce27" office:value-type="string" calcext:value-type="string">
            <text:p>IIP3</text:p>
          </table:table-cell>
          <table:table-cell table:style-name="ce27" table:formula="of:=AVERAGE([.P13:.P21])" office:value-type="float" office:value="-5.10102498776787" calcext:value-type="float">
            <text:p>-5.1010249878</text:p>
          </table:table-cell>
          <table:table-cell table:number-columns-repeated="1007"/>
        </table:table-row>
        <table:table-row table:style-name="ro1">
          <table:table-cell table:number-columns-repeated="14"/>
          <table:table-cell table:style-name="ce27" office:value-type="string" calcext:value-type="string">
            <text:p>OIP3</text:p>
          </table:table-cell>
          <table:table-cell table:style-name="ce27" table:formula="of:=[.P24]+37.2818597063864" office:value-type="float" office:value="32.1808347186185" calcext:value-type="float">
            <text:p>32.1808347186</text:p>
          </table:table-cell>
          <table:table-cell table:number-columns-repeated="1007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1dB_30MHz" table:style-name="ta1">
        <table:shapes>
          <draw:frame draw:z-index="0" draw:style-name="gr1" draw:text-style-name="P1" svg:width="785.4pt" svg:height="537.96pt" svg:x="624.73pt" svg:y="33.9pt">
            <loext:p draw:notify-on-update-of-ranges="P1dB_30MHz.D2:P1dB_30MHz.D52 P1dB_30MHz.E1:P1dB_30MHz.E1 P1dB_30MHz.E2:P1dB_30MHz.E52 P1dB_30MHz.D1:P1dB_30MHz.D21 P1dB_30MHz.E1:P1dB_30MHz.E2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2" table:default-cell-style-name="Default"/>
        <table:table-column table:style-name="co2" table:default-cell-style-name="ce24"/>
        <table:table-column table:style-name="co2" table:number-columns-repeated="1019" table:default-cell-style-name="Default"/>
        <table:table-row table:style-name="ro3">
          <table:table-cell table:style-name="ce22" office:value-type="string" calcext:value-type="string">
            <text:p>Generator Power [dBm]</text:p>
          </table:table-cell>
          <table:table-cell table:style-name="ce22" office:value-type="string" calcext:value-type="string">
            <text:p>Fixed Attenuator [dB]</text:p>
          </table:table-cell>
          <table:table-cell table:style-name="ce25" office:value-type="string" calcext:value-type="string">
            <text:p>ZMSCJ-2-1 AVG IL [dB]</text:p>
          </table:table-cell>
          <table:table-cell table:style-name="ce22" office:value-type="string" calcext:value-type="string">
            <text:p>Input Power [dBm]</text:p>
          </table:table-cell>
          <table:table-cell table:style-name="ce26" office:value-type="string" calcext:value-type="string">
            <text:p>Output Power [dBm]</text:p>
          </table:table-cell>
          <table:table-cell table:style-name="ce22" office:value-type="string" calcext:value-type="string">
            <text:p>Gain</text:p>
          </table:table-cell>
          <table:table-cell table:style-name="ce22" office:value-type="string" calcext:value-type="string">
            <text:p>Linear Trend [dBm]</text:p>
          </table:table-cell>
          <table:table-cell table:style-name="ce22" office:value-type="string" calcext:value-type="string">
            <text:p>Linear Delta [dB]</text:p>
          </table:table-cell>
          <table:table-cell table:style-name="ce22" table:number-columns-repeated="1016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2]-[.B2]+[.C2]" office:value-type="float" office:value="-99.41" calcext:value-type="float">
            <text:p>-99.41</text:p>
          </table:table-cell>
          <table:table-cell office:value-type="float" office:value="-63.76" calcext:value-type="float">
            <text:p>-63.76</text:p>
          </table:table-cell>
          <table:table-cell table:formula="of:=[.E2]-[.D2]" office:value-type="float" office:value="35.65" calcext:value-type="float">
            <text:p>35.65</text:p>
          </table:table-cell>
          <table:table-cell table:formula="of:=1.0017435198*[.D2]+35.9385702319" office:value-type="float" office:value="-63.644753071418" calcext:value-type="float">
            <text:p>-63.6447530714</text:p>
          </table:table-cell>
          <table:table-cell table:formula="of:=[.G2]-[.E2]" office:value-type="float" office:value="0.115246928581989" calcext:value-type="float">
            <text:p>0.1152469286</text:p>
          </table:table-cell>
          <table:table-cell table:number-columns-repeated="1016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3]-[.B3]+[.C3]" office:value-type="float" office:value="-89.41" calcext:value-type="float">
            <text:p>-89.41</text:p>
          </table:table-cell>
          <table:table-cell office:value-type="float" office:value="-53.82" calcext:value-type="float">
            <text:p>-53.82</text:p>
          </table:table-cell>
          <table:table-cell table:formula="of:=[.E3]-[.D3]" office:value-type="float" office:value="35.59" calcext:value-type="float">
            <text:p>35.59</text:p>
          </table:table-cell>
          <table:table-cell table:formula="of:=1.0017435198*[.D3]+35.9385702319" office:value-type="float" office:value="-53.627317873418" calcext:value-type="float">
            <text:p>-53.6273178734</text:p>
          </table:table-cell>
          <table:table-cell table:formula="of:=[.G3]-[.E3]" office:value-type="float" office:value="0.192682126581992" calcext:value-type="float">
            <text:p>0.1926821266</text:p>
          </table:table-cell>
          <table:table-cell table:number-columns-repeated="1016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4]-[.B4]+[.C4]" office:value-type="float" office:value="-79.41" calcext:value-type="float">
            <text:p>-79.41</text:p>
          </table:table-cell>
          <table:table-cell office:value-type="float" office:value="-43.85" calcext:value-type="float">
            <text:p>-43.85</text:p>
          </table:table-cell>
          <table:table-cell table:formula="of:=[.E4]-[.D4]" office:value-type="float" office:value="35.56" calcext:value-type="float">
            <text:p>35.56</text:p>
          </table:table-cell>
          <table:table-cell table:formula="of:=1.0017435198*[.D4]+35.9385702319" office:value-type="float" office:value="-43.609882675418" calcext:value-type="float">
            <text:p>-43.6098826754</text:p>
          </table:table-cell>
          <table:table-cell table:formula="of:=[.G4]-[.E4]" office:value-type="float" office:value="0.240117324581995" calcext:value-type="float">
            <text:p>0.2401173246</text:p>
          </table:table-cell>
          <table:table-cell table:number-columns-repeated="1016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5]-[.B5]+[.C5]" office:value-type="float" office:value="-69.41" calcext:value-type="float">
            <text:p>-69.41</text:p>
          </table:table-cell>
          <table:table-cell office:value-type="float" office:value="-33.88" calcext:value-type="float">
            <text:p>-33.88</text:p>
          </table:table-cell>
          <table:table-cell table:formula="of:=[.E5]-[.D5]" office:value-type="float" office:value="35.53" calcext:value-type="float">
            <text:p>35.53</text:p>
          </table:table-cell>
          <table:table-cell table:formula="of:=1.0017435198*[.D5]+35.9385702319" office:value-type="float" office:value="-33.592447477418" calcext:value-type="float">
            <text:p>-33.5924474774</text:p>
          </table:table-cell>
          <table:table-cell table:formula="of:=[.G5]-[.E5]" office:value-type="float" office:value="0.287552522581997" calcext:value-type="float">
            <text:p>0.2875525226</text:p>
          </table:table-cell>
          <table:table-cell table:number-columns-repeated="1016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6]-[.B6]+[.C6]" office:value-type="float" office:value="-59.41" calcext:value-type="float">
            <text:p>-59.41</text:p>
          </table:table-cell>
          <table:table-cell office:value-type="float" office:value="-23.88" calcext:value-type="float">
            <text:p>-23.88</text:p>
          </table:table-cell>
          <table:table-cell table:formula="of:=[.E6]-[.D6]" office:value-type="float" office:value="35.53" calcext:value-type="float">
            <text:p>35.53</text:p>
          </table:table-cell>
          <table:table-cell table:formula="of:=1.0017435198*[.D6]+35.9385702319" office:value-type="float" office:value="-23.575012279418" calcext:value-type="float">
            <text:p>-23.5750122794</text:p>
          </table:table-cell>
          <table:table-cell table:formula="of:=[.G6]-[.E6]" office:value-type="float" office:value="0.304987720582002" calcext:value-type="float">
            <text:p>0.3049877206</text:p>
          </table:table-cell>
          <table:table-cell table:number-columns-repeated="1016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7]-[.B7]+[.C7]" office:value-type="float" office:value="-49.41" calcext:value-type="float">
            <text:p>-49.41</text:p>
          </table:table-cell>
          <table:table-cell office:value-type="float" office:value="-13.8" calcext:value-type="float">
            <text:p>-13.80</text:p>
          </table:table-cell>
          <table:table-cell table:formula="of:=[.E7]-[.D7]" office:value-type="float" office:value="35.61" calcext:value-type="float">
            <text:p>35.61</text:p>
          </table:table-cell>
          <table:table-cell table:formula="of:=1.0017435198*[.D7]+35.9385702319" office:value-type="float" office:value="-13.557577081418" calcext:value-type="float">
            <text:p>-13.5575770814</text:p>
          </table:table-cell>
          <table:table-cell table:formula="of:=[.G7]-[.E7]" office:value-type="float" office:value="0.242422918582005" calcext:value-type="float">
            <text:p>0.2424229186</text:p>
          </table:table-cell>
          <table:table-cell table:number-columns-repeated="1016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8]-[.B8]+[.C8]" office:value-type="float" office:value="-48.41" calcext:value-type="float">
            <text:p>-48.41</text:p>
          </table:table-cell>
          <table:table-cell office:value-type="float" office:value="-12.72" calcext:value-type="float">
            <text:p>-12.72</text:p>
          </table:table-cell>
          <table:table-cell table:formula="of:=[.E8]-[.D8]" office:value-type="float" office:value="35.69" calcext:value-type="float">
            <text:p>35.69</text:p>
          </table:table-cell>
          <table:table-cell table:formula="of:=1.0017435198*[.D8]+35.9385702319" office:value-type="float" office:value="-12.555833561618" calcext:value-type="float">
            <text:p>-12.5558335616</text:p>
          </table:table-cell>
          <table:table-cell table:formula="of:=[.G8]-[.E8]" office:value-type="float" office:value="0.164166438382006" calcext:value-type="float">
            <text:p>0.1641664384</text:p>
          </table:table-cell>
          <table:table-cell table:number-columns-repeated="1016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9]-[.B9]+[.C9]" office:value-type="float" office:value="-47.41" calcext:value-type="float">
            <text:p>-47.41</text:p>
          </table:table-cell>
          <table:table-cell office:value-type="float" office:value="-11.72" calcext:value-type="float">
            <text:p>-11.72</text:p>
          </table:table-cell>
          <table:table-cell table:formula="of:=[.E9]-[.D9]" office:value-type="float" office:value="35.69" calcext:value-type="float">
            <text:p>35.69</text:p>
          </table:table-cell>
          <table:table-cell table:formula="of:=1.0017435198*[.D9]+35.9385702319" office:value-type="float" office:value="-11.554090041818" calcext:value-type="float">
            <text:p>-11.5540900418</text:p>
          </table:table-cell>
          <table:table-cell table:formula="of:=[.G9]-[.E9]" office:value-type="float" office:value="0.165909958182008" calcext:value-type="float">
            <text:p>0.1659099582</text:p>
          </table:table-cell>
          <table:table-cell table:number-columns-repeated="1016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10]-[.B10]+[.C10]" office:value-type="float" office:value="-46.41" calcext:value-type="float">
            <text:p>-46.41</text:p>
          </table:table-cell>
          <table:table-cell office:value-type="float" office:value="-10.72" calcext:value-type="float">
            <text:p>-10.72</text:p>
          </table:table-cell>
          <table:table-cell table:formula="of:=[.E10]-[.D10]" office:value-type="float" office:value="35.69" calcext:value-type="float">
            <text:p>35.69</text:p>
          </table:table-cell>
          <table:table-cell table:formula="of:=1.0017435198*[.D10]+35.9385702319" office:value-type="float" office:value="-10.552346522018" calcext:value-type="float">
            <text:p>-10.552346522</text:p>
          </table:table-cell>
          <table:table-cell table:formula="of:=[.G10]-[.E10]" office:value-type="float" office:value="0.167653477982009" calcext:value-type="float">
            <text:p>0.167653478</text:p>
          </table:table-cell>
          <table:table-cell table:number-columns-repeated="1016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11]-[.B11]+[.C11]" office:value-type="float" office:value="-45.41" calcext:value-type="float">
            <text:p>-45.41</text:p>
          </table:table-cell>
          <table:table-cell office:value-type="float" office:value="-9.7" calcext:value-type="float">
            <text:p>-9.70</text:p>
          </table:table-cell>
          <table:table-cell table:formula="of:=[.E11]-[.D11]" office:value-type="float" office:value="35.71" calcext:value-type="float">
            <text:p>35.71</text:p>
          </table:table-cell>
          <table:table-cell table:formula="of:=1.0017435198*[.D11]+35.9385702319" office:value-type="float" office:value="-9.550603002218" calcext:value-type="float">
            <text:p>-9.5506030022</text:p>
          </table:table-cell>
          <table:table-cell table:formula="of:=[.G11]-[.E11]" office:value-type="float" office:value="0.149396997782002" calcext:value-type="float">
            <text:p>0.1493969978</text:p>
          </table:table-cell>
          <table:table-cell table:number-columns-repeated="1016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12]-[.B12]+[.C12]" office:value-type="float" office:value="-44.41" calcext:value-type="float">
            <text:p>-44.41</text:p>
          </table:table-cell>
          <table:table-cell office:value-type="float" office:value="-8.7" calcext:value-type="float">
            <text:p>-8.70</text:p>
          </table:table-cell>
          <table:table-cell table:formula="of:=[.E12]-[.D12]" office:value-type="float" office:value="35.71" calcext:value-type="float">
            <text:p>35.71</text:p>
          </table:table-cell>
          <table:table-cell table:formula="of:=1.0017435198*[.D12]+35.9385702319" office:value-type="float" office:value="-8.548859482418" calcext:value-type="float">
            <text:p>-8.5488594824</text:p>
          </table:table-cell>
          <table:table-cell table:formula="of:=[.G12]-[.E12]" office:value-type="float" office:value="0.151140517582004" calcext:value-type="float">
            <text:p>0.1511405176</text:p>
          </table:table-cell>
          <table:table-cell table:number-columns-repeated="1016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13]-[.B13]+[.C13]" office:value-type="float" office:value="-43.41" calcext:value-type="float">
            <text:p>-43.41</text:p>
          </table:table-cell>
          <table:table-cell office:value-type="float" office:value="-7.75" calcext:value-type="float">
            <text:p>-7.75</text:p>
          </table:table-cell>
          <table:table-cell table:formula="of:=[.E13]-[.D13]" office:value-type="float" office:value="35.66" calcext:value-type="float">
            <text:p>35.66</text:p>
          </table:table-cell>
          <table:table-cell table:formula="of:=1.0017435198*[.D13]+35.9385702319" office:value-type="float" office:value="-7.54711596261799" calcext:value-type="float">
            <text:p>-7.5471159626</text:p>
          </table:table-cell>
          <table:table-cell table:formula="of:=[.G13]-[.E13]" office:value-type="float" office:value="0.202884037382006" calcext:value-type="float">
            <text:p>0.2028840374</text:p>
          </table:table-cell>
          <table:table-cell table:number-columns-repeated="1016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14]-[.B14]+[.C14]" office:value-type="float" office:value="-42.41" calcext:value-type="float">
            <text:p>-42.41</text:p>
          </table:table-cell>
          <table:table-cell office:value-type="float" office:value="-6.75" calcext:value-type="float">
            <text:p>-6.75</text:p>
          </table:table-cell>
          <table:table-cell table:formula="of:=[.E14]-[.D14]" office:value-type="float" office:value="35.66" calcext:value-type="float">
            <text:p>35.66</text:p>
          </table:table-cell>
          <table:table-cell table:formula="of:=1.0017435198*[.D14]+35.9385702319" office:value-type="float" office:value="-6.54537244281799" calcext:value-type="float">
            <text:p>-6.5453724428</text:p>
          </table:table-cell>
          <table:table-cell table:formula="of:=[.G14]-[.E14]" office:value-type="float" office:value="0.204627557182008" calcext:value-type="float">
            <text:p>0.2046275572</text:p>
          </table:table-cell>
          <table:table-cell table:number-columns-repeated="1016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15]-[.B15]+[.C15]" office:value-type="float" office:value="-41.41" calcext:value-type="float">
            <text:p>-41.41</text:p>
          </table:table-cell>
          <table:table-cell office:value-type="float" office:value="-5.73" calcext:value-type="float">
            <text:p>-5.73</text:p>
          </table:table-cell>
          <table:table-cell table:formula="of:=[.E15]-[.D15]" office:value-type="float" office:value="35.68" calcext:value-type="float">
            <text:p>35.68</text:p>
          </table:table-cell>
          <table:table-cell table:formula="of:=1.0017435198*[.D15]+35.9385702319" office:value-type="float" office:value="-5.54362892301799" calcext:value-type="float">
            <text:p>-5.543628923</text:p>
          </table:table-cell>
          <table:table-cell table:formula="of:=[.G15]-[.E15]" office:value-type="float" office:value="0.18637107698201" calcext:value-type="float">
            <text:p>0.186371077</text:p>
          </table:table-cell>
          <table:table-cell table:number-columns-repeated="1016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16]-[.B16]+[.C16]" office:value-type="float" office:value="-40.41" calcext:value-type="float">
            <text:p>-40.41</text:p>
          </table:table-cell>
          <table:table-cell office:value-type="float" office:value="-4.72" calcext:value-type="float">
            <text:p>-4.72</text:p>
          </table:table-cell>
          <table:table-cell table:formula="of:=[.E16]-[.D16]" office:value-type="float" office:value="35.69" calcext:value-type="float">
            <text:p>35.69</text:p>
          </table:table-cell>
          <table:table-cell table:formula="of:=1.0017435198*[.D16]+35.9385702319" office:value-type="float" office:value="-4.541885403218" calcext:value-type="float">
            <text:p>-4.5418854032</text:p>
          </table:table-cell>
          <table:table-cell table:formula="of:=[.G16]-[.E16]" office:value-type="float" office:value="0.178114596782003" calcext:value-type="float">
            <text:p>0.1781145968</text:p>
          </table:table-cell>
          <table:table-cell table:number-columns-repeated="1016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17]-[.B17]+[.C17]" office:value-type="float" office:value="-39.41" calcext:value-type="float">
            <text:p>-39.41</text:p>
          </table:table-cell>
          <table:table-cell office:value-type="float" office:value="-3.72" calcext:value-type="float">
            <text:p>-3.72</text:p>
          </table:table-cell>
          <table:table-cell table:formula="of:=[.E17]-[.D17]" office:value-type="float" office:value="35.69" calcext:value-type="float">
            <text:p>35.69</text:p>
          </table:table-cell>
          <table:table-cell table:formula="of:=1.0017435198*[.D17]+35.9385702319" office:value-type="float" office:value="-3.54014188341799" calcext:value-type="float">
            <text:p>-3.5401418834</text:p>
          </table:table-cell>
          <table:table-cell table:formula="of:=[.G17]-[.E17]" office:value-type="float" office:value="0.179858116582005" calcext:value-type="float">
            <text:p>0.1798581166</text:p>
          </table:table-cell>
          <table:table-cell table:number-columns-repeated="1016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18]-[.B18]+[.C18]" office:value-type="float" office:value="-38.41" calcext:value-type="float">
            <text:p>-38.41</text:p>
          </table:table-cell>
          <table:table-cell office:value-type="float" office:value="-2.76" calcext:value-type="float">
            <text:p>-2.76</text:p>
          </table:table-cell>
          <table:table-cell table:formula="of:=[.E18]-[.D18]" office:value-type="float" office:value="35.65" calcext:value-type="float">
            <text:p>35.65</text:p>
          </table:table-cell>
          <table:table-cell table:formula="of:=1.0017435198*[.D18]+35.9385702319" office:value-type="float" office:value="-2.53839836361799" calcext:value-type="float">
            <text:p>-2.5383983636</text:p>
          </table:table-cell>
          <table:table-cell table:formula="of:=[.G18]-[.E18]" office:value-type="float" office:value="0.221601636382006" calcext:value-type="float">
            <text:p>0.2216016364</text:p>
          </table:table-cell>
          <table:table-cell table:number-columns-repeated="1016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19]-[.B19]+[.C19]" office:value-type="float" office:value="-37.41" calcext:value-type="float">
            <text:p>-37.41</text:p>
          </table:table-cell>
          <table:table-cell office:value-type="float" office:value="-1.75" calcext:value-type="float">
            <text:p>-1.75</text:p>
          </table:table-cell>
          <table:table-cell table:formula="of:=[.E19]-[.D19]" office:value-type="float" office:value="35.66" calcext:value-type="float">
            <text:p>35.66</text:p>
          </table:table-cell>
          <table:table-cell table:formula="of:=1.0017435198*[.D19]+35.9385702319" office:value-type="float" office:value="-1.53665484381799" calcext:value-type="float">
            <text:p>-1.5366548438</text:p>
          </table:table-cell>
          <table:table-cell table:formula="of:=[.G19]-[.E19]" office:value-type="float" office:value="0.213345156182008" calcext:value-type="float">
            <text:p>0.2133451562</text:p>
          </table:table-cell>
          <table:table-cell table:number-columns-repeated="1016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20]-[.B20]+[.C20]" office:value-type="float" office:value="-36.41" calcext:value-type="float">
            <text:p>-36.41</text:p>
          </table:table-cell>
          <table:table-cell office:value-type="float" office:value="-0.74" calcext:value-type="float">
            <text:p>-0.74</text:p>
          </table:table-cell>
          <table:table-cell table:formula="of:=[.E20]-[.D20]" office:value-type="float" office:value="35.67" calcext:value-type="float">
            <text:p>35.67</text:p>
          </table:table-cell>
          <table:table-cell table:formula="of:=1.0017435198*[.D20]+35.9385702319" office:value-type="float" office:value="-0.534911324017997" calcext:value-type="float">
            <text:p>-0.534911324</text:p>
          </table:table-cell>
          <table:table-cell table:formula="of:=[.G20]-[.E20]" office:value-type="float" office:value="0.205088675982003" calcext:value-type="float">
            <text:p>0.205088676</text:p>
          </table:table-cell>
          <table:table-cell table:number-columns-repeated="1016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21]-[.B21]+[.C21]" office:value-type="float" office:value="-35.41" calcext:value-type="float">
            <text:p>-35.41</text:p>
          </table:table-cell>
          <table:table-cell office:value-type="float" office:value="0.26" calcext:value-type="float">
            <text:p>0.26</text:p>
          </table:table-cell>
          <table:table-cell table:formula="of:=[.E21]-[.D21]" office:value-type="float" office:value="35.67" calcext:value-type="float">
            <text:p>35.67</text:p>
          </table:table-cell>
          <table:table-cell table:formula="of:=1.0017435198*[.D21]+35.9385702319" office:value-type="float" office:value="0.466832195782004" calcext:value-type="float">
            <text:p>0.4668321958</text:p>
          </table:table-cell>
          <table:table-cell table:formula="of:=[.G21]-[.E21]" office:value-type="float" office:value="0.206832195782004" calcext:value-type="float">
            <text:p>0.2068321958</text:p>
          </table:table-cell>
          <table:table-cell table:number-columns-repeated="1016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22]-[.B22]+[.C22]" office:value-type="float" office:value="-34.41" calcext:value-type="float">
            <text:p>-34.41</text:p>
          </table:table-cell>
          <table:table-cell office:value-type="float" office:value="1.27" calcext:value-type="float">
            <text:p>1.27</text:p>
          </table:table-cell>
          <table:table-cell table:formula="of:=[.E22]-[.D22]" office:value-type="float" office:value="35.68" calcext:value-type="float">
            <text:p>35.68</text:p>
          </table:table-cell>
          <table:table-cell table:formula="of:=1.0017435198*[.D22]+35.9385702319" office:value-type="float" office:value="1.46857571558201" calcext:value-type="float">
            <text:p>1.4685757156</text:p>
          </table:table-cell>
          <table:table-cell table:formula="of:=[.G22]-[.E22]" office:value-type="float" office:value="0.198575715582006" calcext:value-type="float">
            <text:p>0.1985757156</text:p>
          </table:table-cell>
          <table:table-cell table:number-columns-repeated="1016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23]-[.B23]+[.C23]" office:value-type="float" office:value="-33.41" calcext:value-type="float">
            <text:p>-33.41</text:p>
          </table:table-cell>
          <table:table-cell office:value-type="float" office:value="2.21" calcext:value-type="float">
            <text:p>2.21</text:p>
          </table:table-cell>
          <table:table-cell table:formula="of:=[.E23]-[.D23]" office:value-type="float" office:value="35.62" calcext:value-type="float">
            <text:p>35.62</text:p>
          </table:table-cell>
          <table:table-cell table:formula="of:=1.0017435198*[.D23]+35.9385702319" office:value-type="float" office:value="2.47031923538201" calcext:value-type="float">
            <text:p>2.4703192354</text:p>
          </table:table-cell>
          <table:table-cell table:formula="of:=[.G23]-[.E23]" office:value-type="float" office:value="0.260319235382007" calcext:value-type="float">
            <text:p>0.2603192354</text:p>
          </table:table-cell>
          <table:table-cell table:number-columns-repeated="1016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24]-[.B24]+[.C24]" office:value-type="float" office:value="-32.41" calcext:value-type="float">
            <text:p>-32.41</text:p>
          </table:table-cell>
          <table:table-cell office:value-type="float" office:value="3.21" calcext:value-type="float">
            <text:p>3.21</text:p>
          </table:table-cell>
          <table:table-cell table:formula="of:=[.E24]-[.D24]" office:value-type="float" office:value="35.62" calcext:value-type="float">
            <text:p>35.62</text:p>
          </table:table-cell>
          <table:table-cell table:formula="of:=1.0017435198*[.D24]+35.9385702319" office:value-type="float" office:value="3.47206275518201" calcext:value-type="float">
            <text:p>3.4720627552</text:p>
          </table:table-cell>
          <table:table-cell table:formula="of:=[.G24]-[.E24]" office:value-type="float" office:value="0.262062755182009" calcext:value-type="float">
            <text:p>0.2620627552</text:p>
          </table:table-cell>
          <table:table-cell table:number-columns-repeated="1016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25]-[.B25]+[.C25]" office:value-type="float" office:value="-31.41" calcext:value-type="float">
            <text:p>-31.41</text:p>
          </table:table-cell>
          <table:table-cell office:value-type="float" office:value="4.22" calcext:value-type="float">
            <text:p>4.22</text:p>
          </table:table-cell>
          <table:table-cell table:formula="of:=[.E25]-[.D25]" office:value-type="float" office:value="35.63" calcext:value-type="float">
            <text:p>35.63</text:p>
          </table:table-cell>
          <table:table-cell table:formula="of:=1.0017435198*[.D25]+35.9385702319" office:value-type="float" office:value="4.47380627498201" calcext:value-type="float">
            <text:p>4.473806275</text:p>
          </table:table-cell>
          <table:table-cell table:formula="of:=[.G25]-[.E25]" office:value-type="float" office:value="0.253806274982007" calcext:value-type="float">
            <text:p>0.253806275</text:p>
          </table:table-cell>
          <table:table-cell table:number-columns-repeated="1016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26]-[.B26]+[.C26]" office:value-type="float" office:value="-30.41" calcext:value-type="float">
            <text:p>-30.41</text:p>
          </table:table-cell>
          <table:table-cell office:value-type="float" office:value="5.22" calcext:value-type="float">
            <text:p>5.22</text:p>
          </table:table-cell>
          <table:table-cell table:formula="of:=[.E26]-[.D26]" office:value-type="float" office:value="35.63" calcext:value-type="float">
            <text:p>35.63</text:p>
          </table:table-cell>
          <table:table-cell table:formula="of:=1.0017435198*[.D26]+35.9385702319" office:value-type="float" office:value="5.475549794782" calcext:value-type="float">
            <text:p>5.4755497948</text:p>
          </table:table-cell>
          <table:table-cell table:formula="of:=[.G26]-[.E26]" office:value-type="float" office:value="0.255549794782005" calcext:value-type="float">
            <text:p>0.2555497948</text:p>
          </table:table-cell>
          <table:table-cell table:number-columns-repeated="1016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27]-[.B27]+[.C27]" office:value-type="float" office:value="-29.41" calcext:value-type="float">
            <text:p>-29.41</text:p>
          </table:table-cell>
          <table:table-cell office:value-type="float" office:value="6.22" calcext:value-type="float">
            <text:p>6.22</text:p>
          </table:table-cell>
          <table:table-cell table:formula="of:=[.E27]-[.D27]" office:value-type="float" office:value="35.63" calcext:value-type="float">
            <text:p>35.63</text:p>
          </table:table-cell>
          <table:table-cell table:formula="of:=1.0017435198*[.D27]+35.9385702319" office:value-type="float" office:value="6.47729331458201" calcext:value-type="float">
            <text:p>6.4772933146</text:p>
          </table:table-cell>
          <table:table-cell table:formula="of:=[.G27]-[.E27]" office:value-type="float" office:value="0.257293314582006" calcext:value-type="float">
            <text:p>0.2572933146</text:p>
          </table:table-cell>
          <table:table-cell table:number-columns-repeated="1016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28]-[.B28]+[.C28]" office:value-type="float" office:value="-28.41" calcext:value-type="float">
            <text:p>-28.41</text:p>
          </table:table-cell>
          <table:table-cell office:value-type="float" office:value="7.19" calcext:value-type="float">
            <text:p>7.19</text:p>
          </table:table-cell>
          <table:table-cell table:formula="of:=[.E28]-[.D28]" office:value-type="float" office:value="35.6" calcext:value-type="float">
            <text:p>35.6</text:p>
          </table:table-cell>
          <table:table-cell table:formula="of:=1.0017435198*[.D28]+35.9385702319" office:value-type="float" office:value="7.479036834382" calcext:value-type="float">
            <text:p>7.4790368344</text:p>
          </table:table-cell>
          <table:table-cell table:formula="of:=[.G28]-[.E28]" office:value-type="float" office:value="0.289036834382004" calcext:value-type="float">
            <text:p>0.2890368344</text:p>
          </table:table-cell>
          <table:table-cell table:number-columns-repeated="1016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29]-[.B29]+[.C29]" office:value-type="float" office:value="-27.41" calcext:value-type="float">
            <text:p>-27.41</text:p>
          </table:table-cell>
          <table:table-cell office:value-type="float" office:value="8.18" calcext:value-type="float">
            <text:p>8.18</text:p>
          </table:table-cell>
          <table:table-cell table:formula="of:=[.E29]-[.D29]" office:value-type="float" office:value="35.59" calcext:value-type="float">
            <text:p>35.59</text:p>
          </table:table-cell>
          <table:table-cell table:formula="of:=1.0017435198*[.D29]+35.9385702319" office:value-type="float" office:value="8.48078035418201" calcext:value-type="float">
            <text:p>8.4807803542</text:p>
          </table:table-cell>
          <table:table-cell table:formula="of:=[.G29]-[.E29]" office:value-type="float" office:value="0.300780354182006" calcext:value-type="float">
            <text:p>0.3007803542</text:p>
          </table:table-cell>
          <table:table-cell table:number-columns-repeated="1016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30]-[.B30]+[.C30]" office:value-type="float" office:value="-26.41" calcext:value-type="float">
            <text:p>-26.41</text:p>
          </table:table-cell>
          <table:table-cell office:value-type="float" office:value="9.18" calcext:value-type="float">
            <text:p>9.18</text:p>
          </table:table-cell>
          <table:table-cell table:formula="of:=[.E30]-[.D30]" office:value-type="float" office:value="35.59" calcext:value-type="float">
            <text:p>35.59</text:p>
          </table:table-cell>
          <table:table-cell table:formula="of:=1.0017435198*[.D30]+35.9385702319" office:value-type="float" office:value="9.48252387398201" calcext:value-type="float">
            <text:p>9.482523874</text:p>
          </table:table-cell>
          <table:table-cell table:formula="of:=[.G30]-[.E30]" office:value-type="float" office:value="0.302523873982008" calcext:value-type="float">
            <text:p>0.302523874</text:p>
          </table:table-cell>
          <table:table-cell table:number-columns-repeated="1016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31]-[.B31]+[.C31]" office:value-type="float" office:value="-25.41" calcext:value-type="float">
            <text:p>-25.41</text:p>
          </table:table-cell>
          <table:table-cell office:value-type="float" office:value="10.16" calcext:value-type="float">
            <text:p>10.16</text:p>
          </table:table-cell>
          <table:table-cell table:formula="of:=[.E31]-[.D31]" office:value-type="float" office:value="35.57" calcext:value-type="float">
            <text:p>35.57</text:p>
          </table:table-cell>
          <table:table-cell table:formula="of:=1.0017435198*[.D31]+35.9385702319" office:value-type="float" office:value="10.484267393782" calcext:value-type="float">
            <text:p>10.4842673938</text:p>
          </table:table-cell>
          <table:table-cell table:formula="of:=[.G31]-[.E31]" office:value-type="float" office:value="0.324267393782005" calcext:value-type="float">
            <text:p>0.3242673938</text:p>
          </table:table-cell>
          <table:table-cell table:number-columns-repeated="1016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32]-[.B32]+[.C32]" office:value-type="float" office:value="-24.41" calcext:value-type="float">
            <text:p>-24.41</text:p>
          </table:table-cell>
          <table:table-cell office:value-type="float" office:value="11.15" calcext:value-type="float">
            <text:p>11.15</text:p>
          </table:table-cell>
          <table:table-cell table:formula="of:=[.E32]-[.D32]" office:value-type="float" office:value="35.56" calcext:value-type="float">
            <text:p>35.56</text:p>
          </table:table-cell>
          <table:table-cell table:formula="of:=1.0017435198*[.D32]+35.9385702319" office:value-type="float" office:value="11.486010913582" calcext:value-type="float">
            <text:p>11.4860109136</text:p>
          </table:table-cell>
          <table:table-cell table:formula="of:=[.G32]-[.E32]" office:value-type="float" office:value="0.336010913582006" calcext:value-type="float">
            <text:p>0.3360109136</text:p>
          </table:table-cell>
          <table:table-cell table:number-columns-repeated="1016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33]-[.B33]+[.C33]" office:value-type="float" office:value="-23.41" calcext:value-type="float">
            <text:p>-23.41</text:p>
          </table:table-cell>
          <table:table-cell office:value-type="float" office:value="12.1" calcext:value-type="float">
            <text:p>12.10</text:p>
          </table:table-cell>
          <table:table-cell table:formula="of:=[.E33]-[.D33]" office:value-type="float" office:value="35.51" calcext:value-type="float">
            <text:p>35.51</text:p>
          </table:table-cell>
          <table:table-cell table:formula="of:=1.0017435198*[.D33]+35.9385702319" office:value-type="float" office:value="12.487754433382" calcext:value-type="float">
            <text:p>12.4877544334</text:p>
          </table:table-cell>
          <table:table-cell table:formula="of:=[.G33]-[.E33]" office:value-type="float" office:value="0.387754433382005" calcext:value-type="float">
            <text:p>0.3877544334</text:p>
          </table:table-cell>
          <table:table-cell table:number-columns-repeated="1016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34]-[.B34]+[.C34]" office:value-type="float" office:value="-22.41" calcext:value-type="float">
            <text:p>-22.41</text:p>
          </table:table-cell>
          <table:table-cell office:value-type="float" office:value="13.08" calcext:value-type="float">
            <text:p>13.08</text:p>
          </table:table-cell>
          <table:table-cell table:formula="of:=[.E34]-[.D34]" office:value-type="float" office:value="35.49" calcext:value-type="float">
            <text:p>35.49</text:p>
          </table:table-cell>
          <table:table-cell table:formula="of:=1.0017435198*[.D34]+35.9385702319" office:value-type="float" office:value="13.489497953182" calcext:value-type="float">
            <text:p>13.4894979532</text:p>
          </table:table-cell>
          <table:table-cell table:formula="of:=[.G34]-[.E34]" office:value-type="float" office:value="0.409497953182006" calcext:value-type="float">
            <text:p>0.4094979532</text:p>
          </table:table-cell>
          <table:table-cell table:number-columns-repeated="1016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35]-[.B35]+[.C35]" office:value-type="float" office:value="-21.41" calcext:value-type="float">
            <text:p>-21.41</text:p>
          </table:table-cell>
          <table:table-cell office:value-type="float" office:value="14.05" calcext:value-type="float">
            <text:p>14.05</text:p>
          </table:table-cell>
          <table:table-cell table:formula="of:=[.E35]-[.D35]" office:value-type="float" office:value="35.46" calcext:value-type="float">
            <text:p>35.46</text:p>
          </table:table-cell>
          <table:table-cell table:formula="of:=1.0017435198*[.D35]+35.9385702319" office:value-type="float" office:value="14.491241472982" calcext:value-type="float">
            <text:p>14.491241473</text:p>
          </table:table-cell>
          <table:table-cell table:formula="of:=[.G35]-[.E35]" office:value-type="float" office:value="0.441241472982004" calcext:value-type="float">
            <text:p>0.441241473</text:p>
          </table:table-cell>
          <table:table-cell table:number-columns-repeated="1016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36]-[.B36]+[.C36]" office:value-type="float" office:value="-20.41" calcext:value-type="float">
            <text:p>-20.41</text:p>
          </table:table-cell>
          <table:table-cell office:value-type="float" office:value="15.01" calcext:value-type="float">
            <text:p>15.01</text:p>
          </table:table-cell>
          <table:table-cell table:formula="of:=[.E36]-[.D36]" office:value-type="float" office:value="35.42" calcext:value-type="float">
            <text:p>35.42</text:p>
          </table:table-cell>
          <table:table-cell table:formula="of:=1.0017435198*[.D36]+35.9385702319" office:value-type="float" office:value="15.492984992782" calcext:value-type="float">
            <text:p>15.4929849928</text:p>
          </table:table-cell>
          <table:table-cell table:formula="of:=[.G36]-[.E36]" office:value-type="float" office:value="0.482984992782006" calcext:value-type="float">
            <text:p>0.4829849928</text:p>
          </table:table-cell>
          <table:table-cell table:number-columns-repeated="1016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37]-[.B37]+[.C37]" office:value-type="float" office:value="-19.41" calcext:value-type="float">
            <text:p>-19.41</text:p>
          </table:table-cell>
          <table:table-cell office:value-type="float" office:value="15.81" calcext:value-type="float">
            <text:p>15.81</text:p>
          </table:table-cell>
          <table:table-cell table:formula="of:=[.E37]-[.D37]" office:value-type="float" office:value="35.22" calcext:value-type="float">
            <text:p>35.22</text:p>
          </table:table-cell>
          <table:table-cell table:formula="of:=1.0017435198*[.D37]+35.9385702319" office:value-type="float" office:value="16.494728512582" calcext:value-type="float">
            <text:p>16.4947285126</text:p>
          </table:table-cell>
          <table:table-cell table:formula="of:=[.G37]-[.E37]" office:value-type="float" office:value="0.684728512582003" calcext:value-type="float">
            <text:p>0.6847285126</text:p>
          </table:table-cell>
          <table:table-cell table:number-columns-repeated="1016"/>
        </table:table-row>
        <table:table-row table:style-name="ro1">
          <table:table-cell table:style-name="ce30" office:value-type="float" office:value="-9" calcext:value-type="float">
            <text:p>-9</text:p>
          </table:table-cell>
          <table:table-cell table:style-name="ce30" office:value-type="float" office:value="10.01" calcext:value-type="float">
            <text:p>10.01</text:p>
          </table:table-cell>
          <table:table-cell table:style-name="ce31" office:value-type="float" office:value="0.6" calcext:value-type="float">
            <text:p>0.600</text:p>
          </table:table-cell>
          <table:table-cell table:style-name="ce30" table:formula="of:=[.A38]-[.B38]+[.C38]" office:value-type="float" office:value="-18.41" calcext:value-type="float">
            <text:p>-18.41</text:p>
          </table:table-cell>
          <table:table-cell table:style-name="ce32" office:value-type="float" office:value="16.36" calcext:value-type="float">
            <text:p>16.36</text:p>
          </table:table-cell>
          <table:table-cell table:style-name="ce30" table:formula="of:=[.E38]-[.D38]" office:value-type="float" office:value="34.77" calcext:value-type="float">
            <text:p>34.77</text:p>
          </table:table-cell>
          <table:table-cell table:style-name="ce30" table:formula="of:=1.0017435198*[.D38]+35.9385702319" office:value-type="float" office:value="17.496472032382" calcext:value-type="float">
            <text:p>17.4964720324</text:p>
          </table:table-cell>
          <table:table-cell table:style-name="ce30" table:formula="of:=[.G38]-[.E38]" office:value-type="float" office:value="1.13647203238201" calcext:value-type="float">
            <text:p>1.1364720324</text:p>
          </table:table-cell>
          <table:table-cell table:number-columns-repeated="1016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39]-[.B39]+[.C39]" office:value-type="float" office:value="-17.41" calcext:value-type="float">
            <text:p>-17.41</text:p>
          </table:table-cell>
          <table:table-cell office:value-type="float" office:value="16.79" calcext:value-type="float">
            <text:p>16.79</text:p>
          </table:table-cell>
          <table:table-cell table:formula="of:=[.E39]-[.D39]" office:value-type="float" office:value="34.2" calcext:value-type="float">
            <text:p>34.2</text:p>
          </table:table-cell>
          <table:table-cell table:formula="of:=1.0017435198*[.D39]+35.9385702319" office:value-type="float" office:value="18.498215552182" calcext:value-type="float">
            <text:p>18.4982155522</text:p>
          </table:table-cell>
          <table:table-cell table:formula="of:=[.G39]-[.E39]" office:value-type="float" office:value="1.70821555218201" calcext:value-type="float">
            <text:p>1.7082155522</text:p>
          </table:table-cell>
          <table:table-cell table:number-columns-repeated="1016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40]-[.B40]+[.C40]" office:value-type="float" office:value="-16.41" calcext:value-type="float">
            <text:p>-16.41</text:p>
          </table:table-cell>
          <table:table-cell office:value-type="float" office:value="17.13" calcext:value-type="float">
            <text:p>17.13</text:p>
          </table:table-cell>
          <table:table-cell table:formula="of:=[.E40]-[.D40]" office:value-type="float" office:value="33.54" calcext:value-type="float">
            <text:p>33.54</text:p>
          </table:table-cell>
          <table:table-cell table:formula="of:=1.0017435198*[.D40]+35.9385702319" office:value-type="float" office:value="19.499959071982" calcext:value-type="float">
            <text:p>19.499959072</text:p>
          </table:table-cell>
          <table:table-cell table:formula="of:=[.G40]-[.E40]" office:value-type="float" office:value="2.36995907198201" calcext:value-type="float">
            <text:p>2.369959072</text:p>
          </table:table-cell>
          <table:table-cell table:number-columns-repeated="1016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41]-[.B41]+[.C41]" office:value-type="float" office:value="-15.41" calcext:value-type="float">
            <text:p>-15.41</text:p>
          </table:table-cell>
          <table:table-cell office:value-type="float" office:value="17.41" calcext:value-type="float">
            <text:p>17.41</text:p>
          </table:table-cell>
          <table:table-cell table:formula="of:=[.E41]-[.D41]" office:value-type="float" office:value="32.82" calcext:value-type="float">
            <text:p>32.82</text:p>
          </table:table-cell>
          <table:table-cell table:formula="of:=1.0017435198*[.D41]+35.9385702319" office:value-type="float" office:value="20.501702591782" calcext:value-type="float">
            <text:p>20.5017025918</text:p>
          </table:table-cell>
          <table:table-cell table:formula="of:=[.G41]-[.E41]" office:value-type="float" office:value="3.091702591782" calcext:value-type="float">
            <text:p>3.0917025918</text:p>
          </table:table-cell>
          <table:table-cell table:number-columns-repeated="101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42]-[.B42]+[.C42]" office:value-type="float" office:value="-14.41" calcext:value-type="float">
            <text:p>-14.41</text:p>
          </table:table-cell>
          <table:table-cell office:value-type="float" office:value="17.65" calcext:value-type="float">
            <text:p>17.65</text:p>
          </table:table-cell>
          <table:table-cell table:formula="of:=[.E42]-[.D42]" office:value-type="float" office:value="32.06" calcext:value-type="float">
            <text:p>32.06</text:p>
          </table:table-cell>
          <table:table-cell table:formula="of:=1.0017435198*[.D42]+35.9385702319" office:value-type="float" office:value="21.503446111582" calcext:value-type="float">
            <text:p>21.5034461116</text:p>
          </table:table-cell>
          <table:table-cell table:formula="of:=[.G42]-[.E42]" office:value-type="float" office:value="3.853446111582" calcext:value-type="float">
            <text:p>3.8534461116</text:p>
          </table:table-cell>
          <table:table-cell table:number-columns-repeated="1016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43]-[.B43]+[.C43]" office:value-type="float" office:value="-13.41" calcext:value-type="float">
            <text:p>-13.41</text:p>
          </table:table-cell>
          <table:table-cell office:value-type="float" office:value="17.83" calcext:value-type="float">
            <text:p>17.83</text:p>
          </table:table-cell>
          <table:table-cell table:formula="of:=[.E43]-[.D43]" office:value-type="float" office:value="31.24" calcext:value-type="float">
            <text:p>31.24</text:p>
          </table:table-cell>
          <table:table-cell table:formula="of:=1.0017435198*[.D43]+35.9385702319" office:value-type="float" office:value="22.505189631382" calcext:value-type="float">
            <text:p>22.5051896314</text:p>
          </table:table-cell>
          <table:table-cell table:formula="of:=[.G43]-[.E43]" office:value-type="float" office:value="4.675189631382" calcext:value-type="float">
            <text:p>4.6751896314</text:p>
          </table:table-cell>
          <table:table-cell table:number-columns-repeated="1016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44]-[.B44]+[.C44]" office:value-type="float" office:value="-12.41" calcext:value-type="float">
            <text:p>-12.41</text:p>
          </table:table-cell>
          <table:table-cell office:value-type="float" office:value="17.99" calcext:value-type="float">
            <text:p>17.99</text:p>
          </table:table-cell>
          <table:table-cell table:formula="of:=[.E44]-[.D44]" office:value-type="float" office:value="30.4" calcext:value-type="float">
            <text:p>30.4</text:p>
          </table:table-cell>
          <table:table-cell table:formula="of:=1.0017435198*[.D44]+35.9385702319" office:value-type="float" office:value="23.506933151182" calcext:value-type="float">
            <text:p>23.5069331512</text:p>
          </table:table-cell>
          <table:table-cell table:formula="of:=[.G44]-[.E44]" office:value-type="float" office:value="5.51693315118201" calcext:value-type="float">
            <text:p>5.5169331512</text:p>
          </table:table-cell>
          <table:table-cell table:number-columns-repeated="1016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45]-[.B45]+[.C45]" office:value-type="float" office:value="-11.41" calcext:value-type="float">
            <text:p>-11.41</text:p>
          </table:table-cell>
          <table:table-cell office:value-type="float" office:value="18.08" calcext:value-type="float">
            <text:p>18.08</text:p>
          </table:table-cell>
          <table:table-cell table:formula="of:=[.E45]-[.D45]" office:value-type="float" office:value="29.49" calcext:value-type="float">
            <text:p>29.49</text:p>
          </table:table-cell>
          <table:table-cell table:formula="of:=1.0017435198*[.D45]+35.9385702319" office:value-type="float" office:value="24.508676670982" calcext:value-type="float">
            <text:p>24.508676671</text:p>
          </table:table-cell>
          <table:table-cell table:formula="of:=[.G45]-[.E45]" office:value-type="float" office:value="6.428676670982" calcext:value-type="float">
            <text:p>6.428676671</text:p>
          </table:table-cell>
          <table:table-cell table:number-columns-repeated="1016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46]-[.B46]+[.C46]" office:value-type="float" office:value="-10.41" calcext:value-type="float">
            <text:p>-10.41</text:p>
          </table:table-cell>
          <table:table-cell office:value-type="float" office:value="18.14" calcext:value-type="float">
            <text:p>18.14</text:p>
          </table:table-cell>
          <table:table-cell table:formula="of:=[.E46]-[.D46]" office:value-type="float" office:value="28.55" calcext:value-type="float">
            <text:p>28.55</text:p>
          </table:table-cell>
          <table:table-cell table:formula="of:=1.0017435198*[.D46]+35.9385702319" office:value-type="float" office:value="25.510420190782" calcext:value-type="float">
            <text:p>25.5104201908</text:p>
          </table:table-cell>
          <table:table-cell table:formula="of:=[.G46]-[.E46]" office:value-type="float" office:value="7.370420190782" calcext:value-type="float">
            <text:p>7.3704201908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47]-[.B47]+[.C47]" office:value-type="float" office:value="-9.41" calcext:value-type="float">
            <text:p>-9.41</text:p>
          </table:table-cell>
          <table:table-cell office:value-type="float" office:value="18.15" calcext:value-type="float">
            <text:p>18.15</text:p>
          </table:table-cell>
          <table:table-cell table:formula="of:=[.E47]-[.D47]" office:value-type="float" office:value="27.56" calcext:value-type="float">
            <text:p>27.56</text:p>
          </table:table-cell>
          <table:table-cell table:formula="of:=1.0017435198*[.D47]+35.9385702319" office:value-type="float" office:value="26.512163710582" calcext:value-type="float">
            <text:p>26.5121637106</text:p>
          </table:table-cell>
          <table:table-cell table:formula="of:=[.G47]-[.E47]" office:value-type="float" office:value="8.362163710582" calcext:value-type="float">
            <text:p>8.362163710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48]-[.B48]+[.C48]" office:value-type="float" office:value="-8.41" calcext:value-type="float">
            <text:p>-8.41</text:p>
          </table:table-cell>
          <table:table-cell office:value-type="float" office:value="18.14" calcext:value-type="float">
            <text:p>18.14</text:p>
          </table:table-cell>
          <table:table-cell table:formula="of:=[.E48]-[.D48]" office:value-type="float" office:value="26.55" calcext:value-type="float">
            <text:p>26.55</text:p>
          </table:table-cell>
          <table:table-cell table:formula="of:=1.0017435198*[.D48]+35.9385702319" office:value-type="float" office:value="27.513907230382" calcext:value-type="float">
            <text:p>27.5139072304</text:p>
          </table:table-cell>
          <table:table-cell table:formula="of:=[.G48]-[.E48]" office:value-type="float" office:value="9.373907230382" calcext:value-type="float">
            <text:p>9.373907230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49]-[.B49]+[.C49]" office:value-type="float" office:value="-7.41" calcext:value-type="float">
            <text:p>-7.41</text:p>
          </table:table-cell>
          <table:table-cell office:value-type="float" office:value="18.1" calcext:value-type="float">
            <text:p>18.10</text:p>
          </table:table-cell>
          <table:table-cell table:formula="of:=[.E49]-[.D49]" office:value-type="float" office:value="25.51" calcext:value-type="float">
            <text:p>25.51</text:p>
          </table:table-cell>
          <table:table-cell table:formula="of:=1.0017435198*[.D49]+35.9385702319" office:value-type="float" office:value="28.515650750182" calcext:value-type="float">
            <text:p>28.5156507502</text:p>
          </table:table-cell>
          <table:table-cell table:formula="of:=[.G49]-[.E49]" office:value-type="float" office:value="10.415650750182" calcext:value-type="float">
            <text:p>10.415650750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50]-[.B50]+[.C50]" office:value-type="float" office:value="-6.41" calcext:value-type="float">
            <text:p>-6.41</text:p>
          </table:table-cell>
          <table:table-cell office:value-type="float" office:value="18.04" calcext:value-type="float">
            <text:p>18.04</text:p>
          </table:table-cell>
          <table:table-cell table:formula="of:=[.E50]-[.D50]" office:value-type="float" office:value="24.45" calcext:value-type="float">
            <text:p>24.45</text:p>
          </table:table-cell>
          <table:table-cell table:formula="of:=1.0017435198*[.D50]+35.9385702319" office:value-type="float" office:value="29.517394269982" calcext:value-type="float">
            <text:p>29.51739427</text:p>
          </table:table-cell>
          <table:table-cell table:formula="of:=[.G50]-[.E50]" office:value-type="float" office:value="11.477394269982" calcext:value-type="float">
            <text:p>11.47739427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51]-[.B51]+[.C51]" office:value-type="float" office:value="-5.41" calcext:value-type="float">
            <text:p>-5.41</text:p>
          </table:table-cell>
          <table:table-cell office:value-type="float" office:value="17.96" calcext:value-type="float">
            <text:p>17.96</text:p>
          </table:table-cell>
          <table:table-cell table:formula="of:=[.E51]-[.D51]" office:value-type="float" office:value="23.37" calcext:value-type="float">
            <text:p>23.37</text:p>
          </table:table-cell>
          <table:table-cell table:formula="of:=1.0017435198*[.D51]+35.9385702319" office:value-type="float" office:value="30.519137789782" calcext:value-type="float">
            <text:p>30.5191377898</text:p>
          </table:table-cell>
          <table:table-cell table:formula="of:=[.G51]-[.E51]" office:value-type="float" office:value="12.559137789782" calcext:value-type="float">
            <text:p>12.559137789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52]-[.B52]+[.C52]" office:value-type="float" office:value="-4.41" calcext:value-type="float">
            <text:p>-4.41</text:p>
          </table:table-cell>
          <table:table-cell office:value-type="float" office:value="17.85" calcext:value-type="float">
            <text:p>17.85</text:p>
          </table:table-cell>
          <table:table-cell table:formula="of:=[.E52]-[.D52]" office:value-type="float" office:value="22.26" calcext:value-type="float">
            <text:p>22.26</text:p>
          </table:table-cell>
          <table:table-cell table:formula="of:=1.0017435198*[.D52]+35.9385702319" office:value-type="float" office:value="31.520881309582" calcext:value-type="float">
            <text:p>31.5208813096</text:p>
          </table:table-cell>
          <table:table-cell table:formula="of:=[.G52]-[.E52]" office:value-type="float" office:value="13.670881309582" calcext:value-type="float">
            <text:p>13.6708813096</text:p>
          </table:table-cell>
          <table:table-cell table:number-columns-repeated="1016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D-30MHz" table:style-name="ta1">
        <table:shapes>
          <draw:frame draw:z-index="0" draw:style-name="gr1" draw:text-style-name="P1" svg:width="457.74pt" svg:height="259.26pt" svg:x="7.8pt" svg:y="307.13pt">
            <loext:p draw:notify-on-update-of-ranges="'IMD-30MHz'.J11:'IMD-30MHz'.J17 'IMD-30MHz'.L11:'IMD-30MHz'.L17 'IMD-30MHz'.J11:'IMD-30MHz'.J21 'IMD-30MHz'.K1:'IMD-30MHz'.K1 'IMD-30MHz'.K11:'IMD-30MHz'.K21 'IMD-30MHz'.J2:'IMD-30MHz'.J21 'IMD-30MHz'.L1:'IMD-30MHz'.L1 'IMD-30MHz'.L2:'IMD-30MHz'.L2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2" table:number-columns-repeated="4" table:default-cell-style-name="ce24"/>
        <table:table-column table:style-name="co14" table:default-cell-style-name="ce19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number-columns-repeated="2" table:default-cell-style-name="ce19"/>
        <table:table-column table:style-name="co22" table:default-cell-style-name="ce19"/>
        <table:table-column table:style-name="co21" table:number-columns-repeated="2" table:default-cell-style-name="ce19"/>
        <table:table-column table:style-name="co2" table:number-columns-repeated="1005" table:default-cell-style-name="Default"/>
        <table:table-row table:style-name="ro2">
          <table:table-cell table:style-name="ce22" office:value-type="string" calcext:value-type="string">
            <text:p>Siggen Power [dBm]</text:p>
          </table:table-cell>
          <table:table-cell table:style-name="ce22" office:value-type="string" calcext:value-type="string">
            <text:p>Fixed Attenuator [dB]</text:p>
          </table:table-cell>
          <table:table-cell table:style-name="ce22" office:value-type="string" calcext:value-type="string">
            <text:p>Attenuator Setting [dB]</text:p>
          </table:table-cell>
          <table:table-cell table:style-name="ce25" office:value-type="string" calcext:value-type="string">
            <text:p>ZMSCJ-2-1 AVG IL [dB]</text:p>
          </table:table-cell>
          <table:table-cell table:style-name="ce25" office:value-type="string" calcext:value-type="string">
            <text:p>ZFSC-2-4-S+ AVG IL [dB]</text:p>
          </table:table-cell>
          <table:table-cell table:style-name="ce26" office:value-type="string" calcext:value-type="string">
            <text:p>M1 [dB]</text:p>
          </table:table-cell>
          <table:table-cell table:style-name="ce26" office:value-type="string" calcext:value-type="string">
            <text:p>M2 [dB]</text:p>
          </table:table-cell>
          <table:table-cell table:style-name="ce26" office:value-type="string" calcext:value-type="string">
            <text:p>M3 [dB]</text:p>
          </table:table-cell>
          <table:table-cell table:style-name="ce26" office:value-type="string" calcext:value-type="string">
            <text:p>M4 [dB]</text:p>
          </table:table-cell>
          <table:table-cell table:style-name="ce25" office:value-type="string" calcext:value-type="string">
            <text:p>Input Power [dBm]</text:p>
          </table:table-cell>
          <table:table-cell table:style-name="ce22" office:value-type="string" calcext:value-type="string">
            <text:p>Fundamental Average [dBm]</text:p>
          </table:table-cell>
          <table:table-cell table:style-name="ce22" office:value-type="string" calcext:value-type="string">
            <text:p>IM3 Average [dBm]</text:p>
          </table:table-cell>
          <table:table-cell table:style-name="ce22" office:value-type="string" calcext:value-type="string">
            <text:p>IMD [dB]</text:p>
          </table:table-cell>
          <table:table-cell table:style-name="ce25" office:value-type="string" calcext:value-type="string">
            <text:p>IP3 low</text:p>
          </table:table-cell>
          <table:table-cell table:style-name="ce25" office:value-type="string" calcext:value-type="string">
            <text:p>IP3 hi</text:p>
          </table:table-cell>
          <table:table-cell table:style-name="ce25" office:value-type="string" calcext:value-type="string">
            <text:p>IIP3</text:p>
          </table:table-cell>
          <table:table-cell table:style-name="ce25" office:value-type="string" calcext:value-type="string">
            <text:p>OIP3</text:p>
          </table:table-cell>
          <table:table-cell table:style-name="ce25" office:value-type="string" calcext:value-type="string">
            <text:p>GAIN</text:p>
          </table:table-cell>
          <table:table-cell table:style-name="ce22"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44490107228769" calcext:value-type="float">
            <text:p>3.445</text:p>
          </table:table-cell>
          <table:table-cell office:value-type="float" office:value="-0.88" calcext:value-type="float">
            <text:p>-0.88</text:p>
          </table:table-cell>
          <table:table-cell office:value-type="float" office:value="13.57" calcext:value-type="float">
            <text:p>13.57</text:p>
          </table:table-cell>
          <table:table-cell office:value-type="float" office:value="13.64" calcext:value-type="float">
            <text:p>13.64</text:p>
          </table:table-cell>
          <table:table-cell office:value-type="float" office:value="-0.77" calcext:value-type="float">
            <text:p>-0.77</text:p>
          </table:table-cell>
          <table:table-cell table:formula="of:=[.A2]-[.B2]-[.C2]-[.D2]-[.E2]" office:value-type="float" office:value="-19.0549010722877" calcext:value-type="float">
            <text:p>-19.055</text:p>
          </table:table-cell>
          <table:table-cell table:style-name="ce19" table:formula="of:=([.G2]+[.H2])/2" office:value-type="float" office:value="13.605" calcext:value-type="float">
            <text:p>13.605</text:p>
          </table:table-cell>
          <table:table-cell table:style-name="ce19" table:formula="of:=([.F2]+[.I2])/2" office:value-type="float" office:value="-0.825" calcext:value-type="float">
            <text:p>-0.825</text:p>
          </table:table-cell>
          <table:table-cell table:formula="of:=[.K2]-[.L2]" office:value-type="float" office:value="14.43" calcext:value-type="float">
            <text:p>14.43</text:p>
          </table:table-cell>
          <table:table-cell table:formula="of:=[.G2]+([.H2]-[.F2])/2" office:value-type="float" office:value="20.83" calcext:value-type="float">
            <text:p>20.830</text:p>
          </table:table-cell>
          <table:table-cell table:formula="of:=[.H2]+([.G2]-[.I2])/2" office:value-type="float" office:value="20.81" calcext:value-type="float">
            <text:p>20.810</text:p>
          </table:table-cell>
          <table:table-cell table:formula="of:=[.J2]+[.M2]/2" office:value-type="float" office:value="-11.8399010722877" calcext:value-type="float">
            <text:p>-11.840</text:p>
          </table:table-cell>
          <table:table-cell table:formula="of:=[.K2]+[.M2]/2" office:value-type="float" office:value="20.82" calcext:value-type="float">
            <text:p>20.820</text:p>
          </table:table-cell>
          <table:table-cell table:formula="of:=[.Q2]-[.P2]" office:value-type="float" office:value="32.6599010722877" calcext:value-type="float">
            <text:p>32.660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44490107228769" calcext:value-type="float">
            <text:p>3.445</text:p>
          </table:table-cell>
          <table:table-cell office:value-type="float" office:value="-2" calcext:value-type="float">
            <text:p>-2.00</text:p>
          </table:table-cell>
          <table:table-cell office:value-type="float" office:value="13.35" calcext:value-type="float">
            <text:p>13.35</text:p>
          </table:table-cell>
          <table:table-cell office:value-type="float" office:value="13.42" calcext:value-type="float">
            <text:p>13.42</text:p>
          </table:table-cell>
          <table:table-cell office:value-type="float" office:value="-1.91" calcext:value-type="float">
            <text:p>-1.91</text:p>
          </table:table-cell>
          <table:table-cell table:formula="of:=[.A3]-[.B3]-[.C3]-[.D3]-[.E3]" office:value-type="float" office:value="-20.0549010722877" calcext:value-type="float">
            <text:p>-20.055</text:p>
          </table:table-cell>
          <table:table-cell table:style-name="ce19" table:formula="of:=([.G3]+[.H3])/2" office:value-type="float" office:value="13.385" calcext:value-type="float">
            <text:p>13.385</text:p>
          </table:table-cell>
          <table:table-cell table:style-name="ce19" table:formula="of:=([.F3]+[.I3])/2" office:value-type="float" office:value="-1.955" calcext:value-type="float">
            <text:p>-1.955</text:p>
          </table:table-cell>
          <table:table-cell table:formula="of:=[.K3]-[.L3]" office:value-type="float" office:value="15.34" calcext:value-type="float">
            <text:p>15.34</text:p>
          </table:table-cell>
          <table:table-cell table:formula="of:=[.G3]+([.H3]-[.F3])/2" office:value-type="float" office:value="21.06" calcext:value-type="float">
            <text:p>21.060</text:p>
          </table:table-cell>
          <table:table-cell table:formula="of:=[.H3]+([.G3]-[.I3])/2" office:value-type="float" office:value="21.05" calcext:value-type="float">
            <text:p>21.050</text:p>
          </table:table-cell>
          <table:table-cell table:formula="of:=[.J3]+[.M3]/2" office:value-type="float" office:value="-12.3849010722877" calcext:value-type="float">
            <text:p>-12.385</text:p>
          </table:table-cell>
          <table:table-cell table:formula="of:=[.K3]+[.M3]/2" office:value-type="float" office:value="21.055" calcext:value-type="float">
            <text:p>21.055</text:p>
          </table:table-cell>
          <table:table-cell table:formula="of:=[.Q3]-[.P3]" office:value-type="float" office:value="33.4399010722877" calcext:value-type="float">
            <text:p>33.440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44490107228769" calcext:value-type="float">
            <text:p>3.445</text:p>
          </table:table-cell>
          <table:table-cell office:value-type="float" office:value="-3.45" calcext:value-type="float">
            <text:p>-3.45</text:p>
          </table:table-cell>
          <table:table-cell office:value-type="float" office:value="13.07" calcext:value-type="float">
            <text:p>13.07</text:p>
          </table:table-cell>
          <table:table-cell office:value-type="float" office:value="13.14" calcext:value-type="float">
            <text:p>13.14</text:p>
          </table:table-cell>
          <table:table-cell office:value-type="float" office:value="-3.38" calcext:value-type="float">
            <text:p>-3.38</text:p>
          </table:table-cell>
          <table:table-cell table:formula="of:=[.A4]-[.B4]-[.C4]-[.D4]-[.E4]" office:value-type="float" office:value="-21.0549010722877" calcext:value-type="float">
            <text:p>-21.055</text:p>
          </table:table-cell>
          <table:table-cell table:style-name="ce19" table:formula="of:=([.G4]+[.H4])/2" office:value-type="float" office:value="13.105" calcext:value-type="float">
            <text:p>13.105</text:p>
          </table:table-cell>
          <table:table-cell table:style-name="ce19" table:formula="of:=([.F4]+[.I4])/2" office:value-type="float" office:value="-3.415" calcext:value-type="float">
            <text:p>-3.415</text:p>
          </table:table-cell>
          <table:table-cell table:formula="of:=[.K4]-[.L4]" office:value-type="float" office:value="16.52" calcext:value-type="float">
            <text:p>16.52</text:p>
          </table:table-cell>
          <table:table-cell table:formula="of:=[.G4]+([.H4]-[.F4])/2" office:value-type="float" office:value="21.365" calcext:value-type="float">
            <text:p>21.365</text:p>
          </table:table-cell>
          <table:table-cell table:formula="of:=[.H4]+([.G4]-[.I4])/2" office:value-type="float" office:value="21.365" calcext:value-type="float">
            <text:p>21.365</text:p>
          </table:table-cell>
          <table:table-cell table:formula="of:=[.J4]+[.M4]/2" office:value-type="float" office:value="-12.7949010722877" calcext:value-type="float">
            <text:p>-12.795</text:p>
          </table:table-cell>
          <table:table-cell table:formula="of:=[.K4]+[.M4]/2" office:value-type="float" office:value="21.365" calcext:value-type="float">
            <text:p>21.365</text:p>
          </table:table-cell>
          <table:table-cell table:formula="of:=[.Q4]-[.P4]" office:value-type="float" office:value="34.1599010722877" calcext:value-type="float">
            <text:p>34.160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44490107228769" calcext:value-type="float">
            <text:p>3.445</text:p>
          </table:table-cell>
          <table:table-cell office:value-type="float" office:value="-5.24" calcext:value-type="float">
            <text:p>-5.24</text:p>
          </table:table-cell>
          <table:table-cell office:value-type="float" office:value="12.73" calcext:value-type="float">
            <text:p>12.73</text:p>
          </table:table-cell>
          <table:table-cell office:value-type="float" office:value="12.8" calcext:value-type="float">
            <text:p>12.80</text:p>
          </table:table-cell>
          <table:table-cell office:value-type="float" office:value="-5.18" calcext:value-type="float">
            <text:p>-5.18</text:p>
          </table:table-cell>
          <table:table-cell table:formula="of:=[.A5]-[.B5]-[.C5]-[.D5]-[.E5]" office:value-type="float" office:value="-22.0549010722877" calcext:value-type="float">
            <text:p>-22.055</text:p>
          </table:table-cell>
          <table:table-cell table:style-name="ce19" table:formula="of:=([.G5]+[.H5])/2" office:value-type="float" office:value="12.765" calcext:value-type="float">
            <text:p>12.765</text:p>
          </table:table-cell>
          <table:table-cell table:style-name="ce19" table:formula="of:=([.F5]+[.I5])/2" office:value-type="float" office:value="-5.21" calcext:value-type="float">
            <text:p>-5.210</text:p>
          </table:table-cell>
          <table:table-cell table:formula="of:=[.K5]-[.L5]" office:value-type="float" office:value="17.975" calcext:value-type="float">
            <text:p>17.975</text:p>
          </table:table-cell>
          <table:table-cell table:formula="of:=[.G5]+([.H5]-[.F5])/2" office:value-type="float" office:value="21.75" calcext:value-type="float">
            <text:p>21.750</text:p>
          </table:table-cell>
          <table:table-cell table:formula="of:=[.H5]+([.G5]-[.I5])/2" office:value-type="float" office:value="21.755" calcext:value-type="float">
            <text:p>21.755</text:p>
          </table:table-cell>
          <table:table-cell table:formula="of:=[.J5]+[.M5]/2" office:value-type="float" office:value="-13.0674010722877" calcext:value-type="float">
            <text:p>-13.067</text:p>
          </table:table-cell>
          <table:table-cell table:formula="of:=[.K5]+[.M5]/2" office:value-type="float" office:value="21.7525" calcext:value-type="float">
            <text:p>21.753</text:p>
          </table:table-cell>
          <table:table-cell table:formula="of:=[.Q5]-[.P5]" office:value-type="float" office:value="34.8199010722877" calcext:value-type="float">
            <text:p>34.820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44490107228769" calcext:value-type="float">
            <text:p>3.445</text:p>
          </table:table-cell>
          <table:table-cell office:value-type="float" office:value="-7.56" calcext:value-type="float">
            <text:p>-7.56</text:p>
          </table:table-cell>
          <table:table-cell office:value-type="float" office:value="12.34" calcext:value-type="float">
            <text:p>12.34</text:p>
          </table:table-cell>
          <table:table-cell office:value-type="float" office:value="12.41" calcext:value-type="float">
            <text:p>12.41</text:p>
          </table:table-cell>
          <table:table-cell office:value-type="float" office:value="-7.52" calcext:value-type="float">
            <text:p>-7.52</text:p>
          </table:table-cell>
          <table:table-cell table:formula="of:=[.A6]-[.B6]-[.C6]-[.D6]-[.E6]" office:value-type="float" office:value="-23.0549010722877" calcext:value-type="float">
            <text:p>-23.055</text:p>
          </table:table-cell>
          <table:table-cell table:style-name="ce19" table:formula="of:=([.G6]+[.H6])/2" office:value-type="float" office:value="12.375" calcext:value-type="float">
            <text:p>12.375</text:p>
          </table:table-cell>
          <table:table-cell table:style-name="ce19" table:formula="of:=([.F6]+[.I6])/2" office:value-type="float" office:value="-7.54" calcext:value-type="float">
            <text:p>-7.540</text:p>
          </table:table-cell>
          <table:table-cell table:formula="of:=[.K6]-[.L6]" office:value-type="float" office:value="19.915" calcext:value-type="float">
            <text:p>19.915</text:p>
          </table:table-cell>
          <table:table-cell table:formula="of:=[.G6]+([.H6]-[.F6])/2" office:value-type="float" office:value="22.325" calcext:value-type="float">
            <text:p>22.325</text:p>
          </table:table-cell>
          <table:table-cell table:formula="of:=[.H6]+([.G6]-[.I6])/2" office:value-type="float" office:value="22.34" calcext:value-type="float">
            <text:p>22.340</text:p>
          </table:table-cell>
          <table:table-cell table:formula="of:=[.J6]+[.M6]/2" office:value-type="float" office:value="-13.0974010722877" calcext:value-type="float">
            <text:p>-13.097</text:p>
          </table:table-cell>
          <table:table-cell table:formula="of:=[.K6]+[.M6]/2" office:value-type="float" office:value="22.3325" calcext:value-type="float">
            <text:p>22.333</text:p>
          </table:table-cell>
          <table:table-cell table:formula="of:=[.Q6]-[.P6]" office:value-type="float" office:value="35.4299010722877" calcext:value-type="float">
            <text:p>35.430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44490107228769" calcext:value-type="float">
            <text:p>3.445</text:p>
          </table:table-cell>
          <table:table-cell office:value-type="float" office:value="-10.78" calcext:value-type="float">
            <text:p>-10.78</text:p>
          </table:table-cell>
          <table:table-cell office:value-type="float" office:value="11.86" calcext:value-type="float">
            <text:p>11.86</text:p>
          </table:table-cell>
          <table:table-cell office:value-type="float" office:value="11.93" calcext:value-type="float">
            <text:p>11.93</text:p>
          </table:table-cell>
          <table:table-cell office:value-type="float" office:value="-10.75" calcext:value-type="float">
            <text:p>-10.75</text:p>
          </table:table-cell>
          <table:table-cell table:formula="of:=[.A7]-[.B7]-[.C7]-[.D7]-[.E7]" office:value-type="float" office:value="-24.0549010722877" calcext:value-type="float">
            <text:p>-24.055</text:p>
          </table:table-cell>
          <table:table-cell table:style-name="ce19" table:formula="of:=([.G7]+[.H7])/2" office:value-type="float" office:value="11.895" calcext:value-type="float">
            <text:p>11.895</text:p>
          </table:table-cell>
          <table:table-cell table:style-name="ce19" table:formula="of:=([.F7]+[.I7])/2" office:value-type="float" office:value="-10.765" calcext:value-type="float">
            <text:p>-10.765</text:p>
          </table:table-cell>
          <table:table-cell table:formula="of:=[.K7]-[.L7]" office:value-type="float" office:value="22.66" calcext:value-type="float">
            <text:p>22.66</text:p>
          </table:table-cell>
          <table:table-cell table:formula="of:=[.G7]+([.H7]-[.F7])/2" office:value-type="float" office:value="23.215" calcext:value-type="float">
            <text:p>23.215</text:p>
          </table:table-cell>
          <table:table-cell table:formula="of:=[.H7]+([.G7]-[.I7])/2" office:value-type="float" office:value="23.235" calcext:value-type="float">
            <text:p>23.235</text:p>
          </table:table-cell>
          <table:table-cell table:formula="of:=[.J7]+[.M7]/2" office:value-type="float" office:value="-12.7249010722877" calcext:value-type="float">
            <text:p>-12.725</text:p>
          </table:table-cell>
          <table:table-cell table:formula="of:=[.K7]+[.M7]/2" office:value-type="float" office:value="23.225" calcext:value-type="float">
            <text:p>23.225</text:p>
          </table:table-cell>
          <table:table-cell table:formula="of:=[.Q7]-[.P7]" office:value-type="float" office:value="35.9499010722877" calcext:value-type="float">
            <text:p>35.950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44490107228769" calcext:value-type="float">
            <text:p>3.445</text:p>
          </table:table-cell>
          <table:table-cell office:value-type="float" office:value="-15.27" calcext:value-type="float">
            <text:p>-15.27</text:p>
          </table:table-cell>
          <table:table-cell office:value-type="float" office:value="11.31" calcext:value-type="float">
            <text:p>11.31</text:p>
          </table:table-cell>
          <table:table-cell office:value-type="float" office:value="11.37" calcext:value-type="float">
            <text:p>11.37</text:p>
          </table:table-cell>
          <table:table-cell office:value-type="float" office:value="-15.27" calcext:value-type="float">
            <text:p>-15.27</text:p>
          </table:table-cell>
          <table:table-cell table:formula="of:=[.A8]-[.B8]-[.C8]-[.D8]-[.E8]" office:value-type="float" office:value="-25.0549010722877" calcext:value-type="float">
            <text:p>-25.055</text:p>
          </table:table-cell>
          <table:table-cell table:style-name="ce19" table:formula="of:=([.G8]+[.H8])/2" office:value-type="float" office:value="11.34" calcext:value-type="float">
            <text:p>11.340</text:p>
          </table:table-cell>
          <table:table-cell table:style-name="ce19" table:formula="of:=([.F8]+[.I8])/2" office:value-type="float" office:value="-15.27" calcext:value-type="float">
            <text:p>-15.270</text:p>
          </table:table-cell>
          <table:table-cell table:formula="of:=[.K8]-[.L8]" office:value-type="float" office:value="26.61" calcext:value-type="float">
            <text:p>26.61</text:p>
          </table:table-cell>
          <table:table-cell table:formula="of:=[.G8]+([.H8]-[.F8])/2" office:value-type="float" office:value="24.63" calcext:value-type="float">
            <text:p>24.630</text:p>
          </table:table-cell>
          <table:table-cell table:formula="of:=[.H8]+([.G8]-[.I8])/2" office:value-type="float" office:value="24.66" calcext:value-type="float">
            <text:p>24.660</text:p>
          </table:table-cell>
          <table:table-cell table:formula="of:=[.J8]+[.M8]/2" office:value-type="float" office:value="-11.7499010722877" calcext:value-type="float">
            <text:p>-11.750</text:p>
          </table:table-cell>
          <table:table-cell table:formula="of:=[.K8]+[.M8]/2" office:value-type="float" office:value="24.645" calcext:value-type="float">
            <text:p>24.645</text:p>
          </table:table-cell>
          <table:table-cell table:formula="of:=[.Q8]-[.P8]" office:value-type="float" office:value="36.3949010722877" calcext:value-type="float">
            <text:p>36.395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44490107228769" calcext:value-type="float">
            <text:p>3.445</text:p>
          </table:table-cell>
          <table:table-cell office:value-type="float" office:value="-21.52" calcext:value-type="float">
            <text:p>-21.52</text:p>
          </table:table-cell>
          <table:table-cell office:value-type="float" office:value="10.65" calcext:value-type="float">
            <text:p>10.65</text:p>
          </table:table-cell>
          <table:table-cell office:value-type="float" office:value="10.72" calcext:value-type="float">
            <text:p>10.72</text:p>
          </table:table-cell>
          <table:table-cell office:value-type="float" office:value="-21.6" calcext:value-type="float">
            <text:p>-21.60</text:p>
          </table:table-cell>
          <table:table-cell table:formula="of:=[.A9]-[.B9]-[.C9]-[.D9]-[.E9]" office:value-type="float" office:value="-26.0549010722877" calcext:value-type="float">
            <text:p>-26.055</text:p>
          </table:table-cell>
          <table:table-cell table:style-name="ce19" table:formula="of:=([.G9]+[.H9])/2" office:value-type="float" office:value="10.685" calcext:value-type="float">
            <text:p>10.685</text:p>
          </table:table-cell>
          <table:table-cell table:style-name="ce19" table:formula="of:=([.F9]+[.I9])/2" office:value-type="float" office:value="-21.56" calcext:value-type="float">
            <text:p>-21.560</text:p>
          </table:table-cell>
          <table:table-cell table:formula="of:=[.K9]-[.L9]" office:value-type="float" office:value="32.245" calcext:value-type="float">
            <text:p>32.245</text:p>
          </table:table-cell>
          <table:table-cell table:formula="of:=[.G9]+([.H9]-[.F9])/2" office:value-type="float" office:value="26.77" calcext:value-type="float">
            <text:p>26.770</text:p>
          </table:table-cell>
          <table:table-cell table:formula="of:=[.H9]+([.G9]-[.I9])/2" office:value-type="float" office:value="26.845" calcext:value-type="float">
            <text:p>26.845</text:p>
          </table:table-cell>
          <table:table-cell table:formula="of:=[.J9]+[.M9]/2" office:value-type="float" office:value="-9.93240107228769" calcext:value-type="float">
            <text:p>-9.932</text:p>
          </table:table-cell>
          <table:table-cell table:formula="of:=[.K9]+[.M9]/2" office:value-type="float" office:value="26.8075" calcext:value-type="float">
            <text:p>26.808</text:p>
          </table:table-cell>
          <table:table-cell table:formula="of:=[.Q9]-[.P9]" office:value-type="float" office:value="36.7399010722877" calcext:value-type="float">
            <text:p>36.740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44490107228769" calcext:value-type="float">
            <text:p>3.445</text:p>
          </table:table-cell>
          <table:table-cell office:value-type="float" office:value="-30.43" calcext:value-type="float">
            <text:p>-30.43</text:p>
          </table:table-cell>
          <table:table-cell office:value-type="float" office:value="9.84" calcext:value-type="float">
            <text:p>9.84</text:p>
          </table:table-cell>
          <table:table-cell office:value-type="float" office:value="9.9" calcext:value-type="float">
            <text:p>9.90</text:p>
          </table:table-cell>
          <table:table-cell office:value-type="float" office:value="-30.56" calcext:value-type="float">
            <text:p>-30.56</text:p>
          </table:table-cell>
          <table:table-cell table:formula="of:=[.A10]-[.B10]-[.C10]-[.D10]-[.E10]" office:value-type="float" office:value="-27.0549010722877" calcext:value-type="float">
            <text:p>-27.055</text:p>
          </table:table-cell>
          <table:table-cell table:style-name="ce19" table:formula="of:=([.G10]+[.H10])/2" office:value-type="float" office:value="9.87" calcext:value-type="float">
            <text:p>9.870</text:p>
          </table:table-cell>
          <table:table-cell table:style-name="ce19" table:formula="of:=([.F10]+[.I10])/2" office:value-type="float" office:value="-30.495" calcext:value-type="float">
            <text:p>-30.495</text:p>
          </table:table-cell>
          <table:table-cell table:formula="of:=[.K10]-[.L10]" office:value-type="float" office:value="40.365" calcext:value-type="float">
            <text:p>40.365</text:p>
          </table:table-cell>
          <table:table-cell table:formula="of:=[.G10]+([.H10]-[.F10])/2" office:value-type="float" office:value="30.005" calcext:value-type="float">
            <text:p>30.005</text:p>
          </table:table-cell>
          <table:table-cell table:formula="of:=[.H10]+([.G10]-[.I10])/2" office:value-type="float" office:value="30.1" calcext:value-type="float">
            <text:p>30.100</text:p>
          </table:table-cell>
          <table:table-cell table:formula="of:=[.J10]+[.M10]/2" office:value-type="float" office:value="-6.87240107228769" calcext:value-type="float">
            <text:p>-6.872</text:p>
          </table:table-cell>
          <table:table-cell table:formula="of:=[.K10]+[.M10]/2" office:value-type="float" office:value="30.0525" calcext:value-type="float">
            <text:p>30.053</text:p>
          </table:table-cell>
          <table:table-cell table:formula="of:=[.Q10]-[.P10]" office:value-type="float" office:value="36.9249010722877" calcext:value-type="float">
            <text:p>36.925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44490107228769" calcext:value-type="float">
            <text:p>3.445</text:p>
          </table:table-cell>
          <table:table-cell office:value-type="float" office:value="-35.9" calcext:value-type="float">
            <text:p>-35.90</text:p>
          </table:table-cell>
          <table:table-cell office:value-type="float" office:value="8.89" calcext:value-type="float">
            <text:p>8.89</text:p>
          </table:table-cell>
          <table:table-cell office:value-type="float" office:value="8.95" calcext:value-type="float">
            <text:p>8.95</text:p>
          </table:table-cell>
          <table:table-cell office:value-type="float" office:value="-36.27" calcext:value-type="float">
            <text:p>-36.27</text:p>
          </table:table-cell>
          <table:table-cell table:formula="of:=[.A11]-[.B11]-[.C11]-[.D11]-[.E11]" office:value-type="float" office:value="-28.0549010722877" calcext:value-type="float">
            <text:p>-28.055</text:p>
          </table:table-cell>
          <table:table-cell table:style-name="ce19" table:formula="of:=([.G11]+[.H11])/2" office:value-type="float" office:value="8.92" calcext:value-type="float">
            <text:p>8.920</text:p>
          </table:table-cell>
          <table:table-cell table:style-name="ce19" table:formula="of:=([.F11]+[.I11])/2" office:value-type="float" office:value="-36.085" calcext:value-type="float">
            <text:p>-36.085</text:p>
          </table:table-cell>
          <table:table-cell table:formula="of:=[.K11]-[.L11]" office:value-type="float" office:value="45.005" calcext:value-type="float">
            <text:p>45.005</text:p>
          </table:table-cell>
          <table:table-cell table:formula="of:=[.G11]+([.H11]-[.F11])/2" office:value-type="float" office:value="31.315" calcext:value-type="float">
            <text:p>31.315</text:p>
          </table:table-cell>
          <table:table-cell table:formula="of:=[.H11]+([.G11]-[.I11])/2" office:value-type="float" office:value="31.53" calcext:value-type="float">
            <text:p>31.530</text:p>
          </table:table-cell>
          <table:table-cell table:formula="of:=[.J11]+[.M11]/2" office:value-type="float" office:value="-5.55240107228769" calcext:value-type="float">
            <text:p>-5.552</text:p>
          </table:table-cell>
          <table:table-cell table:formula="of:=[.K11]+[.M11]/2" office:value-type="float" office:value="31.4225" calcext:value-type="float">
            <text:p>31.423</text:p>
          </table:table-cell>
          <table:table-cell table:formula="of:=[.Q11]-[.P11]" office:value-type="float" office:value="36.9749010722877" calcext:value-type="float">
            <text:p>36.975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44490107228769" calcext:value-type="float">
            <text:p>3.445</text:p>
          </table:table-cell>
          <table:table-cell office:value-type="float" office:value="-38.48" calcext:value-type="float">
            <text:p>-38.48</text:p>
          </table:table-cell>
          <table:table-cell office:value-type="float" office:value="7.94" calcext:value-type="float">
            <text:p>7.94</text:p>
          </table:table-cell>
          <table:table-cell office:value-type="float" office:value="8" calcext:value-type="float">
            <text:p>8.00</text:p>
          </table:table-cell>
          <table:table-cell office:value-type="float" office:value="-39.02" calcext:value-type="float">
            <text:p>-39.02</text:p>
          </table:table-cell>
          <table:table-cell table:formula="of:=[.A12]-[.B12]-[.C12]-[.D12]-[.E12]" office:value-type="float" office:value="-29.0549010722877" calcext:value-type="float">
            <text:p>-29.055</text:p>
          </table:table-cell>
          <table:table-cell table:style-name="ce19" table:formula="of:=([.G12]+[.H12])/2" office:value-type="float" office:value="7.97" calcext:value-type="float">
            <text:p>7.970</text:p>
          </table:table-cell>
          <table:table-cell table:style-name="ce19" table:formula="of:=([.F12]+[.I12])/2" office:value-type="float" office:value="-38.75" calcext:value-type="float">
            <text:p>-38.750</text:p>
          </table:table-cell>
          <table:table-cell table:formula="of:=[.K12]-[.L12]" office:value-type="float" office:value="46.72" calcext:value-type="float">
            <text:p>46.72</text:p>
          </table:table-cell>
          <table:table-cell table:formula="of:=[.G12]+([.H12]-[.F12])/2" office:value-type="float" office:value="31.18" calcext:value-type="float">
            <text:p>31.180</text:p>
          </table:table-cell>
          <table:table-cell table:formula="of:=[.H12]+([.G12]-[.I12])/2" office:value-type="float" office:value="31.48" calcext:value-type="float">
            <text:p>31.480</text:p>
          </table:table-cell>
          <table:table-cell table:formula="of:=[.J12]+[.M12]/2" office:value-type="float" office:value="-5.69490107228769" calcext:value-type="float">
            <text:p>-5.695</text:p>
          </table:table-cell>
          <table:table-cell table:formula="of:=[.K12]+[.M12]/2" office:value-type="float" office:value="31.33" calcext:value-type="float">
            <text:p>31.330</text:p>
          </table:table-cell>
          <table:table-cell table:formula="of:=[.Q12]-[.P12]" office:value-type="float" office:value="37.0249010722877" calcext:value-type="float">
            <text:p>37.025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44490107228769" calcext:value-type="float">
            <text:p>3.445</text:p>
          </table:table-cell>
          <table:table-cell office:value-type="float" office:value="-41.01" calcext:value-type="float">
            <text:p>-41.01</text:p>
          </table:table-cell>
          <table:table-cell office:value-type="float" office:value="7.04" calcext:value-type="float">
            <text:p>7.04</text:p>
          </table:table-cell>
          <table:table-cell office:value-type="float" office:value="7.09" calcext:value-type="float">
            <text:p>7.09</text:p>
          </table:table-cell>
          <table:table-cell office:value-type="float" office:value="-41.62" calcext:value-type="float">
            <text:p>-41.62</text:p>
          </table:table-cell>
          <table:table-cell table:formula="of:=[.A13]-[.B13]-[.C13]-[.D13]-[.E13]" office:value-type="float" office:value="-30.0549010722877" calcext:value-type="float">
            <text:p>-30.055</text:p>
          </table:table-cell>
          <table:table-cell table:style-name="ce19" table:formula="of:=([.G13]+[.H13])/2" office:value-type="float" office:value="7.065" calcext:value-type="float">
            <text:p>7.065</text:p>
          </table:table-cell>
          <table:table-cell table:style-name="ce19" table:formula="of:=([.F13]+[.I13])/2" office:value-type="float" office:value="-41.315" calcext:value-type="float">
            <text:p>-41.315</text:p>
          </table:table-cell>
          <table:table-cell table:formula="of:=[.K13]-[.L13]" office:value-type="float" office:value="48.38" calcext:value-type="float">
            <text:p>48.38</text:p>
          </table:table-cell>
          <table:table-cell table:formula="of:=[.G13]+([.H13]-[.F13])/2" office:value-type="float" office:value="31.09" calcext:value-type="float">
            <text:p>31.090</text:p>
          </table:table-cell>
          <table:table-cell table:formula="of:=[.H13]+([.G13]-[.I13])/2" office:value-type="float" office:value="31.42" calcext:value-type="float">
            <text:p>31.420</text:p>
          </table:table-cell>
          <table:table-cell table:formula="of:=[.J13]+[.M13]/2" office:value-type="float" office:value="-5.86490107228769" calcext:value-type="float">
            <text:p>-5.865</text:p>
          </table:table-cell>
          <table:table-cell table:formula="of:=[.K13]+[.M13]/2" office:value-type="float" office:value="31.255" calcext:value-type="float">
            <text:p>31.255</text:p>
          </table:table-cell>
          <table:table-cell table:formula="of:=[.Q13]-[.P13]" office:value-type="float" office:value="37.1199010722877" calcext:value-type="float">
            <text:p>37.120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2" calcext:value-type="float">
            <text:p>12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44490107228769" calcext:value-type="float">
            <text:p>3.445</text:p>
          </table:table-cell>
          <table:table-cell office:value-type="float" office:value="-43.85" calcext:value-type="float">
            <text:p>-43.85</text:p>
          </table:table-cell>
          <table:table-cell office:value-type="float" office:value="6.05" calcext:value-type="float">
            <text:p>6.05</text:p>
          </table:table-cell>
          <table:table-cell office:value-type="float" office:value="6.11" calcext:value-type="float">
            <text:p>6.11</text:p>
          </table:table-cell>
          <table:table-cell office:value-type="float" office:value="-44.41" calcext:value-type="float">
            <text:p>-44.41</text:p>
          </table:table-cell>
          <table:table-cell table:formula="of:=[.A14]-[.B14]-[.C14]-[.D14]-[.E14]" office:value-type="float" office:value="-31.0549010722877" calcext:value-type="float">
            <text:p>-31.055</text:p>
          </table:table-cell>
          <table:table-cell table:style-name="ce19" table:formula="of:=([.G14]+[.H14])/2" office:value-type="float" office:value="6.08" calcext:value-type="float">
            <text:p>6.080</text:p>
          </table:table-cell>
          <table:table-cell table:style-name="ce19" table:formula="of:=([.F14]+[.I14])/2" office:value-type="float" office:value="-44.13" calcext:value-type="float">
            <text:p>-44.130</text:p>
          </table:table-cell>
          <table:table-cell table:formula="of:=[.K14]-[.L14]" office:value-type="float" office:value="50.21" calcext:value-type="float">
            <text:p>50.21</text:p>
          </table:table-cell>
          <table:table-cell table:formula="of:=[.G14]+([.H14]-[.F14])/2" office:value-type="float" office:value="31.03" calcext:value-type="float">
            <text:p>31.030</text:p>
          </table:table-cell>
          <table:table-cell table:formula="of:=[.H14]+([.G14]-[.I14])/2" office:value-type="float" office:value="31.34" calcext:value-type="float">
            <text:p>31.340</text:p>
          </table:table-cell>
          <table:table-cell table:formula="of:=[.J14]+[.M14]/2" office:value-type="float" office:value="-5.94990107228769" calcext:value-type="float">
            <text:p>-5.950</text:p>
          </table:table-cell>
          <table:table-cell table:formula="of:=[.K14]+[.M14]/2" office:value-type="float" office:value="31.185" calcext:value-type="float">
            <text:p>31.185</text:p>
          </table:table-cell>
          <table:table-cell table:formula="of:=[.Q14]-[.P14]" office:value-type="float" office:value="37.1349010722877" calcext:value-type="float">
            <text:p>37.135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3" calcext:value-type="float">
            <text:p>13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44490107228769" calcext:value-type="float">
            <text:p>3.445</text:p>
          </table:table-cell>
          <table:table-cell office:value-type="float" office:value="-46.85" calcext:value-type="float">
            <text:p>-46.85</text:p>
          </table:table-cell>
          <table:table-cell office:value-type="float" office:value="5.08" calcext:value-type="float">
            <text:p>5.08</text:p>
          </table:table-cell>
          <table:table-cell office:value-type="float" office:value="5.14" calcext:value-type="float">
            <text:p>5.14</text:p>
          </table:table-cell>
          <table:table-cell office:value-type="float" office:value="-47.65" calcext:value-type="float">
            <text:p>-47.65</text:p>
          </table:table-cell>
          <table:table-cell table:formula="of:=[.A15]-[.B15]-[.C15]-[.D15]-[.E15]" office:value-type="float" office:value="-32.0549010722877" calcext:value-type="float">
            <text:p>-32.055</text:p>
          </table:table-cell>
          <table:table-cell table:style-name="ce19" table:formula="of:=([.G15]+[.H15])/2" office:value-type="float" office:value="5.11" calcext:value-type="float">
            <text:p>5.110</text:p>
          </table:table-cell>
          <table:table-cell table:style-name="ce19" table:formula="of:=([.F15]+[.I15])/2" office:value-type="float" office:value="-47.25" calcext:value-type="float">
            <text:p>-47.250</text:p>
          </table:table-cell>
          <table:table-cell table:formula="of:=[.K15]-[.L15]" office:value-type="float" office:value="52.36" calcext:value-type="float">
            <text:p>52.36</text:p>
          </table:table-cell>
          <table:table-cell table:formula="of:=[.G15]+([.H15]-[.F15])/2" office:value-type="float" office:value="31.075" calcext:value-type="float">
            <text:p>31.075</text:p>
          </table:table-cell>
          <table:table-cell table:formula="of:=[.H15]+([.G15]-[.I15])/2" office:value-type="float" office:value="31.505" calcext:value-type="float">
            <text:p>31.505</text:p>
          </table:table-cell>
          <table:table-cell table:formula="of:=[.J15]+[.M15]/2" office:value-type="float" office:value="-5.87490107228769" calcext:value-type="float">
            <text:p>-5.875</text:p>
          </table:table-cell>
          <table:table-cell table:formula="of:=[.K15]+[.M15]/2" office:value-type="float" office:value="31.29" calcext:value-type="float">
            <text:p>31.290</text:p>
          </table:table-cell>
          <table:table-cell table:formula="of:=[.Q15]-[.P15]" office:value-type="float" office:value="37.1649010722877" calcext:value-type="float">
            <text:p>37.165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4" calcext:value-type="float">
            <text:p>14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44490107228769" calcext:value-type="float">
            <text:p>3.445</text:p>
          </table:table-cell>
          <table:table-cell office:value-type="float" office:value="-50.35" calcext:value-type="float">
            <text:p>-50.35</text:p>
          </table:table-cell>
          <table:table-cell office:value-type="float" office:value="4.1" calcext:value-type="float">
            <text:p>4.10</text:p>
          </table:table-cell>
          <table:table-cell office:value-type="float" office:value="4.16" calcext:value-type="float">
            <text:p>4.16</text:p>
          </table:table-cell>
          <table:table-cell office:value-type="float" office:value="-51.12" calcext:value-type="float">
            <text:p>-51.12</text:p>
          </table:table-cell>
          <table:table-cell table:formula="of:=[.A16]-[.B16]-[.C16]-[.D16]-[.E16]" office:value-type="float" office:value="-33.0549010722877" calcext:value-type="float">
            <text:p>-33.055</text:p>
          </table:table-cell>
          <table:table-cell table:style-name="ce19" table:formula="of:=([.G16]+[.H16])/2" office:value-type="float" office:value="4.13" calcext:value-type="float">
            <text:p>4.130</text:p>
          </table:table-cell>
          <table:table-cell table:style-name="ce19" table:formula="of:=([.F16]+[.I16])/2" office:value-type="float" office:value="-50.735" calcext:value-type="float">
            <text:p>-50.735</text:p>
          </table:table-cell>
          <table:table-cell table:formula="of:=[.K16]-[.L16]" office:value-type="float" office:value="54.865" calcext:value-type="float">
            <text:p>54.865</text:p>
          </table:table-cell>
          <table:table-cell table:formula="of:=[.G16]+([.H16]-[.F16])/2" office:value-type="float" office:value="31.355" calcext:value-type="float">
            <text:p>31.355</text:p>
          </table:table-cell>
          <table:table-cell table:formula="of:=[.H16]+([.G16]-[.I16])/2" office:value-type="float" office:value="31.77" calcext:value-type="float">
            <text:p>31.770</text:p>
          </table:table-cell>
          <table:table-cell table:formula="of:=[.J16]+[.M16]/2" office:value-type="float" office:value="-5.62240107228769" calcext:value-type="float">
            <text:p>-5.622</text:p>
          </table:table-cell>
          <table:table-cell table:formula="of:=[.K16]+[.M16]/2" office:value-type="float" office:value="31.5625" calcext:value-type="float">
            <text:p>31.563</text:p>
          </table:table-cell>
          <table:table-cell table:formula="of:=[.Q16]-[.P16]" office:value-type="float" office:value="37.1849010722877" calcext:value-type="float">
            <text:p>37.185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44490107228769" calcext:value-type="float">
            <text:p>3.445</text:p>
          </table:table-cell>
          <table:table-cell office:value-type="float" office:value="-53.89" calcext:value-type="float">
            <text:p>-53.89</text:p>
          </table:table-cell>
          <table:table-cell office:value-type="float" office:value="3.1" calcext:value-type="float">
            <text:p>3.10</text:p>
          </table:table-cell>
          <table:table-cell office:value-type="float" office:value="3.16" calcext:value-type="float">
            <text:p>3.16</text:p>
          </table:table-cell>
          <table:table-cell office:value-type="float" office:value="-54.98" calcext:value-type="float">
            <text:p>-54.98</text:p>
          </table:table-cell>
          <table:table-cell table:formula="of:=[.A17]-[.B17]-[.C17]-[.D17]-[.E17]" office:value-type="float" office:value="-34.0549010722877" calcext:value-type="float">
            <text:p>-34.055</text:p>
          </table:table-cell>
          <table:table-cell table:style-name="ce19" table:formula="of:=([.G17]+[.H17])/2" office:value-type="float" office:value="3.13" calcext:value-type="float">
            <text:p>3.130</text:p>
          </table:table-cell>
          <table:table-cell table:style-name="ce19" table:formula="of:=([.F17]+[.I17])/2" office:value-type="float" office:value="-54.435" calcext:value-type="float">
            <text:p>-54.435</text:p>
          </table:table-cell>
          <table:table-cell table:formula="of:=[.K17]-[.L17]" office:value-type="float" office:value="57.565" calcext:value-type="float">
            <text:p>57.565</text:p>
          </table:table-cell>
          <table:table-cell table:formula="of:=[.G17]+([.H17]-[.F17])/2" office:value-type="float" office:value="31.625" calcext:value-type="float">
            <text:p>31.625</text:p>
          </table:table-cell>
          <table:table-cell table:formula="of:=[.H17]+([.G17]-[.I17])/2" office:value-type="float" office:value="32.2" calcext:value-type="float">
            <text:p>32.200</text:p>
          </table:table-cell>
          <table:table-cell table:formula="of:=[.J17]+[.M17]/2" office:value-type="float" office:value="-5.27240107228769" calcext:value-type="float">
            <text:p>-5.272</text:p>
          </table:table-cell>
          <table:table-cell table:formula="of:=[.K17]+[.M17]/2" office:value-type="float" office:value="31.9125" calcext:value-type="float">
            <text:p>31.913</text:p>
          </table:table-cell>
          <table:table-cell table:formula="of:=[.Q17]-[.P17]" office:value-type="float" office:value="37.1849010722877" calcext:value-type="float">
            <text:p>37.185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6" calcext:value-type="float">
            <text:p>16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44490107228769" calcext:value-type="float">
            <text:p>3.445</text:p>
          </table:table-cell>
          <table:table-cell office:value-type="float" office:value="-58.1" calcext:value-type="float">
            <text:p>-58.10</text:p>
          </table:table-cell>
          <table:table-cell office:value-type="float" office:value="2.11" calcext:value-type="float">
            <text:p>2.11</text:p>
          </table:table-cell>
          <table:table-cell office:value-type="float" office:value="2.16" calcext:value-type="float">
            <text:p>2.16</text:p>
          </table:table-cell>
          <table:table-cell office:value-type="float" office:value="-59.5" calcext:value-type="float">
            <text:p>-59.50</text:p>
          </table:table-cell>
          <table:table-cell table:formula="of:=[.A18]-[.B18]-[.C18]-[.D18]-[.E18]" office:value-type="float" office:value="-35.0549010722877" calcext:value-type="float">
            <text:p>-35.055</text:p>
          </table:table-cell>
          <table:table-cell table:style-name="ce19" table:formula="of:=([.G18]+[.H18])/2" office:value-type="float" office:value="2.135" calcext:value-type="float">
            <text:p>2.135</text:p>
          </table:table-cell>
          <table:table-cell table:style-name="ce19" table:formula="of:=([.F18]+[.I18])/2" office:value-type="float" office:value="-58.8" calcext:value-type="float">
            <text:p>-58.800</text:p>
          </table:table-cell>
          <table:table-cell table:formula="of:=[.K18]-[.L18]" office:value-type="float" office:value="60.935" calcext:value-type="float">
            <text:p>60.935</text:p>
          </table:table-cell>
          <table:table-cell table:formula="of:=[.G18]+([.H18]-[.F18])/2" office:value-type="float" office:value="32.24" calcext:value-type="float">
            <text:p>32.240</text:p>
          </table:table-cell>
          <table:table-cell table:formula="of:=[.H18]+([.G18]-[.I18])/2" office:value-type="float" office:value="32.965" calcext:value-type="float">
            <text:p>32.965</text:p>
          </table:table-cell>
          <table:table-cell table:formula="of:=[.J18]+[.M18]/2" office:value-type="float" office:value="-4.58740107228769" calcext:value-type="float">
            <text:p>-4.587</text:p>
          </table:table-cell>
          <table:table-cell table:formula="of:=[.K18]+[.M18]/2" office:value-type="float" office:value="32.6025" calcext:value-type="float">
            <text:p>32.603</text:p>
          </table:table-cell>
          <table:table-cell table:formula="of:=[.Q18]-[.P18]" office:value-type="float" office:value="37.1899010722877" calcext:value-type="float">
            <text:p>37.190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7" calcext:value-type="float">
            <text:p>17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44490107228769" calcext:value-type="float">
            <text:p>3.445</text:p>
          </table:table-cell>
          <table:table-cell office:value-type="float" office:value="-61.5" calcext:value-type="float">
            <text:p>-61.50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0</text:p>
          </table:table-cell>
          <table:table-cell office:value-type="float" office:value="-63.52" calcext:value-type="float">
            <text:p>-63.52</text:p>
          </table:table-cell>
          <table:table-cell table:formula="of:=[.A19]-[.B19]-[.C19]-[.D19]-[.E19]" office:value-type="float" office:value="-36.0549010722877" calcext:value-type="float">
            <text:p>-36.055</text:p>
          </table:table-cell>
          <table:table-cell table:style-name="ce19" table:formula="of:=([.G19]+[.H19])/2" office:value-type="float" office:value="1.17" calcext:value-type="float">
            <text:p>1.170</text:p>
          </table:table-cell>
          <table:table-cell table:style-name="ce19" table:formula="of:=([.F19]+[.I19])/2" office:value-type="float" office:value="-62.51" calcext:value-type="float">
            <text:p>-62.510</text:p>
          </table:table-cell>
          <table:table-cell table:formula="of:=[.K19]-[.L19]" office:value-type="float" office:value="63.68" calcext:value-type="float">
            <text:p>63.68</text:p>
          </table:table-cell>
          <table:table-cell table:formula="of:=[.G19]+([.H19]-[.F19])/2" office:value-type="float" office:value="32.49" calcext:value-type="float">
            <text:p>32.490</text:p>
          </table:table-cell>
          <table:table-cell table:formula="of:=[.H19]+([.G19]-[.I19])/2" office:value-type="float" office:value="33.53" calcext:value-type="float">
            <text:p>33.530</text:p>
          </table:table-cell>
          <table:table-cell table:formula="of:=[.J19]+[.M19]/2" office:value-type="float" office:value="-4.21490107228769" calcext:value-type="float">
            <text:p>-4.215</text:p>
          </table:table-cell>
          <table:table-cell table:formula="of:=[.K19]+[.M19]/2" office:value-type="float" office:value="33.01" calcext:value-type="float">
            <text:p>33.010</text:p>
          </table:table-cell>
          <table:table-cell table:formula="of:=[.Q19]-[.P19]" office:value-type="float" office:value="37.2249010722877" calcext:value-type="float">
            <text:p>37.225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8" calcext:value-type="float">
            <text:p>18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44490107228769" calcext:value-type="float">
            <text:p>3.445</text:p>
          </table:table-cell>
          <table:table-cell office:value-type="float" office:value="-65.45" calcext:value-type="float">
            <text:p>-65.45</text:p>
          </table:table-cell>
          <table:table-cell office:value-type="float" office:value="0.13" calcext:value-type="float">
            <text:p>0.13</text:p>
          </table:table-cell>
          <table:table-cell office:value-type="float" office:value="0.19" calcext:value-type="float">
            <text:p>0.19</text:p>
          </table:table-cell>
          <table:table-cell office:value-type="float" office:value="-66.8" calcext:value-type="float">
            <text:p>-66.80</text:p>
          </table:table-cell>
          <table:table-cell table:formula="of:=[.A20]-[.B20]-[.C20]-[.D20]-[.E20]" office:value-type="float" office:value="-37.0549010722877" calcext:value-type="float">
            <text:p>-37.055</text:p>
          </table:table-cell>
          <table:table-cell table:style-name="ce19" table:formula="of:=([.G20]+[.H20])/2" office:value-type="float" office:value="0.16" calcext:value-type="float">
            <text:p>0.160</text:p>
          </table:table-cell>
          <table:table-cell table:style-name="ce19" table:formula="of:=([.F20]+[.I20])/2" office:value-type="float" office:value="-66.125" calcext:value-type="float">
            <text:p>-66.125</text:p>
          </table:table-cell>
          <table:table-cell table:formula="of:=[.K20]-[.L20]" office:value-type="float" office:value="66.285" calcext:value-type="float">
            <text:p>66.285</text:p>
          </table:table-cell>
          <table:table-cell table:formula="of:=[.G20]+([.H20]-[.F20])/2" office:value-type="float" office:value="32.95" calcext:value-type="float">
            <text:p>32.950</text:p>
          </table:table-cell>
          <table:table-cell table:formula="of:=[.H20]+([.G20]-[.I20])/2" office:value-type="float" office:value="33.655" calcext:value-type="float">
            <text:p>33.655</text:p>
          </table:table-cell>
          <table:table-cell table:formula="of:=[.J20]+[.M20]/2" office:value-type="float" office:value="-3.91240107228769" calcext:value-type="float">
            <text:p>-3.912</text:p>
          </table:table-cell>
          <table:table-cell table:formula="of:=[.K20]+[.M20]/2" office:value-type="float" office:value="33.3025" calcext:value-type="float">
            <text:p>33.303</text:p>
          </table:table-cell>
          <table:table-cell table:formula="of:=[.Q20]-[.P20]" office:value-type="float" office:value="37.2149010722877" calcext:value-type="float">
            <text:p>37.215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9" calcext:value-type="float">
            <text:p>19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44490107228769" calcext:value-type="float">
            <text:p>3.445</text:p>
          </table:table-cell>
          <table:table-cell office:value-type="float" office:value="-67.65" calcext:value-type="float">
            <text:p>-67.65</text:p>
          </table:table-cell>
          <table:table-cell office:value-type="float" office:value="-0.88" calcext:value-type="float">
            <text:p>-0.88</text:p>
          </table:table-cell>
          <table:table-cell office:value-type="float" office:value="-0.82" calcext:value-type="float">
            <text:p>-0.82</text:p>
          </table:table-cell>
          <table:table-cell office:value-type="float" office:value="-69.03" calcext:value-type="float">
            <text:p>-69.03</text:p>
          </table:table-cell>
          <table:table-cell table:formula="of:=[.A21]-[.B21]-[.C21]-[.D21]-[.E21]" office:value-type="float" office:value="-38.0549010722877" calcext:value-type="float">
            <text:p>-38.055</text:p>
          </table:table-cell>
          <table:table-cell table:style-name="ce19" table:formula="of:=([.G21]+[.H21])/2" office:value-type="float" office:value="-0.85" calcext:value-type="float">
            <text:p>-0.850</text:p>
          </table:table-cell>
          <table:table-cell table:style-name="ce19" table:formula="of:=([.F21]+[.I21])/2" office:value-type="float" office:value="-68.34" calcext:value-type="float">
            <text:p>-68.340</text:p>
          </table:table-cell>
          <table:table-cell table:formula="of:=[.K21]-[.L21]" office:value-type="float" office:value="67.49" calcext:value-type="float">
            <text:p>67.49</text:p>
          </table:table-cell>
          <table:table-cell table:formula="of:=[.G21]+([.H21]-[.F21])/2" office:value-type="float" office:value="32.535" calcext:value-type="float">
            <text:p>32.535</text:p>
          </table:table-cell>
          <table:table-cell table:formula="of:=[.H21]+([.G21]-[.I21])/2" office:value-type="float" office:value="33.255" calcext:value-type="float">
            <text:p>33.255</text:p>
          </table:table-cell>
          <table:table-cell table:formula="of:=[.J21]+[.M21]/2" office:value-type="float" office:value="-4.30990107228769" calcext:value-type="float">
            <text:p>-4.310</text:p>
          </table:table-cell>
          <table:table-cell table:formula="of:=[.K21]+[.M21]/2" office:value-type="float" office:value="32.895" calcext:value-type="float">
            <text:p>32.895</text:p>
          </table:table-cell>
          <table:table-cell table:formula="of:=[.Q21]-[.P21]" office:value-type="float" office:value="37.2049010722877" calcext:value-type="float">
            <text:p>37.205</text:p>
          </table:table-cell>
          <table:table-cell table:number-columns-repeated="100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4"/>
          <table:table-cell table:style-name="ce29" office:value-type="string" calcext:value-type="string">
            <text:p>IIP3</text:p>
          </table:table-cell>
          <table:table-cell table:style-name="ce29" table:formula="of:=AVERAGE([.P13:.P21])" office:value-type="float" office:value="-5.06767885006547" calcext:value-type="float">
            <text:p>-5.068</text:p>
          </table:table-cell>
          <table:table-cell table:number-columns-repeated="1007"/>
        </table:table-row>
        <table:table-row table:style-name="ro1">
          <table:table-cell table:number-columns-repeated="14"/>
          <table:table-cell table:style-name="ce29" office:value-type="string" calcext:value-type="string">
            <text:p>OIP3</text:p>
          </table:table-cell>
          <table:table-cell table:style-name="ce29" table:formula="of:=[.P24]+36.8743525750134" office:value-type="float" office:value="31.8066737249479" calcext:value-type="float">
            <text:p>31.807</text:p>
          </table:table-cell>
          <table:table-cell table:number-columns-repeated="1007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1dB_40MHz" table:style-name="ta1">
        <table:shapes>
          <draw:frame draw:z-index="0" draw:style-name="gr1" draw:text-style-name="P1" svg:width="785.4pt" svg:height="537.96pt" svg:x="624.73pt" svg:y="33.9pt">
            <loext:p draw:notify-on-update-of-ranges="P1dB_40MHz.D2:P1dB_40MHz.D52 P1dB_40MHz.E1:P1dB_40MHz.E1 P1dB_40MHz.E2:P1dB_40MHz.E52 P1dB_40MHz.D1:P1dB_40MHz.D21 P1dB_40MHz.E1:P1dB_40MHz.E2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2" table:default-cell-style-name="Default"/>
        <table:table-column table:style-name="co2" table:default-cell-style-name="ce24"/>
        <table:table-column table:style-name="co2" table:number-columns-repeated="1019" table:default-cell-style-name="Default"/>
        <table:table-row table:style-name="ro3">
          <table:table-cell table:style-name="ce22" office:value-type="string" calcext:value-type="string">
            <text:p>Generator Power [dBm]</text:p>
          </table:table-cell>
          <table:table-cell table:style-name="ce22" office:value-type="string" calcext:value-type="string">
            <text:p>Fixed Attenuator [dB]</text:p>
          </table:table-cell>
          <table:table-cell table:style-name="ce25" office:value-type="string" calcext:value-type="string">
            <text:p>ZMSCJ-2-1 AVG IL [dB]</text:p>
          </table:table-cell>
          <table:table-cell table:style-name="ce22" office:value-type="string" calcext:value-type="string">
            <text:p>Input Power [dBm]</text:p>
          </table:table-cell>
          <table:table-cell table:style-name="ce26" office:value-type="string" calcext:value-type="string">
            <text:p>Output Power [dBm]</text:p>
          </table:table-cell>
          <table:table-cell table:style-name="ce22" office:value-type="string" calcext:value-type="string">
            <text:p>Gain</text:p>
          </table:table-cell>
          <table:table-cell table:style-name="ce22" office:value-type="string" calcext:value-type="string">
            <text:p>Linear Trend [dBm]</text:p>
          </table:table-cell>
          <table:table-cell table:style-name="ce22" office:value-type="string" calcext:value-type="string">
            <text:p>Linear Delta [dB]</text:p>
          </table:table-cell>
          <table:table-cell table:style-name="ce22" table:number-columns-repeated="1016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2]-[.B2]+[.C2]" office:value-type="float" office:value="-99.41" calcext:value-type="float">
            <text:p>-99.41</text:p>
          </table:table-cell>
          <table:table-cell office:value-type="float" office:value="-64.2" calcext:value-type="float">
            <text:p>-64.20</text:p>
          </table:table-cell>
          <table:table-cell table:formula="of:=[.E2]-[.D2]" office:value-type="float" office:value="35.21" calcext:value-type="float">
            <text:p>35.21</text:p>
          </table:table-cell>
          <table:table-cell table:formula="of:=1.0026096278*[.D2]+35.5403133697" office:value-type="float" office:value="-64.129109729898" calcext:value-type="float">
            <text:p>-64.1291097299</text:p>
          </table:table-cell>
          <table:table-cell table:formula="of:=[.G2]-[.E2]" office:value-type="float" office:value="0.0708902701019838" calcext:value-type="float">
            <text:p>0.0708902701</text:p>
          </table:table-cell>
          <table:table-cell table:number-columns-repeated="1016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3]-[.B3]+[.C3]" office:value-type="float" office:value="-89.41" calcext:value-type="float">
            <text:p>-89.41</text:p>
          </table:table-cell>
          <table:table-cell office:value-type="float" office:value="-54.16" calcext:value-type="float">
            <text:p>-54.16</text:p>
          </table:table-cell>
          <table:table-cell table:formula="of:=[.E3]-[.D3]" office:value-type="float" office:value="35.25" calcext:value-type="float">
            <text:p>35.25</text:p>
          </table:table-cell>
          <table:table-cell table:formula="of:=1.0026096278*[.D3]+35.5403133697" office:value-type="float" office:value="-54.103013451898" calcext:value-type="float">
            <text:p>-54.1030134519</text:p>
          </table:table-cell>
          <table:table-cell table:formula="of:=[.G3]-[.E3]" office:value-type="float" office:value="0.0569865481019747" calcext:value-type="float">
            <text:p>0.0569865481</text:p>
          </table:table-cell>
          <table:table-cell table:number-columns-repeated="1016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4]-[.B4]+[.C4]" office:value-type="float" office:value="-79.41" calcext:value-type="float">
            <text:p>-79.41</text:p>
          </table:table-cell>
          <table:table-cell office:value-type="float" office:value="-44.15" calcext:value-type="float">
            <text:p>-44.15</text:p>
          </table:table-cell>
          <table:table-cell table:formula="of:=[.E4]-[.D4]" office:value-type="float" office:value="35.26" calcext:value-type="float">
            <text:p>35.26</text:p>
          </table:table-cell>
          <table:table-cell table:formula="of:=1.0026096278*[.D4]+35.5403133697" office:value-type="float" office:value="-44.076917173898" calcext:value-type="float">
            <text:p>-44.0769171739</text:p>
          </table:table-cell>
          <table:table-cell table:formula="of:=[.G4]-[.E4]" office:value-type="float" office:value="0.073082826101988" calcext:value-type="float">
            <text:p>0.0730828261</text:p>
          </table:table-cell>
          <table:table-cell table:number-columns-repeated="1016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5]-[.B5]+[.C5]" office:value-type="float" office:value="-69.41" calcext:value-type="float">
            <text:p>-69.41</text:p>
          </table:table-cell>
          <table:table-cell office:value-type="float" office:value="-34.21" calcext:value-type="float">
            <text:p>-34.21</text:p>
          </table:table-cell>
          <table:table-cell table:formula="of:=[.E5]-[.D5]" office:value-type="float" office:value="35.2" calcext:value-type="float">
            <text:p>35.2</text:p>
          </table:table-cell>
          <table:table-cell table:formula="of:=1.0026096278*[.D5]+35.5403133697" office:value-type="float" office:value="-34.050820895898" calcext:value-type="float">
            <text:p>-34.0508208959</text:p>
          </table:table-cell>
          <table:table-cell table:formula="of:=[.G5]-[.E5]" office:value-type="float" office:value="0.159179104101987" calcext:value-type="float">
            <text:p>0.1591791041</text:p>
          </table:table-cell>
          <table:table-cell table:number-columns-repeated="1016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6]-[.B6]+[.C6]" office:value-type="float" office:value="-59.41" calcext:value-type="float">
            <text:p>-59.41</text:p>
          </table:table-cell>
          <table:table-cell office:value-type="float" office:value="-24.21" calcext:value-type="float">
            <text:p>-24.21</text:p>
          </table:table-cell>
          <table:table-cell table:formula="of:=[.E6]-[.D6]" office:value-type="float" office:value="35.2" calcext:value-type="float">
            <text:p>35.2</text:p>
          </table:table-cell>
          <table:table-cell table:formula="of:=1.0026096278*[.D6]+35.5403133697" office:value-type="float" office:value="-24.024724617898" calcext:value-type="float">
            <text:p>-24.0247246179</text:p>
          </table:table-cell>
          <table:table-cell table:formula="of:=[.G6]-[.E6]" office:value-type="float" office:value="0.185275382101999" calcext:value-type="float">
            <text:p>0.1852753821</text:p>
          </table:table-cell>
          <table:table-cell table:number-columns-repeated="1016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7]-[.B7]+[.C7]" office:value-type="float" office:value="-49.41" calcext:value-type="float">
            <text:p>-49.41</text:p>
          </table:table-cell>
          <table:table-cell office:value-type="float" office:value="-14.12" calcext:value-type="float">
            <text:p>-14.12</text:p>
          </table:table-cell>
          <table:table-cell table:formula="of:=[.E7]-[.D7]" office:value-type="float" office:value="35.29" calcext:value-type="float">
            <text:p>35.29</text:p>
          </table:table-cell>
          <table:table-cell table:formula="of:=1.0026096278*[.D7]+35.5403133697" office:value-type="float" office:value="-13.998628339898" calcext:value-type="float">
            <text:p>-13.9986283399</text:p>
          </table:table-cell>
          <table:table-cell table:formula="of:=[.G7]-[.E7]" office:value-type="float" office:value="0.121371660102001" calcext:value-type="float">
            <text:p>0.1213716601</text:p>
          </table:table-cell>
          <table:table-cell table:number-columns-repeated="1016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8]-[.B8]+[.C8]" office:value-type="float" office:value="-48.41" calcext:value-type="float">
            <text:p>-48.41</text:p>
          </table:table-cell>
          <table:table-cell office:value-type="float" office:value="-13.05" calcext:value-type="float">
            <text:p>-13.05</text:p>
          </table:table-cell>
          <table:table-cell table:formula="of:=[.E8]-[.D8]" office:value-type="float" office:value="35.36" calcext:value-type="float">
            <text:p>35.36</text:p>
          </table:table-cell>
          <table:table-cell table:formula="of:=1.0026096278*[.D8]+35.5403133697" office:value-type="float" office:value="-12.996018712098" calcext:value-type="float">
            <text:p>-12.9960187121</text:p>
          </table:table-cell>
          <table:table-cell table:formula="of:=[.G8]-[.E8]" office:value-type="float" office:value="0.0539812879020012" calcext:value-type="float">
            <text:p>0.0539812879</text:p>
          </table:table-cell>
          <table:table-cell table:number-columns-repeated="1016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9]-[.B9]+[.C9]" office:value-type="float" office:value="-47.41" calcext:value-type="float">
            <text:p>-47.41</text:p>
          </table:table-cell>
          <table:table-cell office:value-type="float" office:value="-12.05" calcext:value-type="float">
            <text:p>-12.05</text:p>
          </table:table-cell>
          <table:table-cell table:formula="of:=[.E9]-[.D9]" office:value-type="float" office:value="35.36" calcext:value-type="float">
            <text:p>35.36</text:p>
          </table:table-cell>
          <table:table-cell table:formula="of:=1.0026096278*[.D9]+35.5403133697" office:value-type="float" office:value="-11.993409084298" calcext:value-type="float">
            <text:p>-11.9934090843</text:p>
          </table:table-cell>
          <table:table-cell table:formula="of:=[.G9]-[.E9]" office:value-type="float" office:value="0.0565909157019995" calcext:value-type="float">
            <text:p>0.0565909157</text:p>
          </table:table-cell>
          <table:table-cell table:number-columns-repeated="1016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10]-[.B10]+[.C10]" office:value-type="float" office:value="-46.41" calcext:value-type="float">
            <text:p>-46.41</text:p>
          </table:table-cell>
          <table:table-cell office:value-type="float" office:value="-11.04" calcext:value-type="float">
            <text:p>-11.04</text:p>
          </table:table-cell>
          <table:table-cell table:formula="of:=[.E10]-[.D10]" office:value-type="float" office:value="35.37" calcext:value-type="float">
            <text:p>35.37</text:p>
          </table:table-cell>
          <table:table-cell table:formula="of:=1.0026096278*[.D10]+35.5403133697" office:value-type="float" office:value="-10.990799456498" calcext:value-type="float">
            <text:p>-10.9907994565</text:p>
          </table:table-cell>
          <table:table-cell table:formula="of:=[.G10]-[.E10]" office:value-type="float" office:value="0.0492005435020033" calcext:value-type="float">
            <text:p>0.0492005435</text:p>
          </table:table-cell>
          <table:table-cell table:number-columns-repeated="1016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11]-[.B11]+[.C11]" office:value-type="float" office:value="-45.41" calcext:value-type="float">
            <text:p>-45.41</text:p>
          </table:table-cell>
          <table:table-cell office:value-type="float" office:value="-10.03" calcext:value-type="float">
            <text:p>-10.03</text:p>
          </table:table-cell>
          <table:table-cell table:formula="of:=[.E11]-[.D11]" office:value-type="float" office:value="35.38" calcext:value-type="float">
            <text:p>35.38</text:p>
          </table:table-cell>
          <table:table-cell table:formula="of:=1.0026096278*[.D11]+35.5403133697" office:value-type="float" office:value="-9.988189828698" calcext:value-type="float">
            <text:p>-9.9881898287</text:p>
          </table:table-cell>
          <table:table-cell table:formula="of:=[.G11]-[.E11]" office:value-type="float" office:value="0.0418101713020018" calcext:value-type="float">
            <text:p>0.0418101713</text:p>
          </table:table-cell>
          <table:table-cell table:number-columns-repeated="1016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12]-[.B12]+[.C12]" office:value-type="float" office:value="-44.41" calcext:value-type="float">
            <text:p>-44.41</text:p>
          </table:table-cell>
          <table:table-cell office:value-type="float" office:value="-9.03" calcext:value-type="float">
            <text:p>-9.03</text:p>
          </table:table-cell>
          <table:table-cell table:formula="of:=[.E12]-[.D12]" office:value-type="float" office:value="35.38" calcext:value-type="float">
            <text:p>35.38</text:p>
          </table:table-cell>
          <table:table-cell table:formula="of:=1.0026096278*[.D12]+35.5403133697" office:value-type="float" office:value="-8.985580200898" calcext:value-type="float">
            <text:p>-8.9855802009</text:p>
          </table:table-cell>
          <table:table-cell table:formula="of:=[.G12]-[.E12]" office:value-type="float" office:value="0.0444197991020001" calcext:value-type="float">
            <text:p>0.0444197991</text:p>
          </table:table-cell>
          <table:table-cell table:number-columns-repeated="1016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13]-[.B13]+[.C13]" office:value-type="float" office:value="-43.41" calcext:value-type="float">
            <text:p>-43.41</text:p>
          </table:table-cell>
          <table:table-cell office:value-type="float" office:value="-8.08" calcext:value-type="float">
            <text:p>-8.08</text:p>
          </table:table-cell>
          <table:table-cell table:formula="of:=[.E13]-[.D13]" office:value-type="float" office:value="35.33" calcext:value-type="float">
            <text:p>35.33</text:p>
          </table:table-cell>
          <table:table-cell table:formula="of:=1.0026096278*[.D13]+35.5403133697" office:value-type="float" office:value="-7.982970573098" calcext:value-type="float">
            <text:p>-7.9829705731</text:p>
          </table:table-cell>
          <table:table-cell table:formula="of:=[.G13]-[.E13]" office:value-type="float" office:value="0.0970294269019991" calcext:value-type="float">
            <text:p>0.0970294269</text:p>
          </table:table-cell>
          <table:table-cell table:number-columns-repeated="1016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14]-[.B14]+[.C14]" office:value-type="float" office:value="-42.41" calcext:value-type="float">
            <text:p>-42.41</text:p>
          </table:table-cell>
          <table:table-cell office:value-type="float" office:value="-7.08" calcext:value-type="float">
            <text:p>-7.08</text:p>
          </table:table-cell>
          <table:table-cell table:formula="of:=[.E14]-[.D14]" office:value-type="float" office:value="35.33" calcext:value-type="float">
            <text:p>35.33</text:p>
          </table:table-cell>
          <table:table-cell table:formula="of:=1.0026096278*[.D14]+35.5403133697" office:value-type="float" office:value="-6.980360945298" calcext:value-type="float">
            <text:p>-6.9803609453</text:p>
          </table:table-cell>
          <table:table-cell table:formula="of:=[.G14]-[.E14]" office:value-type="float" office:value="0.0996390547020045" calcext:value-type="float">
            <text:p>0.0996390547</text:p>
          </table:table-cell>
          <table:table-cell table:number-columns-repeated="1016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15]-[.B15]+[.C15]" office:value-type="float" office:value="-41.41" calcext:value-type="float">
            <text:p>-41.41</text:p>
          </table:table-cell>
          <table:table-cell office:value-type="float" office:value="-6.08" calcext:value-type="float">
            <text:p>-6.08</text:p>
          </table:table-cell>
          <table:table-cell table:formula="of:=[.E15]-[.D15]" office:value-type="float" office:value="35.33" calcext:value-type="float">
            <text:p>35.33</text:p>
          </table:table-cell>
          <table:table-cell table:formula="of:=1.0026096278*[.D15]+35.5403133697" office:value-type="float" office:value="-5.977751317498" calcext:value-type="float">
            <text:p>-5.9777513175</text:p>
          </table:table-cell>
          <table:table-cell table:formula="of:=[.G15]-[.E15]" office:value-type="float" office:value="0.102248682502003" calcext:value-type="float">
            <text:p>0.1022486825</text:p>
          </table:table-cell>
          <table:table-cell table:number-columns-repeated="1016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16]-[.B16]+[.C16]" office:value-type="float" office:value="-40.41" calcext:value-type="float">
            <text:p>-40.41</text:p>
          </table:table-cell>
          <table:table-cell office:value-type="float" office:value="-5.07" calcext:value-type="float">
            <text:p>-5.07</text:p>
          </table:table-cell>
          <table:table-cell table:formula="of:=[.E16]-[.D16]" office:value-type="float" office:value="35.34" calcext:value-type="float">
            <text:p>35.34</text:p>
          </table:table-cell>
          <table:table-cell table:formula="of:=1.0026096278*[.D16]+35.5403133697" office:value-type="float" office:value="-4.975141689698" calcext:value-type="float">
            <text:p>-4.9751416897</text:p>
          </table:table-cell>
          <table:table-cell table:formula="of:=[.G16]-[.E16]" office:value-type="float" office:value="0.0948583103020013" calcext:value-type="float">
            <text:p>0.0948583103</text:p>
          </table:table-cell>
          <table:table-cell table:number-columns-repeated="1016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17]-[.B17]+[.C17]" office:value-type="float" office:value="-39.41" calcext:value-type="float">
            <text:p>-39.41</text:p>
          </table:table-cell>
          <table:table-cell office:value-type="float" office:value="-4.06" calcext:value-type="float">
            <text:p>-4.06</text:p>
          </table:table-cell>
          <table:table-cell table:formula="of:=[.E17]-[.D17]" office:value-type="float" office:value="35.35" calcext:value-type="float">
            <text:p>35.35</text:p>
          </table:table-cell>
          <table:table-cell table:formula="of:=1.0026096278*[.D17]+35.5403133697" office:value-type="float" office:value="-3.972532061898" calcext:value-type="float">
            <text:p>-3.9725320619</text:p>
          </table:table-cell>
          <table:table-cell table:formula="of:=[.G17]-[.E17]" office:value-type="float" office:value="0.0874679381019989" calcext:value-type="float">
            <text:p>0.0874679381</text:p>
          </table:table-cell>
          <table:table-cell table:number-columns-repeated="1016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18]-[.B18]+[.C18]" office:value-type="float" office:value="-38.41" calcext:value-type="float">
            <text:p>-38.41</text:p>
          </table:table-cell>
          <table:table-cell office:value-type="float" office:value="-3.08" calcext:value-type="float">
            <text:p>-3.08</text:p>
          </table:table-cell>
          <table:table-cell table:formula="of:=[.E18]-[.D18]" office:value-type="float" office:value="35.33" calcext:value-type="float">
            <text:p>35.33</text:p>
          </table:table-cell>
          <table:table-cell table:formula="of:=1.0026096278*[.D18]+35.5403133697" office:value-type="float" office:value="-2.969922434098" calcext:value-type="float">
            <text:p>-2.9699224341</text:p>
          </table:table-cell>
          <table:table-cell table:formula="of:=[.G18]-[.E18]" office:value-type="float" office:value="0.110077565902005" calcext:value-type="float">
            <text:p>0.1100775659</text:p>
          </table:table-cell>
          <table:table-cell table:number-columns-repeated="1016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19]-[.B19]+[.C19]" office:value-type="float" office:value="-37.41" calcext:value-type="float">
            <text:p>-37.41</text:p>
          </table:table-cell>
          <table:table-cell office:value-type="float" office:value="-2.08" calcext:value-type="float">
            <text:p>-2.08</text:p>
          </table:table-cell>
          <table:table-cell table:formula="of:=[.E19]-[.D19]" office:value-type="float" office:value="35.33" calcext:value-type="float">
            <text:p>35.33</text:p>
          </table:table-cell>
          <table:table-cell table:formula="of:=1.0026096278*[.D19]+35.5403133697" office:value-type="float" office:value="-1.967312806298" calcext:value-type="float">
            <text:p>-1.9673128063</text:p>
          </table:table-cell>
          <table:table-cell table:formula="of:=[.G19]-[.E19]" office:value-type="float" office:value="0.112687193702003" calcext:value-type="float">
            <text:p>0.1126871937</text:p>
          </table:table-cell>
          <table:table-cell table:number-columns-repeated="1016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20]-[.B20]+[.C20]" office:value-type="float" office:value="-36.41" calcext:value-type="float">
            <text:p>-36.41</text:p>
          </table:table-cell>
          <table:table-cell office:value-type="float" office:value="-1.08" calcext:value-type="float">
            <text:p>-1.08</text:p>
          </table:table-cell>
          <table:table-cell table:formula="of:=[.E20]-[.D20]" office:value-type="float" office:value="35.33" calcext:value-type="float">
            <text:p>35.33</text:p>
          </table:table-cell>
          <table:table-cell table:formula="of:=1.0026096278*[.D20]+35.5403133697" office:value-type="float" office:value="-0.964703178497999" calcext:value-type="float">
            <text:p>-0.9647031785</text:p>
          </table:table-cell>
          <table:table-cell table:formula="of:=[.G20]-[.E20]" office:value-type="float" office:value="0.115296821502001" calcext:value-type="float">
            <text:p>0.1152968215</text:p>
          </table:table-cell>
          <table:table-cell table:number-columns-repeated="1016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21]-[.B21]+[.C21]" office:value-type="float" office:value="-35.41" calcext:value-type="float">
            <text:p>-35.41</text:p>
          </table:table-cell>
          <table:table-cell office:value-type="float" office:value="-0.07" calcext:value-type="float">
            <text:p>-0.07</text:p>
          </table:table-cell>
          <table:table-cell table:formula="of:=[.E21]-[.D21]" office:value-type="float" office:value="35.34" calcext:value-type="float">
            <text:p>35.34</text:p>
          </table:table-cell>
          <table:table-cell table:formula="of:=1.0026096278*[.D21]+35.5403133697" office:value-type="float" office:value="0.0379064493019996" calcext:value-type="float">
            <text:p>0.0379064493</text:p>
          </table:table-cell>
          <table:table-cell table:formula="of:=[.G21]-[.E21]" office:value-type="float" office:value="0.107906449302" calcext:value-type="float">
            <text:p>0.1079064493</text:p>
          </table:table-cell>
          <table:table-cell table:number-columns-repeated="1016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22]-[.B22]+[.C22]" office:value-type="float" office:value="-34.41" calcext:value-type="float">
            <text:p>-34.41</text:p>
          </table:table-cell>
          <table:table-cell office:value-type="float" office:value="0.94" calcext:value-type="float">
            <text:p>0.94</text:p>
          </table:table-cell>
          <table:table-cell table:formula="of:=[.E22]-[.D22]" office:value-type="float" office:value="35.35" calcext:value-type="float">
            <text:p>35.35</text:p>
          </table:table-cell>
          <table:table-cell table:formula="of:=1.0026096278*[.D22]+35.5403133697" office:value-type="float" office:value="1.04051607710201" calcext:value-type="float">
            <text:p>1.0405160771</text:p>
          </table:table-cell>
          <table:table-cell table:formula="of:=[.G22]-[.E22]" office:value-type="float" office:value="0.100516077102005" calcext:value-type="float">
            <text:p>0.1005160771</text:p>
          </table:table-cell>
          <table:table-cell table:number-columns-repeated="1016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23]-[.B23]+[.C23]" office:value-type="float" office:value="-33.41" calcext:value-type="float">
            <text:p>-33.41</text:p>
          </table:table-cell>
          <table:table-cell office:value-type="float" office:value="1.89" calcext:value-type="float">
            <text:p>1.89</text:p>
          </table:table-cell>
          <table:table-cell table:formula="of:=[.E23]-[.D23]" office:value-type="float" office:value="35.3" calcext:value-type="float">
            <text:p>35.3</text:p>
          </table:table-cell>
          <table:table-cell table:formula="of:=1.0026096278*[.D23]+35.5403133697" office:value-type="float" office:value="2.043125704902" calcext:value-type="float">
            <text:p>2.0431257049</text:p>
          </table:table-cell>
          <table:table-cell table:formula="of:=[.G23]-[.E23]" office:value-type="float" office:value="0.153125704902003" calcext:value-type="float">
            <text:p>0.1531257049</text:p>
          </table:table-cell>
          <table:table-cell table:number-columns-repeated="1016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24]-[.B24]+[.C24]" office:value-type="float" office:value="-32.41" calcext:value-type="float">
            <text:p>-32.41</text:p>
          </table:table-cell>
          <table:table-cell office:value-type="float" office:value="2.89" calcext:value-type="float">
            <text:p>2.89</text:p>
          </table:table-cell>
          <table:table-cell table:formula="of:=[.E24]-[.D24]" office:value-type="float" office:value="35.3" calcext:value-type="float">
            <text:p>35.3</text:p>
          </table:table-cell>
          <table:table-cell table:formula="of:=1.0026096278*[.D24]+35.5403133697" office:value-type="float" office:value="3.045735332702" calcext:value-type="float">
            <text:p>3.0457353327</text:p>
          </table:table-cell>
          <table:table-cell table:formula="of:=[.G24]-[.E24]" office:value-type="float" office:value="0.155735332702001" calcext:value-type="float">
            <text:p>0.1557353327</text:p>
          </table:table-cell>
          <table:table-cell table:number-columns-repeated="1016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25]-[.B25]+[.C25]" office:value-type="float" office:value="-31.41" calcext:value-type="float">
            <text:p>-31.41</text:p>
          </table:table-cell>
          <table:table-cell office:value-type="float" office:value="3.89" calcext:value-type="float">
            <text:p>3.89</text:p>
          </table:table-cell>
          <table:table-cell table:formula="of:=[.E25]-[.D25]" office:value-type="float" office:value="35.3" calcext:value-type="float">
            <text:p>35.3</text:p>
          </table:table-cell>
          <table:table-cell table:formula="of:=1.0026096278*[.D25]+35.5403133697" office:value-type="float" office:value="4.048344960502" calcext:value-type="float">
            <text:p>4.0483449605</text:p>
          </table:table-cell>
          <table:table-cell table:formula="of:=[.G25]-[.E25]" office:value-type="float" office:value="0.158344960502003" calcext:value-type="float">
            <text:p>0.1583449605</text:p>
          </table:table-cell>
          <table:table-cell table:number-columns-repeated="1016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26]-[.B26]+[.C26]" office:value-type="float" office:value="-30.41" calcext:value-type="float">
            <text:p>-30.41</text:p>
          </table:table-cell>
          <table:table-cell office:value-type="float" office:value="4.89" calcext:value-type="float">
            <text:p>4.89</text:p>
          </table:table-cell>
          <table:table-cell table:formula="of:=[.E26]-[.D26]" office:value-type="float" office:value="35.3" calcext:value-type="float">
            <text:p>35.3</text:p>
          </table:table-cell>
          <table:table-cell table:formula="of:=1.0026096278*[.D26]+35.5403133697" office:value-type="float" office:value="5.050954588302" calcext:value-type="float">
            <text:p>5.0509545883</text:p>
          </table:table-cell>
          <table:table-cell table:formula="of:=[.G26]-[.E26]" office:value-type="float" office:value="0.160954588302002" calcext:value-type="float">
            <text:p>0.1609545883</text:p>
          </table:table-cell>
          <table:table-cell table:number-columns-repeated="1016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27]-[.B27]+[.C27]" office:value-type="float" office:value="-29.41" calcext:value-type="float">
            <text:p>-29.41</text:p>
          </table:table-cell>
          <table:table-cell office:value-type="float" office:value="5.88" calcext:value-type="float">
            <text:p>5.88</text:p>
          </table:table-cell>
          <table:table-cell table:formula="of:=[.E27]-[.D27]" office:value-type="float" office:value="35.29" calcext:value-type="float">
            <text:p>35.29</text:p>
          </table:table-cell>
          <table:table-cell table:formula="of:=1.0026096278*[.D27]+35.5403133697" office:value-type="float" office:value="6.053564216102" calcext:value-type="float">
            <text:p>6.0535642161</text:p>
          </table:table-cell>
          <table:table-cell table:formula="of:=[.G27]-[.E27]" office:value-type="float" office:value="0.173564216102004" calcext:value-type="float">
            <text:p>0.1735642161</text:p>
          </table:table-cell>
          <table:table-cell table:number-columns-repeated="1016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28]-[.B28]+[.C28]" office:value-type="float" office:value="-28.41" calcext:value-type="float">
            <text:p>-28.41</text:p>
          </table:table-cell>
          <table:table-cell office:value-type="float" office:value="6.88" calcext:value-type="float">
            <text:p>6.88</text:p>
          </table:table-cell>
          <table:table-cell table:formula="of:=[.E28]-[.D28]" office:value-type="float" office:value="35.29" calcext:value-type="float">
            <text:p>35.29</text:p>
          </table:table-cell>
          <table:table-cell table:formula="of:=1.0026096278*[.D28]+35.5403133697" office:value-type="float" office:value="7.056173843902" calcext:value-type="float">
            <text:p>7.0561738439</text:p>
          </table:table-cell>
          <table:table-cell table:formula="of:=[.G28]-[.E28]" office:value-type="float" office:value="0.176173843902002" calcext:value-type="float">
            <text:p>0.1761738439</text:p>
          </table:table-cell>
          <table:table-cell table:number-columns-repeated="1016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29]-[.B29]+[.C29]" office:value-type="float" office:value="-27.41" calcext:value-type="float">
            <text:p>-27.41</text:p>
          </table:table-cell>
          <table:table-cell office:value-type="float" office:value="7.87" calcext:value-type="float">
            <text:p>7.87</text:p>
          </table:table-cell>
          <table:table-cell table:formula="of:=[.E29]-[.D29]" office:value-type="float" office:value="35.28" calcext:value-type="float">
            <text:p>35.28</text:p>
          </table:table-cell>
          <table:table-cell table:formula="of:=1.0026096278*[.D29]+35.5403133697" office:value-type="float" office:value="8.058783471702" calcext:value-type="float">
            <text:p>8.0587834717</text:p>
          </table:table-cell>
          <table:table-cell table:formula="of:=[.G29]-[.E29]" office:value-type="float" office:value="0.188783471702004" calcext:value-type="float">
            <text:p>0.1887834717</text:p>
          </table:table-cell>
          <table:table-cell table:number-columns-repeated="1016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30]-[.B30]+[.C30]" office:value-type="float" office:value="-26.41" calcext:value-type="float">
            <text:p>-26.41</text:p>
          </table:table-cell>
          <table:table-cell office:value-type="float" office:value="8.86" calcext:value-type="float">
            <text:p>8.86</text:p>
          </table:table-cell>
          <table:table-cell table:formula="of:=[.E30]-[.D30]" office:value-type="float" office:value="35.27" calcext:value-type="float">
            <text:p>35.27</text:p>
          </table:table-cell>
          <table:table-cell table:formula="of:=1.0026096278*[.D30]+35.5403133697" office:value-type="float" office:value="9.061393099502" calcext:value-type="float">
            <text:p>9.0613930995</text:p>
          </table:table-cell>
          <table:table-cell table:formula="of:=[.G30]-[.E30]" office:value-type="float" office:value="0.201393099502003" calcext:value-type="float">
            <text:p>0.2013930995</text:p>
          </table:table-cell>
          <table:table-cell table:number-columns-repeated="1016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31]-[.B31]+[.C31]" office:value-type="float" office:value="-25.41" calcext:value-type="float">
            <text:p>-25.41</text:p>
          </table:table-cell>
          <table:table-cell office:value-type="float" office:value="9.84" calcext:value-type="float">
            <text:p>9.84</text:p>
          </table:table-cell>
          <table:table-cell table:formula="of:=[.E31]-[.D31]" office:value-type="float" office:value="35.25" calcext:value-type="float">
            <text:p>35.25</text:p>
          </table:table-cell>
          <table:table-cell table:formula="of:=1.0026096278*[.D31]+35.5403133697" office:value-type="float" office:value="10.064002727302" calcext:value-type="float">
            <text:p>10.0640027273</text:p>
          </table:table-cell>
          <table:table-cell table:formula="of:=[.G31]-[.E31]" office:value-type="float" office:value="0.224002727302004" calcext:value-type="float">
            <text:p>0.2240027273</text:p>
          </table:table-cell>
          <table:table-cell table:number-columns-repeated="1016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32]-[.B32]+[.C32]" office:value-type="float" office:value="-24.41" calcext:value-type="float">
            <text:p>-24.41</text:p>
          </table:table-cell>
          <table:table-cell office:value-type="float" office:value="10.82" calcext:value-type="float">
            <text:p>10.82</text:p>
          </table:table-cell>
          <table:table-cell table:formula="of:=[.E32]-[.D32]" office:value-type="float" office:value="35.23" calcext:value-type="float">
            <text:p>35.23</text:p>
          </table:table-cell>
          <table:table-cell table:formula="of:=1.0026096278*[.D32]+35.5403133697" office:value-type="float" office:value="11.066612355102" calcext:value-type="float">
            <text:p>11.0666123551</text:p>
          </table:table-cell>
          <table:table-cell table:formula="of:=[.G32]-[.E32]" office:value-type="float" office:value="0.246612355102002" calcext:value-type="float">
            <text:p>0.2466123551</text:p>
          </table:table-cell>
          <table:table-cell table:number-columns-repeated="1016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33]-[.B33]+[.C33]" office:value-type="float" office:value="-23.41" calcext:value-type="float">
            <text:p>-23.41</text:p>
          </table:table-cell>
          <table:table-cell office:value-type="float" office:value="11.8" calcext:value-type="float">
            <text:p>11.80</text:p>
          </table:table-cell>
          <table:table-cell table:formula="of:=[.E33]-[.D33]" office:value-type="float" office:value="35.21" calcext:value-type="float">
            <text:p>35.21</text:p>
          </table:table-cell>
          <table:table-cell table:formula="of:=1.0026096278*[.D33]+35.5403133697" office:value-type="float" office:value="12.069221982902" calcext:value-type="float">
            <text:p>12.0692219829</text:p>
          </table:table-cell>
          <table:table-cell table:formula="of:=[.G33]-[.E33]" office:value-type="float" office:value="0.269221982902003" calcext:value-type="float">
            <text:p>0.2692219829</text:p>
          </table:table-cell>
          <table:table-cell table:number-columns-repeated="1016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34]-[.B34]+[.C34]" office:value-type="float" office:value="-22.41" calcext:value-type="float">
            <text:p>-22.41</text:p>
          </table:table-cell>
          <table:table-cell office:value-type="float" office:value="12.77" calcext:value-type="float">
            <text:p>12.77</text:p>
          </table:table-cell>
          <table:table-cell table:formula="of:=[.E34]-[.D34]" office:value-type="float" office:value="35.18" calcext:value-type="float">
            <text:p>35.18</text:p>
          </table:table-cell>
          <table:table-cell table:formula="of:=1.0026096278*[.D34]+35.5403133697" office:value-type="float" office:value="13.071831610702" calcext:value-type="float">
            <text:p>13.0718316107</text:p>
          </table:table-cell>
          <table:table-cell table:formula="of:=[.G34]-[.E34]" office:value-type="float" office:value="0.301831610702003" calcext:value-type="float">
            <text:p>0.3018316107</text:p>
          </table:table-cell>
          <table:table-cell table:number-columns-repeated="1016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35]-[.B35]+[.C35]" office:value-type="float" office:value="-21.41" calcext:value-type="float">
            <text:p>-21.41</text:p>
          </table:table-cell>
          <table:table-cell office:value-type="float" office:value="13.74" calcext:value-type="float">
            <text:p>13.74</text:p>
          </table:table-cell>
          <table:table-cell table:formula="of:=[.E35]-[.D35]" office:value-type="float" office:value="35.15" calcext:value-type="float">
            <text:p>35.15</text:p>
          </table:table-cell>
          <table:table-cell table:formula="of:=1.0026096278*[.D35]+35.5403133697" office:value-type="float" office:value="14.074441238502" calcext:value-type="float">
            <text:p>14.0744412385</text:p>
          </table:table-cell>
          <table:table-cell table:formula="of:=[.G35]-[.E35]" office:value-type="float" office:value="0.334441238502004" calcext:value-type="float">
            <text:p>0.3344412385</text:p>
          </table:table-cell>
          <table:table-cell table:number-columns-repeated="1016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36]-[.B36]+[.C36]" office:value-type="float" office:value="-20.41" calcext:value-type="float">
            <text:p>-20.41</text:p>
          </table:table-cell>
          <table:table-cell office:value-type="float" office:value="14.7" calcext:value-type="float">
            <text:p>14.70</text:p>
          </table:table-cell>
          <table:table-cell table:formula="of:=[.E36]-[.D36]" office:value-type="float" office:value="35.11" calcext:value-type="float">
            <text:p>35.11</text:p>
          </table:table-cell>
          <table:table-cell table:formula="of:=1.0026096278*[.D36]+35.5403133697" office:value-type="float" office:value="15.077050866302" calcext:value-type="float">
            <text:p>15.0770508663</text:p>
          </table:table-cell>
          <table:table-cell table:formula="of:=[.G36]-[.E36]" office:value-type="float" office:value="0.377050866302003" calcext:value-type="float">
            <text:p>0.3770508663</text:p>
          </table:table-cell>
          <table:table-cell table:number-columns-repeated="1016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37]-[.B37]+[.C37]" office:value-type="float" office:value="-19.41" calcext:value-type="float">
            <text:p>-19.41</text:p>
          </table:table-cell>
          <table:table-cell office:value-type="float" office:value="15.62" calcext:value-type="float">
            <text:p>15.62</text:p>
          </table:table-cell>
          <table:table-cell table:formula="of:=[.E37]-[.D37]" office:value-type="float" office:value="35.03" calcext:value-type="float">
            <text:p>35.03</text:p>
          </table:table-cell>
          <table:table-cell table:formula="of:=1.0026096278*[.D37]+35.5403133697" office:value-type="float" office:value="16.079660494102" calcext:value-type="float">
            <text:p>16.0796604941</text:p>
          </table:table-cell>
          <table:table-cell table:formula="of:=[.G37]-[.E37]" office:value-type="float" office:value="0.459660494102005" calcext:value-type="float">
            <text:p>0.4596604941</text:p>
          </table:table-cell>
          <table:table-cell table:number-columns-repeated="1016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38]-[.B38]+[.C38]" office:value-type="float" office:value="-18.41" calcext:value-type="float">
            <text:p>-18.41</text:p>
          </table:table-cell>
          <table:table-cell office:value-type="float" office:value="16.37" calcext:value-type="float">
            <text:p>16.37</text:p>
          </table:table-cell>
          <table:table-cell table:formula="of:=[.E38]-[.D38]" office:value-type="float" office:value="34.78" calcext:value-type="float">
            <text:p>34.78</text:p>
          </table:table-cell>
          <table:table-cell table:formula="of:=1.0026096278*[.D38]+35.5403133697" office:value-type="float" office:value="17.082270121902" calcext:value-type="float">
            <text:p>17.0822701219</text:p>
          </table:table-cell>
          <table:table-cell table:formula="of:=[.G38]-[.E38]" office:value-type="float" office:value="0.712270121902002" calcext:value-type="float">
            <text:p>0.7122701219</text:p>
          </table:table-cell>
          <table:table-cell table:style-name="ce33" table:formula="of:=([.E39]-[.E38])" office:value-type="float" office:value="0.559999999999999" calcext:value-type="float">
            <text:p>0.5600</text:p>
          </table:table-cell>
          <table:table-cell table:number-columns-repeated="1015"/>
        </table:table-row>
        <table:table-row table:style-name="ro1">
          <table:table-cell table:style-name="ce30" office:value-type="float" office:value="-8" calcext:value-type="float">
            <text:p>-8</text:p>
          </table:table-cell>
          <table:table-cell table:style-name="ce30" office:value-type="float" office:value="10.01" calcext:value-type="float">
            <text:p>10.01</text:p>
          </table:table-cell>
          <table:table-cell table:style-name="ce31" office:value-type="float" office:value="0.6" calcext:value-type="float">
            <text:p>0.600</text:p>
          </table:table-cell>
          <table:table-cell table:style-name="ce30" table:formula="of:=[.A39]-[.B39]+[.C39]" office:value-type="float" office:value="-17.41" calcext:value-type="float">
            <text:p>-17.41</text:p>
          </table:table-cell>
          <table:table-cell table:style-name="ce32" office:value-type="float" office:value="16.93" calcext:value-type="float">
            <text:p>16.93</text:p>
          </table:table-cell>
          <table:table-cell table:style-name="ce30" table:formula="of:=[.E39]-[.D39]" office:value-type="float" office:value="34.34" calcext:value-type="float">
            <text:p>34.34</text:p>
          </table:table-cell>
          <table:table-cell table:style-name="ce30" table:formula="of:=1.0026096278*[.D39]+35.5403133697" office:value-type="float" office:value="18.084879749702" calcext:value-type="float">
            <text:p>18.0848797497</text:p>
          </table:table-cell>
          <table:table-cell table:style-name="ce30" table:formula="of:=[.G39]-[.E39]" office:value-type="float" office:value="1.154879749702" calcext:value-type="float">
            <text:p>1.1548797497</text:p>
          </table:table-cell>
          <table:table-cell table:number-columns-repeated="1016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40]-[.B40]+[.C40]" office:value-type="float" office:value="-16.41" calcext:value-type="float">
            <text:p>-16.41</text:p>
          </table:table-cell>
          <table:table-cell office:value-type="float" office:value="17.35" calcext:value-type="float">
            <text:p>17.35</text:p>
          </table:table-cell>
          <table:table-cell table:formula="of:=[.E40]-[.D40]" office:value-type="float" office:value="33.76" calcext:value-type="float">
            <text:p>33.76</text:p>
          </table:table-cell>
          <table:table-cell table:formula="of:=1.0026096278*[.D40]+35.5403133697" office:value-type="float" office:value="19.087489377502" calcext:value-type="float">
            <text:p>19.0874893775</text:p>
          </table:table-cell>
          <table:table-cell table:formula="of:=[.G40]-[.E40]" office:value-type="float" office:value="1.737489377502" calcext:value-type="float">
            <text:p>1.7374893775</text:p>
          </table:table-cell>
          <table:table-cell table:number-columns-repeated="1016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41]-[.B41]+[.C41]" office:value-type="float" office:value="-15.41" calcext:value-type="float">
            <text:p>-15.41</text:p>
          </table:table-cell>
          <table:table-cell office:value-type="float" office:value="17.66" calcext:value-type="float">
            <text:p>17.66</text:p>
          </table:table-cell>
          <table:table-cell table:formula="of:=[.E41]-[.D41]" office:value-type="float" office:value="33.07" calcext:value-type="float">
            <text:p>33.07</text:p>
          </table:table-cell>
          <table:table-cell table:formula="of:=1.0026096278*[.D41]+35.5403133697" office:value-type="float" office:value="20.090099005302" calcext:value-type="float">
            <text:p>20.0900990053</text:p>
          </table:table-cell>
          <table:table-cell table:formula="of:=[.G41]-[.E41]" office:value-type="float" office:value="2.430099005302" calcext:value-type="float">
            <text:p>2.4300990053</text:p>
          </table:table-cell>
          <table:table-cell table:number-columns-repeated="101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42]-[.B42]+[.C42]" office:value-type="float" office:value="-14.41" calcext:value-type="float">
            <text:p>-14.41</text:p>
          </table:table-cell>
          <table:table-cell office:value-type="float" office:value="17.91" calcext:value-type="float">
            <text:p>17.91</text:p>
          </table:table-cell>
          <table:table-cell table:formula="of:=[.E42]-[.D42]" office:value-type="float" office:value="32.32" calcext:value-type="float">
            <text:p>32.32</text:p>
          </table:table-cell>
          <table:table-cell table:formula="of:=1.0026096278*[.D42]+35.5403133697" office:value-type="float" office:value="21.092708633102" calcext:value-type="float">
            <text:p>21.0927086331</text:p>
          </table:table-cell>
          <table:table-cell table:formula="of:=[.G42]-[.E42]" office:value-type="float" office:value="3.182708633102" calcext:value-type="float">
            <text:p>3.1827086331</text:p>
          </table:table-cell>
          <table:table-cell table:number-columns-repeated="1016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43]-[.B43]+[.C43]" office:value-type="float" office:value="-13.41" calcext:value-type="float">
            <text:p>-13.41</text:p>
          </table:table-cell>
          <table:table-cell office:value-type="float" office:value="18.08" calcext:value-type="float">
            <text:p>18.08</text:p>
          </table:table-cell>
          <table:table-cell table:formula="of:=[.E43]-[.D43]" office:value-type="float" office:value="31.49" calcext:value-type="float">
            <text:p>31.49</text:p>
          </table:table-cell>
          <table:table-cell table:formula="of:=1.0026096278*[.D43]+35.5403133697" office:value-type="float" office:value="22.095318260902" calcext:value-type="float">
            <text:p>22.0953182609</text:p>
          </table:table-cell>
          <table:table-cell table:formula="of:=[.G43]-[.E43]" office:value-type="float" office:value="4.015318260902" calcext:value-type="float">
            <text:p>4.0153182609</text:p>
          </table:table-cell>
          <table:table-cell table:number-columns-repeated="1016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44]-[.B44]+[.C44]" office:value-type="float" office:value="-12.41" calcext:value-type="float">
            <text:p>-12.41</text:p>
          </table:table-cell>
          <table:table-cell office:value-type="float" office:value="18.19" calcext:value-type="float">
            <text:p>18.19</text:p>
          </table:table-cell>
          <table:table-cell table:formula="of:=[.E44]-[.D44]" office:value-type="float" office:value="30.6" calcext:value-type="float">
            <text:p>30.6</text:p>
          </table:table-cell>
          <table:table-cell table:formula="of:=1.0026096278*[.D44]+35.5403133697" office:value-type="float" office:value="23.097927888702" calcext:value-type="float">
            <text:p>23.0979278887</text:p>
          </table:table-cell>
          <table:table-cell table:formula="of:=[.G44]-[.E44]" office:value-type="float" office:value="4.907927888702" calcext:value-type="float">
            <text:p>4.9079278887</text:p>
          </table:table-cell>
          <table:table-cell table:number-columns-repeated="1016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45]-[.B45]+[.C45]" office:value-type="float" office:value="-11.41" calcext:value-type="float">
            <text:p>-11.41</text:p>
          </table:table-cell>
          <table:table-cell office:value-type="float" office:value="18.25" calcext:value-type="float">
            <text:p>18.25</text:p>
          </table:table-cell>
          <table:table-cell table:formula="of:=[.E45]-[.D45]" office:value-type="float" office:value="29.66" calcext:value-type="float">
            <text:p>29.66</text:p>
          </table:table-cell>
          <table:table-cell table:formula="of:=1.0026096278*[.D45]+35.5403133697" office:value-type="float" office:value="24.100537516502" calcext:value-type="float">
            <text:p>24.1005375165</text:p>
          </table:table-cell>
          <table:table-cell table:formula="of:=[.G45]-[.E45]" office:value-type="float" office:value="5.850537516502" calcext:value-type="float">
            <text:p>5.8505375165</text:p>
          </table:table-cell>
          <table:table-cell table:number-columns-repeated="1016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46]-[.B46]+[.C46]" office:value-type="float" office:value="-10.41" calcext:value-type="float">
            <text:p>-10.41</text:p>
          </table:table-cell>
          <table:table-cell office:value-type="float" office:value="18.3" calcext:value-type="float">
            <text:p>18.30</text:p>
          </table:table-cell>
          <table:table-cell table:formula="of:=[.E46]-[.D46]" office:value-type="float" office:value="28.71" calcext:value-type="float">
            <text:p>28.71</text:p>
          </table:table-cell>
          <table:table-cell table:formula="of:=1.0026096278*[.D46]+35.5403133697" office:value-type="float" office:value="25.103147144302" calcext:value-type="float">
            <text:p>25.1031471443</text:p>
          </table:table-cell>
          <table:table-cell table:formula="of:=[.G46]-[.E46]" office:value-type="float" office:value="6.803147144302" calcext:value-type="float">
            <text:p>6.8031471443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47]-[.B47]+[.C47]" office:value-type="float" office:value="-9.41" calcext:value-type="float">
            <text:p>-9.41</text:p>
          </table:table-cell>
          <table:table-cell office:value-type="float" office:value="18.32" calcext:value-type="float">
            <text:p>18.32</text:p>
          </table:table-cell>
          <table:table-cell table:formula="of:=[.E47]-[.D47]" office:value-type="float" office:value="27.73" calcext:value-type="float">
            <text:p>27.73</text:p>
          </table:table-cell>
          <table:table-cell table:formula="of:=1.0026096278*[.D47]+35.5403133697" office:value-type="float" office:value="26.105756772102" calcext:value-type="float">
            <text:p>26.1057567721</text:p>
          </table:table-cell>
          <table:table-cell table:formula="of:=[.G47]-[.E47]" office:value-type="float" office:value="7.785756772102" calcext:value-type="float">
            <text:p>7.785756772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48]-[.B48]+[.C48]" office:value-type="float" office:value="-8.41" calcext:value-type="float">
            <text:p>-8.41</text:p>
          </table:table-cell>
          <table:table-cell office:value-type="float" office:value="18.31" calcext:value-type="float">
            <text:p>18.31</text:p>
          </table:table-cell>
          <table:table-cell table:formula="of:=[.E48]-[.D48]" office:value-type="float" office:value="26.72" calcext:value-type="float">
            <text:p>26.72</text:p>
          </table:table-cell>
          <table:table-cell table:formula="of:=1.0026096278*[.D48]+35.5403133697" office:value-type="float" office:value="27.108366399902" calcext:value-type="float">
            <text:p>27.1083663999</text:p>
          </table:table-cell>
          <table:table-cell table:formula="of:=[.G48]-[.E48]" office:value-type="float" office:value="8.798366399902" calcext:value-type="float">
            <text:p>8.798366399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49]-[.B49]+[.C49]" office:value-type="float" office:value="-7.41" calcext:value-type="float">
            <text:p>-7.41</text:p>
          </table:table-cell>
          <table:table-cell office:value-type="float" office:value="18.28" calcext:value-type="float">
            <text:p>18.28</text:p>
          </table:table-cell>
          <table:table-cell table:formula="of:=[.E49]-[.D49]" office:value-type="float" office:value="25.69" calcext:value-type="float">
            <text:p>25.69</text:p>
          </table:table-cell>
          <table:table-cell table:formula="of:=1.0026096278*[.D49]+35.5403133697" office:value-type="float" office:value="28.110976027702" calcext:value-type="float">
            <text:p>28.1109760277</text:p>
          </table:table-cell>
          <table:table-cell table:formula="of:=[.G49]-[.E49]" office:value-type="float" office:value="9.830976027702" calcext:value-type="float">
            <text:p>9.8309760277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50]-[.B50]+[.C50]" office:value-type="float" office:value="-6.41" calcext:value-type="float">
            <text:p>-6.41</text:p>
          </table:table-cell>
          <table:table-cell office:value-type="float" office:value="18.23" calcext:value-type="float">
            <text:p>18.23</text:p>
          </table:table-cell>
          <table:table-cell table:formula="of:=[.E50]-[.D50]" office:value-type="float" office:value="24.64" calcext:value-type="float">
            <text:p>24.64</text:p>
          </table:table-cell>
          <table:table-cell table:formula="of:=1.0026096278*[.D50]+35.5403133697" office:value-type="float" office:value="29.113585655502" calcext:value-type="float">
            <text:p>29.1135856555</text:p>
          </table:table-cell>
          <table:table-cell table:formula="of:=[.G50]-[.E50]" office:value-type="float" office:value="10.883585655502" calcext:value-type="float">
            <text:p>10.8835856555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51]-[.B51]+[.C51]" office:value-type="float" office:value="-5.41" calcext:value-type="float">
            <text:p>-5.41</text:p>
          </table:table-cell>
          <table:table-cell office:value-type="float" office:value="18.15" calcext:value-type="float">
            <text:p>18.15</text:p>
          </table:table-cell>
          <table:table-cell table:formula="of:=[.E51]-[.D51]" office:value-type="float" office:value="23.56" calcext:value-type="float">
            <text:p>23.56</text:p>
          </table:table-cell>
          <table:table-cell table:formula="of:=1.0026096278*[.D51]+35.5403133697" office:value-type="float" office:value="30.116195283302" calcext:value-type="float">
            <text:p>30.1161952833</text:p>
          </table:table-cell>
          <table:table-cell table:formula="of:=[.G51]-[.E51]" office:value-type="float" office:value="11.966195283302" calcext:value-type="float">
            <text:p>11.966195283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01" calcext:value-type="float">
            <text:p>10.01</text:p>
          </table:table-cell>
          <table:table-cell table:style-name="ce19" office:value-type="float" office:value="0.6" calcext:value-type="float">
            <text:p>0.600</text:p>
          </table:table-cell>
          <table:table-cell table:formula="of:=[.A52]-[.B52]+[.C52]" office:value-type="float" office:value="-4.41" calcext:value-type="float">
            <text:p>-4.41</text:p>
          </table:table-cell>
          <table:table-cell office:value-type="float" office:value="18.04" calcext:value-type="float">
            <text:p>18.04</text:p>
          </table:table-cell>
          <table:table-cell table:formula="of:=[.E52]-[.D52]" office:value-type="float" office:value="22.45" calcext:value-type="float">
            <text:p>22.45</text:p>
          </table:table-cell>
          <table:table-cell table:formula="of:=1.0026096278*[.D52]+35.5403133697" office:value-type="float" office:value="31.118804911102" calcext:value-type="float">
            <text:p>31.1188049111</text:p>
          </table:table-cell>
          <table:table-cell table:formula="of:=[.G52]-[.E52]" office:value-type="float" office:value="13.078804911102" calcext:value-type="float">
            <text:p>13.0788049111</text:p>
          </table:table-cell>
          <table:table-cell table:number-columns-repeated="1016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D-40MHz" table:style-name="ta1">
        <table:shapes>
          <draw:frame draw:z-index="0" draw:style-name="gr1" draw:text-style-name="P1" svg:width="457.74pt" svg:height="259.26pt" svg:x="7.8pt" svg:y="307.13pt">
            <loext:p draw:notify-on-update-of-ranges="'IMD-40MHz'.J10:'IMD-40MHz'.J16 'IMD-40MHz'.L10:'IMD-40MHz'.L16 'IMD-40MHz'.J10:'IMD-40MHz'.J21 'IMD-40MHz'.K1:'IMD-40MHz'.K1 'IMD-40MHz'.K10:'IMD-40MHz'.K21 'IMD-40MHz'.J2:'IMD-40MHz'.J21 'IMD-40MHz'.L1:'IMD-40MHz'.L1 'IMD-40MHz'.L2:'IMD-40MHz'.L2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2" table:number-columns-repeated="4" table:default-cell-style-name="ce24"/>
        <table:table-column table:style-name="co23" table:default-cell-style-name="ce19"/>
        <table:table-column table:style-name="co24" table:default-cell-style-name="Default"/>
        <table:table-column table:style-name="co25" table:default-cell-style-name="Default"/>
        <table:table-column table:style-name="co21" table:number-columns-repeated="3" table:default-cell-style-name="Default"/>
        <table:table-column table:style-name="co22" table:default-cell-style-name="ce19"/>
        <table:table-column table:style-name="co2" table:number-columns-repeated="2" table:default-cell-style-name="ce19"/>
        <table:table-column table:style-name="co2" table:number-columns-repeated="1005" table:default-cell-style-name="Default"/>
        <table:table-row table:style-name="ro2">
          <table:table-cell table:style-name="ce22" office:value-type="string" calcext:value-type="string">
            <text:p>Siggen Power [dBm]</text:p>
          </table:table-cell>
          <table:table-cell table:style-name="ce22" office:value-type="string" calcext:value-type="string">
            <text:p>Fixed Attenuator [dB]</text:p>
          </table:table-cell>
          <table:table-cell table:style-name="ce22" office:value-type="string" calcext:value-type="string">
            <text:p>Attenuator Setting [dB]</text:p>
          </table:table-cell>
          <table:table-cell table:style-name="ce25" office:value-type="string" calcext:value-type="string">
            <text:p>ZMSCJ-2-1 AVG IL [dB]</text:p>
          </table:table-cell>
          <table:table-cell table:style-name="ce25" office:value-type="string" calcext:value-type="string">
            <text:p>ZFSC-2-4-S+ AVG IL [dB]</text:p>
          </table:table-cell>
          <table:table-cell table:style-name="ce26" office:value-type="string" calcext:value-type="string">
            <text:p>M1 [dB]</text:p>
          </table:table-cell>
          <table:table-cell table:style-name="ce26" office:value-type="string" calcext:value-type="string">
            <text:p>M2 [dB]</text:p>
          </table:table-cell>
          <table:table-cell table:style-name="ce26" office:value-type="string" calcext:value-type="string">
            <text:p>M3 [dB]</text:p>
          </table:table-cell>
          <table:table-cell table:style-name="ce26" office:value-type="string" calcext:value-type="string">
            <text:p>M4 [dB]</text:p>
          </table:table-cell>
          <table:table-cell table:style-name="ce25" office:value-type="string" calcext:value-type="string">
            <text:p>Input Power [dBm]</text:p>
          </table:table-cell>
          <table:table-cell table:style-name="ce22" office:value-type="string" calcext:value-type="string">
            <text:p>Fundamental Average [dBm]</text:p>
          </table:table-cell>
          <table:table-cell table:style-name="ce22" office:value-type="string" calcext:value-type="string">
            <text:p>IM3 Average [dBm]</text:p>
          </table:table-cell>
          <table:table-cell table:style-name="ce22" office:value-type="string" calcext:value-type="string">
            <text:p>IMD [dB]</text:p>
          </table:table-cell>
          <table:table-cell table:style-name="ce22" office:value-type="string" calcext:value-type="string">
            <text:p>IP3 low</text:p>
          </table:table-cell>
          <table:table-cell table:style-name="ce22" office:value-type="string" calcext:value-type="string">
            <text:p>IP3 hi</text:p>
          </table:table-cell>
          <table:table-cell table:style-name="ce25" office:value-type="string" calcext:value-type="string">
            <text:p>IIP3</text:p>
          </table:table-cell>
          <table:table-cell table:style-name="ce25" office:value-type="string" calcext:value-type="string">
            <text:p>OIP3</text:p>
          </table:table-cell>
          <table:table-cell table:style-name="ce25" office:value-type="string" calcext:value-type="string">
            <text:p>GAIN</text:p>
          </table:table-cell>
          <table:table-cell table:style-name="ce22"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52068491390032" calcext:value-type="float">
            <text:p>3.521</text:p>
          </table:table-cell>
          <table:table-cell office:value-type="float" office:value="-1.34" calcext:value-type="float">
            <text:p>-1.34</text:p>
          </table:table-cell>
          <table:table-cell office:value-type="float" office:value="13.62" calcext:value-type="float">
            <text:p>13.62</text:p>
          </table:table-cell>
          <table:table-cell office:value-type="float" office:value="13.6" calcext:value-type="float">
            <text:p>13.60</text:p>
          </table:table-cell>
          <table:table-cell office:value-type="float" office:value="-1.07" calcext:value-type="float">
            <text:p>-1.07</text:p>
          </table:table-cell>
          <table:table-cell table:formula="of:=[.A2]-[.B2]-[.C2]-[.D2]-[.E2]" office:value-type="float" office:value="-19.1306849139003" calcext:value-type="float">
            <text:p>-19.131</text:p>
          </table:table-cell>
          <table:table-cell table:style-name="ce19" table:formula="of:=([.G2]+[.H2])/2" office:value-type="float" office:value="13.61" calcext:value-type="float">
            <text:p>13.610</text:p>
          </table:table-cell>
          <table:table-cell table:style-name="ce19" table:formula="of:=([.F2]+[.I2])/2" office:value-type="float" office:value="-1.205" calcext:value-type="float">
            <text:p>-1.205</text:p>
          </table:table-cell>
          <table:table-cell table:formula="of:=[.K2]-[.L2]" office:value-type="float" office:value="14.815" calcext:value-type="float">
            <text:p>14.815</text:p>
          </table:table-cell>
          <table:table-cell table:formula="of:=[.G2]+([.H2]-[.F2])/2" office:value-type="float" office:value="21.09" calcext:value-type="float">
            <text:p>21.09</text:p>
          </table:table-cell>
          <table:table-cell table:formula="of:=[.H2]+([.G2]-[.I2])/2" office:value-type="float" office:value="20.945" calcext:value-type="float">
            <text:p>20.945</text:p>
          </table:table-cell>
          <table:table-cell table:formula="of:=[.J2]+[.M2]/2" office:value-type="float" office:value="-11.7231849139003" calcext:value-type="float">
            <text:p>-11.723</text:p>
          </table:table-cell>
          <table:table-cell table:formula="of:=[.K2]+[.M2]/2" office:value-type="float" office:value="21.0175" calcext:value-type="float">
            <text:p>21.018</text:p>
          </table:table-cell>
          <table:table-cell table:formula="of:=[.Q2]-[.P2]" office:value-type="float" office:value="32.7406849139003" calcext:value-type="float">
            <text:p>32.741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52068491390032" calcext:value-type="float">
            <text:p>3.521</text:p>
          </table:table-cell>
          <table:table-cell office:value-type="float" office:value="-2.71" calcext:value-type="float">
            <text:p>-2.71</text:p>
          </table:table-cell>
          <table:table-cell office:value-type="float" office:value="13.41" calcext:value-type="float">
            <text:p>13.41</text:p>
          </table:table-cell>
          <table:table-cell office:value-type="float" office:value="13.37" calcext:value-type="float">
            <text:p>13.37</text:p>
          </table:table-cell>
          <table:table-cell office:value-type="float" office:value="-2.49" calcext:value-type="float">
            <text:p>-2.49</text:p>
          </table:table-cell>
          <table:table-cell table:formula="of:=[.A3]-[.B3]-[.C3]-[.D3]-[.E3]" office:value-type="float" office:value="-20.1306849139003" calcext:value-type="float">
            <text:p>-20.131</text:p>
          </table:table-cell>
          <table:table-cell table:style-name="ce19" table:formula="of:=([.G3]+[.H3])/2" office:value-type="float" office:value="13.39" calcext:value-type="float">
            <text:p>13.390</text:p>
          </table:table-cell>
          <table:table-cell table:style-name="ce19" table:formula="of:=([.F3]+[.I3])/2" office:value-type="float" office:value="-2.6" calcext:value-type="float">
            <text:p>-2.600</text:p>
          </table:table-cell>
          <table:table-cell table:formula="of:=[.K3]-[.L3]" office:value-type="float" office:value="15.99" calcext:value-type="float">
            <text:p>15.99</text:p>
          </table:table-cell>
          <table:table-cell table:formula="of:=[.G3]+([.H3]-[.F3])/2" office:value-type="float" office:value="21.45" calcext:value-type="float">
            <text:p>21.45</text:p>
          </table:table-cell>
          <table:table-cell table:formula="of:=[.H3]+([.G3]-[.I3])/2" office:value-type="float" office:value="21.32" calcext:value-type="float">
            <text:p>21.32</text:p>
          </table:table-cell>
          <table:table-cell table:formula="of:=[.J3]+[.M3]/2" office:value-type="float" office:value="-12.1356849139003" calcext:value-type="float">
            <text:p>-12.136</text:p>
          </table:table-cell>
          <table:table-cell table:formula="of:=[.K3]+[.M3]/2" office:value-type="float" office:value="21.385" calcext:value-type="float">
            <text:p>21.385</text:p>
          </table:table-cell>
          <table:table-cell table:formula="of:=[.Q3]-[.P3]" office:value-type="float" office:value="33.5206849139003" calcext:value-type="float">
            <text:p>33.521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52068491390032" calcext:value-type="float">
            <text:p>3.521</text:p>
          </table:table-cell>
          <table:table-cell office:value-type="float" office:value="-4.57" calcext:value-type="float">
            <text:p>-4.57</text:p>
          </table:table-cell>
          <table:table-cell office:value-type="float" office:value="13.12" calcext:value-type="float">
            <text:p>13.12</text:p>
          </table:table-cell>
          <table:table-cell office:value-type="float" office:value="13.08" calcext:value-type="float">
            <text:p>13.08</text:p>
          </table:table-cell>
          <table:table-cell office:value-type="float" office:value="-4.38" calcext:value-type="float">
            <text:p>-4.38</text:p>
          </table:table-cell>
          <table:table-cell table:formula="of:=[.A4]-[.B4]-[.C4]-[.D4]-[.E4]" office:value-type="float" office:value="-21.1306849139003" calcext:value-type="float">
            <text:p>-21.131</text:p>
          </table:table-cell>
          <table:table-cell table:style-name="ce19" table:formula="of:=([.G4]+[.H4])/2" office:value-type="float" office:value="13.1" calcext:value-type="float">
            <text:p>13.100</text:p>
          </table:table-cell>
          <table:table-cell table:style-name="ce19" table:formula="of:=([.F4]+[.I4])/2" office:value-type="float" office:value="-4.475" calcext:value-type="float">
            <text:p>-4.475</text:p>
          </table:table-cell>
          <table:table-cell table:formula="of:=[.K4]-[.L4]" office:value-type="float" office:value="17.575" calcext:value-type="float">
            <text:p>17.575</text:p>
          </table:table-cell>
          <table:table-cell table:formula="of:=[.G4]+([.H4]-[.F4])/2" office:value-type="float" office:value="21.945" calcext:value-type="float">
            <text:p>21.945</text:p>
          </table:table-cell>
          <table:table-cell table:formula="of:=[.H4]+([.G4]-[.I4])/2" office:value-type="float" office:value="21.83" calcext:value-type="float">
            <text:p>21.83</text:p>
          </table:table-cell>
          <table:table-cell table:formula="of:=[.J4]+[.M4]/2" office:value-type="float" office:value="-12.3431849139003" calcext:value-type="float">
            <text:p>-12.343</text:p>
          </table:table-cell>
          <table:table-cell table:formula="of:=[.K4]+[.M4]/2" office:value-type="float" office:value="21.8875" calcext:value-type="float">
            <text:p>21.888</text:p>
          </table:table-cell>
          <table:table-cell table:formula="of:=[.Q4]-[.P4]" office:value-type="float" office:value="34.2306849139003" calcext:value-type="float">
            <text:p>34.231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52068491390032" calcext:value-type="float">
            <text:p>3.521</text:p>
          </table:table-cell>
          <table:table-cell office:value-type="float" office:value="-6.9" calcext:value-type="float">
            <text:p>-6.90</text:p>
          </table:table-cell>
          <table:table-cell office:value-type="float" office:value="12.76" calcext:value-type="float">
            <text:p>12.76</text:p>
          </table:table-cell>
          <table:table-cell office:value-type="float" office:value="12.71" calcext:value-type="float">
            <text:p>12.71</text:p>
          </table:table-cell>
          <table:table-cell office:value-type="float" office:value="-6.74" calcext:value-type="float">
            <text:p>-6.74</text:p>
          </table:table-cell>
          <table:table-cell table:formula="of:=[.A5]-[.B5]-[.C5]-[.D5]-[.E5]" office:value-type="float" office:value="-22.1306849139003" calcext:value-type="float">
            <text:p>-22.131</text:p>
          </table:table-cell>
          <table:table-cell table:style-name="ce19" table:formula="of:=([.G5]+[.H5])/2" office:value-type="float" office:value="12.735" calcext:value-type="float">
            <text:p>12.735</text:p>
          </table:table-cell>
          <table:table-cell table:style-name="ce19" table:formula="of:=([.F5]+[.I5])/2" office:value-type="float" office:value="-6.82" calcext:value-type="float">
            <text:p>-6.820</text:p>
          </table:table-cell>
          <table:table-cell table:formula="of:=[.K5]-[.L5]" office:value-type="float" office:value="19.555" calcext:value-type="float">
            <text:p>19.555</text:p>
          </table:table-cell>
          <table:table-cell table:formula="of:=[.G5]+([.H5]-[.F5])/2" office:value-type="float" office:value="22.565" calcext:value-type="float">
            <text:p>22.565</text:p>
          </table:table-cell>
          <table:table-cell table:formula="of:=[.H5]+([.G5]-[.I5])/2" office:value-type="float" office:value="22.46" calcext:value-type="float">
            <text:p>22.46</text:p>
          </table:table-cell>
          <table:table-cell table:formula="of:=[.J5]+[.M5]/2" office:value-type="float" office:value="-12.3531849139003" calcext:value-type="float">
            <text:p>-12.353</text:p>
          </table:table-cell>
          <table:table-cell table:formula="of:=[.K5]+[.M5]/2" office:value-type="float" office:value="22.5125" calcext:value-type="float">
            <text:p>22.513</text:p>
          </table:table-cell>
          <table:table-cell table:formula="of:=[.Q5]-[.P5]" office:value-type="float" office:value="34.8656849139003" calcext:value-type="float">
            <text:p>34.866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52068491390032" calcext:value-type="float">
            <text:p>3.521</text:p>
          </table:table-cell>
          <table:table-cell office:value-type="float" office:value="-9.92" calcext:value-type="float">
            <text:p>-9.92</text:p>
          </table:table-cell>
          <table:table-cell office:value-type="float" office:value="12.32" calcext:value-type="float">
            <text:p>12.32</text:p>
          </table:table-cell>
          <table:table-cell office:value-type="float" office:value="12.26" calcext:value-type="float">
            <text:p>12.26</text:p>
          </table:table-cell>
          <table:table-cell office:value-type="float" office:value="-9.8" calcext:value-type="float">
            <text:p>-9.80</text:p>
          </table:table-cell>
          <table:table-cell table:formula="of:=[.A6]-[.B6]-[.C6]-[.D6]-[.E6]" office:value-type="float" office:value="-23.1306849139003" calcext:value-type="float">
            <text:p>-23.131</text:p>
          </table:table-cell>
          <table:table-cell table:style-name="ce19" table:formula="of:=([.G6]+[.H6])/2" office:value-type="float" office:value="12.29" calcext:value-type="float">
            <text:p>12.290</text:p>
          </table:table-cell>
          <table:table-cell table:style-name="ce19" table:formula="of:=([.F6]+[.I6])/2" office:value-type="float" office:value="-9.86" calcext:value-type="float">
            <text:p>-9.860</text:p>
          </table:table-cell>
          <table:table-cell table:formula="of:=[.K6]-[.L6]" office:value-type="float" office:value="22.15" calcext:value-type="float">
            <text:p>22.15</text:p>
          </table:table-cell>
          <table:table-cell table:formula="of:=[.G6]+([.H6]-[.F6])/2" office:value-type="float" office:value="23.41" calcext:value-type="float">
            <text:p>23.41</text:p>
          </table:table-cell>
          <table:table-cell table:formula="of:=[.H6]+([.G6]-[.I6])/2" office:value-type="float" office:value="23.32" calcext:value-type="float">
            <text:p>23.32</text:p>
          </table:table-cell>
          <table:table-cell table:formula="of:=[.J6]+[.M6]/2" office:value-type="float" office:value="-12.0556849139003" calcext:value-type="float">
            <text:p>-12.056</text:p>
          </table:table-cell>
          <table:table-cell table:formula="of:=[.K6]+[.M6]/2" office:value-type="float" office:value="23.365" calcext:value-type="float">
            <text:p>23.365</text:p>
          </table:table-cell>
          <table:table-cell table:formula="of:=[.Q6]-[.P6]" office:value-type="float" office:value="35.4206849139003" calcext:value-type="float">
            <text:p>35.421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52068491390032" calcext:value-type="float">
            <text:p>3.521</text:p>
          </table:table-cell>
          <table:table-cell office:value-type="float" office:value="-14.2" calcext:value-type="float">
            <text:p>-14.20</text:p>
          </table:table-cell>
          <table:table-cell office:value-type="float" office:value="11.77" calcext:value-type="float">
            <text:p>11.77</text:p>
          </table:table-cell>
          <table:table-cell office:value-type="float" office:value="11.71" calcext:value-type="float">
            <text:p>11.71</text:p>
          </table:table-cell>
          <table:table-cell office:value-type="float" office:value="-14.11" calcext:value-type="float">
            <text:p>-14.11</text:p>
          </table:table-cell>
          <table:table-cell table:formula="of:=[.A7]-[.B7]-[.C7]-[.D7]-[.E7]" office:value-type="float" office:value="-24.1306849139003" calcext:value-type="float">
            <text:p>-24.131</text:p>
          </table:table-cell>
          <table:table-cell table:style-name="ce19" table:formula="of:=([.G7]+[.H7])/2" office:value-type="float" office:value="11.74" calcext:value-type="float">
            <text:p>11.740</text:p>
          </table:table-cell>
          <table:table-cell table:style-name="ce19" table:formula="of:=([.F7]+[.I7])/2" office:value-type="float" office:value="-14.155" calcext:value-type="float">
            <text:p>-14.155</text:p>
          </table:table-cell>
          <table:table-cell table:formula="of:=[.K7]-[.L7]" office:value-type="float" office:value="25.895" calcext:value-type="float">
            <text:p>25.895</text:p>
          </table:table-cell>
          <table:table-cell table:formula="of:=[.G7]+([.H7]-[.F7])/2" office:value-type="float" office:value="24.725" calcext:value-type="float">
            <text:p>24.725</text:p>
          </table:table-cell>
          <table:table-cell table:formula="of:=[.H7]+([.G7]-[.I7])/2" office:value-type="float" office:value="24.65" calcext:value-type="float">
            <text:p>24.65</text:p>
          </table:table-cell>
          <table:table-cell table:formula="of:=[.J7]+[.M7]/2" office:value-type="float" office:value="-11.1831849139003" calcext:value-type="float">
            <text:p>-11.183</text:p>
          </table:table-cell>
          <table:table-cell table:formula="of:=[.K7]+[.M7]/2" office:value-type="float" office:value="24.6875" calcext:value-type="float">
            <text:p>24.688</text:p>
          </table:table-cell>
          <table:table-cell table:formula="of:=[.Q7]-[.P7]" office:value-type="float" office:value="35.8706849139003" calcext:value-type="float">
            <text:p>35.871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52068491390032" calcext:value-type="float">
            <text:p>3.521</text:p>
          </table:table-cell>
          <table:table-cell office:value-type="float" office:value="-20.18" calcext:value-type="float">
            <text:p>-20.18</text:p>
          </table:table-cell>
          <table:table-cell office:value-type="float" office:value="11.11" calcext:value-type="float">
            <text:p>11.11</text:p>
          </table:table-cell>
          <table:table-cell office:value-type="float" office:value="11.04" calcext:value-type="float">
            <text:p>11.04</text:p>
          </table:table-cell>
          <table:table-cell office:value-type="float" office:value="-20.12" calcext:value-type="float">
            <text:p>-20.12</text:p>
          </table:table-cell>
          <table:table-cell table:formula="of:=[.A8]-[.B8]-[.C8]-[.D8]-[.E8]" office:value-type="float" office:value="-25.1306849139003" calcext:value-type="float">
            <text:p>-25.131</text:p>
          </table:table-cell>
          <table:table-cell table:style-name="ce19" table:formula="of:=([.G8]+[.H8])/2" office:value-type="float" office:value="11.075" calcext:value-type="float">
            <text:p>11.075</text:p>
          </table:table-cell>
          <table:table-cell table:style-name="ce19" table:formula="of:=([.F8]+[.I8])/2" office:value-type="float" office:value="-20.15" calcext:value-type="float">
            <text:p>-20.150</text:p>
          </table:table-cell>
          <table:table-cell table:formula="of:=[.K8]-[.L8]" office:value-type="float" office:value="31.225" calcext:value-type="float">
            <text:p>31.225</text:p>
          </table:table-cell>
          <table:table-cell table:formula="of:=[.G8]+([.H8]-[.F8])/2" office:value-type="float" office:value="26.72" calcext:value-type="float">
            <text:p>26.72</text:p>
          </table:table-cell>
          <table:table-cell table:formula="of:=[.H8]+([.G8]-[.I8])/2" office:value-type="float" office:value="26.655" calcext:value-type="float">
            <text:p>26.655</text:p>
          </table:table-cell>
          <table:table-cell table:formula="of:=[.J8]+[.M8]/2" office:value-type="float" office:value="-9.51818491390032" calcext:value-type="float">
            <text:p>-9.518</text:p>
          </table:table-cell>
          <table:table-cell table:formula="of:=[.K8]+[.M8]/2" office:value-type="float" office:value="26.6875" calcext:value-type="float">
            <text:p>26.688</text:p>
          </table:table-cell>
          <table:table-cell table:formula="of:=[.Q8]-[.P8]" office:value-type="float" office:value="36.2056849139003" calcext:value-type="float">
            <text:p>36.206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52068491390032" calcext:value-type="float">
            <text:p>3.521</text:p>
          </table:table-cell>
          <table:table-cell office:value-type="float" office:value="-27.76" calcext:value-type="float">
            <text:p>-27.76</text:p>
          </table:table-cell>
          <table:table-cell office:value-type="float" office:value="10.34" calcext:value-type="float">
            <text:p>10.34</text:p>
          </table:table-cell>
          <table:table-cell office:value-type="float" office:value="10.27" calcext:value-type="float">
            <text:p>10.27</text:p>
          </table:table-cell>
          <table:table-cell office:value-type="float" office:value="-27.83" calcext:value-type="float">
            <text:p>-27.83</text:p>
          </table:table-cell>
          <table:table-cell table:formula="of:=[.A9]-[.B9]-[.C9]-[.D9]-[.E9]" office:value-type="float" office:value="-26.1306849139003" calcext:value-type="float">
            <text:p>-26.131</text:p>
          </table:table-cell>
          <table:table-cell table:style-name="ce19" table:formula="of:=([.G9]+[.H9])/2" office:value-type="float" office:value="10.305" calcext:value-type="float">
            <text:p>10.305</text:p>
          </table:table-cell>
          <table:table-cell table:style-name="ce19" table:formula="of:=([.F9]+[.I9])/2" office:value-type="float" office:value="-27.795" calcext:value-type="float">
            <text:p>-27.795</text:p>
          </table:table-cell>
          <table:table-cell table:formula="of:=[.K9]-[.L9]" office:value-type="float" office:value="38.1" calcext:value-type="float">
            <text:p>38.1</text:p>
          </table:table-cell>
          <table:table-cell table:formula="of:=[.G9]+([.H9]-[.F9])/2" office:value-type="float" office:value="29.355" calcext:value-type="float">
            <text:p>29.355</text:p>
          </table:table-cell>
          <table:table-cell table:formula="of:=[.H9]+([.G9]-[.I9])/2" office:value-type="float" office:value="29.355" calcext:value-type="float">
            <text:p>29.355</text:p>
          </table:table-cell>
          <table:table-cell table:formula="of:=[.J9]+[.M9]/2" office:value-type="float" office:value="-7.08068491390032" calcext:value-type="float">
            <text:p>-7.081</text:p>
          </table:table-cell>
          <table:table-cell table:formula="of:=[.K9]+[.M9]/2" office:value-type="float" office:value="29.355" calcext:value-type="float">
            <text:p>29.355</text:p>
          </table:table-cell>
          <table:table-cell table:formula="of:=[.Q9]-[.P9]" office:value-type="float" office:value="36.4356849139003" calcext:value-type="float">
            <text:p>36.436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52068491390032" calcext:value-type="float">
            <text:p>3.521</text:p>
          </table:table-cell>
          <table:table-cell office:value-type="float" office:value="-34.07" calcext:value-type="float">
            <text:p>-34.07</text:p>
          </table:table-cell>
          <table:table-cell office:value-type="float" office:value="9.42" calcext:value-type="float">
            <text:p>9.42</text:p>
          </table:table-cell>
          <table:table-cell office:value-type="float" office:value="9.35" calcext:value-type="float">
            <text:p>9.35</text:p>
          </table:table-cell>
          <table:table-cell office:value-type="float" office:value="-34.27" calcext:value-type="float">
            <text:p>-34.27</text:p>
          </table:table-cell>
          <table:table-cell table:formula="of:=[.A10]-[.B10]-[.C10]-[.D10]-[.E10]" office:value-type="float" office:value="-27.1306849139003" calcext:value-type="float">
            <text:p>-27.131</text:p>
          </table:table-cell>
          <table:table-cell table:style-name="ce19" table:formula="of:=([.G10]+[.H10])/2" office:value-type="float" office:value="9.385" calcext:value-type="float">
            <text:p>9.385</text:p>
          </table:table-cell>
          <table:table-cell table:style-name="ce19" table:formula="of:=([.F10]+[.I10])/2" office:value-type="float" office:value="-34.17" calcext:value-type="float">
            <text:p>-34.170</text:p>
          </table:table-cell>
          <table:table-cell table:formula="of:=[.K10]-[.L10]" office:value-type="float" office:value="43.555" calcext:value-type="float">
            <text:p>43.555</text:p>
          </table:table-cell>
          <table:table-cell table:formula="of:=[.G10]+([.H10]-[.F10])/2" office:value-type="float" office:value="31.13" calcext:value-type="float">
            <text:p>31.13</text:p>
          </table:table-cell>
          <table:table-cell table:formula="of:=[.H10]+([.G10]-[.I10])/2" office:value-type="float" office:value="31.195" calcext:value-type="float">
            <text:p>31.195</text:p>
          </table:table-cell>
          <table:table-cell table:formula="of:=[.J10]+[.M10]/2" office:value-type="float" office:value="-5.35318491390032" calcext:value-type="float">
            <text:p>-5.353</text:p>
          </table:table-cell>
          <table:table-cell table:formula="of:=[.K10]+[.M10]/2" office:value-type="float" office:value="31.1625" calcext:value-type="float">
            <text:p>31.163</text:p>
          </table:table-cell>
          <table:table-cell table:formula="of:=[.Q10]-[.P10]" office:value-type="float" office:value="36.5156849139003" calcext:value-type="float">
            <text:p>36.516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52068491390032" calcext:value-type="float">
            <text:p>3.521</text:p>
          </table:table-cell>
          <table:table-cell office:value-type="float" office:value="-37.17" calcext:value-type="float">
            <text:p>-37.17</text:p>
          </table:table-cell>
          <table:table-cell office:value-type="float" office:value="8.44" calcext:value-type="float">
            <text:p>8.44</text:p>
          </table:table-cell>
          <table:table-cell office:value-type="float" office:value="8.37" calcext:value-type="float">
            <text:p>8.37</text:p>
          </table:table-cell>
          <table:table-cell office:value-type="float" office:value="-37.42" calcext:value-type="float">
            <text:p>-37.42</text:p>
          </table:table-cell>
          <table:table-cell table:formula="of:=[.A11]-[.B11]-[.C11]-[.D11]-[.E11]" office:value-type="float" office:value="-28.1306849139003" calcext:value-type="float">
            <text:p>-28.131</text:p>
          </table:table-cell>
          <table:table-cell table:style-name="ce19" table:formula="of:=([.G11]+[.H11])/2" office:value-type="float" office:value="8.405" calcext:value-type="float">
            <text:p>8.405</text:p>
          </table:table-cell>
          <table:table-cell table:style-name="ce19" table:formula="of:=([.F11]+[.I11])/2" office:value-type="float" office:value="-37.295" calcext:value-type="float">
            <text:p>-37.295</text:p>
          </table:table-cell>
          <table:table-cell table:formula="of:=[.K11]-[.L11]" office:value-type="float" office:value="45.7" calcext:value-type="float">
            <text:p>45.7</text:p>
          </table:table-cell>
          <table:table-cell table:formula="of:=[.G11]+([.H11]-[.F11])/2" office:value-type="float" office:value="31.21" calcext:value-type="float">
            <text:p>31.21</text:p>
          </table:table-cell>
          <table:table-cell table:formula="of:=[.H11]+([.G11]-[.I11])/2" office:value-type="float" office:value="31.3" calcext:value-type="float">
            <text:p>31.3</text:p>
          </table:table-cell>
          <table:table-cell table:formula="of:=[.J11]+[.M11]/2" office:value-type="float" office:value="-5.28068491390032" calcext:value-type="float">
            <text:p>-5.281</text:p>
          </table:table-cell>
          <table:table-cell table:formula="of:=[.K11]+[.M11]/2" office:value-type="float" office:value="31.255" calcext:value-type="float">
            <text:p>31.255</text:p>
          </table:table-cell>
          <table:table-cell table:formula="of:=[.Q11]-[.P11]" office:value-type="float" office:value="36.5356849139003" calcext:value-type="float">
            <text:p>36.536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52068491390032" calcext:value-type="float">
            <text:p>3.521</text:p>
          </table:table-cell>
          <table:table-cell office:value-type="float" office:value="-39.98" calcext:value-type="float">
            <text:p>-39.98</text:p>
          </table:table-cell>
          <table:table-cell office:value-type="float" office:value="7.49" calcext:value-type="float">
            <text:p>7.49</text:p>
          </table:table-cell>
          <table:table-cell office:value-type="float" office:value="7.42" calcext:value-type="float">
            <text:p>7.42</text:p>
          </table:table-cell>
          <table:table-cell office:value-type="float" office:value="-40.25" calcext:value-type="float">
            <text:p>-40.25</text:p>
          </table:table-cell>
          <table:table-cell table:formula="of:=[.A12]-[.B12]-[.C12]-[.D12]-[.E12]" office:value-type="float" office:value="-29.1306849139003" calcext:value-type="float">
            <text:p>-29.131</text:p>
          </table:table-cell>
          <table:table-cell table:style-name="ce19" table:formula="of:=([.G12]+[.H12])/2" office:value-type="float" office:value="7.455" calcext:value-type="float">
            <text:p>7.455</text:p>
          </table:table-cell>
          <table:table-cell table:style-name="ce19" table:formula="of:=([.F12]+[.I12])/2" office:value-type="float" office:value="-40.115" calcext:value-type="float">
            <text:p>-40.115</text:p>
          </table:table-cell>
          <table:table-cell table:formula="of:=[.K12]-[.L12]" office:value-type="float" office:value="47.57" calcext:value-type="float">
            <text:p>47.57</text:p>
          </table:table-cell>
          <table:table-cell table:formula="of:=[.G12]+([.H12]-[.F12])/2" office:value-type="float" office:value="31.19" calcext:value-type="float">
            <text:p>31.19</text:p>
          </table:table-cell>
          <table:table-cell table:formula="of:=[.H12]+([.G12]-[.I12])/2" office:value-type="float" office:value="31.29" calcext:value-type="float">
            <text:p>31.29</text:p>
          </table:table-cell>
          <table:table-cell table:formula="of:=[.J12]+[.M12]/2" office:value-type="float" office:value="-5.34568491390032" calcext:value-type="float">
            <text:p>-5.346</text:p>
          </table:table-cell>
          <table:table-cell table:formula="of:=[.K12]+[.M12]/2" office:value-type="float" office:value="31.24" calcext:value-type="float">
            <text:p>31.240</text:p>
          </table:table-cell>
          <table:table-cell table:formula="of:=[.Q12]-[.P12]" office:value-type="float" office:value="36.5856849139003" calcext:value-type="float">
            <text:p>36.586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52068491390032" calcext:value-type="float">
            <text:p>3.521</text:p>
          </table:table-cell>
          <table:table-cell office:value-type="float" office:value="-42.61" calcext:value-type="float">
            <text:p>-42.61</text:p>
          </table:table-cell>
          <table:table-cell office:value-type="float" office:value="6.58" calcext:value-type="float">
            <text:p>6.58</text:p>
          </table:table-cell>
          <table:table-cell office:value-type="float" office:value="6.51" calcext:value-type="float">
            <text:p>6.51</text:p>
          </table:table-cell>
          <table:table-cell office:value-type="float" office:value="-42.93" calcext:value-type="float">
            <text:p>-42.93</text:p>
          </table:table-cell>
          <table:table-cell table:formula="of:=[.A13]-[.B13]-[.C13]-[.D13]-[.E13]" office:value-type="float" office:value="-30.1306849139003" calcext:value-type="float">
            <text:p>-30.131</text:p>
          </table:table-cell>
          <table:table-cell table:style-name="ce19" table:formula="of:=([.G13]+[.H13])/2" office:value-type="float" office:value="6.545" calcext:value-type="float">
            <text:p>6.545</text:p>
          </table:table-cell>
          <table:table-cell table:style-name="ce19" table:formula="of:=([.F13]+[.I13])/2" office:value-type="float" office:value="-42.77" calcext:value-type="float">
            <text:p>-42.770</text:p>
          </table:table-cell>
          <table:table-cell table:formula="of:=[.K13]-[.L13]" office:value-type="float" office:value="49.315" calcext:value-type="float">
            <text:p>49.315</text:p>
          </table:table-cell>
          <table:table-cell table:formula="of:=[.G13]+([.H13]-[.F13])/2" office:value-type="float" office:value="31.14" calcext:value-type="float">
            <text:p>31.14</text:p>
          </table:table-cell>
          <table:table-cell table:formula="of:=[.H13]+([.G13]-[.I13])/2" office:value-type="float" office:value="31.265" calcext:value-type="float">
            <text:p>31.265</text:p>
          </table:table-cell>
          <table:table-cell table:formula="of:=[.J13]+[.M13]/2" office:value-type="float" office:value="-5.47318491390032" calcext:value-type="float">
            <text:p>-5.473</text:p>
          </table:table-cell>
          <table:table-cell table:formula="of:=[.K13]+[.M13]/2" office:value-type="float" office:value="31.2025" calcext:value-type="float">
            <text:p>31.203</text:p>
          </table:table-cell>
          <table:table-cell table:formula="of:=[.Q13]-[.P13]" office:value-type="float" office:value="36.6756849139003" calcext:value-type="float">
            <text:p>36.676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2" calcext:value-type="float">
            <text:p>12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52068491390032" calcext:value-type="float">
            <text:p>3.521</text:p>
          </table:table-cell>
          <table:table-cell office:value-type="float" office:value="-45.52" calcext:value-type="float">
            <text:p>-45.52</text:p>
          </table:table-cell>
          <table:table-cell office:value-type="float" office:value="5.6" calcext:value-type="float">
            <text:p>5.60</text:p>
          </table:table-cell>
          <table:table-cell office:value-type="float" office:value="5.53" calcext:value-type="float">
            <text:p>5.53</text:p>
          </table:table-cell>
          <table:table-cell office:value-type="float" office:value="-46.04" calcext:value-type="float">
            <text:p>-46.04</text:p>
          </table:table-cell>
          <table:table-cell table:formula="of:=[.A14]-[.B14]-[.C14]-[.D14]-[.E14]" office:value-type="float" office:value="-31.1306849139003" calcext:value-type="float">
            <text:p>-31.131</text:p>
          </table:table-cell>
          <table:table-cell table:style-name="ce19" table:formula="of:=([.G14]+[.H14])/2" office:value-type="float" office:value="5.565" calcext:value-type="float">
            <text:p>5.565</text:p>
          </table:table-cell>
          <table:table-cell table:style-name="ce19" table:formula="of:=([.F14]+[.I14])/2" office:value-type="float" office:value="-45.78" calcext:value-type="float">
            <text:p>-45.780</text:p>
          </table:table-cell>
          <table:table-cell table:formula="of:=[.K14]-[.L14]" office:value-type="float" office:value="51.345" calcext:value-type="float">
            <text:p>51.345</text:p>
          </table:table-cell>
          <table:table-cell table:formula="of:=[.G14]+([.H14]-[.F14])/2" office:value-type="float" office:value="31.125" calcext:value-type="float">
            <text:p>31.125</text:p>
          </table:table-cell>
          <table:table-cell table:formula="of:=[.H14]+([.G14]-[.I14])/2" office:value-type="float" office:value="31.35" calcext:value-type="float">
            <text:p>31.35</text:p>
          </table:table-cell>
          <table:table-cell table:formula="of:=[.J14]+[.M14]/2" office:value-type="float" office:value="-5.45818491390032" calcext:value-type="float">
            <text:p>-5.458</text:p>
          </table:table-cell>
          <table:table-cell table:formula="of:=[.K14]+[.M14]/2" office:value-type="float" office:value="31.2375" calcext:value-type="float">
            <text:p>31.238</text:p>
          </table:table-cell>
          <table:table-cell table:formula="of:=[.Q14]-[.P14]" office:value-type="float" office:value="36.6956849139003" calcext:value-type="float">
            <text:p>36.696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3" calcext:value-type="float">
            <text:p>13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52068491390032" calcext:value-type="float">
            <text:p>3.521</text:p>
          </table:table-cell>
          <table:table-cell office:value-type="float" office:value="-48.65" calcext:value-type="float">
            <text:p>-48.65</text:p>
          </table:table-cell>
          <table:table-cell office:value-type="float" office:value="4.63" calcext:value-type="float">
            <text:p>4.63</text:p>
          </table:table-cell>
          <table:table-cell office:value-type="float" office:value="4.55" calcext:value-type="float">
            <text:p>4.55</text:p>
          </table:table-cell>
          <table:table-cell office:value-type="float" office:value="-49.4" calcext:value-type="float">
            <text:p>-49.40</text:p>
          </table:table-cell>
          <table:table-cell table:formula="of:=[.A15]-[.B15]-[.C15]-[.D15]-[.E15]" office:value-type="float" office:value="-32.1306849139003" calcext:value-type="float">
            <text:p>-32.131</text:p>
          </table:table-cell>
          <table:table-cell table:style-name="ce19" table:formula="of:=([.G15]+[.H15])/2" office:value-type="float" office:value="4.59" calcext:value-type="float">
            <text:p>4.590</text:p>
          </table:table-cell>
          <table:table-cell table:style-name="ce19" table:formula="of:=([.F15]+[.I15])/2" office:value-type="float" office:value="-49.025" calcext:value-type="float">
            <text:p>-49.025</text:p>
          </table:table-cell>
          <table:table-cell table:formula="of:=[.K15]-[.L15]" office:value-type="float" office:value="53.615" calcext:value-type="float">
            <text:p>53.615</text:p>
          </table:table-cell>
          <table:table-cell table:formula="of:=[.G15]+([.H15]-[.F15])/2" office:value-type="float" office:value="31.23" calcext:value-type="float">
            <text:p>31.23</text:p>
          </table:table-cell>
          <table:table-cell table:formula="of:=[.H15]+([.G15]-[.I15])/2" office:value-type="float" office:value="31.565" calcext:value-type="float">
            <text:p>31.565</text:p>
          </table:table-cell>
          <table:table-cell table:formula="of:=[.J15]+[.M15]/2" office:value-type="float" office:value="-5.32318491390032" calcext:value-type="float">
            <text:p>-5.323</text:p>
          </table:table-cell>
          <table:table-cell table:formula="of:=[.K15]+[.M15]/2" office:value-type="float" office:value="31.3975" calcext:value-type="float">
            <text:p>31.398</text:p>
          </table:table-cell>
          <table:table-cell table:formula="of:=[.Q15]-[.P15]" office:value-type="float" office:value="36.7206849139003" calcext:value-type="float">
            <text:p>36.721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4" calcext:value-type="float">
            <text:p>14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52068491390032" calcext:value-type="float">
            <text:p>3.521</text:p>
          </table:table-cell>
          <table:table-cell office:value-type="float" office:value="-51.91" calcext:value-type="float">
            <text:p>-51.91</text:p>
          </table:table-cell>
          <table:table-cell office:value-type="float" office:value="3.65" calcext:value-type="float">
            <text:p>3.65</text:p>
          </table:table-cell>
          <table:table-cell office:value-type="float" office:value="3.57" calcext:value-type="float">
            <text:p>3.57</text:p>
          </table:table-cell>
          <table:table-cell office:value-type="float" office:value="-53.14" calcext:value-type="float">
            <text:p>-53.14</text:p>
          </table:table-cell>
          <table:table-cell table:formula="of:=[.A16]-[.B16]-[.C16]-[.D16]-[.E16]" office:value-type="float" office:value="-33.1306849139003" calcext:value-type="float">
            <text:p>-33.131</text:p>
          </table:table-cell>
          <table:table-cell table:style-name="ce19" table:formula="of:=([.G16]+[.H16])/2" office:value-type="float" office:value="3.61" calcext:value-type="float">
            <text:p>3.610</text:p>
          </table:table-cell>
          <table:table-cell table:style-name="ce19" table:formula="of:=([.F16]+[.I16])/2" office:value-type="float" office:value="-52.525" calcext:value-type="float">
            <text:p>-52.525</text:p>
          </table:table-cell>
          <table:table-cell table:formula="of:=[.K16]-[.L16]" office:value-type="float" office:value="56.135" calcext:value-type="float">
            <text:p>56.135</text:p>
          </table:table-cell>
          <table:table-cell table:formula="of:=[.G16]+([.H16]-[.F16])/2" office:value-type="float" office:value="31.39" calcext:value-type="float">
            <text:p>31.39</text:p>
          </table:table-cell>
          <table:table-cell table:formula="of:=[.H16]+([.G16]-[.I16])/2" office:value-type="float" office:value="31.965" calcext:value-type="float">
            <text:p>31.965</text:p>
          </table:table-cell>
          <table:table-cell table:formula="of:=[.J16]+[.M16]/2" office:value-type="float" office:value="-5.06318491390032" calcext:value-type="float">
            <text:p>-5.063</text:p>
          </table:table-cell>
          <table:table-cell table:formula="of:=[.K16]+[.M16]/2" office:value-type="float" office:value="31.6775" calcext:value-type="float">
            <text:p>31.678</text:p>
          </table:table-cell>
          <table:table-cell table:formula="of:=[.Q16]-[.P16]" office:value-type="float" office:value="36.7406849139003" calcext:value-type="float">
            <text:p>36.741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52068491390032" calcext:value-type="float">
            <text:p>3.521</text:p>
          </table:table-cell>
          <table:table-cell office:value-type="float" office:value="-56.1" calcext:value-type="float">
            <text:p>-56.10</text:p>
          </table:table-cell>
          <table:table-cell office:value-type="float" office:value="2.64" calcext:value-type="float">
            <text:p>2.64</text:p>
          </table:table-cell>
          <table:table-cell office:value-type="float" office:value="2.57" calcext:value-type="float">
            <text:p>2.57</text:p>
          </table:table-cell>
          <table:table-cell office:value-type="float" office:value="-57.21" calcext:value-type="float">
            <text:p>-57.21</text:p>
          </table:table-cell>
          <table:table-cell table:formula="of:=[.A17]-[.B17]-[.C17]-[.D17]-[.E17]" office:value-type="float" office:value="-34.1306849139003" calcext:value-type="float">
            <text:p>-34.131</text:p>
          </table:table-cell>
          <table:table-cell table:style-name="ce19" table:formula="of:=([.G17]+[.H17])/2" office:value-type="float" office:value="2.605" calcext:value-type="float">
            <text:p>2.605</text:p>
          </table:table-cell>
          <table:table-cell table:style-name="ce19" table:formula="of:=([.F17]+[.I17])/2" office:value-type="float" office:value="-56.655" calcext:value-type="float">
            <text:p>-56.655</text:p>
          </table:table-cell>
          <table:table-cell table:formula="of:=[.K17]-[.L17]" office:value-type="float" office:value="59.26" calcext:value-type="float">
            <text:p>59.26</text:p>
          </table:table-cell>
          <table:table-cell table:formula="of:=[.G17]+([.H17]-[.F17])/2" office:value-type="float" office:value="31.975" calcext:value-type="float">
            <text:p>31.975</text:p>
          </table:table-cell>
          <table:table-cell table:formula="of:=[.H17]+([.G17]-[.I17])/2" office:value-type="float" office:value="32.495" calcext:value-type="float">
            <text:p>32.495</text:p>
          </table:table-cell>
          <table:table-cell table:formula="of:=[.J17]+[.M17]/2" office:value-type="float" office:value="-4.50068491390032" calcext:value-type="float">
            <text:p>-4.501</text:p>
          </table:table-cell>
          <table:table-cell table:formula="of:=[.K17]+[.M17]/2" office:value-type="float" office:value="32.235" calcext:value-type="float">
            <text:p>32.235</text:p>
          </table:table-cell>
          <table:table-cell table:formula="of:=[.Q17]-[.P17]" office:value-type="float" office:value="36.7356849139003" calcext:value-type="float">
            <text:p>36.736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6" calcext:value-type="float">
            <text:p>16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52068491390032" calcext:value-type="float">
            <text:p>3.521</text:p>
          </table:table-cell>
          <table:table-cell office:value-type="float" office:value="-60.3" calcext:value-type="float">
            <text:p>-60.30</text:p>
          </table:table-cell>
          <table:table-cell office:value-type="float" office:value="1.64" calcext:value-type="float">
            <text:p>1.64</text:p>
          </table:table-cell>
          <table:table-cell office:value-type="float" office:value="1.57" calcext:value-type="float">
            <text:p>1.57</text:p>
          </table:table-cell>
          <table:table-cell office:value-type="float" office:value="-61.9" calcext:value-type="float">
            <text:p>-61.90</text:p>
          </table:table-cell>
          <table:table-cell table:formula="of:=[.A18]-[.B18]-[.C18]-[.D18]-[.E18]" office:value-type="float" office:value="-35.1306849139003" calcext:value-type="float">
            <text:p>-35.131</text:p>
          </table:table-cell>
          <table:table-cell table:style-name="ce19" table:formula="of:=([.G18]+[.H18])/2" office:value-type="float" office:value="1.605" calcext:value-type="float">
            <text:p>1.605</text:p>
          </table:table-cell>
          <table:table-cell table:style-name="ce19" table:formula="of:=([.F18]+[.I18])/2" office:value-type="float" office:value="-61.1" calcext:value-type="float">
            <text:p>-61.100</text:p>
          </table:table-cell>
          <table:table-cell table:formula="of:=[.K18]-[.L18]" office:value-type="float" office:value="62.705" calcext:value-type="float">
            <text:p>62.705</text:p>
          </table:table-cell>
          <table:table-cell table:formula="of:=[.G18]+([.H18]-[.F18])/2" office:value-type="float" office:value="32.575" calcext:value-type="float">
            <text:p>32.575</text:p>
          </table:table-cell>
          <table:table-cell table:formula="of:=[.H18]+([.G18]-[.I18])/2" office:value-type="float" office:value="33.34" calcext:value-type="float">
            <text:p>33.34</text:p>
          </table:table-cell>
          <table:table-cell table:formula="of:=[.J18]+[.M18]/2" office:value-type="float" office:value="-3.77818491390032" calcext:value-type="float">
            <text:p>-3.778</text:p>
          </table:table-cell>
          <table:table-cell table:formula="of:=[.K18]+[.M18]/2" office:value-type="float" office:value="32.9575" calcext:value-type="float">
            <text:p>32.958</text:p>
          </table:table-cell>
          <table:table-cell table:formula="of:=[.Q18]-[.P18]" office:value-type="float" office:value="36.7356849139003" calcext:value-type="float">
            <text:p>36.736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7" calcext:value-type="float">
            <text:p>17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52068491390032" calcext:value-type="float">
            <text:p>3.521</text:p>
          </table:table-cell>
          <table:table-cell office:value-type="float" office:value="-63.14" calcext:value-type="float">
            <text:p>-63.14</text:p>
          </table:table-cell>
          <table:table-cell office:value-type="float" office:value="0.68" calcext:value-type="float">
            <text:p>0.68</text:p>
          </table:table-cell>
          <table:table-cell office:value-type="float" office:value="0.61" calcext:value-type="float">
            <text:p>0.61</text:p>
          </table:table-cell>
          <table:table-cell office:value-type="float" office:value="-65.58" calcext:value-type="float">
            <text:p>-65.58</text:p>
          </table:table-cell>
          <table:table-cell table:formula="of:=[.A19]-[.B19]-[.C19]-[.D19]-[.E19]" office:value-type="float" office:value="-36.1306849139003" calcext:value-type="float">
            <text:p>-36.131</text:p>
          </table:table-cell>
          <table:table-cell table:style-name="ce19" table:formula="of:=([.G19]+[.H19])/2" office:value-type="float" office:value="0.645" calcext:value-type="float">
            <text:p>0.645</text:p>
          </table:table-cell>
          <table:table-cell table:style-name="ce19" table:formula="of:=([.F19]+[.I19])/2" office:value-type="float" office:value="-64.36" calcext:value-type="float">
            <text:p>-64.360</text:p>
          </table:table-cell>
          <table:table-cell table:formula="of:=[.K19]-[.L19]" office:value-type="float" office:value="65.005" calcext:value-type="float">
            <text:p>65.005</text:p>
          </table:table-cell>
          <table:table-cell table:formula="of:=[.G19]+([.H19]-[.F19])/2" office:value-type="float" office:value="32.555" calcext:value-type="float">
            <text:p>32.555</text:p>
          </table:table-cell>
          <table:table-cell table:formula="of:=[.H19]+([.G19]-[.I19])/2" office:value-type="float" office:value="33.74" calcext:value-type="float">
            <text:p>33.74</text:p>
          </table:table-cell>
          <table:table-cell table:formula="of:=[.J19]+[.M19]/2" office:value-type="float" office:value="-3.62818491390032" calcext:value-type="float">
            <text:p>-3.628</text:p>
          </table:table-cell>
          <table:table-cell table:formula="of:=[.K19]+[.M19]/2" office:value-type="float" office:value="33.1475" calcext:value-type="float">
            <text:p>33.148</text:p>
          </table:table-cell>
          <table:table-cell table:formula="of:=[.Q19]-[.P19]" office:value-type="float" office:value="36.7756849139003" calcext:value-type="float">
            <text:p>36.776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8" calcext:value-type="float">
            <text:p>18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52068491390032" calcext:value-type="float">
            <text:p>3.521</text:p>
          </table:table-cell>
          <table:table-cell office:value-type="float" office:value="-66.2" calcext:value-type="float">
            <text:p>-66.20</text:p>
          </table:table-cell>
          <table:table-cell office:value-type="float" office:value="-0.33" calcext:value-type="float">
            <text:p>-0.33</text:p>
          </table:table-cell>
          <table:table-cell office:value-type="float" office:value="-0.4" calcext:value-type="float">
            <text:p>-0.40</text:p>
          </table:table-cell>
          <table:table-cell office:value-type="float" office:value="-67.15" calcext:value-type="float">
            <text:p>-67.15</text:p>
          </table:table-cell>
          <table:table-cell table:formula="of:=[.A20]-[.B20]-[.C20]-[.D20]-[.E20]" office:value-type="float" office:value="-37.1306849139003" calcext:value-type="float">
            <text:p>-37.131</text:p>
          </table:table-cell>
          <table:table-cell table:style-name="ce19" table:formula="of:=([.G20]+[.H20])/2" office:value-type="float" office:value="-0.365" calcext:value-type="float">
            <text:p>-0.365</text:p>
          </table:table-cell>
          <table:table-cell table:style-name="ce19" table:formula="of:=([.F20]+[.I20])/2" office:value-type="float" office:value="-66.675" calcext:value-type="float">
            <text:p>-66.675</text:p>
          </table:table-cell>
          <table:table-cell table:formula="of:=[.K20]-[.L20]" office:value-type="float" office:value="66.31" calcext:value-type="float">
            <text:p>66.31</text:p>
          </table:table-cell>
          <table:table-cell table:formula="of:=[.G20]+([.H20]-[.F20])/2" office:value-type="float" office:value="32.57" calcext:value-type="float">
            <text:p>32.57</text:p>
          </table:table-cell>
          <table:table-cell table:formula="of:=[.H20]+([.G20]-[.I20])/2" office:value-type="float" office:value="33.01" calcext:value-type="float">
            <text:p>33.01</text:p>
          </table:table-cell>
          <table:table-cell table:formula="of:=[.J20]+[.M20]/2" office:value-type="float" office:value="-3.97568491390031" calcext:value-type="float">
            <text:p>-3.976</text:p>
          </table:table-cell>
          <table:table-cell table:formula="of:=[.K20]+[.M20]/2" office:value-type="float" office:value="32.79" calcext:value-type="float">
            <text:p>32.790</text:p>
          </table:table-cell>
          <table:table-cell table:formula="of:=[.Q20]-[.P20]" office:value-type="float" office:value="36.7656849139003" calcext:value-type="float">
            <text:p>36.766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9" calcext:value-type="float">
            <text:p>19</text:p>
          </table:table-cell>
          <table:table-cell table:style-name="ce19" office:value-type="float" office:value="0.6" calcext:value-type="float">
            <text:p>0.600</text:p>
          </table:table-cell>
          <table:table-cell table:style-name="ce19" office:value-type="float" office:value="3.52068491390032" calcext:value-type="float">
            <text:p>3.521</text:p>
          </table:table-cell>
          <table:table-cell office:value-type="float" office:value="-68.65" calcext:value-type="float">
            <text:p>-68.65</text:p>
          </table:table-cell>
          <table:table-cell office:value-type="float" office:value="-1.34" calcext:value-type="float">
            <text:p>-1.34</text:p>
          </table:table-cell>
          <table:table-cell office:value-type="float" office:value="-1.42" calcext:value-type="float">
            <text:p>-1.42</text:p>
          </table:table-cell>
          <table:table-cell office:value-type="float" office:value="-69.55" calcext:value-type="float">
            <text:p>-69.55</text:p>
          </table:table-cell>
          <table:table-cell table:formula="of:=[.A21]-[.B21]-[.C21]-[.D21]-[.E21]" office:value-type="float" office:value="-38.1306849139003" calcext:value-type="float">
            <text:p>-38.131</text:p>
          </table:table-cell>
          <table:table-cell table:style-name="ce19" table:formula="of:=([.G21]+[.H21])/2" office:value-type="float" office:value="-1.38" calcext:value-type="float">
            <text:p>-1.380</text:p>
          </table:table-cell>
          <table:table-cell table:style-name="ce19" table:formula="of:=([.F21]+[.I21])/2" office:value-type="float" office:value="-69.1" calcext:value-type="float">
            <text:p>-69.100</text:p>
          </table:table-cell>
          <table:table-cell table:formula="of:=[.K21]-[.L21]" office:value-type="float" office:value="67.72" calcext:value-type="float">
            <text:p>67.72</text:p>
          </table:table-cell>
          <table:table-cell table:formula="of:=[.G21]+([.H21]-[.F21])/2" office:value-type="float" office:value="32.275" calcext:value-type="float">
            <text:p>32.275</text:p>
          </table:table-cell>
          <table:table-cell table:formula="of:=[.H21]+([.G21]-[.I21])/2" office:value-type="float" office:value="32.685" calcext:value-type="float">
            <text:p>32.685</text:p>
          </table:table-cell>
          <table:table-cell table:formula="of:=[.J21]+[.M21]/2" office:value-type="float" office:value="-4.27068491390032" calcext:value-type="float">
            <text:p>-4.271</text:p>
          </table:table-cell>
          <table:table-cell table:formula="of:=[.K21]+[.M21]/2" office:value-type="float" office:value="32.48" calcext:value-type="float">
            <text:p>32.480</text:p>
          </table:table-cell>
          <table:table-cell table:formula="of:=[.Q21]-[.P21]" office:value-type="float" office:value="36.7506849139003" calcext:value-type="float">
            <text:p>36.751</text:p>
          </table:table-cell>
          <table:table-cell table:number-columns-repeated="100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4"/>
          <table:table-cell table:style-name="ce27" office:value-type="string" calcext:value-type="string">
            <text:p>IIP3</text:p>
          </table:table-cell>
          <table:table-cell table:style-name="ce29" table:formula="of:=AVERAGE([.P16:.P21])" office:value-type="float" office:value="-4.20276824723365" calcext:value-type="float">
            <text:p>-4.203</text:p>
          </table:table-cell>
          <table:table-cell table:number-columns-repeated="1007"/>
        </table:table-row>
        <table:table-row table:style-name="ro1">
          <table:table-cell table:number-columns-repeated="14"/>
          <table:table-cell table:style-name="ce27" office:value-type="string" calcext:value-type="string">
            <text:p>OIP3</text:p>
          </table:table-cell>
          <table:table-cell table:style-name="ce29" table:formula="of:=[.P24]+36.8743525750134" office:value-type="float" office:value="32.6715843277797" calcext:value-type="float">
            <text:p>32.672</text:p>
          </table:table-cell>
          <table:table-cell table:number-columns-repeated="1007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CTIVE_BALUN_SN003_S21" table:style-name="ta1">
        <table:shapes>
          <draw:frame draw:z-index="0" draw:style-name="gr1" draw:text-style-name="P1" svg:width="570.67pt" svg:height="417.12pt" svg:x="687.4pt" svg:y="382.48pt">
            <loext:p draw:notify-on-update-of-ranges="ACTIVE_BALUN_SN003_S21.B2:ACTIVE_BALUN_SN003_S21.B602 ACTIVE_BALUN_SN003_S21.F1:ACTIVE_BALUN_SN003_S21.F1 ACTIVE_BALUN_SN003_S21.F2:ACTIVE_BALUN_SN003_S21.F60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569.96pt" svg:height="365.92pt" svg:x="684.28pt" svg:y="8.31pt">
            <loext:p draw:notify-on-update-of-ranges="ACTIVE_BALUN_SN003_S21.B2:ACTIVE_BALUN_SN003_S21.B602 ACTIVE_BALUN_SN003_S21.E1:ACTIVE_BALUN_SN003_S21.E1 ACTIVE_BALUN_SN003_S21.E2:ACTIVE_BALUN_SN003_S21.E6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6" table:default-cell-style-name="Default"/>
        <table:table-column table:style-name="co6" table:default-cell-style-name="ce24"/>
        <table:table-column table:style-name="co18" table:default-cell-style-name="ce19"/>
        <table:table-column table:style-name="co27" table:default-cell-style-name="ce19"/>
        <table:table-column table:style-name="co28" table:default-cell-style-name="Default"/>
        <table:table-column table:style-name="co29" table:default-cell-style-name="ce19"/>
        <table:table-column table:style-name="co30" table:default-cell-style-name="Default"/>
        <table:table-row table:style-name="ro1">
          <table:table-cell office:value-type="string" calcext:value-type="string">
            <text:p>Frequency [Hz]</text:p>
          </table:table-cell>
          <table:table-cell office:value-type="string" calcext:value-type="string">
            <text:p>Frequency [MHz]</text:p>
          </table:table-cell>
          <table:table-cell office:value-type="string" calcext:value-type="string">
            <text:p>ZMSCJ-2-1 AVG IL [dB]</text:p>
          </table:table-cell>
          <table:table-cell office:value-type="string" calcext:value-type="string">
            <text:p>Measured S21 [dB]</text:p>
          </table:table-cell>
          <table:table-cell office:value-type="string" calcext:value-type="string">
            <text:p>Corrected S21 [dB]</text:p>
          </table:table-cell>
          <table:table-cell office:value-type="string" calcext:value-type="string">
            <text:p>Normalized S21 [dB]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formula="of:=[.A2]/1000000" office:value-type="float" office:value="0.5" calcext:value-type="float">
            <text:p>0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24.6951777373397" calcext:value-type="float">
            <text:p>-24.6951777373</text:p>
          </table:table-cell>
          <table:table-cell table:formula="of:=[.D2]+[.C2]" office:value-type="float" office:value="-24.0951777373397" calcext:value-type="float">
            <text:p>-24.0951777373</text:p>
          </table:table-cell>
          <table:table-cell table:formula="of:=[.E2]-37.6798586634965" office:value-type="float" office:value="-61.7750364008362" calcext:value-type="float">
            <text:p>-61.775</text:p>
          </table:table-cell>
          <table:table-cell/>
        </table:table-row>
        <table:table-row table:style-name="ro1">
          <table:table-cell office:value-type="float" office:value="750000" calcext:value-type="float">
            <text:p>750000</text:p>
          </table:table-cell>
          <table:table-cell table:formula="of:=[.A3]/1000000" office:value-type="float" office:value="0.75" calcext:value-type="float">
            <text:p>0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6.70457429173268" calcext:value-type="float">
            <text:p>6.7045742917</text:p>
          </table:table-cell>
          <table:table-cell table:formula="of:=[.D3]+[.C3]" office:value-type="float" office:value="7.30457429173268" calcext:value-type="float">
            <text:p>7.3045742917</text:p>
          </table:table-cell>
          <table:table-cell table:formula="of:=[.E3]-37.6798586634965" office:value-type="float" office:value="-30.3752843717638" calcext:value-type="float">
            <text:p>-30.375</text:p>
          </table:table-cell>
          <table:table-cell table:formula="of:=MAX([.E2:.E602])" office:value-type="float" office:value="37.6798586634965" calcext:value-type="float">
            <text:p>37.679858663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[.A4]/1000000" office:value-type="float" office:value="1" calcext:value-type="float">
            <text:p>1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7.6806195935392" calcext:value-type="float">
            <text:p>17.6806195935</text:p>
          </table:table-cell>
          <table:table-cell table:formula="of:=[.D4]+[.C4]" office:value-type="float" office:value="18.2806195935392" calcext:value-type="float">
            <text:p>18.2806195935</text:p>
          </table:table-cell>
          <table:table-cell table:formula="of:=[.E4]-37.6798586634965" office:value-type="float" office:value="-19.3992390699573" calcext:value-type="float">
            <text:p>-19.399</text:p>
          </table:table-cell>
          <table:table-cell office:value-type="float" office:value="37.6798586634965" calcext:value-type="float">
            <text:p>37.6798586635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table:formula="of:=[.A5]/1000000" office:value-type="float" office:value="1.25" calcext:value-type="float">
            <text:p>1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3.927379968853" calcext:value-type="float">
            <text:p>23.9273799689</text:p>
          </table:table-cell>
          <table:table-cell table:formula="of:=[.D5]+[.C5]" office:value-type="float" office:value="24.527379968853" calcext:value-type="float">
            <text:p>24.5273799689</text:p>
          </table:table-cell>
          <table:table-cell table:formula="of:=[.E5]-37.6798586634965" office:value-type="float" office:value="-13.1524786946435" calcext:value-type="float">
            <text:p>-13.152</text:p>
          </table:table-cell>
          <table:table-cell/>
        </table:table-row>
        <table:table-row table:style-name="ro1">
          <table:table-cell office:value-type="float" office:value="1500000" calcext:value-type="float">
            <text:p>1500000</text:p>
          </table:table-cell>
          <table:table-cell table:formula="of:=[.A6]/1000000" office:value-type="float" office:value="1.5" calcext:value-type="float">
            <text:p>1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8.7475677911277" calcext:value-type="float">
            <text:p>28.7475677911</text:p>
          </table:table-cell>
          <table:table-cell table:formula="of:=[.D6]+[.C6]" office:value-type="float" office:value="29.3475677911277" calcext:value-type="float">
            <text:p>29.3475677911</text:p>
          </table:table-cell>
          <table:table-cell table:formula="of:=[.E6]-37.6798586634965" office:value-type="float" office:value="-8.3322908723688" calcext:value-type="float">
            <text:p>-8.332</text:p>
          </table:table-cell>
          <table:table-cell/>
        </table:table-row>
        <table:table-row table:style-name="ro1">
          <table:table-cell office:value-type="float" office:value="1750000" calcext:value-type="float">
            <text:p>1750000</text:p>
          </table:table-cell>
          <table:table-cell table:formula="of:=[.A7]/1000000" office:value-type="float" office:value="1.75" calcext:value-type="float">
            <text:p>1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9.4551575992993" calcext:value-type="float">
            <text:p>29.4551575993</text:p>
          </table:table-cell>
          <table:table-cell table:formula="of:=[.D7]+[.C7]" office:value-type="float" office:value="30.0551575992993" calcext:value-type="float">
            <text:p>30.0551575993</text:p>
          </table:table-cell>
          <table:table-cell table:formula="of:=[.E7]-37.6798586634965" office:value-type="float" office:value="-7.6247010641972" calcext:value-type="float">
            <text:p>-7.625</text:p>
          </table:table-cell>
          <table:table-cell/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formula="of:=[.A8]/1000000" office:value-type="float" office:value="2" calcext:value-type="float">
            <text:p>2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0.1154752354465" calcext:value-type="float">
            <text:p>30.1154752354</text:p>
          </table:table-cell>
          <table:table-cell table:formula="of:=[.D8]+[.C8]" office:value-type="float" office:value="30.7154752354465" calcext:value-type="float">
            <text:p>30.7154752354</text:p>
          </table:table-cell>
          <table:table-cell table:formula="of:=[.E8]-37.6798586634965" office:value-type="float" office:value="-6.96438342805" calcext:value-type="float">
            <text:p>-6.964</text:p>
          </table:table-cell>
          <table:table-cell/>
        </table:table-row>
        <table:table-row table:style-name="ro1">
          <table:table-cell office:value-type="float" office:value="2250000" calcext:value-type="float">
            <text:p>2250000</text:p>
          </table:table-cell>
          <table:table-cell table:formula="of:=[.A9]/1000000" office:value-type="float" office:value="2.25" calcext:value-type="float">
            <text:p>2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0.3311419471392" calcext:value-type="float">
            <text:p>30.3311419471</text:p>
          </table:table-cell>
          <table:table-cell table:formula="of:=[.D9]+[.C9]" office:value-type="float" office:value="30.9311419471392" calcext:value-type="float">
            <text:p>30.9311419471</text:p>
          </table:table-cell>
          <table:table-cell table:formula="of:=[.E9]-37.6798586634965" office:value-type="float" office:value="-6.7487167163573" calcext:value-type="float">
            <text:p>-6.749</text:p>
          </table:table-cell>
          <table:table-cell/>
        </table:table-row>
        <table:table-row table:style-name="ro1">
          <table:table-cell office:value-type="float" office:value="2500000" calcext:value-type="float">
            <text:p>2500000</text:p>
          </table:table-cell>
          <table:table-cell table:formula="of:=[.A10]/1000000" office:value-type="float" office:value="2.5" calcext:value-type="float">
            <text:p>2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0.5642044256835" calcext:value-type="float">
            <text:p>30.5642044257</text:p>
          </table:table-cell>
          <table:table-cell table:formula="of:=[.D10]+[.C10]" office:value-type="float" office:value="31.1642044256835" calcext:value-type="float">
            <text:p>31.1642044257</text:p>
          </table:table-cell>
          <table:table-cell table:formula="of:=[.E10]-37.6798586634965" office:value-type="float" office:value="-6.515654237813" calcext:value-type="float">
            <text:p>-6.516</text:p>
          </table:table-cell>
          <table:table-cell/>
        </table:table-row>
        <table:table-row table:style-name="ro1">
          <table:table-cell office:value-type="float" office:value="2750000" calcext:value-type="float">
            <text:p>2750000</text:p>
          </table:table-cell>
          <table:table-cell table:formula="of:=[.A11]/1000000" office:value-type="float" office:value="2.75" calcext:value-type="float">
            <text:p>2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1.3407931839313" calcext:value-type="float">
            <text:p>31.3407931839</text:p>
          </table:table-cell>
          <table:table-cell table:formula="of:=[.D11]+[.C11]" office:value-type="float" office:value="31.9407931839313" calcext:value-type="float">
            <text:p>31.9407931839</text:p>
          </table:table-cell>
          <table:table-cell table:formula="of:=[.E11]-37.6798586634965" office:value-type="float" office:value="-5.7390654795652" calcext:value-type="float">
            <text:p>-5.739</text:p>
          </table:table-cell>
          <table:table-cell/>
        </table:table-row>
        <table:table-row table:style-name="ro1">
          <table:table-cell office:value-type="float" office:value="3000000" calcext:value-type="float">
            <text:p>3000000</text:p>
          </table:table-cell>
          <table:table-cell table:formula="of:=[.A12]/1000000" office:value-type="float" office:value="3" calcext:value-type="float">
            <text:p>3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2.4012981576944" calcext:value-type="float">
            <text:p>32.4012981577</text:p>
          </table:table-cell>
          <table:table-cell table:formula="of:=[.D12]+[.C12]" office:value-type="float" office:value="33.0012981576944" calcext:value-type="float">
            <text:p>33.0012981577</text:p>
          </table:table-cell>
          <table:table-cell table:formula="of:=[.E12]-37.6798586634965" office:value-type="float" office:value="-4.6785605058021" calcext:value-type="float">
            <text:p>-4.679</text:p>
          </table:table-cell>
          <table:table-cell/>
        </table:table-row>
        <table:table-row table:style-name="ro1">
          <table:table-cell office:value-type="float" office:value="3250000" calcext:value-type="float">
            <text:p>3250000</text:p>
          </table:table-cell>
          <table:table-cell table:formula="of:=[.A13]/1000000" office:value-type="float" office:value="3.25" calcext:value-type="float">
            <text:p>3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3.0014035170252" calcext:value-type="float">
            <text:p>33.001403517</text:p>
          </table:table-cell>
          <table:table-cell table:formula="of:=[.D13]+[.C13]" office:value-type="float" office:value="33.6014035170252" calcext:value-type="float">
            <text:p>33.601403517</text:p>
          </table:table-cell>
          <table:table-cell table:formula="of:=[.E13]-37.6798586634965" office:value-type="float" office:value="-4.0784551464713" calcext:value-type="float">
            <text:p>-4.078</text:p>
          </table:table-cell>
          <table:table-cell/>
        </table:table-row>
        <table:table-row table:style-name="ro1">
          <table:table-cell office:value-type="float" office:value="3500000" calcext:value-type="float">
            <text:p>3500000</text:p>
          </table:table-cell>
          <table:table-cell table:formula="of:=[.A14]/1000000" office:value-type="float" office:value="3.5" calcext:value-type="float">
            <text:p>3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3.1171280813967" calcext:value-type="float">
            <text:p>33.1171280814</text:p>
          </table:table-cell>
          <table:table-cell table:formula="of:=[.D14]+[.C14]" office:value-type="float" office:value="33.7171280813967" calcext:value-type="float">
            <text:p>33.7171280814</text:p>
          </table:table-cell>
          <table:table-cell table:formula="of:=[.E14]-37.6798586634965" office:value-type="float" office:value="-3.9627305820998" calcext:value-type="float">
            <text:p>-3.963</text:p>
          </table:table-cell>
          <table:table-cell/>
        </table:table-row>
        <table:table-row table:style-name="ro1">
          <table:table-cell office:value-type="float" office:value="3750000" calcext:value-type="float">
            <text:p>3750000</text:p>
          </table:table-cell>
          <table:table-cell table:formula="of:=[.A15]/1000000" office:value-type="float" office:value="3.75" calcext:value-type="float">
            <text:p>3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3.5627935813307" calcext:value-type="float">
            <text:p>33.5627935813</text:p>
          </table:table-cell>
          <table:table-cell table:formula="of:=[.D15]+[.C15]" office:value-type="float" office:value="34.1627935813307" calcext:value-type="float">
            <text:p>34.1627935813</text:p>
          </table:table-cell>
          <table:table-cell table:formula="of:=[.E15]-37.6798586634965" office:value-type="float" office:value="-3.5170650821658" calcext:value-type="float">
            <text:p>-3.517</text:p>
          </table:table-cell>
          <table:table-cell/>
        </table:table-row>
        <table:table-row table:style-name="ro1">
          <table:table-cell office:value-type="float" office:value="4000000" calcext:value-type="float">
            <text:p>4000000</text:p>
          </table:table-cell>
          <table:table-cell table:formula="of:=[.A16]/1000000" office:value-type="float" office:value="4" calcext:value-type="float">
            <text:p>4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4.2970317013108" calcext:value-type="float">
            <text:p>34.2970317013</text:p>
          </table:table-cell>
          <table:table-cell table:formula="of:=[.D16]+[.C16]" office:value-type="float" office:value="34.8970317013108" calcext:value-type="float">
            <text:p>34.8970317013</text:p>
          </table:table-cell>
          <table:table-cell table:formula="of:=[.E16]-37.6798586634965" office:value-type="float" office:value="-2.7828269621857" calcext:value-type="float">
            <text:p>-2.783</text:p>
          </table:table-cell>
          <table:table-cell/>
        </table:table-row>
        <table:table-row table:style-name="ro1">
          <table:table-cell office:value-type="float" office:value="4250000" calcext:value-type="float">
            <text:p>4250000</text:p>
          </table:table-cell>
          <table:table-cell table:formula="of:=[.A17]/1000000" office:value-type="float" office:value="4.25" calcext:value-type="float">
            <text:p>4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4.1317966936462" calcext:value-type="float">
            <text:p>34.1317966936</text:p>
          </table:table-cell>
          <table:table-cell table:formula="of:=[.D17]+[.C17]" office:value-type="float" office:value="34.7317966936462" calcext:value-type="float">
            <text:p>34.7317966936</text:p>
          </table:table-cell>
          <table:table-cell table:formula="of:=[.E17]-37.6798586634965" office:value-type="float" office:value="-2.9480619698503" calcext:value-type="float">
            <text:p>-2.948</text:p>
          </table:table-cell>
          <table:table-cell/>
        </table:table-row>
        <table:table-row table:style-name="ro1">
          <table:table-cell office:value-type="float" office:value="4500000" calcext:value-type="float">
            <text:p>4500000</text:p>
          </table:table-cell>
          <table:table-cell table:formula="of:=[.A18]/1000000" office:value-type="float" office:value="4.5" calcext:value-type="float">
            <text:p>4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4.4446109600165" calcext:value-type="float">
            <text:p>34.44461096</text:p>
          </table:table-cell>
          <table:table-cell table:formula="of:=[.D18]+[.C18]" office:value-type="float" office:value="35.0446109600165" calcext:value-type="float">
            <text:p>35.04461096</text:p>
          </table:table-cell>
          <table:table-cell table:formula="of:=[.E18]-37.6798586634965" office:value-type="float" office:value="-2.63524770348" calcext:value-type="float">
            <text:p>-2.635</text:p>
          </table:table-cell>
          <table:table-cell/>
        </table:table-row>
        <table:table-row table:style-name="ro1">
          <table:table-cell office:value-type="float" office:value="4750000" calcext:value-type="float">
            <text:p>4750000</text:p>
          </table:table-cell>
          <table:table-cell table:formula="of:=[.A19]/1000000" office:value-type="float" office:value="4.75" calcext:value-type="float">
            <text:p>4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0092766351576" calcext:value-type="float">
            <text:p>35.0092766352</text:p>
          </table:table-cell>
          <table:table-cell table:formula="of:=[.D19]+[.C19]" office:value-type="float" office:value="35.6092766351576" calcext:value-type="float">
            <text:p>35.6092766352</text:p>
          </table:table-cell>
          <table:table-cell table:formula="of:=[.E19]-37.6798586634965" office:value-type="float" office:value="-2.0705820283389" calcext:value-type="float">
            <text:p>-2.071</text:p>
          </table:table-cell>
          <table:table-cell/>
        </table:table-row>
        <table:table-row table:style-name="ro1">
          <table:table-cell office:value-type="float" office:value="5000000" calcext:value-type="float">
            <text:p>5000000</text:p>
          </table:table-cell>
          <table:table-cell table:formula="of:=[.A20]/1000000" office:value-type="float" office:value="5" calcext:value-type="float">
            <text:p>5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0278494426583" calcext:value-type="float">
            <text:p>35.0278494427</text:p>
          </table:table-cell>
          <table:table-cell table:formula="of:=[.D20]+[.C20]" office:value-type="float" office:value="35.6278494426583" calcext:value-type="float">
            <text:p>35.6278494427</text:p>
          </table:table-cell>
          <table:table-cell table:formula="of:=[.E20]-37.6798586634965" office:value-type="float" office:value="-2.0520092208382" calcext:value-type="float">
            <text:p>-2.052</text:p>
          </table:table-cell>
          <table:table-cell/>
        </table:table-row>
        <table:table-row table:style-name="ro1">
          <table:table-cell office:value-type="float" office:value="5250000" calcext:value-type="float">
            <text:p>5250000</text:p>
          </table:table-cell>
          <table:table-cell table:formula="of:=[.A21]/1000000" office:value-type="float" office:value="5.25" calcext:value-type="float">
            <text:p>5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0963125040869" calcext:value-type="float">
            <text:p>35.0963125041</text:p>
          </table:table-cell>
          <table:table-cell table:formula="of:=[.D21]+[.C21]" office:value-type="float" office:value="35.6963125040869" calcext:value-type="float">
            <text:p>35.6963125041</text:p>
          </table:table-cell>
          <table:table-cell table:formula="of:=[.E21]-37.6798586634965" office:value-type="float" office:value="-1.9835461594096" calcext:value-type="float">
            <text:p>-1.984</text:p>
          </table:table-cell>
          <table:table-cell/>
        </table:table-row>
        <table:table-row table:style-name="ro1">
          <table:table-cell office:value-type="float" office:value="5500000" calcext:value-type="float">
            <text:p>5500000</text:p>
          </table:table-cell>
          <table:table-cell table:formula="of:=[.A22]/1000000" office:value-type="float" office:value="5.5" calcext:value-type="float">
            <text:p>5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4.9680101952912" calcext:value-type="float">
            <text:p>34.9680101953</text:p>
          </table:table-cell>
          <table:table-cell table:formula="of:=[.D22]+[.C22]" office:value-type="float" office:value="35.5680101952912" calcext:value-type="float">
            <text:p>35.5680101953</text:p>
          </table:table-cell>
          <table:table-cell table:formula="of:=[.E22]-37.6798586634965" office:value-type="float" office:value="-2.1118484682053" calcext:value-type="float">
            <text:p>-2.112</text:p>
          </table:table-cell>
          <table:table-cell/>
        </table:table-row>
        <table:table-row table:style-name="ro1">
          <table:table-cell office:value-type="float" office:value="5750000" calcext:value-type="float">
            <text:p>5750000</text:p>
          </table:table-cell>
          <table:table-cell table:formula="of:=[.A23]/1000000" office:value-type="float" office:value="5.75" calcext:value-type="float">
            <text:p>5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2919804383837" calcext:value-type="float">
            <text:p>35.2919804384</text:p>
          </table:table-cell>
          <table:table-cell table:formula="of:=[.D23]+[.C23]" office:value-type="float" office:value="35.8919804383837" calcext:value-type="float">
            <text:p>35.8919804384</text:p>
          </table:table-cell>
          <table:table-cell table:formula="of:=[.E23]-37.6798586634965" office:value-type="float" office:value="-1.7878782251128" calcext:value-type="float">
            <text:p>-1.788</text:p>
          </table:table-cell>
          <table:table-cell/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formula="of:=[.A24]/1000000" office:value-type="float" office:value="6" calcext:value-type="float">
            <text:p>6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805857080952" calcext:value-type="float">
            <text:p>35.805857081</text:p>
          </table:table-cell>
          <table:table-cell table:formula="of:=[.D24]+[.C24]" office:value-type="float" office:value="36.405857080952" calcext:value-type="float">
            <text:p>36.405857081</text:p>
          </table:table-cell>
          <table:table-cell table:formula="of:=[.E24]-37.6798586634965" office:value-type="float" office:value="-1.2740015825445" calcext:value-type="float">
            <text:p>-1.274</text:p>
          </table:table-cell>
          <table:table-cell/>
        </table:table-row>
        <table:table-row table:style-name="ro1">
          <table:table-cell office:value-type="float" office:value="6250000" calcext:value-type="float">
            <text:p>6250000</text:p>
          </table:table-cell>
          <table:table-cell table:formula="of:=[.A25]/1000000" office:value-type="float" office:value="6.25" calcext:value-type="float">
            <text:p>6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5648165629139" calcext:value-type="float">
            <text:p>35.5648165629</text:p>
          </table:table-cell>
          <table:table-cell table:formula="of:=[.D25]+[.C25]" office:value-type="float" office:value="36.1648165629139" calcext:value-type="float">
            <text:p>36.1648165629</text:p>
          </table:table-cell>
          <table:table-cell table:formula="of:=[.E25]-37.6798586634965" office:value-type="float" office:value="-1.5150421005826" calcext:value-type="float">
            <text:p>-1.515</text:p>
          </table:table-cell>
          <table:table-cell/>
        </table:table-row>
        <table:table-row table:style-name="ro1">
          <table:table-cell office:value-type="float" office:value="6500000" calcext:value-type="float">
            <text:p>6500000</text:p>
          </table:table-cell>
          <table:table-cell table:formula="of:=[.A26]/1000000" office:value-type="float" office:value="6.5" calcext:value-type="float">
            <text:p>6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7710853400396" calcext:value-type="float">
            <text:p>35.77108534</text:p>
          </table:table-cell>
          <table:table-cell table:formula="of:=[.D26]+[.C26]" office:value-type="float" office:value="36.3710853400396" calcext:value-type="float">
            <text:p>36.37108534</text:p>
          </table:table-cell>
          <table:table-cell table:formula="of:=[.E26]-37.6798586634965" office:value-type="float" office:value="-1.3087733234569" calcext:value-type="float">
            <text:p>-1.309</text:p>
          </table:table-cell>
          <table:table-cell/>
        </table:table-row>
        <table:table-row table:style-name="ro1">
          <table:table-cell office:value-type="float" office:value="6750000" calcext:value-type="float">
            <text:p>6750000</text:p>
          </table:table-cell>
          <table:table-cell table:formula="of:=[.A27]/1000000" office:value-type="float" office:value="6.75" calcext:value-type="float">
            <text:p>6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0865705335802" calcext:value-type="float">
            <text:p>36.0865705336</text:p>
          </table:table-cell>
          <table:table-cell table:formula="of:=[.D27]+[.C27]" office:value-type="float" office:value="36.6865705335802" calcext:value-type="float">
            <text:p>36.6865705336</text:p>
          </table:table-cell>
          <table:table-cell table:formula="of:=[.E27]-37.6798586634965" office:value-type="float" office:value="-0.993288129916301" calcext:value-type="float">
            <text:p>-0.993</text:p>
          </table:table-cell>
          <table:table-cell/>
        </table:table-row>
        <table:table-row table:style-name="ro1">
          <table:table-cell office:value-type="float" office:value="7000000" calcext:value-type="float">
            <text:p>7000000</text:p>
          </table:table-cell>
          <table:table-cell table:formula="of:=[.A28]/1000000" office:value-type="float" office:value="7" calcext:value-type="float">
            <text:p>7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7772372198363" calcext:value-type="float">
            <text:p>35.7772372198</text:p>
          </table:table-cell>
          <table:table-cell table:formula="of:=[.D28]+[.C28]" office:value-type="float" office:value="36.3772372198363" calcext:value-type="float">
            <text:p>36.3772372198</text:p>
          </table:table-cell>
          <table:table-cell table:formula="of:=[.E28]-37.6798586634965" office:value-type="float" office:value="-1.3026214436602" calcext:value-type="float">
            <text:p>-1.303</text:p>
          </table:table-cell>
          <table:table-cell/>
        </table:table-row>
        <table:table-row table:style-name="ro1">
          <table:table-cell office:value-type="float" office:value="7250000" calcext:value-type="float">
            <text:p>7250000</text:p>
          </table:table-cell>
          <table:table-cell table:formula="of:=[.A29]/1000000" office:value-type="float" office:value="7.25" calcext:value-type="float">
            <text:p>7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5429099349081" calcext:value-type="float">
            <text:p>35.5429099349</text:p>
          </table:table-cell>
          <table:table-cell table:formula="of:=[.D29]+[.C29]" office:value-type="float" office:value="36.1429099349081" calcext:value-type="float">
            <text:p>36.1429099349</text:p>
          </table:table-cell>
          <table:table-cell table:formula="of:=[.E29]-37.6798586634965" office:value-type="float" office:value="-1.5369487285884" calcext:value-type="float">
            <text:p>-1.537</text:p>
          </table:table-cell>
          <table:table-cell/>
        </table:table-row>
        <table:table-row table:style-name="ro1">
          <table:table-cell office:value-type="float" office:value="7500000" calcext:value-type="float">
            <text:p>7500000</text:p>
          </table:table-cell>
          <table:table-cell table:formula="of:=[.A30]/1000000" office:value-type="float" office:value="7.5" calcext:value-type="float">
            <text:p>7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2696171193991" calcext:value-type="float">
            <text:p>36.2696171194</text:p>
          </table:table-cell>
          <table:table-cell table:formula="of:=[.D30]+[.C30]" office:value-type="float" office:value="36.8696171193991" calcext:value-type="float">
            <text:p>36.8696171194</text:p>
          </table:table-cell>
          <table:table-cell table:formula="of:=[.E30]-37.6798586634965" office:value-type="float" office:value="-0.810241544097401" calcext:value-type="float">
            <text:p>-0.810</text:p>
          </table:table-cell>
          <table:table-cell/>
        </table:table-row>
        <table:table-row table:style-name="ro1">
          <table:table-cell office:value-type="float" office:value="7750000" calcext:value-type="float">
            <text:p>7750000</text:p>
          </table:table-cell>
          <table:table-cell table:formula="of:=[.A31]/1000000" office:value-type="float" office:value="7.75" calcext:value-type="float">
            <text:p>7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9738908448794" calcext:value-type="float">
            <text:p>35.9738908449</text:p>
          </table:table-cell>
          <table:table-cell table:formula="of:=[.D31]+[.C31]" office:value-type="float" office:value="36.5738908448794" calcext:value-type="float">
            <text:p>36.5738908449</text:p>
          </table:table-cell>
          <table:table-cell table:formula="of:=[.E31]-37.6798586634965" office:value-type="float" office:value="-1.1059678186171" calcext:value-type="float">
            <text:p>-1.106</text:p>
          </table:table-cell>
          <table:table-cell/>
        </table:table-row>
        <table:table-row table:style-name="ro1">
          <table:table-cell office:value-type="float" office:value="8000000" calcext:value-type="float">
            <text:p>8000000</text:p>
          </table:table-cell>
          <table:table-cell table:formula="of:=[.A32]/1000000" office:value-type="float" office:value="8" calcext:value-type="float">
            <text:p>8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6967565024919" calcext:value-type="float">
            <text:p>35.6967565025</text:p>
          </table:table-cell>
          <table:table-cell table:formula="of:=[.D32]+[.C32]" office:value-type="float" office:value="36.2967565024919" calcext:value-type="float">
            <text:p>36.2967565025</text:p>
          </table:table-cell>
          <table:table-cell table:formula="of:=[.E32]-37.6798586634965" office:value-type="float" office:value="-1.3831021610046" calcext:value-type="float">
            <text:p>-1.383</text:p>
          </table:table-cell>
          <table:table-cell/>
        </table:table-row>
        <table:table-row table:style-name="ro1">
          <table:table-cell office:value-type="float" office:value="8250000" calcext:value-type="float">
            <text:p>8250000</text:p>
          </table:table-cell>
          <table:table-cell table:formula="of:=[.A33]/1000000" office:value-type="float" office:value="8.25" calcext:value-type="float">
            <text:p>8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9971418870545" calcext:value-type="float">
            <text:p>35.9971418871</text:p>
          </table:table-cell>
          <table:table-cell table:formula="of:=[.D33]+[.C33]" office:value-type="float" office:value="36.5971418870545" calcext:value-type="float">
            <text:p>36.5971418871</text:p>
          </table:table-cell>
          <table:table-cell table:formula="of:=[.E33]-37.6798586634965" office:value-type="float" office:value="-1.08271677644201" calcext:value-type="float">
            <text:p>-1.083</text:p>
          </table:table-cell>
          <table:table-cell/>
        </table:table-row>
        <table:table-row table:style-name="ro1">
          <table:table-cell office:value-type="float" office:value="8500000" calcext:value-type="float">
            <text:p>8500000</text:p>
          </table:table-cell>
          <table:table-cell table:formula="of:=[.A34]/1000000" office:value-type="float" office:value="8.5" calcext:value-type="float">
            <text:p>8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0047332591386" calcext:value-type="float">
            <text:p>36.0047332591</text:p>
          </table:table-cell>
          <table:table-cell table:formula="of:=[.D34]+[.C34]" office:value-type="float" office:value="36.6047332591386" calcext:value-type="float">
            <text:p>36.6047332591</text:p>
          </table:table-cell>
          <table:table-cell table:formula="of:=[.E34]-37.6798586634965" office:value-type="float" office:value="-1.07512540435791" calcext:value-type="float">
            <text:p>-1.075</text:p>
          </table:table-cell>
          <table:table-cell/>
        </table:table-row>
        <table:table-row table:style-name="ro1">
          <table:table-cell office:value-type="float" office:value="8750000" calcext:value-type="float">
            <text:p>8750000</text:p>
          </table:table-cell>
          <table:table-cell table:formula="of:=[.A35]/1000000" office:value-type="float" office:value="8.75" calcext:value-type="float">
            <text:p>8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3103808866509" calcext:value-type="float">
            <text:p>36.3103808867</text:p>
          </table:table-cell>
          <table:table-cell table:formula="of:=[.D35]+[.C35]" office:value-type="float" office:value="36.9103808866509" calcext:value-type="float">
            <text:p>36.9103808867</text:p>
          </table:table-cell>
          <table:table-cell table:formula="of:=[.E35]-37.6798586634965" office:value-type="float" office:value="-0.769477776845605" calcext:value-type="float">
            <text:p>-0.769</text:p>
          </table:table-cell>
          <table:table-cell/>
        </table:table-row>
        <table:table-row table:style-name="ro1">
          <table:table-cell office:value-type="float" office:value="9000000" calcext:value-type="float">
            <text:p>9000000</text:p>
          </table:table-cell>
          <table:table-cell table:formula="of:=[.A36]/1000000" office:value-type="float" office:value="9" calcext:value-type="float">
            <text:p>9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0684597383264" calcext:value-type="float">
            <text:p>36.0684597383</text:p>
          </table:table-cell>
          <table:table-cell table:formula="of:=[.D36]+[.C36]" office:value-type="float" office:value="36.6684597383264" calcext:value-type="float">
            <text:p>36.6684597383</text:p>
          </table:table-cell>
          <table:table-cell table:formula="of:=[.E36]-37.6798586634965" office:value-type="float" office:value="-1.0113989251701" calcext:value-type="float">
            <text:p>-1.011</text:p>
          </table:table-cell>
          <table:table-cell/>
        </table:table-row>
        <table:table-row table:style-name="ro1">
          <table:table-cell office:value-type="float" office:value="9250000" calcext:value-type="float">
            <text:p>9250000</text:p>
          </table:table-cell>
          <table:table-cell table:formula="of:=[.A37]/1000000" office:value-type="float" office:value="9.25" calcext:value-type="float">
            <text:p>9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2151399554164" calcext:value-type="float">
            <text:p>36.2151399554</text:p>
          </table:table-cell>
          <table:table-cell table:formula="of:=[.D37]+[.C37]" office:value-type="float" office:value="36.8151399554164" calcext:value-type="float">
            <text:p>36.8151399554</text:p>
          </table:table-cell>
          <table:table-cell table:formula="of:=[.E37]-37.6798586634965" office:value-type="float" office:value="-0.864718708080105" calcext:value-type="float">
            <text:p>-0.865</text:p>
          </table:table-cell>
          <table:table-cell/>
        </table:table-row>
        <table:table-row table:style-name="ro1">
          <table:table-cell office:value-type="float" office:value="9500000" calcext:value-type="float">
            <text:p>9500000</text:p>
          </table:table-cell>
          <table:table-cell table:formula="of:=[.A38]/1000000" office:value-type="float" office:value="9.5" calcext:value-type="float">
            <text:p>9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0205335408135" calcext:value-type="float">
            <text:p>36.0205335408</text:p>
          </table:table-cell>
          <table:table-cell table:formula="of:=[.D38]+[.C38]" office:value-type="float" office:value="36.6205335408135" calcext:value-type="float">
            <text:p>36.6205335408</text:p>
          </table:table-cell>
          <table:table-cell table:formula="of:=[.E38]-37.6798586634965" office:value-type="float" office:value="-1.059325122683" calcext:value-type="float">
            <text:p>-1.059</text:p>
          </table:table-cell>
          <table:table-cell/>
        </table:table-row>
        <table:table-row table:style-name="ro1">
          <table:table-cell office:value-type="float" office:value="9750000" calcext:value-type="float">
            <text:p>9750000</text:p>
          </table:table-cell>
          <table:table-cell table:formula="of:=[.A39]/1000000" office:value-type="float" office:value="9.75" calcext:value-type="float">
            <text:p>9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1164393520843" calcext:value-type="float">
            <text:p>36.1164393521</text:p>
          </table:table-cell>
          <table:table-cell table:formula="of:=[.D39]+[.C39]" office:value-type="float" office:value="36.7164393520843" calcext:value-type="float">
            <text:p>36.7164393521</text:p>
          </table:table-cell>
          <table:table-cell table:formula="of:=[.E39]-37.6798586634965" office:value-type="float" office:value="-0.963419311412203" calcext:value-type="float">
            <text:p>-0.963</text:p>
          </table:table-cell>
          <table:table-cell/>
        </table:table-row>
        <table:table-row table:style-name="ro1">
          <table:table-cell table:style-name="ce30" office:value-type="float" office:value="10000000" calcext:value-type="float">
            <text:p>10000000</text:p>
          </table:table-cell>
          <table:table-cell table:style-name="ce32" table:formula="of:=[.A40]/1000000" office:value-type="float" office:value="10" calcext:value-type="float">
            <text:p>10.00</text:p>
          </table:table-cell>
          <table:table-cell table:style-name="ce31" office:value-type="float" office:value="0.6" calcext:value-type="float">
            <text:p>0.600</text:p>
          </table:table-cell>
          <table:table-cell table:style-name="ce30" office:value-type="float" office:value="36.2855541041877" calcext:value-type="float">
            <text:p>36.2855541042</text:p>
          </table:table-cell>
          <table:table-cell table:style-name="ce30" table:formula="of:=[.D40]+[.C40]" office:value-type="float" office:value="36.8855541041877" calcext:value-type="float">
            <text:p>36.8855541042</text:p>
          </table:table-cell>
          <table:table-cell table:style-name="ce31" table:formula="of:=[.E40]-37.6798586634965" office:value-type="float" office:value="-0.794304559308799" calcext:value-type="float">
            <text:p>-0.794</text:p>
          </table:table-cell>
          <table:table-cell/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table:formula="of:=[.A41]/1000000" office:value-type="float" office:value="10.25" calcext:value-type="float">
            <text:p>10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2739533521102" calcext:value-type="float">
            <text:p>36.2739533521</text:p>
          </table:table-cell>
          <table:table-cell table:formula="of:=[.D41]+[.C41]" office:value-type="float" office:value="36.8739533521102" calcext:value-type="float">
            <text:p>36.8739533521</text:p>
          </table:table-cell>
          <table:table-cell table:formula="of:=[.E41]-37.6798586634965" office:value-type="float" office:value="-0.805905311386304" calcext:value-type="float">
            <text:p>-0.806</text:p>
          </table:table-cell>
          <table:table-cell/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table:formula="of:=[.A42]/1000000" office:value-type="float" office:value="10.5" calcext:value-type="float">
            <text:p>10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2230323243155" calcext:value-type="float">
            <text:p>36.2230323243</text:p>
          </table:table-cell>
          <table:table-cell table:formula="of:=[.D42]+[.C42]" office:value-type="float" office:value="36.8230323243155" calcext:value-type="float">
            <text:p>36.8230323243</text:p>
          </table:table-cell>
          <table:table-cell table:formula="of:=[.E42]-37.6798586634965" office:value-type="float" office:value="-0.856826339181005" calcext:value-type="float">
            <text:p>-0.857</text:p>
          </table:table-cell>
          <table:table-cell/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table:formula="of:=[.A43]/1000000" office:value-type="float" office:value="10.75" calcext:value-type="float">
            <text:p>10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4244671193084" calcext:value-type="float">
            <text:p>36.4244671193</text:p>
          </table:table-cell>
          <table:table-cell table:formula="of:=[.D43]+[.C43]" office:value-type="float" office:value="37.0244671193084" calcext:value-type="float">
            <text:p>37.0244671193</text:p>
          </table:table-cell>
          <table:table-cell table:formula="of:=[.E43]-37.6798586634965" office:value-type="float" office:value="-0.655391544188099" calcext:value-type="float">
            <text:p>-0.655</text:p>
          </table:table-cell>
          <table:table-cell/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table:formula="of:=[.A44]/1000000" office:value-type="float" office:value="11" calcext:value-type="float">
            <text:p>11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6551922956628" calcext:value-type="float">
            <text:p>36.6551922957</text:p>
          </table:table-cell>
          <table:table-cell table:formula="of:=[.D44]+[.C44]" office:value-type="float" office:value="37.2551922956628" calcext:value-type="float">
            <text:p>37.2551922957</text:p>
          </table:table-cell>
          <table:table-cell table:formula="of:=[.E44]-37.6798586634965" office:value-type="float" office:value="-0.424666367833702" calcext:value-type="float">
            <text:p>-0.425</text:p>
          </table:table-cell>
          <table:table-cell/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table:formula="of:=[.A45]/1000000" office:value-type="float" office:value="11.25" calcext:value-type="float">
            <text:p>11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9847513553082" calcext:value-type="float">
            <text:p>35.9847513553</text:p>
          </table:table-cell>
          <table:table-cell table:formula="of:=[.D45]+[.C45]" office:value-type="float" office:value="36.5847513553082" calcext:value-type="float">
            <text:p>36.5847513553</text:p>
          </table:table-cell>
          <table:table-cell table:formula="of:=[.E45]-37.6798586634965" office:value-type="float" office:value="-1.0951073081883" calcext:value-type="float">
            <text:p>-1.095</text:p>
          </table:table-cell>
          <table:table-cell/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table:formula="of:=[.A46]/1000000" office:value-type="float" office:value="11.5" calcext:value-type="float">
            <text:p>11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3506717616177" calcext:value-type="float">
            <text:p>36.3506717616</text:p>
          </table:table-cell>
          <table:table-cell table:formula="of:=[.D46]+[.C46]" office:value-type="float" office:value="36.9506717616177" calcext:value-type="float">
            <text:p>36.9506717616</text:p>
          </table:table-cell>
          <table:table-cell table:formula="of:=[.E46]-37.6798586634965" office:value-type="float" office:value="-0.729186901878805" calcext:value-type="float">
            <text:p>-0.729</text:p>
          </table:table-cell>
          <table:table-cell/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table:formula="of:=[.A47]/1000000" office:value-type="float" office:value="11.75" calcext:value-type="float">
            <text:p>11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0877910849034" calcext:value-type="float">
            <text:p>36.0877910849</text:p>
          </table:table-cell>
          <table:table-cell table:formula="of:=[.D47]+[.C47]" office:value-type="float" office:value="36.6877910849034" calcext:value-type="float">
            <text:p>36.6877910849</text:p>
          </table:table-cell>
          <table:table-cell table:formula="of:=[.E47]-37.6798586634965" office:value-type="float" office:value="-0.992067578593101" calcext:value-type="float">
            <text:p>-0.992</text:p>
          </table:table-cell>
          <table:table-cell/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table:formula="of:=[.A48]/1000000" office:value-type="float" office:value="12" calcext:value-type="float">
            <text:p>12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5939884076164" calcext:value-type="float">
            <text:p>36.5939884076</text:p>
          </table:table-cell>
          <table:table-cell table:formula="of:=[.D48]+[.C48]" office:value-type="float" office:value="37.1939884076164" calcext:value-type="float">
            <text:p>37.1939884076</text:p>
          </table:table-cell>
          <table:table-cell table:formula="of:=[.E48]-37.6798586634965" office:value-type="float" office:value="-0.485870255880101" calcext:value-type="float">
            <text:p>-0.486</text:p>
          </table:table-cell>
          <table:table-cell/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table:formula="of:=[.A49]/1000000" office:value-type="float" office:value="12.25" calcext:value-type="float">
            <text:p>12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6100934631355" calcext:value-type="float">
            <text:p>36.6100934631</text:p>
          </table:table-cell>
          <table:table-cell table:formula="of:=[.D49]+[.C49]" office:value-type="float" office:value="37.2100934631355" calcext:value-type="float">
            <text:p>37.2100934631</text:p>
          </table:table-cell>
          <table:table-cell table:formula="of:=[.E49]-37.6798586634965" office:value-type="float" office:value="-0.469765200361003" calcext:value-type="float">
            <text:p>-0.470</text:p>
          </table:table-cell>
          <table:table-cell/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table:formula="of:=[.A50]/1000000" office:value-type="float" office:value="12.5" calcext:value-type="float">
            <text:p>12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0888205956121" calcext:value-type="float">
            <text:p>36.0888205956</text:p>
          </table:table-cell>
          <table:table-cell table:formula="of:=[.D50]+[.C50]" office:value-type="float" office:value="36.6888205956121" calcext:value-type="float">
            <text:p>36.6888205956</text:p>
          </table:table-cell>
          <table:table-cell table:formula="of:=[.E50]-37.6798586634965" office:value-type="float" office:value="-0.991038067884404" calcext:value-type="float">
            <text:p>-0.991</text:p>
          </table:table-cell>
          <table:table-cell/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table:formula="of:=[.A51]/1000000" office:value-type="float" office:value="12.75" calcext:value-type="float">
            <text:p>12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4725714450842" calcext:value-type="float">
            <text:p>36.4725714451</text:p>
          </table:table-cell>
          <table:table-cell table:formula="of:=[.D51]+[.C51]" office:value-type="float" office:value="37.0725714450842" calcext:value-type="float">
            <text:p>37.0725714451</text:p>
          </table:table-cell>
          <table:table-cell table:formula="of:=[.E51]-37.6798586634965" office:value-type="float" office:value="-0.607287218412303" calcext:value-type="float">
            <text:p>-0.607</text:p>
          </table:table-cell>
          <table:table-cell/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table:formula="of:=[.A52]/1000000" office:value-type="float" office:value="13" calcext:value-type="float">
            <text:p>13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8951779076737" calcext:value-type="float">
            <text:p>36.8951779077</text:p>
          </table:table-cell>
          <table:table-cell table:formula="of:=[.D52]+[.C52]" office:value-type="float" office:value="37.4951779076737" calcext:value-type="float">
            <text:p>37.4951779077</text:p>
          </table:table-cell>
          <table:table-cell table:formula="of:=[.E52]-37.6798586634965" office:value-type="float" office:value="-0.184680755822804" calcext:value-type="float">
            <text:p>-0.185</text:p>
          </table:table-cell>
          <table:table-cell/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table:formula="of:=[.A53]/1000000" office:value-type="float" office:value="13.25" calcext:value-type="float">
            <text:p>13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3353510103986" calcext:value-type="float">
            <text:p>36.3353510104</text:p>
          </table:table-cell>
          <table:table-cell table:formula="of:=[.D53]+[.C53]" office:value-type="float" office:value="36.9353510103986" calcext:value-type="float">
            <text:p>36.9353510104</text:p>
          </table:table-cell>
          <table:table-cell table:formula="of:=[.E53]-37.6798586634965" office:value-type="float" office:value="-0.744507653097905" calcext:value-type="float">
            <text:p>-0.745</text:p>
          </table:table-cell>
          <table:table-cell/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table:formula="of:=[.A54]/1000000" office:value-type="float" office:value="13.5" calcext:value-type="float">
            <text:p>13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3771387765224" calcext:value-type="float">
            <text:p>36.3771387765</text:p>
          </table:table-cell>
          <table:table-cell table:formula="of:=[.D54]+[.C54]" office:value-type="float" office:value="36.9771387765224" calcext:value-type="float">
            <text:p>36.9771387765</text:p>
          </table:table-cell>
          <table:table-cell table:formula="of:=[.E54]-37.6798586634965" office:value-type="float" office:value="-0.702719886974101" calcext:value-type="float">
            <text:p>-0.703</text:p>
          </table:table-cell>
          <table:table-cell/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table:formula="of:=[.A55]/1000000" office:value-type="float" office:value="13.75" calcext:value-type="float">
            <text:p>13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3255423425142" calcext:value-type="float">
            <text:p>36.3255423425</text:p>
          </table:table-cell>
          <table:table-cell table:formula="of:=[.D55]+[.C55]" office:value-type="float" office:value="36.9255423425142" calcext:value-type="float">
            <text:p>36.9255423425</text:p>
          </table:table-cell>
          <table:table-cell table:formula="of:=[.E55]-37.6798586634965" office:value-type="float" office:value="-0.754316320982305" calcext:value-type="float">
            <text:p>-0.754</text:p>
          </table:table-cell>
          <table:table-cell/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table:formula="of:=[.A56]/1000000" office:value-type="float" office:value="14" calcext:value-type="float">
            <text:p>14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2162607146754" calcext:value-type="float">
            <text:p>36.2162607147</text:p>
          </table:table-cell>
          <table:table-cell table:formula="of:=[.D56]+[.C56]" office:value-type="float" office:value="36.8162607146754" calcext:value-type="float">
            <text:p>36.8162607147</text:p>
          </table:table-cell>
          <table:table-cell table:formula="of:=[.E56]-37.6798586634965" office:value-type="float" office:value="-0.863597948821102" calcext:value-type="float">
            <text:p>-0.864</text:p>
          </table:table-cell>
          <table:table-cell/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table:formula="of:=[.A57]/1000000" office:value-type="float" office:value="14.25" calcext:value-type="float">
            <text:p>14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9433148858649" calcext:value-type="float">
            <text:p>36.9433148859</text:p>
          </table:table-cell>
          <table:table-cell table:formula="of:=[.D57]+[.C57]" office:value-type="float" office:value="37.5433148858649" calcext:value-type="float">
            <text:p>37.5433148859</text:p>
          </table:table-cell>
          <table:table-cell table:formula="of:=[.E57]-37.6798586634965" office:value-type="float" office:value="-0.136543777631601" calcext:value-type="float">
            <text:p>-0.137</text:p>
          </table:table-cell>
          <table:table-cell/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table:formula="of:=[.A58]/1000000" office:value-type="float" office:value="14.5" calcext:value-type="float">
            <text:p>14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4247407566198" calcext:value-type="float">
            <text:p>36.4247407566</text:p>
          </table:table-cell>
          <table:table-cell table:formula="of:=[.D58]+[.C58]" office:value-type="float" office:value="37.0247407566198" calcext:value-type="float">
            <text:p>37.0247407566</text:p>
          </table:table-cell>
          <table:table-cell table:formula="of:=[.E58]-37.6798586634965" office:value-type="float" office:value="-0.655117906876704" calcext:value-type="float">
            <text:p>-0.655</text:p>
          </table:table-cell>
          <table:table-cell/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table:formula="of:=[.A59]/1000000" office:value-type="float" office:value="14.75" calcext:value-type="float">
            <text:p>14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4732625207558" calcext:value-type="float">
            <text:p>36.4732625208</text:p>
          </table:table-cell>
          <table:table-cell table:formula="of:=[.D59]+[.C59]" office:value-type="float" office:value="37.0732625207558" calcext:value-type="float">
            <text:p>37.0732625208</text:p>
          </table:table-cell>
          <table:table-cell table:formula="of:=[.E59]-37.6798586634965" office:value-type="float" office:value="-0.606596142740699" calcext:value-type="float">
            <text:p>-0.607</text:p>
          </table:table-cell>
          <table:table-cell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table:formula="of:=[.A60]/1000000" office:value-type="float" office:value="15" calcext:value-type="float">
            <text:p>15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5239091026168" calcext:value-type="float">
            <text:p>36.5239091026</text:p>
          </table:table-cell>
          <table:table-cell table:formula="of:=[.D60]+[.C60]" office:value-type="float" office:value="37.1239091026168" calcext:value-type="float">
            <text:p>37.1239091026</text:p>
          </table:table-cell>
          <table:table-cell table:formula="of:=[.E60]-37.6798586634965" office:value-type="float" office:value="-0.555949560879704" calcext:value-type="float">
            <text:p>-0.556</text:p>
          </table:table-cell>
          <table:table-cell/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table:formula="of:=[.A61]/1000000" office:value-type="float" office:value="15.25" calcext:value-type="float">
            <text:p>15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7185513394366" calcext:value-type="float">
            <text:p>36.7185513394</text:p>
          </table:table-cell>
          <table:table-cell table:formula="of:=[.D61]+[.C61]" office:value-type="float" office:value="37.3185513394366" calcext:value-type="float">
            <text:p>37.3185513394</text:p>
          </table:table-cell>
          <table:table-cell table:formula="of:=[.E61]-37.6798586634965" office:value-type="float" office:value="-0.361307324059901" calcext:value-type="float">
            <text:p>-0.361</text:p>
          </table:table-cell>
          <table:table-cell/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table:formula="of:=[.A62]/1000000" office:value-type="float" office:value="15.5" calcext:value-type="float">
            <text:p>15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6205541282541" calcext:value-type="float">
            <text:p>36.6205541283</text:p>
          </table:table-cell>
          <table:table-cell table:formula="of:=[.D62]+[.C62]" office:value-type="float" office:value="37.2205541282541" calcext:value-type="float">
            <text:p>37.2205541283</text:p>
          </table:table-cell>
          <table:table-cell table:formula="of:=[.E62]-37.6798586634965" office:value-type="float" office:value="-0.459304535242403" calcext:value-type="float">
            <text:p>-0.459</text:p>
          </table:table-cell>
          <table:table-cell/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table:formula="of:=[.A63]/1000000" office:value-type="float" office:value="15.75" calcext:value-type="float">
            <text:p>15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5411853430001" calcext:value-type="float">
            <text:p>36.541185343</text:p>
          </table:table-cell>
          <table:table-cell table:formula="of:=[.D63]+[.C63]" office:value-type="float" office:value="37.1411853430001" calcext:value-type="float">
            <text:p>37.141185343</text:p>
          </table:table-cell>
          <table:table-cell table:formula="of:=[.E63]-37.6798586634965" office:value-type="float" office:value="-0.5386733204964" calcext:value-type="float">
            <text:p>-0.539</text:p>
          </table:table-cell>
          <table:table-cell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table:formula="of:=[.A64]/1000000" office:value-type="float" office:value="16" calcext:value-type="float">
            <text:p>16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3638745834597" calcext:value-type="float">
            <text:p>36.3638745835</text:p>
          </table:table-cell>
          <table:table-cell table:formula="of:=[.D64]+[.C64]" office:value-type="float" office:value="36.9638745834597" calcext:value-type="float">
            <text:p>36.9638745835</text:p>
          </table:table-cell>
          <table:table-cell table:formula="of:=[.E64]-37.6798586634965" office:value-type="float" office:value="-0.715984080036805" calcext:value-type="float">
            <text:p>-0.716</text:p>
          </table:table-cell>
          <table:table-cell/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table:formula="of:=[.A65]/1000000" office:value-type="float" office:value="16.25" calcext:value-type="float">
            <text:p>16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5357962298593" calcext:value-type="float">
            <text:p>36.5357962299</text:p>
          </table:table-cell>
          <table:table-cell table:formula="of:=[.D65]+[.C65]" office:value-type="float" office:value="37.1357962298593" calcext:value-type="float">
            <text:p>37.1357962299</text:p>
          </table:table-cell>
          <table:table-cell table:formula="of:=[.E65]-37.6798586634965" office:value-type="float" office:value="-0.544062433637201" calcext:value-type="float">
            <text:p>-0.544</text:p>
          </table:table-cell>
          <table:table-cell/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table:formula="of:=[.A66]/1000000" office:value-type="float" office:value="16.5" calcext:value-type="float">
            <text:p>16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608930540866" calcext:value-type="float">
            <text:p>36.6089305409</text:p>
          </table:table-cell>
          <table:table-cell table:formula="of:=[.D66]+[.C66]" office:value-type="float" office:value="37.208930540866" calcext:value-type="float">
            <text:p>37.2089305409</text:p>
          </table:table-cell>
          <table:table-cell table:formula="of:=[.E66]-37.6798586634965" office:value-type="float" office:value="-0.470928122630504" calcext:value-type="float">
            <text:p>-0.471</text:p>
          </table:table-cell>
          <table:table-cell/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table:formula="of:=[.A67]/1000000" office:value-type="float" office:value="16.75" calcext:value-type="float">
            <text:p>16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389135419689" calcext:value-type="float">
            <text:p>36.3891354197</text:p>
          </table:table-cell>
          <table:table-cell table:formula="of:=[.D67]+[.C67]" office:value-type="float" office:value="36.989135419689" calcext:value-type="float">
            <text:p>36.9891354197</text:p>
          </table:table-cell>
          <table:table-cell table:formula="of:=[.E67]-37.6798586634965" office:value-type="float" office:value="-0.690723243807504" calcext:value-type="float">
            <text:p>-0.691</text:p>
          </table:table-cell>
          <table:table-cell/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table:formula="of:=[.A68]/1000000" office:value-type="float" office:value="17" calcext:value-type="float">
            <text:p>17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7.0798586634965" calcext:value-type="float">
            <text:p>37.0798586635</text:p>
          </table:table-cell>
          <table:table-cell table:formula="of:=[.D68]+[.C68]" office:value-type="float" office:value="37.6798586634965" calcext:value-type="float">
            <text:p>37.6798586635</text:p>
          </table:table-cell>
          <table:table-cell table:formula="of:=[.E68]-37.6798586634965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table:formula="of:=[.A69]/1000000" office:value-type="float" office:value="17.25" calcext:value-type="float">
            <text:p>17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9578052128118" calcext:value-type="float">
            <text:p>36.9578052128</text:p>
          </table:table-cell>
          <table:table-cell table:formula="of:=[.D69]+[.C69]" office:value-type="float" office:value="37.5578052128118" calcext:value-type="float">
            <text:p>37.5578052128</text:p>
          </table:table-cell>
          <table:table-cell table:formula="of:=[.E69]-37.6798586634965" office:value-type="float" office:value="-0.122053450684703" calcext:value-type="float">
            <text:p>-0.122</text:p>
          </table:table-cell>
          <table:table-cell/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table:formula="of:=[.A70]/1000000" office:value-type="float" office:value="17.5" calcext:value-type="float">
            <text:p>17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5078023495067" calcext:value-type="float">
            <text:p>36.5078023495</text:p>
          </table:table-cell>
          <table:table-cell table:formula="of:=[.D70]+[.C70]" office:value-type="float" office:value="37.1078023495067" calcext:value-type="float">
            <text:p>37.1078023495</text:p>
          </table:table-cell>
          <table:table-cell table:formula="of:=[.E70]-37.6798586634965" office:value-type="float" office:value="-0.572056313989805" calcext:value-type="float">
            <text:p>-0.572</text:p>
          </table:table-cell>
          <table:table-cell/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table:formula="of:=[.A71]/1000000" office:value-type="float" office:value="17.75" calcext:value-type="float">
            <text:p>17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4020914228996" calcext:value-type="float">
            <text:p>36.4020914229</text:p>
          </table:table-cell>
          <table:table-cell table:formula="of:=[.D71]+[.C71]" office:value-type="float" office:value="37.0020914228996" calcext:value-type="float">
            <text:p>37.0020914229</text:p>
          </table:table-cell>
          <table:table-cell table:formula="of:=[.E71]-37.6798586634965" office:value-type="float" office:value="-0.6777672405969" calcext:value-type="float">
            <text:p>-0.678</text:p>
          </table:table-cell>
          <table:table-cell/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table:formula="of:=[.A72]/1000000" office:value-type="float" office:value="18" calcext:value-type="float">
            <text:p>18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66205665938" calcext:value-type="float">
            <text:p>36.6620566594</text:p>
          </table:table-cell>
          <table:table-cell table:formula="of:=[.D72]+[.C72]" office:value-type="float" office:value="37.26205665938" calcext:value-type="float">
            <text:p>37.2620566594</text:p>
          </table:table-cell>
          <table:table-cell table:formula="of:=[.E72]-37.6798586634965" office:value-type="float" office:value="-0.417802004116503" calcext:value-type="float">
            <text:p>-0.418</text:p>
          </table:table-cell>
          <table:table-cell/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table:formula="of:=[.A73]/1000000" office:value-type="float" office:value="18.25" calcext:value-type="float">
            <text:p>18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1600012158698" calcext:value-type="float">
            <text:p>36.1600012159</text:p>
          </table:table-cell>
          <table:table-cell table:formula="of:=[.D73]+[.C73]" office:value-type="float" office:value="36.7600012158698" calcext:value-type="float">
            <text:p>36.7600012159</text:p>
          </table:table-cell>
          <table:table-cell table:formula="of:=[.E73]-37.6798586634965" office:value-type="float" office:value="-0.919857447626704" calcext:value-type="float">
            <text:p>-0.920</text:p>
          </table:table-cell>
          <table:table-cell/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table:formula="of:=[.A74]/1000000" office:value-type="float" office:value="18.5" calcext:value-type="float">
            <text:p>18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8405187588555" calcext:value-type="float">
            <text:p>36.8405187589</text:p>
          </table:table-cell>
          <table:table-cell table:formula="of:=[.D74]+[.C74]" office:value-type="float" office:value="37.4405187588555" calcext:value-type="float">
            <text:p>37.4405187589</text:p>
          </table:table-cell>
          <table:table-cell table:formula="of:=[.E74]-37.6798586634965" office:value-type="float" office:value="-0.239339904641" calcext:value-type="float">
            <text:p>-0.239</text:p>
          </table:table-cell>
          <table:table-cell/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table:formula="of:=[.A75]/1000000" office:value-type="float" office:value="18.75" calcext:value-type="float">
            <text:p>18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5036266093858" calcext:value-type="float">
            <text:p>36.5036266094</text:p>
          </table:table-cell>
          <table:table-cell table:formula="of:=[.D75]+[.C75]" office:value-type="float" office:value="37.1036266093858" calcext:value-type="float">
            <text:p>37.1036266094</text:p>
          </table:table-cell>
          <table:table-cell table:formula="of:=[.E75]-37.6798586634965" office:value-type="float" office:value="-0.576232054110704" calcext:value-type="float">
            <text:p>-0.576</text:p>
          </table:table-cell>
          <table:table-cell/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table:formula="of:=[.A76]/1000000" office:value-type="float" office:value="19" calcext:value-type="float">
            <text:p>19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3542610571715" calcext:value-type="float">
            <text:p>36.3542610572</text:p>
          </table:table-cell>
          <table:table-cell table:formula="of:=[.D76]+[.C76]" office:value-type="float" office:value="36.9542610571715" calcext:value-type="float">
            <text:p>36.9542610572</text:p>
          </table:table-cell>
          <table:table-cell table:formula="of:=[.E76]-37.6798586634965" office:value-type="float" office:value="-0.725597606325003" calcext:value-type="float">
            <text:p>-0.726</text:p>
          </table:table-cell>
          <table:table-cell/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table:formula="of:=[.A77]/1000000" office:value-type="float" office:value="19.25" calcext:value-type="float">
            <text:p>19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565950173198" calcext:value-type="float">
            <text:p>36.5659501732</text:p>
          </table:table-cell>
          <table:table-cell table:formula="of:=[.D77]+[.C77]" office:value-type="float" office:value="37.165950173198" calcext:value-type="float">
            <text:p>37.1659501732</text:p>
          </table:table-cell>
          <table:table-cell table:formula="of:=[.E77]-37.6798586634965" office:value-type="float" office:value="-0.513908490298505" calcext:value-type="float">
            <text:p>-0.514</text:p>
          </table:table-cell>
          <table:table-cell/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table:formula="of:=[.A78]/1000000" office:value-type="float" office:value="19.5" calcext:value-type="float">
            <text:p>19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4024819758531" calcext:value-type="float">
            <text:p>36.4024819759</text:p>
          </table:table-cell>
          <table:table-cell table:formula="of:=[.D78]+[.C78]" office:value-type="float" office:value="37.0024819758531" calcext:value-type="float">
            <text:p>37.0024819759</text:p>
          </table:table-cell>
          <table:table-cell table:formula="of:=[.E78]-37.6798586634965" office:value-type="float" office:value="-0.677376687643402" calcext:value-type="float">
            <text:p>-0.677</text:p>
          </table:table-cell>
          <table:table-cell/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table:formula="of:=[.A79]/1000000" office:value-type="float" office:value="19.75" calcext:value-type="float">
            <text:p>19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5459336487852" calcext:value-type="float">
            <text:p>36.5459336488</text:p>
          </table:table-cell>
          <table:table-cell table:formula="of:=[.D79]+[.C79]" office:value-type="float" office:value="37.1459336487852" calcext:value-type="float">
            <text:p>37.1459336488</text:p>
          </table:table-cell>
          <table:table-cell table:formula="of:=[.E79]-37.6798586634965" office:value-type="float" office:value="-0.533925014711301" calcext:value-type="float">
            <text:p>-0.534</text:p>
          </table:table-cell>
          <table:table-cell/>
        </table:table-row>
        <table:table-row table:style-name="ro1">
          <table:table-cell table:style-name="ce30" office:value-type="float" office:value="20000000" calcext:value-type="float">
            <text:p>20000000</text:p>
          </table:table-cell>
          <table:table-cell table:style-name="ce32" table:formula="of:=[.A80]/1000000" office:value-type="float" office:value="20" calcext:value-type="float">
            <text:p>20.00</text:p>
          </table:table-cell>
          <table:table-cell table:style-name="ce31" office:value-type="float" office:value="0.6" calcext:value-type="float">
            <text:p>0.600</text:p>
          </table:table-cell>
          <table:table-cell table:style-name="ce30" office:value-type="float" office:value="36.6076607631014" calcext:value-type="float">
            <text:p>36.6076607631</text:p>
          </table:table-cell>
          <table:table-cell table:style-name="ce30" table:formula="of:=[.D80]+[.C80]" office:value-type="float" office:value="37.2076607631014" calcext:value-type="float">
            <text:p>37.2076607631</text:p>
          </table:table-cell>
          <table:table-cell table:style-name="ce31" table:formula="of:=[.E80]-37.6798586634965" office:value-type="float" office:value="-0.472197900395102" calcext:value-type="float">
            <text:p>-0.472</text:p>
          </table:table-cell>
          <table:table-cell/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table:formula="of:=[.A81]/1000000" office:value-type="float" office:value="20.25" calcext:value-type="float">
            <text:p>20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0337389998246" calcext:value-type="float">
            <text:p>36.0337389998</text:p>
          </table:table-cell>
          <table:table-cell table:formula="of:=[.D81]+[.C81]" office:value-type="float" office:value="36.6337389998246" calcext:value-type="float">
            <text:p>36.6337389998</text:p>
          </table:table-cell>
          <table:table-cell table:formula="of:=[.E81]-37.6798586634965" office:value-type="float" office:value="-1.0461196636719" calcext:value-type="float">
            <text:p>-1.046</text:p>
          </table:table-cell>
          <table:table-cell/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table:formula="of:=[.A82]/1000000" office:value-type="float" office:value="20.5" calcext:value-type="float">
            <text:p>20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2424025886355" calcext:value-type="float">
            <text:p>36.2424025886</text:p>
          </table:table-cell>
          <table:table-cell table:formula="of:=[.D82]+[.C82]" office:value-type="float" office:value="36.8424025886355" calcext:value-type="float">
            <text:p>36.8424025886</text:p>
          </table:table-cell>
          <table:table-cell table:formula="of:=[.E82]-37.6798586634965" office:value-type="float" office:value="-0.837456074861002" calcext:value-type="float">
            <text:p>-0.837</text:p>
          </table:table-cell>
          <table:table-cell/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table:formula="of:=[.A83]/1000000" office:value-type="float" office:value="20.75" calcext:value-type="float">
            <text:p>20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5020508114829" calcext:value-type="float">
            <text:p>36.5020508115</text:p>
          </table:table-cell>
          <table:table-cell table:formula="of:=[.D83]+[.C83]" office:value-type="float" office:value="37.1020508114829" calcext:value-type="float">
            <text:p>37.1020508115</text:p>
          </table:table-cell>
          <table:table-cell table:formula="of:=[.E83]-37.6798586634965" office:value-type="float" office:value="-0.577807852013599" calcext:value-type="float">
            <text:p>-0.578</text:p>
          </table:table-cell>
          <table:table-cell/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table:formula="of:=[.A84]/1000000" office:value-type="float" office:value="21" calcext:value-type="float">
            <text:p>21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5833067748892" calcext:value-type="float">
            <text:p>36.5833067749</text:p>
          </table:table-cell>
          <table:table-cell table:formula="of:=[.D84]+[.C84]" office:value-type="float" office:value="37.1833067748892" calcext:value-type="float">
            <text:p>37.1833067749</text:p>
          </table:table-cell>
          <table:table-cell table:formula="of:=[.E84]-37.6798586634965" office:value-type="float" office:value="-0.4965518886073" calcext:value-type="float">
            <text:p>-0.497</text:p>
          </table:table-cell>
          <table:table-cell/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table:formula="of:=[.A85]/1000000" office:value-type="float" office:value="21.25" calcext:value-type="float">
            <text:p>21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9447054658907" calcext:value-type="float">
            <text:p>36.9447054659</text:p>
          </table:table-cell>
          <table:table-cell table:formula="of:=[.D85]+[.C85]" office:value-type="float" office:value="37.5447054658907" calcext:value-type="float">
            <text:p>37.5447054659</text:p>
          </table:table-cell>
          <table:table-cell table:formula="of:=[.E85]-37.6798586634965" office:value-type="float" office:value="-0.135153197605803" calcext:value-type="float">
            <text:p>-0.135</text:p>
          </table:table-cell>
          <table:table-cell/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table:formula="of:=[.A86]/1000000" office:value-type="float" office:value="21.5" calcext:value-type="float">
            <text:p>21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7054240003143" calcext:value-type="float">
            <text:p>36.7054240003</text:p>
          </table:table-cell>
          <table:table-cell table:formula="of:=[.D86]+[.C86]" office:value-type="float" office:value="37.3054240003143" calcext:value-type="float">
            <text:p>37.3054240003</text:p>
          </table:table-cell>
          <table:table-cell table:formula="of:=[.E86]-37.6798586634965" office:value-type="float" office:value="-0.3744346631822" calcext:value-type="float">
            <text:p>-0.374</text:p>
          </table:table-cell>
          <table:table-cell/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table:formula="of:=[.A87]/1000000" office:value-type="float" office:value="21.75" calcext:value-type="float">
            <text:p>21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5529727902601" calcext:value-type="float">
            <text:p>36.5529727903</text:p>
          </table:table-cell>
          <table:table-cell table:formula="of:=[.D87]+[.C87]" office:value-type="float" office:value="37.1529727902601" calcext:value-type="float">
            <text:p>37.1529727903</text:p>
          </table:table-cell>
          <table:table-cell table:formula="of:=[.E87]-37.6798586634965" office:value-type="float" office:value="-0.526885873236402" calcext:value-type="float">
            <text:p>-0.527</text:p>
          </table:table-cell>
          <table:table-cell/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table:formula="of:=[.A88]/1000000" office:value-type="float" office:value="22" calcext:value-type="float">
            <text:p>22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4634583666778" calcext:value-type="float">
            <text:p>36.4634583667</text:p>
          </table:table-cell>
          <table:table-cell table:formula="of:=[.D88]+[.C88]" office:value-type="float" office:value="37.0634583666778" calcext:value-type="float">
            <text:p>37.0634583667</text:p>
          </table:table-cell>
          <table:table-cell table:formula="of:=[.E88]-37.6798586634965" office:value-type="float" office:value="-0.616400296818703" calcext:value-type="float">
            <text:p>-0.616</text:p>
          </table:table-cell>
          <table:table-cell/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table:formula="of:=[.A89]/1000000" office:value-type="float" office:value="22.25" calcext:value-type="float">
            <text:p>22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133146889426" calcext:value-type="float">
            <text:p>36.1331468894</text:p>
          </table:table-cell>
          <table:table-cell table:formula="of:=[.D89]+[.C89]" office:value-type="float" office:value="36.733146889426" calcext:value-type="float">
            <text:p>36.7331468894</text:p>
          </table:table-cell>
          <table:table-cell table:formula="of:=[.E89]-37.6798586634965" office:value-type="float" office:value="-0.946711774070501" calcext:value-type="float">
            <text:p>-0.947</text:p>
          </table:table-cell>
          <table:table-cell/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table:formula="of:=[.A90]/1000000" office:value-type="float" office:value="22.5" calcext:value-type="float">
            <text:p>22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3570544263762" calcext:value-type="float">
            <text:p>36.3570544264</text:p>
          </table:table-cell>
          <table:table-cell table:formula="of:=[.D90]+[.C90]" office:value-type="float" office:value="36.9570544263762" calcext:value-type="float">
            <text:p>36.9570544264</text:p>
          </table:table-cell>
          <table:table-cell table:formula="of:=[.E90]-37.6798586634965" office:value-type="float" office:value="-0.7228042371203" calcext:value-type="float">
            <text:p>-0.723</text:p>
          </table:table-cell>
          <table:table-cell/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table:formula="of:=[.A91]/1000000" office:value-type="float" office:value="22.75" calcext:value-type="float">
            <text:p>22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4091364839054" calcext:value-type="float">
            <text:p>36.4091364839</text:p>
          </table:table-cell>
          <table:table-cell table:formula="of:=[.D91]+[.C91]" office:value-type="float" office:value="37.0091364839054" calcext:value-type="float">
            <text:p>37.0091364839</text:p>
          </table:table-cell>
          <table:table-cell table:formula="of:=[.E91]-37.6798586634965" office:value-type="float" office:value="-0.670722179591103" calcext:value-type="float">
            <text:p>-0.671</text:p>
          </table:table-cell>
          <table:table-cell/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table:formula="of:=[.A92]/1000000" office:value-type="float" office:value="23" calcext:value-type="float">
            <text:p>23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4969408667247" calcext:value-type="float">
            <text:p>36.4969408667</text:p>
          </table:table-cell>
          <table:table-cell table:formula="of:=[.D92]+[.C92]" office:value-type="float" office:value="37.0969408667247" calcext:value-type="float">
            <text:p>37.0969408667</text:p>
          </table:table-cell>
          <table:table-cell table:formula="of:=[.E92]-37.6798586634965" office:value-type="float" office:value="-0.582917796771802" calcext:value-type="float">
            <text:p>-0.583</text:p>
          </table:table-cell>
          <table:table-cell/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table:formula="of:=[.A93]/1000000" office:value-type="float" office:value="23.25" calcext:value-type="float">
            <text:p>23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8703159455031" calcext:value-type="float">
            <text:p>36.8703159455</text:p>
          </table:table-cell>
          <table:table-cell table:formula="of:=[.D93]+[.C93]" office:value-type="float" office:value="37.4703159455031" calcext:value-type="float">
            <text:p>37.4703159455</text:p>
          </table:table-cell>
          <table:table-cell table:formula="of:=[.E93]-37.6798586634965" office:value-type="float" office:value="-0.209542717993401" calcext:value-type="float">
            <text:p>-0.210</text:p>
          </table:table-cell>
          <table:table-cell/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table:formula="of:=[.A94]/1000000" office:value-type="float" office:value="23.5" calcext:value-type="float">
            <text:p>23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1398490143407" calcext:value-type="float">
            <text:p>36.1398490143</text:p>
          </table:table-cell>
          <table:table-cell table:formula="of:=[.D94]+[.C94]" office:value-type="float" office:value="36.7398490143407" calcext:value-type="float">
            <text:p>36.7398490143</text:p>
          </table:table-cell>
          <table:table-cell table:formula="of:=[.E94]-37.6798586634965" office:value-type="float" office:value="-0.940009649155805" calcext:value-type="float">
            <text:p>-0.940</text:p>
          </table:table-cell>
          <table:table-cell/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table:formula="of:=[.A95]/1000000" office:value-type="float" office:value="23.75" calcext:value-type="float">
            <text:p>23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7109950301411" calcext:value-type="float">
            <text:p>36.7109950301</text:p>
          </table:table-cell>
          <table:table-cell table:formula="of:=[.D95]+[.C95]" office:value-type="float" office:value="37.3109950301411" calcext:value-type="float">
            <text:p>37.3109950301</text:p>
          </table:table-cell>
          <table:table-cell table:formula="of:=[.E95]-37.6798586634965" office:value-type="float" office:value="-0.368863633355403" calcext:value-type="float">
            <text:p>-0.369</text:p>
          </table:table-cell>
          <table:table-cell/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table:formula="of:=[.A96]/1000000" office:value-type="float" office:value="24" calcext:value-type="float">
            <text:p>24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8147319874175" calcext:value-type="float">
            <text:p>36.8147319874</text:p>
          </table:table-cell>
          <table:table-cell table:formula="of:=[.D96]+[.C96]" office:value-type="float" office:value="37.4147319874175" calcext:value-type="float">
            <text:p>37.4147319874</text:p>
          </table:table-cell>
          <table:table-cell table:formula="of:=[.E96]-37.6798586634965" office:value-type="float" office:value="-0.265126676078999" calcext:value-type="float">
            <text:p>-0.265</text:p>
          </table:table-cell>
          <table:table-cell/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table:formula="of:=[.A97]/1000000" office:value-type="float" office:value="24.25" calcext:value-type="float">
            <text:p>24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2411789639316" calcext:value-type="float">
            <text:p>36.2411789639</text:p>
          </table:table-cell>
          <table:table-cell table:formula="of:=[.D97]+[.C97]" office:value-type="float" office:value="36.8411789639316" calcext:value-type="float">
            <text:p>36.8411789639</text:p>
          </table:table-cell>
          <table:table-cell table:formula="of:=[.E97]-37.6798586634965" office:value-type="float" office:value="-0.838679699564899" calcext:value-type="float">
            <text:p>-0.839</text:p>
          </table:table-cell>
          <table:table-cell/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table:formula="of:=[.A98]/1000000" office:value-type="float" office:value="24.5" calcext:value-type="float">
            <text:p>24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5807759482457" calcext:value-type="float">
            <text:p>36.5807759482</text:p>
          </table:table-cell>
          <table:table-cell table:formula="of:=[.D98]+[.C98]" office:value-type="float" office:value="37.1807759482457" calcext:value-type="float">
            <text:p>37.1807759482</text:p>
          </table:table-cell>
          <table:table-cell table:formula="of:=[.E98]-37.6798586634965" office:value-type="float" office:value="-0.4990827152508" calcext:value-type="float">
            <text:p>-0.499</text:p>
          </table:table-cell>
          <table:table-cell/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table:formula="of:=[.A99]/1000000" office:value-type="float" office:value="24.75" calcext:value-type="float">
            <text:p>24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6565712056185" calcext:value-type="float">
            <text:p>36.6565712056</text:p>
          </table:table-cell>
          <table:table-cell table:formula="of:=[.D99]+[.C99]" office:value-type="float" office:value="37.2565712056185" calcext:value-type="float">
            <text:p>37.2565712056</text:p>
          </table:table-cell>
          <table:table-cell table:formula="of:=[.E99]-37.6798586634965" office:value-type="float" office:value="-0.423287457878004" calcext:value-type="float">
            <text:p>-0.423</text:p>
          </table:table-cell>
          <table:table-cell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table:formula="of:=[.A100]/1000000" office:value-type="float" office:value="25" calcext:value-type="float">
            <text:p>25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2701603750318" calcext:value-type="float">
            <text:p>36.270160375</text:p>
          </table:table-cell>
          <table:table-cell table:formula="of:=[.D100]+[.C100]" office:value-type="float" office:value="36.8701603750318" calcext:value-type="float">
            <text:p>36.870160375</text:p>
          </table:table-cell>
          <table:table-cell table:formula="of:=[.E100]-37.6798586634965" office:value-type="float" office:value="-0.809698288464702" calcext:value-type="float">
            <text:p>-0.810</text:p>
          </table:table-cell>
          <table:table-cell/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table:formula="of:=[.A101]/1000000" office:value-type="float" office:value="25.25" calcext:value-type="float">
            <text:p>25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6992285239604" calcext:value-type="float">
            <text:p>36.699228524</text:p>
          </table:table-cell>
          <table:table-cell table:formula="of:=[.D101]+[.C101]" office:value-type="float" office:value="37.2992285239604" calcext:value-type="float">
            <text:p>37.299228524</text:p>
          </table:table-cell>
          <table:table-cell table:formula="of:=[.E101]-37.6798586634965" office:value-type="float" office:value="-0.380630139536102" calcext:value-type="float">
            <text:p>-0.381</text:p>
          </table:table-cell>
          <table:table-cell/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table:formula="of:=[.A102]/1000000" office:value-type="float" office:value="25.5" calcext:value-type="float">
            <text:p>25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7862595968855" calcext:value-type="float">
            <text:p>36.7862595969</text:p>
          </table:table-cell>
          <table:table-cell table:formula="of:=[.D102]+[.C102]" office:value-type="float" office:value="37.3862595968855" calcext:value-type="float">
            <text:p>37.3862595969</text:p>
          </table:table-cell>
          <table:table-cell table:formula="of:=[.E102]-37.6798586634965" office:value-type="float" office:value="-0.293599066611002" calcext:value-type="float">
            <text:p>-0.294</text:p>
          </table:table-cell>
          <table:table-cell/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table:formula="of:=[.A103]/1000000" office:value-type="float" office:value="25.75" calcext:value-type="float">
            <text:p>25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4446818662691" calcext:value-type="float">
            <text:p>36.4446818663</text:p>
          </table:table-cell>
          <table:table-cell table:formula="of:=[.D103]+[.C103]" office:value-type="float" office:value="37.0446818662691" calcext:value-type="float">
            <text:p>37.0446818663</text:p>
          </table:table-cell>
          <table:table-cell table:formula="of:=[.E103]-37.6798586634965" office:value-type="float" office:value="-0.635176797227402" calcext:value-type="float">
            <text:p>-0.635</text:p>
          </table:table-cell>
          <table:table-cell/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table:formula="of:=[.A104]/1000000" office:value-type="float" office:value="26" calcext:value-type="float">
            <text:p>26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4434275739961" calcext:value-type="float">
            <text:p>36.443427574</text:p>
          </table:table-cell>
          <table:table-cell table:formula="of:=[.D104]+[.C104]" office:value-type="float" office:value="37.0434275739961" calcext:value-type="float">
            <text:p>37.043427574</text:p>
          </table:table-cell>
          <table:table-cell table:formula="of:=[.E104]-37.6798586634965" office:value-type="float" office:value="-0.636431089500405" calcext:value-type="float">
            <text:p>-0.636</text:p>
          </table:table-cell>
          <table:table-cell/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table:formula="of:=[.A105]/1000000" office:value-type="float" office:value="26.25" calcext:value-type="float">
            <text:p>26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4855965856623" calcext:value-type="float">
            <text:p>36.4855965857</text:p>
          </table:table-cell>
          <table:table-cell table:formula="of:=[.D105]+[.C105]" office:value-type="float" office:value="37.0855965856623" calcext:value-type="float">
            <text:p>37.0855965857</text:p>
          </table:table-cell>
          <table:table-cell table:formula="of:=[.E105]-37.6798586634965" office:value-type="float" office:value="-0.594262077834202" calcext:value-type="float">
            <text:p>-0.594</text:p>
          </table:table-cell>
          <table:table-cell/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table:formula="of:=[.A106]/1000000" office:value-type="float" office:value="26.5" calcext:value-type="float">
            <text:p>26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2724253401627" calcext:value-type="float">
            <text:p>36.2724253402</text:p>
          </table:table-cell>
          <table:table-cell table:formula="of:=[.D106]+[.C106]" office:value-type="float" office:value="36.8724253401627" calcext:value-type="float">
            <text:p>36.8724253402</text:p>
          </table:table-cell>
          <table:table-cell table:formula="of:=[.E106]-37.6798586634965" office:value-type="float" office:value="-0.807433323333804" calcext:value-type="float">
            <text:p>-0.807</text:p>
          </table:table-cell>
          <table:table-cell/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table:formula="of:=[.A107]/1000000" office:value-type="float" office:value="26.75" calcext:value-type="float">
            <text:p>26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4772632874485" calcext:value-type="float">
            <text:p>36.4772632874</text:p>
          </table:table-cell>
          <table:table-cell table:formula="of:=[.D107]+[.C107]" office:value-type="float" office:value="37.0772632874485" calcext:value-type="float">
            <text:p>37.0772632874</text:p>
          </table:table-cell>
          <table:table-cell table:formula="of:=[.E107]-37.6798586634965" office:value-type="float" office:value="-0.602595376048001" calcext:value-type="float">
            <text:p>-0.603</text:p>
          </table:table-cell>
          <table:table-cell/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table:formula="of:=[.A108]/1000000" office:value-type="float" office:value="27" calcext:value-type="float">
            <text:p>27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2569646701929" calcext:value-type="float">
            <text:p>36.2569646702</text:p>
          </table:table-cell>
          <table:table-cell table:formula="of:=[.D108]+[.C108]" office:value-type="float" office:value="36.8569646701929" calcext:value-type="float">
            <text:p>36.8569646702</text:p>
          </table:table-cell>
          <table:table-cell table:formula="of:=[.E108]-37.6798586634965" office:value-type="float" office:value="-0.822893993303602" calcext:value-type="float">
            <text:p>-0.823</text:p>
          </table:table-cell>
          <table:table-cell/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table:formula="of:=[.A109]/1000000" office:value-type="float" office:value="27.25" calcext:value-type="float">
            <text:p>27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1388845051626" calcext:value-type="float">
            <text:p>36.1388845052</text:p>
          </table:table-cell>
          <table:table-cell table:formula="of:=[.D109]+[.C109]" office:value-type="float" office:value="36.7388845051626" calcext:value-type="float">
            <text:p>36.7388845052</text:p>
          </table:table-cell>
          <table:table-cell table:formula="of:=[.E109]-37.6798586634965" office:value-type="float" office:value="-0.940974158333901" calcext:value-type="float">
            <text:p>-0.941</text:p>
          </table:table-cell>
          <table:table-cell/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table:formula="of:=[.A110]/1000000" office:value-type="float" office:value="27.5" calcext:value-type="float">
            <text:p>27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0779869965065" calcext:value-type="float">
            <text:p>36.0779869965</text:p>
          </table:table-cell>
          <table:table-cell table:formula="of:=[.D110]+[.C110]" office:value-type="float" office:value="36.6779869965065" calcext:value-type="float">
            <text:p>36.6779869965</text:p>
          </table:table-cell>
          <table:table-cell table:formula="of:=[.E110]-37.6798586634965" office:value-type="float" office:value="-1.00187166699" calcext:value-type="float">
            <text:p>-1.002</text:p>
          </table:table-cell>
          <table:table-cell/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table:formula="of:=[.A111]/1000000" office:value-type="float" office:value="27.75" calcext:value-type="float">
            <text:p>27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4386390264058" calcext:value-type="float">
            <text:p>36.4386390264</text:p>
          </table:table-cell>
          <table:table-cell table:formula="of:=[.D111]+[.C111]" office:value-type="float" office:value="37.0386390264058" calcext:value-type="float">
            <text:p>37.0386390264</text:p>
          </table:table-cell>
          <table:table-cell table:formula="of:=[.E111]-37.6798586634965" office:value-type="float" office:value="-0.6412196370907" calcext:value-type="float">
            <text:p>-0.641</text:p>
          </table:table-cell>
          <table:table-cell/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table:formula="of:=[.A112]/1000000" office:value-type="float" office:value="28" calcext:value-type="float">
            <text:p>28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4602818593856" calcext:value-type="float">
            <text:p>36.4602818594</text:p>
          </table:table-cell>
          <table:table-cell table:formula="of:=[.D112]+[.C112]" office:value-type="float" office:value="37.0602818593856" calcext:value-type="float">
            <text:p>37.0602818594</text:p>
          </table:table-cell>
          <table:table-cell table:formula="of:=[.E112]-37.6798586634965" office:value-type="float" office:value="-0.619576804110899" calcext:value-type="float">
            <text:p>-0.620</text:p>
          </table:table-cell>
          <table:table-cell/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table:formula="of:=[.A113]/1000000" office:value-type="float" office:value="28.25" calcext:value-type="float">
            <text:p>28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4917417887114" calcext:value-type="float">
            <text:p>36.4917417887</text:p>
          </table:table-cell>
          <table:table-cell table:formula="of:=[.D113]+[.C113]" office:value-type="float" office:value="37.0917417887114" calcext:value-type="float">
            <text:p>37.0917417887</text:p>
          </table:table-cell>
          <table:table-cell table:formula="of:=[.E113]-37.6798586634965" office:value-type="float" office:value="-0.588116874785101" calcext:value-type="float">
            <text:p>-0.588</text:p>
          </table:table-cell>
          <table:table-cell/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table:formula="of:=[.A114]/1000000" office:value-type="float" office:value="28.5" calcext:value-type="float">
            <text:p>28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6300870010534" calcext:value-type="float">
            <text:p>36.6300870011</text:p>
          </table:table-cell>
          <table:table-cell table:formula="of:=[.D114]+[.C114]" office:value-type="float" office:value="37.2300870010534" calcext:value-type="float">
            <text:p>37.2300870011</text:p>
          </table:table-cell>
          <table:table-cell table:formula="of:=[.E114]-37.6798586634965" office:value-type="float" office:value="-0.449771662443105" calcext:value-type="float">
            <text:p>-0.450</text:p>
          </table:table-cell>
          <table:table-cell/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table:formula="of:=[.A115]/1000000" office:value-type="float" office:value="28.75" calcext:value-type="float">
            <text:p>28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4612978426301" calcext:value-type="float">
            <text:p>36.4612978426</text:p>
          </table:table-cell>
          <table:table-cell table:formula="of:=[.D115]+[.C115]" office:value-type="float" office:value="37.0612978426301" calcext:value-type="float">
            <text:p>37.0612978426</text:p>
          </table:table-cell>
          <table:table-cell table:formula="of:=[.E115]-37.6798586634965" office:value-type="float" office:value="-0.618560820866399" calcext:value-type="float">
            <text:p>-0.619</text:p>
          </table:table-cell>
          <table:table-cell/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table:formula="of:=[.A116]/1000000" office:value-type="float" office:value="29" calcext:value-type="float">
            <text:p>29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0465220086302" calcext:value-type="float">
            <text:p>36.0465220086</text:p>
          </table:table-cell>
          <table:table-cell table:formula="of:=[.D116]+[.C116]" office:value-type="float" office:value="36.6465220086302" calcext:value-type="float">
            <text:p>36.6465220086</text:p>
          </table:table-cell>
          <table:table-cell table:formula="of:=[.E116]-37.6798586634965" office:value-type="float" office:value="-1.0333366548663" calcext:value-type="float">
            <text:p>-1.033</text:p>
          </table:table-cell>
          <table:table-cell/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table:formula="of:=[.A117]/1000000" office:value-type="float" office:value="29.25" calcext:value-type="float">
            <text:p>29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3567995808458" calcext:value-type="float">
            <text:p>36.3567995808</text:p>
          </table:table-cell>
          <table:table-cell table:formula="of:=[.D117]+[.C117]" office:value-type="float" office:value="36.9567995808458" calcext:value-type="float">
            <text:p>36.9567995808</text:p>
          </table:table-cell>
          <table:table-cell table:formula="of:=[.E117]-37.6798586634965" office:value-type="float" office:value="-0.7230590826507" calcext:value-type="float">
            <text:p>-0.723</text:p>
          </table:table-cell>
          <table:table-cell/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table:formula="of:=[.A118]/1000000" office:value-type="float" office:value="29.5" calcext:value-type="float">
            <text:p>29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2732900853933" calcext:value-type="float">
            <text:p>36.2732900854</text:p>
          </table:table-cell>
          <table:table-cell table:formula="of:=[.D118]+[.C118]" office:value-type="float" office:value="36.8732900853933" calcext:value-type="float">
            <text:p>36.8732900854</text:p>
          </table:table-cell>
          <table:table-cell table:formula="of:=[.E118]-37.6798586634965" office:value-type="float" office:value="-0.806568578103203" calcext:value-type="float">
            <text:p>-0.807</text:p>
          </table:table-cell>
          <table:table-cell/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table:formula="of:=[.A119]/1000000" office:value-type="float" office:value="29.75" calcext:value-type="float">
            <text:p>29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190956831605" calcext:value-type="float">
            <text:p>36.1909568316</text:p>
          </table:table-cell>
          <table:table-cell table:formula="of:=[.D119]+[.C119]" office:value-type="float" office:value="36.790956831605" calcext:value-type="float">
            <text:p>36.7909568316</text:p>
          </table:table-cell>
          <table:table-cell table:formula="of:=[.E119]-37.6798586634965" office:value-type="float" office:value="-0.888901831891502" calcext:value-type="float">
            <text:p>-0.889</text:p>
          </table:table-cell>
          <table:table-cell/>
        </table:table-row>
        <table:table-row table:style-name="ro1">
          <table:table-cell table:style-name="ce30" office:value-type="float" office:value="30000000" calcext:value-type="float">
            <text:p>30000000</text:p>
          </table:table-cell>
          <table:table-cell table:style-name="ce32" table:formula="of:=[.A120]/1000000" office:value-type="float" office:value="30" calcext:value-type="float">
            <text:p>30.00</text:p>
          </table:table-cell>
          <table:table-cell table:style-name="ce31" office:value-type="float" office:value="0.6" calcext:value-type="float">
            <text:p>0.600</text:p>
          </table:table-cell>
          <table:table-cell table:style-name="ce30" office:value-type="float" office:value="36.4012693290445" calcext:value-type="float">
            <text:p>36.401269329</text:p>
          </table:table-cell>
          <table:table-cell table:style-name="ce30" table:formula="of:=[.D120]+[.C120]" office:value-type="float" office:value="37.0012693290445" calcext:value-type="float">
            <text:p>37.001269329</text:p>
          </table:table-cell>
          <table:table-cell table:style-name="ce31" table:formula="of:=[.E120]-37.6798586634965" office:value-type="float" office:value="-0.678589334451999" calcext:value-type="float">
            <text:p>-0.679</text:p>
          </table:table-cell>
          <table:table-cell/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table:formula="of:=[.A121]/1000000" office:value-type="float" office:value="30.25" calcext:value-type="float">
            <text:p>30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1402451518036" calcext:value-type="float">
            <text:p>36.1402451518</text:p>
          </table:table-cell>
          <table:table-cell table:formula="of:=[.D121]+[.C121]" office:value-type="float" office:value="36.7402451518036" calcext:value-type="float">
            <text:p>36.7402451518</text:p>
          </table:table-cell>
          <table:table-cell table:formula="of:=[.E121]-37.6798586634965" office:value-type="float" office:value="-0.939613511692905" calcext:value-type="float">
            <text:p>-0.940</text:p>
          </table:table-cell>
          <table:table-cell/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table:formula="of:=[.A122]/1000000" office:value-type="float" office:value="30.5" calcext:value-type="float">
            <text:p>30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5791185987422" calcext:value-type="float">
            <text:p>36.5791185987</text:p>
          </table:table-cell>
          <table:table-cell table:formula="of:=[.D122]+[.C122]" office:value-type="float" office:value="37.1791185987422" calcext:value-type="float">
            <text:p>37.1791185987</text:p>
          </table:table-cell>
          <table:table-cell table:formula="of:=[.E122]-37.6798586634965" office:value-type="float" office:value="-0.500740064754304" calcext:value-type="float">
            <text:p>-0.501</text:p>
          </table:table-cell>
          <table:table-cell/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table:formula="of:=[.A123]/1000000" office:value-type="float" office:value="30.75" calcext:value-type="float">
            <text:p>30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6643356412595" calcext:value-type="float">
            <text:p>36.6643356413</text:p>
          </table:table-cell>
          <table:table-cell table:formula="of:=[.D123]+[.C123]" office:value-type="float" office:value="37.2643356412595" calcext:value-type="float">
            <text:p>37.2643356413</text:p>
          </table:table-cell>
          <table:table-cell table:formula="of:=[.E123]-37.6798586634965" office:value-type="float" office:value="-0.415523022237004" calcext:value-type="float">
            <text:p>-0.416</text:p>
          </table:table-cell>
          <table:table-cell/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table:formula="of:=[.A124]/1000000" office:value-type="float" office:value="31" calcext:value-type="float">
            <text:p>31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4278820428168" calcext:value-type="float">
            <text:p>36.4278820428</text:p>
          </table:table-cell>
          <table:table-cell table:formula="of:=[.D124]+[.C124]" office:value-type="float" office:value="37.0278820428168" calcext:value-type="float">
            <text:p>37.0278820428</text:p>
          </table:table-cell>
          <table:table-cell table:formula="of:=[.E124]-37.6798586634965" office:value-type="float" office:value="-0.651976620679704" calcext:value-type="float">
            <text:p>-0.652</text:p>
          </table:table-cell>
          <table:table-cell/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table:formula="of:=[.A125]/1000000" office:value-type="float" office:value="31.25" calcext:value-type="float">
            <text:p>31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4418168299309" calcext:value-type="float">
            <text:p>36.4418168299</text:p>
          </table:table-cell>
          <table:table-cell table:formula="of:=[.D125]+[.C125]" office:value-type="float" office:value="37.0418168299309" calcext:value-type="float">
            <text:p>37.0418168299</text:p>
          </table:table-cell>
          <table:table-cell table:formula="of:=[.E125]-37.6798586634965" office:value-type="float" office:value="-0.638041833565602" calcext:value-type="float">
            <text:p>-0.638</text:p>
          </table:table-cell>
          <table:table-cell/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table:formula="of:=[.A126]/1000000" office:value-type="float" office:value="31.5" calcext:value-type="float">
            <text:p>31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4912108853266" calcext:value-type="float">
            <text:p>36.4912108853</text:p>
          </table:table-cell>
          <table:table-cell table:formula="of:=[.D126]+[.C126]" office:value-type="float" office:value="37.0912108853266" calcext:value-type="float">
            <text:p>37.0912108853</text:p>
          </table:table-cell>
          <table:table-cell table:formula="of:=[.E126]-37.6798586634965" office:value-type="float" office:value="-0.5886477781699" calcext:value-type="float">
            <text:p>-0.589</text:p>
          </table:table-cell>
          <table:table-cell/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table:formula="of:=[.A127]/1000000" office:value-type="float" office:value="31.75" calcext:value-type="float">
            <text:p>31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0850302022893" calcext:value-type="float">
            <text:p>36.0850302023</text:p>
          </table:table-cell>
          <table:table-cell table:formula="of:=[.D127]+[.C127]" office:value-type="float" office:value="36.6850302022893" calcext:value-type="float">
            <text:p>36.6850302023</text:p>
          </table:table-cell>
          <table:table-cell table:formula="of:=[.E127]-37.6798586634965" office:value-type="float" office:value="-0.994828461207199" calcext:value-type="float">
            <text:p>-0.995</text:p>
          </table:table-cell>
          <table:table-cell/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table:formula="of:=[.A128]/1000000" office:value-type="float" office:value="32" calcext:value-type="float">
            <text:p>32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210271457535" calcext:value-type="float">
            <text:p>36.2102714575</text:p>
          </table:table-cell>
          <table:table-cell table:formula="of:=[.D128]+[.C128]" office:value-type="float" office:value="36.810271457535" calcext:value-type="float">
            <text:p>36.8102714575</text:p>
          </table:table-cell>
          <table:table-cell table:formula="of:=[.E128]-37.6798586634965" office:value-type="float" office:value="-0.869587205961501" calcext:value-type="float">
            <text:p>-0.870</text:p>
          </table:table-cell>
          <table:table-cell/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table:formula="of:=[.A129]/1000000" office:value-type="float" office:value="32.25" calcext:value-type="float">
            <text:p>32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5994922415125" calcext:value-type="float">
            <text:p>36.5994922415</text:p>
          </table:table-cell>
          <table:table-cell table:formula="of:=[.D129]+[.C129]" office:value-type="float" office:value="37.1994922415125" calcext:value-type="float">
            <text:p>37.1994922415</text:p>
          </table:table-cell>
          <table:table-cell table:formula="of:=[.E129]-37.6798586634965" office:value-type="float" office:value="-0.480366421984002" calcext:value-type="float">
            <text:p>-0.480</text:p>
          </table:table-cell>
          <table:table-cell/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table:formula="of:=[.A130]/1000000" office:value-type="float" office:value="32.5" calcext:value-type="float">
            <text:p>32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481072869029" calcext:value-type="float">
            <text:p>36.481072869</text:p>
          </table:table-cell>
          <table:table-cell table:formula="of:=[.D130]+[.C130]" office:value-type="float" office:value="37.081072869029" calcext:value-type="float">
            <text:p>37.081072869</text:p>
          </table:table-cell>
          <table:table-cell table:formula="of:=[.E130]-37.6798586634965" office:value-type="float" office:value="-0.598785794467503" calcext:value-type="float">
            <text:p>-0.599</text:p>
          </table:table-cell>
          <table:table-cell/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table:formula="of:=[.A131]/1000000" office:value-type="float" office:value="32.75" calcext:value-type="float">
            <text:p>32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3874293033667" calcext:value-type="float">
            <text:p>36.3874293034</text:p>
          </table:table-cell>
          <table:table-cell table:formula="of:=[.D131]+[.C131]" office:value-type="float" office:value="36.9874293033667" calcext:value-type="float">
            <text:p>36.9874293034</text:p>
          </table:table-cell>
          <table:table-cell table:formula="of:=[.E131]-37.6798586634965" office:value-type="float" office:value="-0.6924293601298" calcext:value-type="float">
            <text:p>-0.692</text:p>
          </table:table-cell>
          <table:table-cell/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table:formula="of:=[.A132]/1000000" office:value-type="float" office:value="33" calcext:value-type="float">
            <text:p>33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2516440928374" calcext:value-type="float">
            <text:p>36.2516440928</text:p>
          </table:table-cell>
          <table:table-cell table:formula="of:=[.D132]+[.C132]" office:value-type="float" office:value="36.8516440928374" calcext:value-type="float">
            <text:p>36.8516440928</text:p>
          </table:table-cell>
          <table:table-cell table:formula="of:=[.E132]-37.6798586634965" office:value-type="float" office:value="-0.8282145706591" calcext:value-type="float">
            <text:p>-0.828</text:p>
          </table:table-cell>
          <table:table-cell/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table:formula="of:=[.A133]/1000000" office:value-type="float" office:value="33.25" calcext:value-type="float">
            <text:p>33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1036084443648" calcext:value-type="float">
            <text:p>36.1036084444</text:p>
          </table:table-cell>
          <table:table-cell table:formula="of:=[.D133]+[.C133]" office:value-type="float" office:value="36.7036084443648" calcext:value-type="float">
            <text:p>36.7036084444</text:p>
          </table:table-cell>
          <table:table-cell table:formula="of:=[.E133]-37.6798586634965" office:value-type="float" office:value="-0.9762502191317" calcext:value-type="float">
            <text:p>-0.976</text:p>
          </table:table-cell>
          <table:table-cell/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table:formula="of:=[.A134]/1000000" office:value-type="float" office:value="33.5" calcext:value-type="float">
            <text:p>33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2988631992014" calcext:value-type="float">
            <text:p>36.2988631992</text:p>
          </table:table-cell>
          <table:table-cell table:formula="of:=[.D134]+[.C134]" office:value-type="float" office:value="36.8988631992014" calcext:value-type="float">
            <text:p>36.8988631992</text:p>
          </table:table-cell>
          <table:table-cell table:formula="of:=[.E134]-37.6798586634965" office:value-type="float" office:value="-0.780995464295103" calcext:value-type="float">
            <text:p>-0.781</text:p>
          </table:table-cell>
          <table:table-cell/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table:formula="of:=[.A135]/1000000" office:value-type="float" office:value="33.75" calcext:value-type="float">
            <text:p>33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0451124678742" calcext:value-type="float">
            <text:p>36.0451124679</text:p>
          </table:table-cell>
          <table:table-cell table:formula="of:=[.D135]+[.C135]" office:value-type="float" office:value="36.6451124678742" calcext:value-type="float">
            <text:p>36.6451124679</text:p>
          </table:table-cell>
          <table:table-cell table:formula="of:=[.E135]-37.6798586634965" office:value-type="float" office:value="-1.0347461956223" calcext:value-type="float">
            <text:p>-1.035</text:p>
          </table:table-cell>
          <table:table-cell/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table:formula="of:=[.A136]/1000000" office:value-type="float" office:value="34" calcext:value-type="float">
            <text:p>34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1690729620151" calcext:value-type="float">
            <text:p>36.169072962</text:p>
          </table:table-cell>
          <table:table-cell table:formula="of:=[.D136]+[.C136]" office:value-type="float" office:value="36.7690729620151" calcext:value-type="float">
            <text:p>36.769072962</text:p>
          </table:table-cell>
          <table:table-cell table:formula="of:=[.E136]-37.6798586634965" office:value-type="float" office:value="-0.910785701481402" calcext:value-type="float">
            <text:p>-0.911</text:p>
          </table:table-cell>
          <table:table-cell/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table:formula="of:=[.A137]/1000000" office:value-type="float" office:value="34.25" calcext:value-type="float">
            <text:p>34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3026876671353" calcext:value-type="float">
            <text:p>36.3026876671</text:p>
          </table:table-cell>
          <table:table-cell table:formula="of:=[.D137]+[.C137]" office:value-type="float" office:value="36.9026876671353" calcext:value-type="float">
            <text:p>36.9026876671</text:p>
          </table:table-cell>
          <table:table-cell table:formula="of:=[.E137]-37.6798586634965" office:value-type="float" office:value="-0.7771709963612" calcext:value-type="float">
            <text:p>-0.777</text:p>
          </table:table-cell>
          <table:table-cell/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table:formula="of:=[.A138]/1000000" office:value-type="float" office:value="34.5" calcext:value-type="float">
            <text:p>34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2346363215148" calcext:value-type="float">
            <text:p>36.2346363215</text:p>
          </table:table-cell>
          <table:table-cell table:formula="of:=[.D138]+[.C138]" office:value-type="float" office:value="36.8346363215148" calcext:value-type="float">
            <text:p>36.8346363215</text:p>
          </table:table-cell>
          <table:table-cell table:formula="of:=[.E138]-37.6798586634965" office:value-type="float" office:value="-0.845222341981703" calcext:value-type="float">
            <text:p>-0.845</text:p>
          </table:table-cell>
          <table:table-cell/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table:formula="of:=[.A139]/1000000" office:value-type="float" office:value="34.75" calcext:value-type="float">
            <text:p>34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3291153009811" calcext:value-type="float">
            <text:p>36.329115301</text:p>
          </table:table-cell>
          <table:table-cell table:formula="of:=[.D139]+[.C139]" office:value-type="float" office:value="36.9291153009811" calcext:value-type="float">
            <text:p>36.929115301</text:p>
          </table:table-cell>
          <table:table-cell table:formula="of:=[.E139]-37.6798586634965" office:value-type="float" office:value="-0.750743362515401" calcext:value-type="float">
            <text:p>-0.751</text:p>
          </table:table-cell>
          <table:table-cell/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table:formula="of:=[.A140]/1000000" office:value-type="float" office:value="35" calcext:value-type="float">
            <text:p>35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2634736710525" calcext:value-type="float">
            <text:p>36.2634736711</text:p>
          </table:table-cell>
          <table:table-cell table:formula="of:=[.D140]+[.C140]" office:value-type="float" office:value="36.8634736710525" calcext:value-type="float">
            <text:p>36.8634736711</text:p>
          </table:table-cell>
          <table:table-cell table:formula="of:=[.E140]-37.6798586634965" office:value-type="float" office:value="-0.816384992444" calcext:value-type="float">
            <text:p>-0.816</text:p>
          </table:table-cell>
          <table:table-cell/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table:formula="of:=[.A141]/1000000" office:value-type="float" office:value="35.25" calcext:value-type="float">
            <text:p>35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3189609750783" calcext:value-type="float">
            <text:p>36.3189609751</text:p>
          </table:table-cell>
          <table:table-cell table:formula="of:=[.D141]+[.C141]" office:value-type="float" office:value="36.9189609750783" calcext:value-type="float">
            <text:p>36.9189609751</text:p>
          </table:table-cell>
          <table:table-cell table:formula="of:=[.E141]-37.6798586634965" office:value-type="float" office:value="-0.760897688418204" calcext:value-type="float">
            <text:p>-0.761</text:p>
          </table:table-cell>
          <table:table-cell/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table:formula="of:=[.A142]/1000000" office:value-type="float" office:value="35.5" calcext:value-type="float">
            <text:p>35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8967312059661" calcext:value-type="float">
            <text:p>35.896731206</text:p>
          </table:table-cell>
          <table:table-cell table:formula="of:=[.D142]+[.C142]" office:value-type="float" office:value="36.4967312059661" calcext:value-type="float">
            <text:p>36.496731206</text:p>
          </table:table-cell>
          <table:table-cell table:formula="of:=[.E142]-37.6798586634965" office:value-type="float" office:value="-1.1831274575304" calcext:value-type="float">
            <text:p>-1.183</text:p>
          </table:table-cell>
          <table:table-cell/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table:formula="of:=[.A143]/1000000" office:value-type="float" office:value="35.75" calcext:value-type="float">
            <text:p>35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6223163390662" calcext:value-type="float">
            <text:p>35.6223163391</text:p>
          </table:table-cell>
          <table:table-cell table:formula="of:=[.D143]+[.C143]" office:value-type="float" office:value="36.2223163390662" calcext:value-type="float">
            <text:p>36.2223163391</text:p>
          </table:table-cell>
          <table:table-cell table:formula="of:=[.E143]-37.6798586634965" office:value-type="float" office:value="-1.4575423244303" calcext:value-type="float">
            <text:p>-1.458</text:p>
          </table:table-cell>
          <table:table-cell/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table:formula="of:=[.A144]/1000000" office:value-type="float" office:value="36" calcext:value-type="float">
            <text:p>36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0059309431758" calcext:value-type="float">
            <text:p>36.0059309432</text:p>
          </table:table-cell>
          <table:table-cell table:formula="of:=[.D144]+[.C144]" office:value-type="float" office:value="36.6059309431758" calcext:value-type="float">
            <text:p>36.6059309432</text:p>
          </table:table-cell>
          <table:table-cell table:formula="of:=[.E144]-37.6798586634965" office:value-type="float" office:value="-1.0739277203207" calcext:value-type="float">
            <text:p>-1.074</text:p>
          </table:table-cell>
          <table:table-cell/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table:formula="of:=[.A145]/1000000" office:value-type="float" office:value="36.25" calcext:value-type="float">
            <text:p>36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3548149926096" calcext:value-type="float">
            <text:p>36.3548149926</text:p>
          </table:table-cell>
          <table:table-cell table:formula="of:=[.D145]+[.C145]" office:value-type="float" office:value="36.9548149926096" calcext:value-type="float">
            <text:p>36.9548149926</text:p>
          </table:table-cell>
          <table:table-cell table:formula="of:=[.E145]-37.6798586634965" office:value-type="float" office:value="-0.725043670886905" calcext:value-type="float">
            <text:p>-0.725</text:p>
          </table:table-cell>
          <table:table-cell/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table:formula="of:=[.A146]/1000000" office:value-type="float" office:value="36.5" calcext:value-type="float">
            <text:p>36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7760911023412" calcext:value-type="float">
            <text:p>35.7760911023</text:p>
          </table:table-cell>
          <table:table-cell table:formula="of:=[.D146]+[.C146]" office:value-type="float" office:value="36.3760911023412" calcext:value-type="float">
            <text:p>36.3760911023</text:p>
          </table:table-cell>
          <table:table-cell table:formula="of:=[.E146]-37.6798586634965" office:value-type="float" office:value="-1.3037675611553" calcext:value-type="float">
            <text:p>-1.304</text:p>
          </table:table-cell>
          <table:table-cell/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table:formula="of:=[.A147]/1000000" office:value-type="float" office:value="36.75" calcext:value-type="float">
            <text:p>36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2679912667215" calcext:value-type="float">
            <text:p>36.2679912667</text:p>
          </table:table-cell>
          <table:table-cell table:formula="of:=[.D147]+[.C147]" office:value-type="float" office:value="36.8679912667215" calcext:value-type="float">
            <text:p>36.8679912667</text:p>
          </table:table-cell>
          <table:table-cell table:formula="of:=[.E147]-37.6798586634965" office:value-type="float" office:value="-0.811867396775" calcext:value-type="float">
            <text:p>-0.812</text:p>
          </table:table-cell>
          <table:table-cell/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table:formula="of:=[.A148]/1000000" office:value-type="float" office:value="37" calcext:value-type="float">
            <text:p>37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2778426188177" calcext:value-type="float">
            <text:p>36.2778426188</text:p>
          </table:table-cell>
          <table:table-cell table:formula="of:=[.D148]+[.C148]" office:value-type="float" office:value="36.8778426188177" calcext:value-type="float">
            <text:p>36.8778426188</text:p>
          </table:table-cell>
          <table:table-cell table:formula="of:=[.E148]-37.6798586634965" office:value-type="float" office:value="-0.802016044678801" calcext:value-type="float">
            <text:p>-0.802</text:p>
          </table:table-cell>
          <table:table-cell/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table:formula="of:=[.A149]/1000000" office:value-type="float" office:value="37.25" calcext:value-type="float">
            <text:p>37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2138426666531" calcext:value-type="float">
            <text:p>36.2138426667</text:p>
          </table:table-cell>
          <table:table-cell table:formula="of:=[.D149]+[.C149]" office:value-type="float" office:value="36.8138426666531" calcext:value-type="float">
            <text:p>36.8138426667</text:p>
          </table:table-cell>
          <table:table-cell table:formula="of:=[.E149]-37.6798586634965" office:value-type="float" office:value="-0.866015996843402" calcext:value-type="float">
            <text:p>-0.866</text:p>
          </table:table-cell>
          <table:table-cell/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table:formula="of:=[.A150]/1000000" office:value-type="float" office:value="37.5" calcext:value-type="float">
            <text:p>37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024598120625" calcext:value-type="float">
            <text:p>36.0245981206</text:p>
          </table:table-cell>
          <table:table-cell table:formula="of:=[.D150]+[.C150]" office:value-type="float" office:value="36.624598120625" calcext:value-type="float">
            <text:p>36.6245981206</text:p>
          </table:table-cell>
          <table:table-cell table:formula="of:=[.E150]-37.6798586634965" office:value-type="float" office:value="-1.0552605428715" calcext:value-type="float">
            <text:p>-1.055</text:p>
          </table:table-cell>
          <table:table-cell/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table:formula="of:=[.A151]/1000000" office:value-type="float" office:value="37.75" calcext:value-type="float">
            <text:p>37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3166073806886" calcext:value-type="float">
            <text:p>36.3166073807</text:p>
          </table:table-cell>
          <table:table-cell table:formula="of:=[.D151]+[.C151]" office:value-type="float" office:value="36.9166073806886" calcext:value-type="float">
            <text:p>36.9166073807</text:p>
          </table:table-cell>
          <table:table-cell table:formula="of:=[.E151]-37.6798586634965" office:value-type="float" office:value="-0.7632512828079" calcext:value-type="float">
            <text:p>-0.763</text:p>
          </table:table-cell>
          <table:table-cell/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table:formula="of:=[.A152]/1000000" office:value-type="float" office:value="38" calcext:value-type="float">
            <text:p>38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8211841201195" calcext:value-type="float">
            <text:p>35.8211841201</text:p>
          </table:table-cell>
          <table:table-cell table:formula="of:=[.D152]+[.C152]" office:value-type="float" office:value="36.4211841201195" calcext:value-type="float">
            <text:p>36.4211841201</text:p>
          </table:table-cell>
          <table:table-cell table:formula="of:=[.E152]-37.6798586634965" office:value-type="float" office:value="-1.258674543377" calcext:value-type="float">
            <text:p>-1.259</text:p>
          </table:table-cell>
          <table:table-cell/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table:formula="of:=[.A153]/1000000" office:value-type="float" office:value="38.25" calcext:value-type="float">
            <text:p>38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7670013542822" calcext:value-type="float">
            <text:p>35.7670013543</text:p>
          </table:table-cell>
          <table:table-cell table:formula="of:=[.D153]+[.C153]" office:value-type="float" office:value="36.3670013542822" calcext:value-type="float">
            <text:p>36.3670013543</text:p>
          </table:table-cell>
          <table:table-cell table:formula="of:=[.E153]-37.6798586634965" office:value-type="float" office:value="-1.3128573092143" calcext:value-type="float">
            <text:p>-1.313</text:p>
          </table:table-cell>
          <table:table-cell/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table:formula="of:=[.A154]/1000000" office:value-type="float" office:value="38.5" calcext:value-type="float">
            <text:p>38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0529269196028" calcext:value-type="float">
            <text:p>36.0529269196</text:p>
          </table:table-cell>
          <table:table-cell table:formula="of:=[.D154]+[.C154]" office:value-type="float" office:value="36.6529269196028" calcext:value-type="float">
            <text:p>36.6529269196</text:p>
          </table:table-cell>
          <table:table-cell table:formula="of:=[.E154]-37.6798586634965" office:value-type="float" office:value="-1.02693174389371" calcext:value-type="float">
            <text:p>-1.027</text:p>
          </table:table-cell>
          <table:table-cell/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table:formula="of:=[.A155]/1000000" office:value-type="float" office:value="38.75" calcext:value-type="float">
            <text:p>38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0264366521032" calcext:value-type="float">
            <text:p>36.0264366521</text:p>
          </table:table-cell>
          <table:table-cell table:formula="of:=[.D155]+[.C155]" office:value-type="float" office:value="36.6264366521032" calcext:value-type="float">
            <text:p>36.6264366521</text:p>
          </table:table-cell>
          <table:table-cell table:formula="of:=[.E155]-37.6798586634965" office:value-type="float" office:value="-1.0534220113933" calcext:value-type="float">
            <text:p>-1.053</text:p>
          </table:table-cell>
          <table:table-cell/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table:formula="of:=[.A156]/1000000" office:value-type="float" office:value="39" calcext:value-type="float">
            <text:p>39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5408050507885" calcext:value-type="float">
            <text:p>35.5408050508</text:p>
          </table:table-cell>
          <table:table-cell table:formula="of:=[.D156]+[.C156]" office:value-type="float" office:value="36.1408050507885" calcext:value-type="float">
            <text:p>36.1408050508</text:p>
          </table:table-cell>
          <table:table-cell table:formula="of:=[.E156]-37.6798586634965" office:value-type="float" office:value="-1.539053612708" calcext:value-type="float">
            <text:p>-1.539</text:p>
          </table:table-cell>
          <table:table-cell/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table:formula="of:=[.A157]/1000000" office:value-type="float" office:value="39.25" calcext:value-type="float">
            <text:p>39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7864995293578" calcext:value-type="float">
            <text:p>35.7864995294</text:p>
          </table:table-cell>
          <table:table-cell table:formula="of:=[.D157]+[.C157]" office:value-type="float" office:value="36.3864995293578" calcext:value-type="float">
            <text:p>36.3864995294</text:p>
          </table:table-cell>
          <table:table-cell table:formula="of:=[.E157]-37.6798586634965" office:value-type="float" office:value="-1.2933591341387" calcext:value-type="float">
            <text:p>-1.293</text:p>
          </table:table-cell>
          <table:table-cell/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table:formula="of:=[.A158]/1000000" office:value-type="float" office:value="39.5" calcext:value-type="float">
            <text:p>39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9270427220381" calcext:value-type="float">
            <text:p>35.927042722</text:p>
          </table:table-cell>
          <table:table-cell table:formula="of:=[.D158]+[.C158]" office:value-type="float" office:value="36.5270427220381" calcext:value-type="float">
            <text:p>36.527042722</text:p>
          </table:table-cell>
          <table:table-cell table:formula="of:=[.E158]-37.6798586634965" office:value-type="float" office:value="-1.1528159414584" calcext:value-type="float">
            <text:p>-1.153</text:p>
          </table:table-cell>
          <table:table-cell/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table:formula="of:=[.A159]/1000000" office:value-type="float" office:value="39.75" calcext:value-type="float">
            <text:p>39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6264237442717" calcext:value-type="float">
            <text:p>35.6264237443</text:p>
          </table:table-cell>
          <table:table-cell table:formula="of:=[.D159]+[.C159]" office:value-type="float" office:value="36.2264237442717" calcext:value-type="float">
            <text:p>36.2264237443</text:p>
          </table:table-cell>
          <table:table-cell table:formula="of:=[.E159]-37.6798586634965" office:value-type="float" office:value="-1.4534349192248" calcext:value-type="float">
            <text:p>-1.453</text:p>
          </table:table-cell>
          <table:table-cell/>
        </table:table-row>
        <table:table-row table:style-name="ro1">
          <table:table-cell table:style-name="ce30" office:value-type="float" office:value="40000000" calcext:value-type="float">
            <text:p>40000000</text:p>
          </table:table-cell>
          <table:table-cell table:style-name="ce32" table:formula="of:=[.A160]/1000000" office:value-type="float" office:value="40" calcext:value-type="float">
            <text:p>40.00</text:p>
          </table:table-cell>
          <table:table-cell table:style-name="ce31" office:value-type="float" office:value="0.6" calcext:value-type="float">
            <text:p>0.600</text:p>
          </table:table-cell>
          <table:table-cell table:style-name="ce30" office:value-type="float" office:value="35.8232814670615" calcext:value-type="float">
            <text:p>35.8232814671</text:p>
          </table:table-cell>
          <table:table-cell table:style-name="ce30" table:formula="of:=[.D160]+[.C160]" office:value-type="float" office:value="36.4232814670615" calcext:value-type="float">
            <text:p>36.4232814671</text:p>
          </table:table-cell>
          <table:table-cell table:style-name="ce31" table:formula="of:=[.E160]-37.6798586634965" office:value-type="float" office:value="-1.256577196435" calcext:value-type="float">
            <text:p>-1.257</text:p>
          </table:table-cell>
          <table:table-cell/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table:formula="of:=[.A161]/1000000" office:value-type="float" office:value="40.25" calcext:value-type="float">
            <text:p>40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7106068522752" calcext:value-type="float">
            <text:p>35.7106068523</text:p>
          </table:table-cell>
          <table:table-cell table:formula="of:=[.D161]+[.C161]" office:value-type="float" office:value="36.3106068522752" calcext:value-type="float">
            <text:p>36.3106068523</text:p>
          </table:table-cell>
          <table:table-cell table:formula="of:=[.E161]-37.6798586634965" office:value-type="float" office:value="-1.3692518112213" calcext:value-type="float">
            <text:p>-1.369</text:p>
          </table:table-cell>
          <table:table-cell/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table:formula="of:=[.A162]/1000000" office:value-type="float" office:value="40.5" calcext:value-type="float">
            <text:p>40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7020138859027" calcext:value-type="float">
            <text:p>35.7020138859</text:p>
          </table:table-cell>
          <table:table-cell table:formula="of:=[.D162]+[.C162]" office:value-type="float" office:value="36.3020138859027" calcext:value-type="float">
            <text:p>36.3020138859</text:p>
          </table:table-cell>
          <table:table-cell table:formula="of:=[.E162]-37.6798586634965" office:value-type="float" office:value="-1.3778447775938" calcext:value-type="float">
            <text:p>-1.378</text:p>
          </table:table-cell>
          <table:table-cell/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table:formula="of:=[.A163]/1000000" office:value-type="float" office:value="40.75" calcext:value-type="float">
            <text:p>40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8364744467658" calcext:value-type="float">
            <text:p>35.8364744468</text:p>
          </table:table-cell>
          <table:table-cell table:formula="of:=[.D163]+[.C163]" office:value-type="float" office:value="36.4364744467658" calcext:value-type="float">
            <text:p>36.4364744468</text:p>
          </table:table-cell>
          <table:table-cell table:formula="of:=[.E163]-37.6798586634965" office:value-type="float" office:value="-1.2433842167307" calcext:value-type="float">
            <text:p>-1.243</text:p>
          </table:table-cell>
          <table:table-cell/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table:formula="of:=[.A164]/1000000" office:value-type="float" office:value="41" calcext:value-type="float">
            <text:p>41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9462965883626" calcext:value-type="float">
            <text:p>35.9462965884</text:p>
          </table:table-cell>
          <table:table-cell table:formula="of:=[.D164]+[.C164]" office:value-type="float" office:value="36.5462965883626" calcext:value-type="float">
            <text:p>36.5462965884</text:p>
          </table:table-cell>
          <table:table-cell table:formula="of:=[.E164]-37.6798586634965" office:value-type="float" office:value="-1.1335620751339" calcext:value-type="float">
            <text:p>-1.134</text:p>
          </table:table-cell>
          <table:table-cell/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table:formula="of:=[.A165]/1000000" office:value-type="float" office:value="41.25" calcext:value-type="float">
            <text:p>41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5962789852791" calcext:value-type="float">
            <text:p>35.5962789853</text:p>
          </table:table-cell>
          <table:table-cell table:formula="of:=[.D165]+[.C165]" office:value-type="float" office:value="36.1962789852791" calcext:value-type="float">
            <text:p>36.1962789853</text:p>
          </table:table-cell>
          <table:table-cell table:formula="of:=[.E165]-37.6798586634965" office:value-type="float" office:value="-1.4835796782174" calcext:value-type="float">
            <text:p>-1.484</text:p>
          </table:table-cell>
          <table:table-cell/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table:formula="of:=[.A166]/1000000" office:value-type="float" office:value="41.5" calcext:value-type="float">
            <text:p>41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4979351873232" calcext:value-type="float">
            <text:p>35.4979351873</text:p>
          </table:table-cell>
          <table:table-cell table:formula="of:=[.D166]+[.C166]" office:value-type="float" office:value="36.0979351873232" calcext:value-type="float">
            <text:p>36.0979351873</text:p>
          </table:table-cell>
          <table:table-cell table:formula="of:=[.E166]-37.6798586634965" office:value-type="float" office:value="-1.5819234761733" calcext:value-type="float">
            <text:p>-1.582</text:p>
          </table:table-cell>
          <table:table-cell/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table:formula="of:=[.A167]/1000000" office:value-type="float" office:value="41.75" calcext:value-type="float">
            <text:p>41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624244724987" calcext:value-type="float">
            <text:p>35.624244725</text:p>
          </table:table-cell>
          <table:table-cell table:formula="of:=[.D167]+[.C167]" office:value-type="float" office:value="36.224244724987" calcext:value-type="float">
            <text:p>36.224244725</text:p>
          </table:table-cell>
          <table:table-cell table:formula="of:=[.E167]-37.6798586634965" office:value-type="float" office:value="-1.4556139385095" calcext:value-type="float">
            <text:p>-1.456</text:p>
          </table:table-cell>
          <table:table-cell/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table:formula="of:=[.A168]/1000000" office:value-type="float" office:value="42" calcext:value-type="float">
            <text:p>42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7017437504348" calcext:value-type="float">
            <text:p>35.7017437504</text:p>
          </table:table-cell>
          <table:table-cell table:formula="of:=[.D168]+[.C168]" office:value-type="float" office:value="36.3017437504348" calcext:value-type="float">
            <text:p>36.3017437504</text:p>
          </table:table-cell>
          <table:table-cell table:formula="of:=[.E168]-37.6798586634965" office:value-type="float" office:value="-1.3781149130617" calcext:value-type="float">
            <text:p>-1.378</text:p>
          </table:table-cell>
          <table:table-cell/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table:formula="of:=[.A169]/1000000" office:value-type="float" office:value="42.25" calcext:value-type="float">
            <text:p>42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4285010431588" calcext:value-type="float">
            <text:p>35.4285010432</text:p>
          </table:table-cell>
          <table:table-cell table:formula="of:=[.D169]+[.C169]" office:value-type="float" office:value="36.0285010431588" calcext:value-type="float">
            <text:p>36.0285010432</text:p>
          </table:table-cell>
          <table:table-cell table:formula="of:=[.E169]-37.6798586634965" office:value-type="float" office:value="-1.6513576203377" calcext:value-type="float">
            <text:p>-1.651</text:p>
          </table:table-cell>
          <table:table-cell/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table:formula="of:=[.A170]/1000000" office:value-type="float" office:value="42.5" calcext:value-type="float">
            <text:p>42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5353707144661" calcext:value-type="float">
            <text:p>35.5353707145</text:p>
          </table:table-cell>
          <table:table-cell table:formula="of:=[.D170]+[.C170]" office:value-type="float" office:value="36.1353707144661" calcext:value-type="float">
            <text:p>36.1353707145</text:p>
          </table:table-cell>
          <table:table-cell table:formula="of:=[.E170]-37.6798586634965" office:value-type="float" office:value="-1.5444879490304" calcext:value-type="float">
            <text:p>-1.544</text:p>
          </table:table-cell>
          <table:table-cell/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table:formula="of:=[.A171]/1000000" office:value-type="float" office:value="42.75" calcext:value-type="float">
            <text:p>42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6213961687672" calcext:value-type="float">
            <text:p>35.6213961688</text:p>
          </table:table-cell>
          <table:table-cell table:formula="of:=[.D171]+[.C171]" office:value-type="float" office:value="36.2213961687672" calcext:value-type="float">
            <text:p>36.2213961688</text:p>
          </table:table-cell>
          <table:table-cell table:formula="of:=[.E171]-37.6798586634965" office:value-type="float" office:value="-1.4584624947293" calcext:value-type="float">
            <text:p>-1.458</text:p>
          </table:table-cell>
          <table:table-cell/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table:formula="of:=[.A172]/1000000" office:value-type="float" office:value="43" calcext:value-type="float">
            <text:p>43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2956413961663" calcext:value-type="float">
            <text:p>35.2956413962</text:p>
          </table:table-cell>
          <table:table-cell table:formula="of:=[.D172]+[.C172]" office:value-type="float" office:value="35.8956413961663" calcext:value-type="float">
            <text:p>35.8956413962</text:p>
          </table:table-cell>
          <table:table-cell table:formula="of:=[.E172]-37.6798586634965" office:value-type="float" office:value="-1.7842172673302" calcext:value-type="float">
            <text:p>-1.784</text:p>
          </table:table-cell>
          <table:table-cell/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table:formula="of:=[.A173]/1000000" office:value-type="float" office:value="43.25" calcext:value-type="float">
            <text:p>43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9124146338101" calcext:value-type="float">
            <text:p>35.9124146338</text:p>
          </table:table-cell>
          <table:table-cell table:formula="of:=[.D173]+[.C173]" office:value-type="float" office:value="36.5124146338101" calcext:value-type="float">
            <text:p>36.5124146338</text:p>
          </table:table-cell>
          <table:table-cell table:formula="of:=[.E173]-37.6798586634965" office:value-type="float" office:value="-1.1674440296864" calcext:value-type="float">
            <text:p>-1.167</text:p>
          </table:table-cell>
          <table:table-cell/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table:formula="of:=[.A174]/1000000" office:value-type="float" office:value="43.5" calcext:value-type="float">
            <text:p>43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7591578762764" calcext:value-type="float">
            <text:p>35.7591578763</text:p>
          </table:table-cell>
          <table:table-cell table:formula="of:=[.D174]+[.C174]" office:value-type="float" office:value="36.3591578762764" calcext:value-type="float">
            <text:p>36.3591578763</text:p>
          </table:table-cell>
          <table:table-cell table:formula="of:=[.E174]-37.6798586634965" office:value-type="float" office:value="-1.3207007872201" calcext:value-type="float">
            <text:p>-1.321</text:p>
          </table:table-cell>
          <table:table-cell/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table:formula="of:=[.A175]/1000000" office:value-type="float" office:value="43.75" calcext:value-type="float">
            <text:p>43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4.6808428441745" calcext:value-type="float">
            <text:p>34.6808428442</text:p>
          </table:table-cell>
          <table:table-cell table:formula="of:=[.D175]+[.C175]" office:value-type="float" office:value="35.2808428441745" calcext:value-type="float">
            <text:p>35.2808428442</text:p>
          </table:table-cell>
          <table:table-cell table:formula="of:=[.E175]-37.6798586634965" office:value-type="float" office:value="-2.399015819322" calcext:value-type="float">
            <text:p>-2.399</text:p>
          </table:table-cell>
          <table:table-cell/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table:formula="of:=[.A176]/1000000" office:value-type="float" office:value="44" calcext:value-type="float">
            <text:p>44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1302820965278" calcext:value-type="float">
            <text:p>35.1302820965</text:p>
          </table:table-cell>
          <table:table-cell table:formula="of:=[.D176]+[.C176]" office:value-type="float" office:value="35.7302820965278" calcext:value-type="float">
            <text:p>35.7302820965</text:p>
          </table:table-cell>
          <table:table-cell table:formula="of:=[.E176]-37.6798586634965" office:value-type="float" office:value="-1.9495765669687" calcext:value-type="float">
            <text:p>-1.950</text:p>
          </table:table-cell>
          <table:table-cell/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table:formula="of:=[.A177]/1000000" office:value-type="float" office:value="44.25" calcext:value-type="float">
            <text:p>44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1405311220336" calcext:value-type="float">
            <text:p>35.140531122</text:p>
          </table:table-cell>
          <table:table-cell table:formula="of:=[.D177]+[.C177]" office:value-type="float" office:value="35.7405311220336" calcext:value-type="float">
            <text:p>35.740531122</text:p>
          </table:table-cell>
          <table:table-cell table:formula="of:=[.E177]-37.6798586634965" office:value-type="float" office:value="-1.9393275414629" calcext:value-type="float">
            <text:p>-1.939</text:p>
          </table:table-cell>
          <table:table-cell/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table:formula="of:=[.A178]/1000000" office:value-type="float" office:value="44.5" calcext:value-type="float">
            <text:p>44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0106552452064" calcext:value-type="float">
            <text:p>35.0106552452</text:p>
          </table:table-cell>
          <table:table-cell table:formula="of:=[.D178]+[.C178]" office:value-type="float" office:value="35.6106552452064" calcext:value-type="float">
            <text:p>35.6106552452</text:p>
          </table:table-cell>
          <table:table-cell table:formula="of:=[.E178]-37.6798586634965" office:value-type="float" office:value="-2.0692034182901" calcext:value-type="float">
            <text:p>-2.069</text:p>
          </table:table-cell>
          <table:table-cell/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table:formula="of:=[.A179]/1000000" office:value-type="float" office:value="44.75" calcext:value-type="float">
            <text:p>44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2003067525871" calcext:value-type="float">
            <text:p>35.2003067526</text:p>
          </table:table-cell>
          <table:table-cell table:formula="of:=[.D179]+[.C179]" office:value-type="float" office:value="35.8003067525871" calcext:value-type="float">
            <text:p>35.8003067526</text:p>
          </table:table-cell>
          <table:table-cell table:formula="of:=[.E179]-37.6798586634965" office:value-type="float" office:value="-1.8795519109094" calcext:value-type="float">
            <text:p>-1.880</text:p>
          </table:table-cell>
          <table:table-cell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table:formula="of:=[.A180]/1000000" office:value-type="float" office:value="45" calcext:value-type="float">
            <text:p>45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4.985177461039" calcext:value-type="float">
            <text:p>34.985177461</text:p>
          </table:table-cell>
          <table:table-cell table:formula="of:=[.D180]+[.C180]" office:value-type="float" office:value="35.585177461039" calcext:value-type="float">
            <text:p>35.585177461</text:p>
          </table:table-cell>
          <table:table-cell table:formula="of:=[.E180]-37.6798586634965" office:value-type="float" office:value="-2.0946812024575" calcext:value-type="float">
            <text:p>-2.095</text:p>
          </table:table-cell>
          <table:table-cell/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table:formula="of:=[.A181]/1000000" office:value-type="float" office:value="45.25" calcext:value-type="float">
            <text:p>45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4.8263231453908" calcext:value-type="float">
            <text:p>34.8263231454</text:p>
          </table:table-cell>
          <table:table-cell table:formula="of:=[.D181]+[.C181]" office:value-type="float" office:value="35.4263231453908" calcext:value-type="float">
            <text:p>35.4263231454</text:p>
          </table:table-cell>
          <table:table-cell table:formula="of:=[.E181]-37.6798586634965" office:value-type="float" office:value="-2.2535355181057" calcext:value-type="float">
            <text:p>-2.254</text:p>
          </table:table-cell>
          <table:table-cell/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table:formula="of:=[.A182]/1000000" office:value-type="float" office:value="45.5" calcext:value-type="float">
            <text:p>45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1446064043778" calcext:value-type="float">
            <text:p>35.1446064044</text:p>
          </table:table-cell>
          <table:table-cell table:formula="of:=[.D182]+[.C182]" office:value-type="float" office:value="35.7446064043778" calcext:value-type="float">
            <text:p>35.7446064044</text:p>
          </table:table-cell>
          <table:table-cell table:formula="of:=[.E182]-37.6798586634965" office:value-type="float" office:value="-1.93525225911871" calcext:value-type="float">
            <text:p>-1.935</text:p>
          </table:table-cell>
          <table:table-cell/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table:formula="of:=[.A183]/1000000" office:value-type="float" office:value="45.75" calcext:value-type="float">
            <text:p>45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4.8601137176238" calcext:value-type="float">
            <text:p>34.8601137176</text:p>
          </table:table-cell>
          <table:table-cell table:formula="of:=[.D183]+[.C183]" office:value-type="float" office:value="35.4601137176238" calcext:value-type="float">
            <text:p>35.4601137176</text:p>
          </table:table-cell>
          <table:table-cell table:formula="of:=[.E183]-37.6798586634965" office:value-type="float" office:value="-2.2197449458727" calcext:value-type="float">
            <text:p>-2.220</text:p>
          </table:table-cell>
          <table:table-cell/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table:formula="of:=[.A184]/1000000" office:value-type="float" office:value="46" calcext:value-type="float">
            <text:p>46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4.742832855433" calcext:value-type="float">
            <text:p>34.7428328554</text:p>
          </table:table-cell>
          <table:table-cell table:formula="of:=[.D184]+[.C184]" office:value-type="float" office:value="35.342832855433" calcext:value-type="float">
            <text:p>35.3428328554</text:p>
          </table:table-cell>
          <table:table-cell table:formula="of:=[.E184]-37.6798586634965" office:value-type="float" office:value="-2.3370258080635" calcext:value-type="float">
            <text:p>-2.337</text:p>
          </table:table-cell>
          <table:table-cell/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table:formula="of:=[.A185]/1000000" office:value-type="float" office:value="46.25" calcext:value-type="float">
            <text:p>46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4.7387517772572" calcext:value-type="float">
            <text:p>34.7387517773</text:p>
          </table:table-cell>
          <table:table-cell table:formula="of:=[.D185]+[.C185]" office:value-type="float" office:value="35.3387517772572" calcext:value-type="float">
            <text:p>35.3387517773</text:p>
          </table:table-cell>
          <table:table-cell table:formula="of:=[.E185]-37.6798586634965" office:value-type="float" office:value="-2.3411068862393" calcext:value-type="float">
            <text:p>-2.341</text:p>
          </table:table-cell>
          <table:table-cell/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table:formula="of:=[.A186]/1000000" office:value-type="float" office:value="46.5" calcext:value-type="float">
            <text:p>46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4.9202407829572" calcext:value-type="float">
            <text:p>34.920240783</text:p>
          </table:table-cell>
          <table:table-cell table:formula="of:=[.D186]+[.C186]" office:value-type="float" office:value="35.5202407829572" calcext:value-type="float">
            <text:p>35.520240783</text:p>
          </table:table-cell>
          <table:table-cell table:formula="of:=[.E186]-37.6798586634965" office:value-type="float" office:value="-2.1596178805393" calcext:value-type="float">
            <text:p>-2.160</text:p>
          </table:table-cell>
          <table:table-cell/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table:formula="of:=[.A187]/1000000" office:value-type="float" office:value="46.75" calcext:value-type="float">
            <text:p>46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4.1762450392505" calcext:value-type="float">
            <text:p>34.1762450393</text:p>
          </table:table-cell>
          <table:table-cell table:formula="of:=[.D187]+[.C187]" office:value-type="float" office:value="34.7762450392505" calcext:value-type="float">
            <text:p>34.7762450393</text:p>
          </table:table-cell>
          <table:table-cell table:formula="of:=[.E187]-37.6798586634965" office:value-type="float" office:value="-2.903613624246" calcext:value-type="float">
            <text:p>-2.904</text:p>
          </table:table-cell>
          <table:table-cell/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table:formula="of:=[.A188]/1000000" office:value-type="float" office:value="47" calcext:value-type="float">
            <text:p>47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4.6635101471369" calcext:value-type="float">
            <text:p>34.6635101471</text:p>
          </table:table-cell>
          <table:table-cell table:formula="of:=[.D188]+[.C188]" office:value-type="float" office:value="35.2635101471369" calcext:value-type="float">
            <text:p>35.2635101471</text:p>
          </table:table-cell>
          <table:table-cell table:formula="of:=[.E188]-37.6798586634965" office:value-type="float" office:value="-2.4163485163596" calcext:value-type="float">
            <text:p>-2.416</text:p>
          </table:table-cell>
          <table:table-cell/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table:formula="of:=[.A189]/1000000" office:value-type="float" office:value="47.25" calcext:value-type="float">
            <text:p>47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3.8094574582867" calcext:value-type="float">
            <text:p>33.8094574583</text:p>
          </table:table-cell>
          <table:table-cell table:formula="of:=[.D189]+[.C189]" office:value-type="float" office:value="34.4094574582867" calcext:value-type="float">
            <text:p>34.4094574583</text:p>
          </table:table-cell>
          <table:table-cell table:formula="of:=[.E189]-37.6798586634965" office:value-type="float" office:value="-3.2704012052098" calcext:value-type="float">
            <text:p>-3.270</text:p>
          </table:table-cell>
          <table:table-cell/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table:formula="of:=[.A190]/1000000" office:value-type="float" office:value="47.5" calcext:value-type="float">
            <text:p>47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4.1526450186205" calcext:value-type="float">
            <text:p>34.1526450186</text:p>
          </table:table-cell>
          <table:table-cell table:formula="of:=[.D190]+[.C190]" office:value-type="float" office:value="34.7526450186205" calcext:value-type="float">
            <text:p>34.7526450186</text:p>
          </table:table-cell>
          <table:table-cell table:formula="of:=[.E190]-37.6798586634965" office:value-type="float" office:value="-2.92721364487601" calcext:value-type="float">
            <text:p>-2.927</text:p>
          </table:table-cell>
          <table:table-cell/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table:formula="of:=[.A191]/1000000" office:value-type="float" office:value="47.75" calcext:value-type="float">
            <text:p>47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4.4434851081219" calcext:value-type="float">
            <text:p>34.4434851081</text:p>
          </table:table-cell>
          <table:table-cell table:formula="of:=[.D191]+[.C191]" office:value-type="float" office:value="35.0434851081219" calcext:value-type="float">
            <text:p>35.0434851081</text:p>
          </table:table-cell>
          <table:table-cell table:formula="of:=[.E191]-37.6798586634965" office:value-type="float" office:value="-2.6363735553746" calcext:value-type="float">
            <text:p>-2.636</text:p>
          </table:table-cell>
          <table:table-cell/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table:formula="of:=[.A192]/1000000" office:value-type="float" office:value="48" calcext:value-type="float">
            <text:p>48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3.5968811550385" calcext:value-type="float">
            <text:p>33.596881155</text:p>
          </table:table-cell>
          <table:table-cell table:formula="of:=[.D192]+[.C192]" office:value-type="float" office:value="34.1968811550385" calcext:value-type="float">
            <text:p>34.196881155</text:p>
          </table:table-cell>
          <table:table-cell table:formula="of:=[.E192]-37.6798586634965" office:value-type="float" office:value="-3.482977508458" calcext:value-type="float">
            <text:p>-3.483</text:p>
          </table:table-cell>
          <table:table-cell/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table:formula="of:=[.A193]/1000000" office:value-type="float" office:value="48.25" calcext:value-type="float">
            <text:p>48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3.5569710437407" calcext:value-type="float">
            <text:p>33.5569710437</text:p>
          </table:table-cell>
          <table:table-cell table:formula="of:=[.D193]+[.C193]" office:value-type="float" office:value="34.1569710437407" calcext:value-type="float">
            <text:p>34.1569710437</text:p>
          </table:table-cell>
          <table:table-cell table:formula="of:=[.E193]-37.6798586634965" office:value-type="float" office:value="-3.5228876197558" calcext:value-type="float">
            <text:p>-3.523</text:p>
          </table:table-cell>
          <table:table-cell/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table:formula="of:=[.A194]/1000000" office:value-type="float" office:value="48.5" calcext:value-type="float">
            <text:p>48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3.6280463504316" calcext:value-type="float">
            <text:p>33.6280463504</text:p>
          </table:table-cell>
          <table:table-cell table:formula="of:=[.D194]+[.C194]" office:value-type="float" office:value="34.2280463504316" calcext:value-type="float">
            <text:p>34.2280463504</text:p>
          </table:table-cell>
          <table:table-cell table:formula="of:=[.E194]-37.6798586634965" office:value-type="float" office:value="-3.4518123130649" calcext:value-type="float">
            <text:p>-3.452</text:p>
          </table:table-cell>
          <table:table-cell/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table:formula="of:=[.A195]/1000000" office:value-type="float" office:value="48.75" calcext:value-type="float">
            <text:p>48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3.60235439258" calcext:value-type="float">
            <text:p>33.6023543926</text:p>
          </table:table-cell>
          <table:table-cell table:formula="of:=[.D195]+[.C195]" office:value-type="float" office:value="34.20235439258" calcext:value-type="float">
            <text:p>34.2023543926</text:p>
          </table:table-cell>
          <table:table-cell table:formula="of:=[.E195]-37.6798586634965" office:value-type="float" office:value="-3.4775042709165" calcext:value-type="float">
            <text:p>-3.478</text:p>
          </table:table-cell>
          <table:table-cell/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table:formula="of:=[.A196]/1000000" office:value-type="float" office:value="49" calcext:value-type="float">
            <text:p>49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3.3594840758058" calcext:value-type="float">
            <text:p>33.3594840758</text:p>
          </table:table-cell>
          <table:table-cell table:formula="of:=[.D196]+[.C196]" office:value-type="float" office:value="33.9594840758058" calcext:value-type="float">
            <text:p>33.9594840758</text:p>
          </table:table-cell>
          <table:table-cell table:formula="of:=[.E196]-37.6798586634965" office:value-type="float" office:value="-3.7203745876907" calcext:value-type="float">
            <text:p>-3.720</text:p>
          </table:table-cell>
          <table:table-cell/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table:formula="of:=[.A197]/1000000" office:value-type="float" office:value="49.25" calcext:value-type="float">
            <text:p>49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3.6694381125162" calcext:value-type="float">
            <text:p>33.6694381125</text:p>
          </table:table-cell>
          <table:table-cell table:formula="of:=[.D197]+[.C197]" office:value-type="float" office:value="34.2694381125162" calcext:value-type="float">
            <text:p>34.2694381125</text:p>
          </table:table-cell>
          <table:table-cell table:formula="of:=[.E197]-37.6798586634965" office:value-type="float" office:value="-3.41042055098031" calcext:value-type="float">
            <text:p>-3.410</text:p>
          </table:table-cell>
          <table:table-cell/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table:formula="of:=[.A198]/1000000" office:value-type="float" office:value="49.5" calcext:value-type="float">
            <text:p>49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3.1421803196904" calcext:value-type="float">
            <text:p>33.1421803197</text:p>
          </table:table-cell>
          <table:table-cell table:formula="of:=[.D198]+[.C198]" office:value-type="float" office:value="33.7421803196904" calcext:value-type="float">
            <text:p>33.7421803197</text:p>
          </table:table-cell>
          <table:table-cell table:formula="of:=[.E198]-37.6798586634965" office:value-type="float" office:value="-3.93767834380611" calcext:value-type="float">
            <text:p>-3.938</text:p>
          </table:table-cell>
          <table:table-cell/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table:formula="of:=[.A199]/1000000" office:value-type="float" office:value="49.75" calcext:value-type="float">
            <text:p>49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3.0122658699767" calcext:value-type="float">
            <text:p>33.01226587</text:p>
          </table:table-cell>
          <table:table-cell table:formula="of:=[.D199]+[.C199]" office:value-type="float" office:value="33.6122658699767" calcext:value-type="float">
            <text:p>33.61226587</text:p>
          </table:table-cell>
          <table:table-cell table:formula="of:=[.E199]-37.6798586634965" office:value-type="float" office:value="-4.0675927935198" calcext:value-type="float">
            <text:p>-4.068</text:p>
          </table:table-cell>
          <table:table-cell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table:formula="of:=[.A200]/1000000" office:value-type="float" office:value="50" calcext:value-type="float">
            <text:p>50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3.3586629307692" calcext:value-type="float">
            <text:p>33.3586629308</text:p>
          </table:table-cell>
          <table:table-cell table:formula="of:=[.D200]+[.C200]" office:value-type="float" office:value="33.9586629307692" calcext:value-type="float">
            <text:p>33.9586629308</text:p>
          </table:table-cell>
          <table:table-cell table:formula="of:=[.E200]-37.6798586634965" office:value-type="float" office:value="-3.7211957327273" calcext:value-type="float">
            <text:p>-3.721</text:p>
          </table:table-cell>
          <table:table-cell/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table:formula="of:=[.A201]/1000000" office:value-type="float" office:value="50.25" calcext:value-type="float">
            <text:p>50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3.3584154829534" calcext:value-type="float">
            <text:p>33.358415483</text:p>
          </table:table-cell>
          <table:table-cell table:formula="of:=[.D201]+[.C201]" office:value-type="float" office:value="33.9584154829534" calcext:value-type="float">
            <text:p>33.958415483</text:p>
          </table:table-cell>
          <table:table-cell table:formula="of:=[.E201]-37.6798586634965" office:value-type="float" office:value="-3.7214431805431" calcext:value-type="float">
            <text:p>-3.721</text:p>
          </table:table-cell>
          <table:table-cell/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table:formula="of:=[.A202]/1000000" office:value-type="float" office:value="50.5" calcext:value-type="float">
            <text:p>50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3.1060818628699" calcext:value-type="float">
            <text:p>33.1060818629</text:p>
          </table:table-cell>
          <table:table-cell table:formula="of:=[.D202]+[.C202]" office:value-type="float" office:value="33.7060818628699" calcext:value-type="float">
            <text:p>33.7060818629</text:p>
          </table:table-cell>
          <table:table-cell table:formula="of:=[.E202]-37.6798586634965" office:value-type="float" office:value="-3.9737768006266" calcext:value-type="float">
            <text:p>-3.974</text:p>
          </table:table-cell>
          <table:table-cell/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table:formula="of:=[.A203]/1000000" office:value-type="float" office:value="50.75" calcext:value-type="float">
            <text:p>50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2.3958305753576" calcext:value-type="float">
            <text:p>32.3958305754</text:p>
          </table:table-cell>
          <table:table-cell table:formula="of:=[.D203]+[.C203]" office:value-type="float" office:value="32.9958305753576" calcext:value-type="float">
            <text:p>32.9958305754</text:p>
          </table:table-cell>
          <table:table-cell table:formula="of:=[.E203]-37.6798586634965" office:value-type="float" office:value="-4.6840280881389" calcext:value-type="float">
            <text:p>-4.684</text:p>
          </table:table-cell>
          <table:table-cell/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table:formula="of:=[.A204]/1000000" office:value-type="float" office:value="51" calcext:value-type="float">
            <text:p>51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2.8361119508603" calcext:value-type="float">
            <text:p>32.8361119509</text:p>
          </table:table-cell>
          <table:table-cell table:formula="of:=[.D204]+[.C204]" office:value-type="float" office:value="33.4361119508603" calcext:value-type="float">
            <text:p>33.4361119509</text:p>
          </table:table-cell>
          <table:table-cell table:formula="of:=[.E204]-37.6798586634965" office:value-type="float" office:value="-4.2437467126362" calcext:value-type="float">
            <text:p>-4.244</text:p>
          </table:table-cell>
          <table:table-cell/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table:formula="of:=[.A205]/1000000" office:value-type="float" office:value="51.25" calcext:value-type="float">
            <text:p>51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2.687408692553" calcext:value-type="float">
            <text:p>32.6874086926</text:p>
          </table:table-cell>
          <table:table-cell table:formula="of:=[.D205]+[.C205]" office:value-type="float" office:value="33.287408692553" calcext:value-type="float">
            <text:p>33.2874086926</text:p>
          </table:table-cell>
          <table:table-cell table:formula="of:=[.E205]-37.6798586634965" office:value-type="float" office:value="-4.3924499709435" calcext:value-type="float">
            <text:p>-4.392</text:p>
          </table:table-cell>
          <table:table-cell/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table:formula="of:=[.A206]/1000000" office:value-type="float" office:value="51.5" calcext:value-type="float">
            <text:p>51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2.5388124149032" calcext:value-type="float">
            <text:p>32.5388124149</text:p>
          </table:table-cell>
          <table:table-cell table:formula="of:=[.D206]+[.C206]" office:value-type="float" office:value="33.1388124149032" calcext:value-type="float">
            <text:p>33.1388124149</text:p>
          </table:table-cell>
          <table:table-cell table:formula="of:=[.E206]-37.6798586634965" office:value-type="float" office:value="-4.5410462485933" calcext:value-type="float">
            <text:p>-4.541</text:p>
          </table:table-cell>
          <table:table-cell/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table:formula="of:=[.A207]/1000000" office:value-type="float" office:value="51.75" calcext:value-type="float">
            <text:p>51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2.6056894903459" calcext:value-type="float">
            <text:p>32.6056894903</text:p>
          </table:table-cell>
          <table:table-cell table:formula="of:=[.D207]+[.C207]" office:value-type="float" office:value="33.2056894903459" calcext:value-type="float">
            <text:p>33.2056894903</text:p>
          </table:table-cell>
          <table:table-cell table:formula="of:=[.E207]-37.6798586634965" office:value-type="float" office:value="-4.4741691731506" calcext:value-type="float">
            <text:p>-4.474</text:p>
          </table:table-cell>
          <table:table-cell/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table:formula="of:=[.A208]/1000000" office:value-type="float" office:value="52" calcext:value-type="float">
            <text:p>52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1.9652972410674" calcext:value-type="float">
            <text:p>31.9652972411</text:p>
          </table:table-cell>
          <table:table-cell table:formula="of:=[.D208]+[.C208]" office:value-type="float" office:value="32.5652972410674" calcext:value-type="float">
            <text:p>32.5652972411</text:p>
          </table:table-cell>
          <table:table-cell table:formula="of:=[.E208]-37.6798586634965" office:value-type="float" office:value="-5.11456142242911" calcext:value-type="float">
            <text:p>-5.115</text:p>
          </table:table-cell>
          <table:table-cell/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table:formula="of:=[.A209]/1000000" office:value-type="float" office:value="52.25" calcext:value-type="float">
            <text:p>52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2.0610468971144" calcext:value-type="float">
            <text:p>32.0610468971</text:p>
          </table:table-cell>
          <table:table-cell table:formula="of:=[.D209]+[.C209]" office:value-type="float" office:value="32.6610468971144" calcext:value-type="float">
            <text:p>32.6610468971</text:p>
          </table:table-cell>
          <table:table-cell table:formula="of:=[.E209]-37.6798586634965" office:value-type="float" office:value="-5.0188117663821" calcext:value-type="float">
            <text:p>-5.019</text:p>
          </table:table-cell>
          <table:table-cell/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table:formula="of:=[.A210]/1000000" office:value-type="float" office:value="52.5" calcext:value-type="float">
            <text:p>52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1.9155666593648" calcext:value-type="float">
            <text:p>31.9155666594</text:p>
          </table:table-cell>
          <table:table-cell table:formula="of:=[.D210]+[.C210]" office:value-type="float" office:value="32.5155666593648" calcext:value-type="float">
            <text:p>32.5155666594</text:p>
          </table:table-cell>
          <table:table-cell table:formula="of:=[.E210]-37.6798586634965" office:value-type="float" office:value="-5.1642920041317" calcext:value-type="float">
            <text:p>-5.164</text:p>
          </table:table-cell>
          <table:table-cell/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table:formula="of:=[.A211]/1000000" office:value-type="float" office:value="52.75" calcext:value-type="float">
            <text:p>52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2.0423254188333" calcext:value-type="float">
            <text:p>32.0423254188</text:p>
          </table:table-cell>
          <table:table-cell table:formula="of:=[.D211]+[.C211]" office:value-type="float" office:value="32.6423254188333" calcext:value-type="float">
            <text:p>32.6423254188</text:p>
          </table:table-cell>
          <table:table-cell table:formula="of:=[.E211]-37.6798586634965" office:value-type="float" office:value="-5.0375332446632" calcext:value-type="float">
            <text:p>-5.038</text:p>
          </table:table-cell>
          <table:table-cell/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table:formula="of:=[.A212]/1000000" office:value-type="float" office:value="53" calcext:value-type="float">
            <text:p>53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1.2354357800217" calcext:value-type="float">
            <text:p>31.23543578</text:p>
          </table:table-cell>
          <table:table-cell table:formula="of:=[.D212]+[.C212]" office:value-type="float" office:value="31.8354357800217" calcext:value-type="float">
            <text:p>31.83543578</text:p>
          </table:table-cell>
          <table:table-cell table:formula="of:=[.E212]-37.6798586634965" office:value-type="float" office:value="-5.8444228834748" calcext:value-type="float">
            <text:p>-5.844</text:p>
          </table:table-cell>
          <table:table-cell/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table:formula="of:=[.A213]/1000000" office:value-type="float" office:value="53.25" calcext:value-type="float">
            <text:p>53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1.5349480716863" calcext:value-type="float">
            <text:p>31.5349480717</text:p>
          </table:table-cell>
          <table:table-cell table:formula="of:=[.D213]+[.C213]" office:value-type="float" office:value="32.1349480716863" calcext:value-type="float">
            <text:p>32.1349480717</text:p>
          </table:table-cell>
          <table:table-cell table:formula="of:=[.E213]-37.6798586634965" office:value-type="float" office:value="-5.5449105918102" calcext:value-type="float">
            <text:p>-5.545</text:p>
          </table:table-cell>
          <table:table-cell/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table:formula="of:=[.A214]/1000000" office:value-type="float" office:value="53.5" calcext:value-type="float">
            <text:p>53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1.6869745269003" calcext:value-type="float">
            <text:p>31.6869745269</text:p>
          </table:table-cell>
          <table:table-cell table:formula="of:=[.D214]+[.C214]" office:value-type="float" office:value="32.2869745269003" calcext:value-type="float">
            <text:p>32.2869745269</text:p>
          </table:table-cell>
          <table:table-cell table:formula="of:=[.E214]-37.6798586634965" office:value-type="float" office:value="-5.3928841365962" calcext:value-type="float">
            <text:p>-5.393</text:p>
          </table:table-cell>
          <table:table-cell/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table:formula="of:=[.A215]/1000000" office:value-type="float" office:value="53.75" calcext:value-type="float">
            <text:p>53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1.6319341912969" calcext:value-type="float">
            <text:p>31.6319341913</text:p>
          </table:table-cell>
          <table:table-cell table:formula="of:=[.D215]+[.C215]" office:value-type="float" office:value="32.2319341912969" calcext:value-type="float">
            <text:p>32.2319341913</text:p>
          </table:table-cell>
          <table:table-cell table:formula="of:=[.E215]-37.6798586634965" office:value-type="float" office:value="-5.4479244721996" calcext:value-type="float">
            <text:p>-5.448</text:p>
          </table:table-cell>
          <table:table-cell/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table:formula="of:=[.A216]/1000000" office:value-type="float" office:value="54" calcext:value-type="float">
            <text:p>54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1.0774334958463" calcext:value-type="float">
            <text:p>31.0774334958</text:p>
          </table:table-cell>
          <table:table-cell table:formula="of:=[.D216]+[.C216]" office:value-type="float" office:value="31.6774334958463" calcext:value-type="float">
            <text:p>31.6774334958</text:p>
          </table:table-cell>
          <table:table-cell table:formula="of:=[.E216]-37.6798586634965" office:value-type="float" office:value="-6.0024251676502" calcext:value-type="float">
            <text:p>-6.002</text:p>
          </table:table-cell>
          <table:table-cell/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table:formula="of:=[.A217]/1000000" office:value-type="float" office:value="54.25" calcext:value-type="float">
            <text:p>54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1.025733615397" calcext:value-type="float">
            <text:p>31.0257336154</text:p>
          </table:table-cell>
          <table:table-cell table:formula="of:=[.D217]+[.C217]" office:value-type="float" office:value="31.625733615397" calcext:value-type="float">
            <text:p>31.6257336154</text:p>
          </table:table-cell>
          <table:table-cell table:formula="of:=[.E217]-37.6798586634965" office:value-type="float" office:value="-6.0541250480995" calcext:value-type="float">
            <text:p>-6.054</text:p>
          </table:table-cell>
          <table:table-cell/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table:formula="of:=[.A218]/1000000" office:value-type="float" office:value="54.5" calcext:value-type="float">
            <text:p>54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0.8744271397695" calcext:value-type="float">
            <text:p>30.8744271398</text:p>
          </table:table-cell>
          <table:table-cell table:formula="of:=[.D218]+[.C218]" office:value-type="float" office:value="31.4744271397695" calcext:value-type="float">
            <text:p>31.4744271398</text:p>
          </table:table-cell>
          <table:table-cell table:formula="of:=[.E218]-37.6798586634965" office:value-type="float" office:value="-6.205431523727" calcext:value-type="float">
            <text:p>-6.205</text:p>
          </table:table-cell>
          <table:table-cell/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table:formula="of:=[.A219]/1000000" office:value-type="float" office:value="54.75" calcext:value-type="float">
            <text:p>54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0.9173801724192" calcext:value-type="float">
            <text:p>30.9173801724</text:p>
          </table:table-cell>
          <table:table-cell table:formula="of:=[.D219]+[.C219]" office:value-type="float" office:value="31.5173801724192" calcext:value-type="float">
            <text:p>31.5173801724</text:p>
          </table:table-cell>
          <table:table-cell table:formula="of:=[.E219]-37.6798586634965" office:value-type="float" office:value="-6.1624784910773" calcext:value-type="float">
            <text:p>-6.162</text:p>
          </table:table-cell>
          <table:table-cell/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table:formula="of:=[.A220]/1000000" office:value-type="float" office:value="55" calcext:value-type="float">
            <text:p>55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0.2798063765998" calcext:value-type="float">
            <text:p>30.2798063766</text:p>
          </table:table-cell>
          <table:table-cell table:formula="of:=[.D220]+[.C220]" office:value-type="float" office:value="30.8798063765998" calcext:value-type="float">
            <text:p>30.8798063766</text:p>
          </table:table-cell>
          <table:table-cell table:formula="of:=[.E220]-37.6798586634965" office:value-type="float" office:value="-6.8000522868967" calcext:value-type="float">
            <text:p>-6.800</text:p>
          </table:table-cell>
          <table:table-cell/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table:formula="of:=[.A221]/1000000" office:value-type="float" office:value="55.25" calcext:value-type="float">
            <text:p>55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0.2412041183472" calcext:value-type="float">
            <text:p>30.2412041183</text:p>
          </table:table-cell>
          <table:table-cell table:formula="of:=[.D221]+[.C221]" office:value-type="float" office:value="30.8412041183472" calcext:value-type="float">
            <text:p>30.8412041183</text:p>
          </table:table-cell>
          <table:table-cell table:formula="of:=[.E221]-37.6798586634965" office:value-type="float" office:value="-6.8386545451493" calcext:value-type="float">
            <text:p>-6.839</text:p>
          </table:table-cell>
          <table:table-cell/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table:formula="of:=[.A222]/1000000" office:value-type="float" office:value="55.5" calcext:value-type="float">
            <text:p>55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0.5289024305378" calcext:value-type="float">
            <text:p>30.5289024305</text:p>
          </table:table-cell>
          <table:table-cell table:formula="of:=[.D222]+[.C222]" office:value-type="float" office:value="31.1289024305378" calcext:value-type="float">
            <text:p>31.1289024305</text:p>
          </table:table-cell>
          <table:table-cell table:formula="of:=[.E222]-37.6798586634965" office:value-type="float" office:value="-6.5509562329587" calcext:value-type="float">
            <text:p>-6.551</text:p>
          </table:table-cell>
          <table:table-cell/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table:formula="of:=[.A223]/1000000" office:value-type="float" office:value="55.75" calcext:value-type="float">
            <text:p>55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0.0579633485715" calcext:value-type="float">
            <text:p>30.0579633486</text:p>
          </table:table-cell>
          <table:table-cell table:formula="of:=[.D223]+[.C223]" office:value-type="float" office:value="30.6579633485715" calcext:value-type="float">
            <text:p>30.6579633486</text:p>
          </table:table-cell>
          <table:table-cell table:formula="of:=[.E223]-37.6798586634965" office:value-type="float" office:value="-7.021895314925" calcext:value-type="float">
            <text:p>-7.022</text:p>
          </table:table-cell>
          <table:table-cell/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table:formula="of:=[.A224]/1000000" office:value-type="float" office:value="56" calcext:value-type="float">
            <text:p>56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0.1203780601911" calcext:value-type="float">
            <text:p>30.1203780602</text:p>
          </table:table-cell>
          <table:table-cell table:formula="of:=[.D224]+[.C224]" office:value-type="float" office:value="30.7203780601911" calcext:value-type="float">
            <text:p>30.7203780602</text:p>
          </table:table-cell>
          <table:table-cell table:formula="of:=[.E224]-37.6798586634965" office:value-type="float" office:value="-6.9594806033054" calcext:value-type="float">
            <text:p>-6.959</text:p>
          </table:table-cell>
          <table:table-cell/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table:formula="of:=[.A225]/1000000" office:value-type="float" office:value="56.25" calcext:value-type="float">
            <text:p>56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0.1631621470302" calcext:value-type="float">
            <text:p>30.163162147</text:p>
          </table:table-cell>
          <table:table-cell table:formula="of:=[.D225]+[.C225]" office:value-type="float" office:value="30.7631621470302" calcext:value-type="float">
            <text:p>30.763162147</text:p>
          </table:table-cell>
          <table:table-cell table:formula="of:=[.E225]-37.6798586634965" office:value-type="float" office:value="-6.9166965164663" calcext:value-type="float">
            <text:p>-6.917</text:p>
          </table:table-cell>
          <table:table-cell/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table:formula="of:=[.A226]/1000000" office:value-type="float" office:value="56.5" calcext:value-type="float">
            <text:p>56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9.8271376709293" calcext:value-type="float">
            <text:p>29.8271376709</text:p>
          </table:table-cell>
          <table:table-cell table:formula="of:=[.D226]+[.C226]" office:value-type="float" office:value="30.4271376709293" calcext:value-type="float">
            <text:p>30.4271376709</text:p>
          </table:table-cell>
          <table:table-cell table:formula="of:=[.E226]-37.6798586634965" office:value-type="float" office:value="-7.2527209925672" calcext:value-type="float">
            <text:p>-7.253</text:p>
          </table:table-cell>
          <table:table-cell/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table:formula="of:=[.A227]/1000000" office:value-type="float" office:value="56.75" calcext:value-type="float">
            <text:p>56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9.8688451748344" calcext:value-type="float">
            <text:p>29.8688451748</text:p>
          </table:table-cell>
          <table:table-cell table:formula="of:=[.D227]+[.C227]" office:value-type="float" office:value="30.4688451748344" calcext:value-type="float">
            <text:p>30.4688451748</text:p>
          </table:table-cell>
          <table:table-cell table:formula="of:=[.E227]-37.6798586634965" office:value-type="float" office:value="-7.2110134886621" calcext:value-type="float">
            <text:p>-7.211</text:p>
          </table:table-cell>
          <table:table-cell/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table:formula="of:=[.A228]/1000000" office:value-type="float" office:value="57" calcext:value-type="float">
            <text:p>57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9.7583537803909" calcext:value-type="float">
            <text:p>29.7583537804</text:p>
          </table:table-cell>
          <table:table-cell table:formula="of:=[.D228]+[.C228]" office:value-type="float" office:value="30.3583537803909" calcext:value-type="float">
            <text:p>30.3583537804</text:p>
          </table:table-cell>
          <table:table-cell table:formula="of:=[.E228]-37.6798586634965" office:value-type="float" office:value="-7.3215048831056" calcext:value-type="float">
            <text:p>-7.322</text:p>
          </table:table-cell>
          <table:table-cell/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table:formula="of:=[.A229]/1000000" office:value-type="float" office:value="57.25" calcext:value-type="float">
            <text:p>57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8.8926631522966" calcext:value-type="float">
            <text:p>28.8926631523</text:p>
          </table:table-cell>
          <table:table-cell table:formula="of:=[.D229]+[.C229]" office:value-type="float" office:value="29.4926631522966" calcext:value-type="float">
            <text:p>29.4926631523</text:p>
          </table:table-cell>
          <table:table-cell table:formula="of:=[.E229]-37.6798586634965" office:value-type="float" office:value="-8.1871955111999" calcext:value-type="float">
            <text:p>-8.187</text:p>
          </table:table-cell>
          <table:table-cell/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table:formula="of:=[.A230]/1000000" office:value-type="float" office:value="57.5" calcext:value-type="float">
            <text:p>57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9.2348532588252" calcext:value-type="float">
            <text:p>29.2348532588</text:p>
          </table:table-cell>
          <table:table-cell table:formula="of:=[.D230]+[.C230]" office:value-type="float" office:value="29.8348532588252" calcext:value-type="float">
            <text:p>29.8348532588</text:p>
          </table:table-cell>
          <table:table-cell table:formula="of:=[.E230]-37.6798586634965" office:value-type="float" office:value="-7.8450054046713" calcext:value-type="float">
            <text:p>-7.845</text:p>
          </table:table-cell>
          <table:table-cell/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table:formula="of:=[.A231]/1000000" office:value-type="float" office:value="57.75" calcext:value-type="float">
            <text:p>57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9.4299220378968" calcext:value-type="float">
            <text:p>29.4299220379</text:p>
          </table:table-cell>
          <table:table-cell table:formula="of:=[.D231]+[.C231]" office:value-type="float" office:value="30.0299220378968" calcext:value-type="float">
            <text:p>30.0299220379</text:p>
          </table:table-cell>
          <table:table-cell table:formula="of:=[.E231]-37.6798586634965" office:value-type="float" office:value="-7.6499366255997" calcext:value-type="float">
            <text:p>-7.650</text:p>
          </table:table-cell>
          <table:table-cell/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table:formula="of:=[.A232]/1000000" office:value-type="float" office:value="58" calcext:value-type="float">
            <text:p>58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8.3891366289262" calcext:value-type="float">
            <text:p>28.3891366289</text:p>
          </table:table-cell>
          <table:table-cell table:formula="of:=[.D232]+[.C232]" office:value-type="float" office:value="28.9891366289262" calcext:value-type="float">
            <text:p>28.9891366289</text:p>
          </table:table-cell>
          <table:table-cell table:formula="of:=[.E232]-37.6798586634965" office:value-type="float" office:value="-8.6907220345703" calcext:value-type="float">
            <text:p>-8.691</text:p>
          </table:table-cell>
          <table:table-cell/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table:formula="of:=[.A233]/1000000" office:value-type="float" office:value="58.25" calcext:value-type="float">
            <text:p>58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8.3792954760251" calcext:value-type="float">
            <text:p>28.379295476</text:p>
          </table:table-cell>
          <table:table-cell table:formula="of:=[.D233]+[.C233]" office:value-type="float" office:value="28.9792954760251" calcext:value-type="float">
            <text:p>28.979295476</text:p>
          </table:table-cell>
          <table:table-cell table:formula="of:=[.E233]-37.6798586634965" office:value-type="float" office:value="-8.7005631874714" calcext:value-type="float">
            <text:p>-8.701</text:p>
          </table:table-cell>
          <table:table-cell/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table:formula="of:=[.A234]/1000000" office:value-type="float" office:value="58.5" calcext:value-type="float">
            <text:p>58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8.1863494666509" calcext:value-type="float">
            <text:p>28.1863494667</text:p>
          </table:table-cell>
          <table:table-cell table:formula="of:=[.D234]+[.C234]" office:value-type="float" office:value="28.7863494666509" calcext:value-type="float">
            <text:p>28.7863494667</text:p>
          </table:table-cell>
          <table:table-cell table:formula="of:=[.E234]-37.6798586634965" office:value-type="float" office:value="-8.8935091968456" calcext:value-type="float">
            <text:p>-8.894</text:p>
          </table:table-cell>
          <table:table-cell/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table:formula="of:=[.A235]/1000000" office:value-type="float" office:value="58.75" calcext:value-type="float">
            <text:p>58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8.1973398493237" calcext:value-type="float">
            <text:p>28.1973398493</text:p>
          </table:table-cell>
          <table:table-cell table:formula="of:=[.D235]+[.C235]" office:value-type="float" office:value="28.7973398493237" calcext:value-type="float">
            <text:p>28.7973398493</text:p>
          </table:table-cell>
          <table:table-cell table:formula="of:=[.E235]-37.6798586634965" office:value-type="float" office:value="-8.8825188141728" calcext:value-type="float">
            <text:p>-8.883</text:p>
          </table:table-cell>
          <table:table-cell/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table:formula="of:=[.A236]/1000000" office:value-type="float" office:value="59" calcext:value-type="float">
            <text:p>59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8.2304022232572" calcext:value-type="float">
            <text:p>28.2304022233</text:p>
          </table:table-cell>
          <table:table-cell table:formula="of:=[.D236]+[.C236]" office:value-type="float" office:value="28.8304022232572" calcext:value-type="float">
            <text:p>28.8304022233</text:p>
          </table:table-cell>
          <table:table-cell table:formula="of:=[.E236]-37.6798586634965" office:value-type="float" office:value="-8.8494564402393" calcext:value-type="float">
            <text:p>-8.849</text:p>
          </table:table-cell>
          <table:table-cell/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table:formula="of:=[.A237]/1000000" office:value-type="float" office:value="59.25" calcext:value-type="float">
            <text:p>59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7.9267605887799" calcext:value-type="float">
            <text:p>27.9267605888</text:p>
          </table:table-cell>
          <table:table-cell table:formula="of:=[.D237]+[.C237]" office:value-type="float" office:value="28.5267605887799" calcext:value-type="float">
            <text:p>28.5267605888</text:p>
          </table:table-cell>
          <table:table-cell table:formula="of:=[.E237]-37.6798586634965" office:value-type="float" office:value="-9.1530980747166" calcext:value-type="float">
            <text:p>-9.153</text:p>
          </table:table-cell>
          <table:table-cell/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table:formula="of:=[.A238]/1000000" office:value-type="float" office:value="59.5" calcext:value-type="float">
            <text:p>59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7.8317557153831" calcext:value-type="float">
            <text:p>27.8317557154</text:p>
          </table:table-cell>
          <table:table-cell table:formula="of:=[.D238]+[.C238]" office:value-type="float" office:value="28.4317557153831" calcext:value-type="float">
            <text:p>28.4317557154</text:p>
          </table:table-cell>
          <table:table-cell table:formula="of:=[.E238]-37.6798586634965" office:value-type="float" office:value="-9.2481029481134" calcext:value-type="float">
            <text:p>-9.248</text:p>
          </table:table-cell>
          <table:table-cell/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table:formula="of:=[.A239]/1000000" office:value-type="float" office:value="59.75" calcext:value-type="float">
            <text:p>59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7.5503718742198" calcext:value-type="float">
            <text:p>27.5503718742</text:p>
          </table:table-cell>
          <table:table-cell table:formula="of:=[.D239]+[.C239]" office:value-type="float" office:value="28.1503718742198" calcext:value-type="float">
            <text:p>28.1503718742</text:p>
          </table:table-cell>
          <table:table-cell table:formula="of:=[.E239]-37.6798586634965" office:value-type="float" office:value="-9.5294867892767" calcext:value-type="float">
            <text:p>-9.529</text:p>
          </table:table-cell>
          <table:table-cell/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table:formula="of:=[.A240]/1000000" office:value-type="float" office:value="60" calcext:value-type="float">
            <text:p>60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7.5871410892866" calcext:value-type="float">
            <text:p>27.5871410893</text:p>
          </table:table-cell>
          <table:table-cell table:formula="of:=[.D240]+[.C240]" office:value-type="float" office:value="28.1871410892866" calcext:value-type="float">
            <text:p>28.1871410893</text:p>
          </table:table-cell>
          <table:table-cell table:formula="of:=[.E240]-37.6798586634965" office:value-type="float" office:value="-9.4927175742099" calcext:value-type="float">
            <text:p>-9.493</text:p>
          </table:table-cell>
          <table:table-cell/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table:formula="of:=[.A241]/1000000" office:value-type="float" office:value="60.25" calcext:value-type="float">
            <text:p>60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7.483358268987" calcext:value-type="float">
            <text:p>27.483358269</text:p>
          </table:table-cell>
          <table:table-cell table:formula="of:=[.D241]+[.C241]" office:value-type="float" office:value="28.083358268987" calcext:value-type="float">
            <text:p>28.083358269</text:p>
          </table:table-cell>
          <table:table-cell table:formula="of:=[.E241]-37.6798586634965" office:value-type="float" office:value="-9.5965003945095" calcext:value-type="float">
            <text:p>-9.597</text:p>
          </table:table-cell>
          <table:table-cell/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table:formula="of:=[.A242]/1000000" office:value-type="float" office:value="60.5" calcext:value-type="float">
            <text:p>60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7.1516339605361" calcext:value-type="float">
            <text:p>27.1516339605</text:p>
          </table:table-cell>
          <table:table-cell table:formula="of:=[.D242]+[.C242]" office:value-type="float" office:value="27.7516339605361" calcext:value-type="float">
            <text:p>27.7516339605</text:p>
          </table:table-cell>
          <table:table-cell table:formula="of:=[.E242]-37.6798586634965" office:value-type="float" office:value="-9.9282247029604" calcext:value-type="float">
            <text:p>-9.928</text:p>
          </table:table-cell>
          <table:table-cell/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table:formula="of:=[.A243]/1000000" office:value-type="float" office:value="60.75" calcext:value-type="float">
            <text:p>60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7.1808327714339" calcext:value-type="float">
            <text:p>27.1808327714</text:p>
          </table:table-cell>
          <table:table-cell table:formula="of:=[.D243]+[.C243]" office:value-type="float" office:value="27.7808327714339" calcext:value-type="float">
            <text:p>27.7808327714</text:p>
          </table:table-cell>
          <table:table-cell table:formula="of:=[.E243]-37.6798586634965" office:value-type="float" office:value="-9.8990258920626" calcext:value-type="float">
            <text:p>-9.899</text:p>
          </table:table-cell>
          <table:table-cell/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table:formula="of:=[.A244]/1000000" office:value-type="float" office:value="61" calcext:value-type="float">
            <text:p>61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6.9811514304989" calcext:value-type="float">
            <text:p>26.9811514305</text:p>
          </table:table-cell>
          <table:table-cell table:formula="of:=[.D244]+[.C244]" office:value-type="float" office:value="27.5811514304989" calcext:value-type="float">
            <text:p>27.5811514305</text:p>
          </table:table-cell>
          <table:table-cell table:formula="of:=[.E244]-37.6798586634965" office:value-type="float" office:value="-10.0987072329976" calcext:value-type="float">
            <text:p>-10.099</text:p>
          </table:table-cell>
          <table:table-cell/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table:formula="of:=[.A245]/1000000" office:value-type="float" office:value="61.25" calcext:value-type="float">
            <text:p>61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7.0631732940826" calcext:value-type="float">
            <text:p>27.0631732941</text:p>
          </table:table-cell>
          <table:table-cell table:formula="of:=[.D245]+[.C245]" office:value-type="float" office:value="27.6631732940826" calcext:value-type="float">
            <text:p>27.6631732941</text:p>
          </table:table-cell>
          <table:table-cell table:formula="of:=[.E245]-37.6798586634965" office:value-type="float" office:value="-10.0166853694139" calcext:value-type="float">
            <text:p>-10.017</text:p>
          </table:table-cell>
          <table:table-cell/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table:formula="of:=[.A246]/1000000" office:value-type="float" office:value="61.5" calcext:value-type="float">
            <text:p>61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6.0669252841218" calcext:value-type="float">
            <text:p>26.0669252841</text:p>
          </table:table-cell>
          <table:table-cell table:formula="of:=[.D246]+[.C246]" office:value-type="float" office:value="26.6669252841218" calcext:value-type="float">
            <text:p>26.6669252841</text:p>
          </table:table-cell>
          <table:table-cell table:formula="of:=[.E246]-37.6798586634965" office:value-type="float" office:value="-11.0129333793747" calcext:value-type="float">
            <text:p>-11.013</text:p>
          </table:table-cell>
          <table:table-cell/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table:formula="of:=[.A247]/1000000" office:value-type="float" office:value="61.75" calcext:value-type="float">
            <text:p>61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6.6263962862479" calcext:value-type="float">
            <text:p>26.6263962862</text:p>
          </table:table-cell>
          <table:table-cell table:formula="of:=[.D247]+[.C247]" office:value-type="float" office:value="27.2263962862479" calcext:value-type="float">
            <text:p>27.2263962862</text:p>
          </table:table-cell>
          <table:table-cell table:formula="of:=[.E247]-37.6798586634965" office:value-type="float" office:value="-10.4534623772486" calcext:value-type="float">
            <text:p>-10.453</text:p>
          </table:table-cell>
          <table:table-cell/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table:formula="of:=[.A248]/1000000" office:value-type="float" office:value="62" calcext:value-type="float">
            <text:p>62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5.7980082921064" calcext:value-type="float">
            <text:p>25.7980082921</text:p>
          </table:table-cell>
          <table:table-cell table:formula="of:=[.D248]+[.C248]" office:value-type="float" office:value="26.3980082921064" calcext:value-type="float">
            <text:p>26.3980082921</text:p>
          </table:table-cell>
          <table:table-cell table:formula="of:=[.E248]-37.6798586634965" office:value-type="float" office:value="-11.2818503713901" calcext:value-type="float">
            <text:p>-11.282</text:p>
          </table:table-cell>
          <table:table-cell/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table:formula="of:=[.A249]/1000000" office:value-type="float" office:value="62.25" calcext:value-type="float">
            <text:p>62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6.1949839730868" calcext:value-type="float">
            <text:p>26.1949839731</text:p>
          </table:table-cell>
          <table:table-cell table:formula="of:=[.D249]+[.C249]" office:value-type="float" office:value="26.7949839730868" calcext:value-type="float">
            <text:p>26.7949839731</text:p>
          </table:table-cell>
          <table:table-cell table:formula="of:=[.E249]-37.6798586634965" office:value-type="float" office:value="-10.8848746904097" calcext:value-type="float">
            <text:p>-10.885</text:p>
          </table:table-cell>
          <table:table-cell/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table:formula="of:=[.A250]/1000000" office:value-type="float" office:value="62.5" calcext:value-type="float">
            <text:p>62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5.8903764646287" calcext:value-type="float">
            <text:p>25.8903764646</text:p>
          </table:table-cell>
          <table:table-cell table:formula="of:=[.D250]+[.C250]" office:value-type="float" office:value="26.4903764646287" calcext:value-type="float">
            <text:p>26.4903764646</text:p>
          </table:table-cell>
          <table:table-cell table:formula="of:=[.E250]-37.6798586634965" office:value-type="float" office:value="-11.1894821988678" calcext:value-type="float">
            <text:p>-11.189</text:p>
          </table:table-cell>
          <table:table-cell/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table:formula="of:=[.A251]/1000000" office:value-type="float" office:value="62.75" calcext:value-type="float">
            <text:p>62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5.9420057508982" calcext:value-type="float">
            <text:p>25.9420057509</text:p>
          </table:table-cell>
          <table:table-cell table:formula="of:=[.D251]+[.C251]" office:value-type="float" office:value="26.5420057508982" calcext:value-type="float">
            <text:p>26.5420057509</text:p>
          </table:table-cell>
          <table:table-cell table:formula="of:=[.E251]-37.6798586634965" office:value-type="float" office:value="-11.1378529125983" calcext:value-type="float">
            <text:p>-11.138</text:p>
          </table:table-cell>
          <table:table-cell/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table:formula="of:=[.A252]/1000000" office:value-type="float" office:value="63" calcext:value-type="float">
            <text:p>63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5.1042321940144" calcext:value-type="float">
            <text:p>25.104232194</text:p>
          </table:table-cell>
          <table:table-cell table:formula="of:=[.D252]+[.C252]" office:value-type="float" office:value="25.7042321940144" calcext:value-type="float">
            <text:p>25.704232194</text:p>
          </table:table-cell>
          <table:table-cell table:formula="of:=[.E252]-37.6798586634965" office:value-type="float" office:value="-11.9756264694821" calcext:value-type="float">
            <text:p>-11.976</text:p>
          </table:table-cell>
          <table:table-cell/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table:formula="of:=[.A253]/1000000" office:value-type="float" office:value="63.25" calcext:value-type="float">
            <text:p>63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5.4037953895091" calcext:value-type="float">
            <text:p>25.4037953895</text:p>
          </table:table-cell>
          <table:table-cell table:formula="of:=[.D253]+[.C253]" office:value-type="float" office:value="26.0037953895091" calcext:value-type="float">
            <text:p>26.0037953895</text:p>
          </table:table-cell>
          <table:table-cell table:formula="of:=[.E253]-37.6798586634965" office:value-type="float" office:value="-11.6760632739874" calcext:value-type="float">
            <text:p>-11.676</text:p>
          </table:table-cell>
          <table:table-cell/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table:formula="of:=[.A254]/1000000" office:value-type="float" office:value="63.5" calcext:value-type="float">
            <text:p>63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5.2592605077815" calcext:value-type="float">
            <text:p>25.2592605078</text:p>
          </table:table-cell>
          <table:table-cell table:formula="of:=[.D254]+[.C254]" office:value-type="float" office:value="25.8592605077815" calcext:value-type="float">
            <text:p>25.8592605078</text:p>
          </table:table-cell>
          <table:table-cell table:formula="of:=[.E254]-37.6798586634965" office:value-type="float" office:value="-11.820598155715" calcext:value-type="float">
            <text:p>-11.821</text:p>
          </table:table-cell>
          <table:table-cell/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table:formula="of:=[.A255]/1000000" office:value-type="float" office:value="63.75" calcext:value-type="float">
            <text:p>63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5.2967482850917" calcext:value-type="float">
            <text:p>25.2967482851</text:p>
          </table:table-cell>
          <table:table-cell table:formula="of:=[.D255]+[.C255]" office:value-type="float" office:value="25.8967482850917" calcext:value-type="float">
            <text:p>25.8967482851</text:p>
          </table:table-cell>
          <table:table-cell table:formula="of:=[.E255]-37.6798586634965" office:value-type="float" office:value="-11.7831103784048" calcext:value-type="float">
            <text:p>-11.783</text:p>
          </table:table-cell>
          <table:table-cell/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table:formula="of:=[.A256]/1000000" office:value-type="float" office:value="64" calcext:value-type="float">
            <text:p>64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5.1440628880538" calcext:value-type="float">
            <text:p>25.1440628881</text:p>
          </table:table-cell>
          <table:table-cell table:formula="of:=[.D256]+[.C256]" office:value-type="float" office:value="25.7440628880538" calcext:value-type="float">
            <text:p>25.7440628881</text:p>
          </table:table-cell>
          <table:table-cell table:formula="of:=[.E256]-37.6798586634965" office:value-type="float" office:value="-11.9357957754427" calcext:value-type="float">
            <text:p>-11.936</text:p>
          </table:table-cell>
          <table:table-cell/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table:formula="of:=[.A257]/1000000" office:value-type="float" office:value="64.25" calcext:value-type="float">
            <text:p>64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4.7928214219685" calcext:value-type="float">
            <text:p>24.792821422</text:p>
          </table:table-cell>
          <table:table-cell table:formula="of:=[.D257]+[.C257]" office:value-type="float" office:value="25.3928214219685" calcext:value-type="float">
            <text:p>25.392821422</text:p>
          </table:table-cell>
          <table:table-cell table:formula="of:=[.E257]-37.6798586634965" office:value-type="float" office:value="-12.287037241528" calcext:value-type="float">
            <text:p>-12.287</text:p>
          </table:table-cell>
          <table:table-cell/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table:formula="of:=[.A258]/1000000" office:value-type="float" office:value="64.5" calcext:value-type="float">
            <text:p>64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4.7759129927723" calcext:value-type="float">
            <text:p>24.7759129928</text:p>
          </table:table-cell>
          <table:table-cell table:formula="of:=[.D258]+[.C258]" office:value-type="float" office:value="25.3759129927723" calcext:value-type="float">
            <text:p>25.3759129928</text:p>
          </table:table-cell>
          <table:table-cell table:formula="of:=[.E258]-37.6798586634965" office:value-type="float" office:value="-12.3039456707242" calcext:value-type="float">
            <text:p>-12.304</text:p>
          </table:table-cell>
          <table:table-cell/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table:formula="of:=[.A259]/1000000" office:value-type="float" office:value="64.75" calcext:value-type="float">
            <text:p>64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4.4881117832554" calcext:value-type="float">
            <text:p>24.4881117833</text:p>
          </table:table-cell>
          <table:table-cell table:formula="of:=[.D259]+[.C259]" office:value-type="float" office:value="25.0881117832554" calcext:value-type="float">
            <text:p>25.0881117833</text:p>
          </table:table-cell>
          <table:table-cell table:formula="of:=[.E259]-37.6798586634965" office:value-type="float" office:value="-12.5917468802411" calcext:value-type="float">
            <text:p>-12.592</text:p>
          </table:table-cell>
          <table:table-cell/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table:formula="of:=[.A260]/1000000" office:value-type="float" office:value="65" calcext:value-type="float">
            <text:p>65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4.3395490908941" calcext:value-type="float">
            <text:p>24.3395490909</text:p>
          </table:table-cell>
          <table:table-cell table:formula="of:=[.D260]+[.C260]" office:value-type="float" office:value="24.9395490908941" calcext:value-type="float">
            <text:p>24.9395490909</text:p>
          </table:table-cell>
          <table:table-cell table:formula="of:=[.E260]-37.6798586634965" office:value-type="float" office:value="-12.7403095726024" calcext:value-type="float">
            <text:p>-12.740</text:p>
          </table:table-cell>
          <table:table-cell/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table:formula="of:=[.A261]/1000000" office:value-type="float" office:value="65.25" calcext:value-type="float">
            <text:p>65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4.4191145286403" calcext:value-type="float">
            <text:p>24.4191145286</text:p>
          </table:table-cell>
          <table:table-cell table:formula="of:=[.D261]+[.C261]" office:value-type="float" office:value="25.0191145286403" calcext:value-type="float">
            <text:p>25.0191145286</text:p>
          </table:table-cell>
          <table:table-cell table:formula="of:=[.E261]-37.6798586634965" office:value-type="float" office:value="-12.6607441348562" calcext:value-type="float">
            <text:p>-12.661</text:p>
          </table:table-cell>
          <table:table-cell/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table:formula="of:=[.A262]/1000000" office:value-type="float" office:value="65.5" calcext:value-type="float">
            <text:p>65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3.9784118320764" calcext:value-type="float">
            <text:p>23.9784118321</text:p>
          </table:table-cell>
          <table:table-cell table:formula="of:=[.D262]+[.C262]" office:value-type="float" office:value="24.5784118320764" calcext:value-type="float">
            <text:p>24.5784118321</text:p>
          </table:table-cell>
          <table:table-cell table:formula="of:=[.E262]-37.6798586634965" office:value-type="float" office:value="-13.1014468314201" calcext:value-type="float">
            <text:p>-13.101</text:p>
          </table:table-cell>
          <table:table-cell/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table:formula="of:=[.A263]/1000000" office:value-type="float" office:value="65.75" calcext:value-type="float">
            <text:p>65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4.1376377728999" calcext:value-type="float">
            <text:p>24.1376377729</text:p>
          </table:table-cell>
          <table:table-cell table:formula="of:=[.D263]+[.C263]" office:value-type="float" office:value="24.7376377728999" calcext:value-type="float">
            <text:p>24.7376377729</text:p>
          </table:table-cell>
          <table:table-cell table:formula="of:=[.E263]-37.6798586634965" office:value-type="float" office:value="-12.9422208905966" calcext:value-type="float">
            <text:p>-12.942</text:p>
          </table:table-cell>
          <table:table-cell/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table:formula="of:=[.A264]/1000000" office:value-type="float" office:value="66" calcext:value-type="float">
            <text:p>66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3.4258013248015" calcext:value-type="float">
            <text:p>23.4258013248</text:p>
          </table:table-cell>
          <table:table-cell table:formula="of:=[.D264]+[.C264]" office:value-type="float" office:value="24.0258013248015" calcext:value-type="float">
            <text:p>24.0258013248</text:p>
          </table:table-cell>
          <table:table-cell table:formula="of:=[.E264]-37.6798586634965" office:value-type="float" office:value="-13.654057338695" calcext:value-type="float">
            <text:p>-13.654</text:p>
          </table:table-cell>
          <table:table-cell/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table:formula="of:=[.A265]/1000000" office:value-type="float" office:value="66.25" calcext:value-type="float">
            <text:p>66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3.7481868498922" calcext:value-type="float">
            <text:p>23.7481868499</text:p>
          </table:table-cell>
          <table:table-cell table:formula="of:=[.D265]+[.C265]" office:value-type="float" office:value="24.3481868498922" calcext:value-type="float">
            <text:p>24.3481868499</text:p>
          </table:table-cell>
          <table:table-cell table:formula="of:=[.E265]-37.6798586634965" office:value-type="float" office:value="-13.3316718136043" calcext:value-type="float">
            <text:p>-13.332</text:p>
          </table:table-cell>
          <table:table-cell/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table:formula="of:=[.A266]/1000000" office:value-type="float" office:value="66.5" calcext:value-type="float">
            <text:p>66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3.351488199455" calcext:value-type="float">
            <text:p>23.3514881995</text:p>
          </table:table-cell>
          <table:table-cell table:formula="of:=[.D266]+[.C266]" office:value-type="float" office:value="23.951488199455" calcext:value-type="float">
            <text:p>23.9514881995</text:p>
          </table:table-cell>
          <table:table-cell table:formula="of:=[.E266]-37.6798586634965" office:value-type="float" office:value="-13.7283704640415" calcext:value-type="float">
            <text:p>-13.728</text:p>
          </table:table-cell>
          <table:table-cell/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table:formula="of:=[.A267]/1000000" office:value-type="float" office:value="66.75" calcext:value-type="float">
            <text:p>66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3.5559651324548" calcext:value-type="float">
            <text:p>23.5559651325</text:p>
          </table:table-cell>
          <table:table-cell table:formula="of:=[.D267]+[.C267]" office:value-type="float" office:value="24.1559651324548" calcext:value-type="float">
            <text:p>24.1559651325</text:p>
          </table:table-cell>
          <table:table-cell table:formula="of:=[.E267]-37.6798586634965" office:value-type="float" office:value="-13.5238935310417" calcext:value-type="float">
            <text:p>-13.524</text:p>
          </table:table-cell>
          <table:table-cell/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table:formula="of:=[.A268]/1000000" office:value-type="float" office:value="67" calcext:value-type="float">
            <text:p>67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3.4039169247315" calcext:value-type="float">
            <text:p>23.4039169247</text:p>
          </table:table-cell>
          <table:table-cell table:formula="of:=[.D268]+[.C268]" office:value-type="float" office:value="24.0039169247315" calcext:value-type="float">
            <text:p>24.0039169247</text:p>
          </table:table-cell>
          <table:table-cell table:formula="of:=[.E268]-37.6798586634965" office:value-type="float" office:value="-13.675941738765" calcext:value-type="float">
            <text:p>-13.676</text:p>
          </table:table-cell>
          <table:table-cell/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table:formula="of:=[.A269]/1000000" office:value-type="float" office:value="67.25" calcext:value-type="float">
            <text:p>67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3.0470731061259" calcext:value-type="float">
            <text:p>23.0470731061</text:p>
          </table:table-cell>
          <table:table-cell table:formula="of:=[.D269]+[.C269]" office:value-type="float" office:value="23.6470731061259" calcext:value-type="float">
            <text:p>23.6470731061</text:p>
          </table:table-cell>
          <table:table-cell table:formula="of:=[.E269]-37.6798586634965" office:value-type="float" office:value="-14.0327855573706" calcext:value-type="float">
            <text:p>-14.033</text:p>
          </table:table-cell>
          <table:table-cell/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table:formula="of:=[.A270]/1000000" office:value-type="float" office:value="67.5" calcext:value-type="float">
            <text:p>67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2.7089557473757" calcext:value-type="float">
            <text:p>22.7089557474</text:p>
          </table:table-cell>
          <table:table-cell table:formula="of:=[.D270]+[.C270]" office:value-type="float" office:value="23.3089557473757" calcext:value-type="float">
            <text:p>23.3089557474</text:p>
          </table:table-cell>
          <table:table-cell table:formula="of:=[.E270]-37.6798586634965" office:value-type="float" office:value="-14.3709029161208" calcext:value-type="float">
            <text:p>-14.371</text:p>
          </table:table-cell>
          <table:table-cell/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table:formula="of:=[.A271]/1000000" office:value-type="float" office:value="67.75" calcext:value-type="float">
            <text:p>67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2.5028495319248" calcext:value-type="float">
            <text:p>22.5028495319</text:p>
          </table:table-cell>
          <table:table-cell table:formula="of:=[.D271]+[.C271]" office:value-type="float" office:value="23.1028495319248" calcext:value-type="float">
            <text:p>23.1028495319</text:p>
          </table:table-cell>
          <table:table-cell table:formula="of:=[.E271]-37.6798586634965" office:value-type="float" office:value="-14.5770091315717" calcext:value-type="float">
            <text:p>-14.577</text:p>
          </table:table-cell>
          <table:table-cell/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table:formula="of:=[.A272]/1000000" office:value-type="float" office:value="68" calcext:value-type="float">
            <text:p>68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2.8923639382228" calcext:value-type="float">
            <text:p>22.8923639382</text:p>
          </table:table-cell>
          <table:table-cell table:formula="of:=[.D272]+[.C272]" office:value-type="float" office:value="23.4923639382228" calcext:value-type="float">
            <text:p>23.4923639382</text:p>
          </table:table-cell>
          <table:table-cell table:formula="of:=[.E272]-37.6798586634965" office:value-type="float" office:value="-14.1874947252737" calcext:value-type="float">
            <text:p>-14.187</text:p>
          </table:table-cell>
          <table:table-cell/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table:formula="of:=[.A273]/1000000" office:value-type="float" office:value="68.25" calcext:value-type="float">
            <text:p>68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2.2686613731615" calcext:value-type="float">
            <text:p>22.2686613732</text:p>
          </table:table-cell>
          <table:table-cell table:formula="of:=[.D273]+[.C273]" office:value-type="float" office:value="22.8686613731615" calcext:value-type="float">
            <text:p>22.8686613732</text:p>
          </table:table-cell>
          <table:table-cell table:formula="of:=[.E273]-37.6798586634965" office:value-type="float" office:value="-14.811197290335" calcext:value-type="float">
            <text:p>-14.811</text:p>
          </table:table-cell>
          <table:table-cell/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table:formula="of:=[.A274]/1000000" office:value-type="float" office:value="68.5" calcext:value-type="float">
            <text:p>68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1.8462791800766" calcext:value-type="float">
            <text:p>21.8462791801</text:p>
          </table:table-cell>
          <table:table-cell table:formula="of:=[.D274]+[.C274]" office:value-type="float" office:value="22.4462791800766" calcext:value-type="float">
            <text:p>22.4462791801</text:p>
          </table:table-cell>
          <table:table-cell table:formula="of:=[.E274]-37.6798586634965" office:value-type="float" office:value="-15.2335794834199" calcext:value-type="float">
            <text:p>-15.234</text:p>
          </table:table-cell>
          <table:table-cell/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table:formula="of:=[.A275]/1000000" office:value-type="float" office:value="68.75" calcext:value-type="float">
            <text:p>68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1.5379181942019" calcext:value-type="float">
            <text:p>21.5379181942</text:p>
          </table:table-cell>
          <table:table-cell table:formula="of:=[.D275]+[.C275]" office:value-type="float" office:value="22.1379181942019" calcext:value-type="float">
            <text:p>22.1379181942</text:p>
          </table:table-cell>
          <table:table-cell table:formula="of:=[.E275]-37.6798586634965" office:value-type="float" office:value="-15.5419404692946" calcext:value-type="float">
            <text:p>-15.542</text:p>
          </table:table-cell>
          <table:table-cell/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table:formula="of:=[.A276]/1000000" office:value-type="float" office:value="69" calcext:value-type="float">
            <text:p>69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2.1741030410887" calcext:value-type="float">
            <text:p>22.1741030411</text:p>
          </table:table-cell>
          <table:table-cell table:formula="of:=[.D276]+[.C276]" office:value-type="float" office:value="22.7741030410887" calcext:value-type="float">
            <text:p>22.7741030411</text:p>
          </table:table-cell>
          <table:table-cell table:formula="of:=[.E276]-37.6798586634965" office:value-type="float" office:value="-14.9057556224078" calcext:value-type="float">
            <text:p>-14.906</text:p>
          </table:table-cell>
          <table:table-cell/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table:formula="of:=[.A277]/1000000" office:value-type="float" office:value="69.25" calcext:value-type="float">
            <text:p>69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1.5466956361139" calcext:value-type="float">
            <text:p>21.5466956361</text:p>
          </table:table-cell>
          <table:table-cell table:formula="of:=[.D277]+[.C277]" office:value-type="float" office:value="22.1466956361139" calcext:value-type="float">
            <text:p>22.1466956361</text:p>
          </table:table-cell>
          <table:table-cell table:formula="of:=[.E277]-37.6798586634965" office:value-type="float" office:value="-15.5331630273826" calcext:value-type="float">
            <text:p>-15.533</text:p>
          </table:table-cell>
          <table:table-cell/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table:formula="of:=[.A278]/1000000" office:value-type="float" office:value="69.5" calcext:value-type="float">
            <text:p>69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1.1709229199804" calcext:value-type="float">
            <text:p>21.17092292</text:p>
          </table:table-cell>
          <table:table-cell table:formula="of:=[.D278]+[.C278]" office:value-type="float" office:value="21.7709229199804" calcext:value-type="float">
            <text:p>21.77092292</text:p>
          </table:table-cell>
          <table:table-cell table:formula="of:=[.E278]-37.6798586634965" office:value-type="float" office:value="-15.9089357435161" calcext:value-type="float">
            <text:p>-15.909</text:p>
          </table:table-cell>
          <table:table-cell/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table:formula="of:=[.A279]/1000000" office:value-type="float" office:value="69.75" calcext:value-type="float">
            <text:p>69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1.4627793457487" calcext:value-type="float">
            <text:p>21.4627793457</text:p>
          </table:table-cell>
          <table:table-cell table:formula="of:=[.D279]+[.C279]" office:value-type="float" office:value="22.0627793457487" calcext:value-type="float">
            <text:p>22.0627793457</text:p>
          </table:table-cell>
          <table:table-cell table:formula="of:=[.E279]-37.6798586634965" office:value-type="float" office:value="-15.6170793177478" calcext:value-type="float">
            <text:p>-15.617</text:p>
          </table:table-cell>
          <table:table-cell/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table:formula="of:=[.A280]/1000000" office:value-type="float" office:value="70" calcext:value-type="float">
            <text:p>70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0.7470972352949" calcext:value-type="float">
            <text:p>20.7470972353</text:p>
          </table:table-cell>
          <table:table-cell table:formula="of:=[.D280]+[.C280]" office:value-type="float" office:value="21.3470972352949" calcext:value-type="float">
            <text:p>21.3470972353</text:p>
          </table:table-cell>
          <table:table-cell table:formula="of:=[.E280]-37.6798586634965" office:value-type="float" office:value="-16.3327614282016" calcext:value-type="float">
            <text:p>-16.333</text:p>
          </table:table-cell>
          <table:table-cell/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table:formula="of:=[.A281]/1000000" office:value-type="float" office:value="70.25" calcext:value-type="float">
            <text:p>70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1.3711203802859" calcext:value-type="float">
            <text:p>21.3711203803</text:p>
          </table:table-cell>
          <table:table-cell table:formula="of:=[.D281]+[.C281]" office:value-type="float" office:value="21.9711203802859" calcext:value-type="float">
            <text:p>21.9711203803</text:p>
          </table:table-cell>
          <table:table-cell table:formula="of:=[.E281]-37.6798586634965" office:value-type="float" office:value="-15.7087382832106" calcext:value-type="float">
            <text:p>-15.709</text:p>
          </table:table-cell>
          <table:table-cell/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table:formula="of:=[.A282]/1000000" office:value-type="float" office:value="70.5" calcext:value-type="float">
            <text:p>70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1.2455050951051" calcext:value-type="float">
            <text:p>21.2455050951</text:p>
          </table:table-cell>
          <table:table-cell table:formula="of:=[.D282]+[.C282]" office:value-type="float" office:value="21.8455050951051" calcext:value-type="float">
            <text:p>21.8455050951</text:p>
          </table:table-cell>
          <table:table-cell table:formula="of:=[.E282]-37.6798586634965" office:value-type="float" office:value="-15.8343535683914" calcext:value-type="float">
            <text:p>-15.834</text:p>
          </table:table-cell>
          <table:table-cell/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table:formula="of:=[.A283]/1000000" office:value-type="float" office:value="70.75" calcext:value-type="float">
            <text:p>70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1.3578218467081" calcext:value-type="float">
            <text:p>21.3578218467</text:p>
          </table:table-cell>
          <table:table-cell table:formula="of:=[.D283]+[.C283]" office:value-type="float" office:value="21.9578218467081" calcext:value-type="float">
            <text:p>21.9578218467</text:p>
          </table:table-cell>
          <table:table-cell table:formula="of:=[.E283]-37.6798586634965" office:value-type="float" office:value="-15.7220368167884" calcext:value-type="float">
            <text:p>-15.722</text:p>
          </table:table-cell>
          <table:table-cell/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table:formula="of:=[.A284]/1000000" office:value-type="float" office:value="71" calcext:value-type="float">
            <text:p>71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0.7567149740731" calcext:value-type="float">
            <text:p>20.7567149741</text:p>
          </table:table-cell>
          <table:table-cell table:formula="of:=[.D284]+[.C284]" office:value-type="float" office:value="21.3567149740731" calcext:value-type="float">
            <text:p>21.3567149741</text:p>
          </table:table-cell>
          <table:table-cell table:formula="of:=[.E284]-37.6798586634965" office:value-type="float" office:value="-16.3231436894234" calcext:value-type="float">
            <text:p>-16.323</text:p>
          </table:table-cell>
          <table:table-cell/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table:formula="of:=[.A285]/1000000" office:value-type="float" office:value="71.25" calcext:value-type="float">
            <text:p>71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0.9251644285963" calcext:value-type="float">
            <text:p>20.9251644286</text:p>
          </table:table-cell>
          <table:table-cell table:formula="of:=[.D285]+[.C285]" office:value-type="float" office:value="21.5251644285963" calcext:value-type="float">
            <text:p>21.5251644286</text:p>
          </table:table-cell>
          <table:table-cell table:formula="of:=[.E285]-37.6798586634965" office:value-type="float" office:value="-16.1546942349002" calcext:value-type="float">
            <text:p>-16.155</text:p>
          </table:table-cell>
          <table:table-cell/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table:formula="of:=[.A286]/1000000" office:value-type="float" office:value="71.5" calcext:value-type="float">
            <text:p>71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0.0106346841918" calcext:value-type="float">
            <text:p>20.0106346842</text:p>
          </table:table-cell>
          <table:table-cell table:formula="of:=[.D286]+[.C286]" office:value-type="float" office:value="20.6106346841918" calcext:value-type="float">
            <text:p>20.6106346842</text:p>
          </table:table-cell>
          <table:table-cell table:formula="of:=[.E286]-37.6798586634965" office:value-type="float" office:value="-17.0692239793047" calcext:value-type="float">
            <text:p>-17.069</text:p>
          </table:table-cell>
          <table:table-cell/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table:formula="of:=[.A287]/1000000" office:value-type="float" office:value="71.75" calcext:value-type="float">
            <text:p>71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9.6212976086717" calcext:value-type="float">
            <text:p>19.6212976087</text:p>
          </table:table-cell>
          <table:table-cell table:formula="of:=[.D287]+[.C287]" office:value-type="float" office:value="20.2212976086717" calcext:value-type="float">
            <text:p>20.2212976087</text:p>
          </table:table-cell>
          <table:table-cell table:formula="of:=[.E287]-37.6798586634965" office:value-type="float" office:value="-17.4585610548248" calcext:value-type="float">
            <text:p>-17.459</text:p>
          </table:table-cell>
          <table:table-cell/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table:formula="of:=[.A288]/1000000" office:value-type="float" office:value="72" calcext:value-type="float">
            <text:p>72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9.4330506663619" calcext:value-type="float">
            <text:p>19.4330506664</text:p>
          </table:table-cell>
          <table:table-cell table:formula="of:=[.D288]+[.C288]" office:value-type="float" office:value="20.0330506663619" calcext:value-type="float">
            <text:p>20.0330506664</text:p>
          </table:table-cell>
          <table:table-cell table:formula="of:=[.E288]-37.6798586634965" office:value-type="float" office:value="-17.6468079971346" calcext:value-type="float">
            <text:p>-17.647</text:p>
          </table:table-cell>
          <table:table-cell/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table:formula="of:=[.A289]/1000000" office:value-type="float" office:value="72.25" calcext:value-type="float">
            <text:p>72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9.456292131841" calcext:value-type="float">
            <text:p>19.4562921318</text:p>
          </table:table-cell>
          <table:table-cell table:formula="of:=[.D289]+[.C289]" office:value-type="float" office:value="20.056292131841" calcext:value-type="float">
            <text:p>20.0562921318</text:p>
          </table:table-cell>
          <table:table-cell table:formula="of:=[.E289]-37.6798586634965" office:value-type="float" office:value="-17.6235665316555" calcext:value-type="float">
            <text:p>-17.624</text:p>
          </table:table-cell>
          <table:table-cell/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table:formula="of:=[.A290]/1000000" office:value-type="float" office:value="72.5" calcext:value-type="float">
            <text:p>72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9.5022522447566" calcext:value-type="float">
            <text:p>19.5022522448</text:p>
          </table:table-cell>
          <table:table-cell table:formula="of:=[.D290]+[.C290]" office:value-type="float" office:value="20.1022522447566" calcext:value-type="float">
            <text:p>20.1022522448</text:p>
          </table:table-cell>
          <table:table-cell table:formula="of:=[.E290]-37.6798586634965" office:value-type="float" office:value="-17.5776064187399" calcext:value-type="float">
            <text:p>-17.578</text:p>
          </table:table-cell>
          <table:table-cell/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table:formula="of:=[.A291]/1000000" office:value-type="float" office:value="72.75" calcext:value-type="float">
            <text:p>72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9.126538083193" calcext:value-type="float">
            <text:p>19.1265380832</text:p>
          </table:table-cell>
          <table:table-cell table:formula="of:=[.D291]+[.C291]" office:value-type="float" office:value="19.726538083193" calcext:value-type="float">
            <text:p>19.7265380832</text:p>
          </table:table-cell>
          <table:table-cell table:formula="of:=[.E291]-37.6798586634965" office:value-type="float" office:value="-17.9533205803035" calcext:value-type="float">
            <text:p>-17.953</text:p>
          </table:table-cell>
          <table:table-cell/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table:formula="of:=[.A292]/1000000" office:value-type="float" office:value="73" calcext:value-type="float">
            <text:p>73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9.2610078406565" calcext:value-type="float">
            <text:p>19.2610078407</text:p>
          </table:table-cell>
          <table:table-cell table:formula="of:=[.D292]+[.C292]" office:value-type="float" office:value="19.8610078406565" calcext:value-type="float">
            <text:p>19.8610078407</text:p>
          </table:table-cell>
          <table:table-cell table:formula="of:=[.E292]-37.6798586634965" office:value-type="float" office:value="-17.81885082284" calcext:value-type="float">
            <text:p>-17.819</text:p>
          </table:table-cell>
          <table:table-cell/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table:formula="of:=[.A293]/1000000" office:value-type="float" office:value="73.25" calcext:value-type="float">
            <text:p>73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9.4455432351464" calcext:value-type="float">
            <text:p>19.4455432351</text:p>
          </table:table-cell>
          <table:table-cell table:formula="of:=[.D293]+[.C293]" office:value-type="float" office:value="20.0455432351464" calcext:value-type="float">
            <text:p>20.0455432351</text:p>
          </table:table-cell>
          <table:table-cell table:formula="of:=[.E293]-37.6798586634965" office:value-type="float" office:value="-17.6343154283501" calcext:value-type="float">
            <text:p>-17.634</text:p>
          </table:table-cell>
          <table:table-cell/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table:formula="of:=[.A294]/1000000" office:value-type="float" office:value="73.5" calcext:value-type="float">
            <text:p>73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9.0020755209919" calcext:value-type="float">
            <text:p>19.002075521</text:p>
          </table:table-cell>
          <table:table-cell table:formula="of:=[.D294]+[.C294]" office:value-type="float" office:value="19.6020755209919" calcext:value-type="float">
            <text:p>19.602075521</text:p>
          </table:table-cell>
          <table:table-cell table:formula="of:=[.E294]-37.6798586634965" office:value-type="float" office:value="-18.0777831425046" calcext:value-type="float">
            <text:p>-18.078</text:p>
          </table:table-cell>
          <table:table-cell/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table:formula="of:=[.A295]/1000000" office:value-type="float" office:value="73.75" calcext:value-type="float">
            <text:p>73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9.2781963353863" calcext:value-type="float">
            <text:p>19.2781963354</text:p>
          </table:table-cell>
          <table:table-cell table:formula="of:=[.D295]+[.C295]" office:value-type="float" office:value="19.8781963353863" calcext:value-type="float">
            <text:p>19.8781963354</text:p>
          </table:table-cell>
          <table:table-cell table:formula="of:=[.E295]-37.6798586634965" office:value-type="float" office:value="-17.8016623281102" calcext:value-type="float">
            <text:p>-17.802</text:p>
          </table:table-cell>
          <table:table-cell/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table:formula="of:=[.A296]/1000000" office:value-type="float" office:value="74" calcext:value-type="float">
            <text:p>74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9.0493831622899" calcext:value-type="float">
            <text:p>19.0493831623</text:p>
          </table:table-cell>
          <table:table-cell table:formula="of:=[.D296]+[.C296]" office:value-type="float" office:value="19.6493831622899" calcext:value-type="float">
            <text:p>19.6493831623</text:p>
          </table:table-cell>
          <table:table-cell table:formula="of:=[.E296]-37.6798586634965" office:value-type="float" office:value="-18.0304755012066" calcext:value-type="float">
            <text:p>-18.030</text:p>
          </table:table-cell>
          <table:table-cell/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table:formula="of:=[.A297]/1000000" office:value-type="float" office:value="74.25" calcext:value-type="float">
            <text:p>74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8.5871444593" calcext:value-type="float">
            <text:p>18.5871444593</text:p>
          </table:table-cell>
          <table:table-cell table:formula="of:=[.D297]+[.C297]" office:value-type="float" office:value="19.1871444593" calcext:value-type="float">
            <text:p>19.1871444593</text:p>
          </table:table-cell>
          <table:table-cell table:formula="of:=[.E297]-37.6798586634965" office:value-type="float" office:value="-18.4927142041965" calcext:value-type="float">
            <text:p>-18.493</text:p>
          </table:table-cell>
          <table:table-cell/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table:formula="of:=[.A298]/1000000" office:value-type="float" office:value="74.5" calcext:value-type="float">
            <text:p>74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8.1379682036481" calcext:value-type="float">
            <text:p>18.1379682036</text:p>
          </table:table-cell>
          <table:table-cell table:formula="of:=[.D298]+[.C298]" office:value-type="float" office:value="18.7379682036481" calcext:value-type="float">
            <text:p>18.7379682036</text:p>
          </table:table-cell>
          <table:table-cell table:formula="of:=[.E298]-37.6798586634965" office:value-type="float" office:value="-18.9418904598484" calcext:value-type="float">
            <text:p>-18.942</text:p>
          </table:table-cell>
          <table:table-cell/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table:formula="of:=[.A299]/1000000" office:value-type="float" office:value="74.75" calcext:value-type="float">
            <text:p>74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8.2285018607866" calcext:value-type="float">
            <text:p>18.2285018608</text:p>
          </table:table-cell>
          <table:table-cell table:formula="of:=[.D299]+[.C299]" office:value-type="float" office:value="18.8285018607866" calcext:value-type="float">
            <text:p>18.8285018608</text:p>
          </table:table-cell>
          <table:table-cell table:formula="of:=[.E299]-37.6798586634965" office:value-type="float" office:value="-18.8513568027099" calcext:value-type="float">
            <text:p>-18.851</text:p>
          </table:table-cell>
          <table:table-cell/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table:formula="of:=[.A300]/1000000" office:value-type="float" office:value="75" calcext:value-type="float">
            <text:p>75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7.8739302162779" calcext:value-type="float">
            <text:p>17.8739302163</text:p>
          </table:table-cell>
          <table:table-cell table:formula="of:=[.D300]+[.C300]" office:value-type="float" office:value="18.4739302162779" calcext:value-type="float">
            <text:p>18.4739302163</text:p>
          </table:table-cell>
          <table:table-cell table:formula="of:=[.E300]-37.6798586634965" office:value-type="float" office:value="-19.2059284472186" calcext:value-type="float">
            <text:p>-19.206</text:p>
          </table:table-cell>
          <table:table-cell/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table:formula="of:=[.A301]/1000000" office:value-type="float" office:value="75.25" calcext:value-type="float">
            <text:p>75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7.6210731895755" calcext:value-type="float">
            <text:p>17.6210731896</text:p>
          </table:table-cell>
          <table:table-cell table:formula="of:=[.D301]+[.C301]" office:value-type="float" office:value="18.2210731895755" calcext:value-type="float">
            <text:p>18.2210731896</text:p>
          </table:table-cell>
          <table:table-cell table:formula="of:=[.E301]-37.6798586634965" office:value-type="float" office:value="-19.458785473921" calcext:value-type="float">
            <text:p>-19.459</text:p>
          </table:table-cell>
          <table:table-cell/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table:formula="of:=[.A302]/1000000" office:value-type="float" office:value="75.5" calcext:value-type="float">
            <text:p>75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7.4469584631748" calcext:value-type="float">
            <text:p>17.4469584632</text:p>
          </table:table-cell>
          <table:table-cell table:formula="of:=[.D302]+[.C302]" office:value-type="float" office:value="18.0469584631748" calcext:value-type="float">
            <text:p>18.0469584632</text:p>
          </table:table-cell>
          <table:table-cell table:formula="of:=[.E302]-37.6798586634965" office:value-type="float" office:value="-19.6329002003217" calcext:value-type="float">
            <text:p>-19.633</text:p>
          </table:table-cell>
          <table:table-cell/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table:formula="of:=[.A303]/1000000" office:value-type="float" office:value="75.75" calcext:value-type="float">
            <text:p>75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7.8132895530375" calcext:value-type="float">
            <text:p>17.813289553</text:p>
          </table:table-cell>
          <table:table-cell table:formula="of:=[.D303]+[.C303]" office:value-type="float" office:value="18.4132895530375" calcext:value-type="float">
            <text:p>18.413289553</text:p>
          </table:table-cell>
          <table:table-cell table:formula="of:=[.E303]-37.6798586634965" office:value-type="float" office:value="-19.266569110459" calcext:value-type="float">
            <text:p>-19.267</text:p>
          </table:table-cell>
          <table:table-cell/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table:formula="of:=[.A304]/1000000" office:value-type="float" office:value="76" calcext:value-type="float">
            <text:p>76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7.4367874537109" calcext:value-type="float">
            <text:p>17.4367874537</text:p>
          </table:table-cell>
          <table:table-cell table:formula="of:=[.D304]+[.C304]" office:value-type="float" office:value="18.0367874537109" calcext:value-type="float">
            <text:p>18.0367874537</text:p>
          </table:table-cell>
          <table:table-cell table:formula="of:=[.E304]-37.6798586634965" office:value-type="float" office:value="-19.6430712097856" calcext:value-type="float">
            <text:p>-19.643</text:p>
          </table:table-cell>
          <table:table-cell/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table:formula="of:=[.A305]/1000000" office:value-type="float" office:value="76.25" calcext:value-type="float">
            <text:p>76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7.2924804002623" calcext:value-type="float">
            <text:p>17.2924804003</text:p>
          </table:table-cell>
          <table:table-cell table:formula="of:=[.D305]+[.C305]" office:value-type="float" office:value="17.8924804002623" calcext:value-type="float">
            <text:p>17.8924804003</text:p>
          </table:table-cell>
          <table:table-cell table:formula="of:=[.E305]-37.6798586634965" office:value-type="float" office:value="-19.7873782632342" calcext:value-type="float">
            <text:p>-19.787</text:p>
          </table:table-cell>
          <table:table-cell/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table:formula="of:=[.A306]/1000000" office:value-type="float" office:value="76.5" calcext:value-type="float">
            <text:p>76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7.7669942450909" calcext:value-type="float">
            <text:p>17.7669942451</text:p>
          </table:table-cell>
          <table:table-cell table:formula="of:=[.D306]+[.C306]" office:value-type="float" office:value="18.3669942450909" calcext:value-type="float">
            <text:p>18.3669942451</text:p>
          </table:table-cell>
          <table:table-cell table:formula="of:=[.E306]-37.6798586634965" office:value-type="float" office:value="-19.3128644184056" calcext:value-type="float">
            <text:p>-19.313</text:p>
          </table:table-cell>
          <table:table-cell/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table:formula="of:=[.A307]/1000000" office:value-type="float" office:value="76.75" calcext:value-type="float">
            <text:p>76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7.5083771196477" calcext:value-type="float">
            <text:p>17.5083771196</text:p>
          </table:table-cell>
          <table:table-cell table:formula="of:=[.D307]+[.C307]" office:value-type="float" office:value="18.1083771196477" calcext:value-type="float">
            <text:p>18.1083771196</text:p>
          </table:table-cell>
          <table:table-cell table:formula="of:=[.E307]-37.6798586634965" office:value-type="float" office:value="-19.5714815438488" calcext:value-type="float">
            <text:p>-19.571</text:p>
          </table:table-cell>
          <table:table-cell/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table:formula="of:=[.A308]/1000000" office:value-type="float" office:value="77" calcext:value-type="float">
            <text:p>77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6.8715445605415" calcext:value-type="float">
            <text:p>16.8715445605</text:p>
          </table:table-cell>
          <table:table-cell table:formula="of:=[.D308]+[.C308]" office:value-type="float" office:value="17.4715445605415" calcext:value-type="float">
            <text:p>17.4715445605</text:p>
          </table:table-cell>
          <table:table-cell table:formula="of:=[.E308]-37.6798586634965" office:value-type="float" office:value="-20.208314102955" calcext:value-type="float">
            <text:p>-20.208</text:p>
          </table:table-cell>
          <table:table-cell/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table:formula="of:=[.A309]/1000000" office:value-type="float" office:value="77.25" calcext:value-type="float">
            <text:p>77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6.8403654490212" calcext:value-type="float">
            <text:p>16.840365449</text:p>
          </table:table-cell>
          <table:table-cell table:formula="of:=[.D309]+[.C309]" office:value-type="float" office:value="17.4403654490212" calcext:value-type="float">
            <text:p>17.440365449</text:p>
          </table:table-cell>
          <table:table-cell table:formula="of:=[.E309]-37.6798586634965" office:value-type="float" office:value="-20.2394932144753" calcext:value-type="float">
            <text:p>-20.239</text:p>
          </table:table-cell>
          <table:table-cell/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table:formula="of:=[.A310]/1000000" office:value-type="float" office:value="77.5" calcext:value-type="float">
            <text:p>77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6.5959926952246" calcext:value-type="float">
            <text:p>16.5959926952</text:p>
          </table:table-cell>
          <table:table-cell table:formula="of:=[.D310]+[.C310]" office:value-type="float" office:value="17.1959926952246" calcext:value-type="float">
            <text:p>17.1959926952</text:p>
          </table:table-cell>
          <table:table-cell table:formula="of:=[.E310]-37.6798586634965" office:value-type="float" office:value="-20.4838659682719" calcext:value-type="float">
            <text:p>-20.484</text:p>
          </table:table-cell>
          <table:table-cell/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table:formula="of:=[.A311]/1000000" office:value-type="float" office:value="77.75" calcext:value-type="float">
            <text:p>77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6.0905095032663" calcext:value-type="float">
            <text:p>16.0905095033</text:p>
          </table:table-cell>
          <table:table-cell table:formula="of:=[.D311]+[.C311]" office:value-type="float" office:value="16.6905095032663" calcext:value-type="float">
            <text:p>16.6905095033</text:p>
          </table:table-cell>
          <table:table-cell table:formula="of:=[.E311]-37.6798586634965" office:value-type="float" office:value="-20.9893491602302" calcext:value-type="float">
            <text:p>-20.989</text:p>
          </table:table-cell>
          <table:table-cell/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table:formula="of:=[.A312]/1000000" office:value-type="float" office:value="78" calcext:value-type="float">
            <text:p>78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6.5556733014143" calcext:value-type="float">
            <text:p>16.5556733014</text:p>
          </table:table-cell>
          <table:table-cell table:formula="of:=[.D312]+[.C312]" office:value-type="float" office:value="17.1556733014143" calcext:value-type="float">
            <text:p>17.1556733014</text:p>
          </table:table-cell>
          <table:table-cell table:formula="of:=[.E312]-37.6798586634965" office:value-type="float" office:value="-20.5241853620822" calcext:value-type="float">
            <text:p>-20.524</text:p>
          </table:table-cell>
          <table:table-cell/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table:formula="of:=[.A313]/1000000" office:value-type="float" office:value="78.25" calcext:value-type="float">
            <text:p>78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6.5775625313618" calcext:value-type="float">
            <text:p>16.5775625314</text:p>
          </table:table-cell>
          <table:table-cell table:formula="of:=[.D313]+[.C313]" office:value-type="float" office:value="17.1775625313618" calcext:value-type="float">
            <text:p>17.1775625314</text:p>
          </table:table-cell>
          <table:table-cell table:formula="of:=[.E313]-37.6798586634965" office:value-type="float" office:value="-20.5022961321347" calcext:value-type="float">
            <text:p>-20.502</text:p>
          </table:table-cell>
          <table:table-cell/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table:formula="of:=[.A314]/1000000" office:value-type="float" office:value="78.5" calcext:value-type="float">
            <text:p>78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5.9423919270556" calcext:value-type="float">
            <text:p>15.9423919271</text:p>
          </table:table-cell>
          <table:table-cell table:formula="of:=[.D314]+[.C314]" office:value-type="float" office:value="16.5423919270556" calcext:value-type="float">
            <text:p>16.5423919271</text:p>
          </table:table-cell>
          <table:table-cell table:formula="of:=[.E314]-37.6798586634965" office:value-type="float" office:value="-21.1374667364409" calcext:value-type="float">
            <text:p>-21.137</text:p>
          </table:table-cell>
          <table:table-cell/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table:formula="of:=[.A315]/1000000" office:value-type="float" office:value="78.75" calcext:value-type="float">
            <text:p>78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5.7200314392866" calcext:value-type="float">
            <text:p>15.7200314393</text:p>
          </table:table-cell>
          <table:table-cell table:formula="of:=[.D315]+[.C315]" office:value-type="float" office:value="16.3200314392866" calcext:value-type="float">
            <text:p>16.3200314393</text:p>
          </table:table-cell>
          <table:table-cell table:formula="of:=[.E315]-37.6798586634965" office:value-type="float" office:value="-21.3598272242099" calcext:value-type="float">
            <text:p>-21.360</text:p>
          </table:table-cell>
          <table:table-cell/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table:formula="of:=[.A316]/1000000" office:value-type="float" office:value="79" calcext:value-type="float">
            <text:p>79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6.383780313751" calcext:value-type="float">
            <text:p>16.3837803138</text:p>
          </table:table-cell>
          <table:table-cell table:formula="of:=[.D316]+[.C316]" office:value-type="float" office:value="16.983780313751" calcext:value-type="float">
            <text:p>16.9837803138</text:p>
          </table:table-cell>
          <table:table-cell table:formula="of:=[.E316]-37.6798586634965" office:value-type="float" office:value="-20.6960783497455" calcext:value-type="float">
            <text:p>-20.696</text:p>
          </table:table-cell>
          <table:table-cell/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table:formula="of:=[.A317]/1000000" office:value-type="float" office:value="79.25" calcext:value-type="float">
            <text:p>79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5.8554376758157" calcext:value-type="float">
            <text:p>15.8554376758</text:p>
          </table:table-cell>
          <table:table-cell table:formula="of:=[.D317]+[.C317]" office:value-type="float" office:value="16.4554376758157" calcext:value-type="float">
            <text:p>16.4554376758</text:p>
          </table:table-cell>
          <table:table-cell table:formula="of:=[.E317]-37.6798586634965" office:value-type="float" office:value="-21.2244209876808" calcext:value-type="float">
            <text:p>-21.224</text:p>
          </table:table-cell>
          <table:table-cell/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table:formula="of:=[.A318]/1000000" office:value-type="float" office:value="79.5" calcext:value-type="float">
            <text:p>79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5.2640976874997" calcext:value-type="float">
            <text:p>15.2640976875</text:p>
          </table:table-cell>
          <table:table-cell table:formula="of:=[.D318]+[.C318]" office:value-type="float" office:value="15.8640976874997" calcext:value-type="float">
            <text:p>15.8640976875</text:p>
          </table:table-cell>
          <table:table-cell table:formula="of:=[.E318]-37.6798586634965" office:value-type="float" office:value="-21.8157609759968" calcext:value-type="float">
            <text:p>-21.816</text:p>
          </table:table-cell>
          <table:table-cell/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table:formula="of:=[.A319]/1000000" office:value-type="float" office:value="79.75" calcext:value-type="float">
            <text:p>79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5.6871181618376" calcext:value-type="float">
            <text:p>15.6871181618</text:p>
          </table:table-cell>
          <table:table-cell table:formula="of:=[.D319]+[.C319]" office:value-type="float" office:value="16.2871181618376" calcext:value-type="float">
            <text:p>16.2871181618</text:p>
          </table:table-cell>
          <table:table-cell table:formula="of:=[.E319]-37.6798586634965" office:value-type="float" office:value="-21.3927405016589" calcext:value-type="float">
            <text:p>-21.393</text:p>
          </table:table-cell>
          <table:table-cell/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table:formula="of:=[.A320]/1000000" office:value-type="float" office:value="80" calcext:value-type="float">
            <text:p>80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5.714592977742" calcext:value-type="float">
            <text:p>15.7145929777</text:p>
          </table:table-cell>
          <table:table-cell table:formula="of:=[.D320]+[.C320]" office:value-type="float" office:value="16.314592977742" calcext:value-type="float">
            <text:p>16.3145929777</text:p>
          </table:table-cell>
          <table:table-cell table:formula="of:=[.E320]-37.6798586634965" office:value-type="float" office:value="-21.3652656857545" calcext:value-type="float">
            <text:p>-21.365</text:p>
          </table:table-cell>
          <table:table-cell/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table:formula="of:=[.A321]/1000000" office:value-type="float" office:value="80.25" calcext:value-type="float">
            <text:p>80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5.4144906104114" calcext:value-type="float">
            <text:p>15.4144906104</text:p>
          </table:table-cell>
          <table:table-cell table:formula="of:=[.D321]+[.C321]" office:value-type="float" office:value="16.0144906104114" calcext:value-type="float">
            <text:p>16.0144906104</text:p>
          </table:table-cell>
          <table:table-cell table:formula="of:=[.E321]-37.6798586634965" office:value-type="float" office:value="-21.6653680530851" calcext:value-type="float">
            <text:p>-21.665</text:p>
          </table:table-cell>
          <table:table-cell/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table:formula="of:=[.A322]/1000000" office:value-type="float" office:value="80.5" calcext:value-type="float">
            <text:p>80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5.3571727826145" calcext:value-type="float">
            <text:p>15.3571727826</text:p>
          </table:table-cell>
          <table:table-cell table:formula="of:=[.D322]+[.C322]" office:value-type="float" office:value="15.9571727826145" calcext:value-type="float">
            <text:p>15.9571727826</text:p>
          </table:table-cell>
          <table:table-cell table:formula="of:=[.E322]-37.6798586634965" office:value-type="float" office:value="-21.722685880882" calcext:value-type="float">
            <text:p>-21.723</text:p>
          </table:table-cell>
          <table:table-cell/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table:formula="of:=[.A323]/1000000" office:value-type="float" office:value="80.75" calcext:value-type="float">
            <text:p>80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5.4192998696845" calcext:value-type="float">
            <text:p>15.4192998697</text:p>
          </table:table-cell>
          <table:table-cell table:formula="of:=[.D323]+[.C323]" office:value-type="float" office:value="16.0192998696845" calcext:value-type="float">
            <text:p>16.0192998697</text:p>
          </table:table-cell>
          <table:table-cell table:formula="of:=[.E323]-37.6798586634965" office:value-type="float" office:value="-21.660558793812" calcext:value-type="float">
            <text:p>-21.661</text:p>
          </table:table-cell>
          <table:table-cell/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table:formula="of:=[.A324]/1000000" office:value-type="float" office:value="81" calcext:value-type="float">
            <text:p>81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5.4009467631221" calcext:value-type="float">
            <text:p>15.4009467631</text:p>
          </table:table-cell>
          <table:table-cell table:formula="of:=[.D324]+[.C324]" office:value-type="float" office:value="16.0009467631221" calcext:value-type="float">
            <text:p>16.0009467631</text:p>
          </table:table-cell>
          <table:table-cell table:formula="of:=[.E324]-37.6798586634965" office:value-type="float" office:value="-21.6789119003744" calcext:value-type="float">
            <text:p>-21.679</text:p>
          </table:table-cell>
          <table:table-cell/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table:formula="of:=[.A325]/1000000" office:value-type="float" office:value="81.25" calcext:value-type="float">
            <text:p>81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4.1675029404348" calcext:value-type="float">
            <text:p>14.1675029404</text:p>
          </table:table-cell>
          <table:table-cell table:formula="of:=[.D325]+[.C325]" office:value-type="float" office:value="14.7675029404348" calcext:value-type="float">
            <text:p>14.7675029404</text:p>
          </table:table-cell>
          <table:table-cell table:formula="of:=[.E325]-37.6798586634965" office:value-type="float" office:value="-22.9123557230617" calcext:value-type="float">
            <text:p>-22.912</text:p>
          </table:table-cell>
          <table:table-cell/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table:formula="of:=[.A326]/1000000" office:value-type="float" office:value="81.5" calcext:value-type="float">
            <text:p>81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4.5111526450745" calcext:value-type="float">
            <text:p>14.5111526451</text:p>
          </table:table-cell>
          <table:table-cell table:formula="of:=[.D326]+[.C326]" office:value-type="float" office:value="15.1111526450745" calcext:value-type="float">
            <text:p>15.1111526451</text:p>
          </table:table-cell>
          <table:table-cell table:formula="of:=[.E326]-37.6798586634965" office:value-type="float" office:value="-22.568706018422" calcext:value-type="float">
            <text:p>-22.569</text:p>
          </table:table-cell>
          <table:table-cell/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table:formula="of:=[.A327]/1000000" office:value-type="float" office:value="81.75" calcext:value-type="float">
            <text:p>81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4.5937314252594" calcext:value-type="float">
            <text:p>14.5937314253</text:p>
          </table:table-cell>
          <table:table-cell table:formula="of:=[.D327]+[.C327]" office:value-type="float" office:value="15.1937314252594" calcext:value-type="float">
            <text:p>15.1937314253</text:p>
          </table:table-cell>
          <table:table-cell table:formula="of:=[.E327]-37.6798586634965" office:value-type="float" office:value="-22.4861272382371" calcext:value-type="float">
            <text:p>-22.486</text:p>
          </table:table-cell>
          <table:table-cell/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table:formula="of:=[.A328]/1000000" office:value-type="float" office:value="82" calcext:value-type="float">
            <text:p>82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3.8751508920946" calcext:value-type="float">
            <text:p>13.8751508921</text:p>
          </table:table-cell>
          <table:table-cell table:formula="of:=[.D328]+[.C328]" office:value-type="float" office:value="14.4751508920946" calcext:value-type="float">
            <text:p>14.4751508921</text:p>
          </table:table-cell>
          <table:table-cell table:formula="of:=[.E328]-37.6798586634965" office:value-type="float" office:value="-23.2047077714019" calcext:value-type="float">
            <text:p>-23.205</text:p>
          </table:table-cell>
          <table:table-cell/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table:formula="of:=[.A329]/1000000" office:value-type="float" office:value="82.25" calcext:value-type="float">
            <text:p>82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4.220014755376" calcext:value-type="float">
            <text:p>14.2200147554</text:p>
          </table:table-cell>
          <table:table-cell table:formula="of:=[.D329]+[.C329]" office:value-type="float" office:value="14.820014755376" calcext:value-type="float">
            <text:p>14.8200147554</text:p>
          </table:table-cell>
          <table:table-cell table:formula="of:=[.E329]-37.6798586634965" office:value-type="float" office:value="-22.8598439081205" calcext:value-type="float">
            <text:p>-22.860</text:p>
          </table:table-cell>
          <table:table-cell/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table:formula="of:=[.A330]/1000000" office:value-type="float" office:value="82.5" calcext:value-type="float">
            <text:p>82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3.9151755937054" calcext:value-type="float">
            <text:p>13.9151755937</text:p>
          </table:table-cell>
          <table:table-cell table:formula="of:=[.D330]+[.C330]" office:value-type="float" office:value="14.5151755937054" calcext:value-type="float">
            <text:p>14.5151755937</text:p>
          </table:table-cell>
          <table:table-cell table:formula="of:=[.E330]-37.6798586634965" office:value-type="float" office:value="-23.1646830697911" calcext:value-type="float">
            <text:p>-23.165</text:p>
          </table:table-cell>
          <table:table-cell/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table:formula="of:=[.A331]/1000000" office:value-type="float" office:value="82.75" calcext:value-type="float">
            <text:p>82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3.9475316641356" calcext:value-type="float">
            <text:p>13.9475316641</text:p>
          </table:table-cell>
          <table:table-cell table:formula="of:=[.D331]+[.C331]" office:value-type="float" office:value="14.5475316641356" calcext:value-type="float">
            <text:p>14.5475316641</text:p>
          </table:table-cell>
          <table:table-cell table:formula="of:=[.E331]-37.6798586634965" office:value-type="float" office:value="-23.1323269993609" calcext:value-type="float">
            <text:p>-23.132</text:p>
          </table:table-cell>
          <table:table-cell/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table:formula="of:=[.A332]/1000000" office:value-type="float" office:value="83" calcext:value-type="float">
            <text:p>83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4.2348394880685" calcext:value-type="float">
            <text:p>14.2348394881</text:p>
          </table:table-cell>
          <table:table-cell table:formula="of:=[.D332]+[.C332]" office:value-type="float" office:value="14.8348394880685" calcext:value-type="float">
            <text:p>14.8348394881</text:p>
          </table:table-cell>
          <table:table-cell table:formula="of:=[.E332]-37.6798586634965" office:value-type="float" office:value="-22.845019175428" calcext:value-type="float">
            <text:p>-22.845</text:p>
          </table:table-cell>
          <table:table-cell/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table:formula="of:=[.A333]/1000000" office:value-type="float" office:value="83.25" calcext:value-type="float">
            <text:p>83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3.8196886897144" calcext:value-type="float">
            <text:p>13.8196886897</text:p>
          </table:table-cell>
          <table:table-cell table:formula="of:=[.D333]+[.C333]" office:value-type="float" office:value="14.4196886897144" calcext:value-type="float">
            <text:p>14.4196886897</text:p>
          </table:table-cell>
          <table:table-cell table:formula="of:=[.E333]-37.6798586634965" office:value-type="float" office:value="-23.2601699737821" calcext:value-type="float">
            <text:p>-23.260</text:p>
          </table:table-cell>
          <table:table-cell/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table:formula="of:=[.A334]/1000000" office:value-type="float" office:value="83.5" calcext:value-type="float">
            <text:p>83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3.566199475033" calcext:value-type="float">
            <text:p>13.566199475</text:p>
          </table:table-cell>
          <table:table-cell table:formula="of:=[.D334]+[.C334]" office:value-type="float" office:value="14.166199475033" calcext:value-type="float">
            <text:p>14.166199475</text:p>
          </table:table-cell>
          <table:table-cell table:formula="of:=[.E334]-37.6798586634965" office:value-type="float" office:value="-23.5136591884635" calcext:value-type="float">
            <text:p>-23.514</text:p>
          </table:table-cell>
          <table:table-cell/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table:formula="of:=[.A335]/1000000" office:value-type="float" office:value="83.75" calcext:value-type="float">
            <text:p>83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3.9894990951435" calcext:value-type="float">
            <text:p>13.9894990951</text:p>
          </table:table-cell>
          <table:table-cell table:formula="of:=[.D335]+[.C335]" office:value-type="float" office:value="14.5894990951435" calcext:value-type="float">
            <text:p>14.5894990951</text:p>
          </table:table-cell>
          <table:table-cell table:formula="of:=[.E335]-37.6798586634965" office:value-type="float" office:value="-23.090359568353" calcext:value-type="float">
            <text:p>-23.090</text:p>
          </table:table-cell>
          <table:table-cell/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table:formula="of:=[.A336]/1000000" office:value-type="float" office:value="84" calcext:value-type="float">
            <text:p>84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3.3216705530745" calcext:value-type="float">
            <text:p>13.3216705531</text:p>
          </table:table-cell>
          <table:table-cell table:formula="of:=[.D336]+[.C336]" office:value-type="float" office:value="13.9216705530745" calcext:value-type="float">
            <text:p>13.9216705531</text:p>
          </table:table-cell>
          <table:table-cell table:formula="of:=[.E336]-37.6798586634965" office:value-type="float" office:value="-23.758188110422" calcext:value-type="float">
            <text:p>-23.758</text:p>
          </table:table-cell>
          <table:table-cell/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table:formula="of:=[.A337]/1000000" office:value-type="float" office:value="84.25" calcext:value-type="float">
            <text:p>84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2.7340595859157" calcext:value-type="float">
            <text:p>12.7340595859</text:p>
          </table:table-cell>
          <table:table-cell table:formula="of:=[.D337]+[.C337]" office:value-type="float" office:value="13.3340595859157" calcext:value-type="float">
            <text:p>13.3340595859</text:p>
          </table:table-cell>
          <table:table-cell table:formula="of:=[.E337]-37.6798586634965" office:value-type="float" office:value="-24.3457990775808" calcext:value-type="float">
            <text:p>-24.346</text:p>
          </table:table-cell>
          <table:table-cell/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table:formula="of:=[.A338]/1000000" office:value-type="float" office:value="84.5" calcext:value-type="float">
            <text:p>84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2.7586441318226" calcext:value-type="float">
            <text:p>12.7586441318</text:p>
          </table:table-cell>
          <table:table-cell table:formula="of:=[.D338]+[.C338]" office:value-type="float" office:value="13.3586441318226" calcext:value-type="float">
            <text:p>13.3586441318</text:p>
          </table:table-cell>
          <table:table-cell table:formula="of:=[.E338]-37.6798586634965" office:value-type="float" office:value="-24.3212145316739" calcext:value-type="float">
            <text:p>-24.321</text:p>
          </table:table-cell>
          <table:table-cell/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table:formula="of:=[.A339]/1000000" office:value-type="float" office:value="84.75" calcext:value-type="float">
            <text:p>84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2.6350611325078" calcext:value-type="float">
            <text:p>12.6350611325</text:p>
          </table:table-cell>
          <table:table-cell table:formula="of:=[.D339]+[.C339]" office:value-type="float" office:value="13.2350611325078" calcext:value-type="float">
            <text:p>13.2350611325</text:p>
          </table:table-cell>
          <table:table-cell table:formula="of:=[.E339]-37.6798586634965" office:value-type="float" office:value="-24.4447975309887" calcext:value-type="float">
            <text:p>-24.445</text:p>
          </table:table-cell>
          <table:table-cell/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table:formula="of:=[.A340]/1000000" office:value-type="float" office:value="85" calcext:value-type="float">
            <text:p>85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2.0155920889689" calcext:value-type="float">
            <text:p>12.015592089</text:p>
          </table:table-cell>
          <table:table-cell table:formula="of:=[.D340]+[.C340]" office:value-type="float" office:value="12.6155920889689" calcext:value-type="float">
            <text:p>12.615592089</text:p>
          </table:table-cell>
          <table:table-cell table:formula="of:=[.E340]-37.6798586634965" office:value-type="float" office:value="-25.0642665745276" calcext:value-type="float">
            <text:p>-25.064</text:p>
          </table:table-cell>
          <table:table-cell/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table:formula="of:=[.A341]/1000000" office:value-type="float" office:value="85.25" calcext:value-type="float">
            <text:p>85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2.5905267606474" calcext:value-type="float">
            <text:p>12.5905267606</text:p>
          </table:table-cell>
          <table:table-cell table:formula="of:=[.D341]+[.C341]" office:value-type="float" office:value="13.1905267606474" calcext:value-type="float">
            <text:p>13.1905267606</text:p>
          </table:table-cell>
          <table:table-cell table:formula="of:=[.E341]-37.6798586634965" office:value-type="float" office:value="-24.4893319028491" calcext:value-type="float">
            <text:p>-24.489</text:p>
          </table:table-cell>
          <table:table-cell/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table:formula="of:=[.A342]/1000000" office:value-type="float" office:value="85.5" calcext:value-type="float">
            <text:p>85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2.1177008385618" calcext:value-type="float">
            <text:p>12.1177008386</text:p>
          </table:table-cell>
          <table:table-cell table:formula="of:=[.D342]+[.C342]" office:value-type="float" office:value="12.7177008385618" calcext:value-type="float">
            <text:p>12.7177008386</text:p>
          </table:table-cell>
          <table:table-cell table:formula="of:=[.E342]-37.6798586634965" office:value-type="float" office:value="-24.9621578249347" calcext:value-type="float">
            <text:p>-24.962</text:p>
          </table:table-cell>
          <table:table-cell/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table:formula="of:=[.A343]/1000000" office:value-type="float" office:value="85.75" calcext:value-type="float">
            <text:p>85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2.5352176419307" calcext:value-type="float">
            <text:p>12.5352176419</text:p>
          </table:table-cell>
          <table:table-cell table:formula="of:=[.D343]+[.C343]" office:value-type="float" office:value="13.1352176419307" calcext:value-type="float">
            <text:p>13.1352176419</text:p>
          </table:table-cell>
          <table:table-cell table:formula="of:=[.E343]-37.6798586634965" office:value-type="float" office:value="-24.5446410215658" calcext:value-type="float">
            <text:p>-24.545</text:p>
          </table:table-cell>
          <table:table-cell/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table:formula="of:=[.A344]/1000000" office:value-type="float" office:value="86" calcext:value-type="float">
            <text:p>86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1.9286610881265" calcext:value-type="float">
            <text:p>11.9286610881</text:p>
          </table:table-cell>
          <table:table-cell table:formula="of:=[.D344]+[.C344]" office:value-type="float" office:value="12.5286610881265" calcext:value-type="float">
            <text:p>12.5286610881</text:p>
          </table:table-cell>
          <table:table-cell table:formula="of:=[.E344]-37.6798586634965" office:value-type="float" office:value="-25.15119757537" calcext:value-type="float">
            <text:p>-25.151</text:p>
          </table:table-cell>
          <table:table-cell/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table:formula="of:=[.A345]/1000000" office:value-type="float" office:value="86.25" calcext:value-type="float">
            <text:p>86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2.2068526255013" calcext:value-type="float">
            <text:p>12.2068526255</text:p>
          </table:table-cell>
          <table:table-cell table:formula="of:=[.D345]+[.C345]" office:value-type="float" office:value="12.8068526255013" calcext:value-type="float">
            <text:p>12.8068526255</text:p>
          </table:table-cell>
          <table:table-cell table:formula="of:=[.E345]-37.6798586634965" office:value-type="float" office:value="-24.8730060379952" calcext:value-type="float">
            <text:p>-24.873</text:p>
          </table:table-cell>
          <table:table-cell/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table:formula="of:=[.A346]/1000000" office:value-type="float" office:value="86.5" calcext:value-type="float">
            <text:p>86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1.8668316930169" calcext:value-type="float">
            <text:p>11.866831693</text:p>
          </table:table-cell>
          <table:table-cell table:formula="of:=[.D346]+[.C346]" office:value-type="float" office:value="12.4668316930169" calcext:value-type="float">
            <text:p>12.466831693</text:p>
          </table:table-cell>
          <table:table-cell table:formula="of:=[.E346]-37.6798586634965" office:value-type="float" office:value="-25.2130269704796" calcext:value-type="float">
            <text:p>-25.213</text:p>
          </table:table-cell>
          <table:table-cell/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table:formula="of:=[.A347]/1000000" office:value-type="float" office:value="86.75" calcext:value-type="float">
            <text:p>86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1.9557064375323" calcext:value-type="float">
            <text:p>11.9557064375</text:p>
          </table:table-cell>
          <table:table-cell table:formula="of:=[.D347]+[.C347]" office:value-type="float" office:value="12.5557064375323" calcext:value-type="float">
            <text:p>12.5557064375</text:p>
          </table:table-cell>
          <table:table-cell table:formula="of:=[.E347]-37.6798586634965" office:value-type="float" office:value="-25.1241522259642" calcext:value-type="float">
            <text:p>-25.124</text:p>
          </table:table-cell>
          <table:table-cell/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table:formula="of:=[.A348]/1000000" office:value-type="float" office:value="87" calcext:value-type="float">
            <text:p>87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1.8361553012769" calcext:value-type="float">
            <text:p>11.8361553013</text:p>
          </table:table-cell>
          <table:table-cell table:formula="of:=[.D348]+[.C348]" office:value-type="float" office:value="12.4361553012769" calcext:value-type="float">
            <text:p>12.4361553013</text:p>
          </table:table-cell>
          <table:table-cell table:formula="of:=[.E348]-37.6798586634965" office:value-type="float" office:value="-25.2437033622196" calcext:value-type="float">
            <text:p>-25.244</text:p>
          </table:table-cell>
          <table:table-cell/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table:formula="of:=[.A349]/1000000" office:value-type="float" office:value="87.25" calcext:value-type="float">
            <text:p>87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1.4337039105237" calcext:value-type="float">
            <text:p>11.4337039105</text:p>
          </table:table-cell>
          <table:table-cell table:formula="of:=[.D349]+[.C349]" office:value-type="float" office:value="12.0337039105237" calcext:value-type="float">
            <text:p>12.0337039105</text:p>
          </table:table-cell>
          <table:table-cell table:formula="of:=[.E349]-37.6798586634965" office:value-type="float" office:value="-25.6461547529728" calcext:value-type="float">
            <text:p>-25.646</text:p>
          </table:table-cell>
          <table:table-cell/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table:formula="of:=[.A350]/1000000" office:value-type="float" office:value="87.5" calcext:value-type="float">
            <text:p>87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1.5858615981901" calcext:value-type="float">
            <text:p>11.5858615982</text:p>
          </table:table-cell>
          <table:table-cell table:formula="of:=[.D350]+[.C350]" office:value-type="float" office:value="12.1858615981901" calcext:value-type="float">
            <text:p>12.1858615982</text:p>
          </table:table-cell>
          <table:table-cell table:formula="of:=[.E350]-37.6798586634965" office:value-type="float" office:value="-25.4939970653064" calcext:value-type="float">
            <text:p>-25.494</text:p>
          </table:table-cell>
          <table:table-cell/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table:formula="of:=[.A351]/1000000" office:value-type="float" office:value="87.75" calcext:value-type="float">
            <text:p>87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1.2185608921379" calcext:value-type="float">
            <text:p>11.2185608921</text:p>
          </table:table-cell>
          <table:table-cell table:formula="of:=[.D351]+[.C351]" office:value-type="float" office:value="11.8185608921379" calcext:value-type="float">
            <text:p>11.8185608921</text:p>
          </table:table-cell>
          <table:table-cell table:formula="of:=[.E351]-37.6798586634965" office:value-type="float" office:value="-25.8612977713586" calcext:value-type="float">
            <text:p>-25.861</text:p>
          </table:table-cell>
          <table:table-cell/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table:formula="of:=[.A352]/1000000" office:value-type="float" office:value="88" calcext:value-type="float">
            <text:p>88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1.0360013761419" calcext:value-type="float">
            <text:p>11.0360013761</text:p>
          </table:table-cell>
          <table:table-cell table:formula="of:=[.D352]+[.C352]" office:value-type="float" office:value="11.6360013761419" calcext:value-type="float">
            <text:p>11.6360013761</text:p>
          </table:table-cell>
          <table:table-cell table:formula="of:=[.E352]-37.6798586634965" office:value-type="float" office:value="-26.0438572873546" calcext:value-type="float">
            <text:p>-26.044</text:p>
          </table:table-cell>
          <table:table-cell/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table:formula="of:=[.A353]/1000000" office:value-type="float" office:value="88.25" calcext:value-type="float">
            <text:p>88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0.8908784590413" calcext:value-type="float">
            <text:p>10.890878459</text:p>
          </table:table-cell>
          <table:table-cell table:formula="of:=[.D353]+[.C353]" office:value-type="float" office:value="11.4908784590413" calcext:value-type="float">
            <text:p>11.490878459</text:p>
          </table:table-cell>
          <table:table-cell table:formula="of:=[.E353]-37.6798586634965" office:value-type="float" office:value="-26.1889802044552" calcext:value-type="float">
            <text:p>-26.189</text:p>
          </table:table-cell>
          <table:table-cell/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table:formula="of:=[.A354]/1000000" office:value-type="float" office:value="88.5" calcext:value-type="float">
            <text:p>88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1.0160487685443" calcext:value-type="float">
            <text:p>11.0160487685</text:p>
          </table:table-cell>
          <table:table-cell table:formula="of:=[.D354]+[.C354]" office:value-type="float" office:value="11.6160487685443" calcext:value-type="float">
            <text:p>11.6160487685</text:p>
          </table:table-cell>
          <table:table-cell table:formula="of:=[.E354]-37.6798586634965" office:value-type="float" office:value="-26.0638098949522" calcext:value-type="float">
            <text:p>-26.064</text:p>
          </table:table-cell>
          <table:table-cell/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table:formula="of:=[.A355]/1000000" office:value-type="float" office:value="88.75" calcext:value-type="float">
            <text:p>88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0.3688082880775" calcext:value-type="float">
            <text:p>10.3688082881</text:p>
          </table:table-cell>
          <table:table-cell table:formula="of:=[.D355]+[.C355]" office:value-type="float" office:value="10.9688082880775" calcext:value-type="float">
            <text:p>10.9688082881</text:p>
          </table:table-cell>
          <table:table-cell table:formula="of:=[.E355]-37.6798586634965" office:value-type="float" office:value="-26.711050375419" calcext:value-type="float">
            <text:p>-26.711</text:p>
          </table:table-cell>
          <table:table-cell/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table:formula="of:=[.A356]/1000000" office:value-type="float" office:value="89" calcext:value-type="float">
            <text:p>89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0.302670966187" calcext:value-type="float">
            <text:p>10.3026709662</text:p>
          </table:table-cell>
          <table:table-cell table:formula="of:=[.D356]+[.C356]" office:value-type="float" office:value="10.902670966187" calcext:value-type="float">
            <text:p>10.9026709662</text:p>
          </table:table-cell>
          <table:table-cell table:formula="of:=[.E356]-37.6798586634965" office:value-type="float" office:value="-26.7771876973095" calcext:value-type="float">
            <text:p>-26.777</text:p>
          </table:table-cell>
          <table:table-cell/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table:formula="of:=[.A357]/1000000" office:value-type="float" office:value="89.25" calcext:value-type="float">
            <text:p>89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0.5182726472871" calcext:value-type="float">
            <text:p>10.5182726473</text:p>
          </table:table-cell>
          <table:table-cell table:formula="of:=[.D357]+[.C357]" office:value-type="float" office:value="11.1182726472871" calcext:value-type="float">
            <text:p>11.1182726473</text:p>
          </table:table-cell>
          <table:table-cell table:formula="of:=[.E357]-37.6798586634965" office:value-type="float" office:value="-26.5615860162094" calcext:value-type="float">
            <text:p>-26.562</text:p>
          </table:table-cell>
          <table:table-cell/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table:formula="of:=[.A358]/1000000" office:value-type="float" office:value="89.5" calcext:value-type="float">
            <text:p>89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0.5373543839215" calcext:value-type="float">
            <text:p>10.5373543839</text:p>
          </table:table-cell>
          <table:table-cell table:formula="of:=[.D358]+[.C358]" office:value-type="float" office:value="11.1373543839215" calcext:value-type="float">
            <text:p>11.1373543839</text:p>
          </table:table-cell>
          <table:table-cell table:formula="of:=[.E358]-37.6798586634965" office:value-type="float" office:value="-26.542504279575" calcext:value-type="float">
            <text:p>-26.543</text:p>
          </table:table-cell>
          <table:table-cell/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table:formula="of:=[.A359]/1000000" office:value-type="float" office:value="89.75" calcext:value-type="float">
            <text:p>89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0.4508420117151" calcext:value-type="float">
            <text:p>10.4508420117</text:p>
          </table:table-cell>
          <table:table-cell table:formula="of:=[.D359]+[.C359]" office:value-type="float" office:value="11.0508420117151" calcext:value-type="float">
            <text:p>11.0508420117</text:p>
          </table:table-cell>
          <table:table-cell table:formula="of:=[.E359]-37.6798586634965" office:value-type="float" office:value="-26.6290166517814" calcext:value-type="float">
            <text:p>-26.629</text:p>
          </table:table-cell>
          <table:table-cell/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table:formula="of:=[.A360]/1000000" office:value-type="float" office:value="90" calcext:value-type="float">
            <text:p>90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0.3151517439711" calcext:value-type="float">
            <text:p>10.315151744</text:p>
          </table:table-cell>
          <table:table-cell table:formula="of:=[.D360]+[.C360]" office:value-type="float" office:value="10.9151517439711" calcext:value-type="float">
            <text:p>10.915151744</text:p>
          </table:table-cell>
          <table:table-cell table:formula="of:=[.E360]-37.6798586634965" office:value-type="float" office:value="-26.7647069195254" calcext:value-type="float">
            <text:p>-26.765</text:p>
          </table:table-cell>
          <table:table-cell/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table:formula="of:=[.A361]/1000000" office:value-type="float" office:value="90.25" calcext:value-type="float">
            <text:p>90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9.80391196311166" calcext:value-type="float">
            <text:p>9.8039119631</text:p>
          </table:table-cell>
          <table:table-cell table:formula="of:=[.D361]+[.C361]" office:value-type="float" office:value="10.4039119631117" calcext:value-type="float">
            <text:p>10.4039119631</text:p>
          </table:table-cell>
          <table:table-cell table:formula="of:=[.E361]-37.6798586634965" office:value-type="float" office:value="-27.2759467003848" calcext:value-type="float">
            <text:p>-27.276</text:p>
          </table:table-cell>
          <table:table-cell/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table:formula="of:=[.A362]/1000000" office:value-type="float" office:value="90.5" calcext:value-type="float">
            <text:p>90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9.73647363265491" calcext:value-type="float">
            <text:p>9.7364736327</text:p>
          </table:table-cell>
          <table:table-cell table:formula="of:=[.D362]+[.C362]" office:value-type="float" office:value="10.3364736326549" calcext:value-type="float">
            <text:p>10.3364736327</text:p>
          </table:table-cell>
          <table:table-cell table:formula="of:=[.E362]-37.6798586634965" office:value-type="float" office:value="-27.3433850308416" calcext:value-type="float">
            <text:p>-27.343</text:p>
          </table:table-cell>
          <table:table-cell/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table:formula="of:=[.A363]/1000000" office:value-type="float" office:value="90.75" calcext:value-type="float">
            <text:p>90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9.57781244358308" calcext:value-type="float">
            <text:p>9.5778124436</text:p>
          </table:table-cell>
          <table:table-cell table:formula="of:=[.D363]+[.C363]" office:value-type="float" office:value="10.1778124435831" calcext:value-type="float">
            <text:p>10.1778124436</text:p>
          </table:table-cell>
          <table:table-cell table:formula="of:=[.E363]-37.6798586634965" office:value-type="float" office:value="-27.5020462199134" calcext:value-type="float">
            <text:p>-27.502</text:p>
          </table:table-cell>
          <table:table-cell/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table:formula="of:=[.A364]/1000000" office:value-type="float" office:value="91" calcext:value-type="float">
            <text:p>91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9.70528684929691" calcext:value-type="float">
            <text:p>9.7052868493</text:p>
          </table:table-cell>
          <table:table-cell table:formula="of:=[.D364]+[.C364]" office:value-type="float" office:value="10.3052868492969" calcext:value-type="float">
            <text:p>10.3052868493</text:p>
          </table:table-cell>
          <table:table-cell table:formula="of:=[.E364]-37.6798586634965" office:value-type="float" office:value="-27.3745718141996" calcext:value-type="float">
            <text:p>-27.375</text:p>
          </table:table-cell>
          <table:table-cell/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table:formula="of:=[.A365]/1000000" office:value-type="float" office:value="91.25" calcext:value-type="float">
            <text:p>91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9.05645622532481" calcext:value-type="float">
            <text:p>9.0564562253</text:p>
          </table:table-cell>
          <table:table-cell table:formula="of:=[.D365]+[.C365]" office:value-type="float" office:value="9.65645622532481" calcext:value-type="float">
            <text:p>9.6564562253</text:p>
          </table:table-cell>
          <table:table-cell table:formula="of:=[.E365]-37.6798586634965" office:value-type="float" office:value="-28.0234024381717" calcext:value-type="float">
            <text:p>-28.023</text:p>
          </table:table-cell>
          <table:table-cell/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table:formula="of:=[.A366]/1000000" office:value-type="float" office:value="91.5" calcext:value-type="float">
            <text:p>91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9.60708368575663" calcext:value-type="float">
            <text:p>9.6070836858</text:p>
          </table:table-cell>
          <table:table-cell table:formula="of:=[.D366]+[.C366]" office:value-type="float" office:value="10.2070836857566" calcext:value-type="float">
            <text:p>10.2070836858</text:p>
          </table:table-cell>
          <table:table-cell table:formula="of:=[.E366]-37.6798586634965" office:value-type="float" office:value="-27.4727749777399" calcext:value-type="float">
            <text:p>-27.473</text:p>
          </table:table-cell>
          <table:table-cell/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table:formula="of:=[.A367]/1000000" office:value-type="float" office:value="91.75" calcext:value-type="float">
            <text:p>91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9.24974754037612" calcext:value-type="float">
            <text:p>9.2497475404</text:p>
          </table:table-cell>
          <table:table-cell table:formula="of:=[.D367]+[.C367]" office:value-type="float" office:value="9.84974754037612" calcext:value-type="float">
            <text:p>9.8497475404</text:p>
          </table:table-cell>
          <table:table-cell table:formula="of:=[.E367]-37.6798586634965" office:value-type="float" office:value="-27.8301111231204" calcext:value-type="float">
            <text:p>-27.830</text:p>
          </table:table-cell>
          <table:table-cell/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table:formula="of:=[.A368]/1000000" office:value-type="float" office:value="92" calcext:value-type="float">
            <text:p>92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9.39257546613051" calcext:value-type="float">
            <text:p>9.3925754661</text:p>
          </table:table-cell>
          <table:table-cell table:formula="of:=[.D368]+[.C368]" office:value-type="float" office:value="9.99257546613051" calcext:value-type="float">
            <text:p>9.9925754661</text:p>
          </table:table-cell>
          <table:table-cell table:formula="of:=[.E368]-37.6798586634965" office:value-type="float" office:value="-27.687283197366" calcext:value-type="float">
            <text:p>-27.687</text:p>
          </table:table-cell>
          <table:table-cell/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table:formula="of:=[.A369]/1000000" office:value-type="float" office:value="92.25" calcext:value-type="float">
            <text:p>92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8.90188751474824" calcext:value-type="float">
            <text:p>8.9018875147</text:p>
          </table:table-cell>
          <table:table-cell table:formula="of:=[.D369]+[.C369]" office:value-type="float" office:value="9.50188751474824" calcext:value-type="float">
            <text:p>9.5018875147</text:p>
          </table:table-cell>
          <table:table-cell table:formula="of:=[.E369]-37.6798586634965" office:value-type="float" office:value="-28.1779711487483" calcext:value-type="float">
            <text:p>-28.178</text:p>
          </table:table-cell>
          <table:table-cell/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table:formula="of:=[.A370]/1000000" office:value-type="float" office:value="92.5" calcext:value-type="float">
            <text:p>92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8.81262301837999" calcext:value-type="float">
            <text:p>8.8126230184</text:p>
          </table:table-cell>
          <table:table-cell table:formula="of:=[.D370]+[.C370]" office:value-type="float" office:value="9.41262301837999" calcext:value-type="float">
            <text:p>9.4126230184</text:p>
          </table:table-cell>
          <table:table-cell table:formula="of:=[.E370]-37.6798586634965" office:value-type="float" office:value="-28.2672356451165" calcext:value-type="float">
            <text:p>-28.267</text:p>
          </table:table-cell>
          <table:table-cell/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table:formula="of:=[.A371]/1000000" office:value-type="float" office:value="92.75" calcext:value-type="float">
            <text:p>92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9.00027453213417" calcext:value-type="float">
            <text:p>9.0002745321</text:p>
          </table:table-cell>
          <table:table-cell table:formula="of:=[.D371]+[.C371]" office:value-type="float" office:value="9.60027453213417" calcext:value-type="float">
            <text:p>9.6002745321</text:p>
          </table:table-cell>
          <table:table-cell table:formula="of:=[.E371]-37.6798586634965" office:value-type="float" office:value="-28.0795841313623" calcext:value-type="float">
            <text:p>-28.080</text:p>
          </table:table-cell>
          <table:table-cell/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table:formula="of:=[.A372]/1000000" office:value-type="float" office:value="93" calcext:value-type="float">
            <text:p>93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8.63481459005791" calcext:value-type="float">
            <text:p>8.6348145901</text:p>
          </table:table-cell>
          <table:table-cell table:formula="of:=[.D372]+[.C372]" office:value-type="float" office:value="9.23481459005791" calcext:value-type="float">
            <text:p>9.2348145901</text:p>
          </table:table-cell>
          <table:table-cell table:formula="of:=[.E372]-37.6798586634965" office:value-type="float" office:value="-28.4450440734386" calcext:value-type="float">
            <text:p>-28.445</text:p>
          </table:table-cell>
          <table:table-cell/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table:formula="of:=[.A373]/1000000" office:value-type="float" office:value="93.25" calcext:value-type="float">
            <text:p>93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8.61839791202236" calcext:value-type="float">
            <text:p>8.618397912</text:p>
          </table:table-cell>
          <table:table-cell table:formula="of:=[.D373]+[.C373]" office:value-type="float" office:value="9.21839791202236" calcext:value-type="float">
            <text:p>9.218397912</text:p>
          </table:table-cell>
          <table:table-cell table:formula="of:=[.E373]-37.6798586634965" office:value-type="float" office:value="-28.4614607514741" calcext:value-type="float">
            <text:p>-28.461</text:p>
          </table:table-cell>
          <table:table-cell/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table:formula="of:=[.A374]/1000000" office:value-type="float" office:value="93.5" calcext:value-type="float">
            <text:p>93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8.29029777664507" calcext:value-type="float">
            <text:p>8.2902977766</text:p>
          </table:table-cell>
          <table:table-cell table:formula="of:=[.D374]+[.C374]" office:value-type="float" office:value="8.89029777664507" calcext:value-type="float">
            <text:p>8.8902977766</text:p>
          </table:table-cell>
          <table:table-cell table:formula="of:=[.E374]-37.6798586634965" office:value-type="float" office:value="-28.7895608868514" calcext:value-type="float">
            <text:p>-28.790</text:p>
          </table:table-cell>
          <table:table-cell/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table:formula="of:=[.A375]/1000000" office:value-type="float" office:value="93.75" calcext:value-type="float">
            <text:p>93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8.30988137784478" calcext:value-type="float">
            <text:p>8.3098813778</text:p>
          </table:table-cell>
          <table:table-cell table:formula="of:=[.D375]+[.C375]" office:value-type="float" office:value="8.90988137784478" calcext:value-type="float">
            <text:p>8.9098813778</text:p>
          </table:table-cell>
          <table:table-cell table:formula="of:=[.E375]-37.6798586634965" office:value-type="float" office:value="-28.7699772856517" calcext:value-type="float">
            <text:p>-28.770</text:p>
          </table:table-cell>
          <table:table-cell/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table:formula="of:=[.A376]/1000000" office:value-type="float" office:value="94" calcext:value-type="float">
            <text:p>94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8.09351666285624" calcext:value-type="float">
            <text:p>8.0935166629</text:p>
          </table:table-cell>
          <table:table-cell table:formula="of:=[.D376]+[.C376]" office:value-type="float" office:value="8.69351666285624" calcext:value-type="float">
            <text:p>8.6935166629</text:p>
          </table:table-cell>
          <table:table-cell table:formula="of:=[.E376]-37.6798586634965" office:value-type="float" office:value="-28.9863420006403" calcext:value-type="float">
            <text:p>-28.986</text:p>
          </table:table-cell>
          <table:table-cell/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table:formula="of:=[.A377]/1000000" office:value-type="float" office:value="94.25" calcext:value-type="float">
            <text:p>94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7.42282987442025" calcext:value-type="float">
            <text:p>7.4228298744</text:p>
          </table:table-cell>
          <table:table-cell table:formula="of:=[.D377]+[.C377]" office:value-type="float" office:value="8.02282987442025" calcext:value-type="float">
            <text:p>8.0228298744</text:p>
          </table:table-cell>
          <table:table-cell table:formula="of:=[.E377]-37.6798586634965" office:value-type="float" office:value="-29.6570287890762" calcext:value-type="float">
            <text:p>-29.657</text:p>
          </table:table-cell>
          <table:table-cell/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table:formula="of:=[.A378]/1000000" office:value-type="float" office:value="94.5" calcext:value-type="float">
            <text:p>94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8.0816709602951" calcext:value-type="float">
            <text:p>8.0816709603</text:p>
          </table:table-cell>
          <table:table-cell table:formula="of:=[.D378]+[.C378]" office:value-type="float" office:value="8.6816709602951" calcext:value-type="float">
            <text:p>8.6816709603</text:p>
          </table:table-cell>
          <table:table-cell table:formula="of:=[.E378]-37.6798586634965" office:value-type="float" office:value="-28.9981877032014" calcext:value-type="float">
            <text:p>-28.998</text:p>
          </table:table-cell>
          <table:table-cell/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table:formula="of:=[.A379]/1000000" office:value-type="float" office:value="94.75" calcext:value-type="float">
            <text:p>94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7.78719411653668" calcext:value-type="float">
            <text:p>7.7871941165</text:p>
          </table:table-cell>
          <table:table-cell table:formula="of:=[.D379]+[.C379]" office:value-type="float" office:value="8.38719411653668" calcext:value-type="float">
            <text:p>8.3871941165</text:p>
          </table:table-cell>
          <table:table-cell table:formula="of:=[.E379]-37.6798586634965" office:value-type="float" office:value="-29.2926645469598" calcext:value-type="float">
            <text:p>-29.293</text:p>
          </table:table-cell>
          <table:table-cell/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table:formula="of:=[.A380]/1000000" office:value-type="float" office:value="95" calcext:value-type="float">
            <text:p>95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7.37836163625782" calcext:value-type="float">
            <text:p>7.3783616363</text:p>
          </table:table-cell>
          <table:table-cell table:formula="of:=[.D380]+[.C380]" office:value-type="float" office:value="7.97836163625782" calcext:value-type="float">
            <text:p>7.9783616363</text:p>
          </table:table-cell>
          <table:table-cell table:formula="of:=[.E380]-37.6798586634965" office:value-type="float" office:value="-29.7014970272387" calcext:value-type="float">
            <text:p>-29.701</text:p>
          </table:table-cell>
          <table:table-cell/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table:formula="of:=[.A381]/1000000" office:value-type="float" office:value="95.25" calcext:value-type="float">
            <text:p>95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7.15725371718803" calcext:value-type="float">
            <text:p>7.1572537172</text:p>
          </table:table-cell>
          <table:table-cell table:formula="of:=[.D381]+[.C381]" office:value-type="float" office:value="7.75725371718803" calcext:value-type="float">
            <text:p>7.7572537172</text:p>
          </table:table-cell>
          <table:table-cell table:formula="of:=[.E381]-37.6798586634965" office:value-type="float" office:value="-29.9226049463085" calcext:value-type="float">
            <text:p>-29.923</text:p>
          </table:table-cell>
          <table:table-cell/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table:formula="of:=[.A382]/1000000" office:value-type="float" office:value="95.5" calcext:value-type="float">
            <text:p>95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7.74323753254658" calcext:value-type="float">
            <text:p>7.7432375325</text:p>
          </table:table-cell>
          <table:table-cell table:formula="of:=[.D382]+[.C382]" office:value-type="float" office:value="8.34323753254658" calcext:value-type="float">
            <text:p>8.3432375325</text:p>
          </table:table-cell>
          <table:table-cell table:formula="of:=[.E382]-37.6798586634965" office:value-type="float" office:value="-29.3366211309499" calcext:value-type="float">
            <text:p>-29.337</text:p>
          </table:table-cell>
          <table:table-cell/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table:formula="of:=[.A383]/1000000" office:value-type="float" office:value="95.75" calcext:value-type="float">
            <text:p>95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6.89367487605026" calcext:value-type="float">
            <text:p>6.8936748761</text:p>
          </table:table-cell>
          <table:table-cell table:formula="of:=[.D383]+[.C383]" office:value-type="float" office:value="7.49367487605026" calcext:value-type="float">
            <text:p>7.4936748761</text:p>
          </table:table-cell>
          <table:table-cell table:formula="of:=[.E383]-37.6798586634965" office:value-type="float" office:value="-30.1861837874462" calcext:value-type="float">
            <text:p>-30.186</text:p>
          </table:table-cell>
          <table:table-cell/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table:formula="of:=[.A384]/1000000" office:value-type="float" office:value="96" calcext:value-type="float">
            <text:p>96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7.23455927237165" calcext:value-type="float">
            <text:p>7.2345592724</text:p>
          </table:table-cell>
          <table:table-cell table:formula="of:=[.D384]+[.C384]" office:value-type="float" office:value="7.83455927237165" calcext:value-type="float">
            <text:p>7.8345592724</text:p>
          </table:table-cell>
          <table:table-cell table:formula="of:=[.E384]-37.6798586634965" office:value-type="float" office:value="-29.8452993911249" calcext:value-type="float">
            <text:p>-29.845</text:p>
          </table:table-cell>
          <table:table-cell/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table:formula="of:=[.A385]/1000000" office:value-type="float" office:value="96.25" calcext:value-type="float">
            <text:p>96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7.00097464677084" calcext:value-type="float">
            <text:p>7.0009746468</text:p>
          </table:table-cell>
          <table:table-cell table:formula="of:=[.D385]+[.C385]" office:value-type="float" office:value="7.60097464677084" calcext:value-type="float">
            <text:p>7.6009746468</text:p>
          </table:table-cell>
          <table:table-cell table:formula="of:=[.E385]-37.6798586634965" office:value-type="float" office:value="-30.0788840167257" calcext:value-type="float">
            <text:p>-30.079</text:p>
          </table:table-cell>
          <table:table-cell/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table:formula="of:=[.A386]/1000000" office:value-type="float" office:value="96.5" calcext:value-type="float">
            <text:p>96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7.0651921395552" calcext:value-type="float">
            <text:p>7.0651921396</text:p>
          </table:table-cell>
          <table:table-cell table:formula="of:=[.D386]+[.C386]" office:value-type="float" office:value="7.6651921395552" calcext:value-type="float">
            <text:p>7.6651921396</text:p>
          </table:table-cell>
          <table:table-cell table:formula="of:=[.E386]-37.6798586634965" office:value-type="float" office:value="-30.0146665239413" calcext:value-type="float">
            <text:p>-30.015</text:p>
          </table:table-cell>
          <table:table-cell/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table:formula="of:=[.A387]/1000000" office:value-type="float" office:value="96.75" calcext:value-type="float">
            <text:p>96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7.3027681858007" calcext:value-type="float">
            <text:p>7.3027681858</text:p>
          </table:table-cell>
          <table:table-cell table:formula="of:=[.D387]+[.C387]" office:value-type="float" office:value="7.9027681858007" calcext:value-type="float">
            <text:p>7.9027681858</text:p>
          </table:table-cell>
          <table:table-cell table:formula="of:=[.E387]-37.6798586634965" office:value-type="float" office:value="-29.7770904776958" calcext:value-type="float">
            <text:p>-29.777</text:p>
          </table:table-cell>
          <table:table-cell/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table:formula="of:=[.A388]/1000000" office:value-type="float" office:value="97" calcext:value-type="float">
            <text:p>97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7.14032533885711" calcext:value-type="float">
            <text:p>7.1403253389</text:p>
          </table:table-cell>
          <table:table-cell table:formula="of:=[.D388]+[.C388]" office:value-type="float" office:value="7.74032533885711" calcext:value-type="float">
            <text:p>7.7403253389</text:p>
          </table:table-cell>
          <table:table-cell table:formula="of:=[.E388]-37.6798586634965" office:value-type="float" office:value="-29.9395333246394" calcext:value-type="float">
            <text:p>-29.940</text:p>
          </table:table-cell>
          <table:table-cell/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table:formula="of:=[.A389]/1000000" office:value-type="float" office:value="97.25" calcext:value-type="float">
            <text:p>97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6.58756184818191" calcext:value-type="float">
            <text:p>6.5875618482</text:p>
          </table:table-cell>
          <table:table-cell table:formula="of:=[.D389]+[.C389]" office:value-type="float" office:value="7.18756184818191" calcext:value-type="float">
            <text:p>7.1875618482</text:p>
          </table:table-cell>
          <table:table-cell table:formula="of:=[.E389]-37.6798586634965" office:value-type="float" office:value="-30.4922968153146" calcext:value-type="float">
            <text:p>-30.492</text:p>
          </table:table-cell>
          <table:table-cell/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table:formula="of:=[.A390]/1000000" office:value-type="float" office:value="97.5" calcext:value-type="float">
            <text:p>97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6.39895874019651" calcext:value-type="float">
            <text:p>6.3989587402</text:p>
          </table:table-cell>
          <table:table-cell table:formula="of:=[.D390]+[.C390]" office:value-type="float" office:value="6.99895874019651" calcext:value-type="float">
            <text:p>6.9989587402</text:p>
          </table:table-cell>
          <table:table-cell table:formula="of:=[.E390]-37.6798586634965" office:value-type="float" office:value="-30.6808999233" calcext:value-type="float">
            <text:p>-30.681</text:p>
          </table:table-cell>
          <table:table-cell/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table:formula="of:=[.A391]/1000000" office:value-type="float" office:value="97.75" calcext:value-type="float">
            <text:p>97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6.41044779152496" calcext:value-type="float">
            <text:p>6.4104477915</text:p>
          </table:table-cell>
          <table:table-cell table:formula="of:=[.D391]+[.C391]" office:value-type="float" office:value="7.01044779152496" calcext:value-type="float">
            <text:p>7.0104477915</text:p>
          </table:table-cell>
          <table:table-cell table:formula="of:=[.E391]-37.6798586634965" office:value-type="float" office:value="-30.6694108719715" calcext:value-type="float">
            <text:p>-30.669</text:p>
          </table:table-cell>
          <table:table-cell/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table:formula="of:=[.A392]/1000000" office:value-type="float" office:value="98" calcext:value-type="float">
            <text:p>98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6.05596577926504" calcext:value-type="float">
            <text:p>6.0559657793</text:p>
          </table:table-cell>
          <table:table-cell table:formula="of:=[.D392]+[.C392]" office:value-type="float" office:value="6.65596577926504" calcext:value-type="float">
            <text:p>6.6559657793</text:p>
          </table:table-cell>
          <table:table-cell table:formula="of:=[.E392]-37.6798586634965" office:value-type="float" office:value="-31.0238928842315" calcext:value-type="float">
            <text:p>-31.024</text:p>
          </table:table-cell>
          <table:table-cell/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table:formula="of:=[.A393]/1000000" office:value-type="float" office:value="98.25" calcext:value-type="float">
            <text:p>98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6.31511876935683" calcext:value-type="float">
            <text:p>6.3151187694</text:p>
          </table:table-cell>
          <table:table-cell table:formula="of:=[.D393]+[.C393]" office:value-type="float" office:value="6.91511876935683" calcext:value-type="float">
            <text:p>6.9151187694</text:p>
          </table:table-cell>
          <table:table-cell table:formula="of:=[.E393]-37.6798586634965" office:value-type="float" office:value="-30.7647398941397" calcext:value-type="float">
            <text:p>-30.765</text:p>
          </table:table-cell>
          <table:table-cell/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table:formula="of:=[.A394]/1000000" office:value-type="float" office:value="98.5" calcext:value-type="float">
            <text:p>98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6.26434036030322" calcext:value-type="float">
            <text:p>6.2643403603</text:p>
          </table:table-cell>
          <table:table-cell table:formula="of:=[.D394]+[.C394]" office:value-type="float" office:value="6.86434036030322" calcext:value-type="float">
            <text:p>6.8643403603</text:p>
          </table:table-cell>
          <table:table-cell table:formula="of:=[.E394]-37.6798586634965" office:value-type="float" office:value="-30.8155183031933" calcext:value-type="float">
            <text:p>-30.816</text:p>
          </table:table-cell>
          <table:table-cell/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table:formula="of:=[.A395]/1000000" office:value-type="float" office:value="98.75" calcext:value-type="float">
            <text:p>98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6.13433029182639" calcext:value-type="float">
            <text:p>6.1343302918</text:p>
          </table:table-cell>
          <table:table-cell table:formula="of:=[.D395]+[.C395]" office:value-type="float" office:value="6.73433029182639" calcext:value-type="float">
            <text:p>6.7343302918</text:p>
          </table:table-cell>
          <table:table-cell table:formula="of:=[.E395]-37.6798586634965" office:value-type="float" office:value="-30.9455283716701" calcext:value-type="float">
            <text:p>-30.946</text:p>
          </table:table-cell>
          <table:table-cell/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table:formula="of:=[.A396]/1000000" office:value-type="float" office:value="99" calcext:value-type="float">
            <text:p>99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5.83430051830639" calcext:value-type="float">
            <text:p>5.8343005183</text:p>
          </table:table-cell>
          <table:table-cell table:formula="of:=[.D396]+[.C396]" office:value-type="float" office:value="6.43430051830639" calcext:value-type="float">
            <text:p>6.4343005183</text:p>
          </table:table-cell>
          <table:table-cell table:formula="of:=[.E396]-37.6798586634965" office:value-type="float" office:value="-31.2455581451901" calcext:value-type="float">
            <text:p>-31.246</text:p>
          </table:table-cell>
          <table:table-cell/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table:formula="of:=[.A397]/1000000" office:value-type="float" office:value="99.25" calcext:value-type="float">
            <text:p>99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5.58371728369563" calcext:value-type="float">
            <text:p>5.5837172837</text:p>
          </table:table-cell>
          <table:table-cell table:formula="of:=[.D397]+[.C397]" office:value-type="float" office:value="6.18371728369563" calcext:value-type="float">
            <text:p>6.1837172837</text:p>
          </table:table-cell>
          <table:table-cell table:formula="of:=[.E397]-37.6798586634965" office:value-type="float" office:value="-31.4961413798009" calcext:value-type="float">
            <text:p>-31.496</text:p>
          </table:table-cell>
          <table:table-cell/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table:formula="of:=[.A398]/1000000" office:value-type="float" office:value="99.5" calcext:value-type="float">
            <text:p>99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5.64443200502144" calcext:value-type="float">
            <text:p>5.644432005</text:p>
          </table:table-cell>
          <table:table-cell table:formula="of:=[.D398]+[.C398]" office:value-type="float" office:value="6.24443200502144" calcext:value-type="float">
            <text:p>6.244432005</text:p>
          </table:table-cell>
          <table:table-cell table:formula="of:=[.E398]-37.6798586634965" office:value-type="float" office:value="-31.4354266584751" calcext:value-type="float">
            <text:p>-31.435</text:p>
          </table:table-cell>
          <table:table-cell/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table:formula="of:=[.A399]/1000000" office:value-type="float" office:value="99.75" calcext:value-type="float">
            <text:p>99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5.53001503167744" calcext:value-type="float">
            <text:p>5.5300150317</text:p>
          </table:table-cell>
          <table:table-cell table:formula="of:=[.D399]+[.C399]" office:value-type="float" office:value="6.13001503167744" calcext:value-type="float">
            <text:p>6.1300150317</text:p>
          </table:table-cell>
          <table:table-cell table:formula="of:=[.E399]-37.6798586634965" office:value-type="float" office:value="-31.5498436318191" calcext:value-type="float">
            <text:p>-31.550</text:p>
          </table:table-cell>
          <table:table-cell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table:formula="of:=[.A400]/1000000" office:value-type="float" office:value="100" calcext:value-type="float">
            <text:p>100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5.31727575880846" calcext:value-type="float">
            <text:p>5.3172757588</text:p>
          </table:table-cell>
          <table:table-cell table:formula="of:=[.D400]+[.C400]" office:value-type="float" office:value="5.91727575880846" calcext:value-type="float">
            <text:p>5.9172757588</text:p>
          </table:table-cell>
          <table:table-cell table:formula="of:=[.E400]-37.6798586634965" office:value-type="float" office:value="-31.762582904688" calcext:value-type="float">
            <text:p>-31.763</text:p>
          </table:table-cell>
          <table:table-cell/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table:formula="of:=[.A401]/1000000" office:value-type="float" office:value="100.25" calcext:value-type="float">
            <text:p>100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5.13395861708395" calcext:value-type="float">
            <text:p>5.1339586171</text:p>
          </table:table-cell>
          <table:table-cell table:formula="of:=[.D401]+[.C401]" office:value-type="float" office:value="5.73395861708395" calcext:value-type="float">
            <text:p>5.7339586171</text:p>
          </table:table-cell>
          <table:table-cell table:formula="of:=[.E401]-37.6798586634965" office:value-type="float" office:value="-31.9459000464126" calcext:value-type="float">
            <text:p>-31.946</text:p>
          </table:table-cell>
          <table:table-cell/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table:formula="of:=[.A402]/1000000" office:value-type="float" office:value="100.5" calcext:value-type="float">
            <text:p>100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5.05587492390504" calcext:value-type="float">
            <text:p>5.0558749239</text:p>
          </table:table-cell>
          <table:table-cell table:formula="of:=[.D402]+[.C402]" office:value-type="float" office:value="5.65587492390504" calcext:value-type="float">
            <text:p>5.6558749239</text:p>
          </table:table-cell>
          <table:table-cell table:formula="of:=[.E402]-37.6798586634965" office:value-type="float" office:value="-32.0239837395915" calcext:value-type="float">
            <text:p>-32.024</text:p>
          </table:table-cell>
          <table:table-cell/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table:formula="of:=[.A403]/1000000" office:value-type="float" office:value="100.75" calcext:value-type="float">
            <text:p>100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5.08453619696587" calcext:value-type="float">
            <text:p>5.084536197</text:p>
          </table:table-cell>
          <table:table-cell table:formula="of:=[.D403]+[.C403]" office:value-type="float" office:value="5.68453619696587" calcext:value-type="float">
            <text:p>5.684536197</text:p>
          </table:table-cell>
          <table:table-cell table:formula="of:=[.E403]-37.6798586634965" office:value-type="float" office:value="-31.9953224665306" calcext:value-type="float">
            <text:p>-31.995</text:p>
          </table:table-cell>
          <table:table-cell/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table:formula="of:=[.A404]/1000000" office:value-type="float" office:value="101" calcext:value-type="float">
            <text:p>101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4.3733428247456" calcext:value-type="float">
            <text:p>4.3733428247</text:p>
          </table:table-cell>
          <table:table-cell table:formula="of:=[.D404]+[.C404]" office:value-type="float" office:value="4.9733428247456" calcext:value-type="float">
            <text:p>4.9733428247</text:p>
          </table:table-cell>
          <table:table-cell table:formula="of:=[.E404]-37.6798586634965" office:value-type="float" office:value="-32.7065158387509" calcext:value-type="float">
            <text:p>-32.707</text:p>
          </table:table-cell>
          <table:table-cell/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table:formula="of:=[.A405]/1000000" office:value-type="float" office:value="101.25" calcext:value-type="float">
            <text:p>101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5.19284051115852" calcext:value-type="float">
            <text:p>5.1928405112</text:p>
          </table:table-cell>
          <table:table-cell table:formula="of:=[.D405]+[.C405]" office:value-type="float" office:value="5.79284051115852" calcext:value-type="float">
            <text:p>5.7928405112</text:p>
          </table:table-cell>
          <table:table-cell table:formula="of:=[.E405]-37.6798586634965" office:value-type="float" office:value="-31.887018152338" calcext:value-type="float">
            <text:p>-31.887</text:p>
          </table:table-cell>
          <table:table-cell/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table:formula="of:=[.A406]/1000000" office:value-type="float" office:value="101.5" calcext:value-type="float">
            <text:p>101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4.93810334070485" calcext:value-type="float">
            <text:p>4.9381033407</text:p>
          </table:table-cell>
          <table:table-cell table:formula="of:=[.D406]+[.C406]" office:value-type="float" office:value="5.53810334070485" calcext:value-type="float">
            <text:p>5.5381033407</text:p>
          </table:table-cell>
          <table:table-cell table:formula="of:=[.E406]-37.6798586634965" office:value-type="float" office:value="-32.1417553227917" calcext:value-type="float">
            <text:p>-32.142</text:p>
          </table:table-cell>
          <table:table-cell/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table:formula="of:=[.A407]/1000000" office:value-type="float" office:value="101.75" calcext:value-type="float">
            <text:p>101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4.28240313829094" calcext:value-type="float">
            <text:p>4.2824031383</text:p>
          </table:table-cell>
          <table:table-cell table:formula="of:=[.D407]+[.C407]" office:value-type="float" office:value="4.88240313829094" calcext:value-type="float">
            <text:p>4.8824031383</text:p>
          </table:table-cell>
          <table:table-cell table:formula="of:=[.E407]-37.6798586634965" office:value-type="float" office:value="-32.7974555252056" calcext:value-type="float">
            <text:p>-32.797</text:p>
          </table:table-cell>
          <table:table-cell/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table:formula="of:=[.A408]/1000000" office:value-type="float" office:value="102" calcext:value-type="float">
            <text:p>102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4.57469502197779" calcext:value-type="float">
            <text:p>4.574695022</text:p>
          </table:table-cell>
          <table:table-cell table:formula="of:=[.D408]+[.C408]" office:value-type="float" office:value="5.17469502197779" calcext:value-type="float">
            <text:p>5.174695022</text:p>
          </table:table-cell>
          <table:table-cell table:formula="of:=[.E408]-37.6798586634965" office:value-type="float" office:value="-32.5051636415187" calcext:value-type="float">
            <text:p>-32.505</text:p>
          </table:table-cell>
          <table:table-cell/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table:formula="of:=[.A409]/1000000" office:value-type="float" office:value="102.25" calcext:value-type="float">
            <text:p>102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4.58162440096983" calcext:value-type="float">
            <text:p>4.581624401</text:p>
          </table:table-cell>
          <table:table-cell table:formula="of:=[.D409]+[.C409]" office:value-type="float" office:value="5.18162440096983" calcext:value-type="float">
            <text:p>5.181624401</text:p>
          </table:table-cell>
          <table:table-cell table:formula="of:=[.E409]-37.6798586634965" office:value-type="float" office:value="-32.4982342625267" calcext:value-type="float">
            <text:p>-32.498</text:p>
          </table:table-cell>
          <table:table-cell/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table:formula="of:=[.A410]/1000000" office:value-type="float" office:value="102.5" calcext:value-type="float">
            <text:p>102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4.06308467347443" calcext:value-type="float">
            <text:p>4.0630846735</text:p>
          </table:table-cell>
          <table:table-cell table:formula="of:=[.D410]+[.C410]" office:value-type="float" office:value="4.66308467347443" calcext:value-type="float">
            <text:p>4.6630846735</text:p>
          </table:table-cell>
          <table:table-cell table:formula="of:=[.E410]-37.6798586634965" office:value-type="float" office:value="-33.0167739900221" calcext:value-type="float">
            <text:p>-33.017</text:p>
          </table:table-cell>
          <table:table-cell/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table:formula="of:=[.A411]/1000000" office:value-type="float" office:value="102.75" calcext:value-type="float">
            <text:p>102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4.33176911949749" calcext:value-type="float">
            <text:p>4.3317691195</text:p>
          </table:table-cell>
          <table:table-cell table:formula="of:=[.D411]+[.C411]" office:value-type="float" office:value="4.93176911949749" calcext:value-type="float">
            <text:p>4.9317691195</text:p>
          </table:table-cell>
          <table:table-cell table:formula="of:=[.E411]-37.6798586634965" office:value-type="float" office:value="-32.748089543999" calcext:value-type="float">
            <text:p>-32.748</text:p>
          </table:table-cell>
          <table:table-cell/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table:formula="of:=[.A412]/1000000" office:value-type="float" office:value="103" calcext:value-type="float">
            <text:p>103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4.01706199417065" calcext:value-type="float">
            <text:p>4.0170619942</text:p>
          </table:table-cell>
          <table:table-cell table:formula="of:=[.D412]+[.C412]" office:value-type="float" office:value="4.61706199417065" calcext:value-type="float">
            <text:p>4.6170619942</text:p>
          </table:table-cell>
          <table:table-cell table:formula="of:=[.E412]-37.6798586634965" office:value-type="float" office:value="-33.0627966693259" calcext:value-type="float">
            <text:p>-33.063</text:p>
          </table:table-cell>
          <table:table-cell/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table:formula="of:=[.A413]/1000000" office:value-type="float" office:value="103.25" calcext:value-type="float">
            <text:p>103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4.07217630149813" calcext:value-type="float">
            <text:p>4.0721763015</text:p>
          </table:table-cell>
          <table:table-cell table:formula="of:=[.D413]+[.C413]" office:value-type="float" office:value="4.67217630149813" calcext:value-type="float">
            <text:p>4.6721763015</text:p>
          </table:table-cell>
          <table:table-cell table:formula="of:=[.E413]-37.6798586634965" office:value-type="float" office:value="-33.0076823619984" calcext:value-type="float">
            <text:p>-33.008</text:p>
          </table:table-cell>
          <table:table-cell/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table:formula="of:=[.A414]/1000000" office:value-type="float" office:value="103.5" calcext:value-type="float">
            <text:p>103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.92158807160208" calcext:value-type="float">
            <text:p>3.9215880716</text:p>
          </table:table-cell>
          <table:table-cell table:formula="of:=[.D414]+[.C414]" office:value-type="float" office:value="4.52158807160208" calcext:value-type="float">
            <text:p>4.5215880716</text:p>
          </table:table-cell>
          <table:table-cell table:formula="of:=[.E414]-37.6798586634965" office:value-type="float" office:value="-33.1582705918944" calcext:value-type="float">
            <text:p>-33.158</text:p>
          </table:table-cell>
          <table:table-cell/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table:formula="of:=[.A415]/1000000" office:value-type="float" office:value="103.75" calcext:value-type="float">
            <text:p>103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.74797913592937" calcext:value-type="float">
            <text:p>3.7479791359</text:p>
          </table:table-cell>
          <table:table-cell table:formula="of:=[.D415]+[.C415]" office:value-type="float" office:value="4.34797913592937" calcext:value-type="float">
            <text:p>4.3479791359</text:p>
          </table:table-cell>
          <table:table-cell table:formula="of:=[.E415]-37.6798586634965" office:value-type="float" office:value="-33.3318795275671" calcext:value-type="float">
            <text:p>-33.332</text:p>
          </table:table-cell>
          <table:table-cell/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table:formula="of:=[.A416]/1000000" office:value-type="float" office:value="104" calcext:value-type="float">
            <text:p>104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.77880007205853" calcext:value-type="float">
            <text:p>3.7788000721</text:p>
          </table:table-cell>
          <table:table-cell table:formula="of:=[.D416]+[.C416]" office:value-type="float" office:value="4.37880007205853" calcext:value-type="float">
            <text:p>4.3788000721</text:p>
          </table:table-cell>
          <table:table-cell table:formula="of:=[.E416]-37.6798586634965" office:value-type="float" office:value="-33.301058591438" calcext:value-type="float">
            <text:p>-33.301</text:p>
          </table:table-cell>
          <table:table-cell/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table:formula="of:=[.A417]/1000000" office:value-type="float" office:value="104.25" calcext:value-type="float">
            <text:p>104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.48008771389712" calcext:value-type="float">
            <text:p>3.4800877139</text:p>
          </table:table-cell>
          <table:table-cell table:formula="of:=[.D417]+[.C417]" office:value-type="float" office:value="4.08008771389712" calcext:value-type="float">
            <text:p>4.0800877139</text:p>
          </table:table-cell>
          <table:table-cell table:formula="of:=[.E417]-37.6798586634965" office:value-type="float" office:value="-33.5997709495994" calcext:value-type="float">
            <text:p>-33.600</text:p>
          </table:table-cell>
          <table:table-cell/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table:formula="of:=[.A418]/1000000" office:value-type="float" office:value="104.5" calcext:value-type="float">
            <text:p>104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.36580200136796" calcext:value-type="float">
            <text:p>3.3658020014</text:p>
          </table:table-cell>
          <table:table-cell table:formula="of:=[.D418]+[.C418]" office:value-type="float" office:value="3.96580200136796" calcext:value-type="float">
            <text:p>3.9658020014</text:p>
          </table:table-cell>
          <table:table-cell table:formula="of:=[.E418]-37.6798586634965" office:value-type="float" office:value="-33.7140566621285" calcext:value-type="float">
            <text:p>-33.714</text:p>
          </table:table-cell>
          <table:table-cell/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table:formula="of:=[.A419]/1000000" office:value-type="float" office:value="104.75" calcext:value-type="float">
            <text:p>104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.53134711289447" calcext:value-type="float">
            <text:p>3.5313471129</text:p>
          </table:table-cell>
          <table:table-cell table:formula="of:=[.D419]+[.C419]" office:value-type="float" office:value="4.13134711289447" calcext:value-type="float">
            <text:p>4.1313471129</text:p>
          </table:table-cell>
          <table:table-cell table:formula="of:=[.E419]-37.6798586634965" office:value-type="float" office:value="-33.548511550602" calcext:value-type="float">
            <text:p>-33.549</text:p>
          </table:table-cell>
          <table:table-cell/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table:formula="of:=[.A420]/1000000" office:value-type="float" office:value="105" calcext:value-type="float">
            <text:p>105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.44462247084407" calcext:value-type="float">
            <text:p>3.4446224708</text:p>
          </table:table-cell>
          <table:table-cell table:formula="of:=[.D420]+[.C420]" office:value-type="float" office:value="4.04462247084407" calcext:value-type="float">
            <text:p>4.0446224708</text:p>
          </table:table-cell>
          <table:table-cell table:formula="of:=[.E420]-37.6798586634965" office:value-type="float" office:value="-33.6352361926524" calcext:value-type="float">
            <text:p>-33.635</text:p>
          </table:table-cell>
          <table:table-cell/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table:formula="of:=[.A421]/1000000" office:value-type="float" office:value="105.25" calcext:value-type="float">
            <text:p>105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.47270132834417" calcext:value-type="float">
            <text:p>3.4727013283</text:p>
          </table:table-cell>
          <table:table-cell table:formula="of:=[.D421]+[.C421]" office:value-type="float" office:value="4.07270132834417" calcext:value-type="float">
            <text:p>4.0727013283</text:p>
          </table:table-cell>
          <table:table-cell table:formula="of:=[.E421]-37.6798586634965" office:value-type="float" office:value="-33.6071573351523" calcext:value-type="float">
            <text:p>-33.607</text:p>
          </table:table-cell>
          <table:table-cell/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table:formula="of:=[.A422]/1000000" office:value-type="float" office:value="105.5" calcext:value-type="float">
            <text:p>105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.39652260358912" calcext:value-type="float">
            <text:p>3.3965226036</text:p>
          </table:table-cell>
          <table:table-cell table:formula="of:=[.D422]+[.C422]" office:value-type="float" office:value="3.99652260358912" calcext:value-type="float">
            <text:p>3.9965226036</text:p>
          </table:table-cell>
          <table:table-cell table:formula="of:=[.E422]-37.6798586634965" office:value-type="float" office:value="-33.6833360599074" calcext:value-type="float">
            <text:p>-33.683</text:p>
          </table:table-cell>
          <table:table-cell/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table:formula="of:=[.A423]/1000000" office:value-type="float" office:value="105.75" calcext:value-type="float">
            <text:p>105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.28675069001765" calcext:value-type="float">
            <text:p>3.28675069</text:p>
          </table:table-cell>
          <table:table-cell table:formula="of:=[.D423]+[.C423]" office:value-type="float" office:value="3.88675069001765" calcext:value-type="float">
            <text:p>3.88675069</text:p>
          </table:table-cell>
          <table:table-cell table:formula="of:=[.E423]-37.6798586634965" office:value-type="float" office:value="-33.7931079734789" calcext:value-type="float">
            <text:p>-33.793</text:p>
          </table:table-cell>
          <table:table-cell/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table:formula="of:=[.A424]/1000000" office:value-type="float" office:value="106" calcext:value-type="float">
            <text:p>106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.90344378582671" calcext:value-type="float">
            <text:p>2.9034437858</text:p>
          </table:table-cell>
          <table:table-cell table:formula="of:=[.D424]+[.C424]" office:value-type="float" office:value="3.50344378582671" calcext:value-type="float">
            <text:p>3.5034437858</text:p>
          </table:table-cell>
          <table:table-cell table:formula="of:=[.E424]-37.6798586634965" office:value-type="float" office:value="-34.1764148776698" calcext:value-type="float">
            <text:p>-34.176</text:p>
          </table:table-cell>
          <table:table-cell/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table:formula="of:=[.A425]/1000000" office:value-type="float" office:value="106.25" calcext:value-type="float">
            <text:p>106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.84288684106784" calcext:value-type="float">
            <text:p>2.8428868411</text:p>
          </table:table-cell>
          <table:table-cell table:formula="of:=[.D425]+[.C425]" office:value-type="float" office:value="3.44288684106784" calcext:value-type="float">
            <text:p>3.4428868411</text:p>
          </table:table-cell>
          <table:table-cell table:formula="of:=[.E425]-37.6798586634965" office:value-type="float" office:value="-34.2369718224287" calcext:value-type="float">
            <text:p>-34.237</text:p>
          </table:table-cell>
          <table:table-cell/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table:formula="of:=[.A426]/1000000" office:value-type="float" office:value="106.5" calcext:value-type="float">
            <text:p>106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.22200902089739" calcext:value-type="float">
            <text:p>3.2220090209</text:p>
          </table:table-cell>
          <table:table-cell table:formula="of:=[.D426]+[.C426]" office:value-type="float" office:value="3.82200902089739" calcext:value-type="float">
            <text:p>3.8220090209</text:p>
          </table:table-cell>
          <table:table-cell table:formula="of:=[.E426]-37.6798586634965" office:value-type="float" office:value="-33.8578496425991" calcext:value-type="float">
            <text:p>-33.858</text:p>
          </table:table-cell>
          <table:table-cell/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table:formula="of:=[.A427]/1000000" office:value-type="float" office:value="106.75" calcext:value-type="float">
            <text:p>106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.56195272294977" calcext:value-type="float">
            <text:p>2.5619527229</text:p>
          </table:table-cell>
          <table:table-cell table:formula="of:=[.D427]+[.C427]" office:value-type="float" office:value="3.16195272294977" calcext:value-type="float">
            <text:p>3.1619527229</text:p>
          </table:table-cell>
          <table:table-cell table:formula="of:=[.E427]-37.6798586634965" office:value-type="float" office:value="-34.5179059405467" calcext:value-type="float">
            <text:p>-34.518</text:p>
          </table:table-cell>
          <table:table-cell/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table:formula="of:=[.A428]/1000000" office:value-type="float" office:value="107" calcext:value-type="float">
            <text:p>107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.53790623681441" calcext:value-type="float">
            <text:p>2.5379062368</text:p>
          </table:table-cell>
          <table:table-cell table:formula="of:=[.D428]+[.C428]" office:value-type="float" office:value="3.13790623681441" calcext:value-type="float">
            <text:p>3.1379062368</text:p>
          </table:table-cell>
          <table:table-cell table:formula="of:=[.E428]-37.6798586634965" office:value-type="float" office:value="-34.5419524266821" calcext:value-type="float">
            <text:p>-34.542</text:p>
          </table:table-cell>
          <table:table-cell/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table:formula="of:=[.A429]/1000000" office:value-type="float" office:value="107.25" calcext:value-type="float">
            <text:p>107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.5135317706697" calcext:value-type="float">
            <text:p>2.5135317707</text:p>
          </table:table-cell>
          <table:table-cell table:formula="of:=[.D429]+[.C429]" office:value-type="float" office:value="3.1135317706697" calcext:value-type="float">
            <text:p>3.1135317707</text:p>
          </table:table-cell>
          <table:table-cell table:formula="of:=[.E429]-37.6798586634965" office:value-type="float" office:value="-34.5663268928268" calcext:value-type="float">
            <text:p>-34.566</text:p>
          </table:table-cell>
          <table:table-cell/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table:formula="of:=[.A430]/1000000" office:value-type="float" office:value="107.5" calcext:value-type="float">
            <text:p>107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.5549578234101" calcext:value-type="float">
            <text:p>2.5549578234</text:p>
          </table:table-cell>
          <table:table-cell table:formula="of:=[.D430]+[.C430]" office:value-type="float" office:value="3.1549578234101" calcext:value-type="float">
            <text:p>3.1549578234</text:p>
          </table:table-cell>
          <table:table-cell table:formula="of:=[.E430]-37.6798586634965" office:value-type="float" office:value="-34.5249008400864" calcext:value-type="float">
            <text:p>-34.525</text:p>
          </table:table-cell>
          <table:table-cell/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table:formula="of:=[.A431]/1000000" office:value-type="float" office:value="107.75" calcext:value-type="float">
            <text:p>107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.1761594570568" calcext:value-type="float">
            <text:p>2.1761594571</text:p>
          </table:table-cell>
          <table:table-cell table:formula="of:=[.D431]+[.C431]" office:value-type="float" office:value="2.7761594570568" calcext:value-type="float">
            <text:p>2.7761594571</text:p>
          </table:table-cell>
          <table:table-cell table:formula="of:=[.E431]-37.6798586634965" office:value-type="float" office:value="-34.9036992064397" calcext:value-type="float">
            <text:p>-34.904</text:p>
          </table:table-cell>
          <table:table-cell/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table:formula="of:=[.A432]/1000000" office:value-type="float" office:value="108" calcext:value-type="float">
            <text:p>108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.33586046819505" calcext:value-type="float">
            <text:p>2.3358604682</text:p>
          </table:table-cell>
          <table:table-cell table:formula="of:=[.D432]+[.C432]" office:value-type="float" office:value="2.93586046819505" calcext:value-type="float">
            <text:p>2.9358604682</text:p>
          </table:table-cell>
          <table:table-cell table:formula="of:=[.E432]-37.6798586634965" office:value-type="float" office:value="-34.7439981953014" calcext:value-type="float">
            <text:p>-34.744</text:p>
          </table:table-cell>
          <table:table-cell/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table:formula="of:=[.A433]/1000000" office:value-type="float" office:value="108.25" calcext:value-type="float">
            <text:p>108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.96847670067295" calcext:value-type="float">
            <text:p>1.9684767007</text:p>
          </table:table-cell>
          <table:table-cell table:formula="of:=[.D433]+[.C433]" office:value-type="float" office:value="2.56847670067295" calcext:value-type="float">
            <text:p>2.5684767007</text:p>
          </table:table-cell>
          <table:table-cell table:formula="of:=[.E433]-37.6798586634965" office:value-type="float" office:value="-35.1113819628236" calcext:value-type="float">
            <text:p>-35.111</text:p>
          </table:table-cell>
          <table:table-cell/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table:formula="of:=[.A434]/1000000" office:value-type="float" office:value="108.5" calcext:value-type="float">
            <text:p>108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.84547441872482" calcext:value-type="float">
            <text:p>1.8454744187</text:p>
          </table:table-cell>
          <table:table-cell table:formula="of:=[.D434]+[.C434]" office:value-type="float" office:value="2.44547441872482" calcext:value-type="float">
            <text:p>2.4454744187</text:p>
          </table:table-cell>
          <table:table-cell table:formula="of:=[.E434]-37.6798586634965" office:value-type="float" office:value="-35.2343842447717" calcext:value-type="float">
            <text:p>-35.234</text:p>
          </table:table-cell>
          <table:table-cell/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table:formula="of:=[.A435]/1000000" office:value-type="float" office:value="108.75" calcext:value-type="float">
            <text:p>108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.8379401282777" calcext:value-type="float">
            <text:p>1.8379401283</text:p>
          </table:table-cell>
          <table:table-cell table:formula="of:=[.D435]+[.C435]" office:value-type="float" office:value="2.4379401282777" calcext:value-type="float">
            <text:p>2.4379401283</text:p>
          </table:table-cell>
          <table:table-cell table:formula="of:=[.E435]-37.6798586634965" office:value-type="float" office:value="-35.2419185352188" calcext:value-type="float">
            <text:p>-35.242</text:p>
          </table:table-cell>
          <table:table-cell/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table:formula="of:=[.A436]/1000000" office:value-type="float" office:value="109" calcext:value-type="float">
            <text:p>109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.41028290169938" calcext:value-type="float">
            <text:p>1.4102829017</text:p>
          </table:table-cell>
          <table:table-cell table:formula="of:=[.D436]+[.C436]" office:value-type="float" office:value="2.01028290169938" calcext:value-type="float">
            <text:p>2.0102829017</text:p>
          </table:table-cell>
          <table:table-cell table:formula="of:=[.E436]-37.6798586634965" office:value-type="float" office:value="-35.6695757617971" calcext:value-type="float">
            <text:p>-35.670</text:p>
          </table:table-cell>
          <table:table-cell/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table:formula="of:=[.A437]/1000000" office:value-type="float" office:value="109.25" calcext:value-type="float">
            <text:p>109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.66905178753071" calcext:value-type="float">
            <text:p>1.6690517875</text:p>
          </table:table-cell>
          <table:table-cell table:formula="of:=[.D437]+[.C437]" office:value-type="float" office:value="2.26905178753071" calcext:value-type="float">
            <text:p>2.2690517875</text:p>
          </table:table-cell>
          <table:table-cell table:formula="of:=[.E437]-37.6798586634965" office:value-type="float" office:value="-35.4108068759658" calcext:value-type="float">
            <text:p>-35.411</text:p>
          </table:table-cell>
          <table:table-cell/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table:formula="of:=[.A438]/1000000" office:value-type="float" office:value="109.5" calcext:value-type="float">
            <text:p>109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.67386897055547" calcext:value-type="float">
            <text:p>1.6738689706</text:p>
          </table:table-cell>
          <table:table-cell table:formula="of:=[.D438]+[.C438]" office:value-type="float" office:value="2.27386897055547" calcext:value-type="float">
            <text:p>2.2738689706</text:p>
          </table:table-cell>
          <table:table-cell table:formula="of:=[.E438]-37.6798586634965" office:value-type="float" office:value="-35.405989692941" calcext:value-type="float">
            <text:p>-35.406</text:p>
          </table:table-cell>
          <table:table-cell/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table:formula="of:=[.A439]/1000000" office:value-type="float" office:value="109.75" calcext:value-type="float">
            <text:p>109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.41583622314553" calcext:value-type="float">
            <text:p>1.4158362231</text:p>
          </table:table-cell>
          <table:table-cell table:formula="of:=[.D439]+[.C439]" office:value-type="float" office:value="2.01583622314553" calcext:value-type="float">
            <text:p>2.0158362231</text:p>
          </table:table-cell>
          <table:table-cell table:formula="of:=[.E439]-37.6798586634965" office:value-type="float" office:value="-35.664022440351" calcext:value-type="float">
            <text:p>-35.664</text:p>
          </table:table-cell>
          <table:table-cell/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table:formula="of:=[.A440]/1000000" office:value-type="float" office:value="110" calcext:value-type="float">
            <text:p>110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.49988445030864" calcext:value-type="float">
            <text:p>1.4998844503</text:p>
          </table:table-cell>
          <table:table-cell table:formula="of:=[.D440]+[.C440]" office:value-type="float" office:value="2.09988445030864" calcext:value-type="float">
            <text:p>2.0998844503</text:p>
          </table:table-cell>
          <table:table-cell table:formula="of:=[.E440]-37.6798586634965" office:value-type="float" office:value="-35.5799742131879" calcext:value-type="float">
            <text:p>-35.580</text:p>
          </table:table-cell>
          <table:table-cell/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table:formula="of:=[.A441]/1000000" office:value-type="float" office:value="110.25" calcext:value-type="float">
            <text:p>110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.40055442856818" calcext:value-type="float">
            <text:p>1.4005544286</text:p>
          </table:table-cell>
          <table:table-cell table:formula="of:=[.D441]+[.C441]" office:value-type="float" office:value="2.00055442856818" calcext:value-type="float">
            <text:p>2.0005544286</text:p>
          </table:table-cell>
          <table:table-cell table:formula="of:=[.E441]-37.6798586634965" office:value-type="float" office:value="-35.6793042349283" calcext:value-type="float">
            <text:p>-35.679</text:p>
          </table:table-cell>
          <table:table-cell/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table:formula="of:=[.A442]/1000000" office:value-type="float" office:value="110.5" calcext:value-type="float">
            <text:p>110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.17778717610705" calcext:value-type="float">
            <text:p>1.1777871761</text:p>
          </table:table-cell>
          <table:table-cell table:formula="of:=[.D442]+[.C442]" office:value-type="float" office:value="1.77778717610705" calcext:value-type="float">
            <text:p>1.7777871761</text:p>
          </table:table-cell>
          <table:table-cell table:formula="of:=[.E442]-37.6798586634965" office:value-type="float" office:value="-35.9020714873895" calcext:value-type="float">
            <text:p>-35.902</text:p>
          </table:table-cell>
          <table:table-cell/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table:formula="of:=[.A443]/1000000" office:value-type="float" office:value="110.75" calcext:value-type="float">
            <text:p>110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.15613399050146" calcext:value-type="float">
            <text:p>1.1561339905</text:p>
          </table:table-cell>
          <table:table-cell table:formula="of:=[.D443]+[.C443]" office:value-type="float" office:value="1.75613399050146" calcext:value-type="float">
            <text:p>1.7561339905</text:p>
          </table:table-cell>
          <table:table-cell table:formula="of:=[.E443]-37.6798586634965" office:value-type="float" office:value="-35.923724672995" calcext:value-type="float">
            <text:p>-35.924</text:p>
          </table:table-cell>
          <table:table-cell/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table:formula="of:=[.A444]/1000000" office:value-type="float" office:value="111" calcext:value-type="float">
            <text:p>111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0.758829689174087" calcext:value-type="float">
            <text:p>0.7588296892</text:p>
          </table:table-cell>
          <table:table-cell table:formula="of:=[.D444]+[.C444]" office:value-type="float" office:value="1.35882968917409" calcext:value-type="float">
            <text:p>1.3588296892</text:p>
          </table:table-cell>
          <table:table-cell table:formula="of:=[.E444]-37.6798586634965" office:value-type="float" office:value="-36.3210289743224" calcext:value-type="float">
            <text:p>-36.321</text:p>
          </table:table-cell>
          <table:table-cell/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table:formula="of:=[.A445]/1000000" office:value-type="float" office:value="111.25" calcext:value-type="float">
            <text:p>111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0.770202443023352" calcext:value-type="float">
            <text:p>0.770202443</text:p>
          </table:table-cell>
          <table:table-cell table:formula="of:=[.D445]+[.C445]" office:value-type="float" office:value="1.37020244302335" calcext:value-type="float">
            <text:p>1.370202443</text:p>
          </table:table-cell>
          <table:table-cell table:formula="of:=[.E445]-37.6798586634965" office:value-type="float" office:value="-36.3096562204732" calcext:value-type="float">
            <text:p>-36.310</text:p>
          </table:table-cell>
          <table:table-cell/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table:formula="of:=[.A446]/1000000" office:value-type="float" office:value="111.5" calcext:value-type="float">
            <text:p>111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0.61595156240676" calcext:value-type="float">
            <text:p>0.6159515624</text:p>
          </table:table-cell>
          <table:table-cell table:formula="of:=[.D446]+[.C446]" office:value-type="float" office:value="1.21595156240676" calcext:value-type="float">
            <text:p>1.2159515624</text:p>
          </table:table-cell>
          <table:table-cell table:formula="of:=[.E446]-37.6798586634965" office:value-type="float" office:value="-36.4639071010897" calcext:value-type="float">
            <text:p>-36.464</text:p>
          </table:table-cell>
          <table:table-cell/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table:formula="of:=[.A447]/1000000" office:value-type="float" office:value="111.75" calcext:value-type="float">
            <text:p>111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0.547861109404042" calcext:value-type="float">
            <text:p>0.5478611094</text:p>
          </table:table-cell>
          <table:table-cell table:formula="of:=[.D447]+[.C447]" office:value-type="float" office:value="1.14786110940404" calcext:value-type="float">
            <text:p>1.1478611094</text:p>
          </table:table-cell>
          <table:table-cell table:formula="of:=[.E447]-37.6798586634965" office:value-type="float" office:value="-36.5319975540925" calcext:value-type="float">
            <text:p>-36.532</text:p>
          </table:table-cell>
          <table:table-cell/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table:formula="of:=[.A448]/1000000" office:value-type="float" office:value="112" calcext:value-type="float">
            <text:p>112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0.190817366062307" calcext:value-type="float">
            <text:p>0.1908173661</text:p>
          </table:table-cell>
          <table:table-cell table:formula="of:=[.D448]+[.C448]" office:value-type="float" office:value="0.790817366062307" calcext:value-type="float">
            <text:p>0.7908173661</text:p>
          </table:table-cell>
          <table:table-cell table:formula="of:=[.E448]-37.6798586634965" office:value-type="float" office:value="-36.8890412974342" calcext:value-type="float">
            <text:p>-36.889</text:p>
          </table:table-cell>
          <table:table-cell/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table:formula="of:=[.A449]/1000000" office:value-type="float" office:value="112.25" calcext:value-type="float">
            <text:p>112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0.602748335570501" calcext:value-type="float">
            <text:p>0.6027483356</text:p>
          </table:table-cell>
          <table:table-cell table:formula="of:=[.D449]+[.C449]" office:value-type="float" office:value="1.2027483355705" calcext:value-type="float">
            <text:p>1.2027483356</text:p>
          </table:table-cell>
          <table:table-cell table:formula="of:=[.E449]-37.6798586634965" office:value-type="float" office:value="-36.477110327926" calcext:value-type="float">
            <text:p>-36.477</text:p>
          </table:table-cell>
          <table:table-cell/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table:formula="of:=[.A450]/1000000" office:value-type="float" office:value="112.5" calcext:value-type="float">
            <text:p>112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0.468648245352729" calcext:value-type="float">
            <text:p>0.4686482454</text:p>
          </table:table-cell>
          <table:table-cell table:formula="of:=[.D450]+[.C450]" office:value-type="float" office:value="1.06864824535273" calcext:value-type="float">
            <text:p>1.0686482454</text:p>
          </table:table-cell>
          <table:table-cell table:formula="of:=[.E450]-37.6798586634965" office:value-type="float" office:value="-36.6112104181438" calcext:value-type="float">
            <text:p>-36.611</text:p>
          </table:table-cell>
          <table:table-cell/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table:formula="of:=[.A451]/1000000" office:value-type="float" office:value="112.75" calcext:value-type="float">
            <text:p>112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0.226926680251727" calcext:value-type="float">
            <text:p>0.2269266803</text:p>
          </table:table-cell>
          <table:table-cell table:formula="of:=[.D451]+[.C451]" office:value-type="float" office:value="0.826926680251727" calcext:value-type="float">
            <text:p>0.8269266803</text:p>
          </table:table-cell>
          <table:table-cell table:formula="of:=[.E451]-37.6798586634965" office:value-type="float" office:value="-36.8529319832448" calcext:value-type="float">
            <text:p>-36.853</text:p>
          </table:table-cell>
          <table:table-cell/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table:formula="of:=[.A452]/1000000" office:value-type="float" office:value="113" calcext:value-type="float">
            <text:p>113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0.0125051777197223" calcext:value-type="float">
            <text:p>-0.0125051777</text:p>
          </table:table-cell>
          <table:table-cell table:formula="of:=[.D452]+[.C452]" office:value-type="float" office:value="0.587494822280278" calcext:value-type="float">
            <text:p>0.5874948223</text:p>
          </table:table-cell>
          <table:table-cell table:formula="of:=[.E452]-37.6798586634965" office:value-type="float" office:value="-37.0923638412162" calcext:value-type="float">
            <text:p>-37.092</text:p>
          </table:table-cell>
          <table:table-cell/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table:formula="of:=[.A453]/1000000" office:value-type="float" office:value="113.25" calcext:value-type="float">
            <text:p>113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0.302624069221868" calcext:value-type="float">
            <text:p>-0.3026240692</text:p>
          </table:table-cell>
          <table:table-cell table:formula="of:=[.D453]+[.C453]" office:value-type="float" office:value="0.297375930778132" calcext:value-type="float">
            <text:p>0.2973759308</text:p>
          </table:table-cell>
          <table:table-cell table:formula="of:=[.E453]-37.6798586634965" office:value-type="float" office:value="-37.3824827327184" calcext:value-type="float">
            <text:p>-37.382</text:p>
          </table:table-cell>
          <table:table-cell/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table:formula="of:=[.A454]/1000000" office:value-type="float" office:value="113.5" calcext:value-type="float">
            <text:p>113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0.172517205083986" calcext:value-type="float">
            <text:p>-0.1725172051</text:p>
          </table:table-cell>
          <table:table-cell table:formula="of:=[.D454]+[.C454]" office:value-type="float" office:value="0.427482794916014" calcext:value-type="float">
            <text:p>0.4274827949</text:p>
          </table:table-cell>
          <table:table-cell table:formula="of:=[.E454]-37.6798586634965" office:value-type="float" office:value="-37.2523758685805" calcext:value-type="float">
            <text:p>-37.252</text:p>
          </table:table-cell>
          <table:table-cell/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table:formula="of:=[.A455]/1000000" office:value-type="float" office:value="113.75" calcext:value-type="float">
            <text:p>113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0.144002094357185" calcext:value-type="float">
            <text:p>-0.1440020944</text:p>
          </table:table-cell>
          <table:table-cell table:formula="of:=[.D455]+[.C455]" office:value-type="float" office:value="0.455997905642815" calcext:value-type="float">
            <text:p>0.4559979056</text:p>
          </table:table-cell>
          <table:table-cell table:formula="of:=[.E455]-37.6798586634965" office:value-type="float" office:value="-37.2238607578537" calcext:value-type="float">
            <text:p>-37.224</text:p>
          </table:table-cell>
          <table:table-cell/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table:formula="of:=[.A456]/1000000" office:value-type="float" office:value="114" calcext:value-type="float">
            <text:p>114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0.0322992471220171" calcext:value-type="float">
            <text:p>0.0322992471</text:p>
          </table:table-cell>
          <table:table-cell table:formula="of:=[.D456]+[.C456]" office:value-type="float" office:value="0.632299247122017" calcext:value-type="float">
            <text:p>0.6322992471</text:p>
          </table:table-cell>
          <table:table-cell table:formula="of:=[.E456]-37.6798586634965" office:value-type="float" office:value="-37.0475594163745" calcext:value-type="float">
            <text:p>-37.048</text:p>
          </table:table-cell>
          <table:table-cell/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table:formula="of:=[.A457]/1000000" office:value-type="float" office:value="114.25" calcext:value-type="float">
            <text:p>114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0.124997342179493" calcext:value-type="float">
            <text:p>-0.1249973422</text:p>
          </table:table-cell>
          <table:table-cell table:formula="of:=[.D457]+[.C457]" office:value-type="float" office:value="0.475002657820507" calcext:value-type="float">
            <text:p>0.4750026578</text:p>
          </table:table-cell>
          <table:table-cell table:formula="of:=[.E457]-37.6798586634965" office:value-type="float" office:value="-37.204856005676" calcext:value-type="float">
            <text:p>-37.205</text:p>
          </table:table-cell>
          <table:table-cell/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table:formula="of:=[.A458]/1000000" office:value-type="float" office:value="114.5" calcext:value-type="float">
            <text:p>114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0.835110158543283" calcext:value-type="float">
            <text:p>-0.8351101585</text:p>
          </table:table-cell>
          <table:table-cell table:formula="of:=[.D458]+[.C458]" office:value-type="float" office:value="-0.235110158543283" calcext:value-type="float">
            <text:p>-0.2351101585</text:p>
          </table:table-cell>
          <table:table-cell table:formula="of:=[.E458]-37.6798586634965" office:value-type="float" office:value="-37.9149688220398" calcext:value-type="float">
            <text:p>-37.915</text:p>
          </table:table-cell>
          <table:table-cell/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table:formula="of:=[.A459]/1000000" office:value-type="float" office:value="114.75" calcext:value-type="float">
            <text:p>114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0.974023314312886" calcext:value-type="float">
            <text:p>-0.9740233143</text:p>
          </table:table-cell>
          <table:table-cell table:formula="of:=[.D459]+[.C459]" office:value-type="float" office:value="-0.374023314312886" calcext:value-type="float">
            <text:p>-0.3740233143</text:p>
          </table:table-cell>
          <table:table-cell table:formula="of:=[.E459]-37.6798586634965" office:value-type="float" office:value="-38.0538819778094" calcext:value-type="float">
            <text:p>-38.054</text:p>
          </table:table-cell>
          <table:table-cell/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table:formula="of:=[.A460]/1000000" office:value-type="float" office:value="115" calcext:value-type="float">
            <text:p>115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0.682150464291731" calcext:value-type="float">
            <text:p>-0.6821504643</text:p>
          </table:table-cell>
          <table:table-cell table:formula="of:=[.D460]+[.C460]" office:value-type="float" office:value="-0.082150464291731" calcext:value-type="float">
            <text:p>-0.0821504643</text:p>
          </table:table-cell>
          <table:table-cell table:formula="of:=[.E460]-37.6798586634965" office:value-type="float" office:value="-37.7620091277882" calcext:value-type="float">
            <text:p>-37.762</text:p>
          </table:table-cell>
          <table:table-cell/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table:formula="of:=[.A461]/1000000" office:value-type="float" office:value="115.25" calcext:value-type="float">
            <text:p>115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0.791378344582256" calcext:value-type="float">
            <text:p>-0.7913783446</text:p>
          </table:table-cell>
          <table:table-cell table:formula="of:=[.D461]+[.C461]" office:value-type="float" office:value="-0.191378344582256" calcext:value-type="float">
            <text:p>-0.1913783446</text:p>
          </table:table-cell>
          <table:table-cell table:formula="of:=[.E461]-37.6798586634965" office:value-type="float" office:value="-37.8712370080788" calcext:value-type="float">
            <text:p>-37.871</text:p>
          </table:table-cell>
          <table:table-cell/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table:formula="of:=[.A462]/1000000" office:value-type="float" office:value="115.5" calcext:value-type="float">
            <text:p>115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0.844683889301672" calcext:value-type="float">
            <text:p>-0.8446838893</text:p>
          </table:table-cell>
          <table:table-cell table:formula="of:=[.D462]+[.C462]" office:value-type="float" office:value="-0.244683889301672" calcext:value-type="float">
            <text:p>-0.2446838893</text:p>
          </table:table-cell>
          <table:table-cell table:formula="of:=[.E462]-37.6798586634965" office:value-type="float" office:value="-37.9245425527982" calcext:value-type="float">
            <text:p>-37.925</text:p>
          </table:table-cell>
          <table:table-cell/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table:formula="of:=[.A463]/1000000" office:value-type="float" office:value="115.75" calcext:value-type="float">
            <text:p>115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0.654235228534338" calcext:value-type="float">
            <text:p>-0.6542352285</text:p>
          </table:table-cell>
          <table:table-cell table:formula="of:=[.D463]+[.C463]" office:value-type="float" office:value="-0.0542352285343379" calcext:value-type="float">
            <text:p>-0.0542352285</text:p>
          </table:table-cell>
          <table:table-cell table:formula="of:=[.E463]-37.6798586634965" office:value-type="float" office:value="-37.7340938920308" calcext:value-type="float">
            <text:p>-37.734</text:p>
          </table:table-cell>
          <table:table-cell/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table:formula="of:=[.A464]/1000000" office:value-type="float" office:value="116" calcext:value-type="float">
            <text:p>116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0.942095452027983" calcext:value-type="float">
            <text:p>-0.942095452</text:p>
          </table:table-cell>
          <table:table-cell table:formula="of:=[.D464]+[.C464]" office:value-type="float" office:value="-0.342095452027983" calcext:value-type="float">
            <text:p>-0.342095452</text:p>
          </table:table-cell>
          <table:table-cell table:formula="of:=[.E464]-37.6798586634965" office:value-type="float" office:value="-38.0219541155245" calcext:value-type="float">
            <text:p>-38.022</text:p>
          </table:table-cell>
          <table:table-cell/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table:formula="of:=[.A465]/1000000" office:value-type="float" office:value="116.25" calcext:value-type="float">
            <text:p>116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.51776986583626" calcext:value-type="float">
            <text:p>-1.5177698658</text:p>
          </table:table-cell>
          <table:table-cell table:formula="of:=[.D465]+[.C465]" office:value-type="float" office:value="-0.91776986583626" calcext:value-type="float">
            <text:p>-0.9177698658</text:p>
          </table:table-cell>
          <table:table-cell table:formula="of:=[.E465]-37.6798586634965" office:value-type="float" office:value="-38.5976285293328" calcext:value-type="float">
            <text:p>-38.598</text:p>
          </table:table-cell>
          <table:table-cell/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table:formula="of:=[.A466]/1000000" office:value-type="float" office:value="116.5" calcext:value-type="float">
            <text:p>116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.34617627819792" calcext:value-type="float">
            <text:p>-1.3461762782</text:p>
          </table:table-cell>
          <table:table-cell table:formula="of:=[.D466]+[.C466]" office:value-type="float" office:value="-0.74617627819792" calcext:value-type="float">
            <text:p>-0.7461762782</text:p>
          </table:table-cell>
          <table:table-cell table:formula="of:=[.E466]-37.6798586634965" office:value-type="float" office:value="-38.4260349416944" calcext:value-type="float">
            <text:p>-38.426</text:p>
          </table:table-cell>
          <table:table-cell/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table:formula="of:=[.A467]/1000000" office:value-type="float" office:value="116.75" calcext:value-type="float">
            <text:p>116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.2718433733739" calcext:value-type="float">
            <text:p>-1.2718433734</text:p>
          </table:table-cell>
          <table:table-cell table:formula="of:=[.D467]+[.C467]" office:value-type="float" office:value="-0.6718433733739" calcext:value-type="float">
            <text:p>-0.6718433734</text:p>
          </table:table-cell>
          <table:table-cell table:formula="of:=[.E467]-37.6798586634965" office:value-type="float" office:value="-38.3517020368704" calcext:value-type="float">
            <text:p>-38.352</text:p>
          </table:table-cell>
          <table:table-cell/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table:formula="of:=[.A468]/1000000" office:value-type="float" office:value="117" calcext:value-type="float">
            <text:p>117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.39677330985164" calcext:value-type="float">
            <text:p>-1.3967733099</text:p>
          </table:table-cell>
          <table:table-cell table:formula="of:=[.D468]+[.C468]" office:value-type="float" office:value="-0.79677330985164" calcext:value-type="float">
            <text:p>-0.7967733099</text:p>
          </table:table-cell>
          <table:table-cell table:formula="of:=[.E468]-37.6798586634965" office:value-type="float" office:value="-38.4766319733481" calcext:value-type="float">
            <text:p>-38.477</text:p>
          </table:table-cell>
          <table:table-cell/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table:formula="of:=[.A469]/1000000" office:value-type="float" office:value="117.25" calcext:value-type="float">
            <text:p>117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.88330429684173" calcext:value-type="float">
            <text:p>-1.8833042968</text:p>
          </table:table-cell>
          <table:table-cell table:formula="of:=[.D469]+[.C469]" office:value-type="float" office:value="-1.28330429684173" calcext:value-type="float">
            <text:p>-1.2833042968</text:p>
          </table:table-cell>
          <table:table-cell table:formula="of:=[.E469]-37.6798586634965" office:value-type="float" office:value="-38.9631629603382" calcext:value-type="float">
            <text:p>-38.963</text:p>
          </table:table-cell>
          <table:table-cell/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table:formula="of:=[.A470]/1000000" office:value-type="float" office:value="117.5" calcext:value-type="float">
            <text:p>117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.25646461959213" calcext:value-type="float">
            <text:p>-1.2564646196</text:p>
          </table:table-cell>
          <table:table-cell table:formula="of:=[.D470]+[.C470]" office:value-type="float" office:value="-0.65646461959213" calcext:value-type="float">
            <text:p>-0.6564646196</text:p>
          </table:table-cell>
          <table:table-cell table:formula="of:=[.E470]-37.6798586634965" office:value-type="float" office:value="-38.3363232830886" calcext:value-type="float">
            <text:p>-38.336</text:p>
          </table:table-cell>
          <table:table-cell/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table:formula="of:=[.A471]/1000000" office:value-type="float" office:value="117.75" calcext:value-type="float">
            <text:p>117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.86195182458003" calcext:value-type="float">
            <text:p>-1.8619518246</text:p>
          </table:table-cell>
          <table:table-cell table:formula="of:=[.D471]+[.C471]" office:value-type="float" office:value="-1.26195182458003" calcext:value-type="float">
            <text:p>-1.2619518246</text:p>
          </table:table-cell>
          <table:table-cell table:formula="of:=[.E471]-37.6798586634965" office:value-type="float" office:value="-38.9418104880765" calcext:value-type="float">
            <text:p>-38.942</text:p>
          </table:table-cell>
          <table:table-cell/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table:formula="of:=[.A472]/1000000" office:value-type="float" office:value="118" calcext:value-type="float">
            <text:p>118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.98439717823935" calcext:value-type="float">
            <text:p>-1.9843971782</text:p>
          </table:table-cell>
          <table:table-cell table:formula="of:=[.D472]+[.C472]" office:value-type="float" office:value="-1.38439717823935" calcext:value-type="float">
            <text:p>-1.3843971782</text:p>
          </table:table-cell>
          <table:table-cell table:formula="of:=[.E472]-37.6798586634965" office:value-type="float" office:value="-39.0642558417358" calcext:value-type="float">
            <text:p>-39.064</text:p>
          </table:table-cell>
          <table:table-cell/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table:formula="of:=[.A473]/1000000" office:value-type="float" office:value="118.25" calcext:value-type="float">
            <text:p>118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.93187376624602" calcext:value-type="float">
            <text:p>-1.9318737662</text:p>
          </table:table-cell>
          <table:table-cell table:formula="of:=[.D473]+[.C473]" office:value-type="float" office:value="-1.33187376624602" calcext:value-type="float">
            <text:p>-1.3318737662</text:p>
          </table:table-cell>
          <table:table-cell table:formula="of:=[.E473]-37.6798586634965" office:value-type="float" office:value="-39.0117324297425" calcext:value-type="float">
            <text:p>-39.012</text:p>
          </table:table-cell>
          <table:table-cell/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table:formula="of:=[.A474]/1000000" office:value-type="float" office:value="118.5" calcext:value-type="float">
            <text:p>118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.99972265132054" calcext:value-type="float">
            <text:p>-1.9997226513</text:p>
          </table:table-cell>
          <table:table-cell table:formula="of:=[.D474]+[.C474]" office:value-type="float" office:value="-1.39972265132054" calcext:value-type="float">
            <text:p>-1.3997226513</text:p>
          </table:table-cell>
          <table:table-cell table:formula="of:=[.E474]-37.6798586634965" office:value-type="float" office:value="-39.079581314817" calcext:value-type="float">
            <text:p>-39.080</text:p>
          </table:table-cell>
          <table:table-cell/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table:formula="of:=[.A475]/1000000" office:value-type="float" office:value="118.75" calcext:value-type="float">
            <text:p>118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2.17521128259968" calcext:value-type="float">
            <text:p>-2.1752112826</text:p>
          </table:table-cell>
          <table:table-cell table:formula="of:=[.D475]+[.C475]" office:value-type="float" office:value="-1.57521128259968" calcext:value-type="float">
            <text:p>-1.5752112826</text:p>
          </table:table-cell>
          <table:table-cell table:formula="of:=[.E475]-37.6798586634965" office:value-type="float" office:value="-39.2550699460962" calcext:value-type="float">
            <text:p>-39.255</text:p>
          </table:table-cell>
          <table:table-cell/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table:formula="of:=[.A476]/1000000" office:value-type="float" office:value="119" calcext:value-type="float">
            <text:p>119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2.31498025285198" calcext:value-type="float">
            <text:p>-2.3149802529</text:p>
          </table:table-cell>
          <table:table-cell table:formula="of:=[.D476]+[.C476]" office:value-type="float" office:value="-1.71498025285198" calcext:value-type="float">
            <text:p>-1.7149802529</text:p>
          </table:table-cell>
          <table:table-cell table:formula="of:=[.E476]-37.6798586634965" office:value-type="float" office:value="-39.3948389163485" calcext:value-type="float">
            <text:p>-39.395</text:p>
          </table:table-cell>
          <table:table-cell/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table:formula="of:=[.A477]/1000000" office:value-type="float" office:value="119.25" calcext:value-type="float">
            <text:p>119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2.35301651430574" calcext:value-type="float">
            <text:p>-2.3530165143</text:p>
          </table:table-cell>
          <table:table-cell table:formula="of:=[.D477]+[.C477]" office:value-type="float" office:value="-1.75301651430574" calcext:value-type="float">
            <text:p>-1.7530165143</text:p>
          </table:table-cell>
          <table:table-cell table:formula="of:=[.E477]-37.6798586634965" office:value-type="float" office:value="-39.4328751778022" calcext:value-type="float">
            <text:p>-39.433</text:p>
          </table:table-cell>
          <table:table-cell/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table:formula="of:=[.A478]/1000000" office:value-type="float" office:value="119.5" calcext:value-type="float">
            <text:p>119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2.31405132010726" calcext:value-type="float">
            <text:p>-2.3140513201</text:p>
          </table:table-cell>
          <table:table-cell table:formula="of:=[.D478]+[.C478]" office:value-type="float" office:value="-1.71405132010726" calcext:value-type="float">
            <text:p>-1.7140513201</text:p>
          </table:table-cell>
          <table:table-cell table:formula="of:=[.E478]-37.6798586634965" office:value-type="float" office:value="-39.3939099836038" calcext:value-type="float">
            <text:p>-39.394</text:p>
          </table:table-cell>
          <table:table-cell/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table:formula="of:=[.A479]/1000000" office:value-type="float" office:value="119.75" calcext:value-type="float">
            <text:p>119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2.48633841915649" calcext:value-type="float">
            <text:p>-2.4863384192</text:p>
          </table:table-cell>
          <table:table-cell table:formula="of:=[.D479]+[.C479]" office:value-type="float" office:value="-1.88633841915649" calcext:value-type="float">
            <text:p>-1.8863384192</text:p>
          </table:table-cell>
          <table:table-cell table:formula="of:=[.E479]-37.6798586634965" office:value-type="float" office:value="-39.566197082653" calcext:value-type="float">
            <text:p>-39.566</text:p>
          </table:table-cell>
          <table:table-cell/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table:formula="of:=[.A480]/1000000" office:value-type="float" office:value="120" calcext:value-type="float">
            <text:p>120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3.25545128301784" calcext:value-type="float">
            <text:p>-3.255451283</text:p>
          </table:table-cell>
          <table:table-cell table:formula="of:=[.D480]+[.C480]" office:value-type="float" office:value="-2.65545128301784" calcext:value-type="float">
            <text:p>-2.655451283</text:p>
          </table:table-cell>
          <table:table-cell table:formula="of:=[.E480]-37.6798586634965" office:value-type="float" office:value="-40.3353099465143" calcext:value-type="float">
            <text:p>-40.335</text:p>
          </table:table-cell>
          <table:table-cell/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table:formula="of:=[.A481]/1000000" office:value-type="float" office:value="120.25" calcext:value-type="float">
            <text:p>120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2.5850330921751" calcext:value-type="float">
            <text:p>-2.5850330922</text:p>
          </table:table-cell>
          <table:table-cell table:formula="of:=[.D481]+[.C481]" office:value-type="float" office:value="-1.9850330921751" calcext:value-type="float">
            <text:p>-1.9850330922</text:p>
          </table:table-cell>
          <table:table-cell table:formula="of:=[.E481]-37.6798586634965" office:value-type="float" office:value="-39.6648917556716" calcext:value-type="float">
            <text:p>-39.665</text:p>
          </table:table-cell>
          <table:table-cell/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table:formula="of:=[.A482]/1000000" office:value-type="float" office:value="120.5" calcext:value-type="float">
            <text:p>120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2.27033260619003" calcext:value-type="float">
            <text:p>-2.2703326062</text:p>
          </table:table-cell>
          <table:table-cell table:formula="of:=[.D482]+[.C482]" office:value-type="float" office:value="-1.67033260619003" calcext:value-type="float">
            <text:p>-1.6703326062</text:p>
          </table:table-cell>
          <table:table-cell table:formula="of:=[.E482]-37.6798586634965" office:value-type="float" office:value="-39.3501912696865" calcext:value-type="float">
            <text:p>-39.350</text:p>
          </table:table-cell>
          <table:table-cell/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table:formula="of:=[.A483]/1000000" office:value-type="float" office:value="120.75" calcext:value-type="float">
            <text:p>120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2.47557449119058" calcext:value-type="float">
            <text:p>-2.4755744912</text:p>
          </table:table-cell>
          <table:table-cell table:formula="of:=[.D483]+[.C483]" office:value-type="float" office:value="-1.87557449119058" calcext:value-type="float">
            <text:p>-1.8755744912</text:p>
          </table:table-cell>
          <table:table-cell table:formula="of:=[.E483]-37.6798586634965" office:value-type="float" office:value="-39.5554331546871" calcext:value-type="float">
            <text:p>-39.555</text:p>
          </table:table-cell>
          <table:table-cell/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table:formula="of:=[.A484]/1000000" office:value-type="float" office:value="121" calcext:value-type="float">
            <text:p>121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3.07245109362119" calcext:value-type="float">
            <text:p>-3.0724510936</text:p>
          </table:table-cell>
          <table:table-cell table:formula="of:=[.D484]+[.C484]" office:value-type="float" office:value="-2.47245109362119" calcext:value-type="float">
            <text:p>-2.4724510936</text:p>
          </table:table-cell>
          <table:table-cell table:formula="of:=[.E484]-37.6798586634965" office:value-type="float" office:value="-40.1523097571177" calcext:value-type="float">
            <text:p>-40.152</text:p>
          </table:table-cell>
          <table:table-cell/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table:formula="of:=[.A485]/1000000" office:value-type="float" office:value="121.25" calcext:value-type="float">
            <text:p>121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3.24376960705918" calcext:value-type="float">
            <text:p>-3.2437696071</text:p>
          </table:table-cell>
          <table:table-cell table:formula="of:=[.D485]+[.C485]" office:value-type="float" office:value="-2.64376960705918" calcext:value-type="float">
            <text:p>-2.6437696071</text:p>
          </table:table-cell>
          <table:table-cell table:formula="of:=[.E485]-37.6798586634965" office:value-type="float" office:value="-40.3236282705557" calcext:value-type="float">
            <text:p>-40.324</text:p>
          </table:table-cell>
          <table:table-cell/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table:formula="of:=[.A486]/1000000" office:value-type="float" office:value="121.5" calcext:value-type="float">
            <text:p>121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3.1472867669936" calcext:value-type="float">
            <text:p>-3.147286767</text:p>
          </table:table-cell>
          <table:table-cell table:formula="of:=[.D486]+[.C486]" office:value-type="float" office:value="-2.5472867669936" calcext:value-type="float">
            <text:p>-2.547286767</text:p>
          </table:table-cell>
          <table:table-cell table:formula="of:=[.E486]-37.6798586634965" office:value-type="float" office:value="-40.2271454304901" calcext:value-type="float">
            <text:p>-40.227</text:p>
          </table:table-cell>
          <table:table-cell/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table:formula="of:=[.A487]/1000000" office:value-type="float" office:value="121.75" calcext:value-type="float">
            <text:p>121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2.92970934244928" calcext:value-type="float">
            <text:p>-2.9297093424</text:p>
          </table:table-cell>
          <table:table-cell table:formula="of:=[.D487]+[.C487]" office:value-type="float" office:value="-2.32970934244928" calcext:value-type="float">
            <text:p>-2.3297093424</text:p>
          </table:table-cell>
          <table:table-cell table:formula="of:=[.E487]-37.6798586634965" office:value-type="float" office:value="-40.0095680059458" calcext:value-type="float">
            <text:p>-40.010</text:p>
          </table:table-cell>
          <table:table-cell/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table:formula="of:=[.A488]/1000000" office:value-type="float" office:value="122" calcext:value-type="float">
            <text:p>122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3.51190545955198" calcext:value-type="float">
            <text:p>-3.5119054596</text:p>
          </table:table-cell>
          <table:table-cell table:formula="of:=[.D488]+[.C488]" office:value-type="float" office:value="-2.91190545955198" calcext:value-type="float">
            <text:p>-2.9119054596</text:p>
          </table:table-cell>
          <table:table-cell table:formula="of:=[.E488]-37.6798586634965" office:value-type="float" office:value="-40.5917641230485" calcext:value-type="float">
            <text:p>-40.592</text:p>
          </table:table-cell>
          <table:table-cell/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table:formula="of:=[.A489]/1000000" office:value-type="float" office:value="122.25" calcext:value-type="float">
            <text:p>122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3.6910642002615" calcext:value-type="float">
            <text:p>-3.6910642003</text:p>
          </table:table-cell>
          <table:table-cell table:formula="of:=[.D489]+[.C489]" office:value-type="float" office:value="-3.0910642002615" calcext:value-type="float">
            <text:p>-3.0910642003</text:p>
          </table:table-cell>
          <table:table-cell table:formula="of:=[.E489]-37.6798586634965" office:value-type="float" office:value="-40.770922863758" calcext:value-type="float">
            <text:p>-40.771</text:p>
          </table:table-cell>
          <table:table-cell/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table:formula="of:=[.A490]/1000000" office:value-type="float" office:value="122.5" calcext:value-type="float">
            <text:p>122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3.59949906721673" calcext:value-type="float">
            <text:p>-3.5994990672</text:p>
          </table:table-cell>
          <table:table-cell table:formula="of:=[.D490]+[.C490]" office:value-type="float" office:value="-2.99949906721673" calcext:value-type="float">
            <text:p>-2.9994990672</text:p>
          </table:table-cell>
          <table:table-cell table:formula="of:=[.E490]-37.6798586634965" office:value-type="float" office:value="-40.6793577307132" calcext:value-type="float">
            <text:p>-40.679</text:p>
          </table:table-cell>
          <table:table-cell/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table:formula="of:=[.A491]/1000000" office:value-type="float" office:value="122.75" calcext:value-type="float">
            <text:p>122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3.13628066988988" calcext:value-type="float">
            <text:p>-3.1362806699</text:p>
          </table:table-cell>
          <table:table-cell table:formula="of:=[.D491]+[.C491]" office:value-type="float" office:value="-2.53628066988988" calcext:value-type="float">
            <text:p>-2.5362806699</text:p>
          </table:table-cell>
          <table:table-cell table:formula="of:=[.E491]-37.6798586634965" office:value-type="float" office:value="-40.2161393333864" calcext:value-type="float">
            <text:p>-40.216</text:p>
          </table:table-cell>
          <table:table-cell/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table:formula="of:=[.A492]/1000000" office:value-type="float" office:value="123" calcext:value-type="float">
            <text:p>123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3.93832603854278" calcext:value-type="float">
            <text:p>-3.9383260385</text:p>
          </table:table-cell>
          <table:table-cell table:formula="of:=[.D492]+[.C492]" office:value-type="float" office:value="-3.33832603854278" calcext:value-type="float">
            <text:p>-3.3383260385</text:p>
          </table:table-cell>
          <table:table-cell table:formula="of:=[.E492]-37.6798586634965" office:value-type="float" office:value="-41.0181847020393" calcext:value-type="float">
            <text:p>-41.018</text:p>
          </table:table-cell>
          <table:table-cell/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table:formula="of:=[.A493]/1000000" office:value-type="float" office:value="123.25" calcext:value-type="float">
            <text:p>123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4.02821366815423" calcext:value-type="float">
            <text:p>-4.0282136682</text:p>
          </table:table-cell>
          <table:table-cell table:formula="of:=[.D493]+[.C493]" office:value-type="float" office:value="-3.42821366815423" calcext:value-type="float">
            <text:p>-3.4282136682</text:p>
          </table:table-cell>
          <table:table-cell table:formula="of:=[.E493]-37.6798586634965" office:value-type="float" office:value="-41.1080723316507" calcext:value-type="float">
            <text:p>-41.108</text:p>
          </table:table-cell>
          <table:table-cell/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table:formula="of:=[.A494]/1000000" office:value-type="float" office:value="123.5" calcext:value-type="float">
            <text:p>123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3.99280855819602" calcext:value-type="float">
            <text:p>-3.9928085582</text:p>
          </table:table-cell>
          <table:table-cell table:formula="of:=[.D494]+[.C494]" office:value-type="float" office:value="-3.39280855819602" calcext:value-type="float">
            <text:p>-3.3928085582</text:p>
          </table:table-cell>
          <table:table-cell table:formula="of:=[.E494]-37.6798586634965" office:value-type="float" office:value="-41.0726672216925" calcext:value-type="float">
            <text:p>-41.073</text:p>
          </table:table-cell>
          <table:table-cell/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table:formula="of:=[.A495]/1000000" office:value-type="float" office:value="123.75" calcext:value-type="float">
            <text:p>123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3.93545372827876" calcext:value-type="float">
            <text:p>-3.9354537283</text:p>
          </table:table-cell>
          <table:table-cell table:formula="of:=[.D495]+[.C495]" office:value-type="float" office:value="-3.33545372827876" calcext:value-type="float">
            <text:p>-3.3354537283</text:p>
          </table:table-cell>
          <table:table-cell table:formula="of:=[.E495]-37.6798586634965" office:value-type="float" office:value="-41.0153123917753" calcext:value-type="float">
            <text:p>-41.015</text:p>
          </table:table-cell>
          <table:table-cell/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table:formula="of:=[.A496]/1000000" office:value-type="float" office:value="124" calcext:value-type="float">
            <text:p>124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3.72725025846069" calcext:value-type="float">
            <text:p>-3.7272502585</text:p>
          </table:table-cell>
          <table:table-cell table:formula="of:=[.D496]+[.C496]" office:value-type="float" office:value="-3.12725025846069" calcext:value-type="float">
            <text:p>-3.1272502585</text:p>
          </table:table-cell>
          <table:table-cell table:formula="of:=[.E496]-37.6798586634965" office:value-type="float" office:value="-40.8071089219572" calcext:value-type="float">
            <text:p>-40.807</text:p>
          </table:table-cell>
          <table:table-cell/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table:formula="of:=[.A497]/1000000" office:value-type="float" office:value="124.25" calcext:value-type="float">
            <text:p>124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4.53806516016878" calcext:value-type="float">
            <text:p>-4.5380651602</text:p>
          </table:table-cell>
          <table:table-cell table:formula="of:=[.D497]+[.C497]" office:value-type="float" office:value="-3.93806516016878" calcext:value-type="float">
            <text:p>-3.9380651602</text:p>
          </table:table-cell>
          <table:table-cell table:formula="of:=[.E497]-37.6798586634965" office:value-type="float" office:value="-41.6179238236653" calcext:value-type="float">
            <text:p>-41.618</text:p>
          </table:table-cell>
          <table:table-cell/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table:formula="of:=[.A498]/1000000" office:value-type="float" office:value="124.5" calcext:value-type="float">
            <text:p>124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4.75711311668078" calcext:value-type="float">
            <text:p>-4.7571131167</text:p>
          </table:table-cell>
          <table:table-cell table:formula="of:=[.D498]+[.C498]" office:value-type="float" office:value="-4.15711311668078" calcext:value-type="float">
            <text:p>-4.1571131167</text:p>
          </table:table-cell>
          <table:table-cell table:formula="of:=[.E498]-37.6798586634965" office:value-type="float" office:value="-41.8369717801773" calcext:value-type="float">
            <text:p>-41.837</text:p>
          </table:table-cell>
          <table:table-cell/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table:formula="of:=[.A499]/1000000" office:value-type="float" office:value="124.75" calcext:value-type="float">
            <text:p>124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4.58820499996996" calcext:value-type="float">
            <text:p>-4.588205</text:p>
          </table:table-cell>
          <table:table-cell table:formula="of:=[.D499]+[.C499]" office:value-type="float" office:value="-3.98820499996996" calcext:value-type="float">
            <text:p>-3.988205</text:p>
          </table:table-cell>
          <table:table-cell table:formula="of:=[.E499]-37.6798586634965" office:value-type="float" office:value="-41.6680636634665" calcext:value-type="float">
            <text:p>-41.668</text:p>
          </table:table-cell>
          <table:table-cell/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table:formula="of:=[.A500]/1000000" office:value-type="float" office:value="125" calcext:value-type="float">
            <text:p>125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4.17945682630935" calcext:value-type="float">
            <text:p>-4.1794568263</text:p>
          </table:table-cell>
          <table:table-cell table:formula="of:=[.D500]+[.C500]" office:value-type="float" office:value="-3.57945682630935" calcext:value-type="float">
            <text:p>-3.5794568263</text:p>
          </table:table-cell>
          <table:table-cell table:formula="of:=[.E500]-37.6798586634965" office:value-type="float" office:value="-41.2593154898059" calcext:value-type="float">
            <text:p>-41.259</text:p>
          </table:table-cell>
          <table:table-cell/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table:formula="of:=[.A501]/1000000" office:value-type="float" office:value="125.25" calcext:value-type="float">
            <text:p>125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4.92702951845158" calcext:value-type="float">
            <text:p>-4.9270295185</text:p>
          </table:table-cell>
          <table:table-cell table:formula="of:=[.D501]+[.C501]" office:value-type="float" office:value="-4.32702951845158" calcext:value-type="float">
            <text:p>-4.3270295185</text:p>
          </table:table-cell>
          <table:table-cell table:formula="of:=[.E501]-37.6798586634965" office:value-type="float" office:value="-42.0068881819481" calcext:value-type="float">
            <text:p>-42.007</text:p>
          </table:table-cell>
          <table:table-cell/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table:formula="of:=[.A502]/1000000" office:value-type="float" office:value="125.5" calcext:value-type="float">
            <text:p>125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5.02432800594736" calcext:value-type="float">
            <text:p>-5.0243280059</text:p>
          </table:table-cell>
          <table:table-cell table:formula="of:=[.D502]+[.C502]" office:value-type="float" office:value="-4.42432800594736" calcext:value-type="float">
            <text:p>-4.4243280059</text:p>
          </table:table-cell>
          <table:table-cell table:formula="of:=[.E502]-37.6798586634965" office:value-type="float" office:value="-42.1041866694439" calcext:value-type="float">
            <text:p>-42.104</text:p>
          </table:table-cell>
          <table:table-cell/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table:formula="of:=[.A503]/1000000" office:value-type="float" office:value="125.75" calcext:value-type="float">
            <text:p>125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4.9117234939955" calcext:value-type="float">
            <text:p>-4.911723494</text:p>
          </table:table-cell>
          <table:table-cell table:formula="of:=[.D503]+[.C503]" office:value-type="float" office:value="-4.3117234939955" calcext:value-type="float">
            <text:p>-4.311723494</text:p>
          </table:table-cell>
          <table:table-cell table:formula="of:=[.E503]-37.6798586634965" office:value-type="float" office:value="-41.991582157492" calcext:value-type="float">
            <text:p>-41.992</text:p>
          </table:table-cell>
          <table:table-cell/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table:formula="of:=[.A504]/1000000" office:value-type="float" office:value="126" calcext:value-type="float">
            <text:p>126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4.76545037678295" calcext:value-type="float">
            <text:p>-4.7654503768</text:p>
          </table:table-cell>
          <table:table-cell table:formula="of:=[.D504]+[.C504]" office:value-type="float" office:value="-4.16545037678295" calcext:value-type="float">
            <text:p>-4.1654503768</text:p>
          </table:table-cell>
          <table:table-cell table:formula="of:=[.E504]-37.6798586634965" office:value-type="float" office:value="-41.8453090402795" calcext:value-type="float">
            <text:p>-41.845</text:p>
          </table:table-cell>
          <table:table-cell/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table:formula="of:=[.A505]/1000000" office:value-type="float" office:value="126.25" calcext:value-type="float">
            <text:p>126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5.28209032174895" calcext:value-type="float">
            <text:p>-5.2820903217</text:p>
          </table:table-cell>
          <table:table-cell table:formula="of:=[.D505]+[.C505]" office:value-type="float" office:value="-4.68209032174895" calcext:value-type="float">
            <text:p>-4.6820903217</text:p>
          </table:table-cell>
          <table:table-cell table:formula="of:=[.E505]-37.6798586634965" office:value-type="float" office:value="-42.3619489852455" calcext:value-type="float">
            <text:p>-42.362</text:p>
          </table:table-cell>
          <table:table-cell/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table:formula="of:=[.A506]/1000000" office:value-type="float" office:value="126.5" calcext:value-type="float">
            <text:p>126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5.15674894937419" calcext:value-type="float">
            <text:p>-5.1567489494</text:p>
          </table:table-cell>
          <table:table-cell table:formula="of:=[.D506]+[.C506]" office:value-type="float" office:value="-4.55674894937419" calcext:value-type="float">
            <text:p>-4.5567489494</text:p>
          </table:table-cell>
          <table:table-cell table:formula="of:=[.E506]-37.6798586634965" office:value-type="float" office:value="-42.2366076128707" calcext:value-type="float">
            <text:p>-42.237</text:p>
          </table:table-cell>
          <table:table-cell/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table:formula="of:=[.A507]/1000000" office:value-type="float" office:value="126.75" calcext:value-type="float">
            <text:p>126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5.6954743628772" calcext:value-type="float">
            <text:p>-5.6954743629</text:p>
          </table:table-cell>
          <table:table-cell table:formula="of:=[.D507]+[.C507]" office:value-type="float" office:value="-5.0954743628772" calcext:value-type="float">
            <text:p>-5.0954743629</text:p>
          </table:table-cell>
          <table:table-cell table:formula="of:=[.E507]-37.6798586634965" office:value-type="float" office:value="-42.7753330263737" calcext:value-type="float">
            <text:p>-42.775</text:p>
          </table:table-cell>
          <table:table-cell/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table:formula="of:=[.A508]/1000000" office:value-type="float" office:value="127" calcext:value-type="float">
            <text:p>127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5.79300723396202" calcext:value-type="float">
            <text:p>-5.793007234</text:p>
          </table:table-cell>
          <table:table-cell table:formula="of:=[.D508]+[.C508]" office:value-type="float" office:value="-5.19300723396202" calcext:value-type="float">
            <text:p>-5.193007234</text:p>
          </table:table-cell>
          <table:table-cell table:formula="of:=[.E508]-37.6798586634965" office:value-type="float" office:value="-42.8728658974585" calcext:value-type="float">
            <text:p>-42.873</text:p>
          </table:table-cell>
          <table:table-cell/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table:formula="of:=[.A509]/1000000" office:value-type="float" office:value="127.25" calcext:value-type="float">
            <text:p>127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5.9753816137655" calcext:value-type="float">
            <text:p>-5.9753816138</text:p>
          </table:table-cell>
          <table:table-cell table:formula="of:=[.D509]+[.C509]" office:value-type="float" office:value="-5.3753816137655" calcext:value-type="float">
            <text:p>-5.3753816138</text:p>
          </table:table-cell>
          <table:table-cell table:formula="of:=[.E509]-37.6798586634965" office:value-type="float" office:value="-43.055240277262" calcext:value-type="float">
            <text:p>-43.055</text:p>
          </table:table-cell>
          <table:table-cell/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table:formula="of:=[.A510]/1000000" office:value-type="float" office:value="127.5" calcext:value-type="float">
            <text:p>127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6.42919969057044" calcext:value-type="float">
            <text:p>-6.4291996906</text:p>
          </table:table-cell>
          <table:table-cell table:formula="of:=[.D510]+[.C510]" office:value-type="float" office:value="-5.82919969057044" calcext:value-type="float">
            <text:p>-5.8291996906</text:p>
          </table:table-cell>
          <table:table-cell table:formula="of:=[.E510]-37.6798586634965" office:value-type="float" office:value="-43.5090583540669" calcext:value-type="float">
            <text:p>-43.509</text:p>
          </table:table-cell>
          <table:table-cell/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table:formula="of:=[.A511]/1000000" office:value-type="float" office:value="127.75" calcext:value-type="float">
            <text:p>127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5.73311853543862" calcext:value-type="float">
            <text:p>-5.7331185354</text:p>
          </table:table-cell>
          <table:table-cell table:formula="of:=[.D511]+[.C511]" office:value-type="float" office:value="-5.13311853543862" calcext:value-type="float">
            <text:p>-5.1331185354</text:p>
          </table:table-cell>
          <table:table-cell table:formula="of:=[.E511]-37.6798586634965" office:value-type="float" office:value="-42.8129771989351" calcext:value-type="float">
            <text:p>-42.813</text:p>
          </table:table-cell>
          <table:table-cell/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table:formula="of:=[.A512]/1000000" office:value-type="float" office:value="128" calcext:value-type="float">
            <text:p>128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5.82057664292215" calcext:value-type="float">
            <text:p>-5.8205766429</text:p>
          </table:table-cell>
          <table:table-cell table:formula="of:=[.D512]+[.C512]" office:value-type="float" office:value="-5.22057664292215" calcext:value-type="float">
            <text:p>-5.2205766429</text:p>
          </table:table-cell>
          <table:table-cell table:formula="of:=[.E512]-37.6798586634965" office:value-type="float" office:value="-42.9004353064187" calcext:value-type="float">
            <text:p>-42.900</text:p>
          </table:table-cell>
          <table:table-cell/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table:formula="of:=[.A513]/1000000" office:value-type="float" office:value="128.25" calcext:value-type="float">
            <text:p>128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5.34311015658383" calcext:value-type="float">
            <text:p>-5.3431101566</text:p>
          </table:table-cell>
          <table:table-cell table:formula="of:=[.D513]+[.C513]" office:value-type="float" office:value="-4.74311015658383" calcext:value-type="float">
            <text:p>-4.7431101566</text:p>
          </table:table-cell>
          <table:table-cell table:formula="of:=[.E513]-37.6798586634965" office:value-type="float" office:value="-42.4229688200803" calcext:value-type="float">
            <text:p>-42.423</text:p>
          </table:table-cell>
          <table:table-cell/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table:formula="of:=[.A514]/1000000" office:value-type="float" office:value="128.5" calcext:value-type="float">
            <text:p>128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6.175443467636" calcext:value-type="float">
            <text:p>-6.1754434676</text:p>
          </table:table-cell>
          <table:table-cell table:formula="of:=[.D514]+[.C514]" office:value-type="float" office:value="-5.575443467636" calcext:value-type="float">
            <text:p>-5.5754434676</text:p>
          </table:table-cell>
          <table:table-cell table:formula="of:=[.E514]-37.6798586634965" office:value-type="float" office:value="-43.2553021311325" calcext:value-type="float">
            <text:p>-43.255</text:p>
          </table:table-cell>
          <table:table-cell/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table:formula="of:=[.A515]/1000000" office:value-type="float" office:value="128.75" calcext:value-type="float">
            <text:p>128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6.12768228679512" calcext:value-type="float">
            <text:p>-6.1276822868</text:p>
          </table:table-cell>
          <table:table-cell table:formula="of:=[.D515]+[.C515]" office:value-type="float" office:value="-5.52768228679512" calcext:value-type="float">
            <text:p>-5.5276822868</text:p>
          </table:table-cell>
          <table:table-cell table:formula="of:=[.E515]-37.6798586634965" office:value-type="float" office:value="-43.2075409502916" calcext:value-type="float">
            <text:p>-43.208</text:p>
          </table:table-cell>
          <table:table-cell/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table:formula="of:=[.A516]/1000000" office:value-type="float" office:value="129" calcext:value-type="float">
            <text:p>129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6.13177766888694" calcext:value-type="float">
            <text:p>-6.1317776689</text:p>
          </table:table-cell>
          <table:table-cell table:formula="of:=[.D516]+[.C516]" office:value-type="float" office:value="-5.53177766888694" calcext:value-type="float">
            <text:p>-5.5317776689</text:p>
          </table:table-cell>
          <table:table-cell table:formula="of:=[.E516]-37.6798586634965" office:value-type="float" office:value="-43.2116363323834" calcext:value-type="float">
            <text:p>-43.212</text:p>
          </table:table-cell>
          <table:table-cell/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table:formula="of:=[.A517]/1000000" office:value-type="float" office:value="129.25" calcext:value-type="float">
            <text:p>129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6.80219030453494" calcext:value-type="float">
            <text:p>-6.8021903045</text:p>
          </table:table-cell>
          <table:table-cell table:formula="of:=[.D517]+[.C517]" office:value-type="float" office:value="-6.20219030453494" calcext:value-type="float">
            <text:p>-6.2021903045</text:p>
          </table:table-cell>
          <table:table-cell table:formula="of:=[.E517]-37.6798586634965" office:value-type="float" office:value="-43.8820489680314" calcext:value-type="float">
            <text:p>-43.882</text:p>
          </table:table-cell>
          <table:table-cell/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table:formula="of:=[.A518]/1000000" office:value-type="float" office:value="129.5" calcext:value-type="float">
            <text:p>129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6.24994959013605" calcext:value-type="float">
            <text:p>-6.2499495901</text:p>
          </table:table-cell>
          <table:table-cell table:formula="of:=[.D518]+[.C518]" office:value-type="float" office:value="-5.64994959013605" calcext:value-type="float">
            <text:p>-5.6499495901</text:p>
          </table:table-cell>
          <table:table-cell table:formula="of:=[.E518]-37.6798586634965" office:value-type="float" office:value="-43.3298082536326" calcext:value-type="float">
            <text:p>-43.330</text:p>
          </table:table-cell>
          <table:table-cell/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table:formula="of:=[.A519]/1000000" office:value-type="float" office:value="129.75" calcext:value-type="float">
            <text:p>129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6.9143825964422" calcext:value-type="float">
            <text:p>-6.9143825964</text:p>
          </table:table-cell>
          <table:table-cell table:formula="of:=[.D519]+[.C519]" office:value-type="float" office:value="-6.3143825964422" calcext:value-type="float">
            <text:p>-6.3143825964</text:p>
          </table:table-cell>
          <table:table-cell table:formula="of:=[.E519]-37.6798586634965" office:value-type="float" office:value="-43.9942412599387" calcext:value-type="float">
            <text:p>-43.994</text:p>
          </table:table-cell>
          <table:table-cell/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table:formula="of:=[.A520]/1000000" office:value-type="float" office:value="130" calcext:value-type="float">
            <text:p>130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6.37168866065109" calcext:value-type="float">
            <text:p>-6.3716886607</text:p>
          </table:table-cell>
          <table:table-cell table:formula="of:=[.D520]+[.C520]" office:value-type="float" office:value="-5.77168866065109" calcext:value-type="float">
            <text:p>-5.7716886607</text:p>
          </table:table-cell>
          <table:table-cell table:formula="of:=[.E520]-37.6798586634965" office:value-type="float" office:value="-43.4515473241476" calcext:value-type="float">
            <text:p>-43.452</text:p>
          </table:table-cell>
          <table:table-cell/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table:formula="of:=[.A521]/1000000" office:value-type="float" office:value="130.25" calcext:value-type="float">
            <text:p>130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7.10287805095967" calcext:value-type="float">
            <text:p>-7.102878051</text:p>
          </table:table-cell>
          <table:table-cell table:formula="of:=[.D521]+[.C521]" office:value-type="float" office:value="-6.50287805095967" calcext:value-type="float">
            <text:p>-6.502878051</text:p>
          </table:table-cell>
          <table:table-cell table:formula="of:=[.E521]-37.6798586634965" office:value-type="float" office:value="-44.1827367144562" calcext:value-type="float">
            <text:p>-44.183</text:p>
          </table:table-cell>
          <table:table-cell/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table:formula="of:=[.A522]/1000000" office:value-type="float" office:value="130.5" calcext:value-type="float">
            <text:p>130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6.22591435900318" calcext:value-type="float">
            <text:p>-6.225914359</text:p>
          </table:table-cell>
          <table:table-cell table:formula="of:=[.D522]+[.C522]" office:value-type="float" office:value="-5.62591435900318" calcext:value-type="float">
            <text:p>-5.625914359</text:p>
          </table:table-cell>
          <table:table-cell table:formula="of:=[.E522]-37.6798586634965" office:value-type="float" office:value="-43.3057730224997" calcext:value-type="float">
            <text:p>-43.306</text:p>
          </table:table-cell>
          <table:table-cell/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table:formula="of:=[.A523]/1000000" office:value-type="float" office:value="130.75" calcext:value-type="float">
            <text:p>130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7.2564128856401" calcext:value-type="float">
            <text:p>-7.2564128856</text:p>
          </table:table-cell>
          <table:table-cell table:formula="of:=[.D523]+[.C523]" office:value-type="float" office:value="-6.6564128856401" calcext:value-type="float">
            <text:p>-6.6564128856</text:p>
          </table:table-cell>
          <table:table-cell table:formula="of:=[.E523]-37.6798586634965" office:value-type="float" office:value="-44.3362715491366" calcext:value-type="float">
            <text:p>-44.336</text:p>
          </table:table-cell>
          <table:table-cell/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table:formula="of:=[.A524]/1000000" office:value-type="float" office:value="131" calcext:value-type="float">
            <text:p>131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6.91289485941982" calcext:value-type="float">
            <text:p>-6.9128948594</text:p>
          </table:table-cell>
          <table:table-cell table:formula="of:=[.D524]+[.C524]" office:value-type="float" office:value="-6.31289485941982" calcext:value-type="float">
            <text:p>-6.3128948594</text:p>
          </table:table-cell>
          <table:table-cell table:formula="of:=[.E524]-37.6798586634965" office:value-type="float" office:value="-43.9927535229163" calcext:value-type="float">
            <text:p>-43.993</text:p>
          </table:table-cell>
          <table:table-cell/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table:formula="of:=[.A525]/1000000" office:value-type="float" office:value="131.25" calcext:value-type="float">
            <text:p>131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6.74555602353271" calcext:value-type="float">
            <text:p>-6.7455560235</text:p>
          </table:table-cell>
          <table:table-cell table:formula="of:=[.D525]+[.C525]" office:value-type="float" office:value="-6.14555602353271" calcext:value-type="float">
            <text:p>-6.1455560235</text:p>
          </table:table-cell>
          <table:table-cell table:formula="of:=[.E525]-37.6798586634965" office:value-type="float" office:value="-43.8254146870292" calcext:value-type="float">
            <text:p>-43.825</text:p>
          </table:table-cell>
          <table:table-cell/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table:formula="of:=[.A526]/1000000" office:value-type="float" office:value="131.5" calcext:value-type="float">
            <text:p>131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8.03773597463844" calcext:value-type="float">
            <text:p>-8.0377359746</text:p>
          </table:table-cell>
          <table:table-cell table:formula="of:=[.D526]+[.C526]" office:value-type="float" office:value="-7.43773597463844" calcext:value-type="float">
            <text:p>-7.4377359746</text:p>
          </table:table-cell>
          <table:table-cell table:formula="of:=[.E526]-37.6798586634965" office:value-type="float" office:value="-45.117594638135" calcext:value-type="float">
            <text:p>-45.118</text:p>
          </table:table-cell>
          <table:table-cell/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table:formula="of:=[.A527]/1000000" office:value-type="float" office:value="131.75" calcext:value-type="float">
            <text:p>131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7.63042956899949" calcext:value-type="float">
            <text:p>-7.630429569</text:p>
          </table:table-cell>
          <table:table-cell table:formula="of:=[.D527]+[.C527]" office:value-type="float" office:value="-7.03042956899949" calcext:value-type="float">
            <text:p>-7.030429569</text:p>
          </table:table-cell>
          <table:table-cell table:formula="of:=[.E527]-37.6798586634965" office:value-type="float" office:value="-44.710288232496" calcext:value-type="float">
            <text:p>-44.710</text:p>
          </table:table-cell>
          <table:table-cell/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table:formula="of:=[.A528]/1000000" office:value-type="float" office:value="132" calcext:value-type="float">
            <text:p>132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7.57060123556381" calcext:value-type="float">
            <text:p>-7.5706012356</text:p>
          </table:table-cell>
          <table:table-cell table:formula="of:=[.D528]+[.C528]" office:value-type="float" office:value="-6.97060123556381" calcext:value-type="float">
            <text:p>-6.9706012356</text:p>
          </table:table-cell>
          <table:table-cell table:formula="of:=[.E528]-37.6798586634965" office:value-type="float" office:value="-44.6504598990603" calcext:value-type="float">
            <text:p>-44.650</text:p>
          </table:table-cell>
          <table:table-cell/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table:formula="of:=[.A529]/1000000" office:value-type="float" office:value="132.25" calcext:value-type="float">
            <text:p>132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8.06732282743791" calcext:value-type="float">
            <text:p>-8.0673228274</text:p>
          </table:table-cell>
          <table:table-cell table:formula="of:=[.D529]+[.C529]" office:value-type="float" office:value="-7.46732282743791" calcext:value-type="float">
            <text:p>-7.4673228274</text:p>
          </table:table-cell>
          <table:table-cell table:formula="of:=[.E529]-37.6798586634965" office:value-type="float" office:value="-45.1471814909344" calcext:value-type="float">
            <text:p>-45.147</text:p>
          </table:table-cell>
          <table:table-cell/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table:formula="of:=[.A530]/1000000" office:value-type="float" office:value="132.5" calcext:value-type="float">
            <text:p>132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8.18627068095985" calcext:value-type="float">
            <text:p>-8.186270681</text:p>
          </table:table-cell>
          <table:table-cell table:formula="of:=[.D530]+[.C530]" office:value-type="float" office:value="-7.58627068095985" calcext:value-type="float">
            <text:p>-7.586270681</text:p>
          </table:table-cell>
          <table:table-cell table:formula="of:=[.E530]-37.6798586634965" office:value-type="float" office:value="-45.2661293444564" calcext:value-type="float">
            <text:p>-45.266</text:p>
          </table:table-cell>
          <table:table-cell/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table:formula="of:=[.A531]/1000000" office:value-type="float" office:value="132.75" calcext:value-type="float">
            <text:p>132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7.78675127707962" calcext:value-type="float">
            <text:p>-7.7867512771</text:p>
          </table:table-cell>
          <table:table-cell table:formula="of:=[.D531]+[.C531]" office:value-type="float" office:value="-7.18675127707962" calcext:value-type="float">
            <text:p>-7.1867512771</text:p>
          </table:table-cell>
          <table:table-cell table:formula="of:=[.E531]-37.6798586634965" office:value-type="float" office:value="-44.8666099405761" calcext:value-type="float">
            <text:p>-44.867</text:p>
          </table:table-cell>
          <table:table-cell/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table:formula="of:=[.A532]/1000000" office:value-type="float" office:value="133" calcext:value-type="float">
            <text:p>133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8.51572739286379" calcext:value-type="float">
            <text:p>-8.5157273929</text:p>
          </table:table-cell>
          <table:table-cell table:formula="of:=[.D532]+[.C532]" office:value-type="float" office:value="-7.91572739286379" calcext:value-type="float">
            <text:p>-7.9157273929</text:p>
          </table:table-cell>
          <table:table-cell table:formula="of:=[.E532]-37.6798586634965" office:value-type="float" office:value="-45.5955860563603" calcext:value-type="float">
            <text:p>-45.596</text:p>
          </table:table-cell>
          <table:table-cell/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table:formula="of:=[.A533]/1000000" office:value-type="float" office:value="133.25" calcext:value-type="float">
            <text:p>133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7.96644290398765" calcext:value-type="float">
            <text:p>-7.966442904</text:p>
          </table:table-cell>
          <table:table-cell table:formula="of:=[.D533]+[.C533]" office:value-type="float" office:value="-7.36644290398765" calcext:value-type="float">
            <text:p>-7.366442904</text:p>
          </table:table-cell>
          <table:table-cell table:formula="of:=[.E533]-37.6798586634965" office:value-type="float" office:value="-45.0463015674842" calcext:value-type="float">
            <text:p>-45.046</text:p>
          </table:table-cell>
          <table:table-cell/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table:formula="of:=[.A534]/1000000" office:value-type="float" office:value="133.5" calcext:value-type="float">
            <text:p>133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8.39939130894368" calcext:value-type="float">
            <text:p>-8.3993913089</text:p>
          </table:table-cell>
          <table:table-cell table:formula="of:=[.D534]+[.C534]" office:value-type="float" office:value="-7.79939130894368" calcext:value-type="float">
            <text:p>-7.7993913089</text:p>
          </table:table-cell>
          <table:table-cell table:formula="of:=[.E534]-37.6798586634965" office:value-type="float" office:value="-45.4792499724402" calcext:value-type="float">
            <text:p>-45.479</text:p>
          </table:table-cell>
          <table:table-cell/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table:formula="of:=[.A535]/1000000" office:value-type="float" office:value="133.75" calcext:value-type="float">
            <text:p>133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8.50989654806306" calcext:value-type="float">
            <text:p>-8.5098965481</text:p>
          </table:table-cell>
          <table:table-cell table:formula="of:=[.D535]+[.C535]" office:value-type="float" office:value="-7.90989654806306" calcext:value-type="float">
            <text:p>-7.9098965481</text:p>
          </table:table-cell>
          <table:table-cell table:formula="of:=[.E535]-37.6798586634965" office:value-type="float" office:value="-45.5897552115596" calcext:value-type="float">
            <text:p>-45.590</text:p>
          </table:table-cell>
          <table:table-cell/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table:formula="of:=[.A536]/1000000" office:value-type="float" office:value="134" calcext:value-type="float">
            <text:p>134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8.65984679695452" calcext:value-type="float">
            <text:p>-8.659846797</text:p>
          </table:table-cell>
          <table:table-cell table:formula="of:=[.D536]+[.C536]" office:value-type="float" office:value="-8.05984679695452" calcext:value-type="float">
            <text:p>-8.059846797</text:p>
          </table:table-cell>
          <table:table-cell table:formula="of:=[.E536]-37.6798586634965" office:value-type="float" office:value="-45.739705460451" calcext:value-type="float">
            <text:p>-45.740</text:p>
          </table:table-cell>
          <table:table-cell/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table:formula="of:=[.A537]/1000000" office:value-type="float" office:value="134.25" calcext:value-type="float">
            <text:p>134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8.40832897444528" calcext:value-type="float">
            <text:p>-8.4083289744</text:p>
          </table:table-cell>
          <table:table-cell table:formula="of:=[.D537]+[.C537]" office:value-type="float" office:value="-7.80832897444528" calcext:value-type="float">
            <text:p>-7.8083289744</text:p>
          </table:table-cell>
          <table:table-cell table:formula="of:=[.E537]-37.6798586634965" office:value-type="float" office:value="-45.4881876379418" calcext:value-type="float">
            <text:p>-45.488</text:p>
          </table:table-cell>
          <table:table-cell/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table:formula="of:=[.A538]/1000000" office:value-type="float" office:value="134.5" calcext:value-type="float">
            <text:p>134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8.54347408777972" calcext:value-type="float">
            <text:p>-8.5434740878</text:p>
          </table:table-cell>
          <table:table-cell table:formula="of:=[.D538]+[.C538]" office:value-type="float" office:value="-7.94347408777972" calcext:value-type="float">
            <text:p>-7.9434740878</text:p>
          </table:table-cell>
          <table:table-cell table:formula="of:=[.E538]-37.6798586634965" office:value-type="float" office:value="-45.6233327512762" calcext:value-type="float">
            <text:p>-45.623</text:p>
          </table:table-cell>
          <table:table-cell/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table:formula="of:=[.A539]/1000000" office:value-type="float" office:value="134.75" calcext:value-type="float">
            <text:p>134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8.84679365554999" calcext:value-type="float">
            <text:p>-8.8467936555</text:p>
          </table:table-cell>
          <table:table-cell table:formula="of:=[.D539]+[.C539]" office:value-type="float" office:value="-8.24679365554999" calcext:value-type="float">
            <text:p>-8.2467936555</text:p>
          </table:table-cell>
          <table:table-cell table:formula="of:=[.E539]-37.6798586634965" office:value-type="float" office:value="-45.9266523190465" calcext:value-type="float">
            <text:p>-45.927</text:p>
          </table:table-cell>
          <table:table-cell/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table:formula="of:=[.A540]/1000000" office:value-type="float" office:value="135" calcext:value-type="float">
            <text:p>135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9.12131428650495" calcext:value-type="float">
            <text:p>-9.1213142865</text:p>
          </table:table-cell>
          <table:table-cell table:formula="of:=[.D540]+[.C540]" office:value-type="float" office:value="-8.52131428650495" calcext:value-type="float">
            <text:p>-8.5213142865</text:p>
          </table:table-cell>
          <table:table-cell table:formula="of:=[.E540]-37.6798586634965" office:value-type="float" office:value="-46.2011729500015" calcext:value-type="float">
            <text:p>-46.201</text:p>
          </table:table-cell>
          <table:table-cell/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table:formula="of:=[.A541]/1000000" office:value-type="float" office:value="135.25" calcext:value-type="float">
            <text:p>135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9.54968813934433" calcext:value-type="float">
            <text:p>-9.5496881393</text:p>
          </table:table-cell>
          <table:table-cell table:formula="of:=[.D541]+[.C541]" office:value-type="float" office:value="-8.94968813934433" calcext:value-type="float">
            <text:p>-8.9496881393</text:p>
          </table:table-cell>
          <table:table-cell table:formula="of:=[.E541]-37.6798586634965" office:value-type="float" office:value="-46.6295468028408" calcext:value-type="float">
            <text:p>-46.630</text:p>
          </table:table-cell>
          <table:table-cell/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table:formula="of:=[.A542]/1000000" office:value-type="float" office:value="135.5" calcext:value-type="float">
            <text:p>135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9.29668931994768" calcext:value-type="float">
            <text:p>-9.2966893199</text:p>
          </table:table-cell>
          <table:table-cell table:formula="of:=[.D542]+[.C542]" office:value-type="float" office:value="-8.69668931994768" calcext:value-type="float">
            <text:p>-8.6966893199</text:p>
          </table:table-cell>
          <table:table-cell table:formula="of:=[.E542]-37.6798586634965" office:value-type="float" office:value="-46.3765479834442" calcext:value-type="float">
            <text:p>-46.377</text:p>
          </table:table-cell>
          <table:table-cell/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table:formula="of:=[.A543]/1000000" office:value-type="float" office:value="135.75" calcext:value-type="float">
            <text:p>135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8.98610497846099" calcext:value-type="float">
            <text:p>-8.9861049785</text:p>
          </table:table-cell>
          <table:table-cell table:formula="of:=[.D543]+[.C543]" office:value-type="float" office:value="-8.38610497846099" calcext:value-type="float">
            <text:p>-8.3861049785</text:p>
          </table:table-cell>
          <table:table-cell table:formula="of:=[.E543]-37.6798586634965" office:value-type="float" office:value="-46.0659636419575" calcext:value-type="float">
            <text:p>-46.066</text:p>
          </table:table-cell>
          <table:table-cell/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table:formula="of:=[.A544]/1000000" office:value-type="float" office:value="136" calcext:value-type="float">
            <text:p>136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9.43943971749141" calcext:value-type="float">
            <text:p>-9.4394397175</text:p>
          </table:table-cell>
          <table:table-cell table:formula="of:=[.D544]+[.C544]" office:value-type="float" office:value="-8.83943971749141" calcext:value-type="float">
            <text:p>-8.8394397175</text:p>
          </table:table-cell>
          <table:table-cell table:formula="of:=[.E544]-37.6798586634965" office:value-type="float" office:value="-46.5192983809879" calcext:value-type="float">
            <text:p>-46.519</text:p>
          </table:table-cell>
          <table:table-cell/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table:formula="of:=[.A545]/1000000" office:value-type="float" office:value="136.25" calcext:value-type="float">
            <text:p>136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9.32789181514359" calcext:value-type="float">
            <text:p>-9.3278918151</text:p>
          </table:table-cell>
          <table:table-cell table:formula="of:=[.D545]+[.C545]" office:value-type="float" office:value="-8.72789181514359" calcext:value-type="float">
            <text:p>-8.7278918151</text:p>
          </table:table-cell>
          <table:table-cell table:formula="of:=[.E545]-37.6798586634965" office:value-type="float" office:value="-46.4077504786401" calcext:value-type="float">
            <text:p>-46.408</text:p>
          </table:table-cell>
          <table:table-cell/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table:formula="of:=[.A546]/1000000" office:value-type="float" office:value="136.5" calcext:value-type="float">
            <text:p>136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9.82747682131987" calcext:value-type="float">
            <text:p>-9.8274768213</text:p>
          </table:table-cell>
          <table:table-cell table:formula="of:=[.D546]+[.C546]" office:value-type="float" office:value="-9.22747682131987" calcext:value-type="float">
            <text:p>-9.2274768213</text:p>
          </table:table-cell>
          <table:table-cell table:formula="of:=[.E546]-37.6798586634965" office:value-type="float" office:value="-46.9073354848164" calcext:value-type="float">
            <text:p>-46.907</text:p>
          </table:table-cell>
          <table:table-cell/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table:formula="of:=[.A547]/1000000" office:value-type="float" office:value="136.75" calcext:value-type="float">
            <text:p>136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9.44791677776063" calcext:value-type="float">
            <text:p>-9.4479167778</text:p>
          </table:table-cell>
          <table:table-cell table:formula="of:=[.D547]+[.C547]" office:value-type="float" office:value="-8.84791677776063" calcext:value-type="float">
            <text:p>-8.8479167778</text:p>
          </table:table-cell>
          <table:table-cell table:formula="of:=[.E547]-37.6798586634965" office:value-type="float" office:value="-46.5277754412571" calcext:value-type="float">
            <text:p>-46.528</text:p>
          </table:table-cell>
          <table:table-cell/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table:formula="of:=[.A548]/1000000" office:value-type="float" office:value="137" calcext:value-type="float">
            <text:p>137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0.2414898965777" calcext:value-type="float">
            <text:p>-10.2414898966</text:p>
          </table:table-cell>
          <table:table-cell table:formula="of:=[.D548]+[.C548]" office:value-type="float" office:value="-9.6414898965777" calcext:value-type="float">
            <text:p>-9.6414898966</text:p>
          </table:table-cell>
          <table:table-cell table:formula="of:=[.E548]-37.6798586634965" office:value-type="float" office:value="-47.3213485600742" calcext:value-type="float">
            <text:p>-47.321</text:p>
          </table:table-cell>
          <table:table-cell/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table:formula="of:=[.A549]/1000000" office:value-type="float" office:value="137.25" calcext:value-type="float">
            <text:p>137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9.71720440189039" calcext:value-type="float">
            <text:p>-9.7172044019</text:p>
          </table:table-cell>
          <table:table-cell table:formula="of:=[.D549]+[.C549]" office:value-type="float" office:value="-9.11720440189039" calcext:value-type="float">
            <text:p>-9.1172044019</text:p>
          </table:table-cell>
          <table:table-cell table:formula="of:=[.E549]-37.6798586634965" office:value-type="float" office:value="-46.7970630653869" calcext:value-type="float">
            <text:p>-46.797</text:p>
          </table:table-cell>
          <table:table-cell/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table:formula="of:=[.A550]/1000000" office:value-type="float" office:value="137.5" calcext:value-type="float">
            <text:p>137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0.1437026977671" calcext:value-type="float">
            <text:p>-10.1437026978</text:p>
          </table:table-cell>
          <table:table-cell table:formula="of:=[.D550]+[.C550]" office:value-type="float" office:value="-9.5437026977671" calcext:value-type="float">
            <text:p>-9.5437026978</text:p>
          </table:table-cell>
          <table:table-cell table:formula="of:=[.E550]-37.6798586634965" office:value-type="float" office:value="-47.2235613612636" calcext:value-type="float">
            <text:p>-47.224</text:p>
          </table:table-cell>
          <table:table-cell/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table:formula="of:=[.A551]/1000000" office:value-type="float" office:value="137.75" calcext:value-type="float">
            <text:p>137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0.2289142339949" calcext:value-type="float">
            <text:p>-10.228914234</text:p>
          </table:table-cell>
          <table:table-cell table:formula="of:=[.D551]+[.C551]" office:value-type="float" office:value="-9.6289142339949" calcext:value-type="float">
            <text:p>-9.628914234</text:p>
          </table:table-cell>
          <table:table-cell table:formula="of:=[.E551]-37.6798586634965" office:value-type="float" office:value="-47.3087728974914" calcext:value-type="float">
            <text:p>-47.309</text:p>
          </table:table-cell>
          <table:table-cell/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table:formula="of:=[.A552]/1000000" office:value-type="float" office:value="138" calcext:value-type="float">
            <text:p>138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0.8920900779844" calcext:value-type="float">
            <text:p>-10.892090078</text:p>
          </table:table-cell>
          <table:table-cell table:formula="of:=[.D552]+[.C552]" office:value-type="float" office:value="-10.2920900779844" calcext:value-type="float">
            <text:p>-10.292090078</text:p>
          </table:table-cell>
          <table:table-cell table:formula="of:=[.E552]-37.6798586634965" office:value-type="float" office:value="-47.9719487414809" calcext:value-type="float">
            <text:p>-47.972</text:p>
          </table:table-cell>
          <table:table-cell/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table:formula="of:=[.A553]/1000000" office:value-type="float" office:value="138.25" calcext:value-type="float">
            <text:p>138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0.6541358538895" calcext:value-type="float">
            <text:p>-10.6541358539</text:p>
          </table:table-cell>
          <table:table-cell table:formula="of:=[.D553]+[.C553]" office:value-type="float" office:value="-10.0541358538895" calcext:value-type="float">
            <text:p>-10.0541358539</text:p>
          </table:table-cell>
          <table:table-cell table:formula="of:=[.E553]-37.6798586634965" office:value-type="float" office:value="-47.733994517386" calcext:value-type="float">
            <text:p>-47.734</text:p>
          </table:table-cell>
          <table:table-cell/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table:formula="of:=[.A554]/1000000" office:value-type="float" office:value="138.5" calcext:value-type="float">
            <text:p>138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0.1307091352008" calcext:value-type="float">
            <text:p>-10.1307091352</text:p>
          </table:table-cell>
          <table:table-cell table:formula="of:=[.D554]+[.C554]" office:value-type="float" office:value="-9.5307091352008" calcext:value-type="float">
            <text:p>-9.5307091352</text:p>
          </table:table-cell>
          <table:table-cell table:formula="of:=[.E554]-37.6798586634965" office:value-type="float" office:value="-47.2105677986973" calcext:value-type="float">
            <text:p>-47.211</text:p>
          </table:table-cell>
          <table:table-cell/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table:formula="of:=[.A555]/1000000" office:value-type="float" office:value="138.75" calcext:value-type="float">
            <text:p>138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0.7909832171283" calcext:value-type="float">
            <text:p>-10.7909832171</text:p>
          </table:table-cell>
          <table:table-cell table:formula="of:=[.D555]+[.C555]" office:value-type="float" office:value="-10.1909832171283" calcext:value-type="float">
            <text:p>-10.1909832171</text:p>
          </table:table-cell>
          <table:table-cell table:formula="of:=[.E555]-37.6798586634965" office:value-type="float" office:value="-47.8708418806248" calcext:value-type="float">
            <text:p>-47.871</text:p>
          </table:table-cell>
          <table:table-cell/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table:formula="of:=[.A556]/1000000" office:value-type="float" office:value="139" calcext:value-type="float">
            <text:p>139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0.8202155509549" calcext:value-type="float">
            <text:p>-10.820215551</text:p>
          </table:table-cell>
          <table:table-cell table:formula="of:=[.D556]+[.C556]" office:value-type="float" office:value="-10.2202155509549" calcext:value-type="float">
            <text:p>-10.220215551</text:p>
          </table:table-cell>
          <table:table-cell table:formula="of:=[.E556]-37.6798586634965" office:value-type="float" office:value="-47.9000742144514" calcext:value-type="float">
            <text:p>-47.900</text:p>
          </table:table-cell>
          <table:table-cell/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table:formula="of:=[.A557]/1000000" office:value-type="float" office:value="139.25" calcext:value-type="float">
            <text:p>139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1.27908622926" calcext:value-type="float">
            <text:p>-11.2790862293</text:p>
          </table:table-cell>
          <table:table-cell table:formula="of:=[.D557]+[.C557]" office:value-type="float" office:value="-10.67908622926" calcext:value-type="float">
            <text:p>-10.6790862293</text:p>
          </table:table-cell>
          <table:table-cell table:formula="of:=[.E557]-37.6798586634965" office:value-type="float" office:value="-48.3589448927565" calcext:value-type="float">
            <text:p>-48.359</text:p>
          </table:table-cell>
          <table:table-cell/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table:formula="of:=[.A558]/1000000" office:value-type="float" office:value="139.5" calcext:value-type="float">
            <text:p>139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0.8897857194761" calcext:value-type="float">
            <text:p>-10.8897857195</text:p>
          </table:table-cell>
          <table:table-cell table:formula="of:=[.D558]+[.C558]" office:value-type="float" office:value="-10.2897857194761" calcext:value-type="float">
            <text:p>-10.2897857195</text:p>
          </table:table-cell>
          <table:table-cell table:formula="of:=[.E558]-37.6798586634965" office:value-type="float" office:value="-47.9696443829726" calcext:value-type="float">
            <text:p>-47.970</text:p>
          </table:table-cell>
          <table:table-cell/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table:formula="of:=[.A559]/1000000" office:value-type="float" office:value="139.75" calcext:value-type="float">
            <text:p>139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1.0071826677889" calcext:value-type="float">
            <text:p>-11.0071826678</text:p>
          </table:table-cell>
          <table:table-cell table:formula="of:=[.D559]+[.C559]" office:value-type="float" office:value="-10.4071826677889" calcext:value-type="float">
            <text:p>-10.4071826678</text:p>
          </table:table-cell>
          <table:table-cell table:formula="of:=[.E559]-37.6798586634965" office:value-type="float" office:value="-48.0870413312854" calcext:value-type="float">
            <text:p>-48.087</text:p>
          </table:table-cell>
          <table:table-cell/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table:formula="of:=[.A560]/1000000" office:value-type="float" office:value="140" calcext:value-type="float">
            <text:p>140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1.3632060979253" calcext:value-type="float">
            <text:p>-11.3632060979</text:p>
          </table:table-cell>
          <table:table-cell table:formula="of:=[.D560]+[.C560]" office:value-type="float" office:value="-10.7632060979253" calcext:value-type="float">
            <text:p>-10.7632060979</text:p>
          </table:table-cell>
          <table:table-cell table:formula="of:=[.E560]-37.6798586634965" office:value-type="float" office:value="-48.4430647614218" calcext:value-type="float">
            <text:p>-48.443</text:p>
          </table:table-cell>
          <table:table-cell/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table:formula="of:=[.A561]/1000000" office:value-type="float" office:value="140.25" calcext:value-type="float">
            <text:p>140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1.0177314475838" calcext:value-type="float">
            <text:p>-11.0177314476</text:p>
          </table:table-cell>
          <table:table-cell table:formula="of:=[.D561]+[.C561]" office:value-type="float" office:value="-10.4177314475838" calcext:value-type="float">
            <text:p>-10.4177314476</text:p>
          </table:table-cell>
          <table:table-cell table:formula="of:=[.E561]-37.6798586634965" office:value-type="float" office:value="-48.0975901110803" calcext:value-type="float">
            <text:p>-48.098</text:p>
          </table:table-cell>
          <table:table-cell/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table:formula="of:=[.A562]/1000000" office:value-type="float" office:value="140.5" calcext:value-type="float">
            <text:p>140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2.2682823867355" calcext:value-type="float">
            <text:p>-12.2682823867</text:p>
          </table:table-cell>
          <table:table-cell table:formula="of:=[.D562]+[.C562]" office:value-type="float" office:value="-11.6682823867355" calcext:value-type="float">
            <text:p>-11.6682823867</text:p>
          </table:table-cell>
          <table:table-cell table:formula="of:=[.E562]-37.6798586634965" office:value-type="float" office:value="-49.348141050232" calcext:value-type="float">
            <text:p>-49.348</text:p>
          </table:table-cell>
          <table:table-cell/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table:formula="of:=[.A563]/1000000" office:value-type="float" office:value="140.75" calcext:value-type="float">
            <text:p>140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1.6493656109604" calcext:value-type="float">
            <text:p>-11.649365611</text:p>
          </table:table-cell>
          <table:table-cell table:formula="of:=[.D563]+[.C563]" office:value-type="float" office:value="-11.0493656109604" calcext:value-type="float">
            <text:p>-11.049365611</text:p>
          </table:table-cell>
          <table:table-cell table:formula="of:=[.E563]-37.6798586634965" office:value-type="float" office:value="-48.7292242744569" calcext:value-type="float">
            <text:p>-48.729</text:p>
          </table:table-cell>
          <table:table-cell/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table:formula="of:=[.A564]/1000000" office:value-type="float" office:value="141" calcext:value-type="float">
            <text:p>141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1.764386646808" calcext:value-type="float">
            <text:p>-11.7643866468</text:p>
          </table:table-cell>
          <table:table-cell table:formula="of:=[.D564]+[.C564]" office:value-type="float" office:value="-11.164386646808" calcext:value-type="float">
            <text:p>-11.1643866468</text:p>
          </table:table-cell>
          <table:table-cell table:formula="of:=[.E564]-37.6798586634965" office:value-type="float" office:value="-48.8442453103045" calcext:value-type="float">
            <text:p>-48.844</text:p>
          </table:table-cell>
          <table:table-cell/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table:formula="of:=[.A565]/1000000" office:value-type="float" office:value="141.25" calcext:value-type="float">
            <text:p>141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2.0408857269332" calcext:value-type="float">
            <text:p>-12.0408857269</text:p>
          </table:table-cell>
          <table:table-cell table:formula="of:=[.D565]+[.C565]" office:value-type="float" office:value="-11.4408857269332" calcext:value-type="float">
            <text:p>-11.4408857269</text:p>
          </table:table-cell>
          <table:table-cell table:formula="of:=[.E565]-37.6798586634965" office:value-type="float" office:value="-49.1207443904297" calcext:value-type="float">
            <text:p>-49.121</text:p>
          </table:table-cell>
          <table:table-cell/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table:formula="of:=[.A566]/1000000" office:value-type="float" office:value="141.5" calcext:value-type="float">
            <text:p>141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1.7110382344957" calcext:value-type="float">
            <text:p>-11.7110382345</text:p>
          </table:table-cell>
          <table:table-cell table:formula="of:=[.D566]+[.C566]" office:value-type="float" office:value="-11.1110382344957" calcext:value-type="float">
            <text:p>-11.1110382345</text:p>
          </table:table-cell>
          <table:table-cell table:formula="of:=[.E566]-37.6798586634965" office:value-type="float" office:value="-48.7908968979922" calcext:value-type="float">
            <text:p>-48.791</text:p>
          </table:table-cell>
          <table:table-cell/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table:formula="of:=[.A567]/1000000" office:value-type="float" office:value="141.75" calcext:value-type="float">
            <text:p>141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1.8771174300189" calcext:value-type="float">
            <text:p>-11.87711743</text:p>
          </table:table-cell>
          <table:table-cell table:formula="of:=[.D567]+[.C567]" office:value-type="float" office:value="-11.2771174300189" calcext:value-type="float">
            <text:p>-11.27711743</text:p>
          </table:table-cell>
          <table:table-cell table:formula="of:=[.E567]-37.6798586634965" office:value-type="float" office:value="-48.9569760935154" calcext:value-type="float">
            <text:p>-48.957</text:p>
          </table:table-cell>
          <table:table-cell/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table:formula="of:=[.A568]/1000000" office:value-type="float" office:value="142" calcext:value-type="float">
            <text:p>142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2.9728231057059" calcext:value-type="float">
            <text:p>-12.9728231057</text:p>
          </table:table-cell>
          <table:table-cell table:formula="of:=[.D568]+[.C568]" office:value-type="float" office:value="-12.3728231057059" calcext:value-type="float">
            <text:p>-12.3728231057</text:p>
          </table:table-cell>
          <table:table-cell table:formula="of:=[.E568]-37.6798586634965" office:value-type="float" office:value="-50.0526817692024" calcext:value-type="float">
            <text:p>-50.053</text:p>
          </table:table-cell>
          <table:table-cell/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table:formula="of:=[.A569]/1000000" office:value-type="float" office:value="142.25" calcext:value-type="float">
            <text:p>142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2.0877213255907" calcext:value-type="float">
            <text:p>-12.0877213256</text:p>
          </table:table-cell>
          <table:table-cell table:formula="of:=[.D569]+[.C569]" office:value-type="float" office:value="-11.4877213255907" calcext:value-type="float">
            <text:p>-11.4877213256</text:p>
          </table:table-cell>
          <table:table-cell table:formula="of:=[.E569]-37.6798586634965" office:value-type="float" office:value="-49.1675799890872" calcext:value-type="float">
            <text:p>-49.168</text:p>
          </table:table-cell>
          <table:table-cell/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table:formula="of:=[.A570]/1000000" office:value-type="float" office:value="142.5" calcext:value-type="float">
            <text:p>142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2.9001648734004" calcext:value-type="float">
            <text:p>-12.9001648734</text:p>
          </table:table-cell>
          <table:table-cell table:formula="of:=[.D570]+[.C570]" office:value-type="float" office:value="-12.3001648734004" calcext:value-type="float">
            <text:p>-12.3001648734</text:p>
          </table:table-cell>
          <table:table-cell table:formula="of:=[.E570]-37.6798586634965" office:value-type="float" office:value="-49.9800235368969" calcext:value-type="float">
            <text:p>-49.980</text:p>
          </table:table-cell>
          <table:table-cell/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table:formula="of:=[.A571]/1000000" office:value-type="float" office:value="142.75" calcext:value-type="float">
            <text:p>142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2.4873813949288" calcext:value-type="float">
            <text:p>-12.4873813949</text:p>
          </table:table-cell>
          <table:table-cell table:formula="of:=[.D571]+[.C571]" office:value-type="float" office:value="-11.8873813949288" calcext:value-type="float">
            <text:p>-11.8873813949</text:p>
          </table:table-cell>
          <table:table-cell table:formula="of:=[.E571]-37.6798586634965" office:value-type="float" office:value="-49.5672400584253" calcext:value-type="float">
            <text:p>-49.567</text:p>
          </table:table-cell>
          <table:table-cell/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table:formula="of:=[.A572]/1000000" office:value-type="float" office:value="143" calcext:value-type="float">
            <text:p>143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2.4860158570115" calcext:value-type="float">
            <text:p>-12.486015857</text:p>
          </table:table-cell>
          <table:table-cell table:formula="of:=[.D572]+[.C572]" office:value-type="float" office:value="-11.8860158570115" calcext:value-type="float">
            <text:p>-11.886015857</text:p>
          </table:table-cell>
          <table:table-cell table:formula="of:=[.E572]-37.6798586634965" office:value-type="float" office:value="-49.565874520508" calcext:value-type="float">
            <text:p>-49.566</text:p>
          </table:table-cell>
          <table:table-cell/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table:formula="of:=[.A573]/1000000" office:value-type="float" office:value="143.25" calcext:value-type="float">
            <text:p>143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3.1722899204245" calcext:value-type="float">
            <text:p>-13.1722899204</text:p>
          </table:table-cell>
          <table:table-cell table:formula="of:=[.D573]+[.C573]" office:value-type="float" office:value="-12.5722899204245" calcext:value-type="float">
            <text:p>-12.5722899204</text:p>
          </table:table-cell>
          <table:table-cell table:formula="of:=[.E573]-37.6798586634965" office:value-type="float" office:value="-50.252148583921" calcext:value-type="float">
            <text:p>-50.252</text:p>
          </table:table-cell>
          <table:table-cell/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table:formula="of:=[.A574]/1000000" office:value-type="float" office:value="143.5" calcext:value-type="float">
            <text:p>143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2.9441828313771" calcext:value-type="float">
            <text:p>-12.9441828314</text:p>
          </table:table-cell>
          <table:table-cell table:formula="of:=[.D574]+[.C574]" office:value-type="float" office:value="-12.3441828313771" calcext:value-type="float">
            <text:p>-12.3441828314</text:p>
          </table:table-cell>
          <table:table-cell table:formula="of:=[.E574]-37.6798586634965" office:value-type="float" office:value="-50.0240414948736" calcext:value-type="float">
            <text:p>-50.024</text:p>
          </table:table-cell>
          <table:table-cell/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table:formula="of:=[.A575]/1000000" office:value-type="float" office:value="143.75" calcext:value-type="float">
            <text:p>143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3.2072711669883" calcext:value-type="float">
            <text:p>-13.207271167</text:p>
          </table:table-cell>
          <table:table-cell table:formula="of:=[.D575]+[.C575]" office:value-type="float" office:value="-12.6072711669883" calcext:value-type="float">
            <text:p>-12.607271167</text:p>
          </table:table-cell>
          <table:table-cell table:formula="of:=[.E575]-37.6798586634965" office:value-type="float" office:value="-50.2871298304848" calcext:value-type="float">
            <text:p>-50.287</text:p>
          </table:table-cell>
          <table:table-cell/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table:formula="of:=[.A576]/1000000" office:value-type="float" office:value="144" calcext:value-type="float">
            <text:p>144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2.9460621040988" calcext:value-type="float">
            <text:p>-12.9460621041</text:p>
          </table:table-cell>
          <table:table-cell table:formula="of:=[.D576]+[.C576]" office:value-type="float" office:value="-12.3460621040988" calcext:value-type="float">
            <text:p>-12.3460621041</text:p>
          </table:table-cell>
          <table:table-cell table:formula="of:=[.E576]-37.6798586634965" office:value-type="float" office:value="-50.0259207675953" calcext:value-type="float">
            <text:p>-50.026</text:p>
          </table:table-cell>
          <table:table-cell/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table:formula="of:=[.A577]/1000000" office:value-type="float" office:value="144.25" calcext:value-type="float">
            <text:p>144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3.3867724490055" calcext:value-type="float">
            <text:p>-13.386772449</text:p>
          </table:table-cell>
          <table:table-cell table:formula="of:=[.D577]+[.C577]" office:value-type="float" office:value="-12.7867724490055" calcext:value-type="float">
            <text:p>-12.786772449</text:p>
          </table:table-cell>
          <table:table-cell table:formula="of:=[.E577]-37.6798586634965" office:value-type="float" office:value="-50.466631112502" calcext:value-type="float">
            <text:p>-50.467</text:p>
          </table:table-cell>
          <table:table-cell/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table:formula="of:=[.A578]/1000000" office:value-type="float" office:value="144.5" calcext:value-type="float">
            <text:p>144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3.0015270120276" calcext:value-type="float">
            <text:p>-13.001527012</text:p>
          </table:table-cell>
          <table:table-cell table:formula="of:=[.D578]+[.C578]" office:value-type="float" office:value="-12.4015270120276" calcext:value-type="float">
            <text:p>-12.401527012</text:p>
          </table:table-cell>
          <table:table-cell table:formula="of:=[.E578]-37.6798586634965" office:value-type="float" office:value="-50.0813856755241" calcext:value-type="float">
            <text:p>-50.081</text:p>
          </table:table-cell>
          <table:table-cell/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table:formula="of:=[.A579]/1000000" office:value-type="float" office:value="144.75" calcext:value-type="float">
            <text:p>144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3.7990446946981" calcext:value-type="float">
            <text:p>-13.7990446947</text:p>
          </table:table-cell>
          <table:table-cell table:formula="of:=[.D579]+[.C579]" office:value-type="float" office:value="-13.1990446946981" calcext:value-type="float">
            <text:p>-13.1990446947</text:p>
          </table:table-cell>
          <table:table-cell table:formula="of:=[.E579]-37.6798586634965" office:value-type="float" office:value="-50.8789033581946" calcext:value-type="float">
            <text:p>-50.879</text:p>
          </table:table-cell>
          <table:table-cell/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table:formula="of:=[.A580]/1000000" office:value-type="float" office:value="145" calcext:value-type="float">
            <text:p>145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3.2151609386493" calcext:value-type="float">
            <text:p>-13.2151609386</text:p>
          </table:table-cell>
          <table:table-cell table:formula="of:=[.D580]+[.C580]" office:value-type="float" office:value="-12.6151609386493" calcext:value-type="float">
            <text:p>-12.6151609386</text:p>
          </table:table-cell>
          <table:table-cell table:formula="of:=[.E580]-37.6798586634965" office:value-type="float" office:value="-50.2950196021458" calcext:value-type="float">
            <text:p>-50.295</text:p>
          </table:table-cell>
          <table:table-cell/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table:formula="of:=[.A581]/1000000" office:value-type="float" office:value="145.25" calcext:value-type="float">
            <text:p>145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3.9560965606341" calcext:value-type="float">
            <text:p>-13.9560965606</text:p>
          </table:table-cell>
          <table:table-cell table:formula="of:=[.D581]+[.C581]" office:value-type="float" office:value="-13.3560965606341" calcext:value-type="float">
            <text:p>-13.3560965606</text:p>
          </table:table-cell>
          <table:table-cell table:formula="of:=[.E581]-37.6798586634965" office:value-type="float" office:value="-51.0359552241306" calcext:value-type="float">
            <text:p>-51.036</text:p>
          </table:table-cell>
          <table:table-cell/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table:formula="of:=[.A582]/1000000" office:value-type="float" office:value="145.5" calcext:value-type="float">
            <text:p>145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4.3134372034126" calcext:value-type="float">
            <text:p>-14.3134372034</text:p>
          </table:table-cell>
          <table:table-cell table:formula="of:=[.D582]+[.C582]" office:value-type="float" office:value="-13.7134372034126" calcext:value-type="float">
            <text:p>-13.7134372034</text:p>
          </table:table-cell>
          <table:table-cell table:formula="of:=[.E582]-37.6798586634965" office:value-type="float" office:value="-51.3932958669091" calcext:value-type="float">
            <text:p>-51.393</text:p>
          </table:table-cell>
          <table:table-cell/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table:formula="of:=[.A583]/1000000" office:value-type="float" office:value="145.75" calcext:value-type="float">
            <text:p>145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4.2786445472444" calcext:value-type="float">
            <text:p>-14.2786445472</text:p>
          </table:table-cell>
          <table:table-cell table:formula="of:=[.D583]+[.C583]" office:value-type="float" office:value="-13.6786445472444" calcext:value-type="float">
            <text:p>-13.6786445472</text:p>
          </table:table-cell>
          <table:table-cell table:formula="of:=[.E583]-37.6798586634965" office:value-type="float" office:value="-51.3585032107409" calcext:value-type="float">
            <text:p>-51.359</text:p>
          </table:table-cell>
          <table:table-cell/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table:formula="of:=[.A584]/1000000" office:value-type="float" office:value="146" calcext:value-type="float">
            <text:p>146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4.9840068671886" calcext:value-type="float">
            <text:p>-14.9840068672</text:p>
          </table:table-cell>
          <table:table-cell table:formula="of:=[.D584]+[.C584]" office:value-type="float" office:value="-14.3840068671886" calcext:value-type="float">
            <text:p>-14.3840068672</text:p>
          </table:table-cell>
          <table:table-cell table:formula="of:=[.E584]-37.6798586634965" office:value-type="float" office:value="-52.0638655306851" calcext:value-type="float">
            <text:p>-52.064</text:p>
          </table:table-cell>
          <table:table-cell/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table:formula="of:=[.A585]/1000000" office:value-type="float" office:value="146.25" calcext:value-type="float">
            <text:p>146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4.3582520860923" calcext:value-type="float">
            <text:p>-14.3582520861</text:p>
          </table:table-cell>
          <table:table-cell table:formula="of:=[.D585]+[.C585]" office:value-type="float" office:value="-13.7582520860923" calcext:value-type="float">
            <text:p>-13.7582520861</text:p>
          </table:table-cell>
          <table:table-cell table:formula="of:=[.E585]-37.6798586634965" office:value-type="float" office:value="-51.4381107495888" calcext:value-type="float">
            <text:p>-51.438</text:p>
          </table:table-cell>
          <table:table-cell/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table:formula="of:=[.A586]/1000000" office:value-type="float" office:value="146.5" calcext:value-type="float">
            <text:p>146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4.8469119031343" calcext:value-type="float">
            <text:p>-14.8469119031</text:p>
          </table:table-cell>
          <table:table-cell table:formula="of:=[.D586]+[.C586]" office:value-type="float" office:value="-14.2469119031343" calcext:value-type="float">
            <text:p>-14.2469119031</text:p>
          </table:table-cell>
          <table:table-cell table:formula="of:=[.E586]-37.6798586634965" office:value-type="float" office:value="-51.9267705666308" calcext:value-type="float">
            <text:p>-51.927</text:p>
          </table:table-cell>
          <table:table-cell/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table:formula="of:=[.A587]/1000000" office:value-type="float" office:value="146.75" calcext:value-type="float">
            <text:p>146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5.0464344179172" calcext:value-type="float">
            <text:p>-15.0464344179</text:p>
          </table:table-cell>
          <table:table-cell table:formula="of:=[.D587]+[.C587]" office:value-type="float" office:value="-14.4464344179172" calcext:value-type="float">
            <text:p>-14.4464344179</text:p>
          </table:table-cell>
          <table:table-cell table:formula="of:=[.E587]-37.6798586634965" office:value-type="float" office:value="-52.1262930814137" calcext:value-type="float">
            <text:p>-52.126</text:p>
          </table:table-cell>
          <table:table-cell/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table:formula="of:=[.A588]/1000000" office:value-type="float" office:value="147" calcext:value-type="float">
            <text:p>147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5.1922321037015" calcext:value-type="float">
            <text:p>-15.1922321037</text:p>
          </table:table-cell>
          <table:table-cell table:formula="of:=[.D588]+[.C588]" office:value-type="float" office:value="-14.5922321037015" calcext:value-type="float">
            <text:p>-14.5922321037</text:p>
          </table:table-cell>
          <table:table-cell table:formula="of:=[.E588]-37.6798586634965" office:value-type="float" office:value="-52.272090767198" calcext:value-type="float">
            <text:p>-52.272</text:p>
          </table:table-cell>
          <table:table-cell/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table:formula="of:=[.A589]/1000000" office:value-type="float" office:value="147.25" calcext:value-type="float">
            <text:p>147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5.106984383244" calcext:value-type="float">
            <text:p>-15.1069843832</text:p>
          </table:table-cell>
          <table:table-cell table:formula="of:=[.D589]+[.C589]" office:value-type="float" office:value="-14.506984383244" calcext:value-type="float">
            <text:p>-14.5069843832</text:p>
          </table:table-cell>
          <table:table-cell table:formula="of:=[.E589]-37.6798586634965" office:value-type="float" office:value="-52.1868430467405" calcext:value-type="float">
            <text:p>-52.187</text:p>
          </table:table-cell>
          <table:table-cell/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table:formula="of:=[.A590]/1000000" office:value-type="float" office:value="147.5" calcext:value-type="float">
            <text:p>147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5.4600376483662" calcext:value-type="float">
            <text:p>-15.4600376484</text:p>
          </table:table-cell>
          <table:table-cell table:formula="of:=[.D590]+[.C590]" office:value-type="float" office:value="-14.8600376483662" calcext:value-type="float">
            <text:p>-14.8600376484</text:p>
          </table:table-cell>
          <table:table-cell table:formula="of:=[.E590]-37.6798586634965" office:value-type="float" office:value="-52.5398963118627" calcext:value-type="float">
            <text:p>-52.540</text:p>
          </table:table-cell>
          <table:table-cell/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table:formula="of:=[.A591]/1000000" office:value-type="float" office:value="147.75" calcext:value-type="float">
            <text:p>147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5.2263188206266" calcext:value-type="float">
            <text:p>-15.2263188206</text:p>
          </table:table-cell>
          <table:table-cell table:formula="of:=[.D591]+[.C591]" office:value-type="float" office:value="-14.6263188206266" calcext:value-type="float">
            <text:p>-14.6263188206</text:p>
          </table:table-cell>
          <table:table-cell table:formula="of:=[.E591]-37.6798586634965" office:value-type="float" office:value="-52.3061774841231" calcext:value-type="float">
            <text:p>-52.306</text:p>
          </table:table-cell>
          <table:table-cell/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table:formula="of:=[.A592]/1000000" office:value-type="float" office:value="148" calcext:value-type="float">
            <text:p>148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6.0074542236168" calcext:value-type="float">
            <text:p>-16.0074542236</text:p>
          </table:table-cell>
          <table:table-cell table:formula="of:=[.D592]+[.C592]" office:value-type="float" office:value="-15.4074542236168" calcext:value-type="float">
            <text:p>-15.4074542236</text:p>
          </table:table-cell>
          <table:table-cell table:formula="of:=[.E592]-37.6798586634965" office:value-type="float" office:value="-53.0873128871133" calcext:value-type="float">
            <text:p>-53.087</text:p>
          </table:table-cell>
          <table:table-cell/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table:formula="of:=[.A593]/1000000" office:value-type="float" office:value="148.25" calcext:value-type="float">
            <text:p>148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6.0952612579551" calcext:value-type="float">
            <text:p>-16.095261258</text:p>
          </table:table-cell>
          <table:table-cell table:formula="of:=[.D593]+[.C593]" office:value-type="float" office:value="-15.4952612579551" calcext:value-type="float">
            <text:p>-15.495261258</text:p>
          </table:table-cell>
          <table:table-cell table:formula="of:=[.E593]-37.6798586634965" office:value-type="float" office:value="-53.1751199214516" calcext:value-type="float">
            <text:p>-53.175</text:p>
          </table:table-cell>
          <table:table-cell/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table:formula="of:=[.A594]/1000000" office:value-type="float" office:value="148.5" calcext:value-type="float">
            <text:p>148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6.1099841179962" calcext:value-type="float">
            <text:p>-16.109984118</text:p>
          </table:table-cell>
          <table:table-cell table:formula="of:=[.D594]+[.C594]" office:value-type="float" office:value="-15.5099841179962" calcext:value-type="float">
            <text:p>-15.509984118</text:p>
          </table:table-cell>
          <table:table-cell table:formula="of:=[.E594]-37.6798586634965" office:value-type="float" office:value="-53.1898427814927" calcext:value-type="float">
            <text:p>-53.190</text:p>
          </table:table-cell>
          <table:table-cell/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table:formula="of:=[.A595]/1000000" office:value-type="float" office:value="148.75" calcext:value-type="float">
            <text:p>148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6.1311906296874" calcext:value-type="float">
            <text:p>-16.1311906297</text:p>
          </table:table-cell>
          <table:table-cell table:formula="of:=[.D595]+[.C595]" office:value-type="float" office:value="-15.5311906296874" calcext:value-type="float">
            <text:p>-15.5311906297</text:p>
          </table:table-cell>
          <table:table-cell table:formula="of:=[.E595]-37.6798586634965" office:value-type="float" office:value="-53.2110492931839" calcext:value-type="float">
            <text:p>-53.211</text:p>
          </table:table-cell>
          <table:table-cell/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table:formula="of:=[.A596]/1000000" office:value-type="float" office:value="149" calcext:value-type="float">
            <text:p>149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6.0400123214476" calcext:value-type="float">
            <text:p>-16.0400123214</text:p>
          </table:table-cell>
          <table:table-cell table:formula="of:=[.D596]+[.C596]" office:value-type="float" office:value="-15.4400123214476" calcext:value-type="float">
            <text:p>-15.4400123214</text:p>
          </table:table-cell>
          <table:table-cell table:formula="of:=[.E596]-37.6798586634965" office:value-type="float" office:value="-53.1198709849441" calcext:value-type="float">
            <text:p>-53.120</text:p>
          </table:table-cell>
          <table:table-cell/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table:formula="of:=[.A597]/1000000" office:value-type="float" office:value="149.25" calcext:value-type="float">
            <text:p>149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6.405208313227" calcext:value-type="float">
            <text:p>-16.4052083132</text:p>
          </table:table-cell>
          <table:table-cell table:formula="of:=[.D597]+[.C597]" office:value-type="float" office:value="-15.805208313227" calcext:value-type="float">
            <text:p>-15.8052083132</text:p>
          </table:table-cell>
          <table:table-cell table:formula="of:=[.E597]-37.6798586634965" office:value-type="float" office:value="-53.4850669767235" calcext:value-type="float">
            <text:p>-53.485</text:p>
          </table:table-cell>
          <table:table-cell/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table:formula="of:=[.A598]/1000000" office:value-type="float" office:value="149.5" calcext:value-type="float">
            <text:p>149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6.6897222930016" calcext:value-type="float">
            <text:p>-16.689722293</text:p>
          </table:table-cell>
          <table:table-cell table:formula="of:=[.D598]+[.C598]" office:value-type="float" office:value="-16.0897222930016" calcext:value-type="float">
            <text:p>-16.089722293</text:p>
          </table:table-cell>
          <table:table-cell table:formula="of:=[.E598]-37.6798586634965" office:value-type="float" office:value="-53.7695809564981" calcext:value-type="float">
            <text:p>-53.770</text:p>
          </table:table-cell>
          <table:table-cell/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table:formula="of:=[.A599]/1000000" office:value-type="float" office:value="149.75" calcext:value-type="float">
            <text:p>149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6.6632664636359" calcext:value-type="float">
            <text:p>-16.6632664636</text:p>
          </table:table-cell>
          <table:table-cell table:formula="of:=[.D599]+[.C599]" office:value-type="float" office:value="-16.0632664636359" calcext:value-type="float">
            <text:p>-16.0632664636</text:p>
          </table:table-cell>
          <table:table-cell table:formula="of:=[.E599]-37.6798586634965" office:value-type="float" office:value="-53.7431251271324" calcext:value-type="float">
            <text:p>-53.743</text:p>
          </table:table-cell>
          <table:table-cell/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table:formula="of:=[.A600]/1000000" office:value-type="float" office:value="150" calcext:value-type="float">
            <text:p>150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6.9254312553804" calcext:value-type="float">
            <text:p>-16.9254312554</text:p>
          </table:table-cell>
          <table:table-cell table:formula="of:=[.D600]+[.C600]" office:value-type="float" office:value="-16.3254312553804" calcext:value-type="float">
            <text:p>-16.3254312554</text:p>
          </table:table-cell>
          <table:table-cell table:formula="of:=[.E600]-37.6798586634965" office:value-type="float" office:value="-54.0052899188769" calcext:value-type="float">
            <text:p>-54.005</text:p>
          </table:table-cell>
          <table:table-cell/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table:formula="of:=[.A601]/1000000" office:value-type="float" office:value="150.25" calcext:value-type="float">
            <text:p>150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7.3815550208589" calcext:value-type="float">
            <text:p>-17.3815550209</text:p>
          </table:table-cell>
          <table:table-cell table:formula="of:=[.D601]+[.C601]" office:value-type="float" office:value="-16.7815550208589" calcext:value-type="float">
            <text:p>-16.7815550209</text:p>
          </table:table-cell>
          <table:table-cell table:formula="of:=[.E601]-37.6798586634965" office:value-type="float" office:value="-54.4614136843554" calcext:value-type="float">
            <text:p>-54.461</text:p>
          </table:table-cell>
          <table:table-cell/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table:formula="of:=[.A602]/1000000" office:value-type="float" office:value="150.5" calcext:value-type="float">
            <text:p>150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7.3563482705244" calcext:value-type="float">
            <text:p>-17.3563482705</text:p>
          </table:table-cell>
          <table:table-cell table:formula="of:=[.D602]+[.C602]" office:value-type="float" office:value="-16.7563482705244" calcext:value-type="float">
            <text:p>-16.7563482705</text:p>
          </table:table-cell>
          <table:table-cell table:formula="of:=[.E602]-37.6798586634965" office:value-type="float" office:value="-54.4362069340209" calcext:value-type="float">
            <text:p>-54.436</text:p>
          </table:table-cell>
          <table:table-cell/>
        </table:table-row>
        <table:table-row table:style-name="ro1" table:number-rows-repeated="104797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ctive_Balun_SN003_VSWR" table:style-name="ta1">
        <table:shapes>
          <draw:frame draw:z-index="0" draw:style-name="gr1" draw:text-style-name="P1" svg:width="756.71pt" svg:height="540.62pt" svg:x="392.77pt" svg:y="3.74pt">
            <loext:p draw:notify-on-update-of-ranges="Active_Balun_SN003_VSWR.B2:Active_Balun_SN003_VSWR.B602 Active_Balun_SN003_VSWR.C1:Active_Balun_SN003_VSWR.C1 Active_Balun_SN003_VSWR.C2:Active_Balun_SN003_VSWR.C602 Active_Balun_SN003_VSWR.B2:Active_Balun_SN003_VSWR.B602 Active_Balun_SN003_VSWR.D1:Active_Balun_SN003_VSWR.D1 Active_Balun_SN003_VSWR.D2:Active_Balun_SN003_VSWR.D60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33" table:default-cell-style-name="Default"/>
        <table:table-column table:style-name="co6" table:default-cell-style-name="ce24"/>
        <table:table-column table:style-name="co3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requency [kHz]</text:p>
          </table:table-cell>
          <table:table-cell office:value-type="string" calcext:value-type="string">
            <text:p>Frequency [MHz]</text:p>
          </table:table-cell>
          <table:table-cell office:value-type="string" calcext:value-type="string">
            <text:p>S11 VSWR</text:p>
          </table:table-cell>
          <table:table-cell office:value-type="string" calcext:value-type="string">
            <text:p>S22 VSWR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formula="of:=[.A2]/1000000" office:value-type="float" office:value="0.5" calcext:value-type="float">
            <text:p>0.50</text:p>
          </table:table-cell>
          <table:table-cell office:value-type="float" office:value="6.2582767365382" calcext:value-type="float">
            <text:p>6.2582767365</text:p>
          </table:table-cell>
          <table:table-cell office:value-type="float" office:value="20.7732508662324" calcext:value-type="float">
            <text:p>20.7732508662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table:formula="of:=[.A3]/1000000" office:value-type="float" office:value="0.75" calcext:value-type="float">
            <text:p>0.75</text:p>
          </table:table-cell>
          <table:table-cell office:value-type="float" office:value="5.05498918794507" calcext:value-type="float">
            <text:p>5.0549891879</text:p>
          </table:table-cell>
          <table:table-cell office:value-type="float" office:value="21.461982610331" calcext:value-type="float">
            <text:p>21.461982610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[.A4]/1000000" office:value-type="float" office:value="1" calcext:value-type="float">
            <text:p>1.00</text:p>
          </table:table-cell>
          <table:table-cell office:value-type="float" office:value="5.19875145276499" calcext:value-type="float">
            <text:p>5.1987514528</text:p>
          </table:table-cell>
          <table:table-cell office:value-type="float" office:value="9.80098127711673" calcext:value-type="float">
            <text:p>9.8009812771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table:formula="of:=[.A5]/1000000" office:value-type="float" office:value="1.25" calcext:value-type="float">
            <text:p>1.25</text:p>
          </table:table-cell>
          <table:table-cell office:value-type="float" office:value="5.06289646645665" calcext:value-type="float">
            <text:p>5.0628964665</text:p>
          </table:table-cell>
          <table:table-cell office:value-type="float" office:value="4.48569057496949" calcext:value-type="float">
            <text:p>4.485690575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table:formula="of:=[.A6]/1000000" office:value-type="float" office:value="1.5" calcext:value-type="float">
            <text:p>1.50</text:p>
          </table:table-cell>
          <table:table-cell office:value-type="float" office:value="3.71432131358502" calcext:value-type="float">
            <text:p>3.7143213136</text:p>
          </table:table-cell>
          <table:table-cell office:value-type="float" office:value="2.25570235003609" calcext:value-type="float">
            <text:p>2.25570235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table:formula="of:=[.A7]/1000000" office:value-type="float" office:value="1.75" calcext:value-type="float">
            <text:p>1.75</text:p>
          </table:table-cell>
          <table:table-cell office:value-type="float" office:value="4.16053340997839" calcext:value-type="float">
            <text:p>4.16053341</text:p>
          </table:table-cell>
          <table:table-cell office:value-type="float" office:value="3.09928680117289" calcext:value-type="float">
            <text:p>3.099286801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formula="of:=[.A8]/1000000" office:value-type="float" office:value="2" calcext:value-type="float">
            <text:p>2.00</text:p>
          </table:table-cell>
          <table:table-cell office:value-type="float" office:value="3.94661204738202" calcext:value-type="float">
            <text:p>3.9466120474</text:p>
          </table:table-cell>
          <table:table-cell office:value-type="float" office:value="3.58299448654544" calcext:value-type="float">
            <text:p>3.5829944865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table:formula="of:=[.A9]/1000000" office:value-type="float" office:value="2.25" calcext:value-type="float">
            <text:p>2.25</text:p>
          </table:table-cell>
          <table:table-cell office:value-type="float" office:value="3.61691253116772" calcext:value-type="float">
            <text:p>3.6169125312</text:p>
          </table:table-cell>
          <table:table-cell office:value-type="float" office:value="3.89344548413747" calcext:value-type="float">
            <text:p>3.8934454841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table:formula="of:=[.A10]/1000000" office:value-type="float" office:value="2.5" calcext:value-type="float">
            <text:p>2.50</text:p>
          </table:table-cell>
          <table:table-cell office:value-type="float" office:value="3.66991663042012" calcext:value-type="float">
            <text:p>3.6699166304</text:p>
          </table:table-cell>
          <table:table-cell office:value-type="float" office:value="3.65513400329972" calcext:value-type="float">
            <text:p>3.6551340033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table:formula="of:=[.A11]/1000000" office:value-type="float" office:value="2.75" calcext:value-type="float">
            <text:p>2.75</text:p>
          </table:table-cell>
          <table:table-cell office:value-type="float" office:value="3.41617954094708" calcext:value-type="float">
            <text:p>3.4161795409</text:p>
          </table:table-cell>
          <table:table-cell office:value-type="float" office:value="3.74072405791866" calcext:value-type="float">
            <text:p>3.7407240579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table:formula="of:=[.A12]/1000000" office:value-type="float" office:value="3" calcext:value-type="float">
            <text:p>3.00</text:p>
          </table:table-cell>
          <table:table-cell office:value-type="float" office:value="3.57888892517579" calcext:value-type="float">
            <text:p>3.5788889252</text:p>
          </table:table-cell>
          <table:table-cell office:value-type="float" office:value="3.27592965852306" calcext:value-type="float">
            <text:p>3.2759296585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table:formula="of:=[.A13]/1000000" office:value-type="float" office:value="3.25" calcext:value-type="float">
            <text:p>3.25</text:p>
          </table:table-cell>
          <table:table-cell office:value-type="float" office:value="3.94831554093866" calcext:value-type="float">
            <text:p>3.9483155409</text:p>
          </table:table-cell>
          <table:table-cell office:value-type="float" office:value="2.72663995094652" calcext:value-type="float">
            <text:p>2.7266399509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table:formula="of:=[.A14]/1000000" office:value-type="float" office:value="3.5" calcext:value-type="float">
            <text:p>3.50</text:p>
          </table:table-cell>
          <table:table-cell office:value-type="float" office:value="2.7962899666684" calcext:value-type="float">
            <text:p>2.7962899667</text:p>
          </table:table-cell>
          <table:table-cell office:value-type="float" office:value="2.45447359576504" calcext:value-type="float">
            <text:p>2.4544735958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table:formula="of:=[.A15]/1000000" office:value-type="float" office:value="3.75" calcext:value-type="float">
            <text:p>3.75</text:p>
          </table:table-cell>
          <table:table-cell office:value-type="float" office:value="2.98025066572233" calcext:value-type="float">
            <text:p>2.9802506657</text:p>
          </table:table-cell>
          <table:table-cell office:value-type="float" office:value="1.82674314883991" calcext:value-type="float">
            <text:p>1.8267431488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table:formula="of:=[.A16]/1000000" office:value-type="float" office:value="4" calcext:value-type="float">
            <text:p>4.00</text:p>
          </table:table-cell>
          <table:table-cell office:value-type="float" office:value="2.85559210168637" calcext:value-type="float">
            <text:p>2.8555921017</text:p>
          </table:table-cell>
          <table:table-cell office:value-type="float" office:value="2.35911913309859" calcext:value-type="float">
            <text:p>2.3591191331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table:formula="of:=[.A17]/1000000" office:value-type="float" office:value="4.25" calcext:value-type="float">
            <text:p>4.25</text:p>
          </table:table-cell>
          <table:table-cell office:value-type="float" office:value="2.49445643222471" calcext:value-type="float">
            <text:p>2.4944564322</text:p>
          </table:table-cell>
          <table:table-cell office:value-type="float" office:value="2.19368492446461" calcext:value-type="float">
            <text:p>2.1936849245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table:formula="of:=[.A18]/1000000" office:value-type="float" office:value="4.5" calcext:value-type="float">
            <text:p>4.50</text:p>
          </table:table-cell>
          <table:table-cell office:value-type="float" office:value="2.37419915557296" calcext:value-type="float">
            <text:p>2.3741991556</text:p>
          </table:table-cell>
          <table:table-cell office:value-type="float" office:value="2.14181875613321" calcext:value-type="float">
            <text:p>2.1418187561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table:formula="of:=[.A19]/1000000" office:value-type="float" office:value="4.75" calcext:value-type="float">
            <text:p>4.75</text:p>
          </table:table-cell>
          <table:table-cell office:value-type="float" office:value="2.18404119499672" calcext:value-type="float">
            <text:p>2.184041195</text:p>
          </table:table-cell>
          <table:table-cell office:value-type="float" office:value="2.0786643894264" calcext:value-type="float">
            <text:p>2.0786643894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table:formula="of:=[.A20]/1000000" office:value-type="float" office:value="5" calcext:value-type="float">
            <text:p>5.00</text:p>
          </table:table-cell>
          <table:table-cell office:value-type="float" office:value="2.02675920309625" calcext:value-type="float">
            <text:p>2.0267592031</text:p>
          </table:table-cell>
          <table:table-cell office:value-type="float" office:value="1.95102600538883" calcext:value-type="float">
            <text:p>1.9510260054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table:formula="of:=[.A21]/1000000" office:value-type="float" office:value="5.25" calcext:value-type="float">
            <text:p>5.25</text:p>
          </table:table-cell>
          <table:table-cell office:value-type="float" office:value="2.00430932896543" calcext:value-type="float">
            <text:p>2.004309329</text:p>
          </table:table-cell>
          <table:table-cell office:value-type="float" office:value="1.93971130469567" calcext:value-type="float">
            <text:p>1.9397113047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table:formula="of:=[.A22]/1000000" office:value-type="float" office:value="5.5" calcext:value-type="float">
            <text:p>5.50</text:p>
          </table:table-cell>
          <table:table-cell office:value-type="float" office:value="2.09752867157849" calcext:value-type="float">
            <text:p>2.0975286716</text:p>
          </table:table-cell>
          <table:table-cell office:value-type="float" office:value="1.5234795299257" calcext:value-type="float">
            <text:p>1.5234795299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table:formula="of:=[.A23]/1000000" office:value-type="float" office:value="5.75" calcext:value-type="float">
            <text:p>5.75</text:p>
          </table:table-cell>
          <table:table-cell office:value-type="float" office:value="2.02879316280976" calcext:value-type="float">
            <text:p>2.0287931628</text:p>
          </table:table-cell>
          <table:table-cell office:value-type="float" office:value="1.30957505617445" calcext:value-type="float">
            <text:p>1.3095750562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formula="of:=[.A24]/1000000" office:value-type="float" office:value="6" calcext:value-type="float">
            <text:p>6.00</text:p>
          </table:table-cell>
          <table:table-cell office:value-type="float" office:value="1.87743400073787" calcext:value-type="float">
            <text:p>1.8774340007</text:p>
          </table:table-cell>
          <table:table-cell office:value-type="float" office:value="1.64908249640495" calcext:value-type="float">
            <text:p>1.6490824964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table:formula="of:=[.A25]/1000000" office:value-type="float" office:value="6.25" calcext:value-type="float">
            <text:p>6.25</text:p>
          </table:table-cell>
          <table:table-cell office:value-type="float" office:value="1.69477336132749" calcext:value-type="float">
            <text:p>1.6947733613</text:p>
          </table:table-cell>
          <table:table-cell office:value-type="float" office:value="1.45639493798135" calcext:value-type="float">
            <text:p>1.456394938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table:formula="of:=[.A26]/1000000" office:value-type="float" office:value="6.5" calcext:value-type="float">
            <text:p>6.50</text:p>
          </table:table-cell>
          <table:table-cell office:value-type="float" office:value="1.58443535717348" calcext:value-type="float">
            <text:p>1.5844353572</text:p>
          </table:table-cell>
          <table:table-cell office:value-type="float" office:value="1.38475414398281" calcext:value-type="float">
            <text:p>1.384754144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table:formula="of:=[.A27]/1000000" office:value-type="float" office:value="6.75" calcext:value-type="float">
            <text:p>6.75</text:p>
          </table:table-cell>
          <table:table-cell office:value-type="float" office:value="1.77254087925138" calcext:value-type="float">
            <text:p>1.7725408793</text:p>
          </table:table-cell>
          <table:table-cell office:value-type="float" office:value="1.3112286561297" calcext:value-type="float">
            <text:p>1.3112286561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table:formula="of:=[.A28]/1000000" office:value-type="float" office:value="7" calcext:value-type="float">
            <text:p>7.00</text:p>
          </table:table-cell>
          <table:table-cell office:value-type="float" office:value="1.68433238565211" calcext:value-type="float">
            <text:p>1.6843323857</text:p>
          </table:table-cell>
          <table:table-cell office:value-type="float" office:value="1.44158731203065" calcext:value-type="float">
            <text:p>1.441587312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table:formula="of:=[.A29]/1000000" office:value-type="float" office:value="7.25" calcext:value-type="float">
            <text:p>7.25</text:p>
          </table:table-cell>
          <table:table-cell office:value-type="float" office:value="1.70519897778375" calcext:value-type="float">
            <text:p>1.7051989778</text:p>
          </table:table-cell>
          <table:table-cell office:value-type="float" office:value="1.27523421413817" calcext:value-type="float">
            <text:p>1.2752342141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table:formula="of:=[.A30]/1000000" office:value-type="float" office:value="7.5" calcext:value-type="float">
            <text:p>7.50</text:p>
          </table:table-cell>
          <table:table-cell office:value-type="float" office:value="1.66032537032922" calcext:value-type="float">
            <text:p>1.6603253703</text:p>
          </table:table-cell>
          <table:table-cell office:value-type="float" office:value="1.04000646204608" calcext:value-type="float">
            <text:p>1.040006462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table:formula="of:=[.A31]/1000000" office:value-type="float" office:value="7.75" calcext:value-type="float">
            <text:p>7.75</text:p>
          </table:table-cell>
          <table:table-cell office:value-type="float" office:value="1.77432153326639" calcext:value-type="float">
            <text:p>1.7743215333</text:p>
          </table:table-cell>
          <table:table-cell office:value-type="float" office:value="1.30961545764365" calcext:value-type="float">
            <text:p>1.3096154576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table:formula="of:=[.A32]/1000000" office:value-type="float" office:value="8" calcext:value-type="float">
            <text:p>8.00</text:p>
          </table:table-cell>
          <table:table-cell office:value-type="float" office:value="1.53164973013597" calcext:value-type="float">
            <text:p>1.5316497301</text:p>
          </table:table-cell>
          <table:table-cell office:value-type="float" office:value="1.19519702442061" calcext:value-type="float">
            <text:p>1.1951970244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table:formula="of:=[.A33]/1000000" office:value-type="float" office:value="8.25" calcext:value-type="float">
            <text:p>8.25</text:p>
          </table:table-cell>
          <table:table-cell office:value-type="float" office:value="1.72123454799439" calcext:value-type="float">
            <text:p>1.721234548</text:p>
          </table:table-cell>
          <table:table-cell office:value-type="float" office:value="1.08464158468392" calcext:value-type="float">
            <text:p>1.0846415847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table:formula="of:=[.A34]/1000000" office:value-type="float" office:value="8.5" calcext:value-type="float">
            <text:p>8.50</text:p>
          </table:table-cell>
          <table:table-cell office:value-type="float" office:value="1.39721319834526" calcext:value-type="float">
            <text:p>1.3972131983</text:p>
          </table:table-cell>
          <table:table-cell office:value-type="float" office:value="1.12980721818953" calcext:value-type="float">
            <text:p>1.1298072182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table:formula="of:=[.A35]/1000000" office:value-type="float" office:value="8.75" calcext:value-type="float">
            <text:p>8.75</text:p>
          </table:table-cell>
          <table:table-cell office:value-type="float" office:value="1.33141510729094" calcext:value-type="float">
            <text:p>1.3314151073</text:p>
          </table:table-cell>
          <table:table-cell office:value-type="float" office:value="1.05880973983875" calcext:value-type="float">
            <text:p>1.0588097398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table:formula="of:=[.A36]/1000000" office:value-type="float" office:value="9" calcext:value-type="float">
            <text:p>9.00</text:p>
          </table:table-cell>
          <table:table-cell office:value-type="float" office:value="1.30755505888219" calcext:value-type="float">
            <text:p>1.3075550589</text:p>
          </table:table-cell>
          <table:table-cell office:value-type="float" office:value="1.15208468965814" calcext:value-type="float">
            <text:p>1.1520846897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table:formula="of:=[.A37]/1000000" office:value-type="float" office:value="9.25" calcext:value-type="float">
            <text:p>9.25</text:p>
          </table:table-cell>
          <table:table-cell office:value-type="float" office:value="1.51243478450473" calcext:value-type="float">
            <text:p>1.5124347845</text:p>
          </table:table-cell>
          <table:table-cell office:value-type="float" office:value="1.1574729846874" calcext:value-type="float">
            <text:p>1.1574729847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table:formula="of:=[.A38]/1000000" office:value-type="float" office:value="9.5" calcext:value-type="float">
            <text:p>9.50</text:p>
          </table:table-cell>
          <table:table-cell office:value-type="float" office:value="1.50740507873299" calcext:value-type="float">
            <text:p>1.5074050787</text:p>
          </table:table-cell>
          <table:table-cell office:value-type="float" office:value="1.08812613642697" calcext:value-type="float">
            <text:p>1.0881261364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table:formula="of:=[.A39]/1000000" office:value-type="float" office:value="9.75" calcext:value-type="float">
            <text:p>9.75</text:p>
          </table:table-cell>
          <table:table-cell office:value-type="float" office:value="1.4677804550106" calcext:value-type="float">
            <text:p>1.467780455</text:p>
          </table:table-cell>
          <table:table-cell office:value-type="float" office:value="1.08703405595233" calcext:value-type="float">
            <text:p>1.087034056</text:p>
          </table:table-cell>
        </table:table-row>
        <table:table-row table:style-name="ro1">
          <table:table-cell table:style-name="ce30" office:value-type="float" office:value="10000000" calcext:value-type="float">
            <text:p>10000000</text:p>
          </table:table-cell>
          <table:table-cell table:style-name="ce32" table:formula="of:=[.A40]/1000000" office:value-type="float" office:value="10" calcext:value-type="float">
            <text:p>10.00</text:p>
          </table:table-cell>
          <table:table-cell table:style-name="ce30" office:value-type="float" office:value="1.29974597777809" calcext:value-type="float">
            <text:p>1.2997459778</text:p>
          </table:table-cell>
          <table:table-cell table:style-name="ce30" office:value-type="float" office:value="1.21334558413835" calcext:value-type="float">
            <text:p>1.2133455841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table:formula="of:=[.A41]/1000000" office:value-type="float" office:value="10.25" calcext:value-type="float">
            <text:p>10.25</text:p>
          </table:table-cell>
          <table:table-cell office:value-type="float" office:value="1.30031848003057" calcext:value-type="float">
            <text:p>1.30031848</text:p>
          </table:table-cell>
          <table:table-cell office:value-type="float" office:value="1.24500015493448" calcext:value-type="float">
            <text:p>1.2450001549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table:formula="of:=[.A42]/1000000" office:value-type="float" office:value="10.5" calcext:value-type="float">
            <text:p>10.50</text:p>
          </table:table-cell>
          <table:table-cell office:value-type="float" office:value="1.54995661426627" calcext:value-type="float">
            <text:p>1.5499566143</text:p>
          </table:table-cell>
          <table:table-cell office:value-type="float" office:value="1.19716462995471" calcext:value-type="float">
            <text:p>1.19716463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table:formula="of:=[.A43]/1000000" office:value-type="float" office:value="10.75" calcext:value-type="float">
            <text:p>10.75</text:p>
          </table:table-cell>
          <table:table-cell office:value-type="float" office:value="1.4331467753032" calcext:value-type="float">
            <text:p>1.4331467753</text:p>
          </table:table-cell>
          <table:table-cell office:value-type="float" office:value="1.19681172538779" calcext:value-type="float">
            <text:p>1.1968117254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table:formula="of:=[.A44]/1000000" office:value-type="float" office:value="11" calcext:value-type="float">
            <text:p>11.00</text:p>
          </table:table-cell>
          <table:table-cell office:value-type="float" office:value="1.21913008784219" calcext:value-type="float">
            <text:p>1.2191300878</text:p>
          </table:table-cell>
          <table:table-cell office:value-type="float" office:value="1.12700826475136" calcext:value-type="float">
            <text:p>1.1270082648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table:formula="of:=[.A45]/1000000" office:value-type="float" office:value="11.25" calcext:value-type="float">
            <text:p>11.25</text:p>
          </table:table-cell>
          <table:table-cell office:value-type="float" office:value="1.17638158108522" calcext:value-type="float">
            <text:p>1.1763815811</text:p>
          </table:table-cell>
          <table:table-cell office:value-type="float" office:value="1.09352267626107" calcext:value-type="float">
            <text:p>1.0935226763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table:formula="of:=[.A46]/1000000" office:value-type="float" office:value="11.5" calcext:value-type="float">
            <text:p>11.50</text:p>
          </table:table-cell>
          <table:table-cell office:value-type="float" office:value="1.39002113471557" calcext:value-type="float">
            <text:p>1.3900211347</text:p>
          </table:table-cell>
          <table:table-cell office:value-type="float" office:value="1.12586332312126" calcext:value-type="float">
            <text:p>1.1258633231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table:formula="of:=[.A47]/1000000" office:value-type="float" office:value="11.75" calcext:value-type="float">
            <text:p>11.75</text:p>
          </table:table-cell>
          <table:table-cell office:value-type="float" office:value="1.31198649429347" calcext:value-type="float">
            <text:p>1.3119864943</text:p>
          </table:table-cell>
          <table:table-cell office:value-type="float" office:value="1.15776222295668" calcext:value-type="float">
            <text:p>1.157762223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table:formula="of:=[.A48]/1000000" office:value-type="float" office:value="12" calcext:value-type="float">
            <text:p>12.00</text:p>
          </table:table-cell>
          <table:table-cell office:value-type="float" office:value="1.36751406762635" calcext:value-type="float">
            <text:p>1.3675140676</text:p>
          </table:table-cell>
          <table:table-cell office:value-type="float" office:value="1.13584994112335" calcext:value-type="float">
            <text:p>1.1358499411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table:formula="of:=[.A49]/1000000" office:value-type="float" office:value="12.25" calcext:value-type="float">
            <text:p>12.25</text:p>
          </table:table-cell>
          <table:table-cell office:value-type="float" office:value="1.36067476536339" calcext:value-type="float">
            <text:p>1.3606747654</text:p>
          </table:table-cell>
          <table:table-cell office:value-type="float" office:value="1.16877778198946" calcext:value-type="float">
            <text:p>1.168777782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table:formula="of:=[.A50]/1000000" office:value-type="float" office:value="12.5" calcext:value-type="float">
            <text:p>12.50</text:p>
          </table:table-cell>
          <table:table-cell office:value-type="float" office:value="1.33389606718448" calcext:value-type="float">
            <text:p>1.3338960672</text:p>
          </table:table-cell>
          <table:table-cell office:value-type="float" office:value="1.21976263990925" calcext:value-type="float">
            <text:p>1.2197626399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table:formula="of:=[.A51]/1000000" office:value-type="float" office:value="12.75" calcext:value-type="float">
            <text:p>12.75</text:p>
          </table:table-cell>
          <table:table-cell office:value-type="float" office:value="1.41882214042522" calcext:value-type="float">
            <text:p>1.4188221404</text:p>
          </table:table-cell>
          <table:table-cell office:value-type="float" office:value="1.23620644089986" calcext:value-type="float">
            <text:p>1.2362064409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table:formula="of:=[.A52]/1000000" office:value-type="float" office:value="13" calcext:value-type="float">
            <text:p>13.00</text:p>
          </table:table-cell>
          <table:table-cell office:value-type="float" office:value="1.2988840750679" calcext:value-type="float">
            <text:p>1.2988840751</text:p>
          </table:table-cell>
          <table:table-cell office:value-type="float" office:value="1.27146234565106" calcext:value-type="float">
            <text:p>1.2714623457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table:formula="of:=[.A53]/1000000" office:value-type="float" office:value="13.25" calcext:value-type="float">
            <text:p>13.25</text:p>
          </table:table-cell>
          <table:table-cell office:value-type="float" office:value="1.28151602620291" calcext:value-type="float">
            <text:p>1.2815160262</text:p>
          </table:table-cell>
          <table:table-cell office:value-type="float" office:value="1.15393889878462" calcext:value-type="float">
            <text:p>1.1539388988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table:formula="of:=[.A54]/1000000" office:value-type="float" office:value="13.5" calcext:value-type="float">
            <text:p>13.50</text:p>
          </table:table-cell>
          <table:table-cell office:value-type="float" office:value="1.38411822033165" calcext:value-type="float">
            <text:p>1.3841182203</text:p>
          </table:table-cell>
          <table:table-cell office:value-type="float" office:value="1.16929494847114" calcext:value-type="float">
            <text:p>1.1692949485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table:formula="of:=[.A55]/1000000" office:value-type="float" office:value="13.75" calcext:value-type="float">
            <text:p>13.75</text:p>
          </table:table-cell>
          <table:table-cell office:value-type="float" office:value="1.42849982813371" calcext:value-type="float">
            <text:p>1.4284998281</text:p>
          </table:table-cell>
          <table:table-cell office:value-type="float" office:value="1.09500201037185" calcext:value-type="float">
            <text:p>1.0950020104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table:formula="of:=[.A56]/1000000" office:value-type="float" office:value="14" calcext:value-type="float">
            <text:p>14.00</text:p>
          </table:table-cell>
          <table:table-cell office:value-type="float" office:value="1.2701398497113" calcext:value-type="float">
            <text:p>1.2701398497</text:p>
          </table:table-cell>
          <table:table-cell office:value-type="float" office:value="1.18937357315185" calcext:value-type="float">
            <text:p>1.1893735732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table:formula="of:=[.A57]/1000000" office:value-type="float" office:value="14.25" calcext:value-type="float">
            <text:p>14.25</text:p>
          </table:table-cell>
          <table:table-cell office:value-type="float" office:value="1.46416970821182" calcext:value-type="float">
            <text:p>1.4641697082</text:p>
          </table:table-cell>
          <table:table-cell office:value-type="float" office:value="1.13173024481851" calcext:value-type="float">
            <text:p>1.1317302448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table:formula="of:=[.A58]/1000000" office:value-type="float" office:value="14.5" calcext:value-type="float">
            <text:p>14.50</text:p>
          </table:table-cell>
          <table:table-cell office:value-type="float" office:value="1.43772737723269" calcext:value-type="float">
            <text:p>1.4377273772</text:p>
          </table:table-cell>
          <table:table-cell office:value-type="float" office:value="1.1055526780252" calcext:value-type="float">
            <text:p>1.105552678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table:formula="of:=[.A59]/1000000" office:value-type="float" office:value="14.75" calcext:value-type="float">
            <text:p>14.75</text:p>
          </table:table-cell>
          <table:table-cell office:value-type="float" office:value="1.25934125285495" calcext:value-type="float">
            <text:p>1.2593412529</text:p>
          </table:table-cell>
          <table:table-cell office:value-type="float" office:value="1.20739377979228" calcext:value-type="float">
            <text:p>1.2073937798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table:formula="of:=[.A60]/1000000" office:value-type="float" office:value="15" calcext:value-type="float">
            <text:p>15.00</text:p>
          </table:table-cell>
          <table:table-cell office:value-type="float" office:value="1.15005669321244" calcext:value-type="float">
            <text:p>1.1500566932</text:p>
          </table:table-cell>
          <table:table-cell office:value-type="float" office:value="1.34527519987311" calcext:value-type="float">
            <text:p>1.3452751999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table:formula="of:=[.A61]/1000000" office:value-type="float" office:value="15.25" calcext:value-type="float">
            <text:p>15.25</text:p>
          </table:table-cell>
          <table:table-cell office:value-type="float" office:value="1.18263902424987" calcext:value-type="float">
            <text:p>1.1826390242</text:p>
          </table:table-cell>
          <table:table-cell office:value-type="float" office:value="1.3032244874849" calcext:value-type="float">
            <text:p>1.3032244875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table:formula="of:=[.A62]/1000000" office:value-type="float" office:value="15.5" calcext:value-type="float">
            <text:p>15.50</text:p>
          </table:table-cell>
          <table:table-cell office:value-type="float" office:value="1.27006911901187" calcext:value-type="float">
            <text:p>1.270069119</text:p>
          </table:table-cell>
          <table:table-cell office:value-type="float" office:value="1.39051201717866" calcext:value-type="float">
            <text:p>1.3905120172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table:formula="of:=[.A63]/1000000" office:value-type="float" office:value="15.75" calcext:value-type="float">
            <text:p>15.75</text:p>
          </table:table-cell>
          <table:table-cell office:value-type="float" office:value="1.3574449676252" calcext:value-type="float">
            <text:p>1.3574449676</text:p>
          </table:table-cell>
          <table:table-cell office:value-type="float" office:value="1.27364732896823" calcext:value-type="float">
            <text:p>1.273647329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table:formula="of:=[.A64]/1000000" office:value-type="float" office:value="16" calcext:value-type="float">
            <text:p>16.00</text:p>
          </table:table-cell>
          <table:table-cell office:value-type="float" office:value="1.20618285022875" calcext:value-type="float">
            <text:p>1.2061828502</text:p>
          </table:table-cell>
          <table:table-cell office:value-type="float" office:value="1.4370748574724" calcext:value-type="float">
            <text:p>1.4370748575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table:formula="of:=[.A65]/1000000" office:value-type="float" office:value="16.25" calcext:value-type="float">
            <text:p>16.25</text:p>
          </table:table-cell>
          <table:table-cell office:value-type="float" office:value="1.46514252132936" calcext:value-type="float">
            <text:p>1.4651425213</text:p>
          </table:table-cell>
          <table:table-cell office:value-type="float" office:value="1.43375143662263" calcext:value-type="float">
            <text:p>1.4337514366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table:formula="of:=[.A66]/1000000" office:value-type="float" office:value="16.5" calcext:value-type="float">
            <text:p>16.50</text:p>
          </table:table-cell>
          <table:table-cell office:value-type="float" office:value="1.18089879954285" calcext:value-type="float">
            <text:p>1.1808987995</text:p>
          </table:table-cell>
          <table:table-cell office:value-type="float" office:value="1.24707802754438" calcext:value-type="float">
            <text:p>1.2470780275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table:formula="of:=[.A67]/1000000" office:value-type="float" office:value="16.75" calcext:value-type="float">
            <text:p>16.75</text:p>
          </table:table-cell>
          <table:table-cell office:value-type="float" office:value="1.23543292831455" calcext:value-type="float">
            <text:p>1.2354329283</text:p>
          </table:table-cell>
          <table:table-cell office:value-type="float" office:value="1.40305927971205" calcext:value-type="float">
            <text:p>1.4030592797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table:formula="of:=[.A68]/1000000" office:value-type="float" office:value="17" calcext:value-type="float">
            <text:p>17.00</text:p>
          </table:table-cell>
          <table:table-cell office:value-type="float" office:value="1.54885544718087" calcext:value-type="float">
            <text:p>1.5488554472</text:p>
          </table:table-cell>
          <table:table-cell office:value-type="float" office:value="1.26339373546955" calcext:value-type="float">
            <text:p>1.2633937355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table:formula="of:=[.A69]/1000000" office:value-type="float" office:value="17.25" calcext:value-type="float">
            <text:p>17.25</text:p>
          </table:table-cell>
          <table:table-cell office:value-type="float" office:value="1.18070959301681" calcext:value-type="float">
            <text:p>1.180709593</text:p>
          </table:table-cell>
          <table:table-cell office:value-type="float" office:value="1.27323045609249" calcext:value-type="float">
            <text:p>1.2732304561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table:formula="of:=[.A70]/1000000" office:value-type="float" office:value="17.5" calcext:value-type="float">
            <text:p>17.50</text:p>
          </table:table-cell>
          <table:table-cell office:value-type="float" office:value="1.24924489908364" calcext:value-type="float">
            <text:p>1.2492448991</text:p>
          </table:table-cell>
          <table:table-cell office:value-type="float" office:value="1.34476158581042" calcext:value-type="float">
            <text:p>1.3447615858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table:formula="of:=[.A71]/1000000" office:value-type="float" office:value="17.75" calcext:value-type="float">
            <text:p>17.75</text:p>
          </table:table-cell>
          <table:table-cell office:value-type="float" office:value="1.45236645509105" calcext:value-type="float">
            <text:p>1.4523664551</text:p>
          </table:table-cell>
          <table:table-cell office:value-type="float" office:value="1.35431086103425" calcext:value-type="float">
            <text:p>1.354310861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table:formula="of:=[.A72]/1000000" office:value-type="float" office:value="18" calcext:value-type="float">
            <text:p>18.00</text:p>
          </table:table-cell>
          <table:table-cell office:value-type="float" office:value="1.42013680825884" calcext:value-type="float">
            <text:p>1.4201368083</text:p>
          </table:table-cell>
          <table:table-cell office:value-type="float" office:value="1.21598252616492" calcext:value-type="float">
            <text:p>1.2159825262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table:formula="of:=[.A73]/1000000" office:value-type="float" office:value="18.25" calcext:value-type="float">
            <text:p>18.25</text:p>
          </table:table-cell>
          <table:table-cell office:value-type="float" office:value="1.18123312916369" calcext:value-type="float">
            <text:p>1.1812331292</text:p>
          </table:table-cell>
          <table:table-cell office:value-type="float" office:value="1.10519058493102" calcext:value-type="float">
            <text:p>1.1051905849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table:formula="of:=[.A74]/1000000" office:value-type="float" office:value="18.5" calcext:value-type="float">
            <text:p>18.50</text:p>
          </table:table-cell>
          <table:table-cell office:value-type="float" office:value="1.22120506534763" calcext:value-type="float">
            <text:p>1.2212050653</text:p>
          </table:table-cell>
          <table:table-cell office:value-type="float" office:value="1.30036608377848" calcext:value-type="float">
            <text:p>1.3003660838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table:formula="of:=[.A75]/1000000" office:value-type="float" office:value="18.75" calcext:value-type="float">
            <text:p>18.75</text:p>
          </table:table-cell>
          <table:table-cell office:value-type="float" office:value="1.17807599761215" calcext:value-type="float">
            <text:p>1.1780759976</text:p>
          </table:table-cell>
          <table:table-cell office:value-type="float" office:value="1.23706529869664" calcext:value-type="float">
            <text:p>1.2370652987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table:formula="of:=[.A76]/1000000" office:value-type="float" office:value="19" calcext:value-type="float">
            <text:p>19.00</text:p>
          </table:table-cell>
          <table:table-cell office:value-type="float" office:value="1.19717700910093" calcext:value-type="float">
            <text:p>1.1971770091</text:p>
          </table:table-cell>
          <table:table-cell office:value-type="float" office:value="1.42684557112885" calcext:value-type="float">
            <text:p>1.4268455711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table:formula="of:=[.A77]/1000000" office:value-type="float" office:value="19.25" calcext:value-type="float">
            <text:p>19.25</text:p>
          </table:table-cell>
          <table:table-cell office:value-type="float" office:value="1.14190618600889" calcext:value-type="float">
            <text:p>1.141906186</text:p>
          </table:table-cell>
          <table:table-cell office:value-type="float" office:value="1.364160491685" calcext:value-type="float">
            <text:p>1.3641604917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table:formula="of:=[.A78]/1000000" office:value-type="float" office:value="19.5" calcext:value-type="float">
            <text:p>19.50</text:p>
          </table:table-cell>
          <table:table-cell office:value-type="float" office:value="1.25811005948611" calcext:value-type="float">
            <text:p>1.2581100595</text:p>
          </table:table-cell>
          <table:table-cell office:value-type="float" office:value="1.3333884224554" calcext:value-type="float">
            <text:p>1.3333884225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table:formula="of:=[.A79]/1000000" office:value-type="float" office:value="19.75" calcext:value-type="float">
            <text:p>19.75</text:p>
          </table:table-cell>
          <table:table-cell office:value-type="float" office:value="1.20079036233162" calcext:value-type="float">
            <text:p>1.2007903623</text:p>
          </table:table-cell>
          <table:table-cell office:value-type="float" office:value="1.28268735861085" calcext:value-type="float">
            <text:p>1.2826873586</text:p>
          </table:table-cell>
        </table:table-row>
        <table:table-row table:style-name="ro1">
          <table:table-cell table:style-name="ce30" office:value-type="float" office:value="20000000" calcext:value-type="float">
            <text:p>20000000</text:p>
          </table:table-cell>
          <table:table-cell table:style-name="ce32" table:formula="of:=[.A80]/1000000" office:value-type="float" office:value="20" calcext:value-type="float">
            <text:p>20.00</text:p>
          </table:table-cell>
          <table:table-cell table:style-name="ce30" office:value-type="float" office:value="1.21462227644831" calcext:value-type="float">
            <text:p>1.2146222764</text:p>
          </table:table-cell>
          <table:table-cell table:style-name="ce30" office:value-type="float" office:value="1.37747308473687" calcext:value-type="float">
            <text:p>1.3774730847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table:formula="of:=[.A81]/1000000" office:value-type="float" office:value="20.25" calcext:value-type="float">
            <text:p>20.25</text:p>
          </table:table-cell>
          <table:table-cell office:value-type="float" office:value="1.18043704943381" calcext:value-type="float">
            <text:p>1.1804370494</text:p>
          </table:table-cell>
          <table:table-cell office:value-type="float" office:value="1.31701534385101" calcext:value-type="float">
            <text:p>1.3170153439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table:formula="of:=[.A82]/1000000" office:value-type="float" office:value="20.5" calcext:value-type="float">
            <text:p>20.50</text:p>
          </table:table-cell>
          <table:table-cell office:value-type="float" office:value="1.18028080892198" calcext:value-type="float">
            <text:p>1.1802808089</text:p>
          </table:table-cell>
          <table:table-cell office:value-type="float" office:value="1.19556471008351" calcext:value-type="float">
            <text:p>1.1955647101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table:formula="of:=[.A83]/1000000" office:value-type="float" office:value="20.75" calcext:value-type="float">
            <text:p>20.75</text:p>
          </table:table-cell>
          <table:table-cell office:value-type="float" office:value="1.21579068410323" calcext:value-type="float">
            <text:p>1.2157906841</text:p>
          </table:table-cell>
          <table:table-cell office:value-type="float" office:value="1.38015273723099" calcext:value-type="float">
            <text:p>1.3801527372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table:formula="of:=[.A84]/1000000" office:value-type="float" office:value="21" calcext:value-type="float">
            <text:p>21.00</text:p>
          </table:table-cell>
          <table:table-cell office:value-type="float" office:value="1.35916383269277" calcext:value-type="float">
            <text:p>1.3591638327</text:p>
          </table:table-cell>
          <table:table-cell office:value-type="float" office:value="1.03064649884536" calcext:value-type="float">
            <text:p>1.0306464988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table:formula="of:=[.A85]/1000000" office:value-type="float" office:value="21.25" calcext:value-type="float">
            <text:p>21.25</text:p>
          </table:table-cell>
          <table:table-cell office:value-type="float" office:value="1.16374803773249" calcext:value-type="float">
            <text:p>1.1637480377</text:p>
          </table:table-cell>
          <table:table-cell office:value-type="float" office:value="1.26344161630382" calcext:value-type="float">
            <text:p>1.2634416163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table:formula="of:=[.A86]/1000000" office:value-type="float" office:value="21.5" calcext:value-type="float">
            <text:p>21.50</text:p>
          </table:table-cell>
          <table:table-cell office:value-type="float" office:value="1.20055464833577" calcext:value-type="float">
            <text:p>1.2005546483</text:p>
          </table:table-cell>
          <table:table-cell office:value-type="float" office:value="1.51107156671438" calcext:value-type="float">
            <text:p>1.5110715667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table:formula="of:=[.A87]/1000000" office:value-type="float" office:value="21.75" calcext:value-type="float">
            <text:p>21.75</text:p>
          </table:table-cell>
          <table:table-cell office:value-type="float" office:value="1.34158764683529" calcext:value-type="float">
            <text:p>1.3415876468</text:p>
          </table:table-cell>
          <table:table-cell office:value-type="float" office:value="1.27303768467312" calcext:value-type="float">
            <text:p>1.2730376847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table:formula="of:=[.A88]/1000000" office:value-type="float" office:value="22" calcext:value-type="float">
            <text:p>22.00</text:p>
          </table:table-cell>
          <table:table-cell office:value-type="float" office:value="1.2006189623317" calcext:value-type="float">
            <text:p>1.2006189623</text:p>
          </table:table-cell>
          <table:table-cell office:value-type="float" office:value="1.45552837444141" calcext:value-type="float">
            <text:p>1.4555283744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table:formula="of:=[.A89]/1000000" office:value-type="float" office:value="22.25" calcext:value-type="float">
            <text:p>22.25</text:p>
          </table:table-cell>
          <table:table-cell office:value-type="float" office:value="1.38941671426613" calcext:value-type="float">
            <text:p>1.3894167143</text:p>
          </table:table-cell>
          <table:table-cell office:value-type="float" office:value="1.2423754683609" calcext:value-type="float">
            <text:p>1.2423754684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table:formula="of:=[.A90]/1000000" office:value-type="float" office:value="22.5" calcext:value-type="float">
            <text:p>22.50</text:p>
          </table:table-cell>
          <table:table-cell office:value-type="float" office:value="1.24514284972722" calcext:value-type="float">
            <text:p>1.2451428497</text:p>
          </table:table-cell>
          <table:table-cell office:value-type="float" office:value="1.36180389049628" calcext:value-type="float">
            <text:p>1.3618038905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table:formula="of:=[.A91]/1000000" office:value-type="float" office:value="22.75" calcext:value-type="float">
            <text:p>22.75</text:p>
          </table:table-cell>
          <table:table-cell office:value-type="float" office:value="1.1971611941681" calcext:value-type="float">
            <text:p>1.1971611942</text:p>
          </table:table-cell>
          <table:table-cell office:value-type="float" office:value="1.25330684609889" calcext:value-type="float">
            <text:p>1.2533068461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table:formula="of:=[.A92]/1000000" office:value-type="float" office:value="23" calcext:value-type="float">
            <text:p>23.00</text:p>
          </table:table-cell>
          <table:table-cell office:value-type="float" office:value="1.3720563769935" calcext:value-type="float">
            <text:p>1.372056377</text:p>
          </table:table-cell>
          <table:table-cell office:value-type="float" office:value="1.42887779718996" calcext:value-type="float">
            <text:p>1.4288777972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table:formula="of:=[.A93]/1000000" office:value-type="float" office:value="23.25" calcext:value-type="float">
            <text:p>23.25</text:p>
          </table:table-cell>
          <table:table-cell office:value-type="float" office:value="1.36501262680044" calcext:value-type="float">
            <text:p>1.3650126268</text:p>
          </table:table-cell>
          <table:table-cell office:value-type="float" office:value="1.27304410017917" calcext:value-type="float">
            <text:p>1.2730441002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table:formula="of:=[.A94]/1000000" office:value-type="float" office:value="23.5" calcext:value-type="float">
            <text:p>23.50</text:p>
          </table:table-cell>
          <table:table-cell office:value-type="float" office:value="1.14658413572731" calcext:value-type="float">
            <text:p>1.1465841357</text:p>
          </table:table-cell>
          <table:table-cell office:value-type="float" office:value="1.2717583614915" calcext:value-type="float">
            <text:p>1.2717583615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table:formula="of:=[.A95]/1000000" office:value-type="float" office:value="23.75" calcext:value-type="float">
            <text:p>23.75</text:p>
          </table:table-cell>
          <table:table-cell office:value-type="float" office:value="1.21456569176568" calcext:value-type="float">
            <text:p>1.2145656918</text:p>
          </table:table-cell>
          <table:table-cell office:value-type="float" office:value="1.16912497657074" calcext:value-type="float">
            <text:p>1.1691249766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table:formula="of:=[.A96]/1000000" office:value-type="float" office:value="24" calcext:value-type="float">
            <text:p>24.00</text:p>
          </table:table-cell>
          <table:table-cell office:value-type="float" office:value="1.58963434287586" calcext:value-type="float">
            <text:p>1.5896343429</text:p>
          </table:table-cell>
          <table:table-cell office:value-type="float" office:value="1.09553953894878" calcext:value-type="float">
            <text:p>1.0955395389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table:formula="of:=[.A97]/1000000" office:value-type="float" office:value="24.25" calcext:value-type="float">
            <text:p>24.25</text:p>
          </table:table-cell>
          <table:table-cell office:value-type="float" office:value="1.36146433852858" calcext:value-type="float">
            <text:p>1.3614643385</text:p>
          </table:table-cell>
          <table:table-cell office:value-type="float" office:value="1.43507659933968" calcext:value-type="float">
            <text:p>1.4350765993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table:formula="of:=[.A98]/1000000" office:value-type="float" office:value="24.5" calcext:value-type="float">
            <text:p>24.50</text:p>
          </table:table-cell>
          <table:table-cell office:value-type="float" office:value="1.11825386684794" calcext:value-type="float">
            <text:p>1.1182538668</text:p>
          </table:table-cell>
          <table:table-cell office:value-type="float" office:value="1.27034629789322" calcext:value-type="float">
            <text:p>1.2703462979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table:formula="of:=[.A99]/1000000" office:value-type="float" office:value="24.75" calcext:value-type="float">
            <text:p>24.75</text:p>
          </table:table-cell>
          <table:table-cell office:value-type="float" office:value="1.18083911250725" calcext:value-type="float">
            <text:p>1.1808391125</text:p>
          </table:table-cell>
          <table:table-cell office:value-type="float" office:value="1.30155591262104" calcext:value-type="float">
            <text:p>1.3015559126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table:formula="of:=[.A100]/1000000" office:value-type="float" office:value="25" calcext:value-type="float">
            <text:p>25.00</text:p>
          </table:table-cell>
          <table:table-cell office:value-type="float" office:value="1.26264869621539" calcext:value-type="float">
            <text:p>1.2626486962</text:p>
          </table:table-cell>
          <table:table-cell office:value-type="float" office:value="1.24426339209944" calcext:value-type="float">
            <text:p>1.2442633921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table:formula="of:=[.A101]/1000000" office:value-type="float" office:value="25.25" calcext:value-type="float">
            <text:p>25.25</text:p>
          </table:table-cell>
          <table:table-cell office:value-type="float" office:value="1.2125932231108" calcext:value-type="float">
            <text:p>1.2125932231</text:p>
          </table:table-cell>
          <table:table-cell office:value-type="float" office:value="1.42895828445697" calcext:value-type="float">
            <text:p>1.4289582845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table:formula="of:=[.A102]/1000000" office:value-type="float" office:value="25.5" calcext:value-type="float">
            <text:p>25.50</text:p>
          </table:table-cell>
          <table:table-cell office:value-type="float" office:value="1.08118139767044" calcext:value-type="float">
            <text:p>1.0811813977</text:p>
          </table:table-cell>
          <table:table-cell office:value-type="float" office:value="1.36116923851945" calcext:value-type="float">
            <text:p>1.3611692385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table:formula="of:=[.A103]/1000000" office:value-type="float" office:value="25.75" calcext:value-type="float">
            <text:p>25.75</text:p>
          </table:table-cell>
          <table:table-cell office:value-type="float" office:value="1.13405387484118" calcext:value-type="float">
            <text:p>1.1340538748</text:p>
          </table:table-cell>
          <table:table-cell office:value-type="float" office:value="1.30611859898549" calcext:value-type="float">
            <text:p>1.306118599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table:formula="of:=[.A104]/1000000" office:value-type="float" office:value="26" calcext:value-type="float">
            <text:p>26.00</text:p>
          </table:table-cell>
          <table:table-cell office:value-type="float" office:value="1.21888541015497" calcext:value-type="float">
            <text:p>1.2188854102</text:p>
          </table:table-cell>
          <table:table-cell office:value-type="float" office:value="1.34197593709401" calcext:value-type="float">
            <text:p>1.3419759371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table:formula="of:=[.A105]/1000000" office:value-type="float" office:value="26.25" calcext:value-type="float">
            <text:p>26.25</text:p>
          </table:table-cell>
          <table:table-cell office:value-type="float" office:value="1.07627020459239" calcext:value-type="float">
            <text:p>1.0762702046</text:p>
          </table:table-cell>
          <table:table-cell office:value-type="float" office:value="1.30776205855408" calcext:value-type="float">
            <text:p>1.3077620586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table:formula="of:=[.A106]/1000000" office:value-type="float" office:value="26.5" calcext:value-type="float">
            <text:p>26.50</text:p>
          </table:table-cell>
          <table:table-cell office:value-type="float" office:value="1.18906824655499" calcext:value-type="float">
            <text:p>1.1890682466</text:p>
          </table:table-cell>
          <table:table-cell office:value-type="float" office:value="1.32846404239586" calcext:value-type="float">
            <text:p>1.3284640424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table:formula="of:=[.A107]/1000000" office:value-type="float" office:value="26.75" calcext:value-type="float">
            <text:p>26.75</text:p>
          </table:table-cell>
          <table:table-cell office:value-type="float" office:value="1.14009812290968" calcext:value-type="float">
            <text:p>1.1400981229</text:p>
          </table:table-cell>
          <table:table-cell office:value-type="float" office:value="1.43310771654983" calcext:value-type="float">
            <text:p>1.4331077165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table:formula="of:=[.A108]/1000000" office:value-type="float" office:value="27" calcext:value-type="float">
            <text:p>27.00</text:p>
          </table:table-cell>
          <table:table-cell office:value-type="float" office:value="1.0802629662156" calcext:value-type="float">
            <text:p>1.0802629662</text:p>
          </table:table-cell>
          <table:table-cell office:value-type="float" office:value="1.30118869501209" calcext:value-type="float">
            <text:p>1.301188695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table:formula="of:=[.A109]/1000000" office:value-type="float" office:value="27.25" calcext:value-type="float">
            <text:p>27.25</text:p>
          </table:table-cell>
          <table:table-cell office:value-type="float" office:value="1.13751056961346" calcext:value-type="float">
            <text:p>1.1375105696</text:p>
          </table:table-cell>
          <table:table-cell office:value-type="float" office:value="1.65628966433005" calcext:value-type="float">
            <text:p>1.6562896643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table:formula="of:=[.A110]/1000000" office:value-type="float" office:value="27.5" calcext:value-type="float">
            <text:p>27.50</text:p>
          </table:table-cell>
          <table:table-cell office:value-type="float" office:value="1.05292545908698" calcext:value-type="float">
            <text:p>1.0529254591</text:p>
          </table:table-cell>
          <table:table-cell office:value-type="float" office:value="1.29605188527613" calcext:value-type="float">
            <text:p>1.2960518853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table:formula="of:=[.A111]/1000000" office:value-type="float" office:value="27.75" calcext:value-type="float">
            <text:p>27.75</text:p>
          </table:table-cell>
          <table:table-cell office:value-type="float" office:value="1.27472498686924" calcext:value-type="float">
            <text:p>1.2747249869</text:p>
          </table:table-cell>
          <table:table-cell office:value-type="float" office:value="1.30446576115894" calcext:value-type="float">
            <text:p>1.3044657612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table:formula="of:=[.A112]/1000000" office:value-type="float" office:value="28" calcext:value-type="float">
            <text:p>28.00</text:p>
          </table:table-cell>
          <table:table-cell office:value-type="float" office:value="1.16056516300811" calcext:value-type="float">
            <text:p>1.160565163</text:p>
          </table:table-cell>
          <table:table-cell office:value-type="float" office:value="1.30366426255304" calcext:value-type="float">
            <text:p>1.3036642626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table:formula="of:=[.A113]/1000000" office:value-type="float" office:value="28.25" calcext:value-type="float">
            <text:p>28.25</text:p>
          </table:table-cell>
          <table:table-cell office:value-type="float" office:value="1.2181504167466" calcext:value-type="float">
            <text:p>1.2181504167</text:p>
          </table:table-cell>
          <table:table-cell office:value-type="float" office:value="1.33166168075392" calcext:value-type="float">
            <text:p>1.3316616808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table:formula="of:=[.A114]/1000000" office:value-type="float" office:value="28.5" calcext:value-type="float">
            <text:p>28.50</text:p>
          </table:table-cell>
          <table:table-cell office:value-type="float" office:value="1.21499523999157" calcext:value-type="float">
            <text:p>1.21499524</text:p>
          </table:table-cell>
          <table:table-cell office:value-type="float" office:value="1.42010557697214" calcext:value-type="float">
            <text:p>1.420105577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table:formula="of:=[.A115]/1000000" office:value-type="float" office:value="28.75" calcext:value-type="float">
            <text:p>28.75</text:p>
          </table:table-cell>
          <table:table-cell office:value-type="float" office:value="1.16694977301032" calcext:value-type="float">
            <text:p>1.166949773</text:p>
          </table:table-cell>
          <table:table-cell office:value-type="float" office:value="1.42263038349238" calcext:value-type="float">
            <text:p>1.4226303835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table:formula="of:=[.A116]/1000000" office:value-type="float" office:value="29" calcext:value-type="float">
            <text:p>29.00</text:p>
          </table:table-cell>
          <table:table-cell office:value-type="float" office:value="1.36606034348231" calcext:value-type="float">
            <text:p>1.3660603435</text:p>
          </table:table-cell>
          <table:table-cell office:value-type="float" office:value="1.39137224488019" calcext:value-type="float">
            <text:p>1.3913722449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table:formula="of:=[.A117]/1000000" office:value-type="float" office:value="29.25" calcext:value-type="float">
            <text:p>29.25</text:p>
          </table:table-cell>
          <table:table-cell office:value-type="float" office:value="1.11547892593779" calcext:value-type="float">
            <text:p>1.1154789259</text:p>
          </table:table-cell>
          <table:table-cell office:value-type="float" office:value="1.13518380917456" calcext:value-type="float">
            <text:p>1.1351838092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table:formula="of:=[.A118]/1000000" office:value-type="float" office:value="29.5" calcext:value-type="float">
            <text:p>29.50</text:p>
          </table:table-cell>
          <table:table-cell office:value-type="float" office:value="1.13360567231629" calcext:value-type="float">
            <text:p>1.1336056723</text:p>
          </table:table-cell>
          <table:table-cell office:value-type="float" office:value="1.35681058605533" calcext:value-type="float">
            <text:p>1.3568105861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table:formula="of:=[.A119]/1000000" office:value-type="float" office:value="29.75" calcext:value-type="float">
            <text:p>29.75</text:p>
          </table:table-cell>
          <table:table-cell office:value-type="float" office:value="1.1463965768001" calcext:value-type="float">
            <text:p>1.1463965768</text:p>
          </table:table-cell>
          <table:table-cell office:value-type="float" office:value="1.50608427119956" calcext:value-type="float">
            <text:p>1.5060842712</text:p>
          </table:table-cell>
        </table:table-row>
        <table:table-row table:style-name="ro1">
          <table:table-cell table:style-name="ce30" office:value-type="float" office:value="30000000" calcext:value-type="float">
            <text:p>30000000</text:p>
          </table:table-cell>
          <table:table-cell table:style-name="ce32" table:formula="of:=[.A120]/1000000" office:value-type="float" office:value="30" calcext:value-type="float">
            <text:p>30.00</text:p>
          </table:table-cell>
          <table:table-cell table:style-name="ce30" office:value-type="float" office:value="1.08750528624855" calcext:value-type="float">
            <text:p>1.0875052862</text:p>
          </table:table-cell>
          <table:table-cell table:style-name="ce30" office:value-type="float" office:value="1.09180193271631" calcext:value-type="float">
            <text:p>1.0918019327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table:formula="of:=[.A121]/1000000" office:value-type="float" office:value="30.25" calcext:value-type="float">
            <text:p>30.25</text:p>
          </table:table-cell>
          <table:table-cell office:value-type="float" office:value="1.24820058248412" calcext:value-type="float">
            <text:p>1.2482005825</text:p>
          </table:table-cell>
          <table:table-cell office:value-type="float" office:value="1.22590939556353" calcext:value-type="float">
            <text:p>1.2259093956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table:formula="of:=[.A122]/1000000" office:value-type="float" office:value="30.5" calcext:value-type="float">
            <text:p>30.50</text:p>
          </table:table-cell>
          <table:table-cell office:value-type="float" office:value="1.08196346671667" calcext:value-type="float">
            <text:p>1.0819634667</text:p>
          </table:table-cell>
          <table:table-cell office:value-type="float" office:value="1.32594897078256" calcext:value-type="float">
            <text:p>1.3259489708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table:formula="of:=[.A123]/1000000" office:value-type="float" office:value="30.75" calcext:value-type="float">
            <text:p>30.75</text:p>
          </table:table-cell>
          <table:table-cell office:value-type="float" office:value="1.37542946947629" calcext:value-type="float">
            <text:p>1.3754294695</text:p>
          </table:table-cell>
          <table:table-cell office:value-type="float" office:value="1.25329049156298" calcext:value-type="float">
            <text:p>1.2532904916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table:formula="of:=[.A124]/1000000" office:value-type="float" office:value="31" calcext:value-type="float">
            <text:p>31.00</text:p>
          </table:table-cell>
          <table:table-cell office:value-type="float" office:value="1.27262861939753" calcext:value-type="float">
            <text:p>1.2726286194</text:p>
          </table:table-cell>
          <table:table-cell office:value-type="float" office:value="1.18783486152011" calcext:value-type="float">
            <text:p>1.1878348615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table:formula="of:=[.A125]/1000000" office:value-type="float" office:value="31.25" calcext:value-type="float">
            <text:p>31.25</text:p>
          </table:table-cell>
          <table:table-cell office:value-type="float" office:value="1.16686311897974" calcext:value-type="float">
            <text:p>1.166863119</text:p>
          </table:table-cell>
          <table:table-cell office:value-type="float" office:value="1.41518045125174" calcext:value-type="float">
            <text:p>1.4151804513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table:formula="of:=[.A126]/1000000" office:value-type="float" office:value="31.5" calcext:value-type="float">
            <text:p>31.50</text:p>
          </table:table-cell>
          <table:table-cell office:value-type="float" office:value="1.08232645870825" calcext:value-type="float">
            <text:p>1.0823264587</text:p>
          </table:table-cell>
          <table:table-cell office:value-type="float" office:value="1.29307189903848" calcext:value-type="float">
            <text:p>1.293071899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table:formula="of:=[.A127]/1000000" office:value-type="float" office:value="31.75" calcext:value-type="float">
            <text:p>31.75</text:p>
          </table:table-cell>
          <table:table-cell office:value-type="float" office:value="1.07552342227585" calcext:value-type="float">
            <text:p>1.0755234223</text:p>
          </table:table-cell>
          <table:table-cell office:value-type="float" office:value="1.43630483995905" calcext:value-type="float">
            <text:p>1.43630484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table:formula="of:=[.A128]/1000000" office:value-type="float" office:value="32" calcext:value-type="float">
            <text:p>32.00</text:p>
          </table:table-cell>
          <table:table-cell office:value-type="float" office:value="1.1592783926178" calcext:value-type="float">
            <text:p>1.1592783926</text:p>
          </table:table-cell>
          <table:table-cell office:value-type="float" office:value="1.26452277197061" calcext:value-type="float">
            <text:p>1.264522772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table:formula="of:=[.A129]/1000000" office:value-type="float" office:value="32.25" calcext:value-type="float">
            <text:p>32.25</text:p>
          </table:table-cell>
          <table:table-cell office:value-type="float" office:value="1.14200940811629" calcext:value-type="float">
            <text:p>1.1420094081</text:p>
          </table:table-cell>
          <table:table-cell office:value-type="float" office:value="1.38404634066145" calcext:value-type="float">
            <text:p>1.3840463407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table:formula="of:=[.A130]/1000000" office:value-type="float" office:value="32.5" calcext:value-type="float">
            <text:p>32.50</text:p>
          </table:table-cell>
          <table:table-cell office:value-type="float" office:value="1.12134823625634" calcext:value-type="float">
            <text:p>1.1213482363</text:p>
          </table:table-cell>
          <table:table-cell office:value-type="float" office:value="1.49877432245583" calcext:value-type="float">
            <text:p>1.4987743225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table:formula="of:=[.A131]/1000000" office:value-type="float" office:value="32.75" calcext:value-type="float">
            <text:p>32.75</text:p>
          </table:table-cell>
          <table:table-cell office:value-type="float" office:value="1.1937806918303" calcext:value-type="float">
            <text:p>1.1937806918</text:p>
          </table:table-cell>
          <table:table-cell office:value-type="float" office:value="1.29405530588239" calcext:value-type="float">
            <text:p>1.2940553059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table:formula="of:=[.A132]/1000000" office:value-type="float" office:value="33" calcext:value-type="float">
            <text:p>33.00</text:p>
          </table:table-cell>
          <table:table-cell office:value-type="float" office:value="1.18206076959082" calcext:value-type="float">
            <text:p>1.1820607696</text:p>
          </table:table-cell>
          <table:table-cell office:value-type="float" office:value="1.43956140597365" calcext:value-type="float">
            <text:p>1.439561406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table:formula="of:=[.A133]/1000000" office:value-type="float" office:value="33.25" calcext:value-type="float">
            <text:p>33.25</text:p>
          </table:table-cell>
          <table:table-cell office:value-type="float" office:value="1.12646845695859" calcext:value-type="float">
            <text:p>1.126468457</text:p>
          </table:table-cell>
          <table:table-cell office:value-type="float" office:value="1.31385994729145" calcext:value-type="float">
            <text:p>1.3138599473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table:formula="of:=[.A134]/1000000" office:value-type="float" office:value="33.5" calcext:value-type="float">
            <text:p>33.50</text:p>
          </table:table-cell>
          <table:table-cell office:value-type="float" office:value="1.21720772125708" calcext:value-type="float">
            <text:p>1.2172077213</text:p>
          </table:table-cell>
          <table:table-cell office:value-type="float" office:value="1.41815327058741" calcext:value-type="float">
            <text:p>1.4181532706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table:formula="of:=[.A135]/1000000" office:value-type="float" office:value="33.75" calcext:value-type="float">
            <text:p>33.75</text:p>
          </table:table-cell>
          <table:table-cell office:value-type="float" office:value="1.10514074384441" calcext:value-type="float">
            <text:p>1.1051407438</text:p>
          </table:table-cell>
          <table:table-cell office:value-type="float" office:value="1.26612340724672" calcext:value-type="float">
            <text:p>1.2661234072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table:formula="of:=[.A136]/1000000" office:value-type="float" office:value="34" calcext:value-type="float">
            <text:p>34.00</text:p>
          </table:table-cell>
          <table:table-cell office:value-type="float" office:value="1.06131193985613" calcext:value-type="float">
            <text:p>1.0613119399</text:p>
          </table:table-cell>
          <table:table-cell office:value-type="float" office:value="1.34350344385923" calcext:value-type="float">
            <text:p>1.3435034439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table:formula="of:=[.A137]/1000000" office:value-type="float" office:value="34.25" calcext:value-type="float">
            <text:p>34.25</text:p>
          </table:table-cell>
          <table:table-cell office:value-type="float" office:value="1.02823513728998" calcext:value-type="float">
            <text:p>1.0282351373</text:p>
          </table:table-cell>
          <table:table-cell office:value-type="float" office:value="1.28395066687076" calcext:value-type="float">
            <text:p>1.2839506669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table:formula="of:=[.A138]/1000000" office:value-type="float" office:value="34.5" calcext:value-type="float">
            <text:p>34.50</text:p>
          </table:table-cell>
          <table:table-cell office:value-type="float" office:value="1.18659945180406" calcext:value-type="float">
            <text:p>1.1865994518</text:p>
          </table:table-cell>
          <table:table-cell office:value-type="float" office:value="1.31284856342186" calcext:value-type="float">
            <text:p>1.3128485634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table:formula="of:=[.A139]/1000000" office:value-type="float" office:value="34.75" calcext:value-type="float">
            <text:p>34.75</text:p>
          </table:table-cell>
          <table:table-cell office:value-type="float" office:value="1.07344218876273" calcext:value-type="float">
            <text:p>1.0734421888</text:p>
          </table:table-cell>
          <table:table-cell office:value-type="float" office:value="1.32570120745591" calcext:value-type="float">
            <text:p>1.3257012075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table:formula="of:=[.A140]/1000000" office:value-type="float" office:value="35" calcext:value-type="float">
            <text:p>35.00</text:p>
          </table:table-cell>
          <table:table-cell office:value-type="float" office:value="1.05973411939458" calcext:value-type="float">
            <text:p>1.0597341194</text:p>
          </table:table-cell>
          <table:table-cell office:value-type="float" office:value="1.3827783618914" calcext:value-type="float">
            <text:p>1.3827783619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table:formula="of:=[.A141]/1000000" office:value-type="float" office:value="35.25" calcext:value-type="float">
            <text:p>35.25</text:p>
          </table:table-cell>
          <table:table-cell office:value-type="float" office:value="1.28257300862119" calcext:value-type="float">
            <text:p>1.2825730086</text:p>
          </table:table-cell>
          <table:table-cell office:value-type="float" office:value="1.36709492395582" calcext:value-type="float">
            <text:p>1.367094924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table:formula="of:=[.A142]/1000000" office:value-type="float" office:value="35.5" calcext:value-type="float">
            <text:p>35.50</text:p>
          </table:table-cell>
          <table:table-cell office:value-type="float" office:value="1.11771769333839" calcext:value-type="float">
            <text:p>1.1177176933</text:p>
          </table:table-cell>
          <table:table-cell office:value-type="float" office:value="1.51711433764389" calcext:value-type="float">
            <text:p>1.5171143376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table:formula="of:=[.A143]/1000000" office:value-type="float" office:value="35.75" calcext:value-type="float">
            <text:p>35.75</text:p>
          </table:table-cell>
          <table:table-cell office:value-type="float" office:value="1.06894682557949" calcext:value-type="float">
            <text:p>1.0689468256</text:p>
          </table:table-cell>
          <table:table-cell office:value-type="float" office:value="1.3868423255589" calcext:value-type="float">
            <text:p>1.3868423256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table:formula="of:=[.A144]/1000000" office:value-type="float" office:value="36" calcext:value-type="float">
            <text:p>36.00</text:p>
          </table:table-cell>
          <table:table-cell office:value-type="float" office:value="1.11176772736361" calcext:value-type="float">
            <text:p>1.1117677274</text:p>
          </table:table-cell>
          <table:table-cell office:value-type="float" office:value="1.30429417247464" calcext:value-type="float">
            <text:p>1.3042941725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table:formula="of:=[.A145]/1000000" office:value-type="float" office:value="36.25" calcext:value-type="float">
            <text:p>36.25</text:p>
          </table:table-cell>
          <table:table-cell office:value-type="float" office:value="1.14639357452717" calcext:value-type="float">
            <text:p>1.1463935745</text:p>
          </table:table-cell>
          <table:table-cell office:value-type="float" office:value="1.48497825125494" calcext:value-type="float">
            <text:p>1.4849782513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table:formula="of:=[.A146]/1000000" office:value-type="float" office:value="36.5" calcext:value-type="float">
            <text:p>36.50</text:p>
          </table:table-cell>
          <table:table-cell office:value-type="float" office:value="1.11932462730262" calcext:value-type="float">
            <text:p>1.1193246273</text:p>
          </table:table-cell>
          <table:table-cell office:value-type="float" office:value="1.29730160680006" calcext:value-type="float">
            <text:p>1.2973016068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table:formula="of:=[.A147]/1000000" office:value-type="float" office:value="36.75" calcext:value-type="float">
            <text:p>36.75</text:p>
          </table:table-cell>
          <table:table-cell office:value-type="float" office:value="1.13605538751362" calcext:value-type="float">
            <text:p>1.1360553875</text:p>
          </table:table-cell>
          <table:table-cell office:value-type="float" office:value="1.34013848746251" calcext:value-type="float">
            <text:p>1.3401384875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table:formula="of:=[.A148]/1000000" office:value-type="float" office:value="37" calcext:value-type="float">
            <text:p>37.00</text:p>
          </table:table-cell>
          <table:table-cell office:value-type="float" office:value="1.06741527511848" calcext:value-type="float">
            <text:p>1.0674152751</text:p>
          </table:table-cell>
          <table:table-cell office:value-type="float" office:value="1.47113694778148" calcext:value-type="float">
            <text:p>1.4711369478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table:formula="of:=[.A149]/1000000" office:value-type="float" office:value="37.25" calcext:value-type="float">
            <text:p>37.25</text:p>
          </table:table-cell>
          <table:table-cell office:value-type="float" office:value="1.10168212733989" calcext:value-type="float">
            <text:p>1.1016821273</text:p>
          </table:table-cell>
          <table:table-cell office:value-type="float" office:value="1.39547816213908" calcext:value-type="float">
            <text:p>1.3954781621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table:formula="of:=[.A150]/1000000" office:value-type="float" office:value="37.5" calcext:value-type="float">
            <text:p>37.50</text:p>
          </table:table-cell>
          <table:table-cell office:value-type="float" office:value="1.03068318676966" calcext:value-type="float">
            <text:p>1.0306831868</text:p>
          </table:table-cell>
          <table:table-cell office:value-type="float" office:value="1.32568942112887" calcext:value-type="float">
            <text:p>1.3256894211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table:formula="of:=[.A151]/1000000" office:value-type="float" office:value="37.75" calcext:value-type="float">
            <text:p>37.75</text:p>
          </table:table-cell>
          <table:table-cell office:value-type="float" office:value="1.07443925788575" calcext:value-type="float">
            <text:p>1.0744392579</text:p>
          </table:table-cell>
          <table:table-cell office:value-type="float" office:value="1.53256825732827" calcext:value-type="float">
            <text:p>1.5325682573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table:formula="of:=[.A152]/1000000" office:value-type="float" office:value="38" calcext:value-type="float">
            <text:p>38.00</text:p>
          </table:table-cell>
          <table:table-cell office:value-type="float" office:value="1.21737533055827" calcext:value-type="float">
            <text:p>1.2173753306</text:p>
          </table:table-cell>
          <table:table-cell office:value-type="float" office:value="1.2596048676411" calcext:value-type="float">
            <text:p>1.2596048676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table:formula="of:=[.A153]/1000000" office:value-type="float" office:value="38.25" calcext:value-type="float">
            <text:p>38.25</text:p>
          </table:table-cell>
          <table:table-cell office:value-type="float" office:value="1.23769161409695" calcext:value-type="float">
            <text:p>1.2376916141</text:p>
          </table:table-cell>
          <table:table-cell office:value-type="float" office:value="1.40644951356627" calcext:value-type="float">
            <text:p>1.4064495136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table:formula="of:=[.A154]/1000000" office:value-type="float" office:value="38.5" calcext:value-type="float">
            <text:p>38.50</text:p>
          </table:table-cell>
          <table:table-cell office:value-type="float" office:value="1.20220008594702" calcext:value-type="float">
            <text:p>1.2022000859</text:p>
          </table:table-cell>
          <table:table-cell office:value-type="float" office:value="1.342127442824" calcext:value-type="float">
            <text:p>1.3421274428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table:formula="of:=[.A155]/1000000" office:value-type="float" office:value="38.75" calcext:value-type="float">
            <text:p>38.75</text:p>
          </table:table-cell>
          <table:table-cell office:value-type="float" office:value="1.24865043834706" calcext:value-type="float">
            <text:p>1.2486504383</text:p>
          </table:table-cell>
          <table:table-cell office:value-type="float" office:value="1.21988085919434" calcext:value-type="float">
            <text:p>1.2198808592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table:formula="of:=[.A156]/1000000" office:value-type="float" office:value="39" calcext:value-type="float">
            <text:p>39.00</text:p>
          </table:table-cell>
          <table:table-cell office:value-type="float" office:value="1.30229784093095" calcext:value-type="float">
            <text:p>1.3022978409</text:p>
          </table:table-cell>
          <table:table-cell office:value-type="float" office:value="1.59845672263992" calcext:value-type="float">
            <text:p>1.5984567226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table:formula="of:=[.A157]/1000000" office:value-type="float" office:value="39.25" calcext:value-type="float">
            <text:p>39.25</text:p>
          </table:table-cell>
          <table:table-cell office:value-type="float" office:value="1.05737222286827" calcext:value-type="float">
            <text:p>1.0573722229</text:p>
          </table:table-cell>
          <table:table-cell office:value-type="float" office:value="1.58395617923243" calcext:value-type="float">
            <text:p>1.5839561792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table:formula="of:=[.A158]/1000000" office:value-type="float" office:value="39.5" calcext:value-type="float">
            <text:p>39.50</text:p>
          </table:table-cell>
          <table:table-cell office:value-type="float" office:value="1.22189676750013" calcext:value-type="float">
            <text:p>1.2218967675</text:p>
          </table:table-cell>
          <table:table-cell office:value-type="float" office:value="1.30138114047453" calcext:value-type="float">
            <text:p>1.3013811405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table:formula="of:=[.A159]/1000000" office:value-type="float" office:value="39.75" calcext:value-type="float">
            <text:p>39.75</text:p>
          </table:table-cell>
          <table:table-cell office:value-type="float" office:value="1.20696654518064" calcext:value-type="float">
            <text:p>1.2069665452</text:p>
          </table:table-cell>
          <table:table-cell office:value-type="float" office:value="1.30304511370393" calcext:value-type="float">
            <text:p>1.3030451137</text:p>
          </table:table-cell>
        </table:table-row>
        <table:table-row table:style-name="ro1">
          <table:table-cell table:style-name="ce30" office:value-type="float" office:value="40000000" calcext:value-type="float">
            <text:p>40000000</text:p>
          </table:table-cell>
          <table:table-cell table:style-name="ce32" table:formula="of:=[.A160]/1000000" office:value-type="float" office:value="40" calcext:value-type="float">
            <text:p>40.00</text:p>
          </table:table-cell>
          <table:table-cell table:style-name="ce30" office:value-type="float" office:value="1.42770981443329" calcext:value-type="float">
            <text:p>1.4277098144</text:p>
          </table:table-cell>
          <table:table-cell table:style-name="ce30" office:value-type="float" office:value="1.39155172201685" calcext:value-type="float">
            <text:p>1.391551722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table:formula="of:=[.A161]/1000000" office:value-type="float" office:value="40.25" calcext:value-type="float">
            <text:p>40.25</text:p>
          </table:table-cell>
          <table:table-cell office:value-type="float" office:value="1.13322840412299" calcext:value-type="float">
            <text:p>1.1332284041</text:p>
          </table:table-cell>
          <table:table-cell office:value-type="float" office:value="1.41871569932561" calcext:value-type="float">
            <text:p>1.4187156993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table:formula="of:=[.A162]/1000000" office:value-type="float" office:value="40.5" calcext:value-type="float">
            <text:p>40.50</text:p>
          </table:table-cell>
          <table:table-cell office:value-type="float" office:value="1.18357385961488" calcext:value-type="float">
            <text:p>1.1835738596</text:p>
          </table:table-cell>
          <table:table-cell office:value-type="float" office:value="1.2981781798018" calcext:value-type="float">
            <text:p>1.2981781798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table:formula="of:=[.A163]/1000000" office:value-type="float" office:value="40.75" calcext:value-type="float">
            <text:p>40.75</text:p>
          </table:table-cell>
          <table:table-cell office:value-type="float" office:value="1.29608084287234" calcext:value-type="float">
            <text:p>1.2960808429</text:p>
          </table:table-cell>
          <table:table-cell office:value-type="float" office:value="1.50719090413639" calcext:value-type="float">
            <text:p>1.5071909041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table:formula="of:=[.A164]/1000000" office:value-type="float" office:value="41" calcext:value-type="float">
            <text:p>41.00</text:p>
          </table:table-cell>
          <table:table-cell office:value-type="float" office:value="1.18466794812734" calcext:value-type="float">
            <text:p>1.1846679481</text:p>
          </table:table-cell>
          <table:table-cell office:value-type="float" office:value="1.41155242388771" calcext:value-type="float">
            <text:p>1.4115524239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table:formula="of:=[.A165]/1000000" office:value-type="float" office:value="41.25" calcext:value-type="float">
            <text:p>41.25</text:p>
          </table:table-cell>
          <table:table-cell office:value-type="float" office:value="1.22086978678453" calcext:value-type="float">
            <text:p>1.2208697868</text:p>
          </table:table-cell>
          <table:table-cell office:value-type="float" office:value="1.51972991047415" calcext:value-type="float">
            <text:p>1.5197299105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table:formula="of:=[.A166]/1000000" office:value-type="float" office:value="41.5" calcext:value-type="float">
            <text:p>41.50</text:p>
          </table:table-cell>
          <table:table-cell office:value-type="float" office:value="1.21798000234531" calcext:value-type="float">
            <text:p>1.2179800023</text:p>
          </table:table-cell>
          <table:table-cell office:value-type="float" office:value="1.30425643803637" calcext:value-type="float">
            <text:p>1.304256438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table:formula="of:=[.A167]/1000000" office:value-type="float" office:value="41.75" calcext:value-type="float">
            <text:p>41.75</text:p>
          </table:table-cell>
          <table:table-cell office:value-type="float" office:value="1.29948758883205" calcext:value-type="float">
            <text:p>1.2994875888</text:p>
          </table:table-cell>
          <table:table-cell office:value-type="float" office:value="1.40424030564586" calcext:value-type="float">
            <text:p>1.4042403056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table:formula="of:=[.A168]/1000000" office:value-type="float" office:value="42" calcext:value-type="float">
            <text:p>42.00</text:p>
          </table:table-cell>
          <table:table-cell office:value-type="float" office:value="1.48270335518249" calcext:value-type="float">
            <text:p>1.4827033552</text:p>
          </table:table-cell>
          <table:table-cell office:value-type="float" office:value="1.42932584851128" calcext:value-type="float">
            <text:p>1.4293258485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table:formula="of:=[.A169]/1000000" office:value-type="float" office:value="42.25" calcext:value-type="float">
            <text:p>42.25</text:p>
          </table:table-cell>
          <table:table-cell office:value-type="float" office:value="1.5027143936173" calcext:value-type="float">
            <text:p>1.5027143936</text:p>
          </table:table-cell>
          <table:table-cell office:value-type="float" office:value="1.47098731555489" calcext:value-type="float">
            <text:p>1.4709873156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table:formula="of:=[.A170]/1000000" office:value-type="float" office:value="42.5" calcext:value-type="float">
            <text:p>42.50</text:p>
          </table:table-cell>
          <table:table-cell office:value-type="float" office:value="1.35790605868422" calcext:value-type="float">
            <text:p>1.3579060587</text:p>
          </table:table-cell>
          <table:table-cell office:value-type="float" office:value="1.3848014821423" calcext:value-type="float">
            <text:p>1.3848014821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table:formula="of:=[.A171]/1000000" office:value-type="float" office:value="42.75" calcext:value-type="float">
            <text:p>42.75</text:p>
          </table:table-cell>
          <table:table-cell office:value-type="float" office:value="1.50849556675998" calcext:value-type="float">
            <text:p>1.5084955668</text:p>
          </table:table-cell>
          <table:table-cell office:value-type="float" office:value="1.28607008473052" calcext:value-type="float">
            <text:p>1.2860700847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table:formula="of:=[.A172]/1000000" office:value-type="float" office:value="43" calcext:value-type="float">
            <text:p>43.00</text:p>
          </table:table-cell>
          <table:table-cell office:value-type="float" office:value="1.39283661049094" calcext:value-type="float">
            <text:p>1.3928366105</text:p>
          </table:table-cell>
          <table:table-cell office:value-type="float" office:value="1.46989763980084" calcext:value-type="float">
            <text:p>1.4698976398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table:formula="of:=[.A173]/1000000" office:value-type="float" office:value="43.25" calcext:value-type="float">
            <text:p>43.25</text:p>
          </table:table-cell>
          <table:table-cell office:value-type="float" office:value="1.24709782096389" calcext:value-type="float">
            <text:p>1.247097821</text:p>
          </table:table-cell>
          <table:table-cell office:value-type="float" office:value="1.54670591035433" calcext:value-type="float">
            <text:p>1.5467059104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table:formula="of:=[.A174]/1000000" office:value-type="float" office:value="43.5" calcext:value-type="float">
            <text:p>43.50</text:p>
          </table:table-cell>
          <table:table-cell office:value-type="float" office:value="1.7223155437906" calcext:value-type="float">
            <text:p>1.7223155438</text:p>
          </table:table-cell>
          <table:table-cell office:value-type="float" office:value="1.44488213713023" calcext:value-type="float">
            <text:p>1.4448821371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table:formula="of:=[.A175]/1000000" office:value-type="float" office:value="43.75" calcext:value-type="float">
            <text:p>43.75</text:p>
          </table:table-cell>
          <table:table-cell office:value-type="float" office:value="1.60521646600624" calcext:value-type="float">
            <text:p>1.605216466</text:p>
          </table:table-cell>
          <table:table-cell office:value-type="float" office:value="1.28747686551843" calcext:value-type="float">
            <text:p>1.2874768655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table:formula="of:=[.A176]/1000000" office:value-type="float" office:value="44" calcext:value-type="float">
            <text:p>44.00</text:p>
          </table:table-cell>
          <table:table-cell office:value-type="float" office:value="1.9004725542742" calcext:value-type="float">
            <text:p>1.9004725543</text:p>
          </table:table-cell>
          <table:table-cell office:value-type="float" office:value="1.60960784021748" calcext:value-type="float">
            <text:p>1.6096078402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table:formula="of:=[.A177]/1000000" office:value-type="float" office:value="44.25" calcext:value-type="float">
            <text:p>44.25</text:p>
          </table:table-cell>
          <table:table-cell office:value-type="float" office:value="1.81577069688434" calcext:value-type="float">
            <text:p>1.8157706969</text:p>
          </table:table-cell>
          <table:table-cell office:value-type="float" office:value="1.45997990650779" calcext:value-type="float">
            <text:p>1.4599799065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table:formula="of:=[.A178]/1000000" office:value-type="float" office:value="44.5" calcext:value-type="float">
            <text:p>44.50</text:p>
          </table:table-cell>
          <table:table-cell office:value-type="float" office:value="1.58615030939576" calcext:value-type="float">
            <text:p>1.5861503094</text:p>
          </table:table-cell>
          <table:table-cell office:value-type="float" office:value="1.31714118631711" calcext:value-type="float">
            <text:p>1.3171411863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table:formula="of:=[.A179]/1000000" office:value-type="float" office:value="44.75" calcext:value-type="float">
            <text:p>44.75</text:p>
          </table:table-cell>
          <table:table-cell office:value-type="float" office:value="1.77473286302576" calcext:value-type="float">
            <text:p>1.774732863</text:p>
          </table:table-cell>
          <table:table-cell office:value-type="float" office:value="1.34714904830647" calcext:value-type="float">
            <text:p>1.3471490483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table:formula="of:=[.A180]/1000000" office:value-type="float" office:value="45" calcext:value-type="float">
            <text:p>45.00</text:p>
          </table:table-cell>
          <table:table-cell office:value-type="float" office:value="1.61414686917303" calcext:value-type="float">
            <text:p>1.6141468692</text:p>
          </table:table-cell>
          <table:table-cell office:value-type="float" office:value="1.48371960897186" calcext:value-type="float">
            <text:p>1.483719609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table:formula="of:=[.A181]/1000000" office:value-type="float" office:value="45.25" calcext:value-type="float">
            <text:p>45.25</text:p>
          </table:table-cell>
          <table:table-cell office:value-type="float" office:value="1.85046964250897" calcext:value-type="float">
            <text:p>1.8504696425</text:p>
          </table:table-cell>
          <table:table-cell office:value-type="float" office:value="1.61628207018379" calcext:value-type="float">
            <text:p>1.6162820702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table:formula="of:=[.A182]/1000000" office:value-type="float" office:value="45.5" calcext:value-type="float">
            <text:p>45.50</text:p>
          </table:table-cell>
          <table:table-cell office:value-type="float" office:value="1.9302484776086" calcext:value-type="float">
            <text:p>1.9302484776</text:p>
          </table:table-cell>
          <table:table-cell office:value-type="float" office:value="1.56133647980125" calcext:value-type="float">
            <text:p>1.5613364798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table:formula="of:=[.A183]/1000000" office:value-type="float" office:value="45.75" calcext:value-type="float">
            <text:p>45.75</text:p>
          </table:table-cell>
          <table:table-cell office:value-type="float" office:value="1.92955063125893" calcext:value-type="float">
            <text:p>1.9295506313</text:p>
          </table:table-cell>
          <table:table-cell office:value-type="float" office:value="1.56099914069295" calcext:value-type="float">
            <text:p>1.5609991407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table:formula="of:=[.A184]/1000000" office:value-type="float" office:value="46" calcext:value-type="float">
            <text:p>46.00</text:p>
          </table:table-cell>
          <table:table-cell office:value-type="float" office:value="1.94060695231272" calcext:value-type="float">
            <text:p>1.9406069523</text:p>
          </table:table-cell>
          <table:table-cell office:value-type="float" office:value="1.46045934221247" calcext:value-type="float">
            <text:p>1.4604593422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table:formula="of:=[.A185]/1000000" office:value-type="float" office:value="46.25" calcext:value-type="float">
            <text:p>46.25</text:p>
          </table:table-cell>
          <table:table-cell office:value-type="float" office:value="1.6825601004942" calcext:value-type="float">
            <text:p>1.6825601005</text:p>
          </table:table-cell>
          <table:table-cell office:value-type="float" office:value="1.62590078625275" calcext:value-type="float">
            <text:p>1.6259007863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table:formula="of:=[.A186]/1000000" office:value-type="float" office:value="46.5" calcext:value-type="float">
            <text:p>46.50</text:p>
          </table:table-cell>
          <table:table-cell office:value-type="float" office:value="1.8793138404832" calcext:value-type="float">
            <text:p>1.8793138405</text:p>
          </table:table-cell>
          <table:table-cell office:value-type="float" office:value="1.80019101213696" calcext:value-type="float">
            <text:p>1.8001910121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table:formula="of:=[.A187]/1000000" office:value-type="float" office:value="46.75" calcext:value-type="float">
            <text:p>46.75</text:p>
          </table:table-cell>
          <table:table-cell office:value-type="float" office:value="1.99128205990576" calcext:value-type="float">
            <text:p>1.9912820599</text:p>
          </table:table-cell>
          <table:table-cell office:value-type="float" office:value="1.5681667872875" calcext:value-type="float">
            <text:p>1.5681667873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table:formula="of:=[.A188]/1000000" office:value-type="float" office:value="47" calcext:value-type="float">
            <text:p>47.00</text:p>
          </table:table-cell>
          <table:table-cell office:value-type="float" office:value="2.14946087374632" calcext:value-type="float">
            <text:p>2.1494608737</text:p>
          </table:table-cell>
          <table:table-cell office:value-type="float" office:value="1.70355283444644" calcext:value-type="float">
            <text:p>1.7035528344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table:formula="of:=[.A189]/1000000" office:value-type="float" office:value="47.25" calcext:value-type="float">
            <text:p>47.25</text:p>
          </table:table-cell>
          <table:table-cell office:value-type="float" office:value="1.84608050130022" calcext:value-type="float">
            <text:p>1.8460805013</text:p>
          </table:table-cell>
          <table:table-cell office:value-type="float" office:value="1.47129918006696" calcext:value-type="float">
            <text:p>1.4712991801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table:formula="of:=[.A190]/1000000" office:value-type="float" office:value="47.5" calcext:value-type="float">
            <text:p>47.50</text:p>
          </table:table-cell>
          <table:table-cell office:value-type="float" office:value="1.99931452466078" calcext:value-type="float">
            <text:p>1.9993145247</text:p>
          </table:table-cell>
          <table:table-cell office:value-type="float" office:value="1.48142470217221" calcext:value-type="float">
            <text:p>1.4814247022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table:formula="of:=[.A191]/1000000" office:value-type="float" office:value="47.75" calcext:value-type="float">
            <text:p>47.75</text:p>
          </table:table-cell>
          <table:table-cell office:value-type="float" office:value="2.02861018204357" calcext:value-type="float">
            <text:p>2.028610182</text:p>
          </table:table-cell>
          <table:table-cell office:value-type="float" office:value="1.71336285900021" calcext:value-type="float">
            <text:p>1.713362859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table:formula="of:=[.A192]/1000000" office:value-type="float" office:value="48" calcext:value-type="float">
            <text:p>48.00</text:p>
          </table:table-cell>
          <table:table-cell office:value-type="float" office:value="1.83807208402111" calcext:value-type="float">
            <text:p>1.838072084</text:p>
          </table:table-cell>
          <table:table-cell office:value-type="float" office:value="1.72350688069237" calcext:value-type="float">
            <text:p>1.7235068807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table:formula="of:=[.A193]/1000000" office:value-type="float" office:value="48.25" calcext:value-type="float">
            <text:p>48.25</text:p>
          </table:table-cell>
          <table:table-cell office:value-type="float" office:value="2.15397377307451" calcext:value-type="float">
            <text:p>2.1539737731</text:p>
          </table:table-cell>
          <table:table-cell office:value-type="float" office:value="1.46621504520886" calcext:value-type="float">
            <text:p>1.4662150452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table:formula="of:=[.A194]/1000000" office:value-type="float" office:value="48.5" calcext:value-type="float">
            <text:p>48.50</text:p>
          </table:table-cell>
          <table:table-cell office:value-type="float" office:value="1.89543394388126" calcext:value-type="float">
            <text:p>1.8954339439</text:p>
          </table:table-cell>
          <table:table-cell office:value-type="float" office:value="1.8246976145985" calcext:value-type="float">
            <text:p>1.8246976146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table:formula="of:=[.A195]/1000000" office:value-type="float" office:value="48.75" calcext:value-type="float">
            <text:p>48.75</text:p>
          </table:table-cell>
          <table:table-cell office:value-type="float" office:value="1.9599723995061" calcext:value-type="float">
            <text:p>1.9599723995</text:p>
          </table:table-cell>
          <table:table-cell office:value-type="float" office:value="1.67099112232683" calcext:value-type="float">
            <text:p>1.6709911223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table:formula="of:=[.A196]/1000000" office:value-type="float" office:value="49" calcext:value-type="float">
            <text:p>49.00</text:p>
          </table:table-cell>
          <table:table-cell office:value-type="float" office:value="2.58015335116224" calcext:value-type="float">
            <text:p>2.5801533512</text:p>
          </table:table-cell>
          <table:table-cell office:value-type="float" office:value="1.72693291185437" calcext:value-type="float">
            <text:p>1.7269329119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table:formula="of:=[.A197]/1000000" office:value-type="float" office:value="49.25" calcext:value-type="float">
            <text:p>49.25</text:p>
          </table:table-cell>
          <table:table-cell office:value-type="float" office:value="2.22723387801456" calcext:value-type="float">
            <text:p>2.227233878</text:p>
          </table:table-cell>
          <table:table-cell office:value-type="float" office:value="1.66696864229496" calcext:value-type="float">
            <text:p>1.6669686423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table:formula="of:=[.A198]/1000000" office:value-type="float" office:value="49.5" calcext:value-type="float">
            <text:p>49.50</text:p>
          </table:table-cell>
          <table:table-cell office:value-type="float" office:value="2.44156886375369" calcext:value-type="float">
            <text:p>2.4415688638</text:p>
          </table:table-cell>
          <table:table-cell office:value-type="float" office:value="1.77020771677631" calcext:value-type="float">
            <text:p>1.7702077168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table:formula="of:=[.A199]/1000000" office:value-type="float" office:value="49.75" calcext:value-type="float">
            <text:p>49.75</text:p>
          </table:table-cell>
          <table:table-cell office:value-type="float" office:value="2.11796360332457" calcext:value-type="float">
            <text:p>2.1179636033</text:p>
          </table:table-cell>
          <table:table-cell office:value-type="float" office:value="1.88542324702557" calcext:value-type="float">
            <text:p>1.885423247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table:formula="of:=[.A200]/1000000" office:value-type="float" office:value="50" calcext:value-type="float">
            <text:p>50.00</text:p>
          </table:table-cell>
          <table:table-cell office:value-type="float" office:value="2.24940446280678" calcext:value-type="float">
            <text:p>2.2494044628</text:p>
          </table:table-cell>
          <table:table-cell office:value-type="float" office:value="1.81636518587562" calcext:value-type="float">
            <text:p>1.8163651859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table:formula="of:=[.A201]/1000000" office:value-type="float" office:value="50.25" calcext:value-type="float">
            <text:p>50.25</text:p>
          </table:table-cell>
          <table:table-cell office:value-type="float" office:value="2.82516569110507" calcext:value-type="float">
            <text:p>2.8251656911</text:p>
          </table:table-cell>
          <table:table-cell office:value-type="float" office:value="1.6279488422545" calcext:value-type="float">
            <text:p>1.6279488423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table:formula="of:=[.A202]/1000000" office:value-type="float" office:value="50.5" calcext:value-type="float">
            <text:p>50.50</text:p>
          </table:table-cell>
          <table:table-cell office:value-type="float" office:value="2.28079755716959" calcext:value-type="float">
            <text:p>2.2807975572</text:p>
          </table:table-cell>
          <table:table-cell office:value-type="float" office:value="1.79269101734314" calcext:value-type="float">
            <text:p>1.7926910173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table:formula="of:=[.A203]/1000000" office:value-type="float" office:value="50.75" calcext:value-type="float">
            <text:p>50.75</text:p>
          </table:table-cell>
          <table:table-cell office:value-type="float" office:value="2.40938188034417" calcext:value-type="float">
            <text:p>2.4093818803</text:p>
          </table:table-cell>
          <table:table-cell office:value-type="float" office:value="1.75812918833328" calcext:value-type="float">
            <text:p>1.7581291883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table:formula="of:=[.A204]/1000000" office:value-type="float" office:value="51" calcext:value-type="float">
            <text:p>51.00</text:p>
          </table:table-cell>
          <table:table-cell office:value-type="float" office:value="2.77968728221108" calcext:value-type="float">
            <text:p>2.7796872822</text:p>
          </table:table-cell>
          <table:table-cell office:value-type="float" office:value="1.85564416036939" calcext:value-type="float">
            <text:p>1.8556441604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table:formula="of:=[.A205]/1000000" office:value-type="float" office:value="51.25" calcext:value-type="float">
            <text:p>51.25</text:p>
          </table:table-cell>
          <table:table-cell office:value-type="float" office:value="2.6337333983518" calcext:value-type="float">
            <text:p>2.6337333984</text:p>
          </table:table-cell>
          <table:table-cell office:value-type="float" office:value="1.61172649565946" calcext:value-type="float">
            <text:p>1.6117264957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table:formula="of:=[.A206]/1000000" office:value-type="float" office:value="51.5" calcext:value-type="float">
            <text:p>51.50</text:p>
          </table:table-cell>
          <table:table-cell office:value-type="float" office:value="2.72076741278195" calcext:value-type="float">
            <text:p>2.7207674128</text:p>
          </table:table-cell>
          <table:table-cell office:value-type="float" office:value="1.77450334716689" calcext:value-type="float">
            <text:p>1.7745033472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table:formula="of:=[.A207]/1000000" office:value-type="float" office:value="51.75" calcext:value-type="float">
            <text:p>51.75</text:p>
          </table:table-cell>
          <table:table-cell office:value-type="float" office:value="3.02948390598529" calcext:value-type="float">
            <text:p>3.029483906</text:p>
          </table:table-cell>
          <table:table-cell office:value-type="float" office:value="1.70442252305439" calcext:value-type="float">
            <text:p>1.7044225231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table:formula="of:=[.A208]/1000000" office:value-type="float" office:value="52" calcext:value-type="float">
            <text:p>52.00</text:p>
          </table:table-cell>
          <table:table-cell office:value-type="float" office:value="2.69313303488184" calcext:value-type="float">
            <text:p>2.6931330349</text:p>
          </table:table-cell>
          <table:table-cell office:value-type="float" office:value="1.89839153883122" calcext:value-type="float">
            <text:p>1.8983915388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table:formula="of:=[.A209]/1000000" office:value-type="float" office:value="52.25" calcext:value-type="float">
            <text:p>52.25</text:p>
          </table:table-cell>
          <table:table-cell office:value-type="float" office:value="2.95561647508017" calcext:value-type="float">
            <text:p>2.9556164751</text:p>
          </table:table-cell>
          <table:table-cell office:value-type="float" office:value="2.04294320050854" calcext:value-type="float">
            <text:p>2.0429432005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table:formula="of:=[.A210]/1000000" office:value-type="float" office:value="52.5" calcext:value-type="float">
            <text:p>52.50</text:p>
          </table:table-cell>
          <table:table-cell office:value-type="float" office:value="2.98590260026956" calcext:value-type="float">
            <text:p>2.9859026003</text:p>
          </table:table-cell>
          <table:table-cell office:value-type="float" office:value="1.83070968968746" calcext:value-type="float">
            <text:p>1.8307096897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table:formula="of:=[.A211]/1000000" office:value-type="float" office:value="52.75" calcext:value-type="float">
            <text:p>52.75</text:p>
          </table:table-cell>
          <table:table-cell office:value-type="float" office:value="3.32070086029331" calcext:value-type="float">
            <text:p>3.3207008603</text:p>
          </table:table-cell>
          <table:table-cell office:value-type="float" office:value="1.87337868878162" calcext:value-type="float">
            <text:p>1.8733786888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table:formula="of:=[.A212]/1000000" office:value-type="float" office:value="53" calcext:value-type="float">
            <text:p>53.00</text:p>
          </table:table-cell>
          <table:table-cell office:value-type="float" office:value="2.96834375190894" calcext:value-type="float">
            <text:p>2.9683437519</text:p>
          </table:table-cell>
          <table:table-cell office:value-type="float" office:value="1.84852758675656" calcext:value-type="float">
            <text:p>1.8485275868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table:formula="of:=[.A213]/1000000" office:value-type="float" office:value="53.25" calcext:value-type="float">
            <text:p>53.25</text:p>
          </table:table-cell>
          <table:table-cell office:value-type="float" office:value="3.5585380459955" calcext:value-type="float">
            <text:p>3.558538046</text:p>
          </table:table-cell>
          <table:table-cell office:value-type="float" office:value="1.88551151527518" calcext:value-type="float">
            <text:p>1.8855115153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table:formula="of:=[.A214]/1000000" office:value-type="float" office:value="53.5" calcext:value-type="float">
            <text:p>53.50</text:p>
          </table:table-cell>
          <table:table-cell office:value-type="float" office:value="3.23883071808518" calcext:value-type="float">
            <text:p>3.2388307181</text:p>
          </table:table-cell>
          <table:table-cell office:value-type="float" office:value="2.03265999689742" calcext:value-type="float">
            <text:p>2.0326599969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table:formula="of:=[.A215]/1000000" office:value-type="float" office:value="53.75" calcext:value-type="float">
            <text:p>53.75</text:p>
          </table:table-cell>
          <table:table-cell office:value-type="float" office:value="3.37888668718344" calcext:value-type="float">
            <text:p>3.3788866872</text:p>
          </table:table-cell>
          <table:table-cell office:value-type="float" office:value="1.75167686018951" calcext:value-type="float">
            <text:p>1.7516768602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table:formula="of:=[.A216]/1000000" office:value-type="float" office:value="54" calcext:value-type="float">
            <text:p>54.00</text:p>
          </table:table-cell>
          <table:table-cell office:value-type="float" office:value="3.45926888090463" calcext:value-type="float">
            <text:p>3.4592688809</text:p>
          </table:table-cell>
          <table:table-cell office:value-type="float" office:value="1.88304158109113" calcext:value-type="float">
            <text:p>1.8830415811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table:formula="of:=[.A217]/1000000" office:value-type="float" office:value="54.25" calcext:value-type="float">
            <text:p>54.25</text:p>
          </table:table-cell>
          <table:table-cell office:value-type="float" office:value="4.36586440091502" calcext:value-type="float">
            <text:p>4.3658644009</text:p>
          </table:table-cell>
          <table:table-cell office:value-type="float" office:value="1.93727464059095" calcext:value-type="float">
            <text:p>1.9372746406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table:formula="of:=[.A218]/1000000" office:value-type="float" office:value="54.5" calcext:value-type="float">
            <text:p>54.50</text:p>
          </table:table-cell>
          <table:table-cell office:value-type="float" office:value="4.49695064281545" calcext:value-type="float">
            <text:p>4.4969506428</text:p>
          </table:table-cell>
          <table:table-cell office:value-type="float" office:value="1.88779198877609" calcext:value-type="float">
            <text:p>1.8877919888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table:formula="of:=[.A219]/1000000" office:value-type="float" office:value="54.75" calcext:value-type="float">
            <text:p>54.75</text:p>
          </table:table-cell>
          <table:table-cell office:value-type="float" office:value="4.12707319713955" calcext:value-type="float">
            <text:p>4.1270731971</text:p>
          </table:table-cell>
          <table:table-cell office:value-type="float" office:value="2.0314900897078" calcext:value-type="float">
            <text:p>2.0314900897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table:formula="of:=[.A220]/1000000" office:value-type="float" office:value="55" calcext:value-type="float">
            <text:p>55.00</text:p>
          </table:table-cell>
          <table:table-cell office:value-type="float" office:value="3.29821409596454" calcext:value-type="float">
            <text:p>3.298214096</text:p>
          </table:table-cell>
          <table:table-cell office:value-type="float" office:value="1.86828290500314" calcext:value-type="float">
            <text:p>1.868282905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table:formula="of:=[.A221]/1000000" office:value-type="float" office:value="55.25" calcext:value-type="float">
            <text:p>55.25</text:p>
          </table:table-cell>
          <table:table-cell office:value-type="float" office:value="3.6206283233775" calcext:value-type="float">
            <text:p>3.6206283234</text:p>
          </table:table-cell>
          <table:table-cell office:value-type="float" office:value="1.89710252077942" calcext:value-type="float">
            <text:p>1.8971025208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table:formula="of:=[.A222]/1000000" office:value-type="float" office:value="55.5" calcext:value-type="float">
            <text:p>55.50</text:p>
          </table:table-cell>
          <table:table-cell office:value-type="float" office:value="3.47491723371659" calcext:value-type="float">
            <text:p>3.4749172337</text:p>
          </table:table-cell>
          <table:table-cell office:value-type="float" office:value="2.05567894664159" calcext:value-type="float">
            <text:p>2.0556789466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table:formula="of:=[.A223]/1000000" office:value-type="float" office:value="55.75" calcext:value-type="float">
            <text:p>55.75</text:p>
          </table:table-cell>
          <table:table-cell office:value-type="float" office:value="3.35569419265013" calcext:value-type="float">
            <text:p>3.3556941927</text:p>
          </table:table-cell>
          <table:table-cell office:value-type="float" office:value="1.92388225302351" calcext:value-type="float">
            <text:p>1.923882253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table:formula="of:=[.A224]/1000000" office:value-type="float" office:value="56" calcext:value-type="float">
            <text:p>56.00</text:p>
          </table:table-cell>
          <table:table-cell office:value-type="float" office:value="3.80030286481765" calcext:value-type="float">
            <text:p>3.8003028648</text:p>
          </table:table-cell>
          <table:table-cell office:value-type="float" office:value="1.91729536848007" calcext:value-type="float">
            <text:p>1.9172953685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table:formula="of:=[.A225]/1000000" office:value-type="float" office:value="56.25" calcext:value-type="float">
            <text:p>56.25</text:p>
          </table:table-cell>
          <table:table-cell office:value-type="float" office:value="4.92239026477314" calcext:value-type="float">
            <text:p>4.9223902648</text:p>
          </table:table-cell>
          <table:table-cell office:value-type="float" office:value="2.15757546469682" calcext:value-type="float">
            <text:p>2.1575754647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table:formula="of:=[.A226]/1000000" office:value-type="float" office:value="56.5" calcext:value-type="float">
            <text:p>56.50</text:p>
          </table:table-cell>
          <table:table-cell office:value-type="float" office:value="3.2732774466976" calcext:value-type="float">
            <text:p>3.2732774467</text:p>
          </table:table-cell>
          <table:table-cell office:value-type="float" office:value="1.84694616536276" calcext:value-type="float">
            <text:p>1.8469461654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table:formula="of:=[.A227]/1000000" office:value-type="float" office:value="56.75" calcext:value-type="float">
            <text:p>56.75</text:p>
          </table:table-cell>
          <table:table-cell office:value-type="float" office:value="3.8067793624604" calcext:value-type="float">
            <text:p>3.8067793625</text:p>
          </table:table-cell>
          <table:table-cell office:value-type="float" office:value="2.24664798176456" calcext:value-type="float">
            <text:p>2.2466479818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table:formula="of:=[.A228]/1000000" office:value-type="float" office:value="57" calcext:value-type="float">
            <text:p>57.00</text:p>
          </table:table-cell>
          <table:table-cell office:value-type="float" office:value="3.85879531401473" calcext:value-type="float">
            <text:p>3.858795314</text:p>
          </table:table-cell>
          <table:table-cell office:value-type="float" office:value="1.8985264495439" calcext:value-type="float">
            <text:p>1.8985264495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table:formula="of:=[.A229]/1000000" office:value-type="float" office:value="57.25" calcext:value-type="float">
            <text:p>57.25</text:p>
          </table:table-cell>
          <table:table-cell office:value-type="float" office:value="3.50457702125346" calcext:value-type="float">
            <text:p>3.5045770213</text:p>
          </table:table-cell>
          <table:table-cell office:value-type="float" office:value="2.13043922709086" calcext:value-type="float">
            <text:p>2.1304392271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table:formula="of:=[.A230]/1000000" office:value-type="float" office:value="57.5" calcext:value-type="float">
            <text:p>57.50</text:p>
          </table:table-cell>
          <table:table-cell office:value-type="float" office:value="3.97297647689291" calcext:value-type="float">
            <text:p>3.9729764769</text:p>
          </table:table-cell>
          <table:table-cell office:value-type="float" office:value="1.99858780218462" calcext:value-type="float">
            <text:p>1.9985878022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table:formula="of:=[.A231]/1000000" office:value-type="float" office:value="57.75" calcext:value-type="float">
            <text:p>57.75</text:p>
          </table:table-cell>
          <table:table-cell office:value-type="float" office:value="4.62559473069889" calcext:value-type="float">
            <text:p>4.6255947307</text:p>
          </table:table-cell>
          <table:table-cell office:value-type="float" office:value="2.10284528094836" calcext:value-type="float">
            <text:p>2.1028452809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table:formula="of:=[.A232]/1000000" office:value-type="float" office:value="58" calcext:value-type="float">
            <text:p>58.00</text:p>
          </table:table-cell>
          <table:table-cell office:value-type="float" office:value="3.79907737242334" calcext:value-type="float">
            <text:p>3.7990773724</text:p>
          </table:table-cell>
          <table:table-cell office:value-type="float" office:value="2.39031741325342" calcext:value-type="float">
            <text:p>2.3903174133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table:formula="of:=[.A233]/1000000" office:value-type="float" office:value="58.25" calcext:value-type="float">
            <text:p>58.25</text:p>
          </table:table-cell>
          <table:table-cell office:value-type="float" office:value="4.39919799614081" calcext:value-type="float">
            <text:p>4.3991979961</text:p>
          </table:table-cell>
          <table:table-cell office:value-type="float" office:value="2.19767908890486" calcext:value-type="float">
            <text:p>2.1976790889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table:formula="of:=[.A234]/1000000" office:value-type="float" office:value="58.5" calcext:value-type="float">
            <text:p>58.50</text:p>
          </table:table-cell>
          <table:table-cell office:value-type="float" office:value="4.78365280363406" calcext:value-type="float">
            <text:p>4.7836528036</text:p>
          </table:table-cell>
          <table:table-cell office:value-type="float" office:value="2.25967662010174" calcext:value-type="float">
            <text:p>2.2596766201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table:formula="of:=[.A235]/1000000" office:value-type="float" office:value="58.75" calcext:value-type="float">
            <text:p>58.75</text:p>
          </table:table-cell>
          <table:table-cell office:value-type="float" office:value="4.36696866378266" calcext:value-type="float">
            <text:p>4.3669686638</text:p>
          </table:table-cell>
          <table:table-cell office:value-type="float" office:value="2.16407859996879" calcext:value-type="float">
            <text:p>2.1640786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table:formula="of:=[.A236]/1000000" office:value-type="float" office:value="59" calcext:value-type="float">
            <text:p>59.00</text:p>
          </table:table-cell>
          <table:table-cell office:value-type="float" office:value="4.09433465498583" calcext:value-type="float">
            <text:p>4.094334655</text:p>
          </table:table-cell>
          <table:table-cell office:value-type="float" office:value="2.06642785495905" calcext:value-type="float">
            <text:p>2.066427855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table:formula="of:=[.A237]/1000000" office:value-type="float" office:value="59.25" calcext:value-type="float">
            <text:p>59.25</text:p>
          </table:table-cell>
          <table:table-cell office:value-type="float" office:value="4.44691558363562" calcext:value-type="float">
            <text:p>4.4469155836</text:p>
          </table:table-cell>
          <table:table-cell office:value-type="float" office:value="2.20114309577369" calcext:value-type="float">
            <text:p>2.2011430958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table:formula="of:=[.A238]/1000000" office:value-type="float" office:value="59.5" calcext:value-type="float">
            <text:p>59.50</text:p>
          </table:table-cell>
          <table:table-cell office:value-type="float" office:value="3.60629901939338" calcext:value-type="float">
            <text:p>3.6062990194</text:p>
          </table:table-cell>
          <table:table-cell office:value-type="float" office:value="2.15248183883771" calcext:value-type="float">
            <text:p>2.1524818388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table:formula="of:=[.A239]/1000000" office:value-type="float" office:value="59.75" calcext:value-type="float">
            <text:p>59.75</text:p>
          </table:table-cell>
          <table:table-cell office:value-type="float" office:value="3.50790358735395" calcext:value-type="float">
            <text:p>3.5079035874</text:p>
          </table:table-cell>
          <table:table-cell office:value-type="float" office:value="2.20840195833715" calcext:value-type="float">
            <text:p>2.2084019583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table:formula="of:=[.A240]/1000000" office:value-type="float" office:value="60" calcext:value-type="float">
            <text:p>60.00</text:p>
          </table:table-cell>
          <table:table-cell office:value-type="float" office:value="3.65378096690841" calcext:value-type="float">
            <text:p>3.6537809669</text:p>
          </table:table-cell>
          <table:table-cell office:value-type="float" office:value="2.23522621956734" calcext:value-type="float">
            <text:p>2.2352262196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table:formula="of:=[.A241]/1000000" office:value-type="float" office:value="60.25" calcext:value-type="float">
            <text:p>60.25</text:p>
          </table:table-cell>
          <table:table-cell office:value-type="float" office:value="4.47454937231672" calcext:value-type="float">
            <text:p>4.4745493723</text:p>
          </table:table-cell>
          <table:table-cell office:value-type="float" office:value="2.00916782842976" calcext:value-type="float">
            <text:p>2.0091678284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table:formula="of:=[.A242]/1000000" office:value-type="float" office:value="60.5" calcext:value-type="float">
            <text:p>60.50</text:p>
          </table:table-cell>
          <table:table-cell office:value-type="float" office:value="4.28873414377456" calcext:value-type="float">
            <text:p>4.2887341438</text:p>
          </table:table-cell>
          <table:table-cell office:value-type="float" office:value="2.14786019905774" calcext:value-type="float">
            <text:p>2.1478601991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table:formula="of:=[.A243]/1000000" office:value-type="float" office:value="60.75" calcext:value-type="float">
            <text:p>60.75</text:p>
          </table:table-cell>
          <table:table-cell office:value-type="float" office:value="3.97429311520448" calcext:value-type="float">
            <text:p>3.9742931152</text:p>
          </table:table-cell>
          <table:table-cell office:value-type="float" office:value="2.32967228242835" calcext:value-type="float">
            <text:p>2.3296722824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table:formula="of:=[.A244]/1000000" office:value-type="float" office:value="61" calcext:value-type="float">
            <text:p>61.00</text:p>
          </table:table-cell>
          <table:table-cell office:value-type="float" office:value="3.91808008100022" calcext:value-type="float">
            <text:p>3.918080081</text:p>
          </table:table-cell>
          <table:table-cell office:value-type="float" office:value="2.37805643472302" calcext:value-type="float">
            <text:p>2.3780564347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table:formula="of:=[.A245]/1000000" office:value-type="float" office:value="61.25" calcext:value-type="float">
            <text:p>61.25</text:p>
          </table:table-cell>
          <table:table-cell office:value-type="float" office:value="4.32712899974668" calcext:value-type="float">
            <text:p>4.3271289997</text:p>
          </table:table-cell>
          <table:table-cell office:value-type="float" office:value="2.08546475950946" calcext:value-type="float">
            <text:p>2.0854647595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table:formula="of:=[.A246]/1000000" office:value-type="float" office:value="61.5" calcext:value-type="float">
            <text:p>61.50</text:p>
          </table:table-cell>
          <table:table-cell office:value-type="float" office:value="4.60461939431528" calcext:value-type="float">
            <text:p>4.6046193943</text:p>
          </table:table-cell>
          <table:table-cell office:value-type="float" office:value="2.16376768938948" calcext:value-type="float">
            <text:p>2.1637676894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table:formula="of:=[.A247]/1000000" office:value-type="float" office:value="61.75" calcext:value-type="float">
            <text:p>61.75</text:p>
          </table:table-cell>
          <table:table-cell office:value-type="float" office:value="5.0416025652344" calcext:value-type="float">
            <text:p>5.0416025652</text:p>
          </table:table-cell>
          <table:table-cell office:value-type="float" office:value="2.40567640105739" calcext:value-type="float">
            <text:p>2.4056764011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table:formula="of:=[.A248]/1000000" office:value-type="float" office:value="62" calcext:value-type="float">
            <text:p>62.00</text:p>
          </table:table-cell>
          <table:table-cell office:value-type="float" office:value="4.25635827974643" calcext:value-type="float">
            <text:p>4.2563582797</text:p>
          </table:table-cell>
          <table:table-cell office:value-type="float" office:value="2.37193070036224" calcext:value-type="float">
            <text:p>2.3719307004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table:formula="of:=[.A249]/1000000" office:value-type="float" office:value="62.25" calcext:value-type="float">
            <text:p>62.25</text:p>
          </table:table-cell>
          <table:table-cell office:value-type="float" office:value="4.19422121836923" calcext:value-type="float">
            <text:p>4.1942212184</text:p>
          </table:table-cell>
          <table:table-cell office:value-type="float" office:value="2.53071876402057" calcext:value-type="float">
            <text:p>2.530718764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table:formula="of:=[.A250]/1000000" office:value-type="float" office:value="62.5" calcext:value-type="float">
            <text:p>62.50</text:p>
          </table:table-cell>
          <table:table-cell office:value-type="float" office:value="4.55777074273669" calcext:value-type="float">
            <text:p>4.5577707427</text:p>
          </table:table-cell>
          <table:table-cell office:value-type="float" office:value="2.6753073402324" calcext:value-type="float">
            <text:p>2.6753073402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table:formula="of:=[.A251]/1000000" office:value-type="float" office:value="62.75" calcext:value-type="float">
            <text:p>62.75</text:p>
          </table:table-cell>
          <table:table-cell office:value-type="float" office:value="4.24872085604816" calcext:value-type="float">
            <text:p>4.248720856</text:p>
          </table:table-cell>
          <table:table-cell office:value-type="float" office:value="2.23737356238806" calcext:value-type="float">
            <text:p>2.2373735624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table:formula="of:=[.A252]/1000000" office:value-type="float" office:value="63" calcext:value-type="float">
            <text:p>63.00</text:p>
          </table:table-cell>
          <table:table-cell office:value-type="float" office:value="3.90788849019047" calcext:value-type="float">
            <text:p>3.9078884902</text:p>
          </table:table-cell>
          <table:table-cell office:value-type="float" office:value="2.21066885737979" calcext:value-type="float">
            <text:p>2.2106688574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table:formula="of:=[.A253]/1000000" office:value-type="float" office:value="63.25" calcext:value-type="float">
            <text:p>63.25</text:p>
          </table:table-cell>
          <table:table-cell office:value-type="float" office:value="4.46868084291269" calcext:value-type="float">
            <text:p>4.4686808429</text:p>
          </table:table-cell>
          <table:table-cell office:value-type="float" office:value="2.39133938714753" calcext:value-type="float">
            <text:p>2.3913393871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table:formula="of:=[.A254]/1000000" office:value-type="float" office:value="63.5" calcext:value-type="float">
            <text:p>63.50</text:p>
          </table:table-cell>
          <table:table-cell office:value-type="float" office:value="4.89300485558794" calcext:value-type="float">
            <text:p>4.8930048556</text:p>
          </table:table-cell>
          <table:table-cell office:value-type="float" office:value="2.33504100356596" calcext:value-type="float">
            <text:p>2.3350410036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table:formula="of:=[.A255]/1000000" office:value-type="float" office:value="63.75" calcext:value-type="float">
            <text:p>63.75</text:p>
          </table:table-cell>
          <table:table-cell office:value-type="float" office:value="4.03626487296553" calcext:value-type="float">
            <text:p>4.036264873</text:p>
          </table:table-cell>
          <table:table-cell office:value-type="float" office:value="2.40161515566671" calcext:value-type="float">
            <text:p>2.4016151557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table:formula="of:=[.A256]/1000000" office:value-type="float" office:value="64" calcext:value-type="float">
            <text:p>64.00</text:p>
          </table:table-cell>
          <table:table-cell office:value-type="float" office:value="4.57999436385862" calcext:value-type="float">
            <text:p>4.5799943639</text:p>
          </table:table-cell>
          <table:table-cell office:value-type="float" office:value="2.48077798104896" calcext:value-type="float">
            <text:p>2.480777981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table:formula="of:=[.A257]/1000000" office:value-type="float" office:value="64.25" calcext:value-type="float">
            <text:p>64.25</text:p>
          </table:table-cell>
          <table:table-cell office:value-type="float" office:value="5.15249778269982" calcext:value-type="float">
            <text:p>5.1524977827</text:p>
          </table:table-cell>
          <table:table-cell office:value-type="float" office:value="2.40466954577535" calcext:value-type="float">
            <text:p>2.4046695458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table:formula="of:=[.A258]/1000000" office:value-type="float" office:value="64.5" calcext:value-type="float">
            <text:p>64.50</text:p>
          </table:table-cell>
          <table:table-cell office:value-type="float" office:value="4.36545469228031" calcext:value-type="float">
            <text:p>4.3654546923</text:p>
          </table:table-cell>
          <table:table-cell office:value-type="float" office:value="2.44661455025217" calcext:value-type="float">
            <text:p>2.4466145503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table:formula="of:=[.A259]/1000000" office:value-type="float" office:value="64.75" calcext:value-type="float">
            <text:p>64.75</text:p>
          </table:table-cell>
          <table:table-cell office:value-type="float" office:value="4.12006629466765" calcext:value-type="float">
            <text:p>4.1200662947</text:p>
          </table:table-cell>
          <table:table-cell office:value-type="float" office:value="2.86375853333551" calcext:value-type="float">
            <text:p>2.8637585333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table:formula="of:=[.A260]/1000000" office:value-type="float" office:value="65" calcext:value-type="float">
            <text:p>65.00</text:p>
          </table:table-cell>
          <table:table-cell office:value-type="float" office:value="4.29047701166795" calcext:value-type="float">
            <text:p>4.2904770117</text:p>
          </table:table-cell>
          <table:table-cell office:value-type="float" office:value="2.4555243706809" calcext:value-type="float">
            <text:p>2.4555243707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table:formula="of:=[.A261]/1000000" office:value-type="float" office:value="65.25" calcext:value-type="float">
            <text:p>65.25</text:p>
          </table:table-cell>
          <table:table-cell office:value-type="float" office:value="4.08473750548147" calcext:value-type="float">
            <text:p>4.0847375055</text:p>
          </table:table-cell>
          <table:table-cell office:value-type="float" office:value="2.52776090348549" calcext:value-type="float">
            <text:p>2.5277609035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table:formula="of:=[.A262]/1000000" office:value-type="float" office:value="65.5" calcext:value-type="float">
            <text:p>65.50</text:p>
          </table:table-cell>
          <table:table-cell office:value-type="float" office:value="3.9785603551532" calcext:value-type="float">
            <text:p>3.9785603552</text:p>
          </table:table-cell>
          <table:table-cell office:value-type="float" office:value="2.48046520817426" calcext:value-type="float">
            <text:p>2.4804652082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table:formula="of:=[.A263]/1000000" office:value-type="float" office:value="65.75" calcext:value-type="float">
            <text:p>65.75</text:p>
          </table:table-cell>
          <table:table-cell office:value-type="float" office:value="4.38806948594217" calcext:value-type="float">
            <text:p>4.3880694859</text:p>
          </table:table-cell>
          <table:table-cell office:value-type="float" office:value="2.77470662237596" calcext:value-type="float">
            <text:p>2.7747066224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table:formula="of:=[.A264]/1000000" office:value-type="float" office:value="66" calcext:value-type="float">
            <text:p>66.00</text:p>
          </table:table-cell>
          <table:table-cell office:value-type="float" office:value="4.21978172382641" calcext:value-type="float">
            <text:p>4.2197817238</text:p>
          </table:table-cell>
          <table:table-cell office:value-type="float" office:value="2.40083188410762" calcext:value-type="float">
            <text:p>2.4008318841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table:formula="of:=[.A265]/1000000" office:value-type="float" office:value="66.25" calcext:value-type="float">
            <text:p>66.25</text:p>
          </table:table-cell>
          <table:table-cell office:value-type="float" office:value="4.47844488522943" calcext:value-type="float">
            <text:p>4.4784448852</text:p>
          </table:table-cell>
          <table:table-cell office:value-type="float" office:value="2.67054892803495" calcext:value-type="float">
            <text:p>2.670548928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table:formula="of:=[.A266]/1000000" office:value-type="float" office:value="66.5" calcext:value-type="float">
            <text:p>66.50</text:p>
          </table:table-cell>
          <table:table-cell office:value-type="float" office:value="4.01568538785214" calcext:value-type="float">
            <text:p>4.0156853879</text:p>
          </table:table-cell>
          <table:table-cell office:value-type="float" office:value="2.77212043195008" calcext:value-type="float">
            <text:p>2.772120432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table:formula="of:=[.A267]/1000000" office:value-type="float" office:value="66.75" calcext:value-type="float">
            <text:p>66.75</text:p>
          </table:table-cell>
          <table:table-cell office:value-type="float" office:value="4.22731487953026" calcext:value-type="float">
            <text:p>4.2273148795</text:p>
          </table:table-cell>
          <table:table-cell office:value-type="float" office:value="2.54673140064209" calcext:value-type="float">
            <text:p>2.5467314006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table:formula="of:=[.A268]/1000000" office:value-type="float" office:value="67" calcext:value-type="float">
            <text:p>67.00</text:p>
          </table:table-cell>
          <table:table-cell office:value-type="float" office:value="3.83529089918851" calcext:value-type="float">
            <text:p>3.8352908992</text:p>
          </table:table-cell>
          <table:table-cell office:value-type="float" office:value="2.84878672252283" calcext:value-type="float">
            <text:p>2.8487867225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table:formula="of:=[.A269]/1000000" office:value-type="float" office:value="67.25" calcext:value-type="float">
            <text:p>67.25</text:p>
          </table:table-cell>
          <table:table-cell office:value-type="float" office:value="3.90213851603052" calcext:value-type="float">
            <text:p>3.902138516</text:p>
          </table:table-cell>
          <table:table-cell office:value-type="float" office:value="2.4364409484284" calcext:value-type="float">
            <text:p>2.4364409484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table:formula="of:=[.A270]/1000000" office:value-type="float" office:value="67.5" calcext:value-type="float">
            <text:p>67.50</text:p>
          </table:table-cell>
          <table:table-cell office:value-type="float" office:value="4.22448917410873" calcext:value-type="float">
            <text:p>4.2244891741</text:p>
          </table:table-cell>
          <table:table-cell office:value-type="float" office:value="2.53059495716135" calcext:value-type="float">
            <text:p>2.5305949572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table:formula="of:=[.A271]/1000000" office:value-type="float" office:value="67.75" calcext:value-type="float">
            <text:p>67.75</text:p>
          </table:table-cell>
          <table:table-cell office:value-type="float" office:value="4.04834271952468" calcext:value-type="float">
            <text:p>4.0483427195</text:p>
          </table:table-cell>
          <table:table-cell office:value-type="float" office:value="2.59401360068363" calcext:value-type="float">
            <text:p>2.5940136007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table:formula="of:=[.A272]/1000000" office:value-type="float" office:value="68" calcext:value-type="float">
            <text:p>68.00</text:p>
          </table:table-cell>
          <table:table-cell office:value-type="float" office:value="4.17718650291651" calcext:value-type="float">
            <text:p>4.1771865029</text:p>
          </table:table-cell>
          <table:table-cell office:value-type="float" office:value="2.51005568396501" calcext:value-type="float">
            <text:p>2.510055684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table:formula="of:=[.A273]/1000000" office:value-type="float" office:value="68.25" calcext:value-type="float">
            <text:p>68.25</text:p>
          </table:table-cell>
          <table:table-cell office:value-type="float" office:value="3.80058921618171" calcext:value-type="float">
            <text:p>3.8005892162</text:p>
          </table:table-cell>
          <table:table-cell office:value-type="float" office:value="2.60278011323746" calcext:value-type="float">
            <text:p>2.6027801132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table:formula="of:=[.A274]/1000000" office:value-type="float" office:value="68.5" calcext:value-type="float">
            <text:p>68.50</text:p>
          </table:table-cell>
          <table:table-cell office:value-type="float" office:value="3.95663730235535" calcext:value-type="float">
            <text:p>3.9566373024</text:p>
          </table:table-cell>
          <table:table-cell office:value-type="float" office:value="2.76012034679442" calcext:value-type="float">
            <text:p>2.7601203468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table:formula="of:=[.A275]/1000000" office:value-type="float" office:value="68.75" calcext:value-type="float">
            <text:p>68.75</text:p>
          </table:table-cell>
          <table:table-cell office:value-type="float" office:value="3.92447696477925" calcext:value-type="float">
            <text:p>3.9244769648</text:p>
          </table:table-cell>
          <table:table-cell office:value-type="float" office:value="2.55034926039549" calcext:value-type="float">
            <text:p>2.5503492604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table:formula="of:=[.A276]/1000000" office:value-type="float" office:value="69" calcext:value-type="float">
            <text:p>69.00</text:p>
          </table:table-cell>
          <table:table-cell office:value-type="float" office:value="4.41438959454402" calcext:value-type="float">
            <text:p>4.4143895945</text:p>
          </table:table-cell>
          <table:table-cell office:value-type="float" office:value="2.84188497938228" calcext:value-type="float">
            <text:p>2.8418849794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table:formula="of:=[.A277]/1000000" office:value-type="float" office:value="69.25" calcext:value-type="float">
            <text:p>69.25</text:p>
          </table:table-cell>
          <table:table-cell office:value-type="float" office:value="3.63547267114271" calcext:value-type="float">
            <text:p>3.6354726711</text:p>
          </table:table-cell>
          <table:table-cell office:value-type="float" office:value="2.54061124768611" calcext:value-type="float">
            <text:p>2.5406112477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table:formula="of:=[.A278]/1000000" office:value-type="float" office:value="69.5" calcext:value-type="float">
            <text:p>69.50</text:p>
          </table:table-cell>
          <table:table-cell office:value-type="float" office:value="4.02423689826823" calcext:value-type="float">
            <text:p>4.0242368983</text:p>
          </table:table-cell>
          <table:table-cell office:value-type="float" office:value="2.74352362355957" calcext:value-type="float">
            <text:p>2.7435236236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table:formula="of:=[.A279]/1000000" office:value-type="float" office:value="69.75" calcext:value-type="float">
            <text:p>69.75</text:p>
          </table:table-cell>
          <table:table-cell office:value-type="float" office:value="4.02896268461194" calcext:value-type="float">
            <text:p>4.0289626846</text:p>
          </table:table-cell>
          <table:table-cell office:value-type="float" office:value="2.82263380118042" calcext:value-type="float">
            <text:p>2.8226338012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table:formula="of:=[.A280]/1000000" office:value-type="float" office:value="70" calcext:value-type="float">
            <text:p>70.00</text:p>
          </table:table-cell>
          <table:table-cell office:value-type="float" office:value="3.99850055962326" calcext:value-type="float">
            <text:p>3.9985005596</text:p>
          </table:table-cell>
          <table:table-cell office:value-type="float" office:value="2.82519283257232" calcext:value-type="float">
            <text:p>2.8251928326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table:formula="of:=[.A281]/1000000" office:value-type="float" office:value="70.25" calcext:value-type="float">
            <text:p>70.25</text:p>
          </table:table-cell>
          <table:table-cell office:value-type="float" office:value="3.88740331322713" calcext:value-type="float">
            <text:p>3.8874033132</text:p>
          </table:table-cell>
          <table:table-cell office:value-type="float" office:value="2.43912518688587" calcext:value-type="float">
            <text:p>2.4391251869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table:formula="of:=[.A282]/1000000" office:value-type="float" office:value="70.5" calcext:value-type="float">
            <text:p>70.50</text:p>
          </table:table-cell>
          <table:table-cell office:value-type="float" office:value="3.97551645447688" calcext:value-type="float">
            <text:p>3.9755164545</text:p>
          </table:table-cell>
          <table:table-cell office:value-type="float" office:value="2.9138399098547" calcext:value-type="float">
            <text:p>2.9138399099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table:formula="of:=[.A283]/1000000" office:value-type="float" office:value="70.75" calcext:value-type="float">
            <text:p>70.75</text:p>
          </table:table-cell>
          <table:table-cell office:value-type="float" office:value="3.65793192378767" calcext:value-type="float">
            <text:p>3.6579319238</text:p>
          </table:table-cell>
          <table:table-cell office:value-type="float" office:value="2.92327337366725" calcext:value-type="float">
            <text:p>2.9232733737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table:formula="of:=[.A284]/1000000" office:value-type="float" office:value="71" calcext:value-type="float">
            <text:p>71.00</text:p>
          </table:table-cell>
          <table:table-cell office:value-type="float" office:value="3.23019664280577" calcext:value-type="float">
            <text:p>3.2301966428</text:p>
          </table:table-cell>
          <table:table-cell office:value-type="float" office:value="2.65864142053906" calcext:value-type="float">
            <text:p>2.6586414205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table:formula="of:=[.A285]/1000000" office:value-type="float" office:value="71.25" calcext:value-type="float">
            <text:p>71.25</text:p>
          </table:table-cell>
          <table:table-cell office:value-type="float" office:value="3.64813348497382" calcext:value-type="float">
            <text:p>3.648133485</text:p>
          </table:table-cell>
          <table:table-cell office:value-type="float" office:value="2.74342480181682" calcext:value-type="float">
            <text:p>2.7434248018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table:formula="of:=[.A286]/1000000" office:value-type="float" office:value="71.5" calcext:value-type="float">
            <text:p>71.50</text:p>
          </table:table-cell>
          <table:table-cell office:value-type="float" office:value="3.14858073361242" calcext:value-type="float">
            <text:p>3.1485807336</text:p>
          </table:table-cell>
          <table:table-cell office:value-type="float" office:value="2.81078214773842" calcext:value-type="float">
            <text:p>2.8107821477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table:formula="of:=[.A287]/1000000" office:value-type="float" office:value="71.75" calcext:value-type="float">
            <text:p>71.75</text:p>
          </table:table-cell>
          <table:table-cell office:value-type="float" office:value="3.60960125644317" calcext:value-type="float">
            <text:p>3.6096012564</text:p>
          </table:table-cell>
          <table:table-cell office:value-type="float" office:value="2.79406550145985" calcext:value-type="float">
            <text:p>2.7940655015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table:formula="of:=[.A288]/1000000" office:value-type="float" office:value="72" calcext:value-type="float">
            <text:p>72.00</text:p>
          </table:table-cell>
          <table:table-cell office:value-type="float" office:value="3.79290879938482" calcext:value-type="float">
            <text:p>3.7929087994</text:p>
          </table:table-cell>
          <table:table-cell office:value-type="float" office:value="2.72862215140167" calcext:value-type="float">
            <text:p>2.7286221514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table:formula="of:=[.A289]/1000000" office:value-type="float" office:value="72.25" calcext:value-type="float">
            <text:p>72.25</text:p>
          </table:table-cell>
          <table:table-cell office:value-type="float" office:value="3.34276075900546" calcext:value-type="float">
            <text:p>3.342760759</text:p>
          </table:table-cell>
          <table:table-cell office:value-type="float" office:value="2.67267376485906" calcext:value-type="float">
            <text:p>2.6726737649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table:formula="of:=[.A290]/1000000" office:value-type="float" office:value="72.5" calcext:value-type="float">
            <text:p>72.50</text:p>
          </table:table-cell>
          <table:table-cell office:value-type="float" office:value="3.93067397145632" calcext:value-type="float">
            <text:p>3.9306739715</text:p>
          </table:table-cell>
          <table:table-cell office:value-type="float" office:value="2.91366427590841" calcext:value-type="float">
            <text:p>2.9136642759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table:formula="of:=[.A291]/1000000" office:value-type="float" office:value="72.75" calcext:value-type="float">
            <text:p>72.75</text:p>
          </table:table-cell>
          <table:table-cell office:value-type="float" office:value="3.64496644883788" calcext:value-type="float">
            <text:p>3.6449664488</text:p>
          </table:table-cell>
          <table:table-cell office:value-type="float" office:value="2.96660083124456" calcext:value-type="float">
            <text:p>2.9666008312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table:formula="of:=[.A292]/1000000" office:value-type="float" office:value="73" calcext:value-type="float">
            <text:p>73.00</text:p>
          </table:table-cell>
          <table:table-cell office:value-type="float" office:value="3.62818327669028" calcext:value-type="float">
            <text:p>3.6281832767</text:p>
          </table:table-cell>
          <table:table-cell office:value-type="float" office:value="2.7058561436651" calcext:value-type="float">
            <text:p>2.7058561437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table:formula="of:=[.A293]/1000000" office:value-type="float" office:value="73.25" calcext:value-type="float">
            <text:p>73.25</text:p>
          </table:table-cell>
          <table:table-cell office:value-type="float" office:value="3.45705910129814" calcext:value-type="float">
            <text:p>3.4570591013</text:p>
          </table:table-cell>
          <table:table-cell office:value-type="float" office:value="3.04112704560495" calcext:value-type="float">
            <text:p>3.0411270456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table:formula="of:=[.A294]/1000000" office:value-type="float" office:value="73.5" calcext:value-type="float">
            <text:p>73.50</text:p>
          </table:table-cell>
          <table:table-cell office:value-type="float" office:value="3.47570234075315" calcext:value-type="float">
            <text:p>3.4757023408</text:p>
          </table:table-cell>
          <table:table-cell office:value-type="float" office:value="2.52152141950501" calcext:value-type="float">
            <text:p>2.5215214195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table:formula="of:=[.A295]/1000000" office:value-type="float" office:value="73.75" calcext:value-type="float">
            <text:p>73.75</text:p>
          </table:table-cell>
          <table:table-cell office:value-type="float" office:value="3.42884998002539" calcext:value-type="float">
            <text:p>3.42884998</text:p>
          </table:table-cell>
          <table:table-cell office:value-type="float" office:value="3.21038468536906" calcext:value-type="float">
            <text:p>3.2103846854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table:formula="of:=[.A296]/1000000" office:value-type="float" office:value="74" calcext:value-type="float">
            <text:p>74.00</text:p>
          </table:table-cell>
          <table:table-cell office:value-type="float" office:value="3.4898787343103" calcext:value-type="float">
            <text:p>3.4898787343</text:p>
          </table:table-cell>
          <table:table-cell office:value-type="float" office:value="2.95617085327521" calcext:value-type="float">
            <text:p>2.9561708533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table:formula="of:=[.A297]/1000000" office:value-type="float" office:value="74.25" calcext:value-type="float">
            <text:p>74.25</text:p>
          </table:table-cell>
          <table:table-cell office:value-type="float" office:value="3.55987099161219" calcext:value-type="float">
            <text:p>3.5598709916</text:p>
          </table:table-cell>
          <table:table-cell office:value-type="float" office:value="2.68346395542337" calcext:value-type="float">
            <text:p>2.6834639554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table:formula="of:=[.A298]/1000000" office:value-type="float" office:value="74.5" calcext:value-type="float">
            <text:p>74.50</text:p>
          </table:table-cell>
          <table:table-cell office:value-type="float" office:value="3.36156111420005" calcext:value-type="float">
            <text:p>3.3615611142</text:p>
          </table:table-cell>
          <table:table-cell office:value-type="float" office:value="2.57868759436246" calcext:value-type="float">
            <text:p>2.5786875944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table:formula="of:=[.A299]/1000000" office:value-type="float" office:value="74.75" calcext:value-type="float">
            <text:p>74.75</text:p>
          </table:table-cell>
          <table:table-cell office:value-type="float" office:value="3.29510139435142" calcext:value-type="float">
            <text:p>3.2951013944</text:p>
          </table:table-cell>
          <table:table-cell office:value-type="float" office:value="2.87255730369995" calcext:value-type="float">
            <text:p>2.8725573037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table:formula="of:=[.A300]/1000000" office:value-type="float" office:value="75" calcext:value-type="float">
            <text:p>75.00</text:p>
          </table:table-cell>
          <table:table-cell office:value-type="float" office:value="3.15582655658213" calcext:value-type="float">
            <text:p>3.1558265566</text:p>
          </table:table-cell>
          <table:table-cell office:value-type="float" office:value="2.76153997174024" calcext:value-type="float">
            <text:p>2.7615399717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table:formula="of:=[.A301]/1000000" office:value-type="float" office:value="75.25" calcext:value-type="float">
            <text:p>75.25</text:p>
          </table:table-cell>
          <table:table-cell office:value-type="float" office:value="3.30825961867867" calcext:value-type="float">
            <text:p>3.3082596187</text:p>
          </table:table-cell>
          <table:table-cell office:value-type="float" office:value="2.84747688570113" calcext:value-type="float">
            <text:p>2.8474768857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table:formula="of:=[.A302]/1000000" office:value-type="float" office:value="75.5" calcext:value-type="float">
            <text:p>75.50</text:p>
          </table:table-cell>
          <table:table-cell office:value-type="float" office:value="3.45082640134733" calcext:value-type="float">
            <text:p>3.4508264013</text:p>
          </table:table-cell>
          <table:table-cell office:value-type="float" office:value="2.60843268163454" calcext:value-type="float">
            <text:p>2.6084326816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table:formula="of:=[.A303]/1000000" office:value-type="float" office:value="75.75" calcext:value-type="float">
            <text:p>75.75</text:p>
          </table:table-cell>
          <table:table-cell office:value-type="float" office:value="3.0382104563873" calcext:value-type="float">
            <text:p>3.0382104564</text:p>
          </table:table-cell>
          <table:table-cell office:value-type="float" office:value="3.09110387780941" calcext:value-type="float">
            <text:p>3.0911038778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table:formula="of:=[.A304]/1000000" office:value-type="float" office:value="76" calcext:value-type="float">
            <text:p>76.00</text:p>
          </table:table-cell>
          <table:table-cell office:value-type="float" office:value="3.53702936063547" calcext:value-type="float">
            <text:p>3.5370293606</text:p>
          </table:table-cell>
          <table:table-cell office:value-type="float" office:value="2.77126706682734" calcext:value-type="float">
            <text:p>2.7712670668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table:formula="of:=[.A305]/1000000" office:value-type="float" office:value="76.25" calcext:value-type="float">
            <text:p>76.25</text:p>
          </table:table-cell>
          <table:table-cell office:value-type="float" office:value="3.30977436792402" calcext:value-type="float">
            <text:p>3.3097743679</text:p>
          </table:table-cell>
          <table:table-cell office:value-type="float" office:value="2.77616112142703" calcext:value-type="float">
            <text:p>2.7761611214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table:formula="of:=[.A306]/1000000" office:value-type="float" office:value="76.5" calcext:value-type="float">
            <text:p>76.50</text:p>
          </table:table-cell>
          <table:table-cell office:value-type="float" office:value="3.56037687465283" calcext:value-type="float">
            <text:p>3.5603768747</text:p>
          </table:table-cell>
          <table:table-cell office:value-type="float" office:value="3.12527400934159" calcext:value-type="float">
            <text:p>3.1252740093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table:formula="of:=[.A307]/1000000" office:value-type="float" office:value="76.75" calcext:value-type="float">
            <text:p>76.75</text:p>
          </table:table-cell>
          <table:table-cell office:value-type="float" office:value="3.14738768386667" calcext:value-type="float">
            <text:p>3.1473876839</text:p>
          </table:table-cell>
          <table:table-cell office:value-type="float" office:value="3.42279916053483" calcext:value-type="float">
            <text:p>3.4227991605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table:formula="of:=[.A308]/1000000" office:value-type="float" office:value="77" calcext:value-type="float">
            <text:p>77.00</text:p>
          </table:table-cell>
          <table:table-cell office:value-type="float" office:value="3.08719657560595" calcext:value-type="float">
            <text:p>3.0871965756</text:p>
          </table:table-cell>
          <table:table-cell office:value-type="float" office:value="2.64263866204356" calcext:value-type="float">
            <text:p>2.642638662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table:formula="of:=[.A309]/1000000" office:value-type="float" office:value="77.25" calcext:value-type="float">
            <text:p>77.25</text:p>
          </table:table-cell>
          <table:table-cell office:value-type="float" office:value="3.31294065759279" calcext:value-type="float">
            <text:p>3.3129406576</text:p>
          </table:table-cell>
          <table:table-cell office:value-type="float" office:value="3.04721995337565" calcext:value-type="float">
            <text:p>3.0472199534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table:formula="of:=[.A310]/1000000" office:value-type="float" office:value="77.5" calcext:value-type="float">
            <text:p>77.50</text:p>
          </table:table-cell>
          <table:table-cell office:value-type="float" office:value="3.03833861649491" calcext:value-type="float">
            <text:p>3.0383386165</text:p>
          </table:table-cell>
          <table:table-cell office:value-type="float" office:value="2.90106719679889" calcext:value-type="float">
            <text:p>2.9010671968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table:formula="of:=[.A311]/1000000" office:value-type="float" office:value="77.75" calcext:value-type="float">
            <text:p>77.75</text:p>
          </table:table-cell>
          <table:table-cell office:value-type="float" office:value="3.0951782144149" calcext:value-type="float">
            <text:p>3.0951782144</text:p>
          </table:table-cell>
          <table:table-cell office:value-type="float" office:value="2.6888259439426" calcext:value-type="float">
            <text:p>2.6888259439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table:formula="of:=[.A312]/1000000" office:value-type="float" office:value="78" calcext:value-type="float">
            <text:p>78.00</text:p>
          </table:table-cell>
          <table:table-cell office:value-type="float" office:value="3.12862637028748" calcext:value-type="float">
            <text:p>3.1286263703</text:p>
          </table:table-cell>
          <table:table-cell office:value-type="float" office:value="2.9380864366455" calcext:value-type="float">
            <text:p>2.9380864366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table:formula="of:=[.A313]/1000000" office:value-type="float" office:value="78.25" calcext:value-type="float">
            <text:p>78.25</text:p>
          </table:table-cell>
          <table:table-cell office:value-type="float" office:value="3.24399827448441" calcext:value-type="float">
            <text:p>3.2439982745</text:p>
          </table:table-cell>
          <table:table-cell office:value-type="float" office:value="3.07862707095333" calcext:value-type="float">
            <text:p>3.078627071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table:formula="of:=[.A314]/1000000" office:value-type="float" office:value="78.5" calcext:value-type="float">
            <text:p>78.50</text:p>
          </table:table-cell>
          <table:table-cell office:value-type="float" office:value="3.18381761942394" calcext:value-type="float">
            <text:p>3.1838176194</text:p>
          </table:table-cell>
          <table:table-cell office:value-type="float" office:value="2.82520887954611" calcext:value-type="float">
            <text:p>2.8252088795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table:formula="of:=[.A315]/1000000" office:value-type="float" office:value="78.75" calcext:value-type="float">
            <text:p>78.75</text:p>
          </table:table-cell>
          <table:table-cell office:value-type="float" office:value="3.20813413354131" calcext:value-type="float">
            <text:p>3.2081341335</text:p>
          </table:table-cell>
          <table:table-cell office:value-type="float" office:value="2.80410294460359" calcext:value-type="float">
            <text:p>2.8041029446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table:formula="of:=[.A316]/1000000" office:value-type="float" office:value="79" calcext:value-type="float">
            <text:p>79.00</text:p>
          </table:table-cell>
          <table:table-cell office:value-type="float" office:value="3.67082323700149" calcext:value-type="float">
            <text:p>3.670823237</text:p>
          </table:table-cell>
          <table:table-cell office:value-type="float" office:value="2.80699282392532" calcext:value-type="float">
            <text:p>2.8069928239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table:formula="of:=[.A317]/1000000" office:value-type="float" office:value="79.25" calcext:value-type="float">
            <text:p>79.25</text:p>
          </table:table-cell>
          <table:table-cell office:value-type="float" office:value="3.08181747821132" calcext:value-type="float">
            <text:p>3.0818174782</text:p>
          </table:table-cell>
          <table:table-cell office:value-type="float" office:value="3.02211449256837" calcext:value-type="float">
            <text:p>3.0221144926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table:formula="of:=[.A318]/1000000" office:value-type="float" office:value="79.5" calcext:value-type="float">
            <text:p>79.50</text:p>
          </table:table-cell>
          <table:table-cell office:value-type="float" office:value="2.83541193789745" calcext:value-type="float">
            <text:p>2.8354119379</text:p>
          </table:table-cell>
          <table:table-cell office:value-type="float" office:value="2.81554062754947" calcext:value-type="float">
            <text:p>2.8155406275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table:formula="of:=[.A319]/1000000" office:value-type="float" office:value="79.75" calcext:value-type="float">
            <text:p>79.75</text:p>
          </table:table-cell>
          <table:table-cell office:value-type="float" office:value="3.16992965426078" calcext:value-type="float">
            <text:p>3.1699296543</text:p>
          </table:table-cell>
          <table:table-cell office:value-type="float" office:value="3.06315979286348" calcext:value-type="float">
            <text:p>3.0631597929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table:formula="of:=[.A320]/1000000" office:value-type="float" office:value="80" calcext:value-type="float">
            <text:p>80.00</text:p>
          </table:table-cell>
          <table:table-cell office:value-type="float" office:value="3.02579764296958" calcext:value-type="float">
            <text:p>3.025797643</text:p>
          </table:table-cell>
          <table:table-cell office:value-type="float" office:value="2.86791546721078" calcext:value-type="float">
            <text:p>2.8679154672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table:formula="of:=[.A321]/1000000" office:value-type="float" office:value="80.25" calcext:value-type="float">
            <text:p>80.25</text:p>
          </table:table-cell>
          <table:table-cell office:value-type="float" office:value="3.06121176828308" calcext:value-type="float">
            <text:p>3.0612117683</text:p>
          </table:table-cell>
          <table:table-cell office:value-type="float" office:value="3.13694345864528" calcext:value-type="float">
            <text:p>3.1369434586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table:formula="of:=[.A322]/1000000" office:value-type="float" office:value="80.5" calcext:value-type="float">
            <text:p>80.50</text:p>
          </table:table-cell>
          <table:table-cell office:value-type="float" office:value="3.20498162064643" calcext:value-type="float">
            <text:p>3.2049816206</text:p>
          </table:table-cell>
          <table:table-cell office:value-type="float" office:value="3.21421160717123" calcext:value-type="float">
            <text:p>3.2142116072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table:formula="of:=[.A323]/1000000" office:value-type="float" office:value="80.75" calcext:value-type="float">
            <text:p>80.75</text:p>
          </table:table-cell>
          <table:table-cell office:value-type="float" office:value="2.97973525782603" calcext:value-type="float">
            <text:p>2.9797352578</text:p>
          </table:table-cell>
          <table:table-cell office:value-type="float" office:value="3.36827719300614" calcext:value-type="float">
            <text:p>3.368277193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table:formula="of:=[.A324]/1000000" office:value-type="float" office:value="81" calcext:value-type="float">
            <text:p>81.00</text:p>
          </table:table-cell>
          <table:table-cell office:value-type="float" office:value="2.95846342116686" calcext:value-type="float">
            <text:p>2.9584634212</text:p>
          </table:table-cell>
          <table:table-cell office:value-type="float" office:value="3.36032165807043" calcext:value-type="float">
            <text:p>3.3603216581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table:formula="of:=[.A325]/1000000" office:value-type="float" office:value="81.25" calcext:value-type="float">
            <text:p>81.25</text:p>
          </table:table-cell>
          <table:table-cell office:value-type="float" office:value="2.85016893749642" calcext:value-type="float">
            <text:p>2.8501689375</text:p>
          </table:table-cell>
          <table:table-cell office:value-type="float" office:value="2.83485498517047" calcext:value-type="float">
            <text:p>2.8348549852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table:formula="of:=[.A326]/1000000" office:value-type="float" office:value="81.5" calcext:value-type="float">
            <text:p>81.50</text:p>
          </table:table-cell>
          <table:table-cell office:value-type="float" office:value="2.96647476922977" calcext:value-type="float">
            <text:p>2.9664747692</text:p>
          </table:table-cell>
          <table:table-cell office:value-type="float" office:value="2.70487375067597" calcext:value-type="float">
            <text:p>2.7048737507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table:formula="of:=[.A327]/1000000" office:value-type="float" office:value="81.75" calcext:value-type="float">
            <text:p>81.75</text:p>
          </table:table-cell>
          <table:table-cell office:value-type="float" office:value="2.91790370617769" calcext:value-type="float">
            <text:p>2.9179037062</text:p>
          </table:table-cell>
          <table:table-cell office:value-type="float" office:value="3.26679353194668" calcext:value-type="float">
            <text:p>3.2667935319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table:formula="of:=[.A328]/1000000" office:value-type="float" office:value="82" calcext:value-type="float">
            <text:p>82.00</text:p>
          </table:table-cell>
          <table:table-cell office:value-type="float" office:value="2.59935641423195" calcext:value-type="float">
            <text:p>2.5993564142</text:p>
          </table:table-cell>
          <table:table-cell office:value-type="float" office:value="3.08734793806136" calcext:value-type="float">
            <text:p>3.0873479381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table:formula="of:=[.A329]/1000000" office:value-type="float" office:value="82.25" calcext:value-type="float">
            <text:p>82.25</text:p>
          </table:table-cell>
          <table:table-cell office:value-type="float" office:value="2.86246322074221" calcext:value-type="float">
            <text:p>2.8624632207</text:p>
          </table:table-cell>
          <table:table-cell office:value-type="float" office:value="3.11003512205184" calcext:value-type="float">
            <text:p>3.1100351221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table:formula="of:=[.A330]/1000000" office:value-type="float" office:value="82.5" calcext:value-type="float">
            <text:p>82.50</text:p>
          </table:table-cell>
          <table:table-cell office:value-type="float" office:value="2.86213789062004" calcext:value-type="float">
            <text:p>2.8621378906</text:p>
          </table:table-cell>
          <table:table-cell office:value-type="float" office:value="3.11107739956104" calcext:value-type="float">
            <text:p>3.1110773996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table:formula="of:=[.A331]/1000000" office:value-type="float" office:value="82.75" calcext:value-type="float">
            <text:p>82.75</text:p>
          </table:table-cell>
          <table:table-cell office:value-type="float" office:value="2.90152592734391" calcext:value-type="float">
            <text:p>2.9015259273</text:p>
          </table:table-cell>
          <table:table-cell office:value-type="float" office:value="3.3254227631607" calcext:value-type="float">
            <text:p>3.3254227632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table:formula="of:=[.A332]/1000000" office:value-type="float" office:value="83" calcext:value-type="float">
            <text:p>83.00</text:p>
          </table:table-cell>
          <table:table-cell office:value-type="float" office:value="3.07745070656253" calcext:value-type="float">
            <text:p>3.0774507066</text:p>
          </table:table-cell>
          <table:table-cell office:value-type="float" office:value="3.38125554874823" calcext:value-type="float">
            <text:p>3.3812555487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table:formula="of:=[.A333]/1000000" office:value-type="float" office:value="83.25" calcext:value-type="float">
            <text:p>83.25</text:p>
          </table:table-cell>
          <table:table-cell office:value-type="float" office:value="2.81708874018859" calcext:value-type="float">
            <text:p>2.8170887402</text:p>
          </table:table-cell>
          <table:table-cell office:value-type="float" office:value="3.07687845836072" calcext:value-type="float">
            <text:p>3.0768784584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table:formula="of:=[.A334]/1000000" office:value-type="float" office:value="83.5" calcext:value-type="float">
            <text:p>83.50</text:p>
          </table:table-cell>
          <table:table-cell office:value-type="float" office:value="2.83008729699952" calcext:value-type="float">
            <text:p>2.830087297</text:p>
          </table:table-cell>
          <table:table-cell office:value-type="float" office:value="3.26891110441885" calcext:value-type="float">
            <text:p>3.2689111044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table:formula="of:=[.A335]/1000000" office:value-type="float" office:value="83.75" calcext:value-type="float">
            <text:p>83.75</text:p>
          </table:table-cell>
          <table:table-cell office:value-type="float" office:value="2.89608188862655" calcext:value-type="float">
            <text:p>2.8960818886</text:p>
          </table:table-cell>
          <table:table-cell office:value-type="float" office:value="3.46505869619181" calcext:value-type="float">
            <text:p>3.4650586962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table:formula="of:=[.A336]/1000000" office:value-type="float" office:value="84" calcext:value-type="float">
            <text:p>84.00</text:p>
          </table:table-cell>
          <table:table-cell office:value-type="float" office:value="2.94839551764321" calcext:value-type="float">
            <text:p>2.9483955176</text:p>
          </table:table-cell>
          <table:table-cell office:value-type="float" office:value="2.6250667684944" calcext:value-type="float">
            <text:p>2.6250667685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table:formula="of:=[.A337]/1000000" office:value-type="float" office:value="84.25" calcext:value-type="float">
            <text:p>84.25</text:p>
          </table:table-cell>
          <table:table-cell office:value-type="float" office:value="2.67029813103832" calcext:value-type="float">
            <text:p>2.670298131</text:p>
          </table:table-cell>
          <table:table-cell office:value-type="float" office:value="3.06764182145522" calcext:value-type="float">
            <text:p>3.0676418215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table:formula="of:=[.A338]/1000000" office:value-type="float" office:value="84.5" calcext:value-type="float">
            <text:p>84.50</text:p>
          </table:table-cell>
          <table:table-cell office:value-type="float" office:value="2.84940833319795" calcext:value-type="float">
            <text:p>2.8494083332</text:p>
          </table:table-cell>
          <table:table-cell office:value-type="float" office:value="3.19454039193898" calcext:value-type="float">
            <text:p>3.1945403919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table:formula="of:=[.A339]/1000000" office:value-type="float" office:value="84.75" calcext:value-type="float">
            <text:p>84.75</text:p>
          </table:table-cell>
          <table:table-cell office:value-type="float" office:value="2.53269207261018" calcext:value-type="float">
            <text:p>2.5326920726</text:p>
          </table:table-cell>
          <table:table-cell office:value-type="float" office:value="2.98031860748828" calcext:value-type="float">
            <text:p>2.9803186075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table:formula="of:=[.A340]/1000000" office:value-type="float" office:value="85" calcext:value-type="float">
            <text:p>85.00</text:p>
          </table:table-cell>
          <table:table-cell office:value-type="float" office:value="2.52378487445128" calcext:value-type="float">
            <text:p>2.5237848745</text:p>
          </table:table-cell>
          <table:table-cell office:value-type="float" office:value="2.89819633024499" calcext:value-type="float">
            <text:p>2.8981963302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table:formula="of:=[.A341]/1000000" office:value-type="float" office:value="85.25" calcext:value-type="float">
            <text:p>85.25</text:p>
          </table:table-cell>
          <table:table-cell office:value-type="float" office:value="2.7487703334043" calcext:value-type="float">
            <text:p>2.7487703334</text:p>
          </table:table-cell>
          <table:table-cell office:value-type="float" office:value="2.96313316176897" calcext:value-type="float">
            <text:p>2.9631331618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table:formula="of:=[.A342]/1000000" office:value-type="float" office:value="85.5" calcext:value-type="float">
            <text:p>85.50</text:p>
          </table:table-cell>
          <table:table-cell office:value-type="float" office:value="2.44506715133623" calcext:value-type="float">
            <text:p>2.4450671513</text:p>
          </table:table-cell>
          <table:table-cell office:value-type="float" office:value="2.66091484169699" calcext:value-type="float">
            <text:p>2.6609148417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table:formula="of:=[.A343]/1000000" office:value-type="float" office:value="85.75" calcext:value-type="float">
            <text:p>85.75</text:p>
          </table:table-cell>
          <table:table-cell office:value-type="float" office:value="3.04296450763198" calcext:value-type="float">
            <text:p>3.0429645076</text:p>
          </table:table-cell>
          <table:table-cell office:value-type="float" office:value="3.65718972096373" calcext:value-type="float">
            <text:p>3.657189721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table:formula="of:=[.A344]/1000000" office:value-type="float" office:value="86" calcext:value-type="float">
            <text:p>86.00</text:p>
          </table:table-cell>
          <table:table-cell office:value-type="float" office:value="2.85973507588457" calcext:value-type="float">
            <text:p>2.8597350759</text:p>
          </table:table-cell>
          <table:table-cell office:value-type="float" office:value="2.686459710001" calcext:value-type="float">
            <text:p>2.68645971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table:formula="of:=[.A345]/1000000" office:value-type="float" office:value="86.25" calcext:value-type="float">
            <text:p>86.25</text:p>
          </table:table-cell>
          <table:table-cell office:value-type="float" office:value="2.52561774182404" calcext:value-type="float">
            <text:p>2.5256177418</text:p>
          </table:table-cell>
          <table:table-cell office:value-type="float" office:value="3.15125121988467" calcext:value-type="float">
            <text:p>3.1512512199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table:formula="of:=[.A346]/1000000" office:value-type="float" office:value="86.5" calcext:value-type="float">
            <text:p>86.50</text:p>
          </table:table-cell>
          <table:table-cell office:value-type="float" office:value="2.76293112495407" calcext:value-type="float">
            <text:p>2.762931125</text:p>
          </table:table-cell>
          <table:table-cell office:value-type="float" office:value="2.69038644086972" calcext:value-type="float">
            <text:p>2.6903864409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table:formula="of:=[.A347]/1000000" office:value-type="float" office:value="86.75" calcext:value-type="float">
            <text:p>86.75</text:p>
          </table:table-cell>
          <table:table-cell office:value-type="float" office:value="2.84353924515901" calcext:value-type="float">
            <text:p>2.8435392452</text:p>
          </table:table-cell>
          <table:table-cell office:value-type="float" office:value="2.9348099468544" calcext:value-type="float">
            <text:p>2.9348099469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table:formula="of:=[.A348]/1000000" office:value-type="float" office:value="87" calcext:value-type="float">
            <text:p>87.00</text:p>
          </table:table-cell>
          <table:table-cell office:value-type="float" office:value="2.90208223337536" calcext:value-type="float">
            <text:p>2.9020822334</text:p>
          </table:table-cell>
          <table:table-cell office:value-type="float" office:value="3.537380281047" calcext:value-type="float">
            <text:p>3.537380281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table:formula="of:=[.A349]/1000000" office:value-type="float" office:value="87.25" calcext:value-type="float">
            <text:p>87.25</text:p>
          </table:table-cell>
          <table:table-cell office:value-type="float" office:value="2.67913671979699" calcext:value-type="float">
            <text:p>2.6791367198</text:p>
          </table:table-cell>
          <table:table-cell office:value-type="float" office:value="3.04041361904786" calcext:value-type="float">
            <text:p>3.040413619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table:formula="of:=[.A350]/1000000" office:value-type="float" office:value="87.5" calcext:value-type="float">
            <text:p>87.50</text:p>
          </table:table-cell>
          <table:table-cell office:value-type="float" office:value="2.82377827887042" calcext:value-type="float">
            <text:p>2.8237782789</text:p>
          </table:table-cell>
          <table:table-cell office:value-type="float" office:value="3.10453547863931" calcext:value-type="float">
            <text:p>3.1045354786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table:formula="of:=[.A351]/1000000" office:value-type="float" office:value="87.75" calcext:value-type="float">
            <text:p>87.75</text:p>
          </table:table-cell>
          <table:table-cell office:value-type="float" office:value="2.67211594896102" calcext:value-type="float">
            <text:p>2.672115949</text:p>
          </table:table-cell>
          <table:table-cell office:value-type="float" office:value="2.80844868131877" calcext:value-type="float">
            <text:p>2.8084486813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table:formula="of:=[.A352]/1000000" office:value-type="float" office:value="88" calcext:value-type="float">
            <text:p>88.00</text:p>
          </table:table-cell>
          <table:table-cell office:value-type="float" office:value="2.80407934763072" calcext:value-type="float">
            <text:p>2.8040793476</text:p>
          </table:table-cell>
          <table:table-cell office:value-type="float" office:value="3.43987187710123" calcext:value-type="float">
            <text:p>3.4398718771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table:formula="of:=[.A353]/1000000" office:value-type="float" office:value="88.25" calcext:value-type="float">
            <text:p>88.25</text:p>
          </table:table-cell>
          <table:table-cell office:value-type="float" office:value="2.63146624687769" calcext:value-type="float">
            <text:p>2.6314662469</text:p>
          </table:table-cell>
          <table:table-cell office:value-type="float" office:value="2.8835905463636" calcext:value-type="float">
            <text:p>2.8835905464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table:formula="of:=[.A354]/1000000" office:value-type="float" office:value="88.5" calcext:value-type="float">
            <text:p>88.50</text:p>
          </table:table-cell>
          <table:table-cell office:value-type="float" office:value="2.78021889315787" calcext:value-type="float">
            <text:p>2.7802188932</text:p>
          </table:table-cell>
          <table:table-cell office:value-type="float" office:value="3.1614985995729" calcext:value-type="float">
            <text:p>3.1614985996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table:formula="of:=[.A355]/1000000" office:value-type="float" office:value="88.75" calcext:value-type="float">
            <text:p>88.75</text:p>
          </table:table-cell>
          <table:table-cell office:value-type="float" office:value="2.57661873661628" calcext:value-type="float">
            <text:p>2.5766187366</text:p>
          </table:table-cell>
          <table:table-cell office:value-type="float" office:value="3.10040925361552" calcext:value-type="float">
            <text:p>3.1004092536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table:formula="of:=[.A356]/1000000" office:value-type="float" office:value="89" calcext:value-type="float">
            <text:p>89.00</text:p>
          </table:table-cell>
          <table:table-cell office:value-type="float" office:value="2.74012344586804" calcext:value-type="float">
            <text:p>2.7401234459</text:p>
          </table:table-cell>
          <table:table-cell office:value-type="float" office:value="2.98645932089995" calcext:value-type="float">
            <text:p>2.9864593209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table:formula="of:=[.A357]/1000000" office:value-type="float" office:value="89.25" calcext:value-type="float">
            <text:p>89.25</text:p>
          </table:table-cell>
          <table:table-cell office:value-type="float" office:value="2.7088352468535" calcext:value-type="float">
            <text:p>2.7088352469</text:p>
          </table:table-cell>
          <table:table-cell office:value-type="float" office:value="3.17745610024121" calcext:value-type="float">
            <text:p>3.1774561002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table:formula="of:=[.A358]/1000000" office:value-type="float" office:value="89.5" calcext:value-type="float">
            <text:p>89.50</text:p>
          </table:table-cell>
          <table:table-cell office:value-type="float" office:value="2.91332874391908" calcext:value-type="float">
            <text:p>2.9133287439</text:p>
          </table:table-cell>
          <table:table-cell office:value-type="float" office:value="3.27321858365189" calcext:value-type="float">
            <text:p>3.2732185837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table:formula="of:=[.A359]/1000000" office:value-type="float" office:value="89.75" calcext:value-type="float">
            <text:p>89.75</text:p>
          </table:table-cell>
          <table:table-cell office:value-type="float" office:value="2.95108571203912" calcext:value-type="float">
            <text:p>2.951085712</text:p>
          </table:table-cell>
          <table:table-cell office:value-type="float" office:value="3.04700513846994" calcext:value-type="float">
            <text:p>3.0470051385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table:formula="of:=[.A360]/1000000" office:value-type="float" office:value="90" calcext:value-type="float">
            <text:p>90.00</text:p>
          </table:table-cell>
          <table:table-cell office:value-type="float" office:value="2.74410789681475" calcext:value-type="float">
            <text:p>2.7441078968</text:p>
          </table:table-cell>
          <table:table-cell office:value-type="float" office:value="3.34651510809877" calcext:value-type="float">
            <text:p>3.3465151081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table:formula="of:=[.A361]/1000000" office:value-type="float" office:value="90.25" calcext:value-type="float">
            <text:p>90.25</text:p>
          </table:table-cell>
          <table:table-cell office:value-type="float" office:value="2.7107272769524" calcext:value-type="float">
            <text:p>2.710727277</text:p>
          </table:table-cell>
          <table:table-cell office:value-type="float" office:value="2.97168872677795" calcext:value-type="float">
            <text:p>2.9716887268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table:formula="of:=[.A362]/1000000" office:value-type="float" office:value="90.5" calcext:value-type="float">
            <text:p>90.50</text:p>
          </table:table-cell>
          <table:table-cell office:value-type="float" office:value="2.53185348444581" calcext:value-type="float">
            <text:p>2.5318534844</text:p>
          </table:table-cell>
          <table:table-cell office:value-type="float" office:value="2.91226178639202" calcext:value-type="float">
            <text:p>2.9122617864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table:formula="of:=[.A363]/1000000" office:value-type="float" office:value="90.75" calcext:value-type="float">
            <text:p>90.75</text:p>
          </table:table-cell>
          <table:table-cell office:value-type="float" office:value="2.677059856682" calcext:value-type="float">
            <text:p>2.6770598567</text:p>
          </table:table-cell>
          <table:table-cell office:value-type="float" office:value="3.07034607571769" calcext:value-type="float">
            <text:p>3.0703460757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table:formula="of:=[.A364]/1000000" office:value-type="float" office:value="91" calcext:value-type="float">
            <text:p>91.00</text:p>
          </table:table-cell>
          <table:table-cell office:value-type="float" office:value="2.39010097679153" calcext:value-type="float">
            <text:p>2.3901009768</text:p>
          </table:table-cell>
          <table:table-cell office:value-type="float" office:value="3.09391214020251" calcext:value-type="float">
            <text:p>3.0939121402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table:formula="of:=[.A365]/1000000" office:value-type="float" office:value="91.25" calcext:value-type="float">
            <text:p>91.25</text:p>
          </table:table-cell>
          <table:table-cell office:value-type="float" office:value="2.68883534220787" calcext:value-type="float">
            <text:p>2.6888353422</text:p>
          </table:table-cell>
          <table:table-cell office:value-type="float" office:value="2.69114386520814" calcext:value-type="float">
            <text:p>2.6911438652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table:formula="of:=[.A366]/1000000" office:value-type="float" office:value="91.5" calcext:value-type="float">
            <text:p>91.50</text:p>
          </table:table-cell>
          <table:table-cell office:value-type="float" office:value="2.53109146588899" calcext:value-type="float">
            <text:p>2.5310914659</text:p>
          </table:table-cell>
          <table:table-cell office:value-type="float" office:value="3.42273918336952" calcext:value-type="float">
            <text:p>3.4227391834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table:formula="of:=[.A367]/1000000" office:value-type="float" office:value="91.75" calcext:value-type="float">
            <text:p>91.75</text:p>
          </table:table-cell>
          <table:table-cell office:value-type="float" office:value="2.55432060075703" calcext:value-type="float">
            <text:p>2.5543206008</text:p>
          </table:table-cell>
          <table:table-cell office:value-type="float" office:value="3.37676979418227" calcext:value-type="float">
            <text:p>3.3767697942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table:formula="of:=[.A368]/1000000" office:value-type="float" office:value="92" calcext:value-type="float">
            <text:p>92.00</text:p>
          </table:table-cell>
          <table:table-cell office:value-type="float" office:value="2.70413726542407" calcext:value-type="float">
            <text:p>2.7041372654</text:p>
          </table:table-cell>
          <table:table-cell office:value-type="float" office:value="3.26031155384716" calcext:value-type="float">
            <text:p>3.2603115538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table:formula="of:=[.A369]/1000000" office:value-type="float" office:value="92.25" calcext:value-type="float">
            <text:p>92.25</text:p>
          </table:table-cell>
          <table:table-cell office:value-type="float" office:value="2.85721041261582" calcext:value-type="float">
            <text:p>2.8572104126</text:p>
          </table:table-cell>
          <table:table-cell office:value-type="float" office:value="2.87122285031153" calcext:value-type="float">
            <text:p>2.8712228503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table:formula="of:=[.A370]/1000000" office:value-type="float" office:value="92.5" calcext:value-type="float">
            <text:p>92.50</text:p>
          </table:table-cell>
          <table:table-cell office:value-type="float" office:value="2.73004663201883" calcext:value-type="float">
            <text:p>2.730046632</text:p>
          </table:table-cell>
          <table:table-cell office:value-type="float" office:value="2.74814158630422" calcext:value-type="float">
            <text:p>2.7481415863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table:formula="of:=[.A371]/1000000" office:value-type="float" office:value="92.75" calcext:value-type="float">
            <text:p>92.75</text:p>
          </table:table-cell>
          <table:table-cell office:value-type="float" office:value="2.48243567170897" calcext:value-type="float">
            <text:p>2.4824356717</text:p>
          </table:table-cell>
          <table:table-cell office:value-type="float" office:value="3.36423802739085" calcext:value-type="float">
            <text:p>3.3642380274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table:formula="of:=[.A372]/1000000" office:value-type="float" office:value="93" calcext:value-type="float">
            <text:p>93.00</text:p>
          </table:table-cell>
          <table:table-cell office:value-type="float" office:value="2.74024340619048" calcext:value-type="float">
            <text:p>2.7402434062</text:p>
          </table:table-cell>
          <table:table-cell office:value-type="float" office:value="2.96835697878993" calcext:value-type="float">
            <text:p>2.9683569788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table:formula="of:=[.A373]/1000000" office:value-type="float" office:value="93.25" calcext:value-type="float">
            <text:p>93.25</text:p>
          </table:table-cell>
          <table:table-cell office:value-type="float" office:value="2.94727832886088" calcext:value-type="float">
            <text:p>2.9472783289</text:p>
          </table:table-cell>
          <table:table-cell office:value-type="float" office:value="2.95810511794602" calcext:value-type="float">
            <text:p>2.9581051179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table:formula="of:=[.A374]/1000000" office:value-type="float" office:value="93.5" calcext:value-type="float">
            <text:p>93.50</text:p>
          </table:table-cell>
          <table:table-cell office:value-type="float" office:value="3.1136751265528" calcext:value-type="float">
            <text:p>3.1136751266</text:p>
          </table:table-cell>
          <table:table-cell office:value-type="float" office:value="2.90362225371816" calcext:value-type="float">
            <text:p>2.9036222537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table:formula="of:=[.A375]/1000000" office:value-type="float" office:value="93.75" calcext:value-type="float">
            <text:p>93.75</text:p>
          </table:table-cell>
          <table:table-cell office:value-type="float" office:value="2.75838062394906" calcext:value-type="float">
            <text:p>2.7583806239</text:p>
          </table:table-cell>
          <table:table-cell office:value-type="float" office:value="3.00181489723794" calcext:value-type="float">
            <text:p>3.0018148972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table:formula="of:=[.A376]/1000000" office:value-type="float" office:value="94" calcext:value-type="float">
            <text:p>94.00</text:p>
          </table:table-cell>
          <table:table-cell office:value-type="float" office:value="2.63834603158706" calcext:value-type="float">
            <text:p>2.6383460316</text:p>
          </table:table-cell>
          <table:table-cell office:value-type="float" office:value="2.61763447729186" calcext:value-type="float">
            <text:p>2.6176344773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table:formula="of:=[.A377]/1000000" office:value-type="float" office:value="94.25" calcext:value-type="float">
            <text:p>94.25</text:p>
          </table:table-cell>
          <table:table-cell office:value-type="float" office:value="2.3785172461489" calcext:value-type="float">
            <text:p>2.3785172461</text:p>
          </table:table-cell>
          <table:table-cell office:value-type="float" office:value="2.66963039531939" calcext:value-type="float">
            <text:p>2.6696303953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table:formula="of:=[.A378]/1000000" office:value-type="float" office:value="94.5" calcext:value-type="float">
            <text:p>94.50</text:p>
          </table:table-cell>
          <table:table-cell office:value-type="float" office:value="2.68293773606507" calcext:value-type="float">
            <text:p>2.6829377361</text:p>
          </table:table-cell>
          <table:table-cell office:value-type="float" office:value="2.92295283485222" calcext:value-type="float">
            <text:p>2.9229528349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table:formula="of:=[.A379]/1000000" office:value-type="float" office:value="94.75" calcext:value-type="float">
            <text:p>94.75</text:p>
          </table:table-cell>
          <table:table-cell office:value-type="float" office:value="2.31365721309158" calcext:value-type="float">
            <text:p>2.3136572131</text:p>
          </table:table-cell>
          <table:table-cell office:value-type="float" office:value="3.06055945469752" calcext:value-type="float">
            <text:p>3.0605594547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table:formula="of:=[.A380]/1000000" office:value-type="float" office:value="95" calcext:value-type="float">
            <text:p>95.00</text:p>
          </table:table-cell>
          <table:table-cell office:value-type="float" office:value="2.75486245538294" calcext:value-type="float">
            <text:p>2.7548624554</text:p>
          </table:table-cell>
          <table:table-cell office:value-type="float" office:value="2.68436801517895" calcext:value-type="float">
            <text:p>2.6843680152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table:formula="of:=[.A381]/1000000" office:value-type="float" office:value="95.25" calcext:value-type="float">
            <text:p>95.25</text:p>
          </table:table-cell>
          <table:table-cell office:value-type="float" office:value="2.2414107370975" calcext:value-type="float">
            <text:p>2.2414107371</text:p>
          </table:table-cell>
          <table:table-cell office:value-type="float" office:value="2.77038716148519" calcext:value-type="float">
            <text:p>2.7703871615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table:formula="of:=[.A382]/1000000" office:value-type="float" office:value="95.5" calcext:value-type="float">
            <text:p>95.50</text:p>
          </table:table-cell>
          <table:table-cell office:value-type="float" office:value="2.57895064955636" calcext:value-type="float">
            <text:p>2.5789506496</text:p>
          </table:table-cell>
          <table:table-cell office:value-type="float" office:value="2.96591330313151" calcext:value-type="float">
            <text:p>2.9659133031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table:formula="of:=[.A383]/1000000" office:value-type="float" office:value="95.75" calcext:value-type="float">
            <text:p>95.75</text:p>
          </table:table-cell>
          <table:table-cell office:value-type="float" office:value="2.75318306432262" calcext:value-type="float">
            <text:p>2.7531830643</text:p>
          </table:table-cell>
          <table:table-cell office:value-type="float" office:value="3.10094291675059" calcext:value-type="float">
            <text:p>3.1009429168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table:formula="of:=[.A384]/1000000" office:value-type="float" office:value="96" calcext:value-type="float">
            <text:p>96.00</text:p>
          </table:table-cell>
          <table:table-cell office:value-type="float" office:value="2.9330923231962" calcext:value-type="float">
            <text:p>2.9330923232</text:p>
          </table:table-cell>
          <table:table-cell office:value-type="float" office:value="2.79671912275169" calcext:value-type="float">
            <text:p>2.7967191228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table:formula="of:=[.A385]/1000000" office:value-type="float" office:value="96.25" calcext:value-type="float">
            <text:p>96.25</text:p>
          </table:table-cell>
          <table:table-cell office:value-type="float" office:value="2.74571669281384" calcext:value-type="float">
            <text:p>2.7457166928</text:p>
          </table:table-cell>
          <table:table-cell office:value-type="float" office:value="3.10042538539308" calcext:value-type="float">
            <text:p>3.1004253854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table:formula="of:=[.A386]/1000000" office:value-type="float" office:value="96.5" calcext:value-type="float">
            <text:p>96.50</text:p>
          </table:table-cell>
          <table:table-cell office:value-type="float" office:value="2.67271187417342" calcext:value-type="float">
            <text:p>2.6727118742</text:p>
          </table:table-cell>
          <table:table-cell office:value-type="float" office:value="3.01093532756383" calcext:value-type="float">
            <text:p>3.0109353276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table:formula="of:=[.A387]/1000000" office:value-type="float" office:value="96.75" calcext:value-type="float">
            <text:p>96.75</text:p>
          </table:table-cell>
          <table:table-cell office:value-type="float" office:value="3.02554246286868" calcext:value-type="float">
            <text:p>3.0255424629</text:p>
          </table:table-cell>
          <table:table-cell office:value-type="float" office:value="3.12028221369955" calcext:value-type="float">
            <text:p>3.1202822137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table:formula="of:=[.A388]/1000000" office:value-type="float" office:value="97" calcext:value-type="float">
            <text:p>97.00</text:p>
          </table:table-cell>
          <table:table-cell office:value-type="float" office:value="2.75616037857662" calcext:value-type="float">
            <text:p>2.7561603786</text:p>
          </table:table-cell>
          <table:table-cell office:value-type="float" office:value="2.99610063952777" calcext:value-type="float">
            <text:p>2.9961006395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table:formula="of:=[.A389]/1000000" office:value-type="float" office:value="97.25" calcext:value-type="float">
            <text:p>97.25</text:p>
          </table:table-cell>
          <table:table-cell office:value-type="float" office:value="2.46172078750866" calcext:value-type="float">
            <text:p>2.4617207875</text:p>
          </table:table-cell>
          <table:table-cell office:value-type="float" office:value="3.34078450975973" calcext:value-type="float">
            <text:p>3.3407845098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table:formula="of:=[.A390]/1000000" office:value-type="float" office:value="97.5" calcext:value-type="float">
            <text:p>97.50</text:p>
          </table:table-cell>
          <table:table-cell office:value-type="float" office:value="2.42003249863204" calcext:value-type="float">
            <text:p>2.4200324986</text:p>
          </table:table-cell>
          <table:table-cell office:value-type="float" office:value="2.85970430325308" calcext:value-type="float">
            <text:p>2.8597043033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table:formula="of:=[.A391]/1000000" office:value-type="float" office:value="97.75" calcext:value-type="float">
            <text:p>97.75</text:p>
          </table:table-cell>
          <table:table-cell office:value-type="float" office:value="2.59041151378522" calcext:value-type="float">
            <text:p>2.5904115138</text:p>
          </table:table-cell>
          <table:table-cell office:value-type="float" office:value="3.02569850688382" calcext:value-type="float">
            <text:p>3.0256985069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table:formula="of:=[.A392]/1000000" office:value-type="float" office:value="98" calcext:value-type="float">
            <text:p>98.00</text:p>
          </table:table-cell>
          <table:table-cell office:value-type="float" office:value="2.31896535061055" calcext:value-type="float">
            <text:p>2.3189653506</text:p>
          </table:table-cell>
          <table:table-cell office:value-type="float" office:value="3.2091789932645" calcext:value-type="float">
            <text:p>3.2091789933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table:formula="of:=[.A393]/1000000" office:value-type="float" office:value="98.25" calcext:value-type="float">
            <text:p>98.25</text:p>
          </table:table-cell>
          <table:table-cell office:value-type="float" office:value="2.50654731747717" calcext:value-type="float">
            <text:p>2.5065473175</text:p>
          </table:table-cell>
          <table:table-cell office:value-type="float" office:value="3.24961920100906" calcext:value-type="float">
            <text:p>3.249619201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table:formula="of:=[.A394]/1000000" office:value-type="float" office:value="98.5" calcext:value-type="float">
            <text:p>98.50</text:p>
          </table:table-cell>
          <table:table-cell office:value-type="float" office:value="2.68160585568992" calcext:value-type="float">
            <text:p>2.6816058557</text:p>
          </table:table-cell>
          <table:table-cell office:value-type="float" office:value="2.88303858447459" calcext:value-type="float">
            <text:p>2.8830385845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table:formula="of:=[.A395]/1000000" office:value-type="float" office:value="98.75" calcext:value-type="float">
            <text:p>98.75</text:p>
          </table:table-cell>
          <table:table-cell office:value-type="float" office:value="2.73257826023583" calcext:value-type="float">
            <text:p>2.7325782602</text:p>
          </table:table-cell>
          <table:table-cell office:value-type="float" office:value="2.93225947134782" calcext:value-type="float">
            <text:p>2.9322594713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table:formula="of:=[.A396]/1000000" office:value-type="float" office:value="99" calcext:value-type="float">
            <text:p>99.00</text:p>
          </table:table-cell>
          <table:table-cell office:value-type="float" office:value="2.42336248984815" calcext:value-type="float">
            <text:p>2.4233624898</text:p>
          </table:table-cell>
          <table:table-cell office:value-type="float" office:value="2.81173660558814" calcext:value-type="float">
            <text:p>2.8117366056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table:formula="of:=[.A397]/1000000" office:value-type="float" office:value="99.25" calcext:value-type="float">
            <text:p>99.25</text:p>
          </table:table-cell>
          <table:table-cell office:value-type="float" office:value="2.46400425422894" calcext:value-type="float">
            <text:p>2.4640042542</text:p>
          </table:table-cell>
          <table:table-cell office:value-type="float" office:value="2.83946510760138" calcext:value-type="float">
            <text:p>2.8394651076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table:formula="of:=[.A398]/1000000" office:value-type="float" office:value="99.5" calcext:value-type="float">
            <text:p>99.50</text:p>
          </table:table-cell>
          <table:table-cell office:value-type="float" office:value="2.43245685413357" calcext:value-type="float">
            <text:p>2.4324568541</text:p>
          </table:table-cell>
          <table:table-cell office:value-type="float" office:value="2.91617315813361" calcext:value-type="float">
            <text:p>2.9161731581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table:formula="of:=[.A399]/1000000" office:value-type="float" office:value="99.75" calcext:value-type="float">
            <text:p>99.75</text:p>
          </table:table-cell>
          <table:table-cell office:value-type="float" office:value="2.82669290800983" calcext:value-type="float">
            <text:p>2.826692908</text:p>
          </table:table-cell>
          <table:table-cell office:value-type="float" office:value="3.1566054223385" calcext:value-type="float">
            <text:p>3.156605422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table:formula="of:=[.A400]/1000000" office:value-type="float" office:value="100" calcext:value-type="float">
            <text:p>100.00</text:p>
          </table:table-cell>
          <table:table-cell office:value-type="float" office:value="2.62668984273705" calcext:value-type="float">
            <text:p>2.6266898427</text:p>
          </table:table-cell>
          <table:table-cell office:value-type="float" office:value="2.77570830588174" calcext:value-type="float">
            <text:p>2.7757083059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table:formula="of:=[.A401]/1000000" office:value-type="float" office:value="100.25" calcext:value-type="float">
            <text:p>100.25</text:p>
          </table:table-cell>
          <table:table-cell office:value-type="float" office:value="2.71080865637452" calcext:value-type="float">
            <text:p>2.7108086564</text:p>
          </table:table-cell>
          <table:table-cell office:value-type="float" office:value="3.04669093405805" calcext:value-type="float">
            <text:p>3.0466909341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table:formula="of:=[.A402]/1000000" office:value-type="float" office:value="100.5" calcext:value-type="float">
            <text:p>100.50</text:p>
          </table:table-cell>
          <table:table-cell office:value-type="float" office:value="2.84935636891613" calcext:value-type="float">
            <text:p>2.8493563689</text:p>
          </table:table-cell>
          <table:table-cell office:value-type="float" office:value="2.75557995518702" calcext:value-type="float">
            <text:p>2.7555799552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table:formula="of:=[.A403]/1000000" office:value-type="float" office:value="100.75" calcext:value-type="float">
            <text:p>100.75</text:p>
          </table:table-cell>
          <table:table-cell office:value-type="float" office:value="2.66591735606502" calcext:value-type="float">
            <text:p>2.6659173561</text:p>
          </table:table-cell>
          <table:table-cell office:value-type="float" office:value="3.0655023438797" calcext:value-type="float">
            <text:p>3.0655023439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table:formula="of:=[.A404]/1000000" office:value-type="float" office:value="101" calcext:value-type="float">
            <text:p>101.00</text:p>
          </table:table-cell>
          <table:table-cell office:value-type="float" office:value="2.63436996044737" calcext:value-type="float">
            <text:p>2.6343699604</text:p>
          </table:table-cell>
          <table:table-cell office:value-type="float" office:value="3.16007500543769" calcext:value-type="float">
            <text:p>3.1600750054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table:formula="of:=[.A405]/1000000" office:value-type="float" office:value="101.25" calcext:value-type="float">
            <text:p>101.25</text:p>
          </table:table-cell>
          <table:table-cell office:value-type="float" office:value="2.50774674467866" calcext:value-type="float">
            <text:p>2.5077467447</text:p>
          </table:table-cell>
          <table:table-cell office:value-type="float" office:value="2.87499338413999" calcext:value-type="float">
            <text:p>2.8749933841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table:formula="of:=[.A406]/1000000" office:value-type="float" office:value="101.5" calcext:value-type="float">
            <text:p>101.50</text:p>
          </table:table-cell>
          <table:table-cell office:value-type="float" office:value="2.78593559412586" calcext:value-type="float">
            <text:p>2.7859355941</text:p>
          </table:table-cell>
          <table:table-cell office:value-type="float" office:value="3.21560436431081" calcext:value-type="float">
            <text:p>3.2156043643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table:formula="of:=[.A407]/1000000" office:value-type="float" office:value="101.75" calcext:value-type="float">
            <text:p>101.75</text:p>
          </table:table-cell>
          <table:table-cell office:value-type="float" office:value="2.45412035050294" calcext:value-type="float">
            <text:p>2.4541203505</text:p>
          </table:table-cell>
          <table:table-cell office:value-type="float" office:value="2.68161797514344" calcext:value-type="float">
            <text:p>2.6816179751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table:formula="of:=[.A408]/1000000" office:value-type="float" office:value="102" calcext:value-type="float">
            <text:p>102.00</text:p>
          </table:table-cell>
          <table:table-cell office:value-type="float" office:value="2.57186778141694" calcext:value-type="float">
            <text:p>2.5718677814</text:p>
          </table:table-cell>
          <table:table-cell office:value-type="float" office:value="2.75617810342357" calcext:value-type="float">
            <text:p>2.7561781034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table:formula="of:=[.A409]/1000000" office:value-type="float" office:value="102.25" calcext:value-type="float">
            <text:p>102.25</text:p>
          </table:table-cell>
          <table:table-cell office:value-type="float" office:value="2.64627105579502" calcext:value-type="float">
            <text:p>2.6462710558</text:p>
          </table:table-cell>
          <table:table-cell office:value-type="float" office:value="2.84930054010352" calcext:value-type="float">
            <text:p>2.8493005401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table:formula="of:=[.A410]/1000000" office:value-type="float" office:value="102.5" calcext:value-type="float">
            <text:p>102.50</text:p>
          </table:table-cell>
          <table:table-cell office:value-type="float" office:value="2.4589788694256" calcext:value-type="float">
            <text:p>2.4589788694</text:p>
          </table:table-cell>
          <table:table-cell office:value-type="float" office:value="2.73918623298058" calcext:value-type="float">
            <text:p>2.739186233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table:formula="of:=[.A411]/1000000" office:value-type="float" office:value="102.75" calcext:value-type="float">
            <text:p>102.75</text:p>
          </table:table-cell>
          <table:table-cell office:value-type="float" office:value="2.8525557293561" calcext:value-type="float">
            <text:p>2.8525557294</text:p>
          </table:table-cell>
          <table:table-cell office:value-type="float" office:value="2.75902266988439" calcext:value-type="float">
            <text:p>2.7590226699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table:formula="of:=[.A412]/1000000" office:value-type="float" office:value="103" calcext:value-type="float">
            <text:p>103.00</text:p>
          </table:table-cell>
          <table:table-cell office:value-type="float" office:value="2.56770278080338" calcext:value-type="float">
            <text:p>2.5677027808</text:p>
          </table:table-cell>
          <table:table-cell office:value-type="float" office:value="3.14859604551186" calcext:value-type="float">
            <text:p>3.1485960455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table:formula="of:=[.A413]/1000000" office:value-type="float" office:value="103.25" calcext:value-type="float">
            <text:p>103.25</text:p>
          </table:table-cell>
          <table:table-cell office:value-type="float" office:value="2.41461124998884" calcext:value-type="float">
            <text:p>2.41461125</text:p>
          </table:table-cell>
          <table:table-cell office:value-type="float" office:value="2.73215799949043" calcext:value-type="float">
            <text:p>2.7321579995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table:formula="of:=[.A414]/1000000" office:value-type="float" office:value="103.5" calcext:value-type="float">
            <text:p>103.50</text:p>
          </table:table-cell>
          <table:table-cell office:value-type="float" office:value="2.74206318425593" calcext:value-type="float">
            <text:p>2.7420631843</text:p>
          </table:table-cell>
          <table:table-cell office:value-type="float" office:value="3.11914669048878" calcext:value-type="float">
            <text:p>3.1191466905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table:formula="of:=[.A415]/1000000" office:value-type="float" office:value="103.75" calcext:value-type="float">
            <text:p>103.75</text:p>
          </table:table-cell>
          <table:table-cell office:value-type="float" office:value="2.76553322016125" calcext:value-type="float">
            <text:p>2.7655332202</text:p>
          </table:table-cell>
          <table:table-cell office:value-type="float" office:value="3.3718076952788" calcext:value-type="float">
            <text:p>3.3718076953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table:formula="of:=[.A416]/1000000" office:value-type="float" office:value="104" calcext:value-type="float">
            <text:p>104.00</text:p>
          </table:table-cell>
          <table:table-cell office:value-type="float" office:value="2.53195646527299" calcext:value-type="float">
            <text:p>2.5319564653</text:p>
          </table:table-cell>
          <table:table-cell office:value-type="float" office:value="2.7399782861987" calcext:value-type="float">
            <text:p>2.7399782862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table:formula="of:=[.A417]/1000000" office:value-type="float" office:value="104.25" calcext:value-type="float">
            <text:p>104.25</text:p>
          </table:table-cell>
          <table:table-cell office:value-type="float" office:value="2.57188146927626" calcext:value-type="float">
            <text:p>2.5718814693</text:p>
          </table:table-cell>
          <table:table-cell office:value-type="float" office:value="2.86908432665088" calcext:value-type="float">
            <text:p>2.8690843267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table:formula="of:=[.A418]/1000000" office:value-type="float" office:value="104.5" calcext:value-type="float">
            <text:p>104.50</text:p>
          </table:table-cell>
          <table:table-cell office:value-type="float" office:value="2.54311585805578" calcext:value-type="float">
            <text:p>2.5431158581</text:p>
          </table:table-cell>
          <table:table-cell office:value-type="float" office:value="2.99769513996089" calcext:value-type="float">
            <text:p>2.99769514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table:formula="of:=[.A419]/1000000" office:value-type="float" office:value="104.75" calcext:value-type="float">
            <text:p>104.75</text:p>
          </table:table-cell>
          <table:table-cell office:value-type="float" office:value="2.53712336541711" calcext:value-type="float">
            <text:p>2.5371233654</text:p>
          </table:table-cell>
          <table:table-cell office:value-type="float" office:value="2.8746081235342" calcext:value-type="float">
            <text:p>2.8746081235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table:formula="of:=[.A420]/1000000" office:value-type="float" office:value="105" calcext:value-type="float">
            <text:p>105.00</text:p>
          </table:table-cell>
          <table:table-cell office:value-type="float" office:value="2.5140186019138" calcext:value-type="float">
            <text:p>2.5140186019</text:p>
          </table:table-cell>
          <table:table-cell office:value-type="float" office:value="2.73226604895485" calcext:value-type="float">
            <text:p>2.732266049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table:formula="of:=[.A421]/1000000" office:value-type="float" office:value="105.25" calcext:value-type="float">
            <text:p>105.25</text:p>
          </table:table-cell>
          <table:table-cell office:value-type="float" office:value="2.41167720397229" calcext:value-type="float">
            <text:p>2.411677204</text:p>
          </table:table-cell>
          <table:table-cell office:value-type="float" office:value="2.88310377730926" calcext:value-type="float">
            <text:p>2.8831037773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table:formula="of:=[.A422]/1000000" office:value-type="float" office:value="105.5" calcext:value-type="float">
            <text:p>105.50</text:p>
          </table:table-cell>
          <table:table-cell office:value-type="float" office:value="2.61059805378633" calcext:value-type="float">
            <text:p>2.6105980538</text:p>
          </table:table-cell>
          <table:table-cell office:value-type="float" office:value="3.2152900349476" calcext:value-type="float">
            <text:p>3.2152900349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table:formula="of:=[.A423]/1000000" office:value-type="float" office:value="105.75" calcext:value-type="float">
            <text:p>105.75</text:p>
          </table:table-cell>
          <table:table-cell office:value-type="float" office:value="2.54859790281643" calcext:value-type="float">
            <text:p>2.5485979028</text:p>
          </table:table-cell>
          <table:table-cell office:value-type="float" office:value="3.50453735883111" calcext:value-type="float">
            <text:p>3.5045373588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table:formula="of:=[.A424]/1000000" office:value-type="float" office:value="106" calcext:value-type="float">
            <text:p>106.00</text:p>
          </table:table-cell>
          <table:table-cell office:value-type="float" office:value="2.39218483186199" calcext:value-type="float">
            <text:p>2.3921848319</text:p>
          </table:table-cell>
          <table:table-cell office:value-type="float" office:value="2.70752853565584" calcext:value-type="float">
            <text:p>2.7075285357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table:formula="of:=[.A425]/1000000" office:value-type="float" office:value="106.25" calcext:value-type="float">
            <text:p>106.25</text:p>
          </table:table-cell>
          <table:table-cell office:value-type="float" office:value="2.51917468739402" calcext:value-type="float">
            <text:p>2.5191746874</text:p>
          </table:table-cell>
          <table:table-cell office:value-type="float" office:value="3.10463082449658" calcext:value-type="float">
            <text:p>3.1046308245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table:formula="of:=[.A426]/1000000" office:value-type="float" office:value="106.5" calcext:value-type="float">
            <text:p>106.50</text:p>
          </table:table-cell>
          <table:table-cell office:value-type="float" office:value="2.55605703269823" calcext:value-type="float">
            <text:p>2.5560570327</text:p>
          </table:table-cell>
          <table:table-cell office:value-type="float" office:value="2.91114794072567" calcext:value-type="float">
            <text:p>2.9111479407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table:formula="of:=[.A427]/1000000" office:value-type="float" office:value="106.75" calcext:value-type="float">
            <text:p>106.75</text:p>
          </table:table-cell>
          <table:table-cell office:value-type="float" office:value="2.61061371842612" calcext:value-type="float">
            <text:p>2.6106137184</text:p>
          </table:table-cell>
          <table:table-cell office:value-type="float" office:value="2.85872423360325" calcext:value-type="float">
            <text:p>2.8587242336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table:formula="of:=[.A428]/1000000" office:value-type="float" office:value="107" calcext:value-type="float">
            <text:p>107.00</text:p>
          </table:table-cell>
          <table:table-cell office:value-type="float" office:value="2.42538969325909" calcext:value-type="float">
            <text:p>2.4253896933</text:p>
          </table:table-cell>
          <table:table-cell office:value-type="float" office:value="2.66221119630494" calcext:value-type="float">
            <text:p>2.6622111963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table:formula="of:=[.A429]/1000000" office:value-type="float" office:value="107.25" calcext:value-type="float">
            <text:p>107.25</text:p>
          </table:table-cell>
          <table:table-cell office:value-type="float" office:value="2.6121973756251" calcext:value-type="float">
            <text:p>2.6121973756</text:p>
          </table:table-cell>
          <table:table-cell office:value-type="float" office:value="2.90374654935712" calcext:value-type="float">
            <text:p>2.9037465494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table:formula="of:=[.A430]/1000000" office:value-type="float" office:value="107.5" calcext:value-type="float">
            <text:p>107.50</text:p>
          </table:table-cell>
          <table:table-cell office:value-type="float" office:value="2.51244326715113" calcext:value-type="float">
            <text:p>2.5124432672</text:p>
          </table:table-cell>
          <table:table-cell office:value-type="float" office:value="2.73647339919653" calcext:value-type="float">
            <text:p>2.7364733992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table:formula="of:=[.A431]/1000000" office:value-type="float" office:value="107.75" calcext:value-type="float">
            <text:p>107.75</text:p>
          </table:table-cell>
          <table:table-cell office:value-type="float" office:value="2.70008030530041" calcext:value-type="float">
            <text:p>2.7000803053</text:p>
          </table:table-cell>
          <table:table-cell office:value-type="float" office:value="2.77176660032484" calcext:value-type="float">
            <text:p>2.7717666003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table:formula="of:=[.A432]/1000000" office:value-type="float" office:value="108" calcext:value-type="float">
            <text:p>108.00</text:p>
          </table:table-cell>
          <table:table-cell office:value-type="float" office:value="2.31970524914897" calcext:value-type="float">
            <text:p>2.3197052491</text:p>
          </table:table-cell>
          <table:table-cell office:value-type="float" office:value="2.90311412278522" calcext:value-type="float">
            <text:p>2.9031141228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table:formula="of:=[.A433]/1000000" office:value-type="float" office:value="108.25" calcext:value-type="float">
            <text:p>108.25</text:p>
          </table:table-cell>
          <table:table-cell office:value-type="float" office:value="2.37927153601804" calcext:value-type="float">
            <text:p>2.379271536</text:p>
          </table:table-cell>
          <table:table-cell office:value-type="float" office:value="2.99087463039494" calcext:value-type="float">
            <text:p>2.9908746304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table:formula="of:=[.A434]/1000000" office:value-type="float" office:value="108.5" calcext:value-type="float">
            <text:p>108.50</text:p>
          </table:table-cell>
          <table:table-cell office:value-type="float" office:value="2.5863221225298" calcext:value-type="float">
            <text:p>2.5863221225</text:p>
          </table:table-cell>
          <table:table-cell office:value-type="float" office:value="2.95381971262704" calcext:value-type="float">
            <text:p>2.9538197126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table:formula="of:=[.A435]/1000000" office:value-type="float" office:value="108.75" calcext:value-type="float">
            <text:p>108.75</text:p>
          </table:table-cell>
          <table:table-cell office:value-type="float" office:value="2.68016844014362" calcext:value-type="float">
            <text:p>2.6801684401</text:p>
          </table:table-cell>
          <table:table-cell office:value-type="float" office:value="2.99457904188607" calcext:value-type="float">
            <text:p>2.9945790419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table:formula="of:=[.A436]/1000000" office:value-type="float" office:value="109" calcext:value-type="float">
            <text:p>109.00</text:p>
          </table:table-cell>
          <table:table-cell office:value-type="float" office:value="2.66203172282264" calcext:value-type="float">
            <text:p>2.6620317228</text:p>
          </table:table-cell>
          <table:table-cell office:value-type="float" office:value="3.02701884417131" calcext:value-type="float">
            <text:p>3.0270188442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table:formula="of:=[.A437]/1000000" office:value-type="float" office:value="109.25" calcext:value-type="float">
            <text:p>109.25</text:p>
          </table:table-cell>
          <table:table-cell office:value-type="float" office:value="2.4870904939908" calcext:value-type="float">
            <text:p>2.487090494</text:p>
          </table:table-cell>
          <table:table-cell office:value-type="float" office:value="3.10660444553126" calcext:value-type="float">
            <text:p>3.1066044455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table:formula="of:=[.A438]/1000000" office:value-type="float" office:value="109.5" calcext:value-type="float">
            <text:p>109.50</text:p>
          </table:table-cell>
          <table:table-cell office:value-type="float" office:value="2.494126917396" calcext:value-type="float">
            <text:p>2.4941269174</text:p>
          </table:table-cell>
          <table:table-cell office:value-type="float" office:value="3.20095935349376" calcext:value-type="float">
            <text:p>3.2009593535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table:formula="of:=[.A439]/1000000" office:value-type="float" office:value="109.75" calcext:value-type="float">
            <text:p>109.75</text:p>
          </table:table-cell>
          <table:table-cell office:value-type="float" office:value="2.45847727908191" calcext:value-type="float">
            <text:p>2.4584772791</text:p>
          </table:table-cell>
          <table:table-cell office:value-type="float" office:value="3.29100198210879" calcext:value-type="float">
            <text:p>3.2910019821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table:formula="of:=[.A440]/1000000" office:value-type="float" office:value="110" calcext:value-type="float">
            <text:p>110.00</text:p>
          </table:table-cell>
          <table:table-cell office:value-type="float" office:value="2.65592079034708" calcext:value-type="float">
            <text:p>2.6559207903</text:p>
          </table:table-cell>
          <table:table-cell office:value-type="float" office:value="3.16238243894295" calcext:value-type="float">
            <text:p>3.1623824389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table:formula="of:=[.A441]/1000000" office:value-type="float" office:value="110.25" calcext:value-type="float">
            <text:p>110.25</text:p>
          </table:table-cell>
          <table:table-cell office:value-type="float" office:value="2.57038435429472" calcext:value-type="float">
            <text:p>2.5703843543</text:p>
          </table:table-cell>
          <table:table-cell office:value-type="float" office:value="3.49944756691336" calcext:value-type="float">
            <text:p>3.4994475669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table:formula="of:=[.A442]/1000000" office:value-type="float" office:value="110.5" calcext:value-type="float">
            <text:p>110.50</text:p>
          </table:table-cell>
          <table:table-cell office:value-type="float" office:value="2.51915661246986" calcext:value-type="float">
            <text:p>2.5191566125</text:p>
          </table:table-cell>
          <table:table-cell office:value-type="float" office:value="2.84902787699293" calcext:value-type="float">
            <text:p>2.849027877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table:formula="of:=[.A443]/1000000" office:value-type="float" office:value="110.75" calcext:value-type="float">
            <text:p>110.75</text:p>
          </table:table-cell>
          <table:table-cell office:value-type="float" office:value="2.46321257735502" calcext:value-type="float">
            <text:p>2.4632125774</text:p>
          </table:table-cell>
          <table:table-cell office:value-type="float" office:value="2.98884885281371" calcext:value-type="float">
            <text:p>2.9888488528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table:formula="of:=[.A444]/1000000" office:value-type="float" office:value="111" calcext:value-type="float">
            <text:p>111.00</text:p>
          </table:table-cell>
          <table:table-cell office:value-type="float" office:value="2.59868175722164" calcext:value-type="float">
            <text:p>2.5986817572</text:p>
          </table:table-cell>
          <table:table-cell office:value-type="float" office:value="2.93881002732939" calcext:value-type="float">
            <text:p>2.9388100273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table:formula="of:=[.A445]/1000000" office:value-type="float" office:value="111.25" calcext:value-type="float">
            <text:p>111.25</text:p>
          </table:table-cell>
          <table:table-cell office:value-type="float" office:value="2.61626333718172" calcext:value-type="float">
            <text:p>2.6162633372</text:p>
          </table:table-cell>
          <table:table-cell office:value-type="float" office:value="3.21646763892636" calcext:value-type="float">
            <text:p>3.2164676389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table:formula="of:=[.A446]/1000000" office:value-type="float" office:value="111.5" calcext:value-type="float">
            <text:p>111.50</text:p>
          </table:table-cell>
          <table:table-cell office:value-type="float" office:value="2.64737844756988" calcext:value-type="float">
            <text:p>2.6473784476</text:p>
          </table:table-cell>
          <table:table-cell office:value-type="float" office:value="2.84942325878258" calcext:value-type="float">
            <text:p>2.8494232588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table:formula="of:=[.A447]/1000000" office:value-type="float" office:value="111.75" calcext:value-type="float">
            <text:p>111.75</text:p>
          </table:table-cell>
          <table:table-cell office:value-type="float" office:value="2.59876020131052" calcext:value-type="float">
            <text:p>2.5987602013</text:p>
          </table:table-cell>
          <table:table-cell office:value-type="float" office:value="3.24846899941784" calcext:value-type="float">
            <text:p>3.2484689994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table:formula="of:=[.A448]/1000000" office:value-type="float" office:value="112" calcext:value-type="float">
            <text:p>112.00</text:p>
          </table:table-cell>
          <table:table-cell office:value-type="float" office:value="2.89314047150781" calcext:value-type="float">
            <text:p>2.8931404715</text:p>
          </table:table-cell>
          <table:table-cell office:value-type="float" office:value="2.94728642308552" calcext:value-type="float">
            <text:p>2.9472864231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table:formula="of:=[.A449]/1000000" office:value-type="float" office:value="112.25" calcext:value-type="float">
            <text:p>112.25</text:p>
          </table:table-cell>
          <table:table-cell office:value-type="float" office:value="2.53285753250966" calcext:value-type="float">
            <text:p>2.5328575325</text:p>
          </table:table-cell>
          <table:table-cell office:value-type="float" office:value="2.85537168834372" calcext:value-type="float">
            <text:p>2.8553716883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table:formula="of:=[.A450]/1000000" office:value-type="float" office:value="112.5" calcext:value-type="float">
            <text:p>112.50</text:p>
          </table:table-cell>
          <table:table-cell office:value-type="float" office:value="2.73246006596592" calcext:value-type="float">
            <text:p>2.732460066</text:p>
          </table:table-cell>
          <table:table-cell office:value-type="float" office:value="2.98292424916777" calcext:value-type="float">
            <text:p>2.9829242492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table:formula="of:=[.A451]/1000000" office:value-type="float" office:value="112.75" calcext:value-type="float">
            <text:p>112.75</text:p>
          </table:table-cell>
          <table:table-cell office:value-type="float" office:value="2.81381174041622" calcext:value-type="float">
            <text:p>2.8138117404</text:p>
          </table:table-cell>
          <table:table-cell office:value-type="float" office:value="3.43835298085796" calcext:value-type="float">
            <text:p>3.4383529809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table:formula="of:=[.A452]/1000000" office:value-type="float" office:value="113" calcext:value-type="float">
            <text:p>113.00</text:p>
          </table:table-cell>
          <table:table-cell office:value-type="float" office:value="2.40764408077747" calcext:value-type="float">
            <text:p>2.4076440808</text:p>
          </table:table-cell>
          <table:table-cell office:value-type="float" office:value="3.68114938026758" calcext:value-type="float">
            <text:p>3.6811493803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table:formula="of:=[.A453]/1000000" office:value-type="float" office:value="113.25" calcext:value-type="float">
            <text:p>113.25</text:p>
          </table:table-cell>
          <table:table-cell office:value-type="float" office:value="2.74497895377662" calcext:value-type="float">
            <text:p>2.7449789538</text:p>
          </table:table-cell>
          <table:table-cell office:value-type="float" office:value="3.00237320625059" calcext:value-type="float">
            <text:p>3.0023732063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table:formula="of:=[.A454]/1000000" office:value-type="float" office:value="113.5" calcext:value-type="float">
            <text:p>113.50</text:p>
          </table:table-cell>
          <table:table-cell office:value-type="float" office:value="2.38821311547216" calcext:value-type="float">
            <text:p>2.3882131155</text:p>
          </table:table-cell>
          <table:table-cell office:value-type="float" office:value="3.15070413851933" calcext:value-type="float">
            <text:p>3.1507041385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table:formula="of:=[.A455]/1000000" office:value-type="float" office:value="113.75" calcext:value-type="float">
            <text:p>113.75</text:p>
          </table:table-cell>
          <table:table-cell office:value-type="float" office:value="2.48855473103895" calcext:value-type="float">
            <text:p>2.488554731</text:p>
          </table:table-cell>
          <table:table-cell office:value-type="float" office:value="2.81650661936195" calcext:value-type="float">
            <text:p>2.8165066194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table:formula="of:=[.A456]/1000000" office:value-type="float" office:value="114" calcext:value-type="float">
            <text:p>114.00</text:p>
          </table:table-cell>
          <table:table-cell office:value-type="float" office:value="2.26311253839393" calcext:value-type="float">
            <text:p>2.2631125384</text:p>
          </table:table-cell>
          <table:table-cell office:value-type="float" office:value="2.64401075043224" calcext:value-type="float">
            <text:p>2.6440107504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table:formula="of:=[.A457]/1000000" office:value-type="float" office:value="114.25" calcext:value-type="float">
            <text:p>114.25</text:p>
          </table:table-cell>
          <table:table-cell office:value-type="float" office:value="2.54325039659859" calcext:value-type="float">
            <text:p>2.5432503966</text:p>
          </table:table-cell>
          <table:table-cell office:value-type="float" office:value="3.03808005935994" calcext:value-type="float">
            <text:p>3.0380800594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table:formula="of:=[.A458]/1000000" office:value-type="float" office:value="114.5" calcext:value-type="float">
            <text:p>114.50</text:p>
          </table:table-cell>
          <table:table-cell office:value-type="float" office:value="2.41908170278001" calcext:value-type="float">
            <text:p>2.4190817028</text:p>
          </table:table-cell>
          <table:table-cell office:value-type="float" office:value="3.10902949553245" calcext:value-type="float">
            <text:p>3.1090294955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table:formula="of:=[.A459]/1000000" office:value-type="float" office:value="114.75" calcext:value-type="float">
            <text:p>114.75</text:p>
          </table:table-cell>
          <table:table-cell office:value-type="float" office:value="2.65185533767726" calcext:value-type="float">
            <text:p>2.6518553377</text:p>
          </table:table-cell>
          <table:table-cell office:value-type="float" office:value="3.0208881281323" calcext:value-type="float">
            <text:p>3.0208881281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table:formula="of:=[.A460]/1000000" office:value-type="float" office:value="115" calcext:value-type="float">
            <text:p>115.00</text:p>
          </table:table-cell>
          <table:table-cell office:value-type="float" office:value="2.41213032534401" calcext:value-type="float">
            <text:p>2.4121303253</text:p>
          </table:table-cell>
          <table:table-cell office:value-type="float" office:value="3.17913553277811" calcext:value-type="float">
            <text:p>3.1791355328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table:formula="of:=[.A461]/1000000" office:value-type="float" office:value="115.25" calcext:value-type="float">
            <text:p>115.25</text:p>
          </table:table-cell>
          <table:table-cell office:value-type="float" office:value="2.46296165303006" calcext:value-type="float">
            <text:p>2.462961653</text:p>
          </table:table-cell>
          <table:table-cell office:value-type="float" office:value="3.13737027527436" calcext:value-type="float">
            <text:p>3.1373702753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table:formula="of:=[.A462]/1000000" office:value-type="float" office:value="115.5" calcext:value-type="float">
            <text:p>115.50</text:p>
          </table:table-cell>
          <table:table-cell office:value-type="float" office:value="2.57610850132068" calcext:value-type="float">
            <text:p>2.5761085013</text:p>
          </table:table-cell>
          <table:table-cell office:value-type="float" office:value="3.46553221590149" calcext:value-type="float">
            <text:p>3.4655322159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table:formula="of:=[.A463]/1000000" office:value-type="float" office:value="115.75" calcext:value-type="float">
            <text:p>115.75</text:p>
          </table:table-cell>
          <table:table-cell office:value-type="float" office:value="2.61072683566377" calcext:value-type="float">
            <text:p>2.6107268357</text:p>
          </table:table-cell>
          <table:table-cell office:value-type="float" office:value="3.01243205159084" calcext:value-type="float">
            <text:p>3.0124320516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table:formula="of:=[.A464]/1000000" office:value-type="float" office:value="116" calcext:value-type="float">
            <text:p>116.00</text:p>
          </table:table-cell>
          <table:table-cell office:value-type="float" office:value="2.52334176093856" calcext:value-type="float">
            <text:p>2.5233417609</text:p>
          </table:table-cell>
          <table:table-cell office:value-type="float" office:value="2.98919244355658" calcext:value-type="float">
            <text:p>2.9891924436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table:formula="of:=[.A465]/1000000" office:value-type="float" office:value="116.25" calcext:value-type="float">
            <text:p>116.25</text:p>
          </table:table-cell>
          <table:table-cell office:value-type="float" office:value="2.58753203317323" calcext:value-type="float">
            <text:p>2.5875320332</text:p>
          </table:table-cell>
          <table:table-cell office:value-type="float" office:value="2.8216584637554" calcext:value-type="float">
            <text:p>2.8216584638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table:formula="of:=[.A466]/1000000" office:value-type="float" office:value="116.5" calcext:value-type="float">
            <text:p>116.50</text:p>
          </table:table-cell>
          <table:table-cell office:value-type="float" office:value="2.51598315871883" calcext:value-type="float">
            <text:p>2.5159831587</text:p>
          </table:table-cell>
          <table:table-cell office:value-type="float" office:value="3.11135772975726" calcext:value-type="float">
            <text:p>3.1113577298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table:formula="of:=[.A467]/1000000" office:value-type="float" office:value="116.75" calcext:value-type="float">
            <text:p>116.75</text:p>
          </table:table-cell>
          <table:table-cell office:value-type="float" office:value="2.33601085740007" calcext:value-type="float">
            <text:p>2.3360108574</text:p>
          </table:table-cell>
          <table:table-cell office:value-type="float" office:value="2.84178317679695" calcext:value-type="float">
            <text:p>2.8417831768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table:formula="of:=[.A468]/1000000" office:value-type="float" office:value="117" calcext:value-type="float">
            <text:p>117.00</text:p>
          </table:table-cell>
          <table:table-cell office:value-type="float" office:value="2.43562275989361" calcext:value-type="float">
            <text:p>2.4356227599</text:p>
          </table:table-cell>
          <table:table-cell office:value-type="float" office:value="2.80648909395697" calcext:value-type="float">
            <text:p>2.806489094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table:formula="of:=[.A469]/1000000" office:value-type="float" office:value="117.25" calcext:value-type="float">
            <text:p>117.25</text:p>
          </table:table-cell>
          <table:table-cell office:value-type="float" office:value="2.76027414948657" calcext:value-type="float">
            <text:p>2.7602741495</text:p>
          </table:table-cell>
          <table:table-cell office:value-type="float" office:value="3.07434886983379" calcext:value-type="float">
            <text:p>3.0743488698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table:formula="of:=[.A470]/1000000" office:value-type="float" office:value="117.5" calcext:value-type="float">
            <text:p>117.50</text:p>
          </table:table-cell>
          <table:table-cell office:value-type="float" office:value="2.48393738185775" calcext:value-type="float">
            <text:p>2.4839373819</text:p>
          </table:table-cell>
          <table:table-cell office:value-type="float" office:value="3.22224263930297" calcext:value-type="float">
            <text:p>3.2222426393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table:formula="of:=[.A471]/1000000" office:value-type="float" office:value="117.75" calcext:value-type="float">
            <text:p>117.75</text:p>
          </table:table-cell>
          <table:table-cell office:value-type="float" office:value="2.51514175969606" calcext:value-type="float">
            <text:p>2.5151417597</text:p>
          </table:table-cell>
          <table:table-cell office:value-type="float" office:value="3.15926245196292" calcext:value-type="float">
            <text:p>3.159262452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table:formula="of:=[.A472]/1000000" office:value-type="float" office:value="118" calcext:value-type="float">
            <text:p>118.00</text:p>
          </table:table-cell>
          <table:table-cell office:value-type="float" office:value="2.37524140717141" calcext:value-type="float">
            <text:p>2.3752414072</text:p>
          </table:table-cell>
          <table:table-cell office:value-type="float" office:value="2.75231271861523" calcext:value-type="float">
            <text:p>2.7523127186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table:formula="of:=[.A473]/1000000" office:value-type="float" office:value="118.25" calcext:value-type="float">
            <text:p>118.25</text:p>
          </table:table-cell>
          <table:table-cell office:value-type="float" office:value="2.32754128062857" calcext:value-type="float">
            <text:p>2.3275412806</text:p>
          </table:table-cell>
          <table:table-cell office:value-type="float" office:value="2.92221920609345" calcext:value-type="float">
            <text:p>2.9222192061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table:formula="of:=[.A474]/1000000" office:value-type="float" office:value="118.5" calcext:value-type="float">
            <text:p>118.50</text:p>
          </table:table-cell>
          <table:table-cell office:value-type="float" office:value="2.49900325080363" calcext:value-type="float">
            <text:p>2.4990032508</text:p>
          </table:table-cell>
          <table:table-cell office:value-type="float" office:value="3.76651753882035" calcext:value-type="float">
            <text:p>3.7665175388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table:formula="of:=[.A475]/1000000" office:value-type="float" office:value="118.75" calcext:value-type="float">
            <text:p>118.75</text:p>
          </table:table-cell>
          <table:table-cell office:value-type="float" office:value="2.64601008684661" calcext:value-type="float">
            <text:p>2.6460100868</text:p>
          </table:table-cell>
          <table:table-cell office:value-type="float" office:value="3.26558305942981" calcext:value-type="float">
            <text:p>3.2655830594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table:formula="of:=[.A476]/1000000" office:value-type="float" office:value="119" calcext:value-type="float">
            <text:p>119.00</text:p>
          </table:table-cell>
          <table:table-cell office:value-type="float" office:value="2.62900965389988" calcext:value-type="float">
            <text:p>2.6290096539</text:p>
          </table:table-cell>
          <table:table-cell office:value-type="float" office:value="2.94047992212957" calcext:value-type="float">
            <text:p>2.9404799221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table:formula="of:=[.A477]/1000000" office:value-type="float" office:value="119.25" calcext:value-type="float">
            <text:p>119.25</text:p>
          </table:table-cell>
          <table:table-cell office:value-type="float" office:value="2.49820077802089" calcext:value-type="float">
            <text:p>2.498200778</text:p>
          </table:table-cell>
          <table:table-cell office:value-type="float" office:value="2.8972261596437" calcext:value-type="float">
            <text:p>2.8972261596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table:formula="of:=[.A478]/1000000" office:value-type="float" office:value="119.5" calcext:value-type="float">
            <text:p>119.50</text:p>
          </table:table-cell>
          <table:table-cell office:value-type="float" office:value="2.54301391147039" calcext:value-type="float">
            <text:p>2.5430139115</text:p>
          </table:table-cell>
          <table:table-cell office:value-type="float" office:value="2.95759024018291" calcext:value-type="float">
            <text:p>2.9575902402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table:formula="of:=[.A479]/1000000" office:value-type="float" office:value="119.75" calcext:value-type="float">
            <text:p>119.75</text:p>
          </table:table-cell>
          <table:table-cell office:value-type="float" office:value="2.45265146131334" calcext:value-type="float">
            <text:p>2.4526514613</text:p>
          </table:table-cell>
          <table:table-cell office:value-type="float" office:value="3.26174433974026" calcext:value-type="float">
            <text:p>3.2617443397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table:formula="of:=[.A480]/1000000" office:value-type="float" office:value="120" calcext:value-type="float">
            <text:p>120.00</text:p>
          </table:table-cell>
          <table:table-cell office:value-type="float" office:value="2.8255522941621" calcext:value-type="float">
            <text:p>2.8255522942</text:p>
          </table:table-cell>
          <table:table-cell office:value-type="float" office:value="3.51915870500579" calcext:value-type="float">
            <text:p>3.519158705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table:formula="of:=[.A481]/1000000" office:value-type="float" office:value="120.25" calcext:value-type="float">
            <text:p>120.25</text:p>
          </table:table-cell>
          <table:table-cell office:value-type="float" office:value="2.45548692262214" calcext:value-type="float">
            <text:p>2.4554869226</text:p>
          </table:table-cell>
          <table:table-cell office:value-type="float" office:value="3.36275669224499" calcext:value-type="float">
            <text:p>3.3627566922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table:formula="of:=[.A482]/1000000" office:value-type="float" office:value="120.5" calcext:value-type="float">
            <text:p>120.50</text:p>
          </table:table-cell>
          <table:table-cell office:value-type="float" office:value="2.4572415819608" calcext:value-type="float">
            <text:p>2.457241582</text:p>
          </table:table-cell>
          <table:table-cell office:value-type="float" office:value="3.19608431876036" calcext:value-type="float">
            <text:p>3.1960843188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table:formula="of:=[.A483]/1000000" office:value-type="float" office:value="120.75" calcext:value-type="float">
            <text:p>120.75</text:p>
          </table:table-cell>
          <table:table-cell office:value-type="float" office:value="2.34168268618607" calcext:value-type="float">
            <text:p>2.3416826862</text:p>
          </table:table-cell>
          <table:table-cell office:value-type="float" office:value="3.46341835375002" calcext:value-type="float">
            <text:p>3.4634183538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table:formula="of:=[.A484]/1000000" office:value-type="float" office:value="121" calcext:value-type="float">
            <text:p>121.00</text:p>
          </table:table-cell>
          <table:table-cell office:value-type="float" office:value="2.54303666329597" calcext:value-type="float">
            <text:p>2.5430366633</text:p>
          </table:table-cell>
          <table:table-cell office:value-type="float" office:value="3.14672073048962" calcext:value-type="float">
            <text:p>3.1467207305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table:formula="of:=[.A485]/1000000" office:value-type="float" office:value="121.25" calcext:value-type="float">
            <text:p>121.25</text:p>
          </table:table-cell>
          <table:table-cell office:value-type="float" office:value="2.32448960009088" calcext:value-type="float">
            <text:p>2.3244896001</text:p>
          </table:table-cell>
          <table:table-cell office:value-type="float" office:value="3.25145535035825" calcext:value-type="float">
            <text:p>3.2514553504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table:formula="of:=[.A486]/1000000" office:value-type="float" office:value="121.5" calcext:value-type="float">
            <text:p>121.50</text:p>
          </table:table-cell>
          <table:table-cell office:value-type="float" office:value="2.42662066189243" calcext:value-type="float">
            <text:p>2.4266206619</text:p>
          </table:table-cell>
          <table:table-cell office:value-type="float" office:value="3.31852621290525" calcext:value-type="float">
            <text:p>3.3185262129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table:formula="of:=[.A487]/1000000" office:value-type="float" office:value="121.75" calcext:value-type="float">
            <text:p>121.75</text:p>
          </table:table-cell>
          <table:table-cell office:value-type="float" office:value="2.70425303577776" calcext:value-type="float">
            <text:p>2.7042530358</text:p>
          </table:table-cell>
          <table:table-cell office:value-type="float" office:value="3.17455506723665" calcext:value-type="float">
            <text:p>3.1745550672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table:formula="of:=[.A488]/1000000" office:value-type="float" office:value="122" calcext:value-type="float">
            <text:p>122.00</text:p>
          </table:table-cell>
          <table:table-cell office:value-type="float" office:value="2.39230861709782" calcext:value-type="float">
            <text:p>2.3923086171</text:p>
          </table:table-cell>
          <table:table-cell office:value-type="float" office:value="3.43505908869761" calcext:value-type="float">
            <text:p>3.4350590887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table:formula="of:=[.A489]/1000000" office:value-type="float" office:value="122.25" calcext:value-type="float">
            <text:p>122.25</text:p>
          </table:table-cell>
          <table:table-cell office:value-type="float" office:value="2.37781366746744" calcext:value-type="float">
            <text:p>2.3778136675</text:p>
          </table:table-cell>
          <table:table-cell office:value-type="float" office:value="2.90315135024433" calcext:value-type="float">
            <text:p>2.9031513502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table:formula="of:=[.A490]/1000000" office:value-type="float" office:value="122.5" calcext:value-type="float">
            <text:p>122.50</text:p>
          </table:table-cell>
          <table:table-cell office:value-type="float" office:value="2.82778068165507" calcext:value-type="float">
            <text:p>2.8277806817</text:p>
          </table:table-cell>
          <table:table-cell office:value-type="float" office:value="2.98229919156593" calcext:value-type="float">
            <text:p>2.9822991916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table:formula="of:=[.A491]/1000000" office:value-type="float" office:value="122.75" calcext:value-type="float">
            <text:p>122.75</text:p>
          </table:table-cell>
          <table:table-cell office:value-type="float" office:value="2.33411385814761" calcext:value-type="float">
            <text:p>2.3341138581</text:p>
          </table:table-cell>
          <table:table-cell office:value-type="float" office:value="3.29659330329639" calcext:value-type="float">
            <text:p>3.2965933033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table:formula="of:=[.A492]/1000000" office:value-type="float" office:value="123" calcext:value-type="float">
            <text:p>123.00</text:p>
          </table:table-cell>
          <table:table-cell office:value-type="float" office:value="2.45279450508782" calcext:value-type="float">
            <text:p>2.4527945051</text:p>
          </table:table-cell>
          <table:table-cell office:value-type="float" office:value="3.11707148858484" calcext:value-type="float">
            <text:p>3.1170714886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table:formula="of:=[.A493]/1000000" office:value-type="float" office:value="123.25" calcext:value-type="float">
            <text:p>123.25</text:p>
          </table:table-cell>
          <table:table-cell office:value-type="float" office:value="2.52701237678732" calcext:value-type="float">
            <text:p>2.5270123768</text:p>
          </table:table-cell>
          <table:table-cell office:value-type="float" office:value="3.13545382463605" calcext:value-type="float">
            <text:p>3.1354538246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table:formula="of:=[.A494]/1000000" office:value-type="float" office:value="123.5" calcext:value-type="float">
            <text:p>123.50</text:p>
          </table:table-cell>
          <table:table-cell office:value-type="float" office:value="2.66263629845384" calcext:value-type="float">
            <text:p>2.6626362985</text:p>
          </table:table-cell>
          <table:table-cell office:value-type="float" office:value="3.48469204760642" calcext:value-type="float">
            <text:p>3.4846920476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table:formula="of:=[.A495]/1000000" office:value-type="float" office:value="123.75" calcext:value-type="float">
            <text:p>123.75</text:p>
          </table:table-cell>
          <table:table-cell office:value-type="float" office:value="2.45626475174787" calcext:value-type="float">
            <text:p>2.4562647517</text:p>
          </table:table-cell>
          <table:table-cell office:value-type="float" office:value="3.48301083946618" calcext:value-type="float">
            <text:p>3.4830108395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table:formula="of:=[.A496]/1000000" office:value-type="float" office:value="124" calcext:value-type="float">
            <text:p>124.00</text:p>
          </table:table-cell>
          <table:table-cell office:value-type="float" office:value="2.62470349086037" calcext:value-type="float">
            <text:p>2.6247034909</text:p>
          </table:table-cell>
          <table:table-cell office:value-type="float" office:value="3.09843051585183" calcext:value-type="float">
            <text:p>3.0984305159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table:formula="of:=[.A497]/1000000" office:value-type="float" office:value="124.25" calcext:value-type="float">
            <text:p>124.25</text:p>
          </table:table-cell>
          <table:table-cell office:value-type="float" office:value="2.51450767426561" calcext:value-type="float">
            <text:p>2.5145076743</text:p>
          </table:table-cell>
          <table:table-cell office:value-type="float" office:value="3.30517667060394" calcext:value-type="float">
            <text:p>3.3051766706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table:formula="of:=[.A498]/1000000" office:value-type="float" office:value="124.5" calcext:value-type="float">
            <text:p>124.50</text:p>
          </table:table-cell>
          <table:table-cell office:value-type="float" office:value="2.56519079568499" calcext:value-type="float">
            <text:p>2.5651907957</text:p>
          </table:table-cell>
          <table:table-cell office:value-type="float" office:value="3.20949916198242" calcext:value-type="float">
            <text:p>3.209499162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table:formula="of:=[.A499]/1000000" office:value-type="float" office:value="124.75" calcext:value-type="float">
            <text:p>124.75</text:p>
          </table:table-cell>
          <table:table-cell office:value-type="float" office:value="2.78869206898413" calcext:value-type="float">
            <text:p>2.788692069</text:p>
          </table:table-cell>
          <table:table-cell office:value-type="float" office:value="3.31853870603238" calcext:value-type="float">
            <text:p>3.318538706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table:formula="of:=[.A500]/1000000" office:value-type="float" office:value="125" calcext:value-type="float">
            <text:p>125.00</text:p>
          </table:table-cell>
          <table:table-cell office:value-type="float" office:value="2.6156524411657" calcext:value-type="float">
            <text:p>2.6156524412</text:p>
          </table:table-cell>
          <table:table-cell office:value-type="float" office:value="3.47045655399773" calcext:value-type="float">
            <text:p>3.470456554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table:formula="of:=[.A501]/1000000" office:value-type="float" office:value="125.25" calcext:value-type="float">
            <text:p>125.25</text:p>
          </table:table-cell>
          <table:table-cell office:value-type="float" office:value="2.45925906805414" calcext:value-type="float">
            <text:p>2.4592590681</text:p>
          </table:table-cell>
          <table:table-cell office:value-type="float" office:value="3.3551785677559" calcext:value-type="float">
            <text:p>3.3551785678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table:formula="of:=[.A502]/1000000" office:value-type="float" office:value="125.5" calcext:value-type="float">
            <text:p>125.50</text:p>
          </table:table-cell>
          <table:table-cell office:value-type="float" office:value="2.66898021018884" calcext:value-type="float">
            <text:p>2.6689802102</text:p>
          </table:table-cell>
          <table:table-cell office:value-type="float" office:value="3.08331023834288" calcext:value-type="float">
            <text:p>3.0833102383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table:formula="of:=[.A503]/1000000" office:value-type="float" office:value="125.75" calcext:value-type="float">
            <text:p>125.75</text:p>
          </table:table-cell>
          <table:table-cell office:value-type="float" office:value="2.61659875971945" calcext:value-type="float">
            <text:p>2.6165987597</text:p>
          </table:table-cell>
          <table:table-cell office:value-type="float" office:value="3.49447090883544" calcext:value-type="float">
            <text:p>3.4944709088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table:formula="of:=[.A504]/1000000" office:value-type="float" office:value="126" calcext:value-type="float">
            <text:p>126.00</text:p>
          </table:table-cell>
          <table:table-cell office:value-type="float" office:value="2.32308868337301" calcext:value-type="float">
            <text:p>2.3230886834</text:p>
          </table:table-cell>
          <table:table-cell office:value-type="float" office:value="3.51982490705783" calcext:value-type="float">
            <text:p>3.5198249071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table:formula="of:=[.A505]/1000000" office:value-type="float" office:value="126.25" calcext:value-type="float">
            <text:p>126.25</text:p>
          </table:table-cell>
          <table:table-cell office:value-type="float" office:value="2.56000464463746" calcext:value-type="float">
            <text:p>2.5600046446</text:p>
          </table:table-cell>
          <table:table-cell office:value-type="float" office:value="3.30468634162585" calcext:value-type="float">
            <text:p>3.3046863416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table:formula="of:=[.A506]/1000000" office:value-type="float" office:value="126.5" calcext:value-type="float">
            <text:p>126.50</text:p>
          </table:table-cell>
          <table:table-cell office:value-type="float" office:value="2.75041277365357" calcext:value-type="float">
            <text:p>2.7504127737</text:p>
          </table:table-cell>
          <table:table-cell office:value-type="float" office:value="3.24359262070448" calcext:value-type="float">
            <text:p>3.2435926207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table:formula="of:=[.A507]/1000000" office:value-type="float" office:value="126.75" calcext:value-type="float">
            <text:p>126.75</text:p>
          </table:table-cell>
          <table:table-cell office:value-type="float" office:value="2.43795487094213" calcext:value-type="float">
            <text:p>2.4379548709</text:p>
          </table:table-cell>
          <table:table-cell office:value-type="float" office:value="3.38241830785321" calcext:value-type="float">
            <text:p>3.3824183079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table:formula="of:=[.A508]/1000000" office:value-type="float" office:value="127" calcext:value-type="float">
            <text:p>127.00</text:p>
          </table:table-cell>
          <table:table-cell office:value-type="float" office:value="2.6580991157331" calcext:value-type="float">
            <text:p>2.6580991157</text:p>
          </table:table-cell>
          <table:table-cell office:value-type="float" office:value="2.82928372989283" calcext:value-type="float">
            <text:p>2.8292837299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table:formula="of:=[.A509]/1000000" office:value-type="float" office:value="127.25" calcext:value-type="float">
            <text:p>127.25</text:p>
          </table:table-cell>
          <table:table-cell office:value-type="float" office:value="2.34380352153376" calcext:value-type="float">
            <text:p>2.3438035215</text:p>
          </table:table-cell>
          <table:table-cell office:value-type="float" office:value="2.89680440679991" calcext:value-type="float">
            <text:p>2.8968044068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table:formula="of:=[.A510]/1000000" office:value-type="float" office:value="127.5" calcext:value-type="float">
            <text:p>127.50</text:p>
          </table:table-cell>
          <table:table-cell office:value-type="float" office:value="2.59400660370583" calcext:value-type="float">
            <text:p>2.5940066037</text:p>
          </table:table-cell>
          <table:table-cell office:value-type="float" office:value="3.26041106928188" calcext:value-type="float">
            <text:p>3.2604110693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table:formula="of:=[.A511]/1000000" office:value-type="float" office:value="127.75" calcext:value-type="float">
            <text:p>127.75</text:p>
          </table:table-cell>
          <table:table-cell office:value-type="float" office:value="2.79569529343256" calcext:value-type="float">
            <text:p>2.7956952934</text:p>
          </table:table-cell>
          <table:table-cell office:value-type="float" office:value="3.38107998719729" calcext:value-type="float">
            <text:p>3.3810799872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table:formula="of:=[.A512]/1000000" office:value-type="float" office:value="128" calcext:value-type="float">
            <text:p>128.00</text:p>
          </table:table-cell>
          <table:table-cell office:value-type="float" office:value="2.62029263060752" calcext:value-type="float">
            <text:p>2.6202926306</text:p>
          </table:table-cell>
          <table:table-cell office:value-type="float" office:value="3.28896095825295" calcext:value-type="float">
            <text:p>3.2889609583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table:formula="of:=[.A513]/1000000" office:value-type="float" office:value="128.25" calcext:value-type="float">
            <text:p>128.25</text:p>
          </table:table-cell>
          <table:table-cell office:value-type="float" office:value="2.80592761759672" calcext:value-type="float">
            <text:p>2.8059276176</text:p>
          </table:table-cell>
          <table:table-cell office:value-type="float" office:value="3.30742618942576" calcext:value-type="float">
            <text:p>3.3074261894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table:formula="of:=[.A514]/1000000" office:value-type="float" office:value="128.5" calcext:value-type="float">
            <text:p>128.50</text:p>
          </table:table-cell>
          <table:table-cell office:value-type="float" office:value="2.75449543909335" calcext:value-type="float">
            <text:p>2.7544954391</text:p>
          </table:table-cell>
          <table:table-cell office:value-type="float" office:value="3.20422432601048" calcext:value-type="float">
            <text:p>3.204224326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table:formula="of:=[.A515]/1000000" office:value-type="float" office:value="128.75" calcext:value-type="float">
            <text:p>128.75</text:p>
          </table:table-cell>
          <table:table-cell office:value-type="float" office:value="2.22902836496624" calcext:value-type="float">
            <text:p>2.229028365</text:p>
          </table:table-cell>
          <table:table-cell office:value-type="float" office:value="3.33641932555772" calcext:value-type="float">
            <text:p>3.3364193256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table:formula="of:=[.A516]/1000000" office:value-type="float" office:value="129" calcext:value-type="float">
            <text:p>129.00</text:p>
          </table:table-cell>
          <table:table-cell office:value-type="float" office:value="2.45503301889022" calcext:value-type="float">
            <text:p>2.4550330189</text:p>
          </table:table-cell>
          <table:table-cell office:value-type="float" office:value="2.86996778576413" calcext:value-type="float">
            <text:p>2.8699677858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table:formula="of:=[.A517]/1000000" office:value-type="float" office:value="129.25" calcext:value-type="float">
            <text:p>129.25</text:p>
          </table:table-cell>
          <table:table-cell office:value-type="float" office:value="2.65091697934238" calcext:value-type="float">
            <text:p>2.6509169793</text:p>
          </table:table-cell>
          <table:table-cell office:value-type="float" office:value="3.30254805977915" calcext:value-type="float">
            <text:p>3.3025480598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table:formula="of:=[.A518]/1000000" office:value-type="float" office:value="129.5" calcext:value-type="float">
            <text:p>129.50</text:p>
          </table:table-cell>
          <table:table-cell office:value-type="float" office:value="2.63449956157297" calcext:value-type="float">
            <text:p>2.6344995616</text:p>
          </table:table-cell>
          <table:table-cell office:value-type="float" office:value="3.31693740936673" calcext:value-type="float">
            <text:p>3.3169374094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table:formula="of:=[.A519]/1000000" office:value-type="float" office:value="129.75" calcext:value-type="float">
            <text:p>129.75</text:p>
          </table:table-cell>
          <table:table-cell office:value-type="float" office:value="2.77306228259776" calcext:value-type="float">
            <text:p>2.7730622826</text:p>
          </table:table-cell>
          <table:table-cell office:value-type="float" office:value="3.34844316173267" calcext:value-type="float">
            <text:p>3.3484431617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table:formula="of:=[.A520]/1000000" office:value-type="float" office:value="130" calcext:value-type="float">
            <text:p>130.00</text:p>
          </table:table-cell>
          <table:table-cell office:value-type="float" office:value="2.59455212664429" calcext:value-type="float">
            <text:p>2.5945521266</text:p>
          </table:table-cell>
          <table:table-cell office:value-type="float" office:value="3.68136542187561" calcext:value-type="float">
            <text:p>3.6813654219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table:formula="of:=[.A521]/1000000" office:value-type="float" office:value="130.25" calcext:value-type="float">
            <text:p>130.25</text:p>
          </table:table-cell>
          <table:table-cell office:value-type="float" office:value="2.52920131656366" calcext:value-type="float">
            <text:p>2.5292013166</text:p>
          </table:table-cell>
          <table:table-cell office:value-type="float" office:value="3.49649500670061" calcext:value-type="float">
            <text:p>3.4964950067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table:formula="of:=[.A522]/1000000" office:value-type="float" office:value="130.5" calcext:value-type="float">
            <text:p>130.50</text:p>
          </table:table-cell>
          <table:table-cell office:value-type="float" office:value="2.77412172650718" calcext:value-type="float">
            <text:p>2.7741217265</text:p>
          </table:table-cell>
          <table:table-cell office:value-type="float" office:value="3.4606488049635" calcext:value-type="float">
            <text:p>3.460648805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table:formula="of:=[.A523]/1000000" office:value-type="float" office:value="130.75" calcext:value-type="float">
            <text:p>130.75</text:p>
          </table:table-cell>
          <table:table-cell office:value-type="float" office:value="2.78056305690152" calcext:value-type="float">
            <text:p>2.7805630569</text:p>
          </table:table-cell>
          <table:table-cell office:value-type="float" office:value="3.31414545725011" calcext:value-type="float">
            <text:p>3.3141454573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table:formula="of:=[.A524]/1000000" office:value-type="float" office:value="131" calcext:value-type="float">
            <text:p>131.00</text:p>
          </table:table-cell>
          <table:table-cell office:value-type="float" office:value="2.61740425756349" calcext:value-type="float">
            <text:p>2.6174042576</text:p>
          </table:table-cell>
          <table:table-cell office:value-type="float" office:value="3.94214973701601" calcext:value-type="float">
            <text:p>3.942149737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table:formula="of:=[.A525]/1000000" office:value-type="float" office:value="131.25" calcext:value-type="float">
            <text:p>131.25</text:p>
          </table:table-cell>
          <table:table-cell office:value-type="float" office:value="2.60202908637222" calcext:value-type="float">
            <text:p>2.6020290864</text:p>
          </table:table-cell>
          <table:table-cell office:value-type="float" office:value="3.88547728550462" calcext:value-type="float">
            <text:p>3.8854772855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table:formula="of:=[.A526]/1000000" office:value-type="float" office:value="131.5" calcext:value-type="float">
            <text:p>131.50</text:p>
          </table:table-cell>
          <table:table-cell office:value-type="float" office:value="2.46948598027867" calcext:value-type="float">
            <text:p>2.4694859803</text:p>
          </table:table-cell>
          <table:table-cell office:value-type="float" office:value="3.60188525022745" calcext:value-type="float">
            <text:p>3.6018852502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table:formula="of:=[.A527]/1000000" office:value-type="float" office:value="131.75" calcext:value-type="float">
            <text:p>131.75</text:p>
          </table:table-cell>
          <table:table-cell office:value-type="float" office:value="2.78082272262922" calcext:value-type="float">
            <text:p>2.7808227226</text:p>
          </table:table-cell>
          <table:table-cell office:value-type="float" office:value="2.99992461401067" calcext:value-type="float">
            <text:p>2.999924614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table:formula="of:=[.A528]/1000000" office:value-type="float" office:value="132" calcext:value-type="float">
            <text:p>132.00</text:p>
          </table:table-cell>
          <table:table-cell office:value-type="float" office:value="2.43658752907562" calcext:value-type="float">
            <text:p>2.4365875291</text:p>
          </table:table-cell>
          <table:table-cell office:value-type="float" office:value="3.92710606427279" calcext:value-type="float">
            <text:p>3.9271060643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table:formula="of:=[.A529]/1000000" office:value-type="float" office:value="132.25" calcext:value-type="float">
            <text:p>132.25</text:p>
          </table:table-cell>
          <table:table-cell office:value-type="float" office:value="2.48066186453622" calcext:value-type="float">
            <text:p>2.4806618645</text:p>
          </table:table-cell>
          <table:table-cell office:value-type="float" office:value="3.43753377177654" calcext:value-type="float">
            <text:p>3.4375337718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table:formula="of:=[.A530]/1000000" office:value-type="float" office:value="132.5" calcext:value-type="float">
            <text:p>132.50</text:p>
          </table:table-cell>
          <table:table-cell office:value-type="float" office:value="2.67168647776774" calcext:value-type="float">
            <text:p>2.6716864778</text:p>
          </table:table-cell>
          <table:table-cell office:value-type="float" office:value="3.57869328136263" calcext:value-type="float">
            <text:p>3.5786932814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table:formula="of:=[.A531]/1000000" office:value-type="float" office:value="132.75" calcext:value-type="float">
            <text:p>132.75</text:p>
          </table:table-cell>
          <table:table-cell office:value-type="float" office:value="2.65832725008945" calcext:value-type="float">
            <text:p>2.6583272501</text:p>
          </table:table-cell>
          <table:table-cell office:value-type="float" office:value="3.19081338789072" calcext:value-type="float">
            <text:p>3.1908133879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table:formula="of:=[.A532]/1000000" office:value-type="float" office:value="133" calcext:value-type="float">
            <text:p>133.00</text:p>
          </table:table-cell>
          <table:table-cell office:value-type="float" office:value="2.50075681747096" calcext:value-type="float">
            <text:p>2.5007568175</text:p>
          </table:table-cell>
          <table:table-cell office:value-type="float" office:value="3.19581082826203" calcext:value-type="float">
            <text:p>3.1958108283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table:formula="of:=[.A533]/1000000" office:value-type="float" office:value="133.25" calcext:value-type="float">
            <text:p>133.25</text:p>
          </table:table-cell>
          <table:table-cell office:value-type="float" office:value="2.56151964351367" calcext:value-type="float">
            <text:p>2.5615196435</text:p>
          </table:table-cell>
          <table:table-cell office:value-type="float" office:value="3.11723485334182" calcext:value-type="float">
            <text:p>3.1172348533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table:formula="of:=[.A534]/1000000" office:value-type="float" office:value="133.5" calcext:value-type="float">
            <text:p>133.50</text:p>
          </table:table-cell>
          <table:table-cell office:value-type="float" office:value="2.87915902859765" calcext:value-type="float">
            <text:p>2.8791590286</text:p>
          </table:table-cell>
          <table:table-cell office:value-type="float" office:value="3.40335282896142" calcext:value-type="float">
            <text:p>3.403352829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table:formula="of:=[.A535]/1000000" office:value-type="float" office:value="133.75" calcext:value-type="float">
            <text:p>133.75</text:p>
          </table:table-cell>
          <table:table-cell office:value-type="float" office:value="2.49651048228798" calcext:value-type="float">
            <text:p>2.4965104823</text:p>
          </table:table-cell>
          <table:table-cell office:value-type="float" office:value="3.44073381616538" calcext:value-type="float">
            <text:p>3.4407338162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table:formula="of:=[.A536]/1000000" office:value-type="float" office:value="134" calcext:value-type="float">
            <text:p>134.00</text:p>
          </table:table-cell>
          <table:table-cell office:value-type="float" office:value="2.30665359851836" calcext:value-type="float">
            <text:p>2.3066535985</text:p>
          </table:table-cell>
          <table:table-cell office:value-type="float" office:value="3.16224703180509" calcext:value-type="float">
            <text:p>3.1622470318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table:formula="of:=[.A537]/1000000" office:value-type="float" office:value="134.25" calcext:value-type="float">
            <text:p>134.25</text:p>
          </table:table-cell>
          <table:table-cell office:value-type="float" office:value="2.96666533322633" calcext:value-type="float">
            <text:p>2.9666653332</text:p>
          </table:table-cell>
          <table:table-cell office:value-type="float" office:value="3.82270686289304" calcext:value-type="float">
            <text:p>3.8227068629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table:formula="of:=[.A538]/1000000" office:value-type="float" office:value="134.5" calcext:value-type="float">
            <text:p>134.50</text:p>
          </table:table-cell>
          <table:table-cell office:value-type="float" office:value="2.90937444088406" calcext:value-type="float">
            <text:p>2.9093744409</text:p>
          </table:table-cell>
          <table:table-cell office:value-type="float" office:value="3.823777458928" calcext:value-type="float">
            <text:p>3.8237774589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table:formula="of:=[.A539]/1000000" office:value-type="float" office:value="134.75" calcext:value-type="float">
            <text:p>134.75</text:p>
          </table:table-cell>
          <table:table-cell office:value-type="float" office:value="2.59786457772072" calcext:value-type="float">
            <text:p>2.5978645777</text:p>
          </table:table-cell>
          <table:table-cell office:value-type="float" office:value="3.58724277795316" calcext:value-type="float">
            <text:p>3.587242778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table:formula="of:=[.A540]/1000000" office:value-type="float" office:value="135" calcext:value-type="float">
            <text:p>135.00</text:p>
          </table:table-cell>
          <table:table-cell office:value-type="float" office:value="2.60689176765851" calcext:value-type="float">
            <text:p>2.6068917677</text:p>
          </table:table-cell>
          <table:table-cell office:value-type="float" office:value="3.41723439926475" calcext:value-type="float">
            <text:p>3.4172343993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table:formula="of:=[.A541]/1000000" office:value-type="float" office:value="135.25" calcext:value-type="float">
            <text:p>135.25</text:p>
          </table:table-cell>
          <table:table-cell office:value-type="float" office:value="2.29486858929936" calcext:value-type="float">
            <text:p>2.2948685893</text:p>
          </table:table-cell>
          <table:table-cell office:value-type="float" office:value="3.50112758163132" calcext:value-type="float">
            <text:p>3.5011275816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table:formula="of:=[.A542]/1000000" office:value-type="float" office:value="135.5" calcext:value-type="float">
            <text:p>135.50</text:p>
          </table:table-cell>
          <table:table-cell office:value-type="float" office:value="2.332244240605" calcext:value-type="float">
            <text:p>2.3322442406</text:p>
          </table:table-cell>
          <table:table-cell office:value-type="float" office:value="3.54392652449345" calcext:value-type="float">
            <text:p>3.5439265245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table:formula="of:=[.A543]/1000000" office:value-type="float" office:value="135.75" calcext:value-type="float">
            <text:p>135.75</text:p>
          </table:table-cell>
          <table:table-cell office:value-type="float" office:value="2.48733067282126" calcext:value-type="float">
            <text:p>2.4873306728</text:p>
          </table:table-cell>
          <table:table-cell office:value-type="float" office:value="3.15989511939728" calcext:value-type="float">
            <text:p>3.1598951194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table:formula="of:=[.A544]/1000000" office:value-type="float" office:value="136" calcext:value-type="float">
            <text:p>136.00</text:p>
          </table:table-cell>
          <table:table-cell office:value-type="float" office:value="2.82926227608029" calcext:value-type="float">
            <text:p>2.8292622761</text:p>
          </table:table-cell>
          <table:table-cell office:value-type="float" office:value="3.23470691843162" calcext:value-type="float">
            <text:p>3.2347069184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table:formula="of:=[.A545]/1000000" office:value-type="float" office:value="136.25" calcext:value-type="float">
            <text:p>136.25</text:p>
          </table:table-cell>
          <table:table-cell office:value-type="float" office:value="2.8760068663143" calcext:value-type="float">
            <text:p>2.8760068663</text:p>
          </table:table-cell>
          <table:table-cell office:value-type="float" office:value="3.52307635432257" calcext:value-type="float">
            <text:p>3.5230763543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table:formula="of:=[.A546]/1000000" office:value-type="float" office:value="136.5" calcext:value-type="float">
            <text:p>136.50</text:p>
          </table:table-cell>
          <table:table-cell office:value-type="float" office:value="2.75820889354008" calcext:value-type="float">
            <text:p>2.7582088935</text:p>
          </table:table-cell>
          <table:table-cell office:value-type="float" office:value="3.64053572678993" calcext:value-type="float">
            <text:p>3.6405357268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table:formula="of:=[.A547]/1000000" office:value-type="float" office:value="136.75" calcext:value-type="float">
            <text:p>136.75</text:p>
          </table:table-cell>
          <table:table-cell office:value-type="float" office:value="2.66151119161236" calcext:value-type="float">
            <text:p>2.6615111916</text:p>
          </table:table-cell>
          <table:table-cell office:value-type="float" office:value="3.31112632957866" calcext:value-type="float">
            <text:p>3.3111263296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table:formula="of:=[.A548]/1000000" office:value-type="float" office:value="137" calcext:value-type="float">
            <text:p>137.00</text:p>
          </table:table-cell>
          <table:table-cell office:value-type="float" office:value="2.6601318821231" calcext:value-type="float">
            <text:p>2.6601318821</text:p>
          </table:table-cell>
          <table:table-cell office:value-type="float" office:value="3.36687878278172" calcext:value-type="float">
            <text:p>3.3668787828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table:formula="of:=[.A549]/1000000" office:value-type="float" office:value="137.25" calcext:value-type="float">
            <text:p>137.25</text:p>
          </table:table-cell>
          <table:table-cell office:value-type="float" office:value="2.80657707737771" calcext:value-type="float">
            <text:p>2.8065770774</text:p>
          </table:table-cell>
          <table:table-cell office:value-type="float" office:value="3.45444627184508" calcext:value-type="float">
            <text:p>3.4544462718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table:formula="of:=[.A550]/1000000" office:value-type="float" office:value="137.5" calcext:value-type="float">
            <text:p>137.50</text:p>
          </table:table-cell>
          <table:table-cell office:value-type="float" office:value="2.77566681349024" calcext:value-type="float">
            <text:p>2.7756668135</text:p>
          </table:table-cell>
          <table:table-cell office:value-type="float" office:value="3.54735015197157" calcext:value-type="float">
            <text:p>3.547350152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table:formula="of:=[.A551]/1000000" office:value-type="float" office:value="137.75" calcext:value-type="float">
            <text:p>137.75</text:p>
          </table:table-cell>
          <table:table-cell office:value-type="float" office:value="2.74701080702553" calcext:value-type="float">
            <text:p>2.747010807</text:p>
          </table:table-cell>
          <table:table-cell office:value-type="float" office:value="3.67198427942232" calcext:value-type="float">
            <text:p>3.6719842794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table:formula="of:=[.A552]/1000000" office:value-type="float" office:value="138" calcext:value-type="float">
            <text:p>138.00</text:p>
          </table:table-cell>
          <table:table-cell office:value-type="float" office:value="2.59574211727504" calcext:value-type="float">
            <text:p>2.5957421173</text:p>
          </table:table-cell>
          <table:table-cell office:value-type="float" office:value="3.42194035480327" calcext:value-type="float">
            <text:p>3.4219403548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table:formula="of:=[.A553]/1000000" office:value-type="float" office:value="138.25" calcext:value-type="float">
            <text:p>138.25</text:p>
          </table:table-cell>
          <table:table-cell office:value-type="float" office:value="2.7312932516509" calcext:value-type="float">
            <text:p>2.7312932517</text:p>
          </table:table-cell>
          <table:table-cell office:value-type="float" office:value="3.101620127959" calcext:value-type="float">
            <text:p>3.101620128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table:formula="of:=[.A554]/1000000" office:value-type="float" office:value="138.5" calcext:value-type="float">
            <text:p>138.50</text:p>
          </table:table-cell>
          <table:table-cell office:value-type="float" office:value="2.67884304098175" calcext:value-type="float">
            <text:p>2.678843041</text:p>
          </table:table-cell>
          <table:table-cell office:value-type="float" office:value="3.66184766490296" calcext:value-type="float">
            <text:p>3.6618476649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table:formula="of:=[.A555]/1000000" office:value-type="float" office:value="138.75" calcext:value-type="float">
            <text:p>138.75</text:p>
          </table:table-cell>
          <table:table-cell office:value-type="float" office:value="2.7704692472752" calcext:value-type="float">
            <text:p>2.7704692473</text:p>
          </table:table-cell>
          <table:table-cell office:value-type="float" office:value="3.44833081728161" calcext:value-type="float">
            <text:p>3.4483308173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table:formula="of:=[.A556]/1000000" office:value-type="float" office:value="139" calcext:value-type="float">
            <text:p>139.00</text:p>
          </table:table-cell>
          <table:table-cell office:value-type="float" office:value="2.64616389395397" calcext:value-type="float">
            <text:p>2.646163894</text:p>
          </table:table-cell>
          <table:table-cell office:value-type="float" office:value="3.54842478068041" calcext:value-type="float">
            <text:p>3.5484247807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table:formula="of:=[.A557]/1000000" office:value-type="float" office:value="139.25" calcext:value-type="float">
            <text:p>139.25</text:p>
          </table:table-cell>
          <table:table-cell office:value-type="float" office:value="2.43845828521053" calcext:value-type="float">
            <text:p>2.4384582852</text:p>
          </table:table-cell>
          <table:table-cell office:value-type="float" office:value="3.10447131840983" calcext:value-type="float">
            <text:p>3.1044713184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table:formula="of:=[.A558]/1000000" office:value-type="float" office:value="139.5" calcext:value-type="float">
            <text:p>139.50</text:p>
          </table:table-cell>
          <table:table-cell office:value-type="float" office:value="2.80100963528468" calcext:value-type="float">
            <text:p>2.8010096353</text:p>
          </table:table-cell>
          <table:table-cell office:value-type="float" office:value="3.48875885788222" calcext:value-type="float">
            <text:p>3.4887588579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table:formula="of:=[.A559]/1000000" office:value-type="float" office:value="139.75" calcext:value-type="float">
            <text:p>139.75</text:p>
          </table:table-cell>
          <table:table-cell office:value-type="float" office:value="2.829841072555" calcext:value-type="float">
            <text:p>2.8298410726</text:p>
          </table:table-cell>
          <table:table-cell office:value-type="float" office:value="3.67582587222275" calcext:value-type="float">
            <text:p>3.6758258722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table:formula="of:=[.A560]/1000000" office:value-type="float" office:value="140" calcext:value-type="float">
            <text:p>140.00</text:p>
          </table:table-cell>
          <table:table-cell office:value-type="float" office:value="2.80774462580199" calcext:value-type="float">
            <text:p>2.8077446258</text:p>
          </table:table-cell>
          <table:table-cell office:value-type="float" office:value="3.48281712911884" calcext:value-type="float">
            <text:p>3.4828171291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table:formula="of:=[.A561]/1000000" office:value-type="float" office:value="140.25" calcext:value-type="float">
            <text:p>140.25</text:p>
          </table:table-cell>
          <table:table-cell office:value-type="float" office:value="2.78235609895607" calcext:value-type="float">
            <text:p>2.782356099</text:p>
          </table:table-cell>
          <table:table-cell office:value-type="float" office:value="3.45354067897029" calcext:value-type="float">
            <text:p>3.453540679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table:formula="of:=[.A562]/1000000" office:value-type="float" office:value="140.5" calcext:value-type="float">
            <text:p>140.50</text:p>
          </table:table-cell>
          <table:table-cell office:value-type="float" office:value="2.8697211824369" calcext:value-type="float">
            <text:p>2.8697211824</text:p>
          </table:table-cell>
          <table:table-cell office:value-type="float" office:value="3.3361425200039" calcext:value-type="float">
            <text:p>3.33614252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table:formula="of:=[.A563]/1000000" office:value-type="float" office:value="140.75" calcext:value-type="float">
            <text:p>140.75</text:p>
          </table:table-cell>
          <table:table-cell office:value-type="float" office:value="3.02982055789297" calcext:value-type="float">
            <text:p>3.0298205579</text:p>
          </table:table-cell>
          <table:table-cell office:value-type="float" office:value="3.41238313230881" calcext:value-type="float">
            <text:p>3.4123831323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table:formula="of:=[.A564]/1000000" office:value-type="float" office:value="141" calcext:value-type="float">
            <text:p>141.00</text:p>
          </table:table-cell>
          <table:table-cell office:value-type="float" office:value="2.81639787172191" calcext:value-type="float">
            <text:p>2.8163978717</text:p>
          </table:table-cell>
          <table:table-cell office:value-type="float" office:value="3.38425632037881" calcext:value-type="float">
            <text:p>3.3842563204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table:formula="of:=[.A565]/1000000" office:value-type="float" office:value="141.25" calcext:value-type="float">
            <text:p>141.25</text:p>
          </table:table-cell>
          <table:table-cell office:value-type="float" office:value="2.73252763088343" calcext:value-type="float">
            <text:p>2.7325276309</text:p>
          </table:table-cell>
          <table:table-cell office:value-type="float" office:value="3.70926869014715" calcext:value-type="float">
            <text:p>3.7092686901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table:formula="of:=[.A566]/1000000" office:value-type="float" office:value="141.5" calcext:value-type="float">
            <text:p>141.50</text:p>
          </table:table-cell>
          <table:table-cell office:value-type="float" office:value="2.97411780291197" calcext:value-type="float">
            <text:p>2.9741178029</text:p>
          </table:table-cell>
          <table:table-cell office:value-type="float" office:value="3.53488350831649" calcext:value-type="float">
            <text:p>3.5348835083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table:formula="of:=[.A567]/1000000" office:value-type="float" office:value="141.75" calcext:value-type="float">
            <text:p>141.75</text:p>
          </table:table-cell>
          <table:table-cell office:value-type="float" office:value="3.13822562908436" calcext:value-type="float">
            <text:p>3.1382256291</text:p>
          </table:table-cell>
          <table:table-cell office:value-type="float" office:value="3.67396102264901" calcext:value-type="float">
            <text:p>3.6739610226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table:formula="of:=[.A568]/1000000" office:value-type="float" office:value="142" calcext:value-type="float">
            <text:p>142.00</text:p>
          </table:table-cell>
          <table:table-cell office:value-type="float" office:value="2.60307137231165" calcext:value-type="float">
            <text:p>2.6030713723</text:p>
          </table:table-cell>
          <table:table-cell office:value-type="float" office:value="3.20207337253141" calcext:value-type="float">
            <text:p>3.2020733725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table:formula="of:=[.A569]/1000000" office:value-type="float" office:value="142.25" calcext:value-type="float">
            <text:p>142.25</text:p>
          </table:table-cell>
          <table:table-cell office:value-type="float" office:value="2.68444674765576" calcext:value-type="float">
            <text:p>2.6844467477</text:p>
          </table:table-cell>
          <table:table-cell office:value-type="float" office:value="3.44558553517809" calcext:value-type="float">
            <text:p>3.4455855352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table:formula="of:=[.A570]/1000000" office:value-type="float" office:value="142.5" calcext:value-type="float">
            <text:p>142.50</text:p>
          </table:table-cell>
          <table:table-cell office:value-type="float" office:value="2.9892827761718" calcext:value-type="float">
            <text:p>2.9892827762</text:p>
          </table:table-cell>
          <table:table-cell office:value-type="float" office:value="4.0425187736144" calcext:value-type="float">
            <text:p>4.0425187736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table:formula="of:=[.A571]/1000000" office:value-type="float" office:value="142.75" calcext:value-type="float">
            <text:p>142.75</text:p>
          </table:table-cell>
          <table:table-cell office:value-type="float" office:value="2.88629239156024" calcext:value-type="float">
            <text:p>2.8862923916</text:p>
          </table:table-cell>
          <table:table-cell office:value-type="float" office:value="4.1700894191368" calcext:value-type="float">
            <text:p>4.1700894191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table:formula="of:=[.A572]/1000000" office:value-type="float" office:value="143" calcext:value-type="float">
            <text:p>143.00</text:p>
          </table:table-cell>
          <table:table-cell office:value-type="float" office:value="2.90007989039927" calcext:value-type="float">
            <text:p>2.9000798904</text:p>
          </table:table-cell>
          <table:table-cell office:value-type="float" office:value="3.21284007078733" calcext:value-type="float">
            <text:p>3.2128400708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table:formula="of:=[.A573]/1000000" office:value-type="float" office:value="143.25" calcext:value-type="float">
            <text:p>143.25</text:p>
          </table:table-cell>
          <table:table-cell office:value-type="float" office:value="3.20011995516761" calcext:value-type="float">
            <text:p>3.2001199552</text:p>
          </table:table-cell>
          <table:table-cell office:value-type="float" office:value="3.84260305872188" calcext:value-type="float">
            <text:p>3.8426030587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table:formula="of:=[.A574]/1000000" office:value-type="float" office:value="143.5" calcext:value-type="float">
            <text:p>143.50</text:p>
          </table:table-cell>
          <table:table-cell office:value-type="float" office:value="2.93041259989233" calcext:value-type="float">
            <text:p>2.9304125999</text:p>
          </table:table-cell>
          <table:table-cell office:value-type="float" office:value="3.50520670502886" calcext:value-type="float">
            <text:p>3.505206705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table:formula="of:=[.A575]/1000000" office:value-type="float" office:value="143.75" calcext:value-type="float">
            <text:p>143.75</text:p>
          </table:table-cell>
          <table:table-cell office:value-type="float" office:value="3.12333338603474" calcext:value-type="float">
            <text:p>3.123333386</text:p>
          </table:table-cell>
          <table:table-cell office:value-type="float" office:value="3.34960317673785" calcext:value-type="float">
            <text:p>3.3496031767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table:formula="of:=[.A576]/1000000" office:value-type="float" office:value="144" calcext:value-type="float">
            <text:p>144.00</text:p>
          </table:table-cell>
          <table:table-cell office:value-type="float" office:value="2.77504970512524" calcext:value-type="float">
            <text:p>2.7750497051</text:p>
          </table:table-cell>
          <table:table-cell office:value-type="float" office:value="3.38227281796073" calcext:value-type="float">
            <text:p>3.382272818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table:formula="of:=[.A577]/1000000" office:value-type="float" office:value="144.25" calcext:value-type="float">
            <text:p>144.25</text:p>
          </table:table-cell>
          <table:table-cell office:value-type="float" office:value="3.09508837832906" calcext:value-type="float">
            <text:p>3.0950883783</text:p>
          </table:table-cell>
          <table:table-cell office:value-type="float" office:value="3.15607711490725" calcext:value-type="float">
            <text:p>3.1560771149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table:formula="of:=[.A578]/1000000" office:value-type="float" office:value="144.5" calcext:value-type="float">
            <text:p>144.50</text:p>
          </table:table-cell>
          <table:table-cell office:value-type="float" office:value="2.93829535673552" calcext:value-type="float">
            <text:p>2.9382953567</text:p>
          </table:table-cell>
          <table:table-cell office:value-type="float" office:value="3.4971485690127" calcext:value-type="float">
            <text:p>3.497148569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table:formula="of:=[.A579]/1000000" office:value-type="float" office:value="144.75" calcext:value-type="float">
            <text:p>144.75</text:p>
          </table:table-cell>
          <table:table-cell office:value-type="float" office:value="2.6703437514574" calcext:value-type="float">
            <text:p>2.6703437515</text:p>
          </table:table-cell>
          <table:table-cell office:value-type="float" office:value="3.60354777896355" calcext:value-type="float">
            <text:p>3.603547779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table:formula="of:=[.A580]/1000000" office:value-type="float" office:value="145" calcext:value-type="float">
            <text:p>145.00</text:p>
          </table:table-cell>
          <table:table-cell office:value-type="float" office:value="3.42934719235893" calcext:value-type="float">
            <text:p>3.4293471924</text:p>
          </table:table-cell>
          <table:table-cell office:value-type="float" office:value="3.83588328023788" calcext:value-type="float">
            <text:p>3.8358832802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table:formula="of:=[.A581]/1000000" office:value-type="float" office:value="145.25" calcext:value-type="float">
            <text:p>145.25</text:p>
          </table:table-cell>
          <table:table-cell office:value-type="float" office:value="3.20284524389496" calcext:value-type="float">
            <text:p>3.2028452439</text:p>
          </table:table-cell>
          <table:table-cell office:value-type="float" office:value="3.31902009762923" calcext:value-type="float">
            <text:p>3.3190200976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table:formula="of:=[.A582]/1000000" office:value-type="float" office:value="145.5" calcext:value-type="float">
            <text:p>145.50</text:p>
          </table:table-cell>
          <table:table-cell office:value-type="float" office:value="3.15721974119841" calcext:value-type="float">
            <text:p>3.1572197412</text:p>
          </table:table-cell>
          <table:table-cell office:value-type="float" office:value="3.41404705263912" calcext:value-type="float">
            <text:p>3.4140470526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table:formula="of:=[.A583]/1000000" office:value-type="float" office:value="145.75" calcext:value-type="float">
            <text:p>145.75</text:p>
          </table:table-cell>
          <table:table-cell office:value-type="float" office:value="2.95538382023355" calcext:value-type="float">
            <text:p>2.9553838202</text:p>
          </table:table-cell>
          <table:table-cell office:value-type="float" office:value="3.44077197524923" calcext:value-type="float">
            <text:p>3.4407719752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table:formula="of:=[.A584]/1000000" office:value-type="float" office:value="146" calcext:value-type="float">
            <text:p>146.00</text:p>
          </table:table-cell>
          <table:table-cell office:value-type="float" office:value="2.84419457067641" calcext:value-type="float">
            <text:p>2.8441945707</text:p>
          </table:table-cell>
          <table:table-cell office:value-type="float" office:value="3.71707680722432" calcext:value-type="float">
            <text:p>3.7170768072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table:formula="of:=[.A585]/1000000" office:value-type="float" office:value="146.25" calcext:value-type="float">
            <text:p>146.25</text:p>
          </table:table-cell>
          <table:table-cell office:value-type="float" office:value="3.55998772459703" calcext:value-type="float">
            <text:p>3.5599877246</text:p>
          </table:table-cell>
          <table:table-cell office:value-type="float" office:value="3.89225407821584" calcext:value-type="float">
            <text:p>3.8922540782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table:formula="of:=[.A586]/1000000" office:value-type="float" office:value="146.5" calcext:value-type="float">
            <text:p>146.50</text:p>
          </table:table-cell>
          <table:table-cell office:value-type="float" office:value="3.02892891965319" calcext:value-type="float">
            <text:p>3.0289289197</text:p>
          </table:table-cell>
          <table:table-cell office:value-type="float" office:value="3.51452741774128" calcext:value-type="float">
            <text:p>3.5145274177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table:formula="of:=[.A587]/1000000" office:value-type="float" office:value="146.75" calcext:value-type="float">
            <text:p>146.75</text:p>
          </table:table-cell>
          <table:table-cell office:value-type="float" office:value="3.00242350990115" calcext:value-type="float">
            <text:p>3.0024235099</text:p>
          </table:table-cell>
          <table:table-cell office:value-type="float" office:value="3.83654156939832" calcext:value-type="float">
            <text:p>3.8365415694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table:formula="of:=[.A588]/1000000" office:value-type="float" office:value="147" calcext:value-type="float">
            <text:p>147.00</text:p>
          </table:table-cell>
          <table:table-cell office:value-type="float" office:value="3.08323394798062" calcext:value-type="float">
            <text:p>3.083233948</text:p>
          </table:table-cell>
          <table:table-cell office:value-type="float" office:value="3.52532249267609" calcext:value-type="float">
            <text:p>3.5253224927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table:formula="of:=[.A589]/1000000" office:value-type="float" office:value="147.25" calcext:value-type="float">
            <text:p>147.25</text:p>
          </table:table-cell>
          <table:table-cell office:value-type="float" office:value="3.27632447240914" calcext:value-type="float">
            <text:p>3.2763244724</text:p>
          </table:table-cell>
          <table:table-cell office:value-type="float" office:value="3.40918059284499" calcext:value-type="float">
            <text:p>3.4091805928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table:formula="of:=[.A590]/1000000" office:value-type="float" office:value="147.5" calcext:value-type="float">
            <text:p>147.50</text:p>
          </table:table-cell>
          <table:table-cell office:value-type="float" office:value="2.99836817406063" calcext:value-type="float">
            <text:p>2.9983681741</text:p>
          </table:table-cell>
          <table:table-cell office:value-type="float" office:value="3.5149646554682" calcext:value-type="float">
            <text:p>3.5149646555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table:formula="of:=[.A591]/1000000" office:value-type="float" office:value="147.75" calcext:value-type="float">
            <text:p>147.75</text:p>
          </table:table-cell>
          <table:table-cell office:value-type="float" office:value="3.09758803420916" calcext:value-type="float">
            <text:p>3.0975880342</text:p>
          </table:table-cell>
          <table:table-cell office:value-type="float" office:value="3.38772226664381" calcext:value-type="float">
            <text:p>3.3877222666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table:formula="of:=[.A592]/1000000" office:value-type="float" office:value="148" calcext:value-type="float">
            <text:p>148.00</text:p>
          </table:table-cell>
          <table:table-cell office:value-type="float" office:value="3.01029536953679" calcext:value-type="float">
            <text:p>3.0102953695</text:p>
          </table:table-cell>
          <table:table-cell office:value-type="float" office:value="3.97503779308748" calcext:value-type="float">
            <text:p>3.9750377931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table:formula="of:=[.A593]/1000000" office:value-type="float" office:value="148.25" calcext:value-type="float">
            <text:p>148.25</text:p>
          </table:table-cell>
          <table:table-cell office:value-type="float" office:value="3.52731463965912" calcext:value-type="float">
            <text:p>3.5273146397</text:p>
          </table:table-cell>
          <table:table-cell office:value-type="float" office:value="3.52382146376299" calcext:value-type="float">
            <text:p>3.5238214638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table:formula="of:=[.A594]/1000000" office:value-type="float" office:value="148.5" calcext:value-type="float">
            <text:p>148.50</text:p>
          </table:table-cell>
          <table:table-cell office:value-type="float" office:value="3.18756400999718" calcext:value-type="float">
            <text:p>3.18756401</text:p>
          </table:table-cell>
          <table:table-cell office:value-type="float" office:value="3.45659227695951" calcext:value-type="float">
            <text:p>3.456592277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table:formula="of:=[.A595]/1000000" office:value-type="float" office:value="148.75" calcext:value-type="float">
            <text:p>148.75</text:p>
          </table:table-cell>
          <table:table-cell office:value-type="float" office:value="3.27040361414196" calcext:value-type="float">
            <text:p>3.2704036141</text:p>
          </table:table-cell>
          <table:table-cell office:value-type="float" office:value="3.66564484441416" calcext:value-type="float">
            <text:p>3.6656448444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table:formula="of:=[.A596]/1000000" office:value-type="float" office:value="149" calcext:value-type="float">
            <text:p>149.00</text:p>
          </table:table-cell>
          <table:table-cell office:value-type="float" office:value="3.12294557771095" calcext:value-type="float">
            <text:p>3.1229455777</text:p>
          </table:table-cell>
          <table:table-cell office:value-type="float" office:value="3.71541181756804" calcext:value-type="float">
            <text:p>3.7154118176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table:formula="of:=[.A597]/1000000" office:value-type="float" office:value="149.25" calcext:value-type="float">
            <text:p>149.25</text:p>
          </table:table-cell>
          <table:table-cell office:value-type="float" office:value="3.09456414657469" calcext:value-type="float">
            <text:p>3.0945641466</text:p>
          </table:table-cell>
          <table:table-cell office:value-type="float" office:value="3.76328677291748" calcext:value-type="float">
            <text:p>3.7632867729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table:formula="of:=[.A598]/1000000" office:value-type="float" office:value="149.5" calcext:value-type="float">
            <text:p>149.50</text:p>
          </table:table-cell>
          <table:table-cell office:value-type="float" office:value="2.92456734625329" calcext:value-type="float">
            <text:p>2.9245673463</text:p>
          </table:table-cell>
          <table:table-cell office:value-type="float" office:value="3.70351344028681" calcext:value-type="float">
            <text:p>3.7035134403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table:formula="of:=[.A599]/1000000" office:value-type="float" office:value="149.75" calcext:value-type="float">
            <text:p>149.75</text:p>
          </table:table-cell>
          <table:table-cell office:value-type="float" office:value="3.36477586761599" calcext:value-type="float">
            <text:p>3.3647758676</text:p>
          </table:table-cell>
          <table:table-cell office:value-type="float" office:value="3.57395805997407" calcext:value-type="float">
            <text:p>3.57395806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table:formula="of:=[.A600]/1000000" office:value-type="float" office:value="150" calcext:value-type="float">
            <text:p>150.00</text:p>
          </table:table-cell>
          <table:table-cell office:value-type="float" office:value="3.54276660435908" calcext:value-type="float">
            <text:p>3.5427666044</text:p>
          </table:table-cell>
          <table:table-cell office:value-type="float" office:value="3.74236447770291" calcext:value-type="float">
            <text:p>3.7423644777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table:formula="of:=[.A601]/1000000" office:value-type="float" office:value="150.25" calcext:value-type="float">
            <text:p>150.25</text:p>
          </table:table-cell>
          <table:table-cell office:value-type="float" office:value="2.99386300354201" calcext:value-type="float">
            <text:p>2.9938630035</text:p>
          </table:table-cell>
          <table:table-cell office:value-type="float" office:value="3.76881702573748" calcext:value-type="float">
            <text:p>3.7688170257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table:formula="of:=[.A602]/1000000" office:value-type="float" office:value="150.5" calcext:value-type="float">
            <text:p>150.50</text:p>
          </table:table-cell>
          <table:table-cell office:value-type="float" office:value="3.8508117517162" calcext:value-type="float">
            <text:p>3.8508117517</text:p>
          </table:table-cell>
          <table:table-cell office:value-type="float" office:value="3.26388547927639" calcext:value-type="float">
            <text:p>3.2638854793</text:p>
          </table:table-cell>
        </table:table-row>
        <table:table-row table:style-name="ro1" table:number-rows-repeated="104797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ctive_Balun_SN003_S21_original" table:style-name="ta1">
        <table:table-column table:style-name="co31" table:default-cell-style-name="Default"/>
        <table:table-column table:style-name="co32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Monday</text:p>
          </table:table-cell>
          <table:table-cell office:value-type="string" calcext:value-type="string">
            <text:p><text:s/>06 July 2020 21:22:16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1799903432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B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-24.6951777373397" calcext:value-type="float">
            <text:p>-24.6951777373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6.70457429173268" calcext:value-type="float">
            <text:p>6.7045742917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7.6806195935392" calcext:value-type="float">
            <text:p>17.6806195935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23.927379968853" calcext:value-type="float">
            <text:p>23.9273799689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28.7475677911277" calcext:value-type="float">
            <text:p>28.7475677911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29.4551575992993" calcext:value-type="float">
            <text:p>29.455157599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30.1154752354465" calcext:value-type="float">
            <text:p>30.1154752354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30.3311419471392" calcext:value-type="float">
            <text:p>30.3311419471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30.5642044256835" calcext:value-type="float">
            <text:p>30.5642044257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31.3407931839313" calcext:value-type="float">
            <text:p>31.3407931839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32.4012981576944" calcext:value-type="float">
            <text:p>32.4012981577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33.0014035170252" calcext:value-type="float">
            <text:p>33.001403517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33.1171280813967" calcext:value-type="float">
            <text:p>33.1171280814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33.5627935813307" calcext:value-type="float">
            <text:p>33.5627935813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34.2970317013108" calcext:value-type="float">
            <text:p>34.2970317013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34.1317966936462" calcext:value-type="float">
            <text:p>34.1317966936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34.4446109600165" calcext:value-type="float">
            <text:p>34.44461096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35.0092766351576" calcext:value-type="float">
            <text:p>35.0092766352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35.0278494426583" calcext:value-type="float">
            <text:p>35.0278494427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35.0963125040869" calcext:value-type="float">
            <text:p>35.0963125041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34.9680101952912" calcext:value-type="float">
            <text:p>34.9680101953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35.2919804383837" calcext:value-type="float">
            <text:p>35.2919804384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35.805857080952" calcext:value-type="float">
            <text:p>35.805857081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35.5648165629139" calcext:value-type="float">
            <text:p>35.5648165629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35.7710853400396" calcext:value-type="float">
            <text:p>35.77108534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36.0865705335802" calcext:value-type="float">
            <text:p>36.0865705336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35.7772372198363" calcext:value-type="float">
            <text:p>35.7772372198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35.5429099349081" calcext:value-type="float">
            <text:p>35.5429099349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36.2696171193991" calcext:value-type="float">
            <text:p>36.2696171194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35.9738908448794" calcext:value-type="float">
            <text:p>35.9738908449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35.6967565024919" calcext:value-type="float">
            <text:p>35.6967565025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35.9971418870545" calcext:value-type="float">
            <text:p>35.9971418871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36.0047332591386" calcext:value-type="float">
            <text:p>36.0047332591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36.3103808866509" calcext:value-type="float">
            <text:p>36.3103808867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36.0684597383264" calcext:value-type="float">
            <text:p>36.0684597383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36.2151399554164" calcext:value-type="float">
            <text:p>36.2151399554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36.0205335408135" calcext:value-type="float">
            <text:p>36.0205335408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36.1164393520843" calcext:value-type="float">
            <text:p>36.1164393521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6.2855541041877" calcext:value-type="float">
            <text:p>36.2855541042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36.2739533521102" calcext:value-type="float">
            <text:p>36.2739533521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36.2230323243155" calcext:value-type="float">
            <text:p>36.2230323243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36.4244671193084" calcext:value-type="float">
            <text:p>36.4244671193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36.6551922956628" calcext:value-type="float">
            <text:p>36.6551922957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35.9847513553082" calcext:value-type="float">
            <text:p>35.9847513553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36.3506717616177" calcext:value-type="float">
            <text:p>36.3506717616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36.0877910849034" calcext:value-type="float">
            <text:p>36.0877910849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36.5939884076164" calcext:value-type="float">
            <text:p>36.5939884076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36.6100934631355" calcext:value-type="float">
            <text:p>36.6100934631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36.0888205956121" calcext:value-type="float">
            <text:p>36.0888205956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36.4725714450842" calcext:value-type="float">
            <text:p>36.4725714451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36.8951779076737" calcext:value-type="float">
            <text:p>36.8951779077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36.3353510103986" calcext:value-type="float">
            <text:p>36.3353510104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36.3771387765224" calcext:value-type="float">
            <text:p>36.3771387765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36.3255423425142" calcext:value-type="float">
            <text:p>36.3255423425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36.2162607146754" calcext:value-type="float">
            <text:p>36.2162607147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36.9433148858649" calcext:value-type="float">
            <text:p>36.9433148859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36.4247407566198" calcext:value-type="float">
            <text:p>36.4247407566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36.4732625207558" calcext:value-type="float">
            <text:p>36.4732625208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36.5239091026168" calcext:value-type="float">
            <text:p>36.5239091026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36.7185513394366" calcext:value-type="float">
            <text:p>36.7185513394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36.6205541282541" calcext:value-type="float">
            <text:p>36.6205541283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36.5411853430001" calcext:value-type="float">
            <text:p>36.541185343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36.3638745834597" calcext:value-type="float">
            <text:p>36.3638745835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36.5357962298593" calcext:value-type="float">
            <text:p>36.5357962299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36.608930540866" calcext:value-type="float">
            <text:p>36.6089305409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36.389135419689" calcext:value-type="float">
            <text:p>36.3891354197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37.0798586634965" calcext:value-type="float">
            <text:p>37.0798586635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36.9578052128118" calcext:value-type="float">
            <text:p>36.9578052128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36.5078023495067" calcext:value-type="float">
            <text:p>36.5078023495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36.4020914228996" calcext:value-type="float">
            <text:p>36.4020914229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36.66205665938" calcext:value-type="float">
            <text:p>36.6620566594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36.1600012158698" calcext:value-type="float">
            <text:p>36.1600012159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36.8405187588555" calcext:value-type="float">
            <text:p>36.8405187589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36.5036266093858" calcext:value-type="float">
            <text:p>36.5036266094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36.3542610571715" calcext:value-type="float">
            <text:p>36.3542610572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36.565950173198" calcext:value-type="float">
            <text:p>36.5659501732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36.4024819758531" calcext:value-type="float">
            <text:p>36.4024819759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36.5459336487852" calcext:value-type="float">
            <text:p>36.5459336488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36.6076607631014" calcext:value-type="float">
            <text:p>36.6076607631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36.0337389998246" calcext:value-type="float">
            <text:p>36.0337389998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36.2424025886355" calcext:value-type="float">
            <text:p>36.2424025886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36.5020508114829" calcext:value-type="float">
            <text:p>36.5020508115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36.5833067748892" calcext:value-type="float">
            <text:p>36.5833067749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36.9447054658907" calcext:value-type="float">
            <text:p>36.9447054659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36.7054240003143" calcext:value-type="float">
            <text:p>36.7054240003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36.5529727902601" calcext:value-type="float">
            <text:p>36.5529727903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36.4634583666778" calcext:value-type="float">
            <text:p>36.4634583667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36.133146889426" calcext:value-type="float">
            <text:p>36.1331468894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36.3570544263762" calcext:value-type="float">
            <text:p>36.3570544264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36.4091364839054" calcext:value-type="float">
            <text:p>36.4091364839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36.4969408667247" calcext:value-type="float">
            <text:p>36.4969408667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36.8703159455031" calcext:value-type="float">
            <text:p>36.8703159455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36.1398490143407" calcext:value-type="float">
            <text:p>36.1398490143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36.7109950301411" calcext:value-type="float">
            <text:p>36.7109950301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36.8147319874175" calcext:value-type="float">
            <text:p>36.8147319874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36.2411789639316" calcext:value-type="float">
            <text:p>36.2411789639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36.5807759482457" calcext:value-type="float">
            <text:p>36.5807759482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36.6565712056185" calcext:value-type="float">
            <text:p>36.6565712056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36.2701603750318" calcext:value-type="float">
            <text:p>36.270160375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36.6992285239604" calcext:value-type="float">
            <text:p>36.699228524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36.7862595968855" calcext:value-type="float">
            <text:p>36.7862595969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36.4446818662691" calcext:value-type="float">
            <text:p>36.4446818663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36.4434275739961" calcext:value-type="float">
            <text:p>36.443427574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36.4855965856623" calcext:value-type="float">
            <text:p>36.4855965857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36.2724253401627" calcext:value-type="float">
            <text:p>36.2724253402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36.4772632874485" calcext:value-type="float">
            <text:p>36.4772632874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36.2569646701929" calcext:value-type="float">
            <text:p>36.2569646702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36.1388845051626" calcext:value-type="float">
            <text:p>36.1388845052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36.0779869965065" calcext:value-type="float">
            <text:p>36.0779869965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36.4386390264058" calcext:value-type="float">
            <text:p>36.4386390264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36.4602818593856" calcext:value-type="float">
            <text:p>36.4602818594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36.4917417887114" calcext:value-type="float">
            <text:p>36.4917417887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36.6300870010534" calcext:value-type="float">
            <text:p>36.6300870011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36.4612978426301" calcext:value-type="float">
            <text:p>36.4612978426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36.0465220086302" calcext:value-type="float">
            <text:p>36.0465220086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36.3567995808458" calcext:value-type="float">
            <text:p>36.3567995808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36.2732900853933" calcext:value-type="float">
            <text:p>36.2732900854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36.190956831605" calcext:value-type="float">
            <text:p>36.1909568316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36.4012693290445" calcext:value-type="float">
            <text:p>36.401269329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36.1402451518036" calcext:value-type="float">
            <text:p>36.1402451518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36.5791185987422" calcext:value-type="float">
            <text:p>36.5791185987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36.6643356412595" calcext:value-type="float">
            <text:p>36.6643356413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36.4278820428168" calcext:value-type="float">
            <text:p>36.4278820428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36.4418168299309" calcext:value-type="float">
            <text:p>36.4418168299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36.4912108853266" calcext:value-type="float">
            <text:p>36.4912108853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36.0850302022893" calcext:value-type="float">
            <text:p>36.0850302023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36.210271457535" calcext:value-type="float">
            <text:p>36.2102714575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36.5994922415125" calcext:value-type="float">
            <text:p>36.5994922415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36.481072869029" calcext:value-type="float">
            <text:p>36.481072869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36.3874293033667" calcext:value-type="float">
            <text:p>36.3874293034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36.2516440928374" calcext:value-type="float">
            <text:p>36.2516440928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36.1036084443648" calcext:value-type="float">
            <text:p>36.1036084444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36.2988631992014" calcext:value-type="float">
            <text:p>36.2988631992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36.0451124678742" calcext:value-type="float">
            <text:p>36.0451124679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36.1690729620151" calcext:value-type="float">
            <text:p>36.169072962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36.3026876671353" calcext:value-type="float">
            <text:p>36.3026876671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36.2346363215148" calcext:value-type="float">
            <text:p>36.2346363215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36.3291153009811" calcext:value-type="float">
            <text:p>36.329115301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36.2634736710525" calcext:value-type="float">
            <text:p>36.2634736711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36.3189609750783" calcext:value-type="float">
            <text:p>36.3189609751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35.8967312059661" calcext:value-type="float">
            <text:p>35.896731206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35.6223163390662" calcext:value-type="float">
            <text:p>35.6223163391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36.0059309431758" calcext:value-type="float">
            <text:p>36.0059309432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36.3548149926096" calcext:value-type="float">
            <text:p>36.3548149926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35.7760911023412" calcext:value-type="float">
            <text:p>35.7760911023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36.2679912667215" calcext:value-type="float">
            <text:p>36.2679912667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36.2778426188177" calcext:value-type="float">
            <text:p>36.2778426188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36.2138426666531" calcext:value-type="float">
            <text:p>36.2138426667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36.024598120625" calcext:value-type="float">
            <text:p>36.0245981206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36.3166073806886" calcext:value-type="float">
            <text:p>36.3166073807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35.8211841201195" calcext:value-type="float">
            <text:p>35.8211841201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35.7670013542822" calcext:value-type="float">
            <text:p>35.7670013543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36.0529269196028" calcext:value-type="float">
            <text:p>36.0529269196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36.0264366521032" calcext:value-type="float">
            <text:p>36.0264366521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35.5408050507885" calcext:value-type="float">
            <text:p>35.5408050508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35.7864995293578" calcext:value-type="float">
            <text:p>35.7864995294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35.9270427220381" calcext:value-type="float">
            <text:p>35.927042722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35.6264237442717" calcext:value-type="float">
            <text:p>35.6264237443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35.8232814670615" calcext:value-type="float">
            <text:p>35.8232814671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35.7106068522752" calcext:value-type="float">
            <text:p>35.7106068523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35.7020138859027" calcext:value-type="float">
            <text:p>35.7020138859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35.8364744467658" calcext:value-type="float">
            <text:p>35.8364744468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35.9462965883626" calcext:value-type="float">
            <text:p>35.9462965884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35.5962789852791" calcext:value-type="float">
            <text:p>35.5962789853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35.4979351873232" calcext:value-type="float">
            <text:p>35.4979351873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35.624244724987" calcext:value-type="float">
            <text:p>35.624244725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35.7017437504348" calcext:value-type="float">
            <text:p>35.7017437504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35.4285010431588" calcext:value-type="float">
            <text:p>35.4285010432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35.5353707144661" calcext:value-type="float">
            <text:p>35.5353707145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35.6213961687672" calcext:value-type="float">
            <text:p>35.6213961688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35.2956413961663" calcext:value-type="float">
            <text:p>35.2956413962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35.9124146338101" calcext:value-type="float">
            <text:p>35.9124146338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35.7591578762764" calcext:value-type="float">
            <text:p>35.7591578763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34.6808428441745" calcext:value-type="float">
            <text:p>34.6808428442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35.1302820965278" calcext:value-type="float">
            <text:p>35.1302820965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35.1405311220336" calcext:value-type="float">
            <text:p>35.140531122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35.0106552452064" calcext:value-type="float">
            <text:p>35.0106552452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35.2003067525871" calcext:value-type="float">
            <text:p>35.2003067526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34.985177461039" calcext:value-type="float">
            <text:p>34.985177461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34.8263231453908" calcext:value-type="float">
            <text:p>34.8263231454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35.1446064043778" calcext:value-type="float">
            <text:p>35.1446064044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34.8601137176238" calcext:value-type="float">
            <text:p>34.8601137176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34.742832855433" calcext:value-type="float">
            <text:p>34.7428328554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34.7387517772572" calcext:value-type="float">
            <text:p>34.7387517773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34.9202407829572" calcext:value-type="float">
            <text:p>34.920240783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34.1762450392505" calcext:value-type="float">
            <text:p>34.1762450393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34.6635101471369" calcext:value-type="float">
            <text:p>34.6635101471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33.8094574582867" calcext:value-type="float">
            <text:p>33.8094574583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34.1526450186205" calcext:value-type="float">
            <text:p>34.1526450186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34.4434851081219" calcext:value-type="float">
            <text:p>34.4434851081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33.5968811550385" calcext:value-type="float">
            <text:p>33.596881155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33.5569710437407" calcext:value-type="float">
            <text:p>33.5569710437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33.6280463504316" calcext:value-type="float">
            <text:p>33.6280463504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33.60235439258" calcext:value-type="float">
            <text:p>33.6023543926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33.3594840758058" calcext:value-type="float">
            <text:p>33.3594840758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33.6694381125162" calcext:value-type="float">
            <text:p>33.6694381125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33.1421803196904" calcext:value-type="float">
            <text:p>33.1421803197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33.0122658699767" calcext:value-type="float">
            <text:p>33.01226587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33.3586629307692" calcext:value-type="float">
            <text:p>33.3586629308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33.3584154829534" calcext:value-type="float">
            <text:p>33.358415483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33.1060818628699" calcext:value-type="float">
            <text:p>33.1060818629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32.3958305753576" calcext:value-type="float">
            <text:p>32.3958305754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32.8361119508603" calcext:value-type="float">
            <text:p>32.8361119509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32.687408692553" calcext:value-type="float">
            <text:p>32.6874086926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32.5388124149032" calcext:value-type="float">
            <text:p>32.5388124149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32.6056894903459" calcext:value-type="float">
            <text:p>32.6056894903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31.9652972410674" calcext:value-type="float">
            <text:p>31.9652972411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32.0610468971144" calcext:value-type="float">
            <text:p>32.0610468971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31.9155666593648" calcext:value-type="float">
            <text:p>31.9155666594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32.0423254188333" calcext:value-type="float">
            <text:p>32.0423254188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31.2354357800217" calcext:value-type="float">
            <text:p>31.23543578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31.5349480716863" calcext:value-type="float">
            <text:p>31.5349480717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31.6869745269003" calcext:value-type="float">
            <text:p>31.6869745269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31.6319341912969" calcext:value-type="float">
            <text:p>31.6319341913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31.0774334958463" calcext:value-type="float">
            <text:p>31.0774334958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31.025733615397" calcext:value-type="float">
            <text:p>31.0257336154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30.8744271397695" calcext:value-type="float">
            <text:p>30.8744271398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30.9173801724192" calcext:value-type="float">
            <text:p>30.9173801724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30.2798063765998" calcext:value-type="float">
            <text:p>30.2798063766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30.2412041183472" calcext:value-type="float">
            <text:p>30.2412041183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30.5289024305378" calcext:value-type="float">
            <text:p>30.5289024305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30.0579633485715" calcext:value-type="float">
            <text:p>30.0579633486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30.1203780601911" calcext:value-type="float">
            <text:p>30.1203780602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30.1631621470302" calcext:value-type="float">
            <text:p>30.163162147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29.8271376709293" calcext:value-type="float">
            <text:p>29.8271376709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29.8688451748344" calcext:value-type="float">
            <text:p>29.8688451748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29.7583537803909" calcext:value-type="float">
            <text:p>29.7583537804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28.8926631522966" calcext:value-type="float">
            <text:p>28.8926631523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29.2348532588252" calcext:value-type="float">
            <text:p>29.2348532588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29.4299220378968" calcext:value-type="float">
            <text:p>29.4299220379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28.3891366289262" calcext:value-type="float">
            <text:p>28.3891366289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28.3792954760251" calcext:value-type="float">
            <text:p>28.379295476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28.1863494666509" calcext:value-type="float">
            <text:p>28.1863494667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28.1973398493237" calcext:value-type="float">
            <text:p>28.1973398493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28.2304022232572" calcext:value-type="float">
            <text:p>28.2304022233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27.9267605887799" calcext:value-type="float">
            <text:p>27.9267605888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27.8317557153831" calcext:value-type="float">
            <text:p>27.8317557154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27.5503718742198" calcext:value-type="float">
            <text:p>27.5503718742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27.5871410892866" calcext:value-type="float">
            <text:p>27.5871410893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27.483358268987" calcext:value-type="float">
            <text:p>27.483358269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27.1516339605361" calcext:value-type="float">
            <text:p>27.1516339605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27.1808327714339" calcext:value-type="float">
            <text:p>27.1808327714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26.9811514304989" calcext:value-type="float">
            <text:p>26.9811514305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27.0631732940826" calcext:value-type="float">
            <text:p>27.0631732941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26.0669252841218" calcext:value-type="float">
            <text:p>26.0669252841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26.6263962862479" calcext:value-type="float">
            <text:p>26.6263962862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25.7980082921064" calcext:value-type="float">
            <text:p>25.7980082921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26.1949839730868" calcext:value-type="float">
            <text:p>26.1949839731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25.8903764646287" calcext:value-type="float">
            <text:p>25.8903764646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25.9420057508982" calcext:value-type="float">
            <text:p>25.9420057509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25.1042321940144" calcext:value-type="float">
            <text:p>25.104232194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25.4037953895091" calcext:value-type="float">
            <text:p>25.4037953895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25.2592605077815" calcext:value-type="float">
            <text:p>25.2592605078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25.2967482850917" calcext:value-type="float">
            <text:p>25.2967482851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25.1440628880538" calcext:value-type="float">
            <text:p>25.1440628881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24.7928214219685" calcext:value-type="float">
            <text:p>24.792821422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24.7759129927723" calcext:value-type="float">
            <text:p>24.7759129928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24.4881117832554" calcext:value-type="float">
            <text:p>24.4881117833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24.3395490908941" calcext:value-type="float">
            <text:p>24.3395490909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24.4191145286403" calcext:value-type="float">
            <text:p>24.4191145286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23.9784118320764" calcext:value-type="float">
            <text:p>23.9784118321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24.1376377728999" calcext:value-type="float">
            <text:p>24.1376377729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23.4258013248015" calcext:value-type="float">
            <text:p>23.4258013248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23.7481868498922" calcext:value-type="float">
            <text:p>23.7481868499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23.351488199455" calcext:value-type="float">
            <text:p>23.3514881995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23.5559651324548" calcext:value-type="float">
            <text:p>23.5559651325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23.4039169247315" calcext:value-type="float">
            <text:p>23.4039169247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23.0470731061259" calcext:value-type="float">
            <text:p>23.0470731061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22.7089557473757" calcext:value-type="float">
            <text:p>22.7089557474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22.5028495319248" calcext:value-type="float">
            <text:p>22.5028495319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22.8923639382228" calcext:value-type="float">
            <text:p>22.8923639382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22.2686613731615" calcext:value-type="float">
            <text:p>22.2686613732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21.8462791800766" calcext:value-type="float">
            <text:p>21.8462791801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21.5379181942019" calcext:value-type="float">
            <text:p>21.5379181942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22.1741030410887" calcext:value-type="float">
            <text:p>22.1741030411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21.5466956361139" calcext:value-type="float">
            <text:p>21.5466956361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21.1709229199804" calcext:value-type="float">
            <text:p>21.17092292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21.4627793457487" calcext:value-type="float">
            <text:p>21.4627793457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20.7470972352949" calcext:value-type="float">
            <text:p>20.7470972353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21.3711203802859" calcext:value-type="float">
            <text:p>21.3711203803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21.2455050951051" calcext:value-type="float">
            <text:p>21.2455050951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21.3578218467081" calcext:value-type="float">
            <text:p>21.3578218467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20.7567149740731" calcext:value-type="float">
            <text:p>20.7567149741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20.9251644285963" calcext:value-type="float">
            <text:p>20.9251644286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20.0106346841918" calcext:value-type="float">
            <text:p>20.0106346842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19.6212976086717" calcext:value-type="float">
            <text:p>19.6212976087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19.4330506663619" calcext:value-type="float">
            <text:p>19.4330506664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19.456292131841" calcext:value-type="float">
            <text:p>19.4562921318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19.5022522447566" calcext:value-type="float">
            <text:p>19.5022522448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19.126538083193" calcext:value-type="float">
            <text:p>19.1265380832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19.2610078406565" calcext:value-type="float">
            <text:p>19.2610078407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19.4455432351464" calcext:value-type="float">
            <text:p>19.4455432351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19.0020755209919" calcext:value-type="float">
            <text:p>19.002075521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19.2781963353863" calcext:value-type="float">
            <text:p>19.2781963354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19.0493831622899" calcext:value-type="float">
            <text:p>19.0493831623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18.5871444593" calcext:value-type="float">
            <text:p>18.5871444593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18.1379682036481" calcext:value-type="float">
            <text:p>18.1379682036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18.2285018607866" calcext:value-type="float">
            <text:p>18.2285018608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17.8739302162779" calcext:value-type="float">
            <text:p>17.8739302163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17.6210731895755" calcext:value-type="float">
            <text:p>17.6210731896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17.4469584631748" calcext:value-type="float">
            <text:p>17.4469584632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17.8132895530375" calcext:value-type="float">
            <text:p>17.813289553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17.4367874537109" calcext:value-type="float">
            <text:p>17.4367874537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17.2924804002623" calcext:value-type="float">
            <text:p>17.2924804003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17.7669942450909" calcext:value-type="float">
            <text:p>17.7669942451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17.5083771196477" calcext:value-type="float">
            <text:p>17.5083771196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16.8715445605415" calcext:value-type="float">
            <text:p>16.8715445605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16.8403654490212" calcext:value-type="float">
            <text:p>16.840365449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16.5959926952246" calcext:value-type="float">
            <text:p>16.5959926952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16.0905095032663" calcext:value-type="float">
            <text:p>16.0905095033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16.5556733014143" calcext:value-type="float">
            <text:p>16.5556733014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16.5775625313618" calcext:value-type="float">
            <text:p>16.5775625314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15.9423919270556" calcext:value-type="float">
            <text:p>15.9423919271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15.7200314392866" calcext:value-type="float">
            <text:p>15.7200314393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16.383780313751" calcext:value-type="float">
            <text:p>16.3837803138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15.8554376758157" calcext:value-type="float">
            <text:p>15.8554376758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15.2640976874997" calcext:value-type="float">
            <text:p>15.2640976875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15.6871181618376" calcext:value-type="float">
            <text:p>15.6871181618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15.714592977742" calcext:value-type="float">
            <text:p>15.7145929777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15.4144906104114" calcext:value-type="float">
            <text:p>15.4144906104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15.3571727826145" calcext:value-type="float">
            <text:p>15.3571727826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15.4192998696845" calcext:value-type="float">
            <text:p>15.4192998697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15.4009467631221" calcext:value-type="float">
            <text:p>15.4009467631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14.1675029404348" calcext:value-type="float">
            <text:p>14.1675029404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14.5111526450745" calcext:value-type="float">
            <text:p>14.5111526451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14.5937314252594" calcext:value-type="float">
            <text:p>14.5937314253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13.8751508920946" calcext:value-type="float">
            <text:p>13.8751508921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14.220014755376" calcext:value-type="float">
            <text:p>14.2200147554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13.9151755937054" calcext:value-type="float">
            <text:p>13.9151755937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13.9475316641356" calcext:value-type="float">
            <text:p>13.9475316641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14.2348394880685" calcext:value-type="float">
            <text:p>14.2348394881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13.8196886897144" calcext:value-type="float">
            <text:p>13.8196886897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13.566199475033" calcext:value-type="float">
            <text:p>13.566199475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13.9894990951435" calcext:value-type="float">
            <text:p>13.9894990951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13.3216705530745" calcext:value-type="float">
            <text:p>13.3216705531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12.7340595859157" calcext:value-type="float">
            <text:p>12.7340595859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12.7586441318226" calcext:value-type="float">
            <text:p>12.7586441318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12.6350611325078" calcext:value-type="float">
            <text:p>12.6350611325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12.0155920889689" calcext:value-type="float">
            <text:p>12.015592089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12.5905267606474" calcext:value-type="float">
            <text:p>12.5905267606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12.1177008385618" calcext:value-type="float">
            <text:p>12.1177008386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12.5352176419307" calcext:value-type="float">
            <text:p>12.5352176419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11.9286610881265" calcext:value-type="float">
            <text:p>11.9286610881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12.2068526255013" calcext:value-type="float">
            <text:p>12.2068526255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11.8668316930169" calcext:value-type="float">
            <text:p>11.866831693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11.9557064375323" calcext:value-type="float">
            <text:p>11.9557064375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11.8361553012769" calcext:value-type="float">
            <text:p>11.8361553013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11.4337039105237" calcext:value-type="float">
            <text:p>11.4337039105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11.5858615981901" calcext:value-type="float">
            <text:p>11.5858615982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11.2185608921379" calcext:value-type="float">
            <text:p>11.2185608921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11.0360013761419" calcext:value-type="float">
            <text:p>11.0360013761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10.8908784590413" calcext:value-type="float">
            <text:p>10.890878459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11.0160487685443" calcext:value-type="float">
            <text:p>11.0160487685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10.3688082880775" calcext:value-type="float">
            <text:p>10.3688082881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10.302670966187" calcext:value-type="float">
            <text:p>10.3026709662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10.5182726472871" calcext:value-type="float">
            <text:p>10.5182726473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10.5373543839215" calcext:value-type="float">
            <text:p>10.5373543839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10.4508420117151" calcext:value-type="float">
            <text:p>10.4508420117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10.3151517439711" calcext:value-type="float">
            <text:p>10.315151744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9.80391196311166" calcext:value-type="float">
            <text:p>9.8039119631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9.73647363265491" calcext:value-type="float">
            <text:p>9.7364736327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9.57781244358308" calcext:value-type="float">
            <text:p>9.5778124436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9.70528684929691" calcext:value-type="float">
            <text:p>9.7052868493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9.05645622532481" calcext:value-type="float">
            <text:p>9.0564562253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9.60708368575663" calcext:value-type="float">
            <text:p>9.6070836858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9.24974754037612" calcext:value-type="float">
            <text:p>9.2497475404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9.39257546613051" calcext:value-type="float">
            <text:p>9.3925754661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8.90188751474824" calcext:value-type="float">
            <text:p>8.9018875147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8.81262301837999" calcext:value-type="float">
            <text:p>8.8126230184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9.00027453213417" calcext:value-type="float">
            <text:p>9.0002745321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8.63481459005791" calcext:value-type="float">
            <text:p>8.6348145901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8.61839791202236" calcext:value-type="float">
            <text:p>8.618397912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8.29029777664507" calcext:value-type="float">
            <text:p>8.2902977766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8.30988137784478" calcext:value-type="float">
            <text:p>8.3098813778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8.09351666285624" calcext:value-type="float">
            <text:p>8.0935166629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7.42282987442025" calcext:value-type="float">
            <text:p>7.4228298744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8.0816709602951" calcext:value-type="float">
            <text:p>8.0816709603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7.78719411653668" calcext:value-type="float">
            <text:p>7.7871941165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7.37836163625782" calcext:value-type="float">
            <text:p>7.3783616363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7.15725371718803" calcext:value-type="float">
            <text:p>7.1572537172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7.74323753254658" calcext:value-type="float">
            <text:p>7.7432375325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6.89367487605026" calcext:value-type="float">
            <text:p>6.8936748761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7.23455927237165" calcext:value-type="float">
            <text:p>7.2345592724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7.00097464677084" calcext:value-type="float">
            <text:p>7.0009746468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7.0651921395552" calcext:value-type="float">
            <text:p>7.0651921396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7.3027681858007" calcext:value-type="float">
            <text:p>7.3027681858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7.14032533885711" calcext:value-type="float">
            <text:p>7.1403253389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6.58756184818191" calcext:value-type="float">
            <text:p>6.5875618482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6.39895874019651" calcext:value-type="float">
            <text:p>6.3989587402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6.41044779152496" calcext:value-type="float">
            <text:p>6.4104477915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6.05596577926504" calcext:value-type="float">
            <text:p>6.0559657793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6.31511876935683" calcext:value-type="float">
            <text:p>6.3151187694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6.26434036030322" calcext:value-type="float">
            <text:p>6.2643403603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6.13433029182639" calcext:value-type="float">
            <text:p>6.1343302918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5.83430051830639" calcext:value-type="float">
            <text:p>5.8343005183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5.58371728369563" calcext:value-type="float">
            <text:p>5.5837172837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5.64443200502144" calcext:value-type="float">
            <text:p>5.644432005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5.53001503167744" calcext:value-type="float">
            <text:p>5.530015031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5.31727575880846" calcext:value-type="float">
            <text:p>5.3172757588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5.13395861708395" calcext:value-type="float">
            <text:p>5.1339586171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5.05587492390504" calcext:value-type="float">
            <text:p>5.0558749239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5.08453619696587" calcext:value-type="float">
            <text:p>5.084536197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4.3733428247456" calcext:value-type="float">
            <text:p>4.3733428247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5.19284051115852" calcext:value-type="float">
            <text:p>5.1928405112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4.93810334070485" calcext:value-type="float">
            <text:p>4.9381033407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4.28240313829094" calcext:value-type="float">
            <text:p>4.2824031383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4.57469502197779" calcext:value-type="float">
            <text:p>4.574695022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4.58162440096983" calcext:value-type="float">
            <text:p>4.581624401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4.06308467347443" calcext:value-type="float">
            <text:p>4.0630846735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4.33176911949749" calcext:value-type="float">
            <text:p>4.3317691195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4.01706199417065" calcext:value-type="float">
            <text:p>4.0170619942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4.07217630149813" calcext:value-type="float">
            <text:p>4.0721763015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3.92158807160208" calcext:value-type="float">
            <text:p>3.9215880716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3.74797913592937" calcext:value-type="float">
            <text:p>3.7479791359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3.77880007205853" calcext:value-type="float">
            <text:p>3.7788000721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3.48008771389712" calcext:value-type="float">
            <text:p>3.4800877139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3.36580200136796" calcext:value-type="float">
            <text:p>3.3658020014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3.53134711289447" calcext:value-type="float">
            <text:p>3.5313471129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3.44462247084407" calcext:value-type="float">
            <text:p>3.4446224708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3.47270132834417" calcext:value-type="float">
            <text:p>3.4727013283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3.39652260358912" calcext:value-type="float">
            <text:p>3.3965226036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3.28675069001765" calcext:value-type="float">
            <text:p>3.28675069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2.90344378582671" calcext:value-type="float">
            <text:p>2.9034437858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2.84288684106784" calcext:value-type="float">
            <text:p>2.8428868411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3.22200902089739" calcext:value-type="float">
            <text:p>3.2220090209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2.56195272294977" calcext:value-type="float">
            <text:p>2.5619527229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2.53790623681441" calcext:value-type="float">
            <text:p>2.5379062368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2.5135317706697" calcext:value-type="float">
            <text:p>2.5135317707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2.5549578234101" calcext:value-type="float">
            <text:p>2.5549578234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2.1761594570568" calcext:value-type="float">
            <text:p>2.1761594571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2.33586046819505" calcext:value-type="float">
            <text:p>2.3358604682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1.96847670067295" calcext:value-type="float">
            <text:p>1.9684767007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1.84547441872482" calcext:value-type="float">
            <text:p>1.8454744187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1.8379401282777" calcext:value-type="float">
            <text:p>1.8379401283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1.41028290169938" calcext:value-type="float">
            <text:p>1.4102829017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1.66905178753071" calcext:value-type="float">
            <text:p>1.6690517875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1.67386897055547" calcext:value-type="float">
            <text:p>1.6738689706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1.41583622314553" calcext:value-type="float">
            <text:p>1.4158362231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1.49988445030864" calcext:value-type="float">
            <text:p>1.4998844503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1.40055442856818" calcext:value-type="float">
            <text:p>1.4005544286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1.17778717610705" calcext:value-type="float">
            <text:p>1.1777871761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1.15613399050146" calcext:value-type="float">
            <text:p>1.1561339905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0.758829689174087" calcext:value-type="float">
            <text:p>0.7588296892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0.770202443023352" calcext:value-type="float">
            <text:p>0.770202443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0.61595156240676" calcext:value-type="float">
            <text:p>0.6159515624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0.547861109404042" calcext:value-type="float">
            <text:p>0.5478611094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0.190817366062307" calcext:value-type="float">
            <text:p>0.1908173661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0.602748335570501" calcext:value-type="float">
            <text:p>0.6027483356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0.468648245352729" calcext:value-type="float">
            <text:p>0.4686482454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0.226926680251727" calcext:value-type="float">
            <text:p>0.2269266803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-0.0125051777197223" calcext:value-type="float">
            <text:p>-0.0125051777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-0.302624069221868" calcext:value-type="float">
            <text:p>-0.3026240692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-0.172517205083986" calcext:value-type="float">
            <text:p>-0.1725172051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-0.144002094357185" calcext:value-type="float">
            <text:p>-0.1440020944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0.0322992471220171" calcext:value-type="float">
            <text:p>0.0322992471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-0.124997342179493" calcext:value-type="float">
            <text:p>-0.1249973422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-0.835110158543283" calcext:value-type="float">
            <text:p>-0.8351101585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-0.974023314312886" calcext:value-type="float">
            <text:p>-0.9740233143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-0.682150464291731" calcext:value-type="float">
            <text:p>-0.6821504643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-0.791378344582256" calcext:value-type="float">
            <text:p>-0.7913783446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-0.844683889301672" calcext:value-type="float">
            <text:p>-0.8446838893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-0.654235228534338" calcext:value-type="float">
            <text:p>-0.6542352285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-0.942095452027983" calcext:value-type="float">
            <text:p>-0.942095452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-1.51776986583626" calcext:value-type="float">
            <text:p>-1.5177698658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-1.34617627819792" calcext:value-type="float">
            <text:p>-1.3461762782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-1.2718433733739" calcext:value-type="float">
            <text:p>-1.2718433734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-1.39677330985164" calcext:value-type="float">
            <text:p>-1.3967733099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-1.88330429684173" calcext:value-type="float">
            <text:p>-1.8833042968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-1.25646461959213" calcext:value-type="float">
            <text:p>-1.2564646196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-1.86195182458003" calcext:value-type="float">
            <text:p>-1.8619518246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-1.98439717823935" calcext:value-type="float">
            <text:p>-1.9843971782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-1.93187376624602" calcext:value-type="float">
            <text:p>-1.9318737662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-1.99972265132054" calcext:value-type="float">
            <text:p>-1.9997226513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-2.17521128259968" calcext:value-type="float">
            <text:p>-2.1752112826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-2.31498025285198" calcext:value-type="float">
            <text:p>-2.3149802529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-2.35301651430574" calcext:value-type="float">
            <text:p>-2.3530165143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-2.31405132010726" calcext:value-type="float">
            <text:p>-2.3140513201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-2.48633841915649" calcext:value-type="float">
            <text:p>-2.4863384192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-3.25545128301784" calcext:value-type="float">
            <text:p>-3.255451283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-2.5850330921751" calcext:value-type="float">
            <text:p>-2.5850330922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-2.27033260619003" calcext:value-type="float">
            <text:p>-2.2703326062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-2.47557449119058" calcext:value-type="float">
            <text:p>-2.4755744912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-3.07245109362119" calcext:value-type="float">
            <text:p>-3.0724510936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-3.24376960705918" calcext:value-type="float">
            <text:p>-3.2437696071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-3.1472867669936" calcext:value-type="float">
            <text:p>-3.147286767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-2.92970934244928" calcext:value-type="float">
            <text:p>-2.9297093424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-3.51190545955198" calcext:value-type="float">
            <text:p>-3.5119054596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-3.6910642002615" calcext:value-type="float">
            <text:p>-3.6910642003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-3.59949906721673" calcext:value-type="float">
            <text:p>-3.5994990672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-3.13628066988988" calcext:value-type="float">
            <text:p>-3.1362806699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-3.93832603854278" calcext:value-type="float">
            <text:p>-3.9383260385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-4.02821366815423" calcext:value-type="float">
            <text:p>-4.0282136682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-3.99280855819602" calcext:value-type="float">
            <text:p>-3.9928085582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-3.93545372827876" calcext:value-type="float">
            <text:p>-3.9354537283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-3.72725025846069" calcext:value-type="float">
            <text:p>-3.7272502585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-4.53806516016878" calcext:value-type="float">
            <text:p>-4.5380651602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-4.75711311668078" calcext:value-type="float">
            <text:p>-4.7571131167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-4.58820499996996" calcext:value-type="float">
            <text:p>-4.588205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-4.17945682630935" calcext:value-type="float">
            <text:p>-4.1794568263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-4.92702951845158" calcext:value-type="float">
            <text:p>-4.9270295185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-5.02432800594736" calcext:value-type="float">
            <text:p>-5.0243280059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-4.9117234939955" calcext:value-type="float">
            <text:p>-4.911723494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-4.76545037678295" calcext:value-type="float">
            <text:p>-4.7654503768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-5.28209032174895" calcext:value-type="float">
            <text:p>-5.2820903217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-5.15674894937419" calcext:value-type="float">
            <text:p>-5.1567489494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-5.6954743628772" calcext:value-type="float">
            <text:p>-5.6954743629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-5.79300723396202" calcext:value-type="float">
            <text:p>-5.793007234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-5.9753816137655" calcext:value-type="float">
            <text:p>-5.9753816138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-6.42919969057044" calcext:value-type="float">
            <text:p>-6.4291996906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-5.73311853543862" calcext:value-type="float">
            <text:p>-5.7331185354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-5.82057664292215" calcext:value-type="float">
            <text:p>-5.8205766429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-5.34311015658383" calcext:value-type="float">
            <text:p>-5.3431101566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-6.175443467636" calcext:value-type="float">
            <text:p>-6.1754434676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-6.12768228679512" calcext:value-type="float">
            <text:p>-6.1276822868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-6.13177766888694" calcext:value-type="float">
            <text:p>-6.1317776689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-6.80219030453494" calcext:value-type="float">
            <text:p>-6.8021903045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-6.24994959013605" calcext:value-type="float">
            <text:p>-6.2499495901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-6.9143825964422" calcext:value-type="float">
            <text:p>-6.9143825964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-6.37168866065109" calcext:value-type="float">
            <text:p>-6.3716886607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-7.10287805095967" calcext:value-type="float">
            <text:p>-7.102878051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-6.22591435900318" calcext:value-type="float">
            <text:p>-6.225914359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-7.2564128856401" calcext:value-type="float">
            <text:p>-7.2564128856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-6.91289485941982" calcext:value-type="float">
            <text:p>-6.9128948594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-6.74555602353271" calcext:value-type="float">
            <text:p>-6.7455560235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-8.03773597463844" calcext:value-type="float">
            <text:p>-8.0377359746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-7.63042956899949" calcext:value-type="float">
            <text:p>-7.630429569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-7.57060123556381" calcext:value-type="float">
            <text:p>-7.5706012356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-8.06732282743791" calcext:value-type="float">
            <text:p>-8.0673228274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-8.18627068095985" calcext:value-type="float">
            <text:p>-8.186270681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-7.78675127707962" calcext:value-type="float">
            <text:p>-7.7867512771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-8.51572739286379" calcext:value-type="float">
            <text:p>-8.5157273929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-7.96644290398765" calcext:value-type="float">
            <text:p>-7.966442904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-8.39939130894368" calcext:value-type="float">
            <text:p>-8.3993913089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-8.50989654806306" calcext:value-type="float">
            <text:p>-8.5098965481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-8.65984679695452" calcext:value-type="float">
            <text:p>-8.659846797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-8.40832897444528" calcext:value-type="float">
            <text:p>-8.4083289744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-8.54347408777972" calcext:value-type="float">
            <text:p>-8.5434740878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-8.84679365554999" calcext:value-type="float">
            <text:p>-8.8467936555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-9.12131428650495" calcext:value-type="float">
            <text:p>-9.1213142865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-9.54968813934433" calcext:value-type="float">
            <text:p>-9.5496881393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-9.29668931994768" calcext:value-type="float">
            <text:p>-9.2966893199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-8.98610497846099" calcext:value-type="float">
            <text:p>-8.9861049785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-9.43943971749141" calcext:value-type="float">
            <text:p>-9.4394397175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-9.32789181514359" calcext:value-type="float">
            <text:p>-9.3278918151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-9.82747682131987" calcext:value-type="float">
            <text:p>-9.8274768213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-9.44791677776063" calcext:value-type="float">
            <text:p>-9.4479167778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-10.2414898965777" calcext:value-type="float">
            <text:p>-10.2414898966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-9.71720440189039" calcext:value-type="float">
            <text:p>-9.7172044019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-10.1437026977671" calcext:value-type="float">
            <text:p>-10.1437026978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-10.2289142339949" calcext:value-type="float">
            <text:p>-10.228914234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-10.8920900779844" calcext:value-type="float">
            <text:p>-10.892090078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-10.6541358538895" calcext:value-type="float">
            <text:p>-10.6541358539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-10.1307091352008" calcext:value-type="float">
            <text:p>-10.1307091352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-10.7909832171283" calcext:value-type="float">
            <text:p>-10.7909832171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-10.8202155509549" calcext:value-type="float">
            <text:p>-10.820215551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-11.27908622926" calcext:value-type="float">
            <text:p>-11.2790862293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-10.8897857194761" calcext:value-type="float">
            <text:p>-10.8897857195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-11.0071826677889" calcext:value-type="float">
            <text:p>-11.0071826678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-11.3632060979253" calcext:value-type="float">
            <text:p>-11.3632060979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-11.0177314475838" calcext:value-type="float">
            <text:p>-11.0177314476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-12.2682823867355" calcext:value-type="float">
            <text:p>-12.2682823867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-11.6493656109604" calcext:value-type="float">
            <text:p>-11.649365611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-11.764386646808" calcext:value-type="float">
            <text:p>-11.7643866468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-12.0408857269332" calcext:value-type="float">
            <text:p>-12.0408857269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-11.7110382344957" calcext:value-type="float">
            <text:p>-11.7110382345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-11.8771174300189" calcext:value-type="float">
            <text:p>-11.87711743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-12.9728231057059" calcext:value-type="float">
            <text:p>-12.9728231057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-12.0877213255907" calcext:value-type="float">
            <text:p>-12.0877213256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-12.9001648734004" calcext:value-type="float">
            <text:p>-12.9001648734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-12.4873813949288" calcext:value-type="float">
            <text:p>-12.4873813949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-12.4860158570115" calcext:value-type="float">
            <text:p>-12.486015857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-13.1722899204245" calcext:value-type="float">
            <text:p>-13.1722899204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-12.9441828313771" calcext:value-type="float">
            <text:p>-12.9441828314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-13.2072711669883" calcext:value-type="float">
            <text:p>-13.207271167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-12.9460621040988" calcext:value-type="float">
            <text:p>-12.9460621041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-13.3867724490055" calcext:value-type="float">
            <text:p>-13.386772449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-13.0015270120276" calcext:value-type="float">
            <text:p>-13.001527012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-13.7990446946981" calcext:value-type="float">
            <text:p>-13.7990446947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-13.2151609386493" calcext:value-type="float">
            <text:p>-13.2151609386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-13.9560965606341" calcext:value-type="float">
            <text:p>-13.9560965606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-14.3134372034126" calcext:value-type="float">
            <text:p>-14.3134372034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-14.2786445472444" calcext:value-type="float">
            <text:p>-14.2786445472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-14.9840068671886" calcext:value-type="float">
            <text:p>-14.9840068672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-14.3582520860923" calcext:value-type="float">
            <text:p>-14.3582520861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-14.8469119031343" calcext:value-type="float">
            <text:p>-14.8469119031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-15.0464344179172" calcext:value-type="float">
            <text:p>-15.0464344179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-15.1922321037015" calcext:value-type="float">
            <text:p>-15.1922321037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-15.106984383244" calcext:value-type="float">
            <text:p>-15.1069843832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-15.4600376483662" calcext:value-type="float">
            <text:p>-15.4600376484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-15.2263188206266" calcext:value-type="float">
            <text:p>-15.2263188206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-16.0074542236168" calcext:value-type="float">
            <text:p>-16.0074542236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-16.0952612579551" calcext:value-type="float">
            <text:p>-16.095261258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-16.1099841179962" calcext:value-type="float">
            <text:p>-16.109984118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-16.1311906296874" calcext:value-type="float">
            <text:p>-16.1311906297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-16.0400123214476" calcext:value-type="float">
            <text:p>-16.0400123214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-16.405208313227" calcext:value-type="float">
            <text:p>-16.4052083132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-16.6897222930016" calcext:value-type="float">
            <text:p>-16.689722293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-16.6632664636359" calcext:value-type="float">
            <text:p>-16.6632664636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-16.9254312553804" calcext:value-type="float">
            <text:p>-16.9254312554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-17.3815550208589" calcext:value-type="float">
            <text:p>-17.3815550209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-17.3563482705244" calcext:value-type="float">
            <text:p>-17.3563482705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0" loext:min-decimal-places="0" number:min-integer-digits="3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7">00/00/0000</text:date>, <text:time style:data-style-name="N2" text:time-value="21:07:31.5361573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07T21:07:39.598341260</dc:date>
    <meta:editing-duration>PT3H54M30S</meta:editing-duration>
    <meta:editing-cycles>43</meta:editing-cycles>
    <meta:generator>LibreOffice/5.1.6.2$Linux_X86_64 LibreOffice_project/10m0$Build-2</meta:generator>
    <meta:document-statistic meta:table-count="13" meta:cell-count="10578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style:rotation-angle="0"/>
      <style:text-properties fo:font-size="14pt" style:font-size-asian="11pt" style:font-size-complex="11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-30"/>
      <style:graphic-properties svg:stroke-color="#b3b3b3"/>
      <style:text-properties fo:font-family="'Liberation Mono'" style:font-style-name="Regular" style:font-family-generic="modern" style:font-pitch="fixed"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minimum="-30" chart:origin="-30" chart:reverse-direction="false" text:line-break="false" loext:try-staggering-first="false" chart:link-data-style-to-source="true" chart:axis-position="0"/>
      <style:graphic-properties svg:stroke-color="#b3b3b3"/>
      <style:text-properties fo:font-family="'Liberation Mono'" style:font-style-name="Regular" style:font-family-generic="modern" style:font-pitch="fixed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08cm" svg:height="12.91cm" xlink:href=".." xlink:type="simple" chart:class="chart:scatter" chart:style-name="ch1">
        <chart:title svg:x="6.631cm" svg:y="0.393cm" chart:style-name="ch2">
          <text:p>Active HF Dipole Balun S21</text:p>
        </chart:title>
        <chart:subtitle svg:x="8.702cm" svg:y="0.948cm" chart:style-name="ch3">
          <text:p>Balun Gain</text:p>
        </chart:subtitle>
        <chart:plot-area chart:style-name="ch4" table:cell-range-address="ACTIVE_BALUN_SN003_S21.B2:ACTIVE_BALUN_SN003_S21.B602 ACTIVE_BALUN_SN003_S21.E1:ACTIVE_BALUN_SN003_S21.E602" chart:data-source-has-labels="row" svg:x="1.094cm" svg:y="1.562cm" svg:width="18.888cm" svg:height="10.635cm">
          <chartooo:coordinate-region svg:x="2.139cm" svg:y="1.801cm" svg:width="17.047cm" svg:height="9.67cm"/>
          <chart:axis chart:dimension="x" chart:name="primary-x" chart:style-name="ch5">
            <chart:title svg:x="8.861cm" svg:y="12.206cm" chart:style-name="ch6">
              <text:p>Frequency [MHz]</text:p>
            </chart:title>
          </chart:axis>
          <chart:axis chart:dimension="y" chart:name="primary-y" chart:style-name="ch7">
            <chart:title svg:x="0cm" svg:y="7.762cm" chart:style-name="ch8">
              <text:p>S21 [dB]</text:p>
            </chart:title>
            <chart:grid chart:style-name="ch9" chart:class="major"/>
          </chart:axis>
          <chart:series chart:style-name="ch10" chart:values-cell-range-address="ACTIVE_BALUN_SN003_S21.E2:ACTIVE_BALUN_SN003_S21.E602" chart:label-cell-address="ACTIVE_BALUN_SN003_S21.E1:ACTIVE_BALUN_SN003_S21.E1" chart:class="chart:scatter">
            <chart:domain table:cell-range-address="ACTIVE_BALUN_SN003_S21.B2:ACTIVE_BALUN_SN003_S21.B602"/>
            <chart:data-point chart:repeated="6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rrected S21 [dB]</text:p>
                <draw:g>
                  <svg:desc>ACTIVE_BALUN_SN003_S21.E1:ACTIVE_BALUN_SN003_S2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ACTIVE_BALUN_SN003_S21.B2:ACTIVE_BALUN_SN003_S21.B602</svg:desc>
                </draw:g>
              </table:table-cell>
              <table:table-cell office:value-type="float" office:value="-24.0951777373397">
                <text:p>-24.0951777373397</text:p>
                <draw:g>
                  <svg:desc>ACTIVE_BALUN_SN003_S21.E2:ACTIVE_BALUN_SN003_S21.E6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7.30457429173268">
                <text:p>7.304574291732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8.2806195935392">
                <text:p>18.2806195935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5">
                <text:p>1.25</text:p>
              </table:table-cell>
              <table:table-cell office:value-type="float" office:value="24.527379968853">
                <text:p>24.527379968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29.3475677911277">
                <text:p>29.34756779112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5">
                <text:p>1.75</text:p>
              </table:table-cell>
              <table:table-cell office:value-type="float" office:value="30.0551575992993">
                <text:p>30.05515759929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0.7154752354465">
                <text:p>30.71547523544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5">
                <text:p>2.25</text:p>
              </table:table-cell>
              <table:table-cell office:value-type="float" office:value="30.9311419471392">
                <text:p>30.93114194713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31.1642044256835">
                <text:p>31.16420442568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5">
                <text:p>2.75</text:p>
              </table:table-cell>
              <table:table-cell office:value-type="float" office:value="31.9407931839313">
                <text:p>31.94079318393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33.0012981576944">
                <text:p>33.00129815769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25">
                <text:p>3.25</text:p>
              </table:table-cell>
              <table:table-cell office:value-type="float" office:value="33.6014035170252">
                <text:p>33.60140351702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5">
                <text:p>3.5</text:p>
              </table:table-cell>
              <table:table-cell office:value-type="float" office:value="33.7171280813967">
                <text:p>33.71712808139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75">
                <text:p>3.75</text:p>
              </table:table-cell>
              <table:table-cell office:value-type="float" office:value="34.1627935813307">
                <text:p>34.16279358133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34.8970317013108">
                <text:p>34.89703170131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25">
                <text:p>4.25</text:p>
              </table:table-cell>
              <table:table-cell office:value-type="float" office:value="34.7317966936462">
                <text:p>34.73179669364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5">
                <text:p>4.5</text:p>
              </table:table-cell>
              <table:table-cell office:value-type="float" office:value="35.0446109600165">
                <text:p>35.04461096001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75">
                <text:p>4.75</text:p>
              </table:table-cell>
              <table:table-cell office:value-type="float" office:value="35.6092766351576">
                <text:p>35.60927663515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35.6278494426583">
                <text:p>35.62784944265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25">
                <text:p>5.25</text:p>
              </table:table-cell>
              <table:table-cell office:value-type="float" office:value="35.6963125040869">
                <text:p>35.69631250408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5">
                <text:p>5.5</text:p>
              </table:table-cell>
              <table:table-cell office:value-type="float" office:value="35.5680101952912">
                <text:p>35.56801019529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75">
                <text:p>5.75</text:p>
              </table:table-cell>
              <table:table-cell office:value-type="float" office:value="35.8919804383837">
                <text:p>35.89198043838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36.405857080952">
                <text:p>36.4058570809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25">
                <text:p>6.25</text:p>
              </table:table-cell>
              <table:table-cell office:value-type="float" office:value="36.1648165629139">
                <text:p>36.16481656291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5">
                <text:p>6.5</text:p>
              </table:table-cell>
              <table:table-cell office:value-type="float" office:value="36.3710853400396">
                <text:p>36.37108534003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75">
                <text:p>6.75</text:p>
              </table:table-cell>
              <table:table-cell office:value-type="float" office:value="36.6865705335802">
                <text:p>36.68657053358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36.3772372198363">
                <text:p>36.37723721983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25">
                <text:p>7.25</text:p>
              </table:table-cell>
              <table:table-cell office:value-type="float" office:value="36.1429099349081">
                <text:p>36.14290993490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5">
                <text:p>7.5</text:p>
              </table:table-cell>
              <table:table-cell office:value-type="float" office:value="36.8696171193991">
                <text:p>36.86961711939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75">
                <text:p>7.75</text:p>
              </table:table-cell>
              <table:table-cell office:value-type="float" office:value="36.5738908448794">
                <text:p>36.57389084487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36.2967565024919">
                <text:p>36.29675650249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25">
                <text:p>8.25</text:p>
              </table:table-cell>
              <table:table-cell office:value-type="float" office:value="36.5971418870545">
                <text:p>36.59714188705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5">
                <text:p>8.5</text:p>
              </table:table-cell>
              <table:table-cell office:value-type="float" office:value="36.6047332591386">
                <text:p>36.60473325913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75">
                <text:p>8.75</text:p>
              </table:table-cell>
              <table:table-cell office:value-type="float" office:value="36.9103808866509">
                <text:p>36.91038088665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36.6684597383264">
                <text:p>36.66845973832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25">
                <text:p>9.25</text:p>
              </table:table-cell>
              <table:table-cell office:value-type="float" office:value="36.8151399554164">
                <text:p>36.81513995541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5">
                <text:p>9.5</text:p>
              </table:table-cell>
              <table:table-cell office:value-type="float" office:value="36.6205335408135">
                <text:p>36.62053354081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75">
                <text:p>9.75</text:p>
              </table:table-cell>
              <table:table-cell office:value-type="float" office:value="36.7164393520843">
                <text:p>36.71643935208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36.8855541041877">
                <text:p>36.88555410418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25">
                <text:p>10.25</text:p>
              </table:table-cell>
              <table:table-cell office:value-type="float" office:value="36.8739533521102">
                <text:p>36.87395335211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5">
                <text:p>10.5</text:p>
              </table:table-cell>
              <table:table-cell office:value-type="float" office:value="36.8230323243155">
                <text:p>36.82303232431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75">
                <text:p>10.75</text:p>
              </table:table-cell>
              <table:table-cell office:value-type="float" office:value="37.0244671193084">
                <text:p>37.02446711930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37.2551922956628">
                <text:p>37.25519229566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25">
                <text:p>11.25</text:p>
              </table:table-cell>
              <table:table-cell office:value-type="float" office:value="36.5847513553082">
                <text:p>36.58475135530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.5">
                <text:p>11.5</text:p>
              </table:table-cell>
              <table:table-cell office:value-type="float" office:value="36.9506717616177">
                <text:p>36.95067176161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75">
                <text:p>11.75</text:p>
              </table:table-cell>
              <table:table-cell office:value-type="float" office:value="36.6877910849034">
                <text:p>36.68779108490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">
                <text:p>12</text:p>
              </table:table-cell>
              <table:table-cell office:value-type="float" office:value="37.1939884076164">
                <text:p>37.19398840761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25">
                <text:p>12.25</text:p>
              </table:table-cell>
              <table:table-cell office:value-type="float" office:value="37.2100934631355">
                <text:p>37.21009346313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.5">
                <text:p>12.5</text:p>
              </table:table-cell>
              <table:table-cell office:value-type="float" office:value="36.6888205956121">
                <text:p>36.68882059561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75">
                <text:p>12.75</text:p>
              </table:table-cell>
              <table:table-cell office:value-type="float" office:value="37.0725714450842">
                <text:p>37.07257144508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37.4951779076737">
                <text:p>37.49517790767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.25">
                <text:p>13.25</text:p>
              </table:table-cell>
              <table:table-cell office:value-type="float" office:value="36.9353510103986">
                <text:p>36.93535101039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5">
                <text:p>13.5</text:p>
              </table:table-cell>
              <table:table-cell office:value-type="float" office:value="36.9771387765224">
                <text:p>36.97713877652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75">
                <text:p>13.75</text:p>
              </table:table-cell>
              <table:table-cell office:value-type="float" office:value="36.9255423425142">
                <text:p>36.92554234251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36.8162607146754">
                <text:p>36.81626071467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.25">
                <text:p>14.25</text:p>
              </table:table-cell>
              <table:table-cell office:value-type="float" office:value="37.5433148858649">
                <text:p>37.54331488586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.5">
                <text:p>14.5</text:p>
              </table:table-cell>
              <table:table-cell office:value-type="float" office:value="37.0247407566198">
                <text:p>37.02474075661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75">
                <text:p>14.75</text:p>
              </table:table-cell>
              <table:table-cell office:value-type="float" office:value="37.0732625207558">
                <text:p>37.07326252075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">
                <text:p>15</text:p>
              </table:table-cell>
              <table:table-cell office:value-type="float" office:value="37.1239091026168">
                <text:p>37.12390910261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25">
                <text:p>15.25</text:p>
              </table:table-cell>
              <table:table-cell office:value-type="float" office:value="37.3185513394366">
                <text:p>37.31855133943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5">
                <text:p>15.5</text:p>
              </table:table-cell>
              <table:table-cell office:value-type="float" office:value="37.2205541282541">
                <text:p>37.22055412825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75">
                <text:p>15.75</text:p>
              </table:table-cell>
              <table:table-cell office:value-type="float" office:value="37.1411853430001">
                <text:p>37.1411853430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">
                <text:p>16</text:p>
              </table:table-cell>
              <table:table-cell office:value-type="float" office:value="36.9638745834597">
                <text:p>36.96387458345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25">
                <text:p>16.25</text:p>
              </table:table-cell>
              <table:table-cell office:value-type="float" office:value="37.1357962298593">
                <text:p>37.13579622985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5">
                <text:p>16.5</text:p>
              </table:table-cell>
              <table:table-cell office:value-type="float" office:value="37.208930540866">
                <text:p>37.2089305408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75">
                <text:p>16.75</text:p>
              </table:table-cell>
              <table:table-cell office:value-type="float" office:value="36.989135419689">
                <text:p>36.9891354196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">
                <text:p>17</text:p>
              </table:table-cell>
              <table:table-cell office:value-type="float" office:value="37.6798586634965">
                <text:p>37.67985866349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.25">
                <text:p>17.25</text:p>
              </table:table-cell>
              <table:table-cell office:value-type="float" office:value="37.5578052128118">
                <text:p>37.55780521281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.5">
                <text:p>17.5</text:p>
              </table:table-cell>
              <table:table-cell office:value-type="float" office:value="37.1078023495067">
                <text:p>37.10780234950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75">
                <text:p>17.75</text:p>
              </table:table-cell>
              <table:table-cell office:value-type="float" office:value="37.0020914228996">
                <text:p>37.00209142289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">
                <text:p>18</text:p>
              </table:table-cell>
              <table:table-cell office:value-type="float" office:value="37.26205665938">
                <text:p>37.262056659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.25">
                <text:p>18.25</text:p>
              </table:table-cell>
              <table:table-cell office:value-type="float" office:value="36.7600012158698">
                <text:p>36.76000121586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.5">
                <text:p>18.5</text:p>
              </table:table-cell>
              <table:table-cell office:value-type="float" office:value="37.4405187588555">
                <text:p>37.44051875885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75">
                <text:p>18.75</text:p>
              </table:table-cell>
              <table:table-cell office:value-type="float" office:value="37.1036266093858">
                <text:p>37.10362660938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">
                <text:p>19</text:p>
              </table:table-cell>
              <table:table-cell office:value-type="float" office:value="36.9542610571715">
                <text:p>36.95426105717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25">
                <text:p>19.25</text:p>
              </table:table-cell>
              <table:table-cell office:value-type="float" office:value="37.165950173198">
                <text:p>37.1659501731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.5">
                <text:p>19.5</text:p>
              </table:table-cell>
              <table:table-cell office:value-type="float" office:value="37.0024819758531">
                <text:p>37.00248197585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75">
                <text:p>19.75</text:p>
              </table:table-cell>
              <table:table-cell office:value-type="float" office:value="37.1459336487852">
                <text:p>37.14593364878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">
                <text:p>20</text:p>
              </table:table-cell>
              <table:table-cell office:value-type="float" office:value="37.2076607631014">
                <text:p>37.20766076310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.25">
                <text:p>20.25</text:p>
              </table:table-cell>
              <table:table-cell office:value-type="float" office:value="36.6337389998246">
                <text:p>36.63373899982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.5">
                <text:p>20.5</text:p>
              </table:table-cell>
              <table:table-cell office:value-type="float" office:value="36.8424025886355">
                <text:p>36.84240258863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.75">
                <text:p>20.75</text:p>
              </table:table-cell>
              <table:table-cell office:value-type="float" office:value="37.1020508114829">
                <text:p>37.10205081148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">
                <text:p>21</text:p>
              </table:table-cell>
              <table:table-cell office:value-type="float" office:value="37.1833067748892">
                <text:p>37.18330677488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.25">
                <text:p>21.25</text:p>
              </table:table-cell>
              <table:table-cell office:value-type="float" office:value="37.5447054658907">
                <text:p>37.54470546589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.5">
                <text:p>21.5</text:p>
              </table:table-cell>
              <table:table-cell office:value-type="float" office:value="37.3054240003143">
                <text:p>37.30542400031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.75">
                <text:p>21.75</text:p>
              </table:table-cell>
              <table:table-cell office:value-type="float" office:value="37.1529727902601">
                <text:p>37.15297279026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">
                <text:p>22</text:p>
              </table:table-cell>
              <table:table-cell office:value-type="float" office:value="37.0634583666778">
                <text:p>37.06345836667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.25">
                <text:p>22.25</text:p>
              </table:table-cell>
              <table:table-cell office:value-type="float" office:value="36.733146889426">
                <text:p>36.7331468894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.5">
                <text:p>22.5</text:p>
              </table:table-cell>
              <table:table-cell office:value-type="float" office:value="36.9570544263762">
                <text:p>36.95705442637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.75">
                <text:p>22.75</text:p>
              </table:table-cell>
              <table:table-cell office:value-type="float" office:value="37.0091364839054">
                <text:p>37.00913648390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">
                <text:p>23</text:p>
              </table:table-cell>
              <table:table-cell office:value-type="float" office:value="37.0969408667247">
                <text:p>37.09694086672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.25">
                <text:p>23.25</text:p>
              </table:table-cell>
              <table:table-cell office:value-type="float" office:value="37.4703159455031">
                <text:p>37.47031594550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.5">
                <text:p>23.5</text:p>
              </table:table-cell>
              <table:table-cell office:value-type="float" office:value="36.7398490143407">
                <text:p>36.73984901434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.75">
                <text:p>23.75</text:p>
              </table:table-cell>
              <table:table-cell office:value-type="float" office:value="37.3109950301411">
                <text:p>37.31099503014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37.4147319874175">
                <text:p>37.41473198741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.25">
                <text:p>24.25</text:p>
              </table:table-cell>
              <table:table-cell office:value-type="float" office:value="36.8411789639316">
                <text:p>36.84117896393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.5">
                <text:p>24.5</text:p>
              </table:table-cell>
              <table:table-cell office:value-type="float" office:value="37.1807759482457">
                <text:p>37.18077594824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.75">
                <text:p>24.75</text:p>
              </table:table-cell>
              <table:table-cell office:value-type="float" office:value="37.2565712056185">
                <text:p>37.25657120561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">
                <text:p>25</text:p>
              </table:table-cell>
              <table:table-cell office:value-type="float" office:value="36.8701603750318">
                <text:p>36.87016037503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.25">
                <text:p>25.25</text:p>
              </table:table-cell>
              <table:table-cell office:value-type="float" office:value="37.2992285239604">
                <text:p>37.29922852396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5">
                <text:p>25.5</text:p>
              </table:table-cell>
              <table:table-cell office:value-type="float" office:value="37.3862595968855">
                <text:p>37.38625959688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.75">
                <text:p>25.75</text:p>
              </table:table-cell>
              <table:table-cell office:value-type="float" office:value="37.0446818662691">
                <text:p>37.04468186626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">
                <text:p>26</text:p>
              </table:table-cell>
              <table:table-cell office:value-type="float" office:value="37.0434275739961">
                <text:p>37.04342757399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.25">
                <text:p>26.25</text:p>
              </table:table-cell>
              <table:table-cell office:value-type="float" office:value="37.0855965856623">
                <text:p>37.08559658566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.5">
                <text:p>26.5</text:p>
              </table:table-cell>
              <table:table-cell office:value-type="float" office:value="36.8724253401627">
                <text:p>36.87242534016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.75">
                <text:p>26.75</text:p>
              </table:table-cell>
              <table:table-cell office:value-type="float" office:value="37.0772632874485">
                <text:p>37.07726328744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">
                <text:p>27</text:p>
              </table:table-cell>
              <table:table-cell office:value-type="float" office:value="36.8569646701929">
                <text:p>36.85696467019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25">
                <text:p>27.25</text:p>
              </table:table-cell>
              <table:table-cell office:value-type="float" office:value="36.7388845051626">
                <text:p>36.73888450516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.5">
                <text:p>27.5</text:p>
              </table:table-cell>
              <table:table-cell office:value-type="float" office:value="36.6779869965065">
                <text:p>36.67798699650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.75">
                <text:p>27.75</text:p>
              </table:table-cell>
              <table:table-cell office:value-type="float" office:value="37.0386390264058">
                <text:p>37.03863902640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">
                <text:p>28</text:p>
              </table:table-cell>
              <table:table-cell office:value-type="float" office:value="37.0602818593856">
                <text:p>37.06028185938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.25">
                <text:p>28.25</text:p>
              </table:table-cell>
              <table:table-cell office:value-type="float" office:value="37.0917417887114">
                <text:p>37.09174178871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.5">
                <text:p>28.5</text:p>
              </table:table-cell>
              <table:table-cell office:value-type="float" office:value="37.2300870010534">
                <text:p>37.23008700105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.75">
                <text:p>28.75</text:p>
              </table:table-cell>
              <table:table-cell office:value-type="float" office:value="37.0612978426301">
                <text:p>37.06129784263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">
                <text:p>29</text:p>
              </table:table-cell>
              <table:table-cell office:value-type="float" office:value="36.6465220086302">
                <text:p>36.64652200863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.25">
                <text:p>29.25</text:p>
              </table:table-cell>
              <table:table-cell office:value-type="float" office:value="36.9567995808458">
                <text:p>36.95679958084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.5">
                <text:p>29.5</text:p>
              </table:table-cell>
              <table:table-cell office:value-type="float" office:value="36.8732900853933">
                <text:p>36.87329008539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.75">
                <text:p>29.75</text:p>
              </table:table-cell>
              <table:table-cell office:value-type="float" office:value="36.790956831605">
                <text:p>36.7909568316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">
                <text:p>30</text:p>
              </table:table-cell>
              <table:table-cell office:value-type="float" office:value="37.0012693290445">
                <text:p>37.00126932904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.25">
                <text:p>30.25</text:p>
              </table:table-cell>
              <table:table-cell office:value-type="float" office:value="36.7402451518036">
                <text:p>36.74024515180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.5">
                <text:p>30.5</text:p>
              </table:table-cell>
              <table:table-cell office:value-type="float" office:value="37.1791185987422">
                <text:p>37.17911859874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.75">
                <text:p>30.75</text:p>
              </table:table-cell>
              <table:table-cell office:value-type="float" office:value="37.2643356412595">
                <text:p>37.26433564125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">
                <text:p>31</text:p>
              </table:table-cell>
              <table:table-cell office:value-type="float" office:value="37.0278820428168">
                <text:p>37.02788204281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.25">
                <text:p>31.25</text:p>
              </table:table-cell>
              <table:table-cell office:value-type="float" office:value="37.0418168299309">
                <text:p>37.04181682993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1.5">
                <text:p>31.5</text:p>
              </table:table-cell>
              <table:table-cell office:value-type="float" office:value="37.0912108853266">
                <text:p>37.09121088532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.75">
                <text:p>31.75</text:p>
              </table:table-cell>
              <table:table-cell office:value-type="float" office:value="36.6850302022893">
                <text:p>36.68503020228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">
                <text:p>32</text:p>
              </table:table-cell>
              <table:table-cell office:value-type="float" office:value="36.810271457535">
                <text:p>36.8102714575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.25">
                <text:p>32.25</text:p>
              </table:table-cell>
              <table:table-cell office:value-type="float" office:value="37.1994922415125">
                <text:p>37.1994922415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.5">
                <text:p>32.5</text:p>
              </table:table-cell>
              <table:table-cell office:value-type="float" office:value="37.081072869029">
                <text:p>37.0810728690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2.75">
                <text:p>32.75</text:p>
              </table:table-cell>
              <table:table-cell office:value-type="float" office:value="36.9874293033667">
                <text:p>36.98742930336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">
                <text:p>33</text:p>
              </table:table-cell>
              <table:table-cell office:value-type="float" office:value="36.8516440928374">
                <text:p>36.85164409283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.25">
                <text:p>33.25</text:p>
              </table:table-cell>
              <table:table-cell office:value-type="float" office:value="36.7036084443648">
                <text:p>36.70360844436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.5">
                <text:p>33.5</text:p>
              </table:table-cell>
              <table:table-cell office:value-type="float" office:value="36.8988631992014">
                <text:p>36.89886319920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.75">
                <text:p>33.75</text:p>
              </table:table-cell>
              <table:table-cell office:value-type="float" office:value="36.6451124678742">
                <text:p>36.64511246787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36.7690729620151">
                <text:p>36.76907296201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.25">
                <text:p>34.25</text:p>
              </table:table-cell>
              <table:table-cell office:value-type="float" office:value="36.9026876671353">
                <text:p>36.90268766713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.5">
                <text:p>34.5</text:p>
              </table:table-cell>
              <table:table-cell office:value-type="float" office:value="36.8346363215148">
                <text:p>36.83463632151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.75">
                <text:p>34.75</text:p>
              </table:table-cell>
              <table:table-cell office:value-type="float" office:value="36.9291153009811">
                <text:p>36.92911530098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">
                <text:p>35</text:p>
              </table:table-cell>
              <table:table-cell office:value-type="float" office:value="36.8634736710525">
                <text:p>36.86347367105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.25">
                <text:p>35.25</text:p>
              </table:table-cell>
              <table:table-cell office:value-type="float" office:value="36.9189609750783">
                <text:p>36.91896097507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.5">
                <text:p>35.5</text:p>
              </table:table-cell>
              <table:table-cell office:value-type="float" office:value="36.4967312059661">
                <text:p>36.49673120596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.75">
                <text:p>35.75</text:p>
              </table:table-cell>
              <table:table-cell office:value-type="float" office:value="36.2223163390662">
                <text:p>36.22231633906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">
                <text:p>36</text:p>
              </table:table-cell>
              <table:table-cell office:value-type="float" office:value="36.6059309431758">
                <text:p>36.60593094317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6.25">
                <text:p>36.25</text:p>
              </table:table-cell>
              <table:table-cell office:value-type="float" office:value="36.9548149926096">
                <text:p>36.95481499260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.5">
                <text:p>36.5</text:p>
              </table:table-cell>
              <table:table-cell office:value-type="float" office:value="36.3760911023412">
                <text:p>36.37609110234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.75">
                <text:p>36.75</text:p>
              </table:table-cell>
              <table:table-cell office:value-type="float" office:value="36.8679912667215">
                <text:p>36.86799126672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">
                <text:p>37</text:p>
              </table:table-cell>
              <table:table-cell office:value-type="float" office:value="36.8778426188177">
                <text:p>36.87784261881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.25">
                <text:p>37.25</text:p>
              </table:table-cell>
              <table:table-cell office:value-type="float" office:value="36.8138426666531">
                <text:p>36.81384266665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.5">
                <text:p>37.5</text:p>
              </table:table-cell>
              <table:table-cell office:value-type="float" office:value="36.624598120625">
                <text:p>36.6245981206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.75">
                <text:p>37.75</text:p>
              </table:table-cell>
              <table:table-cell office:value-type="float" office:value="36.9166073806886">
                <text:p>36.91660738068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8">
                <text:p>38</text:p>
              </table:table-cell>
              <table:table-cell office:value-type="float" office:value="36.4211841201195">
                <text:p>36.42118412011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8.25">
                <text:p>38.25</text:p>
              </table:table-cell>
              <table:table-cell office:value-type="float" office:value="36.3670013542822">
                <text:p>36.36700135428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8.5">
                <text:p>38.5</text:p>
              </table:table-cell>
              <table:table-cell office:value-type="float" office:value="36.6529269196028">
                <text:p>36.65292691960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8.75">
                <text:p>38.75</text:p>
              </table:table-cell>
              <table:table-cell office:value-type="float" office:value="36.6264366521032">
                <text:p>36.62643665210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">
                <text:p>39</text:p>
              </table:table-cell>
              <table:table-cell office:value-type="float" office:value="36.1408050507885">
                <text:p>36.14080505078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.25">
                <text:p>39.25</text:p>
              </table:table-cell>
              <table:table-cell office:value-type="float" office:value="36.3864995293578">
                <text:p>36.38649952935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.5">
                <text:p>39.5</text:p>
              </table:table-cell>
              <table:table-cell office:value-type="float" office:value="36.5270427220381">
                <text:p>36.52704272203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.75">
                <text:p>39.75</text:p>
              </table:table-cell>
              <table:table-cell office:value-type="float" office:value="36.2264237442717">
                <text:p>36.22642374427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">
                <text:p>40</text:p>
              </table:table-cell>
              <table:table-cell office:value-type="float" office:value="36.4232814670615">
                <text:p>36.42328146706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.25">
                <text:p>40.25</text:p>
              </table:table-cell>
              <table:table-cell office:value-type="float" office:value="36.3106068522752">
                <text:p>36.31060685227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.5">
                <text:p>40.5</text:p>
              </table:table-cell>
              <table:table-cell office:value-type="float" office:value="36.3020138859027">
                <text:p>36.30201388590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.75">
                <text:p>40.75</text:p>
              </table:table-cell>
              <table:table-cell office:value-type="float" office:value="36.4364744467658">
                <text:p>36.43647444676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1">
                <text:p>41</text:p>
              </table:table-cell>
              <table:table-cell office:value-type="float" office:value="36.5462965883626">
                <text:p>36.54629658836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.25">
                <text:p>41.25</text:p>
              </table:table-cell>
              <table:table-cell office:value-type="float" office:value="36.1962789852791">
                <text:p>36.19627898527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1.5">
                <text:p>41.5</text:p>
              </table:table-cell>
              <table:table-cell office:value-type="float" office:value="36.0979351873232">
                <text:p>36.09793518732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.75">
                <text:p>41.75</text:p>
              </table:table-cell>
              <table:table-cell office:value-type="float" office:value="36.224244724987">
                <text:p>36.2242447249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2">
                <text:p>42</text:p>
              </table:table-cell>
              <table:table-cell office:value-type="float" office:value="36.3017437504348">
                <text:p>36.30174375043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2.25">
                <text:p>42.25</text:p>
              </table:table-cell>
              <table:table-cell office:value-type="float" office:value="36.0285010431588">
                <text:p>36.02850104315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2.5">
                <text:p>42.5</text:p>
              </table:table-cell>
              <table:table-cell office:value-type="float" office:value="36.1353707144661">
                <text:p>36.13537071446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.75">
                <text:p>42.75</text:p>
              </table:table-cell>
              <table:table-cell office:value-type="float" office:value="36.2213961687672">
                <text:p>36.22139616876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3">
                <text:p>43</text:p>
              </table:table-cell>
              <table:table-cell office:value-type="float" office:value="35.8956413961663">
                <text:p>35.89564139616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3.25">
                <text:p>43.25</text:p>
              </table:table-cell>
              <table:table-cell office:value-type="float" office:value="36.5124146338101">
                <text:p>36.51241463381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3.5">
                <text:p>43.5</text:p>
              </table:table-cell>
              <table:table-cell office:value-type="float" office:value="36.3591578762764">
                <text:p>36.35915787627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3.75">
                <text:p>43.75</text:p>
              </table:table-cell>
              <table:table-cell office:value-type="float" office:value="35.2808428441745">
                <text:p>35.28084284417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4">
                <text:p>44</text:p>
              </table:table-cell>
              <table:table-cell office:value-type="float" office:value="35.7302820965278">
                <text:p>35.73028209652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4.25">
                <text:p>44.25</text:p>
              </table:table-cell>
              <table:table-cell office:value-type="float" office:value="35.7405311220336">
                <text:p>35.74053112203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.5">
                <text:p>44.5</text:p>
              </table:table-cell>
              <table:table-cell office:value-type="float" office:value="35.6106552452064">
                <text:p>35.61065524520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4.75">
                <text:p>44.75</text:p>
              </table:table-cell>
              <table:table-cell office:value-type="float" office:value="35.8003067525871">
                <text:p>35.80030675258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5">
                <text:p>45</text:p>
              </table:table-cell>
              <table:table-cell office:value-type="float" office:value="35.585177461039">
                <text:p>35.5851774610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5.25">
                <text:p>45.25</text:p>
              </table:table-cell>
              <table:table-cell office:value-type="float" office:value="35.4263231453908">
                <text:p>35.42632314539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5.5">
                <text:p>45.5</text:p>
              </table:table-cell>
              <table:table-cell office:value-type="float" office:value="35.7446064043778">
                <text:p>35.74460640437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5.75">
                <text:p>45.75</text:p>
              </table:table-cell>
              <table:table-cell office:value-type="float" office:value="35.4601137176238">
                <text:p>35.46011371762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6">
                <text:p>46</text:p>
              </table:table-cell>
              <table:table-cell office:value-type="float" office:value="35.342832855433">
                <text:p>35.3428328554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6.25">
                <text:p>46.25</text:p>
              </table:table-cell>
              <table:table-cell office:value-type="float" office:value="35.3387517772572">
                <text:p>35.33875177725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6.5">
                <text:p>46.5</text:p>
              </table:table-cell>
              <table:table-cell office:value-type="float" office:value="35.5202407829572">
                <text:p>35.52024078295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6.75">
                <text:p>46.75</text:p>
              </table:table-cell>
              <table:table-cell office:value-type="float" office:value="34.7762450392505">
                <text:p>34.77624503925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7">
                <text:p>47</text:p>
              </table:table-cell>
              <table:table-cell office:value-type="float" office:value="35.2635101471369">
                <text:p>35.26351014713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7.25">
                <text:p>47.25</text:p>
              </table:table-cell>
              <table:table-cell office:value-type="float" office:value="34.4094574582867">
                <text:p>34.40945745828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7.5">
                <text:p>47.5</text:p>
              </table:table-cell>
              <table:table-cell office:value-type="float" office:value="34.7526450186205">
                <text:p>34.75264501862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7.75">
                <text:p>47.75</text:p>
              </table:table-cell>
              <table:table-cell office:value-type="float" office:value="35.0434851081219">
                <text:p>35.04348510812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8">
                <text:p>48</text:p>
              </table:table-cell>
              <table:table-cell office:value-type="float" office:value="34.1968811550385">
                <text:p>34.19688115503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8.25">
                <text:p>48.25</text:p>
              </table:table-cell>
              <table:table-cell office:value-type="float" office:value="34.1569710437407">
                <text:p>34.15697104374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8.5">
                <text:p>48.5</text:p>
              </table:table-cell>
              <table:table-cell office:value-type="float" office:value="34.2280463504316">
                <text:p>34.22804635043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8.75">
                <text:p>48.75</text:p>
              </table:table-cell>
              <table:table-cell office:value-type="float" office:value="34.20235439258">
                <text:p>34.202354392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9">
                <text:p>49</text:p>
              </table:table-cell>
              <table:table-cell office:value-type="float" office:value="33.9594840758058">
                <text:p>33.95948407580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9.25">
                <text:p>49.25</text:p>
              </table:table-cell>
              <table:table-cell office:value-type="float" office:value="34.2694381125162">
                <text:p>34.26943811251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9.5">
                <text:p>49.5</text:p>
              </table:table-cell>
              <table:table-cell office:value-type="float" office:value="33.7421803196904">
                <text:p>33.74218031969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.75">
                <text:p>49.75</text:p>
              </table:table-cell>
              <table:table-cell office:value-type="float" office:value="33.6122658699767">
                <text:p>33.61226586997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0">
                <text:p>50</text:p>
              </table:table-cell>
              <table:table-cell office:value-type="float" office:value="33.9586629307692">
                <text:p>33.95866293076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0.25">
                <text:p>50.25</text:p>
              </table:table-cell>
              <table:table-cell office:value-type="float" office:value="33.9584154829534">
                <text:p>33.958415482953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.5">
                <text:p>50.5</text:p>
              </table:table-cell>
              <table:table-cell office:value-type="float" office:value="33.7060818628699">
                <text:p>33.70608186286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.75">
                <text:p>50.75</text:p>
              </table:table-cell>
              <table:table-cell office:value-type="float" office:value="32.9958305753576">
                <text:p>32.995830575357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1">
                <text:p>51</text:p>
              </table:table-cell>
              <table:table-cell office:value-type="float" office:value="33.4361119508603">
                <text:p>33.436111950860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1.25">
                <text:p>51.25</text:p>
              </table:table-cell>
              <table:table-cell office:value-type="float" office:value="33.287408692553">
                <text:p>33.2874086925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1.5">
                <text:p>51.5</text:p>
              </table:table-cell>
              <table:table-cell office:value-type="float" office:value="33.1388124149032">
                <text:p>33.13881241490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1.75">
                <text:p>51.75</text:p>
              </table:table-cell>
              <table:table-cell office:value-type="float" office:value="33.2056894903459">
                <text:p>33.20568949034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2">
                <text:p>52</text:p>
              </table:table-cell>
              <table:table-cell office:value-type="float" office:value="32.5652972410674">
                <text:p>32.565297241067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2.25">
                <text:p>52.25</text:p>
              </table:table-cell>
              <table:table-cell office:value-type="float" office:value="32.6610468971144">
                <text:p>32.66104689711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2.5">
                <text:p>52.5</text:p>
              </table:table-cell>
              <table:table-cell office:value-type="float" office:value="32.5155666593648">
                <text:p>32.51556665936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2.75">
                <text:p>52.75</text:p>
              </table:table-cell>
              <table:table-cell office:value-type="float" office:value="32.6423254188333">
                <text:p>32.64232541883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3">
                <text:p>53</text:p>
              </table:table-cell>
              <table:table-cell office:value-type="float" office:value="31.8354357800217">
                <text:p>31.83543578002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3.25">
                <text:p>53.25</text:p>
              </table:table-cell>
              <table:table-cell office:value-type="float" office:value="32.1349480716863">
                <text:p>32.13494807168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3.5">
                <text:p>53.5</text:p>
              </table:table-cell>
              <table:table-cell office:value-type="float" office:value="32.2869745269003">
                <text:p>32.28697452690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3.75">
                <text:p>53.75</text:p>
              </table:table-cell>
              <table:table-cell office:value-type="float" office:value="32.2319341912969">
                <text:p>32.231934191296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4">
                <text:p>54</text:p>
              </table:table-cell>
              <table:table-cell office:value-type="float" office:value="31.6774334958463">
                <text:p>31.67743349584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4.25">
                <text:p>54.25</text:p>
              </table:table-cell>
              <table:table-cell office:value-type="float" office:value="31.625733615397">
                <text:p>31.62573361539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4.5">
                <text:p>54.5</text:p>
              </table:table-cell>
              <table:table-cell office:value-type="float" office:value="31.4744271397695">
                <text:p>31.47442713976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4.75">
                <text:p>54.75</text:p>
              </table:table-cell>
              <table:table-cell office:value-type="float" office:value="31.5173801724192">
                <text:p>31.517380172419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5">
                <text:p>55</text:p>
              </table:table-cell>
              <table:table-cell office:value-type="float" office:value="30.8798063765998">
                <text:p>30.879806376599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5.25">
                <text:p>55.25</text:p>
              </table:table-cell>
              <table:table-cell office:value-type="float" office:value="30.8412041183472">
                <text:p>30.84120411834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5.5">
                <text:p>55.5</text:p>
              </table:table-cell>
              <table:table-cell office:value-type="float" office:value="31.1289024305378">
                <text:p>31.128902430537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5.75">
                <text:p>55.75</text:p>
              </table:table-cell>
              <table:table-cell office:value-type="float" office:value="30.6579633485715">
                <text:p>30.65796334857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6">
                <text:p>56</text:p>
              </table:table-cell>
              <table:table-cell office:value-type="float" office:value="30.7203780601911">
                <text:p>30.72037806019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6.25">
                <text:p>56.25</text:p>
              </table:table-cell>
              <table:table-cell office:value-type="float" office:value="30.7631621470302">
                <text:p>30.76316214703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6.5">
                <text:p>56.5</text:p>
              </table:table-cell>
              <table:table-cell office:value-type="float" office:value="30.4271376709293">
                <text:p>30.427137670929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6.75">
                <text:p>56.75</text:p>
              </table:table-cell>
              <table:table-cell office:value-type="float" office:value="30.4688451748344">
                <text:p>30.468845174834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7">
                <text:p>57</text:p>
              </table:table-cell>
              <table:table-cell office:value-type="float" office:value="30.3583537803909">
                <text:p>30.35835378039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7.25">
                <text:p>57.25</text:p>
              </table:table-cell>
              <table:table-cell office:value-type="float" office:value="29.4926631522966">
                <text:p>29.492663152296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7.5">
                <text:p>57.5</text:p>
              </table:table-cell>
              <table:table-cell office:value-type="float" office:value="29.8348532588252">
                <text:p>29.83485325882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7.75">
                <text:p>57.75</text:p>
              </table:table-cell>
              <table:table-cell office:value-type="float" office:value="30.0299220378968">
                <text:p>30.029922037896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8">
                <text:p>58</text:p>
              </table:table-cell>
              <table:table-cell office:value-type="float" office:value="28.9891366289262">
                <text:p>28.989136628926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8.25">
                <text:p>58.25</text:p>
              </table:table-cell>
              <table:table-cell office:value-type="float" office:value="28.9792954760251">
                <text:p>28.979295476025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8.5">
                <text:p>58.5</text:p>
              </table:table-cell>
              <table:table-cell office:value-type="float" office:value="28.7863494666509">
                <text:p>28.786349466650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8.75">
                <text:p>58.75</text:p>
              </table:table-cell>
              <table:table-cell office:value-type="float" office:value="28.7973398493237">
                <text:p>28.797339849323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9">
                <text:p>59</text:p>
              </table:table-cell>
              <table:table-cell office:value-type="float" office:value="28.8304022232572">
                <text:p>28.83040222325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9.25">
                <text:p>59.25</text:p>
              </table:table-cell>
              <table:table-cell office:value-type="float" office:value="28.5267605887799">
                <text:p>28.526760588779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9.5">
                <text:p>59.5</text:p>
              </table:table-cell>
              <table:table-cell office:value-type="float" office:value="28.4317557153831">
                <text:p>28.431755715383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9.75">
                <text:p>59.75</text:p>
              </table:table-cell>
              <table:table-cell office:value-type="float" office:value="28.1503718742198">
                <text:p>28.150371874219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0">
                <text:p>60</text:p>
              </table:table-cell>
              <table:table-cell office:value-type="float" office:value="28.1871410892866">
                <text:p>28.187141089286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0.25">
                <text:p>60.25</text:p>
              </table:table-cell>
              <table:table-cell office:value-type="float" office:value="28.083358268987">
                <text:p>28.08335826898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0.5">
                <text:p>60.5</text:p>
              </table:table-cell>
              <table:table-cell office:value-type="float" office:value="27.7516339605361">
                <text:p>27.75163396053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0.75">
                <text:p>60.75</text:p>
              </table:table-cell>
              <table:table-cell office:value-type="float" office:value="27.7808327714339">
                <text:p>27.780832771433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1">
                <text:p>61</text:p>
              </table:table-cell>
              <table:table-cell office:value-type="float" office:value="27.5811514304989">
                <text:p>27.58115143049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1.25">
                <text:p>61.25</text:p>
              </table:table-cell>
              <table:table-cell office:value-type="float" office:value="27.6631732940826">
                <text:p>27.66317329408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1.5">
                <text:p>61.5</text:p>
              </table:table-cell>
              <table:table-cell office:value-type="float" office:value="26.6669252841218">
                <text:p>26.66692528412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1.75">
                <text:p>61.75</text:p>
              </table:table-cell>
              <table:table-cell office:value-type="float" office:value="27.2263962862479">
                <text:p>27.226396286247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2">
                <text:p>62</text:p>
              </table:table-cell>
              <table:table-cell office:value-type="float" office:value="26.3980082921064">
                <text:p>26.398008292106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2.25">
                <text:p>62.25</text:p>
              </table:table-cell>
              <table:table-cell office:value-type="float" office:value="26.7949839730868">
                <text:p>26.794983973086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2.5">
                <text:p>62.5</text:p>
              </table:table-cell>
              <table:table-cell office:value-type="float" office:value="26.4903764646287">
                <text:p>26.490376464628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2.75">
                <text:p>62.75</text:p>
              </table:table-cell>
              <table:table-cell office:value-type="float" office:value="26.5420057508982">
                <text:p>26.542005750898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3">
                <text:p>63</text:p>
              </table:table-cell>
              <table:table-cell office:value-type="float" office:value="25.7042321940144">
                <text:p>25.70423219401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3.25">
                <text:p>63.25</text:p>
              </table:table-cell>
              <table:table-cell office:value-type="float" office:value="26.0037953895091">
                <text:p>26.00379538950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3.5">
                <text:p>63.5</text:p>
              </table:table-cell>
              <table:table-cell office:value-type="float" office:value="25.8592605077815">
                <text:p>25.85926050778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3.75">
                <text:p>63.75</text:p>
              </table:table-cell>
              <table:table-cell office:value-type="float" office:value="25.8967482850917">
                <text:p>25.896748285091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4">
                <text:p>64</text:p>
              </table:table-cell>
              <table:table-cell office:value-type="float" office:value="25.7440628880538">
                <text:p>25.74406288805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4.25">
                <text:p>64.25</text:p>
              </table:table-cell>
              <table:table-cell office:value-type="float" office:value="25.3928214219685">
                <text:p>25.392821421968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4.5">
                <text:p>64.5</text:p>
              </table:table-cell>
              <table:table-cell office:value-type="float" office:value="25.3759129927723">
                <text:p>25.375912992772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4.75">
                <text:p>64.75</text:p>
              </table:table-cell>
              <table:table-cell office:value-type="float" office:value="25.0881117832554">
                <text:p>25.088111783255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5">
                <text:p>65</text:p>
              </table:table-cell>
              <table:table-cell office:value-type="float" office:value="24.9395490908941">
                <text:p>24.939549090894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5.25">
                <text:p>65.25</text:p>
              </table:table-cell>
              <table:table-cell office:value-type="float" office:value="25.0191145286403">
                <text:p>25.01911452864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5.5">
                <text:p>65.5</text:p>
              </table:table-cell>
              <table:table-cell office:value-type="float" office:value="24.5784118320764">
                <text:p>24.57841183207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5.75">
                <text:p>65.75</text:p>
              </table:table-cell>
              <table:table-cell office:value-type="float" office:value="24.7376377728999">
                <text:p>24.737637772899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6">
                <text:p>66</text:p>
              </table:table-cell>
              <table:table-cell office:value-type="float" office:value="24.0258013248015">
                <text:p>24.025801324801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6.25">
                <text:p>66.25</text:p>
              </table:table-cell>
              <table:table-cell office:value-type="float" office:value="24.3481868498922">
                <text:p>24.348186849892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6.5">
                <text:p>66.5</text:p>
              </table:table-cell>
              <table:table-cell office:value-type="float" office:value="23.951488199455">
                <text:p>23.9514881994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6.75">
                <text:p>66.75</text:p>
              </table:table-cell>
              <table:table-cell office:value-type="float" office:value="24.1559651324548">
                <text:p>24.155965132454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7">
                <text:p>67</text:p>
              </table:table-cell>
              <table:table-cell office:value-type="float" office:value="24.0039169247315">
                <text:p>24.00391692473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7.25">
                <text:p>67.25</text:p>
              </table:table-cell>
              <table:table-cell office:value-type="float" office:value="23.6470731061259">
                <text:p>23.647073106125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7.5">
                <text:p>67.5</text:p>
              </table:table-cell>
              <table:table-cell office:value-type="float" office:value="23.3089557473757">
                <text:p>23.308955747375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7.75">
                <text:p>67.75</text:p>
              </table:table-cell>
              <table:table-cell office:value-type="float" office:value="23.1028495319248">
                <text:p>23.10284953192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8">
                <text:p>68</text:p>
              </table:table-cell>
              <table:table-cell office:value-type="float" office:value="23.4923639382228">
                <text:p>23.492363938222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8.25">
                <text:p>68.25</text:p>
              </table:table-cell>
              <table:table-cell office:value-type="float" office:value="22.8686613731615">
                <text:p>22.868661373161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8.5">
                <text:p>68.5</text:p>
              </table:table-cell>
              <table:table-cell office:value-type="float" office:value="22.4462791800766">
                <text:p>22.44627918007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8.75">
                <text:p>68.75</text:p>
              </table:table-cell>
              <table:table-cell office:value-type="float" office:value="22.1379181942019">
                <text:p>22.13791819420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9">
                <text:p>69</text:p>
              </table:table-cell>
              <table:table-cell office:value-type="float" office:value="22.7741030410887">
                <text:p>22.774103041088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9.25">
                <text:p>69.25</text:p>
              </table:table-cell>
              <table:table-cell office:value-type="float" office:value="22.1466956361139">
                <text:p>22.146695636113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9.5">
                <text:p>69.5</text:p>
              </table:table-cell>
              <table:table-cell office:value-type="float" office:value="21.7709229199804">
                <text:p>21.770922919980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9.75">
                <text:p>69.75</text:p>
              </table:table-cell>
              <table:table-cell office:value-type="float" office:value="22.0627793457487">
                <text:p>22.062779345748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0">
                <text:p>70</text:p>
              </table:table-cell>
              <table:table-cell office:value-type="float" office:value="21.3470972352949">
                <text:p>21.347097235294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0.25">
                <text:p>70.25</text:p>
              </table:table-cell>
              <table:table-cell office:value-type="float" office:value="21.9711203802859">
                <text:p>21.971120380285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0.5">
                <text:p>70.5</text:p>
              </table:table-cell>
              <table:table-cell office:value-type="float" office:value="21.8455050951051">
                <text:p>21.845505095105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0.75">
                <text:p>70.75</text:p>
              </table:table-cell>
              <table:table-cell office:value-type="float" office:value="21.9578218467081">
                <text:p>21.957821846708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1">
                <text:p>71</text:p>
              </table:table-cell>
              <table:table-cell office:value-type="float" office:value="21.3567149740731">
                <text:p>21.356714974073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1.25">
                <text:p>71.25</text:p>
              </table:table-cell>
              <table:table-cell office:value-type="float" office:value="21.5251644285963">
                <text:p>21.525164428596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1.5">
                <text:p>71.5</text:p>
              </table:table-cell>
              <table:table-cell office:value-type="float" office:value="20.6106346841918">
                <text:p>20.61063468419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1.75">
                <text:p>71.75</text:p>
              </table:table-cell>
              <table:table-cell office:value-type="float" office:value="20.2212976086717">
                <text:p>20.221297608671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2">
                <text:p>72</text:p>
              </table:table-cell>
              <table:table-cell office:value-type="float" office:value="20.0330506663619">
                <text:p>20.03305066636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2.25">
                <text:p>72.25</text:p>
              </table:table-cell>
              <table:table-cell office:value-type="float" office:value="20.056292131841">
                <text:p>20.05629213184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2.5">
                <text:p>72.5</text:p>
              </table:table-cell>
              <table:table-cell office:value-type="float" office:value="20.1022522447566">
                <text:p>20.102252244756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2.75">
                <text:p>72.75</text:p>
              </table:table-cell>
              <table:table-cell office:value-type="float" office:value="19.726538083193">
                <text:p>19.72653808319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3">
                <text:p>73</text:p>
              </table:table-cell>
              <table:table-cell office:value-type="float" office:value="19.8610078406565">
                <text:p>19.861007840656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3.25">
                <text:p>73.25</text:p>
              </table:table-cell>
              <table:table-cell office:value-type="float" office:value="20.0455432351464">
                <text:p>20.045543235146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3.5">
                <text:p>73.5</text:p>
              </table:table-cell>
              <table:table-cell office:value-type="float" office:value="19.6020755209919">
                <text:p>19.60207552099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3.75">
                <text:p>73.75</text:p>
              </table:table-cell>
              <table:table-cell office:value-type="float" office:value="19.8781963353863">
                <text:p>19.87819633538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4">
                <text:p>74</text:p>
              </table:table-cell>
              <table:table-cell office:value-type="float" office:value="19.6493831622899">
                <text:p>19.649383162289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4.25">
                <text:p>74.25</text:p>
              </table:table-cell>
              <table:table-cell office:value-type="float" office:value="19.1871444593">
                <text:p>19.187144459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4.5">
                <text:p>74.5</text:p>
              </table:table-cell>
              <table:table-cell office:value-type="float" office:value="18.7379682036481">
                <text:p>18.737968203648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4.75">
                <text:p>74.75</text:p>
              </table:table-cell>
              <table:table-cell office:value-type="float" office:value="18.8285018607866">
                <text:p>18.828501860786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5">
                <text:p>75</text:p>
              </table:table-cell>
              <table:table-cell office:value-type="float" office:value="18.4739302162779">
                <text:p>18.473930216277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5.25">
                <text:p>75.25</text:p>
              </table:table-cell>
              <table:table-cell office:value-type="float" office:value="18.2210731895755">
                <text:p>18.221073189575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5.5">
                <text:p>75.5</text:p>
              </table:table-cell>
              <table:table-cell office:value-type="float" office:value="18.0469584631748">
                <text:p>18.04695846317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5.75">
                <text:p>75.75</text:p>
              </table:table-cell>
              <table:table-cell office:value-type="float" office:value="18.4132895530375">
                <text:p>18.413289553037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6">
                <text:p>76</text:p>
              </table:table-cell>
              <table:table-cell office:value-type="float" office:value="18.0367874537109">
                <text:p>18.036787453710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6.25">
                <text:p>76.25</text:p>
              </table:table-cell>
              <table:table-cell office:value-type="float" office:value="17.8924804002623">
                <text:p>17.892480400262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6.5">
                <text:p>76.5</text:p>
              </table:table-cell>
              <table:table-cell office:value-type="float" office:value="18.3669942450909">
                <text:p>18.366994245090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6.75">
                <text:p>76.75</text:p>
              </table:table-cell>
              <table:table-cell office:value-type="float" office:value="18.1083771196477">
                <text:p>18.108377119647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7">
                <text:p>77</text:p>
              </table:table-cell>
              <table:table-cell office:value-type="float" office:value="17.4715445605415">
                <text:p>17.471544560541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7.25">
                <text:p>77.25</text:p>
              </table:table-cell>
              <table:table-cell office:value-type="float" office:value="17.4403654490212">
                <text:p>17.440365449021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7.5">
                <text:p>77.5</text:p>
              </table:table-cell>
              <table:table-cell office:value-type="float" office:value="17.1959926952246">
                <text:p>17.195992695224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7.75">
                <text:p>77.75</text:p>
              </table:table-cell>
              <table:table-cell office:value-type="float" office:value="16.6905095032663">
                <text:p>16.690509503266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8">
                <text:p>78</text:p>
              </table:table-cell>
              <table:table-cell office:value-type="float" office:value="17.1556733014143">
                <text:p>17.155673301414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8.25">
                <text:p>78.25</text:p>
              </table:table-cell>
              <table:table-cell office:value-type="float" office:value="17.1775625313618">
                <text:p>17.17756253136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8.5">
                <text:p>78.5</text:p>
              </table:table-cell>
              <table:table-cell office:value-type="float" office:value="16.5423919270556">
                <text:p>16.542391927055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8.75">
                <text:p>78.75</text:p>
              </table:table-cell>
              <table:table-cell office:value-type="float" office:value="16.3200314392866">
                <text:p>16.320031439286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9">
                <text:p>79</text:p>
              </table:table-cell>
              <table:table-cell office:value-type="float" office:value="16.983780313751">
                <text:p>16.98378031375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9.25">
                <text:p>79.25</text:p>
              </table:table-cell>
              <table:table-cell office:value-type="float" office:value="16.4554376758157">
                <text:p>16.455437675815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9.5">
                <text:p>79.5</text:p>
              </table:table-cell>
              <table:table-cell office:value-type="float" office:value="15.8640976874997">
                <text:p>15.864097687499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9.75">
                <text:p>79.75</text:p>
              </table:table-cell>
              <table:table-cell office:value-type="float" office:value="16.2871181618376">
                <text:p>16.287118161837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0">
                <text:p>80</text:p>
              </table:table-cell>
              <table:table-cell office:value-type="float" office:value="16.314592977742">
                <text:p>16.31459297774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0.25">
                <text:p>80.25</text:p>
              </table:table-cell>
              <table:table-cell office:value-type="float" office:value="16.0144906104114">
                <text:p>16.014490610411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0.5">
                <text:p>80.5</text:p>
              </table:table-cell>
              <table:table-cell office:value-type="float" office:value="15.9571727826145">
                <text:p>15.95717278261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0.75">
                <text:p>80.75</text:p>
              </table:table-cell>
              <table:table-cell office:value-type="float" office:value="16.0192998696845">
                <text:p>16.019299869684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1">
                <text:p>81</text:p>
              </table:table-cell>
              <table:table-cell office:value-type="float" office:value="16.0009467631221">
                <text:p>16.000946763122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1.25">
                <text:p>81.25</text:p>
              </table:table-cell>
              <table:table-cell office:value-type="float" office:value="14.7675029404348">
                <text:p>14.767502940434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1.5">
                <text:p>81.5</text:p>
              </table:table-cell>
              <table:table-cell office:value-type="float" office:value="15.1111526450745">
                <text:p>15.11115264507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1.75">
                <text:p>81.75</text:p>
              </table:table-cell>
              <table:table-cell office:value-type="float" office:value="15.1937314252594">
                <text:p>15.193731425259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2">
                <text:p>82</text:p>
              </table:table-cell>
              <table:table-cell office:value-type="float" office:value="14.4751508920946">
                <text:p>14.475150892094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2.25">
                <text:p>82.25</text:p>
              </table:table-cell>
              <table:table-cell office:value-type="float" office:value="14.820014755376">
                <text:p>14.82001475537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2.5">
                <text:p>82.5</text:p>
              </table:table-cell>
              <table:table-cell office:value-type="float" office:value="14.5151755937054">
                <text:p>14.515175593705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2.75">
                <text:p>82.75</text:p>
              </table:table-cell>
              <table:table-cell office:value-type="float" office:value="14.5475316641356">
                <text:p>14.54753166413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3">
                <text:p>83</text:p>
              </table:table-cell>
              <table:table-cell office:value-type="float" office:value="14.8348394880685">
                <text:p>14.834839488068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3.25">
                <text:p>83.25</text:p>
              </table:table-cell>
              <table:table-cell office:value-type="float" office:value="14.4196886897144">
                <text:p>14.419688689714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3.5">
                <text:p>83.5</text:p>
              </table:table-cell>
              <table:table-cell office:value-type="float" office:value="14.166199475033">
                <text:p>14.1661994750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3.75">
                <text:p>83.75</text:p>
              </table:table-cell>
              <table:table-cell office:value-type="float" office:value="14.5894990951435">
                <text:p>14.589499095143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4">
                <text:p>84</text:p>
              </table:table-cell>
              <table:table-cell office:value-type="float" office:value="13.9216705530745">
                <text:p>13.921670553074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4.25">
                <text:p>84.25</text:p>
              </table:table-cell>
              <table:table-cell office:value-type="float" office:value="13.3340595859157">
                <text:p>13.334059585915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4.5">
                <text:p>84.5</text:p>
              </table:table-cell>
              <table:table-cell office:value-type="float" office:value="13.3586441318226">
                <text:p>13.358644131822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4.75">
                <text:p>84.75</text:p>
              </table:table-cell>
              <table:table-cell office:value-type="float" office:value="13.2350611325078">
                <text:p>13.235061132507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5">
                <text:p>85</text:p>
              </table:table-cell>
              <table:table-cell office:value-type="float" office:value="12.6155920889689">
                <text:p>12.615592088968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5.25">
                <text:p>85.25</text:p>
              </table:table-cell>
              <table:table-cell office:value-type="float" office:value="13.1905267606474">
                <text:p>13.190526760647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5.5">
                <text:p>85.5</text:p>
              </table:table-cell>
              <table:table-cell office:value-type="float" office:value="12.7177008385618">
                <text:p>12.717700838561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5.75">
                <text:p>85.75</text:p>
              </table:table-cell>
              <table:table-cell office:value-type="float" office:value="13.1352176419307">
                <text:p>13.135217641930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6">
                <text:p>86</text:p>
              </table:table-cell>
              <table:table-cell office:value-type="float" office:value="12.5286610881265">
                <text:p>12.528661088126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6.25">
                <text:p>86.25</text:p>
              </table:table-cell>
              <table:table-cell office:value-type="float" office:value="12.8068526255013">
                <text:p>12.806852625501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6.5">
                <text:p>86.5</text:p>
              </table:table-cell>
              <table:table-cell office:value-type="float" office:value="12.4668316930169">
                <text:p>12.466831693016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6.75">
                <text:p>86.75</text:p>
              </table:table-cell>
              <table:table-cell office:value-type="float" office:value="12.5557064375323">
                <text:p>12.555706437532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7">
                <text:p>87</text:p>
              </table:table-cell>
              <table:table-cell office:value-type="float" office:value="12.4361553012769">
                <text:p>12.436155301276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7.25">
                <text:p>87.25</text:p>
              </table:table-cell>
              <table:table-cell office:value-type="float" office:value="12.0337039105237">
                <text:p>12.033703910523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7.5">
                <text:p>87.5</text:p>
              </table:table-cell>
              <table:table-cell office:value-type="float" office:value="12.1858615981901">
                <text:p>12.185861598190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7.75">
                <text:p>87.75</text:p>
              </table:table-cell>
              <table:table-cell office:value-type="float" office:value="11.8185608921379">
                <text:p>11.818560892137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8">
                <text:p>88</text:p>
              </table:table-cell>
              <table:table-cell office:value-type="float" office:value="11.6360013761419">
                <text:p>11.636001376141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8.25">
                <text:p>88.25</text:p>
              </table:table-cell>
              <table:table-cell office:value-type="float" office:value="11.4908784590413">
                <text:p>11.490878459041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8.5">
                <text:p>88.5</text:p>
              </table:table-cell>
              <table:table-cell office:value-type="float" office:value="11.6160487685443">
                <text:p>11.616048768544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8.75">
                <text:p>88.75</text:p>
              </table:table-cell>
              <table:table-cell office:value-type="float" office:value="10.9688082880775">
                <text:p>10.968808288077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9">
                <text:p>89</text:p>
              </table:table-cell>
              <table:table-cell office:value-type="float" office:value="10.902670966187">
                <text:p>10.90267096618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9.25">
                <text:p>89.25</text:p>
              </table:table-cell>
              <table:table-cell office:value-type="float" office:value="11.1182726472871">
                <text:p>11.118272647287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9.5">
                <text:p>89.5</text:p>
              </table:table-cell>
              <table:table-cell office:value-type="float" office:value="11.1373543839215">
                <text:p>11.13735438392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9.75">
                <text:p>89.75</text:p>
              </table:table-cell>
              <table:table-cell office:value-type="float" office:value="11.0508420117151">
                <text:p>11.050842011715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0">
                <text:p>90</text:p>
              </table:table-cell>
              <table:table-cell office:value-type="float" office:value="10.9151517439711">
                <text:p>10.915151743971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0.25">
                <text:p>90.25</text:p>
              </table:table-cell>
              <table:table-cell office:value-type="float" office:value="10.4039119631117">
                <text:p>10.403911963111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0.5">
                <text:p>90.5</text:p>
              </table:table-cell>
              <table:table-cell office:value-type="float" office:value="10.3364736326549">
                <text:p>10.336473632654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0.75">
                <text:p>90.75</text:p>
              </table:table-cell>
              <table:table-cell office:value-type="float" office:value="10.1778124435831">
                <text:p>10.177812443583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1">
                <text:p>91</text:p>
              </table:table-cell>
              <table:table-cell office:value-type="float" office:value="10.3052868492969">
                <text:p>10.305286849296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1.25">
                <text:p>91.25</text:p>
              </table:table-cell>
              <table:table-cell office:value-type="float" office:value="9.65645622532481">
                <text:p>9.6564562253248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1.5">
                <text:p>91.5</text:p>
              </table:table-cell>
              <table:table-cell office:value-type="float" office:value="10.2070836857566">
                <text:p>10.207083685756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1.75">
                <text:p>91.75</text:p>
              </table:table-cell>
              <table:table-cell office:value-type="float" office:value="9.84974754037612">
                <text:p>9.8497475403761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2">
                <text:p>92</text:p>
              </table:table-cell>
              <table:table-cell office:value-type="float" office:value="9.99257546613051">
                <text:p>9.9925754661305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2.25">
                <text:p>92.25</text:p>
              </table:table-cell>
              <table:table-cell office:value-type="float" office:value="9.50188751474824">
                <text:p>9.5018875147482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2.5">
                <text:p>92.5</text:p>
              </table:table-cell>
              <table:table-cell office:value-type="float" office:value="9.41262301837999">
                <text:p>9.4126230183799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2.75">
                <text:p>92.75</text:p>
              </table:table-cell>
              <table:table-cell office:value-type="float" office:value="9.60027453213417">
                <text:p>9.6002745321341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3">
                <text:p>93</text:p>
              </table:table-cell>
              <table:table-cell office:value-type="float" office:value="9.23481459005791">
                <text:p>9.2348145900579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3.25">
                <text:p>93.25</text:p>
              </table:table-cell>
              <table:table-cell office:value-type="float" office:value="9.21839791202236">
                <text:p>9.2183979120223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3.5">
                <text:p>93.5</text:p>
              </table:table-cell>
              <table:table-cell office:value-type="float" office:value="8.89029777664507">
                <text:p>8.8902977766450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3.75">
                <text:p>93.75</text:p>
              </table:table-cell>
              <table:table-cell office:value-type="float" office:value="8.90988137784478">
                <text:p>8.9098813778447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4">
                <text:p>94</text:p>
              </table:table-cell>
              <table:table-cell office:value-type="float" office:value="8.69351666285624">
                <text:p>8.6935166628562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4.25">
                <text:p>94.25</text:p>
              </table:table-cell>
              <table:table-cell office:value-type="float" office:value="8.02282987442025">
                <text:p>8.0228298744202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4.5">
                <text:p>94.5</text:p>
              </table:table-cell>
              <table:table-cell office:value-type="float" office:value="8.6816709602951">
                <text:p>8.681670960295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4.75">
                <text:p>94.75</text:p>
              </table:table-cell>
              <table:table-cell office:value-type="float" office:value="8.38719411653668">
                <text:p>8.3871941165366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5">
                <text:p>95</text:p>
              </table:table-cell>
              <table:table-cell office:value-type="float" office:value="7.97836163625782">
                <text:p>7.9783616362578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5.25">
                <text:p>95.25</text:p>
              </table:table-cell>
              <table:table-cell office:value-type="float" office:value="7.75725371718803">
                <text:p>7.7572537171880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5.5">
                <text:p>95.5</text:p>
              </table:table-cell>
              <table:table-cell office:value-type="float" office:value="8.34323753254658">
                <text:p>8.3432375325465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5.75">
                <text:p>95.75</text:p>
              </table:table-cell>
              <table:table-cell office:value-type="float" office:value="7.49367487605026">
                <text:p>7.4936748760502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6">
                <text:p>96</text:p>
              </table:table-cell>
              <table:table-cell office:value-type="float" office:value="7.83455927237165">
                <text:p>7.8345592723716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6.25">
                <text:p>96.25</text:p>
              </table:table-cell>
              <table:table-cell office:value-type="float" office:value="7.60097464677084">
                <text:p>7.6009746467708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6.5">
                <text:p>96.5</text:p>
              </table:table-cell>
              <table:table-cell office:value-type="float" office:value="7.6651921395552">
                <text:p>7.665192139555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6.75">
                <text:p>96.75</text:p>
              </table:table-cell>
              <table:table-cell office:value-type="float" office:value="7.9027681858007">
                <text:p>7.902768185800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7">
                <text:p>97</text:p>
              </table:table-cell>
              <table:table-cell office:value-type="float" office:value="7.74032533885711">
                <text:p>7.7403253388571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7.25">
                <text:p>97.25</text:p>
              </table:table-cell>
              <table:table-cell office:value-type="float" office:value="7.18756184818191">
                <text:p>7.1875618481819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7.5">
                <text:p>97.5</text:p>
              </table:table-cell>
              <table:table-cell office:value-type="float" office:value="6.99895874019651">
                <text:p>6.9989587401965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7.75">
                <text:p>97.75</text:p>
              </table:table-cell>
              <table:table-cell office:value-type="float" office:value="7.01044779152496">
                <text:p>7.0104477915249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8">
                <text:p>98</text:p>
              </table:table-cell>
              <table:table-cell office:value-type="float" office:value="6.65596577926504">
                <text:p>6.6559657792650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8.25">
                <text:p>98.25</text:p>
              </table:table-cell>
              <table:table-cell office:value-type="float" office:value="6.91511876935683">
                <text:p>6.9151187693568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8.5">
                <text:p>98.5</text:p>
              </table:table-cell>
              <table:table-cell office:value-type="float" office:value="6.86434036030322">
                <text:p>6.8643403603032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8.75">
                <text:p>98.75</text:p>
              </table:table-cell>
              <table:table-cell office:value-type="float" office:value="6.73433029182639">
                <text:p>6.7343302918263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9">
                <text:p>99</text:p>
              </table:table-cell>
              <table:table-cell office:value-type="float" office:value="6.43430051830639">
                <text:p>6.4343005183063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9.25">
                <text:p>99.25</text:p>
              </table:table-cell>
              <table:table-cell office:value-type="float" office:value="6.18371728369563">
                <text:p>6.1837172836956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9.5">
                <text:p>99.5</text:p>
              </table:table-cell>
              <table:table-cell office:value-type="float" office:value="6.24443200502144">
                <text:p>6.2444320050214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9.75">
                <text:p>99.75</text:p>
              </table:table-cell>
              <table:table-cell office:value-type="float" office:value="6.13001503167744">
                <text:p>6.1300150316774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0">
                <text:p>100</text:p>
              </table:table-cell>
              <table:table-cell office:value-type="float" office:value="5.91727575880846">
                <text:p>5.9172757588084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0.25">
                <text:p>100.25</text:p>
              </table:table-cell>
              <table:table-cell office:value-type="float" office:value="5.73395861708395">
                <text:p>5.7339586170839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0.5">
                <text:p>100.5</text:p>
              </table:table-cell>
              <table:table-cell office:value-type="float" office:value="5.65587492390504">
                <text:p>5.6558749239050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0.75">
                <text:p>100.75</text:p>
              </table:table-cell>
              <table:table-cell office:value-type="float" office:value="5.68453619696587">
                <text:p>5.6845361969658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1">
                <text:p>101</text:p>
              </table:table-cell>
              <table:table-cell office:value-type="float" office:value="4.9733428247456">
                <text:p>4.973342824745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1.25">
                <text:p>101.25</text:p>
              </table:table-cell>
              <table:table-cell office:value-type="float" office:value="5.79284051115852">
                <text:p>5.7928405111585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1.5">
                <text:p>101.5</text:p>
              </table:table-cell>
              <table:table-cell office:value-type="float" office:value="5.53810334070485">
                <text:p>5.5381033407048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1.75">
                <text:p>101.75</text:p>
              </table:table-cell>
              <table:table-cell office:value-type="float" office:value="4.88240313829094">
                <text:p>4.8824031382909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2">
                <text:p>102</text:p>
              </table:table-cell>
              <table:table-cell office:value-type="float" office:value="5.17469502197779">
                <text:p>5.1746950219777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2.25">
                <text:p>102.25</text:p>
              </table:table-cell>
              <table:table-cell office:value-type="float" office:value="5.18162440096983">
                <text:p>5.1816244009698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2.5">
                <text:p>102.5</text:p>
              </table:table-cell>
              <table:table-cell office:value-type="float" office:value="4.66308467347443">
                <text:p>4.6630846734744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2.75">
                <text:p>102.75</text:p>
              </table:table-cell>
              <table:table-cell office:value-type="float" office:value="4.93176911949749">
                <text:p>4.9317691194974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3">
                <text:p>103</text:p>
              </table:table-cell>
              <table:table-cell office:value-type="float" office:value="4.61706199417065">
                <text:p>4.6170619941706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3.25">
                <text:p>103.25</text:p>
              </table:table-cell>
              <table:table-cell office:value-type="float" office:value="4.67217630149813">
                <text:p>4.6721763014981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3.5">
                <text:p>103.5</text:p>
              </table:table-cell>
              <table:table-cell office:value-type="float" office:value="4.52158807160208">
                <text:p>4.5215880716020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3.75">
                <text:p>103.75</text:p>
              </table:table-cell>
              <table:table-cell office:value-type="float" office:value="4.34797913592937">
                <text:p>4.3479791359293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4">
                <text:p>104</text:p>
              </table:table-cell>
              <table:table-cell office:value-type="float" office:value="4.37880007205853">
                <text:p>4.3788000720585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4.25">
                <text:p>104.25</text:p>
              </table:table-cell>
              <table:table-cell office:value-type="float" office:value="4.08008771389712">
                <text:p>4.0800877138971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4.5">
                <text:p>104.5</text:p>
              </table:table-cell>
              <table:table-cell office:value-type="float" office:value="3.96580200136796">
                <text:p>3.9658020013679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4.75">
                <text:p>104.75</text:p>
              </table:table-cell>
              <table:table-cell office:value-type="float" office:value="4.13134711289447">
                <text:p>4.1313471128944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5">
                <text:p>105</text:p>
              </table:table-cell>
              <table:table-cell office:value-type="float" office:value="4.04462247084407">
                <text:p>4.0446224708440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5.25">
                <text:p>105.25</text:p>
              </table:table-cell>
              <table:table-cell office:value-type="float" office:value="4.07270132834417">
                <text:p>4.0727013283441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5.5">
                <text:p>105.5</text:p>
              </table:table-cell>
              <table:table-cell office:value-type="float" office:value="3.99652260358912">
                <text:p>3.9965226035891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5.75">
                <text:p>105.75</text:p>
              </table:table-cell>
              <table:table-cell office:value-type="float" office:value="3.88675069001765">
                <text:p>3.8867506900176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6">
                <text:p>106</text:p>
              </table:table-cell>
              <table:table-cell office:value-type="float" office:value="3.50344378582671">
                <text:p>3.5034437858267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6.25">
                <text:p>106.25</text:p>
              </table:table-cell>
              <table:table-cell office:value-type="float" office:value="3.44288684106784">
                <text:p>3.4428868410678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6.5">
                <text:p>106.5</text:p>
              </table:table-cell>
              <table:table-cell office:value-type="float" office:value="3.82200902089739">
                <text:p>3.8220090208973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6.75">
                <text:p>106.75</text:p>
              </table:table-cell>
              <table:table-cell office:value-type="float" office:value="3.16195272294977">
                <text:p>3.1619527229497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7">
                <text:p>107</text:p>
              </table:table-cell>
              <table:table-cell office:value-type="float" office:value="3.13790623681441">
                <text:p>3.1379062368144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7.25">
                <text:p>107.25</text:p>
              </table:table-cell>
              <table:table-cell office:value-type="float" office:value="3.1135317706697">
                <text:p>3.113531770669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7.5">
                <text:p>107.5</text:p>
              </table:table-cell>
              <table:table-cell office:value-type="float" office:value="3.1549578234101">
                <text:p>3.154957823410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7.75">
                <text:p>107.75</text:p>
              </table:table-cell>
              <table:table-cell office:value-type="float" office:value="2.7761594570568">
                <text:p>2.776159457056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8">
                <text:p>108</text:p>
              </table:table-cell>
              <table:table-cell office:value-type="float" office:value="2.93586046819505">
                <text:p>2.9358604681950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8.25">
                <text:p>108.25</text:p>
              </table:table-cell>
              <table:table-cell office:value-type="float" office:value="2.56847670067295">
                <text:p>2.5684767006729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8.5">
                <text:p>108.5</text:p>
              </table:table-cell>
              <table:table-cell office:value-type="float" office:value="2.44547441872482">
                <text:p>2.4454744187248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8.75">
                <text:p>108.75</text:p>
              </table:table-cell>
              <table:table-cell office:value-type="float" office:value="2.4379401282777">
                <text:p>2.437940128277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9">
                <text:p>109</text:p>
              </table:table-cell>
              <table:table-cell office:value-type="float" office:value="2.01028290169938">
                <text:p>2.0102829016993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9.25">
                <text:p>109.25</text:p>
              </table:table-cell>
              <table:table-cell office:value-type="float" office:value="2.26905178753071">
                <text:p>2.2690517875307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9.5">
                <text:p>109.5</text:p>
              </table:table-cell>
              <table:table-cell office:value-type="float" office:value="2.27386897055547">
                <text:p>2.2738689705554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9.75">
                <text:p>109.75</text:p>
              </table:table-cell>
              <table:table-cell office:value-type="float" office:value="2.01583622314553">
                <text:p>2.0158362231455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0">
                <text:p>110</text:p>
              </table:table-cell>
              <table:table-cell office:value-type="float" office:value="2.09988445030864">
                <text:p>2.0998844503086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0.25">
                <text:p>110.25</text:p>
              </table:table-cell>
              <table:table-cell office:value-type="float" office:value="2.00055442856818">
                <text:p>2.0005544285681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0.5">
                <text:p>110.5</text:p>
              </table:table-cell>
              <table:table-cell office:value-type="float" office:value="1.77778717610705">
                <text:p>1.7777871761070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0.75">
                <text:p>110.75</text:p>
              </table:table-cell>
              <table:table-cell office:value-type="float" office:value="1.75613399050146">
                <text:p>1.7561339905014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11">
                <text:p>111</text:p>
              </table:table-cell>
              <table:table-cell office:value-type="float" office:value="1.35882968917409">
                <text:p>1.3588296891740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11.25">
                <text:p>111.25</text:p>
              </table:table-cell>
              <table:table-cell office:value-type="float" office:value="1.37020244302335">
                <text:p>1.3702024430233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1.5">
                <text:p>111.5</text:p>
              </table:table-cell>
              <table:table-cell office:value-type="float" office:value="1.21595156240676">
                <text:p>1.2159515624067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1.75">
                <text:p>111.75</text:p>
              </table:table-cell>
              <table:table-cell office:value-type="float" office:value="1.14786110940404">
                <text:p>1.1478611094040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2">
                <text:p>112</text:p>
              </table:table-cell>
              <table:table-cell office:value-type="float" office:value="0.790817366062307">
                <text:p>0.79081736606230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2.25">
                <text:p>112.25</text:p>
              </table:table-cell>
              <table:table-cell office:value-type="float" office:value="1.2027483355705">
                <text:p>1.202748335570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2.5">
                <text:p>112.5</text:p>
              </table:table-cell>
              <table:table-cell office:value-type="float" office:value="1.06864824535273">
                <text:p>1.0686482453527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12.75">
                <text:p>112.75</text:p>
              </table:table-cell>
              <table:table-cell office:value-type="float" office:value="0.826926680251727">
                <text:p>0.82692668025172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3">
                <text:p>113</text:p>
              </table:table-cell>
              <table:table-cell office:value-type="float" office:value="0.587494822280278">
                <text:p>0.58749482228027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13.25">
                <text:p>113.25</text:p>
              </table:table-cell>
              <table:table-cell office:value-type="float" office:value="0.297375930778132">
                <text:p>0.29737593077813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13.5">
                <text:p>113.5</text:p>
              </table:table-cell>
              <table:table-cell office:value-type="float" office:value="0.427482794916014">
                <text:p>0.42748279491601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3.75">
                <text:p>113.75</text:p>
              </table:table-cell>
              <table:table-cell office:value-type="float" office:value="0.455997905642815">
                <text:p>0.45599790564281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14">
                <text:p>114</text:p>
              </table:table-cell>
              <table:table-cell office:value-type="float" office:value="0.632299247122017">
                <text:p>0.63229924712201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14.25">
                <text:p>114.25</text:p>
              </table:table-cell>
              <table:table-cell office:value-type="float" office:value="0.475002657820507">
                <text:p>0.47500265782050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4.5">
                <text:p>114.5</text:p>
              </table:table-cell>
              <table:table-cell office:value-type="float" office:value="-0.235110158543283">
                <text:p>-0.23511015854328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4.75">
                <text:p>114.75</text:p>
              </table:table-cell>
              <table:table-cell office:value-type="float" office:value="-0.374023314312886">
                <text:p>-0.37402331431288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15">
                <text:p>115</text:p>
              </table:table-cell>
              <table:table-cell office:value-type="float" office:value="-0.082150464291731">
                <text:p>-0.08215046429173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5.25">
                <text:p>115.25</text:p>
              </table:table-cell>
              <table:table-cell office:value-type="float" office:value="-0.191378344582256">
                <text:p>-0.19137834458225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5.5">
                <text:p>115.5</text:p>
              </table:table-cell>
              <table:table-cell office:value-type="float" office:value="-0.244683889301672">
                <text:p>-0.24468388930167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5.75">
                <text:p>115.75</text:p>
              </table:table-cell>
              <table:table-cell office:value-type="float" office:value="-0.0542352285343379">
                <text:p>-0.054235228534337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16">
                <text:p>116</text:p>
              </table:table-cell>
              <table:table-cell office:value-type="float" office:value="-0.342095452027983">
                <text:p>-0.34209545202798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16.25">
                <text:p>116.25</text:p>
              </table:table-cell>
              <table:table-cell office:value-type="float" office:value="-0.91776986583626">
                <text:p>-0.9177698658362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6.5">
                <text:p>116.5</text:p>
              </table:table-cell>
              <table:table-cell office:value-type="float" office:value="-0.74617627819792">
                <text:p>-0.7461762781979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16.75">
                <text:p>116.75</text:p>
              </table:table-cell>
              <table:table-cell office:value-type="float" office:value="-0.6718433733739">
                <text:p>-0.671843373373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7">
                <text:p>117</text:p>
              </table:table-cell>
              <table:table-cell office:value-type="float" office:value="-0.79677330985164">
                <text:p>-0.7967733098516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7.25">
                <text:p>117.25</text:p>
              </table:table-cell>
              <table:table-cell office:value-type="float" office:value="-1.28330429684173">
                <text:p>-1.2833042968417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17.5">
                <text:p>117.5</text:p>
              </table:table-cell>
              <table:table-cell office:value-type="float" office:value="-0.65646461959213">
                <text:p>-0.6564646195921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7.75">
                <text:p>117.75</text:p>
              </table:table-cell>
              <table:table-cell office:value-type="float" office:value="-1.26195182458003">
                <text:p>-1.2619518245800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8">
                <text:p>118</text:p>
              </table:table-cell>
              <table:table-cell office:value-type="float" office:value="-1.38439717823935">
                <text:p>-1.3843971782393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8.25">
                <text:p>118.25</text:p>
              </table:table-cell>
              <table:table-cell office:value-type="float" office:value="-1.33187376624602">
                <text:p>-1.3318737662460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8.5">
                <text:p>118.5</text:p>
              </table:table-cell>
              <table:table-cell office:value-type="float" office:value="-1.39972265132054">
                <text:p>-1.3997226513205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8.75">
                <text:p>118.75</text:p>
              </table:table-cell>
              <table:table-cell office:value-type="float" office:value="-1.57521128259968">
                <text:p>-1.5752112825996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9">
                <text:p>119</text:p>
              </table:table-cell>
              <table:table-cell office:value-type="float" office:value="-1.71498025285198">
                <text:p>-1.7149802528519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9.25">
                <text:p>119.25</text:p>
              </table:table-cell>
              <table:table-cell office:value-type="float" office:value="-1.75301651430574">
                <text:p>-1.7530165143057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9.5">
                <text:p>119.5</text:p>
              </table:table-cell>
              <table:table-cell office:value-type="float" office:value="-1.71405132010726">
                <text:p>-1.7140513201072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9.75">
                <text:p>119.75</text:p>
              </table:table-cell>
              <table:table-cell office:value-type="float" office:value="-1.88633841915649">
                <text:p>-1.8863384191564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20">
                <text:p>120</text:p>
              </table:table-cell>
              <table:table-cell office:value-type="float" office:value="-2.65545128301784">
                <text:p>-2.6554512830178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20.25">
                <text:p>120.25</text:p>
              </table:table-cell>
              <table:table-cell office:value-type="float" office:value="-1.9850330921751">
                <text:p>-1.985033092175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0.5">
                <text:p>120.5</text:p>
              </table:table-cell>
              <table:table-cell office:value-type="float" office:value="-1.67033260619003">
                <text:p>-1.6703326061900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0.75">
                <text:p>120.75</text:p>
              </table:table-cell>
              <table:table-cell office:value-type="float" office:value="-1.87557449119058">
                <text:p>-1.8755744911905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1">
                <text:p>121</text:p>
              </table:table-cell>
              <table:table-cell office:value-type="float" office:value="-2.47245109362119">
                <text:p>-2.4724510936211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1.25">
                <text:p>121.25</text:p>
              </table:table-cell>
              <table:table-cell office:value-type="float" office:value="-2.64376960705918">
                <text:p>-2.6437696070591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1.5">
                <text:p>121.5</text:p>
              </table:table-cell>
              <table:table-cell office:value-type="float" office:value="-2.5472867669936">
                <text:p>-2.547286766993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1.75">
                <text:p>121.75</text:p>
              </table:table-cell>
              <table:table-cell office:value-type="float" office:value="-2.32970934244928">
                <text:p>-2.3297093424492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2">
                <text:p>122</text:p>
              </table:table-cell>
              <table:table-cell office:value-type="float" office:value="-2.91190545955198">
                <text:p>-2.9119054595519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2.25">
                <text:p>122.25</text:p>
              </table:table-cell>
              <table:table-cell office:value-type="float" office:value="-3.0910642002615">
                <text:p>-3.091064200261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2.5">
                <text:p>122.5</text:p>
              </table:table-cell>
              <table:table-cell office:value-type="float" office:value="-2.99949906721673">
                <text:p>-2.9994990672167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2.75">
                <text:p>122.75</text:p>
              </table:table-cell>
              <table:table-cell office:value-type="float" office:value="-2.53628066988988">
                <text:p>-2.5362806698898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3">
                <text:p>123</text:p>
              </table:table-cell>
              <table:table-cell office:value-type="float" office:value="-3.33832603854278">
                <text:p>-3.3383260385427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3.25">
                <text:p>123.25</text:p>
              </table:table-cell>
              <table:table-cell office:value-type="float" office:value="-3.42821366815423">
                <text:p>-3.4282136681542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3.5">
                <text:p>123.5</text:p>
              </table:table-cell>
              <table:table-cell office:value-type="float" office:value="-3.39280855819602">
                <text:p>-3.3928085581960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3.75">
                <text:p>123.75</text:p>
              </table:table-cell>
              <table:table-cell office:value-type="float" office:value="-3.33545372827876">
                <text:p>-3.3354537282787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4">
                <text:p>124</text:p>
              </table:table-cell>
              <table:table-cell office:value-type="float" office:value="-3.12725025846069">
                <text:p>-3.1272502584606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4.25">
                <text:p>124.25</text:p>
              </table:table-cell>
              <table:table-cell office:value-type="float" office:value="-3.93806516016878">
                <text:p>-3.9380651601687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4.5">
                <text:p>124.5</text:p>
              </table:table-cell>
              <table:table-cell office:value-type="float" office:value="-4.15711311668078">
                <text:p>-4.1571131166807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24.75">
                <text:p>124.75</text:p>
              </table:table-cell>
              <table:table-cell office:value-type="float" office:value="-3.98820499996996">
                <text:p>-3.9882049999699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5">
                <text:p>125</text:p>
              </table:table-cell>
              <table:table-cell office:value-type="float" office:value="-3.57945682630935">
                <text:p>-3.5794568263093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5.25">
                <text:p>125.25</text:p>
              </table:table-cell>
              <table:table-cell office:value-type="float" office:value="-4.32702951845158">
                <text:p>-4.3270295184515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25.5">
                <text:p>125.5</text:p>
              </table:table-cell>
              <table:table-cell office:value-type="float" office:value="-4.42432800594736">
                <text:p>-4.4243280059473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25.75">
                <text:p>125.75</text:p>
              </table:table-cell>
              <table:table-cell office:value-type="float" office:value="-4.3117234939955">
                <text:p>-4.311723493995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26">
                <text:p>126</text:p>
              </table:table-cell>
              <table:table-cell office:value-type="float" office:value="-4.16545037678295">
                <text:p>-4.1654503767829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26.25">
                <text:p>126.25</text:p>
              </table:table-cell>
              <table:table-cell office:value-type="float" office:value="-4.68209032174895">
                <text:p>-4.6820903217489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26.5">
                <text:p>126.5</text:p>
              </table:table-cell>
              <table:table-cell office:value-type="float" office:value="-4.55674894937419">
                <text:p>-4.5567489493741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6.75">
                <text:p>126.75</text:p>
              </table:table-cell>
              <table:table-cell office:value-type="float" office:value="-5.0954743628772">
                <text:p>-5.095474362877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7">
                <text:p>127</text:p>
              </table:table-cell>
              <table:table-cell office:value-type="float" office:value="-5.19300723396202">
                <text:p>-5.1930072339620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7.25">
                <text:p>127.25</text:p>
              </table:table-cell>
              <table:table-cell office:value-type="float" office:value="-5.3753816137655">
                <text:p>-5.375381613765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27.5">
                <text:p>127.5</text:p>
              </table:table-cell>
              <table:table-cell office:value-type="float" office:value="-5.82919969057044">
                <text:p>-5.8291996905704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27.75">
                <text:p>127.75</text:p>
              </table:table-cell>
              <table:table-cell office:value-type="float" office:value="-5.13311853543862">
                <text:p>-5.1331185354386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8">
                <text:p>128</text:p>
              </table:table-cell>
              <table:table-cell office:value-type="float" office:value="-5.22057664292215">
                <text:p>-5.2205766429221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8.25">
                <text:p>128.25</text:p>
              </table:table-cell>
              <table:table-cell office:value-type="float" office:value="-4.74311015658383">
                <text:p>-4.7431101565838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8.5">
                <text:p>128.5</text:p>
              </table:table-cell>
              <table:table-cell office:value-type="float" office:value="-5.575443467636">
                <text:p>-5.57544346763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28.75">
                <text:p>128.75</text:p>
              </table:table-cell>
              <table:table-cell office:value-type="float" office:value="-5.52768228679512">
                <text:p>-5.5276822867951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9">
                <text:p>129</text:p>
              </table:table-cell>
              <table:table-cell office:value-type="float" office:value="-5.53177766888694">
                <text:p>-5.5317776688869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29.25">
                <text:p>129.25</text:p>
              </table:table-cell>
              <table:table-cell office:value-type="float" office:value="-6.20219030453494">
                <text:p>-6.2021903045349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29.5">
                <text:p>129.5</text:p>
              </table:table-cell>
              <table:table-cell office:value-type="float" office:value="-5.64994959013605">
                <text:p>-5.6499495901360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29.75">
                <text:p>129.75</text:p>
              </table:table-cell>
              <table:table-cell office:value-type="float" office:value="-6.3143825964422">
                <text:p>-6.314382596442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30">
                <text:p>130</text:p>
              </table:table-cell>
              <table:table-cell office:value-type="float" office:value="-5.77168866065109">
                <text:p>-5.7716886606510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30.25">
                <text:p>130.25</text:p>
              </table:table-cell>
              <table:table-cell office:value-type="float" office:value="-6.50287805095967">
                <text:p>-6.5028780509596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30.5">
                <text:p>130.5</text:p>
              </table:table-cell>
              <table:table-cell office:value-type="float" office:value="-5.62591435900318">
                <text:p>-5.6259143590031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30.75">
                <text:p>130.75</text:p>
              </table:table-cell>
              <table:table-cell office:value-type="float" office:value="-6.6564128856401">
                <text:p>-6.656412885640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31">
                <text:p>131</text:p>
              </table:table-cell>
              <table:table-cell office:value-type="float" office:value="-6.31289485941982">
                <text:p>-6.3128948594198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31.25">
                <text:p>131.25</text:p>
              </table:table-cell>
              <table:table-cell office:value-type="float" office:value="-6.14555602353271">
                <text:p>-6.1455560235327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31.5">
                <text:p>131.5</text:p>
              </table:table-cell>
              <table:table-cell office:value-type="float" office:value="-7.43773597463844">
                <text:p>-7.4377359746384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31.75">
                <text:p>131.75</text:p>
              </table:table-cell>
              <table:table-cell office:value-type="float" office:value="-7.03042956899949">
                <text:p>-7.0304295689994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32">
                <text:p>132</text:p>
              </table:table-cell>
              <table:table-cell office:value-type="float" office:value="-6.97060123556381">
                <text:p>-6.9706012355638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32.25">
                <text:p>132.25</text:p>
              </table:table-cell>
              <table:table-cell office:value-type="float" office:value="-7.46732282743791">
                <text:p>-7.4673228274379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32.5">
                <text:p>132.5</text:p>
              </table:table-cell>
              <table:table-cell office:value-type="float" office:value="-7.58627068095985">
                <text:p>-7.5862706809598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32.75">
                <text:p>132.75</text:p>
              </table:table-cell>
              <table:table-cell office:value-type="float" office:value="-7.18675127707962">
                <text:p>-7.1867512770796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33">
                <text:p>133</text:p>
              </table:table-cell>
              <table:table-cell office:value-type="float" office:value="-7.91572739286379">
                <text:p>-7.9157273928637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33.25">
                <text:p>133.25</text:p>
              </table:table-cell>
              <table:table-cell office:value-type="float" office:value="-7.36644290398765">
                <text:p>-7.3664429039876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33.5">
                <text:p>133.5</text:p>
              </table:table-cell>
              <table:table-cell office:value-type="float" office:value="-7.79939130894368">
                <text:p>-7.7993913089436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33.75">
                <text:p>133.75</text:p>
              </table:table-cell>
              <table:table-cell office:value-type="float" office:value="-7.90989654806306">
                <text:p>-7.9098965480630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34">
                <text:p>134</text:p>
              </table:table-cell>
              <table:table-cell office:value-type="float" office:value="-8.05984679695452">
                <text:p>-8.0598467969545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34.25">
                <text:p>134.25</text:p>
              </table:table-cell>
              <table:table-cell office:value-type="float" office:value="-7.80832897444528">
                <text:p>-7.8083289744452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34.5">
                <text:p>134.5</text:p>
              </table:table-cell>
              <table:table-cell office:value-type="float" office:value="-7.94347408777972">
                <text:p>-7.9434740877797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34.75">
                <text:p>134.75</text:p>
              </table:table-cell>
              <table:table-cell office:value-type="float" office:value="-8.24679365554999">
                <text:p>-8.2467936555499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35">
                <text:p>135</text:p>
              </table:table-cell>
              <table:table-cell office:value-type="float" office:value="-8.52131428650495">
                <text:p>-8.5213142865049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35.25">
                <text:p>135.25</text:p>
              </table:table-cell>
              <table:table-cell office:value-type="float" office:value="-8.94968813934433">
                <text:p>-8.9496881393443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35.5">
                <text:p>135.5</text:p>
              </table:table-cell>
              <table:table-cell office:value-type="float" office:value="-8.69668931994768">
                <text:p>-8.6966893199476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5.75">
                <text:p>135.75</text:p>
              </table:table-cell>
              <table:table-cell office:value-type="float" office:value="-8.38610497846099">
                <text:p>-8.3861049784609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6">
                <text:p>136</text:p>
              </table:table-cell>
              <table:table-cell office:value-type="float" office:value="-8.83943971749141">
                <text:p>-8.8394397174914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6.25">
                <text:p>136.25</text:p>
              </table:table-cell>
              <table:table-cell office:value-type="float" office:value="-8.72789181514359">
                <text:p>-8.7278918151435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6.5">
                <text:p>136.5</text:p>
              </table:table-cell>
              <table:table-cell office:value-type="float" office:value="-9.22747682131987">
                <text:p>-9.2274768213198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36.75">
                <text:p>136.75</text:p>
              </table:table-cell>
              <table:table-cell office:value-type="float" office:value="-8.84791677776063">
                <text:p>-8.8479167777606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37">
                <text:p>137</text:p>
              </table:table-cell>
              <table:table-cell office:value-type="float" office:value="-9.6414898965777">
                <text:p>-9.641489896577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37.25">
                <text:p>137.25</text:p>
              </table:table-cell>
              <table:table-cell office:value-type="float" office:value="-9.11720440189039">
                <text:p>-9.1172044018903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37.5">
                <text:p>137.5</text:p>
              </table:table-cell>
              <table:table-cell office:value-type="float" office:value="-9.5437026977671">
                <text:p>-9.543702697767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37.75">
                <text:p>137.75</text:p>
              </table:table-cell>
              <table:table-cell office:value-type="float" office:value="-9.6289142339949">
                <text:p>-9.628914233994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38">
                <text:p>138</text:p>
              </table:table-cell>
              <table:table-cell office:value-type="float" office:value="-10.2920900779844">
                <text:p>-10.292090077984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38.25">
                <text:p>138.25</text:p>
              </table:table-cell>
              <table:table-cell office:value-type="float" office:value="-10.0541358538895">
                <text:p>-10.054135853889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38.5">
                <text:p>138.5</text:p>
              </table:table-cell>
              <table:table-cell office:value-type="float" office:value="-9.5307091352008">
                <text:p>-9.530709135200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38.75">
                <text:p>138.75</text:p>
              </table:table-cell>
              <table:table-cell office:value-type="float" office:value="-10.1909832171283">
                <text:p>-10.190983217128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39">
                <text:p>139</text:p>
              </table:table-cell>
              <table:table-cell office:value-type="float" office:value="-10.2202155509549">
                <text:p>-10.220215550954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39.25">
                <text:p>139.25</text:p>
              </table:table-cell>
              <table:table-cell office:value-type="float" office:value="-10.67908622926">
                <text:p>-10.6790862292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39.5">
                <text:p>139.5</text:p>
              </table:table-cell>
              <table:table-cell office:value-type="float" office:value="-10.2897857194761">
                <text:p>-10.289785719476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39.75">
                <text:p>139.75</text:p>
              </table:table-cell>
              <table:table-cell office:value-type="float" office:value="-10.4071826677889">
                <text:p>-10.407182667788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0">
                <text:p>140</text:p>
              </table:table-cell>
              <table:table-cell office:value-type="float" office:value="-10.7632060979253">
                <text:p>-10.763206097925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0.25">
                <text:p>140.25</text:p>
              </table:table-cell>
              <table:table-cell office:value-type="float" office:value="-10.4177314475838">
                <text:p>-10.417731447583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0.5">
                <text:p>140.5</text:p>
              </table:table-cell>
              <table:table-cell office:value-type="float" office:value="-11.6682823867355">
                <text:p>-11.668282386735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0.75">
                <text:p>140.75</text:p>
              </table:table-cell>
              <table:table-cell office:value-type="float" office:value="-11.0493656109604">
                <text:p>-11.049365610960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1">
                <text:p>141</text:p>
              </table:table-cell>
              <table:table-cell office:value-type="float" office:value="-11.164386646808">
                <text:p>-11.16438664680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1.25">
                <text:p>141.25</text:p>
              </table:table-cell>
              <table:table-cell office:value-type="float" office:value="-11.4408857269332">
                <text:p>-11.440885726933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1.5">
                <text:p>141.5</text:p>
              </table:table-cell>
              <table:table-cell office:value-type="float" office:value="-11.1110382344957">
                <text:p>-11.111038234495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1.75">
                <text:p>141.75</text:p>
              </table:table-cell>
              <table:table-cell office:value-type="float" office:value="-11.2771174300189">
                <text:p>-11.277117430018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42">
                <text:p>142</text:p>
              </table:table-cell>
              <table:table-cell office:value-type="float" office:value="-12.3728231057059">
                <text:p>-12.372823105705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42.25">
                <text:p>142.25</text:p>
              </table:table-cell>
              <table:table-cell office:value-type="float" office:value="-11.4877213255907">
                <text:p>-11.487721325590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42.5">
                <text:p>142.5</text:p>
              </table:table-cell>
              <table:table-cell office:value-type="float" office:value="-12.3001648734004">
                <text:p>-12.300164873400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42.75">
                <text:p>142.75</text:p>
              </table:table-cell>
              <table:table-cell office:value-type="float" office:value="-11.8873813949288">
                <text:p>-11.887381394928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3">
                <text:p>143</text:p>
              </table:table-cell>
              <table:table-cell office:value-type="float" office:value="-11.8860158570115">
                <text:p>-11.886015857011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43.25">
                <text:p>143.25</text:p>
              </table:table-cell>
              <table:table-cell office:value-type="float" office:value="-12.5722899204245">
                <text:p>-12.572289920424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43.5">
                <text:p>143.5</text:p>
              </table:table-cell>
              <table:table-cell office:value-type="float" office:value="-12.3441828313771">
                <text:p>-12.344182831377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43.75">
                <text:p>143.75</text:p>
              </table:table-cell>
              <table:table-cell office:value-type="float" office:value="-12.6072711669883">
                <text:p>-12.607271166988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4">
                <text:p>144</text:p>
              </table:table-cell>
              <table:table-cell office:value-type="float" office:value="-12.3460621040988">
                <text:p>-12.346062104098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4.25">
                <text:p>144.25</text:p>
              </table:table-cell>
              <table:table-cell office:value-type="float" office:value="-12.7867724490055">
                <text:p>-12.786772449005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44.5">
                <text:p>144.5</text:p>
              </table:table-cell>
              <table:table-cell office:value-type="float" office:value="-12.4015270120276">
                <text:p>-12.401527012027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44.75">
                <text:p>144.75</text:p>
              </table:table-cell>
              <table:table-cell office:value-type="float" office:value="-13.1990446946981">
                <text:p>-13.199044694698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45">
                <text:p>145</text:p>
              </table:table-cell>
              <table:table-cell office:value-type="float" office:value="-12.6151609386493">
                <text:p>-12.615160938649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45.25">
                <text:p>145.25</text:p>
              </table:table-cell>
              <table:table-cell office:value-type="float" office:value="-13.3560965606341">
                <text:p>-13.356096560634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45.5">
                <text:p>145.5</text:p>
              </table:table-cell>
              <table:table-cell office:value-type="float" office:value="-13.7134372034126">
                <text:p>-13.713437203412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45.75">
                <text:p>145.75</text:p>
              </table:table-cell>
              <table:table-cell office:value-type="float" office:value="-13.6786445472444">
                <text:p>-13.678644547244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6">
                <text:p>146</text:p>
              </table:table-cell>
              <table:table-cell office:value-type="float" office:value="-14.3840068671886">
                <text:p>-14.384006867188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46.25">
                <text:p>146.25</text:p>
              </table:table-cell>
              <table:table-cell office:value-type="float" office:value="-13.7582520860923">
                <text:p>-13.758252086092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46.5">
                <text:p>146.5</text:p>
              </table:table-cell>
              <table:table-cell office:value-type="float" office:value="-14.2469119031343">
                <text:p>-14.246911903134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6.75">
                <text:p>146.75</text:p>
              </table:table-cell>
              <table:table-cell office:value-type="float" office:value="-14.4464344179172">
                <text:p>-14.446434417917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47">
                <text:p>147</text:p>
              </table:table-cell>
              <table:table-cell office:value-type="float" office:value="-14.5922321037015">
                <text:p>-14.592232103701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47.25">
                <text:p>147.25</text:p>
              </table:table-cell>
              <table:table-cell office:value-type="float" office:value="-14.506984383244">
                <text:p>-14.50698438324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47.5">
                <text:p>147.5</text:p>
              </table:table-cell>
              <table:table-cell office:value-type="float" office:value="-14.8600376483662">
                <text:p>-14.860037648366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7.75">
                <text:p>147.75</text:p>
              </table:table-cell>
              <table:table-cell office:value-type="float" office:value="-14.6263188206266">
                <text:p>-14.626318820626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48">
                <text:p>148</text:p>
              </table:table-cell>
              <table:table-cell office:value-type="float" office:value="-15.4074542236168">
                <text:p>-15.407454223616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48.25">
                <text:p>148.25</text:p>
              </table:table-cell>
              <table:table-cell office:value-type="float" office:value="-15.4952612579551">
                <text:p>-15.495261257955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48.5">
                <text:p>148.5</text:p>
              </table:table-cell>
              <table:table-cell office:value-type="float" office:value="-15.5099841179962">
                <text:p>-15.509984117996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48.75">
                <text:p>148.75</text:p>
              </table:table-cell>
              <table:table-cell office:value-type="float" office:value="-15.5311906296874">
                <text:p>-15.531190629687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49">
                <text:p>149</text:p>
              </table:table-cell>
              <table:table-cell office:value-type="float" office:value="-15.4400123214476">
                <text:p>-15.440012321447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49.25">
                <text:p>149.25</text:p>
              </table:table-cell>
              <table:table-cell office:value-type="float" office:value="-15.805208313227">
                <text:p>-15.80520831322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49.5">
                <text:p>149.5</text:p>
              </table:table-cell>
              <table:table-cell office:value-type="float" office:value="-16.0897222930016">
                <text:p>-16.089722293001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49.75">
                <text:p>149.75</text:p>
              </table:table-cell>
              <table:table-cell office:value-type="float" office:value="-16.0632664636359">
                <text:p>-16.063266463635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50">
                <text:p>150</text:p>
              </table:table-cell>
              <table:table-cell office:value-type="float" office:value="-16.3254312553804">
                <text:p>-16.325431255380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0.25">
                <text:p>150.25</text:p>
              </table:table-cell>
              <table:table-cell office:value-type="float" office:value="-16.7815550208589">
                <text:p>-16.781555020858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50.5">
                <text:p>150.5</text:p>
              </table:table-cell>
              <table:table-cell office:value-type="float" office:value="-16.7563482705244">
                <text:p>-16.75634827052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22">
      <style:chart-properties chart:display-label="true" chart:logarithmic="false" chart:minimum="-40" chart:maximum="5" chart:origin="-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2">
      <style:chart-properties chart:display-label="true" chart:logarithmic="false" chart:maximum="40" chart:origin="0" chart:interval-major="10" chart:reverse-direction="false" text:line-break="false" loext:try-staggering-first="false" chart:link-data-style-to-source="true" chart:axis-position="-4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25" loext:regression-extrapolate-backward="5" loext:regression-force-intercept="false" loext:regression-intercept-value="0" chart:regression-type="linear"/>
      <style:graphic-properties svg:stroke-color="#ffd320"/>
    </style:style>
    <style:style style:name="ch8" style:family="chart">
      <style:chart-properties chart:solid-type="cuboid" chart:symbol-type="named-symbol" chart:symbol-name="arrow-down" chart:symbol-width="0.25cm" chart:symbol-height="0.25cm"/>
    </style:style>
    <style:style style:name="ch9" style:family="chart">
      <style:chart-properties loext:regression-name="" loext:regression-max-degree="2" loext:regression-period="2" loext:regression-extrapolate-forward="25" loext:regression-extrapolate-backward="0" loext:regression-force-intercept="false" loext:regression-intercept-value="0" chart:regression-type="linear"/>
      <style:graphic-properties svg:stroke-color="#ffd320"/>
    </style:style>
    <style:style style:name="ch10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149cm" svg:height="9.147cm" xlink:href=".." xlink:type="simple" chart:class="chart:scatter" chart:style-name="ch1">
        <chart:plot-area chart:style-name="ch2" table:cell-range-address="'IMD-30MHz'.J11:'IMD-30MHz'.J17 'IMD-30MHz'.L2:'IMD-30MHz'.L21 'IMD-30MHz'.K1:'IMD-30MHz'.L1 'IMD-30MHz'.K11:'IMD-30MHz'.K21" chart:data-source-has-labels="row" svg:x="0.322cm" svg:y="0.182cm" svg:width="15.505cm" svg:height="8.783cm">
          <chartooo:coordinate-region svg:x="1.712cm" svg:y="0.381cm" svg:width="13.69cm" svg:height="8.38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IMD-30MHz'.L11:'IMD-30MHz'.L17" chart:class="chart:scatter">
            <chart:domain table:cell-range-address="'IMD-30MHz'.J11:'IMD-30MHz'.J17"/>
            <chart:regression-curve chart:style-name="ch7">
              <chart:equation chart:display-equation="true" chart:display-r-square="true" svg:x="5.818cm" svg:y="5.597cm"/>
            </chart:regression-curve>
            <chart:data-point chart:style-name="ch8" chart:repeated="5"/>
            <chart:data-point chart:repeated="2"/>
          </chart:series>
          <chart:series chart:style-name="ch6" chart:values-cell-range-address="'IMD-30MHz'.K11:'IMD-30MHz'.K21" chart:label-cell-address="'IMD-30MHz'.K1:'IMD-30MHz'.K1" chart:class="chart:scatter">
            <chart:domain table:cell-range-address="'IMD-30MHz'.J11:'IMD-30MHz'.J21"/>
            <chart:regression-curve chart:style-name="ch9">
              <chart:equation chart:display-equation="true" chart:display-r-square="false"/>
            </chart:regression-curve>
            <chart:data-point chart:repeated="11"/>
          </chart:series>
          <chart:series chart:style-name="ch10" chart:values-cell-range-address="'IMD-30MHz'.L2:'IMD-30MHz'.L21" chart:label-cell-address="'IMD-30MHz'.L1:'IMD-30MHz'.L1" chart:class="chart:scatter">
            <chart:domain table:cell-range-address="'IMD-30MHz'.J2:'IMD-30MHz'.J21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L</text:p>
              </table:table-cell>
              <table:table-cell office:value-type="string">
                <text:p>Column J</text:p>
              </table:table-cell>
              <table:table-cell office:value-type="string">
                <text:p>Fundamental Average [dBm]</text:p>
                <draw:g>
                  <svg:desc>'IMD-30MHz'.K1:'IMD-30MHz'.K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IM3 Average [dBm]</text:p>
                <draw:g>
                  <svg:desc>'IMD-30MHz'.L1:'IMD-30MHz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8.0549010722877">
                <text:p>-28.0549010722877</text:p>
                <draw:g>
                  <svg:desc>'IMD-30MHz'.J11:'IMD-30MHz'.J17</svg:desc>
                </draw:g>
              </table:table-cell>
              <table:table-cell office:value-type="float" office:value="-36.085">
                <text:p>-36.085</text:p>
                <draw:g>
                  <svg:desc>'IMD-30MHz'.L11:'IMD-30MHz'.L17</svg:desc>
                </draw:g>
              </table:table-cell>
              <table:table-cell office:value-type="float" office:value="-28.0549010722877">
                <text:p>-28.0549010722877</text:p>
                <draw:g>
                  <svg:desc>'IMD-30MHz'.J11:'IMD-30MHz'.J21</svg:desc>
                </draw:g>
              </table:table-cell>
              <table:table-cell office:value-type="float" office:value="8.92">
                <text:p>8.92</text:p>
                <draw:g>
                  <svg:desc>'IMD-30MHz'.K11:'IMD-30MHz'.K21</svg:desc>
                </draw:g>
              </table:table-cell>
              <table:table-cell office:value-type="float" office:value="-19.0549010722877">
                <text:p>-19.0549010722877</text:p>
                <draw:g>
                  <svg:desc>'IMD-30MHz'.J2:'IMD-30MHz'.J21</svg:desc>
                </draw:g>
              </table:table-cell>
              <table:table-cell office:value-type="float" office:value="-0.825">
                <text:p>-0.825</text:p>
                <draw:g>
                  <svg:desc>'IMD-30MHz'.L2:'IMD-30MHz'.L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9.0549010722877">
                <text:p>-29.0549010722877</text:p>
              </table:table-cell>
              <table:table-cell office:value-type="float" office:value="-38.75">
                <text:p>-38.75</text:p>
              </table:table-cell>
              <table:table-cell office:value-type="float" office:value="-29.0549010722877">
                <text:p>-29.0549010722877</text:p>
              </table:table-cell>
              <table:table-cell office:value-type="float" office:value="7.97">
                <text:p>7.97</text:p>
              </table:table-cell>
              <table:table-cell office:value-type="float" office:value="-20.0549010722877">
                <text:p>-20.0549010722877</text:p>
              </table:table-cell>
              <table:table-cell office:value-type="float" office:value="-1.955">
                <text:p>-1.9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0.0549010722877">
                <text:p>-30.0549010722877</text:p>
              </table:table-cell>
              <table:table-cell office:value-type="float" office:value="-41.315">
                <text:p>-41.315</text:p>
              </table:table-cell>
              <table:table-cell office:value-type="float" office:value="-30.0549010722877">
                <text:p>-30.0549010722877</text:p>
              </table:table-cell>
              <table:table-cell office:value-type="float" office:value="7.065">
                <text:p>7.065</text:p>
              </table:table-cell>
              <table:table-cell office:value-type="float" office:value="-21.0549010722877">
                <text:p>-21.0549010722877</text:p>
              </table:table-cell>
              <table:table-cell office:value-type="float" office:value="-3.415">
                <text:p>-3.4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1.0549010722877">
                <text:p>-31.0549010722877</text:p>
              </table:table-cell>
              <table:table-cell office:value-type="float" office:value="-44.13">
                <text:p>-44.13</text:p>
              </table:table-cell>
              <table:table-cell office:value-type="float" office:value="-31.0549010722877">
                <text:p>-31.0549010722877</text:p>
              </table:table-cell>
              <table:table-cell office:value-type="float" office:value="6.08">
                <text:p>6.08</text:p>
              </table:table-cell>
              <table:table-cell office:value-type="float" office:value="-22.0549010722877">
                <text:p>-22.0549010722877</text:p>
              </table:table-cell>
              <table:table-cell office:value-type="float" office:value="-5.21">
                <text:p>-5.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2.0549010722877">
                <text:p>-32.0549010722877</text:p>
              </table:table-cell>
              <table:table-cell office:value-type="float" office:value="-47.25">
                <text:p>-47.25</text:p>
              </table:table-cell>
              <table:table-cell office:value-type="float" office:value="-32.0549010722877">
                <text:p>-32.0549010722877</text:p>
              </table:table-cell>
              <table:table-cell office:value-type="float" office:value="5.11">
                <text:p>5.11</text:p>
              </table:table-cell>
              <table:table-cell office:value-type="float" office:value="-23.0549010722877">
                <text:p>-23.0549010722877</text:p>
              </table:table-cell>
              <table:table-cell office:value-type="float" office:value="-7.54">
                <text:p>-7.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3.0549010722877">
                <text:p>-33.0549010722877</text:p>
              </table:table-cell>
              <table:table-cell office:value-type="float" office:value="-50.735">
                <text:p>-50.735</text:p>
              </table:table-cell>
              <table:table-cell office:value-type="float" office:value="-33.0549010722877">
                <text:p>-33.0549010722877</text:p>
              </table:table-cell>
              <table:table-cell office:value-type="float" office:value="4.13">
                <text:p>4.13</text:p>
              </table:table-cell>
              <table:table-cell office:value-type="float" office:value="-24.0549010722877">
                <text:p>-24.0549010722877</text:p>
              </table:table-cell>
              <table:table-cell office:value-type="float" office:value="-10.765">
                <text:p>-10.7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4.0549010722877">
                <text:p>-34.0549010722877</text:p>
              </table:table-cell>
              <table:table-cell office:value-type="float" office:value="-54.435">
                <text:p>-54.435</text:p>
              </table:table-cell>
              <table:table-cell office:value-type="float" office:value="-34.0549010722877">
                <text:p>-34.0549010722877</text:p>
              </table:table-cell>
              <table:table-cell office:value-type="float" office:value="3.13">
                <text:p>3.13</text:p>
              </table:table-cell>
              <table:table-cell office:value-type="float" office:value="-25.0549010722877">
                <text:p>-25.0549010722877</text:p>
              </table:table-cell>
              <table:table-cell office:value-type="float" office:value="-15.27">
                <text:p>-15.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5.0549010722877">
                <text:p>-35.0549010722877</text:p>
              </table:table-cell>
              <table:table-cell office:value-type="float" office:value="2.135">
                <text:p>2.135</text:p>
              </table:table-cell>
              <table:table-cell office:value-type="float" office:value="-26.0549010722877">
                <text:p>-26.0549010722877</text:p>
              </table:table-cell>
              <table:table-cell office:value-type="float" office:value="-21.56">
                <text:p>-21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6.0549010722877">
                <text:p>-36.0549010722877</text:p>
              </table:table-cell>
              <table:table-cell office:value-type="float" office:value="1.17">
                <text:p>1.17</text:p>
              </table:table-cell>
              <table:table-cell office:value-type="float" office:value="-27.0549010722877">
                <text:p>-27.0549010722877</text:p>
              </table:table-cell>
              <table:table-cell office:value-type="float" office:value="-30.495">
                <text:p>-30.4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7.0549010722877">
                <text:p>-37.0549010722877</text:p>
              </table:table-cell>
              <table:table-cell office:value-type="float" office:value="0.16">
                <text:p>0.16</text:p>
              </table:table-cell>
              <table:table-cell office:value-type="float" office:value="-28.0549010722877">
                <text:p>-28.0549010722877</text:p>
              </table:table-cell>
              <table:table-cell office:value-type="float" office:value="-36.085">
                <text:p>-36.0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8.0549010722877">
                <text:p>-38.0549010722877</text:p>
              </table:table-cell>
              <table:table-cell office:value-type="float" office:value="-0.85">
                <text:p>-0.85</text:p>
              </table:table-cell>
              <table:table-cell office:value-type="float" office:value="-29.0549010722877">
                <text:p>-29.0549010722877</text:p>
              </table:table-cell>
              <table:table-cell office:value-type="float" office:value="-38.75">
                <text:p>-38.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0.0549010722877">
                <text:p>-30.0549010722877</text:p>
              </table:table-cell>
              <table:table-cell office:value-type="float" office:value="-41.315">
                <text:p>-41.3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1.0549010722877">
                <text:p>-31.0549010722877</text:p>
              </table:table-cell>
              <table:table-cell office:value-type="float" office:value="-44.13">
                <text:p>-44.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2.0549010722877">
                <text:p>-32.0549010722877</text:p>
              </table:table-cell>
              <table:table-cell office:value-type="float" office:value="-47.25">
                <text:p>-47.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3.0549010722877">
                <text:p>-33.0549010722877</text:p>
              </table:table-cell>
              <table:table-cell office:value-type="float" office:value="-50.735">
                <text:p>-50.7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4.0549010722877">
                <text:p>-34.0549010722877</text:p>
              </table:table-cell>
              <table:table-cell office:value-type="float" office:value="-54.435">
                <text:p>-54.4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5.0549010722877">
                <text:p>-35.0549010722877</text:p>
              </table:table-cell>
              <table:table-cell office:value-type="float" office:value="-58.8">
                <text:p>-58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6.0549010722877">
                <text:p>-36.0549010722877</text:p>
              </table:table-cell>
              <table:table-cell office:value-type="float" office:value="-62.51">
                <text:p>-62.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7.0549010722877">
                <text:p>-37.0549010722877</text:p>
              </table:table-cell>
              <table:table-cell office:value-type="float" office:value="-66.125">
                <text:p>-66.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8.0549010722877">
                <text:p>-38.0549010722877</text:p>
              </table:table-cell>
              <table:table-cell office:value-type="float" office:value="-68.34">
                <text:p>-68.3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22">
      <style:chart-properties chart:display-label="true" chart:logarithmic="false" chart:minimum="-40" chart:maximum="5" chart:origin="-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2">
      <style:chart-properties chart:display-label="true" chart:logarithmic="false" chart:maximum="40" chart:origin="0" chart:interval-major="10" chart:reverse-direction="false" text:line-break="false" loext:try-staggering-first="false" chart:link-data-style-to-source="true" chart:axis-position="-4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25" loext:regression-extrapolate-backward="5" loext:regression-force-intercept="false" loext:regression-intercept-value="0" chart:regression-type="linear"/>
      <style:graphic-properties svg:stroke-color="#ffd320"/>
    </style:style>
    <style:style style:name="ch8" style:family="chart">
      <style:chart-properties chart:solid-type="cuboid" chart:symbol-type="named-symbol" chart:symbol-name="arrow-down" chart:symbol-width="0.25cm" chart:symbol-height="0.25cm"/>
    </style:style>
    <style:style style:name="ch9" style:family="chart">
      <style:chart-properties loext:regression-name="" loext:regression-max-degree="2" loext:regression-period="2" loext:regression-extrapolate-forward="25" loext:regression-extrapolate-backward="0" loext:regression-force-intercept="false" loext:regression-intercept-value="0" chart:regression-type="linear"/>
      <style:graphic-properties svg:stroke-color="#ffd320"/>
    </style:style>
    <style:style style:name="ch10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149cm" svg:height="9.147cm" xlink:href=".." xlink:type="simple" chart:class="chart:scatter" chart:style-name="ch1">
        <chart:plot-area chart:style-name="ch2" table:cell-range-address="'IMD-40MHz'.J10:'IMD-40MHz'.J16 'IMD-40MHz'.L2:'IMD-40MHz'.L21 'IMD-40MHz'.K1:'IMD-40MHz'.L1 'IMD-40MHz'.K10:'IMD-40MHz'.K21" chart:data-source-has-labels="row" svg:x="0.322cm" svg:y="0.182cm" svg:width="15.505cm" svg:height="8.783cm">
          <chartooo:coordinate-region svg:x="1.712cm" svg:y="0.381cm" svg:width="13.69cm" svg:height="8.38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IMD-40MHz'.L10:'IMD-40MHz'.L16" chart:class="chart:scatter">
            <chart:domain table:cell-range-address="'IMD-40MHz'.J10:'IMD-40MHz'.J16"/>
            <chart:regression-curve chart:style-name="ch7">
              <chart:equation chart:display-equation="true" chart:display-r-square="true" svg:x="5.818cm" svg:y="5.597cm"/>
            </chart:regression-curve>
            <chart:data-point chart:style-name="ch8" chart:repeated="5"/>
            <chart:data-point chart:repeated="2"/>
          </chart:series>
          <chart:series chart:style-name="ch6" chart:values-cell-range-address="'IMD-40MHz'.K10:'IMD-40MHz'.K21" chart:label-cell-address="'IMD-40MHz'.K1:'IMD-40MHz'.K1" chart:class="chart:scatter">
            <chart:domain table:cell-range-address="'IMD-40MHz'.J10:'IMD-40MHz'.J21"/>
            <chart:regression-curve chart:style-name="ch9">
              <chart:equation chart:display-equation="true" chart:display-r-square="false"/>
            </chart:regression-curve>
            <chart:data-point chart:repeated="12"/>
          </chart:series>
          <chart:series chart:style-name="ch10" chart:values-cell-range-address="'IMD-40MHz'.L2:'IMD-40MHz'.L21" chart:label-cell-address="'IMD-40MHz'.L1:'IMD-40MHz'.L1" chart:class="chart:scatter">
            <chart:domain table:cell-range-address="'IMD-40MHz'.J2:'IMD-40MHz'.J21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L</text:p>
              </table:table-cell>
              <table:table-cell office:value-type="string">
                <text:p>Column J</text:p>
              </table:table-cell>
              <table:table-cell office:value-type="string">
                <text:p>Fundamental Average [dBm]</text:p>
                <draw:g>
                  <svg:desc>'IMD-40MHz'.K1:'IMD-40MHz'.K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IM3 Average [dBm]</text:p>
                <draw:g>
                  <svg:desc>'IMD-40MHz'.L1:'IMD-40MHz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7.1306849139003">
                <text:p>-27.1306849139003</text:p>
                <draw:g>
                  <svg:desc>'IMD-40MHz'.J10:'IMD-40MHz'.J16</svg:desc>
                </draw:g>
              </table:table-cell>
              <table:table-cell office:value-type="float" office:value="-34.17">
                <text:p>-34.17</text:p>
                <draw:g>
                  <svg:desc>'IMD-40MHz'.L10:'IMD-40MHz'.L16</svg:desc>
                </draw:g>
              </table:table-cell>
              <table:table-cell office:value-type="float" office:value="-27.1306849139003">
                <text:p>-27.1306849139003</text:p>
                <draw:g>
                  <svg:desc>'IMD-40MHz'.J10:'IMD-40MHz'.J21</svg:desc>
                </draw:g>
              </table:table-cell>
              <table:table-cell office:value-type="float" office:value="9.385">
                <text:p>9.385</text:p>
                <draw:g>
                  <svg:desc>'IMD-40MHz'.K10:'IMD-40MHz'.K21</svg:desc>
                </draw:g>
              </table:table-cell>
              <table:table-cell office:value-type="float" office:value="-19.1306849139003">
                <text:p>-19.1306849139003</text:p>
                <draw:g>
                  <svg:desc>'IMD-40MHz'.J2:'IMD-40MHz'.J21</svg:desc>
                </draw:g>
              </table:table-cell>
              <table:table-cell office:value-type="float" office:value="-1.205">
                <text:p>-1.205</text:p>
                <draw:g>
                  <svg:desc>'IMD-40MHz'.L2:'IMD-40MHz'.L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8.1306849139003">
                <text:p>-28.1306849139003</text:p>
              </table:table-cell>
              <table:table-cell office:value-type="float" office:value="-37.295">
                <text:p>-37.295</text:p>
              </table:table-cell>
              <table:table-cell office:value-type="float" office:value="-28.1306849139003">
                <text:p>-28.1306849139003</text:p>
              </table:table-cell>
              <table:table-cell office:value-type="float" office:value="8.405">
                <text:p>8.405</text:p>
              </table:table-cell>
              <table:table-cell office:value-type="float" office:value="-20.1306849139003">
                <text:p>-20.1306849139003</text:p>
              </table:table-cell>
              <table:table-cell office:value-type="float" office:value="-2.6">
                <text:p>-2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9.1306849139003">
                <text:p>-29.1306849139003</text:p>
              </table:table-cell>
              <table:table-cell office:value-type="float" office:value="-40.115">
                <text:p>-40.115</text:p>
              </table:table-cell>
              <table:table-cell office:value-type="float" office:value="-29.1306849139003">
                <text:p>-29.1306849139003</text:p>
              </table:table-cell>
              <table:table-cell office:value-type="float" office:value="7.455">
                <text:p>7.455</text:p>
              </table:table-cell>
              <table:table-cell office:value-type="float" office:value="-21.1306849139003">
                <text:p>-21.1306849139003</text:p>
              </table:table-cell>
              <table:table-cell office:value-type="float" office:value="-4.475">
                <text:p>-4.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0.1306849139003">
                <text:p>-30.1306849139003</text:p>
              </table:table-cell>
              <table:table-cell office:value-type="float" office:value="-42.77">
                <text:p>-42.77</text:p>
              </table:table-cell>
              <table:table-cell office:value-type="float" office:value="-30.1306849139003">
                <text:p>-30.1306849139003</text:p>
              </table:table-cell>
              <table:table-cell office:value-type="float" office:value="6.545">
                <text:p>6.545</text:p>
              </table:table-cell>
              <table:table-cell office:value-type="float" office:value="-22.1306849139003">
                <text:p>-22.1306849139003</text:p>
              </table:table-cell>
              <table:table-cell office:value-type="float" office:value="-6.82">
                <text:p>-6.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1.1306849139003">
                <text:p>-31.1306849139003</text:p>
              </table:table-cell>
              <table:table-cell office:value-type="float" office:value="-45.78">
                <text:p>-45.78</text:p>
              </table:table-cell>
              <table:table-cell office:value-type="float" office:value="-31.1306849139003">
                <text:p>-31.1306849139003</text:p>
              </table:table-cell>
              <table:table-cell office:value-type="float" office:value="5.565">
                <text:p>5.565</text:p>
              </table:table-cell>
              <table:table-cell office:value-type="float" office:value="-23.1306849139003">
                <text:p>-23.1306849139003</text:p>
              </table:table-cell>
              <table:table-cell office:value-type="float" office:value="-9.86">
                <text:p>-9.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2.1306849139003">
                <text:p>-32.1306849139003</text:p>
              </table:table-cell>
              <table:table-cell office:value-type="float" office:value="-49.025">
                <text:p>-49.025</text:p>
              </table:table-cell>
              <table:table-cell office:value-type="float" office:value="-32.1306849139003">
                <text:p>-32.1306849139003</text:p>
              </table:table-cell>
              <table:table-cell office:value-type="float" office:value="4.59">
                <text:p>4.59</text:p>
              </table:table-cell>
              <table:table-cell office:value-type="float" office:value="-24.1306849139003">
                <text:p>-24.1306849139003</text:p>
              </table:table-cell>
              <table:table-cell office:value-type="float" office:value="-14.155">
                <text:p>-14.1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3.1306849139003">
                <text:p>-33.1306849139003</text:p>
              </table:table-cell>
              <table:table-cell office:value-type="float" office:value="-52.525">
                <text:p>-52.525</text:p>
              </table:table-cell>
              <table:table-cell office:value-type="float" office:value="-33.1306849139003">
                <text:p>-33.1306849139003</text:p>
              </table:table-cell>
              <table:table-cell office:value-type="float" office:value="3.61">
                <text:p>3.61</text:p>
              </table:table-cell>
              <table:table-cell office:value-type="float" office:value="-25.1306849139003">
                <text:p>-25.1306849139003</text:p>
              </table:table-cell>
              <table:table-cell office:value-type="float" office:value="-20.15">
                <text:p>-20.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4.1306849139003">
                <text:p>-34.1306849139003</text:p>
              </table:table-cell>
              <table:table-cell office:value-type="float" office:value="2.605">
                <text:p>2.605</text:p>
              </table:table-cell>
              <table:table-cell office:value-type="float" office:value="-26.1306849139003">
                <text:p>-26.1306849139003</text:p>
              </table:table-cell>
              <table:table-cell office:value-type="float" office:value="-27.795">
                <text:p>-27.7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5.1306849139003">
                <text:p>-35.1306849139003</text:p>
              </table:table-cell>
              <table:table-cell office:value-type="float" office:value="1.605">
                <text:p>1.605</text:p>
              </table:table-cell>
              <table:table-cell office:value-type="float" office:value="-27.1306849139003">
                <text:p>-27.1306849139003</text:p>
              </table:table-cell>
              <table:table-cell office:value-type="float" office:value="-34.17">
                <text:p>-34.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6.1306849139003">
                <text:p>-36.1306849139003</text:p>
              </table:table-cell>
              <table:table-cell office:value-type="float" office:value="0.645">
                <text:p>0.645</text:p>
              </table:table-cell>
              <table:table-cell office:value-type="float" office:value="-28.1306849139003">
                <text:p>-28.1306849139003</text:p>
              </table:table-cell>
              <table:table-cell office:value-type="float" office:value="-37.295">
                <text:p>-37.2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7.1306849139003">
                <text:p>-37.1306849139003</text:p>
              </table:table-cell>
              <table:table-cell office:value-type="float" office:value="-0.365">
                <text:p>-0.365</text:p>
              </table:table-cell>
              <table:table-cell office:value-type="float" office:value="-29.1306849139003">
                <text:p>-29.1306849139003</text:p>
              </table:table-cell>
              <table:table-cell office:value-type="float" office:value="-40.115">
                <text:p>-40.1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8.1306849139003">
                <text:p>-38.1306849139003</text:p>
              </table:table-cell>
              <table:table-cell office:value-type="float" office:value="-1.38">
                <text:p>-1.38</text:p>
              </table:table-cell>
              <table:table-cell office:value-type="float" office:value="-30.1306849139003">
                <text:p>-30.1306849139003</text:p>
              </table:table-cell>
              <table:table-cell office:value-type="float" office:value="-42.77">
                <text:p>-42.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1.1306849139003">
                <text:p>-31.1306849139003</text:p>
              </table:table-cell>
              <table:table-cell office:value-type="float" office:value="-45.78">
                <text:p>-45.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2.1306849139003">
                <text:p>-32.1306849139003</text:p>
              </table:table-cell>
              <table:table-cell office:value-type="float" office:value="-49.025">
                <text:p>-49.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3.1306849139003">
                <text:p>-33.1306849139003</text:p>
              </table:table-cell>
              <table:table-cell office:value-type="float" office:value="-52.525">
                <text:p>-52.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4.1306849139003">
                <text:p>-34.1306849139003</text:p>
              </table:table-cell>
              <table:table-cell office:value-type="float" office:value="-56.655">
                <text:p>-56.6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5.1306849139003">
                <text:p>-35.1306849139003</text:p>
              </table:table-cell>
              <table:table-cell office:value-type="float" office:value="-61.1">
                <text:p>-6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6.1306849139003">
                <text:p>-36.1306849139003</text:p>
              </table:table-cell>
              <table:table-cell office:value-type="float" office:value="-64.36">
                <text:p>-64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7.1306849139003">
                <text:p>-37.1306849139003</text:p>
              </table:table-cell>
              <table:table-cell office:value-type="float" office:value="-66.675">
                <text:p>-66.6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8.1306849139003">
                <text:p>-38.1306849139003</text:p>
              </table:table-cell>
              <table:table-cell office:value-type="float" office:value="-69.1">
                <text:p>-69.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scatter" chart:style-name="ch1">
        <chart:legend chart:legend-position="end" svg:x="11.882cm" svg:y="4.203cm" style:legend-expansion="high" chart:style-name="ch2"/>
        <chart:plot-area chart:style-name="ch3" table:cell-range-address="Noise.A3:Noise.A11 Noise.F2:Noise.F11" chart:data-source-has-labels="row" svg:x="0.32cm" svg:y="0.18cm" svg:width="11.242cm" svg:height="8.645cm">
          <chartooo:coordinate-region svg:x="0.756cm" svg:y="0.379cm" svg:width="10.474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oise.F3:Noise.F11" chart:label-cell-address="Noise.F2:Noise.F2" chart:class="chart:scatter">
            <chart:domain table:cell-range-address="Noise.A3:Noise.A11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F Corrected [dB]</text:p>
                <draw:g>
                  <svg:desc>Noise.F2:Noise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Noise.A3:Noise.A11</svg:desc>
                </draw:g>
              </table:table-cell>
              <table:table-cell office:value-type="float" office:value="4.6454856503346">
                <text:p>4.6454856503346</text:p>
                <draw:g>
                  <svg:desc>Noise.F3:Noise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7.03274518827084">
                <text:p>7.032745188270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5.76280244459548">
                <text:p>5.762802444595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.50232280365453">
                <text:p>4.502322803654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8.10258471711611">
                <text:p>8.102584717116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6.76297450477587">
                <text:p>6.762974504775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style:rotation-angle="0"/>
      <style:text-properties fo:font-size="14pt" style:font-size-asian="11pt" style:font-size-complex="11pt"/>
    </style:style>
    <style:style style:name="ch4" style:family="chart">
      <style:chart-properties chart:include-hidden-cells="false" chart:treat-empty-cells="ignore" chart:right-angled-axes="true">
        <chart:symbol-image xlink:href="Pictures/2000000A000000FD000000FD245BE18F0D847CFC.svm"/>
      </style:chart-properties>
    </style:style>
    <style:style style:name="ch5" style:family="chart" style:data-style-name="N2">
      <style:chart-properties chart:display-label="true" chart:tick-marks-major-inner="true" chart:tick-marks-major-outer="true" chart:tick-marks-minor-inner="true" chart:tick-marks-minor-outer="true" chart:logarithmic="false" chart:origin="0" chart:reverse-direction="false" text:line-break="false" loext:try-staggering-first="false" chart:link-data-style-to-source="true" chart:axis-position="-70"/>
      <style:graphic-properties svg:stroke-color="#b3b3b3"/>
      <style:text-properties fo:font-family="'Liberation Mono'" style:font-style-name="Regular" style:font-family-generic="modern" style:font-pitch="fixed" fo:font-size="12pt" style:font-size-asian="10pt" style:font-size-complex="10pt"/>
    </style:style>
    <style:style style:name="ch6" style:family="chart">
      <style:chart-properties style:rotation-angle="0"/>
      <style:text-properties fo:font-size="12pt" style:font-size-asian="9pt" style:font-size-complex="9pt"/>
    </style:style>
    <style:style style:name="ch7" style:family="chart" style:data-style-name="N1">
      <style:chart-properties chart:display-label="true" chart:tick-marks-major-inner="true" chart:tick-marks-major-outer="true" chart:tick-marks-minor-inner="true" chart:tick-marks-minor-outer="true" chart:logarithmic="false" chart:minimum="-70" chart:maximum="10" chart:origin="-70" chart:reverse-direction="false" text:line-break="false" loext:try-staggering-first="false" chart:link-data-style-to-source="false" chart:axis-position="0"/>
      <style:graphic-properties svg:stroke-color="#b3b3b3"/>
      <style:text-properties fo:font-family="'Liberation Mono'" style:font-style-name="Regular" style:font-family-generic="modern" style:font-pitch="fixed" fo:font-size="12pt" style:font-size-asian="10pt" style:font-size-complex="10pt"/>
    </style:style>
    <style:style style:name="ch8" style:family="chart">
      <style:chart-properties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automatic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fill="solid" draw:fill-color="#ffffff" draw:textarea-horizontal-align="left" draw:textarea-vertical-align="middle" fo:min-height="0.774cm"/>
    </style:style>
    <style:style style:name="gr2" style:family="graphic">
      <style:graphic-properties draw:fill="none" draw:fill-color="#ffffff" fo:min-height="0.794cm"/>
    </style:style>
    <style:style style:name="gr3" style:family="graphic">
      <style:graphic-properties draw:fill="none" draw:fill-color="#ffffff" fo:min-height="0.878cm"/>
    </style:style>
    <style:style style:name="gr4" style:family="graphic">
      <style:graphic-properties draw:fill="none" draw:fill-color="#ffffff" fo:min-height="0.822cm"/>
    </style:style>
    <style:style style:name="gr5" style:family="graphic">
      <style:graphic-properties draw:fill="none" draw:fill-color="#ffffff" fo:min-height="0.875cm"/>
    </style:style>
    <style:style style:name="P1" style:family="paragraph">
      <loext:graphic-properties draw:fill="solid" draw:fill-color="#ffffff"/>
      <style:text-properties fo:font-family="'Liberation Sans'" style:font-style-name="Regular" style:font-family-generic="swiss" style:font-pitch="variable" fo:font-size="10pt" style:font-size-asian="24pt" style:font-size-complex="24pt"/>
    </style:style>
    <style:style style:name="P2" style:family="paragraph">
      <loext:graphic-properties draw:fill="none" draw:fill-color="#ffffff"/>
      <style:text-properties fo:font-family="'Liberation Mono'" style:font-style-name="Regular" style:font-family-generic="modern" style:font-pitch="fixed" fo:font-size="10pt" style:font-size-asian="24pt" style:font-size-complex="24pt"/>
    </style:style>
    <style:style style:name="P3" style:family="paragraph">
      <style:text-properties fo:font-family="'Liberation Mono'" style:font-style-name="Regular" style:font-family-generic="modern" style:font-pitch="fixed" fo:font-size="10pt" style:font-size-asian="24pt" style:font-size-complex="24pt"/>
    </style:style>
    <style:style style:name="P4" style:family="paragraph">
      <loext:graphic-properties draw:fill="none" draw:fill-color="#ffffff"/>
      <style:text-properties fo:font-family="'Liberation Mono'" style:font-style-name="Regular" style:font-family-generic="modern" style:font-pitch="fixed" fo:font-size="10pt" style:font-size-asian="24pt" style:font-size-complex="24pt"/>
    </style:style>
    <style:style style:name="T1" style:family="text">
      <style:text-properties fo:font-family="'Liberation Mono'" style:font-style-name="Regular" style:font-family-generic="modern" style:font-pitch="fixed" fo:font-size="10pt" style:font-size-asian="24pt" style:font-size-complex="24pt"/>
    </style:style>
    <style:style style:name="T2" style:family="text">
      <style:text-properties fo:font-family="'Liberation Mono'" style:font-style-name="Regular" style:font-family-generic="modern" style:font-pitch="fixed" fo:font-size="10pt" style:font-size-asian="24pt" style:font-size-complex="24pt"/>
    </style:style>
  </office:automatic-styles>
  <office:body>
    <office:chart>
      <chart:chart svg:width="20.133cm" svg:height="14.716cm" xlink:href=".." xlink:type="simple" chart:class="chart:scatter" chart:style-name="ch1">
        <chart:title svg:x="5.201cm" svg:y="0.429cm" chart:style-name="ch2">
          <text:p>Active HF Dipole Balun Normalized S21</text:p>
        </chart:title>
        <chart:subtitle svg:x="7.766cm" svg:y="0.998cm" chart:style-name="ch3">
          <text:p>Bandpass Filter Response</text:p>
        </chart:subtitle>
        <chart:plot-area chart:style-name="ch4" table:cell-range-address="ACTIVE_BALUN_SN003_S21.B2:ACTIVE_BALUN_SN003_S21.B602 ACTIVE_BALUN_SN003_S21.F1:ACTIVE_BALUN_SN003_S21.F602" chart:data-source-has-labels="row" svg:x="0.453cm" svg:y="1.757cm" svg:width="19.552cm" svg:height="11.912cm">
          <chartooo:coordinate-region svg:x="1.498cm" svg:y="1.996cm" svg:width="17.711cm" svg:height="10.947cm"/>
          <chart:axis chart:dimension="x" chart:name="primary-x" chart:style-name="ch5">
            <chart:title svg:x="8.713cm" svg:y="13.766cm" chart:style-name="ch6">
              <text:p>Frequency [MHz]</text:p>
            </chart:title>
          </chart:axis>
          <chart:axis chart:dimension="y" chart:name="primary-y" chart:style-name="ch7">
            <chart:title svg:x="0cm" svg:y="9.941cm" chart:style-name="ch8">
              <text:p>Normalized S21 [dB]</text:p>
            </chart:title>
            <chart:grid chart:style-name="ch9" chart:class="major"/>
          </chart:axis>
          <chart:series chart:style-name="ch10" chart:values-cell-range-address="ACTIVE_BALUN_SN003_S21.F2:ACTIVE_BALUN_SN003_S21.F602" chart:label-cell-address="ACTIVE_BALUN_SN003_S21.F1:ACTIVE_BALUN_SN003_S21.F1" chart:class="chart:scatter">
            <chart:domain table:cell-range-address="ACTIVE_BALUN_SN003_S21.B2:ACTIVE_BALUN_SN003_S21.B602"/>
            <chart:data-point chart:repeated="14"/>
            <chart:data-point chart:style-name="ch11"/>
            <chart:data-point chart:repeated="586"/>
          </chart:series>
          <chart:wall chart:style-name="ch12"/>
          <chart:floor chart:style-name="ch13"/>
        </chart:plot-area>
        <draw:caption draw:style-name="gr1" draw:text-style-name="P1" svg:width="2.605cm" svg:height="0.795cm" svg:x="13.611cm" svg:y="6.009cm" draw:caption-point-x="-1.391cm" draw:caption-point-y="1.651cm">
          <text:p><text:span text:style-name="T1">98 [MHz],</text:span></text:p>
          <text:p><text:span text:style-name="T1">-31.024 </text:span><text:span text:style-name="T1">[dB]</text:span></text:p>
        </draw:caption>
        <draw:caption draw:style-name="gr2" draw:text-style-name="P2" svg:width="2.434cm" svg:height="0.795cm" svg:x="2.579cm" svg:y="3.847cm" draw:caption-point-x="-0.624cm" draw:caption-point-y="0.044cm">
          <text:p><text:span text:style-name="T1">4.25 [MHz],</text:span></text:p>
          <text:p><text:span text:style-name="T1">-2.948 [dB]</text:span></text:p>
        </draw:caption>
        <draw:caption draw:style-name="gr3" draw:text-style-name="P2" svg:width="2.4cm" svg:height="0.878cm" svg:x="7.625cm" svg:y="2.353cm" draw:caption-point-x="-1.022cm" draw:caption-point-y="1.332cm">
          <text:p><text:span text:style-name="T1">47.50 [MHz]</text:span></text:p>
          <text:p><text:span text:style-name="T1">-2.927 [dB]</text:span></text:p>
        </draw:caption>
        <draw:caption draw:style-name="gr4" draw:text-style-name="P4" svg:width="2.813cm" svg:height="0.822cm" svg:x="2.282cm" svg:y="10.527cm" draw:caption-point-x="-0.729cm" draw:caption-point-y="1.289cm">
          <text:p text:style-name="P3"><text:span text:style-name="T2">0.500 [MHz],</text:span></text:p>
          <text:p text:style-name="P3"><text:span text:style-name="T2">-61.775 [dB]</text:span></text:p>
        </draw:caption>
        <draw:caption draw:style-name="gr5" draw:text-style-name="P4" svg:width="2.677cm" svg:height="0.875cm" svg:x="2.774cm" svg:y="6.284cm" draw:caption-point-x="-1.163cm" draw:caption-point-y="-0.265cm">
          <text:p text:style-name="P3"><text:span text:style-name="T2">1.000 </text:span><text:span text:style-name="T2">[MHz],</text:span></text:p>
          <text:p text:style-name="P3"><text:span text:style-name="T2">-19.399 </text:span><text:span text:style-name="T2">[dB]</text:span></text:p>
        </draw:caption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rmalized S21 [dB]</text:p>
                <draw:g>
                  <svg:desc>ACTIVE_BALUN_SN003_S21.F1:ACTIVE_BALUN_SN003_S2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ACTIVE_BALUN_SN003_S21.B2:ACTIVE_BALUN_SN003_S21.B602</svg:desc>
                </draw:g>
              </table:table-cell>
              <table:table-cell office:value-type="float" office:value="-61.7750364008362">
                <text:p>-61.7750364008362</text:p>
                <draw:g>
                  <svg:desc>ACTIVE_BALUN_SN003_S21.F2:ACTIVE_BALUN_SN003_S21.F6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-30.3752843717638">
                <text:p>-30.3752843717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19.3992390699573">
                <text:p>-19.39923906995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5">
                <text:p>1.25</text:p>
              </table:table-cell>
              <table:table-cell office:value-type="float" office:value="-13.1524786946435">
                <text:p>-13.15247869464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-8.3322908723688">
                <text:p>-8.3322908723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5">
                <text:p>1.75</text:p>
              </table:table-cell>
              <table:table-cell office:value-type="float" office:value="-7.6247010641972">
                <text:p>-7.62470106419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-6.96438342805">
                <text:p>-6.964383428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5">
                <text:p>2.25</text:p>
              </table:table-cell>
              <table:table-cell office:value-type="float" office:value="-6.7487167163573">
                <text:p>-6.74871671635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-6.515654237813">
                <text:p>-6.5156542378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5">
                <text:p>2.75</text:p>
              </table:table-cell>
              <table:table-cell office:value-type="float" office:value="-5.7390654795652">
                <text:p>-5.73906547956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-4.6785605058021">
                <text:p>-4.67856050580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25">
                <text:p>3.25</text:p>
              </table:table-cell>
              <table:table-cell office:value-type="float" office:value="-4.0784551464713">
                <text:p>-4.07845514647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5">
                <text:p>3.5</text:p>
              </table:table-cell>
              <table:table-cell office:value-type="float" office:value="-3.9627305820998">
                <text:p>-3.96273058209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75">
                <text:p>3.75</text:p>
              </table:table-cell>
              <table:table-cell office:value-type="float" office:value="-3.5170650821658">
                <text:p>-3.51706508216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-2.7828269621857">
                <text:p>-2.78282696218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25">
                <text:p>4.25</text:p>
              </table:table-cell>
              <table:table-cell office:value-type="float" office:value="-2.9480619698503">
                <text:p>-2.94806196985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5">
                <text:p>4.5</text:p>
              </table:table-cell>
              <table:table-cell office:value-type="float" office:value="-2.63524770348">
                <text:p>-2.635247703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75">
                <text:p>4.75</text:p>
              </table:table-cell>
              <table:table-cell office:value-type="float" office:value="-2.0705820283389">
                <text:p>-2.07058202833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-2.0520092208382">
                <text:p>-2.05200922083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25">
                <text:p>5.25</text:p>
              </table:table-cell>
              <table:table-cell office:value-type="float" office:value="-1.9835461594096">
                <text:p>-1.98354615940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5">
                <text:p>5.5</text:p>
              </table:table-cell>
              <table:table-cell office:value-type="float" office:value="-2.1118484682053">
                <text:p>-2.11184846820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75">
                <text:p>5.75</text:p>
              </table:table-cell>
              <table:table-cell office:value-type="float" office:value="-1.7878782251128">
                <text:p>-1.78787822511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-1.2740015825445">
                <text:p>-1.27400158254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25">
                <text:p>6.25</text:p>
              </table:table-cell>
              <table:table-cell office:value-type="float" office:value="-1.5150421005826">
                <text:p>-1.51504210058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5">
                <text:p>6.5</text:p>
              </table:table-cell>
              <table:table-cell office:value-type="float" office:value="-1.3087733234569">
                <text:p>-1.30877332345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75">
                <text:p>6.75</text:p>
              </table:table-cell>
              <table:table-cell office:value-type="float" office:value="-0.993288129916301">
                <text:p>-0.9932881299163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-1.3026214436602">
                <text:p>-1.30262144366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25">
                <text:p>7.25</text:p>
              </table:table-cell>
              <table:table-cell office:value-type="float" office:value="-1.5369487285884">
                <text:p>-1.53694872858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5">
                <text:p>7.5</text:p>
              </table:table-cell>
              <table:table-cell office:value-type="float" office:value="-0.810241544097401">
                <text:p>-0.8102415440974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75">
                <text:p>7.75</text:p>
              </table:table-cell>
              <table:table-cell office:value-type="float" office:value="-1.1059678186171">
                <text:p>-1.10596781861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-1.3831021610046">
                <text:p>-1.38310216100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25">
                <text:p>8.25</text:p>
              </table:table-cell>
              <table:table-cell office:value-type="float" office:value="-1.08271677644201">
                <text:p>-1.082716776442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5">
                <text:p>8.5</text:p>
              </table:table-cell>
              <table:table-cell office:value-type="float" office:value="-1.07512540435791">
                <text:p>-1.075125404357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75">
                <text:p>8.75</text:p>
              </table:table-cell>
              <table:table-cell office:value-type="float" office:value="-0.769477776845605">
                <text:p>-0.7694777768456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-1.0113989251701">
                <text:p>-1.01139892517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25">
                <text:p>9.25</text:p>
              </table:table-cell>
              <table:table-cell office:value-type="float" office:value="-0.864718708080105">
                <text:p>-0.8647187080801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5">
                <text:p>9.5</text:p>
              </table:table-cell>
              <table:table-cell office:value-type="float" office:value="-1.059325122683">
                <text:p>-1.0593251226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75">
                <text:p>9.75</text:p>
              </table:table-cell>
              <table:table-cell office:value-type="float" office:value="-0.963419311412203">
                <text:p>-0.9634193114122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-0.794304559308799">
                <text:p>-0.7943045593087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25">
                <text:p>10.25</text:p>
              </table:table-cell>
              <table:table-cell office:value-type="float" office:value="-0.805905311386304">
                <text:p>-0.805905311386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5">
                <text:p>10.5</text:p>
              </table:table-cell>
              <table:table-cell office:value-type="float" office:value="-0.856826339181005">
                <text:p>-0.8568263391810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75">
                <text:p>10.75</text:p>
              </table:table-cell>
              <table:table-cell office:value-type="float" office:value="-0.655391544188099">
                <text:p>-0.6553915441880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-0.424666367833702">
                <text:p>-0.4246663678337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25">
                <text:p>11.25</text:p>
              </table:table-cell>
              <table:table-cell office:value-type="float" office:value="-1.0951073081883">
                <text:p>-1.09510730818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.5">
                <text:p>11.5</text:p>
              </table:table-cell>
              <table:table-cell office:value-type="float" office:value="-0.729186901878805">
                <text:p>-0.7291869018788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75">
                <text:p>11.75</text:p>
              </table:table-cell>
              <table:table-cell office:value-type="float" office:value="-0.992067578593101">
                <text:p>-0.9920675785931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">
                <text:p>12</text:p>
              </table:table-cell>
              <table:table-cell office:value-type="float" office:value="-0.485870255880101">
                <text:p>-0.4858702558801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25">
                <text:p>12.25</text:p>
              </table:table-cell>
              <table:table-cell office:value-type="float" office:value="-0.469765200361003">
                <text:p>-0.4697652003610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.5">
                <text:p>12.5</text:p>
              </table:table-cell>
              <table:table-cell office:value-type="float" office:value="-0.991038067884404">
                <text:p>-0.9910380678844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75">
                <text:p>12.75</text:p>
              </table:table-cell>
              <table:table-cell office:value-type="float" office:value="-0.607287218412303">
                <text:p>-0.6072872184123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-0.184680755822804">
                <text:p>-0.1846807558228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.25">
                <text:p>13.25</text:p>
              </table:table-cell>
              <table:table-cell office:value-type="float" office:value="-0.744507653097905">
                <text:p>-0.7445076530979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5">
                <text:p>13.5</text:p>
              </table:table-cell>
              <table:table-cell office:value-type="float" office:value="-0.702719886974101">
                <text:p>-0.7027198869741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75">
                <text:p>13.75</text:p>
              </table:table-cell>
              <table:table-cell office:value-type="float" office:value="-0.754316320982305">
                <text:p>-0.7543163209823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-0.863597948821102">
                <text:p>-0.8635979488211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.25">
                <text:p>14.25</text:p>
              </table:table-cell>
              <table:table-cell office:value-type="float" office:value="-0.136543777631601">
                <text:p>-0.1365437776316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.5">
                <text:p>14.5</text:p>
              </table:table-cell>
              <table:table-cell office:value-type="float" office:value="-0.655117906876704">
                <text:p>-0.6551179068767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75">
                <text:p>14.75</text:p>
              </table:table-cell>
              <table:table-cell office:value-type="float" office:value="-0.606596142740699">
                <text:p>-0.6065961427406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">
                <text:p>15</text:p>
              </table:table-cell>
              <table:table-cell office:value-type="float" office:value="-0.555949560879704">
                <text:p>-0.5559495608797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25">
                <text:p>15.25</text:p>
              </table:table-cell>
              <table:table-cell office:value-type="float" office:value="-0.361307324059901">
                <text:p>-0.3613073240599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5">
                <text:p>15.5</text:p>
              </table:table-cell>
              <table:table-cell office:value-type="float" office:value="-0.459304535242403">
                <text:p>-0.4593045352424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75">
                <text:p>15.75</text:p>
              </table:table-cell>
              <table:table-cell office:value-type="float" office:value="-0.5386733204964">
                <text:p>-0.53867332049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">
                <text:p>16</text:p>
              </table:table-cell>
              <table:table-cell office:value-type="float" office:value="-0.715984080036805">
                <text:p>-0.7159840800368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25">
                <text:p>16.25</text:p>
              </table:table-cell>
              <table:table-cell office:value-type="float" office:value="-0.544062433637201">
                <text:p>-0.5440624336372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5">
                <text:p>16.5</text:p>
              </table:table-cell>
              <table:table-cell office:value-type="float" office:value="-0.470928122630504">
                <text:p>-0.4709281226305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75">
                <text:p>16.75</text:p>
              </table:table-cell>
              <table:table-cell office:value-type="float" office:value="-0.690723243807504">
                <text:p>-0.6907232438075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.25">
                <text:p>17.25</text:p>
              </table:table-cell>
              <table:table-cell office:value-type="float" office:value="-0.122053450684703">
                <text:p>-0.1220534506847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.5">
                <text:p>17.5</text:p>
              </table:table-cell>
              <table:table-cell office:value-type="float" office:value="-0.572056313989805">
                <text:p>-0.5720563139898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75">
                <text:p>17.75</text:p>
              </table:table-cell>
              <table:table-cell office:value-type="float" office:value="-0.6777672405969">
                <text:p>-0.67776724059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">
                <text:p>18</text:p>
              </table:table-cell>
              <table:table-cell office:value-type="float" office:value="-0.417802004116503">
                <text:p>-0.4178020041165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.25">
                <text:p>18.25</text:p>
              </table:table-cell>
              <table:table-cell office:value-type="float" office:value="-0.919857447626704">
                <text:p>-0.9198574476267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.5">
                <text:p>18.5</text:p>
              </table:table-cell>
              <table:table-cell office:value-type="float" office:value="-0.239339904641">
                <text:p>-0.2393399046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75">
                <text:p>18.75</text:p>
              </table:table-cell>
              <table:table-cell office:value-type="float" office:value="-0.576232054110704">
                <text:p>-0.5762320541107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">
                <text:p>19</text:p>
              </table:table-cell>
              <table:table-cell office:value-type="float" office:value="-0.725597606325003">
                <text:p>-0.7255976063250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25">
                <text:p>19.25</text:p>
              </table:table-cell>
              <table:table-cell office:value-type="float" office:value="-0.513908490298505">
                <text:p>-0.5139084902985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.5">
                <text:p>19.5</text:p>
              </table:table-cell>
              <table:table-cell office:value-type="float" office:value="-0.677376687643402">
                <text:p>-0.6773766876434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75">
                <text:p>19.75</text:p>
              </table:table-cell>
              <table:table-cell office:value-type="float" office:value="-0.533925014711301">
                <text:p>-0.5339250147113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">
                <text:p>20</text:p>
              </table:table-cell>
              <table:table-cell office:value-type="float" office:value="-0.472197900395102">
                <text:p>-0.4721979003951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.25">
                <text:p>20.25</text:p>
              </table:table-cell>
              <table:table-cell office:value-type="float" office:value="-1.0461196636719">
                <text:p>-1.04611966367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.5">
                <text:p>20.5</text:p>
              </table:table-cell>
              <table:table-cell office:value-type="float" office:value="-0.837456074861002">
                <text:p>-0.8374560748610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.75">
                <text:p>20.75</text:p>
              </table:table-cell>
              <table:table-cell office:value-type="float" office:value="-0.577807852013599">
                <text:p>-0.5778078520135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">
                <text:p>21</text:p>
              </table:table-cell>
              <table:table-cell office:value-type="float" office:value="-0.4965518886073">
                <text:p>-0.49655188860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.25">
                <text:p>21.25</text:p>
              </table:table-cell>
              <table:table-cell office:value-type="float" office:value="-0.135153197605803">
                <text:p>-0.1351531976058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.5">
                <text:p>21.5</text:p>
              </table:table-cell>
              <table:table-cell office:value-type="float" office:value="-0.3744346631822">
                <text:p>-0.37443466318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.75">
                <text:p>21.75</text:p>
              </table:table-cell>
              <table:table-cell office:value-type="float" office:value="-0.526885873236402">
                <text:p>-0.5268858732364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">
                <text:p>22</text:p>
              </table:table-cell>
              <table:table-cell office:value-type="float" office:value="-0.616400296818703">
                <text:p>-0.6164002968187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.25">
                <text:p>22.25</text:p>
              </table:table-cell>
              <table:table-cell office:value-type="float" office:value="-0.946711774070501">
                <text:p>-0.9467117740705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.5">
                <text:p>22.5</text:p>
              </table:table-cell>
              <table:table-cell office:value-type="float" office:value="-0.7228042371203">
                <text:p>-0.72280423712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.75">
                <text:p>22.75</text:p>
              </table:table-cell>
              <table:table-cell office:value-type="float" office:value="-0.670722179591103">
                <text:p>-0.6707221795911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">
                <text:p>23</text:p>
              </table:table-cell>
              <table:table-cell office:value-type="float" office:value="-0.582917796771802">
                <text:p>-0.5829177967718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.25">
                <text:p>23.25</text:p>
              </table:table-cell>
              <table:table-cell office:value-type="float" office:value="-0.209542717993401">
                <text:p>-0.2095427179934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.5">
                <text:p>23.5</text:p>
              </table:table-cell>
              <table:table-cell office:value-type="float" office:value="-0.940009649155805">
                <text:p>-0.9400096491558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.75">
                <text:p>23.75</text:p>
              </table:table-cell>
              <table:table-cell office:value-type="float" office:value="-0.368863633355403">
                <text:p>-0.3688636333554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-0.265126676078999">
                <text:p>-0.265126676078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.25">
                <text:p>24.25</text:p>
              </table:table-cell>
              <table:table-cell office:value-type="float" office:value="-0.838679699564899">
                <text:p>-0.8386796995648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.5">
                <text:p>24.5</text:p>
              </table:table-cell>
              <table:table-cell office:value-type="float" office:value="-0.4990827152508">
                <text:p>-0.49908271525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.75">
                <text:p>24.75</text:p>
              </table:table-cell>
              <table:table-cell office:value-type="float" office:value="-0.423287457878004">
                <text:p>-0.4232874578780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">
                <text:p>25</text:p>
              </table:table-cell>
              <table:table-cell office:value-type="float" office:value="-0.809698288464702">
                <text:p>-0.8096982884647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.25">
                <text:p>25.25</text:p>
              </table:table-cell>
              <table:table-cell office:value-type="float" office:value="-0.380630139536102">
                <text:p>-0.3806301395361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5">
                <text:p>25.5</text:p>
              </table:table-cell>
              <table:table-cell office:value-type="float" office:value="-0.293599066611002">
                <text:p>-0.2935990666110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.75">
                <text:p>25.75</text:p>
              </table:table-cell>
              <table:table-cell office:value-type="float" office:value="-0.635176797227402">
                <text:p>-0.6351767972274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">
                <text:p>26</text:p>
              </table:table-cell>
              <table:table-cell office:value-type="float" office:value="-0.636431089500405">
                <text:p>-0.6364310895004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.25">
                <text:p>26.25</text:p>
              </table:table-cell>
              <table:table-cell office:value-type="float" office:value="-0.594262077834202">
                <text:p>-0.5942620778342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.5">
                <text:p>26.5</text:p>
              </table:table-cell>
              <table:table-cell office:value-type="float" office:value="-0.807433323333804">
                <text:p>-0.8074333233338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.75">
                <text:p>26.75</text:p>
              </table:table-cell>
              <table:table-cell office:value-type="float" office:value="-0.602595376048001">
                <text:p>-0.6025953760480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">
                <text:p>27</text:p>
              </table:table-cell>
              <table:table-cell office:value-type="float" office:value="-0.822893993303602">
                <text:p>-0.8228939933036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25">
                <text:p>27.25</text:p>
              </table:table-cell>
              <table:table-cell office:value-type="float" office:value="-0.940974158333901">
                <text:p>-0.9409741583339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.5">
                <text:p>27.5</text:p>
              </table:table-cell>
              <table:table-cell office:value-type="float" office:value="-1.00187166699">
                <text:p>-1.001871666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.75">
                <text:p>27.75</text:p>
              </table:table-cell>
              <table:table-cell office:value-type="float" office:value="-0.6412196370907">
                <text:p>-0.64121963709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">
                <text:p>28</text:p>
              </table:table-cell>
              <table:table-cell office:value-type="float" office:value="-0.619576804110899">
                <text:p>-0.6195768041108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.25">
                <text:p>28.25</text:p>
              </table:table-cell>
              <table:table-cell office:value-type="float" office:value="-0.588116874785101">
                <text:p>-0.5881168747851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.5">
                <text:p>28.5</text:p>
              </table:table-cell>
              <table:table-cell office:value-type="float" office:value="-0.449771662443105">
                <text:p>-0.4497716624431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.75">
                <text:p>28.75</text:p>
              </table:table-cell>
              <table:table-cell office:value-type="float" office:value="-0.618560820866399">
                <text:p>-0.6185608208663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">
                <text:p>29</text:p>
              </table:table-cell>
              <table:table-cell office:value-type="float" office:value="-1.0333366548663">
                <text:p>-1.03333665486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.25">
                <text:p>29.25</text:p>
              </table:table-cell>
              <table:table-cell office:value-type="float" office:value="-0.7230590826507">
                <text:p>-0.72305908265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.5">
                <text:p>29.5</text:p>
              </table:table-cell>
              <table:table-cell office:value-type="float" office:value="-0.806568578103203">
                <text:p>-0.8065685781032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.75">
                <text:p>29.75</text:p>
              </table:table-cell>
              <table:table-cell office:value-type="float" office:value="-0.888901831891502">
                <text:p>-0.8889018318915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">
                <text:p>30</text:p>
              </table:table-cell>
              <table:table-cell office:value-type="float" office:value="-0.678589334451999">
                <text:p>-0.6785893344519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.25">
                <text:p>30.25</text:p>
              </table:table-cell>
              <table:table-cell office:value-type="float" office:value="-0.939613511692905">
                <text:p>-0.9396135116929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.5">
                <text:p>30.5</text:p>
              </table:table-cell>
              <table:table-cell office:value-type="float" office:value="-0.500740064754304">
                <text:p>-0.5007400647543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.75">
                <text:p>30.75</text:p>
              </table:table-cell>
              <table:table-cell office:value-type="float" office:value="-0.415523022237004">
                <text:p>-0.4155230222370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">
                <text:p>31</text:p>
              </table:table-cell>
              <table:table-cell office:value-type="float" office:value="-0.651976620679704">
                <text:p>-0.6519766206797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.25">
                <text:p>31.25</text:p>
              </table:table-cell>
              <table:table-cell office:value-type="float" office:value="-0.638041833565602">
                <text:p>-0.6380418335656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1.5">
                <text:p>31.5</text:p>
              </table:table-cell>
              <table:table-cell office:value-type="float" office:value="-0.5886477781699">
                <text:p>-0.58864777816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.75">
                <text:p>31.75</text:p>
              </table:table-cell>
              <table:table-cell office:value-type="float" office:value="-0.994828461207199">
                <text:p>-0.9948284612071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">
                <text:p>32</text:p>
              </table:table-cell>
              <table:table-cell office:value-type="float" office:value="-0.869587205961501">
                <text:p>-0.8695872059615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.25">
                <text:p>32.25</text:p>
              </table:table-cell>
              <table:table-cell office:value-type="float" office:value="-0.480366421984002">
                <text:p>-0.4803664219840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.5">
                <text:p>32.5</text:p>
              </table:table-cell>
              <table:table-cell office:value-type="float" office:value="-0.598785794467503">
                <text:p>-0.5987857944675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2.75">
                <text:p>32.75</text:p>
              </table:table-cell>
              <table:table-cell office:value-type="float" office:value="-0.6924293601298">
                <text:p>-0.69242936012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">
                <text:p>33</text:p>
              </table:table-cell>
              <table:table-cell office:value-type="float" office:value="-0.8282145706591">
                <text:p>-0.82821457065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.25">
                <text:p>33.25</text:p>
              </table:table-cell>
              <table:table-cell office:value-type="float" office:value="-0.9762502191317">
                <text:p>-0.97625021913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.5">
                <text:p>33.5</text:p>
              </table:table-cell>
              <table:table-cell office:value-type="float" office:value="-0.780995464295103">
                <text:p>-0.7809954642951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.75">
                <text:p>33.75</text:p>
              </table:table-cell>
              <table:table-cell office:value-type="float" office:value="-1.0347461956223">
                <text:p>-1.03474619562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-0.910785701481402">
                <text:p>-0.9107857014814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.25">
                <text:p>34.25</text:p>
              </table:table-cell>
              <table:table-cell office:value-type="float" office:value="-0.7771709963612">
                <text:p>-0.77717099636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.5">
                <text:p>34.5</text:p>
              </table:table-cell>
              <table:table-cell office:value-type="float" office:value="-0.845222341981703">
                <text:p>-0.8452223419817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.75">
                <text:p>34.75</text:p>
              </table:table-cell>
              <table:table-cell office:value-type="float" office:value="-0.750743362515401">
                <text:p>-0.7507433625154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">
                <text:p>35</text:p>
              </table:table-cell>
              <table:table-cell office:value-type="float" office:value="-0.816384992444">
                <text:p>-0.8163849924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.25">
                <text:p>35.25</text:p>
              </table:table-cell>
              <table:table-cell office:value-type="float" office:value="-0.760897688418204">
                <text:p>-0.7608976884182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.5">
                <text:p>35.5</text:p>
              </table:table-cell>
              <table:table-cell office:value-type="float" office:value="-1.1831274575304">
                <text:p>-1.18312745753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.75">
                <text:p>35.75</text:p>
              </table:table-cell>
              <table:table-cell office:value-type="float" office:value="-1.4575423244303">
                <text:p>-1.45754232443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">
                <text:p>36</text:p>
              </table:table-cell>
              <table:table-cell office:value-type="float" office:value="-1.0739277203207">
                <text:p>-1.07392772032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6.25">
                <text:p>36.25</text:p>
              </table:table-cell>
              <table:table-cell office:value-type="float" office:value="-0.725043670886905">
                <text:p>-0.7250436708869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.5">
                <text:p>36.5</text:p>
              </table:table-cell>
              <table:table-cell office:value-type="float" office:value="-1.3037675611553">
                <text:p>-1.30376756115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.75">
                <text:p>36.75</text:p>
              </table:table-cell>
              <table:table-cell office:value-type="float" office:value="-0.811867396775">
                <text:p>-0.8118673967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">
                <text:p>37</text:p>
              </table:table-cell>
              <table:table-cell office:value-type="float" office:value="-0.802016044678801">
                <text:p>-0.8020160446788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.25">
                <text:p>37.25</text:p>
              </table:table-cell>
              <table:table-cell office:value-type="float" office:value="-0.866015996843402">
                <text:p>-0.8660159968434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.5">
                <text:p>37.5</text:p>
              </table:table-cell>
              <table:table-cell office:value-type="float" office:value="-1.0552605428715">
                <text:p>-1.05526054287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.75">
                <text:p>37.75</text:p>
              </table:table-cell>
              <table:table-cell office:value-type="float" office:value="-0.7632512828079">
                <text:p>-0.76325128280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8">
                <text:p>38</text:p>
              </table:table-cell>
              <table:table-cell office:value-type="float" office:value="-1.258674543377">
                <text:p>-1.2586745433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8.25">
                <text:p>38.25</text:p>
              </table:table-cell>
              <table:table-cell office:value-type="float" office:value="-1.3128573092143">
                <text:p>-1.31285730921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8.5">
                <text:p>38.5</text:p>
              </table:table-cell>
              <table:table-cell office:value-type="float" office:value="-1.02693174389371">
                <text:p>-1.026931743893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8.75">
                <text:p>38.75</text:p>
              </table:table-cell>
              <table:table-cell office:value-type="float" office:value="-1.0534220113933">
                <text:p>-1.05342201139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">
                <text:p>39</text:p>
              </table:table-cell>
              <table:table-cell office:value-type="float" office:value="-1.539053612708">
                <text:p>-1.5390536127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.25">
                <text:p>39.25</text:p>
              </table:table-cell>
              <table:table-cell office:value-type="float" office:value="-1.2933591341387">
                <text:p>-1.29335913413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.5">
                <text:p>39.5</text:p>
              </table:table-cell>
              <table:table-cell office:value-type="float" office:value="-1.1528159414584">
                <text:p>-1.15281594145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.75">
                <text:p>39.75</text:p>
              </table:table-cell>
              <table:table-cell office:value-type="float" office:value="-1.4534349192248">
                <text:p>-1.45343491922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">
                <text:p>40</text:p>
              </table:table-cell>
              <table:table-cell office:value-type="float" office:value="-1.256577196435">
                <text:p>-1.2565771964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.25">
                <text:p>40.25</text:p>
              </table:table-cell>
              <table:table-cell office:value-type="float" office:value="-1.3692518112213">
                <text:p>-1.36925181122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.5">
                <text:p>40.5</text:p>
              </table:table-cell>
              <table:table-cell office:value-type="float" office:value="-1.3778447775938">
                <text:p>-1.37784477759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.75">
                <text:p>40.75</text:p>
              </table:table-cell>
              <table:table-cell office:value-type="float" office:value="-1.2433842167307">
                <text:p>-1.24338421673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1">
                <text:p>41</text:p>
              </table:table-cell>
              <table:table-cell office:value-type="float" office:value="-1.1335620751339">
                <text:p>-1.13356207513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.25">
                <text:p>41.25</text:p>
              </table:table-cell>
              <table:table-cell office:value-type="float" office:value="-1.4835796782174">
                <text:p>-1.48357967821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1.5">
                <text:p>41.5</text:p>
              </table:table-cell>
              <table:table-cell office:value-type="float" office:value="-1.5819234761733">
                <text:p>-1.58192347617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.75">
                <text:p>41.75</text:p>
              </table:table-cell>
              <table:table-cell office:value-type="float" office:value="-1.4556139385095">
                <text:p>-1.45561393850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2">
                <text:p>42</text:p>
              </table:table-cell>
              <table:table-cell office:value-type="float" office:value="-1.3781149130617">
                <text:p>-1.37811491306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2.25">
                <text:p>42.25</text:p>
              </table:table-cell>
              <table:table-cell office:value-type="float" office:value="-1.6513576203377">
                <text:p>-1.65135762033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2.5">
                <text:p>42.5</text:p>
              </table:table-cell>
              <table:table-cell office:value-type="float" office:value="-1.5444879490304">
                <text:p>-1.54448794903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.75">
                <text:p>42.75</text:p>
              </table:table-cell>
              <table:table-cell office:value-type="float" office:value="-1.4584624947293">
                <text:p>-1.45846249472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3">
                <text:p>43</text:p>
              </table:table-cell>
              <table:table-cell office:value-type="float" office:value="-1.7842172673302">
                <text:p>-1.78421726733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3.25">
                <text:p>43.25</text:p>
              </table:table-cell>
              <table:table-cell office:value-type="float" office:value="-1.1674440296864">
                <text:p>-1.16744402968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3.5">
                <text:p>43.5</text:p>
              </table:table-cell>
              <table:table-cell office:value-type="float" office:value="-1.3207007872201">
                <text:p>-1.32070078722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3.75">
                <text:p>43.75</text:p>
              </table:table-cell>
              <table:table-cell office:value-type="float" office:value="-2.399015819322">
                <text:p>-2.3990158193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4">
                <text:p>44</text:p>
              </table:table-cell>
              <table:table-cell office:value-type="float" office:value="-1.9495765669687">
                <text:p>-1.94957656696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4.25">
                <text:p>44.25</text:p>
              </table:table-cell>
              <table:table-cell office:value-type="float" office:value="-1.9393275414629">
                <text:p>-1.93932754146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.5">
                <text:p>44.5</text:p>
              </table:table-cell>
              <table:table-cell office:value-type="float" office:value="-2.0692034182901">
                <text:p>-2.06920341829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4.75">
                <text:p>44.75</text:p>
              </table:table-cell>
              <table:table-cell office:value-type="float" office:value="-1.8795519109094">
                <text:p>-1.87955191090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5">
                <text:p>45</text:p>
              </table:table-cell>
              <table:table-cell office:value-type="float" office:value="-2.0946812024575">
                <text:p>-2.09468120245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5.25">
                <text:p>45.25</text:p>
              </table:table-cell>
              <table:table-cell office:value-type="float" office:value="-2.2535355181057">
                <text:p>-2.253535518105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5.5">
                <text:p>45.5</text:p>
              </table:table-cell>
              <table:table-cell office:value-type="float" office:value="-1.93525225911871">
                <text:p>-1.935252259118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5.75">
                <text:p>45.75</text:p>
              </table:table-cell>
              <table:table-cell office:value-type="float" office:value="-2.2197449458727">
                <text:p>-2.21974494587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6">
                <text:p>46</text:p>
              </table:table-cell>
              <table:table-cell office:value-type="float" office:value="-2.3370258080635">
                <text:p>-2.33702580806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6.25">
                <text:p>46.25</text:p>
              </table:table-cell>
              <table:table-cell office:value-type="float" office:value="-2.3411068862393">
                <text:p>-2.341106886239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6.5">
                <text:p>46.5</text:p>
              </table:table-cell>
              <table:table-cell office:value-type="float" office:value="-2.1596178805393">
                <text:p>-2.159617880539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6.75">
                <text:p>46.75</text:p>
              </table:table-cell>
              <table:table-cell office:value-type="float" office:value="-2.903613624246">
                <text:p>-2.9036136242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7">
                <text:p>47</text:p>
              </table:table-cell>
              <table:table-cell office:value-type="float" office:value="-2.4163485163596">
                <text:p>-2.41634851635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7.25">
                <text:p>47.25</text:p>
              </table:table-cell>
              <table:table-cell office:value-type="float" office:value="-3.2704012052098">
                <text:p>-3.27040120520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7.5">
                <text:p>47.5</text:p>
              </table:table-cell>
              <table:table-cell office:value-type="float" office:value="-2.92721364487601">
                <text:p>-2.927213644876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7.75">
                <text:p>47.75</text:p>
              </table:table-cell>
              <table:table-cell office:value-type="float" office:value="-2.6363735553746">
                <text:p>-2.63637355537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8">
                <text:p>48</text:p>
              </table:table-cell>
              <table:table-cell office:value-type="float" office:value="-3.482977508458">
                <text:p>-3.4829775084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8.25">
                <text:p>48.25</text:p>
              </table:table-cell>
              <table:table-cell office:value-type="float" office:value="-3.5228876197558">
                <text:p>-3.52288761975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8.5">
                <text:p>48.5</text:p>
              </table:table-cell>
              <table:table-cell office:value-type="float" office:value="-3.4518123130649">
                <text:p>-3.451812313064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8.75">
                <text:p>48.75</text:p>
              </table:table-cell>
              <table:table-cell office:value-type="float" office:value="-3.4775042709165">
                <text:p>-3.47750427091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9">
                <text:p>49</text:p>
              </table:table-cell>
              <table:table-cell office:value-type="float" office:value="-3.7203745876907">
                <text:p>-3.72037458769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9.25">
                <text:p>49.25</text:p>
              </table:table-cell>
              <table:table-cell office:value-type="float" office:value="-3.41042055098031">
                <text:p>-3.410420550980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9.5">
                <text:p>49.5</text:p>
              </table:table-cell>
              <table:table-cell office:value-type="float" office:value="-3.93767834380611">
                <text:p>-3.937678343806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.75">
                <text:p>49.75</text:p>
              </table:table-cell>
              <table:table-cell office:value-type="float" office:value="-4.0675927935198">
                <text:p>-4.06759279351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0">
                <text:p>50</text:p>
              </table:table-cell>
              <table:table-cell office:value-type="float" office:value="-3.7211957327273">
                <text:p>-3.721195732727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0.25">
                <text:p>50.25</text:p>
              </table:table-cell>
              <table:table-cell office:value-type="float" office:value="-3.7214431805431">
                <text:p>-3.721443180543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.5">
                <text:p>50.5</text:p>
              </table:table-cell>
              <table:table-cell office:value-type="float" office:value="-3.9737768006266">
                <text:p>-3.97377680062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.75">
                <text:p>50.75</text:p>
              </table:table-cell>
              <table:table-cell office:value-type="float" office:value="-4.6840280881389">
                <text:p>-4.68402808813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1">
                <text:p>51</text:p>
              </table:table-cell>
              <table:table-cell office:value-type="float" office:value="-4.2437467126362">
                <text:p>-4.24374671263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1.25">
                <text:p>51.25</text:p>
              </table:table-cell>
              <table:table-cell office:value-type="float" office:value="-4.3924499709435">
                <text:p>-4.39244997094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1.5">
                <text:p>51.5</text:p>
              </table:table-cell>
              <table:table-cell office:value-type="float" office:value="-4.5410462485933">
                <text:p>-4.54104624859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1.75">
                <text:p>51.75</text:p>
              </table:table-cell>
              <table:table-cell office:value-type="float" office:value="-4.4741691731506">
                <text:p>-4.47416917315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2">
                <text:p>52</text:p>
              </table:table-cell>
              <table:table-cell office:value-type="float" office:value="-5.11456142242911">
                <text:p>-5.114561422429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2.25">
                <text:p>52.25</text:p>
              </table:table-cell>
              <table:table-cell office:value-type="float" office:value="-5.0188117663821">
                <text:p>-5.01881176638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2.5">
                <text:p>52.5</text:p>
              </table:table-cell>
              <table:table-cell office:value-type="float" office:value="-5.1642920041317">
                <text:p>-5.16429200413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2.75">
                <text:p>52.75</text:p>
              </table:table-cell>
              <table:table-cell office:value-type="float" office:value="-5.0375332446632">
                <text:p>-5.037533244663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3">
                <text:p>53</text:p>
              </table:table-cell>
              <table:table-cell office:value-type="float" office:value="-5.8444228834748">
                <text:p>-5.844422883474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3.25">
                <text:p>53.25</text:p>
              </table:table-cell>
              <table:table-cell office:value-type="float" office:value="-5.5449105918102">
                <text:p>-5.54491059181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3.5">
                <text:p>53.5</text:p>
              </table:table-cell>
              <table:table-cell office:value-type="float" office:value="-5.3928841365962">
                <text:p>-5.39288413659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3.75">
                <text:p>53.75</text:p>
              </table:table-cell>
              <table:table-cell office:value-type="float" office:value="-5.4479244721996">
                <text:p>-5.44792447219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4">
                <text:p>54</text:p>
              </table:table-cell>
              <table:table-cell office:value-type="float" office:value="-6.0024251676502">
                <text:p>-6.00242516765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4.25">
                <text:p>54.25</text:p>
              </table:table-cell>
              <table:table-cell office:value-type="float" office:value="-6.0541250480995">
                <text:p>-6.054125048099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4.5">
                <text:p>54.5</text:p>
              </table:table-cell>
              <table:table-cell office:value-type="float" office:value="-6.205431523727">
                <text:p>-6.2054315237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4.75">
                <text:p>54.75</text:p>
              </table:table-cell>
              <table:table-cell office:value-type="float" office:value="-6.1624784910773">
                <text:p>-6.162478491077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5">
                <text:p>55</text:p>
              </table:table-cell>
              <table:table-cell office:value-type="float" office:value="-6.8000522868967">
                <text:p>-6.80005228689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5.25">
                <text:p>55.25</text:p>
              </table:table-cell>
              <table:table-cell office:value-type="float" office:value="-6.8386545451493">
                <text:p>-6.838654545149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5.5">
                <text:p>55.5</text:p>
              </table:table-cell>
              <table:table-cell office:value-type="float" office:value="-6.5509562329587">
                <text:p>-6.550956232958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5.75">
                <text:p>55.75</text:p>
              </table:table-cell>
              <table:table-cell office:value-type="float" office:value="-7.021895314925">
                <text:p>-7.0218953149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6">
                <text:p>56</text:p>
              </table:table-cell>
              <table:table-cell office:value-type="float" office:value="-6.9594806033054">
                <text:p>-6.95948060330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6.25">
                <text:p>56.25</text:p>
              </table:table-cell>
              <table:table-cell office:value-type="float" office:value="-6.9166965164663">
                <text:p>-6.91669651646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6.5">
                <text:p>56.5</text:p>
              </table:table-cell>
              <table:table-cell office:value-type="float" office:value="-7.2527209925672">
                <text:p>-7.25272099256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6.75">
                <text:p>56.75</text:p>
              </table:table-cell>
              <table:table-cell office:value-type="float" office:value="-7.2110134886621">
                <text:p>-7.21101348866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7">
                <text:p>57</text:p>
              </table:table-cell>
              <table:table-cell office:value-type="float" office:value="-7.3215048831056">
                <text:p>-7.32150488310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7.25">
                <text:p>57.25</text:p>
              </table:table-cell>
              <table:table-cell office:value-type="float" office:value="-8.1871955111999">
                <text:p>-8.187195511199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7.5">
                <text:p>57.5</text:p>
              </table:table-cell>
              <table:table-cell office:value-type="float" office:value="-7.8450054046713">
                <text:p>-7.84500540467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7.75">
                <text:p>57.75</text:p>
              </table:table-cell>
              <table:table-cell office:value-type="float" office:value="-7.6499366255997">
                <text:p>-7.649936625599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8">
                <text:p>58</text:p>
              </table:table-cell>
              <table:table-cell office:value-type="float" office:value="-8.6907220345703">
                <text:p>-8.69072203457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8.25">
                <text:p>58.25</text:p>
              </table:table-cell>
              <table:table-cell office:value-type="float" office:value="-8.7005631874714">
                <text:p>-8.70056318747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8.5">
                <text:p>58.5</text:p>
              </table:table-cell>
              <table:table-cell office:value-type="float" office:value="-8.8935091968456">
                <text:p>-8.89350919684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8.75">
                <text:p>58.75</text:p>
              </table:table-cell>
              <table:table-cell office:value-type="float" office:value="-8.8825188141728">
                <text:p>-8.88251881417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9">
                <text:p>59</text:p>
              </table:table-cell>
              <table:table-cell office:value-type="float" office:value="-8.8494564402393">
                <text:p>-8.849456440239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9.25">
                <text:p>59.25</text:p>
              </table:table-cell>
              <table:table-cell office:value-type="float" office:value="-9.1530980747166">
                <text:p>-9.153098074716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9.5">
                <text:p>59.5</text:p>
              </table:table-cell>
              <table:table-cell office:value-type="float" office:value="-9.2481029481134">
                <text:p>-9.24810294811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9.75">
                <text:p>59.75</text:p>
              </table:table-cell>
              <table:table-cell office:value-type="float" office:value="-9.5294867892767">
                <text:p>-9.52948678927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0">
                <text:p>60</text:p>
              </table:table-cell>
              <table:table-cell office:value-type="float" office:value="-9.4927175742099">
                <text:p>-9.492717574209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0.25">
                <text:p>60.25</text:p>
              </table:table-cell>
              <table:table-cell office:value-type="float" office:value="-9.5965003945095">
                <text:p>-9.59650039450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0.5">
                <text:p>60.5</text:p>
              </table:table-cell>
              <table:table-cell office:value-type="float" office:value="-9.9282247029604">
                <text:p>-9.92822470296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0.75">
                <text:p>60.75</text:p>
              </table:table-cell>
              <table:table-cell office:value-type="float" office:value="-9.8990258920626">
                <text:p>-9.89902589206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1">
                <text:p>61</text:p>
              </table:table-cell>
              <table:table-cell office:value-type="float" office:value="-10.0987072329976">
                <text:p>-10.098707232997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1.25">
                <text:p>61.25</text:p>
              </table:table-cell>
              <table:table-cell office:value-type="float" office:value="-10.0166853694139">
                <text:p>-10.016685369413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1.5">
                <text:p>61.5</text:p>
              </table:table-cell>
              <table:table-cell office:value-type="float" office:value="-11.0129333793747">
                <text:p>-11.012933379374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1.75">
                <text:p>61.75</text:p>
              </table:table-cell>
              <table:table-cell office:value-type="float" office:value="-10.4534623772486">
                <text:p>-10.453462377248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2">
                <text:p>62</text:p>
              </table:table-cell>
              <table:table-cell office:value-type="float" office:value="-11.2818503713901">
                <text:p>-11.28185037139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2.25">
                <text:p>62.25</text:p>
              </table:table-cell>
              <table:table-cell office:value-type="float" office:value="-10.8848746904097">
                <text:p>-10.88487469040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2.5">
                <text:p>62.5</text:p>
              </table:table-cell>
              <table:table-cell office:value-type="float" office:value="-11.1894821988678">
                <text:p>-11.18948219886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2.75">
                <text:p>62.75</text:p>
              </table:table-cell>
              <table:table-cell office:value-type="float" office:value="-11.1378529125983">
                <text:p>-11.137852912598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3">
                <text:p>63</text:p>
              </table:table-cell>
              <table:table-cell office:value-type="float" office:value="-11.9756264694821">
                <text:p>-11.975626469482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3.25">
                <text:p>63.25</text:p>
              </table:table-cell>
              <table:table-cell office:value-type="float" office:value="-11.6760632739874">
                <text:p>-11.676063273987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3.5">
                <text:p>63.5</text:p>
              </table:table-cell>
              <table:table-cell office:value-type="float" office:value="-11.820598155715">
                <text:p>-11.8205981557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3.75">
                <text:p>63.75</text:p>
              </table:table-cell>
              <table:table-cell office:value-type="float" office:value="-11.7831103784048">
                <text:p>-11.783110378404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4">
                <text:p>64</text:p>
              </table:table-cell>
              <table:table-cell office:value-type="float" office:value="-11.9357957754427">
                <text:p>-11.93579577544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4.25">
                <text:p>64.25</text:p>
              </table:table-cell>
              <table:table-cell office:value-type="float" office:value="-12.287037241528">
                <text:p>-12.2870372415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4.5">
                <text:p>64.5</text:p>
              </table:table-cell>
              <table:table-cell office:value-type="float" office:value="-12.3039456707242">
                <text:p>-12.30394567072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4.75">
                <text:p>64.75</text:p>
              </table:table-cell>
              <table:table-cell office:value-type="float" office:value="-12.5917468802411">
                <text:p>-12.591746880241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5">
                <text:p>65</text:p>
              </table:table-cell>
              <table:table-cell office:value-type="float" office:value="-12.7403095726024">
                <text:p>-12.74030957260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5.25">
                <text:p>65.25</text:p>
              </table:table-cell>
              <table:table-cell office:value-type="float" office:value="-12.6607441348562">
                <text:p>-12.660744134856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5.5">
                <text:p>65.5</text:p>
              </table:table-cell>
              <table:table-cell office:value-type="float" office:value="-13.1014468314201">
                <text:p>-13.10144683142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5.75">
                <text:p>65.75</text:p>
              </table:table-cell>
              <table:table-cell office:value-type="float" office:value="-12.9422208905966">
                <text:p>-12.942220890596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6">
                <text:p>66</text:p>
              </table:table-cell>
              <table:table-cell office:value-type="float" office:value="-13.654057338695">
                <text:p>-13.65405733869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6.25">
                <text:p>66.25</text:p>
              </table:table-cell>
              <table:table-cell office:value-type="float" office:value="-13.3316718136043">
                <text:p>-13.331671813604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6.5">
                <text:p>66.5</text:p>
              </table:table-cell>
              <table:table-cell office:value-type="float" office:value="-13.7283704640415">
                <text:p>-13.72837046404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6.75">
                <text:p>66.75</text:p>
              </table:table-cell>
              <table:table-cell office:value-type="float" office:value="-13.5238935310417">
                <text:p>-13.523893531041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7">
                <text:p>67</text:p>
              </table:table-cell>
              <table:table-cell office:value-type="float" office:value="-13.675941738765">
                <text:p>-13.67594173876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7.25">
                <text:p>67.25</text:p>
              </table:table-cell>
              <table:table-cell office:value-type="float" office:value="-14.0327855573706">
                <text:p>-14.03278555737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7.5">
                <text:p>67.5</text:p>
              </table:table-cell>
              <table:table-cell office:value-type="float" office:value="-14.3709029161208">
                <text:p>-14.37090291612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7.75">
                <text:p>67.75</text:p>
              </table:table-cell>
              <table:table-cell office:value-type="float" office:value="-14.5770091315717">
                <text:p>-14.577009131571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8">
                <text:p>68</text:p>
              </table:table-cell>
              <table:table-cell office:value-type="float" office:value="-14.1874947252737">
                <text:p>-14.187494725273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8.25">
                <text:p>68.25</text:p>
              </table:table-cell>
              <table:table-cell office:value-type="float" office:value="-14.811197290335">
                <text:p>-14.81119729033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8.5">
                <text:p>68.5</text:p>
              </table:table-cell>
              <table:table-cell office:value-type="float" office:value="-15.2335794834199">
                <text:p>-15.233579483419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8.75">
                <text:p>68.75</text:p>
              </table:table-cell>
              <table:table-cell office:value-type="float" office:value="-15.5419404692946">
                <text:p>-15.541940469294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9">
                <text:p>69</text:p>
              </table:table-cell>
              <table:table-cell office:value-type="float" office:value="-14.9057556224078">
                <text:p>-14.905755622407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9.25">
                <text:p>69.25</text:p>
              </table:table-cell>
              <table:table-cell office:value-type="float" office:value="-15.5331630273826">
                <text:p>-15.53316302738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9.5">
                <text:p>69.5</text:p>
              </table:table-cell>
              <table:table-cell office:value-type="float" office:value="-15.9089357435161">
                <text:p>-15.908935743516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9.75">
                <text:p>69.75</text:p>
              </table:table-cell>
              <table:table-cell office:value-type="float" office:value="-15.6170793177478">
                <text:p>-15.617079317747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0">
                <text:p>70</text:p>
              </table:table-cell>
              <table:table-cell office:value-type="float" office:value="-16.3327614282016">
                <text:p>-16.332761428201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0.25">
                <text:p>70.25</text:p>
              </table:table-cell>
              <table:table-cell office:value-type="float" office:value="-15.7087382832106">
                <text:p>-15.708738283210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0.5">
                <text:p>70.5</text:p>
              </table:table-cell>
              <table:table-cell office:value-type="float" office:value="-15.8343535683914">
                <text:p>-15.83435356839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0.75">
                <text:p>70.75</text:p>
              </table:table-cell>
              <table:table-cell office:value-type="float" office:value="-15.7220368167884">
                <text:p>-15.722036816788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1">
                <text:p>71</text:p>
              </table:table-cell>
              <table:table-cell office:value-type="float" office:value="-16.3231436894234">
                <text:p>-16.323143689423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1.25">
                <text:p>71.25</text:p>
              </table:table-cell>
              <table:table-cell office:value-type="float" office:value="-16.1546942349002">
                <text:p>-16.154694234900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1.5">
                <text:p>71.5</text:p>
              </table:table-cell>
              <table:table-cell office:value-type="float" office:value="-17.0692239793047">
                <text:p>-17.069223979304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1.75">
                <text:p>71.75</text:p>
              </table:table-cell>
              <table:table-cell office:value-type="float" office:value="-17.4585610548248">
                <text:p>-17.45856105482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2">
                <text:p>72</text:p>
              </table:table-cell>
              <table:table-cell office:value-type="float" office:value="-17.6468079971346">
                <text:p>-17.646807997134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2.25">
                <text:p>72.25</text:p>
              </table:table-cell>
              <table:table-cell office:value-type="float" office:value="-17.6235665316555">
                <text:p>-17.623566531655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2.5">
                <text:p>72.5</text:p>
              </table:table-cell>
              <table:table-cell office:value-type="float" office:value="-17.5776064187399">
                <text:p>-17.577606418739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2.75">
                <text:p>72.75</text:p>
              </table:table-cell>
              <table:table-cell office:value-type="float" office:value="-17.9533205803035">
                <text:p>-17.953320580303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3">
                <text:p>73</text:p>
              </table:table-cell>
              <table:table-cell office:value-type="float" office:value="-17.81885082284">
                <text:p>-17.818850822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3.25">
                <text:p>73.25</text:p>
              </table:table-cell>
              <table:table-cell office:value-type="float" office:value="-17.6343154283501">
                <text:p>-17.63431542835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3.5">
                <text:p>73.5</text:p>
              </table:table-cell>
              <table:table-cell office:value-type="float" office:value="-18.0777831425046">
                <text:p>-18.077783142504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3.75">
                <text:p>73.75</text:p>
              </table:table-cell>
              <table:table-cell office:value-type="float" office:value="-17.8016623281102">
                <text:p>-17.801662328110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4">
                <text:p>74</text:p>
              </table:table-cell>
              <table:table-cell office:value-type="float" office:value="-18.0304755012066">
                <text:p>-18.03047550120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4.25">
                <text:p>74.25</text:p>
              </table:table-cell>
              <table:table-cell office:value-type="float" office:value="-18.4927142041965">
                <text:p>-18.492714204196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4.5">
                <text:p>74.5</text:p>
              </table:table-cell>
              <table:table-cell office:value-type="float" office:value="-18.9418904598484">
                <text:p>-18.941890459848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4.75">
                <text:p>74.75</text:p>
              </table:table-cell>
              <table:table-cell office:value-type="float" office:value="-18.8513568027099">
                <text:p>-18.851356802709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5">
                <text:p>75</text:p>
              </table:table-cell>
              <table:table-cell office:value-type="float" office:value="-19.2059284472186">
                <text:p>-19.205928447218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5.25">
                <text:p>75.25</text:p>
              </table:table-cell>
              <table:table-cell office:value-type="float" office:value="-19.458785473921">
                <text:p>-19.45878547392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5.5">
                <text:p>75.5</text:p>
              </table:table-cell>
              <table:table-cell office:value-type="float" office:value="-19.6329002003217">
                <text:p>-19.63290020032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5.75">
                <text:p>75.75</text:p>
              </table:table-cell>
              <table:table-cell office:value-type="float" office:value="-19.266569110459">
                <text:p>-19.26656911045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6">
                <text:p>76</text:p>
              </table:table-cell>
              <table:table-cell office:value-type="float" office:value="-19.6430712097856">
                <text:p>-19.643071209785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6.25">
                <text:p>76.25</text:p>
              </table:table-cell>
              <table:table-cell office:value-type="float" office:value="-19.7873782632342">
                <text:p>-19.787378263234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6.5">
                <text:p>76.5</text:p>
              </table:table-cell>
              <table:table-cell office:value-type="float" office:value="-19.3128644184056">
                <text:p>-19.312864418405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6.75">
                <text:p>76.75</text:p>
              </table:table-cell>
              <table:table-cell office:value-type="float" office:value="-19.5714815438488">
                <text:p>-19.571481543848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7">
                <text:p>77</text:p>
              </table:table-cell>
              <table:table-cell office:value-type="float" office:value="-20.208314102955">
                <text:p>-20.2083141029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7.25">
                <text:p>77.25</text:p>
              </table:table-cell>
              <table:table-cell office:value-type="float" office:value="-20.2394932144753">
                <text:p>-20.239493214475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7.5">
                <text:p>77.5</text:p>
              </table:table-cell>
              <table:table-cell office:value-type="float" office:value="-20.4838659682719">
                <text:p>-20.483865968271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7.75">
                <text:p>77.75</text:p>
              </table:table-cell>
              <table:table-cell office:value-type="float" office:value="-20.9893491602302">
                <text:p>-20.989349160230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8">
                <text:p>78</text:p>
              </table:table-cell>
              <table:table-cell office:value-type="float" office:value="-20.5241853620822">
                <text:p>-20.524185362082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8.25">
                <text:p>78.25</text:p>
              </table:table-cell>
              <table:table-cell office:value-type="float" office:value="-20.5022961321347">
                <text:p>-20.502296132134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8.5">
                <text:p>78.5</text:p>
              </table:table-cell>
              <table:table-cell office:value-type="float" office:value="-21.1374667364409">
                <text:p>-21.137466736440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8.75">
                <text:p>78.75</text:p>
              </table:table-cell>
              <table:table-cell office:value-type="float" office:value="-21.3598272242099">
                <text:p>-21.359827224209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9">
                <text:p>79</text:p>
              </table:table-cell>
              <table:table-cell office:value-type="float" office:value="-20.6960783497455">
                <text:p>-20.696078349745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9.25">
                <text:p>79.25</text:p>
              </table:table-cell>
              <table:table-cell office:value-type="float" office:value="-21.2244209876808">
                <text:p>-21.224420987680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9.5">
                <text:p>79.5</text:p>
              </table:table-cell>
              <table:table-cell office:value-type="float" office:value="-21.8157609759968">
                <text:p>-21.815760975996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9.75">
                <text:p>79.75</text:p>
              </table:table-cell>
              <table:table-cell office:value-type="float" office:value="-21.3927405016589">
                <text:p>-21.392740501658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0">
                <text:p>80</text:p>
              </table:table-cell>
              <table:table-cell office:value-type="float" office:value="-21.3652656857545">
                <text:p>-21.365265685754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0.25">
                <text:p>80.25</text:p>
              </table:table-cell>
              <table:table-cell office:value-type="float" office:value="-21.6653680530851">
                <text:p>-21.665368053085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0.5">
                <text:p>80.5</text:p>
              </table:table-cell>
              <table:table-cell office:value-type="float" office:value="-21.722685880882">
                <text:p>-21.72268588088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0.75">
                <text:p>80.75</text:p>
              </table:table-cell>
              <table:table-cell office:value-type="float" office:value="-21.660558793812">
                <text:p>-21.6605587938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1">
                <text:p>81</text:p>
              </table:table-cell>
              <table:table-cell office:value-type="float" office:value="-21.6789119003744">
                <text:p>-21.678911900374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1.25">
                <text:p>81.25</text:p>
              </table:table-cell>
              <table:table-cell office:value-type="float" office:value="-22.9123557230617">
                <text:p>-22.912355723061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1.5">
                <text:p>81.5</text:p>
              </table:table-cell>
              <table:table-cell office:value-type="float" office:value="-22.568706018422">
                <text:p>-22.56870601842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1.75">
                <text:p>81.75</text:p>
              </table:table-cell>
              <table:table-cell office:value-type="float" office:value="-22.4861272382371">
                <text:p>-22.486127238237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2">
                <text:p>82</text:p>
              </table:table-cell>
              <table:table-cell office:value-type="float" office:value="-23.2047077714019">
                <text:p>-23.204707771401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2.25">
                <text:p>82.25</text:p>
              </table:table-cell>
              <table:table-cell office:value-type="float" office:value="-22.8598439081205">
                <text:p>-22.859843908120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2.5">
                <text:p>82.5</text:p>
              </table:table-cell>
              <table:table-cell office:value-type="float" office:value="-23.1646830697911">
                <text:p>-23.164683069791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2.75">
                <text:p>82.75</text:p>
              </table:table-cell>
              <table:table-cell office:value-type="float" office:value="-23.1323269993609">
                <text:p>-23.132326999360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3">
                <text:p>83</text:p>
              </table:table-cell>
              <table:table-cell office:value-type="float" office:value="-22.845019175428">
                <text:p>-22.84501917542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3.25">
                <text:p>83.25</text:p>
              </table:table-cell>
              <table:table-cell office:value-type="float" office:value="-23.2601699737821">
                <text:p>-23.26016997378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3.5">
                <text:p>83.5</text:p>
              </table:table-cell>
              <table:table-cell office:value-type="float" office:value="-23.5136591884635">
                <text:p>-23.513659188463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3.75">
                <text:p>83.75</text:p>
              </table:table-cell>
              <table:table-cell office:value-type="float" office:value="-23.090359568353">
                <text:p>-23.09035956835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4">
                <text:p>84</text:p>
              </table:table-cell>
              <table:table-cell office:value-type="float" office:value="-23.758188110422">
                <text:p>-23.75818811042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4.25">
                <text:p>84.25</text:p>
              </table:table-cell>
              <table:table-cell office:value-type="float" office:value="-24.3457990775808">
                <text:p>-24.345799077580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4.5">
                <text:p>84.5</text:p>
              </table:table-cell>
              <table:table-cell office:value-type="float" office:value="-24.3212145316739">
                <text:p>-24.321214531673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4.75">
                <text:p>84.75</text:p>
              </table:table-cell>
              <table:table-cell office:value-type="float" office:value="-24.4447975309887">
                <text:p>-24.444797530988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5">
                <text:p>85</text:p>
              </table:table-cell>
              <table:table-cell office:value-type="float" office:value="-25.0642665745276">
                <text:p>-25.064266574527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5.25">
                <text:p>85.25</text:p>
              </table:table-cell>
              <table:table-cell office:value-type="float" office:value="-24.4893319028491">
                <text:p>-24.489331902849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5.5">
                <text:p>85.5</text:p>
              </table:table-cell>
              <table:table-cell office:value-type="float" office:value="-24.9621578249347">
                <text:p>-24.962157824934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5.75">
                <text:p>85.75</text:p>
              </table:table-cell>
              <table:table-cell office:value-type="float" office:value="-24.5446410215658">
                <text:p>-24.544641021565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6">
                <text:p>86</text:p>
              </table:table-cell>
              <table:table-cell office:value-type="float" office:value="-25.15119757537">
                <text:p>-25.1511975753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6.25">
                <text:p>86.25</text:p>
              </table:table-cell>
              <table:table-cell office:value-type="float" office:value="-24.8730060379952">
                <text:p>-24.873006037995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6.5">
                <text:p>86.5</text:p>
              </table:table-cell>
              <table:table-cell office:value-type="float" office:value="-25.2130269704796">
                <text:p>-25.213026970479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6.75">
                <text:p>86.75</text:p>
              </table:table-cell>
              <table:table-cell office:value-type="float" office:value="-25.1241522259642">
                <text:p>-25.124152225964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7">
                <text:p>87</text:p>
              </table:table-cell>
              <table:table-cell office:value-type="float" office:value="-25.2437033622196">
                <text:p>-25.24370336221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7.25">
                <text:p>87.25</text:p>
              </table:table-cell>
              <table:table-cell office:value-type="float" office:value="-25.6461547529728">
                <text:p>-25.646154752972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7.5">
                <text:p>87.5</text:p>
              </table:table-cell>
              <table:table-cell office:value-type="float" office:value="-25.4939970653064">
                <text:p>-25.49399706530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7.75">
                <text:p>87.75</text:p>
              </table:table-cell>
              <table:table-cell office:value-type="float" office:value="-25.8612977713586">
                <text:p>-25.861297771358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8">
                <text:p>88</text:p>
              </table:table-cell>
              <table:table-cell office:value-type="float" office:value="-26.0438572873546">
                <text:p>-26.043857287354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8.25">
                <text:p>88.25</text:p>
              </table:table-cell>
              <table:table-cell office:value-type="float" office:value="-26.1889802044552">
                <text:p>-26.188980204455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8.5">
                <text:p>88.5</text:p>
              </table:table-cell>
              <table:table-cell office:value-type="float" office:value="-26.0638098949522">
                <text:p>-26.063809894952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8.75">
                <text:p>88.75</text:p>
              </table:table-cell>
              <table:table-cell office:value-type="float" office:value="-26.711050375419">
                <text:p>-26.7110503754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9">
                <text:p>89</text:p>
              </table:table-cell>
              <table:table-cell office:value-type="float" office:value="-26.7771876973095">
                <text:p>-26.777187697309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9.25">
                <text:p>89.25</text:p>
              </table:table-cell>
              <table:table-cell office:value-type="float" office:value="-26.5615860162094">
                <text:p>-26.561586016209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9.5">
                <text:p>89.5</text:p>
              </table:table-cell>
              <table:table-cell office:value-type="float" office:value="-26.542504279575">
                <text:p>-26.5425042795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9.75">
                <text:p>89.75</text:p>
              </table:table-cell>
              <table:table-cell office:value-type="float" office:value="-26.6290166517814">
                <text:p>-26.629016651781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0">
                <text:p>90</text:p>
              </table:table-cell>
              <table:table-cell office:value-type="float" office:value="-26.7647069195254">
                <text:p>-26.764706919525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0.25">
                <text:p>90.25</text:p>
              </table:table-cell>
              <table:table-cell office:value-type="float" office:value="-27.2759467003848">
                <text:p>-27.275946700384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0.5">
                <text:p>90.5</text:p>
              </table:table-cell>
              <table:table-cell office:value-type="float" office:value="-27.3433850308416">
                <text:p>-27.34338503084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0.75">
                <text:p>90.75</text:p>
              </table:table-cell>
              <table:table-cell office:value-type="float" office:value="-27.5020462199134">
                <text:p>-27.502046219913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1">
                <text:p>91</text:p>
              </table:table-cell>
              <table:table-cell office:value-type="float" office:value="-27.3745718141996">
                <text:p>-27.374571814199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1.25">
                <text:p>91.25</text:p>
              </table:table-cell>
              <table:table-cell office:value-type="float" office:value="-28.0234024381717">
                <text:p>-28.023402438171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1.5">
                <text:p>91.5</text:p>
              </table:table-cell>
              <table:table-cell office:value-type="float" office:value="-27.4727749777399">
                <text:p>-27.472774977739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1.75">
                <text:p>91.75</text:p>
              </table:table-cell>
              <table:table-cell office:value-type="float" office:value="-27.8301111231204">
                <text:p>-27.830111123120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2">
                <text:p>92</text:p>
              </table:table-cell>
              <table:table-cell office:value-type="float" office:value="-27.687283197366">
                <text:p>-27.68728319736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2.25">
                <text:p>92.25</text:p>
              </table:table-cell>
              <table:table-cell office:value-type="float" office:value="-28.1779711487483">
                <text:p>-28.177971148748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2.5">
                <text:p>92.5</text:p>
              </table:table-cell>
              <table:table-cell office:value-type="float" office:value="-28.2672356451165">
                <text:p>-28.267235645116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2.75">
                <text:p>92.75</text:p>
              </table:table-cell>
              <table:table-cell office:value-type="float" office:value="-28.0795841313623">
                <text:p>-28.079584131362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3">
                <text:p>93</text:p>
              </table:table-cell>
              <table:table-cell office:value-type="float" office:value="-28.4450440734386">
                <text:p>-28.445044073438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3.25">
                <text:p>93.25</text:p>
              </table:table-cell>
              <table:table-cell office:value-type="float" office:value="-28.4614607514741">
                <text:p>-28.461460751474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3.5">
                <text:p>93.5</text:p>
              </table:table-cell>
              <table:table-cell office:value-type="float" office:value="-28.7895608868514">
                <text:p>-28.789560886851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3.75">
                <text:p>93.75</text:p>
              </table:table-cell>
              <table:table-cell office:value-type="float" office:value="-28.7699772856517">
                <text:p>-28.769977285651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4">
                <text:p>94</text:p>
              </table:table-cell>
              <table:table-cell office:value-type="float" office:value="-28.9863420006403">
                <text:p>-28.986342000640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4.25">
                <text:p>94.25</text:p>
              </table:table-cell>
              <table:table-cell office:value-type="float" office:value="-29.6570287890762">
                <text:p>-29.657028789076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4.5">
                <text:p>94.5</text:p>
              </table:table-cell>
              <table:table-cell office:value-type="float" office:value="-28.9981877032014">
                <text:p>-28.998187703201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4.75">
                <text:p>94.75</text:p>
              </table:table-cell>
              <table:table-cell office:value-type="float" office:value="-29.2926645469598">
                <text:p>-29.292664546959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5">
                <text:p>95</text:p>
              </table:table-cell>
              <table:table-cell office:value-type="float" office:value="-29.7014970272387">
                <text:p>-29.701497027238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5.25">
                <text:p>95.25</text:p>
              </table:table-cell>
              <table:table-cell office:value-type="float" office:value="-29.9226049463085">
                <text:p>-29.922604946308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5.5">
                <text:p>95.5</text:p>
              </table:table-cell>
              <table:table-cell office:value-type="float" office:value="-29.3366211309499">
                <text:p>-29.336621130949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5.75">
                <text:p>95.75</text:p>
              </table:table-cell>
              <table:table-cell office:value-type="float" office:value="-30.1861837874462">
                <text:p>-30.186183787446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6">
                <text:p>96</text:p>
              </table:table-cell>
              <table:table-cell office:value-type="float" office:value="-29.8452993911249">
                <text:p>-29.845299391124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6.25">
                <text:p>96.25</text:p>
              </table:table-cell>
              <table:table-cell office:value-type="float" office:value="-30.0788840167257">
                <text:p>-30.078884016725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6.5">
                <text:p>96.5</text:p>
              </table:table-cell>
              <table:table-cell office:value-type="float" office:value="-30.0146665239413">
                <text:p>-30.014666523941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6.75">
                <text:p>96.75</text:p>
              </table:table-cell>
              <table:table-cell office:value-type="float" office:value="-29.7770904776958">
                <text:p>-29.777090477695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7">
                <text:p>97</text:p>
              </table:table-cell>
              <table:table-cell office:value-type="float" office:value="-29.9395333246394">
                <text:p>-29.939533324639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7.25">
                <text:p>97.25</text:p>
              </table:table-cell>
              <table:table-cell office:value-type="float" office:value="-30.4922968153146">
                <text:p>-30.492296815314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7.5">
                <text:p>97.5</text:p>
              </table:table-cell>
              <table:table-cell office:value-type="float" office:value="-30.6808999233">
                <text:p>-30.680899923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7.75">
                <text:p>97.75</text:p>
              </table:table-cell>
              <table:table-cell office:value-type="float" office:value="-30.6694108719715">
                <text:p>-30.669410871971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8">
                <text:p>98</text:p>
              </table:table-cell>
              <table:table-cell office:value-type="float" office:value="-31.0238928842315">
                <text:p>-31.02389288423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8.25">
                <text:p>98.25</text:p>
              </table:table-cell>
              <table:table-cell office:value-type="float" office:value="-30.7647398941397">
                <text:p>-30.764739894139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8.5">
                <text:p>98.5</text:p>
              </table:table-cell>
              <table:table-cell office:value-type="float" office:value="-30.8155183031933">
                <text:p>-30.815518303193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8.75">
                <text:p>98.75</text:p>
              </table:table-cell>
              <table:table-cell office:value-type="float" office:value="-30.9455283716701">
                <text:p>-30.945528371670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9">
                <text:p>99</text:p>
              </table:table-cell>
              <table:table-cell office:value-type="float" office:value="-31.2455581451901">
                <text:p>-31.24555814519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9.25">
                <text:p>99.25</text:p>
              </table:table-cell>
              <table:table-cell office:value-type="float" office:value="-31.4961413798009">
                <text:p>-31.496141379800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9.5">
                <text:p>99.5</text:p>
              </table:table-cell>
              <table:table-cell office:value-type="float" office:value="-31.4354266584751">
                <text:p>-31.435426658475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9.75">
                <text:p>99.75</text:p>
              </table:table-cell>
              <table:table-cell office:value-type="float" office:value="-31.5498436318191">
                <text:p>-31.549843631819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0">
                <text:p>100</text:p>
              </table:table-cell>
              <table:table-cell office:value-type="float" office:value="-31.762582904688">
                <text:p>-31.76258290468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0.25">
                <text:p>100.25</text:p>
              </table:table-cell>
              <table:table-cell office:value-type="float" office:value="-31.9459000464126">
                <text:p>-31.945900046412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0.5">
                <text:p>100.5</text:p>
              </table:table-cell>
              <table:table-cell office:value-type="float" office:value="-32.0239837395915">
                <text:p>-32.023983739591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0.75">
                <text:p>100.75</text:p>
              </table:table-cell>
              <table:table-cell office:value-type="float" office:value="-31.9953224665306">
                <text:p>-31.995322466530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1">
                <text:p>101</text:p>
              </table:table-cell>
              <table:table-cell office:value-type="float" office:value="-32.7065158387509">
                <text:p>-32.706515838750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1.25">
                <text:p>101.25</text:p>
              </table:table-cell>
              <table:table-cell office:value-type="float" office:value="-31.887018152338">
                <text:p>-31.88701815233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1.5">
                <text:p>101.5</text:p>
              </table:table-cell>
              <table:table-cell office:value-type="float" office:value="-32.1417553227917">
                <text:p>-32.141755322791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1.75">
                <text:p>101.75</text:p>
              </table:table-cell>
              <table:table-cell office:value-type="float" office:value="-32.7974555252056">
                <text:p>-32.797455525205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2">
                <text:p>102</text:p>
              </table:table-cell>
              <table:table-cell office:value-type="float" office:value="-32.5051636415187">
                <text:p>-32.505163641518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2.25">
                <text:p>102.25</text:p>
              </table:table-cell>
              <table:table-cell office:value-type="float" office:value="-32.4982342625267">
                <text:p>-32.498234262526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2.5">
                <text:p>102.5</text:p>
              </table:table-cell>
              <table:table-cell office:value-type="float" office:value="-33.0167739900221">
                <text:p>-33.016773990022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2.75">
                <text:p>102.75</text:p>
              </table:table-cell>
              <table:table-cell office:value-type="float" office:value="-32.748089543999">
                <text:p>-32.74808954399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3">
                <text:p>103</text:p>
              </table:table-cell>
              <table:table-cell office:value-type="float" office:value="-33.0627966693259">
                <text:p>-33.062796669325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3.25">
                <text:p>103.25</text:p>
              </table:table-cell>
              <table:table-cell office:value-type="float" office:value="-33.0076823619984">
                <text:p>-33.007682361998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3.5">
                <text:p>103.5</text:p>
              </table:table-cell>
              <table:table-cell office:value-type="float" office:value="-33.1582705918944">
                <text:p>-33.158270591894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3.75">
                <text:p>103.75</text:p>
              </table:table-cell>
              <table:table-cell office:value-type="float" office:value="-33.3318795275671">
                <text:p>-33.331879527567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4">
                <text:p>104</text:p>
              </table:table-cell>
              <table:table-cell office:value-type="float" office:value="-33.301058591438">
                <text:p>-33.30105859143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4.25">
                <text:p>104.25</text:p>
              </table:table-cell>
              <table:table-cell office:value-type="float" office:value="-33.5997709495994">
                <text:p>-33.599770949599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4.5">
                <text:p>104.5</text:p>
              </table:table-cell>
              <table:table-cell office:value-type="float" office:value="-33.7140566621285">
                <text:p>-33.714056662128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4.75">
                <text:p>104.75</text:p>
              </table:table-cell>
              <table:table-cell office:value-type="float" office:value="-33.548511550602">
                <text:p>-33.54851155060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5">
                <text:p>105</text:p>
              </table:table-cell>
              <table:table-cell office:value-type="float" office:value="-33.6352361926524">
                <text:p>-33.635236192652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5.25">
                <text:p>105.25</text:p>
              </table:table-cell>
              <table:table-cell office:value-type="float" office:value="-33.6071573351523">
                <text:p>-33.60715733515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5.5">
                <text:p>105.5</text:p>
              </table:table-cell>
              <table:table-cell office:value-type="float" office:value="-33.6833360599074">
                <text:p>-33.683336059907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5.75">
                <text:p>105.75</text:p>
              </table:table-cell>
              <table:table-cell office:value-type="float" office:value="-33.7931079734789">
                <text:p>-33.793107973478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6">
                <text:p>106</text:p>
              </table:table-cell>
              <table:table-cell office:value-type="float" office:value="-34.1764148776698">
                <text:p>-34.176414877669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6.25">
                <text:p>106.25</text:p>
              </table:table-cell>
              <table:table-cell office:value-type="float" office:value="-34.2369718224287">
                <text:p>-34.236971822428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6.5">
                <text:p>106.5</text:p>
              </table:table-cell>
              <table:table-cell office:value-type="float" office:value="-33.8578496425991">
                <text:p>-33.857849642599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6.75">
                <text:p>106.75</text:p>
              </table:table-cell>
              <table:table-cell office:value-type="float" office:value="-34.5179059405467">
                <text:p>-34.517905940546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7">
                <text:p>107</text:p>
              </table:table-cell>
              <table:table-cell office:value-type="float" office:value="-34.5419524266821">
                <text:p>-34.541952426682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7.25">
                <text:p>107.25</text:p>
              </table:table-cell>
              <table:table-cell office:value-type="float" office:value="-34.5663268928268">
                <text:p>-34.566326892826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7.5">
                <text:p>107.5</text:p>
              </table:table-cell>
              <table:table-cell office:value-type="float" office:value="-34.5249008400864">
                <text:p>-34.524900840086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7.75">
                <text:p>107.75</text:p>
              </table:table-cell>
              <table:table-cell office:value-type="float" office:value="-34.9036992064397">
                <text:p>-34.903699206439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8">
                <text:p>108</text:p>
              </table:table-cell>
              <table:table-cell office:value-type="float" office:value="-34.7439981953014">
                <text:p>-34.743998195301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8.25">
                <text:p>108.25</text:p>
              </table:table-cell>
              <table:table-cell office:value-type="float" office:value="-35.1113819628236">
                <text:p>-35.111381962823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8.5">
                <text:p>108.5</text:p>
              </table:table-cell>
              <table:table-cell office:value-type="float" office:value="-35.2343842447717">
                <text:p>-35.234384244771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8.75">
                <text:p>108.75</text:p>
              </table:table-cell>
              <table:table-cell office:value-type="float" office:value="-35.2419185352188">
                <text:p>-35.241918535218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9">
                <text:p>109</text:p>
              </table:table-cell>
              <table:table-cell office:value-type="float" office:value="-35.6695757617971">
                <text:p>-35.669575761797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9.25">
                <text:p>109.25</text:p>
              </table:table-cell>
              <table:table-cell office:value-type="float" office:value="-35.4108068759658">
                <text:p>-35.410806875965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9.5">
                <text:p>109.5</text:p>
              </table:table-cell>
              <table:table-cell office:value-type="float" office:value="-35.405989692941">
                <text:p>-35.40598969294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9.75">
                <text:p>109.75</text:p>
              </table:table-cell>
              <table:table-cell office:value-type="float" office:value="-35.664022440351">
                <text:p>-35.66402244035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0">
                <text:p>110</text:p>
              </table:table-cell>
              <table:table-cell office:value-type="float" office:value="-35.5799742131879">
                <text:p>-35.579974213187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0.25">
                <text:p>110.25</text:p>
              </table:table-cell>
              <table:table-cell office:value-type="float" office:value="-35.6793042349283">
                <text:p>-35.679304234928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0.5">
                <text:p>110.5</text:p>
              </table:table-cell>
              <table:table-cell office:value-type="float" office:value="-35.9020714873895">
                <text:p>-35.902071487389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0.75">
                <text:p>110.75</text:p>
              </table:table-cell>
              <table:table-cell office:value-type="float" office:value="-35.923724672995">
                <text:p>-35.92372467299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11">
                <text:p>111</text:p>
              </table:table-cell>
              <table:table-cell office:value-type="float" office:value="-36.3210289743224">
                <text:p>-36.321028974322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11.25">
                <text:p>111.25</text:p>
              </table:table-cell>
              <table:table-cell office:value-type="float" office:value="-36.3096562204732">
                <text:p>-36.309656220473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1.5">
                <text:p>111.5</text:p>
              </table:table-cell>
              <table:table-cell office:value-type="float" office:value="-36.4639071010897">
                <text:p>-36.463907101089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1.75">
                <text:p>111.75</text:p>
              </table:table-cell>
              <table:table-cell office:value-type="float" office:value="-36.5319975540925">
                <text:p>-36.53199755409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2">
                <text:p>112</text:p>
              </table:table-cell>
              <table:table-cell office:value-type="float" office:value="-36.8890412974342">
                <text:p>-36.889041297434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2.25">
                <text:p>112.25</text:p>
              </table:table-cell>
              <table:table-cell office:value-type="float" office:value="-36.477110327926">
                <text:p>-36.47711032792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2.5">
                <text:p>112.5</text:p>
              </table:table-cell>
              <table:table-cell office:value-type="float" office:value="-36.6112104181438">
                <text:p>-36.611210418143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12.75">
                <text:p>112.75</text:p>
              </table:table-cell>
              <table:table-cell office:value-type="float" office:value="-36.8529319832448">
                <text:p>-36.852931983244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3">
                <text:p>113</text:p>
              </table:table-cell>
              <table:table-cell office:value-type="float" office:value="-37.0923638412162">
                <text:p>-37.092363841216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13.25">
                <text:p>113.25</text:p>
              </table:table-cell>
              <table:table-cell office:value-type="float" office:value="-37.3824827327184">
                <text:p>-37.382482732718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13.5">
                <text:p>113.5</text:p>
              </table:table-cell>
              <table:table-cell office:value-type="float" office:value="-37.2523758685805">
                <text:p>-37.252375868580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3.75">
                <text:p>113.75</text:p>
              </table:table-cell>
              <table:table-cell office:value-type="float" office:value="-37.2238607578537">
                <text:p>-37.223860757853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14">
                <text:p>114</text:p>
              </table:table-cell>
              <table:table-cell office:value-type="float" office:value="-37.0475594163745">
                <text:p>-37.047559416374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14.25">
                <text:p>114.25</text:p>
              </table:table-cell>
              <table:table-cell office:value-type="float" office:value="-37.204856005676">
                <text:p>-37.20485600567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4.5">
                <text:p>114.5</text:p>
              </table:table-cell>
              <table:table-cell office:value-type="float" office:value="-37.9149688220398">
                <text:p>-37.914968822039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4.75">
                <text:p>114.75</text:p>
              </table:table-cell>
              <table:table-cell office:value-type="float" office:value="-38.0538819778094">
                <text:p>-38.053881977809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15">
                <text:p>115</text:p>
              </table:table-cell>
              <table:table-cell office:value-type="float" office:value="-37.7620091277882">
                <text:p>-37.762009127788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5.25">
                <text:p>115.25</text:p>
              </table:table-cell>
              <table:table-cell office:value-type="float" office:value="-37.8712370080788">
                <text:p>-37.871237008078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5.5">
                <text:p>115.5</text:p>
              </table:table-cell>
              <table:table-cell office:value-type="float" office:value="-37.9245425527982">
                <text:p>-37.924542552798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5.75">
                <text:p>115.75</text:p>
              </table:table-cell>
              <table:table-cell office:value-type="float" office:value="-37.7340938920308">
                <text:p>-37.734093892030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16">
                <text:p>116</text:p>
              </table:table-cell>
              <table:table-cell office:value-type="float" office:value="-38.0219541155245">
                <text:p>-38.021954115524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16.25">
                <text:p>116.25</text:p>
              </table:table-cell>
              <table:table-cell office:value-type="float" office:value="-38.5976285293328">
                <text:p>-38.597628529332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6.5">
                <text:p>116.5</text:p>
              </table:table-cell>
              <table:table-cell office:value-type="float" office:value="-38.4260349416944">
                <text:p>-38.426034941694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16.75">
                <text:p>116.75</text:p>
              </table:table-cell>
              <table:table-cell office:value-type="float" office:value="-38.3517020368704">
                <text:p>-38.351702036870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7">
                <text:p>117</text:p>
              </table:table-cell>
              <table:table-cell office:value-type="float" office:value="-38.4766319733481">
                <text:p>-38.476631973348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7.25">
                <text:p>117.25</text:p>
              </table:table-cell>
              <table:table-cell office:value-type="float" office:value="-38.9631629603382">
                <text:p>-38.963162960338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17.5">
                <text:p>117.5</text:p>
              </table:table-cell>
              <table:table-cell office:value-type="float" office:value="-38.3363232830886">
                <text:p>-38.336323283088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7.75">
                <text:p>117.75</text:p>
              </table:table-cell>
              <table:table-cell office:value-type="float" office:value="-38.9418104880765">
                <text:p>-38.941810488076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8">
                <text:p>118</text:p>
              </table:table-cell>
              <table:table-cell office:value-type="float" office:value="-39.0642558417358">
                <text:p>-39.064255841735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8.25">
                <text:p>118.25</text:p>
              </table:table-cell>
              <table:table-cell office:value-type="float" office:value="-39.0117324297425">
                <text:p>-39.01173242974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8.5">
                <text:p>118.5</text:p>
              </table:table-cell>
              <table:table-cell office:value-type="float" office:value="-39.079581314817">
                <text:p>-39.07958131481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8.75">
                <text:p>118.75</text:p>
              </table:table-cell>
              <table:table-cell office:value-type="float" office:value="-39.2550699460962">
                <text:p>-39.255069946096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9">
                <text:p>119</text:p>
              </table:table-cell>
              <table:table-cell office:value-type="float" office:value="-39.3948389163485">
                <text:p>-39.394838916348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9.25">
                <text:p>119.25</text:p>
              </table:table-cell>
              <table:table-cell office:value-type="float" office:value="-39.4328751778022">
                <text:p>-39.432875177802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9.5">
                <text:p>119.5</text:p>
              </table:table-cell>
              <table:table-cell office:value-type="float" office:value="-39.3939099836038">
                <text:p>-39.393909983603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9.75">
                <text:p>119.75</text:p>
              </table:table-cell>
              <table:table-cell office:value-type="float" office:value="-39.566197082653">
                <text:p>-39.56619708265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20">
                <text:p>120</text:p>
              </table:table-cell>
              <table:table-cell office:value-type="float" office:value="-40.3353099465143">
                <text:p>-40.335309946514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20.25">
                <text:p>120.25</text:p>
              </table:table-cell>
              <table:table-cell office:value-type="float" office:value="-39.6648917556716">
                <text:p>-39.664891755671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0.5">
                <text:p>120.5</text:p>
              </table:table-cell>
              <table:table-cell office:value-type="float" office:value="-39.3501912696865">
                <text:p>-39.350191269686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0.75">
                <text:p>120.75</text:p>
              </table:table-cell>
              <table:table-cell office:value-type="float" office:value="-39.5554331546871">
                <text:p>-39.555433154687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1">
                <text:p>121</text:p>
              </table:table-cell>
              <table:table-cell office:value-type="float" office:value="-40.1523097571177">
                <text:p>-40.152309757117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1.25">
                <text:p>121.25</text:p>
              </table:table-cell>
              <table:table-cell office:value-type="float" office:value="-40.3236282705557">
                <text:p>-40.323628270555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1.5">
                <text:p>121.5</text:p>
              </table:table-cell>
              <table:table-cell office:value-type="float" office:value="-40.2271454304901">
                <text:p>-40.227145430490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1.75">
                <text:p>121.75</text:p>
              </table:table-cell>
              <table:table-cell office:value-type="float" office:value="-40.0095680059458">
                <text:p>-40.009568005945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2">
                <text:p>122</text:p>
              </table:table-cell>
              <table:table-cell office:value-type="float" office:value="-40.5917641230485">
                <text:p>-40.591764123048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2.25">
                <text:p>122.25</text:p>
              </table:table-cell>
              <table:table-cell office:value-type="float" office:value="-40.770922863758">
                <text:p>-40.77092286375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2.5">
                <text:p>122.5</text:p>
              </table:table-cell>
              <table:table-cell office:value-type="float" office:value="-40.6793577307132">
                <text:p>-40.679357730713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2.75">
                <text:p>122.75</text:p>
              </table:table-cell>
              <table:table-cell office:value-type="float" office:value="-40.2161393333864">
                <text:p>-40.216139333386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3">
                <text:p>123</text:p>
              </table:table-cell>
              <table:table-cell office:value-type="float" office:value="-41.0181847020393">
                <text:p>-41.018184702039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3.25">
                <text:p>123.25</text:p>
              </table:table-cell>
              <table:table-cell office:value-type="float" office:value="-41.1080723316507">
                <text:p>-41.108072331650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3.5">
                <text:p>123.5</text:p>
              </table:table-cell>
              <table:table-cell office:value-type="float" office:value="-41.0726672216925">
                <text:p>-41.072667221692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3.75">
                <text:p>123.75</text:p>
              </table:table-cell>
              <table:table-cell office:value-type="float" office:value="-41.0153123917753">
                <text:p>-41.015312391775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4">
                <text:p>124</text:p>
              </table:table-cell>
              <table:table-cell office:value-type="float" office:value="-40.8071089219572">
                <text:p>-40.807108921957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4.25">
                <text:p>124.25</text:p>
              </table:table-cell>
              <table:table-cell office:value-type="float" office:value="-41.6179238236653">
                <text:p>-41.617923823665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4.5">
                <text:p>124.5</text:p>
              </table:table-cell>
              <table:table-cell office:value-type="float" office:value="-41.8369717801773">
                <text:p>-41.836971780177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24.75">
                <text:p>124.75</text:p>
              </table:table-cell>
              <table:table-cell office:value-type="float" office:value="-41.6680636634665">
                <text:p>-41.668063663466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5">
                <text:p>125</text:p>
              </table:table-cell>
              <table:table-cell office:value-type="float" office:value="-41.2593154898059">
                <text:p>-41.259315489805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5.25">
                <text:p>125.25</text:p>
              </table:table-cell>
              <table:table-cell office:value-type="float" office:value="-42.0068881819481">
                <text:p>-42.006888181948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25.5">
                <text:p>125.5</text:p>
              </table:table-cell>
              <table:table-cell office:value-type="float" office:value="-42.1041866694439">
                <text:p>-42.104186669443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25.75">
                <text:p>125.75</text:p>
              </table:table-cell>
              <table:table-cell office:value-type="float" office:value="-41.991582157492">
                <text:p>-41.99158215749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26">
                <text:p>126</text:p>
              </table:table-cell>
              <table:table-cell office:value-type="float" office:value="-41.8453090402795">
                <text:p>-41.845309040279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26.25">
                <text:p>126.25</text:p>
              </table:table-cell>
              <table:table-cell office:value-type="float" office:value="-42.3619489852455">
                <text:p>-42.361948985245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26.5">
                <text:p>126.5</text:p>
              </table:table-cell>
              <table:table-cell office:value-type="float" office:value="-42.2366076128707">
                <text:p>-42.236607612870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6.75">
                <text:p>126.75</text:p>
              </table:table-cell>
              <table:table-cell office:value-type="float" office:value="-42.7753330263737">
                <text:p>-42.775333026373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7">
                <text:p>127</text:p>
              </table:table-cell>
              <table:table-cell office:value-type="float" office:value="-42.8728658974585">
                <text:p>-42.872865897458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7.25">
                <text:p>127.25</text:p>
              </table:table-cell>
              <table:table-cell office:value-type="float" office:value="-43.055240277262">
                <text:p>-43.05524027726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27.5">
                <text:p>127.5</text:p>
              </table:table-cell>
              <table:table-cell office:value-type="float" office:value="-43.5090583540669">
                <text:p>-43.509058354066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27.75">
                <text:p>127.75</text:p>
              </table:table-cell>
              <table:table-cell office:value-type="float" office:value="-42.8129771989351">
                <text:p>-42.812977198935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8">
                <text:p>128</text:p>
              </table:table-cell>
              <table:table-cell office:value-type="float" office:value="-42.9004353064187">
                <text:p>-42.900435306418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8.25">
                <text:p>128.25</text:p>
              </table:table-cell>
              <table:table-cell office:value-type="float" office:value="-42.4229688200803">
                <text:p>-42.422968820080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8.5">
                <text:p>128.5</text:p>
              </table:table-cell>
              <table:table-cell office:value-type="float" office:value="-43.2553021311325">
                <text:p>-43.255302131132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28.75">
                <text:p>128.75</text:p>
              </table:table-cell>
              <table:table-cell office:value-type="float" office:value="-43.2075409502916">
                <text:p>-43.207540950291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9">
                <text:p>129</text:p>
              </table:table-cell>
              <table:table-cell office:value-type="float" office:value="-43.2116363323834">
                <text:p>-43.211636332383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29.25">
                <text:p>129.25</text:p>
              </table:table-cell>
              <table:table-cell office:value-type="float" office:value="-43.8820489680314">
                <text:p>-43.882048968031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29.5">
                <text:p>129.5</text:p>
              </table:table-cell>
              <table:table-cell office:value-type="float" office:value="-43.3298082536326">
                <text:p>-43.329808253632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29.75">
                <text:p>129.75</text:p>
              </table:table-cell>
              <table:table-cell office:value-type="float" office:value="-43.9942412599387">
                <text:p>-43.994241259938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30">
                <text:p>130</text:p>
              </table:table-cell>
              <table:table-cell office:value-type="float" office:value="-43.4515473241476">
                <text:p>-43.451547324147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30.25">
                <text:p>130.25</text:p>
              </table:table-cell>
              <table:table-cell office:value-type="float" office:value="-44.1827367144562">
                <text:p>-44.182736714456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30.5">
                <text:p>130.5</text:p>
              </table:table-cell>
              <table:table-cell office:value-type="float" office:value="-43.3057730224997">
                <text:p>-43.305773022499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30.75">
                <text:p>130.75</text:p>
              </table:table-cell>
              <table:table-cell office:value-type="float" office:value="-44.3362715491366">
                <text:p>-44.336271549136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31">
                <text:p>131</text:p>
              </table:table-cell>
              <table:table-cell office:value-type="float" office:value="-43.9927535229163">
                <text:p>-43.992753522916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31.25">
                <text:p>131.25</text:p>
              </table:table-cell>
              <table:table-cell office:value-type="float" office:value="-43.8254146870292">
                <text:p>-43.825414687029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31.5">
                <text:p>131.5</text:p>
              </table:table-cell>
              <table:table-cell office:value-type="float" office:value="-45.117594638135">
                <text:p>-45.11759463813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31.75">
                <text:p>131.75</text:p>
              </table:table-cell>
              <table:table-cell office:value-type="float" office:value="-44.710288232496">
                <text:p>-44.71028823249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32">
                <text:p>132</text:p>
              </table:table-cell>
              <table:table-cell office:value-type="float" office:value="-44.6504598990603">
                <text:p>-44.650459899060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32.25">
                <text:p>132.25</text:p>
              </table:table-cell>
              <table:table-cell office:value-type="float" office:value="-45.1471814909344">
                <text:p>-45.147181490934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32.5">
                <text:p>132.5</text:p>
              </table:table-cell>
              <table:table-cell office:value-type="float" office:value="-45.2661293444564">
                <text:p>-45.266129344456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32.75">
                <text:p>132.75</text:p>
              </table:table-cell>
              <table:table-cell office:value-type="float" office:value="-44.8666099405761">
                <text:p>-44.866609940576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33">
                <text:p>133</text:p>
              </table:table-cell>
              <table:table-cell office:value-type="float" office:value="-45.5955860563603">
                <text:p>-45.595586056360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33.25">
                <text:p>133.25</text:p>
              </table:table-cell>
              <table:table-cell office:value-type="float" office:value="-45.0463015674842">
                <text:p>-45.046301567484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33.5">
                <text:p>133.5</text:p>
              </table:table-cell>
              <table:table-cell office:value-type="float" office:value="-45.4792499724402">
                <text:p>-45.479249972440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33.75">
                <text:p>133.75</text:p>
              </table:table-cell>
              <table:table-cell office:value-type="float" office:value="-45.5897552115596">
                <text:p>-45.589755211559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34">
                <text:p>134</text:p>
              </table:table-cell>
              <table:table-cell office:value-type="float" office:value="-45.739705460451">
                <text:p>-45.73970546045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34.25">
                <text:p>134.25</text:p>
              </table:table-cell>
              <table:table-cell office:value-type="float" office:value="-45.4881876379418">
                <text:p>-45.488187637941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34.5">
                <text:p>134.5</text:p>
              </table:table-cell>
              <table:table-cell office:value-type="float" office:value="-45.6233327512762">
                <text:p>-45.623332751276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34.75">
                <text:p>134.75</text:p>
              </table:table-cell>
              <table:table-cell office:value-type="float" office:value="-45.9266523190465">
                <text:p>-45.926652319046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35">
                <text:p>135</text:p>
              </table:table-cell>
              <table:table-cell office:value-type="float" office:value="-46.2011729500015">
                <text:p>-46.201172950001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35.25">
                <text:p>135.25</text:p>
              </table:table-cell>
              <table:table-cell office:value-type="float" office:value="-46.6295468028408">
                <text:p>-46.629546802840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35.5">
                <text:p>135.5</text:p>
              </table:table-cell>
              <table:table-cell office:value-type="float" office:value="-46.3765479834442">
                <text:p>-46.376547983444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5.75">
                <text:p>135.75</text:p>
              </table:table-cell>
              <table:table-cell office:value-type="float" office:value="-46.0659636419575">
                <text:p>-46.065963641957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6">
                <text:p>136</text:p>
              </table:table-cell>
              <table:table-cell office:value-type="float" office:value="-46.5192983809879">
                <text:p>-46.519298380987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6.25">
                <text:p>136.25</text:p>
              </table:table-cell>
              <table:table-cell office:value-type="float" office:value="-46.4077504786401">
                <text:p>-46.407750478640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6.5">
                <text:p>136.5</text:p>
              </table:table-cell>
              <table:table-cell office:value-type="float" office:value="-46.9073354848164">
                <text:p>-46.907335484816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36.75">
                <text:p>136.75</text:p>
              </table:table-cell>
              <table:table-cell office:value-type="float" office:value="-46.5277754412571">
                <text:p>-46.527775441257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37">
                <text:p>137</text:p>
              </table:table-cell>
              <table:table-cell office:value-type="float" office:value="-47.3213485600742">
                <text:p>-47.321348560074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37.25">
                <text:p>137.25</text:p>
              </table:table-cell>
              <table:table-cell office:value-type="float" office:value="-46.7970630653869">
                <text:p>-46.797063065386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37.5">
                <text:p>137.5</text:p>
              </table:table-cell>
              <table:table-cell office:value-type="float" office:value="-47.2235613612636">
                <text:p>-47.223561361263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37.75">
                <text:p>137.75</text:p>
              </table:table-cell>
              <table:table-cell office:value-type="float" office:value="-47.3087728974914">
                <text:p>-47.308772897491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38">
                <text:p>138</text:p>
              </table:table-cell>
              <table:table-cell office:value-type="float" office:value="-47.9719487414809">
                <text:p>-47.971948741480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38.25">
                <text:p>138.25</text:p>
              </table:table-cell>
              <table:table-cell office:value-type="float" office:value="-47.733994517386">
                <text:p>-47.73399451738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38.5">
                <text:p>138.5</text:p>
              </table:table-cell>
              <table:table-cell office:value-type="float" office:value="-47.2105677986973">
                <text:p>-47.210567798697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38.75">
                <text:p>138.75</text:p>
              </table:table-cell>
              <table:table-cell office:value-type="float" office:value="-47.8708418806248">
                <text:p>-47.870841880624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39">
                <text:p>139</text:p>
              </table:table-cell>
              <table:table-cell office:value-type="float" office:value="-47.9000742144514">
                <text:p>-47.900074214451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39.25">
                <text:p>139.25</text:p>
              </table:table-cell>
              <table:table-cell office:value-type="float" office:value="-48.3589448927565">
                <text:p>-48.358944892756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39.5">
                <text:p>139.5</text:p>
              </table:table-cell>
              <table:table-cell office:value-type="float" office:value="-47.9696443829726">
                <text:p>-47.969644382972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39.75">
                <text:p>139.75</text:p>
              </table:table-cell>
              <table:table-cell office:value-type="float" office:value="-48.0870413312854">
                <text:p>-48.087041331285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0">
                <text:p>140</text:p>
              </table:table-cell>
              <table:table-cell office:value-type="float" office:value="-48.4430647614218">
                <text:p>-48.443064761421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0.25">
                <text:p>140.25</text:p>
              </table:table-cell>
              <table:table-cell office:value-type="float" office:value="-48.0975901110803">
                <text:p>-48.097590111080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0.5">
                <text:p>140.5</text:p>
              </table:table-cell>
              <table:table-cell office:value-type="float" office:value="-49.348141050232">
                <text:p>-49.34814105023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0.75">
                <text:p>140.75</text:p>
              </table:table-cell>
              <table:table-cell office:value-type="float" office:value="-48.7292242744569">
                <text:p>-48.729224274456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1">
                <text:p>141</text:p>
              </table:table-cell>
              <table:table-cell office:value-type="float" office:value="-48.8442453103045">
                <text:p>-48.844245310304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1.25">
                <text:p>141.25</text:p>
              </table:table-cell>
              <table:table-cell office:value-type="float" office:value="-49.1207443904297">
                <text:p>-49.120744390429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1.5">
                <text:p>141.5</text:p>
              </table:table-cell>
              <table:table-cell office:value-type="float" office:value="-48.7908968979922">
                <text:p>-48.790896897992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1.75">
                <text:p>141.75</text:p>
              </table:table-cell>
              <table:table-cell office:value-type="float" office:value="-48.9569760935154">
                <text:p>-48.956976093515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42">
                <text:p>142</text:p>
              </table:table-cell>
              <table:table-cell office:value-type="float" office:value="-50.0526817692024">
                <text:p>-50.052681769202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42.25">
                <text:p>142.25</text:p>
              </table:table-cell>
              <table:table-cell office:value-type="float" office:value="-49.1675799890872">
                <text:p>-49.167579989087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42.5">
                <text:p>142.5</text:p>
              </table:table-cell>
              <table:table-cell office:value-type="float" office:value="-49.9800235368969">
                <text:p>-49.980023536896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42.75">
                <text:p>142.75</text:p>
              </table:table-cell>
              <table:table-cell office:value-type="float" office:value="-49.5672400584253">
                <text:p>-49.567240058425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3">
                <text:p>143</text:p>
              </table:table-cell>
              <table:table-cell office:value-type="float" office:value="-49.565874520508">
                <text:p>-49.56587452050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43.25">
                <text:p>143.25</text:p>
              </table:table-cell>
              <table:table-cell office:value-type="float" office:value="-50.252148583921">
                <text:p>-50.25214858392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43.5">
                <text:p>143.5</text:p>
              </table:table-cell>
              <table:table-cell office:value-type="float" office:value="-50.0240414948736">
                <text:p>-50.024041494873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43.75">
                <text:p>143.75</text:p>
              </table:table-cell>
              <table:table-cell office:value-type="float" office:value="-50.2871298304848">
                <text:p>-50.287129830484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4">
                <text:p>144</text:p>
              </table:table-cell>
              <table:table-cell office:value-type="float" office:value="-50.0259207675953">
                <text:p>-50.025920767595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4.25">
                <text:p>144.25</text:p>
              </table:table-cell>
              <table:table-cell office:value-type="float" office:value="-50.466631112502">
                <text:p>-50.46663111250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44.5">
                <text:p>144.5</text:p>
              </table:table-cell>
              <table:table-cell office:value-type="float" office:value="-50.0813856755241">
                <text:p>-50.081385675524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44.75">
                <text:p>144.75</text:p>
              </table:table-cell>
              <table:table-cell office:value-type="float" office:value="-50.8789033581946">
                <text:p>-50.878903358194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45">
                <text:p>145</text:p>
              </table:table-cell>
              <table:table-cell office:value-type="float" office:value="-50.2950196021458">
                <text:p>-50.295019602145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45.25">
                <text:p>145.25</text:p>
              </table:table-cell>
              <table:table-cell office:value-type="float" office:value="-51.0359552241306">
                <text:p>-51.035955224130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45.5">
                <text:p>145.5</text:p>
              </table:table-cell>
              <table:table-cell office:value-type="float" office:value="-51.3932958669091">
                <text:p>-51.393295866909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45.75">
                <text:p>145.75</text:p>
              </table:table-cell>
              <table:table-cell office:value-type="float" office:value="-51.3585032107409">
                <text:p>-51.358503210740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6">
                <text:p>146</text:p>
              </table:table-cell>
              <table:table-cell office:value-type="float" office:value="-52.0638655306851">
                <text:p>-52.063865530685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46.25">
                <text:p>146.25</text:p>
              </table:table-cell>
              <table:table-cell office:value-type="float" office:value="-51.4381107495888">
                <text:p>-51.438110749588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46.5">
                <text:p>146.5</text:p>
              </table:table-cell>
              <table:table-cell office:value-type="float" office:value="-51.9267705666308">
                <text:p>-51.926770566630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6.75">
                <text:p>146.75</text:p>
              </table:table-cell>
              <table:table-cell office:value-type="float" office:value="-52.1262930814137">
                <text:p>-52.126293081413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47">
                <text:p>147</text:p>
              </table:table-cell>
              <table:table-cell office:value-type="float" office:value="-52.272090767198">
                <text:p>-52.27209076719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47.25">
                <text:p>147.25</text:p>
              </table:table-cell>
              <table:table-cell office:value-type="float" office:value="-52.1868430467405">
                <text:p>-52.186843046740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47.5">
                <text:p>147.5</text:p>
              </table:table-cell>
              <table:table-cell office:value-type="float" office:value="-52.5398963118627">
                <text:p>-52.539896311862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7.75">
                <text:p>147.75</text:p>
              </table:table-cell>
              <table:table-cell office:value-type="float" office:value="-52.3061774841231">
                <text:p>-52.306177484123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48">
                <text:p>148</text:p>
              </table:table-cell>
              <table:table-cell office:value-type="float" office:value="-53.0873128871133">
                <text:p>-53.087312887113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48.25">
                <text:p>148.25</text:p>
              </table:table-cell>
              <table:table-cell office:value-type="float" office:value="-53.1751199214516">
                <text:p>-53.175119921451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48.5">
                <text:p>148.5</text:p>
              </table:table-cell>
              <table:table-cell office:value-type="float" office:value="-53.1898427814927">
                <text:p>-53.189842781492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48.75">
                <text:p>148.75</text:p>
              </table:table-cell>
              <table:table-cell office:value-type="float" office:value="-53.2110492931839">
                <text:p>-53.211049293183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49">
                <text:p>149</text:p>
              </table:table-cell>
              <table:table-cell office:value-type="float" office:value="-53.1198709849441">
                <text:p>-53.119870984944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49.25">
                <text:p>149.25</text:p>
              </table:table-cell>
              <table:table-cell office:value-type="float" office:value="-53.4850669767235">
                <text:p>-53.485066976723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49.5">
                <text:p>149.5</text:p>
              </table:table-cell>
              <table:table-cell office:value-type="float" office:value="-53.7695809564981">
                <text:p>-53.769580956498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49.75">
                <text:p>149.75</text:p>
              </table:table-cell>
              <table:table-cell office:value-type="float" office:value="-53.7431251271324">
                <text:p>-53.743125127132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50">
                <text:p>150</text:p>
              </table:table-cell>
              <table:table-cell office:value-type="float" office:value="-54.0052899188769">
                <text:p>-54.005289918876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0.25">
                <text:p>150.25</text:p>
              </table:table-cell>
              <table:table-cell office:value-type="float" office:value="-54.4614136843554">
                <text:p>-54.461413684355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50.5">
                <text:p>150.5</text:p>
              </table:table-cell>
              <table:table-cell office:value-type="float" office:value="-54.4362069340209">
                <text:p>-54.43620693402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22">
      <style:chart-properties chart:display-label="true" chart:logarithmic="false" chart:minimum="-40" chart:maximum="5" chart:origin="-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2">
      <style:chart-properties chart:display-label="true" chart:logarithmic="false" chart:maximum="40" chart:origin="0" chart:interval-major="10" chart:reverse-direction="false" text:line-break="false" loext:try-staggering-first="false" chart:link-data-style-to-source="true" chart:axis-position="-4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25" loext:regression-extrapolate-backward="5" loext:regression-force-intercept="false" loext:regression-intercept-value="0" chart:regression-type="linear"/>
      <style:graphic-properties svg:stroke-color="#ffd320"/>
    </style:style>
    <style:style style:name="ch8" style:family="chart">
      <style:chart-properties chart:solid-type="cuboid" chart:symbol-type="named-symbol" chart:symbol-name="arrow-down" chart:symbol-width="0.25cm" chart:symbol-height="0.25cm"/>
    </style:style>
    <style:style style:name="ch9" style:family="chart">
      <style:chart-properties loext:regression-name="" loext:regression-max-degree="2" loext:regression-period="2" loext:regression-extrapolate-forward="25" loext:regression-extrapolate-backward="0" loext:regression-force-intercept="false" loext:regression-intercept-value="0" chart:regression-type="linear"/>
      <style:graphic-properties svg:stroke-color="#ffd320"/>
    </style:style>
    <style:style style:name="ch10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149cm" svg:height="9.147cm" xlink:href=".." xlink:type="simple" chart:class="chart:scatter" chart:style-name="ch1">
        <chart:plot-area chart:style-name="ch2" table:cell-range-address="'IMD-10MHz'.J11:'IMD-10MHz'.J17 P1dB_10MHz.A1:P1dB_10MHz.A1 'IMD-10MHz'.L2:'IMD-10MHz'.L21 'IMD-10MHz'.K1:'IMD-10MHz'.L1 'IMD-10MHz'.K11:'IMD-10MHz'.K21" chart:data-source-has-labels="row" svg:x="0.322cm" svg:y="0.182cm" svg:width="15.505cm" svg:height="8.783cm">
          <chartooo:coordinate-region svg:x="1.712cm" svg:y="0.381cm" svg:width="13.69cm" svg:height="8.38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IMD-10MHz'.L11:'IMD-10MHz'.L17" chart:label-cell-address="P1dB_10MHz.A1:P1dB_10MHz.A1" chart:class="chart:scatter">
            <chart:domain table:cell-range-address="'IMD-10MHz'.J11:'IMD-10MHz'.J17"/>
            <chart:regression-curve chart:style-name="ch7">
              <chart:equation chart:display-equation="true" chart:display-r-square="true" svg:x="5.818cm" svg:y="5.597cm"/>
            </chart:regression-curve>
            <chart:data-point chart:style-name="ch8" chart:repeated="5"/>
            <chart:data-point chart:repeated="2"/>
          </chart:series>
          <chart:series chart:style-name="ch6" chart:values-cell-range-address="'IMD-10MHz'.K11:'IMD-10MHz'.K21" chart:label-cell-address="'IMD-10MHz'.K1:'IMD-10MHz'.K1" chart:class="chart:scatter">
            <chart:domain table:cell-range-address="'IMD-10MHz'.J11:'IMD-10MHz'.J21"/>
            <chart:regression-curve chart:style-name="ch9">
              <chart:equation chart:display-equation="true" chart:display-r-square="false"/>
            </chart:regression-curve>
            <chart:data-point chart:repeated="11"/>
          </chart:series>
          <chart:series chart:style-name="ch10" chart:values-cell-range-address="'IMD-10MHz'.L2:'IMD-10MHz'.L21" chart:label-cell-address="'IMD-10MHz'.L1:'IMD-10MHz'.L1" chart:class="chart:scatter">
            <chart:domain table:cell-range-address="'IMD-10MHz'.J2:'IMD-10MHz'.J21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Generator Power [dBm]</text:p>
                <draw:g>
                  <svg:desc>P1dB_10MHz.A1:P1dB_10MHz.A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Fundamental Average [dBm]</text:p>
                <draw:g>
                  <svg:desc>'IMD-10MHz'.K1:'IMD-10MHz'.K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IM3 Average [dBm]</text:p>
                <draw:g>
                  <svg:desc>'IMD-10MHz'.L1:'IMD-10MHz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7.9544215054126">
                <text:p>-27.9544215054126</text:p>
                <draw:g>
                  <svg:desc>'IMD-10MHz'.J11:'IMD-10MHz'.J17</svg:desc>
                </draw:g>
              </table:table-cell>
              <table:table-cell office:value-type="float" office:value="-35.25">
                <text:p>-35.25</text:p>
                <draw:g>
                  <svg:desc>'IMD-10MHz'.L11:'IMD-10MHz'.L17</svg:desc>
                </draw:g>
              </table:table-cell>
              <table:table-cell office:value-type="float" office:value="-27.9544215054126">
                <text:p>-27.9544215054126</text:p>
                <draw:g>
                  <svg:desc>'IMD-10MHz'.J11:'IMD-10MHz'.J21</svg:desc>
                </draw:g>
              </table:table-cell>
              <table:table-cell office:value-type="float" office:value="8.89">
                <text:p>8.89</text:p>
                <draw:g>
                  <svg:desc>'IMD-10MHz'.K11:'IMD-10MHz'.K21</svg:desc>
                </draw:g>
              </table:table-cell>
              <table:table-cell office:value-type="float" office:value="-18.9544215054126">
                <text:p>-18.9544215054126</text:p>
                <draw:g>
                  <svg:desc>'IMD-10MHz'.J2:'IMD-10MHz'.J21</svg:desc>
                </draw:g>
              </table:table-cell>
              <table:table-cell office:value-type="float" office:value="-0.79">
                <text:p>-0.79</text:p>
                <draw:g>
                  <svg:desc>'IMD-10MHz'.L2:'IMD-10MHz'.L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8.9544215054126">
                <text:p>-28.9544215054126</text:p>
              </table:table-cell>
              <table:table-cell office:value-type="float" office:value="-38.42">
                <text:p>-38.42</text:p>
              </table:table-cell>
              <table:table-cell office:value-type="float" office:value="-28.9544215054126">
                <text:p>-28.9544215054126</text:p>
              </table:table-cell>
              <table:table-cell office:value-type="float" office:value="7.945">
                <text:p>7.945</text:p>
              </table:table-cell>
              <table:table-cell office:value-type="float" office:value="-19.9544215054126">
                <text:p>-19.9544215054126</text:p>
              </table:table-cell>
              <table:table-cell office:value-type="float" office:value="-1.805">
                <text:p>-1.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9.9544215054126">
                <text:p>-29.9544215054126</text:p>
              </table:table-cell>
              <table:table-cell office:value-type="float" office:value="-40.895">
                <text:p>-40.895</text:p>
              </table:table-cell>
              <table:table-cell office:value-type="float" office:value="-29.9544215054126">
                <text:p>-29.9544215054126</text:p>
              </table:table-cell>
              <table:table-cell office:value-type="float" office:value="7.045">
                <text:p>7.045</text:p>
              </table:table-cell>
              <table:table-cell office:value-type="float" office:value="-20.9544215054126">
                <text:p>-20.9544215054126</text:p>
              </table:table-cell>
              <table:table-cell office:value-type="float" office:value="-3.115">
                <text:p>-3.1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0.9544215054126">
                <text:p>-30.9544215054126</text:p>
              </table:table-cell>
              <table:table-cell office:value-type="float" office:value="-43.63">
                <text:p>-43.63</text:p>
              </table:table-cell>
              <table:table-cell office:value-type="float" office:value="-30.9544215054126">
                <text:p>-30.9544215054126</text:p>
              </table:table-cell>
              <table:table-cell office:value-type="float" office:value="6.06">
                <text:p>6.06</text:p>
              </table:table-cell>
              <table:table-cell office:value-type="float" office:value="-21.9544215054126">
                <text:p>-21.9544215054126</text:p>
              </table:table-cell>
              <table:table-cell office:value-type="float" office:value="-4.73">
                <text:p>-4.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1.9544215054126">
                <text:p>-31.9544215054126</text:p>
              </table:table-cell>
              <table:table-cell office:value-type="float" office:value="-46.485">
                <text:p>-46.485</text:p>
              </table:table-cell>
              <table:table-cell office:value-type="float" office:value="-31.9544215054126">
                <text:p>-31.9544215054126</text:p>
              </table:table-cell>
              <table:table-cell office:value-type="float" office:value="5.09">
                <text:p>5.09</text:p>
              </table:table-cell>
              <table:table-cell office:value-type="float" office:value="-22.9544215054126">
                <text:p>-22.9544215054126</text:p>
              </table:table-cell>
              <table:table-cell office:value-type="float" office:value="-6.815">
                <text:p>-6.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2.9544215054126">
                <text:p>-32.9544215054126</text:p>
              </table:table-cell>
              <table:table-cell office:value-type="float" office:value="-49.9">
                <text:p>-49.9</text:p>
              </table:table-cell>
              <table:table-cell office:value-type="float" office:value="-32.9544215054126">
                <text:p>-32.9544215054126</text:p>
              </table:table-cell>
              <table:table-cell office:value-type="float" office:value="4.115">
                <text:p>4.115</text:p>
              </table:table-cell>
              <table:table-cell office:value-type="float" office:value="-23.9544215054126">
                <text:p>-23.9544215054126</text:p>
              </table:table-cell>
              <table:table-cell office:value-type="float" office:value="-9.66">
                <text:p>-9.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3.9544215054126">
                <text:p>-33.9544215054126</text:p>
              </table:table-cell>
              <table:table-cell office:value-type="float" office:value="-53.6">
                <text:p>-53.6</text:p>
              </table:table-cell>
              <table:table-cell office:value-type="float" office:value="-33.9544215054126">
                <text:p>-33.9544215054126</text:p>
              </table:table-cell>
              <table:table-cell office:value-type="float" office:value="3.115">
                <text:p>3.115</text:p>
              </table:table-cell>
              <table:table-cell office:value-type="float" office:value="-24.9544215054126">
                <text:p>-24.9544215054126</text:p>
              </table:table-cell>
              <table:table-cell office:value-type="float" office:value="-13.55">
                <text:p>-13.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4.9544215054126">
                <text:p>-34.9544215054126</text:p>
              </table:table-cell>
              <table:table-cell office:value-type="float" office:value="2.115">
                <text:p>2.115</text:p>
              </table:table-cell>
              <table:table-cell office:value-type="float" office:value="-25.9544215054126">
                <text:p>-25.9544215054126</text:p>
              </table:table-cell>
              <table:table-cell office:value-type="float" office:value="-18.825">
                <text:p>-18.8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5.9544215054126">
                <text:p>-35.9544215054126</text:p>
              </table:table-cell>
              <table:table-cell office:value-type="float" office:value="1.155">
                <text:p>1.155</text:p>
              </table:table-cell>
              <table:table-cell office:value-type="float" office:value="-26.9544215054126">
                <text:p>-26.9544215054126</text:p>
              </table:table-cell>
              <table:table-cell office:value-type="float" office:value="-26.935">
                <text:p>-26.9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6.9544215054126">
                <text:p>-36.9544215054126</text:p>
              </table:table-cell>
              <table:table-cell office:value-type="float" office:value="0.145">
                <text:p>0.145</text:p>
              </table:table-cell>
              <table:table-cell office:value-type="float" office:value="-27.9544215054126">
                <text:p>-27.9544215054126</text:p>
              </table:table-cell>
              <table:table-cell office:value-type="float" office:value="-35.25">
                <text:p>-35.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7.9544215054126">
                <text:p>-37.9544215054126</text:p>
              </table:table-cell>
              <table:table-cell office:value-type="float" office:value="-0.865">
                <text:p>-0.865</text:p>
              </table:table-cell>
              <table:table-cell office:value-type="float" office:value="-28.9544215054126">
                <text:p>-28.9544215054126</text:p>
              </table:table-cell>
              <table:table-cell office:value-type="float" office:value="-38.42">
                <text:p>-38.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9.9544215054126">
                <text:p>-29.9544215054126</text:p>
              </table:table-cell>
              <table:table-cell office:value-type="float" office:value="-40.895">
                <text:p>-40.8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0.9544215054126">
                <text:p>-30.9544215054126</text:p>
              </table:table-cell>
              <table:table-cell office:value-type="float" office:value="-43.63">
                <text:p>-43.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1.9544215054126">
                <text:p>-31.9544215054126</text:p>
              </table:table-cell>
              <table:table-cell office:value-type="float" office:value="-46.485">
                <text:p>-46.4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2.9544215054126">
                <text:p>-32.9544215054126</text:p>
              </table:table-cell>
              <table:table-cell office:value-type="float" office:value="-49.9">
                <text:p>-49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3.9544215054126">
                <text:p>-33.9544215054126</text:p>
              </table:table-cell>
              <table:table-cell office:value-type="float" office:value="-53.6">
                <text:p>-53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4.9544215054126">
                <text:p>-34.9544215054126</text:p>
              </table:table-cell>
              <table:table-cell office:value-type="float" office:value="-57.75">
                <text:p>-57.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5.9544215054126">
                <text:p>-35.9544215054126</text:p>
              </table:table-cell>
              <table:table-cell office:value-type="float" office:value="-62.1">
                <text:p>-62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6.9544215054126">
                <text:p>-36.9544215054126</text:p>
              </table:table-cell>
              <table:table-cell office:value-type="float" office:value="-65.425">
                <text:p>-65.4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7.9544215054126">
                <text:p>-37.9544215054126</text:p>
              </table:table-cell>
              <table:table-cell office:value-type="float" office:value="-67.7">
                <text:p>-67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40" chart:origin="-100" chart:reverse-direction="false" text:line-break="false" loext:try-staggering-first="false" chart:link-data-style-to-source="true" chart:axis-position="-7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-10" chart:maximum="30" chart:origin="-70" chart:reverse-direction="false" text:line-break="false" loext:try-staggering-first="false" chart:link-data-style-to-source="true" chart:axis-position="-10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automatic" chart:symbol-width="0.25cm" chart:symbol-height="0.25cm" chart:link-data-style-to-source="true"/>
      <style:graphic-properties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25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="none" draw:fill-color="#ffffff" fo:min-height="1.192cm"/>
    </style:style>
    <style:style style:name="P1" style:family="paragraph">
      <loext:graphic-properties draw:fill="none" draw:fill-color="#ffffff"/>
      <style:text-properties fo:font-family="'Liberation Mono'" style:font-style-name="Regular" style:font-family-generic="modern" style:font-pitch="fixed" fo:font-size="10pt" style:font-size-asian="24pt" style:font-size-complex="24pt"/>
    </style:style>
    <style:style style:name="T1" style:family="text">
      <style:text-properties fo:font-family="'Liberation Mono'" style:font-style-name="Regular" style:font-family-generic="modern" style:font-pitch="fixed" fo:font-size="10pt" style:font-size-asian="24pt" style:font-size-complex="24pt"/>
    </style:style>
  </office:automatic-styles>
  <office:body>
    <office:chart>
      <chart:chart svg:width="27.708cm" svg:height="18.979cm" xlink:href=".." xlink:type="simple" chart:class="chart:scatter" chart:style-name="ch1">
        <chart:legend chart:legend-position="end" svg:x="21.522cm" svg:y="8.692cm" style:legend-expansion="high" chart:style-name="ch2"/>
        <chart:plot-area chart:style-name="ch3" table:cell-range-address="P1dB_10MHz.D2:P1dB_10MHz.E52 P1dB_10MHz.E1:P1dB_10MHz.E21 P1dB_10MHz.A1:P1dB_10MHz.A1" chart:data-source-has-labels="row" svg:x="0.554cm" svg:y="0.379cm" svg:width="20.414cm" svg:height="18.221cm">
          <chartooo:coordinate-region svg:x="1.758cm" svg:y="0.578cm" svg:width="19.116cm" svg:height="17.3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1dB_10MHz.E2:P1dB_10MHz.E52" chart:label-cell-address="P1dB_10MHz.E1:P1dB_10MHz.E1" chart:class="chart:scatter">
            <chart:domain table:cell-range-address="P1dB_10MHz.D2:P1dB_10MHz.D52"/>
            <chart:data-point chart:repeated="51"/>
          </chart:series>
          <chart:series chart:style-name="ch8" chart:values-cell-range-address="P1dB_10MHz.E1:P1dB_10MHz.E21" chart:label-cell-address="P1dB_10MHz.A1:P1dB_10MHz.A1" chart:class="chart:scatter">
            <chart:domain table:cell-range-address="P1dB_10MHz.D1:P1dB_10MHz.D21"/>
            <chart:regression-curve chart:style-name="ch9">
              <chart:equation chart:display-equation="true" chart:display-r-square="true"/>
            </chart:regression-curve>
            <chart:data-point chart:repeated="21"/>
          </chart:series>
          <chart:wall chart:style-name="ch10"/>
          <chart:floor chart:style-name="ch11"/>
        </chart:plot-area>
        <draw:caption draw:style-name="gr1" draw:text-style-name="P1" svg:width="2.268cm" svg:height="1.192cm" svg:x="15.903cm" svg:y="7.884cm" draw:caption-point-x="-3.953cm" draw:caption-point-y="-1.236cm">
          <text:p><text:span text:style-name="T1">P1dB</text:span></text:p>
          <text:p><text:span text:style-name="T1">16.065 dBm</text:span></text:p>
          <text:p><text:span text:style-name="T1">-18.91 dBm</text:span></text:p>
        </draw:caption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Output Power [dBm]</text:p>
                <draw:g>
                  <svg:desc>P1dB_10MHz.E1:P1dB_10MHz.E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Generator Power [dBm]</text:p>
                <draw:g>
                  <svg:desc>P1dB_10MHz.A1:P1dB_10MHz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9.41">
                <text:p>-99.41</text:p>
                <draw:g>
                  <svg:desc>P1dB_10MHz.D2:P1dB_10MHz.D52</svg:desc>
                </draw:g>
              </table:table-cell>
              <table:table-cell office:value-type="float" office:value="-63.72">
                <text:p>-63.72</text:p>
                <draw:g>
                  <svg:desc>P1dB_10MHz.E2:P1dB_10MHz.E52</svg:desc>
                </draw:g>
              </table:table-cell>
              <table:table-cell office:value-type="float" office:value="NaN">
                <text:p>NaN</text:p>
                <draw:g>
                  <svg:desc>P1dB_10MHz.D1:P1dB_10MHz.D21</svg:desc>
                </draw:g>
              </table:table-cell>
              <table:table-cell office:value-type="float" office:value="NaN">
                <text:p>NaN</text:p>
                <draw:g>
                  <svg:desc>P1dB_10MHz.E1:P1dB_10MHz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9.41">
                <text:p>-89.41</text:p>
              </table:table-cell>
              <table:table-cell office:value-type="float" office:value="-53.67">
                <text:p>-53.67</text:p>
              </table:table-cell>
              <table:table-cell office:value-type="float" office:value="-99.41">
                <text:p>-99.41</text:p>
              </table:table-cell>
              <table:table-cell office:value-type="float" office:value="-63.72">
                <text:p>-63.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9.41">
                <text:p>-79.41</text:p>
              </table:table-cell>
              <table:table-cell office:value-type="float" office:value="-43.71">
                <text:p>-43.71</text:p>
              </table:table-cell>
              <table:table-cell office:value-type="float" office:value="-89.41">
                <text:p>-89.41</text:p>
              </table:table-cell>
              <table:table-cell office:value-type="float" office:value="-53.67">
                <text:p>-53.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9.41">
                <text:p>-69.41</text:p>
              </table:table-cell>
              <table:table-cell office:value-type="float" office:value="-33.71">
                <text:p>-33.71</text:p>
              </table:table-cell>
              <table:table-cell office:value-type="float" office:value="-79.41">
                <text:p>-79.41</text:p>
              </table:table-cell>
              <table:table-cell office:value-type="float" office:value="-43.71">
                <text:p>-43.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9.41">
                <text:p>-59.41</text:p>
              </table:table-cell>
              <table:table-cell office:value-type="float" office:value="-23.72">
                <text:p>-23.72</text:p>
              </table:table-cell>
              <table:table-cell office:value-type="float" office:value="-69.41">
                <text:p>-69.41</text:p>
              </table:table-cell>
              <table:table-cell office:value-type="float" office:value="-33.71">
                <text:p>-33.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9.41">
                <text:p>-49.41</text:p>
              </table:table-cell>
              <table:table-cell office:value-type="float" office:value="-13.66">
                <text:p>-13.66</text:p>
              </table:table-cell>
              <table:table-cell office:value-type="float" office:value="-59.41">
                <text:p>-59.41</text:p>
              </table:table-cell>
              <table:table-cell office:value-type="float" office:value="-23.72">
                <text:p>-23.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8.41">
                <text:p>-48.41</text:p>
              </table:table-cell>
              <table:table-cell office:value-type="float" office:value="-12.59">
                <text:p>-12.59</text:p>
              </table:table-cell>
              <table:table-cell office:value-type="float" office:value="-49.41">
                <text:p>-49.41</text:p>
              </table:table-cell>
              <table:table-cell office:value-type="float" office:value="-13.66">
                <text:p>-13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7.41">
                <text:p>-47.41</text:p>
              </table:table-cell>
              <table:table-cell office:value-type="float" office:value="-11.57">
                <text:p>-11.57</text:p>
              </table:table-cell>
              <table:table-cell office:value-type="float" office:value="-48.41">
                <text:p>-48.41</text:p>
              </table:table-cell>
              <table:table-cell office:value-type="float" office:value="-12.59">
                <text:p>-12.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6.41">
                <text:p>-46.41</text:p>
              </table:table-cell>
              <table:table-cell office:value-type="float" office:value="-10.56">
                <text:p>-10.56</text:p>
              </table:table-cell>
              <table:table-cell office:value-type="float" office:value="-47.41">
                <text:p>-47.41</text:p>
              </table:table-cell>
              <table:table-cell office:value-type="float" office:value="-11.57">
                <text:p>-11.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5.41">
                <text:p>-45.41</text:p>
              </table:table-cell>
              <table:table-cell office:value-type="float" office:value="-9.56">
                <text:p>-9.56</text:p>
              </table:table-cell>
              <table:table-cell office:value-type="float" office:value="-46.41">
                <text:p>-46.41</text:p>
              </table:table-cell>
              <table:table-cell office:value-type="float" office:value="-10.56">
                <text:p>-10.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4.41">
                <text:p>-44.41</text:p>
              </table:table-cell>
              <table:table-cell office:value-type="float" office:value="-8.55">
                <text:p>-8.55</text:p>
              </table:table-cell>
              <table:table-cell office:value-type="float" office:value="-45.41">
                <text:p>-45.41</text:p>
              </table:table-cell>
              <table:table-cell office:value-type="float" office:value="-9.56">
                <text:p>-9.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3.41">
                <text:p>-43.41</text:p>
              </table:table-cell>
              <table:table-cell office:value-type="float" office:value="-7.6">
                <text:p>-7.6</text:p>
              </table:table-cell>
              <table:table-cell office:value-type="float" office:value="-44.41">
                <text:p>-44.41</text:p>
              </table:table-cell>
              <table:table-cell office:value-type="float" office:value="-8.55">
                <text:p>-8.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2.41">
                <text:p>-42.41</text:p>
              </table:table-cell>
              <table:table-cell office:value-type="float" office:value="-6.58">
                <text:p>-6.58</text:p>
              </table:table-cell>
              <table:table-cell office:value-type="float" office:value="-43.41">
                <text:p>-43.41</text:p>
              </table:table-cell>
              <table:table-cell office:value-type="float" office:value="-7.6">
                <text:p>-7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1.41">
                <text:p>-41.41</text:p>
              </table:table-cell>
              <table:table-cell office:value-type="float" office:value="-5.58">
                <text:p>-5.58</text:p>
              </table:table-cell>
              <table:table-cell office:value-type="float" office:value="-42.41">
                <text:p>-42.41</text:p>
              </table:table-cell>
              <table:table-cell office:value-type="float" office:value="-6.58">
                <text:p>-6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0.41">
                <text:p>-40.41</text:p>
              </table:table-cell>
              <table:table-cell office:value-type="float" office:value="-4.57">
                <text:p>-4.57</text:p>
              </table:table-cell>
              <table:table-cell office:value-type="float" office:value="-41.41">
                <text:p>-41.41</text:p>
              </table:table-cell>
              <table:table-cell office:value-type="float" office:value="-5.58">
                <text:p>-5.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9.41">
                <text:p>-39.41</text:p>
              </table:table-cell>
              <table:table-cell office:value-type="float" office:value="-3.56">
                <text:p>-3.56</text:p>
              </table:table-cell>
              <table:table-cell office:value-type="float" office:value="-40.41">
                <text:p>-40.41</text:p>
              </table:table-cell>
              <table:table-cell office:value-type="float" office:value="-4.57">
                <text:p>-4.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8.41">
                <text:p>-38.41</text:p>
              </table:table-cell>
              <table:table-cell office:value-type="float" office:value="-2.63">
                <text:p>-2.63</text:p>
              </table:table-cell>
              <table:table-cell office:value-type="float" office:value="-39.41">
                <text:p>-39.41</text:p>
              </table:table-cell>
              <table:table-cell office:value-type="float" office:value="-3.56">
                <text:p>-3.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7.41">
                <text:p>-37.41</text:p>
              </table:table-cell>
              <table:table-cell office:value-type="float" office:value="-1.61">
                <text:p>-1.61</text:p>
              </table:table-cell>
              <table:table-cell office:value-type="float" office:value="-38.41">
                <text:p>-38.41</text:p>
              </table:table-cell>
              <table:table-cell office:value-type="float" office:value="-2.63">
                <text:p>-2.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6.41">
                <text:p>-36.41</text:p>
              </table:table-cell>
              <table:table-cell office:value-type="float" office:value="-0.6">
                <text:p>-0.6</text:p>
              </table:table-cell>
              <table:table-cell office:value-type="float" office:value="-37.41">
                <text:p>-37.41</text:p>
              </table:table-cell>
              <table:table-cell office:value-type="float" office:value="-1.61">
                <text:p>-1.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5.41">
                <text:p>-35.41</text:p>
              </table:table-cell>
              <table:table-cell office:value-type="float" office:value="0.4">
                <text:p>0.4</text:p>
              </table:table-cell>
              <table:table-cell office:value-type="float" office:value="-36.41">
                <text:p>-36.41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4.41">
                <text:p>-34.41</text:p>
              </table:table-cell>
              <table:table-cell office:value-type="float" office:value="1.41">
                <text:p>1.41</text:p>
              </table:table-cell>
              <table:table-cell office:value-type="float" office:value="-35.41">
                <text:p>-35.4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3.41">
                <text:p>-33.41</text:p>
              </table:table-cell>
              <table:table-cell office:value-type="float" office:value="2.36">
                <text:p>2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2.41">
                <text:p>-32.41</text:p>
              </table:table-cell>
              <table:table-cell office:value-type="float" office:value="3.36">
                <text:p>3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1.41">
                <text:p>-31.41</text:p>
              </table:table-cell>
              <table:table-cell office:value-type="float" office:value="4.38">
                <text:p>4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0.41">
                <text:p>-30.41</text:p>
              </table:table-cell>
              <table:table-cell office:value-type="float" office:value="5.37">
                <text:p>5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9.41">
                <text:p>-29.41</text:p>
              </table:table-cell>
              <table:table-cell office:value-type="float" office:value="6.38">
                <text:p>6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8.41">
                <text:p>-28.41</text:p>
              </table:table-cell>
              <table:table-cell office:value-type="float" office:value="7.31">
                <text:p>7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7.41">
                <text:p>-27.41</text:p>
              </table:table-cell>
              <table:table-cell office:value-type="float" office:value="8.32">
                <text:p>8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6.41">
                <text:p>-26.41</text:p>
              </table:table-cell>
              <table:table-cell office:value-type="float" office:value="9.31">
                <text:p>9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5.41">
                <text:p>-25.41</text:p>
              </table:table-cell>
              <table:table-cell office:value-type="float" office:value="10.3">
                <text:p>1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4.41">
                <text:p>-24.41</text:p>
              </table:table-cell>
              <table:table-cell office:value-type="float" office:value="11.28">
                <text:p>11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3.41">
                <text:p>-23.41</text:p>
              </table:table-cell>
              <table:table-cell office:value-type="float" office:value="12.22">
                <text:p>12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2.41">
                <text:p>-22.41</text:p>
              </table:table-cell>
              <table:table-cell office:value-type="float" office:value="13.21">
                <text:p>1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1.41">
                <text:p>-21.41</text:p>
              </table:table-cell>
              <table:table-cell office:value-type="float" office:value="14.17">
                <text:p>14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0.41">
                <text:p>-20.41</text:p>
              </table:table-cell>
              <table:table-cell office:value-type="float" office:value="15.11">
                <text:p>15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9.41">
                <text:p>-19.41</text:p>
              </table:table-cell>
              <table:table-cell office:value-type="float" office:value="15.82">
                <text:p>15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.41">
                <text:p>-18.41</text:p>
              </table:table-cell>
              <table:table-cell office:value-type="float" office:value="16.31">
                <text:p>16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.41">
                <text:p>-17.41</text:p>
              </table:table-cell>
              <table:table-cell office:value-type="float" office:value="16.7">
                <text:p>1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6.41">
                <text:p>-16.41</text:p>
              </table:table-cell>
              <table:table-cell office:value-type="float" office:value="17.02">
                <text:p>17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5.41">
                <text:p>-15.41</text:p>
              </table:table-cell>
              <table:table-cell office:value-type="float" office:value="17.27">
                <text:p>17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.41">
                <text:p>-14.41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3.41">
                <text:p>-13.41</text:p>
              </table:table-cell>
              <table:table-cell office:value-type="float" office:value="17.67">
                <text:p>17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2.41">
                <text:p>-12.41</text:p>
              </table:table-cell>
              <table:table-cell office:value-type="float" office:value="17.84">
                <text:p>17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1.41">
                <text:p>-11.41</text:p>
              </table:table-cell>
              <table:table-cell office:value-type="float" office:value="17.94">
                <text:p>17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0.41">
                <text:p>-10.41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.41">
                <text:p>-9.41</text:p>
              </table:table-cell>
              <table:table-cell office:value-type="float" office:value="18.02">
                <text:p>18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8.41">
                <text:p>-8.41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7.41">
                <text:p>-7.41</text:p>
              </table:table-cell>
              <table:table-cell office:value-type="float" office:value="17.96">
                <text:p>17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.41">
                <text:p>-6.41</text:p>
              </table:table-cell>
              <table:table-cell office:value-type="float" office:value="17.9">
                <text:p>1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.41">
                <text:p>-5.41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.41">
                <text:p>-4.41</text:p>
              </table:table-cell>
              <table:table-cell office:value-type="float" office:value="17.67">
                <text:p>17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40" chart:origin="-100" chart:reverse-direction="false" text:line-break="false" loext:try-staggering-first="false" chart:link-data-style-to-source="true" chart:axis-position="-7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-10" chart:maximum="30" chart:origin="-70" chart:reverse-direction="false" text:line-break="false" loext:try-staggering-first="false" chart:link-data-style-to-source="true" chart:axis-position="-10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automatic" chart:symbol-width="0.25cm" chart:symbol-height="0.25cm" chart:link-data-style-to-source="true"/>
      <style:graphic-properties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25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="none" draw:fill-color="#ffffff" fo:min-height="1.192cm"/>
    </style:style>
    <style:style style:name="P1" style:family="paragraph">
      <loext:graphic-properties draw:fill="none" draw:fill-color="#ffffff"/>
      <style:text-properties fo:font-family="'Liberation Mono'" style:font-style-name="Regular" style:font-family-generic="modern" style:font-pitch="fixed" fo:font-size="10pt" style:font-size-asian="24pt" style:font-size-complex="24pt"/>
    </style:style>
    <style:style style:name="T1" style:family="text">
      <style:text-properties fo:font-family="'Liberation Mono'" style:font-style-name="Regular" style:font-family-generic="modern" style:font-pitch="fixed" fo:font-size="10pt" style:font-size-asian="24pt" style:font-size-complex="24pt"/>
    </style:style>
  </office:automatic-styles>
  <office:body>
    <office:chart>
      <chart:chart svg:width="27.708cm" svg:height="18.979cm" xlink:href=".." xlink:type="simple" chart:class="chart:scatter" chart:style-name="ch1">
        <chart:legend chart:legend-position="end" svg:x="23.242cm" svg:y="8.692cm" style:legend-expansion="high" chart:style-name="ch2"/>
        <chart:plot-area chart:style-name="ch3" table:cell-range-address="P1dB_20MHz.D2:P1dB_20MHz.E52 P1dB_20MHz.E1:P1dB_20MHz.E21" chart:data-source-has-labels="row" svg:x="0.554cm" svg:y="0.379cm" svg:width="22.134cm" svg:height="18.221cm">
          <chartooo:coordinate-region svg:x="1.758cm" svg:y="0.578cm" svg:width="20.836cm" svg:height="17.3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1dB_20MHz.E2:P1dB_20MHz.E52" chart:label-cell-address="P1dB_20MHz.E1:P1dB_20MHz.E1" chart:class="chart:scatter">
            <chart:domain table:cell-range-address="P1dB_20MHz.D2:P1dB_20MHz.D52"/>
            <chart:data-point chart:repeated="51"/>
          </chart:series>
          <chart:series chart:style-name="ch8" chart:values-cell-range-address="P1dB_20MHz.E1:P1dB_20MHz.E21" chart:class="chart:scatter">
            <chart:domain table:cell-range-address="P1dB_20MHz.D1:P1dB_20MHz.D21"/>
            <chart:regression-curve chart:style-name="ch9">
              <chart:equation chart:display-equation="true" chart:display-r-square="true"/>
            </chart:regression-curve>
            <chart:data-point chart:repeated="21"/>
          </chart:series>
          <chart:wall chart:style-name="ch10"/>
          <chart:floor chart:style-name="ch11"/>
        </chart:plot-area>
        <draw:caption draw:style-name="gr1" draw:text-style-name="P1" svg:width="2.268cm" svg:height="1.192cm" svg:x="13.924cm" svg:y="7.219cm" draw:caption-point-x="-1.197cm" draw:caption-point-y="-0.557cm">
          <text:p><text:span text:style-name="T1">P1dB</text:span></text:p>
          <text:p><text:span text:style-name="T1">16.095 dBm</text:span></text:p>
          <text:p><text:span text:style-name="T1">-18.91 dBm</text:span></text:p>
        </draw:caption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Output Power [dBm]</text:p>
                <draw:g>
                  <svg:desc>P1dB_20MHz.E1:P1dB_20MHz.E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9.41">
                <text:p>-99.41</text:p>
                <draw:g>
                  <svg:desc>P1dB_20MHz.D2:P1dB_20MHz.D52</svg:desc>
                </draw:g>
              </table:table-cell>
              <table:table-cell office:value-type="float" office:value="-63.65">
                <text:p>-63.65</text:p>
                <draw:g>
                  <svg:desc>P1dB_20MHz.E2:P1dB_20MHz.E52</svg:desc>
                </draw:g>
              </table:table-cell>
              <table:table-cell office:value-type="float" office:value="NaN">
                <text:p>NaN</text:p>
                <draw:g>
                  <svg:desc>P1dB_20MHz.D1:P1dB_20MHz.D21</svg:desc>
                </draw:g>
              </table:table-cell>
              <table:table-cell office:value-type="float" office:value="NaN">
                <text:p>NaN</text:p>
                <draw:g>
                  <svg:desc>P1dB_20MHz.E1:P1dB_20MHz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9.41">
                <text:p>-89.41</text:p>
              </table:table-cell>
              <table:table-cell office:value-type="float" office:value="-53.6">
                <text:p>-53.6</text:p>
              </table:table-cell>
              <table:table-cell office:value-type="float" office:value="-99.41">
                <text:p>-99.41</text:p>
              </table:table-cell>
              <table:table-cell office:value-type="float" office:value="-63.65">
                <text:p>-63.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9.41">
                <text:p>-79.41</text:p>
              </table:table-cell>
              <table:table-cell office:value-type="float" office:value="-43.6">
                <text:p>-43.6</text:p>
              </table:table-cell>
              <table:table-cell office:value-type="float" office:value="-89.41">
                <text:p>-89.41</text:p>
              </table:table-cell>
              <table:table-cell office:value-type="float" office:value="-53.6">
                <text:p>-53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9.41">
                <text:p>-69.41</text:p>
              </table:table-cell>
              <table:table-cell office:value-type="float" office:value="-33.64">
                <text:p>-33.64</text:p>
              </table:table-cell>
              <table:table-cell office:value-type="float" office:value="-79.41">
                <text:p>-79.41</text:p>
              </table:table-cell>
              <table:table-cell office:value-type="float" office:value="-43.6">
                <text:p>-43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9.41">
                <text:p>-59.41</text:p>
              </table:table-cell>
              <table:table-cell office:value-type="float" office:value="-23.65">
                <text:p>-23.65</text:p>
              </table:table-cell>
              <table:table-cell office:value-type="float" office:value="-69.41">
                <text:p>-69.41</text:p>
              </table:table-cell>
              <table:table-cell office:value-type="float" office:value="-33.64">
                <text:p>-33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9.41">
                <text:p>-49.41</text:p>
              </table:table-cell>
              <table:table-cell office:value-type="float" office:value="-13.57">
                <text:p>-13.57</text:p>
              </table:table-cell>
              <table:table-cell office:value-type="float" office:value="-59.41">
                <text:p>-59.41</text:p>
              </table:table-cell>
              <table:table-cell office:value-type="float" office:value="-23.65">
                <text:p>-23.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8.41">
                <text:p>-48.41</text:p>
              </table:table-cell>
              <table:table-cell office:value-type="float" office:value="-12.49">
                <text:p>-12.49</text:p>
              </table:table-cell>
              <table:table-cell office:value-type="float" office:value="-49.41">
                <text:p>-49.41</text:p>
              </table:table-cell>
              <table:table-cell office:value-type="float" office:value="-13.57">
                <text:p>-13.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7.41">
                <text:p>-47.41</text:p>
              </table:table-cell>
              <table:table-cell office:value-type="float" office:value="-11.49">
                <text:p>-11.49</text:p>
              </table:table-cell>
              <table:table-cell office:value-type="float" office:value="-48.41">
                <text:p>-48.41</text:p>
              </table:table-cell>
              <table:table-cell office:value-type="float" office:value="-12.49">
                <text:p>-12.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6.41">
                <text:p>-46.41</text:p>
              </table:table-cell>
              <table:table-cell office:value-type="float" office:value="-10.48">
                <text:p>-10.48</text:p>
              </table:table-cell>
              <table:table-cell office:value-type="float" office:value="-47.41">
                <text:p>-47.41</text:p>
              </table:table-cell>
              <table:table-cell office:value-type="float" office:value="-11.49">
                <text:p>-11.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5.41">
                <text:p>-45.41</text:p>
              </table:table-cell>
              <table:table-cell office:value-type="float" office:value="-9.47">
                <text:p>-9.47</text:p>
              </table:table-cell>
              <table:table-cell office:value-type="float" office:value="-46.41">
                <text:p>-46.41</text:p>
              </table:table-cell>
              <table:table-cell office:value-type="float" office:value="-10.48">
                <text:p>-10.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4.41">
                <text:p>-44.41</text:p>
              </table:table-cell>
              <table:table-cell office:value-type="float" office:value="-8.47">
                <text:p>-8.47</text:p>
              </table:table-cell>
              <table:table-cell office:value-type="float" office:value="-45.41">
                <text:p>-45.41</text:p>
              </table:table-cell>
              <table:table-cell office:value-type="float" office:value="-9.47">
                <text:p>-9.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3.41">
                <text:p>-43.41</text:p>
              </table:table-cell>
              <table:table-cell office:value-type="float" office:value="-7.51">
                <text:p>-7.51</text:p>
              </table:table-cell>
              <table:table-cell office:value-type="float" office:value="-44.41">
                <text:p>-44.41</text:p>
              </table:table-cell>
              <table:table-cell office:value-type="float" office:value="-8.47">
                <text:p>-8.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2.41">
                <text:p>-42.41</text:p>
              </table:table-cell>
              <table:table-cell office:value-type="float" office:value="-6.5">
                <text:p>-6.5</text:p>
              </table:table-cell>
              <table:table-cell office:value-type="float" office:value="-43.41">
                <text:p>-43.41</text:p>
              </table:table-cell>
              <table:table-cell office:value-type="float" office:value="-7.51">
                <text:p>-7.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1.41">
                <text:p>-41.41</text:p>
              </table:table-cell>
              <table:table-cell office:value-type="float" office:value="-5.49">
                <text:p>-5.49</text:p>
              </table:table-cell>
              <table:table-cell office:value-type="float" office:value="-42.41">
                <text:p>-42.41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0.41">
                <text:p>-40.41</text:p>
              </table:table-cell>
              <table:table-cell office:value-type="float" office:value="-4.49">
                <text:p>-4.49</text:p>
              </table:table-cell>
              <table:table-cell office:value-type="float" office:value="-41.41">
                <text:p>-41.41</text:p>
              </table:table-cell>
              <table:table-cell office:value-type="float" office:value="-5.49">
                <text:p>-5.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9.41">
                <text:p>-39.41</text:p>
              </table:table-cell>
              <table:table-cell office:value-type="float" office:value="-3.49">
                <text:p>-3.49</text:p>
              </table:table-cell>
              <table:table-cell office:value-type="float" office:value="-40.41">
                <text:p>-40.41</text:p>
              </table:table-cell>
              <table:table-cell office:value-type="float" office:value="-4.49">
                <text:p>-4.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8.41">
                <text:p>-38.41</text:p>
              </table:table-cell>
              <table:table-cell office:value-type="float" office:value="-2.54">
                <text:p>-2.54</text:p>
              </table:table-cell>
              <table:table-cell office:value-type="float" office:value="-39.41">
                <text:p>-39.41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7.41">
                <text:p>-37.41</text:p>
              </table:table-cell>
              <table:table-cell office:value-type="float" office:value="-1.53">
                <text:p>-1.53</text:p>
              </table:table-cell>
              <table:table-cell office:value-type="float" office:value="-38.41">
                <text:p>-38.41</text:p>
              </table:table-cell>
              <table:table-cell office:value-type="float" office:value="-2.54">
                <text:p>-2.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6.41">
                <text:p>-36.41</text:p>
              </table:table-cell>
              <table:table-cell office:value-type="float" office:value="-0.52">
                <text:p>-0.52</text:p>
              </table:table-cell>
              <table:table-cell office:value-type="float" office:value="-37.41">
                <text:p>-37.41</text:p>
              </table:table-cell>
              <table:table-cell office:value-type="float" office:value="-1.53">
                <text:p>-1.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5.41">
                <text:p>-35.41</text:p>
              </table:table-cell>
              <table:table-cell office:value-type="float" office:value="0.48">
                <text:p>0.48</text:p>
              </table:table-cell>
              <table:table-cell office:value-type="float" office:value="-36.41">
                <text:p>-36.41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4.41">
                <text:p>-34.41</text:p>
              </table:table-cell>
              <table:table-cell office:value-type="float" office:value="1.49">
                <text:p>1.49</text:p>
              </table:table-cell>
              <table:table-cell office:value-type="float" office:value="-35.41">
                <text:p>-35.4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3.41">
                <text:p>-33.41</text:p>
              </table:table-cell>
              <table:table-cell office:value-type="float" office:value="2.42">
                <text:p>2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2.41">
                <text:p>-32.41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1.41">
                <text:p>-31.41</text:p>
              </table:table-cell>
              <table:table-cell office:value-type="float" office:value="4.44">
                <text:p>4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0.41">
                <text:p>-30.41</text:p>
              </table:table-cell>
              <table:table-cell office:value-type="float" office:value="5.44">
                <text:p>5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9.41">
                <text:p>-29.41</text:p>
              </table:table-cell>
              <table:table-cell office:value-type="float" office:value="6.43">
                <text:p>6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8.41">
                <text:p>-28.41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7.41">
                <text:p>-27.41</text:p>
              </table:table-cell>
              <table:table-cell office:value-type="float" office:value="8.4">
                <text:p>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6.41">
                <text:p>-26.41</text:p>
              </table:table-cell>
              <table:table-cell office:value-type="float" office:value="9.39">
                <text:p>9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5.41">
                <text:p>-25.41</text:p>
              </table:table-cell>
              <table:table-cell office:value-type="float" office:value="10.37">
                <text:p>1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4.41">
                <text:p>-24.41</text:p>
              </table:table-cell>
              <table:table-cell office:value-type="float" office:value="11.36">
                <text:p>11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3.41">
                <text:p>-23.41</text:p>
              </table:table-cell>
              <table:table-cell office:value-type="float" office:value="12.32">
                <text:p>12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2.41">
                <text:p>-22.41</text:p>
              </table:table-cell>
              <table:table-cell office:value-type="float" office:value="13.29">
                <text:p>13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1.41">
                <text:p>-21.41</text:p>
              </table:table-cell>
              <table:table-cell office:value-type="float" office:value="14.27">
                <text:p>14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0.41">
                <text:p>-20.41</text:p>
              </table:table-cell>
              <table:table-cell office:value-type="float" office:value="15.19">
                <text:p>15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9.41">
                <text:p>-19.41</text:p>
              </table:table-cell>
              <table:table-cell office:value-type="float" office:value="15.88">
                <text:p>15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.41">
                <text:p>-18.41</text:p>
              </table:table-cell>
              <table:table-cell office:value-type="float" office:value="16.31">
                <text:p>16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.41">
                <text:p>-17.41</text:p>
              </table:table-cell>
              <table:table-cell office:value-type="float" office:value="16.65">
                <text:p>16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6.41">
                <text:p>-16.41</text:p>
              </table:table-cell>
              <table:table-cell office:value-type="float" office:value="16.93">
                <text:p>16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5.41">
                <text:p>-15.41</text:p>
              </table:table-cell>
              <table:table-cell office:value-type="float" office:value="17.18">
                <text:p>17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.41">
                <text:p>-14.41</text:p>
              </table:table-cell>
              <table:table-cell office:value-type="float" office:value="17.41">
                <text:p>17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3.41">
                <text:p>-13.41</text:p>
              </table:table-cell>
              <table:table-cell office:value-type="float" office:value="17.61">
                <text:p>17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2.41">
                <text:p>-12.41</text:p>
              </table:table-cell>
              <table:table-cell office:value-type="float" office:value="17.79">
                <text:p>17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1.41">
                <text:p>-11.41</text:p>
              </table:table-cell>
              <table:table-cell office:value-type="float" office:value="17.93">
                <text:p>17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0.41">
                <text:p>-10.41</text:p>
              </table:table-cell>
              <table:table-cell office:value-type="float" office:value="18.03">
                <text:p>18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.41">
                <text:p>-9.41</text:p>
              </table:table-cell>
              <table:table-cell office:value-type="float" office:value="18.07">
                <text:p>18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8.41">
                <text:p>-8.41</text:p>
              </table:table-cell>
              <table:table-cell office:value-type="float" office:value="18.07">
                <text:p>18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7.41">
                <text:p>-7.41</text:p>
              </table:table-cell>
              <table:table-cell office:value-type="float" office:value="18.05">
                <text:p>18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.41">
                <text:p>-6.41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.41">
                <text:p>-5.41</text:p>
              </table:table-cell>
              <table:table-cell office:value-type="float" office:value="17.92">
                <text:p>17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.41">
                <text:p>-4.41</text:p>
              </table:table-cell>
              <table:table-cell office:value-type="float" office:value="17.81">
                <text:p>17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40" chart:origin="-100" chart:reverse-direction="false" text:line-break="false" loext:try-staggering-first="false" chart:link-data-style-to-source="true" chart:axis-position="-7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-10" chart:maximum="30" chart:origin="-70" chart:reverse-direction="false" text:line-break="false" loext:try-staggering-first="false" chart:link-data-style-to-source="true" chart:axis-position="-10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automatic" chart:symbol-width="0.25cm" chart:symbol-height="0.25cm" chart:link-data-style-to-source="true"/>
      <style:graphic-properties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25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="none" draw:fill-color="#ffffff" fo:min-height="1.192cm"/>
    </style:style>
    <style:style style:name="P1" style:family="paragraph">
      <loext:graphic-properties draw:fill="none" draw:fill-color="#ffffff"/>
      <style:text-properties fo:font-family="'Liberation Mono'" style:font-style-name="Regular" style:font-family-generic="modern" style:font-pitch="fixed" fo:font-size="10pt" style:font-size-asian="24pt" style:font-size-complex="24pt"/>
    </style:style>
    <style:style style:name="T1" style:family="text">
      <style:text-properties fo:font-family="'Liberation Mono'" style:font-style-name="Regular" style:font-family-generic="modern" style:font-pitch="fixed" fo:font-size="10pt" style:font-size-asian="24pt" style:font-size-complex="24pt"/>
    </style:style>
  </office:automatic-styles>
  <office:body>
    <office:chart>
      <chart:chart svg:width="27.708cm" svg:height="18.979cm" xlink:href=".." xlink:type="simple" chart:class="chart:scatter" chart:style-name="ch1">
        <chart:legend chart:legend-position="end" svg:x="23.242cm" svg:y="8.692cm" style:legend-expansion="high" chart:style-name="ch2"/>
        <chart:plot-area chart:style-name="ch3" table:cell-range-address="P1dB_30MHz.D2:P1dB_30MHz.E52 P1dB_30MHz.E1:P1dB_30MHz.E21" chart:data-source-has-labels="row" svg:x="0.554cm" svg:y="0.379cm" svg:width="22.134cm" svg:height="18.221cm">
          <chartooo:coordinate-region svg:x="1.758cm" svg:y="0.578cm" svg:width="20.836cm" svg:height="17.3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1dB_30MHz.E2:P1dB_30MHz.E52" chart:label-cell-address="P1dB_30MHz.E1:P1dB_30MHz.E1" chart:class="chart:scatter">
            <chart:domain table:cell-range-address="P1dB_30MHz.D2:P1dB_30MHz.D52"/>
            <chart:data-point chart:repeated="51"/>
          </chart:series>
          <chart:series chart:style-name="ch8" chart:values-cell-range-address="P1dB_30MHz.E1:P1dB_30MHz.E21" chart:class="chart:scatter">
            <chart:domain table:cell-range-address="P1dB_30MHz.D1:P1dB_30MHz.D21"/>
            <chart:regression-curve chart:style-name="ch9">
              <chart:equation chart:display-equation="true" chart:display-r-square="true"/>
            </chart:regression-curve>
            <chart:data-point chart:repeated="21"/>
          </chart:series>
          <chart:wall chart:style-name="ch10"/>
          <chart:floor chart:style-name="ch11"/>
        </chart:plot-area>
        <draw:caption draw:style-name="gr1" draw:text-style-name="P1" svg:width="2.268cm" svg:height="1.192cm" svg:x="13.979cm" svg:y="7.219cm" draw:caption-point-x="-0.85cm" draw:caption-point-y="-0.64cm">
          <text:p><text:span text:style-name="T1">P1dB</text:span></text:p>
          <text:p><text:span text:style-name="T1">16.36 dBm</text:span></text:p>
          <text:p><text:span text:style-name="T1">-18.41 dBm</text:span></text:p>
        </draw:caption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Output Power [dBm]</text:p>
                <draw:g>
                  <svg:desc>P1dB_30MHz.E1:P1dB_30MHz.E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9.41">
                <text:p>-99.41</text:p>
                <draw:g>
                  <svg:desc>P1dB_30MHz.D2:P1dB_30MHz.D52</svg:desc>
                </draw:g>
              </table:table-cell>
              <table:table-cell office:value-type="float" office:value="-63.76">
                <text:p>-63.76</text:p>
                <draw:g>
                  <svg:desc>P1dB_30MHz.E2:P1dB_30MHz.E52</svg:desc>
                </draw:g>
              </table:table-cell>
              <table:table-cell office:value-type="float" office:value="NaN">
                <text:p>NaN</text:p>
                <draw:g>
                  <svg:desc>P1dB_30MHz.D1:P1dB_30MHz.D21</svg:desc>
                </draw:g>
              </table:table-cell>
              <table:table-cell office:value-type="float" office:value="NaN">
                <text:p>NaN</text:p>
                <draw:g>
                  <svg:desc>P1dB_30MHz.E1:P1dB_30MHz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9.41">
                <text:p>-89.41</text:p>
              </table:table-cell>
              <table:table-cell office:value-type="float" office:value="-53.82">
                <text:p>-53.82</text:p>
              </table:table-cell>
              <table:table-cell office:value-type="float" office:value="-99.41">
                <text:p>-99.41</text:p>
              </table:table-cell>
              <table:table-cell office:value-type="float" office:value="-63.76">
                <text:p>-63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9.41">
                <text:p>-79.41</text:p>
              </table:table-cell>
              <table:table-cell office:value-type="float" office:value="-43.85">
                <text:p>-43.85</text:p>
              </table:table-cell>
              <table:table-cell office:value-type="float" office:value="-89.41">
                <text:p>-89.41</text:p>
              </table:table-cell>
              <table:table-cell office:value-type="float" office:value="-53.82">
                <text:p>-53.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9.41">
                <text:p>-69.41</text:p>
              </table:table-cell>
              <table:table-cell office:value-type="float" office:value="-33.88">
                <text:p>-33.88</text:p>
              </table:table-cell>
              <table:table-cell office:value-type="float" office:value="-79.41">
                <text:p>-79.41</text:p>
              </table:table-cell>
              <table:table-cell office:value-type="float" office:value="-43.85">
                <text:p>-43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9.41">
                <text:p>-59.41</text:p>
              </table:table-cell>
              <table:table-cell office:value-type="float" office:value="-23.88">
                <text:p>-23.88</text:p>
              </table:table-cell>
              <table:table-cell office:value-type="float" office:value="-69.41">
                <text:p>-69.41</text:p>
              </table:table-cell>
              <table:table-cell office:value-type="float" office:value="-33.88">
                <text:p>-33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9.41">
                <text:p>-49.41</text:p>
              </table:table-cell>
              <table:table-cell office:value-type="float" office:value="-13.8">
                <text:p>-13.8</text:p>
              </table:table-cell>
              <table:table-cell office:value-type="float" office:value="-59.41">
                <text:p>-59.41</text:p>
              </table:table-cell>
              <table:table-cell office:value-type="float" office:value="-23.88">
                <text:p>-23.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8.41">
                <text:p>-48.41</text:p>
              </table:table-cell>
              <table:table-cell office:value-type="float" office:value="-12.72">
                <text:p>-12.72</text:p>
              </table:table-cell>
              <table:table-cell office:value-type="float" office:value="-49.41">
                <text:p>-49.41</text:p>
              </table:table-cell>
              <table:table-cell office:value-type="float" office:value="-13.8">
                <text:p>-13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7.41">
                <text:p>-47.41</text:p>
              </table:table-cell>
              <table:table-cell office:value-type="float" office:value="-11.72">
                <text:p>-11.72</text:p>
              </table:table-cell>
              <table:table-cell office:value-type="float" office:value="-48.41">
                <text:p>-48.41</text:p>
              </table:table-cell>
              <table:table-cell office:value-type="float" office:value="-12.72">
                <text:p>-12.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6.41">
                <text:p>-46.41</text:p>
              </table:table-cell>
              <table:table-cell office:value-type="float" office:value="-10.72">
                <text:p>-10.72</text:p>
              </table:table-cell>
              <table:table-cell office:value-type="float" office:value="-47.41">
                <text:p>-47.41</text:p>
              </table:table-cell>
              <table:table-cell office:value-type="float" office:value="-11.72">
                <text:p>-11.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5.41">
                <text:p>-45.41</text:p>
              </table:table-cell>
              <table:table-cell office:value-type="float" office:value="-9.7">
                <text:p>-9.7</text:p>
              </table:table-cell>
              <table:table-cell office:value-type="float" office:value="-46.41">
                <text:p>-46.41</text:p>
              </table:table-cell>
              <table:table-cell office:value-type="float" office:value="-10.72">
                <text:p>-10.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4.41">
                <text:p>-44.41</text:p>
              </table:table-cell>
              <table:table-cell office:value-type="float" office:value="-8.7">
                <text:p>-8.7</text:p>
              </table:table-cell>
              <table:table-cell office:value-type="float" office:value="-45.41">
                <text:p>-45.41</text:p>
              </table:table-cell>
              <table:table-cell office:value-type="float" office:value="-9.7">
                <text:p>-9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3.41">
                <text:p>-43.41</text:p>
              </table:table-cell>
              <table:table-cell office:value-type="float" office:value="-7.75">
                <text:p>-7.75</text:p>
              </table:table-cell>
              <table:table-cell office:value-type="float" office:value="-44.41">
                <text:p>-44.41</text:p>
              </table:table-cell>
              <table:table-cell office:value-type="float" office:value="-8.7">
                <text:p>-8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2.41">
                <text:p>-42.41</text:p>
              </table:table-cell>
              <table:table-cell office:value-type="float" office:value="-6.75">
                <text:p>-6.75</text:p>
              </table:table-cell>
              <table:table-cell office:value-type="float" office:value="-43.41">
                <text:p>-43.41</text:p>
              </table:table-cell>
              <table:table-cell office:value-type="float" office:value="-7.75">
                <text:p>-7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1.41">
                <text:p>-41.41</text:p>
              </table:table-cell>
              <table:table-cell office:value-type="float" office:value="-5.73">
                <text:p>-5.73</text:p>
              </table:table-cell>
              <table:table-cell office:value-type="float" office:value="-42.41">
                <text:p>-42.41</text:p>
              </table:table-cell>
              <table:table-cell office:value-type="float" office:value="-6.75">
                <text:p>-6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0.41">
                <text:p>-40.41</text:p>
              </table:table-cell>
              <table:table-cell office:value-type="float" office:value="-4.72">
                <text:p>-4.72</text:p>
              </table:table-cell>
              <table:table-cell office:value-type="float" office:value="-41.41">
                <text:p>-41.41</text:p>
              </table:table-cell>
              <table:table-cell office:value-type="float" office:value="-5.73">
                <text:p>-5.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9.41">
                <text:p>-39.41</text:p>
              </table:table-cell>
              <table:table-cell office:value-type="float" office:value="-3.72">
                <text:p>-3.72</text:p>
              </table:table-cell>
              <table:table-cell office:value-type="float" office:value="-40.41">
                <text:p>-40.41</text:p>
              </table:table-cell>
              <table:table-cell office:value-type="float" office:value="-4.72">
                <text:p>-4.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8.41">
                <text:p>-38.41</text:p>
              </table:table-cell>
              <table:table-cell office:value-type="float" office:value="-2.76">
                <text:p>-2.76</text:p>
              </table:table-cell>
              <table:table-cell office:value-type="float" office:value="-39.41">
                <text:p>-39.41</text:p>
              </table:table-cell>
              <table:table-cell office:value-type="float" office:value="-3.72">
                <text:p>-3.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7.41">
                <text:p>-37.41</text:p>
              </table:table-cell>
              <table:table-cell office:value-type="float" office:value="-1.75">
                <text:p>-1.75</text:p>
              </table:table-cell>
              <table:table-cell office:value-type="float" office:value="-38.41">
                <text:p>-38.41</text:p>
              </table:table-cell>
              <table:table-cell office:value-type="float" office:value="-2.76">
                <text:p>-2.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6.41">
                <text:p>-36.41</text:p>
              </table:table-cell>
              <table:table-cell office:value-type="float" office:value="-0.74">
                <text:p>-0.74</text:p>
              </table:table-cell>
              <table:table-cell office:value-type="float" office:value="-37.41">
                <text:p>-37.41</text:p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5.41">
                <text:p>-35.41</text:p>
              </table:table-cell>
              <table:table-cell office:value-type="float" office:value="0.26">
                <text:p>0.26</text:p>
              </table:table-cell>
              <table:table-cell office:value-type="float" office:value="-36.41">
                <text:p>-36.41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4.41">
                <text:p>-34.41</text:p>
              </table:table-cell>
              <table:table-cell office:value-type="float" office:value="1.27">
                <text:p>1.27</text:p>
              </table:table-cell>
              <table:table-cell office:value-type="float" office:value="-35.41">
                <text:p>-35.4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3.41">
                <text:p>-33.41</text:p>
              </table:table-cell>
              <table:table-cell office:value-type="float" office:value="2.21">
                <text:p>2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2.41">
                <text:p>-32.41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1.41">
                <text:p>-31.41</text:p>
              </table:table-cell>
              <table:table-cell office:value-type="float" office:value="4.22">
                <text:p>4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0.41">
                <text:p>-30.41</text:p>
              </table:table-cell>
              <table:table-cell office:value-type="float" office:value="5.22">
                <text:p>5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9.41">
                <text:p>-29.41</text:p>
              </table:table-cell>
              <table:table-cell office:value-type="float" office:value="6.22">
                <text:p>6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8.41">
                <text:p>-28.41</text:p>
              </table:table-cell>
              <table:table-cell office:value-type="float" office:value="7.19">
                <text:p>7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7.41">
                <text:p>-27.41</text:p>
              </table:table-cell>
              <table:table-cell office:value-type="float" office:value="8.18">
                <text:p>8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6.41">
                <text:p>-26.41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5.41">
                <text:p>-25.41</text:p>
              </table:table-cell>
              <table:table-cell office:value-type="float" office:value="10.16">
                <text:p>10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4.41">
                <text:p>-24.41</text:p>
              </table:table-cell>
              <table:table-cell office:value-type="float" office:value="11.15">
                <text:p>11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3.41">
                <text:p>-23.41</text:p>
              </table:table-cell>
              <table:table-cell office:value-type="float" office:value="12.1">
                <text:p>1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2.41">
                <text:p>-22.41</text:p>
              </table:table-cell>
              <table:table-cell office:value-type="float" office:value="13.08">
                <text:p>13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1.41">
                <text:p>-21.41</text:p>
              </table:table-cell>
              <table:table-cell office:value-type="float" office:value="14.05">
                <text:p>14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0.41">
                <text:p>-20.41</text:p>
              </table:table-cell>
              <table:table-cell office:value-type="float" office:value="15.01">
                <text:p>15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9.41">
                <text:p>-19.41</text:p>
              </table:table-cell>
              <table:table-cell office:value-type="float" office:value="15.81">
                <text:p>15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.41">
                <text:p>-18.41</text:p>
              </table:table-cell>
              <table:table-cell office:value-type="float" office:value="16.36">
                <text:p>16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.41">
                <text:p>-17.41</text:p>
              </table:table-cell>
              <table:table-cell office:value-type="float" office:value="16.79">
                <text:p>16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6.41">
                <text:p>-16.41</text:p>
              </table:table-cell>
              <table:table-cell office:value-type="float" office:value="17.13">
                <text:p>17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5.41">
                <text:p>-15.41</text:p>
              </table:table-cell>
              <table:table-cell office:value-type="float" office:value="17.41">
                <text:p>17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.41">
                <text:p>-14.41</text:p>
              </table:table-cell>
              <table:table-cell office:value-type="float" office:value="17.65">
                <text:p>17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3.41">
                <text:p>-13.41</text:p>
              </table:table-cell>
              <table:table-cell office:value-type="float" office:value="17.83">
                <text:p>17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2.41">
                <text:p>-12.41</text:p>
              </table:table-cell>
              <table:table-cell office:value-type="float" office:value="17.99">
                <text:p>17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1.41">
                <text:p>-11.41</text:p>
              </table:table-cell>
              <table:table-cell office:value-type="float" office:value="18.08">
                <text:p>18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0.41">
                <text:p>-10.41</text:p>
              </table:table-cell>
              <table:table-cell office:value-type="float" office:value="18.14">
                <text:p>18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.41">
                <text:p>-9.41</text:p>
              </table:table-cell>
              <table:table-cell office:value-type="float" office:value="18.15">
                <text:p>18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8.41">
                <text:p>-8.41</text:p>
              </table:table-cell>
              <table:table-cell office:value-type="float" office:value="18.14">
                <text:p>18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7.41">
                <text:p>-7.41</text:p>
              </table:table-cell>
              <table:table-cell office:value-type="float" office:value="18.1">
                <text:p>1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.41">
                <text:p>-6.41</text:p>
              </table:table-cell>
              <table:table-cell office:value-type="float" office:value="18.04">
                <text:p>18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.41">
                <text:p>-5.41</text:p>
              </table:table-cell>
              <table:table-cell office:value-type="float" office:value="17.96">
                <text:p>17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.41">
                <text:p>-4.41</text:p>
              </table:table-cell>
              <table:table-cell office:value-type="float" office:value="17.85">
                <text:p>17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40" chart:origin="-100" chart:reverse-direction="false" text:line-break="false" loext:try-staggering-first="false" chart:link-data-style-to-source="true" chart:axis-position="-7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-10" chart:maximum="30" chart:origin="-70" chart:reverse-direction="false" text:line-break="false" loext:try-staggering-first="false" chart:link-data-style-to-source="true" chart:axis-position="-10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automatic" chart:symbol-width="0.25cm" chart:symbol-height="0.25cm" chart:link-data-style-to-source="true"/>
      <style:graphic-properties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25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="none" draw:fill-color="#ffffff" fo:min-height="1.195cm"/>
    </style:style>
    <style:style style:name="P1" style:family="paragraph">
      <loext:graphic-properties draw:fill="none" draw:fill-color="#ffffff"/>
      <style:text-properties fo:font-family="'Liberation Mono'" style:font-style-name="Regular" style:font-family-generic="modern" style:font-pitch="fixed" fo:font-size="10pt" style:font-size-asian="24pt" style:font-size-complex="24pt"/>
    </style:style>
    <style:style style:name="T1" style:family="text">
      <style:text-properties fo:font-family="'Liberation Mono'" style:font-style-name="Regular" style:font-family-generic="modern" style:font-pitch="fixed" fo:font-size="10pt" style:font-size-asian="24pt" style:font-size-complex="24pt"/>
    </style:style>
  </office:automatic-styles>
  <office:body>
    <office:chart>
      <chart:chart svg:width="27.708cm" svg:height="18.979cm" xlink:href=".." xlink:type="simple" chart:class="chart:scatter" chart:style-name="ch1">
        <chart:legend chart:legend-position="end" svg:x="23.242cm" svg:y="8.692cm" style:legend-expansion="high" chart:style-name="ch2"/>
        <chart:plot-area chart:style-name="ch3" table:cell-range-address="P1dB_40MHz.D2:P1dB_40MHz.E52 P1dB_40MHz.E1:P1dB_40MHz.E21" chart:data-source-has-labels="row" svg:x="0.554cm" svg:y="0.379cm" svg:width="22.134cm" svg:height="18.221cm">
          <chartooo:coordinate-region svg:x="1.758cm" svg:y="0.578cm" svg:width="20.836cm" svg:height="17.3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1dB_40MHz.E2:P1dB_40MHz.E52" chart:label-cell-address="P1dB_40MHz.E1:P1dB_40MHz.E1" chart:class="chart:scatter">
            <chart:domain table:cell-range-address="P1dB_40MHz.D2:P1dB_40MHz.D52"/>
            <chart:data-point chart:repeated="51"/>
          </chart:series>
          <chart:series chart:style-name="ch8" chart:values-cell-range-address="P1dB_40MHz.E1:P1dB_40MHz.E21" chart:class="chart:scatter">
            <chart:domain table:cell-range-address="P1dB_40MHz.D1:P1dB_40MHz.D21"/>
            <chart:regression-curve chart:style-name="ch9">
              <chart:equation chart:display-equation="true" chart:display-r-square="true"/>
            </chart:regression-curve>
            <chart:data-point chart:repeated="21"/>
          </chart:series>
          <chart:wall chart:style-name="ch10"/>
          <chart:floor chart:style-name="ch11"/>
        </chart:plot-area>
        <draw:caption draw:style-name="gr1" draw:text-style-name="P1" svg:width="2.478cm" svg:height="1.195cm" svg:x="15.848cm" svg:y="7.512cm" draw:caption-point-x="-2.324cm" draw:caption-point-y="-1.248cm">
          <text:p><text:span text:style-name="T1">P1dB</text:span></text:p>
          <text:p><text:span text:style-name="T1">16.93 dBm</text:span></text:p>
          <text:p><text:span text:style-name="T1">-17.41 dBm</text:span></text:p>
        </draw:caption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Output Power [dBm]</text:p>
                <draw:g>
                  <svg:desc>P1dB_40MHz.E1:P1dB_40MHz.E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9.41">
                <text:p>-99.41</text:p>
                <draw:g>
                  <svg:desc>P1dB_40MHz.D2:P1dB_40MHz.D52</svg:desc>
                </draw:g>
              </table:table-cell>
              <table:table-cell office:value-type="float" office:value="-64.2">
                <text:p>-64.2</text:p>
                <draw:g>
                  <svg:desc>P1dB_40MHz.E2:P1dB_40MHz.E52</svg:desc>
                </draw:g>
              </table:table-cell>
              <table:table-cell office:value-type="float" office:value="NaN">
                <text:p>NaN</text:p>
                <draw:g>
                  <svg:desc>P1dB_40MHz.D1:P1dB_40MHz.D21</svg:desc>
                </draw:g>
              </table:table-cell>
              <table:table-cell office:value-type="float" office:value="NaN">
                <text:p>NaN</text:p>
                <draw:g>
                  <svg:desc>P1dB_40MHz.E1:P1dB_40MHz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9.41">
                <text:p>-89.41</text:p>
              </table:table-cell>
              <table:table-cell office:value-type="float" office:value="-54.16">
                <text:p>-54.16</text:p>
              </table:table-cell>
              <table:table-cell office:value-type="float" office:value="-99.41">
                <text:p>-99.41</text:p>
              </table:table-cell>
              <table:table-cell office:value-type="float" office:value="-64.2">
                <text:p>-64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9.41">
                <text:p>-79.41</text:p>
              </table:table-cell>
              <table:table-cell office:value-type="float" office:value="-44.15">
                <text:p>-44.15</text:p>
              </table:table-cell>
              <table:table-cell office:value-type="float" office:value="-89.41">
                <text:p>-89.41</text:p>
              </table:table-cell>
              <table:table-cell office:value-type="float" office:value="-54.16">
                <text:p>-54.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9.41">
                <text:p>-69.41</text:p>
              </table:table-cell>
              <table:table-cell office:value-type="float" office:value="-34.21">
                <text:p>-34.21</text:p>
              </table:table-cell>
              <table:table-cell office:value-type="float" office:value="-79.41">
                <text:p>-79.41</text:p>
              </table:table-cell>
              <table:table-cell office:value-type="float" office:value="-44.15">
                <text:p>-44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9.41">
                <text:p>-59.41</text:p>
              </table:table-cell>
              <table:table-cell office:value-type="float" office:value="-24.21">
                <text:p>-24.21</text:p>
              </table:table-cell>
              <table:table-cell office:value-type="float" office:value="-69.41">
                <text:p>-69.41</text:p>
              </table:table-cell>
              <table:table-cell office:value-type="float" office:value="-34.21">
                <text:p>-34.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9.41">
                <text:p>-49.41</text:p>
              </table:table-cell>
              <table:table-cell office:value-type="float" office:value="-14.12">
                <text:p>-14.12</text:p>
              </table:table-cell>
              <table:table-cell office:value-type="float" office:value="-59.41">
                <text:p>-59.41</text:p>
              </table:table-cell>
              <table:table-cell office:value-type="float" office:value="-24.21">
                <text:p>-24.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8.41">
                <text:p>-48.41</text:p>
              </table:table-cell>
              <table:table-cell office:value-type="float" office:value="-13.05">
                <text:p>-13.05</text:p>
              </table:table-cell>
              <table:table-cell office:value-type="float" office:value="-49.41">
                <text:p>-49.41</text:p>
              </table:table-cell>
              <table:table-cell office:value-type="float" office:value="-14.12">
                <text:p>-14.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7.41">
                <text:p>-47.41</text:p>
              </table:table-cell>
              <table:table-cell office:value-type="float" office:value="-12.05">
                <text:p>-12.05</text:p>
              </table:table-cell>
              <table:table-cell office:value-type="float" office:value="-48.41">
                <text:p>-48.41</text:p>
              </table:table-cell>
              <table:table-cell office:value-type="float" office:value="-13.05">
                <text:p>-13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6.41">
                <text:p>-46.41</text:p>
              </table:table-cell>
              <table:table-cell office:value-type="float" office:value="-11.04">
                <text:p>-11.04</text:p>
              </table:table-cell>
              <table:table-cell office:value-type="float" office:value="-47.41">
                <text:p>-47.41</text:p>
              </table:table-cell>
              <table:table-cell office:value-type="float" office:value="-12.05">
                <text:p>-12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5.41">
                <text:p>-45.41</text:p>
              </table:table-cell>
              <table:table-cell office:value-type="float" office:value="-10.03">
                <text:p>-10.03</text:p>
              </table:table-cell>
              <table:table-cell office:value-type="float" office:value="-46.41">
                <text:p>-46.41</text:p>
              </table:table-cell>
              <table:table-cell office:value-type="float" office:value="-11.04">
                <text:p>-11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4.41">
                <text:p>-44.41</text:p>
              </table:table-cell>
              <table:table-cell office:value-type="float" office:value="-9.03">
                <text:p>-9.03</text:p>
              </table:table-cell>
              <table:table-cell office:value-type="float" office:value="-45.41">
                <text:p>-45.41</text:p>
              </table:table-cell>
              <table:table-cell office:value-type="float" office:value="-10.03">
                <text:p>-10.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3.41">
                <text:p>-43.41</text:p>
              </table:table-cell>
              <table:table-cell office:value-type="float" office:value="-8.08">
                <text:p>-8.08</text:p>
              </table:table-cell>
              <table:table-cell office:value-type="float" office:value="-44.41">
                <text:p>-44.41</text:p>
              </table:table-cell>
              <table:table-cell office:value-type="float" office:value="-9.03">
                <text:p>-9.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2.41">
                <text:p>-42.41</text:p>
              </table:table-cell>
              <table:table-cell office:value-type="float" office:value="-7.08">
                <text:p>-7.08</text:p>
              </table:table-cell>
              <table:table-cell office:value-type="float" office:value="-43.41">
                <text:p>-43.41</text:p>
              </table:table-cell>
              <table:table-cell office:value-type="float" office:value="-8.08">
                <text:p>-8.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1.41">
                <text:p>-41.41</text:p>
              </table:table-cell>
              <table:table-cell office:value-type="float" office:value="-6.08">
                <text:p>-6.08</text:p>
              </table:table-cell>
              <table:table-cell office:value-type="float" office:value="-42.41">
                <text:p>-42.41</text:p>
              </table:table-cell>
              <table:table-cell office:value-type="float" office:value="-7.08">
                <text:p>-7.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0.41">
                <text:p>-40.41</text:p>
              </table:table-cell>
              <table:table-cell office:value-type="float" office:value="-5.07">
                <text:p>-5.07</text:p>
              </table:table-cell>
              <table:table-cell office:value-type="float" office:value="-41.41">
                <text:p>-41.41</text:p>
              </table:table-cell>
              <table:table-cell office:value-type="float" office:value="-6.08">
                <text:p>-6.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9.41">
                <text:p>-39.41</text:p>
              </table:table-cell>
              <table:table-cell office:value-type="float" office:value="-4.06">
                <text:p>-4.06</text:p>
              </table:table-cell>
              <table:table-cell office:value-type="float" office:value="-40.41">
                <text:p>-40.41</text:p>
              </table:table-cell>
              <table:table-cell office:value-type="float" office:value="-5.07">
                <text:p>-5.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8.41">
                <text:p>-38.41</text:p>
              </table:table-cell>
              <table:table-cell office:value-type="float" office:value="-3.08">
                <text:p>-3.08</text:p>
              </table:table-cell>
              <table:table-cell office:value-type="float" office:value="-39.41">
                <text:p>-39.41</text:p>
              </table:table-cell>
              <table:table-cell office:value-type="float" office:value="-4.06">
                <text:p>-4.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7.41">
                <text:p>-37.41</text:p>
              </table:table-cell>
              <table:table-cell office:value-type="float" office:value="-2.08">
                <text:p>-2.08</text:p>
              </table:table-cell>
              <table:table-cell office:value-type="float" office:value="-38.41">
                <text:p>-38.41</text:p>
              </table:table-cell>
              <table:table-cell office:value-type="float" office:value="-3.08">
                <text:p>-3.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6.41">
                <text:p>-36.41</text:p>
              </table:table-cell>
              <table:table-cell office:value-type="float" office:value="-1.08">
                <text:p>-1.08</text:p>
              </table:table-cell>
              <table:table-cell office:value-type="float" office:value="-37.41">
                <text:p>-37.41</text:p>
              </table:table-cell>
              <table:table-cell office:value-type="float" office:value="-2.08">
                <text:p>-2.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5.41">
                <text:p>-35.41</text:p>
              </table:table-cell>
              <table:table-cell office:value-type="float" office:value="-0.07">
                <text:p>-0.07</text:p>
              </table:table-cell>
              <table:table-cell office:value-type="float" office:value="-36.41">
                <text:p>-36.41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4.41">
                <text:p>-34.41</text:p>
              </table:table-cell>
              <table:table-cell office:value-type="float" office:value="0.94">
                <text:p>0.94</text:p>
              </table:table-cell>
              <table:table-cell office:value-type="float" office:value="-35.41">
                <text:p>-35.41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3.41">
                <text:p>-33.41</text:p>
              </table:table-cell>
              <table:table-cell office:value-type="float" office:value="1.89">
                <text:p>1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2.41">
                <text:p>-32.41</text:p>
              </table:table-cell>
              <table:table-cell office:value-type="float" office:value="2.89">
                <text:p>2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1.41">
                <text:p>-31.41</text:p>
              </table:table-cell>
              <table:table-cell office:value-type="float" office:value="3.89">
                <text:p>3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0.41">
                <text:p>-30.41</text:p>
              </table:table-cell>
              <table:table-cell office:value-type="float" office:value="4.89">
                <text:p>4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9.41">
                <text:p>-29.41</text:p>
              </table:table-cell>
              <table:table-cell office:value-type="float" office:value="5.88">
                <text:p>5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8.41">
                <text:p>-28.41</text:p>
              </table:table-cell>
              <table:table-cell office:value-type="float" office:value="6.88">
                <text:p>6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7.41">
                <text:p>-27.41</text:p>
              </table:table-cell>
              <table:table-cell office:value-type="float" office:value="7.87">
                <text:p>7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6.41">
                <text:p>-26.41</text:p>
              </table:table-cell>
              <table:table-cell office:value-type="float" office:value="8.86">
                <text:p>8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5.41">
                <text:p>-25.41</text:p>
              </table:table-cell>
              <table:table-cell office:value-type="float" office:value="9.84">
                <text:p>9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4.41">
                <text:p>-24.41</text:p>
              </table:table-cell>
              <table:table-cell office:value-type="float" office:value="10.82">
                <text:p>10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3.41">
                <text:p>-23.41</text:p>
              </table:table-cell>
              <table:table-cell office:value-type="float" office:value="11.8">
                <text:p>1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2.41">
                <text:p>-22.41</text:p>
              </table:table-cell>
              <table:table-cell office:value-type="float" office:value="12.77">
                <text:p>12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1.41">
                <text:p>-21.41</text:p>
              </table:table-cell>
              <table:table-cell office:value-type="float" office:value="13.74">
                <text:p>1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0.41">
                <text:p>-20.41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9.41">
                <text:p>-19.41</text:p>
              </table:table-cell>
              <table:table-cell office:value-type="float" office:value="15.62">
                <text:p>15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.41">
                <text:p>-18.41</text:p>
              </table:table-cell>
              <table:table-cell office:value-type="float" office:value="16.37">
                <text:p>16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.41">
                <text:p>-17.41</text:p>
              </table:table-cell>
              <table:table-cell office:value-type="float" office:value="16.93">
                <text:p>16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6.41">
                <text:p>-16.41</text:p>
              </table:table-cell>
              <table:table-cell office:value-type="float" office:value="17.35">
                <text:p>17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5.41">
                <text:p>-15.41</text:p>
              </table:table-cell>
              <table:table-cell office:value-type="float" office:value="17.66">
                <text:p>17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.41">
                <text:p>-14.41</text:p>
              </table:table-cell>
              <table:table-cell office:value-type="float" office:value="17.91">
                <text:p>17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3.41">
                <text:p>-13.41</text:p>
              </table:table-cell>
              <table:table-cell office:value-type="float" office:value="18.08">
                <text:p>18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2.41">
                <text:p>-12.41</text:p>
              </table:table-cell>
              <table:table-cell office:value-type="float" office:value="18.19">
                <text:p>18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1.41">
                <text:p>-11.41</text:p>
              </table:table-cell>
              <table:table-cell office:value-type="float" office:value="18.25">
                <text:p>18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0.41">
                <text:p>-10.41</text:p>
              </table:table-cell>
              <table:table-cell office:value-type="float" office:value="18.3">
                <text:p>1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.41">
                <text:p>-9.41</text:p>
              </table:table-cell>
              <table:table-cell office:value-type="float" office:value="18.32">
                <text:p>18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8.41">
                <text:p>-8.41</text:p>
              </table:table-cell>
              <table:table-cell office:value-type="float" office:value="18.31">
                <text:p>18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7.41">
                <text:p>-7.41</text:p>
              </table:table-cell>
              <table:table-cell office:value-type="float" office:value="18.28">
                <text:p>18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.41">
                <text:p>-6.41</text:p>
              </table:table-cell>
              <table:table-cell office:value-type="float" office:value="18.23">
                <text:p>18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.41">
                <text:p>-5.41</text:p>
              </table:table-cell>
              <table:table-cell office:value-type="float" office:value="18.15">
                <text:p>18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.41">
                <text:p>-4.41</text:p>
              </table:table-cell>
              <table:table-cell office:value-type="float" office:value="18.04">
                <text:p>18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696cm" svg:height="19.073cm" xlink:href=".." xlink:type="simple" chart:class="chart:scatter" chart:style-name="ch1">
        <chart:title svg:x="10.897cm" svg:y="0.517cm" chart:style-name="ch2">
          <text:p>Input and Output VSWR</text:p>
        </chart:title>
        <chart:legend svg:x="21.354cm" svg:y="3.55cm" style:legend-expansion="custom" chartooo:width="2.88cm" chartooo:height="1.096cm" style:legend-expansion-aspect-ratio="2.62773722627737" chart:style-name="ch3"/>
        <chart:plot-area chart:style-name="ch4" table:cell-range-address="Active_Balun_SN003_VSWR.B2:Active_Balun_SN003_VSWR.D602 Active_Balun_SN003_VSWR.C1:Active_Balun_SN003_VSWR.D1" chart:data-source-has-labels="row" svg:x="1.544cm" svg:y="1.677cm" svg:width="24.619cm" svg:height="16.034cm">
          <chartooo:coordinate-region svg:x="1.98cm" svg:y="1.876cm" svg:width="23.481cm" svg:height="15.188cm"/>
          <chart:axis chart:dimension="x" chart:name="primary-x" chart:style-name="ch5">
            <chart:title svg:x="12.579cm" svg:y="18.092cm" chart:style-name="ch6">
              <text:p>Frequency [MHz]</text:p>
            </chart:title>
          </chart:axis>
          <chart:axis chart:dimension="y" chart:name="primary-y" chart:style-name="ch7">
            <chart:title svg:x="0.451cm" svg:y="10.228cm" chart:style-name="ch8">
              <text:p>VSWR</text:p>
            </chart:title>
            <chart:grid chart:style-name="ch9" chart:class="major"/>
          </chart:axis>
          <chart:series chart:style-name="ch10" chart:values-cell-range-address="Active_Balun_SN003_VSWR.C2:Active_Balun_SN003_VSWR.C602" chart:label-cell-address="Active_Balun_SN003_VSWR.C1:Active_Balun_SN003_VSWR.C1" chart:class="chart:scatter">
            <chart:domain table:cell-range-address="Active_Balun_SN003_VSWR.B2:Active_Balun_SN003_VSWR.B602"/>
            <chart:data-point chart:repeated="601"/>
          </chart:series>
          <chart:series chart:style-name="ch11" chart:values-cell-range-address="Active_Balun_SN003_VSWR.D2:Active_Balun_SN003_VSWR.D602" chart:label-cell-address="Active_Balun_SN003_VSWR.D1:Active_Balun_SN003_VSWR.D1" chart:class="chart:scatter">
            <chart:data-point chart:repeated="6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11 VSWR</text:p>
                <draw:g>
                  <svg:desc>Active_Balun_SN003_VSWR.C1:Active_Balun_SN003_VSWR.C1</svg:desc>
                </draw:g>
              </table:table-cell>
              <table:table-cell office:value-type="string">
                <text:p>S22 VSWR</text:p>
                <draw:g>
                  <svg:desc>Active_Balun_SN003_VSWR.D1:Active_Balun_SN003_VSWR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Active_Balun_SN003_VSWR.B2:Active_Balun_SN003_VSWR.B602</svg:desc>
                </draw:g>
              </table:table-cell>
              <table:table-cell office:value-type="float" office:value="6.2582767365382">
                <text:p>6.2582767365382</text:p>
                <draw:g>
                  <svg:desc>Active_Balun_SN003_VSWR.C2:Active_Balun_SN003_VSWR.C602</svg:desc>
                </draw:g>
              </table:table-cell>
              <table:table-cell office:value-type="float" office:value="20.7732508662324">
                <text:p>20.7732508662324</text:p>
                <draw:g>
                  <svg:desc>Active_Balun_SN003_VSWR.D2:Active_Balun_SN003_VSWR.D6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5.05498918794507">
                <text:p>5.05498918794507</text:p>
              </table:table-cell>
              <table:table-cell office:value-type="float" office:value="21.461982610331">
                <text:p>21.4619826103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.19875145276499">
                <text:p>5.19875145276499</text:p>
              </table:table-cell>
              <table:table-cell office:value-type="float" office:value="9.80098127711673">
                <text:p>9.800981277116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5">
                <text:p>1.25</text:p>
              </table:table-cell>
              <table:table-cell office:value-type="float" office:value="5.06289646645665">
                <text:p>5.06289646645665</text:p>
              </table:table-cell>
              <table:table-cell office:value-type="float" office:value="4.48569057496949">
                <text:p>4.485690574969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3.71432131358502">
                <text:p>3.71432131358502</text:p>
              </table:table-cell>
              <table:table-cell office:value-type="float" office:value="2.25570235003609">
                <text:p>2.25570235003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5">
                <text:p>1.75</text:p>
              </table:table-cell>
              <table:table-cell office:value-type="float" office:value="4.16053340997839">
                <text:p>4.16053340997839</text:p>
              </table:table-cell>
              <table:table-cell office:value-type="float" office:value="3.09928680117289">
                <text:p>3.099286801172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.94661204738202">
                <text:p>3.94661204738202</text:p>
              </table:table-cell>
              <table:table-cell office:value-type="float" office:value="3.58299448654544">
                <text:p>3.58299448654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5">
                <text:p>2.25</text:p>
              </table:table-cell>
              <table:table-cell office:value-type="float" office:value="3.61691253116772">
                <text:p>3.61691253116772</text:p>
              </table:table-cell>
              <table:table-cell office:value-type="float" office:value="3.89344548413747">
                <text:p>3.893445484137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3.66991663042012">
                <text:p>3.66991663042012</text:p>
              </table:table-cell>
              <table:table-cell office:value-type="float" office:value="3.65513400329972">
                <text:p>3.655134003299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5">
                <text:p>2.75</text:p>
              </table:table-cell>
              <table:table-cell office:value-type="float" office:value="3.41617954094708">
                <text:p>3.41617954094708</text:p>
              </table:table-cell>
              <table:table-cell office:value-type="float" office:value="3.74072405791866">
                <text:p>3.740724057918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3.57888892517579">
                <text:p>3.57888892517579</text:p>
              </table:table-cell>
              <table:table-cell office:value-type="float" office:value="3.27592965852306">
                <text:p>3.27592965852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25">
                <text:p>3.25</text:p>
              </table:table-cell>
              <table:table-cell office:value-type="float" office:value="3.94831554093866">
                <text:p>3.94831554093866</text:p>
              </table:table-cell>
              <table:table-cell office:value-type="float" office:value="2.72663995094652">
                <text:p>2.726639950946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5">
                <text:p>3.5</text:p>
              </table:table-cell>
              <table:table-cell office:value-type="float" office:value="2.7962899666684">
                <text:p>2.7962899666684</text:p>
              </table:table-cell>
              <table:table-cell office:value-type="float" office:value="2.45447359576504">
                <text:p>2.454473595765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75">
                <text:p>3.75</text:p>
              </table:table-cell>
              <table:table-cell office:value-type="float" office:value="2.98025066572233">
                <text:p>2.98025066572233</text:p>
              </table:table-cell>
              <table:table-cell office:value-type="float" office:value="1.82674314883991">
                <text:p>1.826743148839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.85559210168637">
                <text:p>2.85559210168637</text:p>
              </table:table-cell>
              <table:table-cell office:value-type="float" office:value="2.35911913309859">
                <text:p>2.359119133098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25">
                <text:p>4.25</text:p>
              </table:table-cell>
              <table:table-cell office:value-type="float" office:value="2.49445643222471">
                <text:p>2.49445643222471</text:p>
              </table:table-cell>
              <table:table-cell office:value-type="float" office:value="2.19368492446461">
                <text:p>2.193684924464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5">
                <text:p>4.5</text:p>
              </table:table-cell>
              <table:table-cell office:value-type="float" office:value="2.37419915557296">
                <text:p>2.37419915557296</text:p>
              </table:table-cell>
              <table:table-cell office:value-type="float" office:value="2.14181875613321">
                <text:p>2.141818756133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75">
                <text:p>4.75</text:p>
              </table:table-cell>
              <table:table-cell office:value-type="float" office:value="2.18404119499672">
                <text:p>2.18404119499672</text:p>
              </table:table-cell>
              <table:table-cell office:value-type="float" office:value="2.0786643894264">
                <text:p>2.0786643894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2.02675920309625">
                <text:p>2.02675920309625</text:p>
              </table:table-cell>
              <table:table-cell office:value-type="float" office:value="1.95102600538883">
                <text:p>1.951026005388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25">
                <text:p>5.25</text:p>
              </table:table-cell>
              <table:table-cell office:value-type="float" office:value="2.00430932896543">
                <text:p>2.00430932896543</text:p>
              </table:table-cell>
              <table:table-cell office:value-type="float" office:value="1.93971130469567">
                <text:p>1.939711304695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5">
                <text:p>5.5</text:p>
              </table:table-cell>
              <table:table-cell office:value-type="float" office:value="2.09752867157849">
                <text:p>2.09752867157849</text:p>
              </table:table-cell>
              <table:table-cell office:value-type="float" office:value="1.5234795299257">
                <text:p>1.52347952992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75">
                <text:p>5.75</text:p>
              </table:table-cell>
              <table:table-cell office:value-type="float" office:value="2.02879316280976">
                <text:p>2.02879316280976</text:p>
              </table:table-cell>
              <table:table-cell office:value-type="float" office:value="1.30957505617445">
                <text:p>1.309575056174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1.87743400073787">
                <text:p>1.87743400073787</text:p>
              </table:table-cell>
              <table:table-cell office:value-type="float" office:value="1.64908249640495">
                <text:p>1.649082496404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25">
                <text:p>6.25</text:p>
              </table:table-cell>
              <table:table-cell office:value-type="float" office:value="1.69477336132749">
                <text:p>1.69477336132749</text:p>
              </table:table-cell>
              <table:table-cell office:value-type="float" office:value="1.45639493798135">
                <text:p>1.456394937981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5">
                <text:p>6.5</text:p>
              </table:table-cell>
              <table:table-cell office:value-type="float" office:value="1.58443535717348">
                <text:p>1.58443535717348</text:p>
              </table:table-cell>
              <table:table-cell office:value-type="float" office:value="1.38475414398281">
                <text:p>1.384754143982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75">
                <text:p>6.75</text:p>
              </table:table-cell>
              <table:table-cell office:value-type="float" office:value="1.77254087925138">
                <text:p>1.77254087925138</text:p>
              </table:table-cell>
              <table:table-cell office:value-type="float" office:value="1.3112286561297">
                <text:p>1.31122865612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1.68433238565211">
                <text:p>1.68433238565211</text:p>
              </table:table-cell>
              <table:table-cell office:value-type="float" office:value="1.44158731203065">
                <text:p>1.441587312030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25">
                <text:p>7.25</text:p>
              </table:table-cell>
              <table:table-cell office:value-type="float" office:value="1.70519897778375">
                <text:p>1.70519897778375</text:p>
              </table:table-cell>
              <table:table-cell office:value-type="float" office:value="1.27523421413817">
                <text:p>1.275234214138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5">
                <text:p>7.5</text:p>
              </table:table-cell>
              <table:table-cell office:value-type="float" office:value="1.66032537032922">
                <text:p>1.66032537032922</text:p>
              </table:table-cell>
              <table:table-cell office:value-type="float" office:value="1.04000646204608">
                <text:p>1.040006462046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75">
                <text:p>7.75</text:p>
              </table:table-cell>
              <table:table-cell office:value-type="float" office:value="1.77432153326639">
                <text:p>1.77432153326639</text:p>
              </table:table-cell>
              <table:table-cell office:value-type="float" office:value="1.30961545764365">
                <text:p>1.309615457643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1.53164973013597">
                <text:p>1.53164973013597</text:p>
              </table:table-cell>
              <table:table-cell office:value-type="float" office:value="1.19519702442061">
                <text:p>1.195197024420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25">
                <text:p>8.25</text:p>
              </table:table-cell>
              <table:table-cell office:value-type="float" office:value="1.72123454799439">
                <text:p>1.72123454799439</text:p>
              </table:table-cell>
              <table:table-cell office:value-type="float" office:value="1.08464158468392">
                <text:p>1.084641584683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5">
                <text:p>8.5</text:p>
              </table:table-cell>
              <table:table-cell office:value-type="float" office:value="1.39721319834526">
                <text:p>1.39721319834526</text:p>
              </table:table-cell>
              <table:table-cell office:value-type="float" office:value="1.12980721818953">
                <text:p>1.129807218189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75">
                <text:p>8.75</text:p>
              </table:table-cell>
              <table:table-cell office:value-type="float" office:value="1.33141510729094">
                <text:p>1.33141510729094</text:p>
              </table:table-cell>
              <table:table-cell office:value-type="float" office:value="1.05880973983875">
                <text:p>1.058809739838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1.30755505888219">
                <text:p>1.30755505888219</text:p>
              </table:table-cell>
              <table:table-cell office:value-type="float" office:value="1.15208468965814">
                <text:p>1.152084689658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25">
                <text:p>9.25</text:p>
              </table:table-cell>
              <table:table-cell office:value-type="float" office:value="1.51243478450473">
                <text:p>1.51243478450473</text:p>
              </table:table-cell>
              <table:table-cell office:value-type="float" office:value="1.1574729846874">
                <text:p>1.15747298468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5">
                <text:p>9.5</text:p>
              </table:table-cell>
              <table:table-cell office:value-type="float" office:value="1.50740507873299">
                <text:p>1.50740507873299</text:p>
              </table:table-cell>
              <table:table-cell office:value-type="float" office:value="1.08812613642697">
                <text:p>1.088126136426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75">
                <text:p>9.75</text:p>
              </table:table-cell>
              <table:table-cell office:value-type="float" office:value="1.4677804550106">
                <text:p>1.4677804550106</text:p>
              </table:table-cell>
              <table:table-cell office:value-type="float" office:value="1.08703405595233">
                <text:p>1.087034055952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1.29974597777809">
                <text:p>1.29974597777809</text:p>
              </table:table-cell>
              <table:table-cell office:value-type="float" office:value="1.21334558413835">
                <text:p>1.213345584138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25">
                <text:p>10.25</text:p>
              </table:table-cell>
              <table:table-cell office:value-type="float" office:value="1.30031848003057">
                <text:p>1.30031848003057</text:p>
              </table:table-cell>
              <table:table-cell office:value-type="float" office:value="1.24500015493448">
                <text:p>1.245000154934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5">
                <text:p>10.5</text:p>
              </table:table-cell>
              <table:table-cell office:value-type="float" office:value="1.54995661426627">
                <text:p>1.54995661426627</text:p>
              </table:table-cell>
              <table:table-cell office:value-type="float" office:value="1.19716462995471">
                <text:p>1.197164629954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75">
                <text:p>10.75</text:p>
              </table:table-cell>
              <table:table-cell office:value-type="float" office:value="1.4331467753032">
                <text:p>1.4331467753032</text:p>
              </table:table-cell>
              <table:table-cell office:value-type="float" office:value="1.19681172538779">
                <text:p>1.196811725387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1.21913008784219">
                <text:p>1.21913008784219</text:p>
              </table:table-cell>
              <table:table-cell office:value-type="float" office:value="1.12700826475136">
                <text:p>1.127008264751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25">
                <text:p>11.25</text:p>
              </table:table-cell>
              <table:table-cell office:value-type="float" office:value="1.17638158108522">
                <text:p>1.17638158108522</text:p>
              </table:table-cell>
              <table:table-cell office:value-type="float" office:value="1.09352267626107">
                <text:p>1.093522676261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.5">
                <text:p>11.5</text:p>
              </table:table-cell>
              <table:table-cell office:value-type="float" office:value="1.39002113471557">
                <text:p>1.39002113471557</text:p>
              </table:table-cell>
              <table:table-cell office:value-type="float" office:value="1.12586332312126">
                <text:p>1.125863323121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75">
                <text:p>11.75</text:p>
              </table:table-cell>
              <table:table-cell office:value-type="float" office:value="1.31198649429347">
                <text:p>1.31198649429347</text:p>
              </table:table-cell>
              <table:table-cell office:value-type="float" office:value="1.15776222295668">
                <text:p>1.157762222956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">
                <text:p>12</text:p>
              </table:table-cell>
              <table:table-cell office:value-type="float" office:value="1.36751406762635">
                <text:p>1.36751406762635</text:p>
              </table:table-cell>
              <table:table-cell office:value-type="float" office:value="1.13584994112335">
                <text:p>1.135849941123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25">
                <text:p>12.25</text:p>
              </table:table-cell>
              <table:table-cell office:value-type="float" office:value="1.36067476536339">
                <text:p>1.36067476536339</text:p>
              </table:table-cell>
              <table:table-cell office:value-type="float" office:value="1.16877778198946">
                <text:p>1.168777781989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.5">
                <text:p>12.5</text:p>
              </table:table-cell>
              <table:table-cell office:value-type="float" office:value="1.33389606718448">
                <text:p>1.33389606718448</text:p>
              </table:table-cell>
              <table:table-cell office:value-type="float" office:value="1.21976263990925">
                <text:p>1.219762639909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75">
                <text:p>12.75</text:p>
              </table:table-cell>
              <table:table-cell office:value-type="float" office:value="1.41882214042522">
                <text:p>1.41882214042522</text:p>
              </table:table-cell>
              <table:table-cell office:value-type="float" office:value="1.23620644089986">
                <text:p>1.236206440899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1.2988840750679">
                <text:p>1.2988840750679</text:p>
              </table:table-cell>
              <table:table-cell office:value-type="float" office:value="1.27146234565106">
                <text:p>1.271462345651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.25">
                <text:p>13.25</text:p>
              </table:table-cell>
              <table:table-cell office:value-type="float" office:value="1.28151602620291">
                <text:p>1.28151602620291</text:p>
              </table:table-cell>
              <table:table-cell office:value-type="float" office:value="1.15393889878462">
                <text:p>1.153938898784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5">
                <text:p>13.5</text:p>
              </table:table-cell>
              <table:table-cell office:value-type="float" office:value="1.38411822033165">
                <text:p>1.38411822033165</text:p>
              </table:table-cell>
              <table:table-cell office:value-type="float" office:value="1.16929494847114">
                <text:p>1.169294948471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75">
                <text:p>13.75</text:p>
              </table:table-cell>
              <table:table-cell office:value-type="float" office:value="1.42849982813371">
                <text:p>1.42849982813371</text:p>
              </table:table-cell>
              <table:table-cell office:value-type="float" office:value="1.09500201037185">
                <text:p>1.095002010371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1.2701398497113">
                <text:p>1.2701398497113</text:p>
              </table:table-cell>
              <table:table-cell office:value-type="float" office:value="1.18937357315185">
                <text:p>1.189373573151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.25">
                <text:p>14.25</text:p>
              </table:table-cell>
              <table:table-cell office:value-type="float" office:value="1.46416970821182">
                <text:p>1.46416970821182</text:p>
              </table:table-cell>
              <table:table-cell office:value-type="float" office:value="1.13173024481851">
                <text:p>1.131730244818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.5">
                <text:p>14.5</text:p>
              </table:table-cell>
              <table:table-cell office:value-type="float" office:value="1.43772737723269">
                <text:p>1.43772737723269</text:p>
              </table:table-cell>
              <table:table-cell office:value-type="float" office:value="1.1055526780252">
                <text:p>1.10555267802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75">
                <text:p>14.75</text:p>
              </table:table-cell>
              <table:table-cell office:value-type="float" office:value="1.25934125285495">
                <text:p>1.25934125285495</text:p>
              </table:table-cell>
              <table:table-cell office:value-type="float" office:value="1.20739377979228">
                <text:p>1.207393779792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">
                <text:p>15</text:p>
              </table:table-cell>
              <table:table-cell office:value-type="float" office:value="1.15005669321244">
                <text:p>1.15005669321244</text:p>
              </table:table-cell>
              <table:table-cell office:value-type="float" office:value="1.34527519987311">
                <text:p>1.345275199873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25">
                <text:p>15.25</text:p>
              </table:table-cell>
              <table:table-cell office:value-type="float" office:value="1.18263902424987">
                <text:p>1.18263902424987</text:p>
              </table:table-cell>
              <table:table-cell office:value-type="float" office:value="1.3032244874849">
                <text:p>1.30322448748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5">
                <text:p>15.5</text:p>
              </table:table-cell>
              <table:table-cell office:value-type="float" office:value="1.27006911901187">
                <text:p>1.27006911901187</text:p>
              </table:table-cell>
              <table:table-cell office:value-type="float" office:value="1.39051201717866">
                <text:p>1.390512017178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75">
                <text:p>15.75</text:p>
              </table:table-cell>
              <table:table-cell office:value-type="float" office:value="1.3574449676252">
                <text:p>1.3574449676252</text:p>
              </table:table-cell>
              <table:table-cell office:value-type="float" office:value="1.27364732896823">
                <text:p>1.273647328968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">
                <text:p>16</text:p>
              </table:table-cell>
              <table:table-cell office:value-type="float" office:value="1.20618285022875">
                <text:p>1.20618285022875</text:p>
              </table:table-cell>
              <table:table-cell office:value-type="float" office:value="1.4370748574724">
                <text:p>1.43707485747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25">
                <text:p>16.25</text:p>
              </table:table-cell>
              <table:table-cell office:value-type="float" office:value="1.46514252132936">
                <text:p>1.46514252132936</text:p>
              </table:table-cell>
              <table:table-cell office:value-type="float" office:value="1.43375143662263">
                <text:p>1.433751436622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5">
                <text:p>16.5</text:p>
              </table:table-cell>
              <table:table-cell office:value-type="float" office:value="1.18089879954285">
                <text:p>1.18089879954285</text:p>
              </table:table-cell>
              <table:table-cell office:value-type="float" office:value="1.24707802754438">
                <text:p>1.247078027544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75">
                <text:p>16.75</text:p>
              </table:table-cell>
              <table:table-cell office:value-type="float" office:value="1.23543292831455">
                <text:p>1.23543292831455</text:p>
              </table:table-cell>
              <table:table-cell office:value-type="float" office:value="1.40305927971205">
                <text:p>1.403059279712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">
                <text:p>17</text:p>
              </table:table-cell>
              <table:table-cell office:value-type="float" office:value="1.54885544718087">
                <text:p>1.54885544718087</text:p>
              </table:table-cell>
              <table:table-cell office:value-type="float" office:value="1.26339373546955">
                <text:p>1.263393735469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.25">
                <text:p>17.25</text:p>
              </table:table-cell>
              <table:table-cell office:value-type="float" office:value="1.18070959301681">
                <text:p>1.18070959301681</text:p>
              </table:table-cell>
              <table:table-cell office:value-type="float" office:value="1.27323045609249">
                <text:p>1.273230456092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.5">
                <text:p>17.5</text:p>
              </table:table-cell>
              <table:table-cell office:value-type="float" office:value="1.24924489908364">
                <text:p>1.24924489908364</text:p>
              </table:table-cell>
              <table:table-cell office:value-type="float" office:value="1.34476158581042">
                <text:p>1.344761585810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75">
                <text:p>17.75</text:p>
              </table:table-cell>
              <table:table-cell office:value-type="float" office:value="1.45236645509105">
                <text:p>1.45236645509105</text:p>
              </table:table-cell>
              <table:table-cell office:value-type="float" office:value="1.35431086103425">
                <text:p>1.354310861034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">
                <text:p>18</text:p>
              </table:table-cell>
              <table:table-cell office:value-type="float" office:value="1.42013680825884">
                <text:p>1.42013680825884</text:p>
              </table:table-cell>
              <table:table-cell office:value-type="float" office:value="1.21598252616492">
                <text:p>1.215982526164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.25">
                <text:p>18.25</text:p>
              </table:table-cell>
              <table:table-cell office:value-type="float" office:value="1.18123312916369">
                <text:p>1.18123312916369</text:p>
              </table:table-cell>
              <table:table-cell office:value-type="float" office:value="1.10519058493102">
                <text:p>1.105190584931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.5">
                <text:p>18.5</text:p>
              </table:table-cell>
              <table:table-cell office:value-type="float" office:value="1.22120506534763">
                <text:p>1.22120506534763</text:p>
              </table:table-cell>
              <table:table-cell office:value-type="float" office:value="1.30036608377848">
                <text:p>1.300366083778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75">
                <text:p>18.75</text:p>
              </table:table-cell>
              <table:table-cell office:value-type="float" office:value="1.17807599761215">
                <text:p>1.17807599761215</text:p>
              </table:table-cell>
              <table:table-cell office:value-type="float" office:value="1.23706529869664">
                <text:p>1.237065298696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">
                <text:p>19</text:p>
              </table:table-cell>
              <table:table-cell office:value-type="float" office:value="1.19717700910093">
                <text:p>1.19717700910093</text:p>
              </table:table-cell>
              <table:table-cell office:value-type="float" office:value="1.42684557112885">
                <text:p>1.426845571128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25">
                <text:p>19.25</text:p>
              </table:table-cell>
              <table:table-cell office:value-type="float" office:value="1.14190618600889">
                <text:p>1.14190618600889</text:p>
              </table:table-cell>
              <table:table-cell office:value-type="float" office:value="1.364160491685">
                <text:p>1.3641604916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.5">
                <text:p>19.5</text:p>
              </table:table-cell>
              <table:table-cell office:value-type="float" office:value="1.25811005948611">
                <text:p>1.25811005948611</text:p>
              </table:table-cell>
              <table:table-cell office:value-type="float" office:value="1.3333884224554">
                <text:p>1.33338842245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75">
                <text:p>19.75</text:p>
              </table:table-cell>
              <table:table-cell office:value-type="float" office:value="1.20079036233162">
                <text:p>1.20079036233162</text:p>
              </table:table-cell>
              <table:table-cell office:value-type="float" office:value="1.28268735861085">
                <text:p>1.282687358610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">
                <text:p>20</text:p>
              </table:table-cell>
              <table:table-cell office:value-type="float" office:value="1.21462227644831">
                <text:p>1.21462227644831</text:p>
              </table:table-cell>
              <table:table-cell office:value-type="float" office:value="1.37747308473687">
                <text:p>1.377473084736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.25">
                <text:p>20.25</text:p>
              </table:table-cell>
              <table:table-cell office:value-type="float" office:value="1.18043704943381">
                <text:p>1.18043704943381</text:p>
              </table:table-cell>
              <table:table-cell office:value-type="float" office:value="1.31701534385101">
                <text:p>1.317015343851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.5">
                <text:p>20.5</text:p>
              </table:table-cell>
              <table:table-cell office:value-type="float" office:value="1.18028080892198">
                <text:p>1.18028080892198</text:p>
              </table:table-cell>
              <table:table-cell office:value-type="float" office:value="1.19556471008351">
                <text:p>1.195564710083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.75">
                <text:p>20.75</text:p>
              </table:table-cell>
              <table:table-cell office:value-type="float" office:value="1.21579068410323">
                <text:p>1.21579068410323</text:p>
              </table:table-cell>
              <table:table-cell office:value-type="float" office:value="1.38015273723099">
                <text:p>1.380152737230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">
                <text:p>21</text:p>
              </table:table-cell>
              <table:table-cell office:value-type="float" office:value="1.35916383269277">
                <text:p>1.35916383269277</text:p>
              </table:table-cell>
              <table:table-cell office:value-type="float" office:value="1.03064649884536">
                <text:p>1.030646498845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.25">
                <text:p>21.25</text:p>
              </table:table-cell>
              <table:table-cell office:value-type="float" office:value="1.16374803773249">
                <text:p>1.16374803773249</text:p>
              </table:table-cell>
              <table:table-cell office:value-type="float" office:value="1.26344161630382">
                <text:p>1.263441616303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.5">
                <text:p>21.5</text:p>
              </table:table-cell>
              <table:table-cell office:value-type="float" office:value="1.20055464833577">
                <text:p>1.20055464833577</text:p>
              </table:table-cell>
              <table:table-cell office:value-type="float" office:value="1.51107156671438">
                <text:p>1.511071566714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.75">
                <text:p>21.75</text:p>
              </table:table-cell>
              <table:table-cell office:value-type="float" office:value="1.34158764683529">
                <text:p>1.34158764683529</text:p>
              </table:table-cell>
              <table:table-cell office:value-type="float" office:value="1.27303768467312">
                <text:p>1.273037684673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">
                <text:p>22</text:p>
              </table:table-cell>
              <table:table-cell office:value-type="float" office:value="1.2006189623317">
                <text:p>1.2006189623317</text:p>
              </table:table-cell>
              <table:table-cell office:value-type="float" office:value="1.45552837444141">
                <text:p>1.455528374441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.25">
                <text:p>22.25</text:p>
              </table:table-cell>
              <table:table-cell office:value-type="float" office:value="1.38941671426613">
                <text:p>1.38941671426613</text:p>
              </table:table-cell>
              <table:table-cell office:value-type="float" office:value="1.2423754683609">
                <text:p>1.24237546836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.5">
                <text:p>22.5</text:p>
              </table:table-cell>
              <table:table-cell office:value-type="float" office:value="1.24514284972722">
                <text:p>1.24514284972722</text:p>
              </table:table-cell>
              <table:table-cell office:value-type="float" office:value="1.36180389049628">
                <text:p>1.361803890496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.75">
                <text:p>22.75</text:p>
              </table:table-cell>
              <table:table-cell office:value-type="float" office:value="1.1971611941681">
                <text:p>1.1971611941681</text:p>
              </table:table-cell>
              <table:table-cell office:value-type="float" office:value="1.25330684609889">
                <text:p>1.253306846098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">
                <text:p>23</text:p>
              </table:table-cell>
              <table:table-cell office:value-type="float" office:value="1.3720563769935">
                <text:p>1.3720563769935</text:p>
              </table:table-cell>
              <table:table-cell office:value-type="float" office:value="1.42887779718996">
                <text:p>1.428877797189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.25">
                <text:p>23.25</text:p>
              </table:table-cell>
              <table:table-cell office:value-type="float" office:value="1.36501262680044">
                <text:p>1.36501262680044</text:p>
              </table:table-cell>
              <table:table-cell office:value-type="float" office:value="1.27304410017917">
                <text:p>1.273044100179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.5">
                <text:p>23.5</text:p>
              </table:table-cell>
              <table:table-cell office:value-type="float" office:value="1.14658413572731">
                <text:p>1.14658413572731</text:p>
              </table:table-cell>
              <table:table-cell office:value-type="float" office:value="1.2717583614915">
                <text:p>1.27175836149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.75">
                <text:p>23.75</text:p>
              </table:table-cell>
              <table:table-cell office:value-type="float" office:value="1.21456569176568">
                <text:p>1.21456569176568</text:p>
              </table:table-cell>
              <table:table-cell office:value-type="float" office:value="1.16912497657074">
                <text:p>1.169124976570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.58963434287586">
                <text:p>1.58963434287586</text:p>
              </table:table-cell>
              <table:table-cell office:value-type="float" office:value="1.09553953894878">
                <text:p>1.095539538948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.25">
                <text:p>24.25</text:p>
              </table:table-cell>
              <table:table-cell office:value-type="float" office:value="1.36146433852858">
                <text:p>1.36146433852858</text:p>
              </table:table-cell>
              <table:table-cell office:value-type="float" office:value="1.43507659933968">
                <text:p>1.435076599339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.5">
                <text:p>24.5</text:p>
              </table:table-cell>
              <table:table-cell office:value-type="float" office:value="1.11825386684794">
                <text:p>1.11825386684794</text:p>
              </table:table-cell>
              <table:table-cell office:value-type="float" office:value="1.27034629789322">
                <text:p>1.270346297893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.75">
                <text:p>24.75</text:p>
              </table:table-cell>
              <table:table-cell office:value-type="float" office:value="1.18083911250725">
                <text:p>1.18083911250725</text:p>
              </table:table-cell>
              <table:table-cell office:value-type="float" office:value="1.30155591262104">
                <text:p>1.301555912621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">
                <text:p>25</text:p>
              </table:table-cell>
              <table:table-cell office:value-type="float" office:value="1.26264869621539">
                <text:p>1.26264869621539</text:p>
              </table:table-cell>
              <table:table-cell office:value-type="float" office:value="1.24426339209944">
                <text:p>1.244263392099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.25">
                <text:p>25.25</text:p>
              </table:table-cell>
              <table:table-cell office:value-type="float" office:value="1.2125932231108">
                <text:p>1.2125932231108</text:p>
              </table:table-cell>
              <table:table-cell office:value-type="float" office:value="1.42895828445697">
                <text:p>1.428958284456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5">
                <text:p>25.5</text:p>
              </table:table-cell>
              <table:table-cell office:value-type="float" office:value="1.08118139767044">
                <text:p>1.08118139767044</text:p>
              </table:table-cell>
              <table:table-cell office:value-type="float" office:value="1.36116923851945">
                <text:p>1.361169238519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.75">
                <text:p>25.75</text:p>
              </table:table-cell>
              <table:table-cell office:value-type="float" office:value="1.13405387484118">
                <text:p>1.13405387484118</text:p>
              </table:table-cell>
              <table:table-cell office:value-type="float" office:value="1.30611859898549">
                <text:p>1.306118598985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">
                <text:p>26</text:p>
              </table:table-cell>
              <table:table-cell office:value-type="float" office:value="1.21888541015497">
                <text:p>1.21888541015497</text:p>
              </table:table-cell>
              <table:table-cell office:value-type="float" office:value="1.34197593709401">
                <text:p>1.341975937094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.25">
                <text:p>26.25</text:p>
              </table:table-cell>
              <table:table-cell office:value-type="float" office:value="1.07627020459239">
                <text:p>1.07627020459239</text:p>
              </table:table-cell>
              <table:table-cell office:value-type="float" office:value="1.30776205855408">
                <text:p>1.307762058554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.5">
                <text:p>26.5</text:p>
              </table:table-cell>
              <table:table-cell office:value-type="float" office:value="1.18906824655499">
                <text:p>1.18906824655499</text:p>
              </table:table-cell>
              <table:table-cell office:value-type="float" office:value="1.32846404239586">
                <text:p>1.328464042395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.75">
                <text:p>26.75</text:p>
              </table:table-cell>
              <table:table-cell office:value-type="float" office:value="1.14009812290968">
                <text:p>1.14009812290968</text:p>
              </table:table-cell>
              <table:table-cell office:value-type="float" office:value="1.43310771654983">
                <text:p>1.4331077165498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">
                <text:p>27</text:p>
              </table:table-cell>
              <table:table-cell office:value-type="float" office:value="1.0802629662156">
                <text:p>1.0802629662156</text:p>
              </table:table-cell>
              <table:table-cell office:value-type="float" office:value="1.30118869501209">
                <text:p>1.301188695012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25">
                <text:p>27.25</text:p>
              </table:table-cell>
              <table:table-cell office:value-type="float" office:value="1.13751056961346">
                <text:p>1.13751056961346</text:p>
              </table:table-cell>
              <table:table-cell office:value-type="float" office:value="1.65628966433005">
                <text:p>1.656289664330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.5">
                <text:p>27.5</text:p>
              </table:table-cell>
              <table:table-cell office:value-type="float" office:value="1.05292545908698">
                <text:p>1.05292545908698</text:p>
              </table:table-cell>
              <table:table-cell office:value-type="float" office:value="1.29605188527613">
                <text:p>1.296051885276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.75">
                <text:p>27.75</text:p>
              </table:table-cell>
              <table:table-cell office:value-type="float" office:value="1.27472498686924">
                <text:p>1.27472498686924</text:p>
              </table:table-cell>
              <table:table-cell office:value-type="float" office:value="1.30446576115894">
                <text:p>1.304465761158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">
                <text:p>28</text:p>
              </table:table-cell>
              <table:table-cell office:value-type="float" office:value="1.16056516300811">
                <text:p>1.16056516300811</text:p>
              </table:table-cell>
              <table:table-cell office:value-type="float" office:value="1.30366426255304">
                <text:p>1.303664262553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.25">
                <text:p>28.25</text:p>
              </table:table-cell>
              <table:table-cell office:value-type="float" office:value="1.2181504167466">
                <text:p>1.2181504167466</text:p>
              </table:table-cell>
              <table:table-cell office:value-type="float" office:value="1.33166168075392">
                <text:p>1.331661680753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.5">
                <text:p>28.5</text:p>
              </table:table-cell>
              <table:table-cell office:value-type="float" office:value="1.21499523999157">
                <text:p>1.21499523999157</text:p>
              </table:table-cell>
              <table:table-cell office:value-type="float" office:value="1.42010557697214">
                <text:p>1.420105576972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.75">
                <text:p>28.75</text:p>
              </table:table-cell>
              <table:table-cell office:value-type="float" office:value="1.16694977301032">
                <text:p>1.16694977301032</text:p>
              </table:table-cell>
              <table:table-cell office:value-type="float" office:value="1.42263038349238">
                <text:p>1.422630383492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">
                <text:p>29</text:p>
              </table:table-cell>
              <table:table-cell office:value-type="float" office:value="1.36606034348231">
                <text:p>1.36606034348231</text:p>
              </table:table-cell>
              <table:table-cell office:value-type="float" office:value="1.39137224488019">
                <text:p>1.391372244880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.25">
                <text:p>29.25</text:p>
              </table:table-cell>
              <table:table-cell office:value-type="float" office:value="1.11547892593779">
                <text:p>1.11547892593779</text:p>
              </table:table-cell>
              <table:table-cell office:value-type="float" office:value="1.13518380917456">
                <text:p>1.135183809174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.5">
                <text:p>29.5</text:p>
              </table:table-cell>
              <table:table-cell office:value-type="float" office:value="1.13360567231629">
                <text:p>1.13360567231629</text:p>
              </table:table-cell>
              <table:table-cell office:value-type="float" office:value="1.35681058605533">
                <text:p>1.356810586055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.75">
                <text:p>29.75</text:p>
              </table:table-cell>
              <table:table-cell office:value-type="float" office:value="1.1463965768001">
                <text:p>1.1463965768001</text:p>
              </table:table-cell>
              <table:table-cell office:value-type="float" office:value="1.50608427119956">
                <text:p>1.506084271199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">
                <text:p>30</text:p>
              </table:table-cell>
              <table:table-cell office:value-type="float" office:value="1.08750528624855">
                <text:p>1.08750528624855</text:p>
              </table:table-cell>
              <table:table-cell office:value-type="float" office:value="1.09180193271631">
                <text:p>1.091801932716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.25">
                <text:p>30.25</text:p>
              </table:table-cell>
              <table:table-cell office:value-type="float" office:value="1.24820058248412">
                <text:p>1.24820058248412</text:p>
              </table:table-cell>
              <table:table-cell office:value-type="float" office:value="1.22590939556353">
                <text:p>1.225909395563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.5">
                <text:p>30.5</text:p>
              </table:table-cell>
              <table:table-cell office:value-type="float" office:value="1.08196346671667">
                <text:p>1.08196346671667</text:p>
              </table:table-cell>
              <table:table-cell office:value-type="float" office:value="1.32594897078256">
                <text:p>1.325948970782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.75">
                <text:p>30.75</text:p>
              </table:table-cell>
              <table:table-cell office:value-type="float" office:value="1.37542946947629">
                <text:p>1.37542946947629</text:p>
              </table:table-cell>
              <table:table-cell office:value-type="float" office:value="1.25329049156298">
                <text:p>1.253290491562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">
                <text:p>31</text:p>
              </table:table-cell>
              <table:table-cell office:value-type="float" office:value="1.27262861939753">
                <text:p>1.27262861939753</text:p>
              </table:table-cell>
              <table:table-cell office:value-type="float" office:value="1.18783486152011">
                <text:p>1.187834861520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.25">
                <text:p>31.25</text:p>
              </table:table-cell>
              <table:table-cell office:value-type="float" office:value="1.16686311897974">
                <text:p>1.16686311897974</text:p>
              </table:table-cell>
              <table:table-cell office:value-type="float" office:value="1.41518045125174">
                <text:p>1.415180451251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1.5">
                <text:p>31.5</text:p>
              </table:table-cell>
              <table:table-cell office:value-type="float" office:value="1.08232645870825">
                <text:p>1.08232645870825</text:p>
              </table:table-cell>
              <table:table-cell office:value-type="float" office:value="1.29307189903848">
                <text:p>1.293071899038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.75">
                <text:p>31.75</text:p>
              </table:table-cell>
              <table:table-cell office:value-type="float" office:value="1.07552342227585">
                <text:p>1.07552342227585</text:p>
              </table:table-cell>
              <table:table-cell office:value-type="float" office:value="1.43630483995905">
                <text:p>1.436304839959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">
                <text:p>32</text:p>
              </table:table-cell>
              <table:table-cell office:value-type="float" office:value="1.1592783926178">
                <text:p>1.1592783926178</text:p>
              </table:table-cell>
              <table:table-cell office:value-type="float" office:value="1.26452277197061">
                <text:p>1.264522771970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.25">
                <text:p>32.25</text:p>
              </table:table-cell>
              <table:table-cell office:value-type="float" office:value="1.14200940811629">
                <text:p>1.14200940811629</text:p>
              </table:table-cell>
              <table:table-cell office:value-type="float" office:value="1.38404634066145">
                <text:p>1.384046340661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.5">
                <text:p>32.5</text:p>
              </table:table-cell>
              <table:table-cell office:value-type="float" office:value="1.12134823625634">
                <text:p>1.12134823625634</text:p>
              </table:table-cell>
              <table:table-cell office:value-type="float" office:value="1.49877432245583">
                <text:p>1.498774322455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2.75">
                <text:p>32.75</text:p>
              </table:table-cell>
              <table:table-cell office:value-type="float" office:value="1.1937806918303">
                <text:p>1.1937806918303</text:p>
              </table:table-cell>
              <table:table-cell office:value-type="float" office:value="1.29405530588239">
                <text:p>1.294055305882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">
                <text:p>33</text:p>
              </table:table-cell>
              <table:table-cell office:value-type="float" office:value="1.18206076959082">
                <text:p>1.18206076959082</text:p>
              </table:table-cell>
              <table:table-cell office:value-type="float" office:value="1.43956140597365">
                <text:p>1.439561405973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.25">
                <text:p>33.25</text:p>
              </table:table-cell>
              <table:table-cell office:value-type="float" office:value="1.12646845695859">
                <text:p>1.12646845695859</text:p>
              </table:table-cell>
              <table:table-cell office:value-type="float" office:value="1.31385994729145">
                <text:p>1.313859947291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.5">
                <text:p>33.5</text:p>
              </table:table-cell>
              <table:table-cell office:value-type="float" office:value="1.21720772125708">
                <text:p>1.21720772125708</text:p>
              </table:table-cell>
              <table:table-cell office:value-type="float" office:value="1.41815327058741">
                <text:p>1.418153270587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.75">
                <text:p>33.75</text:p>
              </table:table-cell>
              <table:table-cell office:value-type="float" office:value="1.10514074384441">
                <text:p>1.10514074384441</text:p>
              </table:table-cell>
              <table:table-cell office:value-type="float" office:value="1.26612340724672">
                <text:p>1.266123407246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1.06131193985613">
                <text:p>1.06131193985613</text:p>
              </table:table-cell>
              <table:table-cell office:value-type="float" office:value="1.34350344385923">
                <text:p>1.343503443859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.25">
                <text:p>34.25</text:p>
              </table:table-cell>
              <table:table-cell office:value-type="float" office:value="1.02823513728998">
                <text:p>1.02823513728998</text:p>
              </table:table-cell>
              <table:table-cell office:value-type="float" office:value="1.28395066687076">
                <text:p>1.283950666870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.5">
                <text:p>34.5</text:p>
              </table:table-cell>
              <table:table-cell office:value-type="float" office:value="1.18659945180406">
                <text:p>1.18659945180406</text:p>
              </table:table-cell>
              <table:table-cell office:value-type="float" office:value="1.31284856342186">
                <text:p>1.312848563421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.75">
                <text:p>34.75</text:p>
              </table:table-cell>
              <table:table-cell office:value-type="float" office:value="1.07344218876273">
                <text:p>1.07344218876273</text:p>
              </table:table-cell>
              <table:table-cell office:value-type="float" office:value="1.32570120745591">
                <text:p>1.325701207455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">
                <text:p>35</text:p>
              </table:table-cell>
              <table:table-cell office:value-type="float" office:value="1.05973411939458">
                <text:p>1.05973411939458</text:p>
              </table:table-cell>
              <table:table-cell office:value-type="float" office:value="1.3827783618914">
                <text:p>1.38277836189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.25">
                <text:p>35.25</text:p>
              </table:table-cell>
              <table:table-cell office:value-type="float" office:value="1.28257300862119">
                <text:p>1.28257300862119</text:p>
              </table:table-cell>
              <table:table-cell office:value-type="float" office:value="1.36709492395582">
                <text:p>1.367094923955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.5">
                <text:p>35.5</text:p>
              </table:table-cell>
              <table:table-cell office:value-type="float" office:value="1.11771769333839">
                <text:p>1.11771769333839</text:p>
              </table:table-cell>
              <table:table-cell office:value-type="float" office:value="1.51711433764389">
                <text:p>1.517114337643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.75">
                <text:p>35.75</text:p>
              </table:table-cell>
              <table:table-cell office:value-type="float" office:value="1.06894682557949">
                <text:p>1.06894682557949</text:p>
              </table:table-cell>
              <table:table-cell office:value-type="float" office:value="1.3868423255589">
                <text:p>1.38684232555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">
                <text:p>36</text:p>
              </table:table-cell>
              <table:table-cell office:value-type="float" office:value="1.11176772736361">
                <text:p>1.11176772736361</text:p>
              </table:table-cell>
              <table:table-cell office:value-type="float" office:value="1.30429417247464">
                <text:p>1.304294172474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6.25">
                <text:p>36.25</text:p>
              </table:table-cell>
              <table:table-cell office:value-type="float" office:value="1.14639357452717">
                <text:p>1.14639357452717</text:p>
              </table:table-cell>
              <table:table-cell office:value-type="float" office:value="1.48497825125494">
                <text:p>1.484978251254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.5">
                <text:p>36.5</text:p>
              </table:table-cell>
              <table:table-cell office:value-type="float" office:value="1.11932462730262">
                <text:p>1.11932462730262</text:p>
              </table:table-cell>
              <table:table-cell office:value-type="float" office:value="1.29730160680006">
                <text:p>1.297301606800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.75">
                <text:p>36.75</text:p>
              </table:table-cell>
              <table:table-cell office:value-type="float" office:value="1.13605538751362">
                <text:p>1.13605538751362</text:p>
              </table:table-cell>
              <table:table-cell office:value-type="float" office:value="1.34013848746251">
                <text:p>1.340138487462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">
                <text:p>37</text:p>
              </table:table-cell>
              <table:table-cell office:value-type="float" office:value="1.06741527511848">
                <text:p>1.06741527511848</text:p>
              </table:table-cell>
              <table:table-cell office:value-type="float" office:value="1.47113694778148">
                <text:p>1.471136947781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.25">
                <text:p>37.25</text:p>
              </table:table-cell>
              <table:table-cell office:value-type="float" office:value="1.10168212733989">
                <text:p>1.10168212733989</text:p>
              </table:table-cell>
              <table:table-cell office:value-type="float" office:value="1.39547816213908">
                <text:p>1.395478162139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.5">
                <text:p>37.5</text:p>
              </table:table-cell>
              <table:table-cell office:value-type="float" office:value="1.03068318676966">
                <text:p>1.03068318676966</text:p>
              </table:table-cell>
              <table:table-cell office:value-type="float" office:value="1.32568942112887">
                <text:p>1.325689421128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.75">
                <text:p>37.75</text:p>
              </table:table-cell>
              <table:table-cell office:value-type="float" office:value="1.07443925788575">
                <text:p>1.07443925788575</text:p>
              </table:table-cell>
              <table:table-cell office:value-type="float" office:value="1.53256825732827">
                <text:p>1.532568257328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8">
                <text:p>38</text:p>
              </table:table-cell>
              <table:table-cell office:value-type="float" office:value="1.21737533055827">
                <text:p>1.21737533055827</text:p>
              </table:table-cell>
              <table:table-cell office:value-type="float" office:value="1.2596048676411">
                <text:p>1.25960486764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8.25">
                <text:p>38.25</text:p>
              </table:table-cell>
              <table:table-cell office:value-type="float" office:value="1.23769161409695">
                <text:p>1.23769161409695</text:p>
              </table:table-cell>
              <table:table-cell office:value-type="float" office:value="1.40644951356627">
                <text:p>1.406449513566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8.5">
                <text:p>38.5</text:p>
              </table:table-cell>
              <table:table-cell office:value-type="float" office:value="1.20220008594702">
                <text:p>1.20220008594702</text:p>
              </table:table-cell>
              <table:table-cell office:value-type="float" office:value="1.342127442824">
                <text:p>1.3421274428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8.75">
                <text:p>38.75</text:p>
              </table:table-cell>
              <table:table-cell office:value-type="float" office:value="1.24865043834706">
                <text:p>1.24865043834706</text:p>
              </table:table-cell>
              <table:table-cell office:value-type="float" office:value="1.21988085919434">
                <text:p>1.219880859194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">
                <text:p>39</text:p>
              </table:table-cell>
              <table:table-cell office:value-type="float" office:value="1.30229784093095">
                <text:p>1.30229784093095</text:p>
              </table:table-cell>
              <table:table-cell office:value-type="float" office:value="1.59845672263992">
                <text:p>1.598456722639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.25">
                <text:p>39.25</text:p>
              </table:table-cell>
              <table:table-cell office:value-type="float" office:value="1.05737222286827">
                <text:p>1.05737222286827</text:p>
              </table:table-cell>
              <table:table-cell office:value-type="float" office:value="1.58395617923243">
                <text:p>1.583956179232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.5">
                <text:p>39.5</text:p>
              </table:table-cell>
              <table:table-cell office:value-type="float" office:value="1.22189676750013">
                <text:p>1.22189676750013</text:p>
              </table:table-cell>
              <table:table-cell office:value-type="float" office:value="1.30138114047453">
                <text:p>1.301381140474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.75">
                <text:p>39.75</text:p>
              </table:table-cell>
              <table:table-cell office:value-type="float" office:value="1.20696654518064">
                <text:p>1.20696654518064</text:p>
              </table:table-cell>
              <table:table-cell office:value-type="float" office:value="1.30304511370393">
                <text:p>1.303045113703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">
                <text:p>40</text:p>
              </table:table-cell>
              <table:table-cell office:value-type="float" office:value="1.42770981443329">
                <text:p>1.42770981443329</text:p>
              </table:table-cell>
              <table:table-cell office:value-type="float" office:value="1.39155172201685">
                <text:p>1.391551722016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.25">
                <text:p>40.25</text:p>
              </table:table-cell>
              <table:table-cell office:value-type="float" office:value="1.13322840412299">
                <text:p>1.13322840412299</text:p>
              </table:table-cell>
              <table:table-cell office:value-type="float" office:value="1.41871569932561">
                <text:p>1.418715699325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.5">
                <text:p>40.5</text:p>
              </table:table-cell>
              <table:table-cell office:value-type="float" office:value="1.18357385961488">
                <text:p>1.18357385961488</text:p>
              </table:table-cell>
              <table:table-cell office:value-type="float" office:value="1.2981781798018">
                <text:p>1.29817817980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.75">
                <text:p>40.75</text:p>
              </table:table-cell>
              <table:table-cell office:value-type="float" office:value="1.29608084287234">
                <text:p>1.29608084287234</text:p>
              </table:table-cell>
              <table:table-cell office:value-type="float" office:value="1.50719090413639">
                <text:p>1.507190904136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1">
                <text:p>41</text:p>
              </table:table-cell>
              <table:table-cell office:value-type="float" office:value="1.18466794812734">
                <text:p>1.18466794812734</text:p>
              </table:table-cell>
              <table:table-cell office:value-type="float" office:value="1.41155242388771">
                <text:p>1.411552423887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.25">
                <text:p>41.25</text:p>
              </table:table-cell>
              <table:table-cell office:value-type="float" office:value="1.22086978678453">
                <text:p>1.22086978678453</text:p>
              </table:table-cell>
              <table:table-cell office:value-type="float" office:value="1.51972991047415">
                <text:p>1.519729910474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1.5">
                <text:p>41.5</text:p>
              </table:table-cell>
              <table:table-cell office:value-type="float" office:value="1.21798000234531">
                <text:p>1.21798000234531</text:p>
              </table:table-cell>
              <table:table-cell office:value-type="float" office:value="1.30425643803637">
                <text:p>1.304256438036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.75">
                <text:p>41.75</text:p>
              </table:table-cell>
              <table:table-cell office:value-type="float" office:value="1.29948758883205">
                <text:p>1.29948758883205</text:p>
              </table:table-cell>
              <table:table-cell office:value-type="float" office:value="1.40424030564586">
                <text:p>1.404240305645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2">
                <text:p>42</text:p>
              </table:table-cell>
              <table:table-cell office:value-type="float" office:value="1.48270335518249">
                <text:p>1.48270335518249</text:p>
              </table:table-cell>
              <table:table-cell office:value-type="float" office:value="1.42932584851128">
                <text:p>1.429325848511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2.25">
                <text:p>42.25</text:p>
              </table:table-cell>
              <table:table-cell office:value-type="float" office:value="1.5027143936173">
                <text:p>1.5027143936173</text:p>
              </table:table-cell>
              <table:table-cell office:value-type="float" office:value="1.47098731555489">
                <text:p>1.470987315554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2.5">
                <text:p>42.5</text:p>
              </table:table-cell>
              <table:table-cell office:value-type="float" office:value="1.35790605868422">
                <text:p>1.35790605868422</text:p>
              </table:table-cell>
              <table:table-cell office:value-type="float" office:value="1.3848014821423">
                <text:p>1.38480148214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.75">
                <text:p>42.75</text:p>
              </table:table-cell>
              <table:table-cell office:value-type="float" office:value="1.50849556675998">
                <text:p>1.50849556675998</text:p>
              </table:table-cell>
              <table:table-cell office:value-type="float" office:value="1.28607008473052">
                <text:p>1.286070084730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3">
                <text:p>43</text:p>
              </table:table-cell>
              <table:table-cell office:value-type="float" office:value="1.39283661049094">
                <text:p>1.39283661049094</text:p>
              </table:table-cell>
              <table:table-cell office:value-type="float" office:value="1.46989763980084">
                <text:p>1.469897639800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3.25">
                <text:p>43.25</text:p>
              </table:table-cell>
              <table:table-cell office:value-type="float" office:value="1.24709782096389">
                <text:p>1.24709782096389</text:p>
              </table:table-cell>
              <table:table-cell office:value-type="float" office:value="1.54670591035433">
                <text:p>1.546705910354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3.5">
                <text:p>43.5</text:p>
              </table:table-cell>
              <table:table-cell office:value-type="float" office:value="1.7223155437906">
                <text:p>1.7223155437906</text:p>
              </table:table-cell>
              <table:table-cell office:value-type="float" office:value="1.44488213713023">
                <text:p>1.444882137130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3.75">
                <text:p>43.75</text:p>
              </table:table-cell>
              <table:table-cell office:value-type="float" office:value="1.60521646600624">
                <text:p>1.60521646600624</text:p>
              </table:table-cell>
              <table:table-cell office:value-type="float" office:value="1.28747686551843">
                <text:p>1.287476865518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4">
                <text:p>44</text:p>
              </table:table-cell>
              <table:table-cell office:value-type="float" office:value="1.9004725542742">
                <text:p>1.9004725542742</text:p>
              </table:table-cell>
              <table:table-cell office:value-type="float" office:value="1.60960784021748">
                <text:p>1.609607840217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4.25">
                <text:p>44.25</text:p>
              </table:table-cell>
              <table:table-cell office:value-type="float" office:value="1.81577069688434">
                <text:p>1.81577069688434</text:p>
              </table:table-cell>
              <table:table-cell office:value-type="float" office:value="1.45997990650779">
                <text:p>1.459979906507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.5">
                <text:p>44.5</text:p>
              </table:table-cell>
              <table:table-cell office:value-type="float" office:value="1.58615030939576">
                <text:p>1.58615030939576</text:p>
              </table:table-cell>
              <table:table-cell office:value-type="float" office:value="1.31714118631711">
                <text:p>1.317141186317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4.75">
                <text:p>44.75</text:p>
              </table:table-cell>
              <table:table-cell office:value-type="float" office:value="1.77473286302576">
                <text:p>1.77473286302576</text:p>
              </table:table-cell>
              <table:table-cell office:value-type="float" office:value="1.34714904830647">
                <text:p>1.347149048306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5">
                <text:p>45</text:p>
              </table:table-cell>
              <table:table-cell office:value-type="float" office:value="1.61414686917303">
                <text:p>1.61414686917303</text:p>
              </table:table-cell>
              <table:table-cell office:value-type="float" office:value="1.48371960897186">
                <text:p>1.483719608971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5.25">
                <text:p>45.25</text:p>
              </table:table-cell>
              <table:table-cell office:value-type="float" office:value="1.85046964250897">
                <text:p>1.85046964250897</text:p>
              </table:table-cell>
              <table:table-cell office:value-type="float" office:value="1.61628207018379">
                <text:p>1.616282070183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5.5">
                <text:p>45.5</text:p>
              </table:table-cell>
              <table:table-cell office:value-type="float" office:value="1.9302484776086">
                <text:p>1.9302484776086</text:p>
              </table:table-cell>
              <table:table-cell office:value-type="float" office:value="1.56133647980125">
                <text:p>1.561336479801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5.75">
                <text:p>45.75</text:p>
              </table:table-cell>
              <table:table-cell office:value-type="float" office:value="1.92955063125893">
                <text:p>1.92955063125893</text:p>
              </table:table-cell>
              <table:table-cell office:value-type="float" office:value="1.56099914069295">
                <text:p>1.560999140692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6">
                <text:p>46</text:p>
              </table:table-cell>
              <table:table-cell office:value-type="float" office:value="1.94060695231272">
                <text:p>1.94060695231272</text:p>
              </table:table-cell>
              <table:table-cell office:value-type="float" office:value="1.46045934221247">
                <text:p>1.460459342212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6.25">
                <text:p>46.25</text:p>
              </table:table-cell>
              <table:table-cell office:value-type="float" office:value="1.6825601004942">
                <text:p>1.6825601004942</text:p>
              </table:table-cell>
              <table:table-cell office:value-type="float" office:value="1.62590078625275">
                <text:p>1.625900786252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6.5">
                <text:p>46.5</text:p>
              </table:table-cell>
              <table:table-cell office:value-type="float" office:value="1.8793138404832">
                <text:p>1.8793138404832</text:p>
              </table:table-cell>
              <table:table-cell office:value-type="float" office:value="1.80019101213696">
                <text:p>1.800191012136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6.75">
                <text:p>46.75</text:p>
              </table:table-cell>
              <table:table-cell office:value-type="float" office:value="1.99128205990576">
                <text:p>1.99128205990576</text:p>
              </table:table-cell>
              <table:table-cell office:value-type="float" office:value="1.5681667872875">
                <text:p>1.56816678728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7">
                <text:p>47</text:p>
              </table:table-cell>
              <table:table-cell office:value-type="float" office:value="2.14946087374632">
                <text:p>2.14946087374632</text:p>
              </table:table-cell>
              <table:table-cell office:value-type="float" office:value="1.70355283444644">
                <text:p>1.703552834446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7.25">
                <text:p>47.25</text:p>
              </table:table-cell>
              <table:table-cell office:value-type="float" office:value="1.84608050130022">
                <text:p>1.84608050130022</text:p>
              </table:table-cell>
              <table:table-cell office:value-type="float" office:value="1.47129918006696">
                <text:p>1.471299180066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7.5">
                <text:p>47.5</text:p>
              </table:table-cell>
              <table:table-cell office:value-type="float" office:value="1.99931452466078">
                <text:p>1.99931452466078</text:p>
              </table:table-cell>
              <table:table-cell office:value-type="float" office:value="1.48142470217221">
                <text:p>1.481424702172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7.75">
                <text:p>47.75</text:p>
              </table:table-cell>
              <table:table-cell office:value-type="float" office:value="2.02861018204357">
                <text:p>2.02861018204357</text:p>
              </table:table-cell>
              <table:table-cell office:value-type="float" office:value="1.71336285900021">
                <text:p>1.713362859000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8">
                <text:p>48</text:p>
              </table:table-cell>
              <table:table-cell office:value-type="float" office:value="1.83807208402111">
                <text:p>1.83807208402111</text:p>
              </table:table-cell>
              <table:table-cell office:value-type="float" office:value="1.72350688069237">
                <text:p>1.723506880692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8.25">
                <text:p>48.25</text:p>
              </table:table-cell>
              <table:table-cell office:value-type="float" office:value="2.15397377307451">
                <text:p>2.15397377307451</text:p>
              </table:table-cell>
              <table:table-cell office:value-type="float" office:value="1.46621504520886">
                <text:p>1.466215045208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8.5">
                <text:p>48.5</text:p>
              </table:table-cell>
              <table:table-cell office:value-type="float" office:value="1.89543394388126">
                <text:p>1.89543394388126</text:p>
              </table:table-cell>
              <table:table-cell office:value-type="float" office:value="1.8246976145985">
                <text:p>1.82469761459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8.75">
                <text:p>48.75</text:p>
              </table:table-cell>
              <table:table-cell office:value-type="float" office:value="1.9599723995061">
                <text:p>1.9599723995061</text:p>
              </table:table-cell>
              <table:table-cell office:value-type="float" office:value="1.67099112232683">
                <text:p>1.670991122326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9">
                <text:p>49</text:p>
              </table:table-cell>
              <table:table-cell office:value-type="float" office:value="2.58015335116224">
                <text:p>2.58015335116224</text:p>
              </table:table-cell>
              <table:table-cell office:value-type="float" office:value="1.72693291185437">
                <text:p>1.726932911854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9.25">
                <text:p>49.25</text:p>
              </table:table-cell>
              <table:table-cell office:value-type="float" office:value="2.22723387801456">
                <text:p>2.22723387801456</text:p>
              </table:table-cell>
              <table:table-cell office:value-type="float" office:value="1.66696864229496">
                <text:p>1.666968642294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9.5">
                <text:p>49.5</text:p>
              </table:table-cell>
              <table:table-cell office:value-type="float" office:value="2.44156886375369">
                <text:p>2.44156886375369</text:p>
              </table:table-cell>
              <table:table-cell office:value-type="float" office:value="1.77020771677631">
                <text:p>1.770207716776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.75">
                <text:p>49.75</text:p>
              </table:table-cell>
              <table:table-cell office:value-type="float" office:value="2.11796360332457">
                <text:p>2.11796360332457</text:p>
              </table:table-cell>
              <table:table-cell office:value-type="float" office:value="1.88542324702557">
                <text:p>1.885423247025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0">
                <text:p>50</text:p>
              </table:table-cell>
              <table:table-cell office:value-type="float" office:value="2.24940446280678">
                <text:p>2.24940446280678</text:p>
              </table:table-cell>
              <table:table-cell office:value-type="float" office:value="1.81636518587562">
                <text:p>1.816365185875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0.25">
                <text:p>50.25</text:p>
              </table:table-cell>
              <table:table-cell office:value-type="float" office:value="2.82516569110507">
                <text:p>2.82516569110507</text:p>
              </table:table-cell>
              <table:table-cell office:value-type="float" office:value="1.6279488422545">
                <text:p>1.62794884225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.5">
                <text:p>50.5</text:p>
              </table:table-cell>
              <table:table-cell office:value-type="float" office:value="2.28079755716959">
                <text:p>2.28079755716959</text:p>
              </table:table-cell>
              <table:table-cell office:value-type="float" office:value="1.79269101734314">
                <text:p>1.792691017343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.75">
                <text:p>50.75</text:p>
              </table:table-cell>
              <table:table-cell office:value-type="float" office:value="2.40938188034417">
                <text:p>2.40938188034417</text:p>
              </table:table-cell>
              <table:table-cell office:value-type="float" office:value="1.75812918833328">
                <text:p>1.758129188333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1">
                <text:p>51</text:p>
              </table:table-cell>
              <table:table-cell office:value-type="float" office:value="2.77968728221108">
                <text:p>2.77968728221108</text:p>
              </table:table-cell>
              <table:table-cell office:value-type="float" office:value="1.85564416036939">
                <text:p>1.855644160369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1.25">
                <text:p>51.25</text:p>
              </table:table-cell>
              <table:table-cell office:value-type="float" office:value="2.6337333983518">
                <text:p>2.6337333983518</text:p>
              </table:table-cell>
              <table:table-cell office:value-type="float" office:value="1.61172649565946">
                <text:p>1.611726495659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1.5">
                <text:p>51.5</text:p>
              </table:table-cell>
              <table:table-cell office:value-type="float" office:value="2.72076741278195">
                <text:p>2.72076741278195</text:p>
              </table:table-cell>
              <table:table-cell office:value-type="float" office:value="1.77450334716689">
                <text:p>1.7745033471668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1.75">
                <text:p>51.75</text:p>
              </table:table-cell>
              <table:table-cell office:value-type="float" office:value="3.02948390598529">
                <text:p>3.02948390598529</text:p>
              </table:table-cell>
              <table:table-cell office:value-type="float" office:value="1.70442252305439">
                <text:p>1.7044225230543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2">
                <text:p>52</text:p>
              </table:table-cell>
              <table:table-cell office:value-type="float" office:value="2.69313303488184">
                <text:p>2.69313303488184</text:p>
              </table:table-cell>
              <table:table-cell office:value-type="float" office:value="1.89839153883122">
                <text:p>1.898391538831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2.25">
                <text:p>52.25</text:p>
              </table:table-cell>
              <table:table-cell office:value-type="float" office:value="2.95561647508017">
                <text:p>2.95561647508017</text:p>
              </table:table-cell>
              <table:table-cell office:value-type="float" office:value="2.04294320050854">
                <text:p>2.0429432005085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2.5">
                <text:p>52.5</text:p>
              </table:table-cell>
              <table:table-cell office:value-type="float" office:value="2.98590260026956">
                <text:p>2.98590260026956</text:p>
              </table:table-cell>
              <table:table-cell office:value-type="float" office:value="1.83070968968746">
                <text:p>1.8307096896874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2.75">
                <text:p>52.75</text:p>
              </table:table-cell>
              <table:table-cell office:value-type="float" office:value="3.32070086029331">
                <text:p>3.32070086029331</text:p>
              </table:table-cell>
              <table:table-cell office:value-type="float" office:value="1.87337868878162">
                <text:p>1.873378688781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3">
                <text:p>53</text:p>
              </table:table-cell>
              <table:table-cell office:value-type="float" office:value="2.96834375190894">
                <text:p>2.96834375190894</text:p>
              </table:table-cell>
              <table:table-cell office:value-type="float" office:value="1.84852758675656">
                <text:p>1.848527586756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3.25">
                <text:p>53.25</text:p>
              </table:table-cell>
              <table:table-cell office:value-type="float" office:value="3.5585380459955">
                <text:p>3.5585380459955</text:p>
              </table:table-cell>
              <table:table-cell office:value-type="float" office:value="1.88551151527518">
                <text:p>1.885511515275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3.5">
                <text:p>53.5</text:p>
              </table:table-cell>
              <table:table-cell office:value-type="float" office:value="3.23883071808518">
                <text:p>3.23883071808518</text:p>
              </table:table-cell>
              <table:table-cell office:value-type="float" office:value="2.03265999689742">
                <text:p>2.032659996897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3.75">
                <text:p>53.75</text:p>
              </table:table-cell>
              <table:table-cell office:value-type="float" office:value="3.37888668718344">
                <text:p>3.37888668718344</text:p>
              </table:table-cell>
              <table:table-cell office:value-type="float" office:value="1.75167686018951">
                <text:p>1.7516768601895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4">
                <text:p>54</text:p>
              </table:table-cell>
              <table:table-cell office:value-type="float" office:value="3.45926888090463">
                <text:p>3.45926888090463</text:p>
              </table:table-cell>
              <table:table-cell office:value-type="float" office:value="1.88304158109113">
                <text:p>1.883041581091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4.25">
                <text:p>54.25</text:p>
              </table:table-cell>
              <table:table-cell office:value-type="float" office:value="4.36586440091502">
                <text:p>4.36586440091502</text:p>
              </table:table-cell>
              <table:table-cell office:value-type="float" office:value="1.93727464059095">
                <text:p>1.9372746405909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4.5">
                <text:p>54.5</text:p>
              </table:table-cell>
              <table:table-cell office:value-type="float" office:value="4.49695064281545">
                <text:p>4.49695064281545</text:p>
              </table:table-cell>
              <table:table-cell office:value-type="float" office:value="1.88779198877609">
                <text:p>1.8877919887760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4.75">
                <text:p>54.75</text:p>
              </table:table-cell>
              <table:table-cell office:value-type="float" office:value="4.12707319713955">
                <text:p>4.12707319713955</text:p>
              </table:table-cell>
              <table:table-cell office:value-type="float" office:value="2.0314900897078">
                <text:p>2.03149008970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5">
                <text:p>55</text:p>
              </table:table-cell>
              <table:table-cell office:value-type="float" office:value="3.29821409596454">
                <text:p>3.29821409596454</text:p>
              </table:table-cell>
              <table:table-cell office:value-type="float" office:value="1.86828290500314">
                <text:p>1.868282905003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5.25">
                <text:p>55.25</text:p>
              </table:table-cell>
              <table:table-cell office:value-type="float" office:value="3.6206283233775">
                <text:p>3.6206283233775</text:p>
              </table:table-cell>
              <table:table-cell office:value-type="float" office:value="1.89710252077942">
                <text:p>1.8971025207794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5.5">
                <text:p>55.5</text:p>
              </table:table-cell>
              <table:table-cell office:value-type="float" office:value="3.47491723371659">
                <text:p>3.47491723371659</text:p>
              </table:table-cell>
              <table:table-cell office:value-type="float" office:value="2.05567894664159">
                <text:p>2.055678946641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5.75">
                <text:p>55.75</text:p>
              </table:table-cell>
              <table:table-cell office:value-type="float" office:value="3.35569419265013">
                <text:p>3.35569419265013</text:p>
              </table:table-cell>
              <table:table-cell office:value-type="float" office:value="1.92388225302351">
                <text:p>1.923882253023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6">
                <text:p>56</text:p>
              </table:table-cell>
              <table:table-cell office:value-type="float" office:value="3.80030286481765">
                <text:p>3.80030286481765</text:p>
              </table:table-cell>
              <table:table-cell office:value-type="float" office:value="1.91729536848007">
                <text:p>1.9172953684800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6.25">
                <text:p>56.25</text:p>
              </table:table-cell>
              <table:table-cell office:value-type="float" office:value="4.92239026477314">
                <text:p>4.92239026477314</text:p>
              </table:table-cell>
              <table:table-cell office:value-type="float" office:value="2.15757546469682">
                <text:p>2.157575464696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6.5">
                <text:p>56.5</text:p>
              </table:table-cell>
              <table:table-cell office:value-type="float" office:value="3.2732774466976">
                <text:p>3.2732774466976</text:p>
              </table:table-cell>
              <table:table-cell office:value-type="float" office:value="1.84694616536276">
                <text:p>1.8469461653627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6.75">
                <text:p>56.75</text:p>
              </table:table-cell>
              <table:table-cell office:value-type="float" office:value="3.8067793624604">
                <text:p>3.8067793624604</text:p>
              </table:table-cell>
              <table:table-cell office:value-type="float" office:value="2.24664798176456">
                <text:p>2.246647981764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7">
                <text:p>57</text:p>
              </table:table-cell>
              <table:table-cell office:value-type="float" office:value="3.85879531401473">
                <text:p>3.85879531401473</text:p>
              </table:table-cell>
              <table:table-cell office:value-type="float" office:value="1.8985264495439">
                <text:p>1.89852644954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7.25">
                <text:p>57.25</text:p>
              </table:table-cell>
              <table:table-cell office:value-type="float" office:value="3.50457702125346">
                <text:p>3.50457702125346</text:p>
              </table:table-cell>
              <table:table-cell office:value-type="float" office:value="2.13043922709086">
                <text:p>2.1304392270908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7.5">
                <text:p>57.5</text:p>
              </table:table-cell>
              <table:table-cell office:value-type="float" office:value="3.97297647689291">
                <text:p>3.97297647689291</text:p>
              </table:table-cell>
              <table:table-cell office:value-type="float" office:value="1.99858780218462">
                <text:p>1.998587802184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7.75">
                <text:p>57.75</text:p>
              </table:table-cell>
              <table:table-cell office:value-type="float" office:value="4.62559473069889">
                <text:p>4.62559473069889</text:p>
              </table:table-cell>
              <table:table-cell office:value-type="float" office:value="2.10284528094836">
                <text:p>2.102845280948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8">
                <text:p>58</text:p>
              </table:table-cell>
              <table:table-cell office:value-type="float" office:value="3.79907737242334">
                <text:p>3.79907737242334</text:p>
              </table:table-cell>
              <table:table-cell office:value-type="float" office:value="2.39031741325342">
                <text:p>2.390317413253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8.25">
                <text:p>58.25</text:p>
              </table:table-cell>
              <table:table-cell office:value-type="float" office:value="4.39919799614081">
                <text:p>4.39919799614081</text:p>
              </table:table-cell>
              <table:table-cell office:value-type="float" office:value="2.19767908890486">
                <text:p>2.1976790889048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8.5">
                <text:p>58.5</text:p>
              </table:table-cell>
              <table:table-cell office:value-type="float" office:value="4.78365280363406">
                <text:p>4.78365280363406</text:p>
              </table:table-cell>
              <table:table-cell office:value-type="float" office:value="2.25967662010174">
                <text:p>2.259676620101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8.75">
                <text:p>58.75</text:p>
              </table:table-cell>
              <table:table-cell office:value-type="float" office:value="4.36696866378266">
                <text:p>4.36696866378266</text:p>
              </table:table-cell>
              <table:table-cell office:value-type="float" office:value="2.16407859996879">
                <text:p>2.1640785999687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9">
                <text:p>59</text:p>
              </table:table-cell>
              <table:table-cell office:value-type="float" office:value="4.09433465498583">
                <text:p>4.09433465498583</text:p>
              </table:table-cell>
              <table:table-cell office:value-type="float" office:value="2.06642785495905">
                <text:p>2.066427854959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9.25">
                <text:p>59.25</text:p>
              </table:table-cell>
              <table:table-cell office:value-type="float" office:value="4.44691558363562">
                <text:p>4.44691558363562</text:p>
              </table:table-cell>
              <table:table-cell office:value-type="float" office:value="2.20114309577369">
                <text:p>2.201143095773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9.5">
                <text:p>59.5</text:p>
              </table:table-cell>
              <table:table-cell office:value-type="float" office:value="3.60629901939338">
                <text:p>3.60629901939338</text:p>
              </table:table-cell>
              <table:table-cell office:value-type="float" office:value="2.15248183883771">
                <text:p>2.1524818388377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9.75">
                <text:p>59.75</text:p>
              </table:table-cell>
              <table:table-cell office:value-type="float" office:value="3.50790358735395">
                <text:p>3.50790358735395</text:p>
              </table:table-cell>
              <table:table-cell office:value-type="float" office:value="2.20840195833715">
                <text:p>2.208401958337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0">
                <text:p>60</text:p>
              </table:table-cell>
              <table:table-cell office:value-type="float" office:value="3.65378096690841">
                <text:p>3.65378096690841</text:p>
              </table:table-cell>
              <table:table-cell office:value-type="float" office:value="2.23522621956734">
                <text:p>2.235226219567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0.25">
                <text:p>60.25</text:p>
              </table:table-cell>
              <table:table-cell office:value-type="float" office:value="4.47454937231672">
                <text:p>4.47454937231672</text:p>
              </table:table-cell>
              <table:table-cell office:value-type="float" office:value="2.00916782842976">
                <text:p>2.009167828429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0.5">
                <text:p>60.5</text:p>
              </table:table-cell>
              <table:table-cell office:value-type="float" office:value="4.28873414377456">
                <text:p>4.28873414377456</text:p>
              </table:table-cell>
              <table:table-cell office:value-type="float" office:value="2.14786019905774">
                <text:p>2.1478601990577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0.75">
                <text:p>60.75</text:p>
              </table:table-cell>
              <table:table-cell office:value-type="float" office:value="3.97429311520448">
                <text:p>3.97429311520448</text:p>
              </table:table-cell>
              <table:table-cell office:value-type="float" office:value="2.32967228242835">
                <text:p>2.3296722824283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1">
                <text:p>61</text:p>
              </table:table-cell>
              <table:table-cell office:value-type="float" office:value="3.91808008100022">
                <text:p>3.91808008100022</text:p>
              </table:table-cell>
              <table:table-cell office:value-type="float" office:value="2.37805643472302">
                <text:p>2.378056434723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1.25">
                <text:p>61.25</text:p>
              </table:table-cell>
              <table:table-cell office:value-type="float" office:value="4.32712899974668">
                <text:p>4.32712899974668</text:p>
              </table:table-cell>
              <table:table-cell office:value-type="float" office:value="2.08546475950946">
                <text:p>2.085464759509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1.5">
                <text:p>61.5</text:p>
              </table:table-cell>
              <table:table-cell office:value-type="float" office:value="4.60461939431528">
                <text:p>4.60461939431528</text:p>
              </table:table-cell>
              <table:table-cell office:value-type="float" office:value="2.16376768938948">
                <text:p>2.1637676893894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1.75">
                <text:p>61.75</text:p>
              </table:table-cell>
              <table:table-cell office:value-type="float" office:value="5.0416025652344">
                <text:p>5.0416025652344</text:p>
              </table:table-cell>
              <table:table-cell office:value-type="float" office:value="2.40567640105739">
                <text:p>2.405676401057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2">
                <text:p>62</text:p>
              </table:table-cell>
              <table:table-cell office:value-type="float" office:value="4.25635827974643">
                <text:p>4.25635827974643</text:p>
              </table:table-cell>
              <table:table-cell office:value-type="float" office:value="2.37193070036224">
                <text:p>2.3719307003622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2.25">
                <text:p>62.25</text:p>
              </table:table-cell>
              <table:table-cell office:value-type="float" office:value="4.19422121836923">
                <text:p>4.19422121836923</text:p>
              </table:table-cell>
              <table:table-cell office:value-type="float" office:value="2.53071876402057">
                <text:p>2.530718764020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2.5">
                <text:p>62.5</text:p>
              </table:table-cell>
              <table:table-cell office:value-type="float" office:value="4.55777074273669">
                <text:p>4.55777074273669</text:p>
              </table:table-cell>
              <table:table-cell office:value-type="float" office:value="2.6753073402324">
                <text:p>2.67530734023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2.75">
                <text:p>62.75</text:p>
              </table:table-cell>
              <table:table-cell office:value-type="float" office:value="4.24872085604816">
                <text:p>4.24872085604816</text:p>
              </table:table-cell>
              <table:table-cell office:value-type="float" office:value="2.23737356238806">
                <text:p>2.237373562388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3">
                <text:p>63</text:p>
              </table:table-cell>
              <table:table-cell office:value-type="float" office:value="3.90788849019047">
                <text:p>3.90788849019047</text:p>
              </table:table-cell>
              <table:table-cell office:value-type="float" office:value="2.21066885737979">
                <text:p>2.2106688573797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3.25">
                <text:p>63.25</text:p>
              </table:table-cell>
              <table:table-cell office:value-type="float" office:value="4.46868084291269">
                <text:p>4.46868084291269</text:p>
              </table:table-cell>
              <table:table-cell office:value-type="float" office:value="2.39133938714753">
                <text:p>2.3913393871475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3.5">
                <text:p>63.5</text:p>
              </table:table-cell>
              <table:table-cell office:value-type="float" office:value="4.89300485558794">
                <text:p>4.89300485558794</text:p>
              </table:table-cell>
              <table:table-cell office:value-type="float" office:value="2.33504100356596">
                <text:p>2.335041003565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3.75">
                <text:p>63.75</text:p>
              </table:table-cell>
              <table:table-cell office:value-type="float" office:value="4.03626487296553">
                <text:p>4.03626487296553</text:p>
              </table:table-cell>
              <table:table-cell office:value-type="float" office:value="2.40161515566671">
                <text:p>2.4016151556667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4">
                <text:p>64</text:p>
              </table:table-cell>
              <table:table-cell office:value-type="float" office:value="4.57999436385862">
                <text:p>4.57999436385862</text:p>
              </table:table-cell>
              <table:table-cell office:value-type="float" office:value="2.48077798104896">
                <text:p>2.480777981048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4.25">
                <text:p>64.25</text:p>
              </table:table-cell>
              <table:table-cell office:value-type="float" office:value="5.15249778269982">
                <text:p>5.15249778269982</text:p>
              </table:table-cell>
              <table:table-cell office:value-type="float" office:value="2.40466954577535">
                <text:p>2.4046695457753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4.5">
                <text:p>64.5</text:p>
              </table:table-cell>
              <table:table-cell office:value-type="float" office:value="4.36545469228031">
                <text:p>4.36545469228031</text:p>
              </table:table-cell>
              <table:table-cell office:value-type="float" office:value="2.44661455025217">
                <text:p>2.446614550252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4.75">
                <text:p>64.75</text:p>
              </table:table-cell>
              <table:table-cell office:value-type="float" office:value="4.12006629466765">
                <text:p>4.12006629466765</text:p>
              </table:table-cell>
              <table:table-cell office:value-type="float" office:value="2.86375853333551">
                <text:p>2.8637585333355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5">
                <text:p>65</text:p>
              </table:table-cell>
              <table:table-cell office:value-type="float" office:value="4.29047701166795">
                <text:p>4.29047701166795</text:p>
              </table:table-cell>
              <table:table-cell office:value-type="float" office:value="2.4555243706809">
                <text:p>2.455524370680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5.25">
                <text:p>65.25</text:p>
              </table:table-cell>
              <table:table-cell office:value-type="float" office:value="4.08473750548147">
                <text:p>4.08473750548147</text:p>
              </table:table-cell>
              <table:table-cell office:value-type="float" office:value="2.52776090348549">
                <text:p>2.5277609034854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5.5">
                <text:p>65.5</text:p>
              </table:table-cell>
              <table:table-cell office:value-type="float" office:value="3.9785603551532">
                <text:p>3.9785603551532</text:p>
              </table:table-cell>
              <table:table-cell office:value-type="float" office:value="2.48046520817426">
                <text:p>2.480465208174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5.75">
                <text:p>65.75</text:p>
              </table:table-cell>
              <table:table-cell office:value-type="float" office:value="4.38806948594217">
                <text:p>4.38806948594217</text:p>
              </table:table-cell>
              <table:table-cell office:value-type="float" office:value="2.77470662237596">
                <text:p>2.7747066223759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6">
                <text:p>66</text:p>
              </table:table-cell>
              <table:table-cell office:value-type="float" office:value="4.21978172382641">
                <text:p>4.21978172382641</text:p>
              </table:table-cell>
              <table:table-cell office:value-type="float" office:value="2.40083188410762">
                <text:p>2.4008318841076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6.25">
                <text:p>66.25</text:p>
              </table:table-cell>
              <table:table-cell office:value-type="float" office:value="4.47844488522943">
                <text:p>4.47844488522943</text:p>
              </table:table-cell>
              <table:table-cell office:value-type="float" office:value="2.67054892803495">
                <text:p>2.6705489280349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6.5">
                <text:p>66.5</text:p>
              </table:table-cell>
              <table:table-cell office:value-type="float" office:value="4.01568538785214">
                <text:p>4.01568538785214</text:p>
              </table:table-cell>
              <table:table-cell office:value-type="float" office:value="2.77212043195008">
                <text:p>2.7721204319500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6.75">
                <text:p>66.75</text:p>
              </table:table-cell>
              <table:table-cell office:value-type="float" office:value="4.22731487953026">
                <text:p>4.22731487953026</text:p>
              </table:table-cell>
              <table:table-cell office:value-type="float" office:value="2.54673140064209">
                <text:p>2.5467314006420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7">
                <text:p>67</text:p>
              </table:table-cell>
              <table:table-cell office:value-type="float" office:value="3.83529089918851">
                <text:p>3.83529089918851</text:p>
              </table:table-cell>
              <table:table-cell office:value-type="float" office:value="2.84878672252283">
                <text:p>2.8487867225228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7.25">
                <text:p>67.25</text:p>
              </table:table-cell>
              <table:table-cell office:value-type="float" office:value="3.90213851603052">
                <text:p>3.90213851603052</text:p>
              </table:table-cell>
              <table:table-cell office:value-type="float" office:value="2.4364409484284">
                <text:p>2.436440948428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7.5">
                <text:p>67.5</text:p>
              </table:table-cell>
              <table:table-cell office:value-type="float" office:value="4.22448917410873">
                <text:p>4.22448917410873</text:p>
              </table:table-cell>
              <table:table-cell office:value-type="float" office:value="2.53059495716135">
                <text:p>2.5305949571613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7.75">
                <text:p>67.75</text:p>
              </table:table-cell>
              <table:table-cell office:value-type="float" office:value="4.04834271952468">
                <text:p>4.04834271952468</text:p>
              </table:table-cell>
              <table:table-cell office:value-type="float" office:value="2.59401360068363">
                <text:p>2.594013600683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8">
                <text:p>68</text:p>
              </table:table-cell>
              <table:table-cell office:value-type="float" office:value="4.17718650291651">
                <text:p>4.17718650291651</text:p>
              </table:table-cell>
              <table:table-cell office:value-type="float" office:value="2.51005568396501">
                <text:p>2.510055683965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8.25">
                <text:p>68.25</text:p>
              </table:table-cell>
              <table:table-cell office:value-type="float" office:value="3.80058921618171">
                <text:p>3.80058921618171</text:p>
              </table:table-cell>
              <table:table-cell office:value-type="float" office:value="2.60278011323746">
                <text:p>2.6027801132374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8.5">
                <text:p>68.5</text:p>
              </table:table-cell>
              <table:table-cell office:value-type="float" office:value="3.95663730235535">
                <text:p>3.95663730235535</text:p>
              </table:table-cell>
              <table:table-cell office:value-type="float" office:value="2.76012034679442">
                <text:p>2.7601203467944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8.75">
                <text:p>68.75</text:p>
              </table:table-cell>
              <table:table-cell office:value-type="float" office:value="3.92447696477925">
                <text:p>3.92447696477925</text:p>
              </table:table-cell>
              <table:table-cell office:value-type="float" office:value="2.55034926039549">
                <text:p>2.5503492603954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9">
                <text:p>69</text:p>
              </table:table-cell>
              <table:table-cell office:value-type="float" office:value="4.41438959454402">
                <text:p>4.41438959454402</text:p>
              </table:table-cell>
              <table:table-cell office:value-type="float" office:value="2.84188497938228">
                <text:p>2.841884979382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9.25">
                <text:p>69.25</text:p>
              </table:table-cell>
              <table:table-cell office:value-type="float" office:value="3.63547267114271">
                <text:p>3.63547267114271</text:p>
              </table:table-cell>
              <table:table-cell office:value-type="float" office:value="2.54061124768611">
                <text:p>2.5406112476861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9.5">
                <text:p>69.5</text:p>
              </table:table-cell>
              <table:table-cell office:value-type="float" office:value="4.02423689826823">
                <text:p>4.02423689826823</text:p>
              </table:table-cell>
              <table:table-cell office:value-type="float" office:value="2.74352362355957">
                <text:p>2.7435236235595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9.75">
                <text:p>69.75</text:p>
              </table:table-cell>
              <table:table-cell office:value-type="float" office:value="4.02896268461194">
                <text:p>4.02896268461194</text:p>
              </table:table-cell>
              <table:table-cell office:value-type="float" office:value="2.82263380118042">
                <text:p>2.822633801180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0">
                <text:p>70</text:p>
              </table:table-cell>
              <table:table-cell office:value-type="float" office:value="3.99850055962326">
                <text:p>3.99850055962326</text:p>
              </table:table-cell>
              <table:table-cell office:value-type="float" office:value="2.82519283257232">
                <text:p>2.8251928325723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0.25">
                <text:p>70.25</text:p>
              </table:table-cell>
              <table:table-cell office:value-type="float" office:value="3.88740331322713">
                <text:p>3.88740331322713</text:p>
              </table:table-cell>
              <table:table-cell office:value-type="float" office:value="2.43912518688587">
                <text:p>2.4391251868858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0.5">
                <text:p>70.5</text:p>
              </table:table-cell>
              <table:table-cell office:value-type="float" office:value="3.97551645447688">
                <text:p>3.97551645447688</text:p>
              </table:table-cell>
              <table:table-cell office:value-type="float" office:value="2.9138399098547">
                <text:p>2.913839909854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0.75">
                <text:p>70.75</text:p>
              </table:table-cell>
              <table:table-cell office:value-type="float" office:value="3.65793192378767">
                <text:p>3.65793192378767</text:p>
              </table:table-cell>
              <table:table-cell office:value-type="float" office:value="2.92327337366725">
                <text:p>2.923273373667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1">
                <text:p>71</text:p>
              </table:table-cell>
              <table:table-cell office:value-type="float" office:value="3.23019664280577">
                <text:p>3.23019664280577</text:p>
              </table:table-cell>
              <table:table-cell office:value-type="float" office:value="2.65864142053906">
                <text:p>2.6586414205390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1.25">
                <text:p>71.25</text:p>
              </table:table-cell>
              <table:table-cell office:value-type="float" office:value="3.64813348497382">
                <text:p>3.64813348497382</text:p>
              </table:table-cell>
              <table:table-cell office:value-type="float" office:value="2.74342480181682">
                <text:p>2.7434248018168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1.5">
                <text:p>71.5</text:p>
              </table:table-cell>
              <table:table-cell office:value-type="float" office:value="3.14858073361242">
                <text:p>3.14858073361242</text:p>
              </table:table-cell>
              <table:table-cell office:value-type="float" office:value="2.81078214773842">
                <text:p>2.8107821477384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1.75">
                <text:p>71.75</text:p>
              </table:table-cell>
              <table:table-cell office:value-type="float" office:value="3.60960125644317">
                <text:p>3.60960125644317</text:p>
              </table:table-cell>
              <table:table-cell office:value-type="float" office:value="2.79406550145985">
                <text:p>2.794065501459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2">
                <text:p>72</text:p>
              </table:table-cell>
              <table:table-cell office:value-type="float" office:value="3.79290879938482">
                <text:p>3.79290879938482</text:p>
              </table:table-cell>
              <table:table-cell office:value-type="float" office:value="2.72862215140167">
                <text:p>2.728622151401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2.25">
                <text:p>72.25</text:p>
              </table:table-cell>
              <table:table-cell office:value-type="float" office:value="3.34276075900546">
                <text:p>3.34276075900546</text:p>
              </table:table-cell>
              <table:table-cell office:value-type="float" office:value="2.67267376485906">
                <text:p>2.6726737648590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2.5">
                <text:p>72.5</text:p>
              </table:table-cell>
              <table:table-cell office:value-type="float" office:value="3.93067397145632">
                <text:p>3.93067397145632</text:p>
              </table:table-cell>
              <table:table-cell office:value-type="float" office:value="2.91366427590841">
                <text:p>2.9136642759084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2.75">
                <text:p>72.75</text:p>
              </table:table-cell>
              <table:table-cell office:value-type="float" office:value="3.64496644883788">
                <text:p>3.64496644883788</text:p>
              </table:table-cell>
              <table:table-cell office:value-type="float" office:value="2.96660083124456">
                <text:p>2.9666008312445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3">
                <text:p>73</text:p>
              </table:table-cell>
              <table:table-cell office:value-type="float" office:value="3.62818327669028">
                <text:p>3.62818327669028</text:p>
              </table:table-cell>
              <table:table-cell office:value-type="float" office:value="2.7058561436651">
                <text:p>2.705856143665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3.25">
                <text:p>73.25</text:p>
              </table:table-cell>
              <table:table-cell office:value-type="float" office:value="3.45705910129814">
                <text:p>3.45705910129814</text:p>
              </table:table-cell>
              <table:table-cell office:value-type="float" office:value="3.04112704560495">
                <text:p>3.0411270456049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3.5">
                <text:p>73.5</text:p>
              </table:table-cell>
              <table:table-cell office:value-type="float" office:value="3.47570234075315">
                <text:p>3.47570234075315</text:p>
              </table:table-cell>
              <table:table-cell office:value-type="float" office:value="2.52152141950501">
                <text:p>2.521521419505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3.75">
                <text:p>73.75</text:p>
              </table:table-cell>
              <table:table-cell office:value-type="float" office:value="3.42884998002539">
                <text:p>3.42884998002539</text:p>
              </table:table-cell>
              <table:table-cell office:value-type="float" office:value="3.21038468536906">
                <text:p>3.2103846853690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4">
                <text:p>74</text:p>
              </table:table-cell>
              <table:table-cell office:value-type="float" office:value="3.4898787343103">
                <text:p>3.4898787343103</text:p>
              </table:table-cell>
              <table:table-cell office:value-type="float" office:value="2.95617085327521">
                <text:p>2.9561708532752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4.25">
                <text:p>74.25</text:p>
              </table:table-cell>
              <table:table-cell office:value-type="float" office:value="3.55987099161219">
                <text:p>3.55987099161219</text:p>
              </table:table-cell>
              <table:table-cell office:value-type="float" office:value="2.68346395542337">
                <text:p>2.6834639554233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4.5">
                <text:p>74.5</text:p>
              </table:table-cell>
              <table:table-cell office:value-type="float" office:value="3.36156111420005">
                <text:p>3.36156111420005</text:p>
              </table:table-cell>
              <table:table-cell office:value-type="float" office:value="2.57868759436246">
                <text:p>2.578687594362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4.75">
                <text:p>74.75</text:p>
              </table:table-cell>
              <table:table-cell office:value-type="float" office:value="3.29510139435142">
                <text:p>3.29510139435142</text:p>
              </table:table-cell>
              <table:table-cell office:value-type="float" office:value="2.87255730369995">
                <text:p>2.8725573036999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5">
                <text:p>75</text:p>
              </table:table-cell>
              <table:table-cell office:value-type="float" office:value="3.15582655658213">
                <text:p>3.15582655658213</text:p>
              </table:table-cell>
              <table:table-cell office:value-type="float" office:value="2.76153997174024">
                <text:p>2.761539971740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5.25">
                <text:p>75.25</text:p>
              </table:table-cell>
              <table:table-cell office:value-type="float" office:value="3.30825961867867">
                <text:p>3.30825961867867</text:p>
              </table:table-cell>
              <table:table-cell office:value-type="float" office:value="2.84747688570113">
                <text:p>2.8474768857011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5.5">
                <text:p>75.5</text:p>
              </table:table-cell>
              <table:table-cell office:value-type="float" office:value="3.45082640134733">
                <text:p>3.45082640134733</text:p>
              </table:table-cell>
              <table:table-cell office:value-type="float" office:value="2.60843268163454">
                <text:p>2.6084326816345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5.75">
                <text:p>75.75</text:p>
              </table:table-cell>
              <table:table-cell office:value-type="float" office:value="3.0382104563873">
                <text:p>3.0382104563873</text:p>
              </table:table-cell>
              <table:table-cell office:value-type="float" office:value="3.09110387780941">
                <text:p>3.0911038778094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6">
                <text:p>76</text:p>
              </table:table-cell>
              <table:table-cell office:value-type="float" office:value="3.53702936063547">
                <text:p>3.53702936063547</text:p>
              </table:table-cell>
              <table:table-cell office:value-type="float" office:value="2.77126706682734">
                <text:p>2.7712670668273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6.25">
                <text:p>76.25</text:p>
              </table:table-cell>
              <table:table-cell office:value-type="float" office:value="3.30977436792402">
                <text:p>3.30977436792402</text:p>
              </table:table-cell>
              <table:table-cell office:value-type="float" office:value="2.77616112142703">
                <text:p>2.7761611214270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6.5">
                <text:p>76.5</text:p>
              </table:table-cell>
              <table:table-cell office:value-type="float" office:value="3.56037687465283">
                <text:p>3.56037687465283</text:p>
              </table:table-cell>
              <table:table-cell office:value-type="float" office:value="3.12527400934159">
                <text:p>3.1252740093415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6.75">
                <text:p>76.75</text:p>
              </table:table-cell>
              <table:table-cell office:value-type="float" office:value="3.14738768386667">
                <text:p>3.14738768386667</text:p>
              </table:table-cell>
              <table:table-cell office:value-type="float" office:value="3.42279916053483">
                <text:p>3.4227991605348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7">
                <text:p>77</text:p>
              </table:table-cell>
              <table:table-cell office:value-type="float" office:value="3.08719657560595">
                <text:p>3.08719657560595</text:p>
              </table:table-cell>
              <table:table-cell office:value-type="float" office:value="2.64263866204356">
                <text:p>2.6426386620435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7.25">
                <text:p>77.25</text:p>
              </table:table-cell>
              <table:table-cell office:value-type="float" office:value="3.31294065759279">
                <text:p>3.31294065759279</text:p>
              </table:table-cell>
              <table:table-cell office:value-type="float" office:value="3.04721995337565">
                <text:p>3.0472199533756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7.5">
                <text:p>77.5</text:p>
              </table:table-cell>
              <table:table-cell office:value-type="float" office:value="3.03833861649491">
                <text:p>3.03833861649491</text:p>
              </table:table-cell>
              <table:table-cell office:value-type="float" office:value="2.90106719679889">
                <text:p>2.9010671967988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7.75">
                <text:p>77.75</text:p>
              </table:table-cell>
              <table:table-cell office:value-type="float" office:value="3.0951782144149">
                <text:p>3.0951782144149</text:p>
              </table:table-cell>
              <table:table-cell office:value-type="float" office:value="2.6888259439426">
                <text:p>2.688825943942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8">
                <text:p>78</text:p>
              </table:table-cell>
              <table:table-cell office:value-type="float" office:value="3.12862637028748">
                <text:p>3.12862637028748</text:p>
              </table:table-cell>
              <table:table-cell office:value-type="float" office:value="2.9380864366455">
                <text:p>2.938086436645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8.25">
                <text:p>78.25</text:p>
              </table:table-cell>
              <table:table-cell office:value-type="float" office:value="3.24399827448441">
                <text:p>3.24399827448441</text:p>
              </table:table-cell>
              <table:table-cell office:value-type="float" office:value="3.07862707095333">
                <text:p>3.078627070953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8.5">
                <text:p>78.5</text:p>
              </table:table-cell>
              <table:table-cell office:value-type="float" office:value="3.18381761942394">
                <text:p>3.18381761942394</text:p>
              </table:table-cell>
              <table:table-cell office:value-type="float" office:value="2.82520887954611">
                <text:p>2.8252088795461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8.75">
                <text:p>78.75</text:p>
              </table:table-cell>
              <table:table-cell office:value-type="float" office:value="3.20813413354131">
                <text:p>3.20813413354131</text:p>
              </table:table-cell>
              <table:table-cell office:value-type="float" office:value="2.80410294460359">
                <text:p>2.8041029446035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9">
                <text:p>79</text:p>
              </table:table-cell>
              <table:table-cell office:value-type="float" office:value="3.67082323700149">
                <text:p>3.67082323700149</text:p>
              </table:table-cell>
              <table:table-cell office:value-type="float" office:value="2.80699282392532">
                <text:p>2.8069928239253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9.25">
                <text:p>79.25</text:p>
              </table:table-cell>
              <table:table-cell office:value-type="float" office:value="3.08181747821132">
                <text:p>3.08181747821132</text:p>
              </table:table-cell>
              <table:table-cell office:value-type="float" office:value="3.02211449256837">
                <text:p>3.0221144925683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9.5">
                <text:p>79.5</text:p>
              </table:table-cell>
              <table:table-cell office:value-type="float" office:value="2.83541193789745">
                <text:p>2.83541193789745</text:p>
              </table:table-cell>
              <table:table-cell office:value-type="float" office:value="2.81554062754947">
                <text:p>2.8155406275494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9.75">
                <text:p>79.75</text:p>
              </table:table-cell>
              <table:table-cell office:value-type="float" office:value="3.16992965426078">
                <text:p>3.16992965426078</text:p>
              </table:table-cell>
              <table:table-cell office:value-type="float" office:value="3.06315979286348">
                <text:p>3.063159792863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0">
                <text:p>80</text:p>
              </table:table-cell>
              <table:table-cell office:value-type="float" office:value="3.02579764296958">
                <text:p>3.02579764296958</text:p>
              </table:table-cell>
              <table:table-cell office:value-type="float" office:value="2.86791546721078">
                <text:p>2.8679154672107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0.25">
                <text:p>80.25</text:p>
              </table:table-cell>
              <table:table-cell office:value-type="float" office:value="3.06121176828308">
                <text:p>3.06121176828308</text:p>
              </table:table-cell>
              <table:table-cell office:value-type="float" office:value="3.13694345864528">
                <text:p>3.136943458645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0.5">
                <text:p>80.5</text:p>
              </table:table-cell>
              <table:table-cell office:value-type="float" office:value="3.20498162064643">
                <text:p>3.20498162064643</text:p>
              </table:table-cell>
              <table:table-cell office:value-type="float" office:value="3.21421160717123">
                <text:p>3.2142116071712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0.75">
                <text:p>80.75</text:p>
              </table:table-cell>
              <table:table-cell office:value-type="float" office:value="2.97973525782603">
                <text:p>2.97973525782603</text:p>
              </table:table-cell>
              <table:table-cell office:value-type="float" office:value="3.36827719300614">
                <text:p>3.3682771930061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1">
                <text:p>81</text:p>
              </table:table-cell>
              <table:table-cell office:value-type="float" office:value="2.95846342116686">
                <text:p>2.95846342116686</text:p>
              </table:table-cell>
              <table:table-cell office:value-type="float" office:value="3.36032165807043">
                <text:p>3.3603216580704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1.25">
                <text:p>81.25</text:p>
              </table:table-cell>
              <table:table-cell office:value-type="float" office:value="2.85016893749642">
                <text:p>2.85016893749642</text:p>
              </table:table-cell>
              <table:table-cell office:value-type="float" office:value="2.83485498517047">
                <text:p>2.8348549851704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1.5">
                <text:p>81.5</text:p>
              </table:table-cell>
              <table:table-cell office:value-type="float" office:value="2.96647476922977">
                <text:p>2.96647476922977</text:p>
              </table:table-cell>
              <table:table-cell office:value-type="float" office:value="2.70487375067597">
                <text:p>2.7048737506759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1.75">
                <text:p>81.75</text:p>
              </table:table-cell>
              <table:table-cell office:value-type="float" office:value="2.91790370617769">
                <text:p>2.91790370617769</text:p>
              </table:table-cell>
              <table:table-cell office:value-type="float" office:value="3.26679353194668">
                <text:p>3.2667935319466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2">
                <text:p>82</text:p>
              </table:table-cell>
              <table:table-cell office:value-type="float" office:value="2.59935641423195">
                <text:p>2.59935641423195</text:p>
              </table:table-cell>
              <table:table-cell office:value-type="float" office:value="3.08734793806136">
                <text:p>3.0873479380613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2.25">
                <text:p>82.25</text:p>
              </table:table-cell>
              <table:table-cell office:value-type="float" office:value="2.86246322074221">
                <text:p>2.86246322074221</text:p>
              </table:table-cell>
              <table:table-cell office:value-type="float" office:value="3.11003512205184">
                <text:p>3.1100351220518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2.5">
                <text:p>82.5</text:p>
              </table:table-cell>
              <table:table-cell office:value-type="float" office:value="2.86213789062004">
                <text:p>2.86213789062004</text:p>
              </table:table-cell>
              <table:table-cell office:value-type="float" office:value="3.11107739956104">
                <text:p>3.1110773995610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2.75">
                <text:p>82.75</text:p>
              </table:table-cell>
              <table:table-cell office:value-type="float" office:value="2.90152592734391">
                <text:p>2.90152592734391</text:p>
              </table:table-cell>
              <table:table-cell office:value-type="float" office:value="3.3254227631607">
                <text:p>3.325422763160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3">
                <text:p>83</text:p>
              </table:table-cell>
              <table:table-cell office:value-type="float" office:value="3.07745070656253">
                <text:p>3.07745070656253</text:p>
              </table:table-cell>
              <table:table-cell office:value-type="float" office:value="3.38125554874823">
                <text:p>3.3812555487482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3.25">
                <text:p>83.25</text:p>
              </table:table-cell>
              <table:table-cell office:value-type="float" office:value="2.81708874018859">
                <text:p>2.81708874018859</text:p>
              </table:table-cell>
              <table:table-cell office:value-type="float" office:value="3.07687845836072">
                <text:p>3.0768784583607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3.5">
                <text:p>83.5</text:p>
              </table:table-cell>
              <table:table-cell office:value-type="float" office:value="2.83008729699952">
                <text:p>2.83008729699952</text:p>
              </table:table-cell>
              <table:table-cell office:value-type="float" office:value="3.26891110441885">
                <text:p>3.2689111044188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3.75">
                <text:p>83.75</text:p>
              </table:table-cell>
              <table:table-cell office:value-type="float" office:value="2.89608188862655">
                <text:p>2.89608188862655</text:p>
              </table:table-cell>
              <table:table-cell office:value-type="float" office:value="3.46505869619181">
                <text:p>3.4650586961918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4">
                <text:p>84</text:p>
              </table:table-cell>
              <table:table-cell office:value-type="float" office:value="2.94839551764321">
                <text:p>2.94839551764321</text:p>
              </table:table-cell>
              <table:table-cell office:value-type="float" office:value="2.6250667684944">
                <text:p>2.625066768494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4.25">
                <text:p>84.25</text:p>
              </table:table-cell>
              <table:table-cell office:value-type="float" office:value="2.67029813103832">
                <text:p>2.67029813103832</text:p>
              </table:table-cell>
              <table:table-cell office:value-type="float" office:value="3.06764182145522">
                <text:p>3.0676418214552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4.5">
                <text:p>84.5</text:p>
              </table:table-cell>
              <table:table-cell office:value-type="float" office:value="2.84940833319795">
                <text:p>2.84940833319795</text:p>
              </table:table-cell>
              <table:table-cell office:value-type="float" office:value="3.19454039193898">
                <text:p>3.1945403919389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4.75">
                <text:p>84.75</text:p>
              </table:table-cell>
              <table:table-cell office:value-type="float" office:value="2.53269207261018">
                <text:p>2.53269207261018</text:p>
              </table:table-cell>
              <table:table-cell office:value-type="float" office:value="2.98031860748828">
                <text:p>2.9803186074882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5">
                <text:p>85</text:p>
              </table:table-cell>
              <table:table-cell office:value-type="float" office:value="2.52378487445128">
                <text:p>2.52378487445128</text:p>
              </table:table-cell>
              <table:table-cell office:value-type="float" office:value="2.89819633024499">
                <text:p>2.8981963302449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5.25">
                <text:p>85.25</text:p>
              </table:table-cell>
              <table:table-cell office:value-type="float" office:value="2.7487703334043">
                <text:p>2.7487703334043</text:p>
              </table:table-cell>
              <table:table-cell office:value-type="float" office:value="2.96313316176897">
                <text:p>2.9631331617689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5.5">
                <text:p>85.5</text:p>
              </table:table-cell>
              <table:table-cell office:value-type="float" office:value="2.44506715133623">
                <text:p>2.44506715133623</text:p>
              </table:table-cell>
              <table:table-cell office:value-type="float" office:value="2.66091484169699">
                <text:p>2.6609148416969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5.75">
                <text:p>85.75</text:p>
              </table:table-cell>
              <table:table-cell office:value-type="float" office:value="3.04296450763198">
                <text:p>3.04296450763198</text:p>
              </table:table-cell>
              <table:table-cell office:value-type="float" office:value="3.65718972096373">
                <text:p>3.6571897209637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6">
                <text:p>86</text:p>
              </table:table-cell>
              <table:table-cell office:value-type="float" office:value="2.85973507588457">
                <text:p>2.85973507588457</text:p>
              </table:table-cell>
              <table:table-cell office:value-type="float" office:value="2.686459710001">
                <text:p>2.68645971000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6.25">
                <text:p>86.25</text:p>
              </table:table-cell>
              <table:table-cell office:value-type="float" office:value="2.52561774182404">
                <text:p>2.52561774182404</text:p>
              </table:table-cell>
              <table:table-cell office:value-type="float" office:value="3.15125121988467">
                <text:p>3.151251219884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6.5">
                <text:p>86.5</text:p>
              </table:table-cell>
              <table:table-cell office:value-type="float" office:value="2.76293112495407">
                <text:p>2.76293112495407</text:p>
              </table:table-cell>
              <table:table-cell office:value-type="float" office:value="2.69038644086972">
                <text:p>2.6903864408697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6.75">
                <text:p>86.75</text:p>
              </table:table-cell>
              <table:table-cell office:value-type="float" office:value="2.84353924515901">
                <text:p>2.84353924515901</text:p>
              </table:table-cell>
              <table:table-cell office:value-type="float" office:value="2.9348099468544">
                <text:p>2.934809946854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7">
                <text:p>87</text:p>
              </table:table-cell>
              <table:table-cell office:value-type="float" office:value="2.90208223337536">
                <text:p>2.90208223337536</text:p>
              </table:table-cell>
              <table:table-cell office:value-type="float" office:value="3.537380281047">
                <text:p>3.53738028104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7.25">
                <text:p>87.25</text:p>
              </table:table-cell>
              <table:table-cell office:value-type="float" office:value="2.67913671979699">
                <text:p>2.67913671979699</text:p>
              </table:table-cell>
              <table:table-cell office:value-type="float" office:value="3.04041361904786">
                <text:p>3.0404136190478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7.5">
                <text:p>87.5</text:p>
              </table:table-cell>
              <table:table-cell office:value-type="float" office:value="2.82377827887042">
                <text:p>2.82377827887042</text:p>
              </table:table-cell>
              <table:table-cell office:value-type="float" office:value="3.10453547863931">
                <text:p>3.1045354786393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7.75">
                <text:p>87.75</text:p>
              </table:table-cell>
              <table:table-cell office:value-type="float" office:value="2.67211594896102">
                <text:p>2.67211594896102</text:p>
              </table:table-cell>
              <table:table-cell office:value-type="float" office:value="2.80844868131877">
                <text:p>2.8084486813187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8">
                <text:p>88</text:p>
              </table:table-cell>
              <table:table-cell office:value-type="float" office:value="2.80407934763072">
                <text:p>2.80407934763072</text:p>
              </table:table-cell>
              <table:table-cell office:value-type="float" office:value="3.43987187710123">
                <text:p>3.4398718771012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8.25">
                <text:p>88.25</text:p>
              </table:table-cell>
              <table:table-cell office:value-type="float" office:value="2.63146624687769">
                <text:p>2.63146624687769</text:p>
              </table:table-cell>
              <table:table-cell office:value-type="float" office:value="2.8835905463636">
                <text:p>2.883590546363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8.5">
                <text:p>88.5</text:p>
              </table:table-cell>
              <table:table-cell office:value-type="float" office:value="2.78021889315787">
                <text:p>2.78021889315787</text:p>
              </table:table-cell>
              <table:table-cell office:value-type="float" office:value="3.1614985995729">
                <text:p>3.161498599572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8.75">
                <text:p>88.75</text:p>
              </table:table-cell>
              <table:table-cell office:value-type="float" office:value="2.57661873661628">
                <text:p>2.57661873661628</text:p>
              </table:table-cell>
              <table:table-cell office:value-type="float" office:value="3.10040925361552">
                <text:p>3.1004092536155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9">
                <text:p>89</text:p>
              </table:table-cell>
              <table:table-cell office:value-type="float" office:value="2.74012344586804">
                <text:p>2.74012344586804</text:p>
              </table:table-cell>
              <table:table-cell office:value-type="float" office:value="2.98645932089995">
                <text:p>2.9864593208999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9.25">
                <text:p>89.25</text:p>
              </table:table-cell>
              <table:table-cell office:value-type="float" office:value="2.7088352468535">
                <text:p>2.7088352468535</text:p>
              </table:table-cell>
              <table:table-cell office:value-type="float" office:value="3.17745610024121">
                <text:p>3.1774561002412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9.5">
                <text:p>89.5</text:p>
              </table:table-cell>
              <table:table-cell office:value-type="float" office:value="2.91332874391908">
                <text:p>2.91332874391908</text:p>
              </table:table-cell>
              <table:table-cell office:value-type="float" office:value="3.27321858365189">
                <text:p>3.2732185836518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9.75">
                <text:p>89.75</text:p>
              </table:table-cell>
              <table:table-cell office:value-type="float" office:value="2.95108571203912">
                <text:p>2.95108571203912</text:p>
              </table:table-cell>
              <table:table-cell office:value-type="float" office:value="3.04700513846994">
                <text:p>3.0470051384699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0">
                <text:p>90</text:p>
              </table:table-cell>
              <table:table-cell office:value-type="float" office:value="2.74410789681475">
                <text:p>2.74410789681475</text:p>
              </table:table-cell>
              <table:table-cell office:value-type="float" office:value="3.34651510809877">
                <text:p>3.3465151080987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0.25">
                <text:p>90.25</text:p>
              </table:table-cell>
              <table:table-cell office:value-type="float" office:value="2.7107272769524">
                <text:p>2.7107272769524</text:p>
              </table:table-cell>
              <table:table-cell office:value-type="float" office:value="2.97168872677795">
                <text:p>2.971688726777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0.5">
                <text:p>90.5</text:p>
              </table:table-cell>
              <table:table-cell office:value-type="float" office:value="2.53185348444581">
                <text:p>2.53185348444581</text:p>
              </table:table-cell>
              <table:table-cell office:value-type="float" office:value="2.91226178639202">
                <text:p>2.9122617863920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0.75">
                <text:p>90.75</text:p>
              </table:table-cell>
              <table:table-cell office:value-type="float" office:value="2.677059856682">
                <text:p>2.677059856682</text:p>
              </table:table-cell>
              <table:table-cell office:value-type="float" office:value="3.07034607571769">
                <text:p>3.0703460757176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1">
                <text:p>91</text:p>
              </table:table-cell>
              <table:table-cell office:value-type="float" office:value="2.39010097679153">
                <text:p>2.39010097679153</text:p>
              </table:table-cell>
              <table:table-cell office:value-type="float" office:value="3.09391214020251">
                <text:p>3.0939121402025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1.25">
                <text:p>91.25</text:p>
              </table:table-cell>
              <table:table-cell office:value-type="float" office:value="2.68883534220787">
                <text:p>2.68883534220787</text:p>
              </table:table-cell>
              <table:table-cell office:value-type="float" office:value="2.69114386520814">
                <text:p>2.691143865208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1.5">
                <text:p>91.5</text:p>
              </table:table-cell>
              <table:table-cell office:value-type="float" office:value="2.53109146588899">
                <text:p>2.53109146588899</text:p>
              </table:table-cell>
              <table:table-cell office:value-type="float" office:value="3.42273918336952">
                <text:p>3.4227391833695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1.75">
                <text:p>91.75</text:p>
              </table:table-cell>
              <table:table-cell office:value-type="float" office:value="2.55432060075703">
                <text:p>2.55432060075703</text:p>
              </table:table-cell>
              <table:table-cell office:value-type="float" office:value="3.37676979418227">
                <text:p>3.3767697941822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2">
                <text:p>92</text:p>
              </table:table-cell>
              <table:table-cell office:value-type="float" office:value="2.70413726542407">
                <text:p>2.70413726542407</text:p>
              </table:table-cell>
              <table:table-cell office:value-type="float" office:value="3.26031155384716">
                <text:p>3.260311553847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2.25">
                <text:p>92.25</text:p>
              </table:table-cell>
              <table:table-cell office:value-type="float" office:value="2.85721041261582">
                <text:p>2.85721041261582</text:p>
              </table:table-cell>
              <table:table-cell office:value-type="float" office:value="2.87122285031153">
                <text:p>2.8712228503115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2.5">
                <text:p>92.5</text:p>
              </table:table-cell>
              <table:table-cell office:value-type="float" office:value="2.73004663201883">
                <text:p>2.73004663201883</text:p>
              </table:table-cell>
              <table:table-cell office:value-type="float" office:value="2.74814158630422">
                <text:p>2.7481415863042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2.75">
                <text:p>92.75</text:p>
              </table:table-cell>
              <table:table-cell office:value-type="float" office:value="2.48243567170897">
                <text:p>2.48243567170897</text:p>
              </table:table-cell>
              <table:table-cell office:value-type="float" office:value="3.36423802739085">
                <text:p>3.3642380273908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3">
                <text:p>93</text:p>
              </table:table-cell>
              <table:table-cell office:value-type="float" office:value="2.74024340619048">
                <text:p>2.74024340619048</text:p>
              </table:table-cell>
              <table:table-cell office:value-type="float" office:value="2.96835697878993">
                <text:p>2.9683569787899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3.25">
                <text:p>93.25</text:p>
              </table:table-cell>
              <table:table-cell office:value-type="float" office:value="2.94727832886088">
                <text:p>2.94727832886088</text:p>
              </table:table-cell>
              <table:table-cell office:value-type="float" office:value="2.95810511794602">
                <text:p>2.9581051179460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3.5">
                <text:p>93.5</text:p>
              </table:table-cell>
              <table:table-cell office:value-type="float" office:value="3.1136751265528">
                <text:p>3.1136751265528</text:p>
              </table:table-cell>
              <table:table-cell office:value-type="float" office:value="2.90362225371816">
                <text:p>2.9036222537181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3.75">
                <text:p>93.75</text:p>
              </table:table-cell>
              <table:table-cell office:value-type="float" office:value="2.75838062394906">
                <text:p>2.75838062394906</text:p>
              </table:table-cell>
              <table:table-cell office:value-type="float" office:value="3.00181489723794">
                <text:p>3.0018148972379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4">
                <text:p>94</text:p>
              </table:table-cell>
              <table:table-cell office:value-type="float" office:value="2.63834603158706">
                <text:p>2.63834603158706</text:p>
              </table:table-cell>
              <table:table-cell office:value-type="float" office:value="2.61763447729186">
                <text:p>2.6176344772918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4.25">
                <text:p>94.25</text:p>
              </table:table-cell>
              <table:table-cell office:value-type="float" office:value="2.3785172461489">
                <text:p>2.3785172461489</text:p>
              </table:table-cell>
              <table:table-cell office:value-type="float" office:value="2.66963039531939">
                <text:p>2.6696303953193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4.5">
                <text:p>94.5</text:p>
              </table:table-cell>
              <table:table-cell office:value-type="float" office:value="2.68293773606507">
                <text:p>2.68293773606507</text:p>
              </table:table-cell>
              <table:table-cell office:value-type="float" office:value="2.92295283485222">
                <text:p>2.9229528348522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4.75">
                <text:p>94.75</text:p>
              </table:table-cell>
              <table:table-cell office:value-type="float" office:value="2.31365721309158">
                <text:p>2.31365721309158</text:p>
              </table:table-cell>
              <table:table-cell office:value-type="float" office:value="3.06055945469752">
                <text:p>3.0605594546975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5">
                <text:p>95</text:p>
              </table:table-cell>
              <table:table-cell office:value-type="float" office:value="2.75486245538294">
                <text:p>2.75486245538294</text:p>
              </table:table-cell>
              <table:table-cell office:value-type="float" office:value="2.68436801517895">
                <text:p>2.6843680151789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5.25">
                <text:p>95.25</text:p>
              </table:table-cell>
              <table:table-cell office:value-type="float" office:value="2.2414107370975">
                <text:p>2.2414107370975</text:p>
              </table:table-cell>
              <table:table-cell office:value-type="float" office:value="2.77038716148519">
                <text:p>2.7703871614851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5.5">
                <text:p>95.5</text:p>
              </table:table-cell>
              <table:table-cell office:value-type="float" office:value="2.57895064955636">
                <text:p>2.57895064955636</text:p>
              </table:table-cell>
              <table:table-cell office:value-type="float" office:value="2.96591330313151">
                <text:p>2.9659133031315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5.75">
                <text:p>95.75</text:p>
              </table:table-cell>
              <table:table-cell office:value-type="float" office:value="2.75318306432262">
                <text:p>2.75318306432262</text:p>
              </table:table-cell>
              <table:table-cell office:value-type="float" office:value="3.10094291675059">
                <text:p>3.1009429167505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6">
                <text:p>96</text:p>
              </table:table-cell>
              <table:table-cell office:value-type="float" office:value="2.9330923231962">
                <text:p>2.9330923231962</text:p>
              </table:table-cell>
              <table:table-cell office:value-type="float" office:value="2.79671912275169">
                <text:p>2.7967191227516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6.25">
                <text:p>96.25</text:p>
              </table:table-cell>
              <table:table-cell office:value-type="float" office:value="2.74571669281384">
                <text:p>2.74571669281384</text:p>
              </table:table-cell>
              <table:table-cell office:value-type="float" office:value="3.10042538539308">
                <text:p>3.1004253853930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6.5">
                <text:p>96.5</text:p>
              </table:table-cell>
              <table:table-cell office:value-type="float" office:value="2.67271187417342">
                <text:p>2.67271187417342</text:p>
              </table:table-cell>
              <table:table-cell office:value-type="float" office:value="3.01093532756383">
                <text:p>3.0109353275638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6.75">
                <text:p>96.75</text:p>
              </table:table-cell>
              <table:table-cell office:value-type="float" office:value="3.02554246286868">
                <text:p>3.02554246286868</text:p>
              </table:table-cell>
              <table:table-cell office:value-type="float" office:value="3.12028221369955">
                <text:p>3.1202822136995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7">
                <text:p>97</text:p>
              </table:table-cell>
              <table:table-cell office:value-type="float" office:value="2.75616037857662">
                <text:p>2.75616037857662</text:p>
              </table:table-cell>
              <table:table-cell office:value-type="float" office:value="2.99610063952777">
                <text:p>2.9961006395277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7.25">
                <text:p>97.25</text:p>
              </table:table-cell>
              <table:table-cell office:value-type="float" office:value="2.46172078750866">
                <text:p>2.46172078750866</text:p>
              </table:table-cell>
              <table:table-cell office:value-type="float" office:value="3.34078450975973">
                <text:p>3.3407845097597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7.5">
                <text:p>97.5</text:p>
              </table:table-cell>
              <table:table-cell office:value-type="float" office:value="2.42003249863204">
                <text:p>2.42003249863204</text:p>
              </table:table-cell>
              <table:table-cell office:value-type="float" office:value="2.85970430325308">
                <text:p>2.8597043032530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7.75">
                <text:p>97.75</text:p>
              </table:table-cell>
              <table:table-cell office:value-type="float" office:value="2.59041151378522">
                <text:p>2.59041151378522</text:p>
              </table:table-cell>
              <table:table-cell office:value-type="float" office:value="3.02569850688382">
                <text:p>3.0256985068838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8">
                <text:p>98</text:p>
              </table:table-cell>
              <table:table-cell office:value-type="float" office:value="2.31896535061055">
                <text:p>2.31896535061055</text:p>
              </table:table-cell>
              <table:table-cell office:value-type="float" office:value="3.2091789932645">
                <text:p>3.209178993264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8.25">
                <text:p>98.25</text:p>
              </table:table-cell>
              <table:table-cell office:value-type="float" office:value="2.50654731747717">
                <text:p>2.50654731747717</text:p>
              </table:table-cell>
              <table:table-cell office:value-type="float" office:value="3.24961920100906">
                <text:p>3.2496192010090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8.5">
                <text:p>98.5</text:p>
              </table:table-cell>
              <table:table-cell office:value-type="float" office:value="2.68160585568992">
                <text:p>2.68160585568992</text:p>
              </table:table-cell>
              <table:table-cell office:value-type="float" office:value="2.88303858447459">
                <text:p>2.8830385844745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8.75">
                <text:p>98.75</text:p>
              </table:table-cell>
              <table:table-cell office:value-type="float" office:value="2.73257826023583">
                <text:p>2.73257826023583</text:p>
              </table:table-cell>
              <table:table-cell office:value-type="float" office:value="2.93225947134782">
                <text:p>2.9322594713478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9">
                <text:p>99</text:p>
              </table:table-cell>
              <table:table-cell office:value-type="float" office:value="2.42336248984815">
                <text:p>2.42336248984815</text:p>
              </table:table-cell>
              <table:table-cell office:value-type="float" office:value="2.81173660558814">
                <text:p>2.8117366055881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9.25">
                <text:p>99.25</text:p>
              </table:table-cell>
              <table:table-cell office:value-type="float" office:value="2.46400425422894">
                <text:p>2.46400425422894</text:p>
              </table:table-cell>
              <table:table-cell office:value-type="float" office:value="2.83946510760138">
                <text:p>2.8394651076013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9.5">
                <text:p>99.5</text:p>
              </table:table-cell>
              <table:table-cell office:value-type="float" office:value="2.43245685413357">
                <text:p>2.43245685413357</text:p>
              </table:table-cell>
              <table:table-cell office:value-type="float" office:value="2.91617315813361">
                <text:p>2.9161731581336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9.75">
                <text:p>99.75</text:p>
              </table:table-cell>
              <table:table-cell office:value-type="float" office:value="2.82669290800983">
                <text:p>2.82669290800983</text:p>
              </table:table-cell>
              <table:table-cell office:value-type="float" office:value="3.1566054223385">
                <text:p>3.156605422338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0">
                <text:p>100</text:p>
              </table:table-cell>
              <table:table-cell office:value-type="float" office:value="2.62668984273705">
                <text:p>2.62668984273705</text:p>
              </table:table-cell>
              <table:table-cell office:value-type="float" office:value="2.77570830588174">
                <text:p>2.7757083058817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0.25">
                <text:p>100.25</text:p>
              </table:table-cell>
              <table:table-cell office:value-type="float" office:value="2.71080865637452">
                <text:p>2.71080865637452</text:p>
              </table:table-cell>
              <table:table-cell office:value-type="float" office:value="3.04669093405805">
                <text:p>3.0466909340580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0.5">
                <text:p>100.5</text:p>
              </table:table-cell>
              <table:table-cell office:value-type="float" office:value="2.84935636891613">
                <text:p>2.84935636891613</text:p>
              </table:table-cell>
              <table:table-cell office:value-type="float" office:value="2.75557995518702">
                <text:p>2.7555799551870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0.75">
                <text:p>100.75</text:p>
              </table:table-cell>
              <table:table-cell office:value-type="float" office:value="2.66591735606502">
                <text:p>2.66591735606502</text:p>
              </table:table-cell>
              <table:table-cell office:value-type="float" office:value="3.0655023438797">
                <text:p>3.065502343879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1">
                <text:p>101</text:p>
              </table:table-cell>
              <table:table-cell office:value-type="float" office:value="2.63436996044737">
                <text:p>2.63436996044737</text:p>
              </table:table-cell>
              <table:table-cell office:value-type="float" office:value="3.16007500543769">
                <text:p>3.1600750054376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1.25">
                <text:p>101.25</text:p>
              </table:table-cell>
              <table:table-cell office:value-type="float" office:value="2.50774674467866">
                <text:p>2.50774674467866</text:p>
              </table:table-cell>
              <table:table-cell office:value-type="float" office:value="2.87499338413999">
                <text:p>2.8749933841399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1.5">
                <text:p>101.5</text:p>
              </table:table-cell>
              <table:table-cell office:value-type="float" office:value="2.78593559412586">
                <text:p>2.78593559412586</text:p>
              </table:table-cell>
              <table:table-cell office:value-type="float" office:value="3.21560436431081">
                <text:p>3.2156043643108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1.75">
                <text:p>101.75</text:p>
              </table:table-cell>
              <table:table-cell office:value-type="float" office:value="2.45412035050294">
                <text:p>2.45412035050294</text:p>
              </table:table-cell>
              <table:table-cell office:value-type="float" office:value="2.68161797514344">
                <text:p>2.6816179751434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2">
                <text:p>102</text:p>
              </table:table-cell>
              <table:table-cell office:value-type="float" office:value="2.57186778141694">
                <text:p>2.57186778141694</text:p>
              </table:table-cell>
              <table:table-cell office:value-type="float" office:value="2.75617810342357">
                <text:p>2.7561781034235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2.25">
                <text:p>102.25</text:p>
              </table:table-cell>
              <table:table-cell office:value-type="float" office:value="2.64627105579502">
                <text:p>2.64627105579502</text:p>
              </table:table-cell>
              <table:table-cell office:value-type="float" office:value="2.84930054010352">
                <text:p>2.8493005401035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2.5">
                <text:p>102.5</text:p>
              </table:table-cell>
              <table:table-cell office:value-type="float" office:value="2.4589788694256">
                <text:p>2.4589788694256</text:p>
              </table:table-cell>
              <table:table-cell office:value-type="float" office:value="2.73918623298058">
                <text:p>2.7391862329805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2.75">
                <text:p>102.75</text:p>
              </table:table-cell>
              <table:table-cell office:value-type="float" office:value="2.8525557293561">
                <text:p>2.8525557293561</text:p>
              </table:table-cell>
              <table:table-cell office:value-type="float" office:value="2.75902266988439">
                <text:p>2.7590226698843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3">
                <text:p>103</text:p>
              </table:table-cell>
              <table:table-cell office:value-type="float" office:value="2.56770278080338">
                <text:p>2.56770278080338</text:p>
              </table:table-cell>
              <table:table-cell office:value-type="float" office:value="3.14859604551186">
                <text:p>3.1485960455118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3.25">
                <text:p>103.25</text:p>
              </table:table-cell>
              <table:table-cell office:value-type="float" office:value="2.41461124998884">
                <text:p>2.41461124998884</text:p>
              </table:table-cell>
              <table:table-cell office:value-type="float" office:value="2.73215799949043">
                <text:p>2.7321579994904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3.5">
                <text:p>103.5</text:p>
              </table:table-cell>
              <table:table-cell office:value-type="float" office:value="2.74206318425593">
                <text:p>2.74206318425593</text:p>
              </table:table-cell>
              <table:table-cell office:value-type="float" office:value="3.11914669048878">
                <text:p>3.1191466904887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3.75">
                <text:p>103.75</text:p>
              </table:table-cell>
              <table:table-cell office:value-type="float" office:value="2.76553322016125">
                <text:p>2.76553322016125</text:p>
              </table:table-cell>
              <table:table-cell office:value-type="float" office:value="3.3718076952788">
                <text:p>3.371807695278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4">
                <text:p>104</text:p>
              </table:table-cell>
              <table:table-cell office:value-type="float" office:value="2.53195646527299">
                <text:p>2.53195646527299</text:p>
              </table:table-cell>
              <table:table-cell office:value-type="float" office:value="2.7399782861987">
                <text:p>2.739978286198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4.25">
                <text:p>104.25</text:p>
              </table:table-cell>
              <table:table-cell office:value-type="float" office:value="2.57188146927626">
                <text:p>2.57188146927626</text:p>
              </table:table-cell>
              <table:table-cell office:value-type="float" office:value="2.86908432665088">
                <text:p>2.8690843266508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4.5">
                <text:p>104.5</text:p>
              </table:table-cell>
              <table:table-cell office:value-type="float" office:value="2.54311585805578">
                <text:p>2.54311585805578</text:p>
              </table:table-cell>
              <table:table-cell office:value-type="float" office:value="2.99769513996089">
                <text:p>2.9976951399608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4.75">
                <text:p>104.75</text:p>
              </table:table-cell>
              <table:table-cell office:value-type="float" office:value="2.53712336541711">
                <text:p>2.53712336541711</text:p>
              </table:table-cell>
              <table:table-cell office:value-type="float" office:value="2.8746081235342">
                <text:p>2.874608123534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5">
                <text:p>105</text:p>
              </table:table-cell>
              <table:table-cell office:value-type="float" office:value="2.5140186019138">
                <text:p>2.5140186019138</text:p>
              </table:table-cell>
              <table:table-cell office:value-type="float" office:value="2.73226604895485">
                <text:p>2.7322660489548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5.25">
                <text:p>105.25</text:p>
              </table:table-cell>
              <table:table-cell office:value-type="float" office:value="2.41167720397229">
                <text:p>2.41167720397229</text:p>
              </table:table-cell>
              <table:table-cell office:value-type="float" office:value="2.88310377730926">
                <text:p>2.8831037773092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5.5">
                <text:p>105.5</text:p>
              </table:table-cell>
              <table:table-cell office:value-type="float" office:value="2.61059805378633">
                <text:p>2.61059805378633</text:p>
              </table:table-cell>
              <table:table-cell office:value-type="float" office:value="3.2152900349476">
                <text:p>3.215290034947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5.75">
                <text:p>105.75</text:p>
              </table:table-cell>
              <table:table-cell office:value-type="float" office:value="2.54859790281643">
                <text:p>2.54859790281643</text:p>
              </table:table-cell>
              <table:table-cell office:value-type="float" office:value="3.50453735883111">
                <text:p>3.5045373588311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6">
                <text:p>106</text:p>
              </table:table-cell>
              <table:table-cell office:value-type="float" office:value="2.39218483186199">
                <text:p>2.39218483186199</text:p>
              </table:table-cell>
              <table:table-cell office:value-type="float" office:value="2.70752853565584">
                <text:p>2.7075285356558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6.25">
                <text:p>106.25</text:p>
              </table:table-cell>
              <table:table-cell office:value-type="float" office:value="2.51917468739402">
                <text:p>2.51917468739402</text:p>
              </table:table-cell>
              <table:table-cell office:value-type="float" office:value="3.10463082449658">
                <text:p>3.1046308244965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6.5">
                <text:p>106.5</text:p>
              </table:table-cell>
              <table:table-cell office:value-type="float" office:value="2.55605703269823">
                <text:p>2.55605703269823</text:p>
              </table:table-cell>
              <table:table-cell office:value-type="float" office:value="2.91114794072567">
                <text:p>2.9111479407256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6.75">
                <text:p>106.75</text:p>
              </table:table-cell>
              <table:table-cell office:value-type="float" office:value="2.61061371842612">
                <text:p>2.61061371842612</text:p>
              </table:table-cell>
              <table:table-cell office:value-type="float" office:value="2.85872423360325">
                <text:p>2.858724233603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7">
                <text:p>107</text:p>
              </table:table-cell>
              <table:table-cell office:value-type="float" office:value="2.42538969325909">
                <text:p>2.42538969325909</text:p>
              </table:table-cell>
              <table:table-cell office:value-type="float" office:value="2.66221119630494">
                <text:p>2.6622111963049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7.25">
                <text:p>107.25</text:p>
              </table:table-cell>
              <table:table-cell office:value-type="float" office:value="2.6121973756251">
                <text:p>2.6121973756251</text:p>
              </table:table-cell>
              <table:table-cell office:value-type="float" office:value="2.90374654935712">
                <text:p>2.9037465493571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7.5">
                <text:p>107.5</text:p>
              </table:table-cell>
              <table:table-cell office:value-type="float" office:value="2.51244326715113">
                <text:p>2.51244326715113</text:p>
              </table:table-cell>
              <table:table-cell office:value-type="float" office:value="2.73647339919653">
                <text:p>2.7364733991965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7.75">
                <text:p>107.75</text:p>
              </table:table-cell>
              <table:table-cell office:value-type="float" office:value="2.70008030530041">
                <text:p>2.70008030530041</text:p>
              </table:table-cell>
              <table:table-cell office:value-type="float" office:value="2.77176660032484">
                <text:p>2.7717666003248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8">
                <text:p>108</text:p>
              </table:table-cell>
              <table:table-cell office:value-type="float" office:value="2.31970524914897">
                <text:p>2.31970524914897</text:p>
              </table:table-cell>
              <table:table-cell office:value-type="float" office:value="2.90311412278522">
                <text:p>2.9031141227852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8.25">
                <text:p>108.25</text:p>
              </table:table-cell>
              <table:table-cell office:value-type="float" office:value="2.37927153601804">
                <text:p>2.37927153601804</text:p>
              </table:table-cell>
              <table:table-cell office:value-type="float" office:value="2.99087463039494">
                <text:p>2.9908746303949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8.5">
                <text:p>108.5</text:p>
              </table:table-cell>
              <table:table-cell office:value-type="float" office:value="2.5863221225298">
                <text:p>2.5863221225298</text:p>
              </table:table-cell>
              <table:table-cell office:value-type="float" office:value="2.95381971262704">
                <text:p>2.9538197126270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8.75">
                <text:p>108.75</text:p>
              </table:table-cell>
              <table:table-cell office:value-type="float" office:value="2.68016844014362">
                <text:p>2.68016844014362</text:p>
              </table:table-cell>
              <table:table-cell office:value-type="float" office:value="2.99457904188607">
                <text:p>2.9945790418860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9">
                <text:p>109</text:p>
              </table:table-cell>
              <table:table-cell office:value-type="float" office:value="2.66203172282264">
                <text:p>2.66203172282264</text:p>
              </table:table-cell>
              <table:table-cell office:value-type="float" office:value="3.02701884417131">
                <text:p>3.0270188441713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9.25">
                <text:p>109.25</text:p>
              </table:table-cell>
              <table:table-cell office:value-type="float" office:value="2.4870904939908">
                <text:p>2.4870904939908</text:p>
              </table:table-cell>
              <table:table-cell office:value-type="float" office:value="3.10660444553126">
                <text:p>3.1066044455312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9.5">
                <text:p>109.5</text:p>
              </table:table-cell>
              <table:table-cell office:value-type="float" office:value="2.494126917396">
                <text:p>2.494126917396</text:p>
              </table:table-cell>
              <table:table-cell office:value-type="float" office:value="3.20095935349376">
                <text:p>3.2009593534937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9.75">
                <text:p>109.75</text:p>
              </table:table-cell>
              <table:table-cell office:value-type="float" office:value="2.45847727908191">
                <text:p>2.45847727908191</text:p>
              </table:table-cell>
              <table:table-cell office:value-type="float" office:value="3.29100198210879">
                <text:p>3.2910019821087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0">
                <text:p>110</text:p>
              </table:table-cell>
              <table:table-cell office:value-type="float" office:value="2.65592079034708">
                <text:p>2.65592079034708</text:p>
              </table:table-cell>
              <table:table-cell office:value-type="float" office:value="3.16238243894295">
                <text:p>3.1623824389429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0.25">
                <text:p>110.25</text:p>
              </table:table-cell>
              <table:table-cell office:value-type="float" office:value="2.57038435429472">
                <text:p>2.57038435429472</text:p>
              </table:table-cell>
              <table:table-cell office:value-type="float" office:value="3.49944756691336">
                <text:p>3.4994475669133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0.5">
                <text:p>110.5</text:p>
              </table:table-cell>
              <table:table-cell office:value-type="float" office:value="2.51915661246986">
                <text:p>2.51915661246986</text:p>
              </table:table-cell>
              <table:table-cell office:value-type="float" office:value="2.84902787699293">
                <text:p>2.8490278769929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0.75">
                <text:p>110.75</text:p>
              </table:table-cell>
              <table:table-cell office:value-type="float" office:value="2.46321257735502">
                <text:p>2.46321257735502</text:p>
              </table:table-cell>
              <table:table-cell office:value-type="float" office:value="2.98884885281371">
                <text:p>2.9888488528137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11">
                <text:p>111</text:p>
              </table:table-cell>
              <table:table-cell office:value-type="float" office:value="2.59868175722164">
                <text:p>2.59868175722164</text:p>
              </table:table-cell>
              <table:table-cell office:value-type="float" office:value="2.93881002732939">
                <text:p>2.9388100273293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11.25">
                <text:p>111.25</text:p>
              </table:table-cell>
              <table:table-cell office:value-type="float" office:value="2.61626333718172">
                <text:p>2.61626333718172</text:p>
              </table:table-cell>
              <table:table-cell office:value-type="float" office:value="3.21646763892636">
                <text:p>3.2164676389263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1.5">
                <text:p>111.5</text:p>
              </table:table-cell>
              <table:table-cell office:value-type="float" office:value="2.64737844756988">
                <text:p>2.64737844756988</text:p>
              </table:table-cell>
              <table:table-cell office:value-type="float" office:value="2.84942325878258">
                <text:p>2.8494232587825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1.75">
                <text:p>111.75</text:p>
              </table:table-cell>
              <table:table-cell office:value-type="float" office:value="2.59876020131052">
                <text:p>2.59876020131052</text:p>
              </table:table-cell>
              <table:table-cell office:value-type="float" office:value="3.24846899941784">
                <text:p>3.2484689994178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2">
                <text:p>112</text:p>
              </table:table-cell>
              <table:table-cell office:value-type="float" office:value="2.89314047150781">
                <text:p>2.89314047150781</text:p>
              </table:table-cell>
              <table:table-cell office:value-type="float" office:value="2.94728642308552">
                <text:p>2.9472864230855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2.25">
                <text:p>112.25</text:p>
              </table:table-cell>
              <table:table-cell office:value-type="float" office:value="2.53285753250966">
                <text:p>2.53285753250966</text:p>
              </table:table-cell>
              <table:table-cell office:value-type="float" office:value="2.85537168834372">
                <text:p>2.8553716883437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2.5">
                <text:p>112.5</text:p>
              </table:table-cell>
              <table:table-cell office:value-type="float" office:value="2.73246006596592">
                <text:p>2.73246006596592</text:p>
              </table:table-cell>
              <table:table-cell office:value-type="float" office:value="2.98292424916777">
                <text:p>2.9829242491677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12.75">
                <text:p>112.75</text:p>
              </table:table-cell>
              <table:table-cell office:value-type="float" office:value="2.81381174041622">
                <text:p>2.81381174041622</text:p>
              </table:table-cell>
              <table:table-cell office:value-type="float" office:value="3.43835298085796">
                <text:p>3.4383529808579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3">
                <text:p>113</text:p>
              </table:table-cell>
              <table:table-cell office:value-type="float" office:value="2.40764408077747">
                <text:p>2.40764408077747</text:p>
              </table:table-cell>
              <table:table-cell office:value-type="float" office:value="3.68114938026758">
                <text:p>3.6811493802675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13.25">
                <text:p>113.25</text:p>
              </table:table-cell>
              <table:table-cell office:value-type="float" office:value="2.74497895377662">
                <text:p>2.74497895377662</text:p>
              </table:table-cell>
              <table:table-cell office:value-type="float" office:value="3.00237320625059">
                <text:p>3.0023732062505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13.5">
                <text:p>113.5</text:p>
              </table:table-cell>
              <table:table-cell office:value-type="float" office:value="2.38821311547216">
                <text:p>2.38821311547216</text:p>
              </table:table-cell>
              <table:table-cell office:value-type="float" office:value="3.15070413851933">
                <text:p>3.1507041385193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3.75">
                <text:p>113.75</text:p>
              </table:table-cell>
              <table:table-cell office:value-type="float" office:value="2.48855473103895">
                <text:p>2.48855473103895</text:p>
              </table:table-cell>
              <table:table-cell office:value-type="float" office:value="2.81650661936195">
                <text:p>2.8165066193619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14">
                <text:p>114</text:p>
              </table:table-cell>
              <table:table-cell office:value-type="float" office:value="2.26311253839393">
                <text:p>2.26311253839393</text:p>
              </table:table-cell>
              <table:table-cell office:value-type="float" office:value="2.64401075043224">
                <text:p>2.6440107504322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14.25">
                <text:p>114.25</text:p>
              </table:table-cell>
              <table:table-cell office:value-type="float" office:value="2.54325039659859">
                <text:p>2.54325039659859</text:p>
              </table:table-cell>
              <table:table-cell office:value-type="float" office:value="3.03808005935994">
                <text:p>3.0380800593599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4.5">
                <text:p>114.5</text:p>
              </table:table-cell>
              <table:table-cell office:value-type="float" office:value="2.41908170278001">
                <text:p>2.41908170278001</text:p>
              </table:table-cell>
              <table:table-cell office:value-type="float" office:value="3.10902949553245">
                <text:p>3.1090294955324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4.75">
                <text:p>114.75</text:p>
              </table:table-cell>
              <table:table-cell office:value-type="float" office:value="2.65185533767726">
                <text:p>2.65185533767726</text:p>
              </table:table-cell>
              <table:table-cell office:value-type="float" office:value="3.0208881281323">
                <text:p>3.020888128132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15">
                <text:p>115</text:p>
              </table:table-cell>
              <table:table-cell office:value-type="float" office:value="2.41213032534401">
                <text:p>2.41213032534401</text:p>
              </table:table-cell>
              <table:table-cell office:value-type="float" office:value="3.17913553277811">
                <text:p>3.1791355327781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5.25">
                <text:p>115.25</text:p>
              </table:table-cell>
              <table:table-cell office:value-type="float" office:value="2.46296165303006">
                <text:p>2.46296165303006</text:p>
              </table:table-cell>
              <table:table-cell office:value-type="float" office:value="3.13737027527436">
                <text:p>3.1373702752743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5.5">
                <text:p>115.5</text:p>
              </table:table-cell>
              <table:table-cell office:value-type="float" office:value="2.57610850132068">
                <text:p>2.57610850132068</text:p>
              </table:table-cell>
              <table:table-cell office:value-type="float" office:value="3.46553221590149">
                <text:p>3.4655322159014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5.75">
                <text:p>115.75</text:p>
              </table:table-cell>
              <table:table-cell office:value-type="float" office:value="2.61072683566377">
                <text:p>2.61072683566377</text:p>
              </table:table-cell>
              <table:table-cell office:value-type="float" office:value="3.01243205159084">
                <text:p>3.0124320515908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16">
                <text:p>116</text:p>
              </table:table-cell>
              <table:table-cell office:value-type="float" office:value="2.52334176093856">
                <text:p>2.52334176093856</text:p>
              </table:table-cell>
              <table:table-cell office:value-type="float" office:value="2.98919244355658">
                <text:p>2.9891924435565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16.25">
                <text:p>116.25</text:p>
              </table:table-cell>
              <table:table-cell office:value-type="float" office:value="2.58753203317323">
                <text:p>2.58753203317323</text:p>
              </table:table-cell>
              <table:table-cell office:value-type="float" office:value="2.8216584637554">
                <text:p>2.821658463755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6.5">
                <text:p>116.5</text:p>
              </table:table-cell>
              <table:table-cell office:value-type="float" office:value="2.51598315871883">
                <text:p>2.51598315871883</text:p>
              </table:table-cell>
              <table:table-cell office:value-type="float" office:value="3.11135772975726">
                <text:p>3.1113577297572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16.75">
                <text:p>116.75</text:p>
              </table:table-cell>
              <table:table-cell office:value-type="float" office:value="2.33601085740007">
                <text:p>2.33601085740007</text:p>
              </table:table-cell>
              <table:table-cell office:value-type="float" office:value="2.84178317679695">
                <text:p>2.8417831767969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7">
                <text:p>117</text:p>
              </table:table-cell>
              <table:table-cell office:value-type="float" office:value="2.43562275989361">
                <text:p>2.43562275989361</text:p>
              </table:table-cell>
              <table:table-cell office:value-type="float" office:value="2.80648909395697">
                <text:p>2.8064890939569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7.25">
                <text:p>117.25</text:p>
              </table:table-cell>
              <table:table-cell office:value-type="float" office:value="2.76027414948657">
                <text:p>2.76027414948657</text:p>
              </table:table-cell>
              <table:table-cell office:value-type="float" office:value="3.07434886983379">
                <text:p>3.0743488698337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17.5">
                <text:p>117.5</text:p>
              </table:table-cell>
              <table:table-cell office:value-type="float" office:value="2.48393738185775">
                <text:p>2.48393738185775</text:p>
              </table:table-cell>
              <table:table-cell office:value-type="float" office:value="3.22224263930297">
                <text:p>3.2222426393029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7.75">
                <text:p>117.75</text:p>
              </table:table-cell>
              <table:table-cell office:value-type="float" office:value="2.51514175969606">
                <text:p>2.51514175969606</text:p>
              </table:table-cell>
              <table:table-cell office:value-type="float" office:value="3.15926245196292">
                <text:p>3.1592624519629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8">
                <text:p>118</text:p>
              </table:table-cell>
              <table:table-cell office:value-type="float" office:value="2.37524140717141">
                <text:p>2.37524140717141</text:p>
              </table:table-cell>
              <table:table-cell office:value-type="float" office:value="2.75231271861523">
                <text:p>2.7523127186152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8.25">
                <text:p>118.25</text:p>
              </table:table-cell>
              <table:table-cell office:value-type="float" office:value="2.32754128062857">
                <text:p>2.32754128062857</text:p>
              </table:table-cell>
              <table:table-cell office:value-type="float" office:value="2.92221920609345">
                <text:p>2.9222192060934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8.5">
                <text:p>118.5</text:p>
              </table:table-cell>
              <table:table-cell office:value-type="float" office:value="2.49900325080363">
                <text:p>2.49900325080363</text:p>
              </table:table-cell>
              <table:table-cell office:value-type="float" office:value="3.76651753882035">
                <text:p>3.7665175388203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8.75">
                <text:p>118.75</text:p>
              </table:table-cell>
              <table:table-cell office:value-type="float" office:value="2.64601008684661">
                <text:p>2.64601008684661</text:p>
              </table:table-cell>
              <table:table-cell office:value-type="float" office:value="3.26558305942981">
                <text:p>3.2655830594298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9">
                <text:p>119</text:p>
              </table:table-cell>
              <table:table-cell office:value-type="float" office:value="2.62900965389988">
                <text:p>2.62900965389988</text:p>
              </table:table-cell>
              <table:table-cell office:value-type="float" office:value="2.94047992212957">
                <text:p>2.9404799221295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9.25">
                <text:p>119.25</text:p>
              </table:table-cell>
              <table:table-cell office:value-type="float" office:value="2.49820077802089">
                <text:p>2.49820077802089</text:p>
              </table:table-cell>
              <table:table-cell office:value-type="float" office:value="2.8972261596437">
                <text:p>2.897226159643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9.5">
                <text:p>119.5</text:p>
              </table:table-cell>
              <table:table-cell office:value-type="float" office:value="2.54301391147039">
                <text:p>2.54301391147039</text:p>
              </table:table-cell>
              <table:table-cell office:value-type="float" office:value="2.95759024018291">
                <text:p>2.9575902401829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9.75">
                <text:p>119.75</text:p>
              </table:table-cell>
              <table:table-cell office:value-type="float" office:value="2.45265146131334">
                <text:p>2.45265146131334</text:p>
              </table:table-cell>
              <table:table-cell office:value-type="float" office:value="3.26174433974026">
                <text:p>3.2617443397402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20">
                <text:p>120</text:p>
              </table:table-cell>
              <table:table-cell office:value-type="float" office:value="2.8255522941621">
                <text:p>2.8255522941621</text:p>
              </table:table-cell>
              <table:table-cell office:value-type="float" office:value="3.51915870500579">
                <text:p>3.5191587050057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20.25">
                <text:p>120.25</text:p>
              </table:table-cell>
              <table:table-cell office:value-type="float" office:value="2.45548692262214">
                <text:p>2.45548692262214</text:p>
              </table:table-cell>
              <table:table-cell office:value-type="float" office:value="3.36275669224499">
                <text:p>3.3627566922449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0.5">
                <text:p>120.5</text:p>
              </table:table-cell>
              <table:table-cell office:value-type="float" office:value="2.4572415819608">
                <text:p>2.4572415819608</text:p>
              </table:table-cell>
              <table:table-cell office:value-type="float" office:value="3.19608431876036">
                <text:p>3.1960843187603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0.75">
                <text:p>120.75</text:p>
              </table:table-cell>
              <table:table-cell office:value-type="float" office:value="2.34168268618607">
                <text:p>2.34168268618607</text:p>
              </table:table-cell>
              <table:table-cell office:value-type="float" office:value="3.46341835375002">
                <text:p>3.4634183537500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1">
                <text:p>121</text:p>
              </table:table-cell>
              <table:table-cell office:value-type="float" office:value="2.54303666329597">
                <text:p>2.54303666329597</text:p>
              </table:table-cell>
              <table:table-cell office:value-type="float" office:value="3.14672073048962">
                <text:p>3.1467207304896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1.25">
                <text:p>121.25</text:p>
              </table:table-cell>
              <table:table-cell office:value-type="float" office:value="2.32448960009088">
                <text:p>2.32448960009088</text:p>
              </table:table-cell>
              <table:table-cell office:value-type="float" office:value="3.25145535035825">
                <text:p>3.2514553503582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1.5">
                <text:p>121.5</text:p>
              </table:table-cell>
              <table:table-cell office:value-type="float" office:value="2.42662066189243">
                <text:p>2.42662066189243</text:p>
              </table:table-cell>
              <table:table-cell office:value-type="float" office:value="3.31852621290525">
                <text:p>3.318526212905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1.75">
                <text:p>121.75</text:p>
              </table:table-cell>
              <table:table-cell office:value-type="float" office:value="2.70425303577776">
                <text:p>2.70425303577776</text:p>
              </table:table-cell>
              <table:table-cell office:value-type="float" office:value="3.17455506723665">
                <text:p>3.1745550672366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2">
                <text:p>122</text:p>
              </table:table-cell>
              <table:table-cell office:value-type="float" office:value="2.39230861709782">
                <text:p>2.39230861709782</text:p>
              </table:table-cell>
              <table:table-cell office:value-type="float" office:value="3.43505908869761">
                <text:p>3.4350590886976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2.25">
                <text:p>122.25</text:p>
              </table:table-cell>
              <table:table-cell office:value-type="float" office:value="2.37781366746744">
                <text:p>2.37781366746744</text:p>
              </table:table-cell>
              <table:table-cell office:value-type="float" office:value="2.90315135024433">
                <text:p>2.9031513502443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2.5">
                <text:p>122.5</text:p>
              </table:table-cell>
              <table:table-cell office:value-type="float" office:value="2.82778068165507">
                <text:p>2.82778068165507</text:p>
              </table:table-cell>
              <table:table-cell office:value-type="float" office:value="2.98229919156593">
                <text:p>2.9822991915659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2.75">
                <text:p>122.75</text:p>
              </table:table-cell>
              <table:table-cell office:value-type="float" office:value="2.33411385814761">
                <text:p>2.33411385814761</text:p>
              </table:table-cell>
              <table:table-cell office:value-type="float" office:value="3.29659330329639">
                <text:p>3.2965933032963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3">
                <text:p>123</text:p>
              </table:table-cell>
              <table:table-cell office:value-type="float" office:value="2.45279450508782">
                <text:p>2.45279450508782</text:p>
              </table:table-cell>
              <table:table-cell office:value-type="float" office:value="3.11707148858484">
                <text:p>3.1170714885848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3.25">
                <text:p>123.25</text:p>
              </table:table-cell>
              <table:table-cell office:value-type="float" office:value="2.52701237678732">
                <text:p>2.52701237678732</text:p>
              </table:table-cell>
              <table:table-cell office:value-type="float" office:value="3.13545382463605">
                <text:p>3.1354538246360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3.5">
                <text:p>123.5</text:p>
              </table:table-cell>
              <table:table-cell office:value-type="float" office:value="2.66263629845384">
                <text:p>2.66263629845384</text:p>
              </table:table-cell>
              <table:table-cell office:value-type="float" office:value="3.48469204760642">
                <text:p>3.4846920476064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3.75">
                <text:p>123.75</text:p>
              </table:table-cell>
              <table:table-cell office:value-type="float" office:value="2.45626475174787">
                <text:p>2.45626475174787</text:p>
              </table:table-cell>
              <table:table-cell office:value-type="float" office:value="3.48301083946618">
                <text:p>3.4830108394661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4">
                <text:p>124</text:p>
              </table:table-cell>
              <table:table-cell office:value-type="float" office:value="2.62470349086037">
                <text:p>2.62470349086037</text:p>
              </table:table-cell>
              <table:table-cell office:value-type="float" office:value="3.09843051585183">
                <text:p>3.0984305158518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4.25">
                <text:p>124.25</text:p>
              </table:table-cell>
              <table:table-cell office:value-type="float" office:value="2.51450767426561">
                <text:p>2.51450767426561</text:p>
              </table:table-cell>
              <table:table-cell office:value-type="float" office:value="3.30517667060394">
                <text:p>3.3051766706039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4.5">
                <text:p>124.5</text:p>
              </table:table-cell>
              <table:table-cell office:value-type="float" office:value="2.56519079568499">
                <text:p>2.56519079568499</text:p>
              </table:table-cell>
              <table:table-cell office:value-type="float" office:value="3.20949916198242">
                <text:p>3.2094991619824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24.75">
                <text:p>124.75</text:p>
              </table:table-cell>
              <table:table-cell office:value-type="float" office:value="2.78869206898413">
                <text:p>2.78869206898413</text:p>
              </table:table-cell>
              <table:table-cell office:value-type="float" office:value="3.31853870603238">
                <text:p>3.3185387060323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5">
                <text:p>125</text:p>
              </table:table-cell>
              <table:table-cell office:value-type="float" office:value="2.6156524411657">
                <text:p>2.6156524411657</text:p>
              </table:table-cell>
              <table:table-cell office:value-type="float" office:value="3.47045655399773">
                <text:p>3.4704565539977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5.25">
                <text:p>125.25</text:p>
              </table:table-cell>
              <table:table-cell office:value-type="float" office:value="2.45925906805414">
                <text:p>2.45925906805414</text:p>
              </table:table-cell>
              <table:table-cell office:value-type="float" office:value="3.3551785677559">
                <text:p>3.355178567755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25.5">
                <text:p>125.5</text:p>
              </table:table-cell>
              <table:table-cell office:value-type="float" office:value="2.66898021018884">
                <text:p>2.66898021018884</text:p>
              </table:table-cell>
              <table:table-cell office:value-type="float" office:value="3.08331023834288">
                <text:p>3.0833102383428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25.75">
                <text:p>125.75</text:p>
              </table:table-cell>
              <table:table-cell office:value-type="float" office:value="2.61659875971945">
                <text:p>2.61659875971945</text:p>
              </table:table-cell>
              <table:table-cell office:value-type="float" office:value="3.49447090883544">
                <text:p>3.4944709088354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26">
                <text:p>126</text:p>
              </table:table-cell>
              <table:table-cell office:value-type="float" office:value="2.32308868337301">
                <text:p>2.32308868337301</text:p>
              </table:table-cell>
              <table:table-cell office:value-type="float" office:value="3.51982490705783">
                <text:p>3.5198249070578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26.25">
                <text:p>126.25</text:p>
              </table:table-cell>
              <table:table-cell office:value-type="float" office:value="2.56000464463746">
                <text:p>2.56000464463746</text:p>
              </table:table-cell>
              <table:table-cell office:value-type="float" office:value="3.30468634162585">
                <text:p>3.3046863416258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26.5">
                <text:p>126.5</text:p>
              </table:table-cell>
              <table:table-cell office:value-type="float" office:value="2.75041277365357">
                <text:p>2.75041277365357</text:p>
              </table:table-cell>
              <table:table-cell office:value-type="float" office:value="3.24359262070448">
                <text:p>3.2435926207044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6.75">
                <text:p>126.75</text:p>
              </table:table-cell>
              <table:table-cell office:value-type="float" office:value="2.43795487094213">
                <text:p>2.43795487094213</text:p>
              </table:table-cell>
              <table:table-cell office:value-type="float" office:value="3.38241830785321">
                <text:p>3.3824183078532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7">
                <text:p>127</text:p>
              </table:table-cell>
              <table:table-cell office:value-type="float" office:value="2.6580991157331">
                <text:p>2.6580991157331</text:p>
              </table:table-cell>
              <table:table-cell office:value-type="float" office:value="2.82928372989283">
                <text:p>2.8292837298928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7.25">
                <text:p>127.25</text:p>
              </table:table-cell>
              <table:table-cell office:value-type="float" office:value="2.34380352153376">
                <text:p>2.34380352153376</text:p>
              </table:table-cell>
              <table:table-cell office:value-type="float" office:value="2.89680440679991">
                <text:p>2.8968044067999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27.5">
                <text:p>127.5</text:p>
              </table:table-cell>
              <table:table-cell office:value-type="float" office:value="2.59400660370583">
                <text:p>2.59400660370583</text:p>
              </table:table-cell>
              <table:table-cell office:value-type="float" office:value="3.26041106928188">
                <text:p>3.2604110692818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27.75">
                <text:p>127.75</text:p>
              </table:table-cell>
              <table:table-cell office:value-type="float" office:value="2.79569529343256">
                <text:p>2.79569529343256</text:p>
              </table:table-cell>
              <table:table-cell office:value-type="float" office:value="3.38107998719729">
                <text:p>3.3810799871972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8">
                <text:p>128</text:p>
              </table:table-cell>
              <table:table-cell office:value-type="float" office:value="2.62029263060752">
                <text:p>2.62029263060752</text:p>
              </table:table-cell>
              <table:table-cell office:value-type="float" office:value="3.28896095825295">
                <text:p>3.2889609582529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8.25">
                <text:p>128.25</text:p>
              </table:table-cell>
              <table:table-cell office:value-type="float" office:value="2.80592761759672">
                <text:p>2.80592761759672</text:p>
              </table:table-cell>
              <table:table-cell office:value-type="float" office:value="3.30742618942576">
                <text:p>3.3074261894257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8.5">
                <text:p>128.5</text:p>
              </table:table-cell>
              <table:table-cell office:value-type="float" office:value="2.75449543909335">
                <text:p>2.75449543909335</text:p>
              </table:table-cell>
              <table:table-cell office:value-type="float" office:value="3.20422432601048">
                <text:p>3.2042243260104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28.75">
                <text:p>128.75</text:p>
              </table:table-cell>
              <table:table-cell office:value-type="float" office:value="2.22902836496624">
                <text:p>2.22902836496624</text:p>
              </table:table-cell>
              <table:table-cell office:value-type="float" office:value="3.33641932555772">
                <text:p>3.3364193255577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9">
                <text:p>129</text:p>
              </table:table-cell>
              <table:table-cell office:value-type="float" office:value="2.45503301889022">
                <text:p>2.45503301889022</text:p>
              </table:table-cell>
              <table:table-cell office:value-type="float" office:value="2.86996778576413">
                <text:p>2.8699677857641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29.25">
                <text:p>129.25</text:p>
              </table:table-cell>
              <table:table-cell office:value-type="float" office:value="2.65091697934238">
                <text:p>2.65091697934238</text:p>
              </table:table-cell>
              <table:table-cell office:value-type="float" office:value="3.30254805977915">
                <text:p>3.302548059779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29.5">
                <text:p>129.5</text:p>
              </table:table-cell>
              <table:table-cell office:value-type="float" office:value="2.63449956157297">
                <text:p>2.63449956157297</text:p>
              </table:table-cell>
              <table:table-cell office:value-type="float" office:value="3.31693740936673">
                <text:p>3.3169374093667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29.75">
                <text:p>129.75</text:p>
              </table:table-cell>
              <table:table-cell office:value-type="float" office:value="2.77306228259776">
                <text:p>2.77306228259776</text:p>
              </table:table-cell>
              <table:table-cell office:value-type="float" office:value="3.34844316173267">
                <text:p>3.3484431617326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30">
                <text:p>130</text:p>
              </table:table-cell>
              <table:table-cell office:value-type="float" office:value="2.59455212664429">
                <text:p>2.59455212664429</text:p>
              </table:table-cell>
              <table:table-cell office:value-type="float" office:value="3.68136542187561">
                <text:p>3.6813654218756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30.25">
                <text:p>130.25</text:p>
              </table:table-cell>
              <table:table-cell office:value-type="float" office:value="2.52920131656366">
                <text:p>2.52920131656366</text:p>
              </table:table-cell>
              <table:table-cell office:value-type="float" office:value="3.49649500670061">
                <text:p>3.4964950067006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30.5">
                <text:p>130.5</text:p>
              </table:table-cell>
              <table:table-cell office:value-type="float" office:value="2.77412172650718">
                <text:p>2.77412172650718</text:p>
              </table:table-cell>
              <table:table-cell office:value-type="float" office:value="3.4606488049635">
                <text:p>3.460648804963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30.75">
                <text:p>130.75</text:p>
              </table:table-cell>
              <table:table-cell office:value-type="float" office:value="2.78056305690152">
                <text:p>2.78056305690152</text:p>
              </table:table-cell>
              <table:table-cell office:value-type="float" office:value="3.31414545725011">
                <text:p>3.3141454572501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31">
                <text:p>131</text:p>
              </table:table-cell>
              <table:table-cell office:value-type="float" office:value="2.61740425756349">
                <text:p>2.61740425756349</text:p>
              </table:table-cell>
              <table:table-cell office:value-type="float" office:value="3.94214973701601">
                <text:p>3.9421497370160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31.25">
                <text:p>131.25</text:p>
              </table:table-cell>
              <table:table-cell office:value-type="float" office:value="2.60202908637222">
                <text:p>2.60202908637222</text:p>
              </table:table-cell>
              <table:table-cell office:value-type="float" office:value="3.88547728550462">
                <text:p>3.8854772855046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31.5">
                <text:p>131.5</text:p>
              </table:table-cell>
              <table:table-cell office:value-type="float" office:value="2.46948598027867">
                <text:p>2.46948598027867</text:p>
              </table:table-cell>
              <table:table-cell office:value-type="float" office:value="3.60188525022745">
                <text:p>3.6018852502274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31.75">
                <text:p>131.75</text:p>
              </table:table-cell>
              <table:table-cell office:value-type="float" office:value="2.78082272262922">
                <text:p>2.78082272262922</text:p>
              </table:table-cell>
              <table:table-cell office:value-type="float" office:value="2.99992461401067">
                <text:p>2.9999246140106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32">
                <text:p>132</text:p>
              </table:table-cell>
              <table:table-cell office:value-type="float" office:value="2.43658752907562">
                <text:p>2.43658752907562</text:p>
              </table:table-cell>
              <table:table-cell office:value-type="float" office:value="3.92710606427279">
                <text:p>3.9271060642727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32.25">
                <text:p>132.25</text:p>
              </table:table-cell>
              <table:table-cell office:value-type="float" office:value="2.48066186453622">
                <text:p>2.48066186453622</text:p>
              </table:table-cell>
              <table:table-cell office:value-type="float" office:value="3.43753377177654">
                <text:p>3.4375337717765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32.5">
                <text:p>132.5</text:p>
              </table:table-cell>
              <table:table-cell office:value-type="float" office:value="2.67168647776774">
                <text:p>2.67168647776774</text:p>
              </table:table-cell>
              <table:table-cell office:value-type="float" office:value="3.57869328136263">
                <text:p>3.5786932813626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32.75">
                <text:p>132.75</text:p>
              </table:table-cell>
              <table:table-cell office:value-type="float" office:value="2.65832725008945">
                <text:p>2.65832725008945</text:p>
              </table:table-cell>
              <table:table-cell office:value-type="float" office:value="3.19081338789072">
                <text:p>3.1908133878907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33">
                <text:p>133</text:p>
              </table:table-cell>
              <table:table-cell office:value-type="float" office:value="2.50075681747096">
                <text:p>2.50075681747096</text:p>
              </table:table-cell>
              <table:table-cell office:value-type="float" office:value="3.19581082826203">
                <text:p>3.1958108282620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33.25">
                <text:p>133.25</text:p>
              </table:table-cell>
              <table:table-cell office:value-type="float" office:value="2.56151964351367">
                <text:p>2.56151964351367</text:p>
              </table:table-cell>
              <table:table-cell office:value-type="float" office:value="3.11723485334182">
                <text:p>3.1172348533418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33.5">
                <text:p>133.5</text:p>
              </table:table-cell>
              <table:table-cell office:value-type="float" office:value="2.87915902859765">
                <text:p>2.87915902859765</text:p>
              </table:table-cell>
              <table:table-cell office:value-type="float" office:value="3.40335282896142">
                <text:p>3.4033528289614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33.75">
                <text:p>133.75</text:p>
              </table:table-cell>
              <table:table-cell office:value-type="float" office:value="2.49651048228798">
                <text:p>2.49651048228798</text:p>
              </table:table-cell>
              <table:table-cell office:value-type="float" office:value="3.44073381616538">
                <text:p>3.4407338161653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34">
                <text:p>134</text:p>
              </table:table-cell>
              <table:table-cell office:value-type="float" office:value="2.30665359851836">
                <text:p>2.30665359851836</text:p>
              </table:table-cell>
              <table:table-cell office:value-type="float" office:value="3.16224703180509">
                <text:p>3.1622470318050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34.25">
                <text:p>134.25</text:p>
              </table:table-cell>
              <table:table-cell office:value-type="float" office:value="2.96666533322633">
                <text:p>2.96666533322633</text:p>
              </table:table-cell>
              <table:table-cell office:value-type="float" office:value="3.82270686289304">
                <text:p>3.8227068628930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34.5">
                <text:p>134.5</text:p>
              </table:table-cell>
              <table:table-cell office:value-type="float" office:value="2.90937444088406">
                <text:p>2.90937444088406</text:p>
              </table:table-cell>
              <table:table-cell office:value-type="float" office:value="3.823777458928">
                <text:p>3.82377745892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34.75">
                <text:p>134.75</text:p>
              </table:table-cell>
              <table:table-cell office:value-type="float" office:value="2.59786457772072">
                <text:p>2.59786457772072</text:p>
              </table:table-cell>
              <table:table-cell office:value-type="float" office:value="3.58724277795316">
                <text:p>3.5872427779531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35">
                <text:p>135</text:p>
              </table:table-cell>
              <table:table-cell office:value-type="float" office:value="2.60689176765851">
                <text:p>2.60689176765851</text:p>
              </table:table-cell>
              <table:table-cell office:value-type="float" office:value="3.41723439926475">
                <text:p>3.4172343992647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35.25">
                <text:p>135.25</text:p>
              </table:table-cell>
              <table:table-cell office:value-type="float" office:value="2.29486858929936">
                <text:p>2.29486858929936</text:p>
              </table:table-cell>
              <table:table-cell office:value-type="float" office:value="3.50112758163132">
                <text:p>3.5011275816313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35.5">
                <text:p>135.5</text:p>
              </table:table-cell>
              <table:table-cell office:value-type="float" office:value="2.332244240605">
                <text:p>2.332244240605</text:p>
              </table:table-cell>
              <table:table-cell office:value-type="float" office:value="3.54392652449345">
                <text:p>3.5439265244934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5.75">
                <text:p>135.75</text:p>
              </table:table-cell>
              <table:table-cell office:value-type="float" office:value="2.48733067282126">
                <text:p>2.48733067282126</text:p>
              </table:table-cell>
              <table:table-cell office:value-type="float" office:value="3.15989511939728">
                <text:p>3.1598951193972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6">
                <text:p>136</text:p>
              </table:table-cell>
              <table:table-cell office:value-type="float" office:value="2.82926227608029">
                <text:p>2.82926227608029</text:p>
              </table:table-cell>
              <table:table-cell office:value-type="float" office:value="3.23470691843162">
                <text:p>3.2347069184316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6.25">
                <text:p>136.25</text:p>
              </table:table-cell>
              <table:table-cell office:value-type="float" office:value="2.8760068663143">
                <text:p>2.8760068663143</text:p>
              </table:table-cell>
              <table:table-cell office:value-type="float" office:value="3.52307635432257">
                <text:p>3.5230763543225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6.5">
                <text:p>136.5</text:p>
              </table:table-cell>
              <table:table-cell office:value-type="float" office:value="2.75820889354008">
                <text:p>2.75820889354008</text:p>
              </table:table-cell>
              <table:table-cell office:value-type="float" office:value="3.64053572678993">
                <text:p>3.6405357267899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36.75">
                <text:p>136.75</text:p>
              </table:table-cell>
              <table:table-cell office:value-type="float" office:value="2.66151119161236">
                <text:p>2.66151119161236</text:p>
              </table:table-cell>
              <table:table-cell office:value-type="float" office:value="3.31112632957866">
                <text:p>3.3111263295786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37">
                <text:p>137</text:p>
              </table:table-cell>
              <table:table-cell office:value-type="float" office:value="2.6601318821231">
                <text:p>2.6601318821231</text:p>
              </table:table-cell>
              <table:table-cell office:value-type="float" office:value="3.36687878278172">
                <text:p>3.3668787827817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37.25">
                <text:p>137.25</text:p>
              </table:table-cell>
              <table:table-cell office:value-type="float" office:value="2.80657707737771">
                <text:p>2.80657707737771</text:p>
              </table:table-cell>
              <table:table-cell office:value-type="float" office:value="3.45444627184508">
                <text:p>3.4544462718450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37.5">
                <text:p>137.5</text:p>
              </table:table-cell>
              <table:table-cell office:value-type="float" office:value="2.77566681349024">
                <text:p>2.77566681349024</text:p>
              </table:table-cell>
              <table:table-cell office:value-type="float" office:value="3.54735015197157">
                <text:p>3.5473501519715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37.75">
                <text:p>137.75</text:p>
              </table:table-cell>
              <table:table-cell office:value-type="float" office:value="2.74701080702553">
                <text:p>2.74701080702553</text:p>
              </table:table-cell>
              <table:table-cell office:value-type="float" office:value="3.67198427942232">
                <text:p>3.6719842794223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38">
                <text:p>138</text:p>
              </table:table-cell>
              <table:table-cell office:value-type="float" office:value="2.59574211727504">
                <text:p>2.59574211727504</text:p>
              </table:table-cell>
              <table:table-cell office:value-type="float" office:value="3.42194035480327">
                <text:p>3.4219403548032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38.25">
                <text:p>138.25</text:p>
              </table:table-cell>
              <table:table-cell office:value-type="float" office:value="2.7312932516509">
                <text:p>2.7312932516509</text:p>
              </table:table-cell>
              <table:table-cell office:value-type="float" office:value="3.101620127959">
                <text:p>3.10162012795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38.5">
                <text:p>138.5</text:p>
              </table:table-cell>
              <table:table-cell office:value-type="float" office:value="2.67884304098175">
                <text:p>2.67884304098175</text:p>
              </table:table-cell>
              <table:table-cell office:value-type="float" office:value="3.66184766490296">
                <text:p>3.6618476649029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38.75">
                <text:p>138.75</text:p>
              </table:table-cell>
              <table:table-cell office:value-type="float" office:value="2.7704692472752">
                <text:p>2.7704692472752</text:p>
              </table:table-cell>
              <table:table-cell office:value-type="float" office:value="3.44833081728161">
                <text:p>3.4483308172816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39">
                <text:p>139</text:p>
              </table:table-cell>
              <table:table-cell office:value-type="float" office:value="2.64616389395397">
                <text:p>2.64616389395397</text:p>
              </table:table-cell>
              <table:table-cell office:value-type="float" office:value="3.54842478068041">
                <text:p>3.5484247806804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39.25">
                <text:p>139.25</text:p>
              </table:table-cell>
              <table:table-cell office:value-type="float" office:value="2.43845828521053">
                <text:p>2.43845828521053</text:p>
              </table:table-cell>
              <table:table-cell office:value-type="float" office:value="3.10447131840983">
                <text:p>3.1044713184098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39.5">
                <text:p>139.5</text:p>
              </table:table-cell>
              <table:table-cell office:value-type="float" office:value="2.80100963528468">
                <text:p>2.80100963528468</text:p>
              </table:table-cell>
              <table:table-cell office:value-type="float" office:value="3.48875885788222">
                <text:p>3.4887588578822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39.75">
                <text:p>139.75</text:p>
              </table:table-cell>
              <table:table-cell office:value-type="float" office:value="2.829841072555">
                <text:p>2.829841072555</text:p>
              </table:table-cell>
              <table:table-cell office:value-type="float" office:value="3.67582587222275">
                <text:p>3.6758258722227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0">
                <text:p>140</text:p>
              </table:table-cell>
              <table:table-cell office:value-type="float" office:value="2.80774462580199">
                <text:p>2.80774462580199</text:p>
              </table:table-cell>
              <table:table-cell office:value-type="float" office:value="3.48281712911884">
                <text:p>3.4828171291188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0.25">
                <text:p>140.25</text:p>
              </table:table-cell>
              <table:table-cell office:value-type="float" office:value="2.78235609895607">
                <text:p>2.78235609895607</text:p>
              </table:table-cell>
              <table:table-cell office:value-type="float" office:value="3.45354067897029">
                <text:p>3.4535406789702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0.5">
                <text:p>140.5</text:p>
              </table:table-cell>
              <table:table-cell office:value-type="float" office:value="2.8697211824369">
                <text:p>2.8697211824369</text:p>
              </table:table-cell>
              <table:table-cell office:value-type="float" office:value="3.3361425200039">
                <text:p>3.336142520003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0.75">
                <text:p>140.75</text:p>
              </table:table-cell>
              <table:table-cell office:value-type="float" office:value="3.02982055789297">
                <text:p>3.02982055789297</text:p>
              </table:table-cell>
              <table:table-cell office:value-type="float" office:value="3.41238313230881">
                <text:p>3.4123831323088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1">
                <text:p>141</text:p>
              </table:table-cell>
              <table:table-cell office:value-type="float" office:value="2.81639787172191">
                <text:p>2.81639787172191</text:p>
              </table:table-cell>
              <table:table-cell office:value-type="float" office:value="3.38425632037881">
                <text:p>3.3842563203788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1.25">
                <text:p>141.25</text:p>
              </table:table-cell>
              <table:table-cell office:value-type="float" office:value="2.73252763088343">
                <text:p>2.73252763088343</text:p>
              </table:table-cell>
              <table:table-cell office:value-type="float" office:value="3.70926869014715">
                <text:p>3.7092686901471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1.5">
                <text:p>141.5</text:p>
              </table:table-cell>
              <table:table-cell office:value-type="float" office:value="2.97411780291197">
                <text:p>2.97411780291197</text:p>
              </table:table-cell>
              <table:table-cell office:value-type="float" office:value="3.53488350831649">
                <text:p>3.5348835083164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1.75">
                <text:p>141.75</text:p>
              </table:table-cell>
              <table:table-cell office:value-type="float" office:value="3.13822562908436">
                <text:p>3.13822562908436</text:p>
              </table:table-cell>
              <table:table-cell office:value-type="float" office:value="3.67396102264901">
                <text:p>3.6739610226490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42">
                <text:p>142</text:p>
              </table:table-cell>
              <table:table-cell office:value-type="float" office:value="2.60307137231165">
                <text:p>2.60307137231165</text:p>
              </table:table-cell>
              <table:table-cell office:value-type="float" office:value="3.20207337253141">
                <text:p>3.2020733725314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42.25">
                <text:p>142.25</text:p>
              </table:table-cell>
              <table:table-cell office:value-type="float" office:value="2.68444674765576">
                <text:p>2.68444674765576</text:p>
              </table:table-cell>
              <table:table-cell office:value-type="float" office:value="3.44558553517809">
                <text:p>3.4455855351780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42.5">
                <text:p>142.5</text:p>
              </table:table-cell>
              <table:table-cell office:value-type="float" office:value="2.9892827761718">
                <text:p>2.9892827761718</text:p>
              </table:table-cell>
              <table:table-cell office:value-type="float" office:value="4.0425187736144">
                <text:p>4.042518773614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42.75">
                <text:p>142.75</text:p>
              </table:table-cell>
              <table:table-cell office:value-type="float" office:value="2.88629239156024">
                <text:p>2.88629239156024</text:p>
              </table:table-cell>
              <table:table-cell office:value-type="float" office:value="4.1700894191368">
                <text:p>4.170089419136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3">
                <text:p>143</text:p>
              </table:table-cell>
              <table:table-cell office:value-type="float" office:value="2.90007989039927">
                <text:p>2.90007989039927</text:p>
              </table:table-cell>
              <table:table-cell office:value-type="float" office:value="3.21284007078733">
                <text:p>3.2128400707873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43.25">
                <text:p>143.25</text:p>
              </table:table-cell>
              <table:table-cell office:value-type="float" office:value="3.20011995516761">
                <text:p>3.20011995516761</text:p>
              </table:table-cell>
              <table:table-cell office:value-type="float" office:value="3.84260305872188">
                <text:p>3.8426030587218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43.5">
                <text:p>143.5</text:p>
              </table:table-cell>
              <table:table-cell office:value-type="float" office:value="2.93041259989233">
                <text:p>2.93041259989233</text:p>
              </table:table-cell>
              <table:table-cell office:value-type="float" office:value="3.50520670502886">
                <text:p>3.5052067050288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43.75">
                <text:p>143.75</text:p>
              </table:table-cell>
              <table:table-cell office:value-type="float" office:value="3.12333338603474">
                <text:p>3.12333338603474</text:p>
              </table:table-cell>
              <table:table-cell office:value-type="float" office:value="3.34960317673785">
                <text:p>3.3496031767378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4">
                <text:p>144</text:p>
              </table:table-cell>
              <table:table-cell office:value-type="float" office:value="2.77504970512524">
                <text:p>2.77504970512524</text:p>
              </table:table-cell>
              <table:table-cell office:value-type="float" office:value="3.38227281796073">
                <text:p>3.3822728179607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4.25">
                <text:p>144.25</text:p>
              </table:table-cell>
              <table:table-cell office:value-type="float" office:value="3.09508837832906">
                <text:p>3.09508837832906</text:p>
              </table:table-cell>
              <table:table-cell office:value-type="float" office:value="3.15607711490725">
                <text:p>3.1560771149072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44.5">
                <text:p>144.5</text:p>
              </table:table-cell>
              <table:table-cell office:value-type="float" office:value="2.93829535673552">
                <text:p>2.93829535673552</text:p>
              </table:table-cell>
              <table:table-cell office:value-type="float" office:value="3.4971485690127">
                <text:p>3.497148569012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44.75">
                <text:p>144.75</text:p>
              </table:table-cell>
              <table:table-cell office:value-type="float" office:value="2.6703437514574">
                <text:p>2.6703437514574</text:p>
              </table:table-cell>
              <table:table-cell office:value-type="float" office:value="3.60354777896355">
                <text:p>3.6035477789635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45">
                <text:p>145</text:p>
              </table:table-cell>
              <table:table-cell office:value-type="float" office:value="3.42934719235893">
                <text:p>3.42934719235893</text:p>
              </table:table-cell>
              <table:table-cell office:value-type="float" office:value="3.83588328023788">
                <text:p>3.8358832802378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45.25">
                <text:p>145.25</text:p>
              </table:table-cell>
              <table:table-cell office:value-type="float" office:value="3.20284524389496">
                <text:p>3.20284524389496</text:p>
              </table:table-cell>
              <table:table-cell office:value-type="float" office:value="3.31902009762923">
                <text:p>3.3190200976292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45.5">
                <text:p>145.5</text:p>
              </table:table-cell>
              <table:table-cell office:value-type="float" office:value="3.15721974119841">
                <text:p>3.15721974119841</text:p>
              </table:table-cell>
              <table:table-cell office:value-type="float" office:value="3.41404705263912">
                <text:p>3.4140470526391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45.75">
                <text:p>145.75</text:p>
              </table:table-cell>
              <table:table-cell office:value-type="float" office:value="2.95538382023355">
                <text:p>2.95538382023355</text:p>
              </table:table-cell>
              <table:table-cell office:value-type="float" office:value="3.44077197524923">
                <text:p>3.4407719752492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6">
                <text:p>146</text:p>
              </table:table-cell>
              <table:table-cell office:value-type="float" office:value="2.84419457067641">
                <text:p>2.84419457067641</text:p>
              </table:table-cell>
              <table:table-cell office:value-type="float" office:value="3.71707680722432">
                <text:p>3.7170768072243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46.25">
                <text:p>146.25</text:p>
              </table:table-cell>
              <table:table-cell office:value-type="float" office:value="3.55998772459703">
                <text:p>3.55998772459703</text:p>
              </table:table-cell>
              <table:table-cell office:value-type="float" office:value="3.89225407821584">
                <text:p>3.8922540782158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46.5">
                <text:p>146.5</text:p>
              </table:table-cell>
              <table:table-cell office:value-type="float" office:value="3.02892891965319">
                <text:p>3.02892891965319</text:p>
              </table:table-cell>
              <table:table-cell office:value-type="float" office:value="3.51452741774128">
                <text:p>3.5145274177412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6.75">
                <text:p>146.75</text:p>
              </table:table-cell>
              <table:table-cell office:value-type="float" office:value="3.00242350990115">
                <text:p>3.00242350990115</text:p>
              </table:table-cell>
              <table:table-cell office:value-type="float" office:value="3.83654156939832">
                <text:p>3.8365415693983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47">
                <text:p>147</text:p>
              </table:table-cell>
              <table:table-cell office:value-type="float" office:value="3.08323394798062">
                <text:p>3.08323394798062</text:p>
              </table:table-cell>
              <table:table-cell office:value-type="float" office:value="3.52532249267609">
                <text:p>3.5253224926760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47.25">
                <text:p>147.25</text:p>
              </table:table-cell>
              <table:table-cell office:value-type="float" office:value="3.27632447240914">
                <text:p>3.27632447240914</text:p>
              </table:table-cell>
              <table:table-cell office:value-type="float" office:value="3.40918059284499">
                <text:p>3.4091805928449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47.5">
                <text:p>147.5</text:p>
              </table:table-cell>
              <table:table-cell office:value-type="float" office:value="2.99836817406063">
                <text:p>2.99836817406063</text:p>
              </table:table-cell>
              <table:table-cell office:value-type="float" office:value="3.5149646554682">
                <text:p>3.514964655468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7.75">
                <text:p>147.75</text:p>
              </table:table-cell>
              <table:table-cell office:value-type="float" office:value="3.09758803420916">
                <text:p>3.09758803420916</text:p>
              </table:table-cell>
              <table:table-cell office:value-type="float" office:value="3.38772226664381">
                <text:p>3.3877222666438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48">
                <text:p>148</text:p>
              </table:table-cell>
              <table:table-cell office:value-type="float" office:value="3.01029536953679">
                <text:p>3.01029536953679</text:p>
              </table:table-cell>
              <table:table-cell office:value-type="float" office:value="3.97503779308748">
                <text:p>3.9750377930874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48.25">
                <text:p>148.25</text:p>
              </table:table-cell>
              <table:table-cell office:value-type="float" office:value="3.52731463965912">
                <text:p>3.52731463965912</text:p>
              </table:table-cell>
              <table:table-cell office:value-type="float" office:value="3.52382146376299">
                <text:p>3.5238214637629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48.5">
                <text:p>148.5</text:p>
              </table:table-cell>
              <table:table-cell office:value-type="float" office:value="3.18756400999718">
                <text:p>3.18756400999718</text:p>
              </table:table-cell>
              <table:table-cell office:value-type="float" office:value="3.45659227695951">
                <text:p>3.4565922769595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48.75">
                <text:p>148.75</text:p>
              </table:table-cell>
              <table:table-cell office:value-type="float" office:value="3.27040361414196">
                <text:p>3.27040361414196</text:p>
              </table:table-cell>
              <table:table-cell office:value-type="float" office:value="3.66564484441416">
                <text:p>3.6656448444141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49">
                <text:p>149</text:p>
              </table:table-cell>
              <table:table-cell office:value-type="float" office:value="3.12294557771095">
                <text:p>3.12294557771095</text:p>
              </table:table-cell>
              <table:table-cell office:value-type="float" office:value="3.71541181756804">
                <text:p>3.7154118175680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49.25">
                <text:p>149.25</text:p>
              </table:table-cell>
              <table:table-cell office:value-type="float" office:value="3.09456414657469">
                <text:p>3.09456414657469</text:p>
              </table:table-cell>
              <table:table-cell office:value-type="float" office:value="3.76328677291748">
                <text:p>3.7632867729174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49.5">
                <text:p>149.5</text:p>
              </table:table-cell>
              <table:table-cell office:value-type="float" office:value="2.92456734625329">
                <text:p>2.92456734625329</text:p>
              </table:table-cell>
              <table:table-cell office:value-type="float" office:value="3.70351344028681">
                <text:p>3.7035134402868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49.75">
                <text:p>149.75</text:p>
              </table:table-cell>
              <table:table-cell office:value-type="float" office:value="3.36477586761599">
                <text:p>3.36477586761599</text:p>
              </table:table-cell>
              <table:table-cell office:value-type="float" office:value="3.57395805997407">
                <text:p>3.5739580599740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50">
                <text:p>150</text:p>
              </table:table-cell>
              <table:table-cell office:value-type="float" office:value="3.54276660435908">
                <text:p>3.54276660435908</text:p>
              </table:table-cell>
              <table:table-cell office:value-type="float" office:value="3.74236447770291">
                <text:p>3.7423644777029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0.25">
                <text:p>150.25</text:p>
              </table:table-cell>
              <table:table-cell office:value-type="float" office:value="2.99386300354201">
                <text:p>2.99386300354201</text:p>
              </table:table-cell>
              <table:table-cell office:value-type="float" office:value="3.76881702573748">
                <text:p>3.7688170257374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50.5">
                <text:p>150.5</text:p>
              </table:table-cell>
              <table:table-cell office:value-type="float" office:value="3.8508117517162">
                <text:p>3.8508117517162</text:p>
              </table:table-cell>
              <table:table-cell office:value-type="float" office:value="3.26388547927639">
                <text:p>3.2638854792763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22">
      <style:chart-properties chart:display-label="true" chart:logarithmic="false" chart:minimum="-40" chart:maximum="5" chart:origin="-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2">
      <style:chart-properties chart:display-label="true" chart:logarithmic="false" chart:maximum="40" chart:origin="0" chart:interval-major="10" chart:reverse-direction="false" text:line-break="false" loext:try-staggering-first="false" chart:link-data-style-to-source="true" chart:axis-position="-4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25" loext:regression-extrapolate-backward="5" loext:regression-force-intercept="false" loext:regression-intercept-value="0" chart:regression-type="linear"/>
      <style:graphic-properties svg:stroke-color="#ffd320"/>
    </style:style>
    <style:style style:name="ch8" style:family="chart">
      <style:chart-properties chart:solid-type="cuboid" chart:symbol-type="named-symbol" chart:symbol-name="arrow-down" chart:symbol-width="0.25cm" chart:symbol-height="0.25cm"/>
    </style:style>
    <style:style style:name="ch9" style:family="chart">
      <style:chart-properties loext:regression-name="" loext:regression-max-degree="2" loext:regression-period="2" loext:regression-extrapolate-forward="25" loext:regression-extrapolate-backward="0" loext:regression-force-intercept="false" loext:regression-intercept-value="0" chart:regression-type="linear"/>
      <style:graphic-properties svg:stroke-color="#ffd320"/>
    </style:style>
    <style:style style:name="ch10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149cm" svg:height="9.147cm" xlink:href=".." xlink:type="simple" chart:class="chart:scatter" chart:style-name="ch1">
        <chart:plot-area chart:style-name="ch2" table:cell-range-address="'IMD-20MHz'.J11:'IMD-20MHz'.J17 'IMD-20MHz'.L2:'IMD-20MHz'.L21 'IMD-20MHz'.K1:'IMD-20MHz'.L1 'IMD-20MHz'.K11:'IMD-20MHz'.K21" chart:data-source-has-labels="row" svg:x="0.322cm" svg:y="0.182cm" svg:width="15.505cm" svg:height="8.783cm">
          <chartooo:coordinate-region svg:x="1.712cm" svg:y="0.381cm" svg:width="13.69cm" svg:height="8.38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IMD-20MHz'.L11:'IMD-20MHz'.L17" chart:class="chart:scatter">
            <chart:domain table:cell-range-address="'IMD-20MHz'.J11:'IMD-20MHz'.J17"/>
            <chart:regression-curve chart:style-name="ch7">
              <chart:equation chart:display-equation="true" chart:display-r-square="true" svg:x="5.818cm" svg:y="5.597cm"/>
            </chart:regression-curve>
            <chart:data-point chart:style-name="ch8" chart:repeated="5"/>
            <chart:data-point chart:repeated="2"/>
          </chart:series>
          <chart:series chart:style-name="ch6" chart:values-cell-range-address="'IMD-20MHz'.K11:'IMD-20MHz'.K21" chart:label-cell-address="'IMD-20MHz'.K1:'IMD-20MHz'.K1" chart:class="chart:scatter">
            <chart:domain table:cell-range-address="'IMD-20MHz'.J11:'IMD-20MHz'.J21"/>
            <chart:regression-curve chart:style-name="ch9">
              <chart:equation chart:display-equation="true" chart:display-r-square="false"/>
            </chart:regression-curve>
            <chart:data-point chart:repeated="11"/>
          </chart:series>
          <chart:series chart:style-name="ch10" chart:values-cell-range-address="'IMD-20MHz'.L2:'IMD-20MHz'.L21" chart:label-cell-address="'IMD-20MHz'.L1:'IMD-20MHz'.L1" chart:class="chart:scatter">
            <chart:domain table:cell-range-address="'IMD-20MHz'.J2:'IMD-20MHz'.J21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L</text:p>
              </table:table-cell>
              <table:table-cell office:value-type="string">
                <text:p>Column J</text:p>
              </table:table-cell>
              <table:table-cell office:value-type="string">
                <text:p>Fundamental Average [dBm]</text:p>
                <draw:g>
                  <svg:desc>'IMD-20MHz'.K1:'IMD-20MHz'.K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IM3 Average [dBm]</text:p>
                <draw:g>
                  <svg:desc>'IMD-20MHz'.L1:'IMD-20MHz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7.809636098879">
                <text:p>-27.809636098879</text:p>
                <draw:g>
                  <svg:desc>'IMD-20MHz'.J11:'IMD-20MHz'.J17</svg:desc>
                </draw:g>
              </table:table-cell>
              <table:table-cell office:value-type="float" office:value="-35.215">
                <text:p>-35.215</text:p>
                <draw:g>
                  <svg:desc>'IMD-20MHz'.L11:'IMD-20MHz'.L17</svg:desc>
                </draw:g>
              </table:table-cell>
              <table:table-cell office:value-type="float" office:value="-27.809636098879">
                <text:p>-27.809636098879</text:p>
                <draw:g>
                  <svg:desc>'IMD-20MHz'.J11:'IMD-20MHz'.J21</svg:desc>
                </draw:g>
              </table:table-cell>
              <table:table-cell office:value-type="float" office:value="8.995">
                <text:p>8.995</text:p>
                <draw:g>
                  <svg:desc>'IMD-20MHz'.K11:'IMD-20MHz'.K21</svg:desc>
                </draw:g>
              </table:table-cell>
              <table:table-cell office:value-type="float" office:value="-18.809636098879">
                <text:p>-18.809636098879</text:p>
                <draw:g>
                  <svg:desc>'IMD-20MHz'.J2:'IMD-20MHz'.J21</svg:desc>
                </draw:g>
              </table:table-cell>
              <table:table-cell office:value-type="float" office:value="-0.89">
                <text:p>-0.89</text:p>
                <draw:g>
                  <svg:desc>'IMD-20MHz'.L2:'IMD-20MHz'.L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8.809636098879">
                <text:p>-28.809636098879</text:p>
              </table:table-cell>
              <table:table-cell office:value-type="float" office:value="-38.29">
                <text:p>-38.29</text:p>
              </table:table-cell>
              <table:table-cell office:value-type="float" office:value="-28.809636098879">
                <text:p>-28.809636098879</text:p>
              </table:table-cell>
              <table:table-cell office:value-type="float" office:value="8.055">
                <text:p>8.055</text:p>
              </table:table-cell>
              <table:table-cell office:value-type="float" office:value="-19.809636098879">
                <text:p>-19.809636098879</text:p>
              </table:table-cell>
              <table:table-cell office:value-type="float" office:value="-1.82">
                <text:p>-1.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9.809636098879">
                <text:p>-29.809636098879</text:p>
              </table:table-cell>
              <table:table-cell office:value-type="float" office:value="-40.795">
                <text:p>-40.795</text:p>
              </table:table-cell>
              <table:table-cell office:value-type="float" office:value="-29.809636098879">
                <text:p>-29.809636098879</text:p>
              </table:table-cell>
              <table:table-cell office:value-type="float" office:value="7.145">
                <text:p>7.145</text:p>
              </table:table-cell>
              <table:table-cell office:value-type="float" office:value="-20.809636098879">
                <text:p>-20.809636098879</text:p>
              </table:table-cell>
              <table:table-cell office:value-type="float" office:value="-3.01">
                <text:p>-3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0.809636098879">
                <text:p>-30.809636098879</text:p>
              </table:table-cell>
              <table:table-cell office:value-type="float" office:value="-43.6">
                <text:p>-43.6</text:p>
              </table:table-cell>
              <table:table-cell office:value-type="float" office:value="-30.809636098879">
                <text:p>-30.809636098879</text:p>
              </table:table-cell>
              <table:table-cell office:value-type="float" office:value="6.165">
                <text:p>6.165</text:p>
              </table:table-cell>
              <table:table-cell office:value-type="float" office:value="-21.809636098879">
                <text:p>-21.809636098879</text:p>
              </table:table-cell>
              <table:table-cell office:value-type="float" office:value="-4.49">
                <text:p>-4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1.809636098879">
                <text:p>-31.809636098879</text:p>
              </table:table-cell>
              <table:table-cell office:value-type="float" office:value="-46.585">
                <text:p>-46.585</text:p>
              </table:table-cell>
              <table:table-cell office:value-type="float" office:value="-31.809636098879">
                <text:p>-31.809636098879</text:p>
              </table:table-cell>
              <table:table-cell office:value-type="float" office:value="5.195">
                <text:p>5.195</text:p>
              </table:table-cell>
              <table:table-cell office:value-type="float" office:value="-22.809636098879">
                <text:p>-22.809636098879</text:p>
              </table:table-cell>
              <table:table-cell office:value-type="float" office:value="-6.405">
                <text:p>-6.4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2.809636098879">
                <text:p>-32.809636098879</text:p>
              </table:table-cell>
              <table:table-cell office:value-type="float" office:value="-49.86">
                <text:p>-49.86</text:p>
              </table:table-cell>
              <table:table-cell office:value-type="float" office:value="-32.809636098879">
                <text:p>-32.809636098879</text:p>
              </table:table-cell>
              <table:table-cell office:value-type="float" office:value="4.215">
                <text:p>4.215</text:p>
              </table:table-cell>
              <table:table-cell office:value-type="float" office:value="-23.809636098879">
                <text:p>-23.809636098879</text:p>
              </table:table-cell>
              <table:table-cell office:value-type="float" office:value="-9.07">
                <text:p>-9.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3.809636098879">
                <text:p>-33.809636098879</text:p>
              </table:table-cell>
              <table:table-cell office:value-type="float" office:value="-53.705">
                <text:p>-53.705</text:p>
              </table:table-cell>
              <table:table-cell office:value-type="float" office:value="-33.809636098879">
                <text:p>-33.809636098879</text:p>
              </table:table-cell>
              <table:table-cell office:value-type="float" office:value="3.215">
                <text:p>3.215</text:p>
              </table:table-cell>
              <table:table-cell office:value-type="float" office:value="-24.809636098879">
                <text:p>-24.809636098879</text:p>
              </table:table-cell>
              <table:table-cell office:value-type="float" office:value="-12.825">
                <text:p>-12.8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4.809636098879">
                <text:p>-34.809636098879</text:p>
              </table:table-cell>
              <table:table-cell office:value-type="float" office:value="2.225">
                <text:p>2.225</text:p>
              </table:table-cell>
              <table:table-cell office:value-type="float" office:value="-25.809636098879">
                <text:p>-25.809636098879</text:p>
              </table:table-cell>
              <table:table-cell office:value-type="float" office:value="-18.18">
                <text:p>-18.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5.809636098879">
                <text:p>-35.809636098879</text:p>
              </table:table-cell>
              <table:table-cell office:value-type="float" office:value="1.26">
                <text:p>1.26</text:p>
              </table:table-cell>
              <table:table-cell office:value-type="float" office:value="-26.809636098879">
                <text:p>-26.809636098879</text:p>
              </table:table-cell>
              <table:table-cell office:value-type="float" office:value="-26.83">
                <text:p>-26.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6.809636098879">
                <text:p>-36.809636098879</text:p>
              </table:table-cell>
              <table:table-cell office:value-type="float" office:value="0.255">
                <text:p>0.255</text:p>
              </table:table-cell>
              <table:table-cell office:value-type="float" office:value="-27.809636098879">
                <text:p>-27.809636098879</text:p>
              </table:table-cell>
              <table:table-cell office:value-type="float" office:value="-35.215">
                <text:p>-35.2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7.809636098879">
                <text:p>-37.809636098879</text:p>
              </table:table-cell>
              <table:table-cell office:value-type="float" office:value="-0.755">
                <text:p>-0.755</text:p>
              </table:table-cell>
              <table:table-cell office:value-type="float" office:value="-28.809636098879">
                <text:p>-28.809636098879</text:p>
              </table:table-cell>
              <table:table-cell office:value-type="float" office:value="-38.29">
                <text:p>-38.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9.809636098879">
                <text:p>-29.809636098879</text:p>
              </table:table-cell>
              <table:table-cell office:value-type="float" office:value="-40.795">
                <text:p>-40.7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0.809636098879">
                <text:p>-30.809636098879</text:p>
              </table:table-cell>
              <table:table-cell office:value-type="float" office:value="-43.6">
                <text:p>-43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1.809636098879">
                <text:p>-31.809636098879</text:p>
              </table:table-cell>
              <table:table-cell office:value-type="float" office:value="-46.585">
                <text:p>-46.5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2.809636098879">
                <text:p>-32.809636098879</text:p>
              </table:table-cell>
              <table:table-cell office:value-type="float" office:value="-49.86">
                <text:p>-49.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3.809636098879">
                <text:p>-33.809636098879</text:p>
              </table:table-cell>
              <table:table-cell office:value-type="float" office:value="-53.705">
                <text:p>-53.7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4.809636098879">
                <text:p>-34.809636098879</text:p>
              </table:table-cell>
              <table:table-cell office:value-type="float" office:value="-57.705">
                <text:p>-57.7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5.809636098879">
                <text:p>-35.809636098879</text:p>
              </table:table-cell>
              <table:table-cell office:value-type="float" office:value="-62.05">
                <text:p>-62.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6.809636098879">
                <text:p>-36.809636098879</text:p>
              </table:table-cell>
              <table:table-cell office:value-type="float" office:value="-65.78">
                <text:p>-65.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7.809636098879">
                <text:p>-37.809636098879</text:p>
              </table:table-cell>
              <table:table-cell office:value-type="float" office:value="-67.755">
                <text:p>-67.75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